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ndidate_spawning_pool" table:style-name="ta1">
        <table:shapes>
          <draw:frame draw:z-index="0" draw:style-name="gr1" draw:text-style-name="P1" svg:width="1017.64pt" svg:height="572.4pt" svg:x="343.56pt" svg:y="13455.64pt">
            <loext:p draw:notify-on-update-of-ranges="candidate_spawning_pool.A5:candidate_spawning_pool.A1086 candidate_spawning_pool.D5:candidate_spawning_pool.D1086 candidate_spawning_pool.A5:candidate_spawning_pool.A1086 candidate_spawning_pool.E5:candidate_spawning_pool.E108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1" office:value-type="float" office:value="-0.5" calcext:value-type="float">
            <text:p>-0.5</text:p>
          </table:table-cell>
          <table:table-cell table:style-name="ce1" office:value-type="float" office:value="0.7" calcext:value-type="float">
            <text:p>0.7</text:p>
          </table:table-cell>
          <table:table-cell table:formula="of:=MATCH([.A4];[.F$5:.F$25];0)" office:value-type="string" office:string-value="" calcext:value-type="error">
            <text:p>#N/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float" office:value="-0.598118483028" calcext:value-type="float">
            <text:p>-0.598118483</text:p>
          </table:table-cell>
          <table:table-cell table:style-name="ce1" office:value-type="float" office:value="0.10647088235" calcext:value-type="float">
            <text:p>0.1064708824</text:p>
          </table:table-cell>
          <table:table-cell table:formula="of:=MATCH([.A5];[.F$5:.F$25];0)" office:value-type="string" office:string-value="" calcext:value-type="error">
            <text:p>#N/A</text:p>
          </table:table-cell>
          <table:table-cell table:formula="of:=IF(ISNA([.C5]);[.B5];NA())" office:value-type="float" office:value="0.10647088235" calcext:value-type="float">
            <text:p>0.1064708824</text:p>
          </table:table-cell>
          <table:table-cell table:formula="of:=IF(ISNA([.C5]);NA();[.B5])" office:value-type="string" office:string-value="" calcext:value-type="error">
            <text:p>#N/A</text:p>
          </table:table-cell>
          <table:table-cell office:value-type="float" office:value="-0.410867023543" calcext:value-type="float">
            <text:p>-0.4108670235</text:p>
          </table:table-cell>
          <table:table-cell office:value-type="float" office:value="1.28796452645" calcext:value-type="float">
            <text:p>1.28796452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-0.598118483028" calcext:value-type="float">
            <text:p>-0.598118483</text:p>
          </table:table-cell>
          <table:table-cell table:style-name="ce2" office:value-type="float" office:value="0.10647088235" calcext:value-type="float">
            <text:p>0.1064708824</text:p>
          </table:table-cell>
          <table:table-cell office:value-type="float" office:value="0" calcext:value-type="float">
            <text:p>0</text:p>
          </table:table-cell>
          <table:table-cell office:value-type="float" office:value="2.45309253875" calcext:value-type="float">
            <text:p>2.4530925388</text:p>
          </table:table-cell>
        </table:table-row>
        <table:table-row table:style-name="ro1">
          <table:table-cell table:style-name="ce2" office:value-type="float" office:value="-0.410867023543" calcext:value-type="float">
            <text:p>-0.4108670235</text:p>
          </table:table-cell>
          <table:table-cell table:style-name="ce2" office:value-type="float" office:value="1.28796452645" calcext:value-type="float">
            <text:p>1.2879645265</text:p>
          </table:table-cell>
          <table:table-cell table:formula="of:=MATCH([.A6];[.F$5:.F$25];0)" office:value-type="float" office:value="1" calcext:value-type="float">
            <text:p>1</text:p>
          </table:table-cell>
          <table:table-cell table:formula="of:=IF(ISNA([.C6]);[.B6];NA())" office:value-type="string" office:string-value="" calcext:value-type="error">
            <text:p>#N/A</text:p>
          </table:table-cell>
          <table:table-cell table:formula="of:=IF(ISNA([.C6]);NA();[.B6])" office:value-type="float" office:value="1.28796452645" calcext:value-type="float">
            <text:p>1.2879645265</text:p>
          </table:table-cell>
          <table:table-cell office:value-type="float" office:value="-0.542450619351" calcext:value-type="float">
            <text:p>-0.5424506194</text:p>
          </table:table-cell>
          <table:table-cell office:value-type="float" office:value="1.36524639192" calcext:value-type="float">
            <text:p>1.36524639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410867023543" calcext:value-type="float">
            <text:p>-0.4108670235</text:p>
          </table:table-cell>
          <table:table-cell office:value-type="float" office:value="1.28796452645" calcext:value-type="float">
            <text:p>1.2879645265</text:p>
          </table:table-cell>
          <table:table-cell office:value-type="float" office:value="0" calcext:value-type="float">
            <text:p>0</text:p>
          </table:table-cell>
          <table:table-cell office:value-type="float" office:value="3.42951371943" calcext:value-type="float">
            <text:p>3.4295137194</text:p>
          </table:table-cell>
        </table:table-row>
        <table:table-row table:style-name="ro1">
          <table:table-cell office:value-type="float" office:value="-0.542450619351" calcext:value-type="float">
            <text:p>-0.5424506194</text:p>
          </table:table-cell>
          <table:table-cell office:value-type="float" office:value="1.36524639192" calcext:value-type="float">
            <text:p>1.3652463919</text:p>
          </table:table-cell>
          <table:table-cell table:formula="of:=MATCH([.A7];[.F$5:.F$25];0)" office:value-type="float" office:value="2" calcext:value-type="float">
            <text:p>2</text:p>
          </table:table-cell>
          <table:table-cell table:formula="of:=IF(ISNA([.C7]);[.B7];NA())" office:value-type="string" office:string-value="" calcext:value-type="error">
            <text:p>#N/A</text:p>
          </table:table-cell>
          <table:table-cell table:formula="of:=IF(ISNA([.C7]);NA();[.B7])" office:value-type="float" office:value="1.36524639192" calcext:value-type="float">
            <text:p>1.3652463919</text:p>
          </table:table-cell>
          <table:table-cell office:value-type="float" office:value="-0.58085264963" calcext:value-type="float">
            <text:p>-0.5808526496</text:p>
          </table:table-cell>
          <table:table-cell office:value-type="float" office:value="1.53832249876" calcext:value-type="float">
            <text:p>1.53832249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505351093621" calcext:value-type="float">
            <text:p>-0.5053510936</text:p>
          </table:table-cell>
          <table:table-cell office:value-type="float" office:value="0.742467028534" calcext:value-type="float">
            <text:p>0.7424670285</text:p>
          </table:table-cell>
          <table:table-cell office:value-type="float" office:value="0" calcext:value-type="float">
            <text:p>0</text:p>
          </table:table-cell>
          <table:table-cell office:value-type="float" office:value="3.75650355656" calcext:value-type="float">
            <text:p>3.7565035566</text:p>
          </table:table-cell>
        </table:table-row>
        <table:table-row table:style-name="ro1">
          <table:table-cell office:value-type="float" office:value="-0.58085264963" calcext:value-type="float">
            <text:p>-0.5808526496</text:p>
          </table:table-cell>
          <table:table-cell office:value-type="float" office:value="1.53832249876" calcext:value-type="float">
            <text:p>1.5383224988</text:p>
          </table:table-cell>
          <table:table-cell table:formula="of:=MATCH([.A8];[.F$5:.F$25];0)" office:value-type="float" office:value="3" calcext:value-type="float">
            <text:p>3</text:p>
          </table:table-cell>
          <table:table-cell table:formula="of:=IF(ISNA([.C8]);[.B8];NA())" office:value-type="string" office:string-value="" calcext:value-type="error">
            <text:p>#N/A</text:p>
          </table:table-cell>
          <table:table-cell table:formula="of:=IF(ISNA([.C8]);NA();[.B8])" office:value-type="float" office:value="1.53832249876" calcext:value-type="float">
            <text:p>1.5383224988</text:p>
          </table:table-cell>
          <table:table-cell office:value-type="float" office:value="-0.955517015036" calcext:value-type="float">
            <text:p>-0.955517015</text:p>
          </table:table-cell>
          <table:table-cell office:value-type="float" office:value="1.19339398346" calcext:value-type="float">
            <text:p>1.19339398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0.955517015036" calcext:value-type="float">
            <text:p>-0.955517015</text:p>
          </table:table-cell>
          <table:table-cell office:value-type="float" office:value="1.19339398346" calcext:value-type="float">
            <text:p>1.1933939835</text:p>
          </table:table-cell>
          <table:table-cell office:value-type="float" office:value="3" calcext:value-type="float">
            <text:p>3</text:p>
          </table:table-cell>
          <table:table-cell office:value-type="float" office:value="3.57268567844" calcext:value-type="float">
            <text:p>3.5726856784</text:p>
          </table:table-cell>
        </table:table-row>
        <table:table-row table:style-name="ro1">
          <table:table-cell table:style-name="ce1" office:value-type="float" office:value="-0.465469431283" calcext:value-type="float">
            <text:p>-0.4654694313</text:p>
          </table:table-cell>
          <table:table-cell table:style-name="ce1" office:value-type="float" office:value="1.67805234002" calcext:value-type="float">
            <text:p>1.67805234</text:p>
          </table:table-cell>
          <table:table-cell table:formula="of:=MATCH([.A9];[.F$5:.F$25];0)" office:value-type="string" office:string-value="" calcext:value-type="error">
            <text:p>#N/A</text:p>
          </table:table-cell>
          <table:table-cell table:formula="of:=IF(ISNA([.C9]);[.B9];NA())" office:value-type="float" office:value="1.67805234002" calcext:value-type="float">
            <text:p>1.67805234</text:p>
          </table:table-cell>
          <table:table-cell table:formula="of:=IF(ISNA([.C9]);NA();[.B9])" office:value-type="string" office:string-value="" calcext:value-type="error">
            <text:p>#N/A</text:p>
          </table:table-cell>
          <table:table-cell office:value-type="float" office:value="-1.00077232625" calcext:value-type="float">
            <text:p>-1.0007723263</text:p>
          </table:table-cell>
          <table:table-cell office:value-type="float" office:value="0.917462951876" calcext:value-type="float">
            <text:p>0.91746295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394388855365" calcext:value-type="float">
            <text:p>0.0394388855</text:p>
          </table:table-cell>
          <table:table-cell office:value-type="float" office:value="1.032371597" calcext:value-type="float">
            <text:p>1.032371597</text:p>
          </table:table-cell>
          <table:table-cell office:value-type="float" office:value="0" calcext:value-type="float">
            <text:p>0</text:p>
          </table:table-cell>
          <table:table-cell office:value-type="float" office:value="3.61093614748" calcext:value-type="float">
            <text:p>3.6109361475</text:p>
          </table:table-cell>
        </table:table-row>
        <table:table-row table:style-name="ro1">
          <table:table-cell table:style-name="ce1" office:value-type="float" office:value="-0.505351093621" calcext:value-type="float">
            <text:p>-0.5053510936</text:p>
          </table:table-cell>
          <table:table-cell table:style-name="ce1" office:value-type="float" office:value="0.742467028534" calcext:value-type="float">
            <text:p>0.7424670285</text:p>
          </table:table-cell>
          <table:table-cell table:formula="of:=MATCH([.A10];[.F$5:.F$25];0)" office:value-type="string" office:string-value="" calcext:value-type="error">
            <text:p>#N/A</text:p>
          </table:table-cell>
          <table:table-cell table:formula="of:=IF(ISNA([.C10]);[.B10];NA())" office:value-type="float" office:value="0.742467028534" calcext:value-type="float">
            <text:p>0.7424670285</text:p>
          </table:table-cell>
          <table:table-cell table:formula="of:=IF(ISNA([.C10]);NA();[.B10])" office:value-type="string" office:string-value="" calcext:value-type="error">
            <text:p>#N/A</text:p>
          </table:table-cell>
          <table:table-cell office:value-type="float" office:value="-1.00086158108" calcext:value-type="float">
            <text:p>-1.0008615811</text:p>
          </table:table-cell>
          <table:table-cell office:value-type="float" office:value="1.02305573823" calcext:value-type="float">
            <text:p>1.023055738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0.654151090347" calcext:value-type="float">
            <text:p>-0.6541510903</text:p>
          </table:table-cell>
          <table:table-cell office:value-type="float" office:value="2.00040606499" calcext:value-type="float">
            <text:p>2.000406065</text:p>
          </table:table-cell>
          <table:table-cell office:value-type="float" office:value="0" calcext:value-type="float">
            <text:p>0</text:p>
          </table:table-cell>
          <table:table-cell office:value-type="float" office:value="3.73827379991" calcext:value-type="float">
            <text:p>3.7382737999</text:p>
          </table:table-cell>
        </table:table-row>
        <table:table-row table:style-name="ro1">
          <table:table-cell office:value-type="float" office:value="-0.955517015036" calcext:value-type="float">
            <text:p>-0.955517015</text:p>
          </table:table-cell>
          <table:table-cell office:value-type="float" office:value="1.19339398346" calcext:value-type="float">
            <text:p>1.1933939835</text:p>
          </table:table-cell>
          <table:table-cell table:formula="of:=MATCH([.A11];[.F$5:.F$25];0)" office:value-type="float" office:value="4" calcext:value-type="float">
            <text:p>4</text:p>
          </table:table-cell>
          <table:table-cell table:formula="of:=IF(ISNA([.C11]);[.B11];NA())" office:value-type="string" office:string-value="" calcext:value-type="error">
            <text:p>#N/A</text:p>
          </table:table-cell>
          <table:table-cell table:formula="of:=IF(ISNA([.C11]);NA();[.B11])" office:value-type="float" office:value="1.19339398346" calcext:value-type="float">
            <text:p>1.1933939835</text:p>
          </table:table-cell>
          <table:table-cell office:value-type="float" office:value="-1.02380264347" calcext:value-type="float">
            <text:p>-1.0238026435</text:p>
          </table:table-cell>
          <table:table-cell office:value-type="float" office:value="0.878300209037" calcext:value-type="float">
            <text:p>0.87830020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0.0210280863776" calcext:value-type="float">
            <text:p>-0.0210280864</text:p>
          </table:table-cell>
          <table:table-cell office:value-type="float" office:value="0.55964486955" calcext:value-type="float">
            <text:p>0.5596448696</text:p>
          </table:table-cell>
          <table:table-cell office:value-type="float" office:value="0" calcext:value-type="float">
            <text:p>0</text:p>
          </table:table-cell>
          <table:table-cell office:value-type="float" office:value="3.71893396799" calcext:value-type="float">
            <text:p>3.718933968</text:p>
          </table:table-cell>
        </table:table-row>
        <table:table-row table:style-name="ro1">
          <table:table-cell office:value-type="float" office:value="-1.00077232625" calcext:value-type="float">
            <text:p>-1.0007723263</text:p>
          </table:table-cell>
          <table:table-cell office:value-type="float" office:value="0.917462951876" calcext:value-type="float">
            <text:p>0.9174629519</text:p>
          </table:table-cell>
          <table:table-cell table:formula="of:=MATCH([.A12];[.F$5:.F$25];0)" office:value-type="float" office:value="5" calcext:value-type="float">
            <text:p>5</text:p>
          </table:table-cell>
          <table:table-cell table:formula="of:=IF(ISNA([.C12]);[.B12];NA())" office:value-type="string" office:string-value="" calcext:value-type="error">
            <text:p>#N/A</text:p>
          </table:table-cell>
          <table:table-cell table:formula="of:=IF(ISNA([.C12]);NA();[.B12])" office:value-type="float" office:value="0.917462951876" calcext:value-type="float">
            <text:p>0.9174629519</text:p>
          </table:table-cell>
          <table:table-cell office:value-type="float" office:value="-0.920806365028" calcext:value-type="float">
            <text:p>-0.920806365</text:p>
          </table:table-cell>
          <table:table-cell office:value-type="float" office:value="1.0786027442" calcext:value-type="float">
            <text:p>1.07860274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0.136135600422" calcext:value-type="float">
            <text:p>-0.1361356004</text:p>
          </table:table-cell>
          <table:table-cell office:value-type="float" office:value="1.64364647001" calcext:value-type="float">
            <text:p>1.64364647</text:p>
          </table:table-cell>
          <table:table-cell office:value-type="float" office:value="3" calcext:value-type="float">
            <text:p>3</text:p>
          </table:table-cell>
          <table:table-cell office:value-type="float" office:value="3.52333724435" calcext:value-type="float">
            <text:p>3.5233372444</text:p>
          </table:table-cell>
        </table:table-row>
        <table:table-row table:style-name="ro1">
          <table:table-cell office:value-type="float" office:value="-1.00086158108" calcext:value-type="float">
            <text:p>-1.0008615811</text:p>
          </table:table-cell>
          <table:table-cell office:value-type="float" office:value="1.02305573823" calcext:value-type="float">
            <text:p>1.0230557382</text:p>
          </table:table-cell>
          <table:table-cell table:formula="of:=MATCH([.A13];[.F$5:.F$25];0)" office:value-type="float" office:value="6" calcext:value-type="float">
            <text:p>6</text:p>
          </table:table-cell>
          <table:table-cell table:formula="of:=IF(ISNA([.C13]);[.B13];NA())" office:value-type="string" office:string-value="" calcext:value-type="error">
            <text:p>#N/A</text:p>
          </table:table-cell>
          <table:table-cell table:formula="of:=IF(ISNA([.C13]);NA();[.B13])" office:value-type="float" office:value="1.02305573823" calcext:value-type="float">
            <text:p>1.0230557382</text:p>
          </table:table-cell>
          <table:table-cell office:value-type="float" office:value="-0.653196163235" calcext:value-type="float">
            <text:p>-0.6531961632</text:p>
          </table:table-cell>
          <table:table-cell office:value-type="float" office:value="1.13512194171" calcext:value-type="float">
            <text:p>1.13512194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1.00899340302" calcext:value-type="float">
            <text:p>-1.008993403</text:p>
          </table:table-cell>
          <table:table-cell office:value-type="float" office:value="1.58961029546" calcext:value-type="float">
            <text:p>1.5896102955</text:p>
          </table:table-cell>
          <table:table-cell office:value-type="float" office:value="3" calcext:value-type="float">
            <text:p>3</text:p>
          </table:table-cell>
          <table:table-cell office:value-type="float" office:value="3.52333724435" calcext:value-type="float">
            <text:p>3.5233372444</text:p>
          </table:table-cell>
        </table:table-row>
        <table:table-row table:style-name="ro1">
          <table:table-cell office:value-type="float" office:value="-1.02380264347" calcext:value-type="float">
            <text:p>-1.0238026435</text:p>
          </table:table-cell>
          <table:table-cell office:value-type="float" office:value="0.878300209037" calcext:value-type="float">
            <text:p>0.878300209</text:p>
          </table:table-cell>
          <table:table-cell table:formula="of:=MATCH([.A14];[.F$5:.F$25];0)" office:value-type="float" office:value="7" calcext:value-type="float">
            <text:p>7</text:p>
          </table:table-cell>
          <table:table-cell table:formula="of:=IF(ISNA([.C14]);[.B14];NA())" office:value-type="string" office:string-value="" calcext:value-type="error">
            <text:p>#N/A</text:p>
          </table:table-cell>
          <table:table-cell table:formula="of:=IF(ISNA([.C14]);NA();[.B14])" office:value-type="float" office:value="0.878300209037" calcext:value-type="float">
            <text:p>0.878300209</text:p>
          </table:table-cell>
          <table:table-cell office:value-type="float" office:value="-0.560237008234" calcext:value-type="float">
            <text:p>-0.5602370082</text:p>
          </table:table-cell>
          <table:table-cell office:value-type="float" office:value="1.19155045411" calcext:value-type="float">
            <text:p>1.19155045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.06461722104" calcext:value-type="float">
            <text:p>-1.064617221</text:p>
          </table:table-cell>
          <table:table-cell office:value-type="float" office:value="0.977774860731" calcext:value-type="float">
            <text:p>0.9777748607</text:p>
          </table:table-cell>
          <table:table-cell office:value-type="float" office:value="5" calcext:value-type="float">
            <text:p>5</text:p>
          </table:table-cell>
          <table:table-cell office:value-type="float" office:value="3.46281250284" calcext:value-type="float">
            <text:p>3.4628125028</text:p>
          </table:table-cell>
        </table:table-row>
        <table:table-row table:style-name="ro1">
          <table:table-cell office:value-type="float" office:value="-0.920806365028" calcext:value-type="float">
            <text:p>-0.920806365</text:p>
          </table:table-cell>
          <table:table-cell office:value-type="float" office:value="1.0786027442" calcext:value-type="float">
            <text:p>1.0786027442</text:p>
          </table:table-cell>
          <table:table-cell table:formula="of:=MATCH([.A15];[.F$5:.F$25];0)" office:value-type="float" office:value="8" calcext:value-type="float">
            <text:p>8</text:p>
          </table:table-cell>
          <table:table-cell table:formula="of:=IF(ISNA([.C15]);[.B15];NA())" office:value-type="string" office:string-value="" calcext:value-type="error">
            <text:p>#N/A</text:p>
          </table:table-cell>
          <table:table-cell table:formula="of:=IF(ISNA([.C15]);NA();[.B15])" office:value-type="float" office:value="1.0786027442" calcext:value-type="float">
            <text:p>1.0786027442</text:p>
          </table:table-cell>
          <table:table-cell office:value-type="float" office:value="-0.265370844133" calcext:value-type="float">
            <text:p>-0.2653708441</text:p>
          </table:table-cell>
          <table:table-cell office:value-type="float" office:value="0.471848387226" calcext:value-type="float">
            <text:p>0.47184838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-0.939086842663" calcext:value-type="float">
            <text:p>-0.9390868427</text:p>
          </table:table-cell>
          <table:table-cell office:value-type="float" office:value="0.596160230687" calcext:value-type="float">
            <text:p>0.5961602307</text:p>
          </table:table-cell>
          <table:table-cell office:value-type="float" office:value="5" calcext:value-type="float">
            <text:p>5</text:p>
          </table:table-cell>
          <table:table-cell office:value-type="float" office:value="3.46281250284" calcext:value-type="float">
            <text:p>3.4628125028</text:p>
          </table:table-cell>
        </table:table-row>
        <table:table-row table:style-name="ro1">
          <table:table-cell office:value-type="float" office:value="-0.653196163235" calcext:value-type="float">
            <text:p>-0.6531961632</text:p>
          </table:table-cell>
          <table:table-cell office:value-type="float" office:value="1.13512194171" calcext:value-type="float">
            <text:p>1.1351219417</text:p>
          </table:table-cell>
          <table:table-cell table:formula="of:=MATCH([.A16];[.F$5:.F$25];0)" office:value-type="float" office:value="9" calcext:value-type="float">
            <text:p>9</text:p>
          </table:table-cell>
          <table:table-cell table:formula="of:=IF(ISNA([.C16]);[.B16];NA())" office:value-type="string" office:string-value="" calcext:value-type="error">
            <text:p>#N/A</text:p>
          </table:table-cell>
          <table:table-cell table:formula="of:=IF(ISNA([.C16]);NA();[.B16])" office:value-type="float" office:value="1.13512194171" calcext:value-type="float">
            <text:p>1.1351219417</text:p>
          </table:table-cell>
          <table:table-cell office:value-type="float" office:value="0.516479307961" calcext:value-type="float">
            <text:p>0.516479308</text:p>
          </table:table-cell>
          <table:table-cell office:value-type="float" office:value="1.00326003116" calcext:value-type="float">
            <text:p>1.00326003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0722785311397" calcext:value-type="float">
            <text:p>0.0722785311</text:p>
          </table:table-cell>
          <table:table-cell office:value-type="float" office:value="1.05156693603" calcext:value-type="float">
            <text:p>1.051566936</text:p>
          </table:table-cell>
          <table:table-cell office:value-type="float" office:value="5" calcext:value-type="float">
            <text:p>5</text:p>
          </table:table-cell>
          <table:table-cell office:value-type="float" office:value="3.46281250284" calcext:value-type="float">
            <text:p>3.4628125028</text:p>
          </table:table-cell>
        </table:table-row>
        <table:table-row table:style-name="ro1">
          <table:table-cell office:value-type="float" office:value="-0.560237008234" calcext:value-type="float">
            <text:p>-0.5602370082</text:p>
          </table:table-cell>
          <table:table-cell office:value-type="float" office:value="1.19155045411" calcext:value-type="float">
            <text:p>1.1915504541</text:p>
          </table:table-cell>
          <table:table-cell table:formula="of:=MATCH([.A17];[.F$5:.F$25];0)" office:value-type="float" office:value="10" calcext:value-type="float">
            <text:p>10</text:p>
          </table:table-cell>
          <table:table-cell table:formula="of:=IF(ISNA([.C17]);[.B17];NA())" office:value-type="string" office:string-value="" calcext:value-type="error">
            <text:p>#N/A</text:p>
          </table:table-cell>
          <table:table-cell table:formula="of:=IF(ISNA([.C17]);NA();[.B17])" office:value-type="float" office:value="1.19155045411" calcext:value-type="float">
            <text:p>1.1915504541</text:p>
          </table:table-cell>
          <table:table-cell office:value-type="float" office:value="1.33707215303" calcext:value-type="float">
            <text:p>1.337072153</text:p>
          </table:table-cell>
          <table:table-cell office:value-type="float" office:value="0.60815877193" calcext:value-type="float">
            <text:p>0.60815877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1.1612585882" calcext:value-type="float">
            <text:p>-1.1612585882</text:p>
          </table:table-cell>
          <table:table-cell office:value-type="float" office:value="1.21721138828" calcext:value-type="float">
            <text:p>1.2172113883</text:p>
          </table:table-cell>
          <table:table-cell office:value-type="float" office:value="5" calcext:value-type="float">
            <text:p>5</text:p>
          </table:table-cell>
          <table:table-cell office:value-type="float" office:value="3.46281250284" calcext:value-type="float">
            <text:p>3.4628125028</text:p>
          </table:table-cell>
        </table:table-row>
        <table:table-row table:style-name="ro1">
          <table:table-cell office:value-type="float" office:value="-0.718390432188" calcext:value-type="float">
            <text:p>-0.7183904322</text:p>
          </table:table-cell>
          <table:table-cell office:value-type="float" office:value="0.969392075432" calcext:value-type="float">
            <text:p>0.9693920754</text:p>
          </table:table-cell>
          <table:table-cell table:formula="of:=MATCH([.A18];[.F$5:.F$25];0)" office:value-type="string" office:string-value="" calcext:value-type="error">
            <text:p>#N/A</text:p>
          </table:table-cell>
          <table:table-cell table:formula="of:=IF(ISNA([.C18]);[.B18];NA())" office:value-type="float" office:value="0.969392075432" calcext:value-type="float">
            <text:p>0.9693920754</text:p>
          </table:table-cell>
          <table:table-cell table:formula="of:=IF(ISNA([.C18]);NA();[.B18])" office:value-type="string" office:string-value="" calcext:value-type="error">
            <text:p>#N/A</text:p>
          </table:table-cell>
          <table:table-cell office:value-type="float" office:value="1.55175816317" calcext:value-type="float">
            <text:p>1.5517581632</text:p>
          </table:table-cell>
          <table:table-cell office:value-type="float" office:value="0.475606335034" calcext:value-type="float">
            <text:p>0.47560633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1.25014200764" calcext:value-type="float">
            <text:p>-1.2501420076</text:p>
          </table:table-cell>
          <table:table-cell office:value-type="float" office:value="0.649422845388" calcext:value-type="float">
            <text:p>0.6494228454</text:p>
          </table:table-cell>
          <table:table-cell office:value-type="float" office:value="5" calcext:value-type="float">
            <text:p>5</text:p>
          </table:table-cell>
          <table:table-cell office:value-type="float" office:value="3.46281250284" calcext:value-type="float">
            <text:p>3.4628125028</text:p>
          </table:table-cell>
        </table:table-row>
        <table:table-row table:style-name="ro1">
          <table:table-cell office:value-type="float" office:value="0.0394388855365" calcext:value-type="float">
            <text:p>0.0394388855</text:p>
          </table:table-cell>
          <table:table-cell office:value-type="float" office:value="1.032371597" calcext:value-type="float">
            <text:p>1.032371597</text:p>
          </table:table-cell>
          <table:table-cell table:formula="of:=MATCH([.A19];[.F$5:.F$25];0)" office:value-type="string" office:string-value="" calcext:value-type="error">
            <text:p>#N/A</text:p>
          </table:table-cell>
          <table:table-cell table:formula="of:=IF(ISNA([.C19]);[.B19];NA())" office:value-type="float" office:value="1.032371597" calcext:value-type="float">
            <text:p>1.032371597</text:p>
          </table:table-cell>
          <table:table-cell table:formula="of:=IF(ISNA([.C19]);NA();[.B19])" office:value-type="string" office:string-value="" calcext:value-type="error">
            <text:p>#N/A</text:p>
          </table:table-cell>
          <table:table-cell office:value-type="float" office:value="0.822652724348" calcext:value-type="float">
            <text:p>0.8226527243</text:p>
          </table:table-cell>
          <table:table-cell office:value-type="float" office:value="0.0808965403812" calcext:value-type="float">
            <text:p>0.080896540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1.08873878209" calcext:value-type="float">
            <text:p>-1.0887387821</text:p>
          </table:table-cell>
          <table:table-cell office:value-type="float" office:value="1.57179916892" calcext:value-type="float">
            <text:p>1.5717991689</text:p>
          </table:table-cell>
          <table:table-cell office:value-type="float" office:value="0" calcext:value-type="float">
            <text:p>0</text:p>
          </table:table-cell>
          <table:table-cell office:value-type="float" office:value="3.87966563439" calcext:value-type="float">
            <text:p>3.8796656344</text:p>
          </table:table-cell>
        </table:table-row>
        <table:table-row table:style-name="ro1">
          <table:table-cell office:value-type="float" office:value="-0.654151090347" calcext:value-type="float">
            <text:p>-0.6541510903</text:p>
          </table:table-cell>
          <table:table-cell office:value-type="float" office:value="2.00040606499" calcext:value-type="float">
            <text:p>2.000406065</text:p>
          </table:table-cell>
          <table:table-cell table:formula="of:=MATCH([.A20];[.F$5:.F$25];0)" office:value-type="string" office:string-value="" calcext:value-type="error">
            <text:p>#N/A</text:p>
          </table:table-cell>
          <table:table-cell table:formula="of:=IF(ISNA([.C20]);[.B20];NA())" office:value-type="float" office:value="2.00040606499" calcext:value-type="float">
            <text:p>2.000406065</text:p>
          </table:table-cell>
          <table:table-cell table:formula="of:=IF(ISNA([.C20]);NA();[.B20])" office:value-type="string" office:string-value="" calcext:value-type="error">
            <text:p>#N/A</text:p>
          </table:table-cell>
          <table:table-cell office:value-type="float" office:value="0.260947844412" calcext:value-type="float">
            <text:p>0.2609478444</text:p>
          </table:table-cell>
          <table:table-cell office:value-type="float" office:value="-0.582865624958" calcext:value-type="float">
            <text:p>-0.5828656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306685944688" calcext:value-type="float">
            <text:p>0.3066859447</text:p>
          </table:table-cell>
          <table:table-cell office:value-type="float" office:value="1.07282326125" calcext:value-type="float">
            <text:p>1.0728232613</text:p>
          </table:table-cell>
          <table:table-cell office:value-type="float" office:value="3" calcext:value-type="float">
            <text:p>3</text:p>
          </table:table-cell>
          <table:table-cell office:value-type="float" office:value="3.52074324631" calcext:value-type="float">
            <text:p>3.5207432463</text:p>
          </table:table-cell>
        </table:table-row>
        <table:table-row table:style-name="ro1">
          <table:table-cell office:value-type="float" office:value="-0.0210280863776" calcext:value-type="float">
            <text:p>-0.0210280864</text:p>
          </table:table-cell>
          <table:table-cell office:value-type="float" office:value="0.55964486955" calcext:value-type="float">
            <text:p>0.5596448696</text:p>
          </table:table-cell>
          <table:table-cell table:formula="of:=MATCH([.A21];[.F$5:.F$25];0)" office:value-type="string" office:string-value="" calcext:value-type="error">
            <text:p>#N/A</text:p>
          </table:table-cell>
          <table:table-cell table:formula="of:=IF(ISNA([.C21]);[.B21];NA())" office:value-type="float" office:value="0.55964486955" calcext:value-type="float">
            <text:p>0.5596448696</text:p>
          </table:table-cell>
          <table:table-cell table:formula="of:=IF(ISNA([.C21]);NA();[.B21])" office:value-type="string" office:string-value="" calcext:value-type="error">
            <text:p>#N/A</text:p>
          </table:table-cell>
          <table:table-cell office:value-type="float" office:value="0.0979802698558" calcext:value-type="float">
            <text:p>0.0979802699</text:p>
          </table:table-cell>
          <table:table-cell office:value-type="float" office:value="-1.25677370574" calcext:value-type="float">
            <text:p>-1.256773705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06396311014" calcext:value-type="float">
            <text:p>0.0639631101</text:p>
          </table:table-cell>
          <table:table-cell office:value-type="float" office:value="1.20016527839" calcext:value-type="float">
            <text:p>1.2001652784</text:p>
          </table:table-cell>
          <table:table-cell office:value-type="float" office:value="3" calcext:value-type="float">
            <text:p>3</text:p>
          </table:table-cell>
          <table:table-cell office:value-type="float" office:value="3.52074324631" calcext:value-type="float">
            <text:p>3.5207432463</text:p>
          </table:table-cell>
        </table:table-row>
        <table:table-row table:style-name="ro1">
          <table:table-cell office:value-type="float" office:value="-0.136135600422" calcext:value-type="float">
            <text:p>-0.1361356004</text:p>
          </table:table-cell>
          <table:table-cell office:value-type="float" office:value="1.64364647001" calcext:value-type="float">
            <text:p>1.64364647</text:p>
          </table:table-cell>
          <table:table-cell table:formula="of:=MATCH([.A22];[.F$5:.F$25];0)" office:value-type="string" office:string-value="" calcext:value-type="error">
            <text:p>#N/A</text:p>
          </table:table-cell>
          <table:table-cell table:formula="of:=IF(ISNA([.C22]);[.B22];NA())" office:value-type="float" office:value="1.64364647001" calcext:value-type="float">
            <text:p>1.64364647</text:p>
          </table:table-cell>
          <table:table-cell table:formula="of:=IF(ISNA([.C22]);NA();[.B22])" office:value-type="string" office:string-value="" calcext:value-type="error">
            <text:p>#N/A</text:p>
          </table:table-cell>
          <table:table-cell office:value-type="float" office:value="-0.625116999025" calcext:value-type="float">
            <text:p>-0.625116999</text:p>
          </table:table-cell>
          <table:table-cell office:value-type="float" office:value="-1.26199197077" calcext:value-type="float">
            <text:p>-1.261991970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0.88386697687" calcext:value-type="float">
            <text:p>-0.8838669769</text:p>
          </table:table-cell>
          <table:table-cell office:value-type="float" office:value="0.732053376143" calcext:value-type="float">
            <text:p>0.7320533761</text:p>
          </table:table-cell>
          <table:table-cell office:value-type="float" office:value="0" calcext:value-type="float">
            <text:p>0</text:p>
          </table:table-cell>
          <table:table-cell office:value-type="float" office:value="3.98748514011" calcext:value-type="float">
            <text:p>3.9874851401</text:p>
          </table:table-cell>
        </table:table-row>
        <table:table-row table:style-name="ro1">
          <table:table-cell office:value-type="float" office:value="-1.00899340302" calcext:value-type="float">
            <text:p>-1.008993403</text:p>
          </table:table-cell>
          <table:table-cell office:value-type="float" office:value="1.58961029546" calcext:value-type="float">
            <text:p>1.5896102955</text:p>
          </table:table-cell>
          <table:table-cell table:formula="of:=MATCH([.A23];[.F$5:.F$25];0)" office:value-type="string" office:string-value="" calcext:value-type="error">
            <text:p>#N/A</text:p>
          </table:table-cell>
          <table:table-cell table:formula="of:=IF(ISNA([.C23]);[.B23];NA())" office:value-type="float" office:value="1.58961029546" calcext:value-type="float">
            <text:p>1.5896102955</text:p>
          </table:table-cell>
          <table:table-cell table:formula="of:=IF(ISNA([.C23]);NA();[.B23])" office:value-type="string" office:string-value="" calcext:value-type="error">
            <text:p>#N/A</text:p>
          </table:table-cell>
          <table:table-cell office:value-type="float" office:value="-0.35313270645" calcext:value-type="float">
            <text:p>-0.3531327065</text:p>
          </table:table-cell>
          <table:table-cell office:value-type="float" office:value="-2.13666781374" calcext:value-type="float">
            <text:p>-2.136667813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0.734425176465" calcext:value-type="float">
            <text:p>-0.7344251765</text:p>
          </table:table-cell>
          <table:table-cell office:value-type="float" office:value="0.375999703726" calcext:value-type="float">
            <text:p>0.3759997037</text:p>
          </table:table-cell>
          <table:table-cell office:value-type="float" office:value="0" calcext:value-type="float">
            <text:p>0</text:p>
          </table:table-cell>
          <table:table-cell office:value-type="float" office:value="3.88971414704" calcext:value-type="float">
            <text:p>3.889714147</text:p>
          </table:table-cell>
        </table:table-row>
        <table:table-row table:style-name="ro1">
          <table:table-cell office:value-type="float" office:value="-1.06461722104" calcext:value-type="float">
            <text:p>-1.064617221</text:p>
          </table:table-cell>
          <table:table-cell office:value-type="float" office:value="0.977774860731" calcext:value-type="float">
            <text:p>0.9777748607</text:p>
          </table:table-cell>
          <table:table-cell table:formula="of:=MATCH([.A24];[.F$5:.F$25];0)" office:value-type="string" office:string-value="" calcext:value-type="error">
            <text:p>#N/A</text:p>
          </table:table-cell>
          <table:table-cell table:formula="of:=IF(ISNA([.C24]);[.B24];NA())" office:value-type="float" office:value="0.977774860731" calcext:value-type="float">
            <text:p>0.9777748607</text:p>
          </table:table-cell>
          <table:table-cell table:formula="of:=IF(ISNA([.C24]);NA();[.B24])" office:value-type="string" office:string-value="" calcext:value-type="error">
            <text:p>#N/A</text:p>
          </table:table-cell>
          <table:table-cell office:value-type="float" office:value="-0.769475186756" calcext:value-type="float">
            <text:p>-0.7694751868</text:p>
          </table:table-cell>
          <table:table-cell office:value-type="float" office:value="-2.69669735654" calcext:value-type="float">
            <text:p>-2.69669735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0.499678853233" calcext:value-type="float">
            <text:p>-0.4996788532</text:p>
          </table:table-cell>
          <table:table-cell office:value-type="float" office:value="1.98123487475" calcext:value-type="float">
            <text:p>1.9812348748</text:p>
          </table:table-cell>
          <table:table-cell office:value-type="float" office:value="0" calcext:value-type="float">
            <text:p>0</text:p>
          </table:table-cell>
          <table:table-cell office:value-type="float" office:value="3.08210727432" calcext:value-type="float">
            <text:p>3.0821072743</text:p>
          </table:table-cell>
        </table:table-row>
        <table:table-row table:style-name="ro1">
          <table:table-cell office:value-type="float" office:value="-0.939086842663" calcext:value-type="float">
            <text:p>-0.9390868427</text:p>
          </table:table-cell>
          <table:table-cell office:value-type="float" office:value="0.596160230687" calcext:value-type="float">
            <text:p>0.5961602307</text:p>
          </table:table-cell>
          <table:table-cell table:formula="of:=MATCH([.A25];[.F$5:.F$25];0)" office:value-type="string" office:string-value="" calcext:value-type="error">
            <text:p>#N/A</text:p>
          </table:table-cell>
          <table:table-cell table:formula="of:=IF(ISNA([.C25]);[.B25];NA())" office:value-type="float" office:value="0.596160230687" calcext:value-type="float">
            <text:p>0.5961602307</text:p>
          </table:table-cell>
          <table:table-cell table:formula="of:=IF(ISNA([.C25]);NA();[.B25])" office:value-type="string" office:string-value="" calcext:value-type="error">
            <text:p>#N/A</text:p>
          </table:table-cell>
          <table:table-cell office:value-type="float" office:value="-0.796977288832" calcext:value-type="float">
            <text:p>-0.7969772888</text:p>
          </table:table-cell>
          <table:table-cell office:value-type="float" office:value="-3.51316311754" calcext:value-type="float">
            <text:p>-3.513163117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-0.575146724946" calcext:value-type="float">
            <text:p>-0.5751467249</text:p>
          </table:table-cell>
          <table:table-cell office:value-type="float" office:value="1.77185472942" calcext:value-type="float">
            <text:p>1.7718547294</text:p>
          </table:table-cell>
          <table:table-cell office:value-type="float" office:value="0" calcext:value-type="float">
            <text:p>0</text:p>
          </table:table-cell>
          <table:table-cell office:value-type="float" office:value="3.08210727432" calcext:value-type="float">
            <text:p>3.0821072743</text:p>
          </table:table-cell>
        </table:table-row>
        <table:table-row table:style-name="ro1">
          <table:table-cell office:value-type="float" office:value="0.0722785311397" calcext:value-type="float">
            <text:p>0.0722785311</text:p>
          </table:table-cell>
          <table:table-cell office:value-type="float" office:value="1.05156693603" calcext:value-type="float">
            <text:p>1.051566936</text:p>
          </table:table-cell>
          <table:table-cell table:formula="of:=MATCH([.A26];[.F$5:.F$25];0)" office:value-type="string" office:string-value="" calcext:value-type="error">
            <text:p>#N/A</text:p>
          </table:table-cell>
          <table:table-cell table:formula="of:=IF(ISNA([.C26]);[.B26];NA())" office:value-type="float" office:value="1.05156693603" calcext:value-type="float">
            <text:p>1.051566936</text:p>
          </table:table-cell>
          <table:table-cell table:formula="of:=IF(ISNA([.C26]);NA();[.B2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95744231063" calcext:value-type="float">
            <text:p>-0.1957442311</text:p>
          </table:table-cell>
          <table:table-cell office:value-type="float" office:value="0.767042232985" calcext:value-type="float">
            <text:p>0.767042233</text:p>
          </table:table-cell>
          <table:table-cell office:value-type="float" office:value="0" calcext:value-type="float">
            <text:p>0</text:p>
          </table:table-cell>
          <table:table-cell office:value-type="float" office:value="3.08210727432" calcext:value-type="float">
            <text:p>3.0821072743</text:p>
          </table:table-cell>
        </table:table-row>
        <table:table-row table:style-name="ro1">
          <table:table-cell office:value-type="float" office:value="-1.1612585882" calcext:value-type="float">
            <text:p>-1.1612585882</text:p>
          </table:table-cell>
          <table:table-cell office:value-type="float" office:value="1.21721138828" calcext:value-type="float">
            <text:p>1.2172113883</text:p>
          </table:table-cell>
          <table:table-cell table:formula="of:=MATCH([.A27];[.F$5:.F$25];0)" office:value-type="string" office:string-value="" calcext:value-type="error">
            <text:p>#N/A</text:p>
          </table:table-cell>
          <table:table-cell table:formula="of:=IF(ISNA([.C27]);[.B27];NA())" office:value-type="float" office:value="1.21721138828" calcext:value-type="float">
            <text:p>1.2172113883</text:p>
          </table:table-cell>
          <table:table-cell table:formula="of:=IF(ISNA([.C27]);NA();[.B2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0624769322" calcext:value-type="float">
            <text:p>-1.5062476932</text:p>
          </table:table-cell>
          <table:table-cell office:value-type="float" office:value="1.21081125122" calcext:value-type="float">
            <text:p>1.2108112512</text:p>
          </table:table-cell>
          <table:table-cell office:value-type="float" office:value="0" calcext:value-type="float">
            <text:p>0</text:p>
          </table:table-cell>
          <table:table-cell office:value-type="float" office:value="3.08210727432" calcext:value-type="float">
            <text:p>3.0821072743</text:p>
          </table:table-cell>
        </table:table-row>
        <table:table-row table:style-name="ro1">
          <table:table-cell office:value-type="float" office:value="-1.25014200764" calcext:value-type="float">
            <text:p>-1.2501420076</text:p>
          </table:table-cell>
          <table:table-cell office:value-type="float" office:value="0.649422845388" calcext:value-type="float">
            <text:p>0.6494228454</text:p>
          </table:table-cell>
          <table:table-cell table:formula="of:=MATCH([.A28];[.F$5:.F$25];0)" office:value-type="string" office:string-value="" calcext:value-type="error">
            <text:p>#N/A</text:p>
          </table:table-cell>
          <table:table-cell table:formula="of:=IF(ISNA([.C28]);[.B28];NA())" office:value-type="float" office:value="0.649422845388" calcext:value-type="float">
            <text:p>0.6494228454</text:p>
          </table:table-cell>
          <table:table-cell table:formula="of:=IF(ISNA([.C28]);NA();[.B2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54949780418" calcext:value-type="float">
            <text:p>-0.1549497804</text:p>
          </table:table-cell>
          <table:table-cell office:value-type="float" office:value="0.616793943066" calcext:value-type="float">
            <text:p>0.6167939431</text:p>
          </table:table-cell>
          <table:table-cell office:value-type="float" office:value="0" calcext:value-type="float">
            <text:p>0</text:p>
          </table:table-cell>
          <table:table-cell office:value-type="float" office:value="3.08210727432" calcext:value-type="float">
            <text:p>3.0821072743</text:p>
          </table:table-cell>
        </table:table-row>
        <table:table-row table:style-name="ro1">
          <table:table-cell office:value-type="float" office:value="-1.08873878209" calcext:value-type="float">
            <text:p>-1.0887387821</text:p>
          </table:table-cell>
          <table:table-cell office:value-type="float" office:value="1.57179916892" calcext:value-type="float">
            <text:p>1.5717991689</text:p>
          </table:table-cell>
          <table:table-cell table:formula="of:=MATCH([.A29];[.F$5:.F$25];0)" office:value-type="string" office:string-value="" calcext:value-type="error">
            <text:p>#N/A</text:p>
          </table:table-cell>
          <table:table-cell table:formula="of:=IF(ISNA([.C29]);[.B29];NA())" office:value-type="float" office:value="1.57179916892" calcext:value-type="float">
            <text:p>1.5717991689</text:p>
          </table:table-cell>
          <table:table-cell table:formula="of:=IF(ISNA([.C29]);NA();[.B29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41104160499" calcext:value-type="float">
            <text:p>0.3411041605</text:p>
          </table:table-cell>
          <table:table-cell office:value-type="float" office:value="0.879569402119" calcext:value-type="float">
            <text:p>0.8795694021</text:p>
          </table:table-cell>
          <table:table-cell office:value-type="float" office:value="0" calcext:value-type="float">
            <text:p>0</text:p>
          </table:table-cell>
          <table:table-cell office:value-type="float" office:value="3.08210727432" calcext:value-type="float">
            <text:p>3.0821072743</text:p>
          </table:table-cell>
        </table:table-row>
        <table:table-row table:style-name="ro1">
          <table:table-cell office:value-type="float" office:value="0.306685944688" calcext:value-type="float">
            <text:p>0.3066859447</text:p>
          </table:table-cell>
          <table:table-cell office:value-type="float" office:value="1.07282326125" calcext:value-type="float">
            <text:p>1.0728232613</text:p>
          </table:table-cell>
          <table:table-cell table:formula="of:=MATCH([.A30];[.F$5:.F$25];0)" office:value-type="string" office:string-value="" calcext:value-type="error">
            <text:p>#N/A</text:p>
          </table:table-cell>
          <table:table-cell table:formula="of:=IF(ISNA([.C30]);[.B30];NA())" office:value-type="float" office:value="1.07282326125" calcext:value-type="float">
            <text:p>1.0728232613</text:p>
          </table:table-cell>
          <table:table-cell table:formula="of:=IF(ISNA([.C30]);NA();[.B3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22737505993" calcext:value-type="float">
            <text:p>-0.222737506</text:p>
          </table:table-cell>
          <table:table-cell office:value-type="float" office:value="1.59692046038" calcext:value-type="float">
            <text:p>1.5969204604</text:p>
          </table:table-cell>
          <table:table-cell office:value-type="float" office:value="0" calcext:value-type="float">
            <text:p>0</text:p>
          </table:table-cell>
          <table:table-cell office:value-type="float" office:value="3.08210727432" calcext:value-type="float">
            <text:p>3.0821072743</text:p>
          </table:table-cell>
        </table:table-row>
        <table:table-row table:style-name="ro1">
          <table:table-cell office:value-type="float" office:value="0.06396311014" calcext:value-type="float">
            <text:p>0.0639631101</text:p>
          </table:table-cell>
          <table:table-cell office:value-type="float" office:value="1.20016527839" calcext:value-type="float">
            <text:p>1.2001652784</text:p>
          </table:table-cell>
          <table:table-cell table:formula="of:=MATCH([.A31];[.F$5:.F$25];0)" office:value-type="string" office:string-value="" calcext:value-type="error">
            <text:p>#N/A</text:p>
          </table:table-cell>
          <table:table-cell table:formula="of:=IF(ISNA([.C31]);[.B31];NA())" office:value-type="float" office:value="1.20016527839" calcext:value-type="float">
            <text:p>1.2001652784</text:p>
          </table:table-cell>
          <table:table-cell table:formula="of:=IF(ISNA([.C31]);NA();[.B3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76171227369" calcext:value-type="float">
            <text:p>0.2761712274</text:p>
          </table:table-cell>
          <table:table-cell office:value-type="float" office:value="0.84182579495" calcext:value-type="float">
            <text:p>0.841825795</text:p>
          </table:table-cell>
          <table:table-cell office:value-type="float" office:value="0" calcext:value-type="float">
            <text:p>0</text:p>
          </table:table-cell>
          <table:table-cell office:value-type="float" office:value="3.08210727432" calcext:value-type="float">
            <text:p>3.0821072743</text:p>
          </table:table-cell>
        </table:table-row>
        <table:table-row table:style-name="ro1">
          <table:table-cell office:value-type="float" office:value="-0.88386697687" calcext:value-type="float">
            <text:p>-0.8838669769</text:p>
          </table:table-cell>
          <table:table-cell office:value-type="float" office:value="0.732053376143" calcext:value-type="float">
            <text:p>0.7320533761</text:p>
          </table:table-cell>
          <table:table-cell table:formula="of:=MATCH([.A32];[.F$5:.F$25];0)" office:value-type="string" office:string-value="" calcext:value-type="error">
            <text:p>#N/A</text:p>
          </table:table-cell>
          <table:table-cell table:formula="of:=IF(ISNA([.C32]);[.B32];NA())" office:value-type="float" office:value="0.732053376143" calcext:value-type="float">
            <text:p>0.7320533761</text:p>
          </table:table-cell>
          <table:table-cell table:formula="of:=IF(ISNA([.C32]);NA();[.B3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10990398075" calcext:value-type="float">
            <text:p>-0.9109903981</text:p>
          </table:table-cell>
          <table:table-cell office:value-type="float" office:value="0.780620093261" calcext:value-type="float">
            <text:p>0.7806200933</text:p>
          </table:table-cell>
          <table:table-cell office:value-type="float" office:value="0" calcext:value-type="float">
            <text:p>0</text:p>
          </table:table-cell>
          <table:table-cell office:value-type="float" office:value="3.08210727432" calcext:value-type="float">
            <text:p>3.0821072743</text:p>
          </table:table-cell>
        </table:table-row>
        <table:table-row table:style-name="ro1">
          <table:table-cell office:value-type="float" office:value="-0.734425176465" calcext:value-type="float">
            <text:p>-0.7344251765</text:p>
          </table:table-cell>
          <table:table-cell office:value-type="float" office:value="0.375999703726" calcext:value-type="float">
            <text:p>0.3759997037</text:p>
          </table:table-cell>
          <table:table-cell table:formula="of:=MATCH([.A33];[.F$5:.F$25];0)" office:value-type="string" office:string-value="" calcext:value-type="error">
            <text:p>#N/A</text:p>
          </table:table-cell>
          <table:table-cell table:formula="of:=IF(ISNA([.C33]);[.B33];NA())" office:value-type="float" office:value="0.375999703726" calcext:value-type="float">
            <text:p>0.3759997037</text:p>
          </table:table-cell>
          <table:table-cell table:formula="of:=IF(ISNA([.C33]);NA();[.B3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76899360363" calcext:value-type="float">
            <text:p>-0.9768993604</text:p>
          </table:table-cell>
          <table:table-cell office:value-type="float" office:value="1.77294802883" calcext:value-type="float">
            <text:p>1.7729480288</text:p>
          </table:table-cell>
          <table:table-cell office:value-type="float" office:value="0" calcext:value-type="float">
            <text:p>0</text:p>
          </table:table-cell>
          <table:table-cell office:value-type="float" office:value="3.08210727432" calcext:value-type="float">
            <text:p>3.0821072743</text:p>
          </table:table-cell>
        </table:table-row>
        <table:table-row table:style-name="ro1">
          <table:table-cell office:value-type="float" office:value="-0.499678853233" calcext:value-type="float">
            <text:p>-0.4996788532</text:p>
          </table:table-cell>
          <table:table-cell office:value-type="float" office:value="1.98123487475" calcext:value-type="float">
            <text:p>1.9812348748</text:p>
          </table:table-cell>
          <table:table-cell table:formula="of:=MATCH([.A34];[.F$5:.F$25];0)" office:value-type="string" office:string-value="" calcext:value-type="error">
            <text:p>#N/A</text:p>
          </table:table-cell>
          <table:table-cell table:formula="of:=IF(ISNA([.C34]);[.B34];NA())" office:value-type="float" office:value="1.98123487475" calcext:value-type="float">
            <text:p>1.9812348748</text:p>
          </table:table-cell>
          <table:table-cell table:formula="of:=IF(ISNA([.C34]);NA();[.B3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8953708767" calcext:value-type="float">
            <text:p>-1.1895370877</text:p>
          </table:table-cell>
          <table:table-cell office:value-type="float" office:value="0.977623587547" calcext:value-type="float">
            <text:p>0.9776235875</text:p>
          </table:table-cell>
          <table:table-cell office:value-type="float" office:value="0" calcext:value-type="float">
            <text:p>0</text:p>
          </table:table-cell>
          <table:table-cell office:value-type="float" office:value="3.80375531709" calcext:value-type="float">
            <text:p>3.8037553171</text:p>
          </table:table-cell>
        </table:table-row>
        <table:table-row table:style-name="ro1">
          <table:table-cell office:value-type="float" office:value="-0.575146724946" calcext:value-type="float">
            <text:p>-0.5751467249</text:p>
          </table:table-cell>
          <table:table-cell office:value-type="float" office:value="1.77185472942" calcext:value-type="float">
            <text:p>1.7718547294</text:p>
          </table:table-cell>
          <table:table-cell table:formula="of:=MATCH([.A35];[.F$5:.F$25];0)" office:value-type="string" office:string-value="" calcext:value-type="error">
            <text:p>#N/A</text:p>
          </table:table-cell>
          <table:table-cell table:formula="of:=IF(ISNA([.C35]);[.B35];NA())" office:value-type="float" office:value="1.77185472942" calcext:value-type="float">
            <text:p>1.7718547294</text:p>
          </table:table-cell>
          <table:table-cell table:formula="of:=IF(ISNA([.C35]);NA();[.B3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94596268144" calcext:value-type="float">
            <text:p>-0.3945962681</text:p>
          </table:table-cell>
          <table:table-cell office:value-type="float" office:value="0.545468584203" calcext:value-type="float">
            <text:p>0.5454685842</text:p>
          </table:table-cell>
          <table:table-cell office:value-type="float" office:value="3" calcext:value-type="float">
            <text:p>3</text:p>
          </table:table-cell>
          <table:table-cell office:value-type="float" office:value="3.43305595224" calcext:value-type="float">
            <text:p>3.4330559522</text:p>
          </table:table-cell>
        </table:table-row>
        <table:table-row table:style-name="ro1">
          <table:table-cell office:value-type="float" office:value="-0.195744231063" calcext:value-type="float">
            <text:p>-0.1957442311</text:p>
          </table:table-cell>
          <table:table-cell office:value-type="float" office:value="0.767042232985" calcext:value-type="float">
            <text:p>0.767042233</text:p>
          </table:table-cell>
          <table:table-cell table:formula="of:=MATCH([.A36];[.F$5:.F$25];0)" office:value-type="string" office:string-value="" calcext:value-type="error">
            <text:p>#N/A</text:p>
          </table:table-cell>
          <table:table-cell table:formula="of:=IF(ISNA([.C36]);[.B36];NA())" office:value-type="float" office:value="0.767042232985" calcext:value-type="float">
            <text:p>0.767042233</text:p>
          </table:table-cell>
          <table:table-cell table:formula="of:=IF(ISNA([.C36]);NA();[.B3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55771935593" calcext:value-type="float">
            <text:p>0.2557719356</text:p>
          </table:table-cell>
          <table:table-cell office:value-type="float" office:value="0.890578358149" calcext:value-type="float">
            <text:p>0.8905783581</text:p>
          </table:table-cell>
          <table:table-cell office:value-type="float" office:value="3" calcext:value-type="float">
            <text:p>3</text:p>
          </table:table-cell>
          <table:table-cell office:value-type="float" office:value="3.43305595224" calcext:value-type="float">
            <text:p>3.4330559522</text:p>
          </table:table-cell>
        </table:table-row>
        <table:table-row table:style-name="ro1">
          <table:table-cell office:value-type="float" office:value="-1.50624769322" calcext:value-type="float">
            <text:p>-1.5062476932</text:p>
          </table:table-cell>
          <table:table-cell office:value-type="float" office:value="1.21081125122" calcext:value-type="float">
            <text:p>1.2108112512</text:p>
          </table:table-cell>
          <table:table-cell table:formula="of:=MATCH([.A37];[.F$5:.F$25];0)" office:value-type="string" office:string-value="" calcext:value-type="error">
            <text:p>#N/A</text:p>
          </table:table-cell>
          <table:table-cell table:formula="of:=IF(ISNA([.C37]);[.B37];NA())" office:value-type="float" office:value="1.21081125122" calcext:value-type="float">
            <text:p>1.2108112512</text:p>
          </table:table-cell>
          <table:table-cell table:formula="of:=IF(ISNA([.C37]);NA();[.B3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16954325164" calcext:value-type="float">
            <text:p>-0.1169543252</text:p>
          </table:table-cell>
          <table:table-cell office:value-type="float" office:value="0.861600650823" calcext:value-type="float">
            <text:p>0.8616006508</text:p>
          </table:table-cell>
          <table:table-cell office:value-type="float" office:value="3" calcext:value-type="float">
            <text:p>3</text:p>
          </table:table-cell>
          <table:table-cell office:value-type="float" office:value="3.43305595224" calcext:value-type="float">
            <text:p>3.4330559522</text:p>
          </table:table-cell>
        </table:table-row>
        <table:table-row table:style-name="ro1">
          <table:table-cell office:value-type="float" office:value="-0.154949780418" calcext:value-type="float">
            <text:p>-0.1549497804</text:p>
          </table:table-cell>
          <table:table-cell office:value-type="float" office:value="0.616793943066" calcext:value-type="float">
            <text:p>0.6167939431</text:p>
          </table:table-cell>
          <table:table-cell table:formula="of:=MATCH([.A38];[.F$5:.F$25];0)" office:value-type="string" office:string-value="" calcext:value-type="error">
            <text:p>#N/A</text:p>
          </table:table-cell>
          <table:table-cell table:formula="of:=IF(ISNA([.C38]);[.B38];NA())" office:value-type="float" office:value="0.616793943066" calcext:value-type="float">
            <text:p>0.6167939431</text:p>
          </table:table-cell>
          <table:table-cell table:formula="of:=IF(ISNA([.C38]);NA();[.B3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708908672164" calcext:value-type="float">
            <text:p>-0.0708908672</text:p>
          </table:table-cell>
          <table:table-cell office:value-type="float" office:value="0.907118073034" calcext:value-type="float">
            <text:p>0.907118073</text:p>
          </table:table-cell>
          <table:table-cell office:value-type="float" office:value="3" calcext:value-type="float">
            <text:p>3</text:p>
          </table:table-cell>
          <table:table-cell office:value-type="float" office:value="3.43305595224" calcext:value-type="float">
            <text:p>3.4330559522</text:p>
          </table:table-cell>
        </table:table-row>
        <table:table-row table:style-name="ro1">
          <table:table-cell office:value-type="float" office:value="0.341104160499" calcext:value-type="float">
            <text:p>0.3411041605</text:p>
          </table:table-cell>
          <table:table-cell office:value-type="float" office:value="0.879569402119" calcext:value-type="float">
            <text:p>0.8795694021</text:p>
          </table:table-cell>
          <table:table-cell table:formula="of:=MATCH([.A39];[.F$5:.F$25];0)" office:value-type="string" office:string-value="" calcext:value-type="error">
            <text:p>#N/A</text:p>
          </table:table-cell>
          <table:table-cell table:formula="of:=IF(ISNA([.C39]);[.B39];NA())" office:value-type="float" office:value="0.879569402119" calcext:value-type="float">
            <text:p>0.8795694021</text:p>
          </table:table-cell>
          <table:table-cell table:formula="of:=IF(ISNA([.C39]);NA();[.B3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65370844133" calcext:value-type="float">
            <text:p>-0.2653708441</text:p>
          </table:table-cell>
          <table:table-cell office:value-type="float" office:value="0.471848387226" calcext:value-type="float">
            <text:p>0.4718483872</text:p>
          </table:table-cell>
          <table:table-cell office:value-type="float" office:value="0" calcext:value-type="float">
            <text:p>0</text:p>
          </table:table-cell>
          <table:table-cell office:value-type="float" office:value="3.25438324088" calcext:value-type="float">
            <text:p>3.2543832409</text:p>
          </table:table-cell>
        </table:table-row>
        <table:table-row table:style-name="ro1">
          <table:table-cell office:value-type="float" office:value="-0.222737505993" calcext:value-type="float">
            <text:p>-0.222737506</text:p>
          </table:table-cell>
          <table:table-cell office:value-type="float" office:value="1.59692046038" calcext:value-type="float">
            <text:p>1.5969204604</text:p>
          </table:table-cell>
          <table:table-cell table:formula="of:=MATCH([.A40];[.F$5:.F$25];0)" office:value-type="string" office:string-value="" calcext:value-type="error">
            <text:p>#N/A</text:p>
          </table:table-cell>
          <table:table-cell table:formula="of:=IF(ISNA([.C40]);[.B40];NA())" office:value-type="float" office:value="1.59692046038" calcext:value-type="float">
            <text:p>1.5969204604</text:p>
          </table:table-cell>
          <table:table-cell table:formula="of:=IF(ISNA([.C40]);NA();[.B4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9958934869" calcext:value-type="float">
            <text:p>-1.1995893487</text:p>
          </table:table-cell>
          <table:table-cell office:value-type="float" office:value="0.338933665474" calcext:value-type="float">
            <text:p>0.3389336655</text:p>
          </table:table-cell>
          <table:table-cell office:value-type="float" office:value="0" calcext:value-type="float">
            <text:p>0</text:p>
          </table:table-cell>
          <table:table-cell office:value-type="float" office:value="3.3237390444" calcext:value-type="float">
            <text:p>3.3237390444</text:p>
          </table:table-cell>
        </table:table-row>
        <table:table-row table:style-name="ro1">
          <table:table-cell office:value-type="float" office:value="0.276171227369" calcext:value-type="float">
            <text:p>0.2761712274</text:p>
          </table:table-cell>
          <table:table-cell office:value-type="float" office:value="0.84182579495" calcext:value-type="float">
            <text:p>0.841825795</text:p>
          </table:table-cell>
          <table:table-cell table:formula="of:=MATCH([.A41];[.F$5:.F$25];0)" office:value-type="string" office:string-value="" calcext:value-type="error">
            <text:p>#N/A</text:p>
          </table:table-cell>
          <table:table-cell table:formula="of:=IF(ISNA([.C41]);[.B41];NA())" office:value-type="float" office:value="0.84182579495" calcext:value-type="float">
            <text:p>0.841825795</text:p>
          </table:table-cell>
          <table:table-cell table:formula="of:=IF(ISNA([.C41]);NA();[.B4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570264038868" calcext:value-type="float">
            <text:p>0.5702640389</text:p>
          </table:table-cell>
          <table:table-cell office:value-type="float" office:value="0.722220656252" calcext:value-type="float">
            <text:p>0.7222206563</text:p>
          </table:table-cell>
          <table:table-cell office:value-type="float" office:value="0" calcext:value-type="float">
            <text:p>0</text:p>
          </table:table-cell>
          <table:table-cell office:value-type="float" office:value="3.3237390444" calcext:value-type="float">
            <text:p>3.3237390444</text:p>
          </table:table-cell>
        </table:table-row>
        <table:table-row table:style-name="ro1">
          <table:table-cell office:value-type="float" office:value="-0.910990398075" calcext:value-type="float">
            <text:p>-0.9109903981</text:p>
          </table:table-cell>
          <table:table-cell office:value-type="float" office:value="0.780620093261" calcext:value-type="float">
            <text:p>0.7806200933</text:p>
          </table:table-cell>
          <table:table-cell table:formula="of:=MATCH([.A42];[.F$5:.F$25];0)" office:value-type="string" office:string-value="" calcext:value-type="error">
            <text:p>#N/A</text:p>
          </table:table-cell>
          <table:table-cell table:formula="of:=IF(ISNA([.C42]);[.B42];NA())" office:value-type="float" office:value="0.780620093261" calcext:value-type="float">
            <text:p>0.7806200933</text:p>
          </table:table-cell>
          <table:table-cell table:formula="of:=IF(ISNA([.C42]);NA();[.B4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523740077317" calcext:value-type="float">
            <text:p>0.5237400773</text:p>
          </table:table-cell>
          <table:table-cell office:value-type="float" office:value="0.570337218553" calcext:value-type="float">
            <text:p>0.5703372186</text:p>
          </table:table-cell>
          <table:table-cell office:value-type="float" office:value="0" calcext:value-type="float">
            <text:p>0</text:p>
          </table:table-cell>
          <table:table-cell office:value-type="float" office:value="3.3237390444" calcext:value-type="float">
            <text:p>3.3237390444</text:p>
          </table:table-cell>
        </table:table-row>
        <table:table-row table:style-name="ro1">
          <table:table-cell office:value-type="float" office:value="-0.976899360363" calcext:value-type="float">
            <text:p>-0.9768993604</text:p>
          </table:table-cell>
          <table:table-cell office:value-type="float" office:value="1.77294802883" calcext:value-type="float">
            <text:p>1.7729480288</text:p>
          </table:table-cell>
          <table:table-cell table:formula="of:=MATCH([.A43];[.F$5:.F$25];0)" office:value-type="string" office:string-value="" calcext:value-type="error">
            <text:p>#N/A</text:p>
          </table:table-cell>
          <table:table-cell table:formula="of:=IF(ISNA([.C43]);[.B43];NA())" office:value-type="float" office:value="1.77294802883" calcext:value-type="float">
            <text:p>1.7729480288</text:p>
          </table:table-cell>
          <table:table-cell table:formula="of:=IF(ISNA([.C43]);NA();[.B4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51623376198" calcext:value-type="float">
            <text:p>-0.1516233762</text:p>
          </table:table-cell>
          <table:table-cell office:value-type="float" office:value="1.27413936941" calcext:value-type="float">
            <text:p>1.2741393694</text:p>
          </table:table-cell>
          <table:table-cell office:value-type="float" office:value="0" calcext:value-type="float">
            <text:p>0</text:p>
          </table:table-cell>
          <table:table-cell office:value-type="float" office:value="3.3237390444" calcext:value-type="float">
            <text:p>3.3237390444</text:p>
          </table:table-cell>
        </table:table-row>
        <table:table-row table:style-name="ro1">
          <table:table-cell office:value-type="float" office:value="-1.18953708767" calcext:value-type="float">
            <text:p>-1.1895370877</text:p>
          </table:table-cell>
          <table:table-cell office:value-type="float" office:value="0.977623587547" calcext:value-type="float">
            <text:p>0.9776235875</text:p>
          </table:table-cell>
          <table:table-cell table:formula="of:=MATCH([.A44];[.F$5:.F$25];0)" office:value-type="string" office:string-value="" calcext:value-type="error">
            <text:p>#N/A</text:p>
          </table:table-cell>
          <table:table-cell table:formula="of:=IF(ISNA([.C44]);[.B44];NA())" office:value-type="float" office:value="0.977623587547" calcext:value-type="float">
            <text:p>0.9776235875</text:p>
          </table:table-cell>
          <table:table-cell table:formula="of:=IF(ISNA([.C44]);NA();[.B4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0030990618" calcext:value-type="float">
            <text:p>-1.1003099062</text:p>
          </table:table-cell>
          <table:table-cell office:value-type="float" office:value="0.545436754383" calcext:value-type="float">
            <text:p>0.5454367544</text:p>
          </table:table-cell>
          <table:table-cell office:value-type="float" office:value="0" calcext:value-type="float">
            <text:p>0</text:p>
          </table:table-cell>
          <table:table-cell office:value-type="float" office:value="3.3237390444" calcext:value-type="float">
            <text:p>3.3237390444</text:p>
          </table:table-cell>
        </table:table-row>
        <table:table-row table:style-name="ro1">
          <table:table-cell office:value-type="float" office:value="-0.394596268144" calcext:value-type="float">
            <text:p>-0.3945962681</text:p>
          </table:table-cell>
          <table:table-cell office:value-type="float" office:value="0.545468584203" calcext:value-type="float">
            <text:p>0.5454685842</text:p>
          </table:table-cell>
          <table:table-cell table:formula="of:=MATCH([.A45];[.F$5:.F$25];0)" office:value-type="string" office:string-value="" calcext:value-type="error">
            <text:p>#N/A</text:p>
          </table:table-cell>
          <table:table-cell table:formula="of:=IF(ISNA([.C45]);[.B45];NA())" office:value-type="float" office:value="0.545468584203" calcext:value-type="float">
            <text:p>0.5454685842</text:p>
          </table:table-cell>
          <table:table-cell table:formula="of:=IF(ISNA([.C45]);NA();[.B4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1705849979" calcext:value-type="float">
            <text:p>-0.7170584998</text:p>
          </table:table-cell>
          <table:table-cell office:value-type="float" office:value="0.160412615926" calcext:value-type="float">
            <text:p>0.1604126159</text:p>
          </table:table-cell>
          <table:table-cell office:value-type="float" office:value="0" calcext:value-type="float">
            <text:p>0</text:p>
          </table:table-cell>
          <table:table-cell office:value-type="float" office:value="3.3237390444" calcext:value-type="float">
            <text:p>3.3237390444</text:p>
          </table:table-cell>
        </table:table-row>
        <table:table-row table:style-name="ro1">
          <table:table-cell office:value-type="float" office:value="0.255771935593" calcext:value-type="float">
            <text:p>0.2557719356</text:p>
          </table:table-cell>
          <table:table-cell office:value-type="float" office:value="0.890578358149" calcext:value-type="float">
            <text:p>0.8905783581</text:p>
          </table:table-cell>
          <table:table-cell table:formula="of:=MATCH([.A46];[.F$5:.F$25];0)" office:value-type="string" office:string-value="" calcext:value-type="error">
            <text:p>#N/A</text:p>
          </table:table-cell>
          <table:table-cell table:formula="of:=IF(ISNA([.C46]);[.B46];NA())" office:value-type="float" office:value="0.890578358149" calcext:value-type="float">
            <text:p>0.8905783581</text:p>
          </table:table-cell>
          <table:table-cell table:formula="of:=IF(ISNA([.C46]);NA();[.B4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4194486257" calcext:value-type="float">
            <text:p>0.3419448626</text:p>
          </table:table-cell>
          <table:table-cell office:value-type="float" office:value="0.702086911841" calcext:value-type="float">
            <text:p>0.7020869118</text:p>
          </table:table-cell>
          <table:table-cell office:value-type="float" office:value="0" calcext:value-type="float">
            <text:p>0</text:p>
          </table:table-cell>
          <table:table-cell office:value-type="float" office:value="3.3237390444" calcext:value-type="float">
            <text:p>3.3237390444</text:p>
          </table:table-cell>
        </table:table-row>
        <table:table-row table:style-name="ro1">
          <table:table-cell office:value-type="float" office:value="-0.116954325164" calcext:value-type="float">
            <text:p>-0.1169543252</text:p>
          </table:table-cell>
          <table:table-cell office:value-type="float" office:value="0.861600650823" calcext:value-type="float">
            <text:p>0.8616006508</text:p>
          </table:table-cell>
          <table:table-cell table:formula="of:=MATCH([.A47];[.F$5:.F$25];0)" office:value-type="string" office:string-value="" calcext:value-type="error">
            <text:p>#N/A</text:p>
          </table:table-cell>
          <table:table-cell table:formula="of:=IF(ISNA([.C47]);[.B47];NA())" office:value-type="float" office:value="0.861600650823" calcext:value-type="float">
            <text:p>0.8616006508</text:p>
          </table:table-cell>
          <table:table-cell table:formula="of:=IF(ISNA([.C47]);NA();[.B4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4997371943" calcext:value-type="float">
            <text:p>-1.0499737194</text:p>
          </table:table-cell>
          <table:table-cell office:value-type="float" office:value="0.0713019388093" calcext:value-type="float">
            <text:p>0.0713019388</text:p>
          </table:table-cell>
          <table:table-cell office:value-type="float" office:value="0" calcext:value-type="float">
            <text:p>0</text:p>
          </table:table-cell>
          <table:table-cell office:value-type="float" office:value="3.3237390444" calcext:value-type="float">
            <text:p>3.3237390444</text:p>
          </table:table-cell>
        </table:table-row>
        <table:table-row table:style-name="ro1">
          <table:table-cell office:value-type="float" office:value="-0.0708908672164" calcext:value-type="float">
            <text:p>-0.0708908672</text:p>
          </table:table-cell>
          <table:table-cell office:value-type="float" office:value="0.907118073034" calcext:value-type="float">
            <text:p>0.907118073</text:p>
          </table:table-cell>
          <table:table-cell table:formula="of:=MATCH([.A48];[.F$5:.F$25];0)" office:value-type="string" office:string-value="" calcext:value-type="error">
            <text:p>#N/A</text:p>
          </table:table-cell>
          <table:table-cell table:formula="of:=IF(ISNA([.C48]);[.B48];NA())" office:value-type="float" office:value="0.907118073034" calcext:value-type="float">
            <text:p>0.907118073</text:p>
          </table:table-cell>
          <table:table-cell table:formula="of:=IF(ISNA([.C48]);NA();[.B4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08592809024" calcext:value-type="float">
            <text:p>0.108592809</text:p>
          </table:table-cell>
          <table:table-cell office:value-type="float" office:value="1.35867839041" calcext:value-type="float">
            <text:p>1.3586783904</text:p>
          </table:table-cell>
          <table:table-cell office:value-type="float" office:value="0" calcext:value-type="float">
            <text:p>0</text:p>
          </table:table-cell>
          <table:table-cell office:value-type="float" office:value="3.65527315788" calcext:value-type="float">
            <text:p>3.6552731579</text:p>
          </table:table-cell>
        </table:table-row>
        <table:table-row table:style-name="ro1">
          <table:table-cell office:value-type="float" office:value="-0.265370844133" calcext:value-type="float">
            <text:p>-0.2653708441</text:p>
          </table:table-cell>
          <table:table-cell office:value-type="float" office:value="0.471848387226" calcext:value-type="float">
            <text:p>0.4718483872</text:p>
          </table:table-cell>
          <table:table-cell table:formula="of:=MATCH([.A49];[.F$5:.F$25];0)" office:value-type="float" office:value="11" calcext:value-type="float">
            <text:p>11</text:p>
          </table:table-cell>
          <table:table-cell table:formula="of:=IF(ISNA([.C49]);[.B49];NA())" office:value-type="string" office:string-value="" calcext:value-type="error">
            <text:p>#N/A</text:p>
          </table:table-cell>
          <table:table-cell table:formula="of:=IF(ISNA([.C49]);NA();[.B49])" office:value-type="float" office:value="0.471848387226" calcext:value-type="float">
            <text:p>0.4718483872</text:p>
          </table:table-cell>
          <table:table-cell table:number-columns-repeated="4"/>
          <table:table-cell office:value-type="float" office:value="0.350610936428" calcext:value-type="float">
            <text:p>0.3506109364</text:p>
          </table:table-cell>
          <table:table-cell office:value-type="float" office:value="-0.20602103431" calcext:value-type="float">
            <text:p>-0.2060210343</text:p>
          </table:table-cell>
          <table:table-cell office:value-type="float" office:value="3" calcext:value-type="float">
            <text:p>3</text:p>
          </table:table-cell>
          <table:table-cell office:value-type="float" office:value="3.65424281489" calcext:value-type="float">
            <text:p>3.6542428149</text:p>
          </table:table-cell>
        </table:table-row>
        <table:table-row table:style-name="ro1">
          <table:table-cell office:value-type="float" office:value="-0.351415278415" calcext:value-type="float">
            <text:p>-0.3514152784</text:p>
          </table:table-cell>
          <table:table-cell office:value-type="float" office:value="0.383936811105" calcext:value-type="float">
            <text:p>0.3839368111</text:p>
          </table:table-cell>
          <table:table-cell table:formula="of:=MATCH([.A50];[.F$5:.F$25];0)" office:value-type="string" office:string-value="" calcext:value-type="error">
            <text:p>#N/A</text:p>
          </table:table-cell>
          <table:table-cell table:formula="of:=IF(ISNA([.C50]);[.B50];NA())" office:value-type="float" office:value="0.383936811105" calcext:value-type="float">
            <text:p>0.3839368111</text:p>
          </table:table-cell>
          <table:table-cell table:formula="of:=IF(ISNA([.C50]);NA();[.B5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3340543151" calcext:value-type="float">
            <text:p>-1.0334054315</text:p>
          </table:table-cell>
          <table:table-cell office:value-type="float" office:value="0.763911727403" calcext:value-type="float">
            <text:p>0.7639117274</text:p>
          </table:table-cell>
          <table:table-cell office:value-type="float" office:value="3" calcext:value-type="float">
            <text:p>3</text:p>
          </table:table-cell>
          <table:table-cell office:value-type="float" office:value="3.65424281489" calcext:value-type="float">
            <text:p>3.6542428149</text:p>
          </table:table-cell>
        </table:table-row>
        <table:table-row table:style-name="ro1">
          <table:table-cell office:value-type="float" office:value="-1.19958934869" calcext:value-type="float">
            <text:p>-1.1995893487</text:p>
          </table:table-cell>
          <table:table-cell office:value-type="float" office:value="0.338933665474" calcext:value-type="float">
            <text:p>0.3389336655</text:p>
          </table:table-cell>
          <table:table-cell table:formula="of:=MATCH([.A51];[.F$5:.F$25];0)" office:value-type="string" office:string-value="" calcext:value-type="error">
            <text:p>#N/A</text:p>
          </table:table-cell>
          <table:table-cell table:formula="of:=IF(ISNA([.C51]);[.B51];NA())" office:value-type="float" office:value="0.338933665474" calcext:value-type="float">
            <text:p>0.3389336655</text:p>
          </table:table-cell>
          <table:table-cell table:formula="of:=IF(ISNA([.C51]);NA();[.B5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28679089093" calcext:value-type="float">
            <text:p>0.2286790891</text:p>
          </table:table-cell>
          <table:table-cell office:value-type="float" office:value="1.04427864884" calcext:value-type="float">
            <text:p>1.0442786488</text:p>
          </table:table-cell>
          <table:table-cell office:value-type="float" office:value="3" calcext:value-type="float">
            <text:p>3</text:p>
          </table:table-cell>
          <table:table-cell office:value-type="float" office:value="3.65424281489" calcext:value-type="float">
            <text:p>3.6542428149</text:p>
          </table:table-cell>
        </table:table-row>
        <table:table-row table:style-name="ro1">
          <table:table-cell office:value-type="float" office:value="0.570264038868" calcext:value-type="float">
            <text:p>0.5702640389</text:p>
          </table:table-cell>
          <table:table-cell office:value-type="float" office:value="0.722220656252" calcext:value-type="float">
            <text:p>0.7222206563</text:p>
          </table:table-cell>
          <table:table-cell table:formula="of:=MATCH([.A52];[.F$5:.F$25];0)" office:value-type="string" office:string-value="" calcext:value-type="error">
            <text:p>#N/A</text:p>
          </table:table-cell>
          <table:table-cell table:formula="of:=IF(ISNA([.C52]);[.B52];NA())" office:value-type="float" office:value="0.722220656252" calcext:value-type="float">
            <text:p>0.7222206563</text:p>
          </table:table-cell>
          <table:table-cell table:formula="of:=IF(ISNA([.C52]);NA();[.B5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62427596824" calcext:value-type="float">
            <text:p>-0.8624275968</text:p>
          </table:table-cell>
          <table:table-cell office:value-type="float" office:value="0.307997427998" calcext:value-type="float">
            <text:p>0.307997428</text:p>
          </table:table-cell>
          <table:table-cell office:value-type="float" office:value="3" calcext:value-type="float">
            <text:p>3</text:p>
          </table:table-cell>
          <table:table-cell office:value-type="float" office:value="3.65424281489" calcext:value-type="float">
            <text:p>3.6542428149</text:p>
          </table:table-cell>
        </table:table-row>
        <table:table-row table:style-name="ro1">
          <table:table-cell office:value-type="float" office:value="0.523740077317" calcext:value-type="float">
            <text:p>0.5237400773</text:p>
          </table:table-cell>
          <table:table-cell office:value-type="float" office:value="0.570337218553" calcext:value-type="float">
            <text:p>0.5703372186</text:p>
          </table:table-cell>
          <table:table-cell table:formula="of:=MATCH([.A53];[.F$5:.F$25];0)" office:value-type="string" office:string-value="" calcext:value-type="error">
            <text:p>#N/A</text:p>
          </table:table-cell>
          <table:table-cell table:formula="of:=IF(ISNA([.C53]);[.B53];NA())" office:value-type="float" office:value="0.570337218553" calcext:value-type="float">
            <text:p>0.5703372186</text:p>
          </table:table-cell>
          <table:table-cell table:formula="of:=IF(ISNA([.C53]);NA();[.B5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0391889628359" calcext:value-type="float">
            <text:p>-0.0039188963</text:p>
          </table:table-cell>
          <table:table-cell office:value-type="float" office:value="1.08421208732" calcext:value-type="float">
            <text:p>1.0842120873</text:p>
          </table:table-cell>
          <table:table-cell office:value-type="float" office:value="3" calcext:value-type="float">
            <text:p>3</text:p>
          </table:table-cell>
          <table:table-cell office:value-type="float" office:value="3.65424281489" calcext:value-type="float">
            <text:p>3.6542428149</text:p>
          </table:table-cell>
        </table:table-row>
        <table:table-row table:style-name="ro1">
          <table:table-cell office:value-type="float" office:value="-0.151623376198" calcext:value-type="float">
            <text:p>-0.1516233762</text:p>
          </table:table-cell>
          <table:table-cell office:value-type="float" office:value="1.27413936941" calcext:value-type="float">
            <text:p>1.2741393694</text:p>
          </table:table-cell>
          <table:table-cell table:formula="of:=MATCH([.A54];[.F$5:.F$25];0)" office:value-type="string" office:string-value="" calcext:value-type="error">
            <text:p>#N/A</text:p>
          </table:table-cell>
          <table:table-cell table:formula="of:=IF(ISNA([.C54]);[.B54];NA())" office:value-type="float" office:value="1.27413936941" calcext:value-type="float">
            <text:p>1.2741393694</text:p>
          </table:table-cell>
          <table:table-cell table:formula="of:=IF(ISNA([.C54]);NA();[.B54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516479307961" calcext:value-type="float">
            <text:p>0.516479308</text:p>
          </table:table-cell>
          <table:table-cell office:value-type="float" office:value="1.00326003116" calcext:value-type="float">
            <text:p>1.0032600312</text:p>
          </table:table-cell>
          <table:table-cell office:value-type="float" office:value="3" calcext:value-type="float">
            <text:p>3</text:p>
          </table:table-cell>
          <table:table-cell office:value-type="float" office:value="3.65424281489" calcext:value-type="float">
            <text:p>3.6542428149</text:p>
          </table:table-cell>
        </table:table-row>
        <table:table-row table:style-name="ro1">
          <table:table-cell office:value-type="float" office:value="-1.10030990618" calcext:value-type="float">
            <text:p>-1.1003099062</text:p>
          </table:table-cell>
          <table:table-cell office:value-type="float" office:value="0.545436754383" calcext:value-type="float">
            <text:p>0.5454367544</text:p>
          </table:table-cell>
          <table:table-cell table:formula="of:=MATCH([.A55];[.F$5:.F$25];0)" office:value-type="string" office:string-value="" calcext:value-type="error">
            <text:p>#N/A</text:p>
          </table:table-cell>
          <table:table-cell table:formula="of:=IF(ISNA([.C55]);[.B55];NA())" office:value-type="float" office:value="0.545436754383" calcext:value-type="float">
            <text:p>0.5454367544</text:p>
          </table:table-cell>
          <table:table-cell table:formula="of:=IF(ISNA([.C55]);NA();[.B55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02382414011" calcext:value-type="float">
            <text:p>1.0238241401</text:p>
          </table:table-cell>
          <table:table-cell office:value-type="float" office:value="0.988430167249" calcext:value-type="float">
            <text:p>0.9884301672</text:p>
          </table:table-cell>
          <table:table-cell office:value-type="float" office:value="0" calcext:value-type="float">
            <text:p>0</text:p>
          </table:table-cell>
          <table:table-cell office:value-type="float" office:value="3.81372415811" calcext:value-type="float">
            <text:p>3.8137241581</text:p>
          </table:table-cell>
        </table:table-row>
        <table:table-row table:style-name="ro1">
          <table:table-cell office:value-type="float" office:value="-0.71705849979" calcext:value-type="float">
            <text:p>-0.7170584998</text:p>
          </table:table-cell>
          <table:table-cell office:value-type="float" office:value="0.160412615926" calcext:value-type="float">
            <text:p>0.1604126159</text:p>
          </table:table-cell>
          <table:table-cell table:formula="of:=MATCH([.A56];[.F$5:.F$25];0)" office:value-type="string" office:string-value="" calcext:value-type="error">
            <text:p>#N/A</text:p>
          </table:table-cell>
          <table:table-cell table:formula="of:=IF(ISNA([.C56]);[.B56];NA())" office:value-type="float" office:value="0.160412615926" calcext:value-type="float">
            <text:p>0.1604126159</text:p>
          </table:table-cell>
          <table:table-cell table:formula="of:=IF(ISNA([.C56]);NA();[.B5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8265726861" calcext:value-type="float">
            <text:p>0.3826572686</text:p>
          </table:table-cell>
          <table:table-cell office:value-type="float" office:value="1.49937664007" calcext:value-type="float">
            <text:p>1.4993766401</text:p>
          </table:table-cell>
          <table:table-cell office:value-type="float" office:value="0" calcext:value-type="float">
            <text:p>0</text:p>
          </table:table-cell>
          <table:table-cell office:value-type="float" office:value="3.81372415811" calcext:value-type="float">
            <text:p>3.8137241581</text:p>
          </table:table-cell>
        </table:table-row>
        <table:table-row table:style-name="ro1">
          <table:table-cell office:value-type="float" office:value="0.34194486257" calcext:value-type="float">
            <text:p>0.3419448626</text:p>
          </table:table-cell>
          <table:table-cell office:value-type="float" office:value="0.702086911841" calcext:value-type="float">
            <text:p>0.7020869118</text:p>
          </table:table-cell>
          <table:table-cell table:formula="of:=MATCH([.A57];[.F$5:.F$25];0)" office:value-type="string" office:string-value="" calcext:value-type="error">
            <text:p>#N/A</text:p>
          </table:table-cell>
          <table:table-cell table:formula="of:=IF(ISNA([.C57]);[.B57];NA())" office:value-type="float" office:value="0.702086911841" calcext:value-type="float">
            <text:p>0.7020869118</text:p>
          </table:table-cell>
          <table:table-cell table:formula="of:=IF(ISNA([.C57]);NA();[.B57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06396438152" calcext:value-type="float">
            <text:p>1.0639643815</text:p>
          </table:table-cell>
          <table:table-cell office:value-type="float" office:value="1.11237114423" calcext:value-type="float">
            <text:p>1.1123711442</text:p>
          </table:table-cell>
          <table:table-cell office:value-type="float" office:value="0" calcext:value-type="float">
            <text:p>0</text:p>
          </table:table-cell>
          <table:table-cell office:value-type="float" office:value="3.68673319856" calcext:value-type="float">
            <text:p>3.6867331986</text:p>
          </table:table-cell>
        </table:table-row>
        <table:table-row table:style-name="ro1">
          <table:table-cell office:value-type="float" office:value="-1.04997371943" calcext:value-type="float">
            <text:p>-1.0499737194</text:p>
          </table:table-cell>
          <table:table-cell office:value-type="float" office:value="0.0713019388093" calcext:value-type="float">
            <text:p>0.0713019388</text:p>
          </table:table-cell>
          <table:table-cell table:formula="of:=MATCH([.A58];[.F$5:.F$25];0)" office:value-type="string" office:string-value="" calcext:value-type="error">
            <text:p>#N/A</text:p>
          </table:table-cell>
          <table:table-cell table:formula="of:=IF(ISNA([.C58]);[.B58];NA())" office:value-type="float" office:value="0.0713019388093" calcext:value-type="float">
            <text:p>0.0713019388</text:p>
          </table:table-cell>
          <table:table-cell table:formula="of:=IF(ISNA([.C58]);NA();[.B5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94534702693" calcext:value-type="float">
            <text:p>0.3945347027</text:p>
          </table:table-cell>
          <table:table-cell office:value-type="float" office:value="1.5463598297" calcext:value-type="float">
            <text:p>1.5463598297</text:p>
          </table:table-cell>
          <table:table-cell office:value-type="float" office:value="0" calcext:value-type="float">
            <text:p>0</text:p>
          </table:table-cell>
          <table:table-cell office:value-type="float" office:value="3.68673319856" calcext:value-type="float">
            <text:p>3.6867331986</text:p>
          </table:table-cell>
        </table:table-row>
        <table:table-row table:style-name="ro1">
          <table:table-cell office:value-type="float" office:value="0.108592809024" calcext:value-type="float">
            <text:p>0.108592809</text:p>
          </table:table-cell>
          <table:table-cell office:value-type="float" office:value="1.35867839041" calcext:value-type="float">
            <text:p>1.3586783904</text:p>
          </table:table-cell>
          <table:table-cell table:formula="of:=MATCH([.A59];[.F$5:.F$25];0)" office:value-type="string" office:string-value="" calcext:value-type="error">
            <text:p>#N/A</text:p>
          </table:table-cell>
          <table:table-cell table:formula="of:=IF(ISNA([.C59]);[.B59];NA())" office:value-type="float" office:value="1.35867839041" calcext:value-type="float">
            <text:p>1.3586783904</text:p>
          </table:table-cell>
          <table:table-cell table:formula="of:=IF(ISNA([.C59]);NA();[.B59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43582982888" calcext:value-type="float">
            <text:p>1.4358298289</text:p>
          </table:table-cell>
          <table:table-cell office:value-type="float" office:value="1.26527929632" calcext:value-type="float">
            <text:p>1.2652792963</text:p>
          </table:table-cell>
          <table:table-cell office:value-type="float" office:value="0" calcext:value-type="float">
            <text:p>0</text:p>
          </table:table-cell>
          <table:table-cell office:value-type="float" office:value="3.68673319856" calcext:value-type="float">
            <text:p>3.6867331986</text:p>
          </table:table-cell>
        </table:table-row>
        <table:table-row table:style-name="ro1">
          <table:table-cell office:value-type="float" office:value="0.350610936428" calcext:value-type="float">
            <text:p>0.3506109364</text:p>
          </table:table-cell>
          <table:table-cell office:value-type="float" office:value="-0.20602103431" calcext:value-type="float">
            <text:p>-0.2060210343</text:p>
          </table:table-cell>
          <table:table-cell table:formula="of:=MATCH([.A60];[.F$5:.F$25];0)" office:value-type="string" office:string-value="" calcext:value-type="error">
            <text:p>#N/A</text:p>
          </table:table-cell>
          <table:table-cell table:formula="of:=IF(ISNA([.C60]);[.B60];NA())" office:value-type="float" office:value="-0.20602103431" calcext:value-type="float">
            <text:p>-0.2060210343</text:p>
          </table:table-cell>
          <table:table-cell table:formula="of:=IF(ISNA([.C60]);NA();[.B6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4369402179" calcext:value-type="float">
            <text:p>0.1436940218</text:p>
          </table:table-cell>
          <table:table-cell office:value-type="float" office:value="1.40002799743" calcext:value-type="float">
            <text:p>1.4000279974</text:p>
          </table:table-cell>
          <table:table-cell office:value-type="float" office:value="0" calcext:value-type="float">
            <text:p>0</text:p>
          </table:table-cell>
          <table:table-cell office:value-type="float" office:value="3.68673319856" calcext:value-type="float">
            <text:p>3.6867331986</text:p>
          </table:table-cell>
        </table:table-row>
        <table:table-row table:style-name="ro1">
          <table:table-cell office:value-type="float" office:value="-1.03340543151" calcext:value-type="float">
            <text:p>-1.0334054315</text:p>
          </table:table-cell>
          <table:table-cell office:value-type="float" office:value="0.763911727403" calcext:value-type="float">
            <text:p>0.7639117274</text:p>
          </table:table-cell>
          <table:table-cell table:formula="of:=MATCH([.A61];[.F$5:.F$25];0)" office:value-type="string" office:string-value="" calcext:value-type="error">
            <text:p>#N/A</text:p>
          </table:table-cell>
          <table:table-cell table:formula="of:=IF(ISNA([.C61]);[.B61];NA())" office:value-type="float" office:value="0.763911727403" calcext:value-type="float">
            <text:p>0.7639117274</text:p>
          </table:table-cell>
          <table:table-cell table:formula="of:=IF(ISNA([.C61]);NA();[.B61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1370636228" calcext:value-type="float">
            <text:p>1.1370636228</text:p>
          </table:table-cell>
          <table:table-cell office:value-type="float" office:value="0.377495565754" calcext:value-type="float">
            <text:p>0.3774955658</text:p>
          </table:table-cell>
          <table:table-cell office:value-type="float" office:value="0" calcext:value-type="float">
            <text:p>0</text:p>
          </table:table-cell>
          <table:table-cell office:value-type="float" office:value="3.68673319856" calcext:value-type="float">
            <text:p>3.6867331986</text:p>
          </table:table-cell>
        </table:table-row>
        <table:table-row table:style-name="ro1">
          <table:table-cell office:value-type="float" office:value="0.228679089093" calcext:value-type="float">
            <text:p>0.2286790891</text:p>
          </table:table-cell>
          <table:table-cell office:value-type="float" office:value="1.04427864884" calcext:value-type="float">
            <text:p>1.0442786488</text:p>
          </table:table-cell>
          <table:table-cell table:formula="of:=MATCH([.A62];[.F$5:.F$25];0)" office:value-type="string" office:string-value="" calcext:value-type="error">
            <text:p>#N/A</text:p>
          </table:table-cell>
          <table:table-cell table:formula="of:=IF(ISNA([.C62]);[.B62];NA())" office:value-type="float" office:value="1.04427864884" calcext:value-type="float">
            <text:p>1.0442786488</text:p>
          </table:table-cell>
          <table:table-cell table:formula="of:=IF(ISNA([.C62]);NA();[.B6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08060753241" calcext:value-type="float">
            <text:p>-0.1080607532</text:p>
          </table:table-cell>
          <table:table-cell office:value-type="float" office:value="0.444683035946" calcext:value-type="float">
            <text:p>0.4446830359</text:p>
          </table:table-cell>
          <table:table-cell office:value-type="float" office:value="0" calcext:value-type="float">
            <text:p>0</text:p>
          </table:table-cell>
          <table:table-cell office:value-type="float" office:value="3.68673319856" calcext:value-type="float">
            <text:p>3.6867331986</text:p>
          </table:table-cell>
        </table:table-row>
        <table:table-row table:style-name="ro1">
          <table:table-cell office:value-type="float" office:value="-0.862427596824" calcext:value-type="float">
            <text:p>-0.8624275968</text:p>
          </table:table-cell>
          <table:table-cell office:value-type="float" office:value="0.307997427998" calcext:value-type="float">
            <text:p>0.307997428</text:p>
          </table:table-cell>
          <table:table-cell table:formula="of:=MATCH([.A63];[.F$5:.F$25];0)" office:value-type="string" office:string-value="" calcext:value-type="error">
            <text:p>#N/A</text:p>
          </table:table-cell>
          <table:table-cell table:formula="of:=IF(ISNA([.C63]);[.B63];NA())" office:value-type="float" office:value="0.307997427998" calcext:value-type="float">
            <text:p>0.307997428</text:p>
          </table:table-cell>
          <table:table-cell table:formula="of:=IF(ISNA([.C63]);NA();[.B6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861636085781" calcext:value-type="float">
            <text:p>0.8616360858</text:p>
          </table:table-cell>
          <table:table-cell office:value-type="float" office:value="1.42759410688" calcext:value-type="float">
            <text:p>1.4275941069</text:p>
          </table:table-cell>
          <table:table-cell office:value-type="float" office:value="0" calcext:value-type="float">
            <text:p>0</text:p>
          </table:table-cell>
          <table:table-cell office:value-type="float" office:value="3.68673319856" calcext:value-type="float">
            <text:p>3.6867331986</text:p>
          </table:table-cell>
        </table:table-row>
        <table:table-row table:style-name="ro1">
          <table:table-cell office:value-type="float" office:value="-0.00391889628359" calcext:value-type="float">
            <text:p>-0.0039188963</text:p>
          </table:table-cell>
          <table:table-cell office:value-type="float" office:value="1.08421208732" calcext:value-type="float">
            <text:p>1.0842120873</text:p>
          </table:table-cell>
          <table:table-cell table:formula="of:=MATCH([.A64];[.F$5:.F$25];0)" office:value-type="string" office:string-value="" calcext:value-type="error">
            <text:p>#N/A</text:p>
          </table:table-cell>
          <table:table-cell table:formula="of:=IF(ISNA([.C64]);[.B64];NA())" office:value-type="float" office:value="1.08421208732" calcext:value-type="float">
            <text:p>1.0842120873</text:p>
          </table:table-cell>
          <table:table-cell table:formula="of:=IF(ISNA([.C64]);NA();[.B64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866374256987" calcext:value-type="float">
            <text:p>0.866374257</text:p>
          </table:table-cell>
          <table:table-cell office:value-type="float" office:value="1.59563219869" calcext:value-type="float">
            <text:p>1.5956321987</text:p>
          </table:table-cell>
          <table:table-cell office:value-type="float" office:value="0" calcext:value-type="float">
            <text:p>0</text:p>
          </table:table-cell>
          <table:table-cell office:value-type="float" office:value="3.62427579185" calcext:value-type="float">
            <text:p>3.6242757919</text:p>
          </table:table-cell>
        </table:table-row>
        <table:table-row table:style-name="ro1">
          <table:table-cell office:value-type="float" office:value="0.516479307961" calcext:value-type="float">
            <text:p>0.516479308</text:p>
          </table:table-cell>
          <table:table-cell office:value-type="float" office:value="1.00326003116" calcext:value-type="float">
            <text:p>1.0032600312</text:p>
          </table:table-cell>
          <table:table-cell table:formula="of:=MATCH([.A65];[.F$5:.F$25];0)" office:value-type="float" office:value="12" calcext:value-type="float">
            <text:p>12</text:p>
          </table:table-cell>
          <table:table-cell table:formula="of:=IF(ISNA([.C65]);[.B65];NA())" office:value-type="string" office:string-value="" calcext:value-type="error">
            <text:p>#N/A</text:p>
          </table:table-cell>
          <table:table-cell table:formula="of:=IF(ISNA([.C65]);NA();[.B65])" office:value-type="float" office:value="1.00326003116" calcext:value-type="float">
            <text:p>1.0032600312</text:p>
          </table:table-cell>
          <table:table-cell table:number-columns-repeated="4"/>
          <table:table-cell office:value-type="float" office:value="1.34647459364" calcext:value-type="float">
            <text:p>1.3464745936</text:p>
          </table:table-cell>
          <table:table-cell office:value-type="float" office:value="0.455418399038" calcext:value-type="float">
            <text:p>0.455418399</text:p>
          </table:table-cell>
          <table:table-cell office:value-type="float" office:value="0" calcext:value-type="float">
            <text:p>0</text:p>
          </table:table-cell>
          <table:table-cell office:value-type="float" office:value="3.62427579185" calcext:value-type="float">
            <text:p>3.6242757919</text:p>
          </table:table-cell>
        </table:table-row>
        <table:table-row table:style-name="ro1">
          <table:table-cell office:value-type="float" office:value="0.513764601878" calcext:value-type="float">
            <text:p>0.5137646019</text:p>
          </table:table-cell>
          <table:table-cell office:value-type="float" office:value="0.833155130471" calcext:value-type="float">
            <text:p>0.8331551305</text:p>
          </table:table-cell>
          <table:table-cell table:formula="of:=MATCH([.A66];[.F$5:.F$25];0)" office:value-type="string" office:string-value="" calcext:value-type="error">
            <text:p>#N/A</text:p>
          </table:table-cell>
          <table:table-cell table:formula="of:=IF(ISNA([.C66]);[.B66];NA())" office:value-type="float" office:value="0.833155130471" calcext:value-type="float">
            <text:p>0.8331551305</text:p>
          </table:table-cell>
          <table:table-cell table:formula="of:=IF(ISNA([.C66]);NA();[.B6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56367685421" calcext:value-type="float">
            <text:p>-0.2563676854</text:p>
          </table:table-cell>
          <table:table-cell office:value-type="float" office:value="1.30391445361" calcext:value-type="float">
            <text:p>1.3039144536</text:p>
          </table:table-cell>
          <table:table-cell office:value-type="float" office:value="0" calcext:value-type="float">
            <text:p>0</text:p>
          </table:table-cell>
          <table:table-cell office:value-type="float" office:value="3.62427579185" calcext:value-type="float">
            <text:p>3.6242757919</text:p>
          </table:table-cell>
        </table:table-row>
        <table:table-row table:style-name="ro1">
          <table:table-cell office:value-type="float" office:value="1.02382414011" calcext:value-type="float">
            <text:p>1.0238241401</text:p>
          </table:table-cell>
          <table:table-cell office:value-type="float" office:value="0.988430167249" calcext:value-type="float">
            <text:p>0.9884301672</text:p>
          </table:table-cell>
          <table:table-cell table:formula="of:=MATCH([.A67];[.F$5:.F$25];0)" office:value-type="string" office:string-value="" calcext:value-type="error">
            <text:p>#N/A</text:p>
          </table:table-cell>
          <table:table-cell table:formula="of:=IF(ISNA([.C67]);[.B67];NA())" office:value-type="float" office:value="0.988430167249" calcext:value-type="float">
            <text:p>0.9884301672</text:p>
          </table:table-cell>
          <table:table-cell table:formula="of:=IF(ISNA([.C67]);NA();[.B6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93369631566" calcext:value-type="float">
            <text:p>0.1933696316</text:p>
          </table:table-cell>
          <table:table-cell office:value-type="float" office:value="1.61638569481" calcext:value-type="float">
            <text:p>1.6163856948</text:p>
          </table:table-cell>
          <table:table-cell office:value-type="float" office:value="0" calcext:value-type="float">
            <text:p>0</text:p>
          </table:table-cell>
          <table:table-cell office:value-type="float" office:value="3.62427579185" calcext:value-type="float">
            <text:p>3.6242757919</text:p>
          </table:table-cell>
        </table:table-row>
        <table:table-row table:style-name="ro1">
          <table:table-cell office:value-type="float" office:value="0.38265726861" calcext:value-type="float">
            <text:p>0.3826572686</text:p>
          </table:table-cell>
          <table:table-cell office:value-type="float" office:value="1.49937664007" calcext:value-type="float">
            <text:p>1.4993766401</text:p>
          </table:table-cell>
          <table:table-cell table:formula="of:=MATCH([.A68];[.F$5:.F$25];0)" office:value-type="string" office:string-value="" calcext:value-type="error">
            <text:p>#N/A</text:p>
          </table:table-cell>
          <table:table-cell table:formula="of:=IF(ISNA([.C68]);[.B68];NA())" office:value-type="float" office:value="1.49937664007" calcext:value-type="float">
            <text:p>1.4993766401</text:p>
          </table:table-cell>
          <table:table-cell table:formula="of:=IF(ISNA([.C68]);NA();[.B68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28095978332" calcext:value-type="float">
            <text:p>1.2809597833</text:p>
          </table:table-cell>
          <table:table-cell office:value-type="float" office:value="0.871061415823" calcext:value-type="float">
            <text:p>0.8710614158</text:p>
          </table:table-cell>
          <table:table-cell office:value-type="float" office:value="0" calcext:value-type="float">
            <text:p>0</text:p>
          </table:table-cell>
          <table:table-cell office:value-type="float" office:value="3.62427579185" calcext:value-type="float">
            <text:p>3.6242757919</text:p>
          </table:table-cell>
        </table:table-row>
        <table:table-row table:style-name="ro1">
          <table:table-cell office:value-type="float" office:value="1.06396438152" calcext:value-type="float">
            <text:p>1.0639643815</text:p>
          </table:table-cell>
          <table:table-cell office:value-type="float" office:value="1.11237114423" calcext:value-type="float">
            <text:p>1.1123711442</text:p>
          </table:table-cell>
          <table:table-cell table:formula="of:=MATCH([.A69];[.F$5:.F$25];0)" office:value-type="string" office:string-value="" calcext:value-type="error">
            <text:p>#N/A</text:p>
          </table:table-cell>
          <table:table-cell table:formula="of:=IF(ISNA([.C69]);[.B69];NA())" office:value-type="float" office:value="1.11237114423" calcext:value-type="float">
            <text:p>1.1123711442</text:p>
          </table:table-cell>
          <table:table-cell table:formula="of:=IF(ISNA([.C69]);NA();[.B69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228348882308" calcext:value-type="float">
            <text:p>0.0228348882</text:p>
          </table:table-cell>
          <table:table-cell office:value-type="float" office:value="1.34836190249" calcext:value-type="float">
            <text:p>1.3483619025</text:p>
          </table:table-cell>
          <table:table-cell office:value-type="float" office:value="0" calcext:value-type="float">
            <text:p>0</text:p>
          </table:table-cell>
          <table:table-cell office:value-type="float" office:value="3.62427579185" calcext:value-type="float">
            <text:p>3.6242757919</text:p>
          </table:table-cell>
        </table:table-row>
        <table:table-row table:style-name="ro1">
          <table:table-cell office:value-type="float" office:value="0.394534702693" calcext:value-type="float">
            <text:p>0.3945347027</text:p>
          </table:table-cell>
          <table:table-cell office:value-type="float" office:value="1.5463598297" calcext:value-type="float">
            <text:p>1.5463598297</text:p>
          </table:table-cell>
          <table:table-cell table:formula="of:=MATCH([.A70];[.F$5:.F$25];0)" office:value-type="string" office:string-value="" calcext:value-type="error">
            <text:p>#N/A</text:p>
          </table:table-cell>
          <table:table-cell table:formula="of:=IF(ISNA([.C70]);[.B70];NA())" office:value-type="float" office:value="1.5463598297" calcext:value-type="float">
            <text:p>1.5463598297</text:p>
          </table:table-cell>
          <table:table-cell table:formula="of:=IF(ISNA([.C70]);NA();[.B70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49041550674" calcext:value-type="float">
            <text:p>1.4904155067</text:p>
          </table:table-cell>
          <table:table-cell office:value-type="float" office:value="0.881042681425" calcext:value-type="float">
            <text:p>0.8810426814</text:p>
          </table:table-cell>
          <table:table-cell office:value-type="float" office:value="12" calcext:value-type="float">
            <text:p>12</text:p>
          </table:table-cell>
          <table:table-cell office:value-type="float" office:value="3.31330884521" calcext:value-type="float">
            <text:p>3.3133088452</text:p>
          </table:table-cell>
        </table:table-row>
        <table:table-row table:style-name="ro1">
          <table:table-cell office:value-type="float" office:value="1.43582982888" calcext:value-type="float">
            <text:p>1.4358298289</text:p>
          </table:table-cell>
          <table:table-cell office:value-type="float" office:value="1.26527929632" calcext:value-type="float">
            <text:p>1.2652792963</text:p>
          </table:table-cell>
          <table:table-cell table:formula="of:=MATCH([.A71];[.F$5:.F$25];0)" office:value-type="string" office:string-value="" calcext:value-type="error">
            <text:p>#N/A</text:p>
          </table:table-cell>
          <table:table-cell table:formula="of:=IF(ISNA([.C71]);[.B71];NA())" office:value-type="float" office:value="1.26527929632" calcext:value-type="float">
            <text:p>1.2652792963</text:p>
          </table:table-cell>
          <table:table-cell table:formula="of:=IF(ISNA([.C71]);NA();[.B71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01843039329" calcext:value-type="float">
            <text:p>1.0184303933</text:p>
          </table:table-cell>
          <table:table-cell office:value-type="float" office:value="1.2854464697" calcext:value-type="float">
            <text:p>1.2854464697</text:p>
          </table:table-cell>
          <table:table-cell office:value-type="float" office:value="0" calcext:value-type="float">
            <text:p>0</text:p>
          </table:table-cell>
          <table:table-cell office:value-type="float" office:value="3.83517730384" calcext:value-type="float">
            <text:p>3.8351773038</text:p>
          </table:table-cell>
        </table:table-row>
        <table:table-row table:style-name="ro1">
          <table:table-cell office:value-type="float" office:value="0.14369402179" calcext:value-type="float">
            <text:p>0.1436940218</text:p>
          </table:table-cell>
          <table:table-cell office:value-type="float" office:value="1.40002799743" calcext:value-type="float">
            <text:p>1.4000279974</text:p>
          </table:table-cell>
          <table:table-cell table:formula="of:=MATCH([.A72];[.F$5:.F$25];0)" office:value-type="string" office:string-value="" calcext:value-type="error">
            <text:p>#N/A</text:p>
          </table:table-cell>
          <table:table-cell table:formula="of:=IF(ISNA([.C72]);[.B72];NA())" office:value-type="float" office:value="1.40002799743" calcext:value-type="float">
            <text:p>1.4000279974</text:p>
          </table:table-cell>
          <table:table-cell table:formula="of:=IF(ISNA([.C72]);NA();[.B72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33707215303" calcext:value-type="float">
            <text:p>1.337072153</text:p>
          </table:table-cell>
          <table:table-cell office:value-type="float" office:value="0.60815877193" calcext:value-type="float">
            <text:p>0.6081587719</text:p>
          </table:table-cell>
          <table:table-cell office:value-type="float" office:value="12" calcext:value-type="float">
            <text:p>12</text:p>
          </table:table-cell>
          <table:table-cell office:value-type="float" office:value="3.68610535049" calcext:value-type="float">
            <text:p>3.6861053505</text:p>
          </table:table-cell>
        </table:table-row>
        <table:table-row table:style-name="ro1">
          <table:table-cell office:value-type="float" office:value="1.1370636228" calcext:value-type="float">
            <text:p>1.1370636228</text:p>
          </table:table-cell>
          <table:table-cell office:value-type="float" office:value="0.377495565754" calcext:value-type="float">
            <text:p>0.3774955658</text:p>
          </table:table-cell>
          <table:table-cell table:formula="of:=MATCH([.A73];[.F$5:.F$25];0)" office:value-type="string" office:string-value="" calcext:value-type="error">
            <text:p>#N/A</text:p>
          </table:table-cell>
          <table:table-cell table:formula="of:=IF(ISNA([.C73]);[.B73];NA())" office:value-type="float" office:value="0.377495565754" calcext:value-type="float">
            <text:p>0.3774955658</text:p>
          </table:table-cell>
          <table:table-cell table:formula="of:=IF(ISNA([.C73]);NA();[.B73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04813474966" calcext:value-type="float">
            <text:p>1.0481347497</text:p>
          </table:table-cell>
          <table:table-cell office:value-type="float" office:value="0.99806312355" calcext:value-type="float">
            <text:p>0.9980631236</text:p>
          </table:table-cell>
          <table:table-cell office:value-type="float" office:value="0" calcext:value-type="float">
            <text:p>0</text:p>
          </table:table-cell>
          <table:table-cell office:value-type="float" office:value="3.54225601855" calcext:value-type="float">
            <text:p>3.5422560186</text:p>
          </table:table-cell>
        </table:table-row>
        <table:table-row table:style-name="ro1">
          <table:table-cell office:value-type="float" office:value="-0.108060753241" calcext:value-type="float">
            <text:p>-0.1080607532</text:p>
          </table:table-cell>
          <table:table-cell office:value-type="float" office:value="0.444683035946" calcext:value-type="float">
            <text:p>0.4446830359</text:p>
          </table:table-cell>
          <table:table-cell table:formula="of:=MATCH([.A74];[.F$5:.F$25];0)" office:value-type="string" office:string-value="" calcext:value-type="error">
            <text:p>#N/A</text:p>
          </table:table-cell>
          <table:table-cell table:formula="of:=IF(ISNA([.C74]);[.B74];NA())" office:value-type="float" office:value="0.444683035946" calcext:value-type="float">
            <text:p>0.4446830359</text:p>
          </table:table-cell>
          <table:table-cell table:formula="of:=IF(ISNA([.C74]);NA();[.B74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09075315783" calcext:value-type="float">
            <text:p>1.0907531578</text:p>
          </table:table-cell>
          <table:table-cell office:value-type="float" office:value="0.937051112886" calcext:value-type="float">
            <text:p>0.9370511129</text:p>
          </table:table-cell>
          <table:table-cell office:value-type="float" office:value="0" calcext:value-type="float">
            <text:p>0</text:p>
          </table:table-cell>
          <table:table-cell office:value-type="float" office:value="3.54225601855" calcext:value-type="float">
            <text:p>3.5422560186</text:p>
          </table:table-cell>
        </table:table-row>
        <table:table-row table:style-name="ro1">
          <table:table-cell office:value-type="float" office:value="0.861636085781" calcext:value-type="float">
            <text:p>0.8616360858</text:p>
          </table:table-cell>
          <table:table-cell office:value-type="float" office:value="1.42759410688" calcext:value-type="float">
            <text:p>1.4275941069</text:p>
          </table:table-cell>
          <table:table-cell table:formula="of:=MATCH([.A75];[.F$5:.F$25];0)" office:value-type="string" office:string-value="" calcext:value-type="error">
            <text:p>#N/A</text:p>
          </table:table-cell>
          <table:table-cell table:formula="of:=IF(ISNA([.C75]);[.B75];NA())" office:value-type="float" office:value="1.42759410688" calcext:value-type="float">
            <text:p>1.4275941069</text:p>
          </table:table-cell>
          <table:table-cell table:formula="of:=IF(ISNA([.C75]);NA();[.B75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76803442447" calcext:value-type="float">
            <text:p>1.7680344245</text:p>
          </table:table-cell>
          <table:table-cell office:value-type="float" office:value="0.940931521302" calcext:value-type="float">
            <text:p>0.9409315213</text:p>
          </table:table-cell>
          <table:table-cell office:value-type="float" office:value="0" calcext:value-type="float">
            <text:p>0</text:p>
          </table:table-cell>
          <table:table-cell office:value-type="float" office:value="3.54225601855" calcext:value-type="float">
            <text:p>3.5422560186</text:p>
          </table:table-cell>
        </table:table-row>
        <table:table-row table:style-name="ro1">
          <table:table-cell office:value-type="float" office:value="0.866374256987" calcext:value-type="float">
            <text:p>0.866374257</text:p>
          </table:table-cell>
          <table:table-cell office:value-type="float" office:value="1.59563219869" calcext:value-type="float">
            <text:p>1.5956321987</text:p>
          </table:table-cell>
          <table:table-cell table:formula="of:=MATCH([.A76];[.F$5:.F$25];0)" office:value-type="string" office:string-value="" calcext:value-type="error">
            <text:p>#N/A</text:p>
          </table:table-cell>
          <table:table-cell table:formula="of:=IF(ISNA([.C76]);[.B76];NA())" office:value-type="float" office:value="1.59563219869" calcext:value-type="float">
            <text:p>1.5956321987</text:p>
          </table:table-cell>
          <table:table-cell table:formula="of:=IF(ISNA([.C76]);NA();[.B7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901022084245" calcext:value-type="float">
            <text:p>0.9010220842</text:p>
          </table:table-cell>
          <table:table-cell office:value-type="float" office:value="0.0456523039434" calcext:value-type="float">
            <text:p>0.0456523039</text:p>
          </table:table-cell>
          <table:table-cell office:value-type="float" office:value="0" calcext:value-type="float">
            <text:p>0</text:p>
          </table:table-cell>
          <table:table-cell office:value-type="float" office:value="3.54225601855" calcext:value-type="float">
            <text:p>3.5422560186</text:p>
          </table:table-cell>
        </table:table-row>
        <table:table-row table:style-name="ro1">
          <table:table-cell office:value-type="float" office:value="1.34647459364" calcext:value-type="float">
            <text:p>1.3464745936</text:p>
          </table:table-cell>
          <table:table-cell office:value-type="float" office:value="0.455418399038" calcext:value-type="float">
            <text:p>0.455418399</text:p>
          </table:table-cell>
          <table:table-cell table:formula="of:=MATCH([.A77];[.F$5:.F$25];0)" office:value-type="string" office:string-value="" calcext:value-type="error">
            <text:p>#N/A</text:p>
          </table:table-cell>
          <table:table-cell table:formula="of:=IF(ISNA([.C77]);[.B77];NA())" office:value-type="float" office:value="0.455418399038" calcext:value-type="float">
            <text:p>0.455418399</text:p>
          </table:table-cell>
          <table:table-cell table:formula="of:=IF(ISNA([.C77]);NA();[.B77])" office:value-type="string" office:string-value="" calcext:value-type="error">
            <text:p>#N/A</text:p>
          </table:table-cell>
          <table:table-cell table:number-columns-repeated="4"/>
          <table:table-cell office:value-type="float" office:value="2.05422924085" calcext:value-type="float">
            <text:p>2.0542292409</text:p>
          </table:table-cell>
          <table:table-cell office:value-type="float" office:value="1.0896562747" calcext:value-type="float">
            <text:p>1.0896562747</text:p>
          </table:table-cell>
          <table:table-cell office:value-type="float" office:value="0" calcext:value-type="float">
            <text:p>0</text:p>
          </table:table-cell>
          <table:table-cell office:value-type="float" office:value="3.54225601855" calcext:value-type="float">
            <text:p>3.5422560186</text:p>
          </table:table-cell>
        </table:table-row>
        <table:table-row table:style-name="ro1">
          <table:table-cell office:value-type="float" office:value="-0.256367685421" calcext:value-type="float">
            <text:p>-0.2563676854</text:p>
          </table:table-cell>
          <table:table-cell office:value-type="float" office:value="1.30391445361" calcext:value-type="float">
            <text:p>1.3039144536</text:p>
          </table:table-cell>
          <table:table-cell table:formula="of:=MATCH([.A78];[.F$5:.F$25];0)" office:value-type="string" office:string-value="" calcext:value-type="error">
            <text:p>#N/A</text:p>
          </table:table-cell>
          <table:table-cell table:formula="of:=IF(ISNA([.C78]);[.B78];NA())" office:value-type="float" office:value="1.30391445361" calcext:value-type="float">
            <text:p>1.3039144536</text:p>
          </table:table-cell>
          <table:table-cell table:formula="of:=IF(ISNA([.C78]);NA();[.B78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85255668815" calcext:value-type="float">
            <text:p>1.8525566882</text:p>
          </table:table-cell>
          <table:table-cell office:value-type="float" office:value="1.15385597798" calcext:value-type="float">
            <text:p>1.153855978</text:p>
          </table:table-cell>
          <table:table-cell office:value-type="float" office:value="0" calcext:value-type="float">
            <text:p>0</text:p>
          </table:table-cell>
          <table:table-cell office:value-type="float" office:value="3.54225601855" calcext:value-type="float">
            <text:p>3.5422560186</text:p>
          </table:table-cell>
        </table:table-row>
        <table:table-row table:style-name="ro1">
          <table:table-cell office:value-type="float" office:value="0.193369631566" calcext:value-type="float">
            <text:p>0.1933696316</text:p>
          </table:table-cell>
          <table:table-cell office:value-type="float" office:value="1.61638569481" calcext:value-type="float">
            <text:p>1.6163856948</text:p>
          </table:table-cell>
          <table:table-cell table:formula="of:=MATCH([.A79];[.F$5:.F$25];0)" office:value-type="string" office:string-value="" calcext:value-type="error">
            <text:p>#N/A</text:p>
          </table:table-cell>
          <table:table-cell table:formula="of:=IF(ISNA([.C79]);[.B79];NA())" office:value-type="float" office:value="1.61638569481" calcext:value-type="float">
            <text:p>1.6163856948</text:p>
          </table:table-cell>
          <table:table-cell table:formula="of:=IF(ISNA([.C79]);NA();[.B79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822652724348" calcext:value-type="float">
            <text:p>0.8226527243</text:p>
          </table:table-cell>
          <table:table-cell office:value-type="float" office:value="0.0808965403812" calcext:value-type="float">
            <text:p>0.0808965404</text:p>
          </table:table-cell>
          <table:table-cell office:value-type="float" office:value="0" calcext:value-type="float">
            <text:p>0</text:p>
          </table:table-cell>
          <table:table-cell office:value-type="float" office:value="3.54225601855" calcext:value-type="float">
            <text:p>3.5422560186</text:p>
          </table:table-cell>
        </table:table-row>
        <table:table-row table:style-name="ro1">
          <table:table-cell office:value-type="float" office:value="1.28095978332" calcext:value-type="float">
            <text:p>1.2809597833</text:p>
          </table:table-cell>
          <table:table-cell office:value-type="float" office:value="0.871061415823" calcext:value-type="float">
            <text:p>0.8710614158</text:p>
          </table:table-cell>
          <table:table-cell table:formula="of:=MATCH([.A80];[.F$5:.F$25];0)" office:value-type="string" office:string-value="" calcext:value-type="error">
            <text:p>#N/A</text:p>
          </table:table-cell>
          <table:table-cell table:formula="of:=IF(ISNA([.C80]);[.B80];NA())" office:value-type="float" office:value="0.871061415823" calcext:value-type="float">
            <text:p>0.8710614158</text:p>
          </table:table-cell>
          <table:table-cell table:formula="of:=IF(ISNA([.C80]);NA();[.B8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63762842945" calcext:value-type="float">
            <text:p>0.3637628429</text:p>
          </table:table-cell>
          <table:table-cell office:value-type="float" office:value="-0.121851919567" calcext:value-type="float">
            <text:p>-0.1218519196</text:p>
          </table:table-cell>
          <table:table-cell office:value-type="float" office:value="3" calcext:value-type="float">
            <text:p>3</text:p>
          </table:table-cell>
          <table:table-cell office:value-type="float" office:value="3.95011995107" calcext:value-type="float">
            <text:p>3.9501199511</text:p>
          </table:table-cell>
        </table:table-row>
        <table:table-row table:style-name="ro1">
          <table:table-cell office:value-type="float" office:value="0.0228348882308" calcext:value-type="float">
            <text:p>0.0228348882</text:p>
          </table:table-cell>
          <table:table-cell office:value-type="float" office:value="1.34836190249" calcext:value-type="float">
            <text:p>1.3483619025</text:p>
          </table:table-cell>
          <table:table-cell table:formula="of:=MATCH([.A81];[.F$5:.F$25];0)" office:value-type="string" office:string-value="" calcext:value-type="error">
            <text:p>#N/A</text:p>
          </table:table-cell>
          <table:table-cell table:formula="of:=IF(ISNA([.C81]);[.B81];NA())" office:value-type="float" office:value="1.34836190249" calcext:value-type="float">
            <text:p>1.3483619025</text:p>
          </table:table-cell>
          <table:table-cell table:formula="of:=IF(ISNA([.C81]);NA();[.B81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07599884557" calcext:value-type="float">
            <text:p>1.0759988456</text:p>
          </table:table-cell>
          <table:table-cell office:value-type="float" office:value="0.811190546409" calcext:value-type="float">
            <text:p>0.8111905464</text:p>
          </table:table-cell>
          <table:table-cell office:value-type="float" office:value="13" calcext:value-type="float">
            <text:p>13</text:p>
          </table:table-cell>
          <table:table-cell office:value-type="float" office:value="3.46240457883" calcext:value-type="float">
            <text:p>3.4624045788</text:p>
          </table:table-cell>
        </table:table-row>
        <table:table-row table:style-name="ro1">
          <table:table-cell office:value-type="float" office:value="1.49041550674" calcext:value-type="float">
            <text:p>1.4904155067</text:p>
          </table:table-cell>
          <table:table-cell office:value-type="float" office:value="0.881042681425" calcext:value-type="float">
            <text:p>0.8810426814</text:p>
          </table:table-cell>
          <table:table-cell table:formula="of:=MATCH([.A82];[.F$5:.F$25];0)" office:value-type="string" office:string-value="" calcext:value-type="error">
            <text:p>#N/A</text:p>
          </table:table-cell>
          <table:table-cell table:formula="of:=IF(ISNA([.C82]);[.B82];NA())" office:value-type="float" office:value="0.881042681425" calcext:value-type="float">
            <text:p>0.8810426814</text:p>
          </table:table-cell>
          <table:table-cell table:formula="of:=IF(ISNA([.C82]);NA();[.B82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61756079418" calcext:value-type="float">
            <text:p>1.6175607942</text:p>
          </table:table-cell>
          <table:table-cell office:value-type="float" office:value="0.428693188587" calcext:value-type="float">
            <text:p>0.4286931886</text:p>
          </table:table-cell>
          <table:table-cell office:value-type="float" office:value="13" calcext:value-type="float">
            <text:p>13</text:p>
          </table:table-cell>
          <table:table-cell office:value-type="float" office:value="3.46240457883" calcext:value-type="float">
            <text:p>3.4624045788</text:p>
          </table:table-cell>
        </table:table-row>
        <table:table-row table:style-name="ro1">
          <table:table-cell office:value-type="float" office:value="1.01843039329" calcext:value-type="float">
            <text:p>1.0184303933</text:p>
          </table:table-cell>
          <table:table-cell office:value-type="float" office:value="1.2854464697" calcext:value-type="float">
            <text:p>1.2854464697</text:p>
          </table:table-cell>
          <table:table-cell table:formula="of:=MATCH([.A83];[.F$5:.F$25];0)" office:value-type="string" office:string-value="" calcext:value-type="error">
            <text:p>#N/A</text:p>
          </table:table-cell>
          <table:table-cell table:formula="of:=IF(ISNA([.C83]);[.B83];NA())" office:value-type="float" office:value="1.2854464697" calcext:value-type="float">
            <text:p>1.2854464697</text:p>
          </table:table-cell>
          <table:table-cell table:formula="of:=IF(ISNA([.C83]);NA();[.B8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881029115218" calcext:value-type="float">
            <text:p>0.8810291152</text:p>
          </table:table-cell>
          <table:table-cell office:value-type="float" office:value="-0.528907211328" calcext:value-type="float">
            <text:p>-0.5289072113</text:p>
          </table:table-cell>
          <table:table-cell office:value-type="float" office:value="0" calcext:value-type="float">
            <text:p>0</text:p>
          </table:table-cell>
          <table:table-cell office:value-type="float" office:value="3.38820127666" calcext:value-type="float">
            <text:p>3.3882012767</text:p>
          </table:table-cell>
        </table:table-row>
        <table:table-row table:style-name="ro1">
          <table:table-cell office:value-type="float" office:value="1.33707215303" calcext:value-type="float">
            <text:p>1.337072153</text:p>
          </table:table-cell>
          <table:table-cell office:value-type="float" office:value="0.60815877193" calcext:value-type="float">
            <text:p>0.6081587719</text:p>
          </table:table-cell>
          <table:table-cell table:formula="of:=MATCH([.A84];[.F$5:.F$25];0)" office:value-type="float" office:value="13" calcext:value-type="float">
            <text:p>13</text:p>
          </table:table-cell>
          <table:table-cell table:formula="of:=IF(ISNA([.C84]);[.B84];NA())" office:value-type="string" office:string-value="" calcext:value-type="error">
            <text:p>#N/A</text:p>
          </table:table-cell>
          <table:table-cell table:formula="of:=IF(ISNA([.C84]);NA();[.B84])" office:value-type="float" office:value="0.60815877193" calcext:value-type="float">
            <text:p>0.6081587719</text:p>
          </table:table-cell>
          <table:table-cell table:number-columns-repeated="4"/>
          <table:table-cell office:value-type="float" office:value="1.41160950117" calcext:value-type="float">
            <text:p>1.4116095012</text:p>
          </table:table-cell>
          <table:table-cell office:value-type="float" office:value="0.225698727381" calcext:value-type="float">
            <text:p>0.2256987274</text:p>
          </table:table-cell>
          <table:table-cell office:value-type="float" office:value="0" calcext:value-type="float">
            <text:p>0</text:p>
          </table:table-cell>
          <table:table-cell office:value-type="float" office:value="3.38820127666" calcext:value-type="float">
            <text:p>3.3882012767</text:p>
          </table:table-cell>
        </table:table-row>
        <table:table-row table:style-name="ro1">
          <table:table-cell office:value-type="float" office:value="1.55175816317" calcext:value-type="float">
            <text:p>1.5517581632</text:p>
          </table:table-cell>
          <table:table-cell office:value-type="float" office:value="0.475606335034" calcext:value-type="float">
            <text:p>0.475606335</text:p>
          </table:table-cell>
          <table:table-cell table:formula="of:=MATCH([.A85];[.F$5:.F$25];0)" office:value-type="float" office:value="14" calcext:value-type="float">
            <text:p>14</text:p>
          </table:table-cell>
          <table:table-cell table:formula="of:=IF(ISNA([.C85]);[.B85];NA())" office:value-type="string" office:string-value="" calcext:value-type="error">
            <text:p>#N/A</text:p>
          </table:table-cell>
          <table:table-cell table:formula="of:=IF(ISNA([.C85]);NA();[.B85])" office:value-type="float" office:value="0.475606335034" calcext:value-type="float">
            <text:p>0.475606335</text:p>
          </table:table-cell>
          <table:table-cell table:number-columns-repeated="4"/>
          <table:table-cell office:value-type="float" office:value="1.36864556042" calcext:value-type="float">
            <text:p>1.3686455604</text:p>
          </table:table-cell>
          <table:table-cell office:value-type="float" office:value="-0.690052705483" calcext:value-type="float">
            <text:p>-0.6900527055</text:p>
          </table:table-cell>
          <table:table-cell office:value-type="float" office:value="3" calcext:value-type="float">
            <text:p>3</text:p>
          </table:table-cell>
          <table:table-cell office:value-type="float" office:value="3.35874669471" calcext:value-type="float">
            <text:p>3.3587466947</text:p>
          </table:table-cell>
        </table:table-row>
        <table:table-row table:style-name="ro1">
          <table:table-cell office:value-type="float" office:value="1.77964372137" calcext:value-type="float">
            <text:p>1.7796437214</text:p>
          </table:table-cell>
          <table:table-cell office:value-type="float" office:value="0.63561144095" calcext:value-type="float">
            <text:p>0.635611441</text:p>
          </table:table-cell>
          <table:table-cell table:formula="of:=MATCH([.A86];[.F$5:.F$25];0)" office:value-type="string" office:string-value="" calcext:value-type="error">
            <text:p>#N/A</text:p>
          </table:table-cell>
          <table:table-cell table:formula="of:=IF(ISNA([.C86]);[.B86];NA())" office:value-type="float" office:value="0.63561144095" calcext:value-type="float">
            <text:p>0.635611441</text:p>
          </table:table-cell>
          <table:table-cell table:formula="of:=IF(ISNA([.C86]);NA();[.B8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652211145277" calcext:value-type="float">
            <text:p>0.6522111453</text:p>
          </table:table-cell>
          <table:table-cell office:value-type="float" office:value="0.619726897817" calcext:value-type="float">
            <text:p>0.6197268978</text:p>
          </table:table-cell>
          <table:table-cell office:value-type="float" office:value="3" calcext:value-type="float">
            <text:p>3</text:p>
          </table:table-cell>
          <table:table-cell office:value-type="float" office:value="3.35874669471" calcext:value-type="float">
            <text:p>3.3587466947</text:p>
          </table:table-cell>
        </table:table-row>
        <table:table-row table:style-name="ro1">
          <table:table-cell office:value-type="float" office:value="1.04813474966" calcext:value-type="float">
            <text:p>1.0481347497</text:p>
          </table:table-cell>
          <table:table-cell office:value-type="float" office:value="0.99806312355" calcext:value-type="float">
            <text:p>0.9980631236</text:p>
          </table:table-cell>
          <table:table-cell table:formula="of:=MATCH([.A87];[.F$5:.F$25];0)" office:value-type="string" office:string-value="" calcext:value-type="error">
            <text:p>#N/A</text:p>
          </table:table-cell>
          <table:table-cell table:formula="of:=IF(ISNA([.C87]);[.B87];NA())" office:value-type="float" office:value="0.99806312355" calcext:value-type="float">
            <text:p>0.9980631236</text:p>
          </table:table-cell>
          <table:table-cell table:formula="of:=IF(ISNA([.C87]);NA();[.B87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34053709957" calcext:value-type="float">
            <text:p>1.3405370996</text:p>
          </table:table-cell>
          <table:table-cell office:value-type="float" office:value="0.176955438376" calcext:value-type="float">
            <text:p>0.1769554384</text:p>
          </table:table-cell>
          <table:table-cell office:value-type="float" office:value="3" calcext:value-type="float">
            <text:p>3</text:p>
          </table:table-cell>
          <table:table-cell office:value-type="float" office:value="3.35874669471" calcext:value-type="float">
            <text:p>3.3587466947</text:p>
          </table:table-cell>
        </table:table-row>
        <table:table-row table:style-name="ro1">
          <table:table-cell office:value-type="float" office:value="1.09075315783" calcext:value-type="float">
            <text:p>1.0907531578</text:p>
          </table:table-cell>
          <table:table-cell office:value-type="float" office:value="0.937051112886" calcext:value-type="float">
            <text:p>0.9370511129</text:p>
          </table:table-cell>
          <table:table-cell table:formula="of:=MATCH([.A88];[.F$5:.F$25];0)" office:value-type="string" office:string-value="" calcext:value-type="error">
            <text:p>#N/A</text:p>
          </table:table-cell>
          <table:table-cell table:formula="of:=IF(ISNA([.C88]);[.B88];NA())" office:value-type="float" office:value="0.937051112886" calcext:value-type="float">
            <text:p>0.9370511129</text:p>
          </table:table-cell>
          <table:table-cell table:formula="of:=IF(ISNA([.C88]);NA();[.B88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17803327924" calcext:value-type="float">
            <text:p>1.1780332792</text:p>
          </table:table-cell>
          <table:table-cell office:value-type="float" office:value="0.831609292331" calcext:value-type="float">
            <text:p>0.8316092923</text:p>
          </table:table-cell>
          <table:table-cell office:value-type="float" office:value="3" calcext:value-type="float">
            <text:p>3</text:p>
          </table:table-cell>
          <table:table-cell office:value-type="float" office:value="3.35874669471" calcext:value-type="float">
            <text:p>3.3587466947</text:p>
          </table:table-cell>
        </table:table-row>
        <table:table-row table:style-name="ro1">
          <table:table-cell office:value-type="float" office:value="1.76803442447" calcext:value-type="float">
            <text:p>1.7680344245</text:p>
          </table:table-cell>
          <table:table-cell office:value-type="float" office:value="0.940931521302" calcext:value-type="float">
            <text:p>0.9409315213</text:p>
          </table:table-cell>
          <table:table-cell table:formula="of:=MATCH([.A89];[.F$5:.F$25];0)" office:value-type="string" office:string-value="" calcext:value-type="error">
            <text:p>#N/A</text:p>
          </table:table-cell>
          <table:table-cell table:formula="of:=IF(ISNA([.C89]);[.B89];NA())" office:value-type="float" office:value="0.940931521302" calcext:value-type="float">
            <text:p>0.9409315213</text:p>
          </table:table-cell>
          <table:table-cell table:formula="of:=IF(ISNA([.C89]);NA();[.B89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4110788462" calcext:value-type="float">
            <text:p>1.4110788462</text:p>
          </table:table-cell>
          <table:table-cell office:value-type="float" office:value="-0.390864508133" calcext:value-type="float">
            <text:p>-0.3908645081</text:p>
          </table:table-cell>
          <table:table-cell office:value-type="float" office:value="3" calcext:value-type="float">
            <text:p>3</text:p>
          </table:table-cell>
          <table:table-cell office:value-type="float" office:value="3.35874669471" calcext:value-type="float">
            <text:p>3.3587466947</text:p>
          </table:table-cell>
        </table:table-row>
        <table:table-row table:style-name="ro1">
          <table:table-cell office:value-type="float" office:value="0.901022084245" calcext:value-type="float">
            <text:p>0.9010220842</text:p>
          </table:table-cell>
          <table:table-cell office:value-type="float" office:value="0.0456523039434" calcext:value-type="float">
            <text:p>0.0456523039</text:p>
          </table:table-cell>
          <table:table-cell table:formula="of:=MATCH([.A90];[.F$5:.F$25];0)" office:value-type="string" office:string-value="" calcext:value-type="error">
            <text:p>#N/A</text:p>
          </table:table-cell>
          <table:table-cell table:formula="of:=IF(ISNA([.C90]);[.B90];NA())" office:value-type="float" office:value="0.0456523039434" calcext:value-type="float">
            <text:p>0.0456523039</text:p>
          </table:table-cell>
          <table:table-cell table:formula="of:=IF(ISNA([.C90]);NA();[.B9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04353025502" calcext:value-type="float">
            <text:p>-0.1043530255</text:p>
          </table:table-cell>
          <table:table-cell office:value-type="float" office:value="0.195575251381" calcext:value-type="float">
            <text:p>0.1955752514</text:p>
          </table:table-cell>
          <table:table-cell office:value-type="float" office:value="3" calcext:value-type="float">
            <text:p>3</text:p>
          </table:table-cell>
          <table:table-cell office:value-type="float" office:value="3.35874669471" calcext:value-type="float">
            <text:p>3.3587466947</text:p>
          </table:table-cell>
        </table:table-row>
        <table:table-row table:style-name="ro1">
          <table:table-cell office:value-type="float" office:value="2.05422924085" calcext:value-type="float">
            <text:p>2.0542292409</text:p>
          </table:table-cell>
          <table:table-cell office:value-type="float" office:value="1.0896562747" calcext:value-type="float">
            <text:p>1.0896562747</text:p>
          </table:table-cell>
          <table:table-cell table:formula="of:=MATCH([.A91];[.F$5:.F$25];0)" office:value-type="string" office:string-value="" calcext:value-type="error">
            <text:p>#N/A</text:p>
          </table:table-cell>
          <table:table-cell table:formula="of:=IF(ISNA([.C91]);[.B91];NA())" office:value-type="float" office:value="1.0896562747" calcext:value-type="float">
            <text:p>1.0896562747</text:p>
          </table:table-cell>
          <table:table-cell table:formula="of:=IF(ISNA([.C91]);NA();[.B91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42007637369" calcext:value-type="float">
            <text:p>1.4200763737</text:p>
          </table:table-cell>
          <table:table-cell office:value-type="float" office:value="-0.155431964638" calcext:value-type="float">
            <text:p>-0.1554319646</text:p>
          </table:table-cell>
          <table:table-cell office:value-type="float" office:value="3" calcext:value-type="float">
            <text:p>3</text:p>
          </table:table-cell>
          <table:table-cell office:value-type="float" office:value="3.35874669471" calcext:value-type="float">
            <text:p>3.3587466947</text:p>
          </table:table-cell>
        </table:table-row>
        <table:table-row table:style-name="ro1">
          <table:table-cell office:value-type="float" office:value="1.85255668815" calcext:value-type="float">
            <text:p>1.8525566882</text:p>
          </table:table-cell>
          <table:table-cell office:value-type="float" office:value="1.15385597798" calcext:value-type="float">
            <text:p>1.153855978</text:p>
          </table:table-cell>
          <table:table-cell table:formula="of:=MATCH([.A92];[.F$5:.F$25];0)" office:value-type="string" office:string-value="" calcext:value-type="error">
            <text:p>#N/A</text:p>
          </table:table-cell>
          <table:table-cell table:formula="of:=IF(ISNA([.C92]);[.B92];NA())" office:value-type="float" office:value="1.15385597798" calcext:value-type="float">
            <text:p>1.153855978</text:p>
          </table:table-cell>
          <table:table-cell table:formula="of:=IF(ISNA([.C92]);NA();[.B9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90563632163" calcext:value-type="float">
            <text:p>0.1905636322</text:p>
          </table:table-cell>
          <table:table-cell office:value-type="float" office:value="0.31402671591" calcext:value-type="float">
            <text:p>0.3140267159</text:p>
          </table:table-cell>
          <table:table-cell office:value-type="float" office:value="3" calcext:value-type="float">
            <text:p>3</text:p>
          </table:table-cell>
          <table:table-cell office:value-type="float" office:value="3.35874669471" calcext:value-type="float">
            <text:p>3.3587466947</text:p>
          </table:table-cell>
        </table:table-row>
        <table:table-row table:style-name="ro1">
          <table:table-cell office:value-type="float" office:value="0.822652724348" calcext:value-type="float">
            <text:p>0.8226527243</text:p>
          </table:table-cell>
          <table:table-cell office:value-type="float" office:value="0.0808965403812" calcext:value-type="float">
            <text:p>0.0808965404</text:p>
          </table:table-cell>
          <table:table-cell table:formula="of:=MATCH([.A93];[.F$5:.F$25];0)" office:value-type="float" office:value="15" calcext:value-type="float">
            <text:p>15</text:p>
          </table:table-cell>
          <table:table-cell table:formula="of:=IF(ISNA([.C93]);[.B93];NA())" office:value-type="string" office:string-value="" calcext:value-type="error">
            <text:p>#N/A</text:p>
          </table:table-cell>
          <table:table-cell table:formula="of:=IF(ISNA([.C93]);NA();[.B93])" office:value-type="float" office:value="0.0808965403812" calcext:value-type="float">
            <text:p>0.0808965404</text:p>
          </table:table-cell>
          <table:table-cell table:number-columns-repeated="4"/>
          <table:table-cell office:value-type="float" office:value="0.591061376759" calcext:value-type="float">
            <text:p>0.5910613768</text:p>
          </table:table-cell>
          <table:table-cell office:value-type="float" office:value="0.790883382905" calcext:value-type="float">
            <text:p>0.7908833829</text:p>
          </table:table-cell>
          <table:table-cell office:value-type="float" office:value="3" calcext:value-type="float">
            <text:p>3</text:p>
          </table:table-cell>
          <table:table-cell office:value-type="float" office:value="3.35874669471" calcext:value-type="float">
            <text:p>3.3587466947</text:p>
          </table:table-cell>
        </table:table-row>
        <table:table-row table:style-name="ro1">
          <table:table-cell office:value-type="float" office:value="0.689780407456" calcext:value-type="float">
            <text:p>0.6897804075</text:p>
          </table:table-cell>
          <table:table-cell office:value-type="float" office:value="0.187992542278" calcext:value-type="float">
            <text:p>0.1879925423</text:p>
          </table:table-cell>
          <table:table-cell table:formula="of:=MATCH([.A94];[.F$5:.F$25];0)" office:value-type="string" office:string-value="" calcext:value-type="error">
            <text:p>#N/A</text:p>
          </table:table-cell>
          <table:table-cell table:formula="of:=IF(ISNA([.C94]);[.B94];NA())" office:value-type="float" office:value="0.187992542278" calcext:value-type="float">
            <text:p>0.1879925423</text:p>
          </table:table-cell>
          <table:table-cell table:formula="of:=IF(ISNA([.C94]);NA();[.B94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47666014501" calcext:value-type="float">
            <text:p>1.476660145</text:p>
          </table:table-cell>
          <table:table-cell office:value-type="float" office:value="0.2978801361" calcext:value-type="float">
            <text:p>0.2978801361</text:p>
          </table:table-cell>
          <table:table-cell office:value-type="float" office:value="3" calcext:value-type="float">
            <text:p>3</text:p>
          </table:table-cell>
          <table:table-cell office:value-type="float" office:value="3.35874669471" calcext:value-type="float">
            <text:p>3.3587466947</text:p>
          </table:table-cell>
        </table:table-row>
        <table:table-row table:style-name="ro1">
          <table:table-cell office:value-type="float" office:value="0.363762842945" calcext:value-type="float">
            <text:p>0.3637628429</text:p>
          </table:table-cell>
          <table:table-cell office:value-type="float" office:value="-0.121851919567" calcext:value-type="float">
            <text:p>-0.1218519196</text:p>
          </table:table-cell>
          <table:table-cell table:formula="of:=MATCH([.A95];[.F$5:.F$25];0)" office:value-type="string" office:string-value="" calcext:value-type="error">
            <text:p>#N/A</text:p>
          </table:table-cell>
          <table:table-cell table:formula="of:=IF(ISNA([.C95]);[.B95];NA())" office:value-type="float" office:value="-0.121851919567" calcext:value-type="float">
            <text:p>-0.1218519196</text:p>
          </table:table-cell>
          <table:table-cell table:formula="of:=IF(ISNA([.C95]);NA();[.B95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38600110577" calcext:value-type="float">
            <text:p>1.3860011058</text:p>
          </table:table-cell>
          <table:table-cell office:value-type="float" office:value="0.773386798696" calcext:value-type="float">
            <text:p>0.7733867987</text:p>
          </table:table-cell>
          <table:table-cell office:value-type="float" office:value="3" calcext:value-type="float">
            <text:p>3</text:p>
          </table:table-cell>
          <table:table-cell office:value-type="float" office:value="3.35874669471" calcext:value-type="float">
            <text:p>3.3587466947</text:p>
          </table:table-cell>
        </table:table-row>
        <table:table-row table:style-name="ro1">
          <table:table-cell office:value-type="float" office:value="1.07599884557" calcext:value-type="float">
            <text:p>1.0759988456</text:p>
          </table:table-cell>
          <table:table-cell office:value-type="float" office:value="0.811190546409" calcext:value-type="float">
            <text:p>0.8111905464</text:p>
          </table:table-cell>
          <table:table-cell table:formula="of:=MATCH([.A96];[.F$5:.F$25];0)" office:value-type="string" office:string-value="" calcext:value-type="error">
            <text:p>#N/A</text:p>
          </table:table-cell>
          <table:table-cell table:formula="of:=IF(ISNA([.C96]);[.B96];NA())" office:value-type="float" office:value="0.811190546409" calcext:value-type="float">
            <text:p>0.8111905464</text:p>
          </table:table-cell>
          <table:table-cell table:formula="of:=IF(ISNA([.C96]);NA();[.B9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48998933951" calcext:value-type="float">
            <text:p>0.248998934</text:p>
          </table:table-cell>
          <table:table-cell office:value-type="float" office:value="0.5532219717" calcext:value-type="float">
            <text:p>0.5532219717</text:p>
          </table:table-cell>
          <table:table-cell office:value-type="float" office:value="12" calcext:value-type="float">
            <text:p>12</text:p>
          </table:table-cell>
          <table:table-cell office:value-type="float" office:value="3.62134995794" calcext:value-type="float">
            <text:p>3.6213499579</text:p>
          </table:table-cell>
        </table:table-row>
        <table:table-row table:style-name="ro1">
          <table:table-cell office:value-type="float" office:value="1.61756079418" calcext:value-type="float">
            <text:p>1.6175607942</text:p>
          </table:table-cell>
          <table:table-cell office:value-type="float" office:value="0.428693188587" calcext:value-type="float">
            <text:p>0.4286931886</text:p>
          </table:table-cell>
          <table:table-cell table:formula="of:=MATCH([.A97];[.F$5:.F$25];0)" office:value-type="string" office:string-value="" calcext:value-type="error">
            <text:p>#N/A</text:p>
          </table:table-cell>
          <table:table-cell table:formula="of:=IF(ISNA([.C97]);[.B97];NA())" office:value-type="float" office:value="0.428693188587" calcext:value-type="float">
            <text:p>0.4286931886</text:p>
          </table:table-cell>
          <table:table-cell table:formula="of:=IF(ISNA([.C97]);NA();[.B9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932488631011" calcext:value-type="float">
            <text:p>0.932488631</text:p>
          </table:table-cell>
          <table:table-cell office:value-type="float" office:value="-0.533680650934" calcext:value-type="float">
            <text:p>-0.5336806509</text:p>
          </table:table-cell>
          <table:table-cell office:value-type="float" office:value="13" calcext:value-type="float">
            <text:p>13</text:p>
          </table:table-cell>
          <table:table-cell office:value-type="float" office:value="3.32774820797" calcext:value-type="float">
            <text:p>3.327748208</text:p>
          </table:table-cell>
        </table:table-row>
        <table:table-row table:style-name="ro1">
          <table:table-cell office:value-type="float" office:value="0.881029115218" calcext:value-type="float">
            <text:p>0.8810291152</text:p>
          </table:table-cell>
          <table:table-cell office:value-type="float" office:value="-0.528907211328" calcext:value-type="float">
            <text:p>-0.5289072113</text:p>
          </table:table-cell>
          <table:table-cell table:formula="of:=MATCH([.A98];[.F$5:.F$25];0)" office:value-type="string" office:string-value="" calcext:value-type="error">
            <text:p>#N/A</text:p>
          </table:table-cell>
          <table:table-cell table:formula="of:=IF(ISNA([.C98]);[.B98];NA())" office:value-type="float" office:value="-0.528907211328" calcext:value-type="float">
            <text:p>-0.5289072113</text:p>
          </table:table-cell>
          <table:table-cell table:formula="of:=IF(ISNA([.C98]);NA();[.B9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3609219415" calcext:value-type="float">
            <text:p>0.2360921942</text:p>
          </table:table-cell>
          <table:table-cell office:value-type="float" office:value="0.182938799784" calcext:value-type="float">
            <text:p>0.1829387998</text:p>
          </table:table-cell>
          <table:table-cell office:value-type="float" office:value="13" calcext:value-type="float">
            <text:p>13</text:p>
          </table:table-cell>
          <table:table-cell office:value-type="float" office:value="3.32774820797" calcext:value-type="float">
            <text:p>3.327748208</text:p>
          </table:table-cell>
        </table:table-row>
        <table:table-row table:style-name="ro1">
          <table:table-cell office:value-type="float" office:value="1.41160950117" calcext:value-type="float">
            <text:p>1.4116095012</text:p>
          </table:table-cell>
          <table:table-cell office:value-type="float" office:value="0.225698727381" calcext:value-type="float">
            <text:p>0.2256987274</text:p>
          </table:table-cell>
          <table:table-cell table:formula="of:=MATCH([.A99];[.F$5:.F$25];0)" office:value-type="string" office:string-value="" calcext:value-type="error">
            <text:p>#N/A</text:p>
          </table:table-cell>
          <table:table-cell table:formula="of:=IF(ISNA([.C99]);[.B99];NA())" office:value-type="float" office:value="0.225698727381" calcext:value-type="float">
            <text:p>0.2256987274</text:p>
          </table:table-cell>
          <table:table-cell table:formula="of:=IF(ISNA([.C99]);NA();[.B99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02890648808" calcext:value-type="float">
            <text:p>1.0289064881</text:p>
          </table:table-cell>
          <table:table-cell office:value-type="float" office:value="-0.716197759544" calcext:value-type="float">
            <text:p>-0.7161977595</text:p>
          </table:table-cell>
          <table:table-cell office:value-type="float" office:value="0" calcext:value-type="float">
            <text:p>0</text:p>
          </table:table-cell>
          <table:table-cell office:value-type="float" office:value="3.54223017519" calcext:value-type="float">
            <text:p>3.5422301752</text:p>
          </table:table-cell>
        </table:table-row>
        <table:table-row table:style-name="ro1">
          <table:table-cell office:value-type="float" office:value="1.36864556042" calcext:value-type="float">
            <text:p>1.3686455604</text:p>
          </table:table-cell>
          <table:table-cell office:value-type="float" office:value="-0.690052705483" calcext:value-type="float">
            <text:p>-0.6900527055</text:p>
          </table:table-cell>
          <table:table-cell table:formula="of:=MATCH([.A100];[.F$5:.F$25];0)" office:value-type="string" office:string-value="" calcext:value-type="error">
            <text:p>#N/A</text:p>
          </table:table-cell>
          <table:table-cell table:formula="of:=IF(ISNA([.C100]);[.B100];NA())" office:value-type="float" office:value="-0.690052705483" calcext:value-type="float">
            <text:p>-0.6900527055</text:p>
          </table:table-cell>
          <table:table-cell table:formula="of:=IF(ISNA([.C100]);NA();[.B10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17442177894" calcext:value-type="float">
            <text:p>0.2174421779</text:p>
          </table:table-cell>
          <table:table-cell office:value-type="float" office:value="-0.322228188843" calcext:value-type="float">
            <text:p>-0.3222281888</text:p>
          </table:table-cell>
          <table:table-cell office:value-type="float" office:value="3" calcext:value-type="float">
            <text:p>3</text:p>
          </table:table-cell>
          <table:table-cell office:value-type="float" office:value="3.24077020369" calcext:value-type="float">
            <text:p>3.2407702037</text:p>
          </table:table-cell>
        </table:table-row>
        <table:table-row table:style-name="ro1">
          <table:table-cell office:value-type="float" office:value="0.652211145277" calcext:value-type="float">
            <text:p>0.6522111453</text:p>
          </table:table-cell>
          <table:table-cell office:value-type="float" office:value="0.619726897817" calcext:value-type="float">
            <text:p>0.6197268978</text:p>
          </table:table-cell>
          <table:table-cell table:formula="of:=MATCH([.A101];[.F$5:.F$25];0)" office:value-type="string" office:string-value="" calcext:value-type="error">
            <text:p>#N/A</text:p>
          </table:table-cell>
          <table:table-cell table:formula="of:=IF(ISNA([.C101]);[.B101];NA())" office:value-type="float" office:value="0.619726897817" calcext:value-type="float">
            <text:p>0.6197268978</text:p>
          </table:table-cell>
          <table:table-cell table:formula="of:=IF(ISNA([.C101]);NA();[.B101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0468630869" calcext:value-type="float">
            <text:p>1.0468630869</text:p>
          </table:table-cell>
          <table:table-cell office:value-type="float" office:value="0.936972644099" calcext:value-type="float">
            <text:p>0.9369726441</text:p>
          </table:table-cell>
          <table:table-cell office:value-type="float" office:value="3" calcext:value-type="float">
            <text:p>3</text:p>
          </table:table-cell>
          <table:table-cell office:value-type="float" office:value="3.24077020369" calcext:value-type="float">
            <text:p>3.2407702037</text:p>
          </table:table-cell>
        </table:table-row>
        <table:table-row table:style-name="ro1">
          <table:table-cell office:value-type="float" office:value="1.34053709957" calcext:value-type="float">
            <text:p>1.3405370996</text:p>
          </table:table-cell>
          <table:table-cell office:value-type="float" office:value="0.176955438376" calcext:value-type="float">
            <text:p>0.1769554384</text:p>
          </table:table-cell>
          <table:table-cell table:formula="of:=MATCH([.A102];[.F$5:.F$25];0)" office:value-type="string" office:string-value="" calcext:value-type="error">
            <text:p>#N/A</text:p>
          </table:table-cell>
          <table:table-cell table:formula="of:=IF(ISNA([.C102]);[.B102];NA())" office:value-type="float" office:value="0.176955438376" calcext:value-type="float">
            <text:p>0.1769554384</text:p>
          </table:table-cell>
          <table:table-cell table:formula="of:=IF(ISNA([.C102]);NA();[.B10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56037763801" calcext:value-type="float">
            <text:p>0.3560377638</text:p>
          </table:table-cell>
          <table:table-cell office:value-type="float" office:value="0.672794461478" calcext:value-type="float">
            <text:p>0.6727944615</text:p>
          </table:table-cell>
          <table:table-cell office:value-type="float" office:value="3" calcext:value-type="float">
            <text:p>3</text:p>
          </table:table-cell>
          <table:table-cell office:value-type="float" office:value="3.24077020369" calcext:value-type="float">
            <text:p>3.2407702037</text:p>
          </table:table-cell>
        </table:table-row>
        <table:table-row table:style-name="ro1">
          <table:table-cell office:value-type="float" office:value="1.17803327924" calcext:value-type="float">
            <text:p>1.1780332792</text:p>
          </table:table-cell>
          <table:table-cell office:value-type="float" office:value="0.831609292331" calcext:value-type="float">
            <text:p>0.8316092923</text:p>
          </table:table-cell>
          <table:table-cell table:formula="of:=MATCH([.A103];[.F$5:.F$25];0)" office:value-type="string" office:string-value="" calcext:value-type="error">
            <text:p>#N/A</text:p>
          </table:table-cell>
          <table:table-cell table:formula="of:=IF(ISNA([.C103]);[.B103];NA())" office:value-type="float" office:value="0.831609292331" calcext:value-type="float">
            <text:p>0.8316092923</text:p>
          </table:table-cell>
          <table:table-cell table:formula="of:=IF(ISNA([.C103]);NA();[.B10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208577418908" calcext:value-type="float">
            <text:p>0.0208577419</text:p>
          </table:table-cell>
          <table:table-cell office:value-type="float" office:value="0.557335793545" calcext:value-type="float">
            <text:p>0.5573357935</text:p>
          </table:table-cell>
          <table:table-cell office:value-type="float" office:value="3" calcext:value-type="float">
            <text:p>3</text:p>
          </table:table-cell>
          <table:table-cell office:value-type="float" office:value="3.24077020369" calcext:value-type="float">
            <text:p>3.2407702037</text:p>
          </table:table-cell>
        </table:table-row>
        <table:table-row table:style-name="ro1">
          <table:table-cell office:value-type="float" office:value="1.4110788462" calcext:value-type="float">
            <text:p>1.4110788462</text:p>
          </table:table-cell>
          <table:table-cell office:value-type="float" office:value="-0.390864508133" calcext:value-type="float">
            <text:p>-0.3908645081</text:p>
          </table:table-cell>
          <table:table-cell table:formula="of:=MATCH([.A104];[.F$5:.F$25];0)" office:value-type="string" office:string-value="" calcext:value-type="error">
            <text:p>#N/A</text:p>
          </table:table-cell>
          <table:table-cell table:formula="of:=IF(ISNA([.C104]);[.B104];NA())" office:value-type="float" office:value="-0.390864508133" calcext:value-type="float">
            <text:p>-0.3908645081</text:p>
          </table:table-cell>
          <table:table-cell table:formula="of:=IF(ISNA([.C104]);NA();[.B104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38149202444" calcext:value-type="float">
            <text:p>1.3814920244</text:p>
          </table:table-cell>
          <table:table-cell office:value-type="float" office:value="-0.582704376362" calcext:value-type="float">
            <text:p>-0.5827043764</text:p>
          </table:table-cell>
          <table:table-cell office:value-type="float" office:value="3" calcext:value-type="float">
            <text:p>3</text:p>
          </table:table-cell>
          <table:table-cell office:value-type="float" office:value="3.24077020369" calcext:value-type="float">
            <text:p>3.2407702037</text:p>
          </table:table-cell>
        </table:table-row>
        <table:table-row table:style-name="ro1">
          <table:table-cell office:value-type="float" office:value="-0.104353025502" calcext:value-type="float">
            <text:p>-0.1043530255</text:p>
          </table:table-cell>
          <table:table-cell office:value-type="float" office:value="0.195575251381" calcext:value-type="float">
            <text:p>0.1955752514</text:p>
          </table:table-cell>
          <table:table-cell table:formula="of:=MATCH([.A105];[.F$5:.F$25];0)" office:value-type="string" office:string-value="" calcext:value-type="error">
            <text:p>#N/A</text:p>
          </table:table-cell>
          <table:table-cell table:formula="of:=IF(ISNA([.C105]);[.B105];NA())" office:value-type="float" office:value="0.195575251381" calcext:value-type="float">
            <text:p>0.1955752514</text:p>
          </table:table-cell>
          <table:table-cell table:formula="of:=IF(ISNA([.C105]);NA();[.B105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31814263632" calcext:value-type="float">
            <text:p>1.3181426363</text:p>
          </table:table-cell>
          <table:table-cell office:value-type="float" office:value="0.61594901717" calcext:value-type="float">
            <text:p>0.6159490172</text:p>
          </table:table-cell>
          <table:table-cell office:value-type="float" office:value="3" calcext:value-type="float">
            <text:p>3</text:p>
          </table:table-cell>
          <table:table-cell office:value-type="float" office:value="3.24077020369" calcext:value-type="float">
            <text:p>3.2407702037</text:p>
          </table:table-cell>
        </table:table-row>
        <table:table-row table:style-name="ro1">
          <table:table-cell office:value-type="float" office:value="1.42007637369" calcext:value-type="float">
            <text:p>1.4200763737</text:p>
          </table:table-cell>
          <table:table-cell office:value-type="float" office:value="-0.155431964638" calcext:value-type="float">
            <text:p>-0.1554319646</text:p>
          </table:table-cell>
          <table:table-cell table:formula="of:=MATCH([.A106];[.F$5:.F$25];0)" office:value-type="string" office:string-value="" calcext:value-type="error">
            <text:p>#N/A</text:p>
          </table:table-cell>
          <table:table-cell table:formula="of:=IF(ISNA([.C106]);[.B106];NA())" office:value-type="float" office:value="-0.155431964638" calcext:value-type="float">
            <text:p>-0.1554319646</text:p>
          </table:table-cell>
          <table:table-cell table:formula="of:=IF(ISNA([.C106]);NA();[.B10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509834703539" calcext:value-type="float">
            <text:p>0.0509834704</text:p>
          </table:table-cell>
          <table:table-cell office:value-type="float" office:value="0.696803046961" calcext:value-type="float">
            <text:p>0.696803047</text:p>
          </table:table-cell>
          <table:table-cell office:value-type="float" office:value="3" calcext:value-type="float">
            <text:p>3</text:p>
          </table:table-cell>
          <table:table-cell office:value-type="float" office:value="3.24077020369" calcext:value-type="float">
            <text:p>3.2407702037</text:p>
          </table:table-cell>
        </table:table-row>
        <table:table-row table:style-name="ro1">
          <table:table-cell office:value-type="float" office:value="0.190563632163" calcext:value-type="float">
            <text:p>0.1905636322</text:p>
          </table:table-cell>
          <table:table-cell office:value-type="float" office:value="0.31402671591" calcext:value-type="float">
            <text:p>0.3140267159</text:p>
          </table:table-cell>
          <table:table-cell table:formula="of:=MATCH([.A107];[.F$5:.F$25];0)" office:value-type="string" office:string-value="" calcext:value-type="error">
            <text:p>#N/A</text:p>
          </table:table-cell>
          <table:table-cell table:formula="of:=IF(ISNA([.C107]);[.B107];NA())" office:value-type="float" office:value="0.31402671591" calcext:value-type="float">
            <text:p>0.3140267159</text:p>
          </table:table-cell>
          <table:table-cell table:formula="of:=IF(ISNA([.C107]);NA();[.B107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39940254362" calcext:value-type="float">
            <text:p>1.3994025436</text:p>
          </table:table-cell>
          <table:table-cell office:value-type="float" office:value="-0.209587867661" calcext:value-type="float">
            <text:p>-0.2095878677</text:p>
          </table:table-cell>
          <table:table-cell office:value-type="float" office:value="3" calcext:value-type="float">
            <text:p>3</text:p>
          </table:table-cell>
          <table:table-cell office:value-type="float" office:value="3.24077020369" calcext:value-type="float">
            <text:p>3.2407702037</text:p>
          </table:table-cell>
        </table:table-row>
        <table:table-row table:style-name="ro1">
          <table:table-cell office:value-type="float" office:value="0.591061376759" calcext:value-type="float">
            <text:p>0.5910613768</text:p>
          </table:table-cell>
          <table:table-cell office:value-type="float" office:value="0.790883382905" calcext:value-type="float">
            <text:p>0.7908833829</text:p>
          </table:table-cell>
          <table:table-cell table:formula="of:=MATCH([.A108];[.F$5:.F$25];0)" office:value-type="string" office:string-value="" calcext:value-type="error">
            <text:p>#N/A</text:p>
          </table:table-cell>
          <table:table-cell table:formula="of:=IF(ISNA([.C108]);[.B108];NA())" office:value-type="float" office:value="0.790883382905" calcext:value-type="float">
            <text:p>0.7908833829</text:p>
          </table:table-cell>
          <table:table-cell table:formula="of:=IF(ISNA([.C108]);NA();[.B10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34384865066" calcext:value-type="float">
            <text:p>0.1343848651</text:p>
          </table:table-cell>
          <table:table-cell office:value-type="float" office:value="-0.0330450810401" calcext:value-type="float">
            <text:p>-0.033045081</text:p>
          </table:table-cell>
          <table:table-cell office:value-type="float" office:value="3" calcext:value-type="float">
            <text:p>3</text:p>
          </table:table-cell>
          <table:table-cell office:value-type="float" office:value="3.24077020369" calcext:value-type="float">
            <text:p>3.2407702037</text:p>
          </table:table-cell>
        </table:table-row>
        <table:table-row table:style-name="ro1">
          <table:table-cell office:value-type="float" office:value="1.47666014501" calcext:value-type="float">
            <text:p>1.476660145</text:p>
          </table:table-cell>
          <table:table-cell office:value-type="float" office:value="0.2978801361" calcext:value-type="float">
            <text:p>0.2978801361</text:p>
          </table:table-cell>
          <table:table-cell table:formula="of:=MATCH([.A109];[.F$5:.F$25];0)" office:value-type="string" office:string-value="" calcext:value-type="error">
            <text:p>#N/A</text:p>
          </table:table-cell>
          <table:table-cell table:formula="of:=IF(ISNA([.C109]);[.B109];NA())" office:value-type="float" office:value="0.2978801361" calcext:value-type="float">
            <text:p>0.2978801361</text:p>
          </table:table-cell>
          <table:table-cell table:formula="of:=IF(ISNA([.C109]);NA();[.B109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30628358208" calcext:value-type="float">
            <text:p>1.3062835821</text:p>
          </table:table-cell>
          <table:table-cell office:value-type="float" office:value="-0.234790070965" calcext:value-type="float">
            <text:p>-0.234790071</text:p>
          </table:table-cell>
          <table:table-cell office:value-type="float" office:value="3" calcext:value-type="float">
            <text:p>3</text:p>
          </table:table-cell>
          <table:table-cell office:value-type="float" office:value="3.24077020369" calcext:value-type="float">
            <text:p>3.2407702037</text:p>
          </table:table-cell>
        </table:table-row>
        <table:table-row table:style-name="ro1">
          <table:table-cell office:value-type="float" office:value="1.38600110577" calcext:value-type="float">
            <text:p>1.3860011058</text:p>
          </table:table-cell>
          <table:table-cell office:value-type="float" office:value="0.773386798696" calcext:value-type="float">
            <text:p>0.7733867987</text:p>
          </table:table-cell>
          <table:table-cell table:formula="of:=MATCH([.A110];[.F$5:.F$25];0)" office:value-type="string" office:string-value="" calcext:value-type="error">
            <text:p>#N/A</text:p>
          </table:table-cell>
          <table:table-cell table:formula="of:=IF(ISNA([.C110]);[.B110];NA())" office:value-type="float" office:value="0.773386798696" calcext:value-type="float">
            <text:p>0.7733867987</text:p>
          </table:table-cell>
          <table:table-cell table:formula="of:=IF(ISNA([.C110]);NA();[.B11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579560989462" calcext:value-type="float">
            <text:p>0.5795609895</text:p>
          </table:table-cell>
          <table:table-cell office:value-type="float" office:value="-0.627334255986" calcext:value-type="float">
            <text:p>-0.627334256</text:p>
          </table:table-cell>
          <table:table-cell office:value-type="float" office:value="3" calcext:value-type="float">
            <text:p>3</text:p>
          </table:table-cell>
          <table:table-cell office:value-type="float" office:value="3.24077020369" calcext:value-type="float">
            <text:p>3.2407702037</text:p>
          </table:table-cell>
        </table:table-row>
        <table:table-row table:style-name="ro1">
          <table:table-cell office:value-type="float" office:value="0.248998933951" calcext:value-type="float">
            <text:p>0.248998934</text:p>
          </table:table-cell>
          <table:table-cell office:value-type="float" office:value="0.5532219717" calcext:value-type="float">
            <text:p>0.5532219717</text:p>
          </table:table-cell>
          <table:table-cell table:formula="of:=MATCH([.A111];[.F$5:.F$25];0)" office:value-type="string" office:string-value="" calcext:value-type="error">
            <text:p>#N/A</text:p>
          </table:table-cell>
          <table:table-cell table:formula="of:=IF(ISNA([.C111]);[.B111];NA())" office:value-type="float" office:value="0.5532219717" calcext:value-type="float">
            <text:p>0.5532219717</text:p>
          </table:table-cell>
          <table:table-cell table:formula="of:=IF(ISNA([.C111]);NA();[.B11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60947844412" calcext:value-type="float">
            <text:p>0.2609478444</text:p>
          </table:table-cell>
          <table:table-cell office:value-type="float" office:value="-0.582865624958" calcext:value-type="float">
            <text:p>-0.582865625</text:p>
          </table:table-cell>
          <table:table-cell office:value-type="float" office:value="15" calcext:value-type="float">
            <text:p>15</text:p>
          </table:table-cell>
          <table:table-cell office:value-type="float" office:value="3.88838558864" calcext:value-type="float">
            <text:p>3.8883855886</text:p>
          </table:table-cell>
        </table:table-row>
        <table:table-row table:style-name="ro1">
          <table:table-cell office:value-type="float" office:value="0.932488631011" calcext:value-type="float">
            <text:p>0.932488631</text:p>
          </table:table-cell>
          <table:table-cell office:value-type="float" office:value="-0.533680650934" calcext:value-type="float">
            <text:p>-0.5336806509</text:p>
          </table:table-cell>
          <table:table-cell table:formula="of:=MATCH([.A112];[.F$5:.F$25];0)" office:value-type="string" office:string-value="" calcext:value-type="error">
            <text:p>#N/A</text:p>
          </table:table-cell>
          <table:table-cell table:formula="of:=IF(ISNA([.C112]);[.B112];NA())" office:value-type="float" office:value="-0.533680650934" calcext:value-type="float">
            <text:p>-0.5336806509</text:p>
          </table:table-cell>
          <table:table-cell table:formula="of:=IF(ISNA([.C112]);NA();[.B11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03875204592" calcext:value-type="float">
            <text:p>-0.3038752046</text:p>
          </table:table-cell>
          <table:table-cell office:value-type="float" office:value="-0.671462437824" calcext:value-type="float">
            <text:p>-0.6714624378</text:p>
          </table:table-cell>
          <table:table-cell office:value-type="float" office:value="15" calcext:value-type="float">
            <text:p>15</text:p>
          </table:table-cell>
          <table:table-cell office:value-type="float" office:value="3.96937069554" calcext:value-type="float">
            <text:p>3.9693706955</text:p>
          </table:table-cell>
        </table:table-row>
        <table:table-row table:style-name="ro1">
          <table:table-cell office:value-type="float" office:value="0.23609219415" calcext:value-type="float">
            <text:p>0.2360921942</text:p>
          </table:table-cell>
          <table:table-cell office:value-type="float" office:value="0.182938799784" calcext:value-type="float">
            <text:p>0.1829387998</text:p>
          </table:table-cell>
          <table:table-cell table:formula="of:=MATCH([.A113];[.F$5:.F$25];0)" office:value-type="string" office:string-value="" calcext:value-type="error">
            <text:p>#N/A</text:p>
          </table:table-cell>
          <table:table-cell table:formula="of:=IF(ISNA([.C113]);[.B113];NA())" office:value-type="float" office:value="0.182938799784" calcext:value-type="float">
            <text:p>0.1829387998</text:p>
          </table:table-cell>
          <table:table-cell table:formula="of:=IF(ISNA([.C113]);NA();[.B11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19819137317" calcext:value-type="float">
            <text:p>-0.1198191373</text:p>
          </table:table-cell>
          <table:table-cell office:value-type="float" office:value="-1.07579509007" calcext:value-type="float">
            <text:p>-1.0757950901</text:p>
          </table:table-cell>
          <table:table-cell office:value-type="float" office:value="15" calcext:value-type="float">
            <text:p>15</text:p>
          </table:table-cell>
          <table:table-cell office:value-type="float" office:value="3.96937069554" calcext:value-type="float">
            <text:p>3.9693706955</text:p>
          </table:table-cell>
        </table:table-row>
        <table:table-row table:style-name="ro1">
          <table:table-cell office:value-type="float" office:value="1.02890648808" calcext:value-type="float">
            <text:p>1.0289064881</text:p>
          </table:table-cell>
          <table:table-cell office:value-type="float" office:value="-0.716197759544" calcext:value-type="float">
            <text:p>-0.7161977595</text:p>
          </table:table-cell>
          <table:table-cell table:formula="of:=MATCH([.A114];[.F$5:.F$25];0)" office:value-type="string" office:string-value="" calcext:value-type="error">
            <text:p>#N/A</text:p>
          </table:table-cell>
          <table:table-cell table:formula="of:=IF(ISNA([.C114]);[.B114];NA())" office:value-type="float" office:value="-0.716197759544" calcext:value-type="float">
            <text:p>-0.7161977595</text:p>
          </table:table-cell>
          <table:table-cell table:formula="of:=IF(ISNA([.C114]);NA();[.B11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642655215516" calcext:value-type="float">
            <text:p>-0.0642655216</text:p>
          </table:table-cell>
          <table:table-cell office:value-type="float" office:value="0.0616515743353" calcext:value-type="float">
            <text:p>0.0616515743</text:p>
          </table:table-cell>
          <table:table-cell office:value-type="float" office:value="16" calcext:value-type="float">
            <text:p>16</text:p>
          </table:table-cell>
          <table:table-cell office:value-type="float" office:value="3.63174916541" calcext:value-type="float">
            <text:p>3.6317491654</text:p>
          </table:table-cell>
        </table:table-row>
        <table:table-row table:style-name="ro1">
          <table:table-cell office:value-type="float" office:value="0.217442177894" calcext:value-type="float">
            <text:p>0.2174421779</text:p>
          </table:table-cell>
          <table:table-cell office:value-type="float" office:value="-0.322228188843" calcext:value-type="float">
            <text:p>-0.3222281888</text:p>
          </table:table-cell>
          <table:table-cell table:formula="of:=MATCH([.A115];[.F$5:.F$25];0)" office:value-type="string" office:string-value="" calcext:value-type="error">
            <text:p>#N/A</text:p>
          </table:table-cell>
          <table:table-cell table:formula="of:=IF(ISNA([.C115]);[.B115];NA())" office:value-type="float" office:value="-0.322228188843" calcext:value-type="float">
            <text:p>-0.3222281888</text:p>
          </table:table-cell>
          <table:table-cell table:formula="of:=IF(ISNA([.C115]);NA();[.B115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579129400793" calcext:value-type="float">
            <text:p>0.5791294008</text:p>
          </table:table-cell>
          <table:table-cell office:value-type="float" office:value="-1.14443538282" calcext:value-type="float">
            <text:p>-1.1444353828</text:p>
          </table:table-cell>
          <table:table-cell office:value-type="float" office:value="14" calcext:value-type="float">
            <text:p>14</text:p>
          </table:table-cell>
          <table:table-cell office:value-type="float" office:value="3.13683034557" calcext:value-type="float">
            <text:p>3.1368303456</text:p>
          </table:table-cell>
        </table:table-row>
        <table:table-row table:style-name="ro1">
          <table:table-cell office:value-type="float" office:value="1.0468630869" calcext:value-type="float">
            <text:p>1.0468630869</text:p>
          </table:table-cell>
          <table:table-cell office:value-type="float" office:value="0.936972644099" calcext:value-type="float">
            <text:p>0.9369726441</text:p>
          </table:table-cell>
          <table:table-cell table:formula="of:=MATCH([.A116];[.F$5:.F$25];0)" office:value-type="string" office:string-value="" calcext:value-type="error">
            <text:p>#N/A</text:p>
          </table:table-cell>
          <table:table-cell table:formula="of:=IF(ISNA([.C116]);[.B116];NA())" office:value-type="float" office:value="0.936972644099" calcext:value-type="float">
            <text:p>0.9369726441</text:p>
          </table:table-cell>
          <table:table-cell table:formula="of:=IF(ISNA([.C116]);NA();[.B11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7914031525" calcext:value-type="float">
            <text:p>-0.2791403153</text:p>
          </table:table-cell>
          <table:table-cell office:value-type="float" office:value="-0.925860987474" calcext:value-type="float">
            <text:p>-0.9258609875</text:p>
          </table:table-cell>
          <table:table-cell office:value-type="float" office:value="3" calcext:value-type="float">
            <text:p>3</text:p>
          </table:table-cell>
          <table:table-cell office:value-type="float" office:value="3.71389894433" calcext:value-type="float">
            <text:p>3.7138989443</text:p>
          </table:table-cell>
        </table:table-row>
        <table:table-row table:style-name="ro1">
          <table:table-cell office:value-type="float" office:value="0.356037763801" calcext:value-type="float">
            <text:p>0.3560377638</text:p>
          </table:table-cell>
          <table:table-cell office:value-type="float" office:value="0.672794461478" calcext:value-type="float">
            <text:p>0.6727944615</text:p>
          </table:table-cell>
          <table:table-cell table:formula="of:=MATCH([.A117];[.F$5:.F$25];0)" office:value-type="string" office:string-value="" calcext:value-type="error">
            <text:p>#N/A</text:p>
          </table:table-cell>
          <table:table-cell table:formula="of:=IF(ISNA([.C117]);[.B117];NA())" office:value-type="float" office:value="0.672794461478" calcext:value-type="float">
            <text:p>0.6727944615</text:p>
          </table:table-cell>
          <table:table-cell table:formula="of:=IF(ISNA([.C117]);NA();[.B11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68758817195" calcext:value-type="float">
            <text:p>-0.3687588172</text:p>
          </table:table-cell>
          <table:table-cell office:value-type="float" office:value="-0.0847989080579" calcext:value-type="float">
            <text:p>-0.0847989081</text:p>
          </table:table-cell>
          <table:table-cell office:value-type="float" office:value="16" calcext:value-type="float">
            <text:p>16</text:p>
          </table:table-cell>
          <table:table-cell office:value-type="float" office:value="3.35541978372" calcext:value-type="float">
            <text:p>3.3554197837</text:p>
          </table:table-cell>
        </table:table-row>
        <table:table-row table:style-name="ro1">
          <table:table-cell office:value-type="float" office:value="0.0208577418908" calcext:value-type="float">
            <text:p>0.0208577419</text:p>
          </table:table-cell>
          <table:table-cell office:value-type="float" office:value="0.557335793545" calcext:value-type="float">
            <text:p>0.5573357935</text:p>
          </table:table-cell>
          <table:table-cell table:formula="of:=MATCH([.A118];[.F$5:.F$25];0)" office:value-type="string" office:string-value="" calcext:value-type="error">
            <text:p>#N/A</text:p>
          </table:table-cell>
          <table:table-cell table:formula="of:=IF(ISNA([.C118]);[.B118];NA())" office:value-type="float" office:value="0.557335793545" calcext:value-type="float">
            <text:p>0.5573357935</text:p>
          </table:table-cell>
          <table:table-cell table:formula="of:=IF(ISNA([.C118]);NA();[.B118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05164608213" calcext:value-type="float">
            <text:p>1.0516460821</text:p>
          </table:table-cell>
          <table:table-cell office:value-type="float" office:value="-0.432946352224" calcext:value-type="float">
            <text:p>-0.4329463522</text:p>
          </table:table-cell>
          <table:table-cell office:value-type="float" office:value="0" calcext:value-type="float">
            <text:p>0</text:p>
          </table:table-cell>
          <table:table-cell office:value-type="float" office:value="3.43740630833" calcext:value-type="float">
            <text:p>3.4374063083</text:p>
          </table:table-cell>
        </table:table-row>
        <table:table-row table:style-name="ro1">
          <table:table-cell office:value-type="float" office:value="1.38149202444" calcext:value-type="float">
            <text:p>1.3814920244</text:p>
          </table:table-cell>
          <table:table-cell office:value-type="float" office:value="-0.582704376362" calcext:value-type="float">
            <text:p>-0.5827043764</text:p>
          </table:table-cell>
          <table:table-cell table:formula="of:=MATCH([.A119];[.F$5:.F$25];0)" office:value-type="string" office:string-value="" calcext:value-type="error">
            <text:p>#N/A</text:p>
          </table:table-cell>
          <table:table-cell table:formula="of:=IF(ISNA([.C119]);[.B119];NA())" office:value-type="float" office:value="-0.582704376362" calcext:value-type="float">
            <text:p>-0.5827043764</text:p>
          </table:table-cell>
          <table:table-cell table:formula="of:=IF(ISNA([.C119]);NA();[.B11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69448879649" calcext:value-type="float">
            <text:p>-0.2694488796</text:p>
          </table:table-cell>
          <table:table-cell office:value-type="float" office:value="-0.288270984601" calcext:value-type="float">
            <text:p>-0.2882709846</text:p>
          </table:table-cell>
          <table:table-cell office:value-type="float" office:value="0" calcext:value-type="float">
            <text:p>0</text:p>
          </table:table-cell>
          <table:table-cell office:value-type="float" office:value="3.43740630833" calcext:value-type="float">
            <text:p>3.4374063083</text:p>
          </table:table-cell>
        </table:table-row>
        <table:table-row table:style-name="ro1">
          <table:table-cell office:value-type="float" office:value="1.31814263632" calcext:value-type="float">
            <text:p>1.3181426363</text:p>
          </table:table-cell>
          <table:table-cell office:value-type="float" office:value="0.61594901717" calcext:value-type="float">
            <text:p>0.6159490172</text:p>
          </table:table-cell>
          <table:table-cell table:formula="of:=MATCH([.A120];[.F$5:.F$25];0)" office:value-type="string" office:string-value="" calcext:value-type="error">
            <text:p>#N/A</text:p>
          </table:table-cell>
          <table:table-cell table:formula="of:=IF(ISNA([.C120]);[.B120];NA())" office:value-type="float" office:value="0.61594901717" calcext:value-type="float">
            <text:p>0.6159490172</text:p>
          </table:table-cell>
          <table:table-cell table:formula="of:=IF(ISNA([.C120]);NA();[.B12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15953084477" calcext:value-type="float">
            <text:p>-0.3159530845</text:p>
          </table:table-cell>
          <table:table-cell office:value-type="float" office:value="-0.893878686851" calcext:value-type="float">
            <text:p>-0.8938786869</text:p>
          </table:table-cell>
          <table:table-cell office:value-type="float" office:value="3" calcext:value-type="float">
            <text:p>3</text:p>
          </table:table-cell>
          <table:table-cell office:value-type="float" office:value="3.31982287925" calcext:value-type="float">
            <text:p>3.3198228793</text:p>
          </table:table-cell>
        </table:table-row>
        <table:table-row table:style-name="ro1">
          <table:table-cell office:value-type="float" office:value="0.0509834703539" calcext:value-type="float">
            <text:p>0.0509834704</text:p>
          </table:table-cell>
          <table:table-cell office:value-type="float" office:value="0.696803046961" calcext:value-type="float">
            <text:p>0.696803047</text:p>
          </table:table-cell>
          <table:table-cell table:formula="of:=MATCH([.A121];[.F$5:.F$25];0)" office:value-type="string" office:string-value="" calcext:value-type="error">
            <text:p>#N/A</text:p>
          </table:table-cell>
          <table:table-cell table:formula="of:=IF(ISNA([.C121]);[.B121];NA())" office:value-type="float" office:value="0.696803046961" calcext:value-type="float">
            <text:p>0.696803047</text:p>
          </table:table-cell>
          <table:table-cell table:formula="of:=IF(ISNA([.C121]);NA();[.B121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21753480073" calcext:value-type="float">
            <text:p>1.2175348007</text:p>
          </table:table-cell>
          <table:table-cell office:value-type="float" office:value="-0.558545375648" calcext:value-type="float">
            <text:p>-0.5585453756</text:p>
          </table:table-cell>
          <table:table-cell office:value-type="float" office:value="3" calcext:value-type="float">
            <text:p>3</text:p>
          </table:table-cell>
          <table:table-cell office:value-type="float" office:value="3.31982287925" calcext:value-type="float">
            <text:p>3.3198228793</text:p>
          </table:table-cell>
        </table:table-row>
        <table:table-row table:style-name="ro1">
          <table:table-cell office:value-type="float" office:value="1.39940254362" calcext:value-type="float">
            <text:p>1.3994025436</text:p>
          </table:table-cell>
          <table:table-cell office:value-type="float" office:value="-0.209587867661" calcext:value-type="float">
            <text:p>-0.2095878677</text:p>
          </table:table-cell>
          <table:table-cell table:formula="of:=MATCH([.A122];[.F$5:.F$25];0)" office:value-type="string" office:string-value="" calcext:value-type="error">
            <text:p>#N/A</text:p>
          </table:table-cell>
          <table:table-cell table:formula="of:=IF(ISNA([.C122]);[.B122];NA())" office:value-type="float" office:value="-0.209587867661" calcext:value-type="float">
            <text:p>-0.2095878677</text:p>
          </table:table-cell>
          <table:table-cell table:formula="of:=IF(ISNA([.C122]);NA();[.B12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77453098048" calcext:value-type="float">
            <text:p>0.377453098</text:p>
          </table:table-cell>
          <table:table-cell office:value-type="float" office:value="-0.0710631654037" calcext:value-type="float">
            <text:p>-0.0710631654</text:p>
          </table:table-cell>
          <table:table-cell office:value-type="float" office:value="3" calcext:value-type="float">
            <text:p>3</text:p>
          </table:table-cell>
          <table:table-cell office:value-type="float" office:value="3.31982287925" calcext:value-type="float">
            <text:p>3.3198228793</text:p>
          </table:table-cell>
        </table:table-row>
        <table:table-row table:style-name="ro1">
          <table:table-cell office:value-type="float" office:value="0.134384865066" calcext:value-type="float">
            <text:p>0.1343848651</text:p>
          </table:table-cell>
          <table:table-cell office:value-type="float" office:value="-0.0330450810401" calcext:value-type="float">
            <text:p>-0.033045081</text:p>
          </table:table-cell>
          <table:table-cell table:formula="of:=MATCH([.A123];[.F$5:.F$25];0)" office:value-type="string" office:string-value="" calcext:value-type="error">
            <text:p>#N/A</text:p>
          </table:table-cell>
          <table:table-cell table:formula="of:=IF(ISNA([.C123]);[.B123];NA())" office:value-type="float" office:value="-0.0330450810401" calcext:value-type="float">
            <text:p>-0.033045081</text:p>
          </table:table-cell>
          <table:table-cell table:formula="of:=IF(ISNA([.C123]);NA();[.B12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960731084718" calcext:value-type="float">
            <text:p>0.0960731085</text:p>
          </table:table-cell>
          <table:table-cell office:value-type="float" office:value="-0.0431728416814" calcext:value-type="float">
            <text:p>-0.0431728417</text:p>
          </table:table-cell>
          <table:table-cell office:value-type="float" office:value="3" calcext:value-type="float">
            <text:p>3</text:p>
          </table:table-cell>
          <table:table-cell office:value-type="float" office:value="3.31982287925" calcext:value-type="float">
            <text:p>3.3198228793</text:p>
          </table:table-cell>
        </table:table-row>
        <table:table-row table:style-name="ro1">
          <table:table-cell office:value-type="float" office:value="1.30628358208" calcext:value-type="float">
            <text:p>1.3062835821</text:p>
          </table:table-cell>
          <table:table-cell office:value-type="float" office:value="-0.234790070965" calcext:value-type="float">
            <text:p>-0.234790071</text:p>
          </table:table-cell>
          <table:table-cell table:formula="of:=MATCH([.A124];[.F$5:.F$25];0)" office:value-type="string" office:string-value="" calcext:value-type="error">
            <text:p>#N/A</text:p>
          </table:table-cell>
          <table:table-cell table:formula="of:=IF(ISNA([.C124]);[.B124];NA())" office:value-type="float" office:value="-0.234790070965" calcext:value-type="float">
            <text:p>-0.234790071</text:p>
          </table:table-cell>
          <table:table-cell table:formula="of:=IF(ISNA([.C124]);NA();[.B124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08129825568" calcext:value-type="float">
            <text:p>1.0812982557</text:p>
          </table:table-cell>
          <table:table-cell office:value-type="float" office:value="-0.417713909595" calcext:value-type="float">
            <text:p>-0.4177139096</text:p>
          </table:table-cell>
          <table:table-cell office:value-type="float" office:value="3" calcext:value-type="float">
            <text:p>3</text:p>
          </table:table-cell>
          <table:table-cell office:value-type="float" office:value="3.31982287925" calcext:value-type="float">
            <text:p>3.3198228793</text:p>
          </table:table-cell>
        </table:table-row>
        <table:table-row table:style-name="ro1">
          <table:table-cell office:value-type="float" office:value="0.579560989462" calcext:value-type="float">
            <text:p>0.5795609895</text:p>
          </table:table-cell>
          <table:table-cell office:value-type="float" office:value="-0.627334255986" calcext:value-type="float">
            <text:p>-0.627334256</text:p>
          </table:table-cell>
          <table:table-cell table:formula="of:=MATCH([.A125];[.F$5:.F$25];0)" office:value-type="string" office:string-value="" calcext:value-type="error">
            <text:p>#N/A</text:p>
          </table:table-cell>
          <table:table-cell table:formula="of:=IF(ISNA([.C125]);[.B125];NA())" office:value-type="float" office:value="-0.627334255986" calcext:value-type="float">
            <text:p>-0.627334256</text:p>
          </table:table-cell>
          <table:table-cell table:formula="of:=IF(ISNA([.C125]);NA();[.B125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59724264592" calcext:value-type="float">
            <text:p>0.2597242646</text:p>
          </table:table-cell>
          <table:table-cell office:value-type="float" office:value="-1.57109004714" calcext:value-type="float">
            <text:p>-1.5710900471</text:p>
          </table:table-cell>
          <table:table-cell office:value-type="float" office:value="3" calcext:value-type="float">
            <text:p>3</text:p>
          </table:table-cell>
          <table:table-cell office:value-type="float" office:value="3.31982287925" calcext:value-type="float">
            <text:p>3.3198228793</text:p>
          </table:table-cell>
        </table:table-row>
        <table:table-row table:style-name="ro1">
          <table:table-cell office:value-type="float" office:value="0.260947844412" calcext:value-type="float">
            <text:p>0.2609478444</text:p>
          </table:table-cell>
          <table:table-cell office:value-type="float" office:value="-0.582865624958" calcext:value-type="float">
            <text:p>-0.582865625</text:p>
          </table:table-cell>
          <table:table-cell table:formula="of:=MATCH([.A126];[.F$5:.F$25];0)" office:value-type="float" office:value="16" calcext:value-type="float">
            <text:p>16</text:p>
          </table:table-cell>
          <table:table-cell table:formula="of:=IF(ISNA([.C126]);[.B126];NA())" office:value-type="string" office:string-value="" calcext:value-type="error">
            <text:p>#N/A</text:p>
          </table:table-cell>
          <table:table-cell table:formula="of:=IF(ISNA([.C126]);NA();[.B126])" office:value-type="float" office:value="-0.582865624958" calcext:value-type="float">
            <text:p>-0.582865625</text:p>
          </table:table-cell>
          <table:table-cell table:number-columns-repeated="4"/>
          <table:table-cell office:value-type="float" office:value="0.783006958219" calcext:value-type="float">
            <text:p>0.7830069582</text:p>
          </table:table-cell>
          <table:table-cell office:value-type="float" office:value="-0.765220570751" calcext:value-type="float">
            <text:p>-0.7652205708</text:p>
          </table:table-cell>
          <table:table-cell office:value-type="float" office:value="3" calcext:value-type="float">
            <text:p>3</text:p>
          </table:table-cell>
          <table:table-cell office:value-type="float" office:value="3.31982287925" calcext:value-type="float">
            <text:p>3.3198228793</text:p>
          </table:table-cell>
        </table:table-row>
        <table:table-row table:style-name="ro1">
          <table:table-cell office:value-type="float" office:value="0.254267614725" calcext:value-type="float">
            <text:p>0.2542676147</text:p>
          </table:table-cell>
          <table:table-cell office:value-type="float" office:value="-0.790092858468" calcext:value-type="float">
            <text:p>-0.7900928585</text:p>
          </table:table-cell>
          <table:table-cell table:formula="of:=MATCH([.A127];[.F$5:.F$25];0)" office:value-type="string" office:string-value="" calcext:value-type="error">
            <text:p>#N/A</text:p>
          </table:table-cell>
          <table:table-cell table:formula="of:=IF(ISNA([.C127]);[.B127];NA())" office:value-type="float" office:value="-0.790092858468" calcext:value-type="float">
            <text:p>-0.7900928585</text:p>
          </table:table-cell>
          <table:table-cell table:formula="of:=IF(ISNA([.C127]);NA();[.B12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16503039499" calcext:value-type="float">
            <text:p>0.3165030395</text:p>
          </table:table-cell>
          <table:table-cell office:value-type="float" office:value="-1.44400133654" calcext:value-type="float">
            <text:p>-1.4440013365</text:p>
          </table:table-cell>
          <table:table-cell office:value-type="float" office:value="3" calcext:value-type="float">
            <text:p>3</text:p>
          </table:table-cell>
          <table:table-cell office:value-type="float" office:value="3.31982287925" calcext:value-type="float">
            <text:p>3.3198228793</text:p>
          </table:table-cell>
        </table:table-row>
        <table:table-row table:style-name="ro1">
          <table:table-cell office:value-type="float" office:value="-0.303875204592" calcext:value-type="float">
            <text:p>-0.3038752046</text:p>
          </table:table-cell>
          <table:table-cell office:value-type="float" office:value="-0.671462437824" calcext:value-type="float">
            <text:p>-0.6714624378</text:p>
          </table:table-cell>
          <table:table-cell table:formula="of:=MATCH([.A128];[.F$5:.F$25];0)" office:value-type="string" office:string-value="" calcext:value-type="error">
            <text:p>#N/A</text:p>
          </table:table-cell>
          <table:table-cell table:formula="of:=IF(ISNA([.C128]);[.B128];NA())" office:value-type="float" office:value="-0.671462437824" calcext:value-type="float">
            <text:p>-0.6714624378</text:p>
          </table:table-cell>
          <table:table-cell table:formula="of:=IF(ISNA([.C128]);NA();[.B12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833688973869" calcext:value-type="float">
            <text:p>0.8336889739</text:p>
          </table:table-cell>
          <table:table-cell office:value-type="float" office:value="-0.615221665181" calcext:value-type="float">
            <text:p>-0.6152216652</text:p>
          </table:table-cell>
          <table:table-cell office:value-type="float" office:value="3" calcext:value-type="float">
            <text:p>3</text:p>
          </table:table-cell>
          <table:table-cell office:value-type="float" office:value="3.31982287925" calcext:value-type="float">
            <text:p>3.3198228793</text:p>
          </table:table-cell>
        </table:table-row>
        <table:table-row table:style-name="ro1">
          <table:table-cell office:value-type="float" office:value="-0.119819137317" calcext:value-type="float">
            <text:p>-0.1198191373</text:p>
          </table:table-cell>
          <table:table-cell office:value-type="float" office:value="-1.07579509007" calcext:value-type="float">
            <text:p>-1.0757950901</text:p>
          </table:table-cell>
          <table:table-cell table:formula="of:=MATCH([.A129];[.F$5:.F$25];0)" office:value-type="string" office:string-value="" calcext:value-type="error">
            <text:p>#N/A</text:p>
          </table:table-cell>
          <table:table-cell table:formula="of:=IF(ISNA([.C129]);[.B129];NA())" office:value-type="float" office:value="-1.07579509007" calcext:value-type="float">
            <text:p>-1.0757950901</text:p>
          </table:table-cell>
          <table:table-cell table:formula="of:=IF(ISNA([.C129]);NA();[.B129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457440329704" calcext:value-type="float">
            <text:p>0.4574403297</text:p>
          </table:table-cell>
          <table:table-cell office:value-type="float" office:value="0.354758809557" calcext:value-type="float">
            <text:p>0.3547588096</text:p>
          </table:table-cell>
          <table:table-cell office:value-type="float" office:value="3" calcext:value-type="float">
            <text:p>3</text:p>
          </table:table-cell>
          <table:table-cell office:value-type="float" office:value="3.31982287925" calcext:value-type="float">
            <text:p>3.3198228793</text:p>
          </table:table-cell>
        </table:table-row>
        <table:table-row table:style-name="ro1">
          <table:table-cell office:value-type="float" office:value="-0.0642655215516" calcext:value-type="float">
            <text:p>-0.0642655216</text:p>
          </table:table-cell>
          <table:table-cell office:value-type="float" office:value="0.0616515743353" calcext:value-type="float">
            <text:p>0.0616515743</text:p>
          </table:table-cell>
          <table:table-cell table:formula="of:=MATCH([.A130];[.F$5:.F$25];0)" office:value-type="string" office:string-value="" calcext:value-type="error">
            <text:p>#N/A</text:p>
          </table:table-cell>
          <table:table-cell table:formula="of:=IF(ISNA([.C130]);[.B130];NA())" office:value-type="float" office:value="0.0616515743353" calcext:value-type="float">
            <text:p>0.0616515743</text:p>
          </table:table-cell>
          <table:table-cell table:formula="of:=IF(ISNA([.C130]);NA();[.B13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51191673708" calcext:value-type="float">
            <text:p>-0.3511916737</text:p>
          </table:table-cell>
          <table:table-cell office:value-type="float" office:value="-0.586640723947" calcext:value-type="float">
            <text:p>-0.5866407239</text:p>
          </table:table-cell>
          <table:table-cell office:value-type="float" office:value="3" calcext:value-type="float">
            <text:p>3</text:p>
          </table:table-cell>
          <table:table-cell office:value-type="float" office:value="3.31982287925" calcext:value-type="float">
            <text:p>3.3198228793</text:p>
          </table:table-cell>
        </table:table-row>
        <table:table-row table:style-name="ro1">
          <table:table-cell office:value-type="float" office:value="0.579129400793" calcext:value-type="float">
            <text:p>0.5791294008</text:p>
          </table:table-cell>
          <table:table-cell office:value-type="float" office:value="-1.14443538282" calcext:value-type="float">
            <text:p>-1.1444353828</text:p>
          </table:table-cell>
          <table:table-cell table:formula="of:=MATCH([.A131];[.F$5:.F$25];0)" office:value-type="string" office:string-value="" calcext:value-type="error">
            <text:p>#N/A</text:p>
          </table:table-cell>
          <table:table-cell table:formula="of:=IF(ISNA([.C131]);[.B131];NA())" office:value-type="float" office:value="-1.14443538282" calcext:value-type="float">
            <text:p>-1.1444353828</text:p>
          </table:table-cell>
          <table:table-cell table:formula="of:=IF(ISNA([.C131]);NA();[.B131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00264984572" calcext:value-type="float">
            <text:p>1.0026498457</text:p>
          </table:table-cell>
          <table:table-cell office:value-type="float" office:value="-0.900886255936" calcext:value-type="float">
            <text:p>-0.9008862559</text:p>
          </table:table-cell>
          <table:table-cell office:value-type="float" office:value="16" calcext:value-type="float">
            <text:p>16</text:p>
          </table:table-cell>
          <table:table-cell office:value-type="float" office:value="3.24201288912" calcext:value-type="float">
            <text:p>3.2420128891</text:p>
          </table:table-cell>
        </table:table-row>
        <table:table-row table:style-name="ro1">
          <table:table-cell office:value-type="float" office:value="-0.27914031525" calcext:value-type="float">
            <text:p>-0.2791403153</text:p>
          </table:table-cell>
          <table:table-cell office:value-type="float" office:value="-0.925860987474" calcext:value-type="float">
            <text:p>-0.9258609875</text:p>
          </table:table-cell>
          <table:table-cell table:formula="of:=MATCH([.A132];[.F$5:.F$25];0)" office:value-type="string" office:string-value="" calcext:value-type="error">
            <text:p>#N/A</text:p>
          </table:table-cell>
          <table:table-cell table:formula="of:=IF(ISNA([.C132]);[.B132];NA())" office:value-type="float" office:value="-0.925860987474" calcext:value-type="float">
            <text:p>-0.9258609875</text:p>
          </table:table-cell>
          <table:table-cell table:formula="of:=IF(ISNA([.C132]);NA();[.B13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848630994549" calcext:value-type="float">
            <text:p>0.8486309945</text:p>
          </table:table-cell>
          <table:table-cell office:value-type="float" office:value="0.162437215292" calcext:value-type="float">
            <text:p>0.1624372153</text:p>
          </table:table-cell>
          <table:table-cell office:value-type="float" office:value="3" calcext:value-type="float">
            <text:p>3</text:p>
          </table:table-cell>
          <table:table-cell office:value-type="float" office:value="3.93038326804" calcext:value-type="float">
            <text:p>3.930383268</text:p>
          </table:table-cell>
        </table:table-row>
        <table:table-row table:style-name="ro1">
          <table:table-cell office:value-type="float" office:value="-0.368758817195" calcext:value-type="float">
            <text:p>-0.3687588172</text:p>
          </table:table-cell>
          <table:table-cell office:value-type="float" office:value="-0.0847989080579" calcext:value-type="float">
            <text:p>-0.0847989081</text:p>
          </table:table-cell>
          <table:table-cell table:formula="of:=MATCH([.A133];[.F$5:.F$25];0)" office:value-type="string" office:string-value="" calcext:value-type="error">
            <text:p>#N/A</text:p>
          </table:table-cell>
          <table:table-cell table:formula="of:=IF(ISNA([.C133]);[.B133];NA())" office:value-type="float" office:value="-0.0847989080579" calcext:value-type="float">
            <text:p>-0.0847989081</text:p>
          </table:table-cell>
          <table:table-cell table:formula="of:=IF(ISNA([.C133]);NA();[.B13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40118814252" calcext:value-type="float">
            <text:p>0.3401188143</text:p>
          </table:table-cell>
          <table:table-cell office:value-type="float" office:value="-0.0247504752275" calcext:value-type="float">
            <text:p>-0.0247504752</text:p>
          </table:table-cell>
          <table:table-cell office:value-type="float" office:value="16" calcext:value-type="float">
            <text:p>16</text:p>
          </table:table-cell>
          <table:table-cell office:value-type="float" office:value="3.01753986647" calcext:value-type="float">
            <text:p>3.0175398665</text:p>
          </table:table-cell>
        </table:table-row>
        <table:table-row table:style-name="ro1">
          <table:table-cell office:value-type="float" office:value="1.05164608213" calcext:value-type="float">
            <text:p>1.0516460821</text:p>
          </table:table-cell>
          <table:table-cell office:value-type="float" office:value="-0.432946352224" calcext:value-type="float">
            <text:p>-0.4329463522</text:p>
          </table:table-cell>
          <table:table-cell table:formula="of:=MATCH([.A134];[.F$5:.F$25];0)" office:value-type="string" office:string-value="" calcext:value-type="error">
            <text:p>#N/A</text:p>
          </table:table-cell>
          <table:table-cell table:formula="of:=IF(ISNA([.C134]);[.B134];NA())" office:value-type="float" office:value="-0.432946352224" calcext:value-type="float">
            <text:p>-0.4329463522</text:p>
          </table:table-cell>
          <table:table-cell table:formula="of:=IF(ISNA([.C134]);NA();[.B134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773385647134" calcext:value-type="float">
            <text:p>0.7733856471</text:p>
          </table:table-cell>
          <table:table-cell office:value-type="float" office:value="-0.519229541129" calcext:value-type="float">
            <text:p>-0.5192295411</text:p>
          </table:table-cell>
          <table:table-cell office:value-type="float" office:value="0" calcext:value-type="float">
            <text:p>0</text:p>
          </table:table-cell>
          <table:table-cell office:value-type="float" office:value="3.62656247102" calcext:value-type="float">
            <text:p>3.626562471</text:p>
          </table:table-cell>
        </table:table-row>
        <table:table-row table:style-name="ro1">
          <table:table-cell office:value-type="float" office:value="-0.269448879649" calcext:value-type="float">
            <text:p>-0.2694488796</text:p>
          </table:table-cell>
          <table:table-cell office:value-type="float" office:value="-0.288270984601" calcext:value-type="float">
            <text:p>-0.2882709846</text:p>
          </table:table-cell>
          <table:table-cell table:formula="of:=MATCH([.A135];[.F$5:.F$25];0)" office:value-type="string" office:string-value="" calcext:value-type="error">
            <text:p>#N/A</text:p>
          </table:table-cell>
          <table:table-cell table:formula="of:=IF(ISNA([.C135]);[.B135];NA())" office:value-type="float" office:value="-0.288270984601" calcext:value-type="float">
            <text:p>-0.2882709846</text:p>
          </table:table-cell>
          <table:table-cell table:formula="of:=IF(ISNA([.C135]);NA();[.B135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91053474968" calcext:value-type="float">
            <text:p>0.9105347497</text:p>
          </table:table-cell>
          <table:table-cell office:value-type="float" office:value="0.146068711569" calcext:value-type="float">
            <text:p>0.1460687116</text:p>
          </table:table-cell>
          <table:table-cell office:value-type="float" office:value="0" calcext:value-type="float">
            <text:p>0</text:p>
          </table:table-cell>
          <table:table-cell office:value-type="float" office:value="3.62656247102" calcext:value-type="float">
            <text:p>3.626562471</text:p>
          </table:table-cell>
        </table:table-row>
        <table:table-row table:style-name="ro1">
          <table:table-cell office:value-type="float" office:value="-0.315953084477" calcext:value-type="float">
            <text:p>-0.3159530845</text:p>
          </table:table-cell>
          <table:table-cell office:value-type="float" office:value="-0.893878686851" calcext:value-type="float">
            <text:p>-0.8938786869</text:p>
          </table:table-cell>
          <table:table-cell table:formula="of:=MATCH([.A136];[.F$5:.F$25];0)" office:value-type="string" office:string-value="" calcext:value-type="error">
            <text:p>#N/A</text:p>
          </table:table-cell>
          <table:table-cell table:formula="of:=IF(ISNA([.C136]);[.B136];NA())" office:value-type="float" office:value="-0.893878686851" calcext:value-type="float">
            <text:p>-0.8938786869</text:p>
          </table:table-cell>
          <table:table-cell table:formula="of:=IF(ISNA([.C136]);NA();[.B13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73571404236" calcext:value-type="float">
            <text:p>0.3735714042</text:p>
          </table:table-cell>
          <table:table-cell office:value-type="float" office:value="-1.18323005595" calcext:value-type="float">
            <text:p>-1.183230056</text:p>
          </table:table-cell>
          <table:table-cell office:value-type="float" office:value="3" calcext:value-type="float">
            <text:p>3</text:p>
          </table:table-cell>
          <table:table-cell office:value-type="float" office:value="3.40318028598" calcext:value-type="float">
            <text:p>3.403180286</text:p>
          </table:table-cell>
        </table:table-row>
        <table:table-row table:style-name="ro1">
          <table:table-cell office:value-type="float" office:value="1.21753480073" calcext:value-type="float">
            <text:p>1.2175348007</text:p>
          </table:table-cell>
          <table:table-cell office:value-type="float" office:value="-0.558545375648" calcext:value-type="float">
            <text:p>-0.5585453756</text:p>
          </table:table-cell>
          <table:table-cell table:formula="of:=MATCH([.A137];[.F$5:.F$25];0)" office:value-type="string" office:string-value="" calcext:value-type="error">
            <text:p>#N/A</text:p>
          </table:table-cell>
          <table:table-cell table:formula="of:=IF(ISNA([.C137]);[.B137];NA())" office:value-type="float" office:value="-0.558545375648" calcext:value-type="float">
            <text:p>-0.5585453756</text:p>
          </table:table-cell>
          <table:table-cell table:formula="of:=IF(ISNA([.C137]);NA();[.B13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905778055785" calcext:value-type="float">
            <text:p>0.9057780558</text:p>
          </table:table-cell>
          <table:table-cell office:value-type="float" office:value="-0.590025449002" calcext:value-type="float">
            <text:p>-0.590025449</text:p>
          </table:table-cell>
          <table:table-cell office:value-type="float" office:value="3" calcext:value-type="float">
            <text:p>3</text:p>
          </table:table-cell>
          <table:table-cell office:value-type="float" office:value="3.40318028598" calcext:value-type="float">
            <text:p>3.403180286</text:p>
          </table:table-cell>
        </table:table-row>
        <table:table-row table:style-name="ro1">
          <table:table-cell office:value-type="float" office:value="0.377453098048" calcext:value-type="float">
            <text:p>0.377453098</text:p>
          </table:table-cell>
          <table:table-cell office:value-type="float" office:value="-0.0710631654037" calcext:value-type="float">
            <text:p>-0.0710631654</text:p>
          </table:table-cell>
          <table:table-cell table:formula="of:=MATCH([.A138];[.F$5:.F$25];0)" office:value-type="string" office:string-value="" calcext:value-type="error">
            <text:p>#N/A</text:p>
          </table:table-cell>
          <table:table-cell table:formula="of:=IF(ISNA([.C138]);[.B138];NA())" office:value-type="float" office:value="-0.0710631654037" calcext:value-type="float">
            <text:p>-0.0710631654</text:p>
          </table:table-cell>
          <table:table-cell table:formula="of:=IF(ISNA([.C138]);NA();[.B13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469334781268" calcext:value-type="float">
            <text:p>0.4693347813</text:p>
          </table:table-cell>
          <table:table-cell office:value-type="float" office:value="0.320111112513" calcext:value-type="float">
            <text:p>0.3201111125</text:p>
          </table:table-cell>
          <table:table-cell office:value-type="float" office:value="3" calcext:value-type="float">
            <text:p>3</text:p>
          </table:table-cell>
          <table:table-cell office:value-type="float" office:value="3.40318028598" calcext:value-type="float">
            <text:p>3.403180286</text:p>
          </table:table-cell>
        </table:table-row>
        <table:table-row table:style-name="ro1">
          <table:table-cell office:value-type="float" office:value="0.0960731084718" calcext:value-type="float">
            <text:p>0.0960731085</text:p>
          </table:table-cell>
          <table:table-cell office:value-type="float" office:value="-0.0431728416814" calcext:value-type="float">
            <text:p>-0.0431728417</text:p>
          </table:table-cell>
          <table:table-cell table:formula="of:=MATCH([.A139];[.F$5:.F$25];0)" office:value-type="string" office:string-value="" calcext:value-type="error">
            <text:p>#N/A</text:p>
          </table:table-cell>
          <table:table-cell table:formula="of:=IF(ISNA([.C139]);[.B139];NA())" office:value-type="float" office:value="-0.0431728416814" calcext:value-type="float">
            <text:p>-0.0431728417</text:p>
          </table:table-cell>
          <table:table-cell table:formula="of:=IF(ISNA([.C139]);NA();[.B13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65401523427" calcext:value-type="float">
            <text:p>-0.4654015234</text:p>
          </table:table-cell>
          <table:table-cell office:value-type="float" office:value="-0.269899193714" calcext:value-type="float">
            <text:p>-0.2698991937</text:p>
          </table:table-cell>
          <table:table-cell office:value-type="float" office:value="3" calcext:value-type="float">
            <text:p>3</text:p>
          </table:table-cell>
          <table:table-cell office:value-type="float" office:value="3.40318028598" calcext:value-type="float">
            <text:p>3.403180286</text:p>
          </table:table-cell>
        </table:table-row>
        <table:table-row table:style-name="ro1">
          <table:table-cell office:value-type="float" office:value="1.08129825568" calcext:value-type="float">
            <text:p>1.0812982557</text:p>
          </table:table-cell>
          <table:table-cell office:value-type="float" office:value="-0.417713909595" calcext:value-type="float">
            <text:p>-0.4177139096</text:p>
          </table:table-cell>
          <table:table-cell table:formula="of:=MATCH([.A140];[.F$5:.F$25];0)" office:value-type="string" office:string-value="" calcext:value-type="error">
            <text:p>#N/A</text:p>
          </table:table-cell>
          <table:table-cell table:formula="of:=IF(ISNA([.C140]);[.B140];NA())" office:value-type="float" office:value="-0.417713909595" calcext:value-type="float">
            <text:p>-0.4177139096</text:p>
          </table:table-cell>
          <table:table-cell table:formula="of:=IF(ISNA([.C140]);NA();[.B14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41712548647" calcext:value-type="float">
            <text:p>0.1417125486</text:p>
          </table:table-cell>
          <table:table-cell office:value-type="float" office:value="0.327247473192" calcext:value-type="float">
            <text:p>0.3272474732</text:p>
          </table:table-cell>
          <table:table-cell office:value-type="float" office:value="3" calcext:value-type="float">
            <text:p>3</text:p>
          </table:table-cell>
          <table:table-cell office:value-type="float" office:value="3.40318028598" calcext:value-type="float">
            <text:p>3.403180286</text:p>
          </table:table-cell>
        </table:table-row>
        <table:table-row table:style-name="ro1">
          <table:table-cell office:value-type="float" office:value="0.259724264592" calcext:value-type="float">
            <text:p>0.2597242646</text:p>
          </table:table-cell>
          <table:table-cell office:value-type="float" office:value="-1.57109004714" calcext:value-type="float">
            <text:p>-1.5710900471</text:p>
          </table:table-cell>
          <table:table-cell table:formula="of:=MATCH([.A141];[.F$5:.F$25];0)" office:value-type="string" office:string-value="" calcext:value-type="error">
            <text:p>#N/A</text:p>
          </table:table-cell>
          <table:table-cell table:formula="of:=IF(ISNA([.C141]);[.B141];NA())" office:value-type="float" office:value="-1.57109004714" calcext:value-type="float">
            <text:p>-1.5710900471</text:p>
          </table:table-cell>
          <table:table-cell table:formula="of:=IF(ISNA([.C141]);NA();[.B14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602160900492" calcext:value-type="float">
            <text:p>0.6021609005</text:p>
          </table:table-cell>
          <table:table-cell office:value-type="float" office:value="-0.990032109493" calcext:value-type="float">
            <text:p>-0.9900321095</text:p>
          </table:table-cell>
          <table:table-cell office:value-type="float" office:value="3" calcext:value-type="float">
            <text:p>3</text:p>
          </table:table-cell>
          <table:table-cell office:value-type="float" office:value="3.40318028598" calcext:value-type="float">
            <text:p>3.403180286</text:p>
          </table:table-cell>
        </table:table-row>
        <table:table-row table:style-name="ro1">
          <table:table-cell office:value-type="float" office:value="0.783006958219" calcext:value-type="float">
            <text:p>0.7830069582</text:p>
          </table:table-cell>
          <table:table-cell office:value-type="float" office:value="-0.765220570751" calcext:value-type="float">
            <text:p>-0.7652205708</text:p>
          </table:table-cell>
          <table:table-cell table:formula="of:=MATCH([.A142];[.F$5:.F$25];0)" office:value-type="string" office:string-value="" calcext:value-type="error">
            <text:p>#N/A</text:p>
          </table:table-cell>
          <table:table-cell table:formula="of:=IF(ISNA([.C142]);[.B142];NA())" office:value-type="float" office:value="-0.765220570751" calcext:value-type="float">
            <text:p>-0.7652205708</text:p>
          </table:table-cell>
          <table:table-cell table:formula="of:=IF(ISNA([.C142]);NA();[.B142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18735768402" calcext:value-type="float">
            <text:p>1.187357684</text:p>
          </table:table-cell>
          <table:table-cell office:value-type="float" office:value="-0.930834866888" calcext:value-type="float">
            <text:p>-0.9308348669</text:p>
          </table:table-cell>
          <table:table-cell office:value-type="float" office:value="3" calcext:value-type="float">
            <text:p>3</text:p>
          </table:table-cell>
          <table:table-cell office:value-type="float" office:value="3.40318028598" calcext:value-type="float">
            <text:p>3.403180286</text:p>
          </table:table-cell>
        </table:table-row>
        <table:table-row table:style-name="ro1">
          <table:table-cell office:value-type="float" office:value="0.316503039499" calcext:value-type="float">
            <text:p>0.3165030395</text:p>
          </table:table-cell>
          <table:table-cell office:value-type="float" office:value="-1.44400133654" calcext:value-type="float">
            <text:p>-1.4440013365</text:p>
          </table:table-cell>
          <table:table-cell table:formula="of:=MATCH([.A143];[.F$5:.F$25];0)" office:value-type="string" office:string-value="" calcext:value-type="error">
            <text:p>#N/A</text:p>
          </table:table-cell>
          <table:table-cell table:formula="of:=IF(ISNA([.C143]);[.B143];NA())" office:value-type="float" office:value="-1.44400133654" calcext:value-type="float">
            <text:p>-1.4440013365</text:p>
          </table:table-cell>
          <table:table-cell table:formula="of:=IF(ISNA([.C143]);NA();[.B14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910257540917" calcext:value-type="float">
            <text:p>0.9102575409</text:p>
          </table:table-cell>
          <table:table-cell office:value-type="float" office:value="-0.618103060049" calcext:value-type="float">
            <text:p>-0.61810306</text:p>
          </table:table-cell>
          <table:table-cell office:value-type="float" office:value="3" calcext:value-type="float">
            <text:p>3</text:p>
          </table:table-cell>
          <table:table-cell office:value-type="float" office:value="3.40318028598" calcext:value-type="float">
            <text:p>3.403180286</text:p>
          </table:table-cell>
        </table:table-row>
        <table:table-row table:style-name="ro1">
          <table:table-cell office:value-type="float" office:value="0.833688973869" calcext:value-type="float">
            <text:p>0.8336889739</text:p>
          </table:table-cell>
          <table:table-cell office:value-type="float" office:value="-0.615221665181" calcext:value-type="float">
            <text:p>-0.6152216652</text:p>
          </table:table-cell>
          <table:table-cell table:formula="of:=MATCH([.A144];[.F$5:.F$25];0)" office:value-type="string" office:string-value="" calcext:value-type="error">
            <text:p>#N/A</text:p>
          </table:table-cell>
          <table:table-cell table:formula="of:=IF(ISNA([.C144]);[.B144];NA())" office:value-type="float" office:value="-0.615221665181" calcext:value-type="float">
            <text:p>-0.6152216652</text:p>
          </table:table-cell>
          <table:table-cell table:formula="of:=IF(ISNA([.C144]);NA();[.B144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165431093495" calcext:value-type="float">
            <text:p>0.0165431093</text:p>
          </table:table-cell>
          <table:table-cell office:value-type="float" office:value="0.201648321338" calcext:value-type="float">
            <text:p>0.2016483213</text:p>
          </table:table-cell>
          <table:table-cell office:value-type="float" office:value="3" calcext:value-type="float">
            <text:p>3</text:p>
          </table:table-cell>
          <table:table-cell office:value-type="float" office:value="3.40318028598" calcext:value-type="float">
            <text:p>3.403180286</text:p>
          </table:table-cell>
        </table:table-row>
        <table:table-row table:style-name="ro1">
          <table:table-cell office:value-type="float" office:value="0.457440329704" calcext:value-type="float">
            <text:p>0.4574403297</text:p>
          </table:table-cell>
          <table:table-cell office:value-type="float" office:value="0.354758809557" calcext:value-type="float">
            <text:p>0.3547588096</text:p>
          </table:table-cell>
          <table:table-cell table:formula="of:=MATCH([.A145];[.F$5:.F$25];0)" office:value-type="string" office:string-value="" calcext:value-type="error">
            <text:p>#N/A</text:p>
          </table:table-cell>
          <table:table-cell table:formula="of:=IF(ISNA([.C145]);[.B145];NA())" office:value-type="float" office:value="0.354758809557" calcext:value-type="float">
            <text:p>0.3547588096</text:p>
          </table:table-cell>
          <table:table-cell table:formula="of:=IF(ISNA([.C145]);NA();[.B14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37292375254" calcext:value-type="float">
            <text:p>-0.2372923753</text:p>
          </table:table-cell>
          <table:table-cell office:value-type="float" office:value="-1.00950941001" calcext:value-type="float">
            <text:p>-1.00950941</text:p>
          </table:table-cell>
          <table:table-cell office:value-type="float" office:value="16" calcext:value-type="float">
            <text:p>16</text:p>
          </table:table-cell>
          <table:table-cell office:value-type="float" office:value="3.18086705935" calcext:value-type="float">
            <text:p>3.1808670594</text:p>
          </table:table-cell>
        </table:table-row>
        <table:table-row table:style-name="ro1">
          <table:table-cell office:value-type="float" office:value="-0.351191673708" calcext:value-type="float">
            <text:p>-0.3511916737</text:p>
          </table:table-cell>
          <table:table-cell office:value-type="float" office:value="-0.586640723947" calcext:value-type="float">
            <text:p>-0.5866407239</text:p>
          </table:table-cell>
          <table:table-cell table:formula="of:=MATCH([.A146];[.F$5:.F$25];0)" office:value-type="string" office:string-value="" calcext:value-type="error">
            <text:p>#N/A</text:p>
          </table:table-cell>
          <table:table-cell table:formula="of:=IF(ISNA([.C146]);[.B146];NA())" office:value-type="float" office:value="-0.586640723947" calcext:value-type="float">
            <text:p>-0.5866407239</text:p>
          </table:table-cell>
          <table:table-cell table:formula="of:=IF(ISNA([.C146]);NA();[.B14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38985047942" calcext:value-type="float">
            <text:p>-0.5389850479</text:p>
          </table:table-cell>
          <table:table-cell office:value-type="float" office:value="-1.13710450903" calcext:value-type="float">
            <text:p>-1.137104509</text:p>
          </table:table-cell>
          <table:table-cell office:value-type="float" office:value="0" calcext:value-type="float">
            <text:p>0</text:p>
          </table:table-cell>
          <table:table-cell office:value-type="float" office:value="3.58015277307" calcext:value-type="float">
            <text:p>3.5801527731</text:p>
          </table:table-cell>
        </table:table-row>
        <table:table-row table:style-name="ro1">
          <table:table-cell office:value-type="float" office:value="1.00264984572" calcext:value-type="float">
            <text:p>1.0026498457</text:p>
          </table:table-cell>
          <table:table-cell office:value-type="float" office:value="-0.900886255936" calcext:value-type="float">
            <text:p>-0.9008862559</text:p>
          </table:table-cell>
          <table:table-cell table:formula="of:=MATCH([.A147];[.F$5:.F$25];0)" office:value-type="string" office:string-value="" calcext:value-type="error">
            <text:p>#N/A</text:p>
          </table:table-cell>
          <table:table-cell table:formula="of:=IF(ISNA([.C147]);[.B147];NA())" office:value-type="float" office:value="-0.900886255936" calcext:value-type="float">
            <text:p>-0.9008862559</text:p>
          </table:table-cell>
          <table:table-cell table:formula="of:=IF(ISNA([.C147]);NA();[.B14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81580536682" calcext:value-type="float">
            <text:p>-0.2815805367</text:p>
          </table:table-cell>
          <table:table-cell office:value-type="float" office:value="-0.880758059958" calcext:value-type="float">
            <text:p>-0.88075806</text:p>
          </table:table-cell>
          <table:table-cell office:value-type="float" office:value="0" calcext:value-type="float">
            <text:p>0</text:p>
          </table:table-cell>
          <table:table-cell office:value-type="float" office:value="3.58015277307" calcext:value-type="float">
            <text:p>3.5801527731</text:p>
          </table:table-cell>
        </table:table-row>
        <table:table-row table:style-name="ro1">
          <table:table-cell office:value-type="float" office:value="0.848630994549" calcext:value-type="float">
            <text:p>0.8486309945</text:p>
          </table:table-cell>
          <table:table-cell office:value-type="float" office:value="0.162437215292" calcext:value-type="float">
            <text:p>0.1624372153</text:p>
          </table:table-cell>
          <table:table-cell table:formula="of:=MATCH([.A148];[.F$5:.F$25];0)" office:value-type="string" office:string-value="" calcext:value-type="error">
            <text:p>#N/A</text:p>
          </table:table-cell>
          <table:table-cell table:formula="of:=IF(ISNA([.C148]);[.B148];NA())" office:value-type="float" office:value="0.162437215292" calcext:value-type="float">
            <text:p>0.1624372153</text:p>
          </table:table-cell>
          <table:table-cell table:formula="of:=IF(ISNA([.C148]);NA();[.B14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95791904036" calcext:value-type="float">
            <text:p>-0.295791904</text:p>
          </table:table-cell>
          <table:table-cell office:value-type="float" office:value="-0.434718708489" calcext:value-type="float">
            <text:p>-0.4347187085</text:p>
          </table:table-cell>
          <table:table-cell office:value-type="float" office:value="0" calcext:value-type="float">
            <text:p>0</text:p>
          </table:table-cell>
          <table:table-cell office:value-type="float" office:value="3.58015277307" calcext:value-type="float">
            <text:p>3.5801527731</text:p>
          </table:table-cell>
        </table:table-row>
        <table:table-row table:style-name="ro1">
          <table:table-cell office:value-type="float" office:value="0.340118814252" calcext:value-type="float">
            <text:p>0.3401188143</text:p>
          </table:table-cell>
          <table:table-cell office:value-type="float" office:value="-0.0247504752275" calcext:value-type="float">
            <text:p>-0.0247504752</text:p>
          </table:table-cell>
          <table:table-cell table:formula="of:=MATCH([.A149];[.F$5:.F$25];0)" office:value-type="string" office:string-value="" calcext:value-type="error">
            <text:p>#N/A</text:p>
          </table:table-cell>
          <table:table-cell table:formula="of:=IF(ISNA([.C149]);[.B149];NA())" office:value-type="float" office:value="-0.0247504752275" calcext:value-type="float">
            <text:p>-0.0247504752</text:p>
          </table:table-cell>
          <table:table-cell table:formula="of:=IF(ISNA([.C149]);NA();[.B14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23233289578" calcext:value-type="float">
            <text:p>-0.3232332896</text:p>
          </table:table-cell>
          <table:table-cell office:value-type="float" office:value="-0.398317869933" calcext:value-type="float">
            <text:p>-0.3983178699</text:p>
          </table:table-cell>
          <table:table-cell office:value-type="float" office:value="0" calcext:value-type="float">
            <text:p>0</text:p>
          </table:table-cell>
          <table:table-cell office:value-type="float" office:value="3.58015277307" calcext:value-type="float">
            <text:p>3.5801527731</text:p>
          </table:table-cell>
        </table:table-row>
        <table:table-row table:style-name="ro1">
          <table:table-cell office:value-type="float" office:value="0.773385647134" calcext:value-type="float">
            <text:p>0.7733856471</text:p>
          </table:table-cell>
          <table:table-cell office:value-type="float" office:value="-0.519229541129" calcext:value-type="float">
            <text:p>-0.5192295411</text:p>
          </table:table-cell>
          <table:table-cell table:formula="of:=MATCH([.A150];[.F$5:.F$25];0)" office:value-type="string" office:string-value="" calcext:value-type="error">
            <text:p>#N/A</text:p>
          </table:table-cell>
          <table:table-cell table:formula="of:=IF(ISNA([.C150]);[.B150];NA())" office:value-type="float" office:value="-0.519229541129" calcext:value-type="float">
            <text:p>-0.5192295411</text:p>
          </table:table-cell>
          <table:table-cell table:formula="of:=IF(ISNA([.C150]);NA();[.B15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35930199012" calcext:value-type="float">
            <text:p>0.235930199</text:p>
          </table:table-cell>
          <table:table-cell office:value-type="float" office:value="-1.31032383594" calcext:value-type="float">
            <text:p>-1.3103238359</text:p>
          </table:table-cell>
          <table:table-cell office:value-type="float" office:value="0" calcext:value-type="float">
            <text:p>0</text:p>
          </table:table-cell>
          <table:table-cell office:value-type="float" office:value="3.58015277307" calcext:value-type="float">
            <text:p>3.5801527731</text:p>
          </table:table-cell>
        </table:table-row>
        <table:table-row table:style-name="ro1">
          <table:table-cell office:value-type="float" office:value="0.91053474968" calcext:value-type="float">
            <text:p>0.9105347497</text:p>
          </table:table-cell>
          <table:table-cell office:value-type="float" office:value="0.146068711569" calcext:value-type="float">
            <text:p>0.1460687116</text:p>
          </table:table-cell>
          <table:table-cell table:formula="of:=MATCH([.A151];[.F$5:.F$25];0)" office:value-type="string" office:string-value="" calcext:value-type="error">
            <text:p>#N/A</text:p>
          </table:table-cell>
          <table:table-cell table:formula="of:=IF(ISNA([.C151]);[.B151];NA())" office:value-type="float" office:value="0.146068711569" calcext:value-type="float">
            <text:p>0.1460687116</text:p>
          </table:table-cell>
          <table:table-cell table:formula="of:=IF(ISNA([.C151]);NA();[.B15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752096877222" calcext:value-type="float">
            <text:p>0.7520968772</text:p>
          </table:table-cell>
          <table:table-cell office:value-type="float" office:value="-1.33987049697" calcext:value-type="float">
            <text:p>-1.339870497</text:p>
          </table:table-cell>
          <table:table-cell office:value-type="float" office:value="0" calcext:value-type="float">
            <text:p>0</text:p>
          </table:table-cell>
          <table:table-cell office:value-type="float" office:value="3.58015277307" calcext:value-type="float">
            <text:p>3.5801527731</text:p>
          </table:table-cell>
        </table:table-row>
        <table:table-row table:style-name="ro1">
          <table:table-cell office:value-type="float" office:value="0.373571404236" calcext:value-type="float">
            <text:p>0.3735714042</text:p>
          </table:table-cell>
          <table:table-cell office:value-type="float" office:value="-1.18323005595" calcext:value-type="float">
            <text:p>-1.183230056</text:p>
          </table:table-cell>
          <table:table-cell table:formula="of:=MATCH([.A152];[.F$5:.F$25];0)" office:value-type="string" office:string-value="" calcext:value-type="error">
            <text:p>#N/A</text:p>
          </table:table-cell>
          <table:table-cell table:formula="of:=IF(ISNA([.C152]);[.B152];NA())" office:value-type="float" office:value="-1.18323005595" calcext:value-type="float">
            <text:p>-1.183230056</text:p>
          </table:table-cell>
          <table:table-cell table:formula="of:=IF(ISNA([.C152]);NA();[.B15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09079970217" calcext:value-type="float">
            <text:p>-0.5090799702</text:p>
          </table:table-cell>
          <table:table-cell office:value-type="float" office:value="-0.874510799858" calcext:value-type="float">
            <text:p>-0.8745107999</text:p>
          </table:table-cell>
          <table:table-cell office:value-type="float" office:value="0" calcext:value-type="float">
            <text:p>0</text:p>
          </table:table-cell>
          <table:table-cell office:value-type="float" office:value="3.58015277307" calcext:value-type="float">
            <text:p>3.5801527731</text:p>
          </table:table-cell>
        </table:table-row>
        <table:table-row table:style-name="ro1">
          <table:table-cell office:value-type="float" office:value="0.905778055785" calcext:value-type="float">
            <text:p>0.9057780558</text:p>
          </table:table-cell>
          <table:table-cell office:value-type="float" office:value="-0.590025449002" calcext:value-type="float">
            <text:p>-0.590025449</text:p>
          </table:table-cell>
          <table:table-cell table:formula="of:=MATCH([.A153];[.F$5:.F$25];0)" office:value-type="string" office:string-value="" calcext:value-type="error">
            <text:p>#N/A</text:p>
          </table:table-cell>
          <table:table-cell table:formula="of:=IF(ISNA([.C153]);[.B153];NA())" office:value-type="float" office:value="-0.590025449002" calcext:value-type="float">
            <text:p>-0.590025449</text:p>
          </table:table-cell>
          <table:table-cell table:formula="of:=IF(ISNA([.C153]);NA();[.B15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673164793522" calcext:value-type="float">
            <text:p>0.6731647935</text:p>
          </table:table-cell>
          <table:table-cell office:value-type="float" office:value="0.0841931628721" calcext:value-type="float">
            <text:p>0.0841931629</text:p>
          </table:table-cell>
          <table:table-cell office:value-type="float" office:value="0" calcext:value-type="float">
            <text:p>0</text:p>
          </table:table-cell>
          <table:table-cell office:value-type="float" office:value="3.58015277307" calcext:value-type="float">
            <text:p>3.5801527731</text:p>
          </table:table-cell>
        </table:table-row>
        <table:table-row table:style-name="ro1">
          <table:table-cell office:value-type="float" office:value="0.469334781268" calcext:value-type="float">
            <text:p>0.4693347813</text:p>
          </table:table-cell>
          <table:table-cell office:value-type="float" office:value="0.320111112513" calcext:value-type="float">
            <text:p>0.3201111125</text:p>
          </table:table-cell>
          <table:table-cell table:formula="of:=MATCH([.A154];[.F$5:.F$25];0)" office:value-type="string" office:string-value="" calcext:value-type="error">
            <text:p>#N/A</text:p>
          </table:table-cell>
          <table:table-cell table:formula="of:=IF(ISNA([.C154]);[.B154];NA())" office:value-type="float" office:value="0.320111112513" calcext:value-type="float">
            <text:p>0.3201111125</text:p>
          </table:table-cell>
          <table:table-cell table:formula="of:=IF(ISNA([.C154]);NA();[.B154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409322412409" calcext:value-type="float">
            <text:p>0.4093224124</text:p>
          </table:table-cell>
          <table:table-cell office:value-type="float" office:value="-0.010223758367" calcext:value-type="float">
            <text:p>-0.0102237584</text:p>
          </table:table-cell>
          <table:table-cell office:value-type="float" office:value="13" calcext:value-type="float">
            <text:p>13</text:p>
          </table:table-cell>
          <table:table-cell office:value-type="float" office:value="3.71753918356" calcext:value-type="float">
            <text:p>3.7175391836</text:p>
          </table:table-cell>
        </table:table-row>
        <table:table-row table:style-name="ro1">
          <table:table-cell office:value-type="float" office:value="-0.465401523427" calcext:value-type="float">
            <text:p>-0.4654015234</text:p>
          </table:table-cell>
          <table:table-cell office:value-type="float" office:value="-0.269899193714" calcext:value-type="float">
            <text:p>-0.2698991937</text:p>
          </table:table-cell>
          <table:table-cell table:formula="of:=MATCH([.A155];[.F$5:.F$25];0)" office:value-type="string" office:string-value="" calcext:value-type="error">
            <text:p>#N/A</text:p>
          </table:table-cell>
          <table:table-cell table:formula="of:=IF(ISNA([.C155]);[.B155];NA())" office:value-type="float" office:value="-0.269899193714" calcext:value-type="float">
            <text:p>-0.2698991937</text:p>
          </table:table-cell>
          <table:table-cell table:formula="of:=IF(ISNA([.C155]);NA();[.B155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00831975419" calcext:value-type="float">
            <text:p>0.3008319754</text:p>
          </table:table-cell>
          <table:table-cell office:value-type="float" office:value="0.0140255128605" calcext:value-type="float">
            <text:p>0.0140255129</text:p>
          </table:table-cell>
          <table:table-cell office:value-type="float" office:value="13" calcext:value-type="float">
            <text:p>13</text:p>
          </table:table-cell>
          <table:table-cell office:value-type="float" office:value="3.71753918356" calcext:value-type="float">
            <text:p>3.7175391836</text:p>
          </table:table-cell>
        </table:table-row>
        <table:table-row table:style-name="ro1">
          <table:table-cell office:value-type="float" office:value="0.141712548647" calcext:value-type="float">
            <text:p>0.1417125486</text:p>
          </table:table-cell>
          <table:table-cell office:value-type="float" office:value="0.327247473192" calcext:value-type="float">
            <text:p>0.3272474732</text:p>
          </table:table-cell>
          <table:table-cell table:formula="of:=MATCH([.A156];[.F$5:.F$25];0)" office:value-type="string" office:string-value="" calcext:value-type="error">
            <text:p>#N/A</text:p>
          </table:table-cell>
          <table:table-cell table:formula="of:=IF(ISNA([.C156]);[.B156];NA())" office:value-type="float" office:value="0.327247473192" calcext:value-type="float">
            <text:p>0.3272474732</text:p>
          </table:table-cell>
          <table:table-cell table:formula="of:=IF(ISNA([.C156]);NA();[.B15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812091401347" calcext:value-type="float">
            <text:p>0.8120914013</text:p>
          </table:table-cell>
          <table:table-cell office:value-type="float" office:value="-1.16432749367" calcext:value-type="float">
            <text:p>-1.1643274937</text:p>
          </table:table-cell>
          <table:table-cell office:value-type="float" office:value="13" calcext:value-type="float">
            <text:p>13</text:p>
          </table:table-cell>
          <table:table-cell office:value-type="float" office:value="3.71753918356" calcext:value-type="float">
            <text:p>3.7175391836</text:p>
          </table:table-cell>
        </table:table-row>
        <table:table-row table:style-name="ro1">
          <table:table-cell office:value-type="float" office:value="0.602160900492" calcext:value-type="float">
            <text:p>0.6021609005</text:p>
          </table:table-cell>
          <table:table-cell office:value-type="float" office:value="-0.990032109493" calcext:value-type="float">
            <text:p>-0.9900321095</text:p>
          </table:table-cell>
          <table:table-cell table:formula="of:=MATCH([.A157];[.F$5:.F$25];0)" office:value-type="string" office:string-value="" calcext:value-type="error">
            <text:p>#N/A</text:p>
          </table:table-cell>
          <table:table-cell table:formula="of:=IF(ISNA([.C157]);[.B157];NA())" office:value-type="float" office:value="-0.990032109493" calcext:value-type="float">
            <text:p>-0.9900321095</text:p>
          </table:table-cell>
          <table:table-cell table:formula="of:=IF(ISNA([.C157]);NA();[.B157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10865016843" calcext:value-type="float">
            <text:p>1.1086501684</text:p>
          </table:table-cell>
          <table:table-cell office:value-type="float" office:value="-0.818588751369" calcext:value-type="float">
            <text:p>-0.8185887514</text:p>
          </table:table-cell>
          <table:table-cell office:value-type="float" office:value="13" calcext:value-type="float">
            <text:p>13</text:p>
          </table:table-cell>
          <table:table-cell office:value-type="float" office:value="3.71753918356" calcext:value-type="float">
            <text:p>3.7175391836</text:p>
          </table:table-cell>
        </table:table-row>
        <table:table-row table:style-name="ro1">
          <table:table-cell office:value-type="float" office:value="1.18735768402" calcext:value-type="float">
            <text:p>1.187357684</text:p>
          </table:table-cell>
          <table:table-cell office:value-type="float" office:value="-0.930834866888" calcext:value-type="float">
            <text:p>-0.9308348669</text:p>
          </table:table-cell>
          <table:table-cell table:formula="of:=MATCH([.A158];[.F$5:.F$25];0)" office:value-type="string" office:string-value="" calcext:value-type="error">
            <text:p>#N/A</text:p>
          </table:table-cell>
          <table:table-cell table:formula="of:=IF(ISNA([.C158]);[.B158];NA())" office:value-type="float" office:value="-0.930834866888" calcext:value-type="float">
            <text:p>-0.9308348669</text:p>
          </table:table-cell>
          <table:table-cell table:formula="of:=IF(ISNA([.C158]);NA();[.B15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7570360488" calcext:value-type="float">
            <text:p>0.7570360488</text:p>
          </table:table-cell>
          <table:table-cell office:value-type="float" office:value="-0.328523079099" calcext:value-type="float">
            <text:p>-0.3285230791</text:p>
          </table:table-cell>
          <table:table-cell office:value-type="float" office:value="0" calcext:value-type="float">
            <text:p>0</text:p>
          </table:table-cell>
          <table:table-cell office:value-type="float" office:value="3.88067929987" calcext:value-type="float">
            <text:p>3.8806792999</text:p>
          </table:table-cell>
        </table:table-row>
        <table:table-row table:style-name="ro1">
          <table:table-cell office:value-type="float" office:value="0.910257540917" calcext:value-type="float">
            <text:p>0.9102575409</text:p>
          </table:table-cell>
          <table:table-cell office:value-type="float" office:value="-0.618103060049" calcext:value-type="float">
            <text:p>-0.61810306</text:p>
          </table:table-cell>
          <table:table-cell table:formula="of:=MATCH([.A159];[.F$5:.F$25];0)" office:value-type="string" office:string-value="" calcext:value-type="error">
            <text:p>#N/A</text:p>
          </table:table-cell>
          <table:table-cell table:formula="of:=IF(ISNA([.C159]);[.B159];NA())" office:value-type="float" office:value="-0.618103060049" calcext:value-type="float">
            <text:p>-0.61810306</text:p>
          </table:table-cell>
          <table:table-cell table:formula="of:=IF(ISNA([.C159]);NA();[.B15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12315353434" calcext:value-type="float">
            <text:p>-0.6123153534</text:p>
          </table:table-cell>
          <table:table-cell office:value-type="float" office:value="-0.955564357899" calcext:value-type="float">
            <text:p>-0.9555643579</text:p>
          </table:table-cell>
          <table:table-cell office:value-type="float" office:value="3" calcext:value-type="float">
            <text:p>3</text:p>
          </table:table-cell>
          <table:table-cell office:value-type="float" office:value="3.47786324538" calcext:value-type="float">
            <text:p>3.4778632454</text:p>
          </table:table-cell>
        </table:table-row>
        <table:table-row table:style-name="ro1">
          <table:table-cell office:value-type="float" office:value="0.0165431093495" calcext:value-type="float">
            <text:p>0.0165431093</text:p>
          </table:table-cell>
          <table:table-cell office:value-type="float" office:value="0.201648321338" calcext:value-type="float">
            <text:p>0.2016483213</text:p>
          </table:table-cell>
          <table:table-cell table:formula="of:=MATCH([.A160];[.F$5:.F$25];0)" office:value-type="string" office:string-value="" calcext:value-type="error">
            <text:p>#N/A</text:p>
          </table:table-cell>
          <table:table-cell table:formula="of:=IF(ISNA([.C160]);[.B160];NA())" office:value-type="float" office:value="0.201648321338" calcext:value-type="float">
            <text:p>0.2016483213</text:p>
          </table:table-cell>
          <table:table-cell table:formula="of:=IF(ISNA([.C160]);NA();[.B160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02328667362" calcext:value-type="float">
            <text:p>1.0232866736</text:p>
          </table:table-cell>
          <table:table-cell office:value-type="float" office:value="-0.329312434686" calcext:value-type="float">
            <text:p>-0.3293124347</text:p>
          </table:table-cell>
          <table:table-cell office:value-type="float" office:value="3" calcext:value-type="float">
            <text:p>3</text:p>
          </table:table-cell>
          <table:table-cell office:value-type="float" office:value="3.47786324538" calcext:value-type="float">
            <text:p>3.4778632454</text:p>
          </table:table-cell>
        </table:table-row>
        <table:table-row table:style-name="ro1">
          <table:table-cell office:value-type="float" office:value="-0.237292375254" calcext:value-type="float">
            <text:p>-0.2372923753</text:p>
          </table:table-cell>
          <table:table-cell office:value-type="float" office:value="-1.00950941001" calcext:value-type="float">
            <text:p>-1.00950941</text:p>
          </table:table-cell>
          <table:table-cell table:formula="of:=MATCH([.A161];[.F$5:.F$25];0)" office:value-type="string" office:string-value="" calcext:value-type="error">
            <text:p>#N/A</text:p>
          </table:table-cell>
          <table:table-cell table:formula="of:=IF(ISNA([.C161]);[.B161];NA())" office:value-type="float" office:value="-1.00950941001" calcext:value-type="float">
            <text:p>-1.00950941</text:p>
          </table:table-cell>
          <table:table-cell table:formula="of:=IF(ISNA([.C161]);NA();[.B16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92593704151" calcext:value-type="float">
            <text:p>-0.4925937042</text:p>
          </table:table-cell>
          <table:table-cell office:value-type="float" office:value="-0.689119882625" calcext:value-type="float">
            <text:p>-0.6891198826</text:p>
          </table:table-cell>
          <table:table-cell office:value-type="float" office:value="16" calcext:value-type="float">
            <text:p>16</text:p>
          </table:table-cell>
          <table:table-cell office:value-type="float" office:value="3.1826751446" calcext:value-type="float">
            <text:p>3.1826751446</text:p>
          </table:table-cell>
        </table:table-row>
        <table:table-row table:style-name="ro1">
          <table:table-cell office:value-type="float" office:value="-0.538985047942" calcext:value-type="float">
            <text:p>-0.5389850479</text:p>
          </table:table-cell>
          <table:table-cell office:value-type="float" office:value="-1.13710450903" calcext:value-type="float">
            <text:p>-1.137104509</text:p>
          </table:table-cell>
          <table:table-cell table:formula="of:=MATCH([.A162];[.F$5:.F$25];0)" office:value-type="string" office:string-value="" calcext:value-type="error">
            <text:p>#N/A</text:p>
          </table:table-cell>
          <table:table-cell table:formula="of:=IF(ISNA([.C162]);[.B162];NA())" office:value-type="float" office:value="-1.13710450903" calcext:value-type="float">
            <text:p>-1.137104509</text:p>
          </table:table-cell>
          <table:table-cell table:formula="of:=IF(ISNA([.C162]);NA();[.B16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771463753673" calcext:value-type="float">
            <text:p>0.7714637537</text:p>
          </table:table-cell>
          <table:table-cell office:value-type="float" office:value="-1.15008567148" calcext:value-type="float">
            <text:p>-1.1500856715</text:p>
          </table:table-cell>
          <table:table-cell office:value-type="float" office:value="14" calcext:value-type="float">
            <text:p>14</text:p>
          </table:table-cell>
          <table:table-cell office:value-type="float" office:value="3.97227432681" calcext:value-type="float">
            <text:p>3.9722743268</text:p>
          </table:table-cell>
        </table:table-row>
        <table:table-row table:style-name="ro1">
          <table:table-cell office:value-type="float" office:value="-0.281580536682" calcext:value-type="float">
            <text:p>-0.2815805367</text:p>
          </table:table-cell>
          <table:table-cell office:value-type="float" office:value="-0.880758059958" calcext:value-type="float">
            <text:p>-0.88075806</text:p>
          </table:table-cell>
          <table:table-cell table:formula="of:=MATCH([.A163];[.F$5:.F$25];0)" office:value-type="string" office:string-value="" calcext:value-type="error">
            <text:p>#N/A</text:p>
          </table:table-cell>
          <table:table-cell table:formula="of:=IF(ISNA([.C163]);[.B163];NA())" office:value-type="float" office:value="-0.880758059958" calcext:value-type="float">
            <text:p>-0.88075806</text:p>
          </table:table-cell>
          <table:table-cell table:formula="of:=IF(ISNA([.C163]);NA();[.B16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3809598966" calcext:value-type="float">
            <text:p>-0.4380959897</text:p>
          </table:table-cell>
          <table:table-cell office:value-type="float" office:value="-0.248675724672" calcext:value-type="float">
            <text:p>-0.2486757247</text:p>
          </table:table-cell>
          <table:table-cell office:value-type="float" office:value="16" calcext:value-type="float">
            <text:p>16</text:p>
          </table:table-cell>
          <table:table-cell office:value-type="float" office:value="3.3155310201" calcext:value-type="float">
            <text:p>3.3155310201</text:p>
          </table:table-cell>
        </table:table-row>
        <table:table-row table:style-name="ro1">
          <table:table-cell office:value-type="float" office:value="-0.295791904036" calcext:value-type="float">
            <text:p>-0.295791904</text:p>
          </table:table-cell>
          <table:table-cell office:value-type="float" office:value="-0.434718708489" calcext:value-type="float">
            <text:p>-0.4347187085</text:p>
          </table:table-cell>
          <table:table-cell table:formula="of:=MATCH([.A164];[.F$5:.F$25];0)" office:value-type="string" office:string-value="" calcext:value-type="error">
            <text:p>#N/A</text:p>
          </table:table-cell>
          <table:table-cell table:formula="of:=IF(ISNA([.C164]);[.B164];NA())" office:value-type="float" office:value="-0.434718708489" calcext:value-type="float">
            <text:p>-0.4347187085</text:p>
          </table:table-cell>
          <table:table-cell table:formula="of:=IF(ISNA([.C164]);NA();[.B164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616724272568" calcext:value-type="float">
            <text:p>0.6167242726</text:p>
          </table:table-cell>
          <table:table-cell office:value-type="float" office:value="-1.36114439294" calcext:value-type="float">
            <text:p>-1.3611443929</text:p>
          </table:table-cell>
          <table:table-cell office:value-type="float" office:value="0" calcext:value-type="float">
            <text:p>0</text:p>
          </table:table-cell>
          <table:table-cell office:value-type="float" office:value="3.79367118329" calcext:value-type="float">
            <text:p>3.7936711833</text:p>
          </table:table-cell>
        </table:table-row>
        <table:table-row table:style-name="ro1">
          <table:table-cell office:value-type="float" office:value="-0.323233289578" calcext:value-type="float">
            <text:p>-0.3232332896</text:p>
          </table:table-cell>
          <table:table-cell office:value-type="float" office:value="-0.398317869933" calcext:value-type="float">
            <text:p>-0.3983178699</text:p>
          </table:table-cell>
          <table:table-cell table:formula="of:=MATCH([.A165];[.F$5:.F$25];0)" office:value-type="string" office:string-value="" calcext:value-type="error">
            <text:p>#N/A</text:p>
          </table:table-cell>
          <table:table-cell table:formula="of:=IF(ISNA([.C165]);[.B165];NA())" office:value-type="float" office:value="-0.398317869933" calcext:value-type="float">
            <text:p>-0.3983178699</text:p>
          </table:table-cell>
          <table:table-cell table:formula="of:=IF(ISNA([.C165]);NA();[.B16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76286892412" calcext:value-type="float">
            <text:p>-0.5762868924</text:p>
          </table:table-cell>
          <table:table-cell office:value-type="float" office:value="-0.361357163982" calcext:value-type="float">
            <text:p>-0.361357164</text:p>
          </table:table-cell>
          <table:table-cell office:value-type="float" office:value="0" calcext:value-type="float">
            <text:p>0</text:p>
          </table:table-cell>
          <table:table-cell office:value-type="float" office:value="3.79367118329" calcext:value-type="float">
            <text:p>3.7936711833</text:p>
          </table:table-cell>
        </table:table-row>
        <table:table-row table:style-name="ro1">
          <table:table-cell office:value-type="float" office:value="0.235930199012" calcext:value-type="float">
            <text:p>0.235930199</text:p>
          </table:table-cell>
          <table:table-cell office:value-type="float" office:value="-1.31032383594" calcext:value-type="float">
            <text:p>-1.3103238359</text:p>
          </table:table-cell>
          <table:table-cell table:formula="of:=MATCH([.A166];[.F$5:.F$25];0)" office:value-type="string" office:string-value="" calcext:value-type="error">
            <text:p>#N/A</text:p>
          </table:table-cell>
          <table:table-cell table:formula="of:=IF(ISNA([.C166]);[.B166];NA())" office:value-type="float" office:value="-1.31032383594" calcext:value-type="float">
            <text:p>-1.3103238359</text:p>
          </table:table-cell>
          <table:table-cell table:formula="of:=IF(ISNA([.C166]);NA();[.B16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13341529461" calcext:value-type="float">
            <text:p>-0.2133415295</text:p>
          </table:table-cell>
          <table:table-cell office:value-type="float" office:value="-0.391683438421" calcext:value-type="float">
            <text:p>-0.3916834384</text:p>
          </table:table-cell>
          <table:table-cell office:value-type="float" office:value="0" calcext:value-type="float">
            <text:p>0</text:p>
          </table:table-cell>
          <table:table-cell office:value-type="float" office:value="3.79367118329" calcext:value-type="float">
            <text:p>3.7936711833</text:p>
          </table:table-cell>
        </table:table-row>
        <table:table-row table:style-name="ro1">
          <table:table-cell office:value-type="float" office:value="0.752096877222" calcext:value-type="float">
            <text:p>0.7520968772</text:p>
          </table:table-cell>
          <table:table-cell office:value-type="float" office:value="-1.33987049697" calcext:value-type="float">
            <text:p>-1.339870497</text:p>
          </table:table-cell>
          <table:table-cell table:formula="of:=MATCH([.A167];[.F$5:.F$25];0)" office:value-type="string" office:string-value="" calcext:value-type="error">
            <text:p>#N/A</text:p>
          </table:table-cell>
          <table:table-cell table:formula="of:=IF(ISNA([.C167]);[.B167];NA())" office:value-type="float" office:value="-1.33987049697" calcext:value-type="float">
            <text:p>-1.339870497</text:p>
          </table:table-cell>
          <table:table-cell table:formula="of:=IF(ISNA([.C167]);NA();[.B16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542211054773" calcext:value-type="float">
            <text:p>0.5422110548</text:p>
          </table:table-cell>
          <table:table-cell office:value-type="float" office:value="-0.109648524638" calcext:value-type="float">
            <text:p>-0.1096485246</text:p>
          </table:table-cell>
          <table:table-cell office:value-type="float" office:value="16" calcext:value-type="float">
            <text:p>16</text:p>
          </table:table-cell>
          <table:table-cell office:value-type="float" office:value="3.56083414505" calcext:value-type="float">
            <text:p>3.5608341451</text:p>
          </table:table-cell>
        </table:table-row>
        <table:table-row table:style-name="ro1">
          <table:table-cell office:value-type="float" office:value="-0.509079970217" calcext:value-type="float">
            <text:p>-0.5090799702</text:p>
          </table:table-cell>
          <table:table-cell office:value-type="float" office:value="-0.874510799858" calcext:value-type="float">
            <text:p>-0.8745107999</text:p>
          </table:table-cell>
          <table:table-cell table:formula="of:=MATCH([.A168];[.F$5:.F$25];0)" office:value-type="string" office:string-value="" calcext:value-type="error">
            <text:p>#N/A</text:p>
          </table:table-cell>
          <table:table-cell table:formula="of:=IF(ISNA([.C168]);[.B168];NA())" office:value-type="float" office:value="-0.874510799858" calcext:value-type="float">
            <text:p>-0.8745107999</text:p>
          </table:table-cell>
          <table:table-cell table:formula="of:=IF(ISNA([.C168]);NA();[.B16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735830620041" calcext:value-type="float">
            <text:p>0.73583062</text:p>
          </table:table-cell>
          <table:table-cell office:value-type="float" office:value="-0.915308740707" calcext:value-type="float">
            <text:p>-0.9153087407</text:p>
          </table:table-cell>
          <table:table-cell office:value-type="float" office:value="14" calcext:value-type="float">
            <text:p>14</text:p>
          </table:table-cell>
          <table:table-cell office:value-type="float" office:value="3.89454818974" calcext:value-type="float">
            <text:p>3.8945481897</text:p>
          </table:table-cell>
        </table:table-row>
        <table:table-row table:style-name="ro1">
          <table:table-cell office:value-type="float" office:value="0.673164793522" calcext:value-type="float">
            <text:p>0.6731647935</text:p>
          </table:table-cell>
          <table:table-cell office:value-type="float" office:value="0.0841931628721" calcext:value-type="float">
            <text:p>0.0841931629</text:p>
          </table:table-cell>
          <table:table-cell table:formula="of:=MATCH([.A169];[.F$5:.F$25];0)" office:value-type="string" office:string-value="" calcext:value-type="error">
            <text:p>#N/A</text:p>
          </table:table-cell>
          <table:table-cell table:formula="of:=IF(ISNA([.C169]);[.B169];NA())" office:value-type="float" office:value="0.0841931628721" calcext:value-type="float">
            <text:p>0.0841931629</text:p>
          </table:table-cell>
          <table:table-cell table:formula="of:=IF(ISNA([.C169]);NA();[.B169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00972564593" calcext:value-type="float">
            <text:p>1.0097256459</text:p>
          </table:table-cell>
          <table:table-cell office:value-type="float" office:value="-0.785967345803" calcext:value-type="float">
            <text:p>-0.7859673458</text:p>
          </table:table-cell>
          <table:table-cell office:value-type="float" office:value="15" calcext:value-type="float">
            <text:p>15</text:p>
          </table:table-cell>
          <table:table-cell office:value-type="float" office:value="3.267611252" calcext:value-type="float">
            <text:p>3.267611252</text:p>
          </table:table-cell>
        </table:table-row>
        <table:table-row table:style-name="ro1">
          <table:table-cell office:value-type="float" office:value="0.409322412409" calcext:value-type="float">
            <text:p>0.4093224124</text:p>
          </table:table-cell>
          <table:table-cell office:value-type="float" office:value="-0.010223758367" calcext:value-type="float">
            <text:p>-0.0102237584</text:p>
          </table:table-cell>
          <table:table-cell table:formula="of:=MATCH([.A170];[.F$5:.F$25];0)" office:value-type="string" office:string-value="" calcext:value-type="error">
            <text:p>#N/A</text:p>
          </table:table-cell>
          <table:table-cell table:formula="of:=IF(ISNA([.C170]);[.B170];NA())" office:value-type="float" office:value="-0.010223758367" calcext:value-type="float">
            <text:p>-0.0102237584</text:p>
          </table:table-cell>
          <table:table-cell table:formula="of:=IF(ISNA([.C170]);NA();[.B17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979802698558" calcext:value-type="float">
            <text:p>0.0979802699</text:p>
          </table:table-cell>
          <table:table-cell office:value-type="float" office:value="-1.25677370574" calcext:value-type="float">
            <text:p>-1.2567737057</text:p>
          </table:table-cell>
          <table:table-cell office:value-type="float" office:value="15" calcext:value-type="float">
            <text:p>15</text:p>
          </table:table-cell>
          <table:table-cell office:value-type="float" office:value="3.267611252" calcext:value-type="float">
            <text:p>3.267611252</text:p>
          </table:table-cell>
        </table:table-row>
        <table:table-row table:style-name="ro1">
          <table:table-cell office:value-type="float" office:value="0.300831975419" calcext:value-type="float">
            <text:p>0.3008319754</text:p>
          </table:table-cell>
          <table:table-cell office:value-type="float" office:value="0.0140255128605" calcext:value-type="float">
            <text:p>0.0140255129</text:p>
          </table:table-cell>
          <table:table-cell table:formula="of:=MATCH([.A171];[.F$5:.F$25];0)" office:value-type="string" office:string-value="" calcext:value-type="error">
            <text:p>#N/A</text:p>
          </table:table-cell>
          <table:table-cell table:formula="of:=IF(ISNA([.C171]);[.B171];NA())" office:value-type="float" office:value="0.0140255128605" calcext:value-type="float">
            <text:p>0.0140255129</text:p>
          </table:table-cell>
          <table:table-cell table:formula="of:=IF(ISNA([.C171]);NA();[.B17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888860922814" calcext:value-type="float">
            <text:p>0.8888609228</text:p>
          </table:table-cell>
          <table:table-cell office:value-type="float" office:value="-0.7952786613" calcext:value-type="float">
            <text:p>-0.7952786613</text:p>
          </table:table-cell>
          <table:table-cell office:value-type="float" office:value="0" calcext:value-type="float">
            <text:p>0</text:p>
          </table:table-cell>
          <table:table-cell office:value-type="float" office:value="3.96434240377" calcext:value-type="float">
            <text:p>3.9643424038</text:p>
          </table:table-cell>
        </table:table-row>
        <table:table-row table:style-name="ro1">
          <table:table-cell office:value-type="float" office:value="0.812091401347" calcext:value-type="float">
            <text:p>0.8120914013</text:p>
          </table:table-cell>
          <table:table-cell office:value-type="float" office:value="-1.16432749367" calcext:value-type="float">
            <text:p>-1.1643274937</text:p>
          </table:table-cell>
          <table:table-cell table:formula="of:=MATCH([.A172];[.F$5:.F$25];0)" office:value-type="string" office:string-value="" calcext:value-type="error">
            <text:p>#N/A</text:p>
          </table:table-cell>
          <table:table-cell table:formula="of:=IF(ISNA([.C172]);[.B172];NA())" office:value-type="float" office:value="-1.16432749367" calcext:value-type="float">
            <text:p>-1.1643274937</text:p>
          </table:table-cell>
          <table:table-cell table:formula="of:=IF(ISNA([.C172]);NA();[.B17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96260910402" calcext:value-type="float">
            <text:p>-0.7962609104</text:p>
          </table:table-cell>
          <table:table-cell office:value-type="float" office:value="-1.04104255485" calcext:value-type="float">
            <text:p>-1.0410425549</text:p>
          </table:table-cell>
          <table:table-cell office:value-type="float" office:value="0" calcext:value-type="float">
            <text:p>0</text:p>
          </table:table-cell>
          <table:table-cell office:value-type="float" office:value="3.96434240377" calcext:value-type="float">
            <text:p>3.9643424038</text:p>
          </table:table-cell>
        </table:table-row>
        <table:table-row table:style-name="ro1">
          <table:table-cell office:value-type="float" office:value="1.10865016843" calcext:value-type="float">
            <text:p>1.1086501684</text:p>
          </table:table-cell>
          <table:table-cell office:value-type="float" office:value="-0.818588751369" calcext:value-type="float">
            <text:p>-0.8185887514</text:p>
          </table:table-cell>
          <table:table-cell table:formula="of:=MATCH([.A173];[.F$5:.F$25];0)" office:value-type="string" office:string-value="" calcext:value-type="error">
            <text:p>#N/A</text:p>
          </table:table-cell>
          <table:table-cell table:formula="of:=IF(ISNA([.C173]);[.B173];NA())" office:value-type="float" office:value="-0.818588751369" calcext:value-type="float">
            <text:p>-0.8185887514</text:p>
          </table:table-cell>
          <table:table-cell table:formula="of:=IF(ISNA([.C173]);NA();[.B17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28972180648" calcext:value-type="float">
            <text:p>-0.6289721806</text:p>
          </table:table-cell>
          <table:table-cell office:value-type="float" office:value="-0.884706770809" calcext:value-type="float">
            <text:p>-0.8847067708</text:p>
          </table:table-cell>
          <table:table-cell office:value-type="float" office:value="16" calcext:value-type="float">
            <text:p>16</text:p>
          </table:table-cell>
          <table:table-cell office:value-type="float" office:value="3.25114438925" calcext:value-type="float">
            <text:p>3.2511443893</text:p>
          </table:table-cell>
        </table:table-row>
        <table:table-row table:style-name="ro1">
          <table:table-cell office:value-type="float" office:value="0.7570360488" calcext:value-type="float">
            <text:p>0.7570360488</text:p>
          </table:table-cell>
          <table:table-cell office:value-type="float" office:value="-0.328523079099" calcext:value-type="float">
            <text:p>-0.3285230791</text:p>
          </table:table-cell>
          <table:table-cell table:formula="of:=MATCH([.A174];[.F$5:.F$25];0)" office:value-type="string" office:string-value="" calcext:value-type="error">
            <text:p>#N/A</text:p>
          </table:table-cell>
          <table:table-cell table:formula="of:=IF(ISNA([.C174]);[.B174];NA())" office:value-type="float" office:value="-0.328523079099" calcext:value-type="float">
            <text:p>-0.3285230791</text:p>
          </table:table-cell>
          <table:table-cell table:formula="of:=IF(ISNA([.C174]);NA();[.B174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486445599232" calcext:value-type="float">
            <text:p>0.4864455992</text:p>
          </table:table-cell>
          <table:table-cell office:value-type="float" office:value="-2.0896395935" calcext:value-type="float">
            <text:p>-2.0896395935</text:p>
          </table:table-cell>
          <table:table-cell office:value-type="float" office:value="16" calcext:value-type="float">
            <text:p>16</text:p>
          </table:table-cell>
          <table:table-cell office:value-type="float" office:value="3.25114438925" calcext:value-type="float">
            <text:p>3.2511443893</text:p>
          </table:table-cell>
        </table:table-row>
        <table:table-row table:style-name="ro1">
          <table:table-cell office:value-type="float" office:value="-0.612315353434" calcext:value-type="float">
            <text:p>-0.6123153534</text:p>
          </table:table-cell>
          <table:table-cell office:value-type="float" office:value="-0.955564357899" calcext:value-type="float">
            <text:p>-0.9555643579</text:p>
          </table:table-cell>
          <table:table-cell table:formula="of:=MATCH([.A175];[.F$5:.F$25];0)" office:value-type="string" office:string-value="" calcext:value-type="error">
            <text:p>#N/A</text:p>
          </table:table-cell>
          <table:table-cell table:formula="of:=IF(ISNA([.C175]);[.B175];NA())" office:value-type="float" office:value="-0.955564357899" calcext:value-type="float">
            <text:p>-0.9555643579</text:p>
          </table:table-cell>
          <table:table-cell table:formula="of:=IF(ISNA([.C175]);NA();[.B175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70407420579" calcext:value-type="float">
            <text:p>0.1704074206</text:p>
          </table:table-cell>
          <table:table-cell office:value-type="float" office:value="-0.349422631001" calcext:value-type="float">
            <text:p>-0.349422631</text:p>
          </table:table-cell>
          <table:table-cell office:value-type="float" office:value="0" calcext:value-type="float">
            <text:p>0</text:p>
          </table:table-cell>
          <table:table-cell office:value-type="float" office:value="3.58917031926" calcext:value-type="float">
            <text:p>3.5891703193</text:p>
          </table:table-cell>
        </table:table-row>
        <table:table-row table:style-name="ro1">
          <table:table-cell office:value-type="float" office:value="1.02328667362" calcext:value-type="float">
            <text:p>1.0232866736</text:p>
          </table:table-cell>
          <table:table-cell office:value-type="float" office:value="-0.329312434686" calcext:value-type="float">
            <text:p>-0.3293124347</text:p>
          </table:table-cell>
          <table:table-cell table:formula="of:=MATCH([.A176];[.F$5:.F$25];0)" office:value-type="string" office:string-value="" calcext:value-type="error">
            <text:p>#N/A</text:p>
          </table:table-cell>
          <table:table-cell table:formula="of:=IF(ISNA([.C176]);[.B176];NA())" office:value-type="float" office:value="-0.329312434686" calcext:value-type="float">
            <text:p>-0.3293124347</text:p>
          </table:table-cell>
          <table:table-cell table:formula="of:=IF(ISNA([.C176]);NA();[.B17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396203105333" calcext:value-type="float">
            <text:p>-0.0396203105</text:p>
          </table:table-cell>
          <table:table-cell office:value-type="float" office:value="-1.7728354377" calcext:value-type="float">
            <text:p>-1.7728354377</text:p>
          </table:table-cell>
          <table:table-cell office:value-type="float" office:value="0" calcext:value-type="float">
            <text:p>0</text:p>
          </table:table-cell>
          <table:table-cell office:value-type="float" office:value="3.58917031926" calcext:value-type="float">
            <text:p>3.5891703193</text:p>
          </table:table-cell>
        </table:table-row>
        <table:table-row table:style-name="ro1">
          <table:table-cell office:value-type="float" office:value="-0.492593704151" calcext:value-type="float">
            <text:p>-0.4925937042</text:p>
          </table:table-cell>
          <table:table-cell office:value-type="float" office:value="-0.689119882625" calcext:value-type="float">
            <text:p>-0.6891198826</text:p>
          </table:table-cell>
          <table:table-cell table:formula="of:=MATCH([.A177];[.F$5:.F$25];0)" office:value-type="string" office:string-value="" calcext:value-type="error">
            <text:p>#N/A</text:p>
          </table:table-cell>
          <table:table-cell table:formula="of:=IF(ISNA([.C177]);[.B177];NA())" office:value-type="float" office:value="-0.689119882625" calcext:value-type="float">
            <text:p>-0.6891198826</text:p>
          </table:table-cell>
          <table:table-cell table:formula="of:=IF(ISNA([.C177]);NA();[.B17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554473924714" calcext:value-type="float">
            <text:p>-0.0554473925</text:p>
          </table:table-cell>
          <table:table-cell office:value-type="float" office:value="-2.24061701419" calcext:value-type="float">
            <text:p>-2.2406170142</text:p>
          </table:table-cell>
          <table:table-cell office:value-type="float" office:value="0" calcext:value-type="float">
            <text:p>0</text:p>
          </table:table-cell>
          <table:table-cell office:value-type="float" office:value="3.58917031926" calcext:value-type="float">
            <text:p>3.5891703193</text:p>
          </table:table-cell>
        </table:table-row>
        <table:table-row table:style-name="ro1">
          <table:table-cell office:value-type="float" office:value="0.771463753673" calcext:value-type="float">
            <text:p>0.7714637537</text:p>
          </table:table-cell>
          <table:table-cell office:value-type="float" office:value="-1.15008567148" calcext:value-type="float">
            <text:p>-1.1500856715</text:p>
          </table:table-cell>
          <table:table-cell table:formula="of:=MATCH([.A178];[.F$5:.F$25];0)" office:value-type="string" office:string-value="" calcext:value-type="error">
            <text:p>#N/A</text:p>
          </table:table-cell>
          <table:table-cell table:formula="of:=IF(ISNA([.C178]);[.B178];NA())" office:value-type="float" office:value="-1.15008567148" calcext:value-type="float">
            <text:p>-1.1500856715</text:p>
          </table:table-cell>
          <table:table-cell table:formula="of:=IF(ISNA([.C178]);NA();[.B17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1619946445" calcext:value-type="float">
            <text:p>-0.3161994645</text:p>
          </table:table-cell>
          <table:table-cell office:value-type="float" office:value="-1.78967388675" calcext:value-type="float">
            <text:p>-1.7896738868</text:p>
          </table:table-cell>
          <table:table-cell office:value-type="float" office:value="0" calcext:value-type="float">
            <text:p>0</text:p>
          </table:table-cell>
          <table:table-cell office:value-type="float" office:value="3.58917031926" calcext:value-type="float">
            <text:p>3.5891703193</text:p>
          </table:table-cell>
        </table:table-row>
        <table:table-row table:style-name="ro1">
          <table:table-cell office:value-type="float" office:value="-0.43809598966" calcext:value-type="float">
            <text:p>-0.4380959897</text:p>
          </table:table-cell>
          <table:table-cell office:value-type="float" office:value="-0.248675724672" calcext:value-type="float">
            <text:p>-0.2486757247</text:p>
          </table:table-cell>
          <table:table-cell table:formula="of:=MATCH([.A179];[.F$5:.F$25];0)" office:value-type="string" office:string-value="" calcext:value-type="error">
            <text:p>#N/A</text:p>
          </table:table-cell>
          <table:table-cell table:formula="of:=IF(ISNA([.C179]);[.B179];NA())" office:value-type="float" office:value="-0.248675724672" calcext:value-type="float">
            <text:p>-0.2486757247</text:p>
          </table:table-cell>
          <table:table-cell table:formula="of:=IF(ISNA([.C179]);NA();[.B17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31200909421" calcext:value-type="float">
            <text:p>-0.5312009094</text:p>
          </table:table-cell>
          <table:table-cell office:value-type="float" office:value="-1.30274603976" calcext:value-type="float">
            <text:p>-1.3027460398</text:p>
          </table:table-cell>
          <table:table-cell office:value-type="float" office:value="12" calcext:value-type="float">
            <text:p>12</text:p>
          </table:table-cell>
          <table:table-cell office:value-type="float" office:value="3.46851605833" calcext:value-type="float">
            <text:p>3.4685160583</text:p>
          </table:table-cell>
        </table:table-row>
        <table:table-row table:style-name="ro1">
          <table:table-cell office:value-type="float" office:value="0.616724272568" calcext:value-type="float">
            <text:p>0.6167242726</text:p>
          </table:table-cell>
          <table:table-cell office:value-type="float" office:value="-1.36114439294" calcext:value-type="float">
            <text:p>-1.3611443929</text:p>
          </table:table-cell>
          <table:table-cell table:formula="of:=MATCH([.A180];[.F$5:.F$25];0)" office:value-type="string" office:string-value="" calcext:value-type="error">
            <text:p>#N/A</text:p>
          </table:table-cell>
          <table:table-cell table:formula="of:=IF(ISNA([.C180]);[.B180];NA())" office:value-type="float" office:value="-1.36114439294" calcext:value-type="float">
            <text:p>-1.3611443929</text:p>
          </table:table-cell>
          <table:table-cell table:formula="of:=IF(ISNA([.C180]);NA();[.B18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535194747867" calcext:value-type="float">
            <text:p>0.0535194748</text:p>
          </table:table-cell>
          <table:table-cell office:value-type="float" office:value="-2.20062199641" calcext:value-type="float">
            <text:p>-2.2006219964</text:p>
          </table:table-cell>
          <table:table-cell office:value-type="float" office:value="12" calcext:value-type="float">
            <text:p>12</text:p>
          </table:table-cell>
          <table:table-cell office:value-type="float" office:value="3.46851605833" calcext:value-type="float">
            <text:p>3.4685160583</text:p>
          </table:table-cell>
        </table:table-row>
        <table:table-row table:style-name="ro1">
          <table:table-cell office:value-type="float" office:value="-0.576286892412" calcext:value-type="float">
            <text:p>-0.5762868924</text:p>
          </table:table-cell>
          <table:table-cell office:value-type="float" office:value="-0.361357163982" calcext:value-type="float">
            <text:p>-0.361357164</text:p>
          </table:table-cell>
          <table:table-cell table:formula="of:=MATCH([.A181];[.F$5:.F$25];0)" office:value-type="string" office:string-value="" calcext:value-type="error">
            <text:p>#N/A</text:p>
          </table:table-cell>
          <table:table-cell table:formula="of:=IF(ISNA([.C181]);[.B181];NA())" office:value-type="float" office:value="-0.361357163982" calcext:value-type="float">
            <text:p>-0.361357164</text:p>
          </table:table-cell>
          <table:table-cell table:formula="of:=IF(ISNA([.C181]);NA();[.B18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31014655422" calcext:value-type="float">
            <text:p>0.1310146554</text:p>
          </table:table-cell>
          <table:table-cell office:value-type="float" office:value="-2.11074226055" calcext:value-type="float">
            <text:p>-2.1107422606</text:p>
          </table:table-cell>
          <table:table-cell office:value-type="float" office:value="0" calcext:value-type="float">
            <text:p>0</text:p>
          </table:table-cell>
          <table:table-cell office:value-type="float" office:value="3.71467069968" calcext:value-type="float">
            <text:p>3.7146706997</text:p>
          </table:table-cell>
        </table:table-row>
        <table:table-row table:style-name="ro1">
          <table:table-cell office:value-type="float" office:value="-0.213341529461" calcext:value-type="float">
            <text:p>-0.2133415295</text:p>
          </table:table-cell>
          <table:table-cell office:value-type="float" office:value="-0.391683438421" calcext:value-type="float">
            <text:p>-0.3916834384</text:p>
          </table:table-cell>
          <table:table-cell table:formula="of:=MATCH([.A182];[.F$5:.F$25];0)" office:value-type="string" office:string-value="" calcext:value-type="error">
            <text:p>#N/A</text:p>
          </table:table-cell>
          <table:table-cell table:formula="of:=IF(ISNA([.C182]);[.B182];NA())" office:value-type="float" office:value="-0.391683438421" calcext:value-type="float">
            <text:p>-0.3916834384</text:p>
          </table:table-cell>
          <table:table-cell table:formula="of:=IF(ISNA([.C182]);NA();[.B18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433886789856" calcext:value-type="float">
            <text:p>0.4338867899</text:p>
          </table:table-cell>
          <table:table-cell office:value-type="float" office:value="-0.689587298108" calcext:value-type="float">
            <text:p>-0.6895872981</text:p>
          </table:table-cell>
          <table:table-cell office:value-type="float" office:value="0" calcext:value-type="float">
            <text:p>0</text:p>
          </table:table-cell>
          <table:table-cell office:value-type="float" office:value="3.71467069968" calcext:value-type="float">
            <text:p>3.7146706997</text:p>
          </table:table-cell>
        </table:table-row>
        <table:table-row table:style-name="ro1">
          <table:table-cell office:value-type="float" office:value="0.542211054773" calcext:value-type="float">
            <text:p>0.5422110548</text:p>
          </table:table-cell>
          <table:table-cell office:value-type="float" office:value="-0.109648524638" calcext:value-type="float">
            <text:p>-0.1096485246</text:p>
          </table:table-cell>
          <table:table-cell table:formula="of:=MATCH([.A183];[.F$5:.F$25];0)" office:value-type="string" office:string-value="" calcext:value-type="error">
            <text:p>#N/A</text:p>
          </table:table-cell>
          <table:table-cell table:formula="of:=IF(ISNA([.C183]);[.B183];NA())" office:value-type="float" office:value="-0.109648524638" calcext:value-type="float">
            <text:p>-0.1096485246</text:p>
          </table:table-cell>
          <table:table-cell table:formula="of:=IF(ISNA([.C183]);NA();[.B18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12850923362" calcext:value-type="float">
            <text:p>-0.2128509234</text:p>
          </table:table-cell>
          <table:table-cell office:value-type="float" office:value="-0.669003536558" calcext:value-type="float">
            <text:p>-0.6690035366</text:p>
          </table:table-cell>
          <table:table-cell office:value-type="float" office:value="0" calcext:value-type="float">
            <text:p>0</text:p>
          </table:table-cell>
          <table:table-cell office:value-type="float" office:value="3.71467069968" calcext:value-type="float">
            <text:p>3.7146706997</text:p>
          </table:table-cell>
        </table:table-row>
        <table:table-row table:style-name="ro1">
          <table:table-cell office:value-type="float" office:value="0.735830620041" calcext:value-type="float">
            <text:p>0.73583062</text:p>
          </table:table-cell>
          <table:table-cell office:value-type="float" office:value="-0.915308740707" calcext:value-type="float">
            <text:p>-0.9153087407</text:p>
          </table:table-cell>
          <table:table-cell table:formula="of:=MATCH([.A184];[.F$5:.F$25];0)" office:value-type="string" office:string-value="" calcext:value-type="error">
            <text:p>#N/A</text:p>
          </table:table-cell>
          <table:table-cell table:formula="of:=IF(ISNA([.C184]);[.B184];NA())" office:value-type="float" office:value="-0.915308740707" calcext:value-type="float">
            <text:p>-0.9153087407</text:p>
          </table:table-cell>
          <table:table-cell table:formula="of:=IF(ISNA([.C184]);NA();[.B18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10076876" calcext:value-type="float">
            <text:p>-0.110076876</text:p>
          </table:table-cell>
          <table:table-cell office:value-type="float" office:value="-1.78720822402" calcext:value-type="float">
            <text:p>-1.787208224</text:p>
          </table:table-cell>
          <table:table-cell office:value-type="float" office:value="0" calcext:value-type="float">
            <text:p>0</text:p>
          </table:table-cell>
          <table:table-cell office:value-type="float" office:value="3.71467069968" calcext:value-type="float">
            <text:p>3.7146706997</text:p>
          </table:table-cell>
        </table:table-row>
        <table:table-row table:style-name="ro1">
          <table:table-cell office:value-type="float" office:value="1.00972564593" calcext:value-type="float">
            <text:p>1.0097256459</text:p>
          </table:table-cell>
          <table:table-cell office:value-type="float" office:value="-0.785967345803" calcext:value-type="float">
            <text:p>-0.7859673458</text:p>
          </table:table-cell>
          <table:table-cell table:formula="of:=MATCH([.A185];[.F$5:.F$25];0)" office:value-type="string" office:string-value="" calcext:value-type="error">
            <text:p>#N/A</text:p>
          </table:table-cell>
          <table:table-cell table:formula="of:=IF(ISNA([.C185]);[.B185];NA())" office:value-type="float" office:value="-0.785967345803" calcext:value-type="float">
            <text:p>-0.7859673458</text:p>
          </table:table-cell>
          <table:table-cell table:formula="of:=IF(ISNA([.C185]);NA();[.B18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24408875369" calcext:value-type="float">
            <text:p>-0.4244088754</text:p>
          </table:table-cell>
          <table:table-cell office:value-type="float" office:value="-1.30134795218" calcext:value-type="float">
            <text:p>-1.3013479522</text:p>
          </table:table-cell>
          <table:table-cell office:value-type="float" office:value="0" calcext:value-type="float">
            <text:p>0</text:p>
          </table:table-cell>
          <table:table-cell office:value-type="float" office:value="3.71467069968" calcext:value-type="float">
            <text:p>3.7146706997</text:p>
          </table:table-cell>
        </table:table-row>
        <table:table-row table:style-name="ro1">
          <table:table-cell office:value-type="float" office:value="0.0979802698558" calcext:value-type="float">
            <text:p>0.0979802699</text:p>
          </table:table-cell>
          <table:table-cell office:value-type="float" office:value="-1.25677370574" calcext:value-type="float">
            <text:p>-1.2567737057</text:p>
          </table:table-cell>
          <table:table-cell table:formula="of:=MATCH([.A186];[.F$5:.F$25];0)" office:value-type="float" office:value="17" calcext:value-type="float">
            <text:p>17</text:p>
          </table:table-cell>
          <table:table-cell table:formula="of:=IF(ISNA([.C186]);[.B186];NA())" office:value-type="string" office:string-value="" calcext:value-type="error">
            <text:p>#N/A</text:p>
          </table:table-cell>
          <table:table-cell table:formula="of:=IF(ISNA([.C186]);NA();[.B186])" office:value-type="float" office:value="-1.25677370574" calcext:value-type="float">
            <text:p>-1.2567737057</text:p>
          </table:table-cell>
          <table:table-cell table:number-columns-repeated="4"/>
          <table:table-cell office:value-type="float" office:value="-0.632335186529" calcext:value-type="float">
            <text:p>-0.6323351865</text:p>
          </table:table-cell>
          <table:table-cell office:value-type="float" office:value="-0.873210271291" calcext:value-type="float">
            <text:p>-0.8732102713</text:p>
          </table:table-cell>
          <table:table-cell office:value-type="float" office:value="0" calcext:value-type="float">
            <text:p>0</text:p>
          </table:table-cell>
          <table:table-cell office:value-type="float" office:value="3.30870056182" calcext:value-type="float">
            <text:p>3.3087005618</text:p>
          </table:table-cell>
        </table:table-row>
        <table:table-row table:style-name="ro1">
          <table:table-cell office:value-type="float" office:value="0.130026526508" calcext:value-type="float">
            <text:p>0.1300265265</text:p>
          </table:table-cell>
          <table:table-cell office:value-type="float" office:value="-1.01052175444" calcext:value-type="float">
            <text:p>-1.0105217544</text:p>
          </table:table-cell>
          <table:table-cell table:formula="of:=MATCH([.A187];[.F$5:.F$25];0)" office:value-type="string" office:string-value="" calcext:value-type="error">
            <text:p>#N/A</text:p>
          </table:table-cell>
          <table:table-cell table:formula="of:=IF(ISNA([.C187]);[.B187];NA())" office:value-type="float" office:value="-1.01052175444" calcext:value-type="float">
            <text:p>-1.0105217544</text:p>
          </table:table-cell>
          <table:table-cell table:formula="of:=IF(ISNA([.C187]);NA();[.B18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3155587991" calcext:value-type="float">
            <text:p>0.3315558799</text:p>
          </table:table-cell>
          <table:table-cell office:value-type="float" office:value="-0.415588251603" calcext:value-type="float">
            <text:p>-0.4155882516</text:p>
          </table:table-cell>
          <table:table-cell office:value-type="float" office:value="0" calcext:value-type="float">
            <text:p>0</text:p>
          </table:table-cell>
          <table:table-cell office:value-type="float" office:value="3.30870056182" calcext:value-type="float">
            <text:p>3.3087005618</text:p>
          </table:table-cell>
        </table:table-row>
        <table:table-row table:style-name="ro1">
          <table:table-cell office:value-type="float" office:value="0.888860922814" calcext:value-type="float">
            <text:p>0.8888609228</text:p>
          </table:table-cell>
          <table:table-cell office:value-type="float" office:value="-0.7952786613" calcext:value-type="float">
            <text:p>-0.7952786613</text:p>
          </table:table-cell>
          <table:table-cell table:formula="of:=MATCH([.A188];[.F$5:.F$25];0)" office:value-type="string" office:string-value="" calcext:value-type="error">
            <text:p>#N/A</text:p>
          </table:table-cell>
          <table:table-cell table:formula="of:=IF(ISNA([.C188]);[.B188];NA())" office:value-type="float" office:value="-0.7952786613" calcext:value-type="float">
            <text:p>-0.7952786613</text:p>
          </table:table-cell>
          <table:table-cell table:formula="of:=IF(ISNA([.C188]);NA();[.B18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566017703368" calcext:value-type="float">
            <text:p>0.5660177034</text:p>
          </table:table-cell>
          <table:table-cell office:value-type="float" office:value="-0.892059204492" calcext:value-type="float">
            <text:p>-0.8920592045</text:p>
          </table:table-cell>
          <table:table-cell office:value-type="float" office:value="0" calcext:value-type="float">
            <text:p>0</text:p>
          </table:table-cell>
          <table:table-cell office:value-type="float" office:value="3.30870056182" calcext:value-type="float">
            <text:p>3.3087005618</text:p>
          </table:table-cell>
        </table:table-row>
        <table:table-row table:style-name="ro1">
          <table:table-cell office:value-type="float" office:value="-0.796260910402" calcext:value-type="float">
            <text:p>-0.7962609104</text:p>
          </table:table-cell>
          <table:table-cell office:value-type="float" office:value="-1.04104255485" calcext:value-type="float">
            <text:p>-1.0410425549</text:p>
          </table:table-cell>
          <table:table-cell table:formula="of:=MATCH([.A189];[.F$5:.F$25];0)" office:value-type="string" office:string-value="" calcext:value-type="error">
            <text:p>#N/A</text:p>
          </table:table-cell>
          <table:table-cell table:formula="of:=IF(ISNA([.C189]);[.B189];NA())" office:value-type="float" office:value="-1.04104255485" calcext:value-type="float">
            <text:p>-1.0410425549</text:p>
          </table:table-cell>
          <table:table-cell table:formula="of:=IF(ISNA([.C189]);NA();[.B189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415334275948" calcext:value-type="float">
            <text:p>0.4153342759</text:p>
          </table:table-cell>
          <table:table-cell office:value-type="float" office:value="-0.865959669975" calcext:value-type="float">
            <text:p>-0.86595967</text:p>
          </table:table-cell>
          <table:table-cell office:value-type="float" office:value="0" calcext:value-type="float">
            <text:p>0</text:p>
          </table:table-cell>
          <table:table-cell office:value-type="float" office:value="3.30870056182" calcext:value-type="float">
            <text:p>3.3087005618</text:p>
          </table:table-cell>
        </table:table-row>
        <table:table-row table:style-name="ro1">
          <table:table-cell office:value-type="float" office:value="-0.628972180648" calcext:value-type="float">
            <text:p>-0.6289721806</text:p>
          </table:table-cell>
          <table:table-cell office:value-type="float" office:value="-0.884706770809" calcext:value-type="float">
            <text:p>-0.8847067708</text:p>
          </table:table-cell>
          <table:table-cell table:formula="of:=MATCH([.A190];[.F$5:.F$25];0)" office:value-type="string" office:string-value="" calcext:value-type="error">
            <text:p>#N/A</text:p>
          </table:table-cell>
          <table:table-cell table:formula="of:=IF(ISNA([.C190]);[.B190];NA())" office:value-type="float" office:value="-0.884706770809" calcext:value-type="float">
            <text:p>-0.8847067708</text:p>
          </table:table-cell>
          <table:table-cell table:formula="of:=IF(ISNA([.C190]);NA();[.B19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487658500757" calcext:value-type="float">
            <text:p>0.4876585008</text:p>
          </table:table-cell>
          <table:table-cell office:value-type="float" office:value="-2.13971717736" calcext:value-type="float">
            <text:p>-2.1397171774</text:p>
          </table:table-cell>
          <table:table-cell office:value-type="float" office:value="0" calcext:value-type="float">
            <text:p>0</text:p>
          </table:table-cell>
          <table:table-cell office:value-type="float" office:value="3.30870056182" calcext:value-type="float">
            <text:p>3.3087005618</text:p>
          </table:table-cell>
        </table:table-row>
        <table:table-row table:style-name="ro1">
          <table:table-cell office:value-type="float" office:value="0.486445599232" calcext:value-type="float">
            <text:p>0.4864455992</text:p>
          </table:table-cell>
          <table:table-cell office:value-type="float" office:value="-2.0896395935" calcext:value-type="float">
            <text:p>-2.0896395935</text:p>
          </table:table-cell>
          <table:table-cell table:formula="of:=MATCH([.A191];[.F$5:.F$25];0)" office:value-type="string" office:string-value="" calcext:value-type="error">
            <text:p>#N/A</text:p>
          </table:table-cell>
          <table:table-cell table:formula="of:=IF(ISNA([.C191]);[.B191];NA())" office:value-type="float" office:value="-2.0896395935" calcext:value-type="float">
            <text:p>-2.0896395935</text:p>
          </table:table-cell>
          <table:table-cell table:formula="of:=IF(ISNA([.C191]);NA();[.B19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533367883423" calcext:value-type="float">
            <text:p>0.5333678834</text:p>
          </table:table-cell>
          <table:table-cell office:value-type="float" office:value="-1.59299487218" calcext:value-type="float">
            <text:p>-1.5929948722</text:p>
          </table:table-cell>
          <table:table-cell office:value-type="float" office:value="0" calcext:value-type="float">
            <text:p>0</text:p>
          </table:table-cell>
          <table:table-cell office:value-type="float" office:value="3.30870056182" calcext:value-type="float">
            <text:p>3.3087005618</text:p>
          </table:table-cell>
        </table:table-row>
        <table:table-row table:style-name="ro1">
          <table:table-cell office:value-type="float" office:value="0.170407420579" calcext:value-type="float">
            <text:p>0.1704074206</text:p>
          </table:table-cell>
          <table:table-cell office:value-type="float" office:value="-0.349422631001" calcext:value-type="float">
            <text:p>-0.349422631</text:p>
          </table:table-cell>
          <table:table-cell table:formula="of:=MATCH([.A192];[.F$5:.F$25];0)" office:value-type="string" office:string-value="" calcext:value-type="error">
            <text:p>#N/A</text:p>
          </table:table-cell>
          <table:table-cell table:formula="of:=IF(ISNA([.C192]);[.B192];NA())" office:value-type="float" office:value="-0.349422631001" calcext:value-type="float">
            <text:p>-0.349422631</text:p>
          </table:table-cell>
          <table:table-cell table:formula="of:=IF(ISNA([.C192]);NA();[.B19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869444246611" calcext:value-type="float">
            <text:p>0.8694442466</text:p>
          </table:table-cell>
          <table:table-cell office:value-type="float" office:value="-1.4507759519" calcext:value-type="float">
            <text:p>-1.4507759519</text:p>
          </table:table-cell>
          <table:table-cell office:value-type="float" office:value="0" calcext:value-type="float">
            <text:p>0</text:p>
          </table:table-cell>
          <table:table-cell office:value-type="float" office:value="3.30870056182" calcext:value-type="float">
            <text:p>3.3087005618</text:p>
          </table:table-cell>
        </table:table-row>
        <table:table-row table:style-name="ro1">
          <table:table-cell office:value-type="float" office:value="-0.0396203105333" calcext:value-type="float">
            <text:p>-0.0396203105</text:p>
          </table:table-cell>
          <table:table-cell office:value-type="float" office:value="-1.7728354377" calcext:value-type="float">
            <text:p>-1.7728354377</text:p>
          </table:table-cell>
          <table:table-cell table:formula="of:=MATCH([.A193];[.F$5:.F$25];0)" office:value-type="string" office:string-value="" calcext:value-type="error">
            <text:p>#N/A</text:p>
          </table:table-cell>
          <table:table-cell table:formula="of:=IF(ISNA([.C193]);[.B193];NA())" office:value-type="float" office:value="-1.7728354377" calcext:value-type="float">
            <text:p>-1.7728354377</text:p>
          </table:table-cell>
          <table:table-cell table:formula="of:=IF(ISNA([.C193]);NA();[.B19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5198445692" calcext:value-type="float">
            <text:p>0.2519844569</text:p>
          </table:table-cell>
          <table:table-cell office:value-type="float" office:value="-0.297697158486" calcext:value-type="float">
            <text:p>-0.2976971585</text:p>
          </table:table-cell>
          <table:table-cell office:value-type="float" office:value="0" calcext:value-type="float">
            <text:p>0</text:p>
          </table:table-cell>
          <table:table-cell office:value-type="float" office:value="3.30870056182" calcext:value-type="float">
            <text:p>3.3087005618</text:p>
          </table:table-cell>
        </table:table-row>
        <table:table-row table:style-name="ro1">
          <table:table-cell office:value-type="float" office:value="-0.0554473924714" calcext:value-type="float">
            <text:p>-0.0554473925</text:p>
          </table:table-cell>
          <table:table-cell office:value-type="float" office:value="-2.24061701419" calcext:value-type="float">
            <text:p>-2.2406170142</text:p>
          </table:table-cell>
          <table:table-cell table:formula="of:=MATCH([.A194];[.F$5:.F$25];0)" office:value-type="string" office:string-value="" calcext:value-type="error">
            <text:p>#N/A</text:p>
          </table:table-cell>
          <table:table-cell table:formula="of:=IF(ISNA([.C194]);[.B194];NA())" office:value-type="float" office:value="-2.24061701419" calcext:value-type="float">
            <text:p>-2.2406170142</text:p>
          </table:table-cell>
          <table:table-cell table:formula="of:=IF(ISNA([.C194]);NA();[.B19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77082268648" calcext:value-type="float">
            <text:p>-0.5770822686</text:p>
          </table:table-cell>
          <table:table-cell office:value-type="float" office:value="-1.36121605548" calcext:value-type="float">
            <text:p>-1.3612160555</text:p>
          </table:table-cell>
          <table:table-cell office:value-type="float" office:value="0" calcext:value-type="float">
            <text:p>0</text:p>
          </table:table-cell>
          <table:table-cell office:value-type="float" office:value="3.30870056182" calcext:value-type="float">
            <text:p>3.3087005618</text:p>
          </table:table-cell>
        </table:table-row>
        <table:table-row table:style-name="ro1">
          <table:table-cell office:value-type="float" office:value="-0.31619946445" calcext:value-type="float">
            <text:p>-0.3161994645</text:p>
          </table:table-cell>
          <table:table-cell office:value-type="float" office:value="-1.78967388675" calcext:value-type="float">
            <text:p>-1.7896738868</text:p>
          </table:table-cell>
          <table:table-cell table:formula="of:=MATCH([.A195];[.F$5:.F$25];0)" office:value-type="string" office:string-value="" calcext:value-type="error">
            <text:p>#N/A</text:p>
          </table:table-cell>
          <table:table-cell table:formula="of:=IF(ISNA([.C195]);[.B195];NA())" office:value-type="float" office:value="-1.78967388675" calcext:value-type="float">
            <text:p>-1.7896738868</text:p>
          </table:table-cell>
          <table:table-cell table:formula="of:=IF(ISNA([.C195]);NA();[.B19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15331527453" calcext:value-type="float">
            <text:p>-0.8153315275</text:p>
          </table:table-cell>
          <table:table-cell office:value-type="float" office:value="-1.51533915022" calcext:value-type="float">
            <text:p>-1.5153391502</text:p>
          </table:table-cell>
          <table:table-cell office:value-type="float" office:value="0" calcext:value-type="float">
            <text:p>0</text:p>
          </table:table-cell>
          <table:table-cell office:value-type="float" office:value="3.30870056182" calcext:value-type="float">
            <text:p>3.3087005618</text:p>
          </table:table-cell>
        </table:table-row>
        <table:table-row table:style-name="ro1">
          <table:table-cell office:value-type="float" office:value="-0.531200909421" calcext:value-type="float">
            <text:p>-0.5312009094</text:p>
          </table:table-cell>
          <table:table-cell office:value-type="float" office:value="-1.30274603976" calcext:value-type="float">
            <text:p>-1.3027460398</text:p>
          </table:table-cell>
          <table:table-cell table:formula="of:=MATCH([.A196];[.F$5:.F$25];0)" office:value-type="string" office:string-value="" calcext:value-type="error">
            <text:p>#N/A</text:p>
          </table:table-cell>
          <table:table-cell table:formula="of:=IF(ISNA([.C196]);[.B196];NA())" office:value-type="float" office:value="-1.30274603976" calcext:value-type="float">
            <text:p>-1.3027460398</text:p>
          </table:table-cell>
          <table:table-cell table:formula="of:=IF(ISNA([.C196]);NA();[.B19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28423512729" calcext:value-type="float">
            <text:p>0.2284235127</text:p>
          </table:table-cell>
          <table:table-cell office:value-type="float" office:value="-2.10953563851" calcext:value-type="float">
            <text:p>-2.1095356385</text:p>
          </table:table-cell>
          <table:table-cell office:value-type="float" office:value="0" calcext:value-type="float">
            <text:p>0</text:p>
          </table:table-cell>
          <table:table-cell office:value-type="float" office:value="3.30870056182" calcext:value-type="float">
            <text:p>3.3087005618</text:p>
          </table:table-cell>
        </table:table-row>
        <table:table-row table:style-name="ro1">
          <table:table-cell office:value-type="float" office:value="0.0535194747867" calcext:value-type="float">
            <text:p>0.0535194748</text:p>
          </table:table-cell>
          <table:table-cell office:value-type="float" office:value="-2.20062199641" calcext:value-type="float">
            <text:p>-2.2006219964</text:p>
          </table:table-cell>
          <table:table-cell table:formula="of:=MATCH([.A197];[.F$5:.F$25];0)" office:value-type="string" office:string-value="" calcext:value-type="error">
            <text:p>#N/A</text:p>
          </table:table-cell>
          <table:table-cell table:formula="of:=IF(ISNA([.C197]);[.B197];NA())" office:value-type="float" office:value="-2.20062199641" calcext:value-type="float">
            <text:p>-2.2006219964</text:p>
          </table:table-cell>
          <table:table-cell table:formula="of:=IF(ISNA([.C197]);NA();[.B19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708388341733" calcext:value-type="float">
            <text:p>0.7083883417</text:p>
          </table:table-cell>
          <table:table-cell office:value-type="float" office:value="-1.53767690312" calcext:value-type="float">
            <text:p>-1.5376769031</text:p>
          </table:table-cell>
          <table:table-cell office:value-type="float" office:value="0" calcext:value-type="float">
            <text:p>0</text:p>
          </table:table-cell>
          <table:table-cell office:value-type="float" office:value="3.30870056182" calcext:value-type="float">
            <text:p>3.3087005618</text:p>
          </table:table-cell>
        </table:table-row>
        <table:table-row table:style-name="ro1">
          <table:table-cell office:value-type="float" office:value="0.131014655422" calcext:value-type="float">
            <text:p>0.1310146554</text:p>
          </table:table-cell>
          <table:table-cell office:value-type="float" office:value="-2.11074226055" calcext:value-type="float">
            <text:p>-2.1107422606</text:p>
          </table:table-cell>
          <table:table-cell table:formula="of:=MATCH([.A198];[.F$5:.F$25];0)" office:value-type="string" office:string-value="" calcext:value-type="error">
            <text:p>#N/A</text:p>
          </table:table-cell>
          <table:table-cell table:formula="of:=IF(ISNA([.C198]);[.B198];NA())" office:value-type="float" office:value="-2.11074226055" calcext:value-type="float">
            <text:p>-2.1107422606</text:p>
          </table:table-cell>
          <table:table-cell table:formula="of:=IF(ISNA([.C198]);NA();[.B19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70798022168" calcext:value-type="float">
            <text:p>-0.7707980222</text:p>
          </table:table-cell>
          <table:table-cell office:value-type="float" office:value="-1.74805482719" calcext:value-type="float">
            <text:p>-1.7480548272</text:p>
          </table:table-cell>
          <table:table-cell office:value-type="float" office:value="0" calcext:value-type="float">
            <text:p>0</text:p>
          </table:table-cell>
          <table:table-cell office:value-type="float" office:value="3.89432251188" calcext:value-type="float">
            <text:p>3.8943225119</text:p>
          </table:table-cell>
        </table:table-row>
        <table:table-row table:style-name="ro1">
          <table:table-cell office:value-type="float" office:value="0.433886789856" calcext:value-type="float">
            <text:p>0.4338867899</text:p>
          </table:table-cell>
          <table:table-cell office:value-type="float" office:value="-0.689587298108" calcext:value-type="float">
            <text:p>-0.6895872981</text:p>
          </table:table-cell>
          <table:table-cell table:formula="of:=MATCH([.A199];[.F$5:.F$25];0)" office:value-type="string" office:string-value="" calcext:value-type="error">
            <text:p>#N/A</text:p>
          </table:table-cell>
          <table:table-cell table:formula="of:=IF(ISNA([.C199]);[.B199];NA())" office:value-type="float" office:value="-0.689587298108" calcext:value-type="float">
            <text:p>-0.6895872981</text:p>
          </table:table-cell>
          <table:table-cell table:formula="of:=IF(ISNA([.C199]);NA();[.B19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61661385639" calcext:value-type="float">
            <text:p>-0.2616613856</text:p>
          </table:table-cell>
          <table:table-cell office:value-type="float" office:value="-1.98271134657" calcext:value-type="float">
            <text:p>-1.9827113466</text:p>
          </table:table-cell>
          <table:table-cell office:value-type="float" office:value="3" calcext:value-type="float">
            <text:p>3</text:p>
          </table:table-cell>
          <table:table-cell office:value-type="float" office:value="3.81400976553" calcext:value-type="float">
            <text:p>3.8140097655</text:p>
          </table:table-cell>
        </table:table-row>
        <table:table-row table:style-name="ro1">
          <table:table-cell office:value-type="float" office:value="-0.212850923362" calcext:value-type="float">
            <text:p>-0.2128509234</text:p>
          </table:table-cell>
          <table:table-cell office:value-type="float" office:value="-0.669003536558" calcext:value-type="float">
            <text:p>-0.6690035366</text:p>
          </table:table-cell>
          <table:table-cell table:formula="of:=MATCH([.A200];[.F$5:.F$25];0)" office:value-type="string" office:string-value="" calcext:value-type="error">
            <text:p>#N/A</text:p>
          </table:table-cell>
          <table:table-cell table:formula="of:=IF(ISNA([.C200]);[.B200];NA())" office:value-type="float" office:value="-0.669003536558" calcext:value-type="float">
            <text:p>-0.6690035366</text:p>
          </table:table-cell>
          <table:table-cell table:formula="of:=IF(ISNA([.C200]);NA();[.B20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43110728938" calcext:value-type="float">
            <text:p>-0.5431107289</text:p>
          </table:table-cell>
          <table:table-cell office:value-type="float" office:value="-1.77609930007" calcext:value-type="float">
            <text:p>-1.7760993001</text:p>
          </table:table-cell>
          <table:table-cell office:value-type="float" office:value="3" calcext:value-type="float">
            <text:p>3</text:p>
          </table:table-cell>
          <table:table-cell office:value-type="float" office:value="3.81400976553" calcext:value-type="float">
            <text:p>3.8140097655</text:p>
          </table:table-cell>
        </table:table-row>
        <table:table-row table:style-name="ro1">
          <table:table-cell office:value-type="float" office:value="-0.110076876" calcext:value-type="float">
            <text:p>-0.110076876</text:p>
          </table:table-cell>
          <table:table-cell office:value-type="float" office:value="-1.78720822402" calcext:value-type="float">
            <text:p>-1.787208224</text:p>
          </table:table-cell>
          <table:table-cell table:formula="of:=MATCH([.A201];[.F$5:.F$25];0)" office:value-type="string" office:string-value="" calcext:value-type="error">
            <text:p>#N/A</text:p>
          </table:table-cell>
          <table:table-cell table:formula="of:=IF(ISNA([.C201]);[.B201];NA())" office:value-type="float" office:value="-1.78720822402" calcext:value-type="float">
            <text:p>-1.787208224</text:p>
          </table:table-cell>
          <table:table-cell table:formula="of:=IF(ISNA([.C201]);NA();[.B201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01650711559" calcext:value-type="float">
            <text:p>1.0165071156</text:p>
          </table:table-cell>
          <table:table-cell office:value-type="float" office:value="-1.42063508297" calcext:value-type="float">
            <text:p>-1.420635083</text:p>
          </table:table-cell>
          <table:table-cell office:value-type="float" office:value="3" calcext:value-type="float">
            <text:p>3</text:p>
          </table:table-cell>
          <table:table-cell office:value-type="float" office:value="3.84757340604" calcext:value-type="float">
            <text:p>3.847573406</text:p>
          </table:table-cell>
        </table:table-row>
        <table:table-row table:style-name="ro1">
          <table:table-cell office:value-type="float" office:value="-0.424408875369" calcext:value-type="float">
            <text:p>-0.4244088754</text:p>
          </table:table-cell>
          <table:table-cell office:value-type="float" office:value="-1.30134795218" calcext:value-type="float">
            <text:p>-1.3013479522</text:p>
          </table:table-cell>
          <table:table-cell table:formula="of:=MATCH([.A202];[.F$5:.F$25];0)" office:value-type="string" office:string-value="" calcext:value-type="error">
            <text:p>#N/A</text:p>
          </table:table-cell>
          <table:table-cell table:formula="of:=IF(ISNA([.C202]);[.B202];NA())" office:value-type="float" office:value="-1.30134795218" calcext:value-type="float">
            <text:p>-1.3013479522</text:p>
          </table:table-cell>
          <table:table-cell table:formula="of:=IF(ISNA([.C202]);NA();[.B202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03019520212" calcext:value-type="float">
            <text:p>1.0301952021</text:p>
          </table:table-cell>
          <table:table-cell office:value-type="float" office:value="-1.59907622076" calcext:value-type="float">
            <text:p>-1.5990762208</text:p>
          </table:table-cell>
          <table:table-cell office:value-type="float" office:value="3" calcext:value-type="float">
            <text:p>3</text:p>
          </table:table-cell>
          <table:table-cell office:value-type="float" office:value="3.84757340604" calcext:value-type="float">
            <text:p>3.847573406</text:p>
          </table:table-cell>
        </table:table-row>
        <table:table-row table:style-name="ro1">
          <table:table-cell office:value-type="float" office:value="-0.632335186529" calcext:value-type="float">
            <text:p>-0.6323351865</text:p>
          </table:table-cell>
          <table:table-cell office:value-type="float" office:value="-0.873210271291" calcext:value-type="float">
            <text:p>-0.8732102713</text:p>
          </table:table-cell>
          <table:table-cell table:formula="of:=MATCH([.A203];[.F$5:.F$25];0)" office:value-type="string" office:string-value="" calcext:value-type="error">
            <text:p>#N/A</text:p>
          </table:table-cell>
          <table:table-cell table:formula="of:=IF(ISNA([.C203]);[.B203];NA())" office:value-type="float" office:value="-0.873210271291" calcext:value-type="float">
            <text:p>-0.8732102713</text:p>
          </table:table-cell>
          <table:table-cell table:formula="of:=IF(ISNA([.C203]);NA();[.B20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14076477891" calcext:value-type="float">
            <text:p>-0.4140764779</text:p>
          </table:table-cell>
          <table:table-cell office:value-type="float" office:value="-1.14439549479" calcext:value-type="float">
            <text:p>-1.1443954948</text:p>
          </table:table-cell>
          <table:table-cell office:value-type="float" office:value="16" calcext:value-type="float">
            <text:p>16</text:p>
          </table:table-cell>
          <table:table-cell office:value-type="float" office:value="3.29638494721" calcext:value-type="float">
            <text:p>3.2963849472</text:p>
          </table:table-cell>
        </table:table-row>
        <table:table-row table:style-name="ro1">
          <table:table-cell office:value-type="float" office:value="0.33155587991" calcext:value-type="float">
            <text:p>0.3315558799</text:p>
          </table:table-cell>
          <table:table-cell office:value-type="float" office:value="-0.415588251603" calcext:value-type="float">
            <text:p>-0.4155882516</text:p>
          </table:table-cell>
          <table:table-cell table:formula="of:=MATCH([.A204];[.F$5:.F$25];0)" office:value-type="string" office:string-value="" calcext:value-type="error">
            <text:p>#N/A</text:p>
          </table:table-cell>
          <table:table-cell table:formula="of:=IF(ISNA([.C204]);[.B204];NA())" office:value-type="float" office:value="-0.415588251603" calcext:value-type="float">
            <text:p>-0.4155882516</text:p>
          </table:table-cell>
          <table:table-cell table:formula="of:=IF(ISNA([.C204]);NA();[.B20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05901011565" calcext:value-type="float">
            <text:p>-0.4059010116</text:p>
          </table:table-cell>
          <table:table-cell office:value-type="float" office:value="-0.595462851726" calcext:value-type="float">
            <text:p>-0.5954628517</text:p>
          </table:table-cell>
          <table:table-cell office:value-type="float" office:value="16" calcext:value-type="float">
            <text:p>16</text:p>
          </table:table-cell>
          <table:table-cell office:value-type="float" office:value="3.29638494721" calcext:value-type="float">
            <text:p>3.2963849472</text:p>
          </table:table-cell>
        </table:table-row>
        <table:table-row table:style-name="ro1">
          <table:table-cell office:value-type="float" office:value="0.566017703368" calcext:value-type="float">
            <text:p>0.5660177034</text:p>
          </table:table-cell>
          <table:table-cell office:value-type="float" office:value="-0.892059204492" calcext:value-type="float">
            <text:p>-0.8920592045</text:p>
          </table:table-cell>
          <table:table-cell table:formula="of:=MATCH([.A205];[.F$5:.F$25];0)" office:value-type="string" office:string-value="" calcext:value-type="error">
            <text:p>#N/A</text:p>
          </table:table-cell>
          <table:table-cell table:formula="of:=IF(ISNA([.C205]);[.B205];NA())" office:value-type="float" office:value="-0.892059204492" calcext:value-type="float">
            <text:p>-0.8920592045</text:p>
          </table:table-cell>
          <table:table-cell table:formula="of:=IF(ISNA([.C205]);NA();[.B20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02286465306" calcext:value-type="float">
            <text:p>-0.6022864653</text:p>
          </table:table-cell>
          <table:table-cell office:value-type="float" office:value="-1.4081317367" calcext:value-type="float">
            <text:p>-1.4081317367</text:p>
          </table:table-cell>
          <table:table-cell office:value-type="float" office:value="3" calcext:value-type="float">
            <text:p>3</text:p>
          </table:table-cell>
          <table:table-cell office:value-type="float" office:value="3.80860985137" calcext:value-type="float">
            <text:p>3.8086098514</text:p>
          </table:table-cell>
        </table:table-row>
        <table:table-row table:style-name="ro1">
          <table:table-cell office:value-type="float" office:value="0.415334275948" calcext:value-type="float">
            <text:p>0.4153342759</text:p>
          </table:table-cell>
          <table:table-cell office:value-type="float" office:value="-0.865959669975" calcext:value-type="float">
            <text:p>-0.86595967</text:p>
          </table:table-cell>
          <table:table-cell table:formula="of:=MATCH([.A206];[.F$5:.F$25];0)" office:value-type="string" office:string-value="" calcext:value-type="error">
            <text:p>#N/A</text:p>
          </table:table-cell>
          <table:table-cell table:formula="of:=IF(ISNA([.C206]);[.B206];NA())" office:value-type="float" office:value="-0.865959669975" calcext:value-type="float">
            <text:p>-0.86595967</text:p>
          </table:table-cell>
          <table:table-cell table:formula="of:=IF(ISNA([.C206]);NA();[.B20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99566474301" calcext:value-type="float">
            <text:p>-0.1995664743</text:p>
          </table:table-cell>
          <table:table-cell office:value-type="float" office:value="-0.311148047463" calcext:value-type="float">
            <text:p>-0.3111480475</text:p>
          </table:table-cell>
          <table:table-cell office:value-type="float" office:value="16" calcext:value-type="float">
            <text:p>16</text:p>
          </table:table-cell>
          <table:table-cell office:value-type="float" office:value="3.04458765251" calcext:value-type="float">
            <text:p>3.0445876525</text:p>
          </table:table-cell>
        </table:table-row>
        <table:table-row table:style-name="ro1">
          <table:table-cell office:value-type="float" office:value="0.487658500757" calcext:value-type="float">
            <text:p>0.4876585008</text:p>
          </table:table-cell>
          <table:table-cell office:value-type="float" office:value="-2.13971717736" calcext:value-type="float">
            <text:p>-2.1397171774</text:p>
          </table:table-cell>
          <table:table-cell table:formula="of:=MATCH([.A207];[.F$5:.F$25];0)" office:value-type="string" office:string-value="" calcext:value-type="error">
            <text:p>#N/A</text:p>
          </table:table-cell>
          <table:table-cell table:formula="of:=IF(ISNA([.C207]);[.B207];NA())" office:value-type="float" office:value="-2.13971717736" calcext:value-type="float">
            <text:p>-2.1397171774</text:p>
          </table:table-cell>
          <table:table-cell table:formula="of:=IF(ISNA([.C207]);NA();[.B20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02243950411" calcext:value-type="float">
            <text:p>-0.3022439504</text:p>
          </table:table-cell>
          <table:table-cell office:value-type="float" office:value="-0.669328214685" calcext:value-type="float">
            <text:p>-0.6693282147</text:p>
          </table:table-cell>
          <table:table-cell office:value-type="float" office:value="0" calcext:value-type="float">
            <text:p>0</text:p>
          </table:table-cell>
          <table:table-cell office:value-type="float" office:value="3.29687677292" calcext:value-type="float">
            <text:p>3.2968767729</text:p>
          </table:table-cell>
        </table:table-row>
        <table:table-row table:style-name="ro1">
          <table:table-cell office:value-type="float" office:value="0.533367883423" calcext:value-type="float">
            <text:p>0.5333678834</text:p>
          </table:table-cell>
          <table:table-cell office:value-type="float" office:value="-1.59299487218" calcext:value-type="float">
            <text:p>-1.5929948722</text:p>
          </table:table-cell>
          <table:table-cell table:formula="of:=MATCH([.A208];[.F$5:.F$25];0)" office:value-type="string" office:string-value="" calcext:value-type="error">
            <text:p>#N/A</text:p>
          </table:table-cell>
          <table:table-cell table:formula="of:=IF(ISNA([.C208]);[.B208];NA())" office:value-type="float" office:value="-1.59299487218" calcext:value-type="float">
            <text:p>-1.5929948722</text:p>
          </table:table-cell>
          <table:table-cell table:formula="of:=IF(ISNA([.C208]);NA();[.B20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87773083425" calcext:value-type="float">
            <text:p>-0.5877730834</text:p>
          </table:table-cell>
          <table:table-cell office:value-type="float" office:value="-0.562635191154" calcext:value-type="float">
            <text:p>-0.5626351912</text:p>
          </table:table-cell>
          <table:table-cell office:value-type="float" office:value="0" calcext:value-type="float">
            <text:p>0</text:p>
          </table:table-cell>
          <table:table-cell office:value-type="float" office:value="3.29687677292" calcext:value-type="float">
            <text:p>3.2968767729</text:p>
          </table:table-cell>
        </table:table-row>
        <table:table-row table:style-name="ro1">
          <table:table-cell office:value-type="float" office:value="0.869444246611" calcext:value-type="float">
            <text:p>0.8694442466</text:p>
          </table:table-cell>
          <table:table-cell office:value-type="float" office:value="-1.4507759519" calcext:value-type="float">
            <text:p>-1.4507759519</text:p>
          </table:table-cell>
          <table:table-cell table:formula="of:=MATCH([.A209];[.F$5:.F$25];0)" office:value-type="string" office:string-value="" calcext:value-type="error">
            <text:p>#N/A</text:p>
          </table:table-cell>
          <table:table-cell table:formula="of:=IF(ISNA([.C209]);[.B209];NA())" office:value-type="float" office:value="-1.4507759519" calcext:value-type="float">
            <text:p>-1.4507759519</text:p>
          </table:table-cell>
          <table:table-cell table:formula="of:=IF(ISNA([.C209]);NA();[.B209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653456653916" calcext:value-type="float">
            <text:p>0.6534566539</text:p>
          </table:table-cell>
          <table:table-cell office:value-type="float" office:value="-1.32424670222" calcext:value-type="float">
            <text:p>-1.3242467022</text:p>
          </table:table-cell>
          <table:table-cell office:value-type="float" office:value="0" calcext:value-type="float">
            <text:p>0</text:p>
          </table:table-cell>
          <table:table-cell office:value-type="float" office:value="3.29687677292" calcext:value-type="float">
            <text:p>3.2968767729</text:p>
          </table:table-cell>
        </table:table-row>
        <table:table-row table:style-name="ro1">
          <table:table-cell office:value-type="float" office:value="0.25198445692" calcext:value-type="float">
            <text:p>0.2519844569</text:p>
          </table:table-cell>
          <table:table-cell office:value-type="float" office:value="-0.297697158486" calcext:value-type="float">
            <text:p>-0.2976971585</text:p>
          </table:table-cell>
          <table:table-cell table:formula="of:=MATCH([.A210];[.F$5:.F$25];0)" office:value-type="string" office:string-value="" calcext:value-type="error">
            <text:p>#N/A</text:p>
          </table:table-cell>
          <table:table-cell table:formula="of:=IF(ISNA([.C210]);[.B210];NA())" office:value-type="float" office:value="-0.297697158486" calcext:value-type="float">
            <text:p>-0.2976971585</text:p>
          </table:table-cell>
          <table:table-cell table:formula="of:=IF(ISNA([.C210]);NA();[.B21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470911964585" calcext:value-type="float">
            <text:p>0.4709119646</text:p>
          </table:table-cell>
          <table:table-cell office:value-type="float" office:value="-1.68875987577" calcext:value-type="float">
            <text:p>-1.6887598758</text:p>
          </table:table-cell>
          <table:table-cell office:value-type="float" office:value="0" calcext:value-type="float">
            <text:p>0</text:p>
          </table:table-cell>
          <table:table-cell office:value-type="float" office:value="3.29687677292" calcext:value-type="float">
            <text:p>3.2968767729</text:p>
          </table:table-cell>
        </table:table-row>
        <table:table-row table:style-name="ro1">
          <table:table-cell office:value-type="float" office:value="-0.577082268648" calcext:value-type="float">
            <text:p>-0.5770822686</text:p>
          </table:table-cell>
          <table:table-cell office:value-type="float" office:value="-1.36121605548" calcext:value-type="float">
            <text:p>-1.3612160555</text:p>
          </table:table-cell>
          <table:table-cell table:formula="of:=MATCH([.A211];[.F$5:.F$25];0)" office:value-type="string" office:string-value="" calcext:value-type="error">
            <text:p>#N/A</text:p>
          </table:table-cell>
          <table:table-cell table:formula="of:=IF(ISNA([.C211]);[.B211];NA())" office:value-type="float" office:value="-1.36121605548" calcext:value-type="float">
            <text:p>-1.3612160555</text:p>
          </table:table-cell>
          <table:table-cell table:formula="of:=IF(ISNA([.C211]);NA();[.B21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749086009218" calcext:value-type="float">
            <text:p>0.7490860092</text:p>
          </table:table-cell>
          <table:table-cell office:value-type="float" office:value="-1.52050378722" calcext:value-type="float">
            <text:p>-1.5205037872</text:p>
          </table:table-cell>
          <table:table-cell office:value-type="float" office:value="0" calcext:value-type="float">
            <text:p>0</text:p>
          </table:table-cell>
          <table:table-cell office:value-type="float" office:value="3.29687677292" calcext:value-type="float">
            <text:p>3.2968767729</text:p>
          </table:table-cell>
        </table:table-row>
        <table:table-row table:style-name="ro1">
          <table:table-cell office:value-type="float" office:value="-0.815331527453" calcext:value-type="float">
            <text:p>-0.8153315275</text:p>
          </table:table-cell>
          <table:table-cell office:value-type="float" office:value="-1.51533915022" calcext:value-type="float">
            <text:p>-1.5153391502</text:p>
          </table:table-cell>
          <table:table-cell table:formula="of:=MATCH([.A212];[.F$5:.F$25];0)" office:value-type="string" office:string-value="" calcext:value-type="error">
            <text:p>#N/A</text:p>
          </table:table-cell>
          <table:table-cell table:formula="of:=IF(ISNA([.C212]);[.B212];NA())" office:value-type="float" office:value="-1.51533915022" calcext:value-type="float">
            <text:p>-1.5153391502</text:p>
          </table:table-cell>
          <table:table-cell table:formula="of:=IF(ISNA([.C212]);NA();[.B21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404895208694" calcext:value-type="float">
            <text:p>0.4048952087</text:p>
          </table:table-cell>
          <table:table-cell office:value-type="float" office:value="-0.678631423716" calcext:value-type="float">
            <text:p>-0.6786314237</text:p>
          </table:table-cell>
          <table:table-cell office:value-type="float" office:value="0" calcext:value-type="float">
            <text:p>0</text:p>
          </table:table-cell>
          <table:table-cell office:value-type="float" office:value="3.29687677292" calcext:value-type="float">
            <text:p>3.2968767729</text:p>
          </table:table-cell>
        </table:table-row>
        <table:table-row table:style-name="ro1">
          <table:table-cell office:value-type="float" office:value="0.228423512729" calcext:value-type="float">
            <text:p>0.2284235127</text:p>
          </table:table-cell>
          <table:table-cell office:value-type="float" office:value="-2.10953563851" calcext:value-type="float">
            <text:p>-2.1095356385</text:p>
          </table:table-cell>
          <table:table-cell table:formula="of:=MATCH([.A213];[.F$5:.F$25];0)" office:value-type="string" office:string-value="" calcext:value-type="error">
            <text:p>#N/A</text:p>
          </table:table-cell>
          <table:table-cell table:formula="of:=IF(ISNA([.C213]);[.B213];NA())" office:value-type="float" office:value="-2.10953563851" calcext:value-type="float">
            <text:p>-2.1095356385</text:p>
          </table:table-cell>
          <table:table-cell table:formula="of:=IF(ISNA([.C213]);NA();[.B21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55123649146" calcext:value-type="float">
            <text:p>-0.1551236491</text:p>
          </table:table-cell>
          <table:table-cell office:value-type="float" office:value="-1.73310748525" calcext:value-type="float">
            <text:p>-1.7331074853</text:p>
          </table:table-cell>
          <table:table-cell office:value-type="float" office:value="0" calcext:value-type="float">
            <text:p>0</text:p>
          </table:table-cell>
          <table:table-cell office:value-type="float" office:value="3.29687677292" calcext:value-type="float">
            <text:p>3.2968767729</text:p>
          </table:table-cell>
        </table:table-row>
        <table:table-row table:style-name="ro1">
          <table:table-cell office:value-type="float" office:value="0.708388341733" calcext:value-type="float">
            <text:p>0.7083883417</text:p>
          </table:table-cell>
          <table:table-cell office:value-type="float" office:value="-1.53767690312" calcext:value-type="float">
            <text:p>-1.5376769031</text:p>
          </table:table-cell>
          <table:table-cell table:formula="of:=MATCH([.A214];[.F$5:.F$25];0)" office:value-type="string" office:string-value="" calcext:value-type="error">
            <text:p>#N/A</text:p>
          </table:table-cell>
          <table:table-cell table:formula="of:=IF(ISNA([.C214]);[.B214];NA())" office:value-type="float" office:value="-1.53767690312" calcext:value-type="float">
            <text:p>-1.5376769031</text:p>
          </table:table-cell>
          <table:table-cell table:formula="of:=IF(ISNA([.C214]);NA();[.B21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52712709114" calcext:value-type="float">
            <text:p>-0.1527127091</text:p>
          </table:table-cell>
          <table:table-cell office:value-type="float" office:value="-2.05215763986" calcext:value-type="float">
            <text:p>-2.0521576399</text:p>
          </table:table-cell>
          <table:table-cell office:value-type="float" office:value="0" calcext:value-type="float">
            <text:p>0</text:p>
          </table:table-cell>
          <table:table-cell office:value-type="float" office:value="3.29687677292" calcext:value-type="float">
            <text:p>3.2968767729</text:p>
          </table:table-cell>
        </table:table-row>
        <table:table-row table:style-name="ro1">
          <table:table-cell office:value-type="float" office:value="-0.770798022168" calcext:value-type="float">
            <text:p>-0.7707980222</text:p>
          </table:table-cell>
          <table:table-cell office:value-type="float" office:value="-1.74805482719" calcext:value-type="float">
            <text:p>-1.7480548272</text:p>
          </table:table-cell>
          <table:table-cell table:formula="of:=MATCH([.A215];[.F$5:.F$25];0)" office:value-type="string" office:string-value="" calcext:value-type="error">
            <text:p>#N/A</text:p>
          </table:table-cell>
          <table:table-cell table:formula="of:=IF(ISNA([.C215]);[.B215];NA())" office:value-type="float" office:value="-1.74805482719" calcext:value-type="float">
            <text:p>-1.7480548272</text:p>
          </table:table-cell>
          <table:table-cell table:formula="of:=IF(ISNA([.C215]);NA();[.B21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67003257401" calcext:value-type="float">
            <text:p>-0.2670032574</text:p>
          </table:table-cell>
          <table:table-cell office:value-type="float" office:value="-1.93955005922" calcext:value-type="float">
            <text:p>-1.9395500592</text:p>
          </table:table-cell>
          <table:table-cell office:value-type="float" office:value="0" calcext:value-type="float">
            <text:p>0</text:p>
          </table:table-cell>
          <table:table-cell office:value-type="float" office:value="3.29687677292" calcext:value-type="float">
            <text:p>3.2968767729</text:p>
          </table:table-cell>
        </table:table-row>
        <table:table-row table:style-name="ro1">
          <table:table-cell office:value-type="float" office:value="-0.261661385639" calcext:value-type="float">
            <text:p>-0.2616613856</text:p>
          </table:table-cell>
          <table:table-cell office:value-type="float" office:value="-1.98271134657" calcext:value-type="float">
            <text:p>-1.9827113466</text:p>
          </table:table-cell>
          <table:table-cell table:formula="of:=MATCH([.A216];[.F$5:.F$25];0)" office:value-type="string" office:string-value="" calcext:value-type="error">
            <text:p>#N/A</text:p>
          </table:table-cell>
          <table:table-cell table:formula="of:=IF(ISNA([.C216]);[.B216];NA())" office:value-type="float" office:value="-1.98271134657" calcext:value-type="float">
            <text:p>-1.9827113466</text:p>
          </table:table-cell>
          <table:table-cell table:formula="of:=IF(ISNA([.C216]);NA();[.B21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627483730109" calcext:value-type="float">
            <text:p>0.6274837301</text:p>
          </table:table-cell>
          <table:table-cell office:value-type="float" office:value="-1.77345522687" calcext:value-type="float">
            <text:p>-1.7734552269</text:p>
          </table:table-cell>
          <table:table-cell office:value-type="float" office:value="0" calcext:value-type="float">
            <text:p>0</text:p>
          </table:table-cell>
          <table:table-cell office:value-type="float" office:value="3.29687677292" calcext:value-type="float">
            <text:p>3.2968767729</text:p>
          </table:table-cell>
        </table:table-row>
        <table:table-row table:style-name="ro1">
          <table:table-cell office:value-type="float" office:value="-0.543110728938" calcext:value-type="float">
            <text:p>-0.5431107289</text:p>
          </table:table-cell>
          <table:table-cell office:value-type="float" office:value="-1.77609930007" calcext:value-type="float">
            <text:p>-1.7760993001</text:p>
          </table:table-cell>
          <table:table-cell table:formula="of:=MATCH([.A217];[.F$5:.F$25];0)" office:value-type="string" office:string-value="" calcext:value-type="error">
            <text:p>#N/A</text:p>
          </table:table-cell>
          <table:table-cell table:formula="of:=IF(ISNA([.C217]);[.B217];NA())" office:value-type="float" office:value="-1.77609930007" calcext:value-type="float">
            <text:p>-1.7760993001</text:p>
          </table:table-cell>
          <table:table-cell table:formula="of:=IF(ISNA([.C217]);NA();[.B21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99016666254" calcext:value-type="float">
            <text:p>-0.6990166663</text:p>
          </table:table-cell>
          <table:table-cell office:value-type="float" office:value="-0.826125175516" calcext:value-type="float">
            <text:p>-0.8261251755</text:p>
          </table:table-cell>
          <table:table-cell office:value-type="float" office:value="0" calcext:value-type="float">
            <text:p>0</text:p>
          </table:table-cell>
          <table:table-cell office:value-type="float" office:value="3.29687677292" calcext:value-type="float">
            <text:p>3.2968767729</text:p>
          </table:table-cell>
        </table:table-row>
        <table:table-row table:style-name="ro1">
          <table:table-cell office:value-type="float" office:value="1.01650711559" calcext:value-type="float">
            <text:p>1.0165071156</text:p>
          </table:table-cell>
          <table:table-cell office:value-type="float" office:value="-1.42063508297" calcext:value-type="float">
            <text:p>-1.420635083</text:p>
          </table:table-cell>
          <table:table-cell table:formula="of:=MATCH([.A218];[.F$5:.F$25];0)" office:value-type="string" office:string-value="" calcext:value-type="error">
            <text:p>#N/A</text:p>
          </table:table-cell>
          <table:table-cell table:formula="of:=IF(ISNA([.C218]);[.B218];NA())" office:value-type="float" office:value="-1.42063508297" calcext:value-type="float">
            <text:p>-1.420635083</text:p>
          </table:table-cell>
          <table:table-cell table:formula="of:=IF(ISNA([.C218]);NA();[.B21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44397160851" calcext:value-type="float">
            <text:p>-0.2443971609</text:p>
          </table:table-cell>
          <table:table-cell office:value-type="float" office:value="-0.774567420609" calcext:value-type="float">
            <text:p>-0.7745674206</text:p>
          </table:table-cell>
          <table:table-cell office:value-type="float" office:value="0" calcext:value-type="float">
            <text:p>0</text:p>
          </table:table-cell>
          <table:table-cell office:value-type="float" office:value="3.29687677292" calcext:value-type="float">
            <text:p>3.2968767729</text:p>
          </table:table-cell>
        </table:table-row>
        <table:table-row table:style-name="ro1">
          <table:table-cell office:value-type="float" office:value="1.03019520212" calcext:value-type="float">
            <text:p>1.0301952021</text:p>
          </table:table-cell>
          <table:table-cell office:value-type="float" office:value="-1.59907622076" calcext:value-type="float">
            <text:p>-1.5990762208</text:p>
          </table:table-cell>
          <table:table-cell table:formula="of:=MATCH([.A219];[.F$5:.F$25];0)" office:value-type="string" office:string-value="" calcext:value-type="error">
            <text:p>#N/A</text:p>
          </table:table-cell>
          <table:table-cell table:formula="of:=IF(ISNA([.C219]);[.B219];NA())" office:value-type="float" office:value="-1.59907622076" calcext:value-type="float">
            <text:p>-1.5990762208</text:p>
          </table:table-cell>
          <table:table-cell table:formula="of:=IF(ISNA([.C219]);NA();[.B219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651709228706" calcext:value-type="float">
            <text:p>0.6517092287</text:p>
          </table:table-cell>
          <table:table-cell office:value-type="float" office:value="-0.971028746362" calcext:value-type="float">
            <text:p>-0.9710287464</text:p>
          </table:table-cell>
          <table:table-cell office:value-type="float" office:value="0" calcext:value-type="float">
            <text:p>0</text:p>
          </table:table-cell>
          <table:table-cell office:value-type="float" office:value="3.29687677292" calcext:value-type="float">
            <text:p>3.2968767729</text:p>
          </table:table-cell>
        </table:table-row>
        <table:table-row table:style-name="ro1">
          <table:table-cell office:value-type="float" office:value="-0.414076477891" calcext:value-type="float">
            <text:p>-0.4140764779</text:p>
          </table:table-cell>
          <table:table-cell office:value-type="float" office:value="-1.14439549479" calcext:value-type="float">
            <text:p>-1.1443954948</text:p>
          </table:table-cell>
          <table:table-cell table:formula="of:=MATCH([.A220];[.F$5:.F$25];0)" office:value-type="string" office:string-value="" calcext:value-type="error">
            <text:p>#N/A</text:p>
          </table:table-cell>
          <table:table-cell table:formula="of:=IF(ISNA([.C220]);[.B220];NA())" office:value-type="float" office:value="-1.14439549479" calcext:value-type="float">
            <text:p>-1.1443954948</text:p>
          </table:table-cell>
          <table:table-cell table:formula="of:=IF(ISNA([.C220]);NA();[.B22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53010804598" calcext:value-type="float">
            <text:p>0.2530108046</text:p>
          </table:table-cell>
          <table:table-cell office:value-type="float" office:value="-0.780835727425" calcext:value-type="float">
            <text:p>-0.7808357274</text:p>
          </table:table-cell>
          <table:table-cell office:value-type="float" office:value="16" calcext:value-type="float">
            <text:p>16</text:p>
          </table:table-cell>
          <table:table-cell office:value-type="float" office:value="2.84729928707" calcext:value-type="float">
            <text:p>2.8472992871</text:p>
          </table:table-cell>
        </table:table-row>
        <table:table-row table:style-name="ro1">
          <table:table-cell office:value-type="float" office:value="-0.405901011565" calcext:value-type="float">
            <text:p>-0.4059010116</text:p>
          </table:table-cell>
          <table:table-cell office:value-type="float" office:value="-0.595462851726" calcext:value-type="float">
            <text:p>-0.5954628517</text:p>
          </table:table-cell>
          <table:table-cell table:formula="of:=MATCH([.A221];[.F$5:.F$25];0)" office:value-type="string" office:string-value="" calcext:value-type="error">
            <text:p>#N/A</text:p>
          </table:table-cell>
          <table:table-cell table:formula="of:=IF(ISNA([.C221]);[.B221];NA())" office:value-type="float" office:value="-0.595462851726" calcext:value-type="float">
            <text:p>-0.5954628517</text:p>
          </table:table-cell>
          <table:table-cell table:formula="of:=IF(ISNA([.C221]);NA();[.B22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537162363138" calcext:value-type="float">
            <text:p>0.5371623631</text:p>
          </table:table-cell>
          <table:table-cell office:value-type="float" office:value="-1.64173452629" calcext:value-type="float">
            <text:p>-1.6417345263</text:p>
          </table:table-cell>
          <table:table-cell office:value-type="float" office:value="15" calcext:value-type="float">
            <text:p>15</text:p>
          </table:table-cell>
          <table:table-cell office:value-type="float" office:value="3.98648197954" calcext:value-type="float">
            <text:p>3.9864819795</text:p>
          </table:table-cell>
        </table:table-row>
        <table:table-row table:style-name="ro1">
          <table:table-cell office:value-type="float" office:value="-0.602286465306" calcext:value-type="float">
            <text:p>-0.6022864653</text:p>
          </table:table-cell>
          <table:table-cell office:value-type="float" office:value="-1.4081317367" calcext:value-type="float">
            <text:p>-1.4081317367</text:p>
          </table:table-cell>
          <table:table-cell table:formula="of:=MATCH([.A222];[.F$5:.F$25];0)" office:value-type="string" office:string-value="" calcext:value-type="error">
            <text:p>#N/A</text:p>
          </table:table-cell>
          <table:table-cell table:formula="of:=IF(ISNA([.C222]);[.B222];NA())" office:value-type="float" office:value="-1.4081317367" calcext:value-type="float">
            <text:p>-1.4081317367</text:p>
          </table:table-cell>
          <table:table-cell table:formula="of:=IF(ISNA([.C222]);NA();[.B22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65616017471" calcext:value-type="float">
            <text:p>-0.4656160175</text:p>
          </table:table-cell>
          <table:table-cell office:value-type="float" office:value="-0.582336070814" calcext:value-type="float">
            <text:p>-0.5823360708</text:p>
          </table:table-cell>
          <table:table-cell office:value-type="float" office:value="16" calcext:value-type="float">
            <text:p>16</text:p>
          </table:table-cell>
          <table:table-cell office:value-type="float" office:value="3.22145718217" calcext:value-type="float">
            <text:p>3.2214571822</text:p>
          </table:table-cell>
        </table:table-row>
        <table:table-row table:style-name="ro1">
          <table:table-cell office:value-type="float" office:value="-0.199566474301" calcext:value-type="float">
            <text:p>-0.1995664743</text:p>
          </table:table-cell>
          <table:table-cell office:value-type="float" office:value="-0.311148047463" calcext:value-type="float">
            <text:p>-0.3111480475</text:p>
          </table:table-cell>
          <table:table-cell table:formula="of:=MATCH([.A223];[.F$5:.F$25];0)" office:value-type="string" office:string-value="" calcext:value-type="error">
            <text:p>#N/A</text:p>
          </table:table-cell>
          <table:table-cell table:formula="of:=IF(ISNA([.C223]);[.B223];NA())" office:value-type="float" office:value="-0.311148047463" calcext:value-type="float">
            <text:p>-0.3111480475</text:p>
          </table:table-cell>
          <table:table-cell table:formula="of:=IF(ISNA([.C223]);NA();[.B22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044984248" calcext:value-type="float">
            <text:p>-0.5044984248</text:p>
          </table:table-cell>
          <table:table-cell office:value-type="float" office:value="-0.784082811538" calcext:value-type="float">
            <text:p>-0.7840828115</text:p>
          </table:table-cell>
          <table:table-cell office:value-type="float" office:value="3" calcext:value-type="float">
            <text:p>3</text:p>
          </table:table-cell>
          <table:table-cell office:value-type="float" office:value="3.70775762485" calcext:value-type="float">
            <text:p>3.7077576249</text:p>
          </table:table-cell>
        </table:table-row>
        <table:table-row table:style-name="ro1">
          <table:table-cell office:value-type="float" office:value="-0.302243950411" calcext:value-type="float">
            <text:p>-0.3022439504</text:p>
          </table:table-cell>
          <table:table-cell office:value-type="float" office:value="-0.669328214685" calcext:value-type="float">
            <text:p>-0.6693282147</text:p>
          </table:table-cell>
          <table:table-cell table:formula="of:=MATCH([.A224];[.F$5:.F$25];0)" office:value-type="string" office:string-value="" calcext:value-type="error">
            <text:p>#N/A</text:p>
          </table:table-cell>
          <table:table-cell table:formula="of:=IF(ISNA([.C224]);[.B224];NA())" office:value-type="float" office:value="-0.669328214685" calcext:value-type="float">
            <text:p>-0.6693282147</text:p>
          </table:table-cell>
          <table:table-cell table:formula="of:=IF(ISNA([.C224]);NA();[.B22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52413075619" calcext:value-type="float">
            <text:p>-0.3524130756</text:p>
          </table:table-cell>
          <table:table-cell office:value-type="float" office:value="-2.14643637618" calcext:value-type="float">
            <text:p>-2.1464363762</text:p>
          </table:table-cell>
          <table:table-cell office:value-type="float" office:value="16" calcext:value-type="float">
            <text:p>16</text:p>
          </table:table-cell>
          <table:table-cell office:value-type="float" office:value="2.95459042036" calcext:value-type="float">
            <text:p>2.9545904204</text:p>
          </table:table-cell>
        </table:table-row>
        <table:table-row table:style-name="ro1">
          <table:table-cell office:value-type="float" office:value="-0.587773083425" calcext:value-type="float">
            <text:p>-0.5877730834</text:p>
          </table:table-cell>
          <table:table-cell office:value-type="float" office:value="-0.562635191154" calcext:value-type="float">
            <text:p>-0.5626351912</text:p>
          </table:table-cell>
          <table:table-cell table:formula="of:=MATCH([.A225];[.F$5:.F$25];0)" office:value-type="string" office:string-value="" calcext:value-type="error">
            <text:p>#N/A</text:p>
          </table:table-cell>
          <table:table-cell table:formula="of:=IF(ISNA([.C225]);[.B225];NA())" office:value-type="float" office:value="-0.562635191154" calcext:value-type="float">
            <text:p>-0.5626351912</text:p>
          </table:table-cell>
          <table:table-cell table:formula="of:=IF(ISNA([.C225]);NA();[.B22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87353394575" calcext:value-type="float">
            <text:p>-0.4873533946</text:p>
          </table:table-cell>
          <table:table-cell office:value-type="float" office:value="-0.927323527883" calcext:value-type="float">
            <text:p>-0.9273235279</text:p>
          </table:table-cell>
          <table:table-cell office:value-type="float" office:value="17" calcext:value-type="float">
            <text:p>17</text:p>
          </table:table-cell>
          <table:table-cell office:value-type="float" office:value="3.79857883312" calcext:value-type="float">
            <text:p>3.7985788331</text:p>
          </table:table-cell>
        </table:table-row>
        <table:table-row table:style-name="ro1">
          <table:table-cell office:value-type="float" office:value="0.653456653916" calcext:value-type="float">
            <text:p>0.6534566539</text:p>
          </table:table-cell>
          <table:table-cell office:value-type="float" office:value="-1.32424670222" calcext:value-type="float">
            <text:p>-1.3242467022</text:p>
          </table:table-cell>
          <table:table-cell table:formula="of:=MATCH([.A226];[.F$5:.F$25];0)" office:value-type="string" office:string-value="" calcext:value-type="error">
            <text:p>#N/A</text:p>
          </table:table-cell>
          <table:table-cell table:formula="of:=IF(ISNA([.C226]);[.B226];NA())" office:value-type="float" office:value="-1.32424670222" calcext:value-type="float">
            <text:p>-1.3242467022</text:p>
          </table:table-cell>
          <table:table-cell table:formula="of:=IF(ISNA([.C226]);NA();[.B22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69931360661" calcext:value-type="float">
            <text:p>0.6993136066</text:p>
          </table:table-cell>
          <table:table-cell office:value-type="float" office:value="-1.6768614193" calcext:value-type="float">
            <text:p>-1.6768614193</text:p>
          </table:table-cell>
          <table:table-cell office:value-type="float" office:value="0" calcext:value-type="float">
            <text:p>0</text:p>
          </table:table-cell>
          <table:table-cell office:value-type="float" office:value="3.89692983839" calcext:value-type="float">
            <text:p>3.8969298384</text:p>
          </table:table-cell>
        </table:table-row>
        <table:table-row table:style-name="ro1">
          <table:table-cell office:value-type="float" office:value="0.470911964585" calcext:value-type="float">
            <text:p>0.4709119646</text:p>
          </table:table-cell>
          <table:table-cell office:value-type="float" office:value="-1.68875987577" calcext:value-type="float">
            <text:p>-1.6887598758</text:p>
          </table:table-cell>
          <table:table-cell table:formula="of:=MATCH([.A227];[.F$5:.F$25];0)" office:value-type="string" office:string-value="" calcext:value-type="error">
            <text:p>#N/A</text:p>
          </table:table-cell>
          <table:table-cell table:formula="of:=IF(ISNA([.C227]);[.B227];NA())" office:value-type="float" office:value="-1.68875987577" calcext:value-type="float">
            <text:p>-1.6887598758</text:p>
          </table:table-cell>
          <table:table-cell table:formula="of:=IF(ISNA([.C227]);NA();[.B22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57894857518" calcext:value-type="float">
            <text:p>0.5789485752</text:p>
          </table:table-cell>
          <table:table-cell office:value-type="float" office:value="-0.453570918008" calcext:value-type="float">
            <text:p>-0.453570918</text:p>
          </table:table-cell>
          <table:table-cell office:value-type="float" office:value="5" calcext:value-type="float">
            <text:p>5</text:p>
          </table:table-cell>
          <table:table-cell office:value-type="float" office:value="3.89527736237" calcext:value-type="float">
            <text:p>3.8952773624</text:p>
          </table:table-cell>
        </table:table-row>
        <table:table-row table:style-name="ro1">
          <table:table-cell office:value-type="float" office:value="0.749086009218" calcext:value-type="float">
            <text:p>0.7490860092</text:p>
          </table:table-cell>
          <table:table-cell office:value-type="float" office:value="-1.52050378722" calcext:value-type="float">
            <text:p>-1.5205037872</text:p>
          </table:table-cell>
          <table:table-cell table:formula="of:=MATCH([.A228];[.F$5:.F$25];0)" office:value-type="string" office:string-value="" calcext:value-type="error">
            <text:p>#N/A</text:p>
          </table:table-cell>
          <table:table-cell table:formula="of:=IF(ISNA([.C228]);[.B228];NA())" office:value-type="float" office:value="-1.52050378722" calcext:value-type="float">
            <text:p>-1.5205037872</text:p>
          </table:table-cell>
          <table:table-cell table:formula="of:=IF(ISNA([.C228]);NA();[.B22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458572371451" calcext:value-type="float">
            <text:p>0.4585723715</text:p>
          </table:table-cell>
          <table:table-cell office:value-type="float" office:value="-1.92793954468" calcext:value-type="float">
            <text:p>-1.9279395447</text:p>
          </table:table-cell>
          <table:table-cell office:value-type="float" office:value="16" calcext:value-type="float">
            <text:p>16</text:p>
          </table:table-cell>
          <table:table-cell office:value-type="float" office:value="3.40097032733" calcext:value-type="float">
            <text:p>3.4009703273</text:p>
          </table:table-cell>
        </table:table-row>
        <table:table-row table:style-name="ro1">
          <table:table-cell office:value-type="float" office:value="0.404895208694" calcext:value-type="float">
            <text:p>0.4048952087</text:p>
          </table:table-cell>
          <table:table-cell office:value-type="float" office:value="-0.678631423716" calcext:value-type="float">
            <text:p>-0.6786314237</text:p>
          </table:table-cell>
          <table:table-cell table:formula="of:=MATCH([.A229];[.F$5:.F$25];0)" office:value-type="string" office:string-value="" calcext:value-type="error">
            <text:p>#N/A</text:p>
          </table:table-cell>
          <table:table-cell table:formula="of:=IF(ISNA([.C229]);[.B229];NA())" office:value-type="float" office:value="-0.678631423716" calcext:value-type="float">
            <text:p>-0.6786314237</text:p>
          </table:table-cell>
          <table:table-cell table:formula="of:=IF(ISNA([.C229]);NA();[.B229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578439148551" calcext:value-type="float">
            <text:p>0.5784391486</text:p>
          </table:table-cell>
          <table:table-cell office:value-type="float" office:value="-0.548670000196" calcext:value-type="float">
            <text:p>-0.5486700002</text:p>
          </table:table-cell>
          <table:table-cell office:value-type="float" office:value="0" calcext:value-type="float">
            <text:p>0</text:p>
          </table:table-cell>
          <table:table-cell office:value-type="float" office:value="3.54044915396" calcext:value-type="float">
            <text:p>3.540449154</text:p>
          </table:table-cell>
        </table:table-row>
        <table:table-row table:style-name="ro1">
          <table:table-cell office:value-type="float" office:value="-0.155123649146" calcext:value-type="float">
            <text:p>-0.1551236491</text:p>
          </table:table-cell>
          <table:table-cell office:value-type="float" office:value="-1.73310748525" calcext:value-type="float">
            <text:p>-1.7331074853</text:p>
          </table:table-cell>
          <table:table-cell table:formula="of:=MATCH([.A230];[.F$5:.F$25];0)" office:value-type="string" office:string-value="" calcext:value-type="error">
            <text:p>#N/A</text:p>
          </table:table-cell>
          <table:table-cell table:formula="of:=IF(ISNA([.C230]);[.B230];NA())" office:value-type="float" office:value="-1.73310748525" calcext:value-type="float">
            <text:p>-1.7331074853</text:p>
          </table:table-cell>
          <table:table-cell table:formula="of:=IF(ISNA([.C230]);NA();[.B23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655444419765" calcext:value-type="float">
            <text:p>0.6554444198</text:p>
          </table:table-cell>
          <table:table-cell office:value-type="float" office:value="-1.37311345638" calcext:value-type="float">
            <text:p>-1.3731134564</text:p>
          </table:table-cell>
          <table:table-cell office:value-type="float" office:value="0" calcext:value-type="float">
            <text:p>0</text:p>
          </table:table-cell>
          <table:table-cell office:value-type="float" office:value="3.54044915396" calcext:value-type="float">
            <text:p>3.540449154</text:p>
          </table:table-cell>
        </table:table-row>
        <table:table-row table:style-name="ro1">
          <table:table-cell office:value-type="float" office:value="-0.152712709114" calcext:value-type="float">
            <text:p>-0.1527127091</text:p>
          </table:table-cell>
          <table:table-cell office:value-type="float" office:value="-2.05215763986" calcext:value-type="float">
            <text:p>-2.0521576399</text:p>
          </table:table-cell>
          <table:table-cell table:formula="of:=MATCH([.A231];[.F$5:.F$25];0)" office:value-type="string" office:string-value="" calcext:value-type="error">
            <text:p>#N/A</text:p>
          </table:table-cell>
          <table:table-cell table:formula="of:=IF(ISNA([.C231]);[.B231];NA())" office:value-type="float" office:value="-2.05215763986" calcext:value-type="float">
            <text:p>-2.0521576399</text:p>
          </table:table-cell>
          <table:table-cell table:formula="of:=IF(ISNA([.C231]);NA();[.B23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67920440809" calcext:value-type="float">
            <text:p>0.6792044081</text:p>
          </table:table-cell>
          <table:table-cell office:value-type="float" office:value="-1.57835159391" calcext:value-type="float">
            <text:p>-1.5783515939</text:p>
          </table:table-cell>
          <table:table-cell office:value-type="float" office:value="0" calcext:value-type="float">
            <text:p>0</text:p>
          </table:table-cell>
          <table:table-cell office:value-type="float" office:value="3.54044915396" calcext:value-type="float">
            <text:p>3.540449154</text:p>
          </table:table-cell>
        </table:table-row>
        <table:table-row table:style-name="ro1">
          <table:table-cell office:value-type="float" office:value="-0.267003257401" calcext:value-type="float">
            <text:p>-0.2670032574</text:p>
          </table:table-cell>
          <table:table-cell office:value-type="float" office:value="-1.93955005922" calcext:value-type="float">
            <text:p>-1.9395500592</text:p>
          </table:table-cell>
          <table:table-cell table:formula="of:=MATCH([.A232];[.F$5:.F$25];0)" office:value-type="string" office:string-value="" calcext:value-type="error">
            <text:p>#N/A</text:p>
          </table:table-cell>
          <table:table-cell table:formula="of:=IF(ISNA([.C232]);[.B232];NA())" office:value-type="float" office:value="-1.93955005922" calcext:value-type="float">
            <text:p>-1.9395500592</text:p>
          </table:table-cell>
          <table:table-cell table:formula="of:=IF(ISNA([.C232]);NA();[.B23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75252625583" calcext:value-type="float">
            <text:p>-0.3752526256</text:p>
          </table:table-cell>
          <table:table-cell office:value-type="float" office:value="-1.61140222926" calcext:value-type="float">
            <text:p>-1.6114022293</text:p>
          </table:table-cell>
          <table:table-cell office:value-type="float" office:value="0" calcext:value-type="float">
            <text:p>0</text:p>
          </table:table-cell>
          <table:table-cell office:value-type="float" office:value="3.54044915396" calcext:value-type="float">
            <text:p>3.540449154</text:p>
          </table:table-cell>
        </table:table-row>
        <table:table-row table:style-name="ro1">
          <table:table-cell office:value-type="float" office:value="0.627483730109" calcext:value-type="float">
            <text:p>0.6274837301</text:p>
          </table:table-cell>
          <table:table-cell office:value-type="float" office:value="-1.77345522687" calcext:value-type="float">
            <text:p>-1.7734552269</text:p>
          </table:table-cell>
          <table:table-cell table:formula="of:=MATCH([.A233];[.F$5:.F$25];0)" office:value-type="string" office:string-value="" calcext:value-type="error">
            <text:p>#N/A</text:p>
          </table:table-cell>
          <table:table-cell table:formula="of:=IF(ISNA([.C233]);[.B233];NA())" office:value-type="float" office:value="-1.77345522687" calcext:value-type="float">
            <text:p>-1.7734552269</text:p>
          </table:table-cell>
          <table:table-cell table:formula="of:=IF(ISNA([.C233]);NA();[.B23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79076229335" calcext:value-type="float">
            <text:p>0.1790762293</text:p>
          </table:table-cell>
          <table:table-cell office:value-type="float" office:value="-0.752462185386" calcext:value-type="float">
            <text:p>-0.7524621854</text:p>
          </table:table-cell>
          <table:table-cell office:value-type="float" office:value="12" calcext:value-type="float">
            <text:p>12</text:p>
          </table:table-cell>
          <table:table-cell office:value-type="float" office:value="3.46520947003" calcext:value-type="float">
            <text:p>3.46520947</text:p>
          </table:table-cell>
        </table:table-row>
        <table:table-row table:style-name="ro1">
          <table:table-cell office:value-type="float" office:value="-0.699016666254" calcext:value-type="float">
            <text:p>-0.6990166663</text:p>
          </table:table-cell>
          <table:table-cell office:value-type="float" office:value="-0.826125175516" calcext:value-type="float">
            <text:p>-0.8261251755</text:p>
          </table:table-cell>
          <table:table-cell table:formula="of:=MATCH([.A234];[.F$5:.F$25];0)" office:value-type="string" office:string-value="" calcext:value-type="error">
            <text:p>#N/A</text:p>
          </table:table-cell>
          <table:table-cell table:formula="of:=IF(ISNA([.C234]);[.B234];NA())" office:value-type="float" office:value="-0.826125175516" calcext:value-type="float">
            <text:p>-0.8261251755</text:p>
          </table:table-cell>
          <table:table-cell table:formula="of:=IF(ISNA([.C234]);NA();[.B23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42170309173" calcext:value-type="float">
            <text:p>-0.4421703092</text:p>
          </table:table-cell>
          <table:table-cell office:value-type="float" office:value="-1.66459572942" calcext:value-type="float">
            <text:p>-1.6645957294</text:p>
          </table:table-cell>
          <table:table-cell office:value-type="float" office:value="12" calcext:value-type="float">
            <text:p>12</text:p>
          </table:table-cell>
          <table:table-cell office:value-type="float" office:value="3.46520947003" calcext:value-type="float">
            <text:p>3.46520947</text:p>
          </table:table-cell>
        </table:table-row>
        <table:table-row table:style-name="ro1">
          <table:table-cell office:value-type="float" office:value="-0.244397160851" calcext:value-type="float">
            <text:p>-0.2443971609</text:p>
          </table:table-cell>
          <table:table-cell office:value-type="float" office:value="-0.774567420609" calcext:value-type="float">
            <text:p>-0.7745674206</text:p>
          </table:table-cell>
          <table:table-cell table:formula="of:=MATCH([.A235];[.F$5:.F$25];0)" office:value-type="string" office:string-value="" calcext:value-type="error">
            <text:p>#N/A</text:p>
          </table:table-cell>
          <table:table-cell table:formula="of:=IF(ISNA([.C235]);[.B235];NA())" office:value-type="float" office:value="-0.774567420609" calcext:value-type="float">
            <text:p>-0.7745674206</text:p>
          </table:table-cell>
          <table:table-cell table:formula="of:=IF(ISNA([.C235]);NA();[.B23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12764334595" calcext:value-type="float">
            <text:p>-0.4127643346</text:p>
          </table:table-cell>
          <table:table-cell office:value-type="float" office:value="-1.92308811678" calcext:value-type="float">
            <text:p>-1.9230881168</text:p>
          </table:table-cell>
          <table:table-cell office:value-type="float" office:value="0" calcext:value-type="float">
            <text:p>0</text:p>
          </table:table-cell>
          <table:table-cell office:value-type="float" office:value="3.60116620265" calcext:value-type="float">
            <text:p>3.6011662027</text:p>
          </table:table-cell>
        </table:table-row>
        <table:table-row table:style-name="ro1">
          <table:table-cell office:value-type="float" office:value="0.651709228706" calcext:value-type="float">
            <text:p>0.6517092287</text:p>
          </table:table-cell>
          <table:table-cell office:value-type="float" office:value="-0.971028746362" calcext:value-type="float">
            <text:p>-0.9710287464</text:p>
          </table:table-cell>
          <table:table-cell table:formula="of:=MATCH([.A236];[.F$5:.F$25];0)" office:value-type="string" office:string-value="" calcext:value-type="error">
            <text:p>#N/A</text:p>
          </table:table-cell>
          <table:table-cell table:formula="of:=IF(ISNA([.C236]);[.B236];NA())" office:value-type="float" office:value="-0.971028746362" calcext:value-type="float">
            <text:p>-0.9710287464</text:p>
          </table:table-cell>
          <table:table-cell table:formula="of:=IF(ISNA([.C236]);NA();[.B23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86076833771" calcext:value-type="float">
            <text:p>0.1860768338</text:p>
          </table:table-cell>
          <table:table-cell office:value-type="float" office:value="-1.87622115033" calcext:value-type="float">
            <text:p>-1.8762211503</text:p>
          </table:table-cell>
          <table:table-cell office:value-type="float" office:value="3" calcext:value-type="float">
            <text:p>3</text:p>
          </table:table-cell>
          <table:table-cell office:value-type="float" office:value="3.35152420973" calcext:value-type="float">
            <text:p>3.3515242097</text:p>
          </table:table-cell>
        </table:table-row>
        <table:table-row table:style-name="ro1">
          <table:table-cell office:value-type="float" office:value="0.253010804598" calcext:value-type="float">
            <text:p>0.2530108046</text:p>
          </table:table-cell>
          <table:table-cell office:value-type="float" office:value="-0.780835727425" calcext:value-type="float">
            <text:p>-0.7808357274</text:p>
          </table:table-cell>
          <table:table-cell table:formula="of:=MATCH([.A237];[.F$5:.F$25];0)" office:value-type="string" office:string-value="" calcext:value-type="error">
            <text:p>#N/A</text:p>
          </table:table-cell>
          <table:table-cell table:formula="of:=IF(ISNA([.C237]);[.B237];NA())" office:value-type="float" office:value="-0.780835727425" calcext:value-type="float">
            <text:p>-0.7808357274</text:p>
          </table:table-cell>
          <table:table-cell table:formula="of:=IF(ISNA([.C237]);NA();[.B23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3729028452" calcext:value-type="float">
            <text:p>0.2372902845</text:p>
          </table:table-cell>
          <table:table-cell office:value-type="float" office:value="-1.8978365651" calcext:value-type="float">
            <text:p>-1.8978365651</text:p>
          </table:table-cell>
          <table:table-cell office:value-type="float" office:value="3" calcext:value-type="float">
            <text:p>3</text:p>
          </table:table-cell>
          <table:table-cell office:value-type="float" office:value="3.35152420973" calcext:value-type="float">
            <text:p>3.3515242097</text:p>
          </table:table-cell>
        </table:table-row>
        <table:table-row table:style-name="ro1">
          <table:table-cell office:value-type="float" office:value="0.537162363138" calcext:value-type="float">
            <text:p>0.5371623631</text:p>
          </table:table-cell>
          <table:table-cell office:value-type="float" office:value="-1.64173452629" calcext:value-type="float">
            <text:p>-1.6417345263</text:p>
          </table:table-cell>
          <table:table-cell table:formula="of:=MATCH([.A238];[.F$5:.F$25];0)" office:value-type="string" office:string-value="" calcext:value-type="error">
            <text:p>#N/A</text:p>
          </table:table-cell>
          <table:table-cell table:formula="of:=IF(ISNA([.C238]);[.B238];NA())" office:value-type="float" office:value="-1.64173452629" calcext:value-type="float">
            <text:p>-1.6417345263</text:p>
          </table:table-cell>
          <table:table-cell table:formula="of:=IF(ISNA([.C238]);NA();[.B23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697344731848" calcext:value-type="float">
            <text:p>0.0697344732</text:p>
          </table:table-cell>
          <table:table-cell office:value-type="float" office:value="-0.344544545332" calcext:value-type="float">
            <text:p>-0.3445445453</text:p>
          </table:table-cell>
          <table:table-cell office:value-type="float" office:value="3" calcext:value-type="float">
            <text:p>3</text:p>
          </table:table-cell>
          <table:table-cell office:value-type="float" office:value="3.35152420973" calcext:value-type="float">
            <text:p>3.3515242097</text:p>
          </table:table-cell>
        </table:table-row>
        <table:table-row table:style-name="ro1">
          <table:table-cell office:value-type="float" office:value="-0.465616017471" calcext:value-type="float">
            <text:p>-0.4656160175</text:p>
          </table:table-cell>
          <table:table-cell office:value-type="float" office:value="-0.582336070814" calcext:value-type="float">
            <text:p>-0.5823360708</text:p>
          </table:table-cell>
          <table:table-cell table:formula="of:=MATCH([.A239];[.F$5:.F$25];0)" office:value-type="string" office:string-value="" calcext:value-type="error">
            <text:p>#N/A</text:p>
          </table:table-cell>
          <table:table-cell table:formula="of:=IF(ISNA([.C239]);[.B239];NA())" office:value-type="float" office:value="-0.582336070814" calcext:value-type="float">
            <text:p>-0.5823360708</text:p>
          </table:table-cell>
          <table:table-cell table:formula="of:=IF(ISNA([.C239]);NA();[.B23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10471461158" calcext:value-type="float">
            <text:p>-0.3104714612</text:p>
          </table:table-cell>
          <table:table-cell office:value-type="float" office:value="-0.457400023159" calcext:value-type="float">
            <text:p>-0.4574000232</text:p>
          </table:table-cell>
          <table:table-cell office:value-type="float" office:value="3" calcext:value-type="float">
            <text:p>3</text:p>
          </table:table-cell>
          <table:table-cell office:value-type="float" office:value="3.35152420973" calcext:value-type="float">
            <text:p>3.3515242097</text:p>
          </table:table-cell>
        </table:table-row>
        <table:table-row table:style-name="ro1">
          <table:table-cell office:value-type="float" office:value="-0.5044984248" calcext:value-type="float">
            <text:p>-0.5044984248</text:p>
          </table:table-cell>
          <table:table-cell office:value-type="float" office:value="-0.784082811538" calcext:value-type="float">
            <text:p>-0.7840828115</text:p>
          </table:table-cell>
          <table:table-cell table:formula="of:=MATCH([.A240];[.F$5:.F$25];0)" office:value-type="string" office:string-value="" calcext:value-type="error">
            <text:p>#N/A</text:p>
          </table:table-cell>
          <table:table-cell table:formula="of:=IF(ISNA([.C240]);[.B240];NA())" office:value-type="float" office:value="-0.784082811538" calcext:value-type="float">
            <text:p>-0.7840828115</text:p>
          </table:table-cell>
          <table:table-cell table:formula="of:=IF(ISNA([.C240]);NA();[.B24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39619097631" calcext:value-type="float">
            <text:p>-0.3396190976</text:p>
          </table:table-cell>
          <table:table-cell office:value-type="float" office:value="-0.798170371386" calcext:value-type="float">
            <text:p>-0.7981703714</text:p>
          </table:table-cell>
          <table:table-cell office:value-type="float" office:value="3" calcext:value-type="float">
            <text:p>3</text:p>
          </table:table-cell>
          <table:table-cell office:value-type="float" office:value="3.35152420973" calcext:value-type="float">
            <text:p>3.3515242097</text:p>
          </table:table-cell>
        </table:table-row>
        <table:table-row table:style-name="ro1">
          <table:table-cell office:value-type="float" office:value="-0.352413075619" calcext:value-type="float">
            <text:p>-0.3524130756</text:p>
          </table:table-cell>
          <table:table-cell office:value-type="float" office:value="-2.14643637618" calcext:value-type="float">
            <text:p>-2.1464363762</text:p>
          </table:table-cell>
          <table:table-cell table:formula="of:=MATCH([.A241];[.F$5:.F$25];0)" office:value-type="string" office:string-value="" calcext:value-type="error">
            <text:p>#N/A</text:p>
          </table:table-cell>
          <table:table-cell table:formula="of:=IF(ISNA([.C241]);[.B241];NA())" office:value-type="float" office:value="-2.14643637618" calcext:value-type="float">
            <text:p>-2.1464363762</text:p>
          </table:table-cell>
          <table:table-cell table:formula="of:=IF(ISNA([.C241]);NA();[.B24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74770035295" calcext:value-type="float">
            <text:p>0.3747700353</text:p>
          </table:table-cell>
          <table:table-cell office:value-type="float" office:value="-2.13115438928" calcext:value-type="float">
            <text:p>-2.1311543893</text:p>
          </table:table-cell>
          <table:table-cell office:value-type="float" office:value="3" calcext:value-type="float">
            <text:p>3</text:p>
          </table:table-cell>
          <table:table-cell office:value-type="float" office:value="3.35152420973" calcext:value-type="float">
            <text:p>3.3515242097</text:p>
          </table:table-cell>
        </table:table-row>
        <table:table-row table:style-name="ro1">
          <table:table-cell office:value-type="float" office:value="-0.487353394575" calcext:value-type="float">
            <text:p>-0.4873533946</text:p>
          </table:table-cell>
          <table:table-cell office:value-type="float" office:value="-0.927323527883" calcext:value-type="float">
            <text:p>-0.9273235279</text:p>
          </table:table-cell>
          <table:table-cell table:formula="of:=MATCH([.A242];[.F$5:.F$25];0)" office:value-type="string" office:string-value="" calcext:value-type="error">
            <text:p>#N/A</text:p>
          </table:table-cell>
          <table:table-cell table:formula="of:=IF(ISNA([.C242]);[.B242];NA())" office:value-type="float" office:value="-0.927323527883" calcext:value-type="float">
            <text:p>-0.9273235279</text:p>
          </table:table-cell>
          <table:table-cell table:formula="of:=IF(ISNA([.C242]);NA();[.B24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641343949632" calcext:value-type="float">
            <text:p>0.6413439496</text:p>
          </table:table-cell>
          <table:table-cell office:value-type="float" office:value="-0.430492620623" calcext:value-type="float">
            <text:p>-0.4304926206</text:p>
          </table:table-cell>
          <table:table-cell office:value-type="float" office:value="3" calcext:value-type="float">
            <text:p>3</text:p>
          </table:table-cell>
          <table:table-cell office:value-type="float" office:value="3.35152420973" calcext:value-type="float">
            <text:p>3.3515242097</text:p>
          </table:table-cell>
        </table:table-row>
        <table:table-row table:style-name="ro1">
          <table:table-cell office:value-type="float" office:value="0.69931360661" calcext:value-type="float">
            <text:p>0.6993136066</text:p>
          </table:table-cell>
          <table:table-cell office:value-type="float" office:value="-1.6768614193" calcext:value-type="float">
            <text:p>-1.6768614193</text:p>
          </table:table-cell>
          <table:table-cell table:formula="of:=MATCH([.A243];[.F$5:.F$25];0)" office:value-type="string" office:string-value="" calcext:value-type="error">
            <text:p>#N/A</text:p>
          </table:table-cell>
          <table:table-cell table:formula="of:=IF(ISNA([.C243]);[.B243];NA())" office:value-type="float" office:value="-1.6768614193" calcext:value-type="float">
            <text:p>-1.6768614193</text:p>
          </table:table-cell>
          <table:table-cell table:formula="of:=IF(ISNA([.C243]);NA();[.B24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14995667404" calcext:value-type="float">
            <text:p>-0.4149956674</text:p>
          </table:table-cell>
          <table:table-cell office:value-type="float" office:value="-1.21383141873" calcext:value-type="float">
            <text:p>-1.2138314187</text:p>
          </table:table-cell>
          <table:table-cell office:value-type="float" office:value="3" calcext:value-type="float">
            <text:p>3</text:p>
          </table:table-cell>
          <table:table-cell office:value-type="float" office:value="3.35152420973" calcext:value-type="float">
            <text:p>3.3515242097</text:p>
          </table:table-cell>
        </table:table-row>
        <table:table-row table:style-name="ro1">
          <table:table-cell office:value-type="float" office:value="0.57894857518" calcext:value-type="float">
            <text:p>0.5789485752</text:p>
          </table:table-cell>
          <table:table-cell office:value-type="float" office:value="-0.453570918008" calcext:value-type="float">
            <text:p>-0.453570918</text:p>
          </table:table-cell>
          <table:table-cell table:formula="of:=MATCH([.A244];[.F$5:.F$25];0)" office:value-type="string" office:string-value="" calcext:value-type="error">
            <text:p>#N/A</text:p>
          </table:table-cell>
          <table:table-cell table:formula="of:=IF(ISNA([.C244]);[.B244];NA())" office:value-type="float" office:value="-0.453570918008" calcext:value-type="float">
            <text:p>-0.453570918</text:p>
          </table:table-cell>
          <table:table-cell table:formula="of:=IF(ISNA([.C244]);NA();[.B24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08944291469" calcext:value-type="float">
            <text:p>-0.1089442915</text:p>
          </table:table-cell>
          <table:table-cell office:value-type="float" office:value="-1.7330195439" calcext:value-type="float">
            <text:p>-1.7330195439</text:p>
          </table:table-cell>
          <table:table-cell office:value-type="float" office:value="0" calcext:value-type="float">
            <text:p>0</text:p>
          </table:table-cell>
          <table:table-cell office:value-type="float" office:value="3.83184054392" calcext:value-type="float">
            <text:p>3.8318405439</text:p>
          </table:table-cell>
        </table:table-row>
        <table:table-row table:style-name="ro1">
          <table:table-cell office:value-type="float" office:value="0.458572371451" calcext:value-type="float">
            <text:p>0.4585723715</text:p>
          </table:table-cell>
          <table:table-cell office:value-type="float" office:value="-1.92793954468" calcext:value-type="float">
            <text:p>-1.9279395447</text:p>
          </table:table-cell>
          <table:table-cell table:formula="of:=MATCH([.A245];[.F$5:.F$25];0)" office:value-type="string" office:string-value="" calcext:value-type="error">
            <text:p>#N/A</text:p>
          </table:table-cell>
          <table:table-cell table:formula="of:=IF(ISNA([.C245]);[.B245];NA())" office:value-type="float" office:value="-1.92793954468" calcext:value-type="float">
            <text:p>-1.9279395447</text:p>
          </table:table-cell>
          <table:table-cell table:formula="of:=IF(ISNA([.C245]);NA();[.B24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29435711405" calcext:value-type="float">
            <text:p>-0.2294357114</text:p>
          </table:table-cell>
          <table:table-cell office:value-type="float" office:value="-1.87145436957" calcext:value-type="float">
            <text:p>-1.8714543696</text:p>
          </table:table-cell>
          <table:table-cell office:value-type="float" office:value="3" calcext:value-type="float">
            <text:p>3</text:p>
          </table:table-cell>
          <table:table-cell office:value-type="float" office:value="3.80645928922" calcext:value-type="float">
            <text:p>3.8064592892</text:p>
          </table:table-cell>
        </table:table-row>
        <table:table-row table:style-name="ro1">
          <table:table-cell office:value-type="float" office:value="0.578439148551" calcext:value-type="float">
            <text:p>0.5784391486</text:p>
          </table:table-cell>
          <table:table-cell office:value-type="float" office:value="-0.548670000196" calcext:value-type="float">
            <text:p>-0.5486700002</text:p>
          </table:table-cell>
          <table:table-cell table:formula="of:=MATCH([.A246];[.F$5:.F$25];0)" office:value-type="string" office:string-value="" calcext:value-type="error">
            <text:p>#N/A</text:p>
          </table:table-cell>
          <table:table-cell table:formula="of:=IF(ISNA([.C246]);[.B246];NA())" office:value-type="float" office:value="-0.548670000196" calcext:value-type="float">
            <text:p>-0.5486700002</text:p>
          </table:table-cell>
          <table:table-cell table:formula="of:=IF(ISNA([.C246]);NA();[.B24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715052245183" calcext:value-type="float">
            <text:p>0.7150522452</text:p>
          </table:table-cell>
          <table:table-cell office:value-type="float" office:value="-0.963623644249" calcext:value-type="float">
            <text:p>-0.9636236442</text:p>
          </table:table-cell>
          <table:table-cell office:value-type="float" office:value="3" calcext:value-type="float">
            <text:p>3</text:p>
          </table:table-cell>
          <table:table-cell office:value-type="float" office:value="3.80645928922" calcext:value-type="float">
            <text:p>3.8064592892</text:p>
          </table:table-cell>
        </table:table-row>
        <table:table-row table:style-name="ro1">
          <table:table-cell office:value-type="float" office:value="0.655444419765" calcext:value-type="float">
            <text:p>0.6554444198</text:p>
          </table:table-cell>
          <table:table-cell office:value-type="float" office:value="-1.37311345638" calcext:value-type="float">
            <text:p>-1.3731134564</text:p>
          </table:table-cell>
          <table:table-cell table:formula="of:=MATCH([.A247];[.F$5:.F$25];0)" office:value-type="string" office:string-value="" calcext:value-type="error">
            <text:p>#N/A</text:p>
          </table:table-cell>
          <table:table-cell table:formula="of:=IF(ISNA([.C247]);[.B247];NA())" office:value-type="float" office:value="-1.37311345638" calcext:value-type="float">
            <text:p>-1.3731134564</text:p>
          </table:table-cell>
          <table:table-cell table:formula="of:=IF(ISNA([.C247]);NA();[.B24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9910916271" calcext:value-type="float">
            <text:p>-0.3991091627</text:p>
          </table:table-cell>
          <table:table-cell office:value-type="float" office:value="-1.81670082201" calcext:value-type="float">
            <text:p>-1.816700822</text:p>
          </table:table-cell>
          <table:table-cell office:value-type="float" office:value="3" calcext:value-type="float">
            <text:p>3</text:p>
          </table:table-cell>
          <table:table-cell office:value-type="float" office:value="3.80645928922" calcext:value-type="float">
            <text:p>3.8064592892</text:p>
          </table:table-cell>
        </table:table-row>
        <table:table-row table:style-name="ro1">
          <table:table-cell office:value-type="float" office:value="0.67920440809" calcext:value-type="float">
            <text:p>0.6792044081</text:p>
          </table:table-cell>
          <table:table-cell office:value-type="float" office:value="-1.57835159391" calcext:value-type="float">
            <text:p>-1.5783515939</text:p>
          </table:table-cell>
          <table:table-cell table:formula="of:=MATCH([.A248];[.F$5:.F$25];0)" office:value-type="string" office:string-value="" calcext:value-type="error">
            <text:p>#N/A</text:p>
          </table:table-cell>
          <table:table-cell table:formula="of:=IF(ISNA([.C248]);[.B248];NA())" office:value-type="float" office:value="-1.57835159391" calcext:value-type="float">
            <text:p>-1.5783515939</text:p>
          </table:table-cell>
          <table:table-cell table:formula="of:=IF(ISNA([.C248]);NA();[.B24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20396301615" calcext:value-type="float">
            <text:p>0.3203963016</text:p>
          </table:table-cell>
          <table:table-cell office:value-type="float" office:value="-0.748430077709" calcext:value-type="float">
            <text:p>-0.7484300777</text:p>
          </table:table-cell>
          <table:table-cell office:value-type="float" office:value="3" calcext:value-type="float">
            <text:p>3</text:p>
          </table:table-cell>
          <table:table-cell office:value-type="float" office:value="3.80645928922" calcext:value-type="float">
            <text:p>3.8064592892</text:p>
          </table:table-cell>
        </table:table-row>
        <table:table-row table:style-name="ro1">
          <table:table-cell office:value-type="float" office:value="-0.375252625583" calcext:value-type="float">
            <text:p>-0.3752526256</text:p>
          </table:table-cell>
          <table:table-cell office:value-type="float" office:value="-1.61140222926" calcext:value-type="float">
            <text:p>-1.6114022293</text:p>
          </table:table-cell>
          <table:table-cell table:formula="of:=MATCH([.A249];[.F$5:.F$25];0)" office:value-type="string" office:string-value="" calcext:value-type="error">
            <text:p>#N/A</text:p>
          </table:table-cell>
          <table:table-cell table:formula="of:=IF(ISNA([.C249]);[.B249];NA())" office:value-type="float" office:value="-1.61140222926" calcext:value-type="float">
            <text:p>-1.6114022293</text:p>
          </table:table-cell>
          <table:table-cell table:formula="of:=IF(ISNA([.C249]);NA();[.B249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617841375613" calcext:value-type="float">
            <text:p>0.6178413756</text:p>
          </table:table-cell>
          <table:table-cell office:value-type="float" office:value="-1.11958841612" calcext:value-type="float">
            <text:p>-1.1195884161</text:p>
          </table:table-cell>
          <table:table-cell office:value-type="float" office:value="3" calcext:value-type="float">
            <text:p>3</text:p>
          </table:table-cell>
          <table:table-cell office:value-type="float" office:value="3.80645928922" calcext:value-type="float">
            <text:p>3.8064592892</text:p>
          </table:table-cell>
        </table:table-row>
        <table:table-row table:style-name="ro1">
          <table:table-cell office:value-type="float" office:value="0.179076229335" calcext:value-type="float">
            <text:p>0.1790762293</text:p>
          </table:table-cell>
          <table:table-cell office:value-type="float" office:value="-0.752462185386" calcext:value-type="float">
            <text:p>-0.7524621854</text:p>
          </table:table-cell>
          <table:table-cell table:formula="of:=MATCH([.A250];[.F$5:.F$25];0)" office:value-type="string" office:string-value="" calcext:value-type="error">
            <text:p>#N/A</text:p>
          </table:table-cell>
          <table:table-cell table:formula="of:=IF(ISNA([.C250]);[.B250];NA())" office:value-type="float" office:value="-0.752462185386" calcext:value-type="float">
            <text:p>-0.7524621854</text:p>
          </table:table-cell>
          <table:table-cell table:formula="of:=IF(ISNA([.C250]);NA();[.B250])" office:value-type="string" office:string-value="" calcext:value-type="error">
            <text:p>#N/A</text:p>
          </table:table-cell>
          <table:table-cell table:number-columns-repeated="4"/>
          <table:table-cell office:value-type="float" office:value="1.03045129047" calcext:value-type="float">
            <text:p>1.0304512905</text:p>
          </table:table-cell>
          <table:table-cell office:value-type="float" office:value="-1.03186359663" calcext:value-type="float">
            <text:p>-1.0318635966</text:p>
          </table:table-cell>
          <table:table-cell office:value-type="float" office:value="3" calcext:value-type="float">
            <text:p>3</text:p>
          </table:table-cell>
          <table:table-cell office:value-type="float" office:value="3.80645928922" calcext:value-type="float">
            <text:p>3.8064592892</text:p>
          </table:table-cell>
        </table:table-row>
        <table:table-row table:style-name="ro1">
          <table:table-cell office:value-type="float" office:value="-0.442170309173" calcext:value-type="float">
            <text:p>-0.4421703092</text:p>
          </table:table-cell>
          <table:table-cell office:value-type="float" office:value="-1.66459572942" calcext:value-type="float">
            <text:p>-1.6645957294</text:p>
          </table:table-cell>
          <table:table-cell table:formula="of:=MATCH([.A251];[.F$5:.F$25];0)" office:value-type="string" office:string-value="" calcext:value-type="error">
            <text:p>#N/A</text:p>
          </table:table-cell>
          <table:table-cell table:formula="of:=IF(ISNA([.C251]);[.B251];NA())" office:value-type="float" office:value="-1.66459572942" calcext:value-type="float">
            <text:p>-1.6645957294</text:p>
          </table:table-cell>
          <table:table-cell table:formula="of:=IF(ISNA([.C251]);NA();[.B25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404924026797" calcext:value-type="float">
            <text:p>0.4049240268</text:p>
          </table:table-cell>
          <table:table-cell office:value-type="float" office:value="-0.676144959478" calcext:value-type="float">
            <text:p>-0.6761449595</text:p>
          </table:table-cell>
          <table:table-cell office:value-type="float" office:value="16" calcext:value-type="float">
            <text:p>16</text:p>
          </table:table-cell>
          <table:table-cell office:value-type="float" office:value="3.44888318254" calcext:value-type="float">
            <text:p>3.4488831825</text:p>
          </table:table-cell>
        </table:table-row>
        <table:table-row table:style-name="ro1">
          <table:table-cell office:value-type="float" office:value="-0.412764334595" calcext:value-type="float">
            <text:p>-0.4127643346</text:p>
          </table:table-cell>
          <table:table-cell office:value-type="float" office:value="-1.92308811678" calcext:value-type="float">
            <text:p>-1.9230881168</text:p>
          </table:table-cell>
          <table:table-cell table:formula="of:=MATCH([.A252];[.F$5:.F$25];0)" office:value-type="string" office:string-value="" calcext:value-type="error">
            <text:p>#N/A</text:p>
          </table:table-cell>
          <table:table-cell table:formula="of:=IF(ISNA([.C252]);[.B252];NA())" office:value-type="float" office:value="-1.92308811678" calcext:value-type="float">
            <text:p>-1.9230881168</text:p>
          </table:table-cell>
          <table:table-cell table:formula="of:=IF(ISNA([.C252]);NA();[.B25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0940208536" calcext:value-type="float">
            <text:p>-0.6094020854</text:p>
          </table:table-cell>
          <table:table-cell office:value-type="float" office:value="-1.30489778805" calcext:value-type="float">
            <text:p>-1.3048977881</text:p>
          </table:table-cell>
          <table:table-cell office:value-type="float" office:value="15" calcext:value-type="float">
            <text:p>15</text:p>
          </table:table-cell>
          <table:table-cell office:value-type="float" office:value="3.99853282497" calcext:value-type="float">
            <text:p>3.998532825</text:p>
          </table:table-cell>
        </table:table-row>
        <table:table-row table:style-name="ro1">
          <table:table-cell office:value-type="float" office:value="0.186076833771" calcext:value-type="float">
            <text:p>0.1860768338</text:p>
          </table:table-cell>
          <table:table-cell office:value-type="float" office:value="-1.87622115033" calcext:value-type="float">
            <text:p>-1.8762211503</text:p>
          </table:table-cell>
          <table:table-cell table:formula="of:=MATCH([.A253];[.F$5:.F$25];0)" office:value-type="string" office:string-value="" calcext:value-type="error">
            <text:p>#N/A</text:p>
          </table:table-cell>
          <table:table-cell table:formula="of:=IF(ISNA([.C253]);[.B253];NA())" office:value-type="float" office:value="-1.87622115033" calcext:value-type="float">
            <text:p>-1.8762211503</text:p>
          </table:table-cell>
          <table:table-cell table:formula="of:=IF(ISNA([.C253]);NA();[.B25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787907362186" calcext:value-type="float">
            <text:p>0.7879073622</text:p>
          </table:table-cell>
          <table:table-cell office:value-type="float" office:value="-1.67864081683" calcext:value-type="float">
            <text:p>-1.6786408168</text:p>
          </table:table-cell>
          <table:table-cell office:value-type="float" office:value="16" calcext:value-type="float">
            <text:p>16</text:p>
          </table:table-cell>
          <table:table-cell office:value-type="float" office:value="3.85682398432" calcext:value-type="float">
            <text:p>3.8568239843</text:p>
          </table:table-cell>
        </table:table-row>
        <table:table-row table:style-name="ro1">
          <table:table-cell office:value-type="float" office:value="0.23729028452" calcext:value-type="float">
            <text:p>0.2372902845</text:p>
          </table:table-cell>
          <table:table-cell office:value-type="float" office:value="-1.8978365651" calcext:value-type="float">
            <text:p>-1.8978365651</text:p>
          </table:table-cell>
          <table:table-cell table:formula="of:=MATCH([.A254];[.F$5:.F$25];0)" office:value-type="string" office:string-value="" calcext:value-type="error">
            <text:p>#N/A</text:p>
          </table:table-cell>
          <table:table-cell table:formula="of:=IF(ISNA([.C254]);[.B254];NA())" office:value-type="float" office:value="-1.8978365651" calcext:value-type="float">
            <text:p>-1.8978365651</text:p>
          </table:table-cell>
          <table:table-cell table:formula="of:=IF(ISNA([.C254]);NA();[.B254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706582622349" calcext:value-type="float">
            <text:p>0.7065826223</text:p>
          </table:table-cell>
          <table:table-cell office:value-type="float" office:value="-0.734036627233" calcext:value-type="float">
            <text:p>-0.7340366272</text:p>
          </table:table-cell>
          <table:table-cell office:value-type="float" office:value="16" calcext:value-type="float">
            <text:p>16</text:p>
          </table:table-cell>
          <table:table-cell office:value-type="float" office:value="3.51697965757" calcext:value-type="float">
            <text:p>3.5169796576</text:p>
          </table:table-cell>
        </table:table-row>
        <table:table-row table:style-name="ro1">
          <table:table-cell office:value-type="float" office:value="0.0697344731848" calcext:value-type="float">
            <text:p>0.0697344732</text:p>
          </table:table-cell>
          <table:table-cell office:value-type="float" office:value="-0.344544545332" calcext:value-type="float">
            <text:p>-0.3445445453</text:p>
          </table:table-cell>
          <table:table-cell table:formula="of:=MATCH([.A255];[.F$5:.F$25];0)" office:value-type="string" office:string-value="" calcext:value-type="error">
            <text:p>#N/A</text:p>
          </table:table-cell>
          <table:table-cell table:formula="of:=IF(ISNA([.C255]);[.B255];NA())" office:value-type="float" office:value="-0.344544545332" calcext:value-type="float">
            <text:p>-0.3445445453</text:p>
          </table:table-cell>
          <table:table-cell table:formula="of:=IF(ISNA([.C255]);NA();[.B255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188113778796" calcext:value-type="float">
            <text:p>0.0188113779</text:p>
          </table:table-cell>
          <table:table-cell office:value-type="float" office:value="-0.603274177066" calcext:value-type="float">
            <text:p>-0.6032741771</text:p>
          </table:table-cell>
          <table:table-cell office:value-type="float" office:value="16" calcext:value-type="float">
            <text:p>16</text:p>
          </table:table-cell>
          <table:table-cell office:value-type="float" office:value="3.51697965757" calcext:value-type="float">
            <text:p>3.5169796576</text:p>
          </table:table-cell>
        </table:table-row>
        <table:table-row table:style-name="ro1">
          <table:table-cell office:value-type="float" office:value="-0.310471461158" calcext:value-type="float">
            <text:p>-0.3104714612</text:p>
          </table:table-cell>
          <table:table-cell office:value-type="float" office:value="-0.457400023159" calcext:value-type="float">
            <text:p>-0.4574000232</text:p>
          </table:table-cell>
          <table:table-cell table:formula="of:=MATCH([.A256];[.F$5:.F$25];0)" office:value-type="string" office:string-value="" calcext:value-type="error">
            <text:p>#N/A</text:p>
          </table:table-cell>
          <table:table-cell table:formula="of:=IF(ISNA([.C256]);[.B256];NA())" office:value-type="float" office:value="-0.457400023159" calcext:value-type="float">
            <text:p>-0.4574000232</text:p>
          </table:table-cell>
          <table:table-cell table:formula="of:=IF(ISNA([.C256]);NA();[.B25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849405673744" calcext:value-type="float">
            <text:p>0.8494056737</text:p>
          </table:table-cell>
          <table:table-cell office:value-type="float" office:value="-1.89305390749" calcext:value-type="float">
            <text:p>-1.8930539075</text:p>
          </table:table-cell>
          <table:table-cell office:value-type="float" office:value="3" calcext:value-type="float">
            <text:p>3</text:p>
          </table:table-cell>
          <table:table-cell office:value-type="float" office:value="3.76781268096" calcext:value-type="float">
            <text:p>3.767812681</text:p>
          </table:table-cell>
        </table:table-row>
        <table:table-row table:style-name="ro1">
          <table:table-cell office:value-type="float" office:value="-0.339619097631" calcext:value-type="float">
            <text:p>-0.3396190976</text:p>
          </table:table-cell>
          <table:table-cell office:value-type="float" office:value="-0.798170371386" calcext:value-type="float">
            <text:p>-0.7981703714</text:p>
          </table:table-cell>
          <table:table-cell table:formula="of:=MATCH([.A257];[.F$5:.F$25];0)" office:value-type="string" office:string-value="" calcext:value-type="error">
            <text:p>#N/A</text:p>
          </table:table-cell>
          <table:table-cell table:formula="of:=IF(ISNA([.C257]);[.B257];NA())" office:value-type="float" office:value="-0.798170371386" calcext:value-type="float">
            <text:p>-0.7981703714</text:p>
          </table:table-cell>
          <table:table-cell table:formula="of:=IF(ISNA([.C257]);NA();[.B25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768829396116" calcext:value-type="float">
            <text:p>0.7688293961</text:p>
          </table:table-cell>
          <table:table-cell office:value-type="float" office:value="-1.24721231562" calcext:value-type="float">
            <text:p>-1.2472123156</text:p>
          </table:table-cell>
          <table:table-cell office:value-type="float" office:value="16" calcext:value-type="float">
            <text:p>16</text:p>
          </table:table-cell>
          <table:table-cell office:value-type="float" office:value="2.67371396505" calcext:value-type="float">
            <text:p>2.6737139651</text:p>
          </table:table-cell>
        </table:table-row>
        <table:table-row table:style-name="ro1">
          <table:table-cell office:value-type="float" office:value="0.374770035295" calcext:value-type="float">
            <text:p>0.3747700353</text:p>
          </table:table-cell>
          <table:table-cell office:value-type="float" office:value="-2.13115438928" calcext:value-type="float">
            <text:p>-2.1311543893</text:p>
          </table:table-cell>
          <table:table-cell table:formula="of:=MATCH([.A258];[.F$5:.F$25];0)" office:value-type="string" office:string-value="" calcext:value-type="error">
            <text:p>#N/A</text:p>
          </table:table-cell>
          <table:table-cell table:formula="of:=IF(ISNA([.C258]);[.B258];NA())" office:value-type="float" office:value="-2.13115438928" calcext:value-type="float">
            <text:p>-2.1311543893</text:p>
          </table:table-cell>
          <table:table-cell table:formula="of:=IF(ISNA([.C258]);NA();[.B25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98687695591" calcext:value-type="float">
            <text:p>-0.3986876956</text:p>
          </table:table-cell>
          <table:table-cell office:value-type="float" office:value="-1.08329767424" calcext:value-type="float">
            <text:p>-1.0832976742</text:p>
          </table:table-cell>
          <table:table-cell office:value-type="float" office:value="3" calcext:value-type="float">
            <text:p>3</text:p>
          </table:table-cell>
          <table:table-cell office:value-type="float" office:value="3.99261757425" calcext:value-type="float">
            <text:p>3.9926175743</text:p>
          </table:table-cell>
        </table:table-row>
        <table:table-row table:style-name="ro1">
          <table:table-cell office:value-type="float" office:value="0.641343949632" calcext:value-type="float">
            <text:p>0.6413439496</text:p>
          </table:table-cell>
          <table:table-cell office:value-type="float" office:value="-0.430492620623" calcext:value-type="float">
            <text:p>-0.4304926206</text:p>
          </table:table-cell>
          <table:table-cell table:formula="of:=MATCH([.A259];[.F$5:.F$25];0)" office:value-type="string" office:string-value="" calcext:value-type="error">
            <text:p>#N/A</text:p>
          </table:table-cell>
          <table:table-cell table:formula="of:=IF(ISNA([.C259]);[.B259];NA())" office:value-type="float" office:value="-0.430492620623" calcext:value-type="float">
            <text:p>-0.4304926206</text:p>
          </table:table-cell>
          <table:table-cell table:formula="of:=IF(ISNA([.C259]);NA();[.B25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63487231471" calcext:value-type="float">
            <text:p>-0.6634872315</text:p>
          </table:table-cell>
          <table:table-cell office:value-type="float" office:value="-1.02363735128" calcext:value-type="float">
            <text:p>-1.0236373513</text:p>
          </table:table-cell>
          <table:table-cell office:value-type="float" office:value="16" calcext:value-type="float">
            <text:p>16</text:p>
          </table:table-cell>
          <table:table-cell office:value-type="float" office:value="3.37874154517" calcext:value-type="float">
            <text:p>3.3787415452</text:p>
          </table:table-cell>
        </table:table-row>
        <table:table-row table:style-name="ro1">
          <table:table-cell office:value-type="float" office:value="-0.414995667404" calcext:value-type="float">
            <text:p>-0.4149956674</text:p>
          </table:table-cell>
          <table:table-cell office:value-type="float" office:value="-1.21383141873" calcext:value-type="float">
            <text:p>-1.2138314187</text:p>
          </table:table-cell>
          <table:table-cell table:formula="of:=MATCH([.A260];[.F$5:.F$25];0)" office:value-type="string" office:string-value="" calcext:value-type="error">
            <text:p>#N/A</text:p>
          </table:table-cell>
          <table:table-cell table:formula="of:=IF(ISNA([.C260]);[.B260];NA())" office:value-type="float" office:value="-1.21383141873" calcext:value-type="float">
            <text:p>-1.2138314187</text:p>
          </table:table-cell>
          <table:table-cell table:formula="of:=IF(ISNA([.C260]);NA();[.B26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700009983121" calcext:value-type="float">
            <text:p>0.7000099831</text:p>
          </table:table-cell>
          <table:table-cell office:value-type="float" office:value="-1.33432500964" calcext:value-type="float">
            <text:p>-1.3343250096</text:p>
          </table:table-cell>
          <table:table-cell office:value-type="float" office:value="16" calcext:value-type="float">
            <text:p>16</text:p>
          </table:table-cell>
          <table:table-cell office:value-type="float" office:value="3.37874154517" calcext:value-type="float">
            <text:p>3.3787415452</text:p>
          </table:table-cell>
        </table:table-row>
        <table:table-row table:style-name="ro1">
          <table:table-cell office:value-type="float" office:value="-0.108944291469" calcext:value-type="float">
            <text:p>-0.1089442915</text:p>
          </table:table-cell>
          <table:table-cell office:value-type="float" office:value="-1.7330195439" calcext:value-type="float">
            <text:p>-1.7330195439</text:p>
          </table:table-cell>
          <table:table-cell table:formula="of:=MATCH([.A261];[.F$5:.F$25];0)" office:value-type="string" office:string-value="" calcext:value-type="error">
            <text:p>#N/A</text:p>
          </table:table-cell>
          <table:table-cell table:formula="of:=IF(ISNA([.C261]);[.B261];NA())" office:value-type="float" office:value="-1.7330195439" calcext:value-type="float">
            <text:p>-1.7330195439</text:p>
          </table:table-cell>
          <table:table-cell table:formula="of:=IF(ISNA([.C261]);NA();[.B26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569086434812" calcext:value-type="float">
            <text:p>0.5690864348</text:p>
          </table:table-cell>
          <table:table-cell office:value-type="float" office:value="-1.06056907176" calcext:value-type="float">
            <text:p>-1.0605690718</text:p>
          </table:table-cell>
          <table:table-cell office:value-type="float" office:value="0" calcext:value-type="float">
            <text:p>0</text:p>
          </table:table-cell>
          <table:table-cell office:value-type="float" office:value="3.58437809218" calcext:value-type="float">
            <text:p>3.5843780922</text:p>
          </table:table-cell>
        </table:table-row>
        <table:table-row table:style-name="ro1">
          <table:table-cell office:value-type="float" office:value="-0.229435711405" calcext:value-type="float">
            <text:p>-0.2294357114</text:p>
          </table:table-cell>
          <table:table-cell office:value-type="float" office:value="-1.87145436957" calcext:value-type="float">
            <text:p>-1.8714543696</text:p>
          </table:table-cell>
          <table:table-cell table:formula="of:=MATCH([.A262];[.F$5:.F$25];0)" office:value-type="string" office:string-value="" calcext:value-type="error">
            <text:p>#N/A</text:p>
          </table:table-cell>
          <table:table-cell table:formula="of:=IF(ISNA([.C262]);[.B262];NA())" office:value-type="float" office:value="-1.87145436957" calcext:value-type="float">
            <text:p>-1.8714543696</text:p>
          </table:table-cell>
          <table:table-cell table:formula="of:=IF(ISNA([.C262]);NA();[.B26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37126097126" calcext:value-type="float">
            <text:p>0.3371260971</text:p>
          </table:table-cell>
          <table:table-cell office:value-type="float" office:value="-1.71263091199" calcext:value-type="float">
            <text:p>-1.712630912</text:p>
          </table:table-cell>
          <table:table-cell office:value-type="float" office:value="0" calcext:value-type="float">
            <text:p>0</text:p>
          </table:table-cell>
          <table:table-cell office:value-type="float" office:value="3.58437809218" calcext:value-type="float">
            <text:p>3.5843780922</text:p>
          </table:table-cell>
        </table:table-row>
        <table:table-row table:style-name="ro1">
          <table:table-cell office:value-type="float" office:value="0.715052245183" calcext:value-type="float">
            <text:p>0.7150522452</text:p>
          </table:table-cell>
          <table:table-cell office:value-type="float" office:value="-0.963623644249" calcext:value-type="float">
            <text:p>-0.9636236442</text:p>
          </table:table-cell>
          <table:table-cell table:formula="of:=MATCH([.A263];[.F$5:.F$25];0)" office:value-type="string" office:string-value="" calcext:value-type="error">
            <text:p>#N/A</text:p>
          </table:table-cell>
          <table:table-cell table:formula="of:=IF(ISNA([.C263]);[.B263];NA())" office:value-type="float" office:value="-0.963623644249" calcext:value-type="float">
            <text:p>-0.9636236442</text:p>
          </table:table-cell>
          <table:table-cell table:formula="of:=IF(ISNA([.C263]);NA();[.B26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673675201494" calcext:value-type="float">
            <text:p>0.6736752015</text:p>
          </table:table-cell>
          <table:table-cell office:value-type="float" office:value="-1.51589036762" calcext:value-type="float">
            <text:p>-1.5158903676</text:p>
          </table:table-cell>
          <table:table-cell office:value-type="float" office:value="0" calcext:value-type="float">
            <text:p>0</text:p>
          </table:table-cell>
          <table:table-cell office:value-type="float" office:value="3.58437809218" calcext:value-type="float">
            <text:p>3.5843780922</text:p>
          </table:table-cell>
        </table:table-row>
        <table:table-row table:style-name="ro1">
          <table:table-cell office:value-type="float" office:value="-0.39910916271" calcext:value-type="float">
            <text:p>-0.3991091627</text:p>
          </table:table-cell>
          <table:table-cell office:value-type="float" office:value="-1.81670082201" calcext:value-type="float">
            <text:p>-1.816700822</text:p>
          </table:table-cell>
          <table:table-cell table:formula="of:=MATCH([.A264];[.F$5:.F$25];0)" office:value-type="string" office:string-value="" calcext:value-type="error">
            <text:p>#N/A</text:p>
          </table:table-cell>
          <table:table-cell table:formula="of:=IF(ISNA([.C264]);[.B264];NA())" office:value-type="float" office:value="-1.81670082201" calcext:value-type="float">
            <text:p>-1.816700822</text:p>
          </table:table-cell>
          <table:table-cell table:formula="of:=IF(ISNA([.C264]);NA();[.B264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549987180207" calcext:value-type="float">
            <text:p>0.5499871802</text:p>
          </table:table-cell>
          <table:table-cell office:value-type="float" office:value="-0.713021462322" calcext:value-type="float">
            <text:p>-0.7130214623</text:p>
          </table:table-cell>
          <table:table-cell office:value-type="float" office:value="16" calcext:value-type="float">
            <text:p>16</text:p>
          </table:table-cell>
          <table:table-cell office:value-type="float" office:value="3.56044837009" calcext:value-type="float">
            <text:p>3.5604483701</text:p>
          </table:table-cell>
        </table:table-row>
        <table:table-row table:style-name="ro1">
          <table:table-cell office:value-type="float" office:value="0.320396301615" calcext:value-type="float">
            <text:p>0.3203963016</text:p>
          </table:table-cell>
          <table:table-cell office:value-type="float" office:value="-0.748430077709" calcext:value-type="float">
            <text:p>-0.7484300777</text:p>
          </table:table-cell>
          <table:table-cell table:formula="of:=MATCH([.A265];[.F$5:.F$25];0)" office:value-type="string" office:string-value="" calcext:value-type="error">
            <text:p>#N/A</text:p>
          </table:table-cell>
          <table:table-cell table:formula="of:=IF(ISNA([.C265]);[.B265];NA())" office:value-type="float" office:value="-0.748430077709" calcext:value-type="float">
            <text:p>-0.7484300777</text:p>
          </table:table-cell>
          <table:table-cell table:formula="of:=IF(ISNA([.C265]);NA();[.B26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38050061869" calcext:value-type="float">
            <text:p>-0.1380500619</text:p>
          </table:table-cell>
          <table:table-cell office:value-type="float" office:value="-1.85652866224" calcext:value-type="float">
            <text:p>-1.8565286622</text:p>
          </table:table-cell>
          <table:table-cell office:value-type="float" office:value="17" calcext:value-type="float">
            <text:p>17</text:p>
          </table:table-cell>
          <table:table-cell office:value-type="float" office:value="3.88305773679" calcext:value-type="float">
            <text:p>3.8830577368</text:p>
          </table:table-cell>
        </table:table-row>
        <table:table-row table:style-name="ro1">
          <table:table-cell office:value-type="float" office:value="0.617841375613" calcext:value-type="float">
            <text:p>0.6178413756</text:p>
          </table:table-cell>
          <table:table-cell office:value-type="float" office:value="-1.11958841612" calcext:value-type="float">
            <text:p>-1.1195884161</text:p>
          </table:table-cell>
          <table:table-cell table:formula="of:=MATCH([.A266];[.F$5:.F$25];0)" office:value-type="string" office:string-value="" calcext:value-type="error">
            <text:p>#N/A</text:p>
          </table:table-cell>
          <table:table-cell table:formula="of:=IF(ISNA([.C266]);[.B266];NA())" office:value-type="float" office:value="-1.11958841612" calcext:value-type="float">
            <text:p>-1.1195884161</text:p>
          </table:table-cell>
          <table:table-cell table:formula="of:=IF(ISNA([.C266]);NA();[.B26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723753424277" calcext:value-type="float">
            <text:p>0.7237534243</text:p>
          </table:table-cell>
          <table:table-cell office:value-type="float" office:value="-1.03355554699" calcext:value-type="float">
            <text:p>-1.033555547</text:p>
          </table:table-cell>
          <table:table-cell office:value-type="float" office:value="0" calcext:value-type="float">
            <text:p>0</text:p>
          </table:table-cell>
          <table:table-cell office:value-type="float" office:value="3.96761501544" calcext:value-type="float">
            <text:p>3.9676150154</text:p>
          </table:table-cell>
        </table:table-row>
        <table:table-row table:style-name="ro1">
          <table:table-cell office:value-type="float" office:value="1.03045129047" calcext:value-type="float">
            <text:p>1.0304512905</text:p>
          </table:table-cell>
          <table:table-cell office:value-type="float" office:value="-1.03186359663" calcext:value-type="float">
            <text:p>-1.0318635966</text:p>
          </table:table-cell>
          <table:table-cell table:formula="of:=MATCH([.A267];[.F$5:.F$25];0)" office:value-type="string" office:string-value="" calcext:value-type="error">
            <text:p>#N/A</text:p>
          </table:table-cell>
          <table:table-cell table:formula="of:=IF(ISNA([.C267]);[.B267];NA())" office:value-type="float" office:value="-1.03186359663" calcext:value-type="float">
            <text:p>-1.0318635966</text:p>
          </table:table-cell>
          <table:table-cell table:formula="of:=IF(ISNA([.C267]);NA();[.B26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84354531311" calcext:value-type="float">
            <text:p>-0.7843545313</text:p>
          </table:table-cell>
          <table:table-cell office:value-type="float" office:value="-0.92735894958" calcext:value-type="float">
            <text:p>-0.9273589496</text:p>
          </table:table-cell>
          <table:table-cell office:value-type="float" office:value="3" calcext:value-type="float">
            <text:p>3</text:p>
          </table:table-cell>
          <table:table-cell office:value-type="float" office:value="3.93727608151" calcext:value-type="float">
            <text:p>3.9372760815</text:p>
          </table:table-cell>
        </table:table-row>
        <table:table-row table:style-name="ro1">
          <table:table-cell office:value-type="float" office:value="0.404924026797" calcext:value-type="float">
            <text:p>0.4049240268</text:p>
          </table:table-cell>
          <table:table-cell office:value-type="float" office:value="-0.676144959478" calcext:value-type="float">
            <text:p>-0.6761449595</text:p>
          </table:table-cell>
          <table:table-cell table:formula="of:=MATCH([.A268];[.F$5:.F$25];0)" office:value-type="string" office:string-value="" calcext:value-type="error">
            <text:p>#N/A</text:p>
          </table:table-cell>
          <table:table-cell table:formula="of:=IF(ISNA([.C268]);[.B268];NA())" office:value-type="float" office:value="-0.676144959478" calcext:value-type="float">
            <text:p>-0.6761449595</text:p>
          </table:table-cell>
          <table:table-cell table:formula="of:=IF(ISNA([.C268]);NA();[.B26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734474010547" calcext:value-type="float">
            <text:p>0.7344740105</text:p>
          </table:table-cell>
          <table:table-cell office:value-type="float" office:value="-0.755836876355" calcext:value-type="float">
            <text:p>-0.7558368764</text:p>
          </table:table-cell>
          <table:table-cell office:value-type="float" office:value="17" calcext:value-type="float">
            <text:p>17</text:p>
          </table:table-cell>
          <table:table-cell office:value-type="float" office:value="3.75167864865" calcext:value-type="float">
            <text:p>3.7516786487</text:p>
          </table:table-cell>
        </table:table-row>
        <table:table-row table:style-name="ro1">
          <table:table-cell office:value-type="float" office:value="-0.60940208536" calcext:value-type="float">
            <text:p>-0.6094020854</text:p>
          </table:table-cell>
          <table:table-cell office:value-type="float" office:value="-1.30489778805" calcext:value-type="float">
            <text:p>-1.3048977881</text:p>
          </table:table-cell>
          <table:table-cell table:formula="of:=MATCH([.A269];[.F$5:.F$25];0)" office:value-type="string" office:string-value="" calcext:value-type="error">
            <text:p>#N/A</text:p>
          </table:table-cell>
          <table:table-cell table:formula="of:=IF(ISNA([.C269]);[.B269];NA())" office:value-type="float" office:value="-1.30489778805" calcext:value-type="float">
            <text:p>-1.3048977881</text:p>
          </table:table-cell>
          <table:table-cell table:formula="of:=IF(ISNA([.C269]);NA();[.B26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2217772277" calcext:value-type="float">
            <text:p>-0.8221777228</text:p>
          </table:table-cell>
          <table:table-cell office:value-type="float" office:value="-0.899900524374" calcext:value-type="float">
            <text:p>-0.8999005244</text:p>
          </table:table-cell>
          <table:table-cell office:value-type="float" office:value="16" calcext:value-type="float">
            <text:p>16</text:p>
          </table:table-cell>
          <table:table-cell office:value-type="float" office:value="3.7617594301" calcext:value-type="float">
            <text:p>3.7617594301</text:p>
          </table:table-cell>
        </table:table-row>
        <table:table-row table:style-name="ro1">
          <table:table-cell office:value-type="float" office:value="0.787907362186" calcext:value-type="float">
            <text:p>0.7879073622</text:p>
          </table:table-cell>
          <table:table-cell office:value-type="float" office:value="-1.67864081683" calcext:value-type="float">
            <text:p>-1.6786408168</text:p>
          </table:table-cell>
          <table:table-cell table:formula="of:=MATCH([.A270];[.F$5:.F$25];0)" office:value-type="string" office:string-value="" calcext:value-type="error">
            <text:p>#N/A</text:p>
          </table:table-cell>
          <table:table-cell table:formula="of:=IF(ISNA([.C270]);[.B270];NA())" office:value-type="float" office:value="-1.67864081683" calcext:value-type="float">
            <text:p>-1.6786408168</text:p>
          </table:table-cell>
          <table:table-cell table:formula="of:=IF(ISNA([.C270]);NA();[.B27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585705063451" calcext:value-type="float">
            <text:p>0.5857050635</text:p>
          </table:table-cell>
          <table:table-cell office:value-type="float" office:value="-0.882108836849" calcext:value-type="float">
            <text:p>-0.8821088368</text:p>
          </table:table-cell>
          <table:table-cell office:value-type="float" office:value="3" calcext:value-type="float">
            <text:p>3</text:p>
          </table:table-cell>
          <table:table-cell office:value-type="float" office:value="3.90525650424" calcext:value-type="float">
            <text:p>3.9052565042</text:p>
          </table:table-cell>
        </table:table-row>
        <table:table-row table:style-name="ro1">
          <table:table-cell office:value-type="float" office:value="0.706582622349" calcext:value-type="float">
            <text:p>0.7065826223</text:p>
          </table:table-cell>
          <table:table-cell office:value-type="float" office:value="-0.734036627233" calcext:value-type="float">
            <text:p>-0.7340366272</text:p>
          </table:table-cell>
          <table:table-cell table:formula="of:=MATCH([.A271];[.F$5:.F$25];0)" office:value-type="string" office:string-value="" calcext:value-type="error">
            <text:p>#N/A</text:p>
          </table:table-cell>
          <table:table-cell table:formula="of:=IF(ISNA([.C271]);[.B271];NA())" office:value-type="float" office:value="-0.734036627233" calcext:value-type="float">
            <text:p>-0.7340366272</text:p>
          </table:table-cell>
          <table:table-cell table:formula="of:=IF(ISNA([.C271]);NA();[.B27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92660921057" calcext:value-type="float">
            <text:p>-0.3926609211</text:p>
          </table:table-cell>
          <table:table-cell office:value-type="float" office:value="-1.48307839539" calcext:value-type="float">
            <text:p>-1.4830783954</text:p>
          </table:table-cell>
          <table:table-cell office:value-type="float" office:value="3" calcext:value-type="float">
            <text:p>3</text:p>
          </table:table-cell>
          <table:table-cell office:value-type="float" office:value="3.90525650424" calcext:value-type="float">
            <text:p>3.9052565042</text:p>
          </table:table-cell>
        </table:table-row>
        <table:table-row table:style-name="ro1">
          <table:table-cell office:value-type="float" office:value="0.0188113778796" calcext:value-type="float">
            <text:p>0.0188113779</text:p>
          </table:table-cell>
          <table:table-cell office:value-type="float" office:value="-0.603274177066" calcext:value-type="float">
            <text:p>-0.6032741771</text:p>
          </table:table-cell>
          <table:table-cell table:formula="of:=MATCH([.A272];[.F$5:.F$25];0)" office:value-type="string" office:string-value="" calcext:value-type="error">
            <text:p>#N/A</text:p>
          </table:table-cell>
          <table:table-cell table:formula="of:=IF(ISNA([.C272]);[.B272];NA())" office:value-type="float" office:value="-0.603274177066" calcext:value-type="float">
            <text:p>-0.6032741771</text:p>
          </table:table-cell>
          <table:table-cell table:formula="of:=IF(ISNA([.C272]);NA();[.B27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25116999025" calcext:value-type="float">
            <text:p>-0.625116999</text:p>
          </table:table-cell>
          <table:table-cell office:value-type="float" office:value="-1.26199197077" calcext:value-type="float">
            <text:p>-1.2619919708</text:p>
          </table:table-cell>
          <table:table-cell office:value-type="float" office:value="16" calcext:value-type="float">
            <text:p>16</text:p>
          </table:table-cell>
          <table:table-cell office:value-type="float" office:value="3.14388341966" calcext:value-type="float">
            <text:p>3.1438834197</text:p>
          </table:table-cell>
        </table:table-row>
        <table:table-row table:style-name="ro1">
          <table:table-cell office:value-type="float" office:value="0.849405673744" calcext:value-type="float">
            <text:p>0.8494056737</text:p>
          </table:table-cell>
          <table:table-cell office:value-type="float" office:value="-1.89305390749" calcext:value-type="float">
            <text:p>-1.8930539075</text:p>
          </table:table-cell>
          <table:table-cell table:formula="of:=MATCH([.A273];[.F$5:.F$25];0)" office:value-type="string" office:string-value="" calcext:value-type="error">
            <text:p>#N/A</text:p>
          </table:table-cell>
          <table:table-cell table:formula="of:=IF(ISNA([.C273]);[.B273];NA())" office:value-type="float" office:value="-1.89305390749" calcext:value-type="float">
            <text:p>-1.8930539075</text:p>
          </table:table-cell>
          <table:table-cell table:formula="of:=IF(ISNA([.C273]);NA();[.B27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587003961909" calcext:value-type="float">
            <text:p>-0.0587003962</text:p>
          </table:table-cell>
          <table:table-cell office:value-type="float" office:value="-1.76561704307" calcext:value-type="float">
            <text:p>-1.7656170431</text:p>
          </table:table-cell>
          <table:table-cell office:value-type="float" office:value="0" calcext:value-type="float">
            <text:p>0</text:p>
          </table:table-cell>
          <table:table-cell office:value-type="float" office:value="3.44709822201" calcext:value-type="float">
            <text:p>3.447098222</text:p>
          </table:table-cell>
        </table:table-row>
        <table:table-row table:style-name="ro1">
          <table:table-cell office:value-type="float" office:value="0.768829396116" calcext:value-type="float">
            <text:p>0.7688293961</text:p>
          </table:table-cell>
          <table:table-cell office:value-type="float" office:value="-1.24721231562" calcext:value-type="float">
            <text:p>-1.2472123156</text:p>
          </table:table-cell>
          <table:table-cell table:formula="of:=MATCH([.A274];[.F$5:.F$25];0)" office:value-type="string" office:string-value="" calcext:value-type="error">
            <text:p>#N/A</text:p>
          </table:table-cell>
          <table:table-cell table:formula="of:=IF(ISNA([.C274]);[.B274];NA())" office:value-type="float" office:value="-1.24721231562" calcext:value-type="float">
            <text:p>-1.2472123156</text:p>
          </table:table-cell>
          <table:table-cell table:formula="of:=IF(ISNA([.C274]);NA();[.B27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77495095364" calcext:value-type="float">
            <text:p>-0.3774950954</text:p>
          </table:table-cell>
          <table:table-cell office:value-type="float" office:value="-1.70091699559" calcext:value-type="float">
            <text:p>-1.7009169956</text:p>
          </table:table-cell>
          <table:table-cell office:value-type="float" office:value="0" calcext:value-type="float">
            <text:p>0</text:p>
          </table:table-cell>
          <table:table-cell office:value-type="float" office:value="3.44709822201" calcext:value-type="float">
            <text:p>3.447098222</text:p>
          </table:table-cell>
        </table:table-row>
        <table:table-row table:style-name="ro1">
          <table:table-cell office:value-type="float" office:value="-0.398687695591" calcext:value-type="float">
            <text:p>-0.3986876956</text:p>
          </table:table-cell>
          <table:table-cell office:value-type="float" office:value="-1.08329767424" calcext:value-type="float">
            <text:p>-1.0832976742</text:p>
          </table:table-cell>
          <table:table-cell table:formula="of:=MATCH([.A275];[.F$5:.F$25];0)" office:value-type="string" office:string-value="" calcext:value-type="error">
            <text:p>#N/A</text:p>
          </table:table-cell>
          <table:table-cell table:formula="of:=IF(ISNA([.C275]);[.B275];NA())" office:value-type="float" office:value="-1.08329767424" calcext:value-type="float">
            <text:p>-1.0832976742</text:p>
          </table:table-cell>
          <table:table-cell table:formula="of:=IF(ISNA([.C275]);NA();[.B275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73909543579" calcext:value-type="float">
            <text:p>0.1739095436</text:p>
          </table:table-cell>
          <table:table-cell office:value-type="float" office:value="-1.28537438717" calcext:value-type="float">
            <text:p>-1.2853743872</text:p>
          </table:table-cell>
          <table:table-cell office:value-type="float" office:value="0" calcext:value-type="float">
            <text:p>0</text:p>
          </table:table-cell>
          <table:table-cell office:value-type="float" office:value="3.44709822201" calcext:value-type="float">
            <text:p>3.447098222</text:p>
          </table:table-cell>
        </table:table-row>
        <table:table-row table:style-name="ro1">
          <table:table-cell office:value-type="float" office:value="-0.663487231471" calcext:value-type="float">
            <text:p>-0.6634872315</text:p>
          </table:table-cell>
          <table:table-cell office:value-type="float" office:value="-1.02363735128" calcext:value-type="float">
            <text:p>-1.0236373513</text:p>
          </table:table-cell>
          <table:table-cell table:formula="of:=MATCH([.A276];[.F$5:.F$25];0)" office:value-type="string" office:string-value="" calcext:value-type="error">
            <text:p>#N/A</text:p>
          </table:table-cell>
          <table:table-cell table:formula="of:=IF(ISNA([.C276]);[.B276];NA())" office:value-type="float" office:value="-1.02363735128" calcext:value-type="float">
            <text:p>-1.0236373513</text:p>
          </table:table-cell>
          <table:table-cell table:formula="of:=IF(ISNA([.C276]);NA();[.B27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5964802529" calcext:value-type="float">
            <text:p>-1.3596480253</text:p>
          </table:table-cell>
          <table:table-cell office:value-type="float" office:value="-1.71962812489" calcext:value-type="float">
            <text:p>-1.7196281249</text:p>
          </table:table-cell>
          <table:table-cell office:value-type="float" office:value="0" calcext:value-type="float">
            <text:p>0</text:p>
          </table:table-cell>
          <table:table-cell office:value-type="float" office:value="3.44709822201" calcext:value-type="float">
            <text:p>3.447098222</text:p>
          </table:table-cell>
        </table:table-row>
        <table:table-row table:style-name="ro1">
          <table:table-cell office:value-type="float" office:value="0.700009983121" calcext:value-type="float">
            <text:p>0.7000099831</text:p>
          </table:table-cell>
          <table:table-cell office:value-type="float" office:value="-1.33432500964" calcext:value-type="float">
            <text:p>-1.3343250096</text:p>
          </table:table-cell>
          <table:table-cell table:formula="of:=MATCH([.A277];[.F$5:.F$25];0)" office:value-type="string" office:string-value="" calcext:value-type="error">
            <text:p>#N/A</text:p>
          </table:table-cell>
          <table:table-cell table:formula="of:=IF(ISNA([.C277]);[.B277];NA())" office:value-type="float" office:value="-1.33432500964" calcext:value-type="float">
            <text:p>-1.3343250096</text:p>
          </table:table-cell>
          <table:table-cell table:formula="of:=IF(ISNA([.C277]);NA();[.B27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96527619157" calcext:value-type="float">
            <text:p>-0.3965276192</text:p>
          </table:table-cell>
          <table:table-cell office:value-type="float" office:value="-0.809935802306" calcext:value-type="float">
            <text:p>-0.8099358023</text:p>
          </table:table-cell>
          <table:table-cell office:value-type="float" office:value="0" calcext:value-type="float">
            <text:p>0</text:p>
          </table:table-cell>
          <table:table-cell office:value-type="float" office:value="3.44709822201" calcext:value-type="float">
            <text:p>3.447098222</text:p>
          </table:table-cell>
        </table:table-row>
        <table:table-row table:style-name="ro1">
          <table:table-cell office:value-type="float" office:value="0.569086434812" calcext:value-type="float">
            <text:p>0.5690864348</text:p>
          </table:table-cell>
          <table:table-cell office:value-type="float" office:value="-1.06056907176" calcext:value-type="float">
            <text:p>-1.0605690718</text:p>
          </table:table-cell>
          <table:table-cell table:formula="of:=MATCH([.A278];[.F$5:.F$25];0)" office:value-type="string" office:string-value="" calcext:value-type="error">
            <text:p>#N/A</text:p>
          </table:table-cell>
          <table:table-cell table:formula="of:=IF(ISNA([.C278]);[.B278];NA())" office:value-type="float" office:value="-1.06056907176" calcext:value-type="float">
            <text:p>-1.0605690718</text:p>
          </table:table-cell>
          <table:table-cell table:formula="of:=IF(ISNA([.C278]);NA();[.B27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4443874789" calcext:value-type="float">
            <text:p>-1.2444387479</text:p>
          </table:table-cell>
          <table:table-cell office:value-type="float" office:value="-0.836473906681" calcext:value-type="float">
            <text:p>-0.8364739067</text:p>
          </table:table-cell>
          <table:table-cell office:value-type="float" office:value="0" calcext:value-type="float">
            <text:p>0</text:p>
          </table:table-cell>
          <table:table-cell office:value-type="float" office:value="3.44709822201" calcext:value-type="float">
            <text:p>3.447098222</text:p>
          </table:table-cell>
        </table:table-row>
        <table:table-row table:style-name="ro1">
          <table:table-cell office:value-type="float" office:value="0.337126097126" calcext:value-type="float">
            <text:p>0.3371260971</text:p>
          </table:table-cell>
          <table:table-cell office:value-type="float" office:value="-1.71263091199" calcext:value-type="float">
            <text:p>-1.712630912</text:p>
          </table:table-cell>
          <table:table-cell table:formula="of:=MATCH([.A279];[.F$5:.F$25];0)" office:value-type="string" office:string-value="" calcext:value-type="error">
            <text:p>#N/A</text:p>
          </table:table-cell>
          <table:table-cell table:formula="of:=IF(ISNA([.C279]);[.B279];NA())" office:value-type="float" office:value="-1.71263091199" calcext:value-type="float">
            <text:p>-1.712630912</text:p>
          </table:table-cell>
          <table:table-cell table:formula="of:=IF(ISNA([.C279]);NA();[.B27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7597067779" calcext:value-type="float">
            <text:p>-1.3759706778</text:p>
          </table:table-cell>
          <table:table-cell office:value-type="float" office:value="-1.02971533655" calcext:value-type="float">
            <text:p>-1.0297153366</text:p>
          </table:table-cell>
          <table:table-cell office:value-type="float" office:value="0" calcext:value-type="float">
            <text:p>0</text:p>
          </table:table-cell>
          <table:table-cell office:value-type="float" office:value="3.44709822201" calcext:value-type="float">
            <text:p>3.447098222</text:p>
          </table:table-cell>
        </table:table-row>
        <table:table-row table:style-name="ro1">
          <table:table-cell office:value-type="float" office:value="0.673675201494" calcext:value-type="float">
            <text:p>0.6736752015</text:p>
          </table:table-cell>
          <table:table-cell office:value-type="float" office:value="-1.51589036762" calcext:value-type="float">
            <text:p>-1.5158903676</text:p>
          </table:table-cell>
          <table:table-cell table:formula="of:=MATCH([.A280];[.F$5:.F$25];0)" office:value-type="string" office:string-value="" calcext:value-type="error">
            <text:p>#N/A</text:p>
          </table:table-cell>
          <table:table-cell table:formula="of:=IF(ISNA([.C280]);[.B280];NA())" office:value-type="float" office:value="-1.51589036762" calcext:value-type="float">
            <text:p>-1.5158903676</text:p>
          </table:table-cell>
          <table:table-cell table:formula="of:=IF(ISNA([.C280]);NA();[.B28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25075795898" calcext:value-type="float">
            <text:p>0.0250757959</text:p>
          </table:table-cell>
          <table:table-cell office:value-type="float" office:value="-1.85790394005" calcext:value-type="float">
            <text:p>-1.8579039401</text:p>
          </table:table-cell>
          <table:table-cell office:value-type="float" office:value="0" calcext:value-type="float">
            <text:p>0</text:p>
          </table:table-cell>
          <table:table-cell office:value-type="float" office:value="3.44709822201" calcext:value-type="float">
            <text:p>3.447098222</text:p>
          </table:table-cell>
        </table:table-row>
        <table:table-row table:style-name="ro1">
          <table:table-cell office:value-type="float" office:value="0.549987180207" calcext:value-type="float">
            <text:p>0.5499871802</text:p>
          </table:table-cell>
          <table:table-cell office:value-type="float" office:value="-0.713021462322" calcext:value-type="float">
            <text:p>-0.7130214623</text:p>
          </table:table-cell>
          <table:table-cell table:formula="of:=MATCH([.A281];[.F$5:.F$25];0)" office:value-type="string" office:string-value="" calcext:value-type="error">
            <text:p>#N/A</text:p>
          </table:table-cell>
          <table:table-cell table:formula="of:=IF(ISNA([.C281]);[.B281];NA())" office:value-type="float" office:value="-0.713021462322" calcext:value-type="float">
            <text:p>-0.7130214623</text:p>
          </table:table-cell>
          <table:table-cell table:formula="of:=IF(ISNA([.C281]);NA();[.B28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56274754332" calcext:value-type="float">
            <text:p>-0.7562747543</text:p>
          </table:table-cell>
          <table:table-cell office:value-type="float" office:value="-0.380684674075" calcext:value-type="float">
            <text:p>-0.3806846741</text:p>
          </table:table-cell>
          <table:table-cell office:value-type="float" office:value="0" calcext:value-type="float">
            <text:p>0</text:p>
          </table:table-cell>
          <table:table-cell office:value-type="float" office:value="3.44709822201" calcext:value-type="float">
            <text:p>3.447098222</text:p>
          </table:table-cell>
        </table:table-row>
        <table:table-row table:style-name="ro1">
          <table:table-cell office:value-type="float" office:value="-0.138050061869" calcext:value-type="float">
            <text:p>-0.1380500619</text:p>
          </table:table-cell>
          <table:table-cell office:value-type="float" office:value="-1.85652866224" calcext:value-type="float">
            <text:p>-1.8565286622</text:p>
          </table:table-cell>
          <table:table-cell table:formula="of:=MATCH([.A282];[.F$5:.F$25];0)" office:value-type="string" office:string-value="" calcext:value-type="error">
            <text:p>#N/A</text:p>
          </table:table-cell>
          <table:table-cell table:formula="of:=IF(ISNA([.C282]);[.B282];NA())" office:value-type="float" office:value="-1.85652866224" calcext:value-type="float">
            <text:p>-1.8565286622</text:p>
          </table:table-cell>
          <table:table-cell table:formula="of:=IF(ISNA([.C282]);NA();[.B28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0408270276378" calcext:value-type="float">
            <text:p>0.0040827028</text:p>
          </table:table-cell>
          <table:table-cell office:value-type="float" office:value="-0.563244361905" calcext:value-type="float">
            <text:p>-0.5632443619</text:p>
          </table:table-cell>
          <table:table-cell office:value-type="float" office:value="0" calcext:value-type="float">
            <text:p>0</text:p>
          </table:table-cell>
          <table:table-cell office:value-type="float" office:value="3.44709822201" calcext:value-type="float">
            <text:p>3.447098222</text:p>
          </table:table-cell>
        </table:table-row>
        <table:table-row table:style-name="ro1">
          <table:table-cell office:value-type="float" office:value="0.723753424277" calcext:value-type="float">
            <text:p>0.7237534243</text:p>
          </table:table-cell>
          <table:table-cell office:value-type="float" office:value="-1.03355554699" calcext:value-type="float">
            <text:p>-1.033555547</text:p>
          </table:table-cell>
          <table:table-cell table:formula="of:=MATCH([.A283];[.F$5:.F$25];0)" office:value-type="string" office:string-value="" calcext:value-type="error">
            <text:p>#N/A</text:p>
          </table:table-cell>
          <table:table-cell table:formula="of:=IF(ISNA([.C283]);[.B283];NA())" office:value-type="float" office:value="-1.03355554699" calcext:value-type="float">
            <text:p>-1.033555547</text:p>
          </table:table-cell>
          <table:table-cell table:formula="of:=IF(ISNA([.C283]);NA();[.B28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01872660491" calcext:value-type="float">
            <text:p>-0.1018726605</text:p>
          </table:table-cell>
          <table:table-cell office:value-type="float" office:value="-1.03118065429" calcext:value-type="float">
            <text:p>-1.0311806543</text:p>
          </table:table-cell>
          <table:table-cell office:value-type="float" office:value="16" calcext:value-type="float">
            <text:p>16</text:p>
          </table:table-cell>
          <table:table-cell office:value-type="float" office:value="3.33197841594" calcext:value-type="float">
            <text:p>3.3319784159</text:p>
          </table:table-cell>
        </table:table-row>
        <table:table-row table:style-name="ro1">
          <table:table-cell office:value-type="float" office:value="-0.784354531311" calcext:value-type="float">
            <text:p>-0.7843545313</text:p>
          </table:table-cell>
          <table:table-cell office:value-type="float" office:value="-0.92735894958" calcext:value-type="float">
            <text:p>-0.9273589496</text:p>
          </table:table-cell>
          <table:table-cell table:formula="of:=MATCH([.A284];[.F$5:.F$25];0)" office:value-type="string" office:string-value="" calcext:value-type="error">
            <text:p>#N/A</text:p>
          </table:table-cell>
          <table:table-cell table:formula="of:=IF(ISNA([.C284]);[.B284];NA())" office:value-type="float" office:value="-0.92735894958" calcext:value-type="float">
            <text:p>-0.9273589496</text:p>
          </table:table-cell>
          <table:table-cell table:formula="of:=IF(ISNA([.C284]);NA();[.B28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298637285" calcext:value-type="float">
            <text:p>-1.4298637285</text:p>
          </table:table-cell>
          <table:table-cell office:value-type="float" office:value="-1.4014929842" calcext:value-type="float">
            <text:p>-1.4014929842</text:p>
          </table:table-cell>
          <table:table-cell office:value-type="float" office:value="16" calcext:value-type="float">
            <text:p>16</text:p>
          </table:table-cell>
          <table:table-cell office:value-type="float" office:value="3.33197841594" calcext:value-type="float">
            <text:p>3.3319784159</text:p>
          </table:table-cell>
        </table:table-row>
        <table:table-row table:style-name="ro1">
          <table:table-cell office:value-type="float" office:value="0.734474010547" calcext:value-type="float">
            <text:p>0.7344740105</text:p>
          </table:table-cell>
          <table:table-cell office:value-type="float" office:value="-0.755836876355" calcext:value-type="float">
            <text:p>-0.7558368764</text:p>
          </table:table-cell>
          <table:table-cell table:formula="of:=MATCH([.A285];[.F$5:.F$25];0)" office:value-type="string" office:string-value="" calcext:value-type="error">
            <text:p>#N/A</text:p>
          </table:table-cell>
          <table:table-cell table:formula="of:=IF(ISNA([.C285]);[.B285];NA())" office:value-type="float" office:value="-0.755836876355" calcext:value-type="float">
            <text:p>-0.7558368764</text:p>
          </table:table-cell>
          <table:table-cell table:formula="of:=IF(ISNA([.C285]);NA();[.B28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388443226" calcext:value-type="float">
            <text:p>-1.2388443226</text:p>
          </table:table-cell>
          <table:table-cell office:value-type="float" office:value="-1.83027278031" calcext:value-type="float">
            <text:p>-1.8302727803</text:p>
          </table:table-cell>
          <table:table-cell office:value-type="float" office:value="16" calcext:value-type="float">
            <text:p>16</text:p>
          </table:table-cell>
          <table:table-cell office:value-type="float" office:value="3.33197841594" calcext:value-type="float">
            <text:p>3.3319784159</text:p>
          </table:table-cell>
        </table:table-row>
        <table:table-row table:style-name="ro1">
          <table:table-cell office:value-type="float" office:value="-0.82217772277" calcext:value-type="float">
            <text:p>-0.8221777228</text:p>
          </table:table-cell>
          <table:table-cell office:value-type="float" office:value="-0.899900524374" calcext:value-type="float">
            <text:p>-0.8999005244</text:p>
          </table:table-cell>
          <table:table-cell table:formula="of:=MATCH([.A286];[.F$5:.F$25];0)" office:value-type="string" office:string-value="" calcext:value-type="error">
            <text:p>#N/A</text:p>
          </table:table-cell>
          <table:table-cell table:formula="of:=IF(ISNA([.C286]);[.B286];NA())" office:value-type="float" office:value="-0.899900524374" calcext:value-type="float">
            <text:p>-0.8999005244</text:p>
          </table:table-cell>
          <table:table-cell table:formula="of:=IF(ISNA([.C286]);NA();[.B28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873545176" calcext:value-type="float">
            <text:p>-1.0873545176</text:p>
          </table:table-cell>
          <table:table-cell office:value-type="float" office:value="-1.64135934124" calcext:value-type="float">
            <text:p>-1.6413593412</text:p>
          </table:table-cell>
          <table:table-cell office:value-type="float" office:value="0" calcext:value-type="float">
            <text:p>0</text:p>
          </table:table-cell>
          <table:table-cell office:value-type="float" office:value="3.37346162325" calcext:value-type="float">
            <text:p>3.3734616233</text:p>
          </table:table-cell>
        </table:table-row>
        <table:table-row table:style-name="ro1">
          <table:table-cell office:value-type="float" office:value="0.585705063451" calcext:value-type="float">
            <text:p>0.5857050635</text:p>
          </table:table-cell>
          <table:table-cell office:value-type="float" office:value="-0.882108836849" calcext:value-type="float">
            <text:p>-0.8821088368</text:p>
          </table:table-cell>
          <table:table-cell table:formula="of:=MATCH([.A287];[.F$5:.F$25];0)" office:value-type="string" office:string-value="" calcext:value-type="error">
            <text:p>#N/A</text:p>
          </table:table-cell>
          <table:table-cell table:formula="of:=IF(ISNA([.C287]);[.B287];NA())" office:value-type="float" office:value="-0.882108836849" calcext:value-type="float">
            <text:p>-0.8821088368</text:p>
          </table:table-cell>
          <table:table-cell table:formula="of:=IF(ISNA([.C287]);NA();[.B28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956083442262" calcext:value-type="float">
            <text:p>-0.0956083442</text:p>
          </table:table-cell>
          <table:table-cell office:value-type="float" office:value="-1.93354476282" calcext:value-type="float">
            <text:p>-1.9335447628</text:p>
          </table:table-cell>
          <table:table-cell office:value-type="float" office:value="0" calcext:value-type="float">
            <text:p>0</text:p>
          </table:table-cell>
          <table:table-cell office:value-type="float" office:value="3.37346162325" calcext:value-type="float">
            <text:p>3.3734616233</text:p>
          </table:table-cell>
        </table:table-row>
        <table:table-row table:style-name="ro1">
          <table:table-cell office:value-type="float" office:value="-0.392660921057" calcext:value-type="float">
            <text:p>-0.3926609211</text:p>
          </table:table-cell>
          <table:table-cell office:value-type="float" office:value="-1.48307839539" calcext:value-type="float">
            <text:p>-1.4830783954</text:p>
          </table:table-cell>
          <table:table-cell table:formula="of:=MATCH([.A288];[.F$5:.F$25];0)" office:value-type="string" office:string-value="" calcext:value-type="error">
            <text:p>#N/A</text:p>
          </table:table-cell>
          <table:table-cell table:formula="of:=IF(ISNA([.C288]);[.B288];NA())" office:value-type="float" office:value="-1.48307839539" calcext:value-type="float">
            <text:p>-1.4830783954</text:p>
          </table:table-cell>
          <table:table-cell table:formula="of:=IF(ISNA([.C288]);NA();[.B28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0279870925" calcext:value-type="float">
            <text:p>-1.1027987093</text:p>
          </table:table-cell>
          <table:table-cell office:value-type="float" office:value="-1.81318104187" calcext:value-type="float">
            <text:p>-1.8131810419</text:p>
          </table:table-cell>
          <table:table-cell office:value-type="float" office:value="0" calcext:value-type="float">
            <text:p>0</text:p>
          </table:table-cell>
          <table:table-cell office:value-type="float" office:value="3.37346162325" calcext:value-type="float">
            <text:p>3.3734616233</text:p>
          </table:table-cell>
        </table:table-row>
        <table:table-row table:style-name="ro1">
          <table:table-cell office:value-type="float" office:value="-0.625116999025" calcext:value-type="float">
            <text:p>-0.625116999</text:p>
          </table:table-cell>
          <table:table-cell office:value-type="float" office:value="-1.26199197077" calcext:value-type="float">
            <text:p>-1.2619919708</text:p>
          </table:table-cell>
          <table:table-cell table:formula="of:=MATCH([.A289];[.F$5:.F$25];0)" office:value-type="float" office:value="18" calcext:value-type="float">
            <text:p>18</text:p>
          </table:table-cell>
          <table:table-cell table:formula="of:=IF(ISNA([.C289]);[.B289];NA())" office:value-type="string" office:string-value="" calcext:value-type="error">
            <text:p>#N/A</text:p>
          </table:table-cell>
          <table:table-cell table:formula="of:=IF(ISNA([.C289]);NA();[.B289])" office:value-type="float" office:value="-1.26199197077" calcext:value-type="float">
            <text:p>-1.2619919708</text:p>
          </table:table-cell>
          <table:table-cell table:number-columns-repeated="4"/>
          <table:table-cell office:value-type="float" office:value="-1.4044737155" calcext:value-type="float">
            <text:p>-1.4044737155</text:p>
          </table:table-cell>
          <table:table-cell office:value-type="float" office:value="-1.00928511703" calcext:value-type="float">
            <text:p>-1.009285117</text:p>
          </table:table-cell>
          <table:table-cell office:value-type="float" office:value="0" calcext:value-type="float">
            <text:p>0</text:p>
          </table:table-cell>
          <table:table-cell office:value-type="float" office:value="3.37346162325" calcext:value-type="float">
            <text:p>3.3734616233</text:p>
          </table:table-cell>
        </table:table-row>
        <table:table-row table:style-name="ro1">
          <table:table-cell office:value-type="float" office:value="-0.433355368986" calcext:value-type="float">
            <text:p>-0.433355369</text:p>
          </table:table-cell>
          <table:table-cell office:value-type="float" office:value="-1.39254044751" calcext:value-type="float">
            <text:p>-1.3925404475</text:p>
          </table:table-cell>
          <table:table-cell table:formula="of:=MATCH([.A290];[.F$5:.F$25];0)" office:value-type="string" office:string-value="" calcext:value-type="error">
            <text:p>#N/A</text:p>
          </table:table-cell>
          <table:table-cell table:formula="of:=IF(ISNA([.C290]);[.B290];NA())" office:value-type="float" office:value="-1.39254044751" calcext:value-type="float">
            <text:p>-1.3925404475</text:p>
          </table:table-cell>
          <table:table-cell table:formula="of:=IF(ISNA([.C290]);NA();[.B29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7258033671" calcext:value-type="float">
            <text:p>-1.0725803367</text:p>
          </table:table-cell>
          <table:table-cell office:value-type="float" office:value="-0.987074768599" calcext:value-type="float">
            <text:p>-0.9870747686</text:p>
          </table:table-cell>
          <table:table-cell office:value-type="float" office:value="0" calcext:value-type="float">
            <text:p>0</text:p>
          </table:table-cell>
          <table:table-cell office:value-type="float" office:value="3.37346162325" calcext:value-type="float">
            <text:p>3.3734616233</text:p>
          </table:table-cell>
        </table:table-row>
        <table:table-row table:style-name="ro1">
          <table:table-cell office:value-type="float" office:value="-0.0587003961909" calcext:value-type="float">
            <text:p>-0.0587003962</text:p>
          </table:table-cell>
          <table:table-cell office:value-type="float" office:value="-1.76561704307" calcext:value-type="float">
            <text:p>-1.7656170431</text:p>
          </table:table-cell>
          <table:table-cell table:formula="of:=MATCH([.A291];[.F$5:.F$25];0)" office:value-type="string" office:string-value="" calcext:value-type="error">
            <text:p>#N/A</text:p>
          </table:table-cell>
          <table:table-cell table:formula="of:=IF(ISNA([.C291]);[.B291];NA())" office:value-type="float" office:value="-1.76561704307" calcext:value-type="float">
            <text:p>-1.7656170431</text:p>
          </table:table-cell>
          <table:table-cell table:formula="of:=IF(ISNA([.C291]);NA();[.B29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39475062153" calcext:value-type="float">
            <text:p>-0.3394750622</text:p>
          </table:table-cell>
          <table:table-cell office:value-type="float" office:value="-0.746379612096" calcext:value-type="float">
            <text:p>-0.7463796121</text:p>
          </table:table-cell>
          <table:table-cell office:value-type="float" office:value="0" calcext:value-type="float">
            <text:p>0</text:p>
          </table:table-cell>
          <table:table-cell office:value-type="float" office:value="3.37346162325" calcext:value-type="float">
            <text:p>3.3734616233</text:p>
          </table:table-cell>
        </table:table-row>
        <table:table-row table:style-name="ro1">
          <table:table-cell office:value-type="float" office:value="-0.377495095364" calcext:value-type="float">
            <text:p>-0.3774950954</text:p>
          </table:table-cell>
          <table:table-cell office:value-type="float" office:value="-1.70091699559" calcext:value-type="float">
            <text:p>-1.7009169956</text:p>
          </table:table-cell>
          <table:table-cell table:formula="of:=MATCH([.A292];[.F$5:.F$25];0)" office:value-type="string" office:string-value="" calcext:value-type="error">
            <text:p>#N/A</text:p>
          </table:table-cell>
          <table:table-cell table:formula="of:=IF(ISNA([.C292]);[.B292];NA())" office:value-type="float" office:value="-1.70091699559" calcext:value-type="float">
            <text:p>-1.7009169956</text:p>
          </table:table-cell>
          <table:table-cell table:formula="of:=IF(ISNA([.C292]);NA();[.B29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73879057791" calcext:value-type="float">
            <text:p>-0.9738790578</text:p>
          </table:table-cell>
          <table:table-cell office:value-type="float" office:value="-2.12685535809" calcext:value-type="float">
            <text:p>-2.1268553581</text:p>
          </table:table-cell>
          <table:table-cell office:value-type="float" office:value="0" calcext:value-type="float">
            <text:p>0</text:p>
          </table:table-cell>
          <table:table-cell office:value-type="float" office:value="3.37346162325" calcext:value-type="float">
            <text:p>3.3734616233</text:p>
          </table:table-cell>
        </table:table-row>
        <table:table-row table:style-name="ro1">
          <table:table-cell office:value-type="float" office:value="0.173909543579" calcext:value-type="float">
            <text:p>0.1739095436</text:p>
          </table:table-cell>
          <table:table-cell office:value-type="float" office:value="-1.28537438717" calcext:value-type="float">
            <text:p>-1.2853743872</text:p>
          </table:table-cell>
          <table:table-cell table:formula="of:=MATCH([.A293];[.F$5:.F$25];0)" office:value-type="string" office:string-value="" calcext:value-type="error">
            <text:p>#N/A</text:p>
          </table:table-cell>
          <table:table-cell table:formula="of:=IF(ISNA([.C293]);[.B293];NA())" office:value-type="float" office:value="-1.28537438717" calcext:value-type="float">
            <text:p>-1.2853743872</text:p>
          </table:table-cell>
          <table:table-cell table:formula="of:=IF(ISNA([.C293]);NA();[.B29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85125937317" calcext:value-type="float">
            <text:p>-0.7851259373</text:p>
          </table:table-cell>
          <table:table-cell office:value-type="float" office:value="-0.291104132179" calcext:value-type="float">
            <text:p>-0.2911041322</text:p>
          </table:table-cell>
          <table:table-cell office:value-type="float" office:value="0" calcext:value-type="float">
            <text:p>0</text:p>
          </table:table-cell>
          <table:table-cell office:value-type="float" office:value="3.37346162325" calcext:value-type="float">
            <text:p>3.3734616233</text:p>
          </table:table-cell>
        </table:table-row>
        <table:table-row table:style-name="ro1">
          <table:table-cell office:value-type="float" office:value="-1.35964802529" calcext:value-type="float">
            <text:p>-1.3596480253</text:p>
          </table:table-cell>
          <table:table-cell office:value-type="float" office:value="-1.71962812489" calcext:value-type="float">
            <text:p>-1.7196281249</text:p>
          </table:table-cell>
          <table:table-cell table:formula="of:=MATCH([.A294];[.F$5:.F$25];0)" office:value-type="string" office:string-value="" calcext:value-type="error">
            <text:p>#N/A</text:p>
          </table:table-cell>
          <table:table-cell table:formula="of:=IF(ISNA([.C294]);[.B294];NA())" office:value-type="float" office:value="-1.71962812489" calcext:value-type="float">
            <text:p>-1.7196281249</text:p>
          </table:table-cell>
          <table:table-cell table:formula="of:=IF(ISNA([.C294]);NA();[.B29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24275458873" calcext:value-type="float">
            <text:p>-0.9242754589</text:p>
          </table:table-cell>
          <table:table-cell office:value-type="float" office:value="-0.66267072774" calcext:value-type="float">
            <text:p>-0.6626707277</text:p>
          </table:table-cell>
          <table:table-cell office:value-type="float" office:value="0" calcext:value-type="float">
            <text:p>0</text:p>
          </table:table-cell>
          <table:table-cell office:value-type="float" office:value="3.37346162325" calcext:value-type="float">
            <text:p>3.3734616233</text:p>
          </table:table-cell>
        </table:table-row>
        <table:table-row table:style-name="ro1">
          <table:table-cell office:value-type="float" office:value="-0.396527619157" calcext:value-type="float">
            <text:p>-0.3965276192</text:p>
          </table:table-cell>
          <table:table-cell office:value-type="float" office:value="-0.809935802306" calcext:value-type="float">
            <text:p>-0.8099358023</text:p>
          </table:table-cell>
          <table:table-cell table:formula="of:=MATCH([.A295];[.F$5:.F$25];0)" office:value-type="string" office:string-value="" calcext:value-type="error">
            <text:p>#N/A</text:p>
          </table:table-cell>
          <table:table-cell table:formula="of:=IF(ISNA([.C295]);[.B295];NA())" office:value-type="float" office:value="-0.809935802306" calcext:value-type="float">
            <text:p>-0.8099358023</text:p>
          </table:table-cell>
          <table:table-cell table:formula="of:=IF(ISNA([.C295]);NA();[.B29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9861737333" calcext:value-type="float">
            <text:p>-1.0986173733</text:p>
          </table:table-cell>
          <table:table-cell office:value-type="float" office:value="-1.92476212889" calcext:value-type="float">
            <text:p>-1.9247621289</text:p>
          </table:table-cell>
          <table:table-cell office:value-type="float" office:value="0" calcext:value-type="float">
            <text:p>0</text:p>
          </table:table-cell>
          <table:table-cell office:value-type="float" office:value="3.37346162325" calcext:value-type="float">
            <text:p>3.3734616233</text:p>
          </table:table-cell>
        </table:table-row>
        <table:table-row table:style-name="ro1">
          <table:table-cell office:value-type="float" office:value="-1.24443874789" calcext:value-type="float">
            <text:p>-1.2444387479</text:p>
          </table:table-cell>
          <table:table-cell office:value-type="float" office:value="-0.836473906681" calcext:value-type="float">
            <text:p>-0.8364739067</text:p>
          </table:table-cell>
          <table:table-cell table:formula="of:=MATCH([.A296];[.F$5:.F$25];0)" office:value-type="string" office:string-value="" calcext:value-type="error">
            <text:p>#N/A</text:p>
          </table:table-cell>
          <table:table-cell table:formula="of:=IF(ISNA([.C296]);[.B296];NA())" office:value-type="float" office:value="-0.836473906681" calcext:value-type="float">
            <text:p>-0.8364739067</text:p>
          </table:table-cell>
          <table:table-cell table:formula="of:=IF(ISNA([.C296]);NA();[.B29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01622903679" calcext:value-type="float">
            <text:p>-0.6016229037</text:p>
          </table:table-cell>
          <table:table-cell office:value-type="float" office:value="-1.85650970229" calcext:value-type="float">
            <text:p>-1.8565097023</text:p>
          </table:table-cell>
          <table:table-cell office:value-type="float" office:value="0" calcext:value-type="float">
            <text:p>0</text:p>
          </table:table-cell>
          <table:table-cell office:value-type="float" office:value="3.37346162325" calcext:value-type="float">
            <text:p>3.3734616233</text:p>
          </table:table-cell>
        </table:table-row>
        <table:table-row table:style-name="ro1">
          <table:table-cell office:value-type="float" office:value="-1.37597067779" calcext:value-type="float">
            <text:p>-1.3759706778</text:p>
          </table:table-cell>
          <table:table-cell office:value-type="float" office:value="-1.02971533655" calcext:value-type="float">
            <text:p>-1.0297153366</text:p>
          </table:table-cell>
          <table:table-cell table:formula="of:=MATCH([.A297];[.F$5:.F$25];0)" office:value-type="string" office:string-value="" calcext:value-type="error">
            <text:p>#N/A</text:p>
          </table:table-cell>
          <table:table-cell table:formula="of:=IF(ISNA([.C297]);[.B297];NA())" office:value-type="float" office:value="-1.02971533655" calcext:value-type="float">
            <text:p>-1.0297153366</text:p>
          </table:table-cell>
          <table:table-cell table:formula="of:=IF(ISNA([.C297]);NA();[.B29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7920506794" calcext:value-type="float">
            <text:p>-0.8792050679</text:p>
          </table:table-cell>
          <table:table-cell office:value-type="float" office:value="-0.642297698659" calcext:value-type="float">
            <text:p>-0.6422976987</text:p>
          </table:table-cell>
          <table:table-cell office:value-type="float" office:value="0" calcext:value-type="float">
            <text:p>0</text:p>
          </table:table-cell>
          <table:table-cell office:value-type="float" office:value="3.37346162325" calcext:value-type="float">
            <text:p>3.3734616233</text:p>
          </table:table-cell>
        </table:table-row>
        <table:table-row table:style-name="ro1">
          <table:table-cell office:value-type="float" office:value="0.025075795898" calcext:value-type="float">
            <text:p>0.0250757959</text:p>
          </table:table-cell>
          <table:table-cell office:value-type="float" office:value="-1.85790394005" calcext:value-type="float">
            <text:p>-1.8579039401</text:p>
          </table:table-cell>
          <table:table-cell table:formula="of:=MATCH([.A298];[.F$5:.F$25];0)" office:value-type="string" office:string-value="" calcext:value-type="error">
            <text:p>#N/A</text:p>
          </table:table-cell>
          <table:table-cell table:formula="of:=IF(ISNA([.C298]);[.B298];NA())" office:value-type="float" office:value="-1.85790394005" calcext:value-type="float">
            <text:p>-1.8579039401</text:p>
          </table:table-cell>
          <table:table-cell table:formula="of:=IF(ISNA([.C298]);NA();[.B29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3194801534" calcext:value-type="float">
            <text:p>-1.0319480153</text:p>
          </table:table-cell>
          <table:table-cell office:value-type="float" office:value="-2.17488173133" calcext:value-type="float">
            <text:p>-2.1748817313</text:p>
          </table:table-cell>
          <table:table-cell office:value-type="float" office:value="0" calcext:value-type="float">
            <text:p>0</text:p>
          </table:table-cell>
          <table:table-cell office:value-type="float" office:value="3.37346162325" calcext:value-type="float">
            <text:p>3.3734616233</text:p>
          </table:table-cell>
        </table:table-row>
        <table:table-row table:style-name="ro1">
          <table:table-cell office:value-type="float" office:value="-0.756274754332" calcext:value-type="float">
            <text:p>-0.7562747543</text:p>
          </table:table-cell>
          <table:table-cell office:value-type="float" office:value="-0.380684674075" calcext:value-type="float">
            <text:p>-0.3806846741</text:p>
          </table:table-cell>
          <table:table-cell table:formula="of:=MATCH([.A299];[.F$5:.F$25];0)" office:value-type="string" office:string-value="" calcext:value-type="error">
            <text:p>#N/A</text:p>
          </table:table-cell>
          <table:table-cell table:formula="of:=IF(ISNA([.C299]);[.B299];NA())" office:value-type="float" office:value="-0.380684674075" calcext:value-type="float">
            <text:p>-0.3806846741</text:p>
          </table:table-cell>
          <table:table-cell table:formula="of:=IF(ISNA([.C299]);NA();[.B29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6673549846" calcext:value-type="float">
            <text:p>-0.7667354985</text:p>
          </table:table-cell>
          <table:table-cell office:value-type="float" office:value="-2.14209911462" calcext:value-type="float">
            <text:p>-2.1420991146</text:p>
          </table:table-cell>
          <table:table-cell office:value-type="float" office:value="0" calcext:value-type="float">
            <text:p>0</text:p>
          </table:table-cell>
          <table:table-cell office:value-type="float" office:value="3.53820337192" calcext:value-type="float">
            <text:p>3.5382033719</text:p>
          </table:table-cell>
        </table:table-row>
        <table:table-row table:style-name="ro1">
          <table:table-cell office:value-type="float" office:value="0.00408270276378" calcext:value-type="float">
            <text:p>0.0040827028</text:p>
          </table:table-cell>
          <table:table-cell office:value-type="float" office:value="-0.563244361905" calcext:value-type="float">
            <text:p>-0.5632443619</text:p>
          </table:table-cell>
          <table:table-cell table:formula="of:=MATCH([.A300];[.F$5:.F$25];0)" office:value-type="string" office:string-value="" calcext:value-type="error">
            <text:p>#N/A</text:p>
          </table:table-cell>
          <table:table-cell table:formula="of:=IF(ISNA([.C300]);[.B300];NA())" office:value-type="float" office:value="-0.563244361905" calcext:value-type="float">
            <text:p>-0.5632443619</text:p>
          </table:table-cell>
          <table:table-cell table:formula="of:=IF(ISNA([.C300]);NA();[.B30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438507641" calcext:value-type="float">
            <text:p>-0.6438507641</text:p>
          </table:table-cell>
          <table:table-cell office:value-type="float" office:value="-0.56568636834" calcext:value-type="float">
            <text:p>-0.5656863683</text:p>
          </table:table-cell>
          <table:table-cell office:value-type="float" office:value="0" calcext:value-type="float">
            <text:p>0</text:p>
          </table:table-cell>
          <table:table-cell office:value-type="float" office:value="3.53820337192" calcext:value-type="float">
            <text:p>3.5382033719</text:p>
          </table:table-cell>
        </table:table-row>
        <table:table-row table:style-name="ro1">
          <table:table-cell office:value-type="float" office:value="-0.101872660491" calcext:value-type="float">
            <text:p>-0.1018726605</text:p>
          </table:table-cell>
          <table:table-cell office:value-type="float" office:value="-1.03118065429" calcext:value-type="float">
            <text:p>-1.0311806543</text:p>
          </table:table-cell>
          <table:table-cell table:formula="of:=MATCH([.A301];[.F$5:.F$25];0)" office:value-type="string" office:string-value="" calcext:value-type="error">
            <text:p>#N/A</text:p>
          </table:table-cell>
          <table:table-cell table:formula="of:=IF(ISNA([.C301]);[.B301];NA())" office:value-type="float" office:value="-1.03118065429" calcext:value-type="float">
            <text:p>-1.0311806543</text:p>
          </table:table-cell>
          <table:table-cell table:formula="of:=IF(ISNA([.C301]);NA();[.B30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89390830163" calcext:value-type="float">
            <text:p>-0.6893908302</text:p>
          </table:table-cell>
          <table:table-cell office:value-type="float" office:value="-1.92074361176" calcext:value-type="float">
            <text:p>-1.9207436118</text:p>
          </table:table-cell>
          <table:table-cell office:value-type="float" office:value="0" calcext:value-type="float">
            <text:p>0</text:p>
          </table:table-cell>
          <table:table-cell office:value-type="float" office:value="3.53820337192" calcext:value-type="float">
            <text:p>3.5382033719</text:p>
          </table:table-cell>
        </table:table-row>
        <table:table-row table:style-name="ro1">
          <table:table-cell office:value-type="float" office:value="-1.4298637285" calcext:value-type="float">
            <text:p>-1.4298637285</text:p>
          </table:table-cell>
          <table:table-cell office:value-type="float" office:value="-1.4014929842" calcext:value-type="float">
            <text:p>-1.4014929842</text:p>
          </table:table-cell>
          <table:table-cell table:formula="of:=MATCH([.A302];[.F$5:.F$25];0)" office:value-type="string" office:string-value="" calcext:value-type="error">
            <text:p>#N/A</text:p>
          </table:table-cell>
          <table:table-cell table:formula="of:=IF(ISNA([.C302]);[.B302];NA())" office:value-type="float" office:value="-1.4014929842" calcext:value-type="float">
            <text:p>-1.4014929842</text:p>
          </table:table-cell>
          <table:table-cell table:formula="of:=IF(ISNA([.C302]);NA();[.B30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0206544927" calcext:value-type="float">
            <text:p>-1.4020654493</text:p>
          </table:table-cell>
          <table:table-cell office:value-type="float" office:value="-1.51789256904" calcext:value-type="float">
            <text:p>-1.517892569</text:p>
          </table:table-cell>
          <table:table-cell office:value-type="float" office:value="0" calcext:value-type="float">
            <text:p>0</text:p>
          </table:table-cell>
          <table:table-cell office:value-type="float" office:value="3.53820337192" calcext:value-type="float">
            <text:p>3.5382033719</text:p>
          </table:table-cell>
        </table:table-row>
        <table:table-row table:style-name="ro1">
          <table:table-cell office:value-type="float" office:value="-1.2388443226" calcext:value-type="float">
            <text:p>-1.2388443226</text:p>
          </table:table-cell>
          <table:table-cell office:value-type="float" office:value="-1.83027278031" calcext:value-type="float">
            <text:p>-1.8302727803</text:p>
          </table:table-cell>
          <table:table-cell table:formula="of:=MATCH([.A303];[.F$5:.F$25];0)" office:value-type="string" office:string-value="" calcext:value-type="error">
            <text:p>#N/A</text:p>
          </table:table-cell>
          <table:table-cell table:formula="of:=IF(ISNA([.C303]);[.B303];NA())" office:value-type="float" office:value="-1.83027278031" calcext:value-type="float">
            <text:p>-1.8302727803</text:p>
          </table:table-cell>
          <table:table-cell table:formula="of:=IF(ISNA([.C303]);NA();[.B30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6741042183" calcext:value-type="float">
            <text:p>-0.9674104218</text:p>
          </table:table-cell>
          <table:table-cell office:value-type="float" office:value="-0.801724306896" calcext:value-type="float">
            <text:p>-0.8017243069</text:p>
          </table:table-cell>
          <table:table-cell office:value-type="float" office:value="0" calcext:value-type="float">
            <text:p>0</text:p>
          </table:table-cell>
          <table:table-cell office:value-type="float" office:value="3.53820337192" calcext:value-type="float">
            <text:p>3.5382033719</text:p>
          </table:table-cell>
        </table:table-row>
        <table:table-row table:style-name="ro1">
          <table:table-cell office:value-type="float" office:value="-1.0873545176" calcext:value-type="float">
            <text:p>-1.0873545176</text:p>
          </table:table-cell>
          <table:table-cell office:value-type="float" office:value="-1.64135934124" calcext:value-type="float">
            <text:p>-1.6413593412</text:p>
          </table:table-cell>
          <table:table-cell table:formula="of:=MATCH([.A304];[.F$5:.F$25];0)" office:value-type="string" office:string-value="" calcext:value-type="error">
            <text:p>#N/A</text:p>
          </table:table-cell>
          <table:table-cell table:formula="of:=IF(ISNA([.C304]);[.B304];NA())" office:value-type="float" office:value="-1.64135934124" calcext:value-type="float">
            <text:p>-1.6413593412</text:p>
          </table:table-cell>
          <table:table-cell table:formula="of:=IF(ISNA([.C304]);NA();[.B30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1830220231" calcext:value-type="float">
            <text:p>-1.4183022023</text:p>
          </table:table-cell>
          <table:table-cell office:value-type="float" office:value="-1.13878496584" calcext:value-type="float">
            <text:p>-1.1387849658</text:p>
          </table:table-cell>
          <table:table-cell office:value-type="float" office:value="0" calcext:value-type="float">
            <text:p>0</text:p>
          </table:table-cell>
          <table:table-cell office:value-type="float" office:value="3.53820337192" calcext:value-type="float">
            <text:p>3.5382033719</text:p>
          </table:table-cell>
        </table:table-row>
        <table:table-row table:style-name="ro1">
          <table:table-cell office:value-type="float" office:value="-0.0956083442262" calcext:value-type="float">
            <text:p>-0.0956083442</text:p>
          </table:table-cell>
          <table:table-cell office:value-type="float" office:value="-1.93354476282" calcext:value-type="float">
            <text:p>-1.9335447628</text:p>
          </table:table-cell>
          <table:table-cell table:formula="of:=MATCH([.A305];[.F$5:.F$25];0)" office:value-type="string" office:string-value="" calcext:value-type="error">
            <text:p>#N/A</text:p>
          </table:table-cell>
          <table:table-cell table:formula="of:=IF(ISNA([.C305]);[.B305];NA())" office:value-type="float" office:value="-1.93354476282" calcext:value-type="float">
            <text:p>-1.9335447628</text:p>
          </table:table-cell>
          <table:table-cell table:formula="of:=IF(ISNA([.C305]);NA();[.B30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25947994856" calcext:value-type="float">
            <text:p>-0.3259479949</text:p>
          </table:table-cell>
          <table:table-cell office:value-type="float" office:value="-1.94903265869" calcext:value-type="float">
            <text:p>-1.9490326587</text:p>
          </table:table-cell>
          <table:table-cell office:value-type="float" office:value="0" calcext:value-type="float">
            <text:p>0</text:p>
          </table:table-cell>
          <table:table-cell office:value-type="float" office:value="3.53820337192" calcext:value-type="float">
            <text:p>3.5382033719</text:p>
          </table:table-cell>
        </table:table-row>
        <table:table-row table:style-name="ro1">
          <table:table-cell office:value-type="float" office:value="-1.10279870925" calcext:value-type="float">
            <text:p>-1.1027987093</text:p>
          </table:table-cell>
          <table:table-cell office:value-type="float" office:value="-1.81318104187" calcext:value-type="float">
            <text:p>-1.8131810419</text:p>
          </table:table-cell>
          <table:table-cell table:formula="of:=MATCH([.A306];[.F$5:.F$25];0)" office:value-type="string" office:string-value="" calcext:value-type="error">
            <text:p>#N/A</text:p>
          </table:table-cell>
          <table:table-cell table:formula="of:=IF(ISNA([.C306]);[.B306];NA())" office:value-type="float" office:value="-1.81318104187" calcext:value-type="float">
            <text:p>-1.8131810419</text:p>
          </table:table-cell>
          <table:table-cell table:formula="of:=IF(ISNA([.C306]);NA();[.B30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1342465026" calcext:value-type="float">
            <text:p>-1.2134246503</text:p>
          </table:table-cell>
          <table:table-cell office:value-type="float" office:value="-0.787434909988" calcext:value-type="float">
            <text:p>-0.78743491</text:p>
          </table:table-cell>
          <table:table-cell office:value-type="float" office:value="0" calcext:value-type="float">
            <text:p>0</text:p>
          </table:table-cell>
          <table:table-cell office:value-type="float" office:value="3.53820337192" calcext:value-type="float">
            <text:p>3.5382033719</text:p>
          </table:table-cell>
        </table:table-row>
        <table:table-row table:style-name="ro1">
          <table:table-cell office:value-type="float" office:value="-1.4044737155" calcext:value-type="float">
            <text:p>-1.4044737155</text:p>
          </table:table-cell>
          <table:table-cell office:value-type="float" office:value="-1.00928511703" calcext:value-type="float">
            <text:p>-1.009285117</text:p>
          </table:table-cell>
          <table:table-cell table:formula="of:=MATCH([.A307];[.F$5:.F$25];0)" office:value-type="string" office:string-value="" calcext:value-type="error">
            <text:p>#N/A</text:p>
          </table:table-cell>
          <table:table-cell table:formula="of:=IF(ISNA([.C307]);[.B307];NA())" office:value-type="float" office:value="-1.00928511703" calcext:value-type="float">
            <text:p>-1.009285117</text:p>
          </table:table-cell>
          <table:table-cell table:formula="of:=IF(ISNA([.C307]);NA();[.B30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72233404477" calcext:value-type="float">
            <text:p>-0.7722334045</text:p>
          </table:table-cell>
          <table:table-cell office:value-type="float" office:value="-0.396700438973" calcext:value-type="float">
            <text:p>-0.396700439</text:p>
          </table:table-cell>
          <table:table-cell office:value-type="float" office:value="16" calcext:value-type="float">
            <text:p>16</text:p>
          </table:table-cell>
          <table:table-cell office:value-type="float" office:value="3.52105886354" calcext:value-type="float">
            <text:p>3.5210588635</text:p>
          </table:table-cell>
        </table:table-row>
        <table:table-row table:style-name="ro1">
          <table:table-cell office:value-type="float" office:value="-1.07258033671" calcext:value-type="float">
            <text:p>-1.0725803367</text:p>
          </table:table-cell>
          <table:table-cell office:value-type="float" office:value="-0.987074768599" calcext:value-type="float">
            <text:p>-0.9870747686</text:p>
          </table:table-cell>
          <table:table-cell table:formula="of:=MATCH([.A308];[.F$5:.F$25];0)" office:value-type="string" office:string-value="" calcext:value-type="error">
            <text:p>#N/A</text:p>
          </table:table-cell>
          <table:table-cell table:formula="of:=IF(ISNA([.C308]);[.B308];NA())" office:value-type="float" office:value="-0.987074768599" calcext:value-type="float">
            <text:p>-0.9870747686</text:p>
          </table:table-cell>
          <table:table-cell table:formula="of:=IF(ISNA([.C308]);NA();[.B30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69427036582" calcext:value-type="float">
            <text:p>-0.6694270366</text:p>
          </table:table-cell>
          <table:table-cell office:value-type="float" office:value="-1.9918453962" calcext:value-type="float">
            <text:p>-1.9918453962</text:p>
          </table:table-cell>
          <table:table-cell office:value-type="float" office:value="16" calcext:value-type="float">
            <text:p>16</text:p>
          </table:table-cell>
          <table:table-cell office:value-type="float" office:value="3.52105886354" calcext:value-type="float">
            <text:p>3.5210588635</text:p>
          </table:table-cell>
        </table:table-row>
        <table:table-row table:style-name="ro1">
          <table:table-cell office:value-type="float" office:value="-0.339475062153" calcext:value-type="float">
            <text:p>-0.3394750622</text:p>
          </table:table-cell>
          <table:table-cell office:value-type="float" office:value="-0.746379612096" calcext:value-type="float">
            <text:p>-0.7463796121</text:p>
          </table:table-cell>
          <table:table-cell table:formula="of:=MATCH([.A309];[.F$5:.F$25];0)" office:value-type="string" office:string-value="" calcext:value-type="error">
            <text:p>#N/A</text:p>
          </table:table-cell>
          <table:table-cell table:formula="of:=IF(ISNA([.C309]);[.B309];NA())" office:value-type="float" office:value="-0.746379612096" calcext:value-type="float">
            <text:p>-0.7463796121</text:p>
          </table:table-cell>
          <table:table-cell table:formula="of:=IF(ISNA([.C309]);NA();[.B30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855095675109" calcext:value-type="float">
            <text:p>-0.0855095675</text:p>
          </table:table-cell>
          <table:table-cell office:value-type="float" office:value="-1.97653185746" calcext:value-type="float">
            <text:p>-1.9765318575</text:p>
          </table:table-cell>
          <table:table-cell office:value-type="float" office:value="16" calcext:value-type="float">
            <text:p>16</text:p>
          </table:table-cell>
          <table:table-cell office:value-type="float" office:value="3.52105886354" calcext:value-type="float">
            <text:p>3.5210588635</text:p>
          </table:table-cell>
        </table:table-row>
        <table:table-row table:style-name="ro1">
          <table:table-cell office:value-type="float" office:value="-0.973879057791" calcext:value-type="float">
            <text:p>-0.9738790578</text:p>
          </table:table-cell>
          <table:table-cell office:value-type="float" office:value="-2.12685535809" calcext:value-type="float">
            <text:p>-2.1268553581</text:p>
          </table:table-cell>
          <table:table-cell table:formula="of:=MATCH([.A310];[.F$5:.F$25];0)" office:value-type="string" office:string-value="" calcext:value-type="error">
            <text:p>#N/A</text:p>
          </table:table-cell>
          <table:table-cell table:formula="of:=IF(ISNA([.C310]);[.B310];NA())" office:value-type="float" office:value="-2.12685535809" calcext:value-type="float">
            <text:p>-2.1268553581</text:p>
          </table:table-cell>
          <table:table-cell table:formula="of:=IF(ISNA([.C310]);NA();[.B31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52592345173" calcext:value-type="float">
            <text:p>-0.3525923452</text:p>
          </table:table-cell>
          <table:table-cell office:value-type="float" office:value="-1.87867603803" calcext:value-type="float">
            <text:p>-1.878676038</text:p>
          </table:table-cell>
          <table:table-cell office:value-type="float" office:value="0" calcext:value-type="float">
            <text:p>0</text:p>
          </table:table-cell>
          <table:table-cell office:value-type="float" office:value="3.76360298134" calcext:value-type="float">
            <text:p>3.7636029813</text:p>
          </table:table-cell>
        </table:table-row>
        <table:table-row table:style-name="ro1">
          <table:table-cell office:value-type="float" office:value="-0.785125937317" calcext:value-type="float">
            <text:p>-0.7851259373</text:p>
          </table:table-cell>
          <table:table-cell office:value-type="float" office:value="-0.291104132179" calcext:value-type="float">
            <text:p>-0.2911041322</text:p>
          </table:table-cell>
          <table:table-cell table:formula="of:=MATCH([.A311];[.F$5:.F$25];0)" office:value-type="string" office:string-value="" calcext:value-type="error">
            <text:p>#N/A</text:p>
          </table:table-cell>
          <table:table-cell table:formula="of:=IF(ISNA([.C311]);[.B311];NA())" office:value-type="float" office:value="-0.291104132179" calcext:value-type="float">
            <text:p>-0.2911041322</text:p>
          </table:table-cell>
          <table:table-cell table:formula="of:=IF(ISNA([.C311]);NA();[.B31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78885557326" calcext:value-type="float">
            <text:p>-0.9788855573</text:p>
          </table:table-cell>
          <table:table-cell office:value-type="float" office:value="-1.96478783175" calcext:value-type="float">
            <text:p>-1.9647878318</text:p>
          </table:table-cell>
          <table:table-cell office:value-type="float" office:value="3" calcext:value-type="float">
            <text:p>3</text:p>
          </table:table-cell>
          <table:table-cell office:value-type="float" office:value="3.75362300541" calcext:value-type="float">
            <text:p>3.7536230054</text:p>
          </table:table-cell>
        </table:table-row>
        <table:table-row table:style-name="ro1">
          <table:table-cell office:value-type="float" office:value="-0.924275458873" calcext:value-type="float">
            <text:p>-0.9242754589</text:p>
          </table:table-cell>
          <table:table-cell office:value-type="float" office:value="-0.66267072774" calcext:value-type="float">
            <text:p>-0.6626707277</text:p>
          </table:table-cell>
          <table:table-cell table:formula="of:=MATCH([.A312];[.F$5:.F$25];0)" office:value-type="string" office:string-value="" calcext:value-type="error">
            <text:p>#N/A</text:p>
          </table:table-cell>
          <table:table-cell table:formula="of:=IF(ISNA([.C312]);[.B312];NA())" office:value-type="float" office:value="-0.66267072774" calcext:value-type="float">
            <text:p>-0.6626707277</text:p>
          </table:table-cell>
          <table:table-cell table:formula="of:=IF(ISNA([.C312]);NA();[.B31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19568640911" calcext:value-type="float">
            <text:p>-0.8195686409</text:p>
          </table:table-cell>
          <table:table-cell office:value-type="float" office:value="-0.761448693084" calcext:value-type="float">
            <text:p>-0.7614486931</text:p>
          </table:table-cell>
          <table:table-cell office:value-type="float" office:value="3" calcext:value-type="float">
            <text:p>3</text:p>
          </table:table-cell>
          <table:table-cell office:value-type="float" office:value="3.75362300541" calcext:value-type="float">
            <text:p>3.7536230054</text:p>
          </table:table-cell>
        </table:table-row>
        <table:table-row table:style-name="ro1">
          <table:table-cell office:value-type="float" office:value="-1.09861737333" calcext:value-type="float">
            <text:p>-1.0986173733</text:p>
          </table:table-cell>
          <table:table-cell office:value-type="float" office:value="-1.92476212889" calcext:value-type="float">
            <text:p>-1.9247621289</text:p>
          </table:table-cell>
          <table:table-cell table:formula="of:=MATCH([.A313];[.F$5:.F$25];0)" office:value-type="string" office:string-value="" calcext:value-type="error">
            <text:p>#N/A</text:p>
          </table:table-cell>
          <table:table-cell table:formula="of:=IF(ISNA([.C313]);[.B313];NA())" office:value-type="float" office:value="-1.92476212889" calcext:value-type="float">
            <text:p>-1.9247621289</text:p>
          </table:table-cell>
          <table:table-cell table:formula="of:=IF(ISNA([.C313]);NA();[.B31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1323083004" calcext:value-type="float">
            <text:p>-1.01323083</text:p>
          </table:table-cell>
          <table:table-cell office:value-type="float" office:value="-0.499853767541" calcext:value-type="float">
            <text:p>-0.4998537675</text:p>
          </table:table-cell>
          <table:table-cell office:value-type="float" office:value="3" calcext:value-type="float">
            <text:p>3</text:p>
          </table:table-cell>
          <table:table-cell office:value-type="float" office:value="3.75362300541" calcext:value-type="float">
            <text:p>3.7536230054</text:p>
          </table:table-cell>
        </table:table-row>
        <table:table-row table:style-name="ro1">
          <table:table-cell office:value-type="float" office:value="-0.601622903679" calcext:value-type="float">
            <text:p>-0.6016229037</text:p>
          </table:table-cell>
          <table:table-cell office:value-type="float" office:value="-1.85650970229" calcext:value-type="float">
            <text:p>-1.8565097023</text:p>
          </table:table-cell>
          <table:table-cell table:formula="of:=MATCH([.A314];[.F$5:.F$25];0)" office:value-type="string" office:string-value="" calcext:value-type="error">
            <text:p>#N/A</text:p>
          </table:table-cell>
          <table:table-cell table:formula="of:=IF(ISNA([.C314]);[.B314];NA())" office:value-type="float" office:value="-1.85650970229" calcext:value-type="float">
            <text:p>-1.8565097023</text:p>
          </table:table-cell>
          <table:table-cell table:formula="of:=IF(ISNA([.C314]);NA();[.B31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85291319178" calcext:value-type="float">
            <text:p>-0.5852913192</text:p>
          </table:table-cell>
          <table:table-cell office:value-type="float" office:value="-2.0341700918" calcext:value-type="float">
            <text:p>-2.0341700918</text:p>
          </table:table-cell>
          <table:table-cell office:value-type="float" office:value="12" calcext:value-type="float">
            <text:p>12</text:p>
          </table:table-cell>
          <table:table-cell office:value-type="float" office:value="3.72706936921" calcext:value-type="float">
            <text:p>3.7270693692</text:p>
          </table:table-cell>
        </table:table-row>
        <table:table-row table:style-name="ro1">
          <table:table-cell office:value-type="float" office:value="-0.87920506794" calcext:value-type="float">
            <text:p>-0.8792050679</text:p>
          </table:table-cell>
          <table:table-cell office:value-type="float" office:value="-0.642297698659" calcext:value-type="float">
            <text:p>-0.6422976987</text:p>
          </table:table-cell>
          <table:table-cell table:formula="of:=MATCH([.A315];[.F$5:.F$25];0)" office:value-type="string" office:string-value="" calcext:value-type="error">
            <text:p>#N/A</text:p>
          </table:table-cell>
          <table:table-cell table:formula="of:=IF(ISNA([.C315]);[.B315];NA())" office:value-type="float" office:value="-0.642297698659" calcext:value-type="float">
            <text:p>-0.6422976987</text:p>
          </table:table-cell>
          <table:table-cell table:formula="of:=IF(ISNA([.C315]);NA();[.B31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15039128317" calcext:value-type="float">
            <text:p>-0.6150391283</text:p>
          </table:table-cell>
          <table:table-cell office:value-type="float" office:value="-2.12405491626" calcext:value-type="float">
            <text:p>-2.1240549163</text:p>
          </table:table-cell>
          <table:table-cell office:value-type="float" office:value="12" calcext:value-type="float">
            <text:p>12</text:p>
          </table:table-cell>
          <table:table-cell office:value-type="float" office:value="3.72706936921" calcext:value-type="float">
            <text:p>3.7270693692</text:p>
          </table:table-cell>
        </table:table-row>
        <table:table-row table:style-name="ro1">
          <table:table-cell office:value-type="float" office:value="-1.03194801534" calcext:value-type="float">
            <text:p>-1.0319480153</text:p>
          </table:table-cell>
          <table:table-cell office:value-type="float" office:value="-2.17488173133" calcext:value-type="float">
            <text:p>-2.1748817313</text:p>
          </table:table-cell>
          <table:table-cell table:formula="of:=MATCH([.A316];[.F$5:.F$25];0)" office:value-type="string" office:string-value="" calcext:value-type="error">
            <text:p>#N/A</text:p>
          </table:table-cell>
          <table:table-cell table:formula="of:=IF(ISNA([.C316]);[.B316];NA())" office:value-type="float" office:value="-2.17488173133" calcext:value-type="float">
            <text:p>-2.1748817313</text:p>
          </table:table-cell>
          <table:table-cell table:formula="of:=IF(ISNA([.C316]);NA();[.B31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50329903033" calcext:value-type="float">
            <text:p>-0.250329903</text:p>
          </table:table-cell>
          <table:table-cell office:value-type="float" office:value="-1.6418299295" calcext:value-type="float">
            <text:p>-1.6418299295</text:p>
          </table:table-cell>
          <table:table-cell office:value-type="float" office:value="16" calcext:value-type="float">
            <text:p>16</text:p>
          </table:table-cell>
          <table:table-cell office:value-type="float" office:value="3.50319114546" calcext:value-type="float">
            <text:p>3.5031911455</text:p>
          </table:table-cell>
        </table:table-row>
        <table:table-row table:style-name="ro1">
          <table:table-cell office:value-type="float" office:value="-0.76673549846" calcext:value-type="float">
            <text:p>-0.7667354985</text:p>
          </table:table-cell>
          <table:table-cell office:value-type="float" office:value="-2.14209911462" calcext:value-type="float">
            <text:p>-2.1420991146</text:p>
          </table:table-cell>
          <table:table-cell table:formula="of:=MATCH([.A317];[.F$5:.F$25];0)" office:value-type="string" office:string-value="" calcext:value-type="error">
            <text:p>#N/A</text:p>
          </table:table-cell>
          <table:table-cell table:formula="of:=IF(ISNA([.C317]);[.B317];NA())" office:value-type="float" office:value="-2.14209911462" calcext:value-type="float">
            <text:p>-2.1420991146</text:p>
          </table:table-cell>
          <table:table-cell table:formula="of:=IF(ISNA([.C317]);NA();[.B31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479297468" calcext:value-type="float">
            <text:p>-1.3479297468</text:p>
          </table:table-cell>
          <table:table-cell office:value-type="float" office:value="-0.853564982209" calcext:value-type="float">
            <text:p>-0.8535649822</text:p>
          </table:table-cell>
          <table:table-cell office:value-type="float" office:value="16" calcext:value-type="float">
            <text:p>16</text:p>
          </table:table-cell>
          <table:table-cell office:value-type="float" office:value="3.50319114546" calcext:value-type="float">
            <text:p>3.5031911455</text:p>
          </table:table-cell>
        </table:table-row>
        <table:table-row table:style-name="ro1">
          <table:table-cell office:value-type="float" office:value="-0.6438507641" calcext:value-type="float">
            <text:p>-0.6438507641</text:p>
          </table:table-cell>
          <table:table-cell office:value-type="float" office:value="-0.56568636834" calcext:value-type="float">
            <text:p>-0.5656863683</text:p>
          </table:table-cell>
          <table:table-cell table:formula="of:=MATCH([.A318];[.F$5:.F$25];0)" office:value-type="string" office:string-value="" calcext:value-type="error">
            <text:p>#N/A</text:p>
          </table:table-cell>
          <table:table-cell table:formula="of:=IF(ISNA([.C318]);[.B318];NA())" office:value-type="float" office:value="-0.56568636834" calcext:value-type="float">
            <text:p>-0.5656863683</text:p>
          </table:table-cell>
          <table:table-cell table:formula="of:=IF(ISNA([.C318]);NA();[.B31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73255816351" calcext:value-type="float">
            <text:p>-0.4732558164</text:p>
          </table:table-cell>
          <table:table-cell office:value-type="float" office:value="-2.0239259904" calcext:value-type="float">
            <text:p>-2.0239259904</text:p>
          </table:table-cell>
          <table:table-cell office:value-type="float" office:value="16" calcext:value-type="float">
            <text:p>16</text:p>
          </table:table-cell>
          <table:table-cell office:value-type="float" office:value="3.50319114546" calcext:value-type="float">
            <text:p>3.5031911455</text:p>
          </table:table-cell>
        </table:table-row>
        <table:table-row table:style-name="ro1">
          <table:table-cell office:value-type="float" office:value="-0.689390830163" calcext:value-type="float">
            <text:p>-0.6893908302</text:p>
          </table:table-cell>
          <table:table-cell office:value-type="float" office:value="-1.92074361176" calcext:value-type="float">
            <text:p>-1.9207436118</text:p>
          </table:table-cell>
          <table:table-cell table:formula="of:=MATCH([.A319];[.F$5:.F$25];0)" office:value-type="string" office:string-value="" calcext:value-type="error">
            <text:p>#N/A</text:p>
          </table:table-cell>
          <table:table-cell table:formula="of:=IF(ISNA([.C319]);[.B319];NA())" office:value-type="float" office:value="-1.92074361176" calcext:value-type="float">
            <text:p>-1.9207436118</text:p>
          </table:table-cell>
          <table:table-cell table:formula="of:=IF(ISNA([.C319]);NA();[.B31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94097699806" calcext:value-type="float">
            <text:p>-0.1940976998</text:p>
          </table:table-cell>
          <table:table-cell office:value-type="float" office:value="-0.978862164095" calcext:value-type="float">
            <text:p>-0.9788621641</text:p>
          </table:table-cell>
          <table:table-cell office:value-type="float" office:value="0" calcext:value-type="float">
            <text:p>0</text:p>
          </table:table-cell>
          <table:table-cell office:value-type="float" office:value="3.54665410375" calcext:value-type="float">
            <text:p>3.5466541038</text:p>
          </table:table-cell>
        </table:table-row>
        <table:table-row table:style-name="ro1">
          <table:table-cell office:value-type="float" office:value="-1.40206544927" calcext:value-type="float">
            <text:p>-1.4020654493</text:p>
          </table:table-cell>
          <table:table-cell office:value-type="float" office:value="-1.51789256904" calcext:value-type="float">
            <text:p>-1.517892569</text:p>
          </table:table-cell>
          <table:table-cell table:formula="of:=MATCH([.A320];[.F$5:.F$25];0)" office:value-type="string" office:string-value="" calcext:value-type="error">
            <text:p>#N/A</text:p>
          </table:table-cell>
          <table:table-cell table:formula="of:=IF(ISNA([.C320]);[.B320];NA())" office:value-type="float" office:value="-1.51789256904" calcext:value-type="float">
            <text:p>-1.517892569</text:p>
          </table:table-cell>
          <table:table-cell table:formula="of:=IF(ISNA([.C320]);NA();[.B32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24033967284" calcext:value-type="float">
            <text:p>-0.5240339673</text:p>
          </table:table-cell>
          <table:table-cell office:value-type="float" office:value="-0.44875183964" calcext:value-type="float">
            <text:p>-0.4487518396</text:p>
          </table:table-cell>
          <table:table-cell office:value-type="float" office:value="0" calcext:value-type="float">
            <text:p>0</text:p>
          </table:table-cell>
          <table:table-cell office:value-type="float" office:value="3.54665410375" calcext:value-type="float">
            <text:p>3.5466541038</text:p>
          </table:table-cell>
        </table:table-row>
        <table:table-row table:style-name="ro1">
          <table:table-cell office:value-type="float" office:value="-0.96741042183" calcext:value-type="float">
            <text:p>-0.9674104218</text:p>
          </table:table-cell>
          <table:table-cell office:value-type="float" office:value="-0.801724306896" calcext:value-type="float">
            <text:p>-0.8017243069</text:p>
          </table:table-cell>
          <table:table-cell table:formula="of:=MATCH([.A321];[.F$5:.F$25];0)" office:value-type="string" office:string-value="" calcext:value-type="error">
            <text:p>#N/A</text:p>
          </table:table-cell>
          <table:table-cell table:formula="of:=IF(ISNA([.C321]);[.B321];NA())" office:value-type="float" office:value="-0.801724306896" calcext:value-type="float">
            <text:p>-0.8017243069</text:p>
          </table:table-cell>
          <table:table-cell table:formula="of:=IF(ISNA([.C321]);NA();[.B32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42750598922" calcext:value-type="float">
            <text:p>-0.2427505989</text:p>
          </table:table-cell>
          <table:table-cell office:value-type="float" office:value="-1.70294097675" calcext:value-type="float">
            <text:p>-1.7029409768</text:p>
          </table:table-cell>
          <table:table-cell office:value-type="float" office:value="0" calcext:value-type="float">
            <text:p>0</text:p>
          </table:table-cell>
          <table:table-cell office:value-type="float" office:value="3.54665410375" calcext:value-type="float">
            <text:p>3.5466541038</text:p>
          </table:table-cell>
        </table:table-row>
        <table:table-row table:style-name="ro1">
          <table:table-cell office:value-type="float" office:value="-1.41830220231" calcext:value-type="float">
            <text:p>-1.4183022023</text:p>
          </table:table-cell>
          <table:table-cell office:value-type="float" office:value="-1.13878496584" calcext:value-type="float">
            <text:p>-1.1387849658</text:p>
          </table:table-cell>
          <table:table-cell table:formula="of:=MATCH([.A322];[.F$5:.F$25];0)" office:value-type="string" office:string-value="" calcext:value-type="error">
            <text:p>#N/A</text:p>
          </table:table-cell>
          <table:table-cell table:formula="of:=IF(ISNA([.C322]);[.B322];NA())" office:value-type="float" office:value="-1.13878496584" calcext:value-type="float">
            <text:p>-1.1387849658</text:p>
          </table:table-cell>
          <table:table-cell table:formula="of:=IF(ISNA([.C322]);NA();[.B32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241791535543" calcext:value-type="float">
            <text:p>-0.0241791536</text:p>
          </table:table-cell>
          <table:table-cell office:value-type="float" office:value="-2.03590630632" calcext:value-type="float">
            <text:p>-2.0359063063</text:p>
          </table:table-cell>
          <table:table-cell office:value-type="float" office:value="0" calcext:value-type="float">
            <text:p>0</text:p>
          </table:table-cell>
          <table:table-cell office:value-type="float" office:value="3.54665410375" calcext:value-type="float">
            <text:p>3.5466541038</text:p>
          </table:table-cell>
        </table:table-row>
        <table:table-row table:style-name="ro1">
          <table:table-cell office:value-type="float" office:value="-0.325947994856" calcext:value-type="float">
            <text:p>-0.3259479949</text:p>
          </table:table-cell>
          <table:table-cell office:value-type="float" office:value="-1.94903265869" calcext:value-type="float">
            <text:p>-1.9490326587</text:p>
          </table:table-cell>
          <table:table-cell table:formula="of:=MATCH([.A323];[.F$5:.F$25];0)" office:value-type="string" office:string-value="" calcext:value-type="error">
            <text:p>#N/A</text:p>
          </table:table-cell>
          <table:table-cell table:formula="of:=IF(ISNA([.C323]);[.B323];NA())" office:value-type="float" office:value="-1.94903265869" calcext:value-type="float">
            <text:p>-1.9490326587</text:p>
          </table:table-cell>
          <table:table-cell table:formula="of:=IF(ISNA([.C323]);NA();[.B32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4878825433" calcext:value-type="float">
            <text:p>-1.1487882543</text:p>
          </table:table-cell>
          <table:table-cell office:value-type="float" office:value="-1.110198453" calcext:value-type="float">
            <text:p>-1.110198453</text:p>
          </table:table-cell>
          <table:table-cell office:value-type="float" office:value="0" calcext:value-type="float">
            <text:p>0</text:p>
          </table:table-cell>
          <table:table-cell office:value-type="float" office:value="3.54665410375" calcext:value-type="float">
            <text:p>3.5466541038</text:p>
          </table:table-cell>
        </table:table-row>
        <table:table-row table:style-name="ro1">
          <table:table-cell office:value-type="float" office:value="-1.21342465026" calcext:value-type="float">
            <text:p>-1.2134246503</text:p>
          </table:table-cell>
          <table:table-cell office:value-type="float" office:value="-0.787434909988" calcext:value-type="float">
            <text:p>-0.78743491</text:p>
          </table:table-cell>
          <table:table-cell table:formula="of:=MATCH([.A324];[.F$5:.F$25];0)" office:value-type="string" office:string-value="" calcext:value-type="error">
            <text:p>#N/A</text:p>
          </table:table-cell>
          <table:table-cell table:formula="of:=IF(ISNA([.C324]);[.B324];NA())" office:value-type="float" office:value="-0.787434909988" calcext:value-type="float">
            <text:p>-0.78743491</text:p>
          </table:table-cell>
          <table:table-cell table:formula="of:=IF(ISNA([.C324]);NA();[.B32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65073215054" calcext:value-type="float">
            <text:p>-0.4650732151</text:p>
          </table:table-cell>
          <table:table-cell office:value-type="float" office:value="-0.730181328927" calcext:value-type="float">
            <text:p>-0.7301813289</text:p>
          </table:table-cell>
          <table:table-cell office:value-type="float" office:value="0" calcext:value-type="float">
            <text:p>0</text:p>
          </table:table-cell>
          <table:table-cell office:value-type="float" office:value="3.54665410375" calcext:value-type="float">
            <text:p>3.5466541038</text:p>
          </table:table-cell>
        </table:table-row>
        <table:table-row table:style-name="ro1">
          <table:table-cell office:value-type="float" office:value="-0.772233404477" calcext:value-type="float">
            <text:p>-0.7722334045</text:p>
          </table:table-cell>
          <table:table-cell office:value-type="float" office:value="-0.396700438973" calcext:value-type="float">
            <text:p>-0.396700439</text:p>
          </table:table-cell>
          <table:table-cell table:formula="of:=MATCH([.A325];[.F$5:.F$25];0)" office:value-type="string" office:string-value="" calcext:value-type="error">
            <text:p>#N/A</text:p>
          </table:table-cell>
          <table:table-cell table:formula="of:=IF(ISNA([.C325]);[.B325];NA())" office:value-type="float" office:value="-0.396700438973" calcext:value-type="float">
            <text:p>-0.396700439</text:p>
          </table:table-cell>
          <table:table-cell table:formula="of:=IF(ISNA([.C325]);NA();[.B32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8126942766" calcext:value-type="float">
            <text:p>-1.5812694277</text:p>
          </table:table-cell>
          <table:table-cell office:value-type="float" office:value="-1.01989483265" calcext:value-type="float">
            <text:p>-1.0198948327</text:p>
          </table:table-cell>
          <table:table-cell office:value-type="float" office:value="0" calcext:value-type="float">
            <text:p>0</text:p>
          </table:table-cell>
          <table:table-cell office:value-type="float" office:value="3.54665410375" calcext:value-type="float">
            <text:p>3.5466541038</text:p>
          </table:table-cell>
        </table:table-row>
        <table:table-row table:style-name="ro1">
          <table:table-cell office:value-type="float" office:value="-0.669427036582" calcext:value-type="float">
            <text:p>-0.6694270366</text:p>
          </table:table-cell>
          <table:table-cell office:value-type="float" office:value="-1.9918453962" calcext:value-type="float">
            <text:p>-1.9918453962</text:p>
          </table:table-cell>
          <table:table-cell table:formula="of:=MATCH([.A326];[.F$5:.F$25];0)" office:value-type="string" office:string-value="" calcext:value-type="error">
            <text:p>#N/A</text:p>
          </table:table-cell>
          <table:table-cell table:formula="of:=IF(ISNA([.C326]);[.B326];NA())" office:value-type="float" office:value="-1.9918453962" calcext:value-type="float">
            <text:p>-1.9918453962</text:p>
          </table:table-cell>
          <table:table-cell table:formula="of:=IF(ISNA([.C326]);NA();[.B32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827992826" calcext:value-type="float">
            <text:p>-1.2827992826</text:p>
          </table:table-cell>
          <table:table-cell office:value-type="float" office:value="-1.76148306837" calcext:value-type="float">
            <text:p>-1.7614830684</text:p>
          </table:table-cell>
          <table:table-cell office:value-type="float" office:value="0" calcext:value-type="float">
            <text:p>0</text:p>
          </table:table-cell>
          <table:table-cell office:value-type="float" office:value="3.54665410375" calcext:value-type="float">
            <text:p>3.5466541038</text:p>
          </table:table-cell>
        </table:table-row>
        <table:table-row table:style-name="ro1">
          <table:table-cell office:value-type="float" office:value="-0.0855095675109" calcext:value-type="float">
            <text:p>-0.0855095675</text:p>
          </table:table-cell>
          <table:table-cell office:value-type="float" office:value="-1.97653185746" calcext:value-type="float">
            <text:p>-1.9765318575</text:p>
          </table:table-cell>
          <table:table-cell table:formula="of:=MATCH([.A327];[.F$5:.F$25];0)" office:value-type="string" office:string-value="" calcext:value-type="error">
            <text:p>#N/A</text:p>
          </table:table-cell>
          <table:table-cell table:formula="of:=IF(ISNA([.C327]);[.B327];NA())" office:value-type="float" office:value="-1.97653185746" calcext:value-type="float">
            <text:p>-1.9765318575</text:p>
          </table:table-cell>
          <table:table-cell table:formula="of:=IF(ISNA([.C327]);NA();[.B32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442008805" calcext:value-type="float">
            <text:p>-0.1442008805</text:p>
          </table:table-cell>
          <table:table-cell office:value-type="float" office:value="-1.05136225664" calcext:value-type="float">
            <text:p>-1.0513622566</text:p>
          </table:table-cell>
          <table:table-cell office:value-type="float" office:value="0" calcext:value-type="float">
            <text:p>0</text:p>
          </table:table-cell>
          <table:table-cell office:value-type="float" office:value="3.54665410375" calcext:value-type="float">
            <text:p>3.5466541038</text:p>
          </table:table-cell>
        </table:table-row>
        <table:table-row table:style-name="ro1">
          <table:table-cell office:value-type="float" office:value="-0.352592345173" calcext:value-type="float">
            <text:p>-0.3525923452</text:p>
          </table:table-cell>
          <table:table-cell office:value-type="float" office:value="-1.87867603803" calcext:value-type="float">
            <text:p>-1.878676038</text:p>
          </table:table-cell>
          <table:table-cell table:formula="of:=MATCH([.A328];[.F$5:.F$25];0)" office:value-type="string" office:string-value="" calcext:value-type="error">
            <text:p>#N/A</text:p>
          </table:table-cell>
          <table:table-cell table:formula="of:=IF(ISNA([.C328]);[.B328];NA())" office:value-type="float" office:value="-1.87867603803" calcext:value-type="float">
            <text:p>-1.878676038</text:p>
          </table:table-cell>
          <table:table-cell table:formula="of:=IF(ISNA([.C328]);NA();[.B32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78909327426" calcext:value-type="float">
            <text:p>-0.6789093274</text:p>
          </table:table-cell>
          <table:table-cell office:value-type="float" office:value="-0.451298355446" calcext:value-type="float">
            <text:p>-0.4512983554</text:p>
          </table:table-cell>
          <table:table-cell office:value-type="float" office:value="0" calcext:value-type="float">
            <text:p>0</text:p>
          </table:table-cell>
          <table:table-cell office:value-type="float" office:value="3.54665410375" calcext:value-type="float">
            <text:p>3.5466541038</text:p>
          </table:table-cell>
        </table:table-row>
        <table:table-row table:style-name="ro1">
          <table:table-cell office:value-type="float" office:value="-0.978885557326" calcext:value-type="float">
            <text:p>-0.9788855573</text:p>
          </table:table-cell>
          <table:table-cell office:value-type="float" office:value="-1.96478783175" calcext:value-type="float">
            <text:p>-1.9647878318</text:p>
          </table:table-cell>
          <table:table-cell table:formula="of:=MATCH([.A329];[.F$5:.F$25];0)" office:value-type="string" office:string-value="" calcext:value-type="error">
            <text:p>#N/A</text:p>
          </table:table-cell>
          <table:table-cell table:formula="of:=IF(ISNA([.C329]);[.B329];NA())" office:value-type="float" office:value="-1.96478783175" calcext:value-type="float">
            <text:p>-1.9647878318</text:p>
          </table:table-cell>
          <table:table-cell table:formula="of:=IF(ISNA([.C329]);NA();[.B32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485035003" calcext:value-type="float">
            <text:p>-0.6485035003</text:p>
          </table:table-cell>
          <table:table-cell office:value-type="float" office:value="-0.439253187871" calcext:value-type="float">
            <text:p>-0.4392531879</text:p>
          </table:table-cell>
          <table:table-cell office:value-type="float" office:value="3" calcext:value-type="float">
            <text:p>3</text:p>
          </table:table-cell>
          <table:table-cell office:value-type="float" office:value="3.85791598358" calcext:value-type="float">
            <text:p>3.8579159836</text:p>
          </table:table-cell>
        </table:table-row>
        <table:table-row table:style-name="ro1">
          <table:table-cell office:value-type="float" office:value="-0.819568640911" calcext:value-type="float">
            <text:p>-0.8195686409</text:p>
          </table:table-cell>
          <table:table-cell office:value-type="float" office:value="-0.761448693084" calcext:value-type="float">
            <text:p>-0.7614486931</text:p>
          </table:table-cell>
          <table:table-cell table:formula="of:=MATCH([.A330];[.F$5:.F$25];0)" office:value-type="string" office:string-value="" calcext:value-type="error">
            <text:p>#N/A</text:p>
          </table:table-cell>
          <table:table-cell table:formula="of:=IF(ISNA([.C330]);[.B330];NA())" office:value-type="float" office:value="-0.761448693084" calcext:value-type="float">
            <text:p>-0.7614486931</text:p>
          </table:table-cell>
          <table:table-cell table:formula="of:=IF(ISNA([.C330]);NA();[.B33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2541228052" calcext:value-type="float">
            <text:p>-1.1254122805</text:p>
          </table:table-cell>
          <table:table-cell office:value-type="float" office:value="-1.44189622803" calcext:value-type="float">
            <text:p>-1.441896228</text:p>
          </table:table-cell>
          <table:table-cell office:value-type="float" office:value="5" calcext:value-type="float">
            <text:p>5</text:p>
          </table:table-cell>
          <table:table-cell office:value-type="float" office:value="3.7417685787" calcext:value-type="float">
            <text:p>3.7417685787</text:p>
          </table:table-cell>
        </table:table-row>
        <table:table-row table:style-name="ro1">
          <table:table-cell office:value-type="float" office:value="-1.01323083004" calcext:value-type="float">
            <text:p>-1.01323083</text:p>
          </table:table-cell>
          <table:table-cell office:value-type="float" office:value="-0.499853767541" calcext:value-type="float">
            <text:p>-0.4998537675</text:p>
          </table:table-cell>
          <table:table-cell table:formula="of:=MATCH([.A331];[.F$5:.F$25];0)" office:value-type="string" office:string-value="" calcext:value-type="error">
            <text:p>#N/A</text:p>
          </table:table-cell>
          <table:table-cell table:formula="of:=IF(ISNA([.C331]);[.B331];NA())" office:value-type="float" office:value="-0.499853767541" calcext:value-type="float">
            <text:p>-0.4998537675</text:p>
          </table:table-cell>
          <table:table-cell table:formula="of:=IF(ISNA([.C331]);NA();[.B33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408314241" calcext:value-type="float">
            <text:p>-1.2408314241</text:p>
          </table:table-cell>
          <table:table-cell office:value-type="float" office:value="-1.46896304655" calcext:value-type="float">
            <text:p>-1.4689630466</text:p>
          </table:table-cell>
          <table:table-cell office:value-type="float" office:value="5" calcext:value-type="float">
            <text:p>5</text:p>
          </table:table-cell>
          <table:table-cell office:value-type="float" office:value="3.7417685787" calcext:value-type="float">
            <text:p>3.7417685787</text:p>
          </table:table-cell>
        </table:table-row>
        <table:table-row table:style-name="ro1">
          <table:table-cell office:value-type="float" office:value="-0.585291319178" calcext:value-type="float">
            <text:p>-0.5852913192</text:p>
          </table:table-cell>
          <table:table-cell office:value-type="float" office:value="-2.0341700918" calcext:value-type="float">
            <text:p>-2.0341700918</text:p>
          </table:table-cell>
          <table:table-cell table:formula="of:=MATCH([.A332];[.F$5:.F$25];0)" office:value-type="string" office:string-value="" calcext:value-type="error">
            <text:p>#N/A</text:p>
          </table:table-cell>
          <table:table-cell table:formula="of:=IF(ISNA([.C332]);[.B332];NA())" office:value-type="float" office:value="-2.0341700918" calcext:value-type="float">
            <text:p>-2.0341700918</text:p>
          </table:table-cell>
          <table:table-cell table:formula="of:=IF(ISNA([.C332]);NA();[.B33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48024585698" calcext:value-type="float">
            <text:p>-0.8480245857</text:p>
          </table:table-cell>
          <table:table-cell office:value-type="float" office:value="-0.442682120712" calcext:value-type="float">
            <text:p>-0.4426821207</text:p>
          </table:table-cell>
          <table:table-cell office:value-type="float" office:value="5" calcext:value-type="float">
            <text:p>5</text:p>
          </table:table-cell>
          <table:table-cell office:value-type="float" office:value="3.7417685787" calcext:value-type="float">
            <text:p>3.7417685787</text:p>
          </table:table-cell>
        </table:table-row>
        <table:table-row table:style-name="ro1">
          <table:table-cell office:value-type="float" office:value="-0.615039128317" calcext:value-type="float">
            <text:p>-0.6150391283</text:p>
          </table:table-cell>
          <table:table-cell office:value-type="float" office:value="-2.12405491626" calcext:value-type="float">
            <text:p>-2.1240549163</text:p>
          </table:table-cell>
          <table:table-cell table:formula="of:=MATCH([.A333];[.F$5:.F$25];0)" office:value-type="string" office:string-value="" calcext:value-type="error">
            <text:p>#N/A</text:p>
          </table:table-cell>
          <table:table-cell table:formula="of:=IF(ISNA([.C333]);[.B333];NA())" office:value-type="float" office:value="-2.12405491626" calcext:value-type="float">
            <text:p>-2.1240549163</text:p>
          </table:table-cell>
          <table:table-cell table:formula="of:=IF(ISNA([.C333]);NA();[.B33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27763774055" calcext:value-type="float">
            <text:p>0.1277637741</text:p>
          </table:table-cell>
          <table:table-cell office:value-type="float" office:value="-0.887535591796" calcext:value-type="float">
            <text:p>-0.8875355918</text:p>
          </table:table-cell>
          <table:table-cell office:value-type="float" office:value="0" calcext:value-type="float">
            <text:p>0</text:p>
          </table:table-cell>
          <table:table-cell office:value-type="float" office:value="3.55043875519" calcext:value-type="float">
            <text:p>3.5504387552</text:p>
          </table:table-cell>
        </table:table-row>
        <table:table-row table:style-name="ro1">
          <table:table-cell office:value-type="float" office:value="-0.250329903033" calcext:value-type="float">
            <text:p>-0.250329903</text:p>
          </table:table-cell>
          <table:table-cell office:value-type="float" office:value="-1.6418299295" calcext:value-type="float">
            <text:p>-1.6418299295</text:p>
          </table:table-cell>
          <table:table-cell table:formula="of:=MATCH([.A334];[.F$5:.F$25];0)" office:value-type="string" office:string-value="" calcext:value-type="error">
            <text:p>#N/A</text:p>
          </table:table-cell>
          <table:table-cell table:formula="of:=IF(ISNA([.C334]);[.B334];NA())" office:value-type="float" office:value="-1.6418299295" calcext:value-type="float">
            <text:p>-1.6418299295</text:p>
          </table:table-cell>
          <table:table-cell table:formula="of:=IF(ISNA([.C334]);NA();[.B334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21935618705" calcext:value-type="float">
            <text:p>0.2219356187</text:p>
          </table:table-cell>
          <table:table-cell office:value-type="float" office:value="-1.39443769244" calcext:value-type="float">
            <text:p>-1.3944376924</text:p>
          </table:table-cell>
          <table:table-cell office:value-type="float" office:value="0" calcext:value-type="float">
            <text:p>0</text:p>
          </table:table-cell>
          <table:table-cell office:value-type="float" office:value="3.55043875519" calcext:value-type="float">
            <text:p>3.5504387552</text:p>
          </table:table-cell>
        </table:table-row>
        <table:table-row table:style-name="ro1">
          <table:table-cell office:value-type="float" office:value="-1.3479297468" calcext:value-type="float">
            <text:p>-1.3479297468</text:p>
          </table:table-cell>
          <table:table-cell office:value-type="float" office:value="-0.853564982209" calcext:value-type="float">
            <text:p>-0.8535649822</text:p>
          </table:table-cell>
          <table:table-cell table:formula="of:=MATCH([.A335];[.F$5:.F$25];0)" office:value-type="string" office:string-value="" calcext:value-type="error">
            <text:p>#N/A</text:p>
          </table:table-cell>
          <table:table-cell table:formula="of:=IF(ISNA([.C335]);[.B335];NA())" office:value-type="float" office:value="-0.853564982209" calcext:value-type="float">
            <text:p>-0.8535649822</text:p>
          </table:table-cell>
          <table:table-cell table:formula="of:=IF(ISNA([.C335]);NA();[.B33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41067670391" calcext:value-type="float">
            <text:p>-0.1410676704</text:p>
          </table:table-cell>
          <table:table-cell office:value-type="float" office:value="-1.89693981486" calcext:value-type="float">
            <text:p>-1.8969398149</text:p>
          </table:table-cell>
          <table:table-cell office:value-type="float" office:value="0" calcext:value-type="float">
            <text:p>0</text:p>
          </table:table-cell>
          <table:table-cell office:value-type="float" office:value="3.55043875519" calcext:value-type="float">
            <text:p>3.5504387552</text:p>
          </table:table-cell>
        </table:table-row>
        <table:table-row table:style-name="ro1">
          <table:table-cell office:value-type="float" office:value="-0.473255816351" calcext:value-type="float">
            <text:p>-0.4732558164</text:p>
          </table:table-cell>
          <table:table-cell office:value-type="float" office:value="-2.0239259904" calcext:value-type="float">
            <text:p>-2.0239259904</text:p>
          </table:table-cell>
          <table:table-cell table:formula="of:=MATCH([.A336];[.F$5:.F$25];0)" office:value-type="string" office:string-value="" calcext:value-type="error">
            <text:p>#N/A</text:p>
          </table:table-cell>
          <table:table-cell table:formula="of:=IF(ISNA([.C336]);[.B336];NA())" office:value-type="float" office:value="-2.0239259904" calcext:value-type="float">
            <text:p>-2.0239259904</text:p>
          </table:table-cell>
          <table:table-cell table:formula="of:=IF(ISNA([.C336]);NA();[.B33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8926882117" calcext:value-type="float">
            <text:p>-1.5892688212</text:p>
          </table:table-cell>
          <table:table-cell office:value-type="float" office:value="-1.37621013721" calcext:value-type="float">
            <text:p>-1.3762101372</text:p>
          </table:table-cell>
          <table:table-cell office:value-type="float" office:value="0" calcext:value-type="float">
            <text:p>0</text:p>
          </table:table-cell>
          <table:table-cell office:value-type="float" office:value="3.55043875519" calcext:value-type="float">
            <text:p>3.5504387552</text:p>
          </table:table-cell>
        </table:table-row>
        <table:table-row table:style-name="ro1">
          <table:table-cell office:value-type="float" office:value="-0.194097699806" calcext:value-type="float">
            <text:p>-0.1940976998</text:p>
          </table:table-cell>
          <table:table-cell office:value-type="float" office:value="-0.978862164095" calcext:value-type="float">
            <text:p>-0.9788621641</text:p>
          </table:table-cell>
          <table:table-cell table:formula="of:=MATCH([.A337];[.F$5:.F$25];0)" office:value-type="string" office:string-value="" calcext:value-type="error">
            <text:p>#N/A</text:p>
          </table:table-cell>
          <table:table-cell table:formula="of:=IF(ISNA([.C337]);[.B337];NA())" office:value-type="float" office:value="-0.978862164095" calcext:value-type="float">
            <text:p>-0.9788621641</text:p>
          </table:table-cell>
          <table:table-cell table:formula="of:=IF(ISNA([.C337]);NA();[.B33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42150965759" calcext:value-type="float">
            <text:p>-0.3421509658</text:p>
          </table:table-cell>
          <table:table-cell office:value-type="float" office:value="-0.371925473692" calcext:value-type="float">
            <text:p>-0.3719254737</text:p>
          </table:table-cell>
          <table:table-cell office:value-type="float" office:value="0" calcext:value-type="float">
            <text:p>0</text:p>
          </table:table-cell>
          <table:table-cell office:value-type="float" office:value="3.55043875519" calcext:value-type="float">
            <text:p>3.5504387552</text:p>
          </table:table-cell>
        </table:table-row>
        <table:table-row table:style-name="ro1">
          <table:table-cell office:value-type="float" office:value="-0.524033967284" calcext:value-type="float">
            <text:p>-0.5240339673</text:p>
          </table:table-cell>
          <table:table-cell office:value-type="float" office:value="-0.44875183964" calcext:value-type="float">
            <text:p>-0.4487518396</text:p>
          </table:table-cell>
          <table:table-cell table:formula="of:=MATCH([.A338];[.F$5:.F$25];0)" office:value-type="string" office:string-value="" calcext:value-type="error">
            <text:p>#N/A</text:p>
          </table:table-cell>
          <table:table-cell table:formula="of:=IF(ISNA([.C338]);[.B338];NA())" office:value-type="float" office:value="-0.44875183964" calcext:value-type="float">
            <text:p>-0.4487518396</text:p>
          </table:table-cell>
          <table:table-cell table:formula="of:=IF(ISNA([.C338]);NA();[.B33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52945747691" calcext:value-type="float">
            <text:p>-0.3529457477</text:p>
          </table:table-cell>
          <table:table-cell office:value-type="float" office:value="-0.652217617686" calcext:value-type="float">
            <text:p>-0.6522176177</text:p>
          </table:table-cell>
          <table:table-cell office:value-type="float" office:value="0" calcext:value-type="float">
            <text:p>0</text:p>
          </table:table-cell>
          <table:table-cell office:value-type="float" office:value="3.55043875519" calcext:value-type="float">
            <text:p>3.5504387552</text:p>
          </table:table-cell>
        </table:table-row>
        <table:table-row table:style-name="ro1">
          <table:table-cell office:value-type="float" office:value="-0.242750598922" calcext:value-type="float">
            <text:p>-0.2427505989</text:p>
          </table:table-cell>
          <table:table-cell office:value-type="float" office:value="-1.70294097675" calcext:value-type="float">
            <text:p>-1.7029409768</text:p>
          </table:table-cell>
          <table:table-cell table:formula="of:=MATCH([.A339];[.F$5:.F$25];0)" office:value-type="string" office:string-value="" calcext:value-type="error">
            <text:p>#N/A</text:p>
          </table:table-cell>
          <table:table-cell table:formula="of:=IF(ISNA([.C339]);[.B339];NA())" office:value-type="float" office:value="-1.70294097675" calcext:value-type="float">
            <text:p>-1.7029409768</text:p>
          </table:table-cell>
          <table:table-cell table:formula="of:=IF(ISNA([.C339]);NA();[.B33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78884217144" calcext:value-type="float">
            <text:p>-0.2788842171</text:p>
          </table:table-cell>
          <table:table-cell office:value-type="float" office:value="-2.07464559905" calcext:value-type="float">
            <text:p>-2.0746455991</text:p>
          </table:table-cell>
          <table:table-cell office:value-type="float" office:value="0" calcext:value-type="float">
            <text:p>0</text:p>
          </table:table-cell>
          <table:table-cell office:value-type="float" office:value="3.55043875519" calcext:value-type="float">
            <text:p>3.5504387552</text:p>
          </table:table-cell>
        </table:table-row>
        <table:table-row table:style-name="ro1">
          <table:table-cell office:value-type="float" office:value="-0.0241791535543" calcext:value-type="float">
            <text:p>-0.0241791536</text:p>
          </table:table-cell>
          <table:table-cell office:value-type="float" office:value="-2.03590630632" calcext:value-type="float">
            <text:p>-2.0359063063</text:p>
          </table:table-cell>
          <table:table-cell table:formula="of:=MATCH([.A340];[.F$5:.F$25];0)" office:value-type="string" office:string-value="" calcext:value-type="error">
            <text:p>#N/A</text:p>
          </table:table-cell>
          <table:table-cell table:formula="of:=IF(ISNA([.C340]);[.B340];NA())" office:value-type="float" office:value="-2.03590630632" calcext:value-type="float">
            <text:p>-2.0359063063</text:p>
          </table:table-cell>
          <table:table-cell table:formula="of:=IF(ISNA([.C340]);NA();[.B34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66819482864" calcext:value-type="float">
            <text:p>-0.6668194829</text:p>
          </table:table-cell>
          <table:table-cell office:value-type="float" office:value="-0.72141645761" calcext:value-type="float">
            <text:p>-0.7214164576</text:p>
          </table:table-cell>
          <table:table-cell office:value-type="float" office:value="0" calcext:value-type="float">
            <text:p>0</text:p>
          </table:table-cell>
          <table:table-cell office:value-type="float" office:value="3.55043875519" calcext:value-type="float">
            <text:p>3.5504387552</text:p>
          </table:table-cell>
        </table:table-row>
        <table:table-row table:style-name="ro1">
          <table:table-cell office:value-type="float" office:value="-1.14878825433" calcext:value-type="float">
            <text:p>-1.1487882543</text:p>
          </table:table-cell>
          <table:table-cell office:value-type="float" office:value="-1.110198453" calcext:value-type="float">
            <text:p>-1.110198453</text:p>
          </table:table-cell>
          <table:table-cell table:formula="of:=MATCH([.A341];[.F$5:.F$25];0)" office:value-type="string" office:string-value="" calcext:value-type="error">
            <text:p>#N/A</text:p>
          </table:table-cell>
          <table:table-cell table:formula="of:=IF(ISNA([.C341]);[.B341];NA())" office:value-type="float" office:value="-1.110198453" calcext:value-type="float">
            <text:p>-1.110198453</text:p>
          </table:table-cell>
          <table:table-cell table:formula="of:=IF(ISNA([.C341]);NA();[.B34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3618436105" calcext:value-type="float">
            <text:p>-1.3361843611</text:p>
          </table:table-cell>
          <table:table-cell office:value-type="float" office:value="-1.15008011911" calcext:value-type="float">
            <text:p>-1.1500801191</text:p>
          </table:table-cell>
          <table:table-cell office:value-type="float" office:value="0" calcext:value-type="float">
            <text:p>0</text:p>
          </table:table-cell>
          <table:table-cell office:value-type="float" office:value="3.55043875519" calcext:value-type="float">
            <text:p>3.5504387552</text:p>
          </table:table-cell>
        </table:table-row>
        <table:table-row table:style-name="ro1">
          <table:table-cell office:value-type="float" office:value="-0.465073215054" calcext:value-type="float">
            <text:p>-0.4650732151</text:p>
          </table:table-cell>
          <table:table-cell office:value-type="float" office:value="-0.730181328927" calcext:value-type="float">
            <text:p>-0.7301813289</text:p>
          </table:table-cell>
          <table:table-cell table:formula="of:=MATCH([.A342];[.F$5:.F$25];0)" office:value-type="string" office:string-value="" calcext:value-type="error">
            <text:p>#N/A</text:p>
          </table:table-cell>
          <table:table-cell table:formula="of:=IF(ISNA([.C342]);[.B342];NA())" office:value-type="float" office:value="-0.730181328927" calcext:value-type="float">
            <text:p>-0.7301813289</text:p>
          </table:table-cell>
          <table:table-cell table:formula="of:=IF(ISNA([.C342]);NA();[.B34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31477527905" calcext:value-type="float">
            <text:p>-0.5314775279</text:p>
          </table:table-cell>
          <table:table-cell office:value-type="float" office:value="-0.398523040716" calcext:value-type="float">
            <text:p>-0.3985230407</text:p>
          </table:table-cell>
          <table:table-cell office:value-type="float" office:value="16" calcext:value-type="float">
            <text:p>16</text:p>
          </table:table-cell>
          <table:table-cell office:value-type="float" office:value="3.23800355987" calcext:value-type="float">
            <text:p>3.2380035599</text:p>
          </table:table-cell>
        </table:table-row>
        <table:table-row table:style-name="ro1">
          <table:table-cell office:value-type="float" office:value="-1.58126942766" calcext:value-type="float">
            <text:p>-1.5812694277</text:p>
          </table:table-cell>
          <table:table-cell office:value-type="float" office:value="-1.01989483265" calcext:value-type="float">
            <text:p>-1.0198948327</text:p>
          </table:table-cell>
          <table:table-cell table:formula="of:=MATCH([.A343];[.F$5:.F$25];0)" office:value-type="string" office:string-value="" calcext:value-type="error">
            <text:p>#N/A</text:p>
          </table:table-cell>
          <table:table-cell table:formula="of:=IF(ISNA([.C343]);[.B343];NA())" office:value-type="float" office:value="-1.01989483265" calcext:value-type="float">
            <text:p>-1.0198948327</text:p>
          </table:table-cell>
          <table:table-cell table:formula="of:=IF(ISNA([.C343]);NA();[.B34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8229978326" calcext:value-type="float">
            <text:p>-1.5822997833</text:p>
          </table:table-cell>
          <table:table-cell office:value-type="float" office:value="-1.07873345226" calcext:value-type="float">
            <text:p>-1.0787334523</text:p>
          </table:table-cell>
          <table:table-cell office:value-type="float" office:value="18" calcext:value-type="float">
            <text:p>18</text:p>
          </table:table-cell>
          <table:table-cell office:value-type="float" office:value="3.13578714174" calcext:value-type="float">
            <text:p>3.1357871417</text:p>
          </table:table-cell>
        </table:table-row>
        <table:table-row table:style-name="ro1">
          <table:table-cell office:value-type="float" office:value="-1.2827992826" calcext:value-type="float">
            <text:p>-1.2827992826</text:p>
          </table:table-cell>
          <table:table-cell office:value-type="float" office:value="-1.76148306837" calcext:value-type="float">
            <text:p>-1.7614830684</text:p>
          </table:table-cell>
          <table:table-cell table:formula="of:=MATCH([.A344];[.F$5:.F$25];0)" office:value-type="string" office:string-value="" calcext:value-type="error">
            <text:p>#N/A</text:p>
          </table:table-cell>
          <table:table-cell table:formula="of:=IF(ISNA([.C344]);[.B344];NA())" office:value-type="float" office:value="-1.76148306837" calcext:value-type="float">
            <text:p>-1.7614830684</text:p>
          </table:table-cell>
          <table:table-cell table:formula="of:=IF(ISNA([.C344]);NA();[.B34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75832591465" calcext:value-type="float">
            <text:p>-0.9758325915</text:p>
          </table:table-cell>
          <table:table-cell office:value-type="float" office:value="-1.9500115496" calcext:value-type="float">
            <text:p>-1.9500115496</text:p>
          </table:table-cell>
          <table:table-cell office:value-type="float" office:value="0" calcext:value-type="float">
            <text:p>0</text:p>
          </table:table-cell>
          <table:table-cell office:value-type="float" office:value="3.9736676435" calcext:value-type="float">
            <text:p>3.9736676435</text:p>
          </table:table-cell>
        </table:table-row>
        <table:table-row table:style-name="ro1">
          <table:table-cell office:value-type="float" office:value="-0.1442008805" calcext:value-type="float">
            <text:p>-0.1442008805</text:p>
          </table:table-cell>
          <table:table-cell office:value-type="float" office:value="-1.05136225664" calcext:value-type="float">
            <text:p>-1.0513622566</text:p>
          </table:table-cell>
          <table:table-cell table:formula="of:=MATCH([.A345];[.F$5:.F$25];0)" office:value-type="string" office:string-value="" calcext:value-type="error">
            <text:p>#N/A</text:p>
          </table:table-cell>
          <table:table-cell table:formula="of:=IF(ISNA([.C345]);[.B345];NA())" office:value-type="float" office:value="-1.05136225664" calcext:value-type="float">
            <text:p>-1.0513622566</text:p>
          </table:table-cell>
          <table:table-cell table:formula="of:=IF(ISNA([.C345]);NA();[.B34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84693589799" calcext:value-type="float">
            <text:p>-0.3846935898</text:p>
          </table:table-cell>
          <table:table-cell office:value-type="float" office:value="-0.662244166981" calcext:value-type="float">
            <text:p>-0.662244167</text:p>
          </table:table-cell>
          <table:table-cell office:value-type="float" office:value="3" calcext:value-type="float">
            <text:p>3</text:p>
          </table:table-cell>
          <table:table-cell office:value-type="float" office:value="3.72126939778" calcext:value-type="float">
            <text:p>3.7212693978</text:p>
          </table:table-cell>
        </table:table-row>
        <table:table-row table:style-name="ro1">
          <table:table-cell office:value-type="float" office:value="-0.678909327426" calcext:value-type="float">
            <text:p>-0.6789093274</text:p>
          </table:table-cell>
          <table:table-cell office:value-type="float" office:value="-0.451298355446" calcext:value-type="float">
            <text:p>-0.4512983554</text:p>
          </table:table-cell>
          <table:table-cell table:formula="of:=MATCH([.A346];[.F$5:.F$25];0)" office:value-type="string" office:string-value="" calcext:value-type="error">
            <text:p>#N/A</text:p>
          </table:table-cell>
          <table:table-cell table:formula="of:=IF(ISNA([.C346]);[.B346];NA())" office:value-type="float" office:value="-0.451298355446" calcext:value-type="float">
            <text:p>-0.4512983554</text:p>
          </table:table-cell>
          <table:table-cell table:formula="of:=IF(ISNA([.C346]);NA();[.B34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5923248769" calcext:value-type="float">
            <text:p>-1.5592324877</text:p>
          </table:table-cell>
          <table:table-cell office:value-type="float" office:value="-1.53464215004" calcext:value-type="float">
            <text:p>-1.53464215</text:p>
          </table:table-cell>
          <table:table-cell office:value-type="float" office:value="16" calcext:value-type="float">
            <text:p>16</text:p>
          </table:table-cell>
          <table:table-cell office:value-type="float" office:value="3.55116829685" calcext:value-type="float">
            <text:p>3.5511682969</text:p>
          </table:table-cell>
        </table:table-row>
        <table:table-row table:style-name="ro1">
          <table:table-cell office:value-type="float" office:value="-0.6485035003" calcext:value-type="float">
            <text:p>-0.6485035003</text:p>
          </table:table-cell>
          <table:table-cell office:value-type="float" office:value="-0.439253187871" calcext:value-type="float">
            <text:p>-0.4392531879</text:p>
          </table:table-cell>
          <table:table-cell table:formula="of:=MATCH([.A347];[.F$5:.F$25];0)" office:value-type="string" office:string-value="" calcext:value-type="error">
            <text:p>#N/A</text:p>
          </table:table-cell>
          <table:table-cell table:formula="of:=IF(ISNA([.C347]);[.B347];NA())" office:value-type="float" office:value="-0.439253187871" calcext:value-type="float">
            <text:p>-0.4392531879</text:p>
          </table:table-cell>
          <table:table-cell table:formula="of:=IF(ISNA([.C347]);NA();[.B34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0840839547" calcext:value-type="float">
            <text:p>0.1084083955</text:p>
          </table:table-cell>
          <table:table-cell office:value-type="float" office:value="-1.89806528839" calcext:value-type="float">
            <text:p>-1.8980652884</text:p>
          </table:table-cell>
          <table:table-cell office:value-type="float" office:value="18" calcext:value-type="float">
            <text:p>18</text:p>
          </table:table-cell>
          <table:table-cell office:value-type="float" office:value="3.32932077791" calcext:value-type="float">
            <text:p>3.3293207779</text:p>
          </table:table-cell>
        </table:table-row>
        <table:table-row table:style-name="ro1">
          <table:table-cell office:value-type="float" office:value="-1.12541228052" calcext:value-type="float">
            <text:p>-1.1254122805</text:p>
          </table:table-cell>
          <table:table-cell office:value-type="float" office:value="-1.44189622803" calcext:value-type="float">
            <text:p>-1.441896228</text:p>
          </table:table-cell>
          <table:table-cell table:formula="of:=MATCH([.A348];[.F$5:.F$25];0)" office:value-type="string" office:string-value="" calcext:value-type="error">
            <text:p>#N/A</text:p>
          </table:table-cell>
          <table:table-cell table:formula="of:=IF(ISNA([.C348]);[.B348];NA())" office:value-type="float" office:value="-1.44189622803" calcext:value-type="float">
            <text:p>-1.441896228</text:p>
          </table:table-cell>
          <table:table-cell table:formula="of:=IF(ISNA([.C348]);NA();[.B34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621727367296" calcext:value-type="float">
            <text:p>-0.0621727367</text:p>
          </table:table-cell>
          <table:table-cell office:value-type="float" office:value="-1.8362863722" calcext:value-type="float">
            <text:p>-1.8362863722</text:p>
          </table:table-cell>
          <table:table-cell office:value-type="float" office:value="0" calcext:value-type="float">
            <text:p>0</text:p>
          </table:table-cell>
          <table:table-cell office:value-type="float" office:value="3.69563178071" calcext:value-type="float">
            <text:p>3.6956317807</text:p>
          </table:table-cell>
        </table:table-row>
        <table:table-row table:style-name="ro1">
          <table:table-cell office:value-type="float" office:value="-1.2408314241" calcext:value-type="float">
            <text:p>-1.2408314241</text:p>
          </table:table-cell>
          <table:table-cell office:value-type="float" office:value="-1.46896304655" calcext:value-type="float">
            <text:p>-1.4689630466</text:p>
          </table:table-cell>
          <table:table-cell table:formula="of:=MATCH([.A349];[.F$5:.F$25];0)" office:value-type="string" office:string-value="" calcext:value-type="error">
            <text:p>#N/A</text:p>
          </table:table-cell>
          <table:table-cell table:formula="of:=IF(ISNA([.C349]);[.B349];NA())" office:value-type="float" office:value="-1.46896304655" calcext:value-type="float">
            <text:p>-1.4689630466</text:p>
          </table:table-cell>
          <table:table-cell table:formula="of:=IF(ISNA([.C349]);NA();[.B34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40892041079" calcext:value-type="float">
            <text:p>-0.7408920411</text:p>
          </table:table-cell>
          <table:table-cell office:value-type="float" office:value="-1.96634164152" calcext:value-type="float">
            <text:p>-1.9663416415</text:p>
          </table:table-cell>
          <table:table-cell office:value-type="float" office:value="3" calcext:value-type="float">
            <text:p>3</text:p>
          </table:table-cell>
          <table:table-cell office:value-type="float" office:value="3.66621635964" calcext:value-type="float">
            <text:p>3.6662163596</text:p>
          </table:table-cell>
        </table:table-row>
        <table:table-row table:style-name="ro1">
          <table:table-cell office:value-type="float" office:value="-0.848024585698" calcext:value-type="float">
            <text:p>-0.8480245857</text:p>
          </table:table-cell>
          <table:table-cell office:value-type="float" office:value="-0.442682120712" calcext:value-type="float">
            <text:p>-0.4426821207</text:p>
          </table:table-cell>
          <table:table-cell table:formula="of:=MATCH([.A350];[.F$5:.F$25];0)" office:value-type="string" office:string-value="" calcext:value-type="error">
            <text:p>#N/A</text:p>
          </table:table-cell>
          <table:table-cell table:formula="of:=IF(ISNA([.C350]);[.B350];NA())" office:value-type="float" office:value="-0.442682120712" calcext:value-type="float">
            <text:p>-0.4426821207</text:p>
          </table:table-cell>
          <table:table-cell table:formula="of:=IF(ISNA([.C350]);NA();[.B35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3852899979" calcext:value-type="float">
            <text:p>-1.0385289998</text:p>
          </table:table-cell>
          <table:table-cell office:value-type="float" office:value="-1.61401037393" calcext:value-type="float">
            <text:p>-1.6140103739</text:p>
          </table:table-cell>
          <table:table-cell office:value-type="float" office:value="3" calcext:value-type="float">
            <text:p>3</text:p>
          </table:table-cell>
          <table:table-cell office:value-type="float" office:value="3.66621635964" calcext:value-type="float">
            <text:p>3.6662163596</text:p>
          </table:table-cell>
        </table:table-row>
        <table:table-row table:style-name="ro1">
          <table:table-cell office:value-type="float" office:value="0.127763774055" calcext:value-type="float">
            <text:p>0.1277637741</text:p>
          </table:table-cell>
          <table:table-cell office:value-type="float" office:value="-0.887535591796" calcext:value-type="float">
            <text:p>-0.8875355918</text:p>
          </table:table-cell>
          <table:table-cell table:formula="of:=MATCH([.A351];[.F$5:.F$25];0)" office:value-type="string" office:string-value="" calcext:value-type="error">
            <text:p>#N/A</text:p>
          </table:table-cell>
          <table:table-cell table:formula="of:=IF(ISNA([.C351]);[.B351];NA())" office:value-type="float" office:value="-0.887535591796" calcext:value-type="float">
            <text:p>-0.8875355918</text:p>
          </table:table-cell>
          <table:table-cell table:formula="of:=IF(ISNA([.C351]);NA();[.B35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19965324199" calcext:value-type="float">
            <text:p>-0.5199653242</text:p>
          </table:table-cell>
          <table:table-cell office:value-type="float" office:value="-0.762685414938" calcext:value-type="float">
            <text:p>-0.7626854149</text:p>
          </table:table-cell>
          <table:table-cell office:value-type="float" office:value="3" calcext:value-type="float">
            <text:p>3</text:p>
          </table:table-cell>
          <table:table-cell office:value-type="float" office:value="3.66621635964" calcext:value-type="float">
            <text:p>3.6662163596</text:p>
          </table:table-cell>
        </table:table-row>
        <table:table-row table:style-name="ro1">
          <table:table-cell office:value-type="float" office:value="0.221935618705" calcext:value-type="float">
            <text:p>0.2219356187</text:p>
          </table:table-cell>
          <table:table-cell office:value-type="float" office:value="-1.39443769244" calcext:value-type="float">
            <text:p>-1.3944376924</text:p>
          </table:table-cell>
          <table:table-cell table:formula="of:=MATCH([.A352];[.F$5:.F$25];0)" office:value-type="string" office:string-value="" calcext:value-type="error">
            <text:p>#N/A</text:p>
          </table:table-cell>
          <table:table-cell table:formula="of:=IF(ISNA([.C352]);[.B352];NA())" office:value-type="float" office:value="-1.39443769244" calcext:value-type="float">
            <text:p>-1.3944376924</text:p>
          </table:table-cell>
          <table:table-cell table:formula="of:=IF(ISNA([.C352]);NA();[.B35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91194162334" calcext:value-type="float">
            <text:p>-0.9911941623</text:p>
          </table:table-cell>
          <table:table-cell office:value-type="float" office:value="-0.868560902651" calcext:value-type="float">
            <text:p>-0.8685609027</text:p>
          </table:table-cell>
          <table:table-cell office:value-type="float" office:value="3" calcext:value-type="float">
            <text:p>3</text:p>
          </table:table-cell>
          <table:table-cell office:value-type="float" office:value="3.66621635964" calcext:value-type="float">
            <text:p>3.6662163596</text:p>
          </table:table-cell>
        </table:table-row>
        <table:table-row table:style-name="ro1">
          <table:table-cell office:value-type="float" office:value="-0.141067670391" calcext:value-type="float">
            <text:p>-0.1410676704</text:p>
          </table:table-cell>
          <table:table-cell office:value-type="float" office:value="-1.89693981486" calcext:value-type="float">
            <text:p>-1.8969398149</text:p>
          </table:table-cell>
          <table:table-cell table:formula="of:=MATCH([.A353];[.F$5:.F$25];0)" office:value-type="string" office:string-value="" calcext:value-type="error">
            <text:p>#N/A</text:p>
          </table:table-cell>
          <table:table-cell table:formula="of:=IF(ISNA([.C353]);[.B353];NA())" office:value-type="float" office:value="-1.89693981486" calcext:value-type="float">
            <text:p>-1.8969398149</text:p>
          </table:table-cell>
          <table:table-cell table:formula="of:=IF(ISNA([.C353]);NA();[.B35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90233520587" calcext:value-type="float">
            <text:p>-0.1902335206</text:p>
          </table:table-cell>
          <table:table-cell office:value-type="float" office:value="-1.67902474141" calcext:value-type="float">
            <text:p>-1.6790247414</text:p>
          </table:table-cell>
          <table:table-cell office:value-type="float" office:value="3" calcext:value-type="float">
            <text:p>3</text:p>
          </table:table-cell>
          <table:table-cell office:value-type="float" office:value="3.66621635964" calcext:value-type="float">
            <text:p>3.6662163596</text:p>
          </table:table-cell>
        </table:table-row>
        <table:table-row table:style-name="ro1">
          <table:table-cell office:value-type="float" office:value="-1.58926882117" calcext:value-type="float">
            <text:p>-1.5892688212</text:p>
          </table:table-cell>
          <table:table-cell office:value-type="float" office:value="-1.37621013721" calcext:value-type="float">
            <text:p>-1.3762101372</text:p>
          </table:table-cell>
          <table:table-cell table:formula="of:=MATCH([.A354];[.F$5:.F$25];0)" office:value-type="string" office:string-value="" calcext:value-type="error">
            <text:p>#N/A</text:p>
          </table:table-cell>
          <table:table-cell table:formula="of:=IF(ISNA([.C354]);[.B354];NA())" office:value-type="float" office:value="-1.37621013721" calcext:value-type="float">
            <text:p>-1.3762101372</text:p>
          </table:table-cell>
          <table:table-cell table:formula="of:=IF(ISNA([.C354]);NA();[.B35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1629027325" calcext:value-type="float">
            <text:p>-1.4162902733</text:p>
          </table:table-cell>
          <table:table-cell office:value-type="float" office:value="-1.65401801263" calcext:value-type="float">
            <text:p>-1.6540180126</text:p>
          </table:table-cell>
          <table:table-cell office:value-type="float" office:value="3" calcext:value-type="float">
            <text:p>3</text:p>
          </table:table-cell>
          <table:table-cell office:value-type="float" office:value="3.66621635964" calcext:value-type="float">
            <text:p>3.6662163596</text:p>
          </table:table-cell>
        </table:table-row>
        <table:table-row table:style-name="ro1">
          <table:table-cell office:value-type="float" office:value="-0.342150965759" calcext:value-type="float">
            <text:p>-0.3421509658</text:p>
          </table:table-cell>
          <table:table-cell office:value-type="float" office:value="-0.371925473692" calcext:value-type="float">
            <text:p>-0.3719254737</text:p>
          </table:table-cell>
          <table:table-cell table:formula="of:=MATCH([.A355];[.F$5:.F$25];0)" office:value-type="string" office:string-value="" calcext:value-type="error">
            <text:p>#N/A</text:p>
          </table:table-cell>
          <table:table-cell table:formula="of:=IF(ISNA([.C355]);[.B355];NA())" office:value-type="float" office:value="-0.371925473692" calcext:value-type="float">
            <text:p>-0.3719254737</text:p>
          </table:table-cell>
          <table:table-cell table:formula="of:=IF(ISNA([.C355]);NA();[.B35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00691924144" calcext:value-type="float">
            <text:p>-0.5006919241</text:p>
          </table:table-cell>
          <table:table-cell office:value-type="float" office:value="-0.746260828883" calcext:value-type="float">
            <text:p>-0.7462608289</text:p>
          </table:table-cell>
          <table:table-cell office:value-type="float" office:value="3" calcext:value-type="float">
            <text:p>3</text:p>
          </table:table-cell>
          <table:table-cell office:value-type="float" office:value="3.66621635964" calcext:value-type="float">
            <text:p>3.6662163596</text:p>
          </table:table-cell>
        </table:table-row>
        <table:table-row table:style-name="ro1">
          <table:table-cell office:value-type="float" office:value="-0.352945747691" calcext:value-type="float">
            <text:p>-0.3529457477</text:p>
          </table:table-cell>
          <table:table-cell office:value-type="float" office:value="-0.652217617686" calcext:value-type="float">
            <text:p>-0.6522176177</text:p>
          </table:table-cell>
          <table:table-cell table:formula="of:=MATCH([.A356];[.F$5:.F$25];0)" office:value-type="string" office:string-value="" calcext:value-type="error">
            <text:p>#N/A</text:p>
          </table:table-cell>
          <table:table-cell table:formula="of:=IF(ISNA([.C356]);[.B356];NA())" office:value-type="float" office:value="-0.652217617686" calcext:value-type="float">
            <text:p>-0.6522176177</text:p>
          </table:table-cell>
          <table:table-cell table:formula="of:=IF(ISNA([.C356]);NA();[.B35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1784625773" calcext:value-type="float">
            <text:p>-1.2178462577</text:p>
          </table:table-cell>
          <table:table-cell office:value-type="float" office:value="-0.575844501228" calcext:value-type="float">
            <text:p>-0.5758445012</text:p>
          </table:table-cell>
          <table:table-cell office:value-type="float" office:value="0" calcext:value-type="float">
            <text:p>0</text:p>
          </table:table-cell>
          <table:table-cell office:value-type="float" office:value="3.75594719127" calcext:value-type="float">
            <text:p>3.7559471913</text:p>
          </table:table-cell>
        </table:table-row>
        <table:table-row table:style-name="ro1">
          <table:table-cell office:value-type="float" office:value="-0.278884217144" calcext:value-type="float">
            <text:p>-0.2788842171</text:p>
          </table:table-cell>
          <table:table-cell office:value-type="float" office:value="-2.07464559905" calcext:value-type="float">
            <text:p>-2.0746455991</text:p>
          </table:table-cell>
          <table:table-cell table:formula="of:=MATCH([.A357];[.F$5:.F$25];0)" office:value-type="string" office:string-value="" calcext:value-type="error">
            <text:p>#N/A</text:p>
          </table:table-cell>
          <table:table-cell table:formula="of:=IF(ISNA([.C357]);[.B357];NA())" office:value-type="float" office:value="-2.07464559905" calcext:value-type="float">
            <text:p>-2.0746455991</text:p>
          </table:table-cell>
          <table:table-cell table:formula="of:=IF(ISNA([.C357]);NA();[.B35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95321368953" calcext:value-type="float">
            <text:p>-0.095321369</text:p>
          </table:table-cell>
          <table:table-cell office:value-type="float" office:value="-0.811094637058" calcext:value-type="float">
            <text:p>-0.8110946371</text:p>
          </table:table-cell>
          <table:table-cell office:value-type="float" office:value="0" calcext:value-type="float">
            <text:p>0</text:p>
          </table:table-cell>
          <table:table-cell office:value-type="float" office:value="3.75594719127" calcext:value-type="float">
            <text:p>3.7559471913</text:p>
          </table:table-cell>
        </table:table-row>
        <table:table-row table:style-name="ro1">
          <table:table-cell office:value-type="float" office:value="-0.666819482864" calcext:value-type="float">
            <text:p>-0.6668194829</text:p>
          </table:table-cell>
          <table:table-cell office:value-type="float" office:value="-0.72141645761" calcext:value-type="float">
            <text:p>-0.7214164576</text:p>
          </table:table-cell>
          <table:table-cell table:formula="of:=MATCH([.A358];[.F$5:.F$25];0)" office:value-type="string" office:string-value="" calcext:value-type="error">
            <text:p>#N/A</text:p>
          </table:table-cell>
          <table:table-cell table:formula="of:=IF(ISNA([.C358]);[.B358];NA())" office:value-type="float" office:value="-0.72141645761" calcext:value-type="float">
            <text:p>-0.7214164576</text:p>
          </table:table-cell>
          <table:table-cell table:formula="of:=IF(ISNA([.C358]);NA();[.B35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88587892319" calcext:value-type="float">
            <text:p>-0.9885878923</text:p>
          </table:table-cell>
          <table:table-cell office:value-type="float" office:value="-1.86521532514" calcext:value-type="float">
            <text:p>-1.8652153251</text:p>
          </table:table-cell>
          <table:table-cell office:value-type="float" office:value="0" calcext:value-type="float">
            <text:p>0</text:p>
          </table:table-cell>
          <table:table-cell office:value-type="float" office:value="3.75594719127" calcext:value-type="float">
            <text:p>3.7559471913</text:p>
          </table:table-cell>
        </table:table-row>
        <table:table-row table:style-name="ro1">
          <table:table-cell office:value-type="float" office:value="-1.33618436105" calcext:value-type="float">
            <text:p>-1.3361843611</text:p>
          </table:table-cell>
          <table:table-cell office:value-type="float" office:value="-1.15008011911" calcext:value-type="float">
            <text:p>-1.1500801191</text:p>
          </table:table-cell>
          <table:table-cell table:formula="of:=MATCH([.A359];[.F$5:.F$25];0)" office:value-type="string" office:string-value="" calcext:value-type="error">
            <text:p>#N/A</text:p>
          </table:table-cell>
          <table:table-cell table:formula="of:=IF(ISNA([.C359]);[.B359];NA())" office:value-type="float" office:value="-1.15008011911" calcext:value-type="float">
            <text:p>-1.1500801191</text:p>
          </table:table-cell>
          <table:table-cell table:formula="of:=IF(ISNA([.C359]);NA();[.B35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71995487768" calcext:value-type="float">
            <text:p>-0.8719954878</text:p>
          </table:table-cell>
          <table:table-cell office:value-type="float" office:value="-0.820413032221" calcext:value-type="float">
            <text:p>-0.8204130322</text:p>
          </table:table-cell>
          <table:table-cell office:value-type="float" office:value="0" calcext:value-type="float">
            <text:p>0</text:p>
          </table:table-cell>
          <table:table-cell office:value-type="float" office:value="3.75594719127" calcext:value-type="float">
            <text:p>3.7559471913</text:p>
          </table:table-cell>
        </table:table-row>
        <table:table-row table:style-name="ro1">
          <table:table-cell office:value-type="float" office:value="-0.531477527905" calcext:value-type="float">
            <text:p>-0.5314775279</text:p>
          </table:table-cell>
          <table:table-cell office:value-type="float" office:value="-0.398523040716" calcext:value-type="float">
            <text:p>-0.3985230407</text:p>
          </table:table-cell>
          <table:table-cell table:formula="of:=MATCH([.A360];[.F$5:.F$25];0)" office:value-type="string" office:string-value="" calcext:value-type="error">
            <text:p>#N/A</text:p>
          </table:table-cell>
          <table:table-cell table:formula="of:=IF(ISNA([.C360]);[.B360];NA())" office:value-type="float" office:value="-0.398523040716" calcext:value-type="float">
            <text:p>-0.3985230407</text:p>
          </table:table-cell>
          <table:table-cell table:formula="of:=IF(ISNA([.C360]);NA();[.B36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4902706753" calcext:value-type="float">
            <text:p>-1.2490270675</text:p>
          </table:table-cell>
          <table:table-cell office:value-type="float" office:value="-0.932899831228" calcext:value-type="float">
            <text:p>-0.9328998312</text:p>
          </table:table-cell>
          <table:table-cell office:value-type="float" office:value="16" calcext:value-type="float">
            <text:p>16</text:p>
          </table:table-cell>
          <table:table-cell office:value-type="float" office:value="3.34134186472" calcext:value-type="float">
            <text:p>3.3413418647</text:p>
          </table:table-cell>
        </table:table-row>
        <table:table-row table:style-name="ro1">
          <table:table-cell office:value-type="float" office:value="-1.58229978326" calcext:value-type="float">
            <text:p>-1.5822997833</text:p>
          </table:table-cell>
          <table:table-cell office:value-type="float" office:value="-1.07873345226" calcext:value-type="float">
            <text:p>-1.0787334523</text:p>
          </table:table-cell>
          <table:table-cell table:formula="of:=MATCH([.A361];[.F$5:.F$25];0)" office:value-type="string" office:string-value="" calcext:value-type="error">
            <text:p>#N/A</text:p>
          </table:table-cell>
          <table:table-cell table:formula="of:=IF(ISNA([.C361]);[.B361];NA())" office:value-type="float" office:value="-1.07873345226" calcext:value-type="float">
            <text:p>-1.0787334523</text:p>
          </table:table-cell>
          <table:table-cell table:formula="of:=IF(ISNA([.C361]);NA();[.B36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45851264168" calcext:value-type="float">
            <text:p>-0.5458512642</text:p>
          </table:table-cell>
          <table:table-cell office:value-type="float" office:value="-0.600287424258" calcext:value-type="float">
            <text:p>-0.6002874243</text:p>
          </table:table-cell>
          <table:table-cell office:value-type="float" office:value="18" calcext:value-type="float">
            <text:p>18</text:p>
          </table:table-cell>
          <table:table-cell office:value-type="float" office:value="2.86020191119" calcext:value-type="float">
            <text:p>2.8602019112</text:p>
          </table:table-cell>
        </table:table-row>
        <table:table-row table:style-name="ro1">
          <table:table-cell office:value-type="float" office:value="-0.975832591465" calcext:value-type="float">
            <text:p>-0.9758325915</text:p>
          </table:table-cell>
          <table:table-cell office:value-type="float" office:value="-1.9500115496" calcext:value-type="float">
            <text:p>-1.9500115496</text:p>
          </table:table-cell>
          <table:table-cell table:formula="of:=MATCH([.A362];[.F$5:.F$25];0)" office:value-type="string" office:string-value="" calcext:value-type="error">
            <text:p>#N/A</text:p>
          </table:table-cell>
          <table:table-cell table:formula="of:=IF(ISNA([.C362]);[.B362];NA())" office:value-type="float" office:value="-1.9500115496" calcext:value-type="float">
            <text:p>-1.9500115496</text:p>
          </table:table-cell>
          <table:table-cell table:formula="of:=IF(ISNA([.C362]);NA();[.B36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175414150465" calcext:value-type="float">
            <text:p>-0.017541415</text:p>
          </table:table-cell>
          <table:table-cell office:value-type="float" office:value="-0.769885355004" calcext:value-type="float">
            <text:p>-0.769885355</text:p>
          </table:table-cell>
          <table:table-cell office:value-type="float" office:value="0" calcext:value-type="float">
            <text:p>0</text:p>
          </table:table-cell>
          <table:table-cell office:value-type="float" office:value="3.91383662458" calcext:value-type="float">
            <text:p>3.9138366246</text:p>
          </table:table-cell>
        </table:table-row>
        <table:table-row table:style-name="ro1">
          <table:table-cell office:value-type="float" office:value="-0.384693589799" calcext:value-type="float">
            <text:p>-0.3846935898</text:p>
          </table:table-cell>
          <table:table-cell office:value-type="float" office:value="-0.662244166981" calcext:value-type="float">
            <text:p>-0.662244167</text:p>
          </table:table-cell>
          <table:table-cell table:formula="of:=MATCH([.A363];[.F$5:.F$25];0)" office:value-type="string" office:string-value="" calcext:value-type="error">
            <text:p>#N/A</text:p>
          </table:table-cell>
          <table:table-cell table:formula="of:=IF(ISNA([.C363]);[.B363];NA())" office:value-type="float" office:value="-0.662244166981" calcext:value-type="float">
            <text:p>-0.662244167</text:p>
          </table:table-cell>
          <table:table-cell table:formula="of:=IF(ISNA([.C363]);NA();[.B36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95083273143" calcext:value-type="float">
            <text:p>-0.1950832731</text:p>
          </table:table-cell>
          <table:table-cell office:value-type="float" office:value="-0.877041605041" calcext:value-type="float">
            <text:p>-0.877041605</text:p>
          </table:table-cell>
          <table:table-cell office:value-type="float" office:value="3" calcext:value-type="float">
            <text:p>3</text:p>
          </table:table-cell>
          <table:table-cell office:value-type="float" office:value="3.77816865096" calcext:value-type="float">
            <text:p>3.778168651</text:p>
          </table:table-cell>
        </table:table-row>
        <table:table-row table:style-name="ro1">
          <table:table-cell office:value-type="float" office:value="-1.55923248769" calcext:value-type="float">
            <text:p>-1.5592324877</text:p>
          </table:table-cell>
          <table:table-cell office:value-type="float" office:value="-1.53464215004" calcext:value-type="float">
            <text:p>-1.53464215</text:p>
          </table:table-cell>
          <table:table-cell table:formula="of:=MATCH([.A364];[.F$5:.F$25];0)" office:value-type="string" office:string-value="" calcext:value-type="error">
            <text:p>#N/A</text:p>
          </table:table-cell>
          <table:table-cell table:formula="of:=IF(ISNA([.C364]);[.B364];NA())" office:value-type="float" office:value="-1.53464215004" calcext:value-type="float">
            <text:p>-1.53464215</text:p>
          </table:table-cell>
          <table:table-cell table:formula="of:=IF(ISNA([.C364]);NA();[.B36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6481961928" calcext:value-type="float">
            <text:p>-0.9648196193</text:p>
          </table:table-cell>
          <table:table-cell office:value-type="float" office:value="-0.423498544403" calcext:value-type="float">
            <text:p>-0.4234985444</text:p>
          </table:table-cell>
          <table:table-cell office:value-type="float" office:value="3" calcext:value-type="float">
            <text:p>3</text:p>
          </table:table-cell>
          <table:table-cell office:value-type="float" office:value="3.77816865096" calcext:value-type="float">
            <text:p>3.778168651</text:p>
          </table:table-cell>
        </table:table-row>
        <table:table-row table:style-name="ro1">
          <table:table-cell office:value-type="float" office:value="0.10840839547" calcext:value-type="float">
            <text:p>0.1084083955</text:p>
          </table:table-cell>
          <table:table-cell office:value-type="float" office:value="-1.89806528839" calcext:value-type="float">
            <text:p>-1.8980652884</text:p>
          </table:table-cell>
          <table:table-cell table:formula="of:=MATCH([.A365];[.F$5:.F$25];0)" office:value-type="string" office:string-value="" calcext:value-type="error">
            <text:p>#N/A</text:p>
          </table:table-cell>
          <table:table-cell table:formula="of:=IF(ISNA([.C365]);[.B365];NA())" office:value-type="float" office:value="-1.89806528839" calcext:value-type="float">
            <text:p>-1.8980652884</text:p>
          </table:table-cell>
          <table:table-cell table:formula="of:=IF(ISNA([.C365]);NA();[.B36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3188534227" calcext:value-type="float">
            <text:p>-1.4318853423</text:p>
          </table:table-cell>
          <table:table-cell office:value-type="float" office:value="-1.60171953818" calcext:value-type="float">
            <text:p>-1.6017195382</text:p>
          </table:table-cell>
          <table:table-cell office:value-type="float" office:value="16" calcext:value-type="float">
            <text:p>16</text:p>
          </table:table-cell>
          <table:table-cell office:value-type="float" office:value="2.73119298505" calcext:value-type="float">
            <text:p>2.7311929851</text:p>
          </table:table-cell>
        </table:table-row>
        <table:table-row table:style-name="ro1">
          <table:table-cell office:value-type="float" office:value="-0.0621727367296" calcext:value-type="float">
            <text:p>-0.0621727367</text:p>
          </table:table-cell>
          <table:table-cell office:value-type="float" office:value="-1.8362863722" calcext:value-type="float">
            <text:p>-1.8362863722</text:p>
          </table:table-cell>
          <table:table-cell table:formula="of:=MATCH([.A366];[.F$5:.F$25];0)" office:value-type="string" office:string-value="" calcext:value-type="error">
            <text:p>#N/A</text:p>
          </table:table-cell>
          <table:table-cell table:formula="of:=IF(ISNA([.C366]);[.B366];NA())" office:value-type="float" office:value="-1.8362863722" calcext:value-type="float">
            <text:p>-1.8362863722</text:p>
          </table:table-cell>
          <table:table-cell table:formula="of:=IF(ISNA([.C366]);NA();[.B36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84542930541" calcext:value-type="float">
            <text:p>-0.3845429305</text:p>
          </table:table-cell>
          <table:table-cell office:value-type="float" office:value="-1.73629138677" calcext:value-type="float">
            <text:p>-1.7362913868</text:p>
          </table:table-cell>
          <table:table-cell office:value-type="float" office:value="16" calcext:value-type="float">
            <text:p>16</text:p>
          </table:table-cell>
          <table:table-cell office:value-type="float" office:value="2.73119298505" calcext:value-type="float">
            <text:p>2.7311929851</text:p>
          </table:table-cell>
        </table:table-row>
        <table:table-row table:style-name="ro1">
          <table:table-cell office:value-type="float" office:value="-0.740892041079" calcext:value-type="float">
            <text:p>-0.7408920411</text:p>
          </table:table-cell>
          <table:table-cell office:value-type="float" office:value="-1.96634164152" calcext:value-type="float">
            <text:p>-1.9663416415</text:p>
          </table:table-cell>
          <table:table-cell table:formula="of:=MATCH([.A367];[.F$5:.F$25];0)" office:value-type="string" office:string-value="" calcext:value-type="error">
            <text:p>#N/A</text:p>
          </table:table-cell>
          <table:table-cell table:formula="of:=IF(ISNA([.C367]);[.B367];NA())" office:value-type="float" office:value="-1.96634164152" calcext:value-type="float">
            <text:p>-1.9663416415</text:p>
          </table:table-cell>
          <table:table-cell table:formula="of:=IF(ISNA([.C367]);NA();[.B36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8802234087" calcext:value-type="float">
            <text:p>-1.0880223409</text:p>
          </table:table-cell>
          <table:table-cell office:value-type="float" office:value="-0.711430106053" calcext:value-type="float">
            <text:p>-0.7114301061</text:p>
          </table:table-cell>
          <table:table-cell office:value-type="float" office:value="17" calcext:value-type="float">
            <text:p>17</text:p>
          </table:table-cell>
          <table:table-cell office:value-type="float" office:value="3.26551113648" calcext:value-type="float">
            <text:p>3.2655111365</text:p>
          </table:table-cell>
        </table:table-row>
        <table:table-row table:style-name="ro1">
          <table:table-cell office:value-type="float" office:value="-1.03852899979" calcext:value-type="float">
            <text:p>-1.0385289998</text:p>
          </table:table-cell>
          <table:table-cell office:value-type="float" office:value="-1.61401037393" calcext:value-type="float">
            <text:p>-1.6140103739</text:p>
          </table:table-cell>
          <table:table-cell table:formula="of:=MATCH([.A368];[.F$5:.F$25];0)" office:value-type="string" office:string-value="" calcext:value-type="error">
            <text:p>#N/A</text:p>
          </table:table-cell>
          <table:table-cell table:formula="of:=IF(ISNA([.C368]);[.B368];NA())" office:value-type="float" office:value="-1.61401037393" calcext:value-type="float">
            <text:p>-1.6140103739</text:p>
          </table:table-cell>
          <table:table-cell table:formula="of:=IF(ISNA([.C368]);NA();[.B36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834973033" calcext:value-type="float">
            <text:p>-1.0834973033</text:p>
          </table:table-cell>
          <table:table-cell office:value-type="float" office:value="-1.80166366568" calcext:value-type="float">
            <text:p>-1.8016636657</text:p>
          </table:table-cell>
          <table:table-cell office:value-type="float" office:value="0" calcext:value-type="float">
            <text:p>0</text:p>
          </table:table-cell>
          <table:table-cell office:value-type="float" office:value="3.78638384426" calcext:value-type="float">
            <text:p>3.7863838443</text:p>
          </table:table-cell>
        </table:table-row>
        <table:table-row table:style-name="ro1">
          <table:table-cell office:value-type="float" office:value="-0.519965324199" calcext:value-type="float">
            <text:p>-0.5199653242</text:p>
          </table:table-cell>
          <table:table-cell office:value-type="float" office:value="-0.762685414938" calcext:value-type="float">
            <text:p>-0.7626854149</text:p>
          </table:table-cell>
          <table:table-cell table:formula="of:=MATCH([.A369];[.F$5:.F$25];0)" office:value-type="string" office:string-value="" calcext:value-type="error">
            <text:p>#N/A</text:p>
          </table:table-cell>
          <table:table-cell table:formula="of:=IF(ISNA([.C369]);[.B369];NA())" office:value-type="float" office:value="-0.762685414938" calcext:value-type="float">
            <text:p>-0.7626854149</text:p>
          </table:table-cell>
          <table:table-cell table:formula="of:=IF(ISNA([.C369]);NA();[.B36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34316163194" calcext:value-type="float">
            <text:p>-0.4343161632</text:p>
          </table:table-cell>
          <table:table-cell office:value-type="float" office:value="-1.7532093642" calcext:value-type="float">
            <text:p>-1.7532093642</text:p>
          </table:table-cell>
          <table:table-cell office:value-type="float" office:value="0" calcext:value-type="float">
            <text:p>0</text:p>
          </table:table-cell>
          <table:table-cell office:value-type="float" office:value="3.78638384426" calcext:value-type="float">
            <text:p>3.7863838443</text:p>
          </table:table-cell>
        </table:table-row>
        <table:table-row table:style-name="ro1">
          <table:table-cell office:value-type="float" office:value="-0.991194162334" calcext:value-type="float">
            <text:p>-0.9911941623</text:p>
          </table:table-cell>
          <table:table-cell office:value-type="float" office:value="-0.868560902651" calcext:value-type="float">
            <text:p>-0.8685609027</text:p>
          </table:table-cell>
          <table:table-cell table:formula="of:=MATCH([.A370];[.F$5:.F$25];0)" office:value-type="string" office:string-value="" calcext:value-type="error">
            <text:p>#N/A</text:p>
          </table:table-cell>
          <table:table-cell table:formula="of:=IF(ISNA([.C370]);[.B370];NA())" office:value-type="float" office:value="-0.868560902651" calcext:value-type="float">
            <text:p>-0.8685609027</text:p>
          </table:table-cell>
          <table:table-cell table:formula="of:=IF(ISNA([.C370]);NA();[.B37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60560306813" calcext:value-type="float">
            <text:p>0.1605603068</text:p>
          </table:table-cell>
          <table:table-cell office:value-type="float" office:value="-0.73712687878" calcext:value-type="float">
            <text:p>-0.7371268788</text:p>
          </table:table-cell>
          <table:table-cell office:value-type="float" office:value="0" calcext:value-type="float">
            <text:p>0</text:p>
          </table:table-cell>
          <table:table-cell office:value-type="float" office:value="3.78638384426" calcext:value-type="float">
            <text:p>3.7863838443</text:p>
          </table:table-cell>
        </table:table-row>
        <table:table-row table:style-name="ro1">
          <table:table-cell office:value-type="float" office:value="-0.190233520587" calcext:value-type="float">
            <text:p>-0.1902335206</text:p>
          </table:table-cell>
          <table:table-cell office:value-type="float" office:value="-1.67902474141" calcext:value-type="float">
            <text:p>-1.6790247414</text:p>
          </table:table-cell>
          <table:table-cell table:formula="of:=MATCH([.A371];[.F$5:.F$25];0)" office:value-type="string" office:string-value="" calcext:value-type="error">
            <text:p>#N/A</text:p>
          </table:table-cell>
          <table:table-cell table:formula="of:=IF(ISNA([.C371]);[.B371];NA())" office:value-type="float" office:value="-1.67902474141" calcext:value-type="float">
            <text:p>-1.6790247414</text:p>
          </table:table-cell>
          <table:table-cell table:formula="of:=IF(ISNA([.C371]);NA();[.B37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47680629411" calcext:value-type="float">
            <text:p>-0.9476806294</text:p>
          </table:table-cell>
          <table:table-cell office:value-type="float" office:value="-2.04550988118" calcext:value-type="float">
            <text:p>-2.0455098812</text:p>
          </table:table-cell>
          <table:table-cell office:value-type="float" office:value="0" calcext:value-type="float">
            <text:p>0</text:p>
          </table:table-cell>
          <table:table-cell office:value-type="float" office:value="3.78638384426" calcext:value-type="float">
            <text:p>3.7863838443</text:p>
          </table:table-cell>
        </table:table-row>
        <table:table-row table:style-name="ro1">
          <table:table-cell office:value-type="float" office:value="-1.41629027325" calcext:value-type="float">
            <text:p>-1.4162902733</text:p>
          </table:table-cell>
          <table:table-cell office:value-type="float" office:value="-1.65401801263" calcext:value-type="float">
            <text:p>-1.6540180126</text:p>
          </table:table-cell>
          <table:table-cell table:formula="of:=MATCH([.A372];[.F$5:.F$25];0)" office:value-type="string" office:string-value="" calcext:value-type="error">
            <text:p>#N/A</text:p>
          </table:table-cell>
          <table:table-cell table:formula="of:=IF(ISNA([.C372]);[.B372];NA())" office:value-type="float" office:value="-1.65401801263" calcext:value-type="float">
            <text:p>-1.6540180126</text:p>
          </table:table-cell>
          <table:table-cell table:formula="of:=IF(ISNA([.C372]);NA();[.B37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349291300449" calcext:value-type="float">
            <text:p>-0.03492913</text:p>
          </table:table-cell>
          <table:table-cell office:value-type="float" office:value="-1.28435960453" calcext:value-type="float">
            <text:p>-1.2843596045</text:p>
          </table:table-cell>
          <table:table-cell office:value-type="float" office:value="0" calcext:value-type="float">
            <text:p>0</text:p>
          </table:table-cell>
          <table:table-cell office:value-type="float" office:value="3.78638384426" calcext:value-type="float">
            <text:p>3.7863838443</text:p>
          </table:table-cell>
        </table:table-row>
        <table:table-row table:style-name="ro1">
          <table:table-cell office:value-type="float" office:value="-0.500691924144" calcext:value-type="float">
            <text:p>-0.5006919241</text:p>
          </table:table-cell>
          <table:table-cell office:value-type="float" office:value="-0.746260828883" calcext:value-type="float">
            <text:p>-0.7462608289</text:p>
          </table:table-cell>
          <table:table-cell table:formula="of:=MATCH([.A373];[.F$5:.F$25];0)" office:value-type="string" office:string-value="" calcext:value-type="error">
            <text:p>#N/A</text:p>
          </table:table-cell>
          <table:table-cell table:formula="of:=IF(ISNA([.C373]);[.B373];NA())" office:value-type="float" office:value="-0.746260828883" calcext:value-type="float">
            <text:p>-0.7462608289</text:p>
          </table:table-cell>
          <table:table-cell table:formula="of:=IF(ISNA([.C373]);NA();[.B37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90641835468" calcext:value-type="float">
            <text:p>0.1906418355</text:p>
          </table:table-cell>
          <table:table-cell office:value-type="float" office:value="-1.52405655145" calcext:value-type="float">
            <text:p>-1.5240565515</text:p>
          </table:table-cell>
          <table:table-cell office:value-type="float" office:value="0" calcext:value-type="float">
            <text:p>0</text:p>
          </table:table-cell>
          <table:table-cell office:value-type="float" office:value="3.78638384426" calcext:value-type="float">
            <text:p>3.7863838443</text:p>
          </table:table-cell>
        </table:table-row>
        <table:table-row table:style-name="ro1">
          <table:table-cell office:value-type="float" office:value="-1.21784625773" calcext:value-type="float">
            <text:p>-1.2178462577</text:p>
          </table:table-cell>
          <table:table-cell office:value-type="float" office:value="-0.575844501228" calcext:value-type="float">
            <text:p>-0.5758445012</text:p>
          </table:table-cell>
          <table:table-cell table:formula="of:=MATCH([.A374];[.F$5:.F$25];0)" office:value-type="string" office:string-value="" calcext:value-type="error">
            <text:p>#N/A</text:p>
          </table:table-cell>
          <table:table-cell table:formula="of:=IF(ISNA([.C374]);[.B374];NA())" office:value-type="float" office:value="-0.575844501228" calcext:value-type="float">
            <text:p>-0.5758445012</text:p>
          </table:table-cell>
          <table:table-cell table:formula="of:=IF(ISNA([.C374]);NA();[.B37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86484879615" calcext:value-type="float">
            <text:p>-0.9864848796</text:p>
          </table:table-cell>
          <table:table-cell office:value-type="float" office:value="-1.70026088429" calcext:value-type="float">
            <text:p>-1.7002608843</text:p>
          </table:table-cell>
          <table:table-cell office:value-type="float" office:value="16" calcext:value-type="float">
            <text:p>16</text:p>
          </table:table-cell>
          <table:table-cell office:value-type="float" office:value="3.08053432114" calcext:value-type="float">
            <text:p>3.0805343211</text:p>
          </table:table-cell>
        </table:table-row>
        <table:table-row table:style-name="ro1">
          <table:table-cell office:value-type="float" office:value="-0.095321368953" calcext:value-type="float">
            <text:p>-0.095321369</text:p>
          </table:table-cell>
          <table:table-cell office:value-type="float" office:value="-0.811094637058" calcext:value-type="float">
            <text:p>-0.8110946371</text:p>
          </table:table-cell>
          <table:table-cell table:formula="of:=MATCH([.A375];[.F$5:.F$25];0)" office:value-type="string" office:string-value="" calcext:value-type="error">
            <text:p>#N/A</text:p>
          </table:table-cell>
          <table:table-cell table:formula="of:=IF(ISNA([.C375]);[.B375];NA())" office:value-type="float" office:value="-0.811094637058" calcext:value-type="float">
            <text:p>-0.8110946371</text:p>
          </table:table-cell>
          <table:table-cell table:formula="of:=IF(ISNA([.C375]);NA();[.B37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31836419172" calcext:value-type="float">
            <text:p>-0.8318364192</text:p>
          </table:table-cell>
          <table:table-cell office:value-type="float" office:value="-1.82436627098" calcext:value-type="float">
            <text:p>-1.824366271</text:p>
          </table:table-cell>
          <table:table-cell office:value-type="float" office:value="16" calcext:value-type="float">
            <text:p>16</text:p>
          </table:table-cell>
          <table:table-cell office:value-type="float" office:value="3.08053432114" calcext:value-type="float">
            <text:p>3.0805343211</text:p>
          </table:table-cell>
        </table:table-row>
        <table:table-row table:style-name="ro1">
          <table:table-cell office:value-type="float" office:value="-0.988587892319" calcext:value-type="float">
            <text:p>-0.9885878923</text:p>
          </table:table-cell>
          <table:table-cell office:value-type="float" office:value="-1.86521532514" calcext:value-type="float">
            <text:p>-1.8652153251</text:p>
          </table:table-cell>
          <table:table-cell table:formula="of:=MATCH([.A376];[.F$5:.F$25];0)" office:value-type="string" office:string-value="" calcext:value-type="error">
            <text:p>#N/A</text:p>
          </table:table-cell>
          <table:table-cell table:formula="of:=IF(ISNA([.C376]);[.B376];NA())" office:value-type="float" office:value="-1.86521532514" calcext:value-type="float">
            <text:p>-1.8652153251</text:p>
          </table:table-cell>
          <table:table-cell table:formula="of:=IF(ISNA([.C376]);NA();[.B37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17537789487" calcext:value-type="float">
            <text:p>-0.4175377895</text:p>
          </table:table-cell>
          <table:table-cell office:value-type="float" office:value="-2.21139241587" calcext:value-type="float">
            <text:p>-2.2113924159</text:p>
          </table:table-cell>
          <table:table-cell office:value-type="float" office:value="16" calcext:value-type="float">
            <text:p>16</text:p>
          </table:table-cell>
          <table:table-cell office:value-type="float" office:value="3.08053432114" calcext:value-type="float">
            <text:p>3.0805343211</text:p>
          </table:table-cell>
        </table:table-row>
        <table:table-row table:style-name="ro1">
          <table:table-cell office:value-type="float" office:value="-0.871995487768" calcext:value-type="float">
            <text:p>-0.8719954878</text:p>
          </table:table-cell>
          <table:table-cell office:value-type="float" office:value="-0.820413032221" calcext:value-type="float">
            <text:p>-0.8204130322</text:p>
          </table:table-cell>
          <table:table-cell table:formula="of:=MATCH([.A377];[.F$5:.F$25];0)" office:value-type="string" office:string-value="" calcext:value-type="error">
            <text:p>#N/A</text:p>
          </table:table-cell>
          <table:table-cell table:formula="of:=IF(ISNA([.C377]);[.B377];NA())" office:value-type="float" office:value="-0.820413032221" calcext:value-type="float">
            <text:p>-0.8204130322</text:p>
          </table:table-cell>
          <table:table-cell table:formula="of:=IF(ISNA([.C377]);NA();[.B37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92091423177" calcext:value-type="float">
            <text:p>0.1920914232</text:p>
          </table:table-cell>
          <table:table-cell office:value-type="float" office:value="-0.831610963526" calcext:value-type="float">
            <text:p>-0.8316109635</text:p>
          </table:table-cell>
          <table:table-cell office:value-type="float" office:value="16" calcext:value-type="float">
            <text:p>16</text:p>
          </table:table-cell>
          <table:table-cell office:value-type="float" office:value="3.47766859589" calcext:value-type="float">
            <text:p>3.4776685959</text:p>
          </table:table-cell>
        </table:table-row>
        <table:table-row table:style-name="ro1">
          <table:table-cell office:value-type="float" office:value="-1.24902706753" calcext:value-type="float">
            <text:p>-1.2490270675</text:p>
          </table:table-cell>
          <table:table-cell office:value-type="float" office:value="-0.932899831228" calcext:value-type="float">
            <text:p>-0.9328998312</text:p>
          </table:table-cell>
          <table:table-cell table:formula="of:=MATCH([.A378];[.F$5:.F$25];0)" office:value-type="string" office:string-value="" calcext:value-type="error">
            <text:p>#N/A</text:p>
          </table:table-cell>
          <table:table-cell table:formula="of:=IF(ISNA([.C378]);[.B378];NA())" office:value-type="float" office:value="-0.932899831228" calcext:value-type="float">
            <text:p>-0.9328998312</text:p>
          </table:table-cell>
          <table:table-cell table:formula="of:=IF(ISNA([.C378]);NA();[.B37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45321495824" calcext:value-type="float">
            <text:p>-0.1453214958</text:p>
          </table:table-cell>
          <table:table-cell office:value-type="float" office:value="-0.741657508015" calcext:value-type="float">
            <text:p>-0.741657508</text:p>
          </table:table-cell>
          <table:table-cell office:value-type="float" office:value="16" calcext:value-type="float">
            <text:p>16</text:p>
          </table:table-cell>
          <table:table-cell office:value-type="float" office:value="3.47766859589" calcext:value-type="float">
            <text:p>3.4776685959</text:p>
          </table:table-cell>
        </table:table-row>
        <table:table-row table:style-name="ro1">
          <table:table-cell office:value-type="float" office:value="-0.545851264168" calcext:value-type="float">
            <text:p>-0.5458512642</text:p>
          </table:table-cell>
          <table:table-cell office:value-type="float" office:value="-0.600287424258" calcext:value-type="float">
            <text:p>-0.6002874243</text:p>
          </table:table-cell>
          <table:table-cell table:formula="of:=MATCH([.A379];[.F$5:.F$25];0)" office:value-type="string" office:string-value="" calcext:value-type="error">
            <text:p>#N/A</text:p>
          </table:table-cell>
          <table:table-cell table:formula="of:=IF(ISNA([.C379]);[.B379];NA())" office:value-type="float" office:value="-0.600287424258" calcext:value-type="float">
            <text:p>-0.6002874243</text:p>
          </table:table-cell>
          <table:table-cell table:formula="of:=IF(ISNA([.C379]);NA();[.B37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90057484074" calcext:value-type="float">
            <text:p>-0.8900574841</text:p>
          </table:table-cell>
          <table:table-cell office:value-type="float" office:value="-2.16481058902" calcext:value-type="float">
            <text:p>-2.164810589</text:p>
          </table:table-cell>
          <table:table-cell office:value-type="float" office:value="16" calcext:value-type="float">
            <text:p>16</text:p>
          </table:table-cell>
          <table:table-cell office:value-type="float" office:value="3.17168608977" calcext:value-type="float">
            <text:p>3.1716860898</text:p>
          </table:table-cell>
        </table:table-row>
        <table:table-row table:style-name="ro1">
          <table:table-cell office:value-type="float" office:value="-0.0175414150465" calcext:value-type="float">
            <text:p>-0.017541415</text:p>
          </table:table-cell>
          <table:table-cell office:value-type="float" office:value="-0.769885355004" calcext:value-type="float">
            <text:p>-0.769885355</text:p>
          </table:table-cell>
          <table:table-cell table:formula="of:=MATCH([.A380];[.F$5:.F$25];0)" office:value-type="string" office:string-value="" calcext:value-type="error">
            <text:p>#N/A</text:p>
          </table:table-cell>
          <table:table-cell table:formula="of:=IF(ISNA([.C380]);[.B380];NA())" office:value-type="float" office:value="-0.769885355004" calcext:value-type="float">
            <text:p>-0.769885355</text:p>
          </table:table-cell>
          <table:table-cell table:formula="of:=IF(ISNA([.C380]);NA();[.B38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5923432947" calcext:value-type="float">
            <text:p>-1.0592343295</text:p>
          </table:table-cell>
          <table:table-cell office:value-type="float" office:value="-1.82399709551" calcext:value-type="float">
            <text:p>-1.8239970955</text:p>
          </table:table-cell>
          <table:table-cell office:value-type="float" office:value="16" calcext:value-type="float">
            <text:p>16</text:p>
          </table:table-cell>
          <table:table-cell office:value-type="float" office:value="3.17168608977" calcext:value-type="float">
            <text:p>3.1716860898</text:p>
          </table:table-cell>
        </table:table-row>
        <table:table-row table:style-name="ro1">
          <table:table-cell office:value-type="float" office:value="-0.195083273143" calcext:value-type="float">
            <text:p>-0.1950832731</text:p>
          </table:table-cell>
          <table:table-cell office:value-type="float" office:value="-0.877041605041" calcext:value-type="float">
            <text:p>-0.877041605</text:p>
          </table:table-cell>
          <table:table-cell table:formula="of:=MATCH([.A381];[.F$5:.F$25];0)" office:value-type="string" office:string-value="" calcext:value-type="error">
            <text:p>#N/A</text:p>
          </table:table-cell>
          <table:table-cell table:formula="of:=IF(ISNA([.C381]);[.B381];NA())" office:value-type="float" office:value="-0.877041605041" calcext:value-type="float">
            <text:p>-0.877041605</text:p>
          </table:table-cell>
          <table:table-cell table:formula="of:=IF(ISNA([.C381]);NA();[.B38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98424708888" calcext:value-type="float">
            <text:p>-0.8984247089</text:p>
          </table:table-cell>
          <table:table-cell office:value-type="float" office:value="-1.72588549535" calcext:value-type="float">
            <text:p>-1.7258854954</text:p>
          </table:table-cell>
          <table:table-cell office:value-type="float" office:value="0" calcext:value-type="float">
            <text:p>0</text:p>
          </table:table-cell>
          <table:table-cell office:value-type="float" office:value="3.94076983199" calcext:value-type="float">
            <text:p>3.940769832</text:p>
          </table:table-cell>
        </table:table-row>
        <table:table-row table:style-name="ro1">
          <table:table-cell office:value-type="float" office:value="-0.96481961928" calcext:value-type="float">
            <text:p>-0.9648196193</text:p>
          </table:table-cell>
          <table:table-cell office:value-type="float" office:value="-0.423498544403" calcext:value-type="float">
            <text:p>-0.4234985444</text:p>
          </table:table-cell>
          <table:table-cell table:formula="of:=MATCH([.A382];[.F$5:.F$25];0)" office:value-type="string" office:string-value="" calcext:value-type="error">
            <text:p>#N/A</text:p>
          </table:table-cell>
          <table:table-cell table:formula="of:=IF(ISNA([.C382]);[.B382];NA())" office:value-type="float" office:value="-0.423498544403" calcext:value-type="float">
            <text:p>-0.4234985444</text:p>
          </table:table-cell>
          <table:table-cell table:formula="of:=IF(ISNA([.C382]);NA();[.B38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26728418469" calcext:value-type="float">
            <text:p>0.2267284185</text:p>
          </table:table-cell>
          <table:table-cell office:value-type="float" office:value="-1.05914147985" calcext:value-type="float">
            <text:p>-1.0591414799</text:p>
          </table:table-cell>
          <table:table-cell office:value-type="float" office:value="3" calcext:value-type="float">
            <text:p>3</text:p>
          </table:table-cell>
          <table:table-cell office:value-type="float" office:value="3.82672725425" calcext:value-type="float">
            <text:p>3.8267272543</text:p>
          </table:table-cell>
        </table:table-row>
        <table:table-row table:style-name="ro1">
          <table:table-cell office:value-type="float" office:value="-1.43188534227" calcext:value-type="float">
            <text:p>-1.4318853423</text:p>
          </table:table-cell>
          <table:table-cell office:value-type="float" office:value="-1.60171953818" calcext:value-type="float">
            <text:p>-1.6017195382</text:p>
          </table:table-cell>
          <table:table-cell table:formula="of:=MATCH([.A383];[.F$5:.F$25];0)" office:value-type="string" office:string-value="" calcext:value-type="error">
            <text:p>#N/A</text:p>
          </table:table-cell>
          <table:table-cell table:formula="of:=IF(ISNA([.C383]);[.B383];NA())" office:value-type="float" office:value="-1.60171953818" calcext:value-type="float">
            <text:p>-1.6017195382</text:p>
          </table:table-cell>
          <table:table-cell table:formula="of:=IF(ISNA([.C383]);NA();[.B38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78280917746" calcext:value-type="float">
            <text:p>-0.8782809177</text:p>
          </table:table-cell>
          <table:table-cell office:value-type="float" office:value="-0.558169065912" calcext:value-type="float">
            <text:p>-0.5581690659</text:p>
          </table:table-cell>
          <table:table-cell office:value-type="float" office:value="16" calcext:value-type="float">
            <text:p>16</text:p>
          </table:table-cell>
          <table:table-cell office:value-type="float" office:value="3.45647508729" calcext:value-type="float">
            <text:p>3.4564750873</text:p>
          </table:table-cell>
        </table:table-row>
        <table:table-row table:style-name="ro1">
          <table:table-cell office:value-type="float" office:value="-0.384542930541" calcext:value-type="float">
            <text:p>-0.3845429305</text:p>
          </table:table-cell>
          <table:table-cell office:value-type="float" office:value="-1.73629138677" calcext:value-type="float">
            <text:p>-1.7362913868</text:p>
          </table:table-cell>
          <table:table-cell table:formula="of:=MATCH([.A384];[.F$5:.F$25];0)" office:value-type="string" office:string-value="" calcext:value-type="error">
            <text:p>#N/A</text:p>
          </table:table-cell>
          <table:table-cell table:formula="of:=IF(ISNA([.C384]);[.B384];NA())" office:value-type="float" office:value="-1.73629138677" calcext:value-type="float">
            <text:p>-1.7362913868</text:p>
          </table:table-cell>
          <table:table-cell table:formula="of:=IF(ISNA([.C384]);NA();[.B384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76383012753" calcext:value-type="float">
            <text:p>0.2763830128</text:p>
          </table:table-cell>
          <table:table-cell office:value-type="float" office:value="-1.49503497523" calcext:value-type="float">
            <text:p>-1.4950349752</text:p>
          </table:table-cell>
          <table:table-cell office:value-type="float" office:value="16" calcext:value-type="float">
            <text:p>16</text:p>
          </table:table-cell>
          <table:table-cell office:value-type="float" office:value="3.45647508729" calcext:value-type="float">
            <text:p>3.4564750873</text:p>
          </table:table-cell>
        </table:table-row>
        <table:table-row table:style-name="ro1">
          <table:table-cell office:value-type="float" office:value="-1.08802234087" calcext:value-type="float">
            <text:p>-1.0880223409</text:p>
          </table:table-cell>
          <table:table-cell office:value-type="float" office:value="-0.711430106053" calcext:value-type="float">
            <text:p>-0.7114301061</text:p>
          </table:table-cell>
          <table:table-cell table:formula="of:=MATCH([.A385];[.F$5:.F$25];0)" office:value-type="string" office:string-value="" calcext:value-type="error">
            <text:p>#N/A</text:p>
          </table:table-cell>
          <table:table-cell table:formula="of:=IF(ISNA([.C385]);[.B385];NA())" office:value-type="float" office:value="-0.711430106053" calcext:value-type="float">
            <text:p>-0.7114301061</text:p>
          </table:table-cell>
          <table:table-cell table:formula="of:=IF(ISNA([.C385]);NA();[.B38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788092923934" calcext:value-type="float">
            <text:p>-0.0788092924</text:p>
          </table:table-cell>
          <table:table-cell office:value-type="float" office:value="-0.826892945649" calcext:value-type="float">
            <text:p>-0.8268929456</text:p>
          </table:table-cell>
          <table:table-cell office:value-type="float" office:value="16" calcext:value-type="float">
            <text:p>16</text:p>
          </table:table-cell>
          <table:table-cell office:value-type="float" office:value="3.45647508729" calcext:value-type="float">
            <text:p>3.4564750873</text:p>
          </table:table-cell>
        </table:table-row>
        <table:table-row table:style-name="ro1">
          <table:table-cell office:value-type="float" office:value="-1.0834973033" calcext:value-type="float">
            <text:p>-1.0834973033</text:p>
          </table:table-cell>
          <table:table-cell office:value-type="float" office:value="-1.80166366568" calcext:value-type="float">
            <text:p>-1.8016636657</text:p>
          </table:table-cell>
          <table:table-cell table:formula="of:=MATCH([.A386];[.F$5:.F$25];0)" office:value-type="string" office:string-value="" calcext:value-type="error">
            <text:p>#N/A</text:p>
          </table:table-cell>
          <table:table-cell table:formula="of:=IF(ISNA([.C386]);[.B386];NA())" office:value-type="float" office:value="-1.80166366568" calcext:value-type="float">
            <text:p>-1.8016636657</text:p>
          </table:table-cell>
          <table:table-cell table:formula="of:=IF(ISNA([.C386]);NA();[.B38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999629834486" calcext:value-type="float">
            <text:p>-0.0999629834</text:p>
          </table:table-cell>
          <table:table-cell office:value-type="float" office:value="-0.777575628125" calcext:value-type="float">
            <text:p>-0.7775756281</text:p>
          </table:table-cell>
          <table:table-cell office:value-type="float" office:value="16" calcext:value-type="float">
            <text:p>16</text:p>
          </table:table-cell>
          <table:table-cell office:value-type="float" office:value="3.04454505307" calcext:value-type="float">
            <text:p>3.0445450531</text:p>
          </table:table-cell>
        </table:table-row>
        <table:table-row table:style-name="ro1">
          <table:table-cell office:value-type="float" office:value="-0.434316163194" calcext:value-type="float">
            <text:p>-0.4343161632</text:p>
          </table:table-cell>
          <table:table-cell office:value-type="float" office:value="-1.7532093642" calcext:value-type="float">
            <text:p>-1.7532093642</text:p>
          </table:table-cell>
          <table:table-cell table:formula="of:=MATCH([.A387];[.F$5:.F$25];0)" office:value-type="string" office:string-value="" calcext:value-type="error">
            <text:p>#N/A</text:p>
          </table:table-cell>
          <table:table-cell table:formula="of:=IF(ISNA([.C387]);[.B387];NA())" office:value-type="float" office:value="-1.7532093642" calcext:value-type="float">
            <text:p>-1.7532093642</text:p>
          </table:table-cell>
          <table:table-cell table:formula="of:=IF(ISNA([.C387]);NA();[.B38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1181696151" calcext:value-type="float">
            <text:p>-1.2118169615</text:p>
          </table:table-cell>
          <table:table-cell office:value-type="float" office:value="-0.79158727848" calcext:value-type="float">
            <text:p>-0.7915872785</text:p>
          </table:table-cell>
          <table:table-cell office:value-type="float" office:value="16" calcext:value-type="float">
            <text:p>16</text:p>
          </table:table-cell>
          <table:table-cell office:value-type="float" office:value="3.04454505307" calcext:value-type="float">
            <text:p>3.0445450531</text:p>
          </table:table-cell>
        </table:table-row>
        <table:table-row table:style-name="ro1">
          <table:table-cell office:value-type="float" office:value="0.160560306813" calcext:value-type="float">
            <text:p>0.1605603068</text:p>
          </table:table-cell>
          <table:table-cell office:value-type="float" office:value="-0.73712687878" calcext:value-type="float">
            <text:p>-0.7371268788</text:p>
          </table:table-cell>
          <table:table-cell table:formula="of:=MATCH([.A388];[.F$5:.F$25];0)" office:value-type="string" office:string-value="" calcext:value-type="error">
            <text:p>#N/A</text:p>
          </table:table-cell>
          <table:table-cell table:formula="of:=IF(ISNA([.C388]);[.B388];NA())" office:value-type="float" office:value="-0.73712687878" calcext:value-type="float">
            <text:p>-0.7371268788</text:p>
          </table:table-cell>
          <table:table-cell table:formula="of:=IF(ISNA([.C388]);NA();[.B38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02683549199" calcext:value-type="float">
            <text:p>0.2026835492</text:p>
          </table:table-cell>
          <table:table-cell office:value-type="float" office:value="-1.59908380743" calcext:value-type="float">
            <text:p>-1.5990838074</text:p>
          </table:table-cell>
          <table:table-cell office:value-type="float" office:value="16" calcext:value-type="float">
            <text:p>16</text:p>
          </table:table-cell>
          <table:table-cell office:value-type="float" office:value="3.04454505307" calcext:value-type="float">
            <text:p>3.0445450531</text:p>
          </table:table-cell>
        </table:table-row>
        <table:table-row table:style-name="ro1">
          <table:table-cell office:value-type="float" office:value="-0.947680629411" calcext:value-type="float">
            <text:p>-0.9476806294</text:p>
          </table:table-cell>
          <table:table-cell office:value-type="float" office:value="-2.04550988118" calcext:value-type="float">
            <text:p>-2.0455098812</text:p>
          </table:table-cell>
          <table:table-cell table:formula="of:=MATCH([.A389];[.F$5:.F$25];0)" office:value-type="string" office:string-value="" calcext:value-type="error">
            <text:p>#N/A</text:p>
          </table:table-cell>
          <table:table-cell table:formula="of:=IF(ISNA([.C389]);[.B389];NA())" office:value-type="float" office:value="-2.04550988118" calcext:value-type="float">
            <text:p>-2.0455098812</text:p>
          </table:table-cell>
          <table:table-cell table:formula="of:=IF(ISNA([.C389]);NA();[.B38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40382230313" calcext:value-type="float">
            <text:p>-0.6403822303</text:p>
          </table:table-cell>
          <table:table-cell office:value-type="float" office:value="-0.662898175525" calcext:value-type="float">
            <text:p>-0.6628981755</text:p>
          </table:table-cell>
          <table:table-cell office:value-type="float" office:value="0" calcext:value-type="float">
            <text:p>0</text:p>
          </table:table-cell>
          <table:table-cell office:value-type="float" office:value="3.88696352762" calcext:value-type="float">
            <text:p>3.8869635276</text:p>
          </table:table-cell>
        </table:table-row>
        <table:table-row table:style-name="ro1">
          <table:table-cell office:value-type="float" office:value="-0.0349291300449" calcext:value-type="float">
            <text:p>-0.03492913</text:p>
          </table:table-cell>
          <table:table-cell office:value-type="float" office:value="-1.28435960453" calcext:value-type="float">
            <text:p>-1.2843596045</text:p>
          </table:table-cell>
          <table:table-cell table:formula="of:=MATCH([.A390];[.F$5:.F$25];0)" office:value-type="string" office:string-value="" calcext:value-type="error">
            <text:p>#N/A</text:p>
          </table:table-cell>
          <table:table-cell table:formula="of:=IF(ISNA([.C390]);[.B390];NA())" office:value-type="float" office:value="-1.28435960453" calcext:value-type="float">
            <text:p>-1.2843596045</text:p>
          </table:table-cell>
          <table:table-cell table:formula="of:=IF(ISNA([.C390]);NA();[.B39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974421200306" calcext:value-type="float">
            <text:p>-0.09744212</text:p>
          </table:table-cell>
          <table:table-cell office:value-type="float" office:value="-1.456131431" calcext:value-type="float">
            <text:p>-1.456131431</text:p>
          </table:table-cell>
          <table:table-cell office:value-type="float" office:value="0" calcext:value-type="float">
            <text:p>0</text:p>
          </table:table-cell>
          <table:table-cell office:value-type="float" office:value="3.88696352762" calcext:value-type="float">
            <text:p>3.8869635276</text:p>
          </table:table-cell>
        </table:table-row>
        <table:table-row table:style-name="ro1">
          <table:table-cell office:value-type="float" office:value="0.190641835468" calcext:value-type="float">
            <text:p>0.1906418355</text:p>
          </table:table-cell>
          <table:table-cell office:value-type="float" office:value="-1.52405655145" calcext:value-type="float">
            <text:p>-1.5240565515</text:p>
          </table:table-cell>
          <table:table-cell table:formula="of:=MATCH([.A391];[.F$5:.F$25];0)" office:value-type="string" office:string-value="" calcext:value-type="error">
            <text:p>#N/A</text:p>
          </table:table-cell>
          <table:table-cell table:formula="of:=IF(ISNA([.C391]);[.B391];NA())" office:value-type="float" office:value="-1.52405655145" calcext:value-type="float">
            <text:p>-1.5240565515</text:p>
          </table:table-cell>
          <table:table-cell table:formula="of:=IF(ISNA([.C391]);NA();[.B39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42062883009" calcext:value-type="float">
            <text:p>-0.142062883</text:p>
          </table:table-cell>
          <table:table-cell office:value-type="float" office:value="-1.89032945749" calcext:value-type="float">
            <text:p>-1.8903294575</text:p>
          </table:table-cell>
          <table:table-cell office:value-type="float" office:value="18" calcext:value-type="float">
            <text:p>18</text:p>
          </table:table-cell>
          <table:table-cell office:value-type="float" office:value="3.44644244633" calcext:value-type="float">
            <text:p>3.4464424463</text:p>
          </table:table-cell>
        </table:table-row>
        <table:table-row table:style-name="ro1">
          <table:table-cell office:value-type="float" office:value="-0.986484879615" calcext:value-type="float">
            <text:p>-0.9864848796</text:p>
          </table:table-cell>
          <table:table-cell office:value-type="float" office:value="-1.70026088429" calcext:value-type="float">
            <text:p>-1.7002608843</text:p>
          </table:table-cell>
          <table:table-cell table:formula="of:=MATCH([.A392];[.F$5:.F$25];0)" office:value-type="string" office:string-value="" calcext:value-type="error">
            <text:p>#N/A</text:p>
          </table:table-cell>
          <table:table-cell table:formula="of:=IF(ISNA([.C392]);[.B392];NA())" office:value-type="float" office:value="-1.70026088429" calcext:value-type="float">
            <text:p>-1.7002608843</text:p>
          </table:table-cell>
          <table:table-cell table:formula="of:=IF(ISNA([.C392]);NA();[.B39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04641756405" calcext:value-type="float">
            <text:p>-0.1046417564</text:p>
          </table:table-cell>
          <table:table-cell office:value-type="float" office:value="-1.46914156407" calcext:value-type="float">
            <text:p>-1.4691415641</text:p>
          </table:table-cell>
          <table:table-cell office:value-type="float" office:value="0" calcext:value-type="float">
            <text:p>0</text:p>
          </table:table-cell>
          <table:table-cell office:value-type="float" office:value="3.6236581152" calcext:value-type="float">
            <text:p>3.6236581152</text:p>
          </table:table-cell>
        </table:table-row>
        <table:table-row table:style-name="ro1">
          <table:table-cell office:value-type="float" office:value="-0.831836419172" calcext:value-type="float">
            <text:p>-0.8318364192</text:p>
          </table:table-cell>
          <table:table-cell office:value-type="float" office:value="-1.82436627098" calcext:value-type="float">
            <text:p>-1.824366271</text:p>
          </table:table-cell>
          <table:table-cell table:formula="of:=MATCH([.A393];[.F$5:.F$25];0)" office:value-type="string" office:string-value="" calcext:value-type="error">
            <text:p>#N/A</text:p>
          </table:table-cell>
          <table:table-cell table:formula="of:=IF(ISNA([.C393]);[.B393];NA())" office:value-type="float" office:value="-1.82436627098" calcext:value-type="float">
            <text:p>-1.824366271</text:p>
          </table:table-cell>
          <table:table-cell table:formula="of:=IF(ISNA([.C393]);NA();[.B39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20185578651" calcext:value-type="float">
            <text:p>-0.7201855787</text:p>
          </table:table-cell>
          <table:table-cell office:value-type="float" office:value="-2.24236861876" calcext:value-type="float">
            <text:p>-2.2423686188</text:p>
          </table:table-cell>
          <table:table-cell office:value-type="float" office:value="0" calcext:value-type="float">
            <text:p>0</text:p>
          </table:table-cell>
          <table:table-cell office:value-type="float" office:value="3.6236581152" calcext:value-type="float">
            <text:p>3.6236581152</text:p>
          </table:table-cell>
        </table:table-row>
        <table:table-row table:style-name="ro1">
          <table:table-cell office:value-type="float" office:value="-0.417537789487" calcext:value-type="float">
            <text:p>-0.4175377895</text:p>
          </table:table-cell>
          <table:table-cell office:value-type="float" office:value="-2.21139241587" calcext:value-type="float">
            <text:p>-2.2113924159</text:p>
          </table:table-cell>
          <table:table-cell table:formula="of:=MATCH([.A394];[.F$5:.F$25];0)" office:value-type="string" office:string-value="" calcext:value-type="error">
            <text:p>#N/A</text:p>
          </table:table-cell>
          <table:table-cell table:formula="of:=IF(ISNA([.C394]);[.B394];NA())" office:value-type="float" office:value="-2.21139241587" calcext:value-type="float">
            <text:p>-2.2113924159</text:p>
          </table:table-cell>
          <table:table-cell table:formula="of:=IF(ISNA([.C394]);NA();[.B39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08791065821" calcext:value-type="float">
            <text:p>-0.7087910658</text:p>
          </table:table-cell>
          <table:table-cell office:value-type="float" office:value="-1.93149581651" calcext:value-type="float">
            <text:p>-1.9314958165</text:p>
          </table:table-cell>
          <table:table-cell office:value-type="float" office:value="0" calcext:value-type="float">
            <text:p>0</text:p>
          </table:table-cell>
          <table:table-cell office:value-type="float" office:value="3.6236581152" calcext:value-type="float">
            <text:p>3.6236581152</text:p>
          </table:table-cell>
        </table:table-row>
        <table:table-row table:style-name="ro1">
          <table:table-cell office:value-type="float" office:value="0.192091423177" calcext:value-type="float">
            <text:p>0.1920914232</text:p>
          </table:table-cell>
          <table:table-cell office:value-type="float" office:value="-0.831610963526" calcext:value-type="float">
            <text:p>-0.8316109635</text:p>
          </table:table-cell>
          <table:table-cell table:formula="of:=MATCH([.A395];[.F$5:.F$25];0)" office:value-type="string" office:string-value="" calcext:value-type="error">
            <text:p>#N/A</text:p>
          </table:table-cell>
          <table:table-cell table:formula="of:=IF(ISNA([.C395]);[.B395];NA())" office:value-type="float" office:value="-0.831610963526" calcext:value-type="float">
            <text:p>-0.8316109635</text:p>
          </table:table-cell>
          <table:table-cell table:formula="of:=IF(ISNA([.C395]);NA();[.B39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99475185495" calcext:value-type="float">
            <text:p>-0.3994751855</text:p>
          </table:table-cell>
          <table:table-cell office:value-type="float" office:value="-0.30373519826" calcext:value-type="float">
            <text:p>-0.3037351983</text:p>
          </table:table-cell>
          <table:table-cell office:value-type="float" office:value="0" calcext:value-type="float">
            <text:p>0</text:p>
          </table:table-cell>
          <table:table-cell office:value-type="float" office:value="3.6236581152" calcext:value-type="float">
            <text:p>3.6236581152</text:p>
          </table:table-cell>
        </table:table-row>
        <table:table-row table:style-name="ro1">
          <table:table-cell office:value-type="float" office:value="-0.145321495824" calcext:value-type="float">
            <text:p>-0.1453214958</text:p>
          </table:table-cell>
          <table:table-cell office:value-type="float" office:value="-0.741657508015" calcext:value-type="float">
            <text:p>-0.741657508</text:p>
          </table:table-cell>
          <table:table-cell table:formula="of:=MATCH([.A396];[.F$5:.F$25];0)" office:value-type="string" office:string-value="" calcext:value-type="error">
            <text:p>#N/A</text:p>
          </table:table-cell>
          <table:table-cell table:formula="of:=IF(ISNA([.C396]);[.B396];NA())" office:value-type="float" office:value="-0.741657508015" calcext:value-type="float">
            <text:p>-0.741657508</text:p>
          </table:table-cell>
          <table:table-cell table:formula="of:=IF(ISNA([.C396]);NA();[.B39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9779522048" calcext:value-type="float">
            <text:p>-1.1977952205</text:p>
          </table:table-cell>
          <table:table-cell office:value-type="float" office:value="-1.46978105545" calcext:value-type="float">
            <text:p>-1.4697810555</text:p>
          </table:table-cell>
          <table:table-cell office:value-type="float" office:value="0" calcext:value-type="float">
            <text:p>0</text:p>
          </table:table-cell>
          <table:table-cell office:value-type="float" office:value="3.6236581152" calcext:value-type="float">
            <text:p>3.6236581152</text:p>
          </table:table-cell>
        </table:table-row>
        <table:table-row table:style-name="ro1">
          <table:table-cell office:value-type="float" office:value="-0.890057484074" calcext:value-type="float">
            <text:p>-0.8900574841</text:p>
          </table:table-cell>
          <table:table-cell office:value-type="float" office:value="-2.16481058902" calcext:value-type="float">
            <text:p>-2.164810589</text:p>
          </table:table-cell>
          <table:table-cell table:formula="of:=MATCH([.A397];[.F$5:.F$25];0)" office:value-type="string" office:string-value="" calcext:value-type="error">
            <text:p>#N/A</text:p>
          </table:table-cell>
          <table:table-cell table:formula="of:=IF(ISNA([.C397]);[.B397];NA())" office:value-type="float" office:value="-2.16481058902" calcext:value-type="float">
            <text:p>-2.164810589</text:p>
          </table:table-cell>
          <table:table-cell table:formula="of:=IF(ISNA([.C397]);NA();[.B39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1280286058" calcext:value-type="float">
            <text:p>-1.3128028606</text:p>
          </table:table-cell>
          <table:table-cell office:value-type="float" office:value="-1.3053534091" calcext:value-type="float">
            <text:p>-1.3053534091</text:p>
          </table:table-cell>
          <table:table-cell office:value-type="float" office:value="0" calcext:value-type="float">
            <text:p>0</text:p>
          </table:table-cell>
          <table:table-cell office:value-type="float" office:value="3.6236581152" calcext:value-type="float">
            <text:p>3.6236581152</text:p>
          </table:table-cell>
        </table:table-row>
        <table:table-row table:style-name="ro1">
          <table:table-cell office:value-type="float" office:value="-1.05923432947" calcext:value-type="float">
            <text:p>-1.0592343295</text:p>
          </table:table-cell>
          <table:table-cell office:value-type="float" office:value="-1.82399709551" calcext:value-type="float">
            <text:p>-1.8239970955</text:p>
          </table:table-cell>
          <table:table-cell table:formula="of:=MATCH([.A398];[.F$5:.F$25];0)" office:value-type="string" office:string-value="" calcext:value-type="error">
            <text:p>#N/A</text:p>
          </table:table-cell>
          <table:table-cell table:formula="of:=IF(ISNA([.C398]);[.B398];NA())" office:value-type="float" office:value="-1.82399709551" calcext:value-type="float">
            <text:p>-1.8239970955</text:p>
          </table:table-cell>
          <table:table-cell table:formula="of:=IF(ISNA([.C398]);NA();[.B39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1959322647" calcext:value-type="float">
            <text:p>-1.1195932265</text:p>
          </table:table-cell>
          <table:table-cell office:value-type="float" office:value="-1.78877802389" calcext:value-type="float">
            <text:p>-1.7887780239</text:p>
          </table:table-cell>
          <table:table-cell office:value-type="float" office:value="0" calcext:value-type="float">
            <text:p>0</text:p>
          </table:table-cell>
          <table:table-cell office:value-type="float" office:value="3.6236581152" calcext:value-type="float">
            <text:p>3.6236581152</text:p>
          </table:table-cell>
        </table:table-row>
        <table:table-row table:style-name="ro1">
          <table:table-cell office:value-type="float" office:value="-0.898424708888" calcext:value-type="float">
            <text:p>-0.8984247089</text:p>
          </table:table-cell>
          <table:table-cell office:value-type="float" office:value="-1.72588549535" calcext:value-type="float">
            <text:p>-1.7258854954</text:p>
          </table:table-cell>
          <table:table-cell table:formula="of:=MATCH([.A399];[.F$5:.F$25];0)" office:value-type="string" office:string-value="" calcext:value-type="error">
            <text:p>#N/A</text:p>
          </table:table-cell>
          <table:table-cell table:formula="of:=IF(ISNA([.C399]);[.B399];NA())" office:value-type="float" office:value="-1.72588549535" calcext:value-type="float">
            <text:p>-1.7258854954</text:p>
          </table:table-cell>
          <table:table-cell table:formula="of:=IF(ISNA([.C399]);NA();[.B39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81007955182" calcext:value-type="float">
            <text:p>-0.1810079552</text:p>
          </table:table-cell>
          <table:table-cell office:value-type="float" office:value="-1.77030661817" calcext:value-type="float">
            <text:p>-1.7703066182</text:p>
          </table:table-cell>
          <table:table-cell office:value-type="float" office:value="0" calcext:value-type="float">
            <text:p>0</text:p>
          </table:table-cell>
          <table:table-cell office:value-type="float" office:value="3.6236581152" calcext:value-type="float">
            <text:p>3.6236581152</text:p>
          </table:table-cell>
        </table:table-row>
        <table:table-row table:style-name="ro1">
          <table:table-cell office:value-type="float" office:value="0.226728418469" calcext:value-type="float">
            <text:p>0.2267284185</text:p>
          </table:table-cell>
          <table:table-cell office:value-type="float" office:value="-1.05914147985" calcext:value-type="float">
            <text:p>-1.0591414799</text:p>
          </table:table-cell>
          <table:table-cell table:formula="of:=MATCH([.A400];[.F$5:.F$25];0)" office:value-type="string" office:string-value="" calcext:value-type="error">
            <text:p>#N/A</text:p>
          </table:table-cell>
          <table:table-cell table:formula="of:=IF(ISNA([.C400]);[.B400];NA())" office:value-type="float" office:value="-1.05914147985" calcext:value-type="float">
            <text:p>-1.0591414799</text:p>
          </table:table-cell>
          <table:table-cell table:formula="of:=IF(ISNA([.C400]);NA();[.B40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59750106953" calcext:value-type="float">
            <text:p>-0.659750107</text:p>
          </table:table-cell>
          <table:table-cell office:value-type="float" office:value="-0.504953103693" calcext:value-type="float">
            <text:p>-0.5049531037</text:p>
          </table:table-cell>
          <table:table-cell office:value-type="float" office:value="0" calcext:value-type="float">
            <text:p>0</text:p>
          </table:table-cell>
          <table:table-cell office:value-type="float" office:value="3.6236581152" calcext:value-type="float">
            <text:p>3.6236581152</text:p>
          </table:table-cell>
        </table:table-row>
        <table:table-row table:style-name="ro1">
          <table:table-cell office:value-type="float" office:value="-0.878280917746" calcext:value-type="float">
            <text:p>-0.8782809177</text:p>
          </table:table-cell>
          <table:table-cell office:value-type="float" office:value="-0.558169065912" calcext:value-type="float">
            <text:p>-0.5581690659</text:p>
          </table:table-cell>
          <table:table-cell table:formula="of:=MATCH([.A401];[.F$5:.F$25];0)" office:value-type="string" office:string-value="" calcext:value-type="error">
            <text:p>#N/A</text:p>
          </table:table-cell>
          <table:table-cell table:formula="of:=IF(ISNA([.C401]);[.B401];NA())" office:value-type="float" office:value="-0.558169065912" calcext:value-type="float">
            <text:p>-0.5581690659</text:p>
          </table:table-cell>
          <table:table-cell table:formula="of:=IF(ISNA([.C401]);NA();[.B40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09472939144" calcext:value-type="float">
            <text:p>0.1094729391</text:p>
          </table:table-cell>
          <table:table-cell office:value-type="float" office:value="-1.78006936372" calcext:value-type="float">
            <text:p>-1.7800693637</text:p>
          </table:table-cell>
          <table:table-cell office:value-type="float" office:value="17" calcext:value-type="float">
            <text:p>17</text:p>
          </table:table-cell>
          <table:table-cell office:value-type="float" office:value="3.62060186526" calcext:value-type="float">
            <text:p>3.6206018653</text:p>
          </table:table-cell>
        </table:table-row>
        <table:table-row table:style-name="ro1">
          <table:table-cell office:value-type="float" office:value="0.276383012753" calcext:value-type="float">
            <text:p>0.2763830128</text:p>
          </table:table-cell>
          <table:table-cell office:value-type="float" office:value="-1.49503497523" calcext:value-type="float">
            <text:p>-1.4950349752</text:p>
          </table:table-cell>
          <table:table-cell table:formula="of:=MATCH([.A402];[.F$5:.F$25];0)" office:value-type="string" office:string-value="" calcext:value-type="error">
            <text:p>#N/A</text:p>
          </table:table-cell>
          <table:table-cell table:formula="of:=IF(ISNA([.C402]);[.B402];NA())" office:value-type="float" office:value="-1.49503497523" calcext:value-type="float">
            <text:p>-1.4950349752</text:p>
          </table:table-cell>
          <table:table-cell table:formula="of:=IF(ISNA([.C402]);NA();[.B40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5150910959" calcext:value-type="float">
            <text:p>-1.2515091096</text:p>
          </table:table-cell>
          <table:table-cell office:value-type="float" office:value="-2.02344741229" calcext:value-type="float">
            <text:p>-2.0234474123</text:p>
          </table:table-cell>
          <table:table-cell office:value-type="float" office:value="17" calcext:value-type="float">
            <text:p>17</text:p>
          </table:table-cell>
          <table:table-cell office:value-type="float" office:value="3.62060186526" calcext:value-type="float">
            <text:p>3.6206018653</text:p>
          </table:table-cell>
        </table:table-row>
        <table:table-row table:style-name="ro1">
          <table:table-cell office:value-type="float" office:value="-0.0788092923934" calcext:value-type="float">
            <text:p>-0.0788092924</text:p>
          </table:table-cell>
          <table:table-cell office:value-type="float" office:value="-0.826892945649" calcext:value-type="float">
            <text:p>-0.8268929456</text:p>
          </table:table-cell>
          <table:table-cell table:formula="of:=MATCH([.A403];[.F$5:.F$25];0)" office:value-type="string" office:string-value="" calcext:value-type="error">
            <text:p>#N/A</text:p>
          </table:table-cell>
          <table:table-cell table:formula="of:=IF(ISNA([.C403]);[.B403];NA())" office:value-type="float" office:value="-0.826892945649" calcext:value-type="float">
            <text:p>-0.8268929456</text:p>
          </table:table-cell>
          <table:table-cell table:formula="of:=IF(ISNA([.C403]);NA();[.B40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2842330919" calcext:value-type="float">
            <text:p>-1.2284233092</text:p>
          </table:table-cell>
          <table:table-cell office:value-type="float" office:value="-0.928542391764" calcext:value-type="float">
            <text:p>-0.9285423918</text:p>
          </table:table-cell>
          <table:table-cell office:value-type="float" office:value="0" calcext:value-type="float">
            <text:p>0</text:p>
          </table:table-cell>
          <table:table-cell office:value-type="float" office:value="3.35112280888" calcext:value-type="float">
            <text:p>3.3511228089</text:p>
          </table:table-cell>
        </table:table-row>
        <table:table-row table:style-name="ro1">
          <table:table-cell office:value-type="float" office:value="-0.0999629834486" calcext:value-type="float">
            <text:p>-0.0999629834</text:p>
          </table:table-cell>
          <table:table-cell office:value-type="float" office:value="-0.777575628125" calcext:value-type="float">
            <text:p>-0.7775756281</text:p>
          </table:table-cell>
          <table:table-cell table:formula="of:=MATCH([.A404];[.F$5:.F$25];0)" office:value-type="string" office:string-value="" calcext:value-type="error">
            <text:p>#N/A</text:p>
          </table:table-cell>
          <table:table-cell table:formula="of:=IF(ISNA([.C404]);[.B404];NA())" office:value-type="float" office:value="-0.777575628125" calcext:value-type="float">
            <text:p>-0.7775756281</text:p>
          </table:table-cell>
          <table:table-cell table:formula="of:=IF(ISNA([.C404]);NA();[.B40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8361373869" calcext:value-type="float">
            <text:p>-0.4836137387</text:p>
          </table:table-cell>
          <table:table-cell office:value-type="float" office:value="-0.582959290073" calcext:value-type="float">
            <text:p>-0.5829592901</text:p>
          </table:table-cell>
          <table:table-cell office:value-type="float" office:value="0" calcext:value-type="float">
            <text:p>0</text:p>
          </table:table-cell>
          <table:table-cell office:value-type="float" office:value="3.35112280888" calcext:value-type="float">
            <text:p>3.3511228089</text:p>
          </table:table-cell>
        </table:table-row>
        <table:table-row table:style-name="ro1">
          <table:table-cell office:value-type="float" office:value="-1.21181696151" calcext:value-type="float">
            <text:p>-1.2118169615</text:p>
          </table:table-cell>
          <table:table-cell office:value-type="float" office:value="-0.79158727848" calcext:value-type="float">
            <text:p>-0.7915872785</text:p>
          </table:table-cell>
          <table:table-cell table:formula="of:=MATCH([.A405];[.F$5:.F$25];0)" office:value-type="string" office:string-value="" calcext:value-type="error">
            <text:p>#N/A</text:p>
          </table:table-cell>
          <table:table-cell table:formula="of:=IF(ISNA([.C405]);[.B405];NA())" office:value-type="float" office:value="-0.79158727848" calcext:value-type="float">
            <text:p>-0.7915872785</text:p>
          </table:table-cell>
          <table:table-cell table:formula="of:=IF(ISNA([.C405]);NA();[.B40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50079983343" calcext:value-type="float">
            <text:p>-0.7500799833</text:p>
          </table:table-cell>
          <table:table-cell office:value-type="float" office:value="-1.901470552" calcext:value-type="float">
            <text:p>-1.901470552</text:p>
          </table:table-cell>
          <table:table-cell office:value-type="float" office:value="0" calcext:value-type="float">
            <text:p>0</text:p>
          </table:table-cell>
          <table:table-cell office:value-type="float" office:value="3.35112280888" calcext:value-type="float">
            <text:p>3.3511228089</text:p>
          </table:table-cell>
        </table:table-row>
        <table:table-row table:style-name="ro1">
          <table:table-cell office:value-type="float" office:value="0.202683549199" calcext:value-type="float">
            <text:p>0.2026835492</text:p>
          </table:table-cell>
          <table:table-cell office:value-type="float" office:value="-1.59908380743" calcext:value-type="float">
            <text:p>-1.5990838074</text:p>
          </table:table-cell>
          <table:table-cell table:formula="of:=MATCH([.A406];[.F$5:.F$25];0)" office:value-type="string" office:string-value="" calcext:value-type="error">
            <text:p>#N/A</text:p>
          </table:table-cell>
          <table:table-cell table:formula="of:=IF(ISNA([.C406]);[.B406];NA())" office:value-type="float" office:value="-1.59908380743" calcext:value-type="float">
            <text:p>-1.5990838074</text:p>
          </table:table-cell>
          <table:table-cell table:formula="of:=IF(ISNA([.C406]);NA();[.B40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2938135423" calcext:value-type="float">
            <text:p>-0.1293813542</text:p>
          </table:table-cell>
          <table:table-cell office:value-type="float" office:value="-0.711029371874" calcext:value-type="float">
            <text:p>-0.7110293719</text:p>
          </table:table-cell>
          <table:table-cell office:value-type="float" office:value="0" calcext:value-type="float">
            <text:p>0</text:p>
          </table:table-cell>
          <table:table-cell office:value-type="float" office:value="3.35112280888" calcext:value-type="float">
            <text:p>3.3511228089</text:p>
          </table:table-cell>
        </table:table-row>
        <table:table-row table:style-name="ro1">
          <table:table-cell office:value-type="float" office:value="-0.640382230313" calcext:value-type="float">
            <text:p>-0.6403822303</text:p>
          </table:table-cell>
          <table:table-cell office:value-type="float" office:value="-0.662898175525" calcext:value-type="float">
            <text:p>-0.6628981755</text:p>
          </table:table-cell>
          <table:table-cell table:formula="of:=MATCH([.A407];[.F$5:.F$25];0)" office:value-type="string" office:string-value="" calcext:value-type="error">
            <text:p>#N/A</text:p>
          </table:table-cell>
          <table:table-cell table:formula="of:=IF(ISNA([.C407]);[.B407];NA())" office:value-type="float" office:value="-0.662898175525" calcext:value-type="float">
            <text:p>-0.6628981755</text:p>
          </table:table-cell>
          <table:table-cell table:formula="of:=IF(ISNA([.C407]);NA();[.B40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37186470466" calcext:value-type="float">
            <text:p>0.1371864705</text:p>
          </table:table-cell>
          <table:table-cell office:value-type="float" office:value="-1.88250569042" calcext:value-type="float">
            <text:p>-1.8825056904</text:p>
          </table:table-cell>
          <table:table-cell office:value-type="float" office:value="0" calcext:value-type="float">
            <text:p>0</text:p>
          </table:table-cell>
          <table:table-cell office:value-type="float" office:value="3.35112280888" calcext:value-type="float">
            <text:p>3.3511228089</text:p>
          </table:table-cell>
        </table:table-row>
        <table:table-row table:style-name="ro1">
          <table:table-cell office:value-type="float" office:value="-0.0974421200306" calcext:value-type="float">
            <text:p>-0.09744212</text:p>
          </table:table-cell>
          <table:table-cell office:value-type="float" office:value="-1.456131431" calcext:value-type="float">
            <text:p>-1.456131431</text:p>
          </table:table-cell>
          <table:table-cell table:formula="of:=MATCH([.A408];[.F$5:.F$25];0)" office:value-type="string" office:string-value="" calcext:value-type="error">
            <text:p>#N/A</text:p>
          </table:table-cell>
          <table:table-cell table:formula="of:=IF(ISNA([.C408]);[.B408];NA())" office:value-type="float" office:value="-1.456131431" calcext:value-type="float">
            <text:p>-1.456131431</text:p>
          </table:table-cell>
          <table:table-cell table:formula="of:=IF(ISNA([.C408]);NA();[.B40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23658422357" calcext:value-type="float">
            <text:p>-0.2236584224</text:p>
          </table:table-cell>
          <table:table-cell office:value-type="float" office:value="-1.78888740781" calcext:value-type="float">
            <text:p>-1.7888874078</text:p>
          </table:table-cell>
          <table:table-cell office:value-type="float" office:value="0" calcext:value-type="float">
            <text:p>0</text:p>
          </table:table-cell>
          <table:table-cell office:value-type="float" office:value="3.35112280888" calcext:value-type="float">
            <text:p>3.3511228089</text:p>
          </table:table-cell>
        </table:table-row>
        <table:table-row table:style-name="ro1">
          <table:table-cell office:value-type="float" office:value="-0.142062883009" calcext:value-type="float">
            <text:p>-0.142062883</text:p>
          </table:table-cell>
          <table:table-cell office:value-type="float" office:value="-1.89032945749" calcext:value-type="float">
            <text:p>-1.8903294575</text:p>
          </table:table-cell>
          <table:table-cell table:formula="of:=MATCH([.A409];[.F$5:.F$25];0)" office:value-type="string" office:string-value="" calcext:value-type="error">
            <text:p>#N/A</text:p>
          </table:table-cell>
          <table:table-cell table:formula="of:=IF(ISNA([.C409]);[.B409];NA())" office:value-type="float" office:value="-1.89032945749" calcext:value-type="float">
            <text:p>-1.8903294575</text:p>
          </table:table-cell>
          <table:table-cell table:formula="of:=IF(ISNA([.C409]);NA();[.B40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1334667867" calcext:value-type="float">
            <text:p>-1.3133466787</text:p>
          </table:table-cell>
          <table:table-cell office:value-type="float" office:value="-1.90749728525" calcext:value-type="float">
            <text:p>-1.9074972853</text:p>
          </table:table-cell>
          <table:table-cell office:value-type="float" office:value="0" calcext:value-type="float">
            <text:p>0</text:p>
          </table:table-cell>
          <table:table-cell office:value-type="float" office:value="3.35112280888" calcext:value-type="float">
            <text:p>3.3511228089</text:p>
          </table:table-cell>
        </table:table-row>
        <table:table-row table:style-name="ro1">
          <table:table-cell office:value-type="float" office:value="-0.104641756405" calcext:value-type="float">
            <text:p>-0.1046417564</text:p>
          </table:table-cell>
          <table:table-cell office:value-type="float" office:value="-1.46914156407" calcext:value-type="float">
            <text:p>-1.4691415641</text:p>
          </table:table-cell>
          <table:table-cell table:formula="of:=MATCH([.A410];[.F$5:.F$25];0)" office:value-type="string" office:string-value="" calcext:value-type="error">
            <text:p>#N/A</text:p>
          </table:table-cell>
          <table:table-cell table:formula="of:=IF(ISNA([.C410]);[.B410];NA())" office:value-type="float" office:value="-1.46914156407" calcext:value-type="float">
            <text:p>-1.4691415641</text:p>
          </table:table-cell>
          <table:table-cell table:formula="of:=IF(ISNA([.C410]);NA();[.B41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5693323305" calcext:value-type="float">
            <text:p>-1.1569332331</text:p>
          </table:table-cell>
          <table:table-cell office:value-type="float" office:value="-1.19746333051" calcext:value-type="float">
            <text:p>-1.1974633305</text:p>
          </table:table-cell>
          <table:table-cell office:value-type="float" office:value="0" calcext:value-type="float">
            <text:p>0</text:p>
          </table:table-cell>
          <table:table-cell office:value-type="float" office:value="3.35112280888" calcext:value-type="float">
            <text:p>3.3511228089</text:p>
          </table:table-cell>
        </table:table-row>
        <table:table-row table:style-name="ro1">
          <table:table-cell office:value-type="float" office:value="-0.720185578651" calcext:value-type="float">
            <text:p>-0.7201855787</text:p>
          </table:table-cell>
          <table:table-cell office:value-type="float" office:value="-2.24236861876" calcext:value-type="float">
            <text:p>-2.2423686188</text:p>
          </table:table-cell>
          <table:table-cell table:formula="of:=MATCH([.A411];[.F$5:.F$25];0)" office:value-type="string" office:string-value="" calcext:value-type="error">
            <text:p>#N/A</text:p>
          </table:table-cell>
          <table:table-cell table:formula="of:=IF(ISNA([.C411]);[.B411];NA())" office:value-type="float" office:value="-2.24236861876" calcext:value-type="float">
            <text:p>-2.2423686188</text:p>
          </table:table-cell>
          <table:table-cell table:formula="of:=IF(ISNA([.C411]);NA();[.B41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55976314547" calcext:value-type="float">
            <text:p>-0.6559763145</text:p>
          </table:table-cell>
          <table:table-cell office:value-type="float" office:value="-0.728953475766" calcext:value-type="float">
            <text:p>-0.7289534758</text:p>
          </table:table-cell>
          <table:table-cell office:value-type="float" office:value="0" calcext:value-type="float">
            <text:p>0</text:p>
          </table:table-cell>
          <table:table-cell office:value-type="float" office:value="3.35112280888" calcext:value-type="float">
            <text:p>3.3511228089</text:p>
          </table:table-cell>
        </table:table-row>
        <table:table-row table:style-name="ro1">
          <table:table-cell office:value-type="float" office:value="-0.708791065821" calcext:value-type="float">
            <text:p>-0.7087910658</text:p>
          </table:table-cell>
          <table:table-cell office:value-type="float" office:value="-1.93149581651" calcext:value-type="float">
            <text:p>-1.9314958165</text:p>
          </table:table-cell>
          <table:table-cell table:formula="of:=MATCH([.A412];[.F$5:.F$25];0)" office:value-type="string" office:string-value="" calcext:value-type="error">
            <text:p>#N/A</text:p>
          </table:table-cell>
          <table:table-cell table:formula="of:=IF(ISNA([.C412]);[.B412];NA())" office:value-type="float" office:value="-1.93149581651" calcext:value-type="float">
            <text:p>-1.9314958165</text:p>
          </table:table-cell>
          <table:table-cell table:formula="of:=IF(ISNA([.C412]);NA();[.B41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90412422698" calcext:value-type="float">
            <text:p>-0.8904124227</text:p>
          </table:table-cell>
          <table:table-cell office:value-type="float" office:value="-1.89330680384" calcext:value-type="float">
            <text:p>-1.8933068038</text:p>
          </table:table-cell>
          <table:table-cell office:value-type="float" office:value="0" calcext:value-type="float">
            <text:p>0</text:p>
          </table:table-cell>
          <table:table-cell office:value-type="float" office:value="3.35112280888" calcext:value-type="float">
            <text:p>3.3511228089</text:p>
          </table:table-cell>
        </table:table-row>
        <table:table-row table:style-name="ro1">
          <table:table-cell office:value-type="float" office:value="-0.399475185495" calcext:value-type="float">
            <text:p>-0.3994751855</text:p>
          </table:table-cell>
          <table:table-cell office:value-type="float" office:value="-0.30373519826" calcext:value-type="float">
            <text:p>-0.3037351983</text:p>
          </table:table-cell>
          <table:table-cell table:formula="of:=MATCH([.A413];[.F$5:.F$25];0)" office:value-type="string" office:string-value="" calcext:value-type="error">
            <text:p>#N/A</text:p>
          </table:table-cell>
          <table:table-cell table:formula="of:=IF(ISNA([.C413]);[.B413];NA())" office:value-type="float" office:value="-0.30373519826" calcext:value-type="float">
            <text:p>-0.3037351983</text:p>
          </table:table-cell>
          <table:table-cell table:formula="of:=IF(ISNA([.C413]);NA();[.B41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89081270245" calcext:value-type="float">
            <text:p>-0.4890812702</text:p>
          </table:table-cell>
          <table:table-cell office:value-type="float" office:value="-0.515259624292" calcext:value-type="float">
            <text:p>-0.5152596243</text:p>
          </table:table-cell>
          <table:table-cell office:value-type="float" office:value="0" calcext:value-type="float">
            <text:p>0</text:p>
          </table:table-cell>
          <table:table-cell office:value-type="float" office:value="3.35112280888" calcext:value-type="float">
            <text:p>3.3511228089</text:p>
          </table:table-cell>
        </table:table-row>
        <table:table-row table:style-name="ro1">
          <table:table-cell office:value-type="float" office:value="-1.19779522048" calcext:value-type="float">
            <text:p>-1.1977952205</text:p>
          </table:table-cell>
          <table:table-cell office:value-type="float" office:value="-1.46978105545" calcext:value-type="float">
            <text:p>-1.4697810555</text:p>
          </table:table-cell>
          <table:table-cell table:formula="of:=MATCH([.A414];[.F$5:.F$25];0)" office:value-type="string" office:string-value="" calcext:value-type="error">
            <text:p>#N/A</text:p>
          </table:table-cell>
          <table:table-cell table:formula="of:=IF(ISNA([.C414]);[.B414];NA())" office:value-type="float" office:value="-1.46978105545" calcext:value-type="float">
            <text:p>-1.4697810555</text:p>
          </table:table-cell>
          <table:table-cell table:formula="of:=IF(ISNA([.C414]);NA();[.B41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61820751296" calcext:value-type="float">
            <text:p>-0.2618207513</text:p>
          </table:table-cell>
          <table:table-cell office:value-type="float" office:value="-0.519356430062" calcext:value-type="float">
            <text:p>-0.5193564301</text:p>
          </table:table-cell>
          <table:table-cell office:value-type="float" office:value="0" calcext:value-type="float">
            <text:p>0</text:p>
          </table:table-cell>
          <table:table-cell office:value-type="float" office:value="3.35112280888" calcext:value-type="float">
            <text:p>3.3511228089</text:p>
          </table:table-cell>
        </table:table-row>
        <table:table-row table:style-name="ro1">
          <table:table-cell office:value-type="float" office:value="-1.31280286058" calcext:value-type="float">
            <text:p>-1.3128028606</text:p>
          </table:table-cell>
          <table:table-cell office:value-type="float" office:value="-1.3053534091" calcext:value-type="float">
            <text:p>-1.3053534091</text:p>
          </table:table-cell>
          <table:table-cell table:formula="of:=MATCH([.A415];[.F$5:.F$25];0)" office:value-type="string" office:string-value="" calcext:value-type="error">
            <text:p>#N/A</text:p>
          </table:table-cell>
          <table:table-cell table:formula="of:=IF(ISNA([.C415]);[.B415];NA())" office:value-type="float" office:value="-1.3053534091" calcext:value-type="float">
            <text:p>-1.3053534091</text:p>
          </table:table-cell>
          <table:table-cell table:formula="of:=IF(ISNA([.C415]);NA();[.B41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63926546842" calcext:value-type="float">
            <text:p>-0.5639265468</text:p>
          </table:table-cell>
          <table:table-cell office:value-type="float" office:value="-0.385155428029" calcext:value-type="float">
            <text:p>-0.385155428</text:p>
          </table:table-cell>
          <table:table-cell office:value-type="float" office:value="0" calcext:value-type="float">
            <text:p>0</text:p>
          </table:table-cell>
          <table:table-cell office:value-type="float" office:value="3.35112280888" calcext:value-type="float">
            <text:p>3.3511228089</text:p>
          </table:table-cell>
        </table:table-row>
        <table:table-row table:style-name="ro1">
          <table:table-cell office:value-type="float" office:value="-1.11959322647" calcext:value-type="float">
            <text:p>-1.1195932265</text:p>
          </table:table-cell>
          <table:table-cell office:value-type="float" office:value="-1.78877802389" calcext:value-type="float">
            <text:p>-1.7887780239</text:p>
          </table:table-cell>
          <table:table-cell table:formula="of:=MATCH([.A416];[.F$5:.F$25];0)" office:value-type="string" office:string-value="" calcext:value-type="error">
            <text:p>#N/A</text:p>
          </table:table-cell>
          <table:table-cell table:formula="of:=IF(ISNA([.C416]);[.B416];NA())" office:value-type="float" office:value="-1.78877802389" calcext:value-type="float">
            <text:p>-1.7887780239</text:p>
          </table:table-cell>
          <table:table-cell table:formula="of:=IF(ISNA([.C416]);NA();[.B41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239869777402" calcext:value-type="float">
            <text:p>0.0239869777</text:p>
          </table:table-cell>
          <table:table-cell office:value-type="float" office:value="-1.69499095987" calcext:value-type="float">
            <text:p>-1.6949909599</text:p>
          </table:table-cell>
          <table:table-cell office:value-type="float" office:value="3" calcext:value-type="float">
            <text:p>3</text:p>
          </table:table-cell>
          <table:table-cell office:value-type="float" office:value="3.95953965775" calcext:value-type="float">
            <text:p>3.9595396578</text:p>
          </table:table-cell>
        </table:table-row>
        <table:table-row table:style-name="ro1">
          <table:table-cell office:value-type="float" office:value="-0.181007955182" calcext:value-type="float">
            <text:p>-0.1810079552</text:p>
          </table:table-cell>
          <table:table-cell office:value-type="float" office:value="-1.77030661817" calcext:value-type="float">
            <text:p>-1.7703066182</text:p>
          </table:table-cell>
          <table:table-cell table:formula="of:=MATCH([.A417];[.F$5:.F$25];0)" office:value-type="string" office:string-value="" calcext:value-type="error">
            <text:p>#N/A</text:p>
          </table:table-cell>
          <table:table-cell table:formula="of:=IF(ISNA([.C417]);[.B417];NA())" office:value-type="float" office:value="-1.77030661817" calcext:value-type="float">
            <text:p>-1.7703066182</text:p>
          </table:table-cell>
          <table:table-cell table:formula="of:=IF(ISNA([.C417]);NA();[.B41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7749315798" calcext:value-type="float">
            <text:p>-1.277493158</text:p>
          </table:table-cell>
          <table:table-cell office:value-type="float" office:value="-1.25087311745" calcext:value-type="float">
            <text:p>-1.2508731175</text:p>
          </table:table-cell>
          <table:table-cell office:value-type="float" office:value="5" calcext:value-type="float">
            <text:p>5</text:p>
          </table:table-cell>
          <table:table-cell office:value-type="float" office:value="3.87311683883" calcext:value-type="float">
            <text:p>3.8731168388</text:p>
          </table:table-cell>
        </table:table-row>
        <table:table-row table:style-name="ro1">
          <table:table-cell office:value-type="float" office:value="-0.659750106953" calcext:value-type="float">
            <text:p>-0.659750107</text:p>
          </table:table-cell>
          <table:table-cell office:value-type="float" office:value="-0.504953103693" calcext:value-type="float">
            <text:p>-0.5049531037</text:p>
          </table:table-cell>
          <table:table-cell table:formula="of:=MATCH([.A418];[.F$5:.F$25];0)" office:value-type="string" office:string-value="" calcext:value-type="error">
            <text:p>#N/A</text:p>
          </table:table-cell>
          <table:table-cell table:formula="of:=IF(ISNA([.C418]);[.B418];NA())" office:value-type="float" office:value="-0.504953103693" calcext:value-type="float">
            <text:p>-0.5049531037</text:p>
          </table:table-cell>
          <table:table-cell table:formula="of:=IF(ISNA([.C418]);NA();[.B41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7630901983" calcext:value-type="float">
            <text:p>-1.4763090198</text:p>
          </table:table-cell>
          <table:table-cell office:value-type="float" office:value="-1.26312458927" calcext:value-type="float">
            <text:p>-1.2631245893</text:p>
          </table:table-cell>
          <table:table-cell office:value-type="float" office:value="16" calcext:value-type="float">
            <text:p>16</text:p>
          </table:table-cell>
          <table:table-cell office:value-type="float" office:value="3.26422234601" calcext:value-type="float">
            <text:p>3.264222346</text:p>
          </table:table-cell>
        </table:table-row>
        <table:table-row table:style-name="ro1">
          <table:table-cell office:value-type="float" office:value="0.109472939144" calcext:value-type="float">
            <text:p>0.1094729391</text:p>
          </table:table-cell>
          <table:table-cell office:value-type="float" office:value="-1.78006936372" calcext:value-type="float">
            <text:p>-1.7800693637</text:p>
          </table:table-cell>
          <table:table-cell table:formula="of:=MATCH([.A419];[.F$5:.F$25];0)" office:value-type="string" office:string-value="" calcext:value-type="error">
            <text:p>#N/A</text:p>
          </table:table-cell>
          <table:table-cell table:formula="of:=IF(ISNA([.C419]);[.B419];NA())" office:value-type="float" office:value="-1.78006936372" calcext:value-type="float">
            <text:p>-1.7800693637</text:p>
          </table:table-cell>
          <table:table-cell table:formula="of:=IF(ISNA([.C419]);NA();[.B41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38424348261" calcext:value-type="float">
            <text:p>-0.9384243483</text:p>
          </table:table-cell>
          <table:table-cell office:value-type="float" office:value="-0.747232526003" calcext:value-type="float">
            <text:p>-0.747232526</text:p>
          </table:table-cell>
          <table:table-cell office:value-type="float" office:value="18" calcext:value-type="float">
            <text:p>18</text:p>
          </table:table-cell>
          <table:table-cell office:value-type="float" office:value="3.21767176782" calcext:value-type="float">
            <text:p>3.2176717678</text:p>
          </table:table-cell>
        </table:table-row>
        <table:table-row table:style-name="ro1">
          <table:table-cell office:value-type="float" office:value="-1.25150910959" calcext:value-type="float">
            <text:p>-1.2515091096</text:p>
          </table:table-cell>
          <table:table-cell office:value-type="float" office:value="-2.02344741229" calcext:value-type="float">
            <text:p>-2.0234474123</text:p>
          </table:table-cell>
          <table:table-cell table:formula="of:=MATCH([.A420];[.F$5:.F$25];0)" office:value-type="string" office:string-value="" calcext:value-type="error">
            <text:p>#N/A</text:p>
          </table:table-cell>
          <table:table-cell table:formula="of:=IF(ISNA([.C420]);[.B420];NA())" office:value-type="float" office:value="-2.02344741229" calcext:value-type="float">
            <text:p>-2.0234474123</text:p>
          </table:table-cell>
          <table:table-cell table:formula="of:=IF(ISNA([.C420]);NA();[.B42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09697366663" calcext:value-type="float">
            <text:p>0.2096973667</text:p>
          </table:table-cell>
          <table:table-cell office:value-type="float" office:value="-0.851769768679" calcext:value-type="float">
            <text:p>-0.8517697687</text:p>
          </table:table-cell>
          <table:table-cell office:value-type="float" office:value="0" calcext:value-type="float">
            <text:p>0</text:p>
          </table:table-cell>
          <table:table-cell office:value-type="float" office:value="2.83889513837" calcext:value-type="float">
            <text:p>2.8388951384</text:p>
          </table:table-cell>
        </table:table-row>
        <table:table-row table:style-name="ro1">
          <table:table-cell office:value-type="float" office:value="-1.22842330919" calcext:value-type="float">
            <text:p>-1.2284233092</text:p>
          </table:table-cell>
          <table:table-cell office:value-type="float" office:value="-0.928542391764" calcext:value-type="float">
            <text:p>-0.9285423918</text:p>
          </table:table-cell>
          <table:table-cell table:formula="of:=MATCH([.A421];[.F$5:.F$25];0)" office:value-type="string" office:string-value="" calcext:value-type="error">
            <text:p>#N/A</text:p>
          </table:table-cell>
          <table:table-cell table:formula="of:=IF(ISNA([.C421]);[.B421];NA())" office:value-type="float" office:value="-0.928542391764" calcext:value-type="float">
            <text:p>-0.9285423918</text:p>
          </table:table-cell>
          <table:table-cell table:formula="of:=IF(ISNA([.C421]);NA();[.B42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841774449" calcext:value-type="float">
            <text:p>-0.9841774449</text:p>
          </table:table-cell>
          <table:table-cell office:value-type="float" office:value="-1.77914250284" calcext:value-type="float">
            <text:p>-1.7791425028</text:p>
          </table:table-cell>
          <table:table-cell office:value-type="float" office:value="0" calcext:value-type="float">
            <text:p>0</text:p>
          </table:table-cell>
          <table:table-cell office:value-type="float" office:value="2.83889513837" calcext:value-type="float">
            <text:p>2.8388951384</text:p>
          </table:table-cell>
        </table:table-row>
        <table:table-row table:style-name="ro1">
          <table:table-cell office:value-type="float" office:value="-0.48361373869" calcext:value-type="float">
            <text:p>-0.4836137387</text:p>
          </table:table-cell>
          <table:table-cell office:value-type="float" office:value="-0.582959290073" calcext:value-type="float">
            <text:p>-0.5829592901</text:p>
          </table:table-cell>
          <table:table-cell table:formula="of:=MATCH([.A422];[.F$5:.F$25];0)" office:value-type="string" office:string-value="" calcext:value-type="error">
            <text:p>#N/A</text:p>
          </table:table-cell>
          <table:table-cell table:formula="of:=IF(ISNA([.C422]);[.B422];NA())" office:value-type="float" office:value="-0.582959290073" calcext:value-type="float">
            <text:p>-0.5829592901</text:p>
          </table:table-cell>
          <table:table-cell table:formula="of:=IF(ISNA([.C422]);NA();[.B42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40403570118" calcext:value-type="float">
            <text:p>0.3404035701</text:p>
          </table:table-cell>
          <table:table-cell office:value-type="float" office:value="-1.0966883271" calcext:value-type="float">
            <text:p>-1.0966883271</text:p>
          </table:table-cell>
          <table:table-cell office:value-type="float" office:value="0" calcext:value-type="float">
            <text:p>0</text:p>
          </table:table-cell>
          <table:table-cell office:value-type="float" office:value="2.83889513837" calcext:value-type="float">
            <text:p>2.8388951384</text:p>
          </table:table-cell>
        </table:table-row>
        <table:table-row table:style-name="ro1">
          <table:table-cell office:value-type="float" office:value="-0.750079983343" calcext:value-type="float">
            <text:p>-0.7500799833</text:p>
          </table:table-cell>
          <table:table-cell office:value-type="float" office:value="-1.901470552" calcext:value-type="float">
            <text:p>-1.901470552</text:p>
          </table:table-cell>
          <table:table-cell table:formula="of:=MATCH([.A423];[.F$5:.F$25];0)" office:value-type="string" office:string-value="" calcext:value-type="error">
            <text:p>#N/A</text:p>
          </table:table-cell>
          <table:table-cell table:formula="of:=IF(ISNA([.C423]);[.B423];NA())" office:value-type="float" office:value="-1.901470552" calcext:value-type="float">
            <text:p>-1.901470552</text:p>
          </table:table-cell>
          <table:table-cell table:formula="of:=IF(ISNA([.C423]);NA();[.B42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02791297332" calcext:value-type="float">
            <text:p>-0.9027912973</text:p>
          </table:table-cell>
          <table:table-cell office:value-type="float" office:value="-0.337463768053" calcext:value-type="float">
            <text:p>-0.3374637681</text:p>
          </table:table-cell>
          <table:table-cell office:value-type="float" office:value="0" calcext:value-type="float">
            <text:p>0</text:p>
          </table:table-cell>
          <table:table-cell office:value-type="float" office:value="2.83889513837" calcext:value-type="float">
            <text:p>2.8388951384</text:p>
          </table:table-cell>
        </table:table-row>
        <table:table-row table:style-name="ro1">
          <table:table-cell office:value-type="float" office:value="-0.12938135423" calcext:value-type="float">
            <text:p>-0.1293813542</text:p>
          </table:table-cell>
          <table:table-cell office:value-type="float" office:value="-0.711029371874" calcext:value-type="float">
            <text:p>-0.7110293719</text:p>
          </table:table-cell>
          <table:table-cell table:formula="of:=MATCH([.A424];[.F$5:.F$25];0)" office:value-type="string" office:string-value="" calcext:value-type="error">
            <text:p>#N/A</text:p>
          </table:table-cell>
          <table:table-cell table:formula="of:=IF(ISNA([.C424]);[.B424];NA())" office:value-type="float" office:value="-0.711029371874" calcext:value-type="float">
            <text:p>-0.7110293719</text:p>
          </table:table-cell>
          <table:table-cell table:formula="of:=IF(ISNA([.C424]);NA();[.B42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6340001091" calcext:value-type="float">
            <text:p>-1.2634000109</text:p>
          </table:table-cell>
          <table:table-cell office:value-type="float" office:value="-0.861419196007" calcext:value-type="float">
            <text:p>-0.861419196</text:p>
          </table:table-cell>
          <table:table-cell office:value-type="float" office:value="0" calcext:value-type="float">
            <text:p>0</text:p>
          </table:table-cell>
          <table:table-cell office:value-type="float" office:value="2.83889513837" calcext:value-type="float">
            <text:p>2.8388951384</text:p>
          </table:table-cell>
        </table:table-row>
        <table:table-row table:style-name="ro1">
          <table:table-cell office:value-type="float" office:value="0.137186470466" calcext:value-type="float">
            <text:p>0.1371864705</text:p>
          </table:table-cell>
          <table:table-cell office:value-type="float" office:value="-1.88250569042" calcext:value-type="float">
            <text:p>-1.8825056904</text:p>
          </table:table-cell>
          <table:table-cell table:formula="of:=MATCH([.A425];[.F$5:.F$25];0)" office:value-type="string" office:string-value="" calcext:value-type="error">
            <text:p>#N/A</text:p>
          </table:table-cell>
          <table:table-cell table:formula="of:=IF(ISNA([.C425]);[.B425];NA())" office:value-type="float" office:value="-1.88250569042" calcext:value-type="float">
            <text:p>-1.8825056904</text:p>
          </table:table-cell>
          <table:table-cell table:formula="of:=IF(ISNA([.C425]);NA();[.B42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237210255289" calcext:value-type="float">
            <text:p>-0.0237210255</text:p>
          </table:table-cell>
          <table:table-cell office:value-type="float" office:value="-1.31984525955" calcext:value-type="float">
            <text:p>-1.3198452596</text:p>
          </table:table-cell>
          <table:table-cell office:value-type="float" office:value="0" calcext:value-type="float">
            <text:p>0</text:p>
          </table:table-cell>
          <table:table-cell office:value-type="float" office:value="2.83889513837" calcext:value-type="float">
            <text:p>2.8388951384</text:p>
          </table:table-cell>
        </table:table-row>
        <table:table-row table:style-name="ro1">
          <table:table-cell office:value-type="float" office:value="-0.223658422357" calcext:value-type="float">
            <text:p>-0.2236584224</text:p>
          </table:table-cell>
          <table:table-cell office:value-type="float" office:value="-1.78888740781" calcext:value-type="float">
            <text:p>-1.7888874078</text:p>
          </table:table-cell>
          <table:table-cell table:formula="of:=MATCH([.A426];[.F$5:.F$25];0)" office:value-type="string" office:string-value="" calcext:value-type="error">
            <text:p>#N/A</text:p>
          </table:table-cell>
          <table:table-cell table:formula="of:=IF(ISNA([.C426]);[.B426];NA())" office:value-type="float" office:value="-1.78888740781" calcext:value-type="float">
            <text:p>-1.7888874078</text:p>
          </table:table-cell>
          <table:table-cell table:formula="of:=IF(ISNA([.C426]);NA();[.B42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3308258458" calcext:value-type="float">
            <text:p>-1.0330825846</text:p>
          </table:table-cell>
          <table:table-cell office:value-type="float" office:value="-1.75458514419" calcext:value-type="float">
            <text:p>-1.7545851442</text:p>
          </table:table-cell>
          <table:table-cell office:value-type="float" office:value="0" calcext:value-type="float">
            <text:p>0</text:p>
          </table:table-cell>
          <table:table-cell office:value-type="float" office:value="2.83889513837" calcext:value-type="float">
            <text:p>2.8388951384</text:p>
          </table:table-cell>
        </table:table-row>
        <table:table-row table:style-name="ro1">
          <table:table-cell office:value-type="float" office:value="-1.31334667867" calcext:value-type="float">
            <text:p>-1.3133466787</text:p>
          </table:table-cell>
          <table:table-cell office:value-type="float" office:value="-1.90749728525" calcext:value-type="float">
            <text:p>-1.9074972853</text:p>
          </table:table-cell>
          <table:table-cell table:formula="of:=MATCH([.A427];[.F$5:.F$25];0)" office:value-type="string" office:string-value="" calcext:value-type="error">
            <text:p>#N/A</text:p>
          </table:table-cell>
          <table:table-cell table:formula="of:=IF(ISNA([.C427]);[.B427];NA())" office:value-type="float" office:value="-1.90749728525" calcext:value-type="float">
            <text:p>-1.9074972853</text:p>
          </table:table-cell>
          <table:table-cell table:formula="of:=IF(ISNA([.C427]);NA();[.B42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85625359224" calcext:value-type="float">
            <text:p>-0.6856253592</text:p>
          </table:table-cell>
          <table:table-cell office:value-type="float" office:value="-1.80506248357" calcext:value-type="float">
            <text:p>-1.8050624836</text:p>
          </table:table-cell>
          <table:table-cell office:value-type="float" office:value="0" calcext:value-type="float">
            <text:p>0</text:p>
          </table:table-cell>
          <table:table-cell office:value-type="float" office:value="2.83889513837" calcext:value-type="float">
            <text:p>2.8388951384</text:p>
          </table:table-cell>
        </table:table-row>
        <table:table-row table:style-name="ro1">
          <table:table-cell office:value-type="float" office:value="-1.15693323305" calcext:value-type="float">
            <text:p>-1.1569332331</text:p>
          </table:table-cell>
          <table:table-cell office:value-type="float" office:value="-1.19746333051" calcext:value-type="float">
            <text:p>-1.1974633305</text:p>
          </table:table-cell>
          <table:table-cell table:formula="of:=MATCH([.A428];[.F$5:.F$25];0)" office:value-type="string" office:string-value="" calcext:value-type="error">
            <text:p>#N/A</text:p>
          </table:table-cell>
          <table:table-cell table:formula="of:=IF(ISNA([.C428]);[.B428];NA())" office:value-type="float" office:value="-1.19746333051" calcext:value-type="float">
            <text:p>-1.1974633305</text:p>
          </table:table-cell>
          <table:table-cell table:formula="of:=IF(ISNA([.C428]);NA();[.B42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181042450702" calcext:value-type="float">
            <text:p>0.0181042451</text:p>
          </table:table-cell>
          <table:table-cell office:value-type="float" office:value="-1.30794108625" calcext:value-type="float">
            <text:p>-1.3079410863</text:p>
          </table:table-cell>
          <table:table-cell office:value-type="float" office:value="0" calcext:value-type="float">
            <text:p>0</text:p>
          </table:table-cell>
          <table:table-cell office:value-type="float" office:value="2.83889513837" calcext:value-type="float">
            <text:p>2.8388951384</text:p>
          </table:table-cell>
        </table:table-row>
        <table:table-row table:style-name="ro1">
          <table:table-cell office:value-type="float" office:value="-0.655976314547" calcext:value-type="float">
            <text:p>-0.6559763145</text:p>
          </table:table-cell>
          <table:table-cell office:value-type="float" office:value="-0.728953475766" calcext:value-type="float">
            <text:p>-0.7289534758</text:p>
          </table:table-cell>
          <table:table-cell table:formula="of:=MATCH([.A429];[.F$5:.F$25];0)" office:value-type="string" office:string-value="" calcext:value-type="error">
            <text:p>#N/A</text:p>
          </table:table-cell>
          <table:table-cell table:formula="of:=IF(ISNA([.C429]);[.B429];NA())" office:value-type="float" office:value="-0.728953475766" calcext:value-type="float">
            <text:p>-0.7289534758</text:p>
          </table:table-cell>
          <table:table-cell table:formula="of:=IF(ISNA([.C429]);NA();[.B42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29307539266" calcext:value-type="float">
            <text:p>-0.4293075393</text:p>
          </table:table-cell>
          <table:table-cell office:value-type="float" office:value="-0.32849806483" calcext:value-type="float">
            <text:p>-0.3284980648</text:p>
          </table:table-cell>
          <table:table-cell office:value-type="float" office:value="0" calcext:value-type="float">
            <text:p>0</text:p>
          </table:table-cell>
          <table:table-cell office:value-type="float" office:value="2.83889513837" calcext:value-type="float">
            <text:p>2.8388951384</text:p>
          </table:table-cell>
        </table:table-row>
        <table:table-row table:style-name="ro1">
          <table:table-cell office:value-type="float" office:value="-0.890412422698" calcext:value-type="float">
            <text:p>-0.8904124227</text:p>
          </table:table-cell>
          <table:table-cell office:value-type="float" office:value="-1.89330680384" calcext:value-type="float">
            <text:p>-1.8933068038</text:p>
          </table:table-cell>
          <table:table-cell table:formula="of:=MATCH([.A430];[.F$5:.F$25];0)" office:value-type="string" office:string-value="" calcext:value-type="error">
            <text:p>#N/A</text:p>
          </table:table-cell>
          <table:table-cell table:formula="of:=IF(ISNA([.C430]);[.B430];NA())" office:value-type="float" office:value="-1.89330680384" calcext:value-type="float">
            <text:p>-1.8933068038</text:p>
          </table:table-cell>
          <table:table-cell table:formula="of:=IF(ISNA([.C430]);NA();[.B43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480044426318" calcext:value-type="float">
            <text:p>0.0480044426</text:p>
          </table:table-cell>
          <table:table-cell office:value-type="float" office:value="-1.1489380683" calcext:value-type="float">
            <text:p>-1.1489380683</text:p>
          </table:table-cell>
          <table:table-cell office:value-type="float" office:value="0" calcext:value-type="float">
            <text:p>0</text:p>
          </table:table-cell>
          <table:table-cell office:value-type="float" office:value="2.83889513837" calcext:value-type="float">
            <text:p>2.8388951384</text:p>
          </table:table-cell>
        </table:table-row>
        <table:table-row table:style-name="ro1">
          <table:table-cell office:value-type="float" office:value="-0.489081270245" calcext:value-type="float">
            <text:p>-0.4890812702</text:p>
          </table:table-cell>
          <table:table-cell office:value-type="float" office:value="-0.515259624292" calcext:value-type="float">
            <text:p>-0.5152596243</text:p>
          </table:table-cell>
          <table:table-cell table:formula="of:=MATCH([.A431];[.F$5:.F$25];0)" office:value-type="string" office:string-value="" calcext:value-type="error">
            <text:p>#N/A</text:p>
          </table:table-cell>
          <table:table-cell table:formula="of:=IF(ISNA([.C431]);[.B431];NA())" office:value-type="float" office:value="-0.515259624292" calcext:value-type="float">
            <text:p>-0.5152596243</text:p>
          </table:table-cell>
          <table:table-cell table:formula="of:=IF(ISNA([.C431]);NA();[.B43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6778287781" calcext:value-type="float">
            <text:p>-0.4677828778</text:p>
          </table:table-cell>
          <table:table-cell office:value-type="float" office:value="-0.728707775188" calcext:value-type="float">
            <text:p>-0.7287077752</text:p>
          </table:table-cell>
          <table:table-cell office:value-type="float" office:value="0" calcext:value-type="float">
            <text:p>0</text:p>
          </table:table-cell>
          <table:table-cell office:value-type="float" office:value="2.83889513837" calcext:value-type="float">
            <text:p>2.8388951384</text:p>
          </table:table-cell>
        </table:table-row>
        <table:table-row table:style-name="ro1">
          <table:table-cell office:value-type="float" office:value="-0.261820751296" calcext:value-type="float">
            <text:p>-0.2618207513</text:p>
          </table:table-cell>
          <table:table-cell office:value-type="float" office:value="-0.519356430062" calcext:value-type="float">
            <text:p>-0.5193564301</text:p>
          </table:table-cell>
          <table:table-cell table:formula="of:=MATCH([.A432];[.F$5:.F$25];0)" office:value-type="string" office:string-value="" calcext:value-type="error">
            <text:p>#N/A</text:p>
          </table:table-cell>
          <table:table-cell table:formula="of:=IF(ISNA([.C432]);[.B432];NA())" office:value-type="float" office:value="-0.519356430062" calcext:value-type="float">
            <text:p>-0.5193564301</text:p>
          </table:table-cell>
          <table:table-cell table:formula="of:=IF(ISNA([.C432]);NA();[.B43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15916917651" calcext:value-type="float">
            <text:p>-0.5159169177</text:p>
          </table:table-cell>
          <table:table-cell office:value-type="float" office:value="-2.04492612103" calcext:value-type="float">
            <text:p>-2.044926121</text:p>
          </table:table-cell>
          <table:table-cell office:value-type="float" office:value="0" calcext:value-type="float">
            <text:p>0</text:p>
          </table:table-cell>
          <table:table-cell office:value-type="float" office:value="2.83889513837" calcext:value-type="float">
            <text:p>2.8388951384</text:p>
          </table:table-cell>
        </table:table-row>
        <table:table-row table:style-name="ro1">
          <table:table-cell office:value-type="float" office:value="-0.563926546842" calcext:value-type="float">
            <text:p>-0.5639265468</text:p>
          </table:table-cell>
          <table:table-cell office:value-type="float" office:value="-0.385155428029" calcext:value-type="float">
            <text:p>-0.385155428</text:p>
          </table:table-cell>
          <table:table-cell table:formula="of:=MATCH([.A433];[.F$5:.F$25];0)" office:value-type="string" office:string-value="" calcext:value-type="error">
            <text:p>#N/A</text:p>
          </table:table-cell>
          <table:table-cell table:formula="of:=IF(ISNA([.C433]);[.B433];NA())" office:value-type="float" office:value="-0.385155428029" calcext:value-type="float">
            <text:p>-0.385155428</text:p>
          </table:table-cell>
          <table:table-cell table:formula="of:=IF(ISNA([.C433]);NA();[.B43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4151126366" calcext:value-type="float">
            <text:p>-1.2415112637</text:p>
          </table:table-cell>
          <table:table-cell office:value-type="float" office:value="-0.669143412399" calcext:value-type="float">
            <text:p>-0.6691434124</text:p>
          </table:table-cell>
          <table:table-cell office:value-type="float" office:value="0" calcext:value-type="float">
            <text:p>0</text:p>
          </table:table-cell>
          <table:table-cell office:value-type="float" office:value="2.83889513837" calcext:value-type="float">
            <text:p>2.8388951384</text:p>
          </table:table-cell>
        </table:table-row>
        <table:table-row table:style-name="ro1">
          <table:table-cell office:value-type="float" office:value="0.0239869777402" calcext:value-type="float">
            <text:p>0.0239869777</text:p>
          </table:table-cell>
          <table:table-cell office:value-type="float" office:value="-1.69499095987" calcext:value-type="float">
            <text:p>-1.6949909599</text:p>
          </table:table-cell>
          <table:table-cell table:formula="of:=MATCH([.A434];[.F$5:.F$25];0)" office:value-type="string" office:string-value="" calcext:value-type="error">
            <text:p>#N/A</text:p>
          </table:table-cell>
          <table:table-cell table:formula="of:=IF(ISNA([.C434]);[.B434];NA())" office:value-type="float" office:value="-1.69499095987" calcext:value-type="float">
            <text:p>-1.6949909599</text:p>
          </table:table-cell>
          <table:table-cell table:formula="of:=IF(ISNA([.C434]);NA();[.B43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8053168586" calcext:value-type="float">
            <text:p>-1.2805316859</text:p>
          </table:table-cell>
          <table:table-cell office:value-type="float" office:value="-0.677334628934" calcext:value-type="float">
            <text:p>-0.6773346289</text:p>
          </table:table-cell>
          <table:table-cell office:value-type="float" office:value="0" calcext:value-type="float">
            <text:p>0</text:p>
          </table:table-cell>
          <table:table-cell office:value-type="float" office:value="2.83889513837" calcext:value-type="float">
            <text:p>2.8388951384</text:p>
          </table:table-cell>
        </table:table-row>
        <table:table-row table:style-name="ro1">
          <table:table-cell office:value-type="float" office:value="-1.27749315798" calcext:value-type="float">
            <text:p>-1.277493158</text:p>
          </table:table-cell>
          <table:table-cell office:value-type="float" office:value="-1.25087311745" calcext:value-type="float">
            <text:p>-1.2508731175</text:p>
          </table:table-cell>
          <table:table-cell table:formula="of:=MATCH([.A435];[.F$5:.F$25];0)" office:value-type="string" office:string-value="" calcext:value-type="error">
            <text:p>#N/A</text:p>
          </table:table-cell>
          <table:table-cell table:formula="of:=IF(ISNA([.C435]);[.B435];NA())" office:value-type="float" office:value="-1.25087311745" calcext:value-type="float">
            <text:p>-1.2508731175</text:p>
          </table:table-cell>
          <table:table-cell table:formula="of:=IF(ISNA([.C435]);NA();[.B43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82474511082" calcext:value-type="float">
            <text:p>-0.8824745111</text:p>
          </table:table-cell>
          <table:table-cell office:value-type="float" office:value="-1.96498021827" calcext:value-type="float">
            <text:p>-1.9649802183</text:p>
          </table:table-cell>
          <table:table-cell office:value-type="float" office:value="0" calcext:value-type="float">
            <text:p>0</text:p>
          </table:table-cell>
          <table:table-cell office:value-type="float" office:value="3.91544797091" calcext:value-type="float">
            <text:p>3.9154479709</text:p>
          </table:table-cell>
        </table:table-row>
        <table:table-row table:style-name="ro1">
          <table:table-cell office:value-type="float" office:value="-1.47630901983" calcext:value-type="float">
            <text:p>-1.4763090198</text:p>
          </table:table-cell>
          <table:table-cell office:value-type="float" office:value="-1.26312458927" calcext:value-type="float">
            <text:p>-1.2631245893</text:p>
          </table:table-cell>
          <table:table-cell table:formula="of:=MATCH([.A436];[.F$5:.F$25];0)" office:value-type="string" office:string-value="" calcext:value-type="error">
            <text:p>#N/A</text:p>
          </table:table-cell>
          <table:table-cell table:formula="of:=IF(ISNA([.C436]);[.B436];NA())" office:value-type="float" office:value="-1.26312458927" calcext:value-type="float">
            <text:p>-1.2631245893</text:p>
          </table:table-cell>
          <table:table-cell table:formula="of:=IF(ISNA([.C436]);NA();[.B43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0522256705" calcext:value-type="float">
            <text:p>-1.4052225671</text:p>
          </table:table-cell>
          <table:table-cell office:value-type="float" office:value="-1.26007487332" calcext:value-type="float">
            <text:p>-1.2600748733</text:p>
          </table:table-cell>
          <table:table-cell office:value-type="float" office:value="12" calcext:value-type="float">
            <text:p>12</text:p>
          </table:table-cell>
          <table:table-cell office:value-type="float" office:value="3.87720399678" calcext:value-type="float">
            <text:p>3.8772039968</text:p>
          </table:table-cell>
        </table:table-row>
        <table:table-row table:style-name="ro1">
          <table:table-cell office:value-type="float" office:value="-0.938424348261" calcext:value-type="float">
            <text:p>-0.9384243483</text:p>
          </table:table-cell>
          <table:table-cell office:value-type="float" office:value="-0.747232526003" calcext:value-type="float">
            <text:p>-0.747232526</text:p>
          </table:table-cell>
          <table:table-cell table:formula="of:=MATCH([.A437];[.F$5:.F$25];0)" office:value-type="string" office:string-value="" calcext:value-type="error">
            <text:p>#N/A</text:p>
          </table:table-cell>
          <table:table-cell table:formula="of:=IF(ISNA([.C437]);[.B437];NA())" office:value-type="float" office:value="-0.747232526003" calcext:value-type="float">
            <text:p>-0.747232526</text:p>
          </table:table-cell>
          <table:table-cell table:formula="of:=IF(ISNA([.C437]);NA();[.B43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169726934201" calcext:value-type="float">
            <text:p>0.0169726934</text:p>
          </table:table-cell>
          <table:table-cell office:value-type="float" office:value="-0.928025558128" calcext:value-type="float">
            <text:p>-0.9280255581</text:p>
          </table:table-cell>
          <table:table-cell office:value-type="float" office:value="16" calcext:value-type="float">
            <text:p>16</text:p>
          </table:table-cell>
          <table:table-cell office:value-type="float" office:value="3.24873800848" calcext:value-type="float">
            <text:p>3.2487380085</text:p>
          </table:table-cell>
        </table:table-row>
        <table:table-row table:style-name="ro1">
          <table:table-cell office:value-type="float" office:value="0.209697366663" calcext:value-type="float">
            <text:p>0.2096973667</text:p>
          </table:table-cell>
          <table:table-cell office:value-type="float" office:value="-0.851769768679" calcext:value-type="float">
            <text:p>-0.8517697687</text:p>
          </table:table-cell>
          <table:table-cell table:formula="of:=MATCH([.A438];[.F$5:.F$25];0)" office:value-type="string" office:string-value="" calcext:value-type="error">
            <text:p>#N/A</text:p>
          </table:table-cell>
          <table:table-cell table:formula="of:=IF(ISNA([.C438]);[.B438];NA())" office:value-type="float" office:value="-0.851769768679" calcext:value-type="float">
            <text:p>-0.8517697687</text:p>
          </table:table-cell>
          <table:table-cell table:formula="of:=IF(ISNA([.C438]);NA();[.B43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370462914756" calcext:value-type="float">
            <text:p>-0.0370462915</text:p>
          </table:table-cell>
          <table:table-cell office:value-type="float" office:value="-1.97132333131" calcext:value-type="float">
            <text:p>-1.9713233313</text:p>
          </table:table-cell>
          <table:table-cell office:value-type="float" office:value="16" calcext:value-type="float">
            <text:p>16</text:p>
          </table:table-cell>
          <table:table-cell office:value-type="float" office:value="3.24873800848" calcext:value-type="float">
            <text:p>3.2487380085</text:p>
          </table:table-cell>
        </table:table-row>
        <table:table-row table:style-name="ro1">
          <table:table-cell office:value-type="float" office:value="-0.9841774449" calcext:value-type="float">
            <text:p>-0.9841774449</text:p>
          </table:table-cell>
          <table:table-cell office:value-type="float" office:value="-1.77914250284" calcext:value-type="float">
            <text:p>-1.7791425028</text:p>
          </table:table-cell>
          <table:table-cell table:formula="of:=MATCH([.A439];[.F$5:.F$25];0)" office:value-type="string" office:string-value="" calcext:value-type="error">
            <text:p>#N/A</text:p>
          </table:table-cell>
          <table:table-cell table:formula="of:=IF(ISNA([.C439]);[.B439];NA())" office:value-type="float" office:value="-1.77914250284" calcext:value-type="float">
            <text:p>-1.7791425028</text:p>
          </table:table-cell>
          <table:table-cell table:formula="of:=IF(ISNA([.C439]);NA();[.B43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4860076911" calcext:value-type="float">
            <text:p>-0.4486007691</text:p>
          </table:table-cell>
          <table:table-cell office:value-type="float" office:value="-0.512018045545" calcext:value-type="float">
            <text:p>-0.5120180455</text:p>
          </table:table-cell>
          <table:table-cell office:value-type="float" office:value="16" calcext:value-type="float">
            <text:p>16</text:p>
          </table:table-cell>
          <table:table-cell office:value-type="float" office:value="3.24873800848" calcext:value-type="float">
            <text:p>3.2487380085</text:p>
          </table:table-cell>
        </table:table-row>
        <table:table-row table:style-name="ro1">
          <table:table-cell office:value-type="float" office:value="0.340403570118" calcext:value-type="float">
            <text:p>0.3404035701</text:p>
          </table:table-cell>
          <table:table-cell office:value-type="float" office:value="-1.0966883271" calcext:value-type="float">
            <text:p>-1.0966883271</text:p>
          </table:table-cell>
          <table:table-cell table:formula="of:=MATCH([.A440];[.F$5:.F$25];0)" office:value-type="string" office:string-value="" calcext:value-type="error">
            <text:p>#N/A</text:p>
          </table:table-cell>
          <table:table-cell table:formula="of:=IF(ISNA([.C440]);[.B440];NA())" office:value-type="float" office:value="-1.0966883271" calcext:value-type="float">
            <text:p>-1.0966883271</text:p>
          </table:table-cell>
          <table:table-cell table:formula="of:=IF(ISNA([.C440]);NA();[.B44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41766476485" calcext:value-type="float">
            <text:p>-0.2417664765</text:p>
          </table:table-cell>
          <table:table-cell office:value-type="float" office:value="-1.66593766227" calcext:value-type="float">
            <text:p>-1.6659376623</text:p>
          </table:table-cell>
          <table:table-cell office:value-type="float" office:value="0" calcext:value-type="float">
            <text:p>0</text:p>
          </table:table-cell>
          <table:table-cell office:value-type="float" office:value="3.5064265469" calcext:value-type="float">
            <text:p>3.5064265469</text:p>
          </table:table-cell>
        </table:table-row>
        <table:table-row table:style-name="ro1">
          <table:table-cell office:value-type="float" office:value="-0.902791297332" calcext:value-type="float">
            <text:p>-0.9027912973</text:p>
          </table:table-cell>
          <table:table-cell office:value-type="float" office:value="-0.337463768053" calcext:value-type="float">
            <text:p>-0.3374637681</text:p>
          </table:table-cell>
          <table:table-cell table:formula="of:=MATCH([.A441];[.F$5:.F$25];0)" office:value-type="string" office:string-value="" calcext:value-type="error">
            <text:p>#N/A</text:p>
          </table:table-cell>
          <table:table-cell table:formula="of:=IF(ISNA([.C441]);[.B441];NA())" office:value-type="float" office:value="-0.337463768053" calcext:value-type="float">
            <text:p>-0.3374637681</text:p>
          </table:table-cell>
          <table:table-cell table:formula="of:=IF(ISNA([.C441]);NA();[.B44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19261532294" calcext:value-type="float">
            <text:p>0.3192615323</text:p>
          </table:table-cell>
          <table:table-cell office:value-type="float" office:value="-1.57419060776" calcext:value-type="float">
            <text:p>-1.5741906078</text:p>
          </table:table-cell>
          <table:table-cell office:value-type="float" office:value="3" calcext:value-type="float">
            <text:p>3</text:p>
          </table:table-cell>
          <table:table-cell office:value-type="float" office:value="3.42850690427" calcext:value-type="float">
            <text:p>3.4285069043</text:p>
          </table:table-cell>
        </table:table-row>
        <table:table-row table:style-name="ro1">
          <table:table-cell office:value-type="float" office:value="-1.26340001091" calcext:value-type="float">
            <text:p>-1.2634000109</text:p>
          </table:table-cell>
          <table:table-cell office:value-type="float" office:value="-0.861419196007" calcext:value-type="float">
            <text:p>-0.861419196</text:p>
          </table:table-cell>
          <table:table-cell table:formula="of:=MATCH([.A442];[.F$5:.F$25];0)" office:value-type="string" office:string-value="" calcext:value-type="error">
            <text:p>#N/A</text:p>
          </table:table-cell>
          <table:table-cell table:formula="of:=IF(ISNA([.C442]);[.B442];NA())" office:value-type="float" office:value="-0.861419196007" calcext:value-type="float">
            <text:p>-0.861419196</text:p>
          </table:table-cell>
          <table:table-cell table:formula="of:=IF(ISNA([.C442]);NA();[.B44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50152645865" calcext:value-type="float">
            <text:p>-0.7501526459</text:p>
          </table:table-cell>
          <table:table-cell office:value-type="float" office:value="-2.03162612804" calcext:value-type="float">
            <text:p>-2.031626128</text:p>
          </table:table-cell>
          <table:table-cell office:value-type="float" office:value="3" calcext:value-type="float">
            <text:p>3</text:p>
          </table:table-cell>
          <table:table-cell office:value-type="float" office:value="3.42850690427" calcext:value-type="float">
            <text:p>3.4285069043</text:p>
          </table:table-cell>
        </table:table-row>
        <table:table-row table:style-name="ro1">
          <table:table-cell office:value-type="float" office:value="-0.0237210255289" calcext:value-type="float">
            <text:p>-0.0237210255</text:p>
          </table:table-cell>
          <table:table-cell office:value-type="float" office:value="-1.31984525955" calcext:value-type="float">
            <text:p>-1.3198452596</text:p>
          </table:table-cell>
          <table:table-cell table:formula="of:=MATCH([.A443];[.F$5:.F$25];0)" office:value-type="string" office:string-value="" calcext:value-type="error">
            <text:p>#N/A</text:p>
          </table:table-cell>
          <table:table-cell table:formula="of:=IF(ISNA([.C443]);[.B443];NA())" office:value-type="float" office:value="-1.31984525955" calcext:value-type="float">
            <text:p>-1.3198452596</text:p>
          </table:table-cell>
          <table:table-cell table:formula="of:=IF(ISNA([.C443]);NA();[.B44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2507462979" calcext:value-type="float">
            <text:p>-1.2250746298</text:p>
          </table:table-cell>
          <table:table-cell office:value-type="float" office:value="-1.55864060999" calcext:value-type="float">
            <text:p>-1.55864061</text:p>
          </table:table-cell>
          <table:table-cell office:value-type="float" office:value="3" calcext:value-type="float">
            <text:p>3</text:p>
          </table:table-cell>
          <table:table-cell office:value-type="float" office:value="3.42850690427" calcext:value-type="float">
            <text:p>3.4285069043</text:p>
          </table:table-cell>
        </table:table-row>
        <table:table-row table:style-name="ro1">
          <table:table-cell office:value-type="float" office:value="-1.03308258458" calcext:value-type="float">
            <text:p>-1.0330825846</text:p>
          </table:table-cell>
          <table:table-cell office:value-type="float" office:value="-1.75458514419" calcext:value-type="float">
            <text:p>-1.7545851442</text:p>
          </table:table-cell>
          <table:table-cell table:formula="of:=MATCH([.A444];[.F$5:.F$25];0)" office:value-type="string" office:string-value="" calcext:value-type="error">
            <text:p>#N/A</text:p>
          </table:table-cell>
          <table:table-cell table:formula="of:=IF(ISNA([.C444]);[.B444];NA())" office:value-type="float" office:value="-1.75458514419" calcext:value-type="float">
            <text:p>-1.7545851442</text:p>
          </table:table-cell>
          <table:table-cell table:formula="of:=IF(ISNA([.C444]);NA();[.B44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40890719716" calcext:value-type="float">
            <text:p>-0.3408907197</text:p>
          </table:table-cell>
          <table:table-cell office:value-type="float" office:value="-2.12472838251" calcext:value-type="float">
            <text:p>-2.1247283825</text:p>
          </table:table-cell>
          <table:table-cell office:value-type="float" office:value="3" calcext:value-type="float">
            <text:p>3</text:p>
          </table:table-cell>
          <table:table-cell office:value-type="float" office:value="3.42850690427" calcext:value-type="float">
            <text:p>3.4285069043</text:p>
          </table:table-cell>
        </table:table-row>
        <table:table-row table:style-name="ro1">
          <table:table-cell office:value-type="float" office:value="-0.685625359224" calcext:value-type="float">
            <text:p>-0.6856253592</text:p>
          </table:table-cell>
          <table:table-cell office:value-type="float" office:value="-1.80506248357" calcext:value-type="float">
            <text:p>-1.8050624836</text:p>
          </table:table-cell>
          <table:table-cell table:formula="of:=MATCH([.A445];[.F$5:.F$25];0)" office:value-type="string" office:string-value="" calcext:value-type="error">
            <text:p>#N/A</text:p>
          </table:table-cell>
          <table:table-cell table:formula="of:=IF(ISNA([.C445]);[.B445];NA())" office:value-type="float" office:value="-1.80506248357" calcext:value-type="float">
            <text:p>-1.8050624836</text:p>
          </table:table-cell>
          <table:table-cell table:formula="of:=IF(ISNA([.C445]);NA();[.B44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92567300384" calcext:value-type="float">
            <text:p>-0.8925673004</text:p>
          </table:table-cell>
          <table:table-cell office:value-type="float" office:value="-0.766001945082" calcext:value-type="float">
            <text:p>-0.7660019451</text:p>
          </table:table-cell>
          <table:table-cell office:value-type="float" office:value="3" calcext:value-type="float">
            <text:p>3</text:p>
          </table:table-cell>
          <table:table-cell office:value-type="float" office:value="3.42850690427" calcext:value-type="float">
            <text:p>3.4285069043</text:p>
          </table:table-cell>
        </table:table-row>
        <table:table-row table:style-name="ro1">
          <table:table-cell office:value-type="float" office:value="0.0181042450702" calcext:value-type="float">
            <text:p>0.0181042451</text:p>
          </table:table-cell>
          <table:table-cell office:value-type="float" office:value="-1.30794108625" calcext:value-type="float">
            <text:p>-1.3079410863</text:p>
          </table:table-cell>
          <table:table-cell table:formula="of:=MATCH([.A446];[.F$5:.F$25];0)" office:value-type="string" office:string-value="" calcext:value-type="error">
            <text:p>#N/A</text:p>
          </table:table-cell>
          <table:table-cell table:formula="of:=IF(ISNA([.C446]);[.B446];NA())" office:value-type="float" office:value="-1.30794108625" calcext:value-type="float">
            <text:p>-1.3079410863</text:p>
          </table:table-cell>
          <table:table-cell table:formula="of:=IF(ISNA([.C446]);NA();[.B44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9700510463" calcext:value-type="float">
            <text:p>-1.1970051046</text:p>
          </table:table-cell>
          <table:table-cell office:value-type="float" office:value="-1.0678707781" calcext:value-type="float">
            <text:p>-1.0678707781</text:p>
          </table:table-cell>
          <table:table-cell office:value-type="float" office:value="3" calcext:value-type="float">
            <text:p>3</text:p>
          </table:table-cell>
          <table:table-cell office:value-type="float" office:value="3.42850690427" calcext:value-type="float">
            <text:p>3.4285069043</text:p>
          </table:table-cell>
        </table:table-row>
        <table:table-row table:style-name="ro1">
          <table:table-cell office:value-type="float" office:value="-0.429307539266" calcext:value-type="float">
            <text:p>-0.4293075393</text:p>
          </table:table-cell>
          <table:table-cell office:value-type="float" office:value="-0.32849806483" calcext:value-type="float">
            <text:p>-0.3284980648</text:p>
          </table:table-cell>
          <table:table-cell table:formula="of:=MATCH([.A447];[.F$5:.F$25];0)" office:value-type="string" office:string-value="" calcext:value-type="error">
            <text:p>#N/A</text:p>
          </table:table-cell>
          <table:table-cell table:formula="of:=IF(ISNA([.C447]);[.B447];NA())" office:value-type="float" office:value="-0.32849806483" calcext:value-type="float">
            <text:p>-0.3284980648</text:p>
          </table:table-cell>
          <table:table-cell table:formula="of:=IF(ISNA([.C447]);NA();[.B44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274623367842" calcext:value-type="float">
            <text:p>0.0274623368</text:p>
          </table:table-cell>
          <table:table-cell office:value-type="float" office:value="-1.27681926209" calcext:value-type="float">
            <text:p>-1.2768192621</text:p>
          </table:table-cell>
          <table:table-cell office:value-type="float" office:value="3" calcext:value-type="float">
            <text:p>3</text:p>
          </table:table-cell>
          <table:table-cell office:value-type="float" office:value="3.42850690427" calcext:value-type="float">
            <text:p>3.4285069043</text:p>
          </table:table-cell>
        </table:table-row>
        <table:table-row table:style-name="ro1">
          <table:table-cell office:value-type="float" office:value="0.0480044426318" calcext:value-type="float">
            <text:p>0.0480044426</text:p>
          </table:table-cell>
          <table:table-cell office:value-type="float" office:value="-1.1489380683" calcext:value-type="float">
            <text:p>-1.1489380683</text:p>
          </table:table-cell>
          <table:table-cell table:formula="of:=MATCH([.A448];[.F$5:.F$25];0)" office:value-type="string" office:string-value="" calcext:value-type="error">
            <text:p>#N/A</text:p>
          </table:table-cell>
          <table:table-cell table:formula="of:=IF(ISNA([.C448]);[.B448];NA())" office:value-type="float" office:value="-1.1489380683" calcext:value-type="float">
            <text:p>-1.1489380683</text:p>
          </table:table-cell>
          <table:table-cell table:formula="of:=IF(ISNA([.C448]);NA();[.B44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77529789767" calcext:value-type="float">
            <text:p>0.1775297898</text:p>
          </table:table-cell>
          <table:table-cell office:value-type="float" office:value="-1.20184504517" calcext:value-type="float">
            <text:p>-1.2018450452</text:p>
          </table:table-cell>
          <table:table-cell office:value-type="float" office:value="3" calcext:value-type="float">
            <text:p>3</text:p>
          </table:table-cell>
          <table:table-cell office:value-type="float" office:value="3.42850690427" calcext:value-type="float">
            <text:p>3.4285069043</text:p>
          </table:table-cell>
        </table:table-row>
        <table:table-row table:style-name="ro1">
          <table:table-cell office:value-type="float" office:value="-0.46778287781" calcext:value-type="float">
            <text:p>-0.4677828778</text:p>
          </table:table-cell>
          <table:table-cell office:value-type="float" office:value="-0.728707775188" calcext:value-type="float">
            <text:p>-0.7287077752</text:p>
          </table:table-cell>
          <table:table-cell table:formula="of:=MATCH([.A449];[.F$5:.F$25];0)" office:value-type="string" office:string-value="" calcext:value-type="error">
            <text:p>#N/A</text:p>
          </table:table-cell>
          <table:table-cell table:formula="of:=IF(ISNA([.C449]);[.B449];NA())" office:value-type="float" office:value="-0.728707775188" calcext:value-type="float">
            <text:p>-0.7287077752</text:p>
          </table:table-cell>
          <table:table-cell table:formula="of:=IF(ISNA([.C449]);NA();[.B44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15650681308" calcext:value-type="float">
            <text:p>-0.2156506813</text:p>
          </table:table-cell>
          <table:table-cell office:value-type="float" office:value="-0.653084376727" calcext:value-type="float">
            <text:p>-0.6530843767</text:p>
          </table:table-cell>
          <table:table-cell office:value-type="float" office:value="3" calcext:value-type="float">
            <text:p>3</text:p>
          </table:table-cell>
          <table:table-cell office:value-type="float" office:value="3.42850690427" calcext:value-type="float">
            <text:p>3.4285069043</text:p>
          </table:table-cell>
        </table:table-row>
        <table:table-row table:style-name="ro1">
          <table:table-cell office:value-type="float" office:value="-0.515916917651" calcext:value-type="float">
            <text:p>-0.5159169177</text:p>
          </table:table-cell>
          <table:table-cell office:value-type="float" office:value="-2.04492612103" calcext:value-type="float">
            <text:p>-2.044926121</text:p>
          </table:table-cell>
          <table:table-cell table:formula="of:=MATCH([.A450];[.F$5:.F$25];0)" office:value-type="string" office:string-value="" calcext:value-type="error">
            <text:p>#N/A</text:p>
          </table:table-cell>
          <table:table-cell table:formula="of:=IF(ISNA([.C450]);[.B450];NA())" office:value-type="float" office:value="-2.04492612103" calcext:value-type="float">
            <text:p>-2.044926121</text:p>
          </table:table-cell>
          <table:table-cell table:formula="of:=IF(ISNA([.C450]);NA();[.B45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197480246232" calcext:value-type="float">
            <text:p>-0.0197480246</text:p>
          </table:table-cell>
          <table:table-cell office:value-type="float" office:value="-1.66923999186" calcext:value-type="float">
            <text:p>-1.6692399919</text:p>
          </table:table-cell>
          <table:table-cell office:value-type="float" office:value="16" calcext:value-type="float">
            <text:p>16</text:p>
          </table:table-cell>
          <table:table-cell office:value-type="float" office:value="3.02828209518" calcext:value-type="float">
            <text:p>3.0282820952</text:p>
          </table:table-cell>
        </table:table-row>
        <table:table-row table:style-name="ro1">
          <table:table-cell office:value-type="float" office:value="-1.24151126366" calcext:value-type="float">
            <text:p>-1.2415112637</text:p>
          </table:table-cell>
          <table:table-cell office:value-type="float" office:value="-0.669143412399" calcext:value-type="float">
            <text:p>-0.6691434124</text:p>
          </table:table-cell>
          <table:table-cell table:formula="of:=MATCH([.A451];[.F$5:.F$25];0)" office:value-type="string" office:string-value="" calcext:value-type="error">
            <text:p>#N/A</text:p>
          </table:table-cell>
          <table:table-cell table:formula="of:=IF(ISNA([.C451]);[.B451];NA())" office:value-type="float" office:value="-0.669143412399" calcext:value-type="float">
            <text:p>-0.6691434124</text:p>
          </table:table-cell>
          <table:table-cell table:formula="of:=IF(ISNA([.C451]);NA();[.B45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11319582758" calcext:value-type="float">
            <text:p>0.1113195828</text:p>
          </table:table-cell>
          <table:table-cell office:value-type="float" office:value="-1.23502684794" calcext:value-type="float">
            <text:p>-1.2350268479</text:p>
          </table:table-cell>
          <table:table-cell office:value-type="float" office:value="16" calcext:value-type="float">
            <text:p>16</text:p>
          </table:table-cell>
          <table:table-cell office:value-type="float" office:value="3.02828209518" calcext:value-type="float">
            <text:p>3.0282820952</text:p>
          </table:table-cell>
        </table:table-row>
        <table:table-row table:style-name="ro1">
          <table:table-cell office:value-type="float" office:value="-1.28053168586" calcext:value-type="float">
            <text:p>-1.2805316859</text:p>
          </table:table-cell>
          <table:table-cell office:value-type="float" office:value="-0.677334628934" calcext:value-type="float">
            <text:p>-0.6773346289</text:p>
          </table:table-cell>
          <table:table-cell table:formula="of:=MATCH([.A452];[.F$5:.F$25];0)" office:value-type="string" office:string-value="" calcext:value-type="error">
            <text:p>#N/A</text:p>
          </table:table-cell>
          <table:table-cell table:formula="of:=IF(ISNA([.C452]);[.B452];NA())" office:value-type="float" office:value="-0.677334628934" calcext:value-type="float">
            <text:p>-0.6773346289</text:p>
          </table:table-cell>
          <table:table-cell table:formula="of:=IF(ISNA([.C452]);NA();[.B45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5660387591" calcext:value-type="float">
            <text:p>-1.1566038759</text:p>
          </table:table-cell>
          <table:table-cell office:value-type="float" office:value="-0.745246487022" calcext:value-type="float">
            <text:p>-0.745246487</text:p>
          </table:table-cell>
          <table:table-cell office:value-type="float" office:value="0" calcext:value-type="float">
            <text:p>0</text:p>
          </table:table-cell>
          <table:table-cell office:value-type="float" office:value="3.67032287576" calcext:value-type="float">
            <text:p>3.6703228758</text:p>
          </table:table-cell>
        </table:table-row>
        <table:table-row table:style-name="ro1">
          <table:table-cell office:value-type="float" office:value="-0.882474511082" calcext:value-type="float">
            <text:p>-0.8824745111</text:p>
          </table:table-cell>
          <table:table-cell office:value-type="float" office:value="-1.96498021827" calcext:value-type="float">
            <text:p>-1.9649802183</text:p>
          </table:table-cell>
          <table:table-cell table:formula="of:=MATCH([.A453];[.F$5:.F$25];0)" office:value-type="string" office:string-value="" calcext:value-type="error">
            <text:p>#N/A</text:p>
          </table:table-cell>
          <table:table-cell table:formula="of:=IF(ISNA([.C453]);[.B453];NA())" office:value-type="float" office:value="-1.96498021827" calcext:value-type="float">
            <text:p>-1.9649802183</text:p>
          </table:table-cell>
          <table:table-cell table:formula="of:=IF(ISNA([.C453]);NA();[.B45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4756590053" calcext:value-type="float">
            <text:p>-1.5475659005</text:p>
          </table:table-cell>
          <table:table-cell office:value-type="float" office:value="-1.51650551467" calcext:value-type="float">
            <text:p>-1.5165055147</text:p>
          </table:table-cell>
          <table:table-cell office:value-type="float" office:value="3" calcext:value-type="float">
            <text:p>3</text:p>
          </table:table-cell>
          <table:table-cell office:value-type="float" office:value="3.54243730186" calcext:value-type="float">
            <text:p>3.5424373019</text:p>
          </table:table-cell>
        </table:table-row>
        <table:table-row table:style-name="ro1">
          <table:table-cell office:value-type="float" office:value="-1.40522256705" calcext:value-type="float">
            <text:p>-1.4052225671</text:p>
          </table:table-cell>
          <table:table-cell office:value-type="float" office:value="-1.26007487332" calcext:value-type="float">
            <text:p>-1.2600748733</text:p>
          </table:table-cell>
          <table:table-cell table:formula="of:=MATCH([.A454];[.F$5:.F$25];0)" office:value-type="string" office:string-value="" calcext:value-type="error">
            <text:p>#N/A</text:p>
          </table:table-cell>
          <table:table-cell table:formula="of:=IF(ISNA([.C454]);[.B454];NA())" office:value-type="float" office:value="-1.26007487332" calcext:value-type="float">
            <text:p>-1.2600748733</text:p>
          </table:table-cell>
          <table:table-cell table:formula="of:=IF(ISNA([.C454]);NA();[.B45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3480992121" calcext:value-type="float">
            <text:p>-1.3348099212</text:p>
          </table:table-cell>
          <table:table-cell office:value-type="float" office:value="-0.939419275368" calcext:value-type="float">
            <text:p>-0.9394192754</text:p>
          </table:table-cell>
          <table:table-cell office:value-type="float" office:value="3" calcext:value-type="float">
            <text:p>3</text:p>
          </table:table-cell>
          <table:table-cell office:value-type="float" office:value="3.54243730186" calcext:value-type="float">
            <text:p>3.5424373019</text:p>
          </table:table-cell>
        </table:table-row>
        <table:table-row table:style-name="ro1">
          <table:table-cell office:value-type="float" office:value="0.0169726934201" calcext:value-type="float">
            <text:p>0.0169726934</text:p>
          </table:table-cell>
          <table:table-cell office:value-type="float" office:value="-0.928025558128" calcext:value-type="float">
            <text:p>-0.9280255581</text:p>
          </table:table-cell>
          <table:table-cell table:formula="of:=MATCH([.A455];[.F$5:.F$25];0)" office:value-type="string" office:string-value="" calcext:value-type="error">
            <text:p>#N/A</text:p>
          </table:table-cell>
          <table:table-cell table:formula="of:=IF(ISNA([.C455]);[.B455];NA())" office:value-type="float" office:value="-0.928025558128" calcext:value-type="float">
            <text:p>-0.9280255581</text:p>
          </table:table-cell>
          <table:table-cell table:formula="of:=IF(ISNA([.C455]);NA();[.B45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7970095186" calcext:value-type="float">
            <text:p>-1.0797009519</text:p>
          </table:table-cell>
          <table:table-cell office:value-type="float" office:value="-0.642048839672" calcext:value-type="float">
            <text:p>-0.6420488397</text:p>
          </table:table-cell>
          <table:table-cell office:value-type="float" office:value="3" calcext:value-type="float">
            <text:p>3</text:p>
          </table:table-cell>
          <table:table-cell office:value-type="float" office:value="3.54243730186" calcext:value-type="float">
            <text:p>3.5424373019</text:p>
          </table:table-cell>
        </table:table-row>
        <table:table-row table:style-name="ro1">
          <table:table-cell office:value-type="float" office:value="-0.0370462914756" calcext:value-type="float">
            <text:p>-0.0370462915</text:p>
          </table:table-cell>
          <table:table-cell office:value-type="float" office:value="-1.97132333131" calcext:value-type="float">
            <text:p>-1.9713233313</text:p>
          </table:table-cell>
          <table:table-cell table:formula="of:=MATCH([.A456];[.F$5:.F$25];0)" office:value-type="string" office:string-value="" calcext:value-type="error">
            <text:p>#N/A</text:p>
          </table:table-cell>
          <table:table-cell table:formula="of:=IF(ISNA([.C456]);[.B456];NA())" office:value-type="float" office:value="-1.97132333131" calcext:value-type="float">
            <text:p>-1.9713233313</text:p>
          </table:table-cell>
          <table:table-cell table:formula="of:=IF(ISNA([.C456]);NA();[.B45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6010681812" calcext:value-type="float">
            <text:p>-1.4601068181</text:p>
          </table:table-cell>
          <table:table-cell office:value-type="float" office:value="-0.714752554325" calcext:value-type="float">
            <text:p>-0.7147525543</text:p>
          </table:table-cell>
          <table:table-cell office:value-type="float" office:value="3" calcext:value-type="float">
            <text:p>3</text:p>
          </table:table-cell>
          <table:table-cell office:value-type="float" office:value="3.54243730186" calcext:value-type="float">
            <text:p>3.5424373019</text:p>
          </table:table-cell>
        </table:table-row>
        <table:table-row table:style-name="ro1">
          <table:table-cell office:value-type="float" office:value="-0.44860076911" calcext:value-type="float">
            <text:p>-0.4486007691</text:p>
          </table:table-cell>
          <table:table-cell office:value-type="float" office:value="-0.512018045545" calcext:value-type="float">
            <text:p>-0.5120180455</text:p>
          </table:table-cell>
          <table:table-cell table:formula="of:=MATCH([.A457];[.F$5:.F$25];0)" office:value-type="string" office:string-value="" calcext:value-type="error">
            <text:p>#N/A</text:p>
          </table:table-cell>
          <table:table-cell table:formula="of:=IF(ISNA([.C457]);[.B457];NA())" office:value-type="float" office:value="-0.512018045545" calcext:value-type="float">
            <text:p>-0.5120180455</text:p>
          </table:table-cell>
          <table:table-cell table:formula="of:=IF(ISNA([.C457]);NA();[.B45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0664817781" calcext:value-type="float">
            <text:p>-1.4066481778</text:p>
          </table:table-cell>
          <table:table-cell office:value-type="float" office:value="-1.76621948223" calcext:value-type="float">
            <text:p>-1.7662194822</text:p>
          </table:table-cell>
          <table:table-cell office:value-type="float" office:value="3" calcext:value-type="float">
            <text:p>3</text:p>
          </table:table-cell>
          <table:table-cell office:value-type="float" office:value="3.54243730186" calcext:value-type="float">
            <text:p>3.5424373019</text:p>
          </table:table-cell>
        </table:table-row>
        <table:table-row table:style-name="ro1">
          <table:table-cell office:value-type="float" office:value="-0.241766476485" calcext:value-type="float">
            <text:p>-0.2417664765</text:p>
          </table:table-cell>
          <table:table-cell office:value-type="float" office:value="-1.66593766227" calcext:value-type="float">
            <text:p>-1.6659376623</text:p>
          </table:table-cell>
          <table:table-cell table:formula="of:=MATCH([.A458];[.F$5:.F$25];0)" office:value-type="string" office:string-value="" calcext:value-type="error">
            <text:p>#N/A</text:p>
          </table:table-cell>
          <table:table-cell table:formula="of:=IF(ISNA([.C458]);[.B458];NA())" office:value-type="float" office:value="-1.66593766227" calcext:value-type="float">
            <text:p>-1.6659376623</text:p>
          </table:table-cell>
          <table:table-cell table:formula="of:=IF(ISNA([.C458]);NA();[.B45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49251899823" calcext:value-type="float">
            <text:p>0.1492518998</text:p>
          </table:table-cell>
          <table:table-cell office:value-type="float" office:value="-1.72297834608" calcext:value-type="float">
            <text:p>-1.7229783461</text:p>
          </table:table-cell>
          <table:table-cell office:value-type="float" office:value="3" calcext:value-type="float">
            <text:p>3</text:p>
          </table:table-cell>
          <table:table-cell office:value-type="float" office:value="3.54243730186" calcext:value-type="float">
            <text:p>3.5424373019</text:p>
          </table:table-cell>
        </table:table-row>
        <table:table-row table:style-name="ro1">
          <table:table-cell office:value-type="float" office:value="0.319261532294" calcext:value-type="float">
            <text:p>0.3192615323</text:p>
          </table:table-cell>
          <table:table-cell office:value-type="float" office:value="-1.57419060776" calcext:value-type="float">
            <text:p>-1.5741906078</text:p>
          </table:table-cell>
          <table:table-cell table:formula="of:=MATCH([.A459];[.F$5:.F$25];0)" office:value-type="string" office:string-value="" calcext:value-type="error">
            <text:p>#N/A</text:p>
          </table:table-cell>
          <table:table-cell table:formula="of:=IF(ISNA([.C459]);[.B459];NA())" office:value-type="float" office:value="-1.57419060776" calcext:value-type="float">
            <text:p>-1.5741906078</text:p>
          </table:table-cell>
          <table:table-cell table:formula="of:=IF(ISNA([.C459]);NA();[.B45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97522883583" calcext:value-type="float">
            <text:p>-0.9975228836</text:p>
          </table:table-cell>
          <table:table-cell office:value-type="float" office:value="-0.710000374096" calcext:value-type="float">
            <text:p>-0.7100003741</text:p>
          </table:table-cell>
          <table:table-cell office:value-type="float" office:value="16" calcext:value-type="float">
            <text:p>16</text:p>
          </table:table-cell>
          <table:table-cell office:value-type="float" office:value="3.38594509143" calcext:value-type="float">
            <text:p>3.3859450914</text:p>
          </table:table-cell>
        </table:table-row>
        <table:table-row table:style-name="ro1">
          <table:table-cell office:value-type="float" office:value="-0.750152645865" calcext:value-type="float">
            <text:p>-0.7501526459</text:p>
          </table:table-cell>
          <table:table-cell office:value-type="float" office:value="-2.03162612804" calcext:value-type="float">
            <text:p>-2.031626128</text:p>
          </table:table-cell>
          <table:table-cell table:formula="of:=MATCH([.A460];[.F$5:.F$25];0)" office:value-type="string" office:string-value="" calcext:value-type="error">
            <text:p>#N/A</text:p>
          </table:table-cell>
          <table:table-cell table:formula="of:=IF(ISNA([.C460]);[.B460];NA())" office:value-type="float" office:value="-2.03162612804" calcext:value-type="float">
            <text:p>-2.031626128</text:p>
          </table:table-cell>
          <table:table-cell table:formula="of:=IF(ISNA([.C460]);NA();[.B46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76715403246" calcext:value-type="float">
            <text:p>-0.3767154032</text:p>
          </table:table-cell>
          <table:table-cell office:value-type="float" office:value="-0.786489350574" calcext:value-type="float">
            <text:p>-0.7864893506</text:p>
          </table:table-cell>
          <table:table-cell office:value-type="float" office:value="16" calcext:value-type="float">
            <text:p>16</text:p>
          </table:table-cell>
          <table:table-cell office:value-type="float" office:value="3.38594509143" calcext:value-type="float">
            <text:p>3.3859450914</text:p>
          </table:table-cell>
        </table:table-row>
        <table:table-row table:style-name="ro1">
          <table:table-cell office:value-type="float" office:value="-1.22507462979" calcext:value-type="float">
            <text:p>-1.2250746298</text:p>
          </table:table-cell>
          <table:table-cell office:value-type="float" office:value="-1.55864060999" calcext:value-type="float">
            <text:p>-1.55864061</text:p>
          </table:table-cell>
          <table:table-cell table:formula="of:=MATCH([.A461];[.F$5:.F$25];0)" office:value-type="string" office:string-value="" calcext:value-type="error">
            <text:p>#N/A</text:p>
          </table:table-cell>
          <table:table-cell table:formula="of:=IF(ISNA([.C461]);[.B461];NA())" office:value-type="float" office:value="-1.55864060999" calcext:value-type="float">
            <text:p>-1.55864061</text:p>
          </table:table-cell>
          <table:table-cell table:formula="of:=IF(ISNA([.C461]);NA();[.B46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92435401788" calcext:value-type="float">
            <text:p>-0.4924354018</text:p>
          </table:table-cell>
          <table:table-cell office:value-type="float" office:value="-1.88337017051" calcext:value-type="float">
            <text:p>-1.8833701705</text:p>
          </table:table-cell>
          <table:table-cell office:value-type="float" office:value="18" calcext:value-type="float">
            <text:p>18</text:p>
          </table:table-cell>
          <table:table-cell office:value-type="float" office:value="3.26029765644" calcext:value-type="float">
            <text:p>3.2602976564</text:p>
          </table:table-cell>
        </table:table-row>
        <table:table-row table:style-name="ro1">
          <table:table-cell office:value-type="float" office:value="-0.340890719716" calcext:value-type="float">
            <text:p>-0.3408907197</text:p>
          </table:table-cell>
          <table:table-cell office:value-type="float" office:value="-2.12472838251" calcext:value-type="float">
            <text:p>-2.1247283825</text:p>
          </table:table-cell>
          <table:table-cell table:formula="of:=MATCH([.A462];[.F$5:.F$25];0)" office:value-type="string" office:string-value="" calcext:value-type="error">
            <text:p>#N/A</text:p>
          </table:table-cell>
          <table:table-cell table:formula="of:=IF(ISNA([.C462]);[.B462];NA())" office:value-type="float" office:value="-2.12472838251" calcext:value-type="float">
            <text:p>-2.1247283825</text:p>
          </table:table-cell>
          <table:table-cell table:formula="of:=IF(ISNA([.C462]);NA();[.B46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0309937181" calcext:value-type="float">
            <text:p>-1.2030993718</text:p>
          </table:table-cell>
          <table:table-cell office:value-type="float" office:value="-1.45954345736" calcext:value-type="float">
            <text:p>-1.4595434574</text:p>
          </table:table-cell>
          <table:table-cell office:value-type="float" office:value="0" calcext:value-type="float">
            <text:p>0</text:p>
          </table:table-cell>
          <table:table-cell office:value-type="float" office:value="3.83125218847" calcext:value-type="float">
            <text:p>3.8312521885</text:p>
          </table:table-cell>
        </table:table-row>
        <table:table-row table:style-name="ro1">
          <table:table-cell office:value-type="float" office:value="-0.892567300384" calcext:value-type="float">
            <text:p>-0.8925673004</text:p>
          </table:table-cell>
          <table:table-cell office:value-type="float" office:value="-0.766001945082" calcext:value-type="float">
            <text:p>-0.7660019451</text:p>
          </table:table-cell>
          <table:table-cell table:formula="of:=MATCH([.A463];[.F$5:.F$25];0)" office:value-type="string" office:string-value="" calcext:value-type="error">
            <text:p>#N/A</text:p>
          </table:table-cell>
          <table:table-cell table:formula="of:=IF(ISNA([.C463]);[.B463];NA())" office:value-type="float" office:value="-0.766001945082" calcext:value-type="float">
            <text:p>-0.7660019451</text:p>
          </table:table-cell>
          <table:table-cell table:formula="of:=IF(ISNA([.C463]);NA();[.B46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05427789398" calcext:value-type="float">
            <text:p>0.2054277894</text:p>
          </table:table-cell>
          <table:table-cell office:value-type="float" office:value="-1.57632859681" calcext:value-type="float">
            <text:p>-1.5763285968</text:p>
          </table:table-cell>
          <table:table-cell office:value-type="float" office:value="3" calcext:value-type="float">
            <text:p>3</text:p>
          </table:table-cell>
          <table:table-cell office:value-type="float" office:value="3.64761732009" calcext:value-type="float">
            <text:p>3.6476173201</text:p>
          </table:table-cell>
        </table:table-row>
        <table:table-row table:style-name="ro1">
          <table:table-cell office:value-type="float" office:value="-1.19700510463" calcext:value-type="float">
            <text:p>-1.1970051046</text:p>
          </table:table-cell>
          <table:table-cell office:value-type="float" office:value="-1.0678707781" calcext:value-type="float">
            <text:p>-1.0678707781</text:p>
          </table:table-cell>
          <table:table-cell table:formula="of:=MATCH([.A464];[.F$5:.F$25];0)" office:value-type="string" office:string-value="" calcext:value-type="error">
            <text:p>#N/A</text:p>
          </table:table-cell>
          <table:table-cell table:formula="of:=IF(ISNA([.C464]);[.B464];NA())" office:value-type="float" office:value="-1.0678707781" calcext:value-type="float">
            <text:p>-1.0678707781</text:p>
          </table:table-cell>
          <table:table-cell table:formula="of:=IF(ISNA([.C464]);NA();[.B464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25573731918" calcext:value-type="float">
            <text:p>0.1255737319</text:p>
          </table:table-cell>
          <table:table-cell office:value-type="float" office:value="-0.880235422844" calcext:value-type="float">
            <text:p>-0.8802354228</text:p>
          </table:table-cell>
          <table:table-cell office:value-type="float" office:value="3" calcext:value-type="float">
            <text:p>3</text:p>
          </table:table-cell>
          <table:table-cell office:value-type="float" office:value="3.64761732009" calcext:value-type="float">
            <text:p>3.6476173201</text:p>
          </table:table-cell>
        </table:table-row>
        <table:table-row table:style-name="ro1">
          <table:table-cell office:value-type="float" office:value="0.0274623367842" calcext:value-type="float">
            <text:p>0.0274623368</text:p>
          </table:table-cell>
          <table:table-cell office:value-type="float" office:value="-1.27681926209" calcext:value-type="float">
            <text:p>-1.2768192621</text:p>
          </table:table-cell>
          <table:table-cell table:formula="of:=MATCH([.A465];[.F$5:.F$25];0)" office:value-type="string" office:string-value="" calcext:value-type="error">
            <text:p>#N/A</text:p>
          </table:table-cell>
          <table:table-cell table:formula="of:=IF(ISNA([.C465]);[.B465];NA())" office:value-type="float" office:value="-1.27681926209" calcext:value-type="float">
            <text:p>-1.2768192621</text:p>
          </table:table-cell>
          <table:table-cell table:formula="of:=IF(ISNA([.C465]);NA();[.B46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2278189913" calcext:value-type="float">
            <text:p>-1.2227818991</text:p>
          </table:table-cell>
          <table:table-cell office:value-type="float" office:value="-2.05777752448" calcext:value-type="float">
            <text:p>-2.0577775245</text:p>
          </table:table-cell>
          <table:table-cell office:value-type="float" office:value="3" calcext:value-type="float">
            <text:p>3</text:p>
          </table:table-cell>
          <table:table-cell office:value-type="float" office:value="3.64761732009" calcext:value-type="float">
            <text:p>3.6476173201</text:p>
          </table:table-cell>
        </table:table-row>
        <table:table-row table:style-name="ro1">
          <table:table-cell office:value-type="float" office:value="0.177529789767" calcext:value-type="float">
            <text:p>0.1775297898</text:p>
          </table:table-cell>
          <table:table-cell office:value-type="float" office:value="-1.20184504517" calcext:value-type="float">
            <text:p>-1.2018450452</text:p>
          </table:table-cell>
          <table:table-cell table:formula="of:=MATCH([.A466];[.F$5:.F$25];0)" office:value-type="string" office:string-value="" calcext:value-type="error">
            <text:p>#N/A</text:p>
          </table:table-cell>
          <table:table-cell table:formula="of:=IF(ISNA([.C466]);[.B466];NA())" office:value-type="float" office:value="-1.20184504517" calcext:value-type="float">
            <text:p>-1.2018450452</text:p>
          </table:table-cell>
          <table:table-cell table:formula="of:=IF(ISNA([.C466]);NA();[.B46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24464161055" calcext:value-type="float">
            <text:p>0.1244641611</text:p>
          </table:table-cell>
          <table:table-cell office:value-type="float" office:value="-1.39397046777" calcext:value-type="float">
            <text:p>-1.3939704678</text:p>
          </table:table-cell>
          <table:table-cell office:value-type="float" office:value="16" calcext:value-type="float">
            <text:p>16</text:p>
          </table:table-cell>
          <table:table-cell office:value-type="float" office:value="3.38565197891" calcext:value-type="float">
            <text:p>3.3856519789</text:p>
          </table:table-cell>
        </table:table-row>
        <table:table-row table:style-name="ro1">
          <table:table-cell office:value-type="float" office:value="-0.215650681308" calcext:value-type="float">
            <text:p>-0.2156506813</text:p>
          </table:table-cell>
          <table:table-cell office:value-type="float" office:value="-0.653084376727" calcext:value-type="float">
            <text:p>-0.6530843767</text:p>
          </table:table-cell>
          <table:table-cell table:formula="of:=MATCH([.A467];[.F$5:.F$25];0)" office:value-type="string" office:string-value="" calcext:value-type="error">
            <text:p>#N/A</text:p>
          </table:table-cell>
          <table:table-cell table:formula="of:=IF(ISNA([.C467]);[.B467];NA())" office:value-type="float" office:value="-0.653084376727" calcext:value-type="float">
            <text:p>-0.6530843767</text:p>
          </table:table-cell>
          <table:table-cell table:formula="of:=IF(ISNA([.C467]);NA();[.B46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7060192106" calcext:value-type="float">
            <text:p>-1.3706019211</text:p>
          </table:table-cell>
          <table:table-cell office:value-type="float" office:value="-0.75446794566" calcext:value-type="float">
            <text:p>-0.7544679457</text:p>
          </table:table-cell>
          <table:table-cell office:value-type="float" office:value="16" calcext:value-type="float">
            <text:p>16</text:p>
          </table:table-cell>
          <table:table-cell office:value-type="float" office:value="3.38565197891" calcext:value-type="float">
            <text:p>3.3856519789</text:p>
          </table:table-cell>
        </table:table-row>
        <table:table-row table:style-name="ro1">
          <table:table-cell office:value-type="float" office:value="-0.0197480246232" calcext:value-type="float">
            <text:p>-0.0197480246</text:p>
          </table:table-cell>
          <table:table-cell office:value-type="float" office:value="-1.66923999186" calcext:value-type="float">
            <text:p>-1.6692399919</text:p>
          </table:table-cell>
          <table:table-cell table:formula="of:=MATCH([.A468];[.F$5:.F$25];0)" office:value-type="string" office:string-value="" calcext:value-type="error">
            <text:p>#N/A</text:p>
          </table:table-cell>
          <table:table-cell table:formula="of:=IF(ISNA([.C468]);[.B468];NA())" office:value-type="float" office:value="-1.66923999186" calcext:value-type="float">
            <text:p>-1.6692399919</text:p>
          </table:table-cell>
          <table:table-cell table:formula="of:=IF(ISNA([.C468]);NA();[.B46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5313270645" calcext:value-type="float">
            <text:p>-0.3531327065</text:p>
          </table:table-cell>
          <table:table-cell office:value-type="float" office:value="-2.13666781374" calcext:value-type="float">
            <text:p>-2.1366678137</text:p>
          </table:table-cell>
          <table:table-cell office:value-type="float" office:value="16" calcext:value-type="float">
            <text:p>16</text:p>
          </table:table-cell>
          <table:table-cell office:value-type="float" office:value="3.38565197891" calcext:value-type="float">
            <text:p>3.3856519789</text:p>
          </table:table-cell>
        </table:table-row>
        <table:table-row table:style-name="ro1">
          <table:table-cell office:value-type="float" office:value="0.111319582758" calcext:value-type="float">
            <text:p>0.1113195828</text:p>
          </table:table-cell>
          <table:table-cell office:value-type="float" office:value="-1.23502684794" calcext:value-type="float">
            <text:p>-1.2350268479</text:p>
          </table:table-cell>
          <table:table-cell table:formula="of:=MATCH([.A469];[.F$5:.F$25];0)" office:value-type="string" office:string-value="" calcext:value-type="error">
            <text:p>#N/A</text:p>
          </table:table-cell>
          <table:table-cell table:formula="of:=IF(ISNA([.C469]);[.B469];NA())" office:value-type="float" office:value="-1.23502684794" calcext:value-type="float">
            <text:p>-1.2350268479</text:p>
          </table:table-cell>
          <table:table-cell table:formula="of:=IF(ISNA([.C469]);NA();[.B46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195127713" calcext:value-type="float">
            <text:p>-1.1195127713</text:p>
          </table:table-cell>
          <table:table-cell office:value-type="float" office:value="-2.45549103106" calcext:value-type="float">
            <text:p>-2.4554910311</text:p>
          </table:table-cell>
          <table:table-cell office:value-type="float" office:value="0" calcext:value-type="float">
            <text:p>0</text:p>
          </table:table-cell>
          <table:table-cell office:value-type="float" office:value="3.39719572307" calcext:value-type="float">
            <text:p>3.3971957231</text:p>
          </table:table-cell>
        </table:table-row>
        <table:table-row table:style-name="ro1">
          <table:table-cell office:value-type="float" office:value="-1.15660387591" calcext:value-type="float">
            <text:p>-1.1566038759</text:p>
          </table:table-cell>
          <table:table-cell office:value-type="float" office:value="-0.745246487022" calcext:value-type="float">
            <text:p>-0.745246487</text:p>
          </table:table-cell>
          <table:table-cell table:formula="of:=MATCH([.A470];[.F$5:.F$25];0)" office:value-type="string" office:string-value="" calcext:value-type="error">
            <text:p>#N/A</text:p>
          </table:table-cell>
          <table:table-cell table:formula="of:=IF(ISNA([.C470]);[.B470];NA())" office:value-type="float" office:value="-0.745246487022" calcext:value-type="float">
            <text:p>-0.745246487</text:p>
          </table:table-cell>
          <table:table-cell table:formula="of:=IF(ISNA([.C470]);NA();[.B47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05423053676" calcext:value-type="float">
            <text:p>-0.4054230537</text:p>
          </table:table-cell>
          <table:table-cell office:value-type="float" office:value="-1.52656232225" calcext:value-type="float">
            <text:p>-1.5265623223</text:p>
          </table:table-cell>
          <table:table-cell office:value-type="float" office:value="3" calcext:value-type="float">
            <text:p>3</text:p>
          </table:table-cell>
          <table:table-cell office:value-type="float" office:value="3.34810771065" calcext:value-type="float">
            <text:p>3.3481077107</text:p>
          </table:table-cell>
        </table:table-row>
        <table:table-row table:style-name="ro1">
          <table:table-cell office:value-type="float" office:value="-1.54756590053" calcext:value-type="float">
            <text:p>-1.5475659005</text:p>
          </table:table-cell>
          <table:table-cell office:value-type="float" office:value="-1.51650551467" calcext:value-type="float">
            <text:p>-1.5165055147</text:p>
          </table:table-cell>
          <table:table-cell table:formula="of:=MATCH([.A471];[.F$5:.F$25];0)" office:value-type="string" office:string-value="" calcext:value-type="error">
            <text:p>#N/A</text:p>
          </table:table-cell>
          <table:table-cell table:formula="of:=IF(ISNA([.C471]);[.B471];NA())" office:value-type="float" office:value="-1.51650551467" calcext:value-type="float">
            <text:p>-1.5165055147</text:p>
          </table:table-cell>
          <table:table-cell table:formula="of:=IF(ISNA([.C471]);NA();[.B47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7681864287" calcext:value-type="float">
            <text:p>-1.2768186429</text:p>
          </table:table-cell>
          <table:table-cell office:value-type="float" office:value="-1.95943358027" calcext:value-type="float">
            <text:p>-1.9594335803</text:p>
          </table:table-cell>
          <table:table-cell office:value-type="float" office:value="3" calcext:value-type="float">
            <text:p>3</text:p>
          </table:table-cell>
          <table:table-cell office:value-type="float" office:value="3.34810771065" calcext:value-type="float">
            <text:p>3.3481077107</text:p>
          </table:table-cell>
        </table:table-row>
        <table:table-row table:style-name="ro1">
          <table:table-cell office:value-type="float" office:value="-1.33480992121" calcext:value-type="float">
            <text:p>-1.3348099212</text:p>
          </table:table-cell>
          <table:table-cell office:value-type="float" office:value="-0.939419275368" calcext:value-type="float">
            <text:p>-0.9394192754</text:p>
          </table:table-cell>
          <table:table-cell table:formula="of:=MATCH([.A472];[.F$5:.F$25];0)" office:value-type="string" office:string-value="" calcext:value-type="error">
            <text:p>#N/A</text:p>
          </table:table-cell>
          <table:table-cell table:formula="of:=IF(ISNA([.C472]);[.B472];NA())" office:value-type="float" office:value="-0.939419275368" calcext:value-type="float">
            <text:p>-0.9394192754</text:p>
          </table:table-cell>
          <table:table-cell table:formula="of:=IF(ISNA([.C472]);NA();[.B47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79173399819" calcext:value-type="float">
            <text:p>-0.9791733998</text:p>
          </table:table-cell>
          <table:table-cell office:value-type="float" office:value="-2.03480833349" calcext:value-type="float">
            <text:p>-2.0348083335</text:p>
          </table:table-cell>
          <table:table-cell office:value-type="float" office:value="3" calcext:value-type="float">
            <text:p>3</text:p>
          </table:table-cell>
          <table:table-cell office:value-type="float" office:value="3.34810771065" calcext:value-type="float">
            <text:p>3.3481077107</text:p>
          </table:table-cell>
        </table:table-row>
        <table:table-row table:style-name="ro1">
          <table:table-cell office:value-type="float" office:value="-1.07970095186" calcext:value-type="float">
            <text:p>-1.0797009519</text:p>
          </table:table-cell>
          <table:table-cell office:value-type="float" office:value="-0.642048839672" calcext:value-type="float">
            <text:p>-0.6420488397</text:p>
          </table:table-cell>
          <table:table-cell table:formula="of:=MATCH([.A473];[.F$5:.F$25];0)" office:value-type="string" office:string-value="" calcext:value-type="error">
            <text:p>#N/A</text:p>
          </table:table-cell>
          <table:table-cell table:formula="of:=IF(ISNA([.C473]);[.B473];NA())" office:value-type="float" office:value="-0.642048839672" calcext:value-type="float">
            <text:p>-0.6420488397</text:p>
          </table:table-cell>
          <table:table-cell table:formula="of:=IF(ISNA([.C473]);NA();[.B47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2147989355" calcext:value-type="float">
            <text:p>-0.1214798936</text:p>
          </table:table-cell>
          <table:table-cell office:value-type="float" office:value="-1.42697745571" calcext:value-type="float">
            <text:p>-1.4269774557</text:p>
          </table:table-cell>
          <table:table-cell office:value-type="float" office:value="3" calcext:value-type="float">
            <text:p>3</text:p>
          </table:table-cell>
          <table:table-cell office:value-type="float" office:value="3.34810771065" calcext:value-type="float">
            <text:p>3.3481077107</text:p>
          </table:table-cell>
        </table:table-row>
        <table:table-row table:style-name="ro1">
          <table:table-cell office:value-type="float" office:value="-1.46010681812" calcext:value-type="float">
            <text:p>-1.4601068181</text:p>
          </table:table-cell>
          <table:table-cell office:value-type="float" office:value="-0.714752554325" calcext:value-type="float">
            <text:p>-0.7147525543</text:p>
          </table:table-cell>
          <table:table-cell table:formula="of:=MATCH([.A474];[.F$5:.F$25];0)" office:value-type="string" office:string-value="" calcext:value-type="error">
            <text:p>#N/A</text:p>
          </table:table-cell>
          <table:table-cell table:formula="of:=IF(ISNA([.C474]);[.B474];NA())" office:value-type="float" office:value="-0.714752554325" calcext:value-type="float">
            <text:p>-0.7147525543</text:p>
          </table:table-cell>
          <table:table-cell table:formula="of:=IF(ISNA([.C474]);NA();[.B47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01141257953" calcext:value-type="float">
            <text:p>-0.801141258</text:p>
          </table:table-cell>
          <table:table-cell office:value-type="float" office:value="-2.57219922304" calcext:value-type="float">
            <text:p>-2.572199223</text:p>
          </table:table-cell>
          <table:table-cell office:value-type="float" office:value="3" calcext:value-type="float">
            <text:p>3</text:p>
          </table:table-cell>
          <table:table-cell office:value-type="float" office:value="3.34810771065" calcext:value-type="float">
            <text:p>3.3481077107</text:p>
          </table:table-cell>
        </table:table-row>
        <table:table-row table:style-name="ro1">
          <table:table-cell office:value-type="float" office:value="-1.40664817781" calcext:value-type="float">
            <text:p>-1.4066481778</text:p>
          </table:table-cell>
          <table:table-cell office:value-type="float" office:value="-1.76621948223" calcext:value-type="float">
            <text:p>-1.7662194822</text:p>
          </table:table-cell>
          <table:table-cell table:formula="of:=MATCH([.A475];[.F$5:.F$25];0)" office:value-type="string" office:string-value="" calcext:value-type="error">
            <text:p>#N/A</text:p>
          </table:table-cell>
          <table:table-cell table:formula="of:=IF(ISNA([.C475]);[.B475];NA())" office:value-type="float" office:value="-1.76621948223" calcext:value-type="float">
            <text:p>-1.7662194822</text:p>
          </table:table-cell>
          <table:table-cell table:formula="of:=IF(ISNA([.C475]);NA();[.B475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73216439629" calcext:value-type="float">
            <text:p>0.3732164396</text:p>
          </table:table-cell>
          <table:table-cell office:value-type="float" office:value="-1.64774420216" calcext:value-type="float">
            <text:p>-1.6477442022</text:p>
          </table:table-cell>
          <table:table-cell office:value-type="float" office:value="3" calcext:value-type="float">
            <text:p>3</text:p>
          </table:table-cell>
          <table:table-cell office:value-type="float" office:value="3.34810771065" calcext:value-type="float">
            <text:p>3.3481077107</text:p>
          </table:table-cell>
        </table:table-row>
        <table:table-row table:style-name="ro1">
          <table:table-cell office:value-type="float" office:value="0.149251899823" calcext:value-type="float">
            <text:p>0.1492518998</text:p>
          </table:table-cell>
          <table:table-cell office:value-type="float" office:value="-1.72297834608" calcext:value-type="float">
            <text:p>-1.7229783461</text:p>
          </table:table-cell>
          <table:table-cell table:formula="of:=MATCH([.A476];[.F$5:.F$25];0)" office:value-type="string" office:string-value="" calcext:value-type="error">
            <text:p>#N/A</text:p>
          </table:table-cell>
          <table:table-cell table:formula="of:=IF(ISNA([.C476]);[.B476];NA())" office:value-type="float" office:value="-1.72297834608" calcext:value-type="float">
            <text:p>-1.7229783461</text:p>
          </table:table-cell>
          <table:table-cell table:formula="of:=IF(ISNA([.C476]);NA();[.B47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85983510665" calcext:value-type="float">
            <text:p>-0.1859835107</text:p>
          </table:table-cell>
          <table:table-cell office:value-type="float" office:value="-2.81264607845" calcext:value-type="float">
            <text:p>-2.8126460785</text:p>
          </table:table-cell>
          <table:table-cell office:value-type="float" office:value="3" calcext:value-type="float">
            <text:p>3</text:p>
          </table:table-cell>
          <table:table-cell office:value-type="float" office:value="3.34810771065" calcext:value-type="float">
            <text:p>3.3481077107</text:p>
          </table:table-cell>
        </table:table-row>
        <table:table-row table:style-name="ro1">
          <table:table-cell office:value-type="float" office:value="-0.997522883583" calcext:value-type="float">
            <text:p>-0.9975228836</text:p>
          </table:table-cell>
          <table:table-cell office:value-type="float" office:value="-0.710000374096" calcext:value-type="float">
            <text:p>-0.7100003741</text:p>
          </table:table-cell>
          <table:table-cell table:formula="of:=MATCH([.A477];[.F$5:.F$25];0)" office:value-type="string" office:string-value="" calcext:value-type="error">
            <text:p>#N/A</text:p>
          </table:table-cell>
          <table:table-cell table:formula="of:=IF(ISNA([.C477]);[.B477];NA())" office:value-type="float" office:value="-0.710000374096" calcext:value-type="float">
            <text:p>-0.7100003741</text:p>
          </table:table-cell>
          <table:table-cell table:formula="of:=IF(ISNA([.C477]);NA();[.B47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36914991325" calcext:value-type="float">
            <text:p>0.1369149913</text:p>
          </table:table-cell>
          <table:table-cell office:value-type="float" office:value="-2.01519173707" calcext:value-type="float">
            <text:p>-2.0151917371</text:p>
          </table:table-cell>
          <table:table-cell office:value-type="float" office:value="3" calcext:value-type="float">
            <text:p>3</text:p>
          </table:table-cell>
          <table:table-cell office:value-type="float" office:value="3.34810771065" calcext:value-type="float">
            <text:p>3.3481077107</text:p>
          </table:table-cell>
        </table:table-row>
        <table:table-row table:style-name="ro1">
          <table:table-cell office:value-type="float" office:value="-0.376715403246" calcext:value-type="float">
            <text:p>-0.3767154032</text:p>
          </table:table-cell>
          <table:table-cell office:value-type="float" office:value="-0.786489350574" calcext:value-type="float">
            <text:p>-0.7864893506</text:p>
          </table:table-cell>
          <table:table-cell table:formula="of:=MATCH([.A478];[.F$5:.F$25];0)" office:value-type="string" office:string-value="" calcext:value-type="error">
            <text:p>#N/A</text:p>
          </table:table-cell>
          <table:table-cell table:formula="of:=IF(ISNA([.C478]);[.B478];NA())" office:value-type="float" office:value="-0.786489350574" calcext:value-type="float">
            <text:p>-0.7864893506</text:p>
          </table:table-cell>
          <table:table-cell table:formula="of:=IF(ISNA([.C478]);NA();[.B47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964205708" calcext:value-type="float">
            <text:p>0.1964205708</text:p>
          </table:table-cell>
          <table:table-cell office:value-type="float" office:value="-1.88904199484" calcext:value-type="float">
            <text:p>-1.8890419948</text:p>
          </table:table-cell>
          <table:table-cell office:value-type="float" office:value="3" calcext:value-type="float">
            <text:p>3</text:p>
          </table:table-cell>
          <table:table-cell office:value-type="float" office:value="3.34810771065" calcext:value-type="float">
            <text:p>3.3481077107</text:p>
          </table:table-cell>
        </table:table-row>
        <table:table-row table:style-name="ro1">
          <table:table-cell office:value-type="float" office:value="-0.492435401788" calcext:value-type="float">
            <text:p>-0.4924354018</text:p>
          </table:table-cell>
          <table:table-cell office:value-type="float" office:value="-1.88337017051" calcext:value-type="float">
            <text:p>-1.8833701705</text:p>
          </table:table-cell>
          <table:table-cell table:formula="of:=MATCH([.A479];[.F$5:.F$25];0)" office:value-type="string" office:string-value="" calcext:value-type="error">
            <text:p>#N/A</text:p>
          </table:table-cell>
          <table:table-cell table:formula="of:=IF(ISNA([.C479]);[.B479];NA())" office:value-type="float" office:value="-1.88337017051" calcext:value-type="float">
            <text:p>-1.8833701705</text:p>
          </table:table-cell>
          <table:table-cell table:formula="of:=IF(ISNA([.C479]);NA();[.B479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254676754306" calcext:value-type="float">
            <text:p>0.2546767543</text:p>
          </table:table-cell>
          <table:table-cell office:value-type="float" office:value="-2.11564766932" calcext:value-type="float">
            <text:p>-2.1156476693</text:p>
          </table:table-cell>
          <table:table-cell office:value-type="float" office:value="3" calcext:value-type="float">
            <text:p>3</text:p>
          </table:table-cell>
          <table:table-cell office:value-type="float" office:value="3.34810771065" calcext:value-type="float">
            <text:p>3.3481077107</text:p>
          </table:table-cell>
        </table:table-row>
        <table:table-row table:style-name="ro1">
          <table:table-cell office:value-type="float" office:value="-1.20309937181" calcext:value-type="float">
            <text:p>-1.2030993718</text:p>
          </table:table-cell>
          <table:table-cell office:value-type="float" office:value="-1.45954345736" calcext:value-type="float">
            <text:p>-1.4595434574</text:p>
          </table:table-cell>
          <table:table-cell table:formula="of:=MATCH([.A480];[.F$5:.F$25];0)" office:value-type="string" office:string-value="" calcext:value-type="error">
            <text:p>#N/A</text:p>
          </table:table-cell>
          <table:table-cell table:formula="of:=IF(ISNA([.C480]);[.B480];NA())" office:value-type="float" office:value="-1.45954345736" calcext:value-type="float">
            <text:p>-1.4595434574</text:p>
          </table:table-cell>
          <table:table-cell table:formula="of:=IF(ISNA([.C480]);NA();[.B48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69553716988" calcext:value-type="float">
            <text:p>-0.869553717</text:p>
          </table:table-cell>
          <table:table-cell office:value-type="float" office:value="-2.48663481893" calcext:value-type="float">
            <text:p>-2.4866348189</text:p>
          </table:table-cell>
          <table:table-cell office:value-type="float" office:value="0" calcext:value-type="float">
            <text:p>0</text:p>
          </table:table-cell>
          <table:table-cell office:value-type="float" office:value="3.67086350467" calcext:value-type="float">
            <text:p>3.6708635047</text:p>
          </table:table-cell>
        </table:table-row>
        <table:table-row table:style-name="ro1">
          <table:table-cell office:value-type="float" office:value="0.205427789398" calcext:value-type="float">
            <text:p>0.2054277894</text:p>
          </table:table-cell>
          <table:table-cell office:value-type="float" office:value="-1.57632859681" calcext:value-type="float">
            <text:p>-1.5763285968</text:p>
          </table:table-cell>
          <table:table-cell table:formula="of:=MATCH([.A481];[.F$5:.F$25];0)" office:value-type="string" office:string-value="" calcext:value-type="error">
            <text:p>#N/A</text:p>
          </table:table-cell>
          <table:table-cell table:formula="of:=IF(ISNA([.C481]);[.B481];NA())" office:value-type="float" office:value="-1.57632859681" calcext:value-type="float">
            <text:p>-1.5763285968</text:p>
          </table:table-cell>
          <table:table-cell table:formula="of:=IF(ISNA([.C481]);NA();[.B48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322523348775" calcext:value-type="float">
            <text:p>0.3225233488</text:p>
          </table:table-cell>
          <table:table-cell office:value-type="float" office:value="-2.8586725992" calcext:value-type="float">
            <text:p>-2.8586725992</text:p>
          </table:table-cell>
          <table:table-cell office:value-type="float" office:value="0" calcext:value-type="float">
            <text:p>0</text:p>
          </table:table-cell>
          <table:table-cell office:value-type="float" office:value="3.67086350467" calcext:value-type="float">
            <text:p>3.6708635047</text:p>
          </table:table-cell>
        </table:table-row>
        <table:table-row table:style-name="ro1">
          <table:table-cell office:value-type="float" office:value="0.125573731918" calcext:value-type="float">
            <text:p>0.1255737319</text:p>
          </table:table-cell>
          <table:table-cell office:value-type="float" office:value="-0.880235422844" calcext:value-type="float">
            <text:p>-0.8802354228</text:p>
          </table:table-cell>
          <table:table-cell table:formula="of:=MATCH([.A482];[.F$5:.F$25];0)" office:value-type="string" office:string-value="" calcext:value-type="error">
            <text:p>#N/A</text:p>
          </table:table-cell>
          <table:table-cell table:formula="of:=IF(ISNA([.C482]);[.B482];NA())" office:value-type="float" office:value="-0.880235422844" calcext:value-type="float">
            <text:p>-0.8802354228</text:p>
          </table:table-cell>
          <table:table-cell table:formula="of:=IF(ISNA([.C482]);NA();[.B48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630420796078" calcext:value-type="float">
            <text:p>0.6304207961</text:p>
          </table:table-cell>
          <table:table-cell office:value-type="float" office:value="-2.06136668974" calcext:value-type="float">
            <text:p>-2.0613666897</text:p>
          </table:table-cell>
          <table:table-cell office:value-type="float" office:value="0" calcext:value-type="float">
            <text:p>0</text:p>
          </table:table-cell>
          <table:table-cell office:value-type="float" office:value="3.67086350467" calcext:value-type="float">
            <text:p>3.6708635047</text:p>
          </table:table-cell>
        </table:table-row>
        <table:table-row table:style-name="ro1">
          <table:table-cell office:value-type="float" office:value="-1.22278189913" calcext:value-type="float">
            <text:p>-1.2227818991</text:p>
          </table:table-cell>
          <table:table-cell office:value-type="float" office:value="-2.05777752448" calcext:value-type="float">
            <text:p>-2.0577775245</text:p>
          </table:table-cell>
          <table:table-cell table:formula="of:=MATCH([.A483];[.F$5:.F$25];0)" office:value-type="string" office:string-value="" calcext:value-type="error">
            <text:p>#N/A</text:p>
          </table:table-cell>
          <table:table-cell table:formula="of:=IF(ISNA([.C483]);[.B483];NA())" office:value-type="float" office:value="-2.05777752448" calcext:value-type="float">
            <text:p>-2.0577775245</text:p>
          </table:table-cell>
          <table:table-cell table:formula="of:=IF(ISNA([.C483]);NA();[.B48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56588271529" calcext:value-type="float">
            <text:p>-0.8565882715</text:p>
          </table:table-cell>
          <table:table-cell office:value-type="float" office:value="-2.28503645672" calcext:value-type="float">
            <text:p>-2.2850364567</text:p>
          </table:table-cell>
          <table:table-cell office:value-type="float" office:value="0" calcext:value-type="float">
            <text:p>0</text:p>
          </table:table-cell>
          <table:table-cell office:value-type="float" office:value="3.67086350467" calcext:value-type="float">
            <text:p>3.6708635047</text:p>
          </table:table-cell>
        </table:table-row>
        <table:table-row table:style-name="ro1">
          <table:table-cell office:value-type="float" office:value="0.124464161055" calcext:value-type="float">
            <text:p>0.1244641611</text:p>
          </table:table-cell>
          <table:table-cell office:value-type="float" office:value="-1.39397046777" calcext:value-type="float">
            <text:p>-1.3939704678</text:p>
          </table:table-cell>
          <table:table-cell table:formula="of:=MATCH([.A484];[.F$5:.F$25];0)" office:value-type="string" office:string-value="" calcext:value-type="error">
            <text:p>#N/A</text:p>
          </table:table-cell>
          <table:table-cell table:formula="of:=IF(ISNA([.C484]);[.B484];NA())" office:value-type="float" office:value="-1.39397046777" calcext:value-type="float">
            <text:p>-1.3939704678</text:p>
          </table:table-cell>
          <table:table-cell table:formula="of:=IF(ISNA([.C484]);NA();[.B48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3864158916" calcext:value-type="float">
            <text:p>-1.2386415892</text:p>
          </table:table-cell>
          <table:table-cell office:value-type="float" office:value="-2.09863453922" calcext:value-type="float">
            <text:p>-2.0986345392</text:p>
          </table:table-cell>
          <table:table-cell office:value-type="float" office:value="0" calcext:value-type="float">
            <text:p>0</text:p>
          </table:table-cell>
          <table:table-cell office:value-type="float" office:value="3.67086350467" calcext:value-type="float">
            <text:p>3.6708635047</text:p>
          </table:table-cell>
        </table:table-row>
        <table:table-row table:style-name="ro1">
          <table:table-cell office:value-type="float" office:value="-1.37060192106" calcext:value-type="float">
            <text:p>-1.3706019211</text:p>
          </table:table-cell>
          <table:table-cell office:value-type="float" office:value="-0.75446794566" calcext:value-type="float">
            <text:p>-0.7544679457</text:p>
          </table:table-cell>
          <table:table-cell table:formula="of:=MATCH([.A485];[.F$5:.F$25];0)" office:value-type="string" office:string-value="" calcext:value-type="error">
            <text:p>#N/A</text:p>
          </table:table-cell>
          <table:table-cell table:formula="of:=IF(ISNA([.C485]);[.B485];NA())" office:value-type="float" office:value="-0.75446794566" calcext:value-type="float">
            <text:p>-0.7544679457</text:p>
          </table:table-cell>
          <table:table-cell table:formula="of:=IF(ISNA([.C485]);NA();[.B48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69475186756" calcext:value-type="float">
            <text:p>-0.7694751868</text:p>
          </table:table-cell>
          <table:table-cell office:value-type="float" office:value="-2.69669735654" calcext:value-type="float">
            <text:p>-2.6966973565</text:p>
          </table:table-cell>
          <table:table-cell office:value-type="float" office:value="0" calcext:value-type="float">
            <text:p>0</text:p>
          </table:table-cell>
          <table:table-cell office:value-type="float" office:value="3.67086350467" calcext:value-type="float">
            <text:p>3.6708635047</text:p>
          </table:table-cell>
        </table:table-row>
        <table:table-row table:style-name="ro1">
          <table:table-cell office:value-type="float" office:value="-0.35313270645" calcext:value-type="float">
            <text:p>-0.3531327065</text:p>
          </table:table-cell>
          <table:table-cell office:value-type="float" office:value="-2.13666781374" calcext:value-type="float">
            <text:p>-2.1366678137</text:p>
          </table:table-cell>
          <table:table-cell table:formula="of:=MATCH([.A486];[.F$5:.F$25];0)" office:value-type="float" office:value="19" calcext:value-type="float">
            <text:p>19</text:p>
          </table:table-cell>
          <table:table-cell table:formula="of:=IF(ISNA([.C486]);[.B486];NA())" office:value-type="string" office:string-value="" calcext:value-type="error">
            <text:p>#N/A</text:p>
          </table:table-cell>
          <table:table-cell table:formula="of:=IF(ISNA([.C486]);NA();[.B486])" office:value-type="float" office:value="-2.13666781374" calcext:value-type="float">
            <text:p>-2.1366678137</text:p>
          </table:table-cell>
          <table:table-cell table:number-columns-repeated="4"/>
          <table:table-cell office:value-type="float" office:value="-0.0269740405272" calcext:value-type="float">
            <text:p>-0.0269740405</text:p>
          </table:table-cell>
          <table:table-cell office:value-type="float" office:value="-2.31032637855" calcext:value-type="float">
            <text:p>-2.3103263786</text:p>
          </table:table-cell>
          <table:table-cell office:value-type="float" office:value="0" calcext:value-type="float">
            <text:p>0</text:p>
          </table:table-cell>
          <table:table-cell office:value-type="float" office:value="3.66129864778" calcext:value-type="float">
            <text:p>3.6612986478</text:p>
          </table:table-cell>
        </table:table-row>
        <table:table-row table:style-name="ro1">
          <table:table-cell office:value-type="float" office:value="-0.306944106127" calcext:value-type="float">
            <text:p>-0.3069441061</text:p>
          </table:table-cell>
          <table:table-cell office:value-type="float" office:value="-2.36273860745" calcext:value-type="float">
            <text:p>-2.3627386075</text:p>
          </table:table-cell>
          <table:table-cell table:formula="of:=MATCH([.A487];[.F$5:.F$25];0)" office:value-type="string" office:string-value="" calcext:value-type="error">
            <text:p>#N/A</text:p>
          </table:table-cell>
          <table:table-cell table:formula="of:=IF(ISNA([.C487]);[.B487];NA())" office:value-type="float" office:value="-2.36273860745" calcext:value-type="float">
            <text:p>-2.3627386075</text:p>
          </table:table-cell>
          <table:table-cell table:formula="of:=IF(ISNA([.C487]);NA();[.B48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76037990395" calcext:value-type="float">
            <text:p>-0.1760379904</text:p>
          </table:table-cell>
          <table:table-cell office:value-type="float" office:value="-3.46689577069" calcext:value-type="float">
            <text:p>-3.4668957707</text:p>
          </table:table-cell>
          <table:table-cell office:value-type="float" office:value="0" calcext:value-type="float">
            <text:p>0</text:p>
          </table:table-cell>
          <table:table-cell office:value-type="float" office:value="3.66129864778" calcext:value-type="float">
            <text:p>3.6612986478</text:p>
          </table:table-cell>
        </table:table-row>
        <table:table-row table:style-name="ro1">
          <table:table-cell office:value-type="float" office:value="-1.1195127713" calcext:value-type="float">
            <text:p>-1.1195127713</text:p>
          </table:table-cell>
          <table:table-cell office:value-type="float" office:value="-2.45549103106" calcext:value-type="float">
            <text:p>-2.4554910311</text:p>
          </table:table-cell>
          <table:table-cell table:formula="of:=MATCH([.A488];[.F$5:.F$25];0)" office:value-type="string" office:string-value="" calcext:value-type="error">
            <text:p>#N/A</text:p>
          </table:table-cell>
          <table:table-cell table:formula="of:=IF(ISNA([.C488]);[.B488];NA())" office:value-type="float" office:value="-2.45549103106" calcext:value-type="float">
            <text:p>-2.4554910311</text:p>
          </table:table-cell>
          <table:table-cell table:formula="of:=IF(ISNA([.C488]);NA();[.B48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9966877382" calcext:value-type="float">
            <text:p>-1.2996687738</text:p>
          </table:table-cell>
          <table:table-cell office:value-type="float" office:value="-3.32863716267" calcext:value-type="float">
            <text:p>-3.3286371627</text:p>
          </table:table-cell>
          <table:table-cell office:value-type="float" office:value="0" calcext:value-type="float">
            <text:p>0</text:p>
          </table:table-cell>
          <table:table-cell office:value-type="float" office:value="3.66129864778" calcext:value-type="float">
            <text:p>3.6612986478</text:p>
          </table:table-cell>
        </table:table-row>
        <table:table-row table:style-name="ro1">
          <table:table-cell office:value-type="float" office:value="-0.405423053676" calcext:value-type="float">
            <text:p>-0.4054230537</text:p>
          </table:table-cell>
          <table:table-cell office:value-type="float" office:value="-1.52656232225" calcext:value-type="float">
            <text:p>-1.5265623223</text:p>
          </table:table-cell>
          <table:table-cell table:formula="of:=MATCH([.A489];[.F$5:.F$25];0)" office:value-type="string" office:string-value="" calcext:value-type="error">
            <text:p>#N/A</text:p>
          </table:table-cell>
          <table:table-cell table:formula="of:=IF(ISNA([.C489]);[.B489];NA())" office:value-type="float" office:value="-1.52656232225" calcext:value-type="float">
            <text:p>-1.5265623223</text:p>
          </table:table-cell>
          <table:table-cell table:formula="of:=IF(ISNA([.C489]);NA();[.B48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4640169425" calcext:value-type="float">
            <text:p>-0.8464016943</text:p>
          </table:table-cell>
          <table:table-cell office:value-type="float" office:value="-2.14901810712" calcext:value-type="float">
            <text:p>-2.1490181071</text:p>
          </table:table-cell>
          <table:table-cell office:value-type="float" office:value="0" calcext:value-type="float">
            <text:p>0</text:p>
          </table:table-cell>
          <table:table-cell office:value-type="float" office:value="3.66129864778" calcext:value-type="float">
            <text:p>3.6612986478</text:p>
          </table:table-cell>
        </table:table-row>
        <table:table-row table:style-name="ro1">
          <table:table-cell office:value-type="float" office:value="-1.27681864287" calcext:value-type="float">
            <text:p>-1.2768186429</text:p>
          </table:table-cell>
          <table:table-cell office:value-type="float" office:value="-1.95943358027" calcext:value-type="float">
            <text:p>-1.9594335803</text:p>
          </table:table-cell>
          <table:table-cell table:formula="of:=MATCH([.A490];[.F$5:.F$25];0)" office:value-type="string" office:string-value="" calcext:value-type="error">
            <text:p>#N/A</text:p>
          </table:table-cell>
          <table:table-cell table:formula="of:=IF(ISNA([.C490]);[.B490];NA())" office:value-type="float" office:value="-1.95943358027" calcext:value-type="float">
            <text:p>-1.9594335803</text:p>
          </table:table-cell>
          <table:table-cell table:formula="of:=IF(ISNA([.C490]);NA();[.B49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9531549029" calcext:value-type="float">
            <text:p>-1.6953154903</text:p>
          </table:table-cell>
          <table:table-cell office:value-type="float" office:value="-2.67530532361" calcext:value-type="float">
            <text:p>-2.6753053236</text:p>
          </table:table-cell>
          <table:table-cell office:value-type="float" office:value="0" calcext:value-type="float">
            <text:p>0</text:p>
          </table:table-cell>
          <table:table-cell office:value-type="float" office:value="3.66129864778" calcext:value-type="float">
            <text:p>3.6612986478</text:p>
          </table:table-cell>
        </table:table-row>
        <table:table-row table:style-name="ro1">
          <table:table-cell office:value-type="float" office:value="-0.979173399819" calcext:value-type="float">
            <text:p>-0.9791733998</text:p>
          </table:table-cell>
          <table:table-cell office:value-type="float" office:value="-2.03480833349" calcext:value-type="float">
            <text:p>-2.0348083335</text:p>
          </table:table-cell>
          <table:table-cell table:formula="of:=MATCH([.A491];[.F$5:.F$25];0)" office:value-type="string" office:string-value="" calcext:value-type="error">
            <text:p>#N/A</text:p>
          </table:table-cell>
          <table:table-cell table:formula="of:=IF(ISNA([.C491]);[.B491];NA())" office:value-type="float" office:value="-2.03480833349" calcext:value-type="float">
            <text:p>-2.0348083335</text:p>
          </table:table-cell>
          <table:table-cell table:formula="of:=IF(ISNA([.C491]);NA();[.B49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20182711327" calcext:value-type="float">
            <text:p>-0.4201827113</text:p>
          </table:table-cell>
          <table:table-cell office:value-type="float" office:value="-2.31570847079" calcext:value-type="float">
            <text:p>-2.3157084708</text:p>
          </table:table-cell>
          <table:table-cell office:value-type="float" office:value="0" calcext:value-type="float">
            <text:p>0</text:p>
          </table:table-cell>
          <table:table-cell office:value-type="float" office:value="3.66129864778" calcext:value-type="float">
            <text:p>3.6612986478</text:p>
          </table:table-cell>
        </table:table-row>
        <table:table-row table:style-name="ro1">
          <table:table-cell office:value-type="float" office:value="-0.12147989355" calcext:value-type="float">
            <text:p>-0.1214798936</text:p>
          </table:table-cell>
          <table:table-cell office:value-type="float" office:value="-1.42697745571" calcext:value-type="float">
            <text:p>-1.4269774557</text:p>
          </table:table-cell>
          <table:table-cell table:formula="of:=MATCH([.A492];[.F$5:.F$25];0)" office:value-type="string" office:string-value="" calcext:value-type="error">
            <text:p>#N/A</text:p>
          </table:table-cell>
          <table:table-cell table:formula="of:=IF(ISNA([.C492]);[.B492];NA())" office:value-type="float" office:value="-1.42697745571" calcext:value-type="float">
            <text:p>-1.4269774557</text:p>
          </table:table-cell>
          <table:table-cell table:formula="of:=IF(ISNA([.C492]);NA();[.B49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951864556489" calcext:value-type="float">
            <text:p>-0.0951864556</text:p>
          </table:table-cell>
          <table:table-cell office:value-type="float" office:value="-3.23794094926" calcext:value-type="float">
            <text:p>-3.2379409493</text:p>
          </table:table-cell>
          <table:table-cell office:value-type="float" office:value="0" calcext:value-type="float">
            <text:p>0</text:p>
          </table:table-cell>
          <table:table-cell office:value-type="float" office:value="3.66129864778" calcext:value-type="float">
            <text:p>3.6612986478</text:p>
          </table:table-cell>
        </table:table-row>
        <table:table-row table:style-name="ro1">
          <table:table-cell office:value-type="float" office:value="-0.801141257953" calcext:value-type="float">
            <text:p>-0.801141258</text:p>
          </table:table-cell>
          <table:table-cell office:value-type="float" office:value="-2.57219922304" calcext:value-type="float">
            <text:p>-2.572199223</text:p>
          </table:table-cell>
          <table:table-cell table:formula="of:=MATCH([.A493];[.F$5:.F$25];0)" office:value-type="string" office:string-value="" calcext:value-type="error">
            <text:p>#N/A</text:p>
          </table:table-cell>
          <table:table-cell table:formula="of:=IF(ISNA([.C493]);[.B493];NA())" office:value-type="float" office:value="-2.57219922304" calcext:value-type="float">
            <text:p>-2.572199223</text:p>
          </table:table-cell>
          <table:table-cell table:formula="of:=IF(ISNA([.C493]);NA();[.B49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36445166487" calcext:value-type="float">
            <text:p>0.1364451665</text:p>
          </table:table-cell>
          <table:table-cell office:value-type="float" office:value="-2.27777175832" calcext:value-type="float">
            <text:p>-2.2777717583</text:p>
          </table:table-cell>
          <table:table-cell office:value-type="float" office:value="20" calcext:value-type="float">
            <text:p>20</text:p>
          </table:table-cell>
          <table:table-cell office:value-type="float" office:value="3.27651512054" calcext:value-type="float">
            <text:p>3.2765151205</text:p>
          </table:table-cell>
        </table:table-row>
        <table:table-row table:style-name="ro1">
          <table:table-cell office:value-type="float" office:value="0.373216439629" calcext:value-type="float">
            <text:p>0.3732164396</text:p>
          </table:table-cell>
          <table:table-cell office:value-type="float" office:value="-1.64774420216" calcext:value-type="float">
            <text:p>-1.6477442022</text:p>
          </table:table-cell>
          <table:table-cell table:formula="of:=MATCH([.A494];[.F$5:.F$25];0)" office:value-type="string" office:string-value="" calcext:value-type="error">
            <text:p>#N/A</text:p>
          </table:table-cell>
          <table:table-cell table:formula="of:=IF(ISNA([.C494]);[.B494];NA())" office:value-type="float" office:value="-1.64774420216" calcext:value-type="float">
            <text:p>-1.6477442022</text:p>
          </table:table-cell>
          <table:table-cell table:formula="of:=IF(ISNA([.C494]);NA();[.B494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13285793552" calcext:value-type="float">
            <text:p>0.1132857936</text:p>
          </table:table-cell>
          <table:table-cell office:value-type="float" office:value="-2.72863004055" calcext:value-type="float">
            <text:p>-2.7286300406</text:p>
          </table:table-cell>
          <table:table-cell office:value-type="float" office:value="0" calcext:value-type="float">
            <text:p>0</text:p>
          </table:table-cell>
          <table:table-cell office:value-type="float" office:value="3.45796598917" calcext:value-type="float">
            <text:p>3.4579659892</text:p>
          </table:table-cell>
        </table:table-row>
        <table:table-row table:style-name="ro1">
          <table:table-cell office:value-type="float" office:value="-0.185983510665" calcext:value-type="float">
            <text:p>-0.1859835107</text:p>
          </table:table-cell>
          <table:table-cell office:value-type="float" office:value="-2.81264607845" calcext:value-type="float">
            <text:p>-2.8126460785</text:p>
          </table:table-cell>
          <table:table-cell table:formula="of:=MATCH([.A495];[.F$5:.F$25];0)" office:value-type="string" office:string-value="" calcext:value-type="error">
            <text:p>#N/A</text:p>
          </table:table-cell>
          <table:table-cell table:formula="of:=IF(ISNA([.C495]);[.B495];NA())" office:value-type="float" office:value="-2.81264607845" calcext:value-type="float">
            <text:p>-2.8126460785</text:p>
          </table:table-cell>
          <table:table-cell table:formula="of:=IF(ISNA([.C495]);NA();[.B49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01283364089" calcext:value-type="float">
            <text:p>-0.4012833641</text:p>
          </table:table-cell>
          <table:table-cell office:value-type="float" office:value="-3.36072802408" calcext:value-type="float">
            <text:p>-3.3607280241</text:p>
          </table:table-cell>
          <table:table-cell office:value-type="float" office:value="0" calcext:value-type="float">
            <text:p>0</text:p>
          </table:table-cell>
          <table:table-cell office:value-type="float" office:value="3.45796598917" calcext:value-type="float">
            <text:p>3.4579659892</text:p>
          </table:table-cell>
        </table:table-row>
        <table:table-row table:style-name="ro1">
          <table:table-cell office:value-type="float" office:value="0.136914991325" calcext:value-type="float">
            <text:p>0.1369149913</text:p>
          </table:table-cell>
          <table:table-cell office:value-type="float" office:value="-2.01519173707" calcext:value-type="float">
            <text:p>-2.0151917371</text:p>
          </table:table-cell>
          <table:table-cell table:formula="of:=MATCH([.A496];[.F$5:.F$25];0)" office:value-type="string" office:string-value="" calcext:value-type="error">
            <text:p>#N/A</text:p>
          </table:table-cell>
          <table:table-cell table:formula="of:=IF(ISNA([.C496]);[.B496];NA())" office:value-type="float" office:value="-2.01519173707" calcext:value-type="float">
            <text:p>-2.0151917371</text:p>
          </table:table-cell>
          <table:table-cell table:formula="of:=IF(ISNA([.C496]);NA();[.B49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8811744359" calcext:value-type="float">
            <text:p>-1.0881174436</text:p>
          </table:table-cell>
          <table:table-cell office:value-type="float" office:value="-3.3319236762" calcext:value-type="float">
            <text:p>-3.3319236762</text:p>
          </table:table-cell>
          <table:table-cell office:value-type="float" office:value="0" calcext:value-type="float">
            <text:p>0</text:p>
          </table:table-cell>
          <table:table-cell office:value-type="float" office:value="3.45796598917" calcext:value-type="float">
            <text:p>3.4579659892</text:p>
          </table:table-cell>
        </table:table-row>
        <table:table-row table:style-name="ro1">
          <table:table-cell office:value-type="float" office:value="0.1964205708" calcext:value-type="float">
            <text:p>0.1964205708</text:p>
          </table:table-cell>
          <table:table-cell office:value-type="float" office:value="-1.88904199484" calcext:value-type="float">
            <text:p>-1.8890419948</text:p>
          </table:table-cell>
          <table:table-cell table:formula="of:=MATCH([.A497];[.F$5:.F$25];0)" office:value-type="string" office:string-value="" calcext:value-type="error">
            <text:p>#N/A</text:p>
          </table:table-cell>
          <table:table-cell table:formula="of:=IF(ISNA([.C497]);[.B497];NA())" office:value-type="float" office:value="-1.88904199484" calcext:value-type="float">
            <text:p>-1.8890419948</text:p>
          </table:table-cell>
          <table:table-cell table:formula="of:=IF(ISNA([.C497]);NA();[.B49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28588144704" calcext:value-type="float">
            <text:p>0.1285881447</text:p>
          </table:table-cell>
          <table:table-cell office:value-type="float" office:value="-2.40602699706" calcext:value-type="float">
            <text:p>-2.4060269971</text:p>
          </table:table-cell>
          <table:table-cell office:value-type="float" office:value="0" calcext:value-type="float">
            <text:p>0</text:p>
          </table:table-cell>
          <table:table-cell office:value-type="float" office:value="3.45796598917" calcext:value-type="float">
            <text:p>3.4579659892</text:p>
          </table:table-cell>
        </table:table-row>
        <table:table-row table:style-name="ro1">
          <table:table-cell office:value-type="float" office:value="0.254676754306" calcext:value-type="float">
            <text:p>0.2546767543</text:p>
          </table:table-cell>
          <table:table-cell office:value-type="float" office:value="-2.11564766932" calcext:value-type="float">
            <text:p>-2.1156476693</text:p>
          </table:table-cell>
          <table:table-cell table:formula="of:=MATCH([.A498];[.F$5:.F$25];0)" office:value-type="string" office:string-value="" calcext:value-type="error">
            <text:p>#N/A</text:p>
          </table:table-cell>
          <table:table-cell table:formula="of:=IF(ISNA([.C498]);[.B498];NA())" office:value-type="float" office:value="-2.11564766932" calcext:value-type="float">
            <text:p>-2.1156476693</text:p>
          </table:table-cell>
          <table:table-cell table:formula="of:=IF(ISNA([.C498]);NA();[.B49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88894464239" calcext:value-type="float">
            <text:p>-0.7888944642</text:p>
          </table:table-cell>
          <table:table-cell office:value-type="float" office:value="-3.50221804418" calcext:value-type="float">
            <text:p>-3.5022180442</text:p>
          </table:table-cell>
          <table:table-cell office:value-type="float" office:value="0" calcext:value-type="float">
            <text:p>0</text:p>
          </table:table-cell>
          <table:table-cell office:value-type="float" office:value="3.45796598917" calcext:value-type="float">
            <text:p>3.4579659892</text:p>
          </table:table-cell>
        </table:table-row>
        <table:table-row table:style-name="ro1">
          <table:table-cell office:value-type="float" office:value="-0.869553716988" calcext:value-type="float">
            <text:p>-0.869553717</text:p>
          </table:table-cell>
          <table:table-cell office:value-type="float" office:value="-2.48663481893" calcext:value-type="float">
            <text:p>-2.4866348189</text:p>
          </table:table-cell>
          <table:table-cell table:formula="of:=MATCH([.A499];[.F$5:.F$25];0)" office:value-type="string" office:string-value="" calcext:value-type="error">
            <text:p>#N/A</text:p>
          </table:table-cell>
          <table:table-cell table:formula="of:=IF(ISNA([.C499]);[.B499];NA())" office:value-type="float" office:value="-2.48663481893" calcext:value-type="float">
            <text:p>-2.4866348189</text:p>
          </table:table-cell>
          <table:table-cell table:formula="of:=IF(ISNA([.C499]);NA();[.B49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9565179557" calcext:value-type="float">
            <text:p>-1.4956517956</text:p>
          </table:table-cell>
          <table:table-cell office:value-type="float" office:value="-3.34177370139" calcext:value-type="float">
            <text:p>-3.3417737014</text:p>
          </table:table-cell>
          <table:table-cell office:value-type="float" office:value="0" calcext:value-type="float">
            <text:p>0</text:p>
          </table:table-cell>
          <table:table-cell office:value-type="float" office:value="3.45796598917" calcext:value-type="float">
            <text:p>3.4579659892</text:p>
          </table:table-cell>
        </table:table-row>
        <table:table-row table:style-name="ro1">
          <table:table-cell office:value-type="float" office:value="0.322523348775" calcext:value-type="float">
            <text:p>0.3225233488</text:p>
          </table:table-cell>
          <table:table-cell office:value-type="float" office:value="-2.8586725992" calcext:value-type="float">
            <text:p>-2.8586725992</text:p>
          </table:table-cell>
          <table:table-cell table:formula="of:=MATCH([.A500];[.F$5:.F$25];0)" office:value-type="string" office:string-value="" calcext:value-type="error">
            <text:p>#N/A</text:p>
          </table:table-cell>
          <table:table-cell table:formula="of:=IF(ISNA([.C500]);[.B500];NA())" office:value-type="float" office:value="-2.8586725992" calcext:value-type="float">
            <text:p>-2.8586725992</text:p>
          </table:table-cell>
          <table:table-cell table:formula="of:=IF(ISNA([.C500]);NA();[.B50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3640951375" calcext:value-type="float">
            <text:p>-1.5364095138</text:p>
          </table:table-cell>
          <table:table-cell office:value-type="float" office:value="-3.065014071" calcext:value-type="float">
            <text:p>-3.065014071</text:p>
          </table:table-cell>
          <table:table-cell office:value-type="float" office:value="0" calcext:value-type="float">
            <text:p>0</text:p>
          </table:table-cell>
          <table:table-cell office:value-type="float" office:value="3.45796598917" calcext:value-type="float">
            <text:p>3.4579659892</text:p>
          </table:table-cell>
        </table:table-row>
        <table:table-row table:style-name="ro1">
          <table:table-cell office:value-type="float" office:value="0.630420796078" calcext:value-type="float">
            <text:p>0.6304207961</text:p>
          </table:table-cell>
          <table:table-cell office:value-type="float" office:value="-2.06136668974" calcext:value-type="float">
            <text:p>-2.0613666897</text:p>
          </table:table-cell>
          <table:table-cell table:formula="of:=MATCH([.A501];[.F$5:.F$25];0)" office:value-type="string" office:string-value="" calcext:value-type="error">
            <text:p>#N/A</text:p>
          </table:table-cell>
          <table:table-cell table:formula="of:=IF(ISNA([.C501]);[.B501];NA())" office:value-type="float" office:value="-2.06136668974" calcext:value-type="float">
            <text:p>-2.0613666897</text:p>
          </table:table-cell>
          <table:table-cell table:formula="of:=IF(ISNA([.C501]);NA();[.B50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0559952025694" calcext:value-type="float">
            <text:p>-0.0055995203</text:p>
          </table:table-cell>
          <table:table-cell office:value-type="float" office:value="-3.21148059086" calcext:value-type="float">
            <text:p>-3.2114805909</text:p>
          </table:table-cell>
          <table:table-cell office:value-type="float" office:value="0" calcext:value-type="float">
            <text:p>0</text:p>
          </table:table-cell>
          <table:table-cell office:value-type="float" office:value="3.45796598917" calcext:value-type="float">
            <text:p>3.4579659892</text:p>
          </table:table-cell>
        </table:table-row>
        <table:table-row table:style-name="ro1">
          <table:table-cell office:value-type="float" office:value="-0.856588271529" calcext:value-type="float">
            <text:p>-0.8565882715</text:p>
          </table:table-cell>
          <table:table-cell office:value-type="float" office:value="-2.28503645672" calcext:value-type="float">
            <text:p>-2.2850364567</text:p>
          </table:table-cell>
          <table:table-cell table:formula="of:=MATCH([.A502];[.F$5:.F$25];0)" office:value-type="string" office:string-value="" calcext:value-type="error">
            <text:p>#N/A</text:p>
          </table:table-cell>
          <table:table-cell table:formula="of:=IF(ISNA([.C502]);[.B502];NA())" office:value-type="float" office:value="-2.28503645672" calcext:value-type="float">
            <text:p>-2.2850364567</text:p>
          </table:table-cell>
          <table:table-cell table:formula="of:=IF(ISNA([.C502]);NA();[.B50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47643421915" calcext:value-type="float">
            <text:p>0.1476434219</text:p>
          </table:table-cell>
          <table:table-cell office:value-type="float" office:value="-2.36255502625" calcext:value-type="float">
            <text:p>-2.3625550263</text:p>
          </table:table-cell>
          <table:table-cell office:value-type="float" office:value="0" calcext:value-type="float">
            <text:p>0</text:p>
          </table:table-cell>
          <table:table-cell office:value-type="float" office:value="3.6662930077" calcext:value-type="float">
            <text:p>3.6662930077</text:p>
          </table:table-cell>
        </table:table-row>
        <table:table-row table:style-name="ro1">
          <table:table-cell office:value-type="float" office:value="-1.23864158916" calcext:value-type="float">
            <text:p>-1.2386415892</text:p>
          </table:table-cell>
          <table:table-cell office:value-type="float" office:value="-2.09863453922" calcext:value-type="float">
            <text:p>-2.0986345392</text:p>
          </table:table-cell>
          <table:table-cell table:formula="of:=MATCH([.A503];[.F$5:.F$25];0)" office:value-type="string" office:string-value="" calcext:value-type="error">
            <text:p>#N/A</text:p>
          </table:table-cell>
          <table:table-cell table:formula="of:=IF(ISNA([.C503]);[.B503];NA())" office:value-type="float" office:value="-2.09863453922" calcext:value-type="float">
            <text:p>-2.0986345392</text:p>
          </table:table-cell>
          <table:table-cell table:formula="of:=IF(ISNA([.C503]);NA();[.B50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5494251321" calcext:value-type="float">
            <text:p>-1.5549425132</text:p>
          </table:table-cell>
          <table:table-cell office:value-type="float" office:value="-3.24156796801" calcext:value-type="float">
            <text:p>-3.241567968</text:p>
          </table:table-cell>
          <table:table-cell office:value-type="float" office:value="0" calcext:value-type="float">
            <text:p>0</text:p>
          </table:table-cell>
          <table:table-cell office:value-type="float" office:value="3.6662930077" calcext:value-type="float">
            <text:p>3.6662930077</text:p>
          </table:table-cell>
        </table:table-row>
        <table:table-row table:style-name="ro1">
          <table:table-cell office:value-type="float" office:value="-0.769475186756" calcext:value-type="float">
            <text:p>-0.7694751868</text:p>
          </table:table-cell>
          <table:table-cell office:value-type="float" office:value="-2.69669735654" calcext:value-type="float">
            <text:p>-2.6966973565</text:p>
          </table:table-cell>
          <table:table-cell table:formula="of:=MATCH([.A504];[.F$5:.F$25];0)" office:value-type="float" office:value="20" calcext:value-type="float">
            <text:p>20</text:p>
          </table:table-cell>
          <table:table-cell table:formula="of:=IF(ISNA([.C504]);[.B504];NA())" office:value-type="string" office:string-value="" calcext:value-type="error">
            <text:p>#N/A</text:p>
          </table:table-cell>
          <table:table-cell table:formula="of:=IF(ISNA([.C504]);NA();[.B504])" office:value-type="float" office:value="-2.69669735654" calcext:value-type="float">
            <text:p>-2.6966973565</text:p>
          </table:table-cell>
          <table:table-cell table:number-columns-repeated="4"/>
          <table:table-cell office:value-type="float" office:value="-1.61462257701" calcext:value-type="float">
            <text:p>-1.614622577</text:p>
          </table:table-cell>
          <table:table-cell office:value-type="float" office:value="-2.92934503226" calcext:value-type="float">
            <text:p>-2.9293450323</text:p>
          </table:table-cell>
          <table:table-cell office:value-type="float" office:value="0" calcext:value-type="float">
            <text:p>0</text:p>
          </table:table-cell>
          <table:table-cell office:value-type="float" office:value="3.6662930077" calcext:value-type="float">
            <text:p>3.6662930077</text:p>
          </table:table-cell>
        </table:table-row>
        <table:table-row table:style-name="ro1">
          <table:table-cell office:value-type="float" office:value="-0.540326355407" calcext:value-type="float">
            <text:p>-0.5403263554</text:p>
          </table:table-cell>
          <table:table-cell office:value-type="float" office:value="-2.55386614016" calcext:value-type="float">
            <text:p>-2.5538661402</text:p>
          </table:table-cell>
          <table:table-cell table:formula="of:=MATCH([.A505];[.F$5:.F$25];0)" office:value-type="string" office:string-value="" calcext:value-type="error">
            <text:p>#N/A</text:p>
          </table:table-cell>
          <table:table-cell table:formula="of:=IF(ISNA([.C505]);[.B505];NA())" office:value-type="float" office:value="-2.55386614016" calcext:value-type="float">
            <text:p>-2.5538661402</text:p>
          </table:table-cell>
          <table:table-cell table:formula="of:=IF(ISNA([.C505]);NA();[.B50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98192875774" calcext:value-type="float">
            <text:p>-0.8981928758</text:p>
          </table:table-cell>
          <table:table-cell office:value-type="float" office:value="-3.50741789494" calcext:value-type="float">
            <text:p>-3.5074178949</text:p>
          </table:table-cell>
          <table:table-cell office:value-type="float" office:value="0" calcext:value-type="float">
            <text:p>0</text:p>
          </table:table-cell>
          <table:table-cell office:value-type="float" office:value="3.6662930077" calcext:value-type="float">
            <text:p>3.6662930077</text:p>
          </table:table-cell>
        </table:table-row>
        <table:table-row table:style-name="ro1">
          <table:table-cell office:value-type="float" office:value="-0.0269740405272" calcext:value-type="float">
            <text:p>-0.0269740405</text:p>
          </table:table-cell>
          <table:table-cell office:value-type="float" office:value="-2.31032637855" calcext:value-type="float">
            <text:p>-2.3103263786</text:p>
          </table:table-cell>
          <table:table-cell table:formula="of:=MATCH([.A506];[.F$5:.F$25];0)" office:value-type="string" office:string-value="" calcext:value-type="error">
            <text:p>#N/A</text:p>
          </table:table-cell>
          <table:table-cell table:formula="of:=IF(ISNA([.C506]);[.B506];NA())" office:value-type="float" office:value="-2.31032637855" calcext:value-type="float">
            <text:p>-2.3103263786</text:p>
          </table:table-cell>
          <table:table-cell table:formula="of:=IF(ISNA([.C506]);NA();[.B50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46133226572" calcext:value-type="float">
            <text:p>-0.3461332266</text:p>
          </table:table-cell>
          <table:table-cell office:value-type="float" office:value="-3.13318557394" calcext:value-type="float">
            <text:p>-3.1331855739</text:p>
          </table:table-cell>
          <table:table-cell office:value-type="float" office:value="0" calcext:value-type="float">
            <text:p>0</text:p>
          </table:table-cell>
          <table:table-cell office:value-type="float" office:value="3.6662930077" calcext:value-type="float">
            <text:p>3.6662930077</text:p>
          </table:table-cell>
        </table:table-row>
        <table:table-row table:style-name="ro1">
          <table:table-cell office:value-type="float" office:value="-0.176037990395" calcext:value-type="float">
            <text:p>-0.1760379904</text:p>
          </table:table-cell>
          <table:table-cell office:value-type="float" office:value="-3.46689577069" calcext:value-type="float">
            <text:p>-3.4668957707</text:p>
          </table:table-cell>
          <table:table-cell table:formula="of:=MATCH([.A507];[.F$5:.F$25];0)" office:value-type="string" office:string-value="" calcext:value-type="error">
            <text:p>#N/A</text:p>
          </table:table-cell>
          <table:table-cell table:formula="of:=IF(ISNA([.C507]);[.B507];NA())" office:value-type="float" office:value="-3.46689577069" calcext:value-type="float">
            <text:p>-3.4668957707</text:p>
          </table:table-cell>
          <table:table-cell table:formula="of:=IF(ISNA([.C507]);NA();[.B50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0286978939" calcext:value-type="float">
            <text:p>-1.4028697894</text:p>
          </table:table-cell>
          <table:table-cell office:value-type="float" office:value="-2.63327397561" calcext:value-type="float">
            <text:p>-2.6332739756</text:p>
          </table:table-cell>
          <table:table-cell office:value-type="float" office:value="0" calcext:value-type="float">
            <text:p>0</text:p>
          </table:table-cell>
          <table:table-cell office:value-type="float" office:value="3.6662930077" calcext:value-type="float">
            <text:p>3.6662930077</text:p>
          </table:table-cell>
        </table:table-row>
        <table:table-row table:style-name="ro1">
          <table:table-cell office:value-type="float" office:value="-1.29966877382" calcext:value-type="float">
            <text:p>-1.2996687738</text:p>
          </table:table-cell>
          <table:table-cell office:value-type="float" office:value="-3.32863716267" calcext:value-type="float">
            <text:p>-3.3286371627</text:p>
          </table:table-cell>
          <table:table-cell table:formula="of:=MATCH([.A508];[.F$5:.F$25];0)" office:value-type="string" office:string-value="" calcext:value-type="error">
            <text:p>#N/A</text:p>
          </table:table-cell>
          <table:table-cell table:formula="of:=IF(ISNA([.C508]);[.B508];NA())" office:value-type="float" office:value="-3.32863716267" calcext:value-type="float">
            <text:p>-3.3286371627</text:p>
          </table:table-cell>
          <table:table-cell table:formula="of:=IF(ISNA([.C508]);NA();[.B50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5958344532" calcext:value-type="float">
            <text:p>-1.0595834453</text:p>
          </table:table-cell>
          <table:table-cell office:value-type="float" office:value="-3.55972308475" calcext:value-type="float">
            <text:p>-3.5597230848</text:p>
          </table:table-cell>
          <table:table-cell office:value-type="float" office:value="0" calcext:value-type="float">
            <text:p>0</text:p>
          </table:table-cell>
          <table:table-cell office:value-type="float" office:value="3.6662930077" calcext:value-type="float">
            <text:p>3.6662930077</text:p>
          </table:table-cell>
        </table:table-row>
        <table:table-row table:style-name="ro1">
          <table:table-cell office:value-type="float" office:value="-0.84640169425" calcext:value-type="float">
            <text:p>-0.8464016943</text:p>
          </table:table-cell>
          <table:table-cell office:value-type="float" office:value="-2.14901810712" calcext:value-type="float">
            <text:p>-2.1490181071</text:p>
          </table:table-cell>
          <table:table-cell table:formula="of:=MATCH([.A509];[.F$5:.F$25];0)" office:value-type="string" office:string-value="" calcext:value-type="error">
            <text:p>#N/A</text:p>
          </table:table-cell>
          <table:table-cell table:formula="of:=IF(ISNA([.C509]);[.B509];NA())" office:value-type="float" office:value="-2.14901810712" calcext:value-type="float">
            <text:p>-2.1490181071</text:p>
          </table:table-cell>
          <table:table-cell table:formula="of:=IF(ISNA([.C509]);NA();[.B509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31236832239" calcext:value-type="float">
            <text:p>0.1312368322</text:p>
          </table:table-cell>
          <table:table-cell office:value-type="float" office:value="-2.78312829682" calcext:value-type="float">
            <text:p>-2.7831282968</text:p>
          </table:table-cell>
          <table:table-cell office:value-type="float" office:value="0" calcext:value-type="float">
            <text:p>0</text:p>
          </table:table-cell>
          <table:table-cell office:value-type="float" office:value="3.6662930077" calcext:value-type="float">
            <text:p>3.6662930077</text:p>
          </table:table-cell>
        </table:table-row>
        <table:table-row table:style-name="ro1">
          <table:table-cell office:value-type="float" office:value="-1.69531549029" calcext:value-type="float">
            <text:p>-1.6953154903</text:p>
          </table:table-cell>
          <table:table-cell office:value-type="float" office:value="-2.67530532361" calcext:value-type="float">
            <text:p>-2.6753053236</text:p>
          </table:table-cell>
          <table:table-cell table:formula="of:=MATCH([.A510];[.F$5:.F$25];0)" office:value-type="string" office:string-value="" calcext:value-type="error">
            <text:p>#N/A</text:p>
          </table:table-cell>
          <table:table-cell table:formula="of:=IF(ISNA([.C510]);[.B510];NA())" office:value-type="float" office:value="-2.67530532361" calcext:value-type="float">
            <text:p>-2.6753053236</text:p>
          </table:table-cell>
          <table:table-cell table:formula="of:=IF(ISNA([.C510]);NA();[.B51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38510127373" calcext:value-type="float">
            <text:p>-0.3385101274</text:p>
          </table:table-cell>
          <table:table-cell office:value-type="float" office:value="-1.98716990375" calcext:value-type="float">
            <text:p>-1.9871699038</text:p>
          </table:table-cell>
          <table:table-cell office:value-type="float" office:value="0" calcext:value-type="float">
            <text:p>0</text:p>
          </table:table-cell>
          <table:table-cell office:value-type="float" office:value="3.6662930077" calcext:value-type="float">
            <text:p>3.6662930077</text:p>
          </table:table-cell>
        </table:table-row>
        <table:table-row table:style-name="ro1">
          <table:table-cell office:value-type="float" office:value="-0.420182711327" calcext:value-type="float">
            <text:p>-0.4201827113</text:p>
          </table:table-cell>
          <table:table-cell office:value-type="float" office:value="-2.31570847079" calcext:value-type="float">
            <text:p>-2.3157084708</text:p>
          </table:table-cell>
          <table:table-cell table:formula="of:=MATCH([.A511];[.F$5:.F$25];0)" office:value-type="string" office:string-value="" calcext:value-type="error">
            <text:p>#N/A</text:p>
          </table:table-cell>
          <table:table-cell table:formula="of:=IF(ISNA([.C511]);[.B511];NA())" office:value-type="float" office:value="-2.31570847079" calcext:value-type="float">
            <text:p>-2.3157084708</text:p>
          </table:table-cell>
          <table:table-cell table:formula="of:=IF(ISNA([.C511]);NA();[.B51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801457269417" calcext:value-type="float">
            <text:p>-0.0801457269</text:p>
          </table:table-cell>
          <table:table-cell office:value-type="float" office:value="-2.08522126343" calcext:value-type="float">
            <text:p>-2.0852212634</text:p>
          </table:table-cell>
          <table:table-cell office:value-type="float" office:value="0" calcext:value-type="float">
            <text:p>0</text:p>
          </table:table-cell>
          <table:table-cell office:value-type="float" office:value="3.61382235529" calcext:value-type="float">
            <text:p>3.6138223553</text:p>
          </table:table-cell>
        </table:table-row>
        <table:table-row table:style-name="ro1">
          <table:table-cell office:value-type="float" office:value="-0.0951864556489" calcext:value-type="float">
            <text:p>-0.0951864556</text:p>
          </table:table-cell>
          <table:table-cell office:value-type="float" office:value="-3.23794094926" calcext:value-type="float">
            <text:p>-3.2379409493</text:p>
          </table:table-cell>
          <table:table-cell table:formula="of:=MATCH([.A512];[.F$5:.F$25];0)" office:value-type="string" office:string-value="" calcext:value-type="error">
            <text:p>#N/A</text:p>
          </table:table-cell>
          <table:table-cell table:formula="of:=IF(ISNA([.C512]);[.B512];NA())" office:value-type="float" office:value="-3.23794094926" calcext:value-type="float">
            <text:p>-3.2379409493</text:p>
          </table:table-cell>
          <table:table-cell table:formula="of:=IF(ISNA([.C512]);NA();[.B51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94841147902" calcext:value-type="float">
            <text:p>-0.8948411479</text:p>
          </table:table-cell>
          <table:table-cell office:value-type="float" office:value="-3.44187342662" calcext:value-type="float">
            <text:p>-3.4418734266</text:p>
          </table:table-cell>
          <table:table-cell office:value-type="float" office:value="0" calcext:value-type="float">
            <text:p>0</text:p>
          </table:table-cell>
          <table:table-cell office:value-type="float" office:value="3.61382235529" calcext:value-type="float">
            <text:p>3.6138223553</text:p>
          </table:table-cell>
        </table:table-row>
        <table:table-row table:style-name="ro1">
          <table:table-cell office:value-type="float" office:value="0.136445166487" calcext:value-type="float">
            <text:p>0.1364451665</text:p>
          </table:table-cell>
          <table:table-cell office:value-type="float" office:value="-2.27777175832" calcext:value-type="float">
            <text:p>-2.2777717583</text:p>
          </table:table-cell>
          <table:table-cell table:formula="of:=MATCH([.A513];[.F$5:.F$25];0)" office:value-type="string" office:string-value="" calcext:value-type="error">
            <text:p>#N/A</text:p>
          </table:table-cell>
          <table:table-cell table:formula="of:=IF(ISNA([.C513]);[.B513];NA())" office:value-type="float" office:value="-2.27777175832" calcext:value-type="float">
            <text:p>-2.2777717583</text:p>
          </table:table-cell>
          <table:table-cell table:formula="of:=IF(ISNA([.C513]);NA();[.B51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95206429733" calcext:value-type="float">
            <text:p>-0.9952064297</text:p>
          </table:table-cell>
          <table:table-cell office:value-type="float" office:value="-3.16303929845" calcext:value-type="float">
            <text:p>-3.1630392985</text:p>
          </table:table-cell>
          <table:table-cell office:value-type="float" office:value="0" calcext:value-type="float">
            <text:p>0</text:p>
          </table:table-cell>
          <table:table-cell office:value-type="float" office:value="3.61382235529" calcext:value-type="float">
            <text:p>3.6138223553</text:p>
          </table:table-cell>
        </table:table-row>
        <table:table-row table:style-name="ro1">
          <table:table-cell office:value-type="float" office:value="0.113285793552" calcext:value-type="float">
            <text:p>0.1132857936</text:p>
          </table:table-cell>
          <table:table-cell office:value-type="float" office:value="-2.72863004055" calcext:value-type="float">
            <text:p>-2.7286300406</text:p>
          </table:table-cell>
          <table:table-cell table:formula="of:=MATCH([.A514];[.F$5:.F$25];0)" office:value-type="string" office:string-value="" calcext:value-type="error">
            <text:p>#N/A</text:p>
          </table:table-cell>
          <table:table-cell table:formula="of:=IF(ISNA([.C514]);[.B514];NA())" office:value-type="float" office:value="-2.72863004055" calcext:value-type="float">
            <text:p>-2.7286300406</text:p>
          </table:table-cell>
          <table:table-cell table:formula="of:=IF(ISNA([.C514]);NA();[.B51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32864656726" calcext:value-type="float">
            <text:p>-0.5328646567</text:p>
          </table:table-cell>
          <table:table-cell office:value-type="float" office:value="-2.10226616011" calcext:value-type="float">
            <text:p>-2.1022661601</text:p>
          </table:table-cell>
          <table:table-cell office:value-type="float" office:value="0" calcext:value-type="float">
            <text:p>0</text:p>
          </table:table-cell>
          <table:table-cell office:value-type="float" office:value="3.61382235529" calcext:value-type="float">
            <text:p>3.6138223553</text:p>
          </table:table-cell>
        </table:table-row>
        <table:table-row table:style-name="ro1">
          <table:table-cell office:value-type="float" office:value="-0.401283364089" calcext:value-type="float">
            <text:p>-0.4012833641</text:p>
          </table:table-cell>
          <table:table-cell office:value-type="float" office:value="-3.36072802408" calcext:value-type="float">
            <text:p>-3.3607280241</text:p>
          </table:table-cell>
          <table:table-cell table:formula="of:=MATCH([.A515];[.F$5:.F$25];0)" office:value-type="string" office:string-value="" calcext:value-type="error">
            <text:p>#N/A</text:p>
          </table:table-cell>
          <table:table-cell table:formula="of:=IF(ISNA([.C515]);[.B515];NA())" office:value-type="float" office:value="-3.36072802408" calcext:value-type="float">
            <text:p>-3.3607280241</text:p>
          </table:table-cell>
          <table:table-cell table:formula="of:=IF(ISNA([.C515]);NA();[.B51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3691984876" calcext:value-type="float">
            <text:p>-1.4369198488</text:p>
          </table:table-cell>
          <table:table-cell office:value-type="float" office:value="-2.88555397808" calcext:value-type="float">
            <text:p>-2.8855539781</text:p>
          </table:table-cell>
          <table:table-cell office:value-type="float" office:value="0" calcext:value-type="float">
            <text:p>0</text:p>
          </table:table-cell>
          <table:table-cell office:value-type="float" office:value="3.61382235529" calcext:value-type="float">
            <text:p>3.6138223553</text:p>
          </table:table-cell>
        </table:table-row>
        <table:table-row table:style-name="ro1">
          <table:table-cell office:value-type="float" office:value="-1.08811744359" calcext:value-type="float">
            <text:p>-1.0881174436</text:p>
          </table:table-cell>
          <table:table-cell office:value-type="float" office:value="-3.3319236762" calcext:value-type="float">
            <text:p>-3.3319236762</text:p>
          </table:table-cell>
          <table:table-cell table:formula="of:=MATCH([.A516];[.F$5:.F$25];0)" office:value-type="string" office:string-value="" calcext:value-type="error">
            <text:p>#N/A</text:p>
          </table:table-cell>
          <table:table-cell table:formula="of:=IF(ISNA([.C516]);[.B516];NA())" office:value-type="float" office:value="-3.3319236762" calcext:value-type="float">
            <text:p>-3.3319236762</text:p>
          </table:table-cell>
          <table:table-cell table:formula="of:=IF(ISNA([.C516]);NA();[.B51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92321903" calcext:value-type="float">
            <text:p>-1.292321903</text:p>
          </table:table-cell>
          <table:table-cell office:value-type="float" office:value="-2.98008634724" calcext:value-type="float">
            <text:p>-2.9800863472</text:p>
          </table:table-cell>
          <table:table-cell office:value-type="float" office:value="0" calcext:value-type="float">
            <text:p>0</text:p>
          </table:table-cell>
          <table:table-cell office:value-type="float" office:value="3.61382235529" calcext:value-type="float">
            <text:p>3.6138223553</text:p>
          </table:table-cell>
        </table:table-row>
        <table:table-row table:style-name="ro1">
          <table:table-cell office:value-type="float" office:value="0.128588144704" calcext:value-type="float">
            <text:p>0.1285881447</text:p>
          </table:table-cell>
          <table:table-cell office:value-type="float" office:value="-2.40602699706" calcext:value-type="float">
            <text:p>-2.4060269971</text:p>
          </table:table-cell>
          <table:table-cell table:formula="of:=MATCH([.A517];[.F$5:.F$25];0)" office:value-type="string" office:string-value="" calcext:value-type="error">
            <text:p>#N/A</text:p>
          </table:table-cell>
          <table:table-cell table:formula="of:=IF(ISNA([.C517]);[.B517];NA())" office:value-type="float" office:value="-2.40602699706" calcext:value-type="float">
            <text:p>-2.4060269971</text:p>
          </table:table-cell>
          <table:table-cell table:formula="of:=IF(ISNA([.C517]);NA();[.B51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6479385887" calcext:value-type="float">
            <text:p>-1.1647938589</text:p>
          </table:table-cell>
          <table:table-cell office:value-type="float" office:value="-3.19670772417" calcext:value-type="float">
            <text:p>-3.1967077242</text:p>
          </table:table-cell>
          <table:table-cell office:value-type="float" office:value="0" calcext:value-type="float">
            <text:p>0</text:p>
          </table:table-cell>
          <table:table-cell office:value-type="float" office:value="3.61382235529" calcext:value-type="float">
            <text:p>3.6138223553</text:p>
          </table:table-cell>
        </table:table-row>
        <table:table-row table:style-name="ro1">
          <table:table-cell office:value-type="float" office:value="-0.788894464239" calcext:value-type="float">
            <text:p>-0.7888944642</text:p>
          </table:table-cell>
          <table:table-cell office:value-type="float" office:value="-3.50221804418" calcext:value-type="float">
            <text:p>-3.5022180442</text:p>
          </table:table-cell>
          <table:table-cell table:formula="of:=MATCH([.A518];[.F$5:.F$25];0)" office:value-type="string" office:string-value="" calcext:value-type="error">
            <text:p>#N/A</text:p>
          </table:table-cell>
          <table:table-cell table:formula="of:=IF(ISNA([.C518]);[.B518];NA())" office:value-type="float" office:value="-3.50221804418" calcext:value-type="float">
            <text:p>-3.5022180442</text:p>
          </table:table-cell>
          <table:table-cell table:formula="of:=IF(ISNA([.C518]);NA();[.B51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8328916779" calcext:value-type="float">
            <text:p>-1.0832891678</text:p>
          </table:table-cell>
          <table:table-cell office:value-type="float" office:value="-3.13201323574" calcext:value-type="float">
            <text:p>-3.1320132357</text:p>
          </table:table-cell>
          <table:table-cell office:value-type="float" office:value="0" calcext:value-type="float">
            <text:p>0</text:p>
          </table:table-cell>
          <table:table-cell office:value-type="float" office:value="3.61382235529" calcext:value-type="float">
            <text:p>3.6138223553</text:p>
          </table:table-cell>
        </table:table-row>
        <table:table-row table:style-name="ro1">
          <table:table-cell office:value-type="float" office:value="-1.49565179557" calcext:value-type="float">
            <text:p>-1.4956517956</text:p>
          </table:table-cell>
          <table:table-cell office:value-type="float" office:value="-3.34177370139" calcext:value-type="float">
            <text:p>-3.3417737014</text:p>
          </table:table-cell>
          <table:table-cell table:formula="of:=MATCH([.A519];[.F$5:.F$25];0)" office:value-type="string" office:string-value="" calcext:value-type="error">
            <text:p>#N/A</text:p>
          </table:table-cell>
          <table:table-cell table:formula="of:=IF(ISNA([.C519]);[.B519];NA())" office:value-type="float" office:value="-3.34177370139" calcext:value-type="float">
            <text:p>-3.3417737014</text:p>
          </table:table-cell>
          <table:table-cell table:formula="of:=IF(ISNA([.C519]);NA();[.B51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163449309" calcext:value-type="float">
            <text:p>-1.4163449309</text:p>
          </table:table-cell>
          <table:table-cell office:value-type="float" office:value="-3.39943372065" calcext:value-type="float">
            <text:p>-3.3994337207</text:p>
          </table:table-cell>
          <table:table-cell office:value-type="float" office:value="0" calcext:value-type="float">
            <text:p>0</text:p>
          </table:table-cell>
          <table:table-cell office:value-type="float" office:value="3.61382235529" calcext:value-type="float">
            <text:p>3.6138223553</text:p>
          </table:table-cell>
        </table:table-row>
        <table:table-row table:style-name="ro1">
          <table:table-cell office:value-type="float" office:value="-1.53640951375" calcext:value-type="float">
            <text:p>-1.5364095138</text:p>
          </table:table-cell>
          <table:table-cell office:value-type="float" office:value="-3.065014071" calcext:value-type="float">
            <text:p>-3.065014071</text:p>
          </table:table-cell>
          <table:table-cell table:formula="of:=MATCH([.A520];[.F$5:.F$25];0)" office:value-type="string" office:string-value="" calcext:value-type="error">
            <text:p>#N/A</text:p>
          </table:table-cell>
          <table:table-cell table:formula="of:=IF(ISNA([.C520]);[.B520];NA())" office:value-type="float" office:value="-3.065014071" calcext:value-type="float">
            <text:p>-3.065014071</text:p>
          </table:table-cell>
          <table:table-cell table:formula="of:=IF(ISNA([.C520]);NA();[.B52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9845499748" calcext:value-type="float">
            <text:p>-0.2984549975</text:p>
          </table:table-cell>
          <table:table-cell office:value-type="float" office:value="-2.35672756" calcext:value-type="float">
            <text:p>-2.35672756</text:p>
          </table:table-cell>
          <table:table-cell office:value-type="float" office:value="18" calcext:value-type="float">
            <text:p>18</text:p>
          </table:table-cell>
          <table:table-cell office:value-type="float" office:value="3.86090013477" calcext:value-type="float">
            <text:p>3.8609001348</text:p>
          </table:table-cell>
        </table:table-row>
        <table:table-row table:style-name="ro1">
          <table:table-cell office:value-type="float" office:value="-0.00559952025694" calcext:value-type="float">
            <text:p>-0.0055995203</text:p>
          </table:table-cell>
          <table:table-cell office:value-type="float" office:value="-3.21148059086" calcext:value-type="float">
            <text:p>-3.2114805909</text:p>
          </table:table-cell>
          <table:table-cell table:formula="of:=MATCH([.A521];[.F$5:.F$25];0)" office:value-type="string" office:string-value="" calcext:value-type="error">
            <text:p>#N/A</text:p>
          </table:table-cell>
          <table:table-cell table:formula="of:=IF(ISNA([.C521]);[.B521];NA())" office:value-type="float" office:value="-3.21148059086" calcext:value-type="float">
            <text:p>-3.2114805909</text:p>
          </table:table-cell>
          <table:table-cell table:formula="of:=IF(ISNA([.C521]);NA();[.B52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6680830005" calcext:value-type="float">
            <text:p>-1.4668083001</text:p>
          </table:table-cell>
          <table:table-cell office:value-type="float" office:value="-2.65894210307" calcext:value-type="float">
            <text:p>-2.6589421031</text:p>
          </table:table-cell>
          <table:table-cell office:value-type="float" office:value="20" calcext:value-type="float">
            <text:p>20</text:p>
          </table:table-cell>
          <table:table-cell office:value-type="float" office:value="3.57670894619" calcext:value-type="float">
            <text:p>3.5767089462</text:p>
          </table:table-cell>
        </table:table-row>
        <table:table-row table:style-name="ro1">
          <table:table-cell office:value-type="float" office:value="0.147643421915" calcext:value-type="float">
            <text:p>0.1476434219</text:p>
          </table:table-cell>
          <table:table-cell office:value-type="float" office:value="-2.36255502625" calcext:value-type="float">
            <text:p>-2.3625550263</text:p>
          </table:table-cell>
          <table:table-cell table:formula="of:=MATCH([.A522];[.F$5:.F$25];0)" office:value-type="string" office:string-value="" calcext:value-type="error">
            <text:p>#N/A</text:p>
          </table:table-cell>
          <table:table-cell table:formula="of:=IF(ISNA([.C522]);[.B522];NA())" office:value-type="float" office:value="-2.36255502625" calcext:value-type="float">
            <text:p>-2.3625550263</text:p>
          </table:table-cell>
          <table:table-cell table:formula="of:=IF(ISNA([.C522]);NA();[.B52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0938348695" calcext:value-type="float">
            <text:p>-1.109383487</text:p>
          </table:table-cell>
          <table:table-cell office:value-type="float" office:value="-3.5769787421" calcext:value-type="float">
            <text:p>-3.5769787421</text:p>
          </table:table-cell>
          <table:table-cell office:value-type="float" office:value="0" calcext:value-type="float">
            <text:p>0</text:p>
          </table:table-cell>
          <table:table-cell office:value-type="float" office:value="3.63465474683" calcext:value-type="float">
            <text:p>3.6346547468</text:p>
          </table:table-cell>
        </table:table-row>
        <table:table-row table:style-name="ro1">
          <table:table-cell office:value-type="float" office:value="-1.55494251321" calcext:value-type="float">
            <text:p>-1.5549425132</text:p>
          </table:table-cell>
          <table:table-cell office:value-type="float" office:value="-3.24156796801" calcext:value-type="float">
            <text:p>-3.241567968</text:p>
          </table:table-cell>
          <table:table-cell table:formula="of:=MATCH([.A523];[.F$5:.F$25];0)" office:value-type="string" office:string-value="" calcext:value-type="error">
            <text:p>#N/A</text:p>
          </table:table-cell>
          <table:table-cell table:formula="of:=IF(ISNA([.C523]);[.B523];NA())" office:value-type="float" office:value="-3.24156796801" calcext:value-type="float">
            <text:p>-3.241567968</text:p>
          </table:table-cell>
          <table:table-cell table:formula="of:=IF(ISNA([.C523]);NA();[.B52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56193289052" calcext:value-type="float">
            <text:p>-0.1561932891</text:p>
          </table:table-cell>
          <table:table-cell office:value-type="float" office:value="-2.89409881111" calcext:value-type="float">
            <text:p>-2.8940988111</text:p>
          </table:table-cell>
          <table:table-cell office:value-type="float" office:value="0" calcext:value-type="float">
            <text:p>0</text:p>
          </table:table-cell>
          <table:table-cell office:value-type="float" office:value="3.63465474683" calcext:value-type="float">
            <text:p>3.6346547468</text:p>
          </table:table-cell>
        </table:table-row>
        <table:table-row table:style-name="ro1">
          <table:table-cell office:value-type="float" office:value="-1.61462257701" calcext:value-type="float">
            <text:p>-1.614622577</text:p>
          </table:table-cell>
          <table:table-cell office:value-type="float" office:value="-2.92934503226" calcext:value-type="float">
            <text:p>-2.9293450323</text:p>
          </table:table-cell>
          <table:table-cell table:formula="of:=MATCH([.A524];[.F$5:.F$25];0)" office:value-type="string" office:string-value="" calcext:value-type="error">
            <text:p>#N/A</text:p>
          </table:table-cell>
          <table:table-cell table:formula="of:=IF(ISNA([.C524]);[.B524];NA())" office:value-type="float" office:value="-2.92934503226" calcext:value-type="float">
            <text:p>-2.9293450323</text:p>
          </table:table-cell>
          <table:table-cell table:formula="of:=IF(ISNA([.C524]);NA();[.B52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00309963965" calcext:value-type="float">
            <text:p>-0.200309964</text:p>
          </table:table-cell>
          <table:table-cell office:value-type="float" office:value="-2.71492663226" calcext:value-type="float">
            <text:p>-2.7149266323</text:p>
          </table:table-cell>
          <table:table-cell office:value-type="float" office:value="0" calcext:value-type="float">
            <text:p>0</text:p>
          </table:table-cell>
          <table:table-cell office:value-type="float" office:value="3.63465474683" calcext:value-type="float">
            <text:p>3.6346547468</text:p>
          </table:table-cell>
        </table:table-row>
        <table:table-row table:style-name="ro1">
          <table:table-cell office:value-type="float" office:value="-0.898192875774" calcext:value-type="float">
            <text:p>-0.8981928758</text:p>
          </table:table-cell>
          <table:table-cell office:value-type="float" office:value="-3.50741789494" calcext:value-type="float">
            <text:p>-3.5074178949</text:p>
          </table:table-cell>
          <table:table-cell table:formula="of:=MATCH([.A525];[.F$5:.F$25];0)" office:value-type="string" office:string-value="" calcext:value-type="error">
            <text:p>#N/A</text:p>
          </table:table-cell>
          <table:table-cell table:formula="of:=IF(ISNA([.C525]);[.B525];NA())" office:value-type="float" office:value="-3.50741789494" calcext:value-type="float">
            <text:p>-3.5074178949</text:p>
          </table:table-cell>
          <table:table-cell table:formula="of:=IF(ISNA([.C525]);NA();[.B52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2793005359" calcext:value-type="float">
            <text:p>-0.6279300536</text:p>
          </table:table-cell>
          <table:table-cell office:value-type="float" office:value="-2.0087140002" calcext:value-type="float">
            <text:p>-2.0087140002</text:p>
          </table:table-cell>
          <table:table-cell office:value-type="float" office:value="0" calcext:value-type="float">
            <text:p>0</text:p>
          </table:table-cell>
          <table:table-cell office:value-type="float" office:value="3.63465474683" calcext:value-type="float">
            <text:p>3.6346547468</text:p>
          </table:table-cell>
        </table:table-row>
        <table:table-row table:style-name="ro1">
          <table:table-cell office:value-type="float" office:value="-0.346133226572" calcext:value-type="float">
            <text:p>-0.3461332266</text:p>
          </table:table-cell>
          <table:table-cell office:value-type="float" office:value="-3.13318557394" calcext:value-type="float">
            <text:p>-3.1331855739</text:p>
          </table:table-cell>
          <table:table-cell table:formula="of:=MATCH([.A526];[.F$5:.F$25];0)" office:value-type="string" office:string-value="" calcext:value-type="error">
            <text:p>#N/A</text:p>
          </table:table-cell>
          <table:table-cell table:formula="of:=IF(ISNA([.C526]);[.B526];NA())" office:value-type="float" office:value="-3.13318557394" calcext:value-type="float">
            <text:p>-3.1331855739</text:p>
          </table:table-cell>
          <table:table-cell table:formula="of:=IF(ISNA([.C526]);NA();[.B52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67210641527" calcext:value-type="float">
            <text:p>-0.2672106415</text:p>
          </table:table-cell>
          <table:table-cell office:value-type="float" office:value="-3.18343086548" calcext:value-type="float">
            <text:p>-3.1834308655</text:p>
          </table:table-cell>
          <table:table-cell office:value-type="float" office:value="0" calcext:value-type="float">
            <text:p>0</text:p>
          </table:table-cell>
          <table:table-cell office:value-type="float" office:value="3.63465474683" calcext:value-type="float">
            <text:p>3.6346547468</text:p>
          </table:table-cell>
        </table:table-row>
        <table:table-row table:style-name="ro1">
          <table:table-cell office:value-type="float" office:value="-1.40286978939" calcext:value-type="float">
            <text:p>-1.4028697894</text:p>
          </table:table-cell>
          <table:table-cell office:value-type="float" office:value="-2.63327397561" calcext:value-type="float">
            <text:p>-2.6332739756</text:p>
          </table:table-cell>
          <table:table-cell table:formula="of:=MATCH([.A527];[.F$5:.F$25];0)" office:value-type="string" office:string-value="" calcext:value-type="error">
            <text:p>#N/A</text:p>
          </table:table-cell>
          <table:table-cell table:formula="of:=IF(ISNA([.C527]);[.B527];NA())" office:value-type="float" office:value="-2.63327397561" calcext:value-type="float">
            <text:p>-2.6332739756</text:p>
          </table:table-cell>
          <table:table-cell table:formula="of:=IF(ISNA([.C527]);NA();[.B52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469149151109" calcext:value-type="float">
            <text:p>0.0469149151</text:p>
          </table:table-cell>
          <table:table-cell office:value-type="float" office:value="-2.21941142101" calcext:value-type="float">
            <text:p>-2.219411421</text:p>
          </table:table-cell>
          <table:table-cell office:value-type="float" office:value="20" calcext:value-type="float">
            <text:p>20</text:p>
          </table:table-cell>
          <table:table-cell office:value-type="float" office:value="2.84400024853" calcext:value-type="float">
            <text:p>2.8440002485</text:p>
          </table:table-cell>
        </table:table-row>
        <table:table-row table:style-name="ro1">
          <table:table-cell office:value-type="float" office:value="-1.05958344532" calcext:value-type="float">
            <text:p>-1.0595834453</text:p>
          </table:table-cell>
          <table:table-cell office:value-type="float" office:value="-3.55972308475" calcext:value-type="float">
            <text:p>-3.5597230848</text:p>
          </table:table-cell>
          <table:table-cell table:formula="of:=MATCH([.A528];[.F$5:.F$25];0)" office:value-type="string" office:string-value="" calcext:value-type="error">
            <text:p>#N/A</text:p>
          </table:table-cell>
          <table:table-cell table:formula="of:=IF(ISNA([.C528]);[.B528];NA())" office:value-type="float" office:value="-3.55972308475" calcext:value-type="float">
            <text:p>-3.5597230848</text:p>
          </table:table-cell>
          <table:table-cell table:formula="of:=IF(ISNA([.C528]);NA();[.B52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6386069082" calcext:value-type="float">
            <text:p>-1.3638606908</text:p>
          </table:table-cell>
          <table:table-cell office:value-type="float" office:value="-2.51929030974" calcext:value-type="float">
            <text:p>-2.5192903097</text:p>
          </table:table-cell>
          <table:table-cell office:value-type="float" office:value="16" calcext:value-type="float">
            <text:p>16</text:p>
          </table:table-cell>
          <table:table-cell office:value-type="float" office:value="3.35700892838" calcext:value-type="float">
            <text:p>3.3570089284</text:p>
          </table:table-cell>
        </table:table-row>
        <table:table-row table:style-name="ro1">
          <table:table-cell office:value-type="float" office:value="0.131236832239" calcext:value-type="float">
            <text:p>0.1312368322</text:p>
          </table:table-cell>
          <table:table-cell office:value-type="float" office:value="-2.78312829682" calcext:value-type="float">
            <text:p>-2.7831282968</text:p>
          </table:table-cell>
          <table:table-cell table:formula="of:=MATCH([.A529];[.F$5:.F$25];0)" office:value-type="string" office:string-value="" calcext:value-type="error">
            <text:p>#N/A</text:p>
          </table:table-cell>
          <table:table-cell table:formula="of:=IF(ISNA([.C529]);[.B529];NA())" office:value-type="float" office:value="-2.78312829682" calcext:value-type="float">
            <text:p>-2.7831282968</text:p>
          </table:table-cell>
          <table:table-cell table:formula="of:=IF(ISNA([.C529]);NA();[.B52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5584478287" calcext:value-type="float">
            <text:p>-1.4558447829</text:p>
          </table:table-cell>
          <table:table-cell office:value-type="float" office:value="-3.38341960576" calcext:value-type="float">
            <text:p>-3.3834196058</text:p>
          </table:table-cell>
          <table:table-cell office:value-type="float" office:value="16" calcext:value-type="float">
            <text:p>16</text:p>
          </table:table-cell>
          <table:table-cell office:value-type="float" office:value="3.35700892838" calcext:value-type="float">
            <text:p>3.3570089284</text:p>
          </table:table-cell>
        </table:table-row>
        <table:table-row table:style-name="ro1">
          <table:table-cell office:value-type="float" office:value="-0.338510127373" calcext:value-type="float">
            <text:p>-0.3385101274</text:p>
          </table:table-cell>
          <table:table-cell office:value-type="float" office:value="-1.98716990375" calcext:value-type="float">
            <text:p>-1.9871699038</text:p>
          </table:table-cell>
          <table:table-cell table:formula="of:=MATCH([.A530];[.F$5:.F$25];0)" office:value-type="string" office:string-value="" calcext:value-type="error">
            <text:p>#N/A</text:p>
          </table:table-cell>
          <table:table-cell table:formula="of:=IF(ISNA([.C530]);[.B530];NA())" office:value-type="float" office:value="-1.98716990375" calcext:value-type="float">
            <text:p>-1.9871699038</text:p>
          </table:table-cell>
          <table:table-cell table:formula="of:=IF(ISNA([.C530]);NA();[.B53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98505066146" calcext:value-type="float">
            <text:p>-0.7985050661</text:p>
          </table:table-cell>
          <table:table-cell office:value-type="float" office:value="-3.6276612676" calcext:value-type="float">
            <text:p>-3.6276612676</text:p>
          </table:table-cell>
          <table:table-cell office:value-type="float" office:value="16" calcext:value-type="float">
            <text:p>16</text:p>
          </table:table-cell>
          <table:table-cell office:value-type="float" office:value="3.35700892838" calcext:value-type="float">
            <text:p>3.3570089284</text:p>
          </table:table-cell>
        </table:table-row>
        <table:table-row table:style-name="ro1">
          <table:table-cell office:value-type="float" office:value="-0.0801457269417" calcext:value-type="float">
            <text:p>-0.0801457269</text:p>
          </table:table-cell>
          <table:table-cell office:value-type="float" office:value="-2.08522126343" calcext:value-type="float">
            <text:p>-2.0852212634</text:p>
          </table:table-cell>
          <table:table-cell table:formula="of:=MATCH([.A531];[.F$5:.F$25];0)" office:value-type="string" office:string-value="" calcext:value-type="error">
            <text:p>#N/A</text:p>
          </table:table-cell>
          <table:table-cell table:formula="of:=IF(ISNA([.C531]);[.B531];NA())" office:value-type="float" office:value="-2.08522126343" calcext:value-type="float">
            <text:p>-2.0852212634</text:p>
          </table:table-cell>
          <table:table-cell table:formula="of:=IF(ISNA([.C531]);NA();[.B53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639648757519" calcext:value-type="float">
            <text:p>0.0639648758</text:p>
          </table:table-cell>
          <table:table-cell office:value-type="float" office:value="-2.58392380043" calcext:value-type="float">
            <text:p>-2.5839238004</text:p>
          </table:table-cell>
          <table:table-cell office:value-type="float" office:value="0" calcext:value-type="float">
            <text:p>0</text:p>
          </table:table-cell>
          <table:table-cell office:value-type="float" office:value="3.44501840231" calcext:value-type="float">
            <text:p>3.4450184023</text:p>
          </table:table-cell>
        </table:table-row>
        <table:table-row table:style-name="ro1">
          <table:table-cell office:value-type="float" office:value="-0.894841147902" calcext:value-type="float">
            <text:p>-0.8948411479</text:p>
          </table:table-cell>
          <table:table-cell office:value-type="float" office:value="-3.44187342662" calcext:value-type="float">
            <text:p>-3.4418734266</text:p>
          </table:table-cell>
          <table:table-cell table:formula="of:=MATCH([.A532];[.F$5:.F$25];0)" office:value-type="string" office:string-value="" calcext:value-type="error">
            <text:p>#N/A</text:p>
          </table:table-cell>
          <table:table-cell table:formula="of:=IF(ISNA([.C532]);[.B532];NA())" office:value-type="float" office:value="-3.44187342662" calcext:value-type="float">
            <text:p>-3.4418734266</text:p>
          </table:table-cell>
          <table:table-cell table:formula="of:=IF(ISNA([.C532]);NA();[.B53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51283978684" calcext:value-type="float">
            <text:p>-0.5512839787</text:p>
          </table:table-cell>
          <table:table-cell office:value-type="float" office:value="-1.89441441591" calcext:value-type="float">
            <text:p>-1.8944144159</text:p>
          </table:table-cell>
          <table:table-cell office:value-type="float" office:value="0" calcext:value-type="float">
            <text:p>0</text:p>
          </table:table-cell>
          <table:table-cell office:value-type="float" office:value="3.44501840231" calcext:value-type="float">
            <text:p>3.4450184023</text:p>
          </table:table-cell>
        </table:table-row>
        <table:table-row table:style-name="ro1">
          <table:table-cell office:value-type="float" office:value="-0.995206429733" calcext:value-type="float">
            <text:p>-0.9952064297</text:p>
          </table:table-cell>
          <table:table-cell office:value-type="float" office:value="-3.16303929845" calcext:value-type="float">
            <text:p>-3.1630392985</text:p>
          </table:table-cell>
          <table:table-cell table:formula="of:=MATCH([.A533];[.F$5:.F$25];0)" office:value-type="string" office:string-value="" calcext:value-type="error">
            <text:p>#N/A</text:p>
          </table:table-cell>
          <table:table-cell table:formula="of:=IF(ISNA([.C533]);[.B533];NA())" office:value-type="float" office:value="-3.16303929845" calcext:value-type="float">
            <text:p>-3.1630392985</text:p>
          </table:table-cell>
          <table:table-cell table:formula="of:=IF(ISNA([.C533]);NA();[.B53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0207867887931" calcext:value-type="float">
            <text:p>0.0020786789</text:p>
          </table:table-cell>
          <table:table-cell office:value-type="float" office:value="-3.08334766553" calcext:value-type="float">
            <text:p>-3.0833476655</text:p>
          </table:table-cell>
          <table:table-cell office:value-type="float" office:value="0" calcext:value-type="float">
            <text:p>0</text:p>
          </table:table-cell>
          <table:table-cell office:value-type="float" office:value="3.44501840231" calcext:value-type="float">
            <text:p>3.4450184023</text:p>
          </table:table-cell>
        </table:table-row>
        <table:table-row table:style-name="ro1">
          <table:table-cell office:value-type="float" office:value="-0.532864656726" calcext:value-type="float">
            <text:p>-0.5328646567</text:p>
          </table:table-cell>
          <table:table-cell office:value-type="float" office:value="-2.10226616011" calcext:value-type="float">
            <text:p>-2.1022661601</text:p>
          </table:table-cell>
          <table:table-cell table:formula="of:=MATCH([.A534];[.F$5:.F$25];0)" office:value-type="string" office:string-value="" calcext:value-type="error">
            <text:p>#N/A</text:p>
          </table:table-cell>
          <table:table-cell table:formula="of:=IF(ISNA([.C534]);[.B534];NA())" office:value-type="float" office:value="-2.10226616011" calcext:value-type="float">
            <text:p>-2.1022661601</text:p>
          </table:table-cell>
          <table:table-cell table:formula="of:=IF(ISNA([.C534]);NA();[.B53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9336337679" calcext:value-type="float">
            <text:p>-0.7933633768</text:p>
          </table:table-cell>
          <table:table-cell office:value-type="float" office:value="-2.12116999064" calcext:value-type="float">
            <text:p>-2.1211699906</text:p>
          </table:table-cell>
          <table:table-cell office:value-type="float" office:value="0" calcext:value-type="float">
            <text:p>0</text:p>
          </table:table-cell>
          <table:table-cell office:value-type="float" office:value="3.44501840231" calcext:value-type="float">
            <text:p>3.4450184023</text:p>
          </table:table-cell>
        </table:table-row>
        <table:table-row table:style-name="ro1">
          <table:table-cell office:value-type="float" office:value="-1.43691984876" calcext:value-type="float">
            <text:p>-1.4369198488</text:p>
          </table:table-cell>
          <table:table-cell office:value-type="float" office:value="-2.88555397808" calcext:value-type="float">
            <text:p>-2.8855539781</text:p>
          </table:table-cell>
          <table:table-cell table:formula="of:=MATCH([.A535];[.F$5:.F$25];0)" office:value-type="string" office:string-value="" calcext:value-type="error">
            <text:p>#N/A</text:p>
          </table:table-cell>
          <table:table-cell table:formula="of:=IF(ISNA([.C535]);[.B535];NA())" office:value-type="float" office:value="-2.88555397808" calcext:value-type="float">
            <text:p>-2.8855539781</text:p>
          </table:table-cell>
          <table:table-cell table:formula="of:=IF(ISNA([.C535]);NA();[.B53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1474769569" calcext:value-type="float">
            <text:p>-1.1147476957</text:p>
          </table:table-cell>
          <table:table-cell office:value-type="float" office:value="-3.1983546984" calcext:value-type="float">
            <text:p>-3.1983546984</text:p>
          </table:table-cell>
          <table:table-cell office:value-type="float" office:value="0" calcext:value-type="float">
            <text:p>0</text:p>
          </table:table-cell>
          <table:table-cell office:value-type="float" office:value="3.44501840231" calcext:value-type="float">
            <text:p>3.4450184023</text:p>
          </table:table-cell>
        </table:table-row>
        <table:table-row table:style-name="ro1">
          <table:table-cell office:value-type="float" office:value="-1.292321903" calcext:value-type="float">
            <text:p>-1.292321903</text:p>
          </table:table-cell>
          <table:table-cell office:value-type="float" office:value="-2.98008634724" calcext:value-type="float">
            <text:p>-2.9800863472</text:p>
          </table:table-cell>
          <table:table-cell table:formula="of:=MATCH([.A536];[.F$5:.F$25];0)" office:value-type="string" office:string-value="" calcext:value-type="error">
            <text:p>#N/A</text:p>
          </table:table-cell>
          <table:table-cell table:formula="of:=IF(ISNA([.C536]);[.B536];NA())" office:value-type="float" office:value="-2.98008634724" calcext:value-type="float">
            <text:p>-2.9800863472</text:p>
          </table:table-cell>
          <table:table-cell table:formula="of:=IF(ISNA([.C536]);NA();[.B53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25658298073" calcext:value-type="float">
            <text:p>-0.2256582981</text:p>
          </table:table-cell>
          <table:table-cell office:value-type="float" office:value="-2.67919023673" calcext:value-type="float">
            <text:p>-2.6791902367</text:p>
          </table:table-cell>
          <table:table-cell office:value-type="float" office:value="0" calcext:value-type="float">
            <text:p>0</text:p>
          </table:table-cell>
          <table:table-cell office:value-type="float" office:value="3.44501840231" calcext:value-type="float">
            <text:p>3.4450184023</text:p>
          </table:table-cell>
        </table:table-row>
        <table:table-row table:style-name="ro1">
          <table:table-cell office:value-type="float" office:value="-1.16479385887" calcext:value-type="float">
            <text:p>-1.1647938589</text:p>
          </table:table-cell>
          <table:table-cell office:value-type="float" office:value="-3.19670772417" calcext:value-type="float">
            <text:p>-3.1967077242</text:p>
          </table:table-cell>
          <table:table-cell table:formula="of:=MATCH([.A537];[.F$5:.F$25];0)" office:value-type="string" office:string-value="" calcext:value-type="error">
            <text:p>#N/A</text:p>
          </table:table-cell>
          <table:table-cell table:formula="of:=IF(ISNA([.C537]);[.B537];NA())" office:value-type="float" office:value="-3.19670772417" calcext:value-type="float">
            <text:p>-3.1967077242</text:p>
          </table:table-cell>
          <table:table-cell table:formula="of:=IF(ISNA([.C537]);NA();[.B53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7308061442" calcext:value-type="float">
            <text:p>-1.4730806144</text:p>
          </table:table-cell>
          <table:table-cell office:value-type="float" office:value="-2.90004103687" calcext:value-type="float">
            <text:p>-2.9000410369</text:p>
          </table:table-cell>
          <table:table-cell office:value-type="float" office:value="0" calcext:value-type="float">
            <text:p>0</text:p>
          </table:table-cell>
          <table:table-cell office:value-type="float" office:value="3.99972591861" calcext:value-type="float">
            <text:p>3.9997259186</text:p>
          </table:table-cell>
        </table:table-row>
        <table:table-row table:style-name="ro1">
          <table:table-cell office:value-type="float" office:value="-1.08328916779" calcext:value-type="float">
            <text:p>-1.0832891678</text:p>
          </table:table-cell>
          <table:table-cell office:value-type="float" office:value="-3.13201323574" calcext:value-type="float">
            <text:p>-3.1320132357</text:p>
          </table:table-cell>
          <table:table-cell table:formula="of:=MATCH([.A538];[.F$5:.F$25];0)" office:value-type="string" office:string-value="" calcext:value-type="error">
            <text:p>#N/A</text:p>
          </table:table-cell>
          <table:table-cell table:formula="of:=IF(ISNA([.C538]);[.B538];NA())" office:value-type="float" office:value="-3.13201323574" calcext:value-type="float">
            <text:p>-3.1320132357</text:p>
          </table:table-cell>
          <table:table-cell table:formula="of:=IF(ISNA([.C538]);NA();[.B53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5661288421" calcext:value-type="float">
            <text:p>-1.6566128842</text:p>
          </table:table-cell>
          <table:table-cell office:value-type="float" office:value="-2.91532351493" calcext:value-type="float">
            <text:p>-2.9153235149</text:p>
          </table:table-cell>
          <table:table-cell office:value-type="float" office:value="3" calcext:value-type="float">
            <text:p>3</text:p>
          </table:table-cell>
          <table:table-cell office:value-type="float" office:value="3.91982133589" calcext:value-type="float">
            <text:p>3.9198213359</text:p>
          </table:table-cell>
        </table:table-row>
        <table:table-row table:style-name="ro1">
          <table:table-cell office:value-type="float" office:value="-1.4163449309" calcext:value-type="float">
            <text:p>-1.4163449309</text:p>
          </table:table-cell>
          <table:table-cell office:value-type="float" office:value="-3.39943372065" calcext:value-type="float">
            <text:p>-3.3994337207</text:p>
          </table:table-cell>
          <table:table-cell table:formula="of:=MATCH([.A539];[.F$5:.F$25];0)" office:value-type="string" office:string-value="" calcext:value-type="error">
            <text:p>#N/A</text:p>
          </table:table-cell>
          <table:table-cell table:formula="of:=IF(ISNA([.C539]);[.B539];NA())" office:value-type="float" office:value="-3.39943372065" calcext:value-type="float">
            <text:p>-3.3994337207</text:p>
          </table:table-cell>
          <table:table-cell table:formula="of:=IF(ISNA([.C539]);NA();[.B53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57109672698" calcext:value-type="float">
            <text:p>-0.3571096727</text:p>
          </table:table-cell>
          <table:table-cell office:value-type="float" office:value="-3.42277519543" calcext:value-type="float">
            <text:p>-3.4227751954</text:p>
          </table:table-cell>
          <table:table-cell office:value-type="float" office:value="16" calcext:value-type="float">
            <text:p>16</text:p>
          </table:table-cell>
          <table:table-cell office:value-type="float" office:value="3.41648613436" calcext:value-type="float">
            <text:p>3.4164861344</text:p>
          </table:table-cell>
        </table:table-row>
        <table:table-row table:style-name="ro1">
          <table:table-cell office:value-type="float" office:value="-0.29845499748" calcext:value-type="float">
            <text:p>-0.2984549975</text:p>
          </table:table-cell>
          <table:table-cell office:value-type="float" office:value="-2.35672756" calcext:value-type="float">
            <text:p>-2.35672756</text:p>
          </table:table-cell>
          <table:table-cell table:formula="of:=MATCH([.A540];[.F$5:.F$25];0)" office:value-type="string" office:string-value="" calcext:value-type="error">
            <text:p>#N/A</text:p>
          </table:table-cell>
          <table:table-cell table:formula="of:=IF(ISNA([.C540]);[.B540];NA())" office:value-type="float" office:value="-2.35672756" calcext:value-type="float">
            <text:p>-2.35672756</text:p>
          </table:table-cell>
          <table:table-cell table:formula="of:=IF(ISNA([.C540]);NA();[.B54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334227290013" calcext:value-type="float">
            <text:p>0.033422729</text:p>
          </table:table-cell>
          <table:table-cell office:value-type="float" office:value="-2.67383382026" calcext:value-type="float">
            <text:p>-2.6738338203</text:p>
          </table:table-cell>
          <table:table-cell office:value-type="float" office:value="16" calcext:value-type="float">
            <text:p>16</text:p>
          </table:table-cell>
          <table:table-cell office:value-type="float" office:value="3.41648613436" calcext:value-type="float">
            <text:p>3.4164861344</text:p>
          </table:table-cell>
        </table:table-row>
        <table:table-row table:style-name="ro1">
          <table:table-cell office:value-type="float" office:value="-1.46680830005" calcext:value-type="float">
            <text:p>-1.4668083001</text:p>
          </table:table-cell>
          <table:table-cell office:value-type="float" office:value="-2.65894210307" calcext:value-type="float">
            <text:p>-2.6589421031</text:p>
          </table:table-cell>
          <table:table-cell table:formula="of:=MATCH([.A541];[.F$5:.F$25];0)" office:value-type="string" office:string-value="" calcext:value-type="error">
            <text:p>#N/A</text:p>
          </table:table-cell>
          <table:table-cell table:formula="of:=IF(ISNA([.C541]);[.B541];NA())" office:value-type="float" office:value="-2.65894210307" calcext:value-type="float">
            <text:p>-2.6589421031</text:p>
          </table:table-cell>
          <table:table-cell table:formula="of:=IF(ISNA([.C541]);NA();[.B54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5485288395" calcext:value-type="float">
            <text:p>-1.554852884</text:p>
          </table:table-cell>
          <table:table-cell office:value-type="float" office:value="-2.92941998312" calcext:value-type="float">
            <text:p>-2.9294199831</text:p>
          </table:table-cell>
          <table:table-cell office:value-type="float" office:value="20" calcext:value-type="float">
            <text:p>20</text:p>
          </table:table-cell>
          <table:table-cell office:value-type="float" office:value="2.63153683721" calcext:value-type="float">
            <text:p>2.6315368372</text:p>
          </table:table-cell>
        </table:table-row>
        <table:table-row table:style-name="ro1">
          <table:table-cell office:value-type="float" office:value="-1.10938348695" calcext:value-type="float">
            <text:p>-1.109383487</text:p>
          </table:table-cell>
          <table:table-cell office:value-type="float" office:value="-3.5769787421" calcext:value-type="float">
            <text:p>-3.5769787421</text:p>
          </table:table-cell>
          <table:table-cell table:formula="of:=MATCH([.A542];[.F$5:.F$25];0)" office:value-type="string" office:string-value="" calcext:value-type="error">
            <text:p>#N/A</text:p>
          </table:table-cell>
          <table:table-cell table:formula="of:=IF(ISNA([.C542]);[.B542];NA())" office:value-type="float" office:value="-3.5769787421" calcext:value-type="float">
            <text:p>-3.5769787421</text:p>
          </table:table-cell>
          <table:table-cell table:formula="of:=IF(ISNA([.C542]);NA();[.B54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787977080405" calcext:value-type="float">
            <text:p>-0.078797708</text:p>
          </table:table-cell>
          <table:table-cell office:value-type="float" office:value="-2.12088480349" calcext:value-type="float">
            <text:p>-2.1208848035</text:p>
          </table:table-cell>
          <table:table-cell office:value-type="float" office:value="0" calcext:value-type="float">
            <text:p>0</text:p>
          </table:table-cell>
          <table:table-cell office:value-type="float" office:value="3.4761760875" calcext:value-type="float">
            <text:p>3.4761760875</text:p>
          </table:table-cell>
        </table:table-row>
        <table:table-row table:style-name="ro1">
          <table:table-cell office:value-type="float" office:value="-0.156193289052" calcext:value-type="float">
            <text:p>-0.1561932891</text:p>
          </table:table-cell>
          <table:table-cell office:value-type="float" office:value="-2.89409881111" calcext:value-type="float">
            <text:p>-2.8940988111</text:p>
          </table:table-cell>
          <table:table-cell table:formula="of:=MATCH([.A543];[.F$5:.F$25];0)" office:value-type="string" office:string-value="" calcext:value-type="error">
            <text:p>#N/A</text:p>
          </table:table-cell>
          <table:table-cell table:formula="of:=IF(ISNA([.C543]);[.B543];NA())" office:value-type="float" office:value="-2.89409881111" calcext:value-type="float">
            <text:p>-2.8940988111</text:p>
          </table:table-cell>
          <table:table-cell table:formula="of:=IF(ISNA([.C543]);NA();[.B54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0574368126" calcext:value-type="float">
            <text:p>-0.2057436813</text:p>
          </table:table-cell>
          <table:table-cell office:value-type="float" office:value="-1.89989684942" calcext:value-type="float">
            <text:p>-1.8998968494</text:p>
          </table:table-cell>
          <table:table-cell office:value-type="float" office:value="0" calcext:value-type="float">
            <text:p>0</text:p>
          </table:table-cell>
          <table:table-cell office:value-type="float" office:value="3.4761760875" calcext:value-type="float">
            <text:p>3.4761760875</text:p>
          </table:table-cell>
        </table:table-row>
        <table:table-row table:style-name="ro1">
          <table:table-cell office:value-type="float" office:value="-0.200309963965" calcext:value-type="float">
            <text:p>-0.200309964</text:p>
          </table:table-cell>
          <table:table-cell office:value-type="float" office:value="-2.71492663226" calcext:value-type="float">
            <text:p>-2.7149266323</text:p>
          </table:table-cell>
          <table:table-cell table:formula="of:=MATCH([.A544];[.F$5:.F$25];0)" office:value-type="string" office:string-value="" calcext:value-type="error">
            <text:p>#N/A</text:p>
          </table:table-cell>
          <table:table-cell table:formula="of:=IF(ISNA([.C544]);[.B544];NA())" office:value-type="float" office:value="-2.71492663226" calcext:value-type="float">
            <text:p>-2.7149266323</text:p>
          </table:table-cell>
          <table:table-cell table:formula="of:=IF(ISNA([.C544]);NA();[.B54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78790613264" calcext:value-type="float">
            <text:p>-0.4787906133</text:p>
          </table:table-cell>
          <table:table-cell office:value-type="float" office:value="-1.98185136034" calcext:value-type="float">
            <text:p>-1.9818513603</text:p>
          </table:table-cell>
          <table:table-cell office:value-type="float" office:value="0" calcext:value-type="float">
            <text:p>0</text:p>
          </table:table-cell>
          <table:table-cell office:value-type="float" office:value="3.4761760875" calcext:value-type="float">
            <text:p>3.4761760875</text:p>
          </table:table-cell>
        </table:table-row>
        <table:table-row table:style-name="ro1">
          <table:table-cell office:value-type="float" office:value="-0.62793005359" calcext:value-type="float">
            <text:p>-0.6279300536</text:p>
          </table:table-cell>
          <table:table-cell office:value-type="float" office:value="-2.0087140002" calcext:value-type="float">
            <text:p>-2.0087140002</text:p>
          </table:table-cell>
          <table:table-cell table:formula="of:=MATCH([.A545];[.F$5:.F$25];0)" office:value-type="string" office:string-value="" calcext:value-type="error">
            <text:p>#N/A</text:p>
          </table:table-cell>
          <table:table-cell table:formula="of:=IF(ISNA([.C545]);[.B545];NA())" office:value-type="float" office:value="-2.0087140002" calcext:value-type="float">
            <text:p>-2.0087140002</text:p>
          </table:table-cell>
          <table:table-cell table:formula="of:=IF(ISNA([.C545]);NA();[.B54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6757339605" calcext:value-type="float">
            <text:p>-1.4675733961</text:p>
          </table:table-cell>
          <table:table-cell office:value-type="float" office:value="-2.09279747031" calcext:value-type="float">
            <text:p>-2.0927974703</text:p>
          </table:table-cell>
          <table:table-cell office:value-type="float" office:value="0" calcext:value-type="float">
            <text:p>0</text:p>
          </table:table-cell>
          <table:table-cell office:value-type="float" office:value="3.4761760875" calcext:value-type="float">
            <text:p>3.4761760875</text:p>
          </table:table-cell>
        </table:table-row>
        <table:table-row table:style-name="ro1">
          <table:table-cell office:value-type="float" office:value="-0.267210641527" calcext:value-type="float">
            <text:p>-0.2672106415</text:p>
          </table:table-cell>
          <table:table-cell office:value-type="float" office:value="-3.18343086548" calcext:value-type="float">
            <text:p>-3.1834308655</text:p>
          </table:table-cell>
          <table:table-cell table:formula="of:=MATCH([.A546];[.F$5:.F$25];0)" office:value-type="string" office:string-value="" calcext:value-type="error">
            <text:p>#N/A</text:p>
          </table:table-cell>
          <table:table-cell table:formula="of:=IF(ISNA([.C546]);[.B546];NA())" office:value-type="float" office:value="-3.18343086548" calcext:value-type="float">
            <text:p>-3.1834308655</text:p>
          </table:table-cell>
          <table:table-cell table:formula="of:=IF(ISNA([.C546]);NA();[.B54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4300400888" calcext:value-type="float">
            <text:p>-1.4430040089</text:p>
          </table:table-cell>
          <table:table-cell office:value-type="float" office:value="-3.11353987542" calcext:value-type="float">
            <text:p>-3.1135398754</text:p>
          </table:table-cell>
          <table:table-cell office:value-type="float" office:value="0" calcext:value-type="float">
            <text:p>0</text:p>
          </table:table-cell>
          <table:table-cell office:value-type="float" office:value="3.4761760875" calcext:value-type="float">
            <text:p>3.4761760875</text:p>
          </table:table-cell>
        </table:table-row>
        <table:table-row table:style-name="ro1">
          <table:table-cell office:value-type="float" office:value="0.0469149151109" calcext:value-type="float">
            <text:p>0.0469149151</text:p>
          </table:table-cell>
          <table:table-cell office:value-type="float" office:value="-2.21941142101" calcext:value-type="float">
            <text:p>-2.219411421</text:p>
          </table:table-cell>
          <table:table-cell table:formula="of:=MATCH([.A547];[.F$5:.F$25];0)" office:value-type="string" office:string-value="" calcext:value-type="error">
            <text:p>#N/A</text:p>
          </table:table-cell>
          <table:table-cell table:formula="of:=IF(ISNA([.C547]);[.B547];NA())" office:value-type="float" office:value="-2.21941142101" calcext:value-type="float">
            <text:p>-2.219411421</text:p>
          </table:table-cell>
          <table:table-cell table:formula="of:=IF(ISNA([.C547]);NA();[.B54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8553769388" calcext:value-type="float">
            <text:p>-1.3855376939</text:p>
          </table:table-cell>
          <table:table-cell office:value-type="float" office:value="-2.25018342225" calcext:value-type="float">
            <text:p>-2.2501834223</text:p>
          </table:table-cell>
          <table:table-cell office:value-type="float" office:value="0" calcext:value-type="float">
            <text:p>0</text:p>
          </table:table-cell>
          <table:table-cell office:value-type="float" office:value="3.4761760875" calcext:value-type="float">
            <text:p>3.4761760875</text:p>
          </table:table-cell>
        </table:table-row>
        <table:table-row table:style-name="ro1">
          <table:table-cell office:value-type="float" office:value="-1.36386069082" calcext:value-type="float">
            <text:p>-1.3638606908</text:p>
          </table:table-cell>
          <table:table-cell office:value-type="float" office:value="-2.51929030974" calcext:value-type="float">
            <text:p>-2.5192903097</text:p>
          </table:table-cell>
          <table:table-cell table:formula="of:=MATCH([.A548];[.F$5:.F$25];0)" office:value-type="string" office:string-value="" calcext:value-type="error">
            <text:p>#N/A</text:p>
          </table:table-cell>
          <table:table-cell table:formula="of:=IF(ISNA([.C548]);[.B548];NA())" office:value-type="float" office:value="-2.51929030974" calcext:value-type="float">
            <text:p>-2.5192903097</text:p>
          </table:table-cell>
          <table:table-cell table:formula="of:=IF(ISNA([.C548]);NA();[.B54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2282620017" calcext:value-type="float">
            <text:p>-1.4228262002</text:p>
          </table:table-cell>
          <table:table-cell office:value-type="float" office:value="-2.53612953918" calcext:value-type="float">
            <text:p>-2.5361295392</text:p>
          </table:table-cell>
          <table:table-cell office:value-type="float" office:value="0" calcext:value-type="float">
            <text:p>0</text:p>
          </table:table-cell>
          <table:table-cell office:value-type="float" office:value="3.4761760875" calcext:value-type="float">
            <text:p>3.4761760875</text:p>
          </table:table-cell>
        </table:table-row>
        <table:table-row table:style-name="ro1">
          <table:table-cell office:value-type="float" office:value="-1.45584478287" calcext:value-type="float">
            <text:p>-1.4558447829</text:p>
          </table:table-cell>
          <table:table-cell office:value-type="float" office:value="-3.38341960576" calcext:value-type="float">
            <text:p>-3.3834196058</text:p>
          </table:table-cell>
          <table:table-cell table:formula="of:=MATCH([.A549];[.F$5:.F$25];0)" office:value-type="string" office:string-value="" calcext:value-type="error">
            <text:p>#N/A</text:p>
          </table:table-cell>
          <table:table-cell table:formula="of:=IF(ISNA([.C549]);[.B549];NA())" office:value-type="float" office:value="-3.38341960576" calcext:value-type="float">
            <text:p>-3.3834196058</text:p>
          </table:table-cell>
          <table:table-cell table:formula="of:=IF(ISNA([.C549]);NA();[.B54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0870285648" calcext:value-type="float">
            <text:p>-0.1087028565</text:p>
          </table:table-cell>
          <table:table-cell office:value-type="float" office:value="-2.83022824306" calcext:value-type="float">
            <text:p>-2.8302282431</text:p>
          </table:table-cell>
          <table:table-cell office:value-type="float" office:value="0" calcext:value-type="float">
            <text:p>0</text:p>
          </table:table-cell>
          <table:table-cell office:value-type="float" office:value="3.4761760875" calcext:value-type="float">
            <text:p>3.4761760875</text:p>
          </table:table-cell>
        </table:table-row>
        <table:table-row table:style-name="ro1">
          <table:table-cell office:value-type="float" office:value="-0.798505066146" calcext:value-type="float">
            <text:p>-0.7985050661</text:p>
          </table:table-cell>
          <table:table-cell office:value-type="float" office:value="-3.6276612676" calcext:value-type="float">
            <text:p>-3.6276612676</text:p>
          </table:table-cell>
          <table:table-cell table:formula="of:=MATCH([.A550];[.F$5:.F$25];0)" office:value-type="string" office:string-value="" calcext:value-type="error">
            <text:p>#N/A</text:p>
          </table:table-cell>
          <table:table-cell table:formula="of:=IF(ISNA([.C550]);[.B550];NA())" office:value-type="float" office:value="-3.6276612676" calcext:value-type="float">
            <text:p>-3.6276612676</text:p>
          </table:table-cell>
          <table:table-cell table:formula="of:=IF(ISNA([.C550]);NA();[.B55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7124434577" calcext:value-type="float">
            <text:p>-1.4712443458</text:p>
          </table:table-cell>
          <table:table-cell office:value-type="float" office:value="-3.3409935324" calcext:value-type="float">
            <text:p>-3.3409935324</text:p>
          </table:table-cell>
          <table:table-cell office:value-type="float" office:value="20" calcext:value-type="float">
            <text:p>20</text:p>
          </table:table-cell>
          <table:table-cell office:value-type="float" office:value="3.05335339848" calcext:value-type="float">
            <text:p>3.0533533985</text:p>
          </table:table-cell>
        </table:table-row>
        <table:table-row table:style-name="ro1">
          <table:table-cell office:value-type="float" office:value="0.0639648757519" calcext:value-type="float">
            <text:p>0.0639648758</text:p>
          </table:table-cell>
          <table:table-cell office:value-type="float" office:value="-2.58392380043" calcext:value-type="float">
            <text:p>-2.5839238004</text:p>
          </table:table-cell>
          <table:table-cell table:formula="of:=MATCH([.A551];[.F$5:.F$25];0)" office:value-type="string" office:string-value="" calcext:value-type="error">
            <text:p>#N/A</text:p>
          </table:table-cell>
          <table:table-cell table:formula="of:=IF(ISNA([.C551]);[.B551];NA())" office:value-type="float" office:value="-2.58392380043" calcext:value-type="float">
            <text:p>-2.5839238004</text:p>
          </table:table-cell>
          <table:table-cell table:formula="of:=IF(ISNA([.C551]);NA();[.B55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6439309709" calcext:value-type="float">
            <text:p>-1.0643930971</text:p>
          </table:table-cell>
          <table:table-cell office:value-type="float" office:value="-3.26048188379" calcext:value-type="float">
            <text:p>-3.2604818838</text:p>
          </table:table-cell>
          <table:table-cell office:value-type="float" office:value="16" calcext:value-type="float">
            <text:p>16</text:p>
          </table:table-cell>
          <table:table-cell office:value-type="float" office:value="3.48529538874" calcext:value-type="float">
            <text:p>3.4852953887</text:p>
          </table:table-cell>
        </table:table-row>
        <table:table-row table:style-name="ro1">
          <table:table-cell office:value-type="float" office:value="-0.551283978684" calcext:value-type="float">
            <text:p>-0.5512839787</text:p>
          </table:table-cell>
          <table:table-cell office:value-type="float" office:value="-1.89441441591" calcext:value-type="float">
            <text:p>-1.8944144159</text:p>
          </table:table-cell>
          <table:table-cell table:formula="of:=MATCH([.A552];[.F$5:.F$25];0)" office:value-type="string" office:string-value="" calcext:value-type="error">
            <text:p>#N/A</text:p>
          </table:table-cell>
          <table:table-cell table:formula="of:=IF(ISNA([.C552]);[.B552];NA())" office:value-type="float" office:value="-1.89441441591" calcext:value-type="float">
            <text:p>-1.8944144159</text:p>
          </table:table-cell>
          <table:table-cell table:formula="of:=IF(ISNA([.C552]);NA();[.B55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58752379456" calcext:value-type="float">
            <text:p>-0.1587523795</text:p>
          </table:table-cell>
          <table:table-cell office:value-type="float" office:value="-2.91557706764" calcext:value-type="float">
            <text:p>-2.9155770676</text:p>
          </table:table-cell>
          <table:table-cell office:value-type="float" office:value="16" calcext:value-type="float">
            <text:p>16</text:p>
          </table:table-cell>
          <table:table-cell office:value-type="float" office:value="3.48529538874" calcext:value-type="float">
            <text:p>3.4852953887</text:p>
          </table:table-cell>
        </table:table-row>
        <table:table-row table:style-name="ro1">
          <table:table-cell office:value-type="float" office:value="0.00207867887931" calcext:value-type="float">
            <text:p>0.0020786789</text:p>
          </table:table-cell>
          <table:table-cell office:value-type="float" office:value="-3.08334766553" calcext:value-type="float">
            <text:p>-3.0833476655</text:p>
          </table:table-cell>
          <table:table-cell table:formula="of:=MATCH([.A553];[.F$5:.F$25];0)" office:value-type="string" office:string-value="" calcext:value-type="error">
            <text:p>#N/A</text:p>
          </table:table-cell>
          <table:table-cell table:formula="of:=IF(ISNA([.C553]);[.B553];NA())" office:value-type="float" office:value="-3.08334766553" calcext:value-type="float">
            <text:p>-3.0833476655</text:p>
          </table:table-cell>
          <table:table-cell table:formula="of:=IF(ISNA([.C553]);NA();[.B55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39482855997" calcext:value-type="float">
            <text:p>-0.839482856</text:p>
          </table:table-cell>
          <table:table-cell office:value-type="float" office:value="-3.5428067338" calcext:value-type="float">
            <text:p>-3.5428067338</text:p>
          </table:table-cell>
          <table:table-cell office:value-type="float" office:value="16" calcext:value-type="float">
            <text:p>16</text:p>
          </table:table-cell>
          <table:table-cell office:value-type="float" office:value="3.48529538874" calcext:value-type="float">
            <text:p>3.4852953887</text:p>
          </table:table-cell>
        </table:table-row>
        <table:table-row table:style-name="ro1">
          <table:table-cell office:value-type="float" office:value="-0.79336337679" calcext:value-type="float">
            <text:p>-0.7933633768</text:p>
          </table:table-cell>
          <table:table-cell office:value-type="float" office:value="-2.12116999064" calcext:value-type="float">
            <text:p>-2.1211699906</text:p>
          </table:table-cell>
          <table:table-cell table:formula="of:=MATCH([.A554];[.F$5:.F$25];0)" office:value-type="string" office:string-value="" calcext:value-type="error">
            <text:p>#N/A</text:p>
          </table:table-cell>
          <table:table-cell table:formula="of:=IF(ISNA([.C554]);[.B554];NA())" office:value-type="float" office:value="-2.12116999064" calcext:value-type="float">
            <text:p>-2.1211699906</text:p>
          </table:table-cell>
          <table:table-cell table:formula="of:=IF(ISNA([.C554]);NA();[.B55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30696907066" calcext:value-type="float">
            <text:p>-0.1306969071</text:p>
          </table:table-cell>
          <table:table-cell office:value-type="float" office:value="-2.79692869984" calcext:value-type="float">
            <text:p>-2.7969286998</text:p>
          </table:table-cell>
          <table:table-cell office:value-type="float" office:value="0" calcext:value-type="float">
            <text:p>0</text:p>
          </table:table-cell>
          <table:table-cell office:value-type="float" office:value="3.96635989767" calcext:value-type="float">
            <text:p>3.9663598977</text:p>
          </table:table-cell>
        </table:table-row>
        <table:table-row table:style-name="ro1">
          <table:table-cell office:value-type="float" office:value="-1.11474769569" calcext:value-type="float">
            <text:p>-1.1147476957</text:p>
          </table:table-cell>
          <table:table-cell office:value-type="float" office:value="-3.1983546984" calcext:value-type="float">
            <text:p>-3.1983546984</text:p>
          </table:table-cell>
          <table:table-cell table:formula="of:=MATCH([.A555];[.F$5:.F$25];0)" office:value-type="string" office:string-value="" calcext:value-type="error">
            <text:p>#N/A</text:p>
          </table:table-cell>
          <table:table-cell table:formula="of:=IF(ISNA([.C555]);[.B555];NA())" office:value-type="float" office:value="-3.1983546984" calcext:value-type="float">
            <text:p>-3.1983546984</text:p>
          </table:table-cell>
          <table:table-cell table:formula="of:=IF(ISNA([.C555]);NA();[.B55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3999820044" calcext:value-type="float">
            <text:p>-1.2399982004</text:p>
          </table:table-cell>
          <table:table-cell office:value-type="float" office:value="-3.24646776857" calcext:value-type="float">
            <text:p>-3.2464677686</text:p>
          </table:table-cell>
          <table:table-cell office:value-type="float" office:value="0" calcext:value-type="float">
            <text:p>0</text:p>
          </table:table-cell>
          <table:table-cell office:value-type="float" office:value="3.96635989767" calcext:value-type="float">
            <text:p>3.9663598977</text:p>
          </table:table-cell>
        </table:table-row>
        <table:table-row table:style-name="ro1">
          <table:table-cell office:value-type="float" office:value="-0.225658298073" calcext:value-type="float">
            <text:p>-0.2256582981</text:p>
          </table:table-cell>
          <table:table-cell office:value-type="float" office:value="-2.67919023673" calcext:value-type="float">
            <text:p>-2.6791902367</text:p>
          </table:table-cell>
          <table:table-cell table:formula="of:=MATCH([.A556];[.F$5:.F$25];0)" office:value-type="string" office:string-value="" calcext:value-type="error">
            <text:p>#N/A</text:p>
          </table:table-cell>
          <table:table-cell table:formula="of:=IF(ISNA([.C556]);[.B556];NA())" office:value-type="float" office:value="-2.67919023673" calcext:value-type="float">
            <text:p>-2.6791902367</text:p>
          </table:table-cell>
          <table:table-cell table:formula="of:=IF(ISNA([.C556]);NA();[.B55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6257683825" calcext:value-type="float">
            <text:p>-1.3625768383</text:p>
          </table:table-cell>
          <table:table-cell office:value-type="float" office:value="-2.07796686939" calcext:value-type="float">
            <text:p>-2.0779668694</text:p>
          </table:table-cell>
          <table:table-cell office:value-type="float" office:value="16" calcext:value-type="float">
            <text:p>16</text:p>
          </table:table-cell>
          <table:table-cell office:value-type="float" office:value="3.53539185106" calcext:value-type="float">
            <text:p>3.5353918511</text:p>
          </table:table-cell>
        </table:table-row>
        <table:table-row table:style-name="ro1">
          <table:table-cell office:value-type="float" office:value="-1.47308061442" calcext:value-type="float">
            <text:p>-1.4730806144</text:p>
          </table:table-cell>
          <table:table-cell office:value-type="float" office:value="-2.90004103687" calcext:value-type="float">
            <text:p>-2.9000410369</text:p>
          </table:table-cell>
          <table:table-cell table:formula="of:=MATCH([.A557];[.F$5:.F$25];0)" office:value-type="string" office:string-value="" calcext:value-type="error">
            <text:p>#N/A</text:p>
          </table:table-cell>
          <table:table-cell table:formula="of:=IF(ISNA([.C557]);[.B557];NA())" office:value-type="float" office:value="-2.90004103687" calcext:value-type="float">
            <text:p>-2.9000410369</text:p>
          </table:table-cell>
          <table:table-cell table:formula="of:=IF(ISNA([.C557]);NA();[.B55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42291425207" calcext:value-type="float">
            <text:p>-0.6422914252</text:p>
          </table:table-cell>
          <table:table-cell office:value-type="float" office:value="-3.50366015301" calcext:value-type="float">
            <text:p>-3.503660153</text:p>
          </table:table-cell>
          <table:table-cell office:value-type="float" office:value="16" calcext:value-type="float">
            <text:p>16</text:p>
          </table:table-cell>
          <table:table-cell office:value-type="float" office:value="3.53539185106" calcext:value-type="float">
            <text:p>3.5353918511</text:p>
          </table:table-cell>
        </table:table-row>
        <table:table-row table:style-name="ro1">
          <table:table-cell office:value-type="float" office:value="-1.65661288421" calcext:value-type="float">
            <text:p>-1.6566128842</text:p>
          </table:table-cell>
          <table:table-cell office:value-type="float" office:value="-2.91532351493" calcext:value-type="float">
            <text:p>-2.9153235149</text:p>
          </table:table-cell>
          <table:table-cell table:formula="of:=MATCH([.A558];[.F$5:.F$25];0)" office:value-type="string" office:string-value="" calcext:value-type="error">
            <text:p>#N/A</text:p>
          </table:table-cell>
          <table:table-cell table:formula="of:=IF(ISNA([.C558]);[.B558];NA())" office:value-type="float" office:value="-2.91532351493" calcext:value-type="float">
            <text:p>-2.9153235149</text:p>
          </table:table-cell>
          <table:table-cell table:formula="of:=IF(ISNA([.C558]);NA();[.B55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1897916737" calcext:value-type="float">
            <text:p>-1.0189791674</text:p>
          </table:table-cell>
          <table:table-cell office:value-type="float" office:value="-1.94311116568" calcext:value-type="float">
            <text:p>-1.9431111657</text:p>
          </table:table-cell>
          <table:table-cell office:value-type="float" office:value="16" calcext:value-type="float">
            <text:p>16</text:p>
          </table:table-cell>
          <table:table-cell office:value-type="float" office:value="3.53539185106" calcext:value-type="float">
            <text:p>3.5353918511</text:p>
          </table:table-cell>
        </table:table-row>
        <table:table-row table:style-name="ro1">
          <table:table-cell office:value-type="float" office:value="-0.357109672698" calcext:value-type="float">
            <text:p>-0.3571096727</text:p>
          </table:table-cell>
          <table:table-cell office:value-type="float" office:value="-3.42277519543" calcext:value-type="float">
            <text:p>-3.4227751954</text:p>
          </table:table-cell>
          <table:table-cell table:formula="of:=MATCH([.A559];[.F$5:.F$25];0)" office:value-type="string" office:string-value="" calcext:value-type="error">
            <text:p>#N/A</text:p>
          </table:table-cell>
          <table:table-cell table:formula="of:=IF(ISNA([.C559]);[.B559];NA())" office:value-type="float" office:value="-3.42277519543" calcext:value-type="float">
            <text:p>-3.4227751954</text:p>
          </table:table-cell>
          <table:table-cell table:formula="of:=IF(ISNA([.C559]);NA();[.B55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3632402563" calcext:value-type="float">
            <text:p>-1.5363240256</text:p>
          </table:table-cell>
          <table:table-cell office:value-type="float" office:value="-2.55496696894" calcext:value-type="float">
            <text:p>-2.5549669689</text:p>
          </table:table-cell>
          <table:table-cell office:value-type="float" office:value="0" calcext:value-type="float">
            <text:p>0</text:p>
          </table:table-cell>
          <table:table-cell office:value-type="float" office:value="3.92747865963" calcext:value-type="float">
            <text:p>3.9274786596</text:p>
          </table:table-cell>
        </table:table-row>
        <table:table-row table:style-name="ro1">
          <table:table-cell office:value-type="float" office:value="0.0334227290013" calcext:value-type="float">
            <text:p>0.033422729</text:p>
          </table:table-cell>
          <table:table-cell office:value-type="float" office:value="-2.67383382026" calcext:value-type="float">
            <text:p>-2.6738338203</text:p>
          </table:table-cell>
          <table:table-cell table:formula="of:=MATCH([.A560];[.F$5:.F$25];0)" office:value-type="string" office:string-value="" calcext:value-type="error">
            <text:p>#N/A</text:p>
          </table:table-cell>
          <table:table-cell table:formula="of:=IF(ISNA([.C560]);[.B560];NA())" office:value-type="float" office:value="-2.67383382026" calcext:value-type="float">
            <text:p>-2.6738338203</text:p>
          </table:table-cell>
          <table:table-cell table:formula="of:=IF(ISNA([.C560]);NA();[.B56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5455623474" calcext:value-type="float">
            <text:p>-1.6545562347</text:p>
          </table:table-cell>
          <table:table-cell office:value-type="float" office:value="-2.52894348324" calcext:value-type="float">
            <text:p>-2.5289434832</text:p>
          </table:table-cell>
          <table:table-cell office:value-type="float" office:value="0" calcext:value-type="float">
            <text:p>0</text:p>
          </table:table-cell>
          <table:table-cell office:value-type="float" office:value="3.92747865963" calcext:value-type="float">
            <text:p>3.9274786596</text:p>
          </table:table-cell>
        </table:table-row>
        <table:table-row table:style-name="ro1">
          <table:table-cell office:value-type="float" office:value="-1.55485288395" calcext:value-type="float">
            <text:p>-1.554852884</text:p>
          </table:table-cell>
          <table:table-cell office:value-type="float" office:value="-2.92941998312" calcext:value-type="float">
            <text:p>-2.9294199831</text:p>
          </table:table-cell>
          <table:table-cell table:formula="of:=MATCH([.A561];[.F$5:.F$25];0)" office:value-type="string" office:string-value="" calcext:value-type="error">
            <text:p>#N/A</text:p>
          </table:table-cell>
          <table:table-cell table:formula="of:=IF(ISNA([.C561]);[.B561];NA())" office:value-type="float" office:value="-2.92941998312" calcext:value-type="float">
            <text:p>-2.9294199831</text:p>
          </table:table-cell>
          <table:table-cell table:formula="of:=IF(ISNA([.C561]);NA();[.B56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18437882883" calcext:value-type="float">
            <text:p>-0.1184378829</text:p>
          </table:table-cell>
          <table:table-cell office:value-type="float" office:value="-2.0218787251" calcext:value-type="float">
            <text:p>-2.0218787251</text:p>
          </table:table-cell>
          <table:table-cell office:value-type="float" office:value="0" calcext:value-type="float">
            <text:p>0</text:p>
          </table:table-cell>
          <table:table-cell office:value-type="float" office:value="3.92747865963" calcext:value-type="float">
            <text:p>3.9274786596</text:p>
          </table:table-cell>
        </table:table-row>
        <table:table-row table:style-name="ro1">
          <table:table-cell office:value-type="float" office:value="-0.0787977080405" calcext:value-type="float">
            <text:p>-0.078797708</text:p>
          </table:table-cell>
          <table:table-cell office:value-type="float" office:value="-2.12088480349" calcext:value-type="float">
            <text:p>-2.1208848035</text:p>
          </table:table-cell>
          <table:table-cell table:formula="of:=MATCH([.A562];[.F$5:.F$25];0)" office:value-type="string" office:string-value="" calcext:value-type="error">
            <text:p>#N/A</text:p>
          </table:table-cell>
          <table:table-cell table:formula="of:=IF(ISNA([.C562]);[.B562];NA())" office:value-type="float" office:value="-2.12088480349" calcext:value-type="float">
            <text:p>-2.1208848035</text:p>
          </table:table-cell>
          <table:table-cell table:formula="of:=IF(ISNA([.C562]);NA();[.B56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8547843546" calcext:value-type="float">
            <text:p>-1.0854784355</text:p>
          </table:table-cell>
          <table:table-cell office:value-type="float" office:value="-2.24541327337" calcext:value-type="float">
            <text:p>-2.2454132734</text:p>
          </table:table-cell>
          <table:table-cell office:value-type="float" office:value="16" calcext:value-type="float">
            <text:p>16</text:p>
          </table:table-cell>
          <table:table-cell office:value-type="float" office:value="3.75610551837" calcext:value-type="float">
            <text:p>3.7561055184</text:p>
          </table:table-cell>
        </table:table-row>
        <table:table-row table:style-name="ro1">
          <table:table-cell office:value-type="float" office:value="-0.20574368126" calcext:value-type="float">
            <text:p>-0.2057436813</text:p>
          </table:table-cell>
          <table:table-cell office:value-type="float" office:value="-1.89989684942" calcext:value-type="float">
            <text:p>-1.8998968494</text:p>
          </table:table-cell>
          <table:table-cell table:formula="of:=MATCH([.A563];[.F$5:.F$25];0)" office:value-type="string" office:string-value="" calcext:value-type="error">
            <text:p>#N/A</text:p>
          </table:table-cell>
          <table:table-cell table:formula="of:=IF(ISNA([.C563]);[.B563];NA())" office:value-type="float" office:value="-1.89989684942" calcext:value-type="float">
            <text:p>-1.8998968494</text:p>
          </table:table-cell>
          <table:table-cell table:formula="of:=IF(ISNA([.C563]);NA();[.B56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442739697" calcext:value-type="float">
            <text:p>-1.0442739697</text:p>
          </table:table-cell>
          <table:table-cell office:value-type="float" office:value="-1.92709643783" calcext:value-type="float">
            <text:p>-1.9270964378</text:p>
          </table:table-cell>
          <table:table-cell office:value-type="float" office:value="17" calcext:value-type="float">
            <text:p>17</text:p>
          </table:table-cell>
          <table:table-cell office:value-type="float" office:value="3.66291200006" calcext:value-type="float">
            <text:p>3.6629120001</text:p>
          </table:table-cell>
        </table:table-row>
        <table:table-row table:style-name="ro1">
          <table:table-cell office:value-type="float" office:value="-0.478790613264" calcext:value-type="float">
            <text:p>-0.4787906133</text:p>
          </table:table-cell>
          <table:table-cell office:value-type="float" office:value="-1.98185136034" calcext:value-type="float">
            <text:p>-1.9818513603</text:p>
          </table:table-cell>
          <table:table-cell table:formula="of:=MATCH([.A564];[.F$5:.F$25];0)" office:value-type="string" office:string-value="" calcext:value-type="error">
            <text:p>#N/A</text:p>
          </table:table-cell>
          <table:table-cell table:formula="of:=IF(ISNA([.C564]);[.B564];NA())" office:value-type="float" office:value="-1.98185136034" calcext:value-type="float">
            <text:p>-1.9818513603</text:p>
          </table:table-cell>
          <table:table-cell table:formula="of:=IF(ISNA([.C564]);NA();[.B56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468226568592" calcext:value-type="float">
            <text:p>-0.0468226569</text:p>
          </table:table-cell>
          <table:table-cell office:value-type="float" office:value="-3.29321638242" calcext:value-type="float">
            <text:p>-3.2932163824</text:p>
          </table:table-cell>
          <table:table-cell office:value-type="float" office:value="17" calcext:value-type="float">
            <text:p>17</text:p>
          </table:table-cell>
          <table:table-cell office:value-type="float" office:value="3.66291200006" calcext:value-type="float">
            <text:p>3.6629120001</text:p>
          </table:table-cell>
        </table:table-row>
        <table:table-row table:style-name="ro1">
          <table:table-cell office:value-type="float" office:value="-1.46757339605" calcext:value-type="float">
            <text:p>-1.4675733961</text:p>
          </table:table-cell>
          <table:table-cell office:value-type="float" office:value="-2.09279747031" calcext:value-type="float">
            <text:p>-2.0927974703</text:p>
          </table:table-cell>
          <table:table-cell table:formula="of:=MATCH([.A565];[.F$5:.F$25];0)" office:value-type="string" office:string-value="" calcext:value-type="error">
            <text:p>#N/A</text:p>
          </table:table-cell>
          <table:table-cell table:formula="of:=IF(ISNA([.C565]);[.B565];NA())" office:value-type="float" office:value="-2.09279747031" calcext:value-type="float">
            <text:p>-2.0927974703</text:p>
          </table:table-cell>
          <table:table-cell table:formula="of:=IF(ISNA([.C565]);NA();[.B56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4220623082" calcext:value-type="float">
            <text:p>-0.7422062308</text:p>
          </table:table-cell>
          <table:table-cell office:value-type="float" office:value="-3.36945027559" calcext:value-type="float">
            <text:p>-3.3694502756</text:p>
          </table:table-cell>
          <table:table-cell office:value-type="float" office:value="17" calcext:value-type="float">
            <text:p>17</text:p>
          </table:table-cell>
          <table:table-cell office:value-type="float" office:value="3.66291200006" calcext:value-type="float">
            <text:p>3.6629120001</text:p>
          </table:table-cell>
        </table:table-row>
        <table:table-row table:style-name="ro1">
          <table:table-cell office:value-type="float" office:value="-1.44300400888" calcext:value-type="float">
            <text:p>-1.4430040089</text:p>
          </table:table-cell>
          <table:table-cell office:value-type="float" office:value="-3.11353987542" calcext:value-type="float">
            <text:p>-3.1135398754</text:p>
          </table:table-cell>
          <table:table-cell table:formula="of:=MATCH([.A566];[.F$5:.F$25];0)" office:value-type="string" office:string-value="" calcext:value-type="error">
            <text:p>#N/A</text:p>
          </table:table-cell>
          <table:table-cell table:formula="of:=IF(ISNA([.C566]);[.B566];NA())" office:value-type="float" office:value="-3.11353987542" calcext:value-type="float">
            <text:p>-3.1135398754</text:p>
          </table:table-cell>
          <table:table-cell table:formula="of:=IF(ISNA([.C566]);NA();[.B56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2651256251" calcext:value-type="float">
            <text:p>-1.3265125625</text:p>
          </table:table-cell>
          <table:table-cell office:value-type="float" office:value="-2.61695784954" calcext:value-type="float">
            <text:p>-2.6169578495</text:p>
          </table:table-cell>
          <table:table-cell office:value-type="float" office:value="20" calcext:value-type="float">
            <text:p>20</text:p>
          </table:table-cell>
          <table:table-cell office:value-type="float" office:value="3.64914876535" calcext:value-type="float">
            <text:p>3.6491487654</text:p>
          </table:table-cell>
        </table:table-row>
        <table:table-row table:style-name="ro1">
          <table:table-cell office:value-type="float" office:value="-1.38553769388" calcext:value-type="float">
            <text:p>-1.3855376939</text:p>
          </table:table-cell>
          <table:table-cell office:value-type="float" office:value="-2.25018342225" calcext:value-type="float">
            <text:p>-2.2501834223</text:p>
          </table:table-cell>
          <table:table-cell table:formula="of:=MATCH([.A567];[.F$5:.F$25];0)" office:value-type="string" office:string-value="" calcext:value-type="error">
            <text:p>#N/A</text:p>
          </table:table-cell>
          <table:table-cell table:formula="of:=IF(ISNA([.C567]);[.B567];NA())" office:value-type="float" office:value="-2.25018342225" calcext:value-type="float">
            <text:p>-2.2501834223</text:p>
          </table:table-cell>
          <table:table-cell table:formula="of:=IF(ISNA([.C567]);NA();[.B56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62032545565" calcext:value-type="float">
            <text:p>-0.4620325456</text:p>
          </table:table-cell>
          <table:table-cell office:value-type="float" office:value="-3.40810353663" calcext:value-type="float">
            <text:p>-3.4081035366</text:p>
          </table:table-cell>
          <table:table-cell office:value-type="float" office:value="0" calcext:value-type="float">
            <text:p>0</text:p>
          </table:table-cell>
          <table:table-cell office:value-type="float" office:value="3.79137366651" calcext:value-type="float">
            <text:p>3.7913736665</text:p>
          </table:table-cell>
        </table:table-row>
        <table:table-row table:style-name="ro1">
          <table:table-cell office:value-type="float" office:value="-1.42282620017" calcext:value-type="float">
            <text:p>-1.4228262002</text:p>
          </table:table-cell>
          <table:table-cell office:value-type="float" office:value="-2.53612953918" calcext:value-type="float">
            <text:p>-2.5361295392</text:p>
          </table:table-cell>
          <table:table-cell table:formula="of:=MATCH([.A568];[.F$5:.F$25];0)" office:value-type="string" office:string-value="" calcext:value-type="error">
            <text:p>#N/A</text:p>
          </table:table-cell>
          <table:table-cell table:formula="of:=IF(ISNA([.C568]);[.B568];NA())" office:value-type="float" office:value="-2.53612953918" calcext:value-type="float">
            <text:p>-2.5361295392</text:p>
          </table:table-cell>
          <table:table-cell table:formula="of:=IF(ISNA([.C568]);NA();[.B56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8840088942" calcext:value-type="float">
            <text:p>-1.4884008894</text:p>
          </table:table-cell>
          <table:table-cell office:value-type="float" office:value="-2.89350866924" calcext:value-type="float">
            <text:p>-2.8935086692</text:p>
          </table:table-cell>
          <table:table-cell office:value-type="float" office:value="0" calcext:value-type="float">
            <text:p>0</text:p>
          </table:table-cell>
          <table:table-cell office:value-type="float" office:value="3.79137366651" calcext:value-type="float">
            <text:p>3.7913736665</text:p>
          </table:table-cell>
        </table:table-row>
        <table:table-row table:style-name="ro1">
          <table:table-cell office:value-type="float" office:value="-0.10870285648" calcext:value-type="float">
            <text:p>-0.1087028565</text:p>
          </table:table-cell>
          <table:table-cell office:value-type="float" office:value="-2.83022824306" calcext:value-type="float">
            <text:p>-2.8302282431</text:p>
          </table:table-cell>
          <table:table-cell table:formula="of:=MATCH([.A569];[.F$5:.F$25];0)" office:value-type="string" office:string-value="" calcext:value-type="error">
            <text:p>#N/A</text:p>
          </table:table-cell>
          <table:table-cell table:formula="of:=IF(ISNA([.C569]);[.B569];NA())" office:value-type="float" office:value="-2.83022824306" calcext:value-type="float">
            <text:p>-2.8302282431</text:p>
          </table:table-cell>
          <table:table-cell table:formula="of:=IF(ISNA([.C569]);NA();[.B56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3535969485" calcext:value-type="float">
            <text:p>-1.3353596949</text:p>
          </table:table-cell>
          <table:table-cell office:value-type="float" office:value="-2.5917912305" calcext:value-type="float">
            <text:p>-2.5917912305</text:p>
          </table:table-cell>
          <table:table-cell office:value-type="float" office:value="16" calcext:value-type="float">
            <text:p>16</text:p>
          </table:table-cell>
          <table:table-cell office:value-type="float" office:value="3.58110041991" calcext:value-type="float">
            <text:p>3.5811004199</text:p>
          </table:table-cell>
        </table:table-row>
        <table:table-row table:style-name="ro1">
          <table:table-cell office:value-type="float" office:value="-1.47124434577" calcext:value-type="float">
            <text:p>-1.4712443458</text:p>
          </table:table-cell>
          <table:table-cell office:value-type="float" office:value="-3.3409935324" calcext:value-type="float">
            <text:p>-3.3409935324</text:p>
          </table:table-cell>
          <table:table-cell table:formula="of:=MATCH([.A570];[.F$5:.F$25];0)" office:value-type="string" office:string-value="" calcext:value-type="error">
            <text:p>#N/A</text:p>
          </table:table-cell>
          <table:table-cell table:formula="of:=IF(ISNA([.C570]);[.B570];NA())" office:value-type="float" office:value="-3.3409935324" calcext:value-type="float">
            <text:p>-3.3409935324</text:p>
          </table:table-cell>
          <table:table-cell table:formula="of:=IF(ISNA([.C570]);NA();[.B57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26918683033" calcext:value-type="float">
            <text:p>-0.326918683</text:p>
          </table:table-cell>
          <table:table-cell office:value-type="float" office:value="-2.25627136682" calcext:value-type="float">
            <text:p>-2.2562713668</text:p>
          </table:table-cell>
          <table:table-cell office:value-type="float" office:value="18" calcext:value-type="float">
            <text:p>18</text:p>
          </table:table-cell>
          <table:table-cell office:value-type="float" office:value="3.499304446" calcext:value-type="float">
            <text:p>3.499304446</text:p>
          </table:table-cell>
        </table:table-row>
        <table:table-row table:style-name="ro1">
          <table:table-cell office:value-type="float" office:value="-1.06439309709" calcext:value-type="float">
            <text:p>-1.0643930971</text:p>
          </table:table-cell>
          <table:table-cell office:value-type="float" office:value="-3.26048188379" calcext:value-type="float">
            <text:p>-3.2604818838</text:p>
          </table:table-cell>
          <table:table-cell table:formula="of:=MATCH([.A571];[.F$5:.F$25];0)" office:value-type="string" office:string-value="" calcext:value-type="error">
            <text:p>#N/A</text:p>
          </table:table-cell>
          <table:table-cell table:formula="of:=IF(ISNA([.C571]);[.B571];NA())" office:value-type="float" office:value="-3.26048188379" calcext:value-type="float">
            <text:p>-3.2604818838</text:p>
          </table:table-cell>
          <table:table-cell table:formula="of:=IF(ISNA([.C571]);NA();[.B57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96977288832" calcext:value-type="float">
            <text:p>-0.7969772888</text:p>
          </table:table-cell>
          <table:table-cell office:value-type="float" office:value="-3.51316311754" calcext:value-type="float">
            <text:p>-3.5131631175</text:p>
          </table:table-cell>
          <table:table-cell office:value-type="float" office:value="20" calcext:value-type="float">
            <text:p>20</text:p>
          </table:table-cell>
          <table:table-cell office:value-type="float" office:value="3.30648290825" calcext:value-type="float">
            <text:p>3.3064829083</text:p>
          </table:table-cell>
        </table:table-row>
        <table:table-row table:style-name="ro1">
          <table:table-cell office:value-type="float" office:value="-0.158752379456" calcext:value-type="float">
            <text:p>-0.1587523795</text:p>
          </table:table-cell>
          <table:table-cell office:value-type="float" office:value="-2.91557706764" calcext:value-type="float">
            <text:p>-2.9155770676</text:p>
          </table:table-cell>
          <table:table-cell table:formula="of:=MATCH([.A572];[.F$5:.F$25];0)" office:value-type="string" office:string-value="" calcext:value-type="error">
            <text:p>#N/A</text:p>
          </table:table-cell>
          <table:table-cell table:formula="of:=IF(ISNA([.C572]);[.B572];NA())" office:value-type="float" office:value="-2.91557706764" calcext:value-type="float">
            <text:p>-2.9155770676</text:p>
          </table:table-cell>
          <table:table-cell table:formula="of:=IF(ISNA([.C572]);NA();[.B57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57950640614" calcext:value-type="float">
            <text:p>-0.1579506406</text:p>
          </table:table-cell>
          <table:table-cell office:value-type="float" office:value="-2.79631532579" calcext:value-type="float">
            <text:p>-2.7963153258</text:p>
          </table:table-cell>
          <table:table-cell office:value-type="float" office:value="0" calcext:value-type="float">
            <text:p>0</text:p>
          </table:table-cell>
          <table:table-cell office:value-type="float" office:value="3.7513212962" calcext:value-type="float">
            <text:p>3.7513212962</text:p>
          </table:table-cell>
        </table:table-row>
        <table:table-row table:style-name="ro1">
          <table:table-cell office:value-type="float" office:value="-0.839482855997" calcext:value-type="float">
            <text:p>-0.839482856</text:p>
          </table:table-cell>
          <table:table-cell office:value-type="float" office:value="-3.5428067338" calcext:value-type="float">
            <text:p>-3.5428067338</text:p>
          </table:table-cell>
          <table:table-cell table:formula="of:=MATCH([.A573];[.F$5:.F$25];0)" office:value-type="string" office:string-value="" calcext:value-type="error">
            <text:p>#N/A</text:p>
          </table:table-cell>
          <table:table-cell table:formula="of:=IF(ISNA([.C573]);[.B573];NA())" office:value-type="float" office:value="-3.5428067338" calcext:value-type="float">
            <text:p>-3.5428067338</text:p>
          </table:table-cell>
          <table:table-cell table:formula="of:=IF(ISNA([.C573]);NA();[.B57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00702014981" calcext:value-type="float">
            <text:p>-0.400702015</text:p>
          </table:table-cell>
          <table:table-cell office:value-type="float" office:value="-2.76664796172" calcext:value-type="float">
            <text:p>-2.7666479617</text:p>
          </table:table-cell>
          <table:table-cell office:value-type="float" office:value="0" calcext:value-type="float">
            <text:p>0</text:p>
          </table:table-cell>
          <table:table-cell office:value-type="float" office:value="3.7513212962" calcext:value-type="float">
            <text:p>3.7513212962</text:p>
          </table:table-cell>
        </table:table-row>
        <table:table-row table:style-name="ro1">
          <table:table-cell office:value-type="float" office:value="-0.130696907066" calcext:value-type="float">
            <text:p>-0.1306969071</text:p>
          </table:table-cell>
          <table:table-cell office:value-type="float" office:value="-2.79692869984" calcext:value-type="float">
            <text:p>-2.7969286998</text:p>
          </table:table-cell>
          <table:table-cell table:formula="of:=MATCH([.A574];[.F$5:.F$25];0)" office:value-type="string" office:string-value="" calcext:value-type="error">
            <text:p>#N/A</text:p>
          </table:table-cell>
          <table:table-cell table:formula="of:=IF(ISNA([.C574]);[.B574];NA())" office:value-type="float" office:value="-2.79692869984" calcext:value-type="float">
            <text:p>-2.7969286998</text:p>
          </table:table-cell>
          <table:table-cell table:formula="of:=IF(ISNA([.C574]);NA();[.B57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53292667798" calcext:value-type="float">
            <text:p>-0.7532926678</text:p>
          </table:table-cell>
          <table:table-cell office:value-type="float" office:value="-4.21785475466" calcext:value-type="float">
            <text:p>-4.2178547547</text:p>
          </table:table-cell>
          <table:table-cell office:value-type="float" office:value="21" calcext:value-type="float">
            <text:p>21</text:p>
          </table:table-cell>
          <table:table-cell office:value-type="float" office:value="3.34368730025" calcext:value-type="float">
            <text:p>3.3436873003</text:p>
          </table:table-cell>
        </table:table-row>
        <table:table-row table:style-name="ro1">
          <table:table-cell office:value-type="float" office:value="-1.23999820044" calcext:value-type="float">
            <text:p>-1.2399982004</text:p>
          </table:table-cell>
          <table:table-cell office:value-type="float" office:value="-3.24646776857" calcext:value-type="float">
            <text:p>-3.2464677686</text:p>
          </table:table-cell>
          <table:table-cell table:formula="of:=MATCH([.A575];[.F$5:.F$25];0)" office:value-type="string" office:string-value="" calcext:value-type="error">
            <text:p>#N/A</text:p>
          </table:table-cell>
          <table:table-cell table:formula="of:=IF(ISNA([.C575]);[.B575];NA())" office:value-type="float" office:value="-3.24646776857" calcext:value-type="float">
            <text:p>-3.2464677686</text:p>
          </table:table-cell>
          <table:table-cell table:formula="of:=IF(ISNA([.C575]);NA();[.B57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8594734797" calcext:value-type="float">
            <text:p>-1.685947348</text:p>
          </table:table-cell>
          <table:table-cell office:value-type="float" office:value="-3.50153022527" calcext:value-type="float">
            <text:p>-3.5015302253</text:p>
          </table:table-cell>
          <table:table-cell office:value-type="float" office:value="0" calcext:value-type="float">
            <text:p>0</text:p>
          </table:table-cell>
          <table:table-cell office:value-type="float" office:value="3.38645023195" calcext:value-type="float">
            <text:p>3.386450232</text:p>
          </table:table-cell>
        </table:table-row>
        <table:table-row table:style-name="ro1">
          <table:table-cell office:value-type="float" office:value="-1.36257683825" calcext:value-type="float">
            <text:p>-1.3625768383</text:p>
          </table:table-cell>
          <table:table-cell office:value-type="float" office:value="-2.07796686939" calcext:value-type="float">
            <text:p>-2.0779668694</text:p>
          </table:table-cell>
          <table:table-cell table:formula="of:=MATCH([.A576];[.F$5:.F$25];0)" office:value-type="string" office:string-value="" calcext:value-type="error">
            <text:p>#N/A</text:p>
          </table:table-cell>
          <table:table-cell table:formula="of:=IF(ISNA([.C576]);[.B576];NA())" office:value-type="float" office:value="-2.07796686939" calcext:value-type="float">
            <text:p>-2.0779668694</text:p>
          </table:table-cell>
          <table:table-cell table:formula="of:=IF(ISNA([.C576]);NA();[.B57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2800992561" calcext:value-type="float">
            <text:p>-1.2280099256</text:p>
          </table:table-cell>
          <table:table-cell office:value-type="float" office:value="-3.20261411701" calcext:value-type="float">
            <text:p>-3.202614117</text:p>
          </table:table-cell>
          <table:table-cell office:value-type="float" office:value="0" calcext:value-type="float">
            <text:p>0</text:p>
          </table:table-cell>
          <table:table-cell office:value-type="float" office:value="3.38645023195" calcext:value-type="float">
            <text:p>3.386450232</text:p>
          </table:table-cell>
        </table:table-row>
        <table:table-row table:style-name="ro1">
          <table:table-cell office:value-type="float" office:value="-0.642291425207" calcext:value-type="float">
            <text:p>-0.6422914252</text:p>
          </table:table-cell>
          <table:table-cell office:value-type="float" office:value="-3.50366015301" calcext:value-type="float">
            <text:p>-3.503660153</text:p>
          </table:table-cell>
          <table:table-cell table:formula="of:=MATCH([.A577];[.F$5:.F$25];0)" office:value-type="string" office:string-value="" calcext:value-type="error">
            <text:p>#N/A</text:p>
          </table:table-cell>
          <table:table-cell table:formula="of:=IF(ISNA([.C577]);[.B577];NA())" office:value-type="float" office:value="-3.50366015301" calcext:value-type="float">
            <text:p>-3.503660153</text:p>
          </table:table-cell>
          <table:table-cell table:formula="of:=IF(ISNA([.C577]);NA();[.B57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8117631899" calcext:value-type="float">
            <text:p>-1.181176319</text:p>
          </table:table-cell>
          <table:table-cell office:value-type="float" office:value="-3.04433035278" calcext:value-type="float">
            <text:p>-3.0443303528</text:p>
          </table:table-cell>
          <table:table-cell office:value-type="float" office:value="0" calcext:value-type="float">
            <text:p>0</text:p>
          </table:table-cell>
          <table:table-cell office:value-type="float" office:value="3.38645023195" calcext:value-type="float">
            <text:p>3.386450232</text:p>
          </table:table-cell>
        </table:table-row>
        <table:table-row table:style-name="ro1">
          <table:table-cell office:value-type="float" office:value="-1.01897916737" calcext:value-type="float">
            <text:p>-1.0189791674</text:p>
          </table:table-cell>
          <table:table-cell office:value-type="float" office:value="-1.94311116568" calcext:value-type="float">
            <text:p>-1.9431111657</text:p>
          </table:table-cell>
          <table:table-cell table:formula="of:=MATCH([.A578];[.F$5:.F$25];0)" office:value-type="string" office:string-value="" calcext:value-type="error">
            <text:p>#N/A</text:p>
          </table:table-cell>
          <table:table-cell table:formula="of:=IF(ISNA([.C578]);[.B578];NA())" office:value-type="float" office:value="-1.94311116568" calcext:value-type="float">
            <text:p>-1.9431111657</text:p>
          </table:table-cell>
          <table:table-cell table:formula="of:=IF(ISNA([.C578]);NA();[.B57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19308550999" calcext:value-type="float">
            <text:p>-0.619308551</text:p>
          </table:table-cell>
          <table:table-cell office:value-type="float" office:value="-4.23952109708" calcext:value-type="float">
            <text:p>-4.2395210971</text:p>
          </table:table-cell>
          <table:table-cell office:value-type="float" office:value="0" calcext:value-type="float">
            <text:p>0</text:p>
          </table:table-cell>
          <table:table-cell office:value-type="float" office:value="3.38645023195" calcext:value-type="float">
            <text:p>3.386450232</text:p>
          </table:table-cell>
        </table:table-row>
        <table:table-row table:style-name="ro1">
          <table:table-cell office:value-type="float" office:value="-1.53632402563" calcext:value-type="float">
            <text:p>-1.5363240256</text:p>
          </table:table-cell>
          <table:table-cell office:value-type="float" office:value="-2.55496696894" calcext:value-type="float">
            <text:p>-2.5549669689</text:p>
          </table:table-cell>
          <table:table-cell table:formula="of:=MATCH([.A579];[.F$5:.F$25];0)" office:value-type="string" office:string-value="" calcext:value-type="error">
            <text:p>#N/A</text:p>
          </table:table-cell>
          <table:table-cell table:formula="of:=IF(ISNA([.C579]);[.B579];NA())" office:value-type="float" office:value="-2.55496696894" calcext:value-type="float">
            <text:p>-2.5549669689</text:p>
          </table:table-cell>
          <table:table-cell table:formula="of:=IF(ISNA([.C579]);NA();[.B57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76522912091" calcext:value-type="float">
            <text:p>-0.9765229121</text:p>
          </table:table-cell>
          <table:table-cell office:value-type="float" office:value="-4.47667870364" calcext:value-type="float">
            <text:p>-4.4766787036</text:p>
          </table:table-cell>
          <table:table-cell office:value-type="float" office:value="0" calcext:value-type="float">
            <text:p>0</text:p>
          </table:table-cell>
          <table:table-cell office:value-type="float" office:value="3.38645023195" calcext:value-type="float">
            <text:p>3.386450232</text:p>
          </table:table-cell>
        </table:table-row>
        <table:table-row table:style-name="ro1">
          <table:table-cell office:value-type="float" office:value="-1.65455623474" calcext:value-type="float">
            <text:p>-1.6545562347</text:p>
          </table:table-cell>
          <table:table-cell office:value-type="float" office:value="-2.52894348324" calcext:value-type="float">
            <text:p>-2.5289434832</text:p>
          </table:table-cell>
          <table:table-cell table:formula="of:=MATCH([.A580];[.F$5:.F$25];0)" office:value-type="string" office:string-value="" calcext:value-type="error">
            <text:p>#N/A</text:p>
          </table:table-cell>
          <table:table-cell table:formula="of:=IF(ISNA([.C580]);[.B580];NA())" office:value-type="float" office:value="-2.52894348324" calcext:value-type="float">
            <text:p>-2.5289434832</text:p>
          </table:table-cell>
          <table:table-cell table:formula="of:=IF(ISNA([.C580]);NA();[.B58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49753416133" calcext:value-type="float">
            <text:p>0.0497534161</text:p>
          </table:table-cell>
          <table:table-cell office:value-type="float" office:value="-3.31160294278" calcext:value-type="float">
            <text:p>-3.3116029428</text:p>
          </table:table-cell>
          <table:table-cell office:value-type="float" office:value="0" calcext:value-type="float">
            <text:p>0</text:p>
          </table:table-cell>
          <table:table-cell office:value-type="float" office:value="3.38645023195" calcext:value-type="float">
            <text:p>3.386450232</text:p>
          </table:table-cell>
        </table:table-row>
        <table:table-row table:style-name="ro1">
          <table:table-cell office:value-type="float" office:value="-0.118437882883" calcext:value-type="float">
            <text:p>-0.1184378829</text:p>
          </table:table-cell>
          <table:table-cell office:value-type="float" office:value="-2.0218787251" calcext:value-type="float">
            <text:p>-2.0218787251</text:p>
          </table:table-cell>
          <table:table-cell table:formula="of:=MATCH([.A581];[.F$5:.F$25];0)" office:value-type="string" office:string-value="" calcext:value-type="error">
            <text:p>#N/A</text:p>
          </table:table-cell>
          <table:table-cell table:formula="of:=IF(ISNA([.C581]);[.B581];NA())" office:value-type="float" office:value="-2.0218787251" calcext:value-type="float">
            <text:p>-2.0218787251</text:p>
          </table:table-cell>
          <table:table-cell table:formula="of:=IF(ISNA([.C581]);NA();[.B58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9239480149" calcext:value-type="float">
            <text:p>-1.1923948015</text:p>
          </table:table-cell>
          <table:table-cell office:value-type="float" office:value="-3.83899129136" calcext:value-type="float">
            <text:p>-3.8389912914</text:p>
          </table:table-cell>
          <table:table-cell office:value-type="float" office:value="0" calcext:value-type="float">
            <text:p>0</text:p>
          </table:table-cell>
          <table:table-cell office:value-type="float" office:value="3.26022540748" calcext:value-type="float">
            <text:p>3.2602254075</text:p>
          </table:table-cell>
        </table:table-row>
        <table:table-row table:style-name="ro1">
          <table:table-cell office:value-type="float" office:value="-1.08547843546" calcext:value-type="float">
            <text:p>-1.0854784355</text:p>
          </table:table-cell>
          <table:table-cell office:value-type="float" office:value="-2.24541327337" calcext:value-type="float">
            <text:p>-2.2454132734</text:p>
          </table:table-cell>
          <table:table-cell table:formula="of:=MATCH([.A582];[.F$5:.F$25];0)" office:value-type="string" office:string-value="" calcext:value-type="error">
            <text:p>#N/A</text:p>
          </table:table-cell>
          <table:table-cell table:formula="of:=IF(ISNA([.C582]);[.B582];NA())" office:value-type="float" office:value="-2.24541327337" calcext:value-type="float">
            <text:p>-2.2454132734</text:p>
          </table:table-cell>
          <table:table-cell table:formula="of:=IF(ISNA([.C582]);NA();[.B58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102012309" calcext:value-type="float">
            <text:p>-1.4102012309</text:p>
          </table:table-cell>
          <table:table-cell office:value-type="float" office:value="-2.80750123008" calcext:value-type="float">
            <text:p>-2.8075012301</text:p>
          </table:table-cell>
          <table:table-cell office:value-type="float" office:value="0" calcext:value-type="float">
            <text:p>0</text:p>
          </table:table-cell>
          <table:table-cell office:value-type="float" office:value="3.26022540748" calcext:value-type="float">
            <text:p>3.2602254075</text:p>
          </table:table-cell>
        </table:table-row>
        <table:table-row table:style-name="ro1">
          <table:table-cell office:value-type="float" office:value="-1.0442739697" calcext:value-type="float">
            <text:p>-1.0442739697</text:p>
          </table:table-cell>
          <table:table-cell office:value-type="float" office:value="-1.92709643783" calcext:value-type="float">
            <text:p>-1.9270964378</text:p>
          </table:table-cell>
          <table:table-cell table:formula="of:=MATCH([.A583];[.F$5:.F$25];0)" office:value-type="string" office:string-value="" calcext:value-type="error">
            <text:p>#N/A</text:p>
          </table:table-cell>
          <table:table-cell table:formula="of:=IF(ISNA([.C583]);[.B583];NA())" office:value-type="float" office:value="-1.92709643783" calcext:value-type="float">
            <text:p>-1.9270964378</text:p>
          </table:table-cell>
          <table:table-cell table:formula="of:=IF(ISNA([.C583]);NA();[.B58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1921785791" calcext:value-type="float">
            <text:p>-1.4192178579</text:p>
          </table:table-cell>
          <table:table-cell office:value-type="float" office:value="-2.86262603254" calcext:value-type="float">
            <text:p>-2.8626260325</text:p>
          </table:table-cell>
          <table:table-cell office:value-type="float" office:value="0" calcext:value-type="float">
            <text:p>0</text:p>
          </table:table-cell>
          <table:table-cell office:value-type="float" office:value="3.26022540748" calcext:value-type="float">
            <text:p>3.2602254075</text:p>
          </table:table-cell>
        </table:table-row>
        <table:table-row table:style-name="ro1">
          <table:table-cell office:value-type="float" office:value="-0.0468226568592" calcext:value-type="float">
            <text:p>-0.0468226569</text:p>
          </table:table-cell>
          <table:table-cell office:value-type="float" office:value="-3.29321638242" calcext:value-type="float">
            <text:p>-3.2932163824</text:p>
          </table:table-cell>
          <table:table-cell table:formula="of:=MATCH([.A584];[.F$5:.F$25];0)" office:value-type="string" office:string-value="" calcext:value-type="error">
            <text:p>#N/A</text:p>
          </table:table-cell>
          <table:table-cell table:formula="of:=IF(ISNA([.C584]);[.B584];NA())" office:value-type="float" office:value="-3.29321638242" calcext:value-type="float">
            <text:p>-3.2932163824</text:p>
          </table:table-cell>
          <table:table-cell table:formula="of:=IF(ISNA([.C584]);NA();[.B58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3846360961" calcext:value-type="float">
            <text:p>-1.5384636096</text:p>
          </table:table-cell>
          <table:table-cell office:value-type="float" office:value="-3.73527636158" calcext:value-type="float">
            <text:p>-3.7352763616</text:p>
          </table:table-cell>
          <table:table-cell office:value-type="float" office:value="0" calcext:value-type="float">
            <text:p>0</text:p>
          </table:table-cell>
          <table:table-cell office:value-type="float" office:value="3.26022540748" calcext:value-type="float">
            <text:p>3.2602254075</text:p>
          </table:table-cell>
        </table:table-row>
        <table:table-row table:style-name="ro1">
          <table:table-cell office:value-type="float" office:value="-0.74220623082" calcext:value-type="float">
            <text:p>-0.7422062308</text:p>
          </table:table-cell>
          <table:table-cell office:value-type="float" office:value="-3.36945027559" calcext:value-type="float">
            <text:p>-3.3694502756</text:p>
          </table:table-cell>
          <table:table-cell table:formula="of:=MATCH([.A585];[.F$5:.F$25];0)" office:value-type="string" office:string-value="" calcext:value-type="error">
            <text:p>#N/A</text:p>
          </table:table-cell>
          <table:table-cell table:formula="of:=IF(ISNA([.C585]);[.B585];NA())" office:value-type="float" office:value="-3.36945027559" calcext:value-type="float">
            <text:p>-3.3694502756</text:p>
          </table:table-cell>
          <table:table-cell table:formula="of:=IF(ISNA([.C585]);NA();[.B58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56316723678" calcext:value-type="float">
            <text:p>-0.7563167237</text:p>
          </table:table-cell>
          <table:table-cell office:value-type="float" office:value="-3.00933201736" calcext:value-type="float">
            <text:p>-3.0093320174</text:p>
          </table:table-cell>
          <table:table-cell office:value-type="float" office:value="0" calcext:value-type="float">
            <text:p>0</text:p>
          </table:table-cell>
          <table:table-cell office:value-type="float" office:value="3.26022540748" calcext:value-type="float">
            <text:p>3.2602254075</text:p>
          </table:table-cell>
        </table:table-row>
        <table:table-row table:style-name="ro1">
          <table:table-cell office:value-type="float" office:value="-1.32651256251" calcext:value-type="float">
            <text:p>-1.3265125625</text:p>
          </table:table-cell>
          <table:table-cell office:value-type="float" office:value="-2.61695784954" calcext:value-type="float">
            <text:p>-2.6169578495</text:p>
          </table:table-cell>
          <table:table-cell table:formula="of:=MATCH([.A586];[.F$5:.F$25];0)" office:value-type="string" office:string-value="" calcext:value-type="error">
            <text:p>#N/A</text:p>
          </table:table-cell>
          <table:table-cell table:formula="of:=IF(ISNA([.C586]);[.B586];NA())" office:value-type="float" office:value="-2.61695784954" calcext:value-type="float">
            <text:p>-2.6169578495</text:p>
          </table:table-cell>
          <table:table-cell table:formula="of:=IF(ISNA([.C586]);NA();[.B58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3500552453" calcext:value-type="float">
            <text:p>-0.1350055245</text:p>
          </table:table-cell>
          <table:table-cell office:value-type="float" office:value="-4.20760799249" calcext:value-type="float">
            <text:p>-4.2076079925</text:p>
          </table:table-cell>
          <table:table-cell office:value-type="float" office:value="0" calcext:value-type="float">
            <text:p>0</text:p>
          </table:table-cell>
          <table:table-cell office:value-type="float" office:value="3.26022540748" calcext:value-type="float">
            <text:p>3.2602254075</text:p>
          </table:table-cell>
        </table:table-row>
        <table:table-row table:style-name="ro1">
          <table:table-cell office:value-type="float" office:value="-0.462032545565" calcext:value-type="float">
            <text:p>-0.4620325456</text:p>
          </table:table-cell>
          <table:table-cell office:value-type="float" office:value="-3.40810353663" calcext:value-type="float">
            <text:p>-3.4081035366</text:p>
          </table:table-cell>
          <table:table-cell table:formula="of:=MATCH([.A587];[.F$5:.F$25];0)" office:value-type="string" office:string-value="" calcext:value-type="error">
            <text:p>#N/A</text:p>
          </table:table-cell>
          <table:table-cell table:formula="of:=IF(ISNA([.C587]);[.B587];NA())" office:value-type="float" office:value="-3.40810353663" calcext:value-type="float">
            <text:p>-3.4081035366</text:p>
          </table:table-cell>
          <table:table-cell table:formula="of:=IF(ISNA([.C587]);NA();[.B58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13570478692" calcext:value-type="float">
            <text:p>-0.7135704787</text:p>
          </table:table-cell>
          <table:table-cell office:value-type="float" office:value="-2.8971992987" calcext:value-type="float">
            <text:p>-2.8971992987</text:p>
          </table:table-cell>
          <table:table-cell office:value-type="float" office:value="0" calcext:value-type="float">
            <text:p>0</text:p>
          </table:table-cell>
          <table:table-cell office:value-type="float" office:value="3.26022540748" calcext:value-type="float">
            <text:p>3.2602254075</text:p>
          </table:table-cell>
        </table:table-row>
        <table:table-row table:style-name="ro1">
          <table:table-cell office:value-type="float" office:value="-1.48840088942" calcext:value-type="float">
            <text:p>-1.4884008894</text:p>
          </table:table-cell>
          <table:table-cell office:value-type="float" office:value="-2.89350866924" calcext:value-type="float">
            <text:p>-2.8935086692</text:p>
          </table:table-cell>
          <table:table-cell table:formula="of:=MATCH([.A588];[.F$5:.F$25];0)" office:value-type="string" office:string-value="" calcext:value-type="error">
            <text:p>#N/A</text:p>
          </table:table-cell>
          <table:table-cell table:formula="of:=IF(ISNA([.C588]);[.B588];NA())" office:value-type="float" office:value="-2.89350866924" calcext:value-type="float">
            <text:p>-2.8935086692</text:p>
          </table:table-cell>
          <table:table-cell table:formula="of:=IF(ISNA([.C588]);NA();[.B58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37243939318" calcext:value-type="float">
            <text:p>0.1372439393</text:p>
          </table:table-cell>
          <table:table-cell office:value-type="float" office:value="-3.29856103732" calcext:value-type="float">
            <text:p>-3.2985610373</text:p>
          </table:table-cell>
          <table:table-cell office:value-type="float" office:value="0" calcext:value-type="float">
            <text:p>0</text:p>
          </table:table-cell>
          <table:table-cell office:value-type="float" office:value="3.26022540748" calcext:value-type="float">
            <text:p>3.2602254075</text:p>
          </table:table-cell>
        </table:table-row>
        <table:table-row table:style-name="ro1">
          <table:table-cell office:value-type="float" office:value="-1.33535969485" calcext:value-type="float">
            <text:p>-1.3353596949</text:p>
          </table:table-cell>
          <table:table-cell office:value-type="float" office:value="-2.5917912305" calcext:value-type="float">
            <text:p>-2.5917912305</text:p>
          </table:table-cell>
          <table:table-cell table:formula="of:=MATCH([.A589];[.F$5:.F$25];0)" office:value-type="string" office:string-value="" calcext:value-type="error">
            <text:p>#N/A</text:p>
          </table:table-cell>
          <table:table-cell table:formula="of:=IF(ISNA([.C589]);[.B589];NA())" office:value-type="float" office:value="-2.5917912305" calcext:value-type="float">
            <text:p>-2.5917912305</text:p>
          </table:table-cell>
          <table:table-cell table:formula="of:=IF(ISNA([.C589]);NA();[.B58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8734969759" calcext:value-type="float">
            <text:p>-1.0873496976</text:p>
          </table:table-cell>
          <table:table-cell office:value-type="float" office:value="-2.73159813507" calcext:value-type="float">
            <text:p>-2.7315981351</text:p>
          </table:table-cell>
          <table:table-cell office:value-type="float" office:value="12" calcext:value-type="float">
            <text:p>12</text:p>
          </table:table-cell>
          <table:table-cell office:value-type="float" office:value="3.2518923091" calcext:value-type="float">
            <text:p>3.2518923091</text:p>
          </table:table-cell>
        </table:table-row>
        <table:table-row table:style-name="ro1">
          <table:table-cell office:value-type="float" office:value="-0.326918683033" calcext:value-type="float">
            <text:p>-0.326918683</text:p>
          </table:table-cell>
          <table:table-cell office:value-type="float" office:value="-2.25627136682" calcext:value-type="float">
            <text:p>-2.2562713668</text:p>
          </table:table-cell>
          <table:table-cell table:formula="of:=MATCH([.A590];[.F$5:.F$25];0)" office:value-type="string" office:string-value="" calcext:value-type="error">
            <text:p>#N/A</text:p>
          </table:table-cell>
          <table:table-cell table:formula="of:=IF(ISNA([.C590]);[.B590];NA())" office:value-type="float" office:value="-2.25627136682" calcext:value-type="float">
            <text:p>-2.2562713668</text:p>
          </table:table-cell>
          <table:table-cell table:formula="of:=IF(ISNA([.C590]);NA();[.B59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0213266608" calcext:value-type="float">
            <text:p>-1.6021326661</text:p>
          </table:table-cell>
          <table:table-cell office:value-type="float" office:value="-3.78440865886" calcext:value-type="float">
            <text:p>-3.7844086589</text:p>
          </table:table-cell>
          <table:table-cell office:value-type="float" office:value="12" calcext:value-type="float">
            <text:p>12</text:p>
          </table:table-cell>
          <table:table-cell office:value-type="float" office:value="3.2518923091" calcext:value-type="float">
            <text:p>3.2518923091</text:p>
          </table:table-cell>
        </table:table-row>
        <table:table-row table:style-name="ro1">
          <table:table-cell office:value-type="float" office:value="-0.796977288832" calcext:value-type="float">
            <text:p>-0.7969772888</text:p>
          </table:table-cell>
          <table:table-cell office:value-type="float" office:value="-3.51316311754" calcext:value-type="float">
            <text:p>-3.5131631175</text:p>
          </table:table-cell>
          <table:table-cell table:formula="of:=MATCH([.A591];[.F$5:.F$25];0)" office:value-type="float" office:value="21" calcext:value-type="float">
            <text:p>21</text:p>
          </table:table-cell>
          <table:table-cell table:formula="of:=IF(ISNA([.C591]);[.B591];NA())" office:value-type="string" office:string-value="" calcext:value-type="error">
            <text:p>#N/A</text:p>
          </table:table-cell>
          <table:table-cell table:formula="of:=IF(ISNA([.C591]);NA();[.B591])" office:value-type="float" office:value="-3.51316311754" calcext:value-type="float">
            <text:p>-3.5131631175</text:p>
          </table:table-cell>
          <table:table-cell table:number-columns-repeated="4"/>
          <table:table-cell office:value-type="float" office:value="-0.308434595158" calcext:value-type="float">
            <text:p>-0.3084345952</text:p>
          </table:table-cell>
          <table:table-cell office:value-type="float" office:value="-4.12860323565" calcext:value-type="float">
            <text:p>-4.1286032357</text:p>
          </table:table-cell>
          <table:table-cell office:value-type="float" office:value="12" calcext:value-type="float">
            <text:p>12</text:p>
          </table:table-cell>
          <table:table-cell office:value-type="float" office:value="3.2518923091" calcext:value-type="float">
            <text:p>3.2518923091</text:p>
          </table:table-cell>
        </table:table-row>
        <table:table-row table:style-name="ro1">
          <table:table-cell office:value-type="float" office:value="-0.78657020973" calcext:value-type="float">
            <text:p>-0.7865702097</text:p>
          </table:table-cell>
          <table:table-cell office:value-type="float" office:value="-3.76370285836" calcext:value-type="float">
            <text:p>-3.7637028584</text:p>
          </table:table-cell>
          <table:table-cell table:formula="of:=MATCH([.A592];[.F$5:.F$25];0)" office:value-type="string" office:string-value="" calcext:value-type="error">
            <text:p>#N/A</text:p>
          </table:table-cell>
          <table:table-cell table:formula="of:=IF(ISNA([.C592]);[.B592];NA())" office:value-type="float" office:value="-3.76370285836" calcext:value-type="float">
            <text:p>-3.7637028584</text:p>
          </table:table-cell>
          <table:table-cell table:formula="of:=IF(ISNA([.C592]);NA();[.B59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3395846217" calcext:value-type="float">
            <text:p>-1.4339584622</text:p>
          </table:table-cell>
          <table:table-cell office:value-type="float" office:value="-3.24561245468" calcext:value-type="float">
            <text:p>-3.2456124547</text:p>
          </table:table-cell>
          <table:table-cell office:value-type="float" office:value="0" calcext:value-type="float">
            <text:p>0</text:p>
          </table:table-cell>
          <table:table-cell office:value-type="float" office:value="3.71858297415" calcext:value-type="float">
            <text:p>3.7185829742</text:p>
          </table:table-cell>
        </table:table-row>
        <table:table-row table:style-name="ro1">
          <table:table-cell office:value-type="float" office:value="-0.157950640614" calcext:value-type="float">
            <text:p>-0.1579506406</text:p>
          </table:table-cell>
          <table:table-cell office:value-type="float" office:value="-2.79631532579" calcext:value-type="float">
            <text:p>-2.7963153258</text:p>
          </table:table-cell>
          <table:table-cell table:formula="of:=MATCH([.A593];[.F$5:.F$25];0)" office:value-type="string" office:string-value="" calcext:value-type="error">
            <text:p>#N/A</text:p>
          </table:table-cell>
          <table:table-cell table:formula="of:=IF(ISNA([.C593]);[.B593];NA())" office:value-type="float" office:value="-2.79631532579" calcext:value-type="float">
            <text:p>-2.7963153258</text:p>
          </table:table-cell>
          <table:table-cell table:formula="of:=IF(ISNA([.C593]);NA();[.B59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7279121641" calcext:value-type="float">
            <text:p>-0.3727912164</text:p>
          </table:table-cell>
          <table:table-cell office:value-type="float" office:value="-2.78307978474" calcext:value-type="float">
            <text:p>-2.7830797847</text:p>
          </table:table-cell>
          <table:table-cell office:value-type="float" office:value="3" calcext:value-type="float">
            <text:p>3</text:p>
          </table:table-cell>
          <table:table-cell office:value-type="float" office:value="3.68859996681" calcext:value-type="float">
            <text:p>3.6885999668</text:p>
          </table:table-cell>
        </table:table-row>
        <table:table-row table:style-name="ro1">
          <table:table-cell office:value-type="float" office:value="-0.400702014981" calcext:value-type="float">
            <text:p>-0.400702015</text:p>
          </table:table-cell>
          <table:table-cell office:value-type="float" office:value="-2.76664796172" calcext:value-type="float">
            <text:p>-2.7666479617</text:p>
          </table:table-cell>
          <table:table-cell table:formula="of:=MATCH([.A594];[.F$5:.F$25];0)" office:value-type="string" office:string-value="" calcext:value-type="error">
            <text:p>#N/A</text:p>
          </table:table-cell>
          <table:table-cell table:formula="of:=IF(ISNA([.C594]);[.B594];NA())" office:value-type="float" office:value="-2.76664796172" calcext:value-type="float">
            <text:p>-2.7666479617</text:p>
          </table:table-cell>
          <table:table-cell table:formula="of:=IF(ISNA([.C594]);NA();[.B59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81905159771" calcext:value-type="float">
            <text:p>-0.2819051598</text:p>
          </table:table-cell>
          <table:table-cell office:value-type="float" office:value="-3.07152957217" calcext:value-type="float">
            <text:p>-3.0715295722</text:p>
          </table:table-cell>
          <table:table-cell office:value-type="float" office:value="3" calcext:value-type="float">
            <text:p>3</text:p>
          </table:table-cell>
          <table:table-cell office:value-type="float" office:value="3.68859996681" calcext:value-type="float">
            <text:p>3.6885999668</text:p>
          </table:table-cell>
        </table:table-row>
        <table:table-row table:style-name="ro1">
          <table:table-cell office:value-type="float" office:value="-0.753292667798" calcext:value-type="float">
            <text:p>-0.7532926678</text:p>
          </table:table-cell>
          <table:table-cell office:value-type="float" office:value="-4.21785475466" calcext:value-type="float">
            <text:p>-4.2178547547</text:p>
          </table:table-cell>
          <table:table-cell table:formula="of:=MATCH([.A595];[.F$5:.F$25];0)" office:value-type="string" office:string-value="" calcext:value-type="error">
            <text:p>#N/A</text:p>
          </table:table-cell>
          <table:table-cell table:formula="of:=IF(ISNA([.C595]);[.B595];NA())" office:value-type="float" office:value="-4.21785475466" calcext:value-type="float">
            <text:p>-4.2178547547</text:p>
          </table:table-cell>
          <table:table-cell table:formula="of:=IF(ISNA([.C595]);NA();[.B59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5785772797" calcext:value-type="float">
            <text:p>-1.357857728</text:p>
          </table:table-cell>
          <table:table-cell office:value-type="float" office:value="-3.40615286393" calcext:value-type="float">
            <text:p>-3.4061528639</text:p>
          </table:table-cell>
          <table:table-cell office:value-type="float" office:value="3" calcext:value-type="float">
            <text:p>3</text:p>
          </table:table-cell>
          <table:table-cell office:value-type="float" office:value="3.68859996681" calcext:value-type="float">
            <text:p>3.6885999668</text:p>
          </table:table-cell>
        </table:table-row>
        <table:table-row table:style-name="ro1">
          <table:table-cell office:value-type="float" office:value="-1.68594734797" calcext:value-type="float">
            <text:p>-1.685947348</text:p>
          </table:table-cell>
          <table:table-cell office:value-type="float" office:value="-3.50153022527" calcext:value-type="float">
            <text:p>-3.5015302253</text:p>
          </table:table-cell>
          <table:table-cell table:formula="of:=MATCH([.A596];[.F$5:.F$25];0)" office:value-type="string" office:string-value="" calcext:value-type="error">
            <text:p>#N/A</text:p>
          </table:table-cell>
          <table:table-cell table:formula="of:=IF(ISNA([.C596]);[.B596];NA())" office:value-type="float" office:value="-3.50153022527" calcext:value-type="float">
            <text:p>-3.5015302253</text:p>
          </table:table-cell>
          <table:table-cell table:formula="of:=IF(ISNA([.C596]);NA();[.B59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61218916446" calcext:value-type="float">
            <text:p>-0.2612189164</text:p>
          </table:table-cell>
          <table:table-cell office:value-type="float" office:value="-4.23049265066" calcext:value-type="float">
            <text:p>-4.2304926507</text:p>
          </table:table-cell>
          <table:table-cell office:value-type="float" office:value="3" calcext:value-type="float">
            <text:p>3</text:p>
          </table:table-cell>
          <table:table-cell office:value-type="float" office:value="3.68859996681" calcext:value-type="float">
            <text:p>3.6885999668</text:p>
          </table:table-cell>
        </table:table-row>
        <table:table-row table:style-name="ro1">
          <table:table-cell office:value-type="float" office:value="-1.22800992561" calcext:value-type="float">
            <text:p>-1.2280099256</text:p>
          </table:table-cell>
          <table:table-cell office:value-type="float" office:value="-3.20261411701" calcext:value-type="float">
            <text:p>-3.202614117</text:p>
          </table:table-cell>
          <table:table-cell table:formula="of:=MATCH([.A597];[.F$5:.F$25];0)" office:value-type="string" office:string-value="" calcext:value-type="error">
            <text:p>#N/A</text:p>
          </table:table-cell>
          <table:table-cell table:formula="of:=IF(ISNA([.C597]);[.B597];NA())" office:value-type="float" office:value="-3.20261411701" calcext:value-type="float">
            <text:p>-3.202614117</text:p>
          </table:table-cell>
          <table:table-cell table:formula="of:=IF(ISNA([.C597]);NA();[.B59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13431779454" calcext:value-type="float">
            <text:p>-0.9134317795</text:p>
          </table:table-cell>
          <table:table-cell office:value-type="float" office:value="-2.96032699" calcext:value-type="float">
            <text:p>-2.96032699</text:p>
          </table:table-cell>
          <table:table-cell office:value-type="float" office:value="3" calcext:value-type="float">
            <text:p>3</text:p>
          </table:table-cell>
          <table:table-cell office:value-type="float" office:value="3.68859996681" calcext:value-type="float">
            <text:p>3.6885999668</text:p>
          </table:table-cell>
        </table:table-row>
        <table:table-row table:style-name="ro1">
          <table:table-cell office:value-type="float" office:value="-1.18117631899" calcext:value-type="float">
            <text:p>-1.181176319</text:p>
          </table:table-cell>
          <table:table-cell office:value-type="float" office:value="-3.04433035278" calcext:value-type="float">
            <text:p>-3.0443303528</text:p>
          </table:table-cell>
          <table:table-cell table:formula="of:=MATCH([.A598];[.F$5:.F$25];0)" office:value-type="string" office:string-value="" calcext:value-type="error">
            <text:p>#N/A</text:p>
          </table:table-cell>
          <table:table-cell table:formula="of:=IF(ISNA([.C598]);[.B598];NA())" office:value-type="float" office:value="-3.04433035278" calcext:value-type="float">
            <text:p>-3.0443303528</text:p>
          </table:table-cell>
          <table:table-cell table:formula="of:=IF(ISNA([.C598]);NA();[.B59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11073503064" calcext:value-type="float">
            <text:p>-0.6110735031</text:p>
          </table:table-cell>
          <table:table-cell office:value-type="float" office:value="-2.81217504918" calcext:value-type="float">
            <text:p>-2.8121750492</text:p>
          </table:table-cell>
          <table:table-cell office:value-type="float" office:value="3" calcext:value-type="float">
            <text:p>3</text:p>
          </table:table-cell>
          <table:table-cell office:value-type="float" office:value="3.68859996681" calcext:value-type="float">
            <text:p>3.6885999668</text:p>
          </table:table-cell>
        </table:table-row>
        <table:table-row table:style-name="ro1">
          <table:table-cell office:value-type="float" office:value="-0.619308550999" calcext:value-type="float">
            <text:p>-0.619308551</text:p>
          </table:table-cell>
          <table:table-cell office:value-type="float" office:value="-4.23952109708" calcext:value-type="float">
            <text:p>-4.2395210971</text:p>
          </table:table-cell>
          <table:table-cell table:formula="of:=MATCH([.A599];[.F$5:.F$25];0)" office:value-type="string" office:string-value="" calcext:value-type="error">
            <text:p>#N/A</text:p>
          </table:table-cell>
          <table:table-cell table:formula="of:=IF(ISNA([.C599]);[.B599];NA())" office:value-type="float" office:value="-4.23952109708" calcext:value-type="float">
            <text:p>-4.2395210971</text:p>
          </table:table-cell>
          <table:table-cell table:formula="of:=IF(ISNA([.C599]);NA();[.B59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483939972" calcext:value-type="float">
            <text:p>-1.3483939972</text:p>
          </table:table-cell>
          <table:table-cell office:value-type="float" office:value="-2.78052853238" calcext:value-type="float">
            <text:p>-2.7805285324</text:p>
          </table:table-cell>
          <table:table-cell office:value-type="float" office:value="16" calcext:value-type="float">
            <text:p>16</text:p>
          </table:table-cell>
          <table:table-cell office:value-type="float" office:value="3.08424727562" calcext:value-type="float">
            <text:p>3.0842472756</text:p>
          </table:table-cell>
        </table:table-row>
        <table:table-row table:style-name="ro1">
          <table:table-cell office:value-type="float" office:value="-0.976522912091" calcext:value-type="float">
            <text:p>-0.9765229121</text:p>
          </table:table-cell>
          <table:table-cell office:value-type="float" office:value="-4.47667870364" calcext:value-type="float">
            <text:p>-4.4766787036</text:p>
          </table:table-cell>
          <table:table-cell table:formula="of:=MATCH([.A600];[.F$5:.F$25];0)" office:value-type="string" office:string-value="" calcext:value-type="error">
            <text:p>#N/A</text:p>
          </table:table-cell>
          <table:table-cell table:formula="of:=IF(ISNA([.C600]);[.B600];NA())" office:value-type="float" office:value="-4.47667870364" calcext:value-type="float">
            <text:p>-4.4766787036</text:p>
          </table:table-cell>
          <table:table-cell table:formula="of:=IF(ISNA([.C600]);NA();[.B60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6380704138" calcext:value-type="float">
            <text:p>-1.3638070414</text:p>
          </table:table-cell>
          <table:table-cell office:value-type="float" office:value="-3.07848842118" calcext:value-type="float">
            <text:p>-3.0784884212</text:p>
          </table:table-cell>
          <table:table-cell office:value-type="float" office:value="16" calcext:value-type="float">
            <text:p>16</text:p>
          </table:table-cell>
          <table:table-cell office:value-type="float" office:value="3.08424727562" calcext:value-type="float">
            <text:p>3.0842472756</text:p>
          </table:table-cell>
        </table:table-row>
        <table:table-row table:style-name="ro1">
          <table:table-cell office:value-type="float" office:value="0.049753416133" calcext:value-type="float">
            <text:p>0.0497534161</text:p>
          </table:table-cell>
          <table:table-cell office:value-type="float" office:value="-3.31160294278" calcext:value-type="float">
            <text:p>-3.3116029428</text:p>
          </table:table-cell>
          <table:table-cell table:formula="of:=MATCH([.A601];[.F$5:.F$25];0)" office:value-type="string" office:string-value="" calcext:value-type="error">
            <text:p>#N/A</text:p>
          </table:table-cell>
          <table:table-cell table:formula="of:=IF(ISNA([.C601]);[.B601];NA())" office:value-type="float" office:value="-3.31160294278" calcext:value-type="float">
            <text:p>-3.3116029428</text:p>
          </table:table-cell>
          <table:table-cell table:formula="of:=IF(ISNA([.C601]);NA();[.B60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38056261637" calcext:value-type="float">
            <text:p>-0.6380562616</text:p>
          </table:table-cell>
          <table:table-cell office:value-type="float" office:value="-4.23394384977" calcext:value-type="float">
            <text:p>-4.2339438498</text:p>
          </table:table-cell>
          <table:table-cell office:value-type="float" office:value="16" calcext:value-type="float">
            <text:p>16</text:p>
          </table:table-cell>
          <table:table-cell office:value-type="float" office:value="3.08424727562" calcext:value-type="float">
            <text:p>3.0842472756</text:p>
          </table:table-cell>
        </table:table-row>
        <table:table-row table:style-name="ro1">
          <table:table-cell office:value-type="float" office:value="-1.19239480149" calcext:value-type="float">
            <text:p>-1.1923948015</text:p>
          </table:table-cell>
          <table:table-cell office:value-type="float" office:value="-3.83899129136" calcext:value-type="float">
            <text:p>-3.8389912914</text:p>
          </table:table-cell>
          <table:table-cell table:formula="of:=MATCH([.A602];[.F$5:.F$25];0)" office:value-type="string" office:string-value="" calcext:value-type="error">
            <text:p>#N/A</text:p>
          </table:table-cell>
          <table:table-cell table:formula="of:=IF(ISNA([.C602]);[.B602];NA())" office:value-type="float" office:value="-3.83899129136" calcext:value-type="float">
            <text:p>-3.8389912914</text:p>
          </table:table-cell>
          <table:table-cell table:formula="of:=IF(ISNA([.C602]);NA();[.B60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770102253501" calcext:value-type="float">
            <text:p>-0.0770102254</text:p>
          </table:table-cell>
          <table:table-cell office:value-type="float" office:value="-4.10521923329" calcext:value-type="float">
            <text:p>-4.1052192333</text:p>
          </table:table-cell>
          <table:table-cell office:value-type="float" office:value="0" calcext:value-type="float">
            <text:p>0</text:p>
          </table:table-cell>
          <table:table-cell office:value-type="float" office:value="3.96476952671" calcext:value-type="float">
            <text:p>3.9647695267</text:p>
          </table:table-cell>
        </table:table-row>
        <table:table-row table:style-name="ro1">
          <table:table-cell office:value-type="float" office:value="-1.4102012309" calcext:value-type="float">
            <text:p>-1.4102012309</text:p>
          </table:table-cell>
          <table:table-cell office:value-type="float" office:value="-2.80750123008" calcext:value-type="float">
            <text:p>-2.8075012301</text:p>
          </table:table-cell>
          <table:table-cell table:formula="of:=MATCH([.A603];[.F$5:.F$25];0)" office:value-type="string" office:string-value="" calcext:value-type="error">
            <text:p>#N/A</text:p>
          </table:table-cell>
          <table:table-cell table:formula="of:=IF(ISNA([.C603]);[.B603];NA())" office:value-type="float" office:value="-2.80750123008" calcext:value-type="float">
            <text:p>-2.8075012301</text:p>
          </table:table-cell>
          <table:table-cell table:formula="of:=IF(ISNA([.C603]);NA();[.B60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3304619657" calcext:value-type="float">
            <text:p>-1.2330461966</text:p>
          </table:table-cell>
          <table:table-cell office:value-type="float" office:value="-4.0135267109" calcext:value-type="float">
            <text:p>-4.0135267109</text:p>
          </table:table-cell>
          <table:table-cell office:value-type="float" office:value="3" calcext:value-type="float">
            <text:p>3</text:p>
          </table:table-cell>
          <table:table-cell office:value-type="float" office:value="3.89850378972" calcext:value-type="float">
            <text:p>3.8985037897</text:p>
          </table:table-cell>
        </table:table-row>
        <table:table-row table:style-name="ro1">
          <table:table-cell office:value-type="float" office:value="-1.41921785791" calcext:value-type="float">
            <text:p>-1.4192178579</text:p>
          </table:table-cell>
          <table:table-cell office:value-type="float" office:value="-2.86262603254" calcext:value-type="float">
            <text:p>-2.8626260325</text:p>
          </table:table-cell>
          <table:table-cell table:formula="of:=MATCH([.A604];[.F$5:.F$25];0)" office:value-type="string" office:string-value="" calcext:value-type="error">
            <text:p>#N/A</text:p>
          </table:table-cell>
          <table:table-cell table:formula="of:=IF(ISNA([.C604]);[.B604];NA())" office:value-type="float" office:value="-2.86262603254" calcext:value-type="float">
            <text:p>-2.8626260325</text:p>
          </table:table-cell>
          <table:table-cell table:formula="of:=IF(ISNA([.C604]);NA();[.B60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55254708732" calcext:value-type="float">
            <text:p>-0.3552547087</text:p>
          </table:table-cell>
          <table:table-cell office:value-type="float" office:value="-3.00943490012" calcext:value-type="float">
            <text:p>-3.0094349001</text:p>
          </table:table-cell>
          <table:table-cell office:value-type="float" office:value="16" calcext:value-type="float">
            <text:p>16</text:p>
          </table:table-cell>
          <table:table-cell office:value-type="float" office:value="3.47053619582" calcext:value-type="float">
            <text:p>3.4705361958</text:p>
          </table:table-cell>
        </table:table-row>
        <table:table-row table:style-name="ro1">
          <table:table-cell office:value-type="float" office:value="-1.53846360961" calcext:value-type="float">
            <text:p>-1.5384636096</text:p>
          </table:table-cell>
          <table:table-cell office:value-type="float" office:value="-3.73527636158" calcext:value-type="float">
            <text:p>-3.7352763616</text:p>
          </table:table-cell>
          <table:table-cell table:formula="of:=MATCH([.A605];[.F$5:.F$25];0)" office:value-type="string" office:string-value="" calcext:value-type="error">
            <text:p>#N/A</text:p>
          </table:table-cell>
          <table:table-cell table:formula="of:=IF(ISNA([.C605]);[.B605];NA())" office:value-type="float" office:value="-3.73527636158" calcext:value-type="float">
            <text:p>-3.7352763616</text:p>
          </table:table-cell>
          <table:table-cell table:formula="of:=IF(ISNA([.C605]);NA();[.B60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81986540213" calcext:value-type="float">
            <text:p>-0.7819865402</text:p>
          </table:table-cell>
          <table:table-cell office:value-type="float" office:value="-2.67653430896" calcext:value-type="float">
            <text:p>-2.676534309</text:p>
          </table:table-cell>
          <table:table-cell office:value-type="float" office:value="16" calcext:value-type="float">
            <text:p>16</text:p>
          </table:table-cell>
          <table:table-cell office:value-type="float" office:value="3.47053619582" calcext:value-type="float">
            <text:p>3.4705361958</text:p>
          </table:table-cell>
        </table:table-row>
        <table:table-row table:style-name="ro1">
          <table:table-cell office:value-type="float" office:value="-0.756316723678" calcext:value-type="float">
            <text:p>-0.7563167237</text:p>
          </table:table-cell>
          <table:table-cell office:value-type="float" office:value="-3.00933201736" calcext:value-type="float">
            <text:p>-3.0093320174</text:p>
          </table:table-cell>
          <table:table-cell table:formula="of:=MATCH([.A606];[.F$5:.F$25];0)" office:value-type="string" office:string-value="" calcext:value-type="error">
            <text:p>#N/A</text:p>
          </table:table-cell>
          <table:table-cell table:formula="of:=IF(ISNA([.C606]);[.B606];NA())" office:value-type="float" office:value="-3.00933201736" calcext:value-type="float">
            <text:p>-3.0093320174</text:p>
          </table:table-cell>
          <table:table-cell table:formula="of:=IF(ISNA([.C606]);NA();[.B60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38759108709" calcext:value-type="float">
            <text:p>-0.6387591087</text:p>
          </table:table-cell>
          <table:table-cell office:value-type="float" office:value="-4.14219709508" calcext:value-type="float">
            <text:p>-4.1421970951</text:p>
          </table:table-cell>
          <table:table-cell office:value-type="float" office:value="16" calcext:value-type="float">
            <text:p>16</text:p>
          </table:table-cell>
          <table:table-cell office:value-type="float" office:value="3.47053619582" calcext:value-type="float">
            <text:p>3.4705361958</text:p>
          </table:table-cell>
        </table:table-row>
        <table:table-row table:style-name="ro1">
          <table:table-cell office:value-type="float" office:value="-0.13500552453" calcext:value-type="float">
            <text:p>-0.1350055245</text:p>
          </table:table-cell>
          <table:table-cell office:value-type="float" office:value="-4.20760799249" calcext:value-type="float">
            <text:p>-4.2076079925</text:p>
          </table:table-cell>
          <table:table-cell table:formula="of:=MATCH([.A607];[.F$5:.F$25];0)" office:value-type="string" office:string-value="" calcext:value-type="error">
            <text:p>#N/A</text:p>
          </table:table-cell>
          <table:table-cell table:formula="of:=IF(ISNA([.C607]);[.B607];NA())" office:value-type="float" office:value="-4.20760799249" calcext:value-type="float">
            <text:p>-4.2076079925</text:p>
          </table:table-cell>
          <table:table-cell table:formula="of:=IF(ISNA([.C607]);NA();[.B60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7724738136" calcext:value-type="float">
            <text:p>-1.3772473814</text:p>
          </table:table-cell>
          <table:table-cell office:value-type="float" office:value="-3.81527909946" calcext:value-type="float">
            <text:p>-3.8152790995</text:p>
          </table:table-cell>
          <table:table-cell office:value-type="float" office:value="16" calcext:value-type="float">
            <text:p>16</text:p>
          </table:table-cell>
          <table:table-cell office:value-type="float" office:value="3.47053619582" calcext:value-type="float">
            <text:p>3.4705361958</text:p>
          </table:table-cell>
        </table:table-row>
        <table:table-row table:style-name="ro1">
          <table:table-cell office:value-type="float" office:value="-0.713570478692" calcext:value-type="float">
            <text:p>-0.7135704787</text:p>
          </table:table-cell>
          <table:table-cell office:value-type="float" office:value="-2.8971992987" calcext:value-type="float">
            <text:p>-2.8971992987</text:p>
          </table:table-cell>
          <table:table-cell table:formula="of:=MATCH([.A608];[.F$5:.F$25];0)" office:value-type="string" office:string-value="" calcext:value-type="error">
            <text:p>#N/A</text:p>
          </table:table-cell>
          <table:table-cell table:formula="of:=IF(ISNA([.C608]);[.B608];NA())" office:value-type="float" office:value="-2.8971992987" calcext:value-type="float">
            <text:p>-2.8971992987</text:p>
          </table:table-cell>
          <table:table-cell table:formula="of:=IF(ISNA([.C608]);NA();[.B60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17127494522" calcext:value-type="float">
            <text:p>-0.2171274945</text:p>
          </table:table-cell>
          <table:table-cell office:value-type="float" office:value="-3.22047134217" calcext:value-type="float">
            <text:p>-3.2204713422</text:p>
          </table:table-cell>
          <table:table-cell office:value-type="float" office:value="16" calcext:value-type="float">
            <text:p>16</text:p>
          </table:table-cell>
          <table:table-cell office:value-type="float" office:value="3.90573951638" calcext:value-type="float">
            <text:p>3.9057395164</text:p>
          </table:table-cell>
        </table:table-row>
        <table:table-row table:style-name="ro1">
          <table:table-cell office:value-type="float" office:value="0.137243939318" calcext:value-type="float">
            <text:p>0.1372439393</text:p>
          </table:table-cell>
          <table:table-cell office:value-type="float" office:value="-3.29856103732" calcext:value-type="float">
            <text:p>-3.2985610373</text:p>
          </table:table-cell>
          <table:table-cell table:formula="of:=MATCH([.A609];[.F$5:.F$25];0)" office:value-type="string" office:string-value="" calcext:value-type="error">
            <text:p>#N/A</text:p>
          </table:table-cell>
          <table:table-cell table:formula="of:=IF(ISNA([.C609]);[.B609];NA())" office:value-type="float" office:value="-3.29856103732" calcext:value-type="float">
            <text:p>-3.2985610373</text:p>
          </table:table-cell>
          <table:table-cell table:formula="of:=IF(ISNA([.C609]);NA();[.B60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2163286566" calcext:value-type="float">
            <text:p>-1.6216328657</text:p>
          </table:table-cell>
          <table:table-cell office:value-type="float" office:value="-3.70109394807" calcext:value-type="float">
            <text:p>-3.7010939481</text:p>
          </table:table-cell>
          <table:table-cell office:value-type="float" office:value="16" calcext:value-type="float">
            <text:p>16</text:p>
          </table:table-cell>
          <table:table-cell office:value-type="float" office:value="3.90573951638" calcext:value-type="float">
            <text:p>3.9057395164</text:p>
          </table:table-cell>
        </table:table-row>
        <table:table-row table:style-name="ro1">
          <table:table-cell office:value-type="float" office:value="-1.08734969759" calcext:value-type="float">
            <text:p>-1.0873496976</text:p>
          </table:table-cell>
          <table:table-cell office:value-type="float" office:value="-2.73159813507" calcext:value-type="float">
            <text:p>-2.7315981351</text:p>
          </table:table-cell>
          <table:table-cell table:formula="of:=MATCH([.A610];[.F$5:.F$25];0)" office:value-type="string" office:string-value="" calcext:value-type="error">
            <text:p>#N/A</text:p>
          </table:table-cell>
          <table:table-cell table:formula="of:=IF(ISNA([.C610]);[.B610];NA())" office:value-type="float" office:value="-2.73159813507" calcext:value-type="float">
            <text:p>-2.7315981351</text:p>
          </table:table-cell>
          <table:table-cell table:formula="of:=IF(ISNA([.C610]);NA();[.B61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6275733785" calcext:value-type="float">
            <text:p>-1.5627573379</text:p>
          </table:table-cell>
          <table:table-cell office:value-type="float" office:value="-3.26614083927" calcext:value-type="float">
            <text:p>-3.2661408393</text:p>
          </table:table-cell>
          <table:table-cell office:value-type="float" office:value="18" calcext:value-type="float">
            <text:p>18</text:p>
          </table:table-cell>
          <table:table-cell office:value-type="float" office:value="3.69590494407" calcext:value-type="float">
            <text:p>3.6959049441</text:p>
          </table:table-cell>
        </table:table-row>
        <table:table-row table:style-name="ro1">
          <table:table-cell office:value-type="float" office:value="-1.60213266608" calcext:value-type="float">
            <text:p>-1.6021326661</text:p>
          </table:table-cell>
          <table:table-cell office:value-type="float" office:value="-3.78440865886" calcext:value-type="float">
            <text:p>-3.7844086589</text:p>
          </table:table-cell>
          <table:table-cell table:formula="of:=MATCH([.A611];[.F$5:.F$25];0)" office:value-type="string" office:string-value="" calcext:value-type="error">
            <text:p>#N/A</text:p>
          </table:table-cell>
          <table:table-cell table:formula="of:=IF(ISNA([.C611]);[.B611];NA())" office:value-type="float" office:value="-3.78440865886" calcext:value-type="float">
            <text:p>-3.7844086589</text:p>
          </table:table-cell>
          <table:table-cell table:formula="of:=IF(ISNA([.C611]);NA();[.B61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5787984907" calcext:value-type="float">
            <text:p>-1.5578798491</text:p>
          </table:table-cell>
          <table:table-cell office:value-type="float" office:value="-3.35859899634" calcext:value-type="float">
            <text:p>-3.3585989963</text:p>
          </table:table-cell>
          <table:table-cell office:value-type="float" office:value="21" calcext:value-type="float">
            <text:p>21</text:p>
          </table:table-cell>
          <table:table-cell office:value-type="float" office:value="3.68489120713" calcext:value-type="float">
            <text:p>3.6848912071</text:p>
          </table:table-cell>
        </table:table-row>
        <table:table-row table:style-name="ro1">
          <table:table-cell office:value-type="float" office:value="-0.308434595158" calcext:value-type="float">
            <text:p>-0.3084345952</text:p>
          </table:table-cell>
          <table:table-cell office:value-type="float" office:value="-4.12860323565" calcext:value-type="float">
            <text:p>-4.1286032357</text:p>
          </table:table-cell>
          <table:table-cell table:formula="of:=MATCH([.A612];[.F$5:.F$25];0)" office:value-type="string" office:string-value="" calcext:value-type="error">
            <text:p>#N/A</text:p>
          </table:table-cell>
          <table:table-cell table:formula="of:=IF(ISNA([.C612]);[.B612];NA())" office:value-type="float" office:value="-4.12860323565" calcext:value-type="float">
            <text:p>-4.1286032357</text:p>
          </table:table-cell>
          <table:table-cell table:formula="of:=IF(ISNA([.C612]);NA();[.B61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73483958917" calcext:value-type="float">
            <text:p>-0.4734839589</text:p>
          </table:table-cell>
          <table:table-cell office:value-type="float" office:value="-2.60946773902" calcext:value-type="float">
            <text:p>-2.609467739</text:p>
          </table:table-cell>
          <table:table-cell office:value-type="float" office:value="21" calcext:value-type="float">
            <text:p>21</text:p>
          </table:table-cell>
          <table:table-cell office:value-type="float" office:value="3.31545009624" calcext:value-type="float">
            <text:p>3.3154500962</text:p>
          </table:table-cell>
        </table:table-row>
        <table:table-row table:style-name="ro1">
          <table:table-cell office:value-type="float" office:value="-1.43395846217" calcext:value-type="float">
            <text:p>-1.4339584622</text:p>
          </table:table-cell>
          <table:table-cell office:value-type="float" office:value="-3.24561245468" calcext:value-type="float">
            <text:p>-3.2456124547</text:p>
          </table:table-cell>
          <table:table-cell table:formula="of:=MATCH([.A613];[.F$5:.F$25];0)" office:value-type="string" office:string-value="" calcext:value-type="error">
            <text:p>#N/A</text:p>
          </table:table-cell>
          <table:table-cell table:formula="of:=IF(ISNA([.C613]);[.B613];NA())" office:value-type="float" office:value="-3.24561245468" calcext:value-type="float">
            <text:p>-3.2456124547</text:p>
          </table:table-cell>
          <table:table-cell table:formula="of:=IF(ISNA([.C613]);NA();[.B61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59431632284" calcext:value-type="float">
            <text:p>-0.4594316323</text:p>
          </table:table-cell>
          <table:table-cell office:value-type="float" office:value="-4.06101018863" calcext:value-type="float">
            <text:p>-4.0610101886</text:p>
          </table:table-cell>
          <table:table-cell office:value-type="float" office:value="0" calcext:value-type="float">
            <text:p>0</text:p>
          </table:table-cell>
          <table:table-cell office:value-type="float" office:value="3.61233541841" calcext:value-type="float">
            <text:p>3.6123354184</text:p>
          </table:table-cell>
        </table:table-row>
        <table:table-row table:style-name="ro1">
          <table:table-cell office:value-type="float" office:value="-0.37279121641" calcext:value-type="float">
            <text:p>-0.3727912164</text:p>
          </table:table-cell>
          <table:table-cell office:value-type="float" office:value="-2.78307978474" calcext:value-type="float">
            <text:p>-2.7830797847</text:p>
          </table:table-cell>
          <table:table-cell table:formula="of:=MATCH([.A614];[.F$5:.F$25];0)" office:value-type="string" office:string-value="" calcext:value-type="error">
            <text:p>#N/A</text:p>
          </table:table-cell>
          <table:table-cell table:formula="of:=IF(ISNA([.C614]);[.B614];NA())" office:value-type="float" office:value="-2.78307978474" calcext:value-type="float">
            <text:p>-2.7830797847</text:p>
          </table:table-cell>
          <table:table-cell table:formula="of:=IF(ISNA([.C614]);NA();[.B61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5173369578" calcext:value-type="float">
            <text:p>-1.1517336958</text:p>
          </table:table-cell>
          <table:table-cell office:value-type="float" office:value="-4.10612638421" calcext:value-type="float">
            <text:p>-4.1061263842</text:p>
          </table:table-cell>
          <table:table-cell office:value-type="float" office:value="0" calcext:value-type="float">
            <text:p>0</text:p>
          </table:table-cell>
          <table:table-cell office:value-type="float" office:value="3.61233541841" calcext:value-type="float">
            <text:p>3.6123354184</text:p>
          </table:table-cell>
        </table:table-row>
        <table:table-row table:style-name="ro1">
          <table:table-cell office:value-type="float" office:value="-0.281905159771" calcext:value-type="float">
            <text:p>-0.2819051598</text:p>
          </table:table-cell>
          <table:table-cell office:value-type="float" office:value="-3.07152957217" calcext:value-type="float">
            <text:p>-3.0715295722</text:p>
          </table:table-cell>
          <table:table-cell table:formula="of:=MATCH([.A615];[.F$5:.F$25];0)" office:value-type="string" office:string-value="" calcext:value-type="error">
            <text:p>#N/A</text:p>
          </table:table-cell>
          <table:table-cell table:formula="of:=IF(ISNA([.C615]);[.B615];NA())" office:value-type="float" office:value="-3.07152957217" calcext:value-type="float">
            <text:p>-3.0715295722</text:p>
          </table:table-cell>
          <table:table-cell table:formula="of:=IF(ISNA([.C615]);NA();[.B61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22513398658" calcext:value-type="float">
            <text:p>-0.8225133987</text:p>
          </table:table-cell>
          <table:table-cell office:value-type="float" office:value="-2.59480707598" calcext:value-type="float">
            <text:p>-2.594807076</text:p>
          </table:table-cell>
          <table:table-cell office:value-type="float" office:value="0" calcext:value-type="float">
            <text:p>0</text:p>
          </table:table-cell>
          <table:table-cell office:value-type="float" office:value="3.61233541841" calcext:value-type="float">
            <text:p>3.6123354184</text:p>
          </table:table-cell>
        </table:table-row>
        <table:table-row table:style-name="ro1">
          <table:table-cell office:value-type="float" office:value="-1.35785772797" calcext:value-type="float">
            <text:p>-1.357857728</text:p>
          </table:table-cell>
          <table:table-cell office:value-type="float" office:value="-3.40615286393" calcext:value-type="float">
            <text:p>-3.4061528639</text:p>
          </table:table-cell>
          <table:table-cell table:formula="of:=MATCH([.A616];[.F$5:.F$25];0)" office:value-type="string" office:string-value="" calcext:value-type="error">
            <text:p>#N/A</text:p>
          </table:table-cell>
          <table:table-cell table:formula="of:=IF(ISNA([.C616]);[.B616];NA())" office:value-type="float" office:value="-3.40615286393" calcext:value-type="float">
            <text:p>-3.4061528639</text:p>
          </table:table-cell>
          <table:table-cell table:formula="of:=IF(ISNA([.C616]);NA();[.B61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86135594884" calcext:value-type="float">
            <text:p>-0.9861355949</text:p>
          </table:table-cell>
          <table:table-cell office:value-type="float" office:value="-4.06539862956" calcext:value-type="float">
            <text:p>-4.0653986296</text:p>
          </table:table-cell>
          <table:table-cell office:value-type="float" office:value="0" calcext:value-type="float">
            <text:p>0</text:p>
          </table:table-cell>
          <table:table-cell office:value-type="float" office:value="3.61233541841" calcext:value-type="float">
            <text:p>3.6123354184</text:p>
          </table:table-cell>
        </table:table-row>
        <table:table-row table:style-name="ro1">
          <table:table-cell office:value-type="float" office:value="-0.261218916446" calcext:value-type="float">
            <text:p>-0.2612189164</text:p>
          </table:table-cell>
          <table:table-cell office:value-type="float" office:value="-4.23049265066" calcext:value-type="float">
            <text:p>-4.2304926507</text:p>
          </table:table-cell>
          <table:table-cell table:formula="of:=MATCH([.A617];[.F$5:.F$25];0)" office:value-type="string" office:string-value="" calcext:value-type="error">
            <text:p>#N/A</text:p>
          </table:table-cell>
          <table:table-cell table:formula="of:=IF(ISNA([.C617]);[.B617];NA())" office:value-type="float" office:value="-4.23049265066" calcext:value-type="float">
            <text:p>-4.2304926507</text:p>
          </table:table-cell>
          <table:table-cell table:formula="of:=IF(ISNA([.C617]);NA();[.B61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827885826907" calcext:value-type="float">
            <text:p>-0.0827885827</text:p>
          </table:table-cell>
          <table:table-cell office:value-type="float" office:value="-3.41683561586" calcext:value-type="float">
            <text:p>-3.4168356159</text:p>
          </table:table-cell>
          <table:table-cell office:value-type="float" office:value="0" calcext:value-type="float">
            <text:p>0</text:p>
          </table:table-cell>
          <table:table-cell office:value-type="float" office:value="3.61233541841" calcext:value-type="float">
            <text:p>3.6123354184</text:p>
          </table:table-cell>
        </table:table-row>
        <table:table-row table:style-name="ro1">
          <table:table-cell office:value-type="float" office:value="-0.913431779454" calcext:value-type="float">
            <text:p>-0.9134317795</text:p>
          </table:table-cell>
          <table:table-cell office:value-type="float" office:value="-2.96032699" calcext:value-type="float">
            <text:p>-2.96032699</text:p>
          </table:table-cell>
          <table:table-cell table:formula="of:=MATCH([.A618];[.F$5:.F$25];0)" office:value-type="string" office:string-value="" calcext:value-type="error">
            <text:p>#N/A</text:p>
          </table:table-cell>
          <table:table-cell table:formula="of:=IF(ISNA([.C618]);[.B618];NA())" office:value-type="float" office:value="-2.96032699" calcext:value-type="float">
            <text:p>-2.96032699</text:p>
          </table:table-cell>
          <table:table-cell table:formula="of:=IF(ISNA([.C618]);NA();[.B61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4125059525" calcext:value-type="float">
            <text:p>-1.5412505953</text:p>
          </table:table-cell>
          <table:table-cell office:value-type="float" office:value="-3.35279197857" calcext:value-type="float">
            <text:p>-3.3527919786</text:p>
          </table:table-cell>
          <table:table-cell office:value-type="float" office:value="20" calcext:value-type="float">
            <text:p>20</text:p>
          </table:table-cell>
          <table:table-cell office:value-type="float" office:value="3.49309967271" calcext:value-type="float">
            <text:p>3.4930996727</text:p>
          </table:table-cell>
        </table:table-row>
        <table:table-row table:style-name="ro1">
          <table:table-cell office:value-type="float" office:value="-0.611073503064" calcext:value-type="float">
            <text:p>-0.6110735031</text:p>
          </table:table-cell>
          <table:table-cell office:value-type="float" office:value="-2.81217504918" calcext:value-type="float">
            <text:p>-2.8121750492</text:p>
          </table:table-cell>
          <table:table-cell table:formula="of:=MATCH([.A619];[.F$5:.F$25];0)" office:value-type="string" office:string-value="" calcext:value-type="error">
            <text:p>#N/A</text:p>
          </table:table-cell>
          <table:table-cell table:formula="of:=IF(ISNA([.C619]);[.B619];NA())" office:value-type="float" office:value="-2.81217504918" calcext:value-type="float">
            <text:p>-2.8121750492</text:p>
          </table:table-cell>
          <table:table-cell table:formula="of:=IF(ISNA([.C619]);NA();[.B61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58965000921" calcext:value-type="float">
            <text:p>-0.3589650009</text:p>
          </table:table-cell>
          <table:table-cell office:value-type="float" office:value="-3.89866290834" calcext:value-type="float">
            <text:p>-3.8986629083</text:p>
          </table:table-cell>
          <table:table-cell office:value-type="float" office:value="20" calcext:value-type="float">
            <text:p>20</text:p>
          </table:table-cell>
          <table:table-cell office:value-type="float" office:value="3.49309967271" calcext:value-type="float">
            <text:p>3.4930996727</text:p>
          </table:table-cell>
        </table:table-row>
        <table:table-row table:style-name="ro1">
          <table:table-cell office:value-type="float" office:value="-1.3483939972" calcext:value-type="float">
            <text:p>-1.3483939972</text:p>
          </table:table-cell>
          <table:table-cell office:value-type="float" office:value="-2.78052853238" calcext:value-type="float">
            <text:p>-2.7805285324</text:p>
          </table:table-cell>
          <table:table-cell table:formula="of:=MATCH([.A620];[.F$5:.F$25];0)" office:value-type="string" office:string-value="" calcext:value-type="error">
            <text:p>#N/A</text:p>
          </table:table-cell>
          <table:table-cell table:formula="of:=IF(ISNA([.C620]);[.B620];NA())" office:value-type="float" office:value="-2.78052853238" calcext:value-type="float">
            <text:p>-2.7805285324</text:p>
          </table:table-cell>
          <table:table-cell table:formula="of:=IF(ISNA([.C620]);NA();[.B62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0679202294" calcext:value-type="float">
            <text:p>-1.6067920229</text:p>
          </table:table-cell>
          <table:table-cell office:value-type="float" office:value="-3.74048977079" calcext:value-type="float">
            <text:p>-3.7404897708</text:p>
          </table:table-cell>
          <table:table-cell office:value-type="float" office:value="0" calcext:value-type="float">
            <text:p>0</text:p>
          </table:table-cell>
          <table:table-cell office:value-type="float" office:value="3.32295146642" calcext:value-type="float">
            <text:p>3.3229514664</text:p>
          </table:table-cell>
        </table:table-row>
        <table:table-row table:style-name="ro1">
          <table:table-cell office:value-type="float" office:value="-1.36380704138" calcext:value-type="float">
            <text:p>-1.3638070414</text:p>
          </table:table-cell>
          <table:table-cell office:value-type="float" office:value="-3.07848842118" calcext:value-type="float">
            <text:p>-3.0784884212</text:p>
          </table:table-cell>
          <table:table-cell table:formula="of:=MATCH([.A621];[.F$5:.F$25];0)" office:value-type="string" office:string-value="" calcext:value-type="error">
            <text:p>#N/A</text:p>
          </table:table-cell>
          <table:table-cell table:formula="of:=IF(ISNA([.C621]);[.B621];NA())" office:value-type="float" office:value="-3.07848842118" calcext:value-type="float">
            <text:p>-3.0784884212</text:p>
          </table:table-cell>
          <table:table-cell table:formula="of:=IF(ISNA([.C621]);NA();[.B62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9797173013" calcext:value-type="float">
            <text:p>-1.5979717301</text:p>
          </table:table-cell>
          <table:table-cell office:value-type="float" office:value="-3.53184641082" calcext:value-type="float">
            <text:p>-3.5318464108</text:p>
          </table:table-cell>
          <table:table-cell office:value-type="float" office:value="0" calcext:value-type="float">
            <text:p>0</text:p>
          </table:table-cell>
          <table:table-cell office:value-type="float" office:value="3.32295146642" calcext:value-type="float">
            <text:p>3.3229514664</text:p>
          </table:table-cell>
        </table:table-row>
        <table:table-row table:style-name="ro1">
          <table:table-cell office:value-type="float" office:value="-0.638056261637" calcext:value-type="float">
            <text:p>-0.6380562616</text:p>
          </table:table-cell>
          <table:table-cell office:value-type="float" office:value="-4.23394384977" calcext:value-type="float">
            <text:p>-4.2339438498</text:p>
          </table:table-cell>
          <table:table-cell table:formula="of:=MATCH([.A622];[.F$5:.F$25];0)" office:value-type="string" office:string-value="" calcext:value-type="error">
            <text:p>#N/A</text:p>
          </table:table-cell>
          <table:table-cell table:formula="of:=IF(ISNA([.C622]);[.B622];NA())" office:value-type="float" office:value="-4.23394384977" calcext:value-type="float">
            <text:p>-4.2339438498</text:p>
          </table:table-cell>
          <table:table-cell table:formula="of:=IF(ISNA([.C622]);NA();[.B62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9014644794" calcext:value-type="float">
            <text:p>-1.0901464479</text:p>
          </table:table-cell>
          <table:table-cell office:value-type="float" office:value="-3.98337926405" calcext:value-type="float">
            <text:p>-3.9833792641</text:p>
          </table:table-cell>
          <table:table-cell office:value-type="float" office:value="0" calcext:value-type="float">
            <text:p>0</text:p>
          </table:table-cell>
          <table:table-cell office:value-type="float" office:value="3.32295146642" calcext:value-type="float">
            <text:p>3.3229514664</text:p>
          </table:table-cell>
        </table:table-row>
        <table:table-row table:style-name="ro1">
          <table:table-cell office:value-type="float" office:value="-0.0770102253501" calcext:value-type="float">
            <text:p>-0.0770102254</text:p>
          </table:table-cell>
          <table:table-cell office:value-type="float" office:value="-4.10521923329" calcext:value-type="float">
            <text:p>-4.1052192333</text:p>
          </table:table-cell>
          <table:table-cell table:formula="of:=MATCH([.A623];[.F$5:.F$25];0)" office:value-type="string" office:string-value="" calcext:value-type="error">
            <text:p>#N/A</text:p>
          </table:table-cell>
          <table:table-cell table:formula="of:=IF(ISNA([.C623]);[.B623];NA())" office:value-type="float" office:value="-4.10521923329" calcext:value-type="float">
            <text:p>-4.1052192333</text:p>
          </table:table-cell>
          <table:table-cell table:formula="of:=IF(ISNA([.C623]);NA();[.B62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9278628423" calcext:value-type="float">
            <text:p>-1.3927862842</text:p>
          </table:table-cell>
          <table:table-cell office:value-type="float" office:value="-3.95144312268" calcext:value-type="float">
            <text:p>-3.9514431227</text:p>
          </table:table-cell>
          <table:table-cell office:value-type="float" office:value="0" calcext:value-type="float">
            <text:p>0</text:p>
          </table:table-cell>
          <table:table-cell office:value-type="float" office:value="3.32295146642" calcext:value-type="float">
            <text:p>3.3229514664</text:p>
          </table:table-cell>
        </table:table-row>
        <table:table-row table:style-name="ro1">
          <table:table-cell office:value-type="float" office:value="-1.23304619657" calcext:value-type="float">
            <text:p>-1.2330461966</text:p>
          </table:table-cell>
          <table:table-cell office:value-type="float" office:value="-4.0135267109" calcext:value-type="float">
            <text:p>-4.0135267109</text:p>
          </table:table-cell>
          <table:table-cell table:formula="of:=MATCH([.A624];[.F$5:.F$25];0)" office:value-type="string" office:string-value="" calcext:value-type="error">
            <text:p>#N/A</text:p>
          </table:table-cell>
          <table:table-cell table:formula="of:=IF(ISNA([.C624]);[.B624];NA())" office:value-type="float" office:value="-4.0135267109" calcext:value-type="float">
            <text:p>-4.0135267109</text:p>
          </table:table-cell>
          <table:table-cell table:formula="of:=IF(ISNA([.C624]);NA();[.B62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93027859426" calcext:value-type="float">
            <text:p>-0.6930278594</text:p>
          </table:table-cell>
          <table:table-cell office:value-type="float" office:value="-2.76516867448" calcext:value-type="float">
            <text:p>-2.7651686745</text:p>
          </table:table-cell>
          <table:table-cell office:value-type="float" office:value="0" calcext:value-type="float">
            <text:p>0</text:p>
          </table:table-cell>
          <table:table-cell office:value-type="float" office:value="3.32295146642" calcext:value-type="float">
            <text:p>3.3229514664</text:p>
          </table:table-cell>
        </table:table-row>
        <table:table-row table:style-name="ro1">
          <table:table-cell office:value-type="float" office:value="-0.355254708732" calcext:value-type="float">
            <text:p>-0.3552547087</text:p>
          </table:table-cell>
          <table:table-cell office:value-type="float" office:value="-3.00943490012" calcext:value-type="float">
            <text:p>-3.0094349001</text:p>
          </table:table-cell>
          <table:table-cell table:formula="of:=MATCH([.A625];[.F$5:.F$25];0)" office:value-type="string" office:string-value="" calcext:value-type="error">
            <text:p>#N/A</text:p>
          </table:table-cell>
          <table:table-cell table:formula="of:=IF(ISNA([.C625]);[.B625];NA())" office:value-type="float" office:value="-3.00943490012" calcext:value-type="float">
            <text:p>-3.0094349001</text:p>
          </table:table-cell>
          <table:table-cell table:formula="of:=IF(ISNA([.C625]);NA();[.B62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094811368" calcext:value-type="float">
            <text:p>-1.3094811368</text:p>
          </table:table-cell>
          <table:table-cell office:value-type="float" office:value="-2.97754298937" calcext:value-type="float">
            <text:p>-2.9775429894</text:p>
          </table:table-cell>
          <table:table-cell office:value-type="float" office:value="0" calcext:value-type="float">
            <text:p>0</text:p>
          </table:table-cell>
          <table:table-cell office:value-type="float" office:value="3.32295146642" calcext:value-type="float">
            <text:p>3.3229514664</text:p>
          </table:table-cell>
        </table:table-row>
        <table:table-row table:style-name="ro1">
          <table:table-cell office:value-type="float" office:value="-0.781986540213" calcext:value-type="float">
            <text:p>-0.7819865402</text:p>
          </table:table-cell>
          <table:table-cell office:value-type="float" office:value="-2.67653430896" calcext:value-type="float">
            <text:p>-2.676534309</text:p>
          </table:table-cell>
          <table:table-cell table:formula="of:=MATCH([.A626];[.F$5:.F$25];0)" office:value-type="string" office:string-value="" calcext:value-type="error">
            <text:p>#N/A</text:p>
          </table:table-cell>
          <table:table-cell table:formula="of:=IF(ISNA([.C626]);[.B626];NA())" office:value-type="float" office:value="-2.67653430896" calcext:value-type="float">
            <text:p>-2.676534309</text:p>
          </table:table-cell>
          <table:table-cell table:formula="of:=IF(ISNA([.C626]);NA();[.B62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58552189726" calcext:value-type="float">
            <text:p>-0.4585521897</text:p>
          </table:table-cell>
          <table:table-cell office:value-type="float" office:value="-4.38308669348" calcext:value-type="float">
            <text:p>-4.3830866935</text:p>
          </table:table-cell>
          <table:table-cell office:value-type="float" office:value="0" calcext:value-type="float">
            <text:p>0</text:p>
          </table:table-cell>
          <table:table-cell office:value-type="float" office:value="3.32295146642" calcext:value-type="float">
            <text:p>3.3229514664</text:p>
          </table:table-cell>
        </table:table-row>
        <table:table-row table:style-name="ro1">
          <table:table-cell office:value-type="float" office:value="-0.638759108709" calcext:value-type="float">
            <text:p>-0.6387591087</text:p>
          </table:table-cell>
          <table:table-cell office:value-type="float" office:value="-4.14219709508" calcext:value-type="float">
            <text:p>-4.1421970951</text:p>
          </table:table-cell>
          <table:table-cell table:formula="of:=MATCH([.A627];[.F$5:.F$25];0)" office:value-type="string" office:string-value="" calcext:value-type="error">
            <text:p>#N/A</text:p>
          </table:table-cell>
          <table:table-cell table:formula="of:=IF(ISNA([.C627]);[.B627];NA())" office:value-type="float" office:value="-4.14219709508" calcext:value-type="float">
            <text:p>-4.1421970951</text:p>
          </table:table-cell>
          <table:table-cell table:formula="of:=IF(ISNA([.C627]);NA();[.B62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7021194973" calcext:value-type="float">
            <text:p>-1.6702119497</text:p>
          </table:table-cell>
          <table:table-cell office:value-type="float" office:value="-3.34981991807" calcext:value-type="float">
            <text:p>-3.3498199181</text:p>
          </table:table-cell>
          <table:table-cell office:value-type="float" office:value="0" calcext:value-type="float">
            <text:p>0</text:p>
          </table:table-cell>
          <table:table-cell office:value-type="float" office:value="3.32295146642" calcext:value-type="float">
            <text:p>3.3229514664</text:p>
          </table:table-cell>
        </table:table-row>
        <table:table-row table:style-name="ro1">
          <table:table-cell office:value-type="float" office:value="-1.37724738136" calcext:value-type="float">
            <text:p>-1.3772473814</text:p>
          </table:table-cell>
          <table:table-cell office:value-type="float" office:value="-3.81527909946" calcext:value-type="float">
            <text:p>-3.8152790995</text:p>
          </table:table-cell>
          <table:table-cell table:formula="of:=MATCH([.A628];[.F$5:.F$25];0)" office:value-type="string" office:string-value="" calcext:value-type="error">
            <text:p>#N/A</text:p>
          </table:table-cell>
          <table:table-cell table:formula="of:=IF(ISNA([.C628]);[.B628];NA())" office:value-type="float" office:value="-3.81527909946" calcext:value-type="float">
            <text:p>-3.8152790995</text:p>
          </table:table-cell>
          <table:table-cell table:formula="of:=IF(ISNA([.C628]);NA();[.B62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29712821433" calcext:value-type="float">
            <text:p>-0.2297128214</text:p>
          </table:table-cell>
          <table:table-cell office:value-type="float" office:value="-2.69984601163" calcext:value-type="float">
            <text:p>-2.6998460116</text:p>
          </table:table-cell>
          <table:table-cell office:value-type="float" office:value="0" calcext:value-type="float">
            <text:p>0</text:p>
          </table:table-cell>
          <table:table-cell office:value-type="float" office:value="3.32295146642" calcext:value-type="float">
            <text:p>3.3229514664</text:p>
          </table:table-cell>
        </table:table-row>
        <table:table-row table:style-name="ro1">
          <table:table-cell office:value-type="float" office:value="-0.217127494522" calcext:value-type="float">
            <text:p>-0.2171274945</text:p>
          </table:table-cell>
          <table:table-cell office:value-type="float" office:value="-3.22047134217" calcext:value-type="float">
            <text:p>-3.2204713422</text:p>
          </table:table-cell>
          <table:table-cell table:formula="of:=MATCH([.A629];[.F$5:.F$25];0)" office:value-type="string" office:string-value="" calcext:value-type="error">
            <text:p>#N/A</text:p>
          </table:table-cell>
          <table:table-cell table:formula="of:=IF(ISNA([.C629]);[.B629];NA())" office:value-type="float" office:value="-3.22047134217" calcext:value-type="float">
            <text:p>-3.2204713422</text:p>
          </table:table-cell>
          <table:table-cell table:formula="of:=IF(ISNA([.C629]);NA();[.B62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33109760918" calcext:value-type="float">
            <text:p>-0.3331097609</text:p>
          </table:table-cell>
          <table:table-cell office:value-type="float" office:value="-3.23221007989" calcext:value-type="float">
            <text:p>-3.2322100799</text:p>
          </table:table-cell>
          <table:table-cell office:value-type="float" office:value="0" calcext:value-type="float">
            <text:p>0</text:p>
          </table:table-cell>
          <table:table-cell office:value-type="float" office:value="3.68129296577" calcext:value-type="float">
            <text:p>3.6812929658</text:p>
          </table:table-cell>
        </table:table-row>
        <table:table-row table:style-name="ro1">
          <table:table-cell office:value-type="float" office:value="-1.62163286566" calcext:value-type="float">
            <text:p>-1.6216328657</text:p>
          </table:table-cell>
          <table:table-cell office:value-type="float" office:value="-3.70109394807" calcext:value-type="float">
            <text:p>-3.7010939481</text:p>
          </table:table-cell>
          <table:table-cell table:formula="of:=MATCH([.A630];[.F$5:.F$25];0)" office:value-type="string" office:string-value="" calcext:value-type="error">
            <text:p>#N/A</text:p>
          </table:table-cell>
          <table:table-cell table:formula="of:=IF(ISNA([.C630]);[.B630];NA())" office:value-type="float" office:value="-3.70109394807" calcext:value-type="float">
            <text:p>-3.7010939481</text:p>
          </table:table-cell>
          <table:table-cell table:formula="of:=IF(ISNA([.C630]);NA();[.B63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1100304147" calcext:value-type="float">
            <text:p>-1.0110030415</text:p>
          </table:table-cell>
          <table:table-cell office:value-type="float" office:value="-4.43547935629" calcext:value-type="float">
            <text:p>-4.4354793563</text:p>
          </table:table-cell>
          <table:table-cell office:value-type="float" office:value="3" calcext:value-type="float">
            <text:p>3</text:p>
          </table:table-cell>
          <table:table-cell office:value-type="float" office:value="3.66103305392" calcext:value-type="float">
            <text:p>3.6610330539</text:p>
          </table:table-cell>
        </table:table-row>
        <table:table-row table:style-name="ro1">
          <table:table-cell office:value-type="float" office:value="-1.56275733785" calcext:value-type="float">
            <text:p>-1.5627573379</text:p>
          </table:table-cell>
          <table:table-cell office:value-type="float" office:value="-3.26614083927" calcext:value-type="float">
            <text:p>-3.2661408393</text:p>
          </table:table-cell>
          <table:table-cell table:formula="of:=MATCH([.A631];[.F$5:.F$25];0)" office:value-type="string" office:string-value="" calcext:value-type="error">
            <text:p>#N/A</text:p>
          </table:table-cell>
          <table:table-cell table:formula="of:=IF(ISNA([.C631]);[.B631];NA())" office:value-type="float" office:value="-3.26614083927" calcext:value-type="float">
            <text:p>-3.2661408393</text:p>
          </table:table-cell>
          <table:table-cell table:formula="of:=IF(ISNA([.C631]);NA();[.B63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83357369517" calcext:value-type="float">
            <text:p>-0.7833573695</text:p>
          </table:table-cell>
          <table:table-cell office:value-type="float" office:value="-2.60512421753" calcext:value-type="float">
            <text:p>-2.6051242175</text:p>
          </table:table-cell>
          <table:table-cell office:value-type="float" office:value="3" calcext:value-type="float">
            <text:p>3</text:p>
          </table:table-cell>
          <table:table-cell office:value-type="float" office:value="3.66103305392" calcext:value-type="float">
            <text:p>3.6610330539</text:p>
          </table:table-cell>
        </table:table-row>
        <table:table-row table:style-name="ro1">
          <table:table-cell office:value-type="float" office:value="-1.55787984907" calcext:value-type="float">
            <text:p>-1.5578798491</text:p>
          </table:table-cell>
          <table:table-cell office:value-type="float" office:value="-3.35859899634" calcext:value-type="float">
            <text:p>-3.3585989963</text:p>
          </table:table-cell>
          <table:table-cell table:formula="of:=MATCH([.A632];[.F$5:.F$25];0)" office:value-type="string" office:string-value="" calcext:value-type="error">
            <text:p>#N/A</text:p>
          </table:table-cell>
          <table:table-cell table:formula="of:=IF(ISNA([.C632]);[.B632];NA())" office:value-type="float" office:value="-3.35859899634" calcext:value-type="float">
            <text:p>-3.3585989963</text:p>
          </table:table-cell>
          <table:table-cell table:formula="of:=IF(ISNA([.C632]);NA();[.B63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5000689109" calcext:value-type="float">
            <text:p>-0.2500068911</text:p>
          </table:table-cell>
          <table:table-cell office:value-type="float" office:value="-3.84244603757" calcext:value-type="float">
            <text:p>-3.8424460376</text:p>
          </table:table-cell>
          <table:table-cell office:value-type="float" office:value="3" calcext:value-type="float">
            <text:p>3</text:p>
          </table:table-cell>
          <table:table-cell office:value-type="float" office:value="3.66103305392" calcext:value-type="float">
            <text:p>3.6610330539</text:p>
          </table:table-cell>
        </table:table-row>
        <table:table-row table:style-name="ro1">
          <table:table-cell office:value-type="float" office:value="-0.473483958917" calcext:value-type="float">
            <text:p>-0.4734839589</text:p>
          </table:table-cell>
          <table:table-cell office:value-type="float" office:value="-2.60946773902" calcext:value-type="float">
            <text:p>-2.609467739</text:p>
          </table:table-cell>
          <table:table-cell table:formula="of:=MATCH([.A633];[.F$5:.F$25];0)" office:value-type="string" office:string-value="" calcext:value-type="error">
            <text:p>#N/A</text:p>
          </table:table-cell>
          <table:table-cell table:formula="of:=IF(ISNA([.C633]);[.B633];NA())" office:value-type="float" office:value="-2.60946773902" calcext:value-type="float">
            <text:p>-2.609467739</text:p>
          </table:table-cell>
          <table:table-cell table:formula="of:=IF(ISNA([.C633]);NA();[.B63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76520176979" calcext:value-type="float">
            <text:p>-0.376520177</text:p>
          </table:table-cell>
          <table:table-cell office:value-type="float" office:value="-4.38520349701" calcext:value-type="float">
            <text:p>-4.385203497</text:p>
          </table:table-cell>
          <table:table-cell office:value-type="float" office:value="3" calcext:value-type="float">
            <text:p>3</text:p>
          </table:table-cell>
          <table:table-cell office:value-type="float" office:value="3.66103305392" calcext:value-type="float">
            <text:p>3.6610330539</text:p>
          </table:table-cell>
        </table:table-row>
        <table:table-row table:style-name="ro1">
          <table:table-cell office:value-type="float" office:value="-0.459431632284" calcext:value-type="float">
            <text:p>-0.4594316323</text:p>
          </table:table-cell>
          <table:table-cell office:value-type="float" office:value="-4.06101018863" calcext:value-type="float">
            <text:p>-4.0610101886</text:p>
          </table:table-cell>
          <table:table-cell table:formula="of:=MATCH([.A634];[.F$5:.F$25];0)" office:value-type="string" office:string-value="" calcext:value-type="error">
            <text:p>#N/A</text:p>
          </table:table-cell>
          <table:table-cell table:formula="of:=IF(ISNA([.C634]);[.B634];NA())" office:value-type="float" office:value="-4.06101018863" calcext:value-type="float">
            <text:p>-4.0610101886</text:p>
          </table:table-cell>
          <table:table-cell table:formula="of:=IF(ISNA([.C634]);NA();[.B63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3966793077" calcext:value-type="float">
            <text:p>-1.0396679308</text:p>
          </table:table-cell>
          <table:table-cell office:value-type="float" office:value="-2.56328249215" calcext:value-type="float">
            <text:p>-2.5632824922</text:p>
          </table:table-cell>
          <table:table-cell office:value-type="float" office:value="20" calcext:value-type="float">
            <text:p>20</text:p>
          </table:table-cell>
          <table:table-cell office:value-type="float" office:value="2.97461606218" calcext:value-type="float">
            <text:p>2.9746160622</text:p>
          </table:table-cell>
        </table:table-row>
        <table:table-row table:style-name="ro1">
          <table:table-cell office:value-type="float" office:value="-1.15173369578" calcext:value-type="float">
            <text:p>-1.1517336958</text:p>
          </table:table-cell>
          <table:table-cell office:value-type="float" office:value="-4.10612638421" calcext:value-type="float">
            <text:p>-4.1061263842</text:p>
          </table:table-cell>
          <table:table-cell table:formula="of:=MATCH([.A635];[.F$5:.F$25];0)" office:value-type="string" office:string-value="" calcext:value-type="error">
            <text:p>#N/A</text:p>
          </table:table-cell>
          <table:table-cell table:formula="of:=IF(ISNA([.C635]);[.B635];NA())" office:value-type="float" office:value="-4.10612638421" calcext:value-type="float">
            <text:p>-4.1061263842</text:p>
          </table:table-cell>
          <table:table-cell table:formula="of:=IF(ISNA([.C635]);NA();[.B635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0691333105839" calcext:value-type="float">
            <text:p>0.0069133311</text:p>
          </table:table-cell>
          <table:table-cell office:value-type="float" office:value="-3.31420206662" calcext:value-type="float">
            <text:p>-3.3142020666</text:p>
          </table:table-cell>
          <table:table-cell office:value-type="float" office:value="20" calcext:value-type="float">
            <text:p>20</text:p>
          </table:table-cell>
          <table:table-cell office:value-type="float" office:value="2.97461606218" calcext:value-type="float">
            <text:p>2.9746160622</text:p>
          </table:table-cell>
        </table:table-row>
        <table:table-row table:style-name="ro1">
          <table:table-cell office:value-type="float" office:value="-0.822513398658" calcext:value-type="float">
            <text:p>-0.8225133987</text:p>
          </table:table-cell>
          <table:table-cell office:value-type="float" office:value="-2.59480707598" calcext:value-type="float">
            <text:p>-2.594807076</text:p>
          </table:table-cell>
          <table:table-cell table:formula="of:=MATCH([.A636];[.F$5:.F$25];0)" office:value-type="string" office:string-value="" calcext:value-type="error">
            <text:p>#N/A</text:p>
          </table:table-cell>
          <table:table-cell table:formula="of:=IF(ISNA([.C636]);[.B636];NA())" office:value-type="float" office:value="-2.59480707598" calcext:value-type="float">
            <text:p>-2.594807076</text:p>
          </table:table-cell>
          <table:table-cell table:formula="of:=IF(ISNA([.C636]);NA();[.B63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65054315157" calcext:value-type="float">
            <text:p>-0.8650543152</text:p>
          </table:table-cell>
          <table:table-cell office:value-type="float" office:value="-4.2771151052" calcext:value-type="float">
            <text:p>-4.2771151052</text:p>
          </table:table-cell>
          <table:table-cell office:value-type="float" office:value="0" calcext:value-type="float">
            <text:p>0</text:p>
          </table:table-cell>
          <table:table-cell office:value-type="float" office:value="3.40764933983" calcext:value-type="float">
            <text:p>3.4076493398</text:p>
          </table:table-cell>
        </table:table-row>
        <table:table-row table:style-name="ro1">
          <table:table-cell office:value-type="float" office:value="-0.986135594884" calcext:value-type="float">
            <text:p>-0.9861355949</text:p>
          </table:table-cell>
          <table:table-cell office:value-type="float" office:value="-4.06539862956" calcext:value-type="float">
            <text:p>-4.0653986296</text:p>
          </table:table-cell>
          <table:table-cell table:formula="of:=MATCH([.A637];[.F$5:.F$25];0)" office:value-type="string" office:string-value="" calcext:value-type="error">
            <text:p>#N/A</text:p>
          </table:table-cell>
          <table:table-cell table:formula="of:=IF(ISNA([.C637]);[.B637];NA())" office:value-type="float" office:value="-4.06539862956" calcext:value-type="float">
            <text:p>-4.0653986296</text:p>
          </table:table-cell>
          <table:table-cell table:formula="of:=IF(ISNA([.C637]);NA();[.B63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839304144" calcext:value-type="float">
            <text:p>-0.9839304144</text:p>
          </table:table-cell>
          <table:table-cell office:value-type="float" office:value="-2.63521928507" calcext:value-type="float">
            <text:p>-2.6352192851</text:p>
          </table:table-cell>
          <table:table-cell office:value-type="float" office:value="0" calcext:value-type="float">
            <text:p>0</text:p>
          </table:table-cell>
          <table:table-cell office:value-type="float" office:value="3.40764933983" calcext:value-type="float">
            <text:p>3.4076493398</text:p>
          </table:table-cell>
        </table:table-row>
        <table:table-row table:style-name="ro1">
          <table:table-cell office:value-type="float" office:value="-0.0827885826907" calcext:value-type="float">
            <text:p>-0.0827885827</text:p>
          </table:table-cell>
          <table:table-cell office:value-type="float" office:value="-3.41683561586" calcext:value-type="float">
            <text:p>-3.4168356159</text:p>
          </table:table-cell>
          <table:table-cell table:formula="of:=MATCH([.A638];[.F$5:.F$25];0)" office:value-type="string" office:string-value="" calcext:value-type="error">
            <text:p>#N/A</text:p>
          </table:table-cell>
          <table:table-cell table:formula="of:=IF(ISNA([.C638]);[.B638];NA())" office:value-type="float" office:value="-3.41683561586" calcext:value-type="float">
            <text:p>-3.4168356159</text:p>
          </table:table-cell>
          <table:table-cell table:formula="of:=IF(ISNA([.C638]);NA();[.B63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0383169868" calcext:value-type="float">
            <text:p>-1.2038316987</text:p>
          </table:table-cell>
          <table:table-cell office:value-type="float" office:value="-3.09607026535" calcext:value-type="float">
            <text:p>-3.0960702654</text:p>
          </table:table-cell>
          <table:table-cell office:value-type="float" office:value="0" calcext:value-type="float">
            <text:p>0</text:p>
          </table:table-cell>
          <table:table-cell office:value-type="float" office:value="3.40764933983" calcext:value-type="float">
            <text:p>3.4076493398</text:p>
          </table:table-cell>
        </table:table-row>
        <table:table-row table:style-name="ro1">
          <table:table-cell office:value-type="float" office:value="-1.54125059525" calcext:value-type="float">
            <text:p>-1.5412505953</text:p>
          </table:table-cell>
          <table:table-cell office:value-type="float" office:value="-3.35279197857" calcext:value-type="float">
            <text:p>-3.3527919786</text:p>
          </table:table-cell>
          <table:table-cell table:formula="of:=MATCH([.A639];[.F$5:.F$25];0)" office:value-type="string" office:string-value="" calcext:value-type="error">
            <text:p>#N/A</text:p>
          </table:table-cell>
          <table:table-cell table:formula="of:=IF(ISNA([.C639]);[.B639];NA())" office:value-type="float" office:value="-3.35279197857" calcext:value-type="float">
            <text:p>-3.3527919786</text:p>
          </table:table-cell>
          <table:table-cell table:formula="of:=IF(ISNA([.C639]);NA();[.B639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310415312151" calcext:value-type="float">
            <text:p>0.0310415312</text:p>
          </table:table-cell>
          <table:table-cell office:value-type="float" office:value="-3.16381289248" calcext:value-type="float">
            <text:p>-3.1638128925</text:p>
          </table:table-cell>
          <table:table-cell office:value-type="float" office:value="0" calcext:value-type="float">
            <text:p>0</text:p>
          </table:table-cell>
          <table:table-cell office:value-type="float" office:value="3.40764933983" calcext:value-type="float">
            <text:p>3.4076493398</text:p>
          </table:table-cell>
        </table:table-row>
        <table:table-row table:style-name="ro1">
          <table:table-cell office:value-type="float" office:value="-0.358965000921" calcext:value-type="float">
            <text:p>-0.3589650009</text:p>
          </table:table-cell>
          <table:table-cell office:value-type="float" office:value="-3.89866290834" calcext:value-type="float">
            <text:p>-3.8986629083</text:p>
          </table:table-cell>
          <table:table-cell table:formula="of:=MATCH([.A640];[.F$5:.F$25];0)" office:value-type="string" office:string-value="" calcext:value-type="error">
            <text:p>#N/A</text:p>
          </table:table-cell>
          <table:table-cell table:formula="of:=IF(ISNA([.C640]);[.B640];NA())" office:value-type="float" office:value="-3.89866290834" calcext:value-type="float">
            <text:p>-3.8986629083</text:p>
          </table:table-cell>
          <table:table-cell table:formula="of:=IF(ISNA([.C640]);NA();[.B64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0493870204" calcext:value-type="float">
            <text:p>-1.004938702</text:p>
          </table:table-cell>
          <table:table-cell office:value-type="float" office:value="-2.78885371458" calcext:value-type="float">
            <text:p>-2.7888537146</text:p>
          </table:table-cell>
          <table:table-cell office:value-type="float" office:value="0" calcext:value-type="float">
            <text:p>0</text:p>
          </table:table-cell>
          <table:table-cell office:value-type="float" office:value="3.40764933983" calcext:value-type="float">
            <text:p>3.4076493398</text:p>
          </table:table-cell>
        </table:table-row>
        <table:table-row table:style-name="ro1">
          <table:table-cell office:value-type="float" office:value="-1.60679202294" calcext:value-type="float">
            <text:p>-1.6067920229</text:p>
          </table:table-cell>
          <table:table-cell office:value-type="float" office:value="-3.74048977079" calcext:value-type="float">
            <text:p>-3.7404897708</text:p>
          </table:table-cell>
          <table:table-cell table:formula="of:=MATCH([.A641];[.F$5:.F$25];0)" office:value-type="string" office:string-value="" calcext:value-type="error">
            <text:p>#N/A</text:p>
          </table:table-cell>
          <table:table-cell table:formula="of:=IF(ISNA([.C641]);[.B641];NA())" office:value-type="float" office:value="-3.74048977079" calcext:value-type="float">
            <text:p>-3.7404897708</text:p>
          </table:table-cell>
          <table:table-cell table:formula="of:=IF(ISNA([.C641]);NA();[.B64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96106192353" calcext:value-type="float">
            <text:p>-0.5961061924</text:p>
          </table:table-cell>
          <table:table-cell office:value-type="float" office:value="-4.33959532373" calcext:value-type="float">
            <text:p>-4.3395953237</text:p>
          </table:table-cell>
          <table:table-cell office:value-type="float" office:value="0" calcext:value-type="float">
            <text:p>0</text:p>
          </table:table-cell>
          <table:table-cell office:value-type="float" office:value="3.40764933983" calcext:value-type="float">
            <text:p>3.4076493398</text:p>
          </table:table-cell>
        </table:table-row>
        <table:table-row table:style-name="ro1">
          <table:table-cell office:value-type="float" office:value="-1.59797173013" calcext:value-type="float">
            <text:p>-1.5979717301</text:p>
          </table:table-cell>
          <table:table-cell office:value-type="float" office:value="-3.53184641082" calcext:value-type="float">
            <text:p>-3.5318464108</text:p>
          </table:table-cell>
          <table:table-cell table:formula="of:=MATCH([.A642];[.F$5:.F$25];0)" office:value-type="string" office:string-value="" calcext:value-type="error">
            <text:p>#N/A</text:p>
          </table:table-cell>
          <table:table-cell table:formula="of:=IF(ISNA([.C642]);[.B642];NA())" office:value-type="float" office:value="-3.53184641082" calcext:value-type="float">
            <text:p>-3.5318464108</text:p>
          </table:table-cell>
          <table:table-cell table:formula="of:=IF(ISNA([.C642]);NA();[.B64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5775620363" calcext:value-type="float">
            <text:p>-1.5577562036</text:p>
          </table:table-cell>
          <table:table-cell office:value-type="float" office:value="-4.06894639481" calcext:value-type="float">
            <text:p>-4.0689463948</text:p>
          </table:table-cell>
          <table:table-cell office:value-type="float" office:value="0" calcext:value-type="float">
            <text:p>0</text:p>
          </table:table-cell>
          <table:table-cell office:value-type="float" office:value="3.40764933983" calcext:value-type="float">
            <text:p>3.4076493398</text:p>
          </table:table-cell>
        </table:table-row>
        <table:table-row table:style-name="ro1">
          <table:table-cell office:value-type="float" office:value="-1.09014644794" calcext:value-type="float">
            <text:p>-1.0901464479</text:p>
          </table:table-cell>
          <table:table-cell office:value-type="float" office:value="-3.98337926405" calcext:value-type="float">
            <text:p>-3.9833792641</text:p>
          </table:table-cell>
          <table:table-cell table:formula="of:=MATCH([.A643];[.F$5:.F$25];0)" office:value-type="string" office:string-value="" calcext:value-type="error">
            <text:p>#N/A</text:p>
          </table:table-cell>
          <table:table-cell table:formula="of:=IF(ISNA([.C643]);[.B643];NA())" office:value-type="float" office:value="-3.98337926405" calcext:value-type="float">
            <text:p>-3.9833792641</text:p>
          </table:table-cell>
          <table:table-cell table:formula="of:=IF(ISNA([.C643]);NA();[.B64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87297727595" calcext:value-type="float">
            <text:p>-0.1872977276</text:p>
          </table:table-cell>
          <table:table-cell office:value-type="float" office:value="-3.30680956094" calcext:value-type="float">
            <text:p>-3.3068095609</text:p>
          </table:table-cell>
          <table:table-cell office:value-type="float" office:value="0" calcext:value-type="float">
            <text:p>0</text:p>
          </table:table-cell>
          <table:table-cell office:value-type="float" office:value="3.40764933983" calcext:value-type="float">
            <text:p>3.4076493398</text:p>
          </table:table-cell>
        </table:table-row>
        <table:table-row table:style-name="ro1">
          <table:table-cell office:value-type="float" office:value="-1.39278628423" calcext:value-type="float">
            <text:p>-1.3927862842</text:p>
          </table:table-cell>
          <table:table-cell office:value-type="float" office:value="-3.95144312268" calcext:value-type="float">
            <text:p>-3.9514431227</text:p>
          </table:table-cell>
          <table:table-cell table:formula="of:=MATCH([.A644];[.F$5:.F$25];0)" office:value-type="string" office:string-value="" calcext:value-type="error">
            <text:p>#N/A</text:p>
          </table:table-cell>
          <table:table-cell table:formula="of:=IF(ISNA([.C644]);[.B644];NA())" office:value-type="float" office:value="-3.95144312268" calcext:value-type="float">
            <text:p>-3.9514431227</text:p>
          </table:table-cell>
          <table:table-cell table:formula="of:=IF(ISNA([.C644]);NA();[.B64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18019238582" calcext:value-type="float">
            <text:p>-0.7180192386</text:p>
          </table:table-cell>
          <table:table-cell office:value-type="float" office:value="-4.35116598911" calcext:value-type="float">
            <text:p>-4.3511659891</text:p>
          </table:table-cell>
          <table:table-cell office:value-type="float" office:value="0" calcext:value-type="float">
            <text:p>0</text:p>
          </table:table-cell>
          <table:table-cell office:value-type="float" office:value="3.40764933983" calcext:value-type="float">
            <text:p>3.4076493398</text:p>
          </table:table-cell>
        </table:table-row>
        <table:table-row table:style-name="ro1">
          <table:table-cell office:value-type="float" office:value="-0.693027859426" calcext:value-type="float">
            <text:p>-0.6930278594</text:p>
          </table:table-cell>
          <table:table-cell office:value-type="float" office:value="-2.76516867448" calcext:value-type="float">
            <text:p>-2.7651686745</text:p>
          </table:table-cell>
          <table:table-cell table:formula="of:=MATCH([.A645];[.F$5:.F$25];0)" office:value-type="string" office:string-value="" calcext:value-type="error">
            <text:p>#N/A</text:p>
          </table:table-cell>
          <table:table-cell table:formula="of:=IF(ISNA([.C645]);[.B645];NA())" office:value-type="float" office:value="-2.76516867448" calcext:value-type="float">
            <text:p>-2.7651686745</text:p>
          </table:table-cell>
          <table:table-cell table:formula="of:=IF(ISNA([.C645]);NA();[.B645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4453003575" calcext:value-type="float">
            <text:p>0.0445300358</text:p>
          </table:table-cell>
          <table:table-cell office:value-type="float" office:value="-4.00299700784" calcext:value-type="float">
            <text:p>-4.0029970078</text:p>
          </table:table-cell>
          <table:table-cell office:value-type="float" office:value="21" calcext:value-type="float">
            <text:p>21</text:p>
          </table:table-cell>
          <table:table-cell office:value-type="float" office:value="2.78639413621" calcext:value-type="float">
            <text:p>2.7863941362</text:p>
          </table:table-cell>
        </table:table-row>
        <table:table-row table:style-name="ro1">
          <table:table-cell office:value-type="float" office:value="-1.3094811368" calcext:value-type="float">
            <text:p>-1.3094811368</text:p>
          </table:table-cell>
          <table:table-cell office:value-type="float" office:value="-2.97754298937" calcext:value-type="float">
            <text:p>-2.9775429894</text:p>
          </table:table-cell>
          <table:table-cell table:formula="of:=MATCH([.A646];[.F$5:.F$25];0)" office:value-type="string" office:string-value="" calcext:value-type="error">
            <text:p>#N/A</text:p>
          </table:table-cell>
          <table:table-cell table:formula="of:=IF(ISNA([.C646]);[.B646];NA())" office:value-type="float" office:value="-2.97754298937" calcext:value-type="float">
            <text:p>-2.9775429894</text:p>
          </table:table-cell>
          <table:table-cell table:formula="of:=IF(ISNA([.C646]);NA();[.B64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8326979698" calcext:value-type="float">
            <text:p>-1.183269797</text:p>
          </table:table-cell>
          <table:table-cell office:value-type="float" office:value="-4.13483433729" calcext:value-type="float">
            <text:p>-4.1348343373</text:p>
          </table:table-cell>
          <table:table-cell office:value-type="float" office:value="0" calcext:value-type="float">
            <text:p>0</text:p>
          </table:table-cell>
          <table:table-cell office:value-type="float" office:value="3.69941263561" calcext:value-type="float">
            <text:p>3.6994126356</text:p>
          </table:table-cell>
        </table:table-row>
        <table:table-row table:style-name="ro1">
          <table:table-cell office:value-type="float" office:value="-0.458552189726" calcext:value-type="float">
            <text:p>-0.4585521897</text:p>
          </table:table-cell>
          <table:table-cell office:value-type="float" office:value="-4.38308669348" calcext:value-type="float">
            <text:p>-4.3830866935</text:p>
          </table:table-cell>
          <table:table-cell table:formula="of:=MATCH([.A647];[.F$5:.F$25];0)" office:value-type="string" office:string-value="" calcext:value-type="error">
            <text:p>#N/A</text:p>
          </table:table-cell>
          <table:table-cell table:formula="of:=IF(ISNA([.C647]);[.B647];NA())" office:value-type="float" office:value="-4.38308669348" calcext:value-type="float">
            <text:p>-4.3830866935</text:p>
          </table:table-cell>
          <table:table-cell table:formula="of:=IF(ISNA([.C647]);NA();[.B64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87097606589" calcext:value-type="float">
            <text:p>-0.2870976066</text:p>
          </table:table-cell>
          <table:table-cell office:value-type="float" office:value="-3.88519241157" calcext:value-type="float">
            <text:p>-3.8851924116</text:p>
          </table:table-cell>
          <table:table-cell office:value-type="float" office:value="0" calcext:value-type="float">
            <text:p>0</text:p>
          </table:table-cell>
          <table:table-cell office:value-type="float" office:value="3.69941263561" calcext:value-type="float">
            <text:p>3.6994126356</text:p>
          </table:table-cell>
        </table:table-row>
        <table:table-row table:style-name="ro1">
          <table:table-cell office:value-type="float" office:value="-1.67021194973" calcext:value-type="float">
            <text:p>-1.6702119497</text:p>
          </table:table-cell>
          <table:table-cell office:value-type="float" office:value="-3.34981991807" calcext:value-type="float">
            <text:p>-3.3498199181</text:p>
          </table:table-cell>
          <table:table-cell table:formula="of:=MATCH([.A648];[.F$5:.F$25];0)" office:value-type="string" office:string-value="" calcext:value-type="error">
            <text:p>#N/A</text:p>
          </table:table-cell>
          <table:table-cell table:formula="of:=IF(ISNA([.C648]);[.B648];NA())" office:value-type="float" office:value="-3.34981991807" calcext:value-type="float">
            <text:p>-3.3498199181</text:p>
          </table:table-cell>
          <table:table-cell table:formula="of:=IF(ISNA([.C648]);NA();[.B64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51108126984" calcext:value-type="float">
            <text:p>-0.351108127</text:p>
          </table:table-cell>
          <table:table-cell office:value-type="float" office:value="-3.12626532134" calcext:value-type="float">
            <text:p>-3.1262653213</text:p>
          </table:table-cell>
          <table:table-cell office:value-type="float" office:value="21" calcext:value-type="float">
            <text:p>21</text:p>
          </table:table-cell>
          <table:table-cell office:value-type="float" office:value="3.65697459731" calcext:value-type="float">
            <text:p>3.6569745973</text:p>
          </table:table-cell>
        </table:table-row>
        <table:table-row table:style-name="ro1">
          <table:table-cell office:value-type="float" office:value="-0.229712821433" calcext:value-type="float">
            <text:p>-0.2297128214</text:p>
          </table:table-cell>
          <table:table-cell office:value-type="float" office:value="-2.69984601163" calcext:value-type="float">
            <text:p>-2.6998460116</text:p>
          </table:table-cell>
          <table:table-cell table:formula="of:=MATCH([.A649];[.F$5:.F$25];0)" office:value-type="string" office:string-value="" calcext:value-type="error">
            <text:p>#N/A</text:p>
          </table:table-cell>
          <table:table-cell table:formula="of:=IF(ISNA([.C649]);[.B649];NA())" office:value-type="float" office:value="-2.69984601163" calcext:value-type="float">
            <text:p>-2.6998460116</text:p>
          </table:table-cell>
          <table:table-cell table:formula="of:=IF(ISNA([.C649]);NA();[.B64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75871432574" calcext:value-type="float">
            <text:p>-0.5758714326</text:p>
          </table:table-cell>
          <table:table-cell office:value-type="float" office:value="-2.93725406999" calcext:value-type="float">
            <text:p>-2.93725407</text:p>
          </table:table-cell>
          <table:table-cell office:value-type="float" office:value="0" calcext:value-type="float">
            <text:p>0</text:p>
          </table:table-cell>
          <table:table-cell office:value-type="float" office:value="3.93805836573" calcext:value-type="float">
            <text:p>3.9380583657</text:p>
          </table:table-cell>
        </table:table-row>
        <table:table-row table:style-name="ro1">
          <table:table-cell office:value-type="float" office:value="-0.333109760918" calcext:value-type="float">
            <text:p>-0.3331097609</text:p>
          </table:table-cell>
          <table:table-cell office:value-type="float" office:value="-3.23221007989" calcext:value-type="float">
            <text:p>-3.2322100799</text:p>
          </table:table-cell>
          <table:table-cell table:formula="of:=MATCH([.A650];[.F$5:.F$25];0)" office:value-type="string" office:string-value="" calcext:value-type="error">
            <text:p>#N/A</text:p>
          </table:table-cell>
          <table:table-cell table:formula="of:=IF(ISNA([.C650]);[.B650];NA())" office:value-type="float" office:value="-3.23221007989" calcext:value-type="float">
            <text:p>-3.2322100799</text:p>
          </table:table-cell>
          <table:table-cell table:formula="of:=IF(ISNA([.C650]);NA();[.B65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9856334214" calcext:value-type="float">
            <text:p>-1.0985633421</text:p>
          </table:table-cell>
          <table:table-cell office:value-type="float" office:value="-4.17792214272" calcext:value-type="float">
            <text:p>-4.1779221427</text:p>
          </table:table-cell>
          <table:table-cell office:value-type="float" office:value="0" calcext:value-type="float">
            <text:p>0</text:p>
          </table:table-cell>
          <table:table-cell office:value-type="float" office:value="3.93805836573" calcext:value-type="float">
            <text:p>3.9380583657</text:p>
          </table:table-cell>
        </table:table-row>
        <table:table-row table:style-name="ro1">
          <table:table-cell office:value-type="float" office:value="-1.01100304147" calcext:value-type="float">
            <text:p>-1.0110030415</text:p>
          </table:table-cell>
          <table:table-cell office:value-type="float" office:value="-4.43547935629" calcext:value-type="float">
            <text:p>-4.4354793563</text:p>
          </table:table-cell>
          <table:table-cell table:formula="of:=MATCH([.A651];[.F$5:.F$25];0)" office:value-type="string" office:string-value="" calcext:value-type="error">
            <text:p>#N/A</text:p>
          </table:table-cell>
          <table:table-cell table:formula="of:=IF(ISNA([.C651]);[.B651];NA())" office:value-type="float" office:value="-4.43547935629" calcext:value-type="float">
            <text:p>-4.4354793563</text:p>
          </table:table-cell>
          <table:table-cell table:formula="of:=IF(ISNA([.C651]);NA();[.B65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8294342131" calcext:value-type="float">
            <text:p>-1.6829434213</text:p>
          </table:table-cell>
          <table:table-cell office:value-type="float" office:value="-3.50134922668" calcext:value-type="float">
            <text:p>-3.5013492267</text:p>
          </table:table-cell>
          <table:table-cell office:value-type="float" office:value="16" calcext:value-type="float">
            <text:p>16</text:p>
          </table:table-cell>
          <table:table-cell office:value-type="float" office:value="3.90268057017" calcext:value-type="float">
            <text:p>3.9026805702</text:p>
          </table:table-cell>
        </table:table-row>
        <table:table-row table:style-name="ro1">
          <table:table-cell office:value-type="float" office:value="-0.783357369517" calcext:value-type="float">
            <text:p>-0.7833573695</text:p>
          </table:table-cell>
          <table:table-cell office:value-type="float" office:value="-2.60512421753" calcext:value-type="float">
            <text:p>-2.6051242175</text:p>
          </table:table-cell>
          <table:table-cell table:formula="of:=MATCH([.A652];[.F$5:.F$25];0)" office:value-type="string" office:string-value="" calcext:value-type="error">
            <text:p>#N/A</text:p>
          </table:table-cell>
          <table:table-cell table:formula="of:=IF(ISNA([.C652]);[.B652];NA())" office:value-type="float" office:value="-2.60512421753" calcext:value-type="float">
            <text:p>-2.6051242175</text:p>
          </table:table-cell>
          <table:table-cell table:formula="of:=IF(ISNA([.C652]);NA();[.B65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84147244544" calcext:value-type="float">
            <text:p>-0.5841472445</text:p>
          </table:table-cell>
          <table:table-cell office:value-type="float" office:value="-2.87613131318" calcext:value-type="float">
            <text:p>-2.8761313132</text:p>
          </table:table-cell>
          <table:table-cell office:value-type="float" office:value="18" calcext:value-type="float">
            <text:p>18</text:p>
          </table:table-cell>
          <table:table-cell office:value-type="float" office:value="3.51261471047" calcext:value-type="float">
            <text:p>3.5126147105</text:p>
          </table:table-cell>
        </table:table-row>
        <table:table-row table:style-name="ro1">
          <table:table-cell office:value-type="float" office:value="-0.25000689109" calcext:value-type="float">
            <text:p>-0.2500068911</text:p>
          </table:table-cell>
          <table:table-cell office:value-type="float" office:value="-3.84244603757" calcext:value-type="float">
            <text:p>-3.8424460376</text:p>
          </table:table-cell>
          <table:table-cell table:formula="of:=MATCH([.A653];[.F$5:.F$25];0)" office:value-type="string" office:string-value="" calcext:value-type="error">
            <text:p>#N/A</text:p>
          </table:table-cell>
          <table:table-cell table:formula="of:=IF(ISNA([.C653]);[.B653];NA())" office:value-type="float" office:value="-3.84244603757" calcext:value-type="float">
            <text:p>-3.8424460376</text:p>
          </table:table-cell>
          <table:table-cell table:formula="of:=IF(ISNA([.C653]);NA();[.B65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478962294048" calcext:value-type="float">
            <text:p>-0.0478962294</text:p>
          </table:table-cell>
          <table:table-cell office:value-type="float" office:value="-3.51070386518" calcext:value-type="float">
            <text:p>-3.5107038652</text:p>
          </table:table-cell>
          <table:table-cell office:value-type="float" office:value="20" calcext:value-type="float">
            <text:p>20</text:p>
          </table:table-cell>
          <table:table-cell office:value-type="float" office:value="3.01358302322" calcext:value-type="float">
            <text:p>3.0135830232</text:p>
          </table:table-cell>
        </table:table-row>
        <table:table-row table:style-name="ro1">
          <table:table-cell office:value-type="float" office:value="-0.376520176979" calcext:value-type="float">
            <text:p>-0.376520177</text:p>
          </table:table-cell>
          <table:table-cell office:value-type="float" office:value="-4.38520349701" calcext:value-type="float">
            <text:p>-4.385203497</text:p>
          </table:table-cell>
          <table:table-cell table:formula="of:=MATCH([.A654];[.F$5:.F$25];0)" office:value-type="string" office:string-value="" calcext:value-type="error">
            <text:p>#N/A</text:p>
          </table:table-cell>
          <table:table-cell table:formula="of:=IF(ISNA([.C654]);[.B654];NA())" office:value-type="float" office:value="-4.38520349701" calcext:value-type="float">
            <text:p>-4.385203497</text:p>
          </table:table-cell>
          <table:table-cell table:formula="of:=IF(ISNA([.C654]);NA();[.B65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36808749775" calcext:value-type="float">
            <text:p>-0.5368087498</text:p>
          </table:table-cell>
          <table:table-cell office:value-type="float" office:value="-2.59586999831" calcext:value-type="float">
            <text:p>-2.5958699983</text:p>
          </table:table-cell>
          <table:table-cell office:value-type="float" office:value="20" calcext:value-type="float">
            <text:p>20</text:p>
          </table:table-cell>
          <table:table-cell office:value-type="float" office:value="3.01358302322" calcext:value-type="float">
            <text:p>3.0135830232</text:p>
          </table:table-cell>
        </table:table-row>
        <table:table-row table:style-name="ro1">
          <table:table-cell office:value-type="float" office:value="-1.03966793077" calcext:value-type="float">
            <text:p>-1.0396679308</text:p>
          </table:table-cell>
          <table:table-cell office:value-type="float" office:value="-2.56328249215" calcext:value-type="float">
            <text:p>-2.5632824922</text:p>
          </table:table-cell>
          <table:table-cell table:formula="of:=MATCH([.A655];[.F$5:.F$25];0)" office:value-type="string" office:string-value="" calcext:value-type="error">
            <text:p>#N/A</text:p>
          </table:table-cell>
          <table:table-cell table:formula="of:=IF(ISNA([.C655]);[.B655];NA())" office:value-type="float" office:value="-2.56328249215" calcext:value-type="float">
            <text:p>-2.5632824922</text:p>
          </table:table-cell>
          <table:table-cell table:formula="of:=IF(ISNA([.C655]);NA();[.B65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0688965532087" calcext:value-type="float">
            <text:p>-0.0068896553</text:p>
          </table:table-cell>
          <table:table-cell office:value-type="float" office:value="-2.99305121272" calcext:value-type="float">
            <text:p>-2.9930512127</text:p>
          </table:table-cell>
          <table:table-cell office:value-type="float" office:value="0" calcext:value-type="float">
            <text:p>0</text:p>
          </table:table-cell>
          <table:table-cell office:value-type="float" office:value="3.65410786675" calcext:value-type="float">
            <text:p>3.6541078668</text:p>
          </table:table-cell>
        </table:table-row>
        <table:table-row table:style-name="ro1">
          <table:table-cell office:value-type="float" office:value="0.00691333105839" calcext:value-type="float">
            <text:p>0.0069133311</text:p>
          </table:table-cell>
          <table:table-cell office:value-type="float" office:value="-3.31420206662" calcext:value-type="float">
            <text:p>-3.3142020666</text:p>
          </table:table-cell>
          <table:table-cell table:formula="of:=MATCH([.A656];[.F$5:.F$25];0)" office:value-type="string" office:string-value="" calcext:value-type="error">
            <text:p>#N/A</text:p>
          </table:table-cell>
          <table:table-cell table:formula="of:=IF(ISNA([.C656]);[.B656];NA())" office:value-type="float" office:value="-3.31420206662" calcext:value-type="float">
            <text:p>-3.3142020666</text:p>
          </table:table-cell>
          <table:table-cell table:formula="of:=IF(ISNA([.C656]);NA();[.B65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109891636" calcext:value-type="float">
            <text:p>-1.1109891636</text:p>
          </table:table-cell>
          <table:table-cell office:value-type="float" office:value="-2.79380747154" calcext:value-type="float">
            <text:p>-2.7938074715</text:p>
          </table:table-cell>
          <table:table-cell office:value-type="float" office:value="0" calcext:value-type="float">
            <text:p>0</text:p>
          </table:table-cell>
          <table:table-cell office:value-type="float" office:value="3.65410786675" calcext:value-type="float">
            <text:p>3.6541078668</text:p>
          </table:table-cell>
        </table:table-row>
        <table:table-row table:style-name="ro1">
          <table:table-cell office:value-type="float" office:value="-0.865054315157" calcext:value-type="float">
            <text:p>-0.8650543152</text:p>
          </table:table-cell>
          <table:table-cell office:value-type="float" office:value="-4.2771151052" calcext:value-type="float">
            <text:p>-4.2771151052</text:p>
          </table:table-cell>
          <table:table-cell table:formula="of:=MATCH([.A657];[.F$5:.F$25];0)" office:value-type="string" office:string-value="" calcext:value-type="error">
            <text:p>#N/A</text:p>
          </table:table-cell>
          <table:table-cell table:formula="of:=IF(ISNA([.C657]);[.B657];NA())" office:value-type="float" office:value="-4.2771151052" calcext:value-type="float">
            <text:p>-4.2771151052</text:p>
          </table:table-cell>
          <table:table-cell table:formula="of:=IF(ISNA([.C657]);NA();[.B65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2126893437" calcext:value-type="float">
            <text:p>-1.3212689344</text:p>
          </table:table-cell>
          <table:table-cell office:value-type="float" office:value="-4.07625434448" calcext:value-type="float">
            <text:p>-4.0762543445</text:p>
          </table:table-cell>
          <table:table-cell office:value-type="float" office:value="0" calcext:value-type="float">
            <text:p>0</text:p>
          </table:table-cell>
          <table:table-cell office:value-type="float" office:value="3.65410786675" calcext:value-type="float">
            <text:p>3.6541078668</text:p>
          </table:table-cell>
        </table:table-row>
        <table:table-row table:style-name="ro1">
          <table:table-cell office:value-type="float" office:value="-0.9839304144" calcext:value-type="float">
            <text:p>-0.9839304144</text:p>
          </table:table-cell>
          <table:table-cell office:value-type="float" office:value="-2.63521928507" calcext:value-type="float">
            <text:p>-2.6352192851</text:p>
          </table:table-cell>
          <table:table-cell table:formula="of:=MATCH([.A658];[.F$5:.F$25];0)" office:value-type="string" office:string-value="" calcext:value-type="error">
            <text:p>#N/A</text:p>
          </table:table-cell>
          <table:table-cell table:formula="of:=IF(ISNA([.C658]);[.B658];NA())" office:value-type="float" office:value="-2.63521928507" calcext:value-type="float">
            <text:p>-2.6352192851</text:p>
          </table:table-cell>
          <table:table-cell table:formula="of:=IF(ISNA([.C658]);NA();[.B65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251567438" calcext:value-type="float">
            <text:p>-1.2251567438</text:p>
          </table:table-cell>
          <table:table-cell office:value-type="float" office:value="-3.02696074096" calcext:value-type="float">
            <text:p>-3.026960741</text:p>
          </table:table-cell>
          <table:table-cell office:value-type="float" office:value="0" calcext:value-type="float">
            <text:p>0</text:p>
          </table:table-cell>
          <table:table-cell office:value-type="float" office:value="3.65410786675" calcext:value-type="float">
            <text:p>3.6541078668</text:p>
          </table:table-cell>
        </table:table-row>
        <table:table-row table:style-name="ro1">
          <table:table-cell office:value-type="float" office:value="-1.20383169868" calcext:value-type="float">
            <text:p>-1.2038316987</text:p>
          </table:table-cell>
          <table:table-cell office:value-type="float" office:value="-3.09607026535" calcext:value-type="float">
            <text:p>-3.0960702654</text:p>
          </table:table-cell>
          <table:table-cell table:formula="of:=MATCH([.A659];[.F$5:.F$25];0)" office:value-type="string" office:string-value="" calcext:value-type="error">
            <text:p>#N/A</text:p>
          </table:table-cell>
          <table:table-cell table:formula="of:=IF(ISNA([.C659]);[.B659];NA())" office:value-type="float" office:value="-3.09607026535" calcext:value-type="float">
            <text:p>-3.0960702654</text:p>
          </table:table-cell>
          <table:table-cell table:formula="of:=IF(ISNA([.C659]);NA();[.B65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74464528206" calcext:value-type="float">
            <text:p>-1.7446452821</text:p>
          </table:table-cell>
          <table:table-cell office:value-type="float" office:value="-3.26876888406" calcext:value-type="float">
            <text:p>-3.2687688841</text:p>
          </table:table-cell>
          <table:table-cell office:value-type="float" office:value="20" calcext:value-type="float">
            <text:p>20</text:p>
          </table:table-cell>
          <table:table-cell office:value-type="float" office:value="3.41601713945" calcext:value-type="float">
            <text:p>3.4160171395</text:p>
          </table:table-cell>
        </table:table-row>
        <table:table-row table:style-name="ro1">
          <table:table-cell office:value-type="float" office:value="0.0310415312151" calcext:value-type="float">
            <text:p>0.0310415312</text:p>
          </table:table-cell>
          <table:table-cell office:value-type="float" office:value="-3.16381289248" calcext:value-type="float">
            <text:p>-3.1638128925</text:p>
          </table:table-cell>
          <table:table-cell table:formula="of:=MATCH([.A660];[.F$5:.F$25];0)" office:value-type="string" office:string-value="" calcext:value-type="error">
            <text:p>#N/A</text:p>
          </table:table-cell>
          <table:table-cell table:formula="of:=IF(ISNA([.C660]);[.B660];NA())" office:value-type="float" office:value="-3.16381289248" calcext:value-type="float">
            <text:p>-3.1638128925</text:p>
          </table:table-cell>
          <table:table-cell table:formula="of:=IF(ISNA([.C660]);NA();[.B66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7636419537" calcext:value-type="float">
            <text:p>-1.2763641954</text:p>
          </table:table-cell>
          <table:table-cell office:value-type="float" office:value="-3.89606639014" calcext:value-type="float">
            <text:p>-3.8960663901</text:p>
          </table:table-cell>
          <table:table-cell office:value-type="float" office:value="20" calcext:value-type="float">
            <text:p>20</text:p>
          </table:table-cell>
          <table:table-cell office:value-type="float" office:value="3.41601713945" calcext:value-type="float">
            <text:p>3.4160171395</text:p>
          </table:table-cell>
        </table:table-row>
        <table:table-row table:style-name="ro1">
          <table:table-cell office:value-type="float" office:value="-1.00493870204" calcext:value-type="float">
            <text:p>-1.004938702</text:p>
          </table:table-cell>
          <table:table-cell office:value-type="float" office:value="-2.78885371458" calcext:value-type="float">
            <text:p>-2.7888537146</text:p>
          </table:table-cell>
          <table:table-cell table:formula="of:=MATCH([.A661];[.F$5:.F$25];0)" office:value-type="string" office:string-value="" calcext:value-type="error">
            <text:p>#N/A</text:p>
          </table:table-cell>
          <table:table-cell table:formula="of:=IF(ISNA([.C661]);[.B661];NA())" office:value-type="float" office:value="-2.78885371458" calcext:value-type="float">
            <text:p>-2.7888537146</text:p>
          </table:table-cell>
          <table:table-cell table:formula="of:=IF(ISNA([.C661]);NA();[.B66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1083847604" calcext:value-type="float">
            <text:p>-1.310838476</text:p>
          </table:table-cell>
          <table:table-cell office:value-type="float" office:value="-2.95245854836" calcext:value-type="float">
            <text:p>-2.9524585484</text:p>
          </table:table-cell>
          <table:table-cell office:value-type="float" office:value="0" calcext:value-type="float">
            <text:p>0</text:p>
          </table:table-cell>
          <table:table-cell office:value-type="float" office:value="3.26107588197" calcext:value-type="float">
            <text:p>3.261075882</text:p>
          </table:table-cell>
        </table:table-row>
        <table:table-row table:style-name="ro1">
          <table:table-cell office:value-type="float" office:value="-0.596106192353" calcext:value-type="float">
            <text:p>-0.5961061924</text:p>
          </table:table-cell>
          <table:table-cell office:value-type="float" office:value="-4.33959532373" calcext:value-type="float">
            <text:p>-4.3395953237</text:p>
          </table:table-cell>
          <table:table-cell table:formula="of:=MATCH([.A662];[.F$5:.F$25];0)" office:value-type="string" office:string-value="" calcext:value-type="error">
            <text:p>#N/A</text:p>
          </table:table-cell>
          <table:table-cell table:formula="of:=IF(ISNA([.C662]);[.B662];NA())" office:value-type="float" office:value="-4.33959532373" calcext:value-type="float">
            <text:p>-4.3395953237</text:p>
          </table:table-cell>
          <table:table-cell table:formula="of:=IF(ISNA([.C662]);NA();[.B66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48314289331" calcext:value-type="float">
            <text:p>-0.2483142893</text:p>
          </table:table-cell>
          <table:table-cell office:value-type="float" office:value="-3.1285597679" calcext:value-type="float">
            <text:p>-3.1285597679</text:p>
          </table:table-cell>
          <table:table-cell office:value-type="float" office:value="0" calcext:value-type="float">
            <text:p>0</text:p>
          </table:table-cell>
          <table:table-cell office:value-type="float" office:value="3.26107588197" calcext:value-type="float">
            <text:p>3.261075882</text:p>
          </table:table-cell>
        </table:table-row>
        <table:table-row table:style-name="ro1">
          <table:table-cell office:value-type="float" office:value="-1.55775620363" calcext:value-type="float">
            <text:p>-1.5577562036</text:p>
          </table:table-cell>
          <table:table-cell office:value-type="float" office:value="-4.06894639481" calcext:value-type="float">
            <text:p>-4.0689463948</text:p>
          </table:table-cell>
          <table:table-cell table:formula="of:=MATCH([.A663];[.F$5:.F$25];0)" office:value-type="string" office:string-value="" calcext:value-type="error">
            <text:p>#N/A</text:p>
          </table:table-cell>
          <table:table-cell table:formula="of:=IF(ISNA([.C663]);[.B663];NA())" office:value-type="float" office:value="-4.06894639481" calcext:value-type="float">
            <text:p>-4.0689463948</text:p>
          </table:table-cell>
          <table:table-cell table:formula="of:=IF(ISNA([.C663]);NA();[.B66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6195712428" calcext:value-type="float">
            <text:p>-1.4619571243</text:p>
          </table:table-cell>
          <table:table-cell office:value-type="float" office:value="-3.49355978739" calcext:value-type="float">
            <text:p>-3.4935597874</text:p>
          </table:table-cell>
          <table:table-cell office:value-type="float" office:value="0" calcext:value-type="float">
            <text:p>0</text:p>
          </table:table-cell>
          <table:table-cell office:value-type="float" office:value="3.26107588197" calcext:value-type="float">
            <text:p>3.261075882</text:p>
          </table:table-cell>
        </table:table-row>
        <table:table-row table:style-name="ro1">
          <table:table-cell office:value-type="float" office:value="-0.187297727595" calcext:value-type="float">
            <text:p>-0.1872977276</text:p>
          </table:table-cell>
          <table:table-cell office:value-type="float" office:value="-3.30680956094" calcext:value-type="float">
            <text:p>-3.3068095609</text:p>
          </table:table-cell>
          <table:table-cell table:formula="of:=MATCH([.A664];[.F$5:.F$25];0)" office:value-type="string" office:string-value="" calcext:value-type="error">
            <text:p>#N/A</text:p>
          </table:table-cell>
          <table:table-cell table:formula="of:=IF(ISNA([.C664]);[.B664];NA())" office:value-type="float" office:value="-3.30680956094" calcext:value-type="float">
            <text:p>-3.3068095609</text:p>
          </table:table-cell>
          <table:table-cell table:formula="of:=IF(ISNA([.C664]);NA();[.B66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86955516274" calcext:value-type="float">
            <text:p>-0.5869555163</text:p>
          </table:table-cell>
          <table:table-cell office:value-type="float" office:value="-4.35019165851" calcext:value-type="float">
            <text:p>-4.3501916585</text:p>
          </table:table-cell>
          <table:table-cell office:value-type="float" office:value="0" calcext:value-type="float">
            <text:p>0</text:p>
          </table:table-cell>
          <table:table-cell office:value-type="float" office:value="3.26107588197" calcext:value-type="float">
            <text:p>3.261075882</text:p>
          </table:table-cell>
        </table:table-row>
        <table:table-row table:style-name="ro1">
          <table:table-cell office:value-type="float" office:value="-0.718019238582" calcext:value-type="float">
            <text:p>-0.7180192386</text:p>
          </table:table-cell>
          <table:table-cell office:value-type="float" office:value="-4.35116598911" calcext:value-type="float">
            <text:p>-4.3511659891</text:p>
          </table:table-cell>
          <table:table-cell table:formula="of:=MATCH([.A665];[.F$5:.F$25];0)" office:value-type="string" office:string-value="" calcext:value-type="error">
            <text:p>#N/A</text:p>
          </table:table-cell>
          <table:table-cell table:formula="of:=IF(ISNA([.C665]);[.B665];NA())" office:value-type="float" office:value="-4.35116598911" calcext:value-type="float">
            <text:p>-4.3511659891</text:p>
          </table:table-cell>
          <table:table-cell table:formula="of:=IF(ISNA([.C665]);NA();[.B66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21527956836" calcext:value-type="float">
            <text:p>-0.9215279568</text:p>
          </table:table-cell>
          <table:table-cell office:value-type="float" office:value="-4.31160403591" calcext:value-type="float">
            <text:p>-4.3116040359</text:p>
          </table:table-cell>
          <table:table-cell office:value-type="float" office:value="0" calcext:value-type="float">
            <text:p>0</text:p>
          </table:table-cell>
          <table:table-cell office:value-type="float" office:value="3.26107588197" calcext:value-type="float">
            <text:p>3.261075882</text:p>
          </table:table-cell>
        </table:table-row>
        <table:table-row table:style-name="ro1">
          <table:table-cell office:value-type="float" office:value="0.04453003575" calcext:value-type="float">
            <text:p>0.0445300358</text:p>
          </table:table-cell>
          <table:table-cell office:value-type="float" office:value="-4.00299700784" calcext:value-type="float">
            <text:p>-4.0029970078</text:p>
          </table:table-cell>
          <table:table-cell table:formula="of:=MATCH([.A666];[.F$5:.F$25];0)" office:value-type="string" office:string-value="" calcext:value-type="error">
            <text:p>#N/A</text:p>
          </table:table-cell>
          <table:table-cell table:formula="of:=IF(ISNA([.C666]);[.B666];NA())" office:value-type="float" office:value="-4.00299700784" calcext:value-type="float">
            <text:p>-4.0029970078</text:p>
          </table:table-cell>
          <table:table-cell table:formula="of:=IF(ISNA([.C666]);NA();[.B66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3683253076" calcext:value-type="float">
            <text:p>-1.0368325308</text:p>
          </table:table-cell>
          <table:table-cell office:value-type="float" office:value="-3.95661309713" calcext:value-type="float">
            <text:p>-3.9566130971</text:p>
          </table:table-cell>
          <table:table-cell office:value-type="float" office:value="0" calcext:value-type="float">
            <text:p>0</text:p>
          </table:table-cell>
          <table:table-cell office:value-type="float" office:value="3.26107588197" calcext:value-type="float">
            <text:p>3.261075882</text:p>
          </table:table-cell>
        </table:table-row>
        <table:table-row table:style-name="ro1">
          <table:table-cell office:value-type="float" office:value="-1.18326979698" calcext:value-type="float">
            <text:p>-1.183269797</text:p>
          </table:table-cell>
          <table:table-cell office:value-type="float" office:value="-4.13483433729" calcext:value-type="float">
            <text:p>-4.1348343373</text:p>
          </table:table-cell>
          <table:table-cell table:formula="of:=MATCH([.A667];[.F$5:.F$25];0)" office:value-type="string" office:string-value="" calcext:value-type="error">
            <text:p>#N/A</text:p>
          </table:table-cell>
          <table:table-cell table:formula="of:=IF(ISNA([.C667]);[.B667];NA())" office:value-type="float" office:value="-4.13483433729" calcext:value-type="float">
            <text:p>-4.1348343373</text:p>
          </table:table-cell>
          <table:table-cell table:formula="of:=IF(ISNA([.C667]);NA();[.B66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2064506403" calcext:value-type="float">
            <text:p>-1.020645064</text:p>
          </table:table-cell>
          <table:table-cell office:value-type="float" office:value="-2.57246604467" calcext:value-type="float">
            <text:p>-2.5724660447</text:p>
          </table:table-cell>
          <table:table-cell office:value-type="float" office:value="0" calcext:value-type="float">
            <text:p>0</text:p>
          </table:table-cell>
          <table:table-cell office:value-type="float" office:value="3.26107588197" calcext:value-type="float">
            <text:p>3.261075882</text:p>
          </table:table-cell>
        </table:table-row>
        <table:table-row table:style-name="ro1">
          <table:table-cell office:value-type="float" office:value="-0.287097606589" calcext:value-type="float">
            <text:p>-0.2870976066</text:p>
          </table:table-cell>
          <table:table-cell office:value-type="float" office:value="-3.88519241157" calcext:value-type="float">
            <text:p>-3.8851924116</text:p>
          </table:table-cell>
          <table:table-cell table:formula="of:=MATCH([.A668];[.F$5:.F$25];0)" office:value-type="string" office:string-value="" calcext:value-type="error">
            <text:p>#N/A</text:p>
          </table:table-cell>
          <table:table-cell table:formula="of:=IF(ISNA([.C668]);[.B668];NA())" office:value-type="float" office:value="-3.88519241157" calcext:value-type="float">
            <text:p>-3.8851924116</text:p>
          </table:table-cell>
          <table:table-cell table:formula="of:=IF(ISNA([.C668]);NA();[.B66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621914828" calcext:value-type="float">
            <text:p>-1.0621914828</text:p>
          </table:table-cell>
          <table:table-cell office:value-type="float" office:value="-2.67120834551" calcext:value-type="float">
            <text:p>-2.6712083455</text:p>
          </table:table-cell>
          <table:table-cell office:value-type="float" office:value="0" calcext:value-type="float">
            <text:p>0</text:p>
          </table:table-cell>
          <table:table-cell office:value-type="float" office:value="3.26107588197" calcext:value-type="float">
            <text:p>3.261075882</text:p>
          </table:table-cell>
        </table:table-row>
        <table:table-row table:style-name="ro1">
          <table:table-cell office:value-type="float" office:value="-0.351108126984" calcext:value-type="float">
            <text:p>-0.351108127</text:p>
          </table:table-cell>
          <table:table-cell office:value-type="float" office:value="-3.12626532134" calcext:value-type="float">
            <text:p>-3.1262653213</text:p>
          </table:table-cell>
          <table:table-cell table:formula="of:=MATCH([.A669];[.F$5:.F$25];0)" office:value-type="string" office:string-value="" calcext:value-type="error">
            <text:p>#N/A</text:p>
          </table:table-cell>
          <table:table-cell table:formula="of:=IF(ISNA([.C669]);[.B669];NA())" office:value-type="float" office:value="-3.12626532134" calcext:value-type="float">
            <text:p>-3.1262653213</text:p>
          </table:table-cell>
          <table:table-cell table:formula="of:=IF(ISNA([.C669]);NA();[.B66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4097371378" calcext:value-type="float">
            <text:p>-1.1409737138</text:p>
          </table:table-cell>
          <table:table-cell office:value-type="float" office:value="-4.24479556051" calcext:value-type="float">
            <text:p>-4.2447955605</text:p>
          </table:table-cell>
          <table:table-cell office:value-type="float" office:value="0" calcext:value-type="float">
            <text:p>0</text:p>
          </table:table-cell>
          <table:table-cell office:value-type="float" office:value="3.26107588197" calcext:value-type="float">
            <text:p>3.261075882</text:p>
          </table:table-cell>
        </table:table-row>
        <table:table-row table:style-name="ro1">
          <table:table-cell office:value-type="float" office:value="-0.575871432574" calcext:value-type="float">
            <text:p>-0.5758714326</text:p>
          </table:table-cell>
          <table:table-cell office:value-type="float" office:value="-2.93725406999" calcext:value-type="float">
            <text:p>-2.93725407</text:p>
          </table:table-cell>
          <table:table-cell table:formula="of:=MATCH([.A670];[.F$5:.F$25];0)" office:value-type="string" office:string-value="" calcext:value-type="error">
            <text:p>#N/A</text:p>
          </table:table-cell>
          <table:table-cell table:formula="of:=IF(ISNA([.C670]);[.B670];NA())" office:value-type="float" office:value="-2.93725406999" calcext:value-type="float">
            <text:p>-2.93725407</text:p>
          </table:table-cell>
          <table:table-cell table:formula="of:=IF(ISNA([.C670]);NA();[.B67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48601835224" calcext:value-type="float">
            <text:p>0.1486018352</text:p>
          </table:table-cell>
          <table:table-cell office:value-type="float" office:value="-3.7186990292" calcext:value-type="float">
            <text:p>-3.7186990292</text:p>
          </table:table-cell>
          <table:table-cell office:value-type="float" office:value="0" calcext:value-type="float">
            <text:p>0</text:p>
          </table:table-cell>
          <table:table-cell office:value-type="float" office:value="3.1399638998" calcext:value-type="float">
            <text:p>3.1399638998</text:p>
          </table:table-cell>
        </table:table-row>
        <table:table-row table:style-name="ro1">
          <table:table-cell office:value-type="float" office:value="-1.09856334214" calcext:value-type="float">
            <text:p>-1.0985633421</text:p>
          </table:table-cell>
          <table:table-cell office:value-type="float" office:value="-4.17792214272" calcext:value-type="float">
            <text:p>-4.1779221427</text:p>
          </table:table-cell>
          <table:table-cell table:formula="of:=MATCH([.A671];[.F$5:.F$25];0)" office:value-type="string" office:string-value="" calcext:value-type="error">
            <text:p>#N/A</text:p>
          </table:table-cell>
          <table:table-cell table:formula="of:=IF(ISNA([.C671]);[.B671];NA())" office:value-type="float" office:value="-4.17792214272" calcext:value-type="float">
            <text:p>-4.1779221427</text:p>
          </table:table-cell>
          <table:table-cell table:formula="of:=IF(ISNA([.C671]);NA();[.B67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08996742313" calcext:value-type="float">
            <text:p>-0.3089967423</text:p>
          </table:table-cell>
          <table:table-cell office:value-type="float" office:value="-3.66658015175" calcext:value-type="float">
            <text:p>-3.6665801518</text:p>
          </table:table-cell>
          <table:table-cell office:value-type="float" office:value="0" calcext:value-type="float">
            <text:p>0</text:p>
          </table:table-cell>
          <table:table-cell office:value-type="float" office:value="3.1399638998" calcext:value-type="float">
            <text:p>3.1399638998</text:p>
          </table:table-cell>
        </table:table-row>
        <table:table-row table:style-name="ro1">
          <table:table-cell office:value-type="float" office:value="-1.68294342131" calcext:value-type="float">
            <text:p>-1.6829434213</text:p>
          </table:table-cell>
          <table:table-cell office:value-type="float" office:value="-3.50134922668" calcext:value-type="float">
            <text:p>-3.5013492267</text:p>
          </table:table-cell>
          <table:table-cell table:formula="of:=MATCH([.A672];[.F$5:.F$25];0)" office:value-type="string" office:string-value="" calcext:value-type="error">
            <text:p>#N/A</text:p>
          </table:table-cell>
          <table:table-cell table:formula="of:=IF(ISNA([.C672]);[.B672];NA())" office:value-type="float" office:value="-3.50134922668" calcext:value-type="float">
            <text:p>-3.5013492267</text:p>
          </table:table-cell>
          <table:table-cell table:formula="of:=IF(ISNA([.C672]);NA();[.B67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4023406572" calcext:value-type="float">
            <text:p>-1.5402340657</text:p>
          </table:table-cell>
          <table:table-cell office:value-type="float" office:value="-4.08866816392" calcext:value-type="float">
            <text:p>-4.0886681639</text:p>
          </table:table-cell>
          <table:table-cell office:value-type="float" office:value="0" calcext:value-type="float">
            <text:p>0</text:p>
          </table:table-cell>
          <table:table-cell office:value-type="float" office:value="3.1399638998" calcext:value-type="float">
            <text:p>3.1399638998</text:p>
          </table:table-cell>
        </table:table-row>
        <table:table-row table:style-name="ro1">
          <table:table-cell office:value-type="float" office:value="-0.584147244544" calcext:value-type="float">
            <text:p>-0.5841472445</text:p>
          </table:table-cell>
          <table:table-cell office:value-type="float" office:value="-2.87613131318" calcext:value-type="float">
            <text:p>-2.8761313132</text:p>
          </table:table-cell>
          <table:table-cell table:formula="of:=MATCH([.A673];[.F$5:.F$25];0)" office:value-type="string" office:string-value="" calcext:value-type="error">
            <text:p>#N/A</text:p>
          </table:table-cell>
          <table:table-cell table:formula="of:=IF(ISNA([.C673]);[.B673];NA())" office:value-type="float" office:value="-2.87613131318" calcext:value-type="float">
            <text:p>-2.8761313132</text:p>
          </table:table-cell>
          <table:table-cell table:formula="of:=IF(ISNA([.C673]);NA();[.B67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92303785977" calcext:value-type="float">
            <text:p>-0.892303786</text:p>
          </table:table-cell>
          <table:table-cell office:value-type="float" office:value="-2.84123745533" calcext:value-type="float">
            <text:p>-2.8412374553</text:p>
          </table:table-cell>
          <table:table-cell office:value-type="float" office:value="0" calcext:value-type="float">
            <text:p>0</text:p>
          </table:table-cell>
          <table:table-cell office:value-type="float" office:value="3.1399638998" calcext:value-type="float">
            <text:p>3.1399638998</text:p>
          </table:table-cell>
        </table:table-row>
        <table:table-row table:style-name="ro1">
          <table:table-cell office:value-type="float" office:value="-0.0478962294048" calcext:value-type="float">
            <text:p>-0.0478962294</text:p>
          </table:table-cell>
          <table:table-cell office:value-type="float" office:value="-3.51070386518" calcext:value-type="float">
            <text:p>-3.5107038652</text:p>
          </table:table-cell>
          <table:table-cell table:formula="of:=MATCH([.A674];[.F$5:.F$25];0)" office:value-type="string" office:string-value="" calcext:value-type="error">
            <text:p>#N/A</text:p>
          </table:table-cell>
          <table:table-cell table:formula="of:=IF(ISNA([.C674]);[.B674];NA())" office:value-type="float" office:value="-3.51070386518" calcext:value-type="float">
            <text:p>-3.5107038652</text:p>
          </table:table-cell>
          <table:table-cell table:formula="of:=IF(ISNA([.C674]);NA();[.B67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5339279998" calcext:value-type="float">
            <text:p>-1.5533928</text:p>
          </table:table-cell>
          <table:table-cell office:value-type="float" office:value="-3.69642247645" calcext:value-type="float">
            <text:p>-3.6964224765</text:p>
          </table:table-cell>
          <table:table-cell office:value-type="float" office:value="0" calcext:value-type="float">
            <text:p>0</text:p>
          </table:table-cell>
          <table:table-cell office:value-type="float" office:value="3.1399638998" calcext:value-type="float">
            <text:p>3.1399638998</text:p>
          </table:table-cell>
        </table:table-row>
        <table:table-row table:style-name="ro1">
          <table:table-cell office:value-type="float" office:value="-0.536808749775" calcext:value-type="float">
            <text:p>-0.5368087498</text:p>
          </table:table-cell>
          <table:table-cell office:value-type="float" office:value="-2.59586999831" calcext:value-type="float">
            <text:p>-2.5958699983</text:p>
          </table:table-cell>
          <table:table-cell table:formula="of:=MATCH([.A675];[.F$5:.F$25];0)" office:value-type="string" office:string-value="" calcext:value-type="error">
            <text:p>#N/A</text:p>
          </table:table-cell>
          <table:table-cell table:formula="of:=IF(ISNA([.C675]);[.B675];NA())" office:value-type="float" office:value="-2.59586999831" calcext:value-type="float">
            <text:p>-2.5958699983</text:p>
          </table:table-cell>
          <table:table-cell table:formula="of:=IF(ISNA([.C675]);NA();[.B67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62805689715" calcext:value-type="float">
            <text:p>-0.8628056897</text:p>
          </table:table-cell>
          <table:table-cell office:value-type="float" office:value="-2.74285990838" calcext:value-type="float">
            <text:p>-2.7428599084</text:p>
          </table:table-cell>
          <table:table-cell office:value-type="float" office:value="0" calcext:value-type="float">
            <text:p>0</text:p>
          </table:table-cell>
          <table:table-cell office:value-type="float" office:value="3.1399638998" calcext:value-type="float">
            <text:p>3.1399638998</text:p>
          </table:table-cell>
        </table:table-row>
        <table:table-row table:style-name="ro1">
          <table:table-cell office:value-type="float" office:value="-0.00688965532087" calcext:value-type="float">
            <text:p>-0.0068896553</text:p>
          </table:table-cell>
          <table:table-cell office:value-type="float" office:value="-2.99305121272" calcext:value-type="float">
            <text:p>-2.9930512127</text:p>
          </table:table-cell>
          <table:table-cell table:formula="of:=MATCH([.A676];[.F$5:.F$25];0)" office:value-type="string" office:string-value="" calcext:value-type="error">
            <text:p>#N/A</text:p>
          </table:table-cell>
          <table:table-cell table:formula="of:=IF(ISNA([.C676]);[.B676];NA())" office:value-type="float" office:value="-2.99305121272" calcext:value-type="float">
            <text:p>-2.9930512127</text:p>
          </table:table-cell>
          <table:table-cell table:formula="of:=IF(ISNA([.C676]);NA();[.B67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6407594411" calcext:value-type="float">
            <text:p>-1.6640759441</text:p>
          </table:table-cell>
          <table:table-cell office:value-type="float" office:value="-3.03510322988" calcext:value-type="float">
            <text:p>-3.0351032299</text:p>
          </table:table-cell>
          <table:table-cell office:value-type="float" office:value="0" calcext:value-type="float">
            <text:p>0</text:p>
          </table:table-cell>
          <table:table-cell office:value-type="float" office:value="3.1399638998" calcext:value-type="float">
            <text:p>3.1399638998</text:p>
          </table:table-cell>
        </table:table-row>
        <table:table-row table:style-name="ro1">
          <table:table-cell office:value-type="float" office:value="-1.1109891636" calcext:value-type="float">
            <text:p>-1.1109891636</text:p>
          </table:table-cell>
          <table:table-cell office:value-type="float" office:value="-2.79380747154" calcext:value-type="float">
            <text:p>-2.7938074715</text:p>
          </table:table-cell>
          <table:table-cell table:formula="of:=MATCH([.A677];[.F$5:.F$25];0)" office:value-type="string" office:string-value="" calcext:value-type="error">
            <text:p>#N/A</text:p>
          </table:table-cell>
          <table:table-cell table:formula="of:=IF(ISNA([.C677]);[.B677];NA())" office:value-type="float" office:value="-2.79380747154" calcext:value-type="float">
            <text:p>-2.7938074715</text:p>
          </table:table-cell>
          <table:table-cell table:formula="of:=IF(ISNA([.C677]);NA();[.B67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69561895526" calcext:value-type="float">
            <text:p>-0.8695618955</text:p>
          </table:table-cell>
          <table:table-cell office:value-type="float" office:value="-4.04840271258" calcext:value-type="float">
            <text:p>-4.0484027126</text:p>
          </table:table-cell>
          <table:table-cell office:value-type="float" office:value="0" calcext:value-type="float">
            <text:p>0</text:p>
          </table:table-cell>
          <table:table-cell office:value-type="float" office:value="3.1399638998" calcext:value-type="float">
            <text:p>3.1399638998</text:p>
          </table:table-cell>
        </table:table-row>
        <table:table-row table:style-name="ro1">
          <table:table-cell office:value-type="float" office:value="-1.32126893437" calcext:value-type="float">
            <text:p>-1.3212689344</text:p>
          </table:table-cell>
          <table:table-cell office:value-type="float" office:value="-4.07625434448" calcext:value-type="float">
            <text:p>-4.0762543445</text:p>
          </table:table-cell>
          <table:table-cell table:formula="of:=MATCH([.A678];[.F$5:.F$25];0)" office:value-type="string" office:string-value="" calcext:value-type="error">
            <text:p>#N/A</text:p>
          </table:table-cell>
          <table:table-cell table:formula="of:=IF(ISNA([.C678]);[.B678];NA())" office:value-type="float" office:value="-4.07625434448" calcext:value-type="float">
            <text:p>-4.0762543445</text:p>
          </table:table-cell>
          <table:table-cell table:formula="of:=IF(ISNA([.C678]);NA();[.B67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6732884185" calcext:value-type="float">
            <text:p>-1.1673288419</text:p>
          </table:table-cell>
          <table:table-cell office:value-type="float" office:value="-4.21192117026" calcext:value-type="float">
            <text:p>-4.2119211703</text:p>
          </table:table-cell>
          <table:table-cell office:value-type="float" office:value="0" calcext:value-type="float">
            <text:p>0</text:p>
          </table:table-cell>
          <table:table-cell office:value-type="float" office:value="3.1399638998" calcext:value-type="float">
            <text:p>3.1399638998</text:p>
          </table:table-cell>
        </table:table-row>
        <table:table-row table:style-name="ro1">
          <table:table-cell office:value-type="float" office:value="-1.2251567438" calcext:value-type="float">
            <text:p>-1.2251567438</text:p>
          </table:table-cell>
          <table:table-cell office:value-type="float" office:value="-3.02696074096" calcext:value-type="float">
            <text:p>-3.026960741</text:p>
          </table:table-cell>
          <table:table-cell table:formula="of:=MATCH([.A679];[.F$5:.F$25];0)" office:value-type="string" office:string-value="" calcext:value-type="error">
            <text:p>#N/A</text:p>
          </table:table-cell>
          <table:table-cell table:formula="of:=IF(ISNA([.C679]);[.B679];NA())" office:value-type="float" office:value="-3.02696074096" calcext:value-type="float">
            <text:p>-3.026960741</text:p>
          </table:table-cell>
          <table:table-cell table:formula="of:=IF(ISNA([.C679]);NA();[.B67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96310169542" calcext:value-type="float">
            <text:p>-0.3963101695</text:p>
          </table:table-cell>
          <table:table-cell office:value-type="float" office:value="-4.10788269599" calcext:value-type="float">
            <text:p>-4.107882696</text:p>
          </table:table-cell>
          <table:table-cell office:value-type="float" office:value="0" calcext:value-type="float">
            <text:p>0</text:p>
          </table:table-cell>
          <table:table-cell office:value-type="float" office:value="3.1399638998" calcext:value-type="float">
            <text:p>3.1399638998</text:p>
          </table:table-cell>
        </table:table-row>
        <table:table-row table:style-name="ro1">
          <table:table-cell office:value-type="float" office:value="-1.74464528206" calcext:value-type="float">
            <text:p>-1.7446452821</text:p>
          </table:table-cell>
          <table:table-cell office:value-type="float" office:value="-3.26876888406" calcext:value-type="float">
            <text:p>-3.2687688841</text:p>
          </table:table-cell>
          <table:table-cell table:formula="of:=MATCH([.A680];[.F$5:.F$25];0)" office:value-type="string" office:string-value="" calcext:value-type="error">
            <text:p>#N/A</text:p>
          </table:table-cell>
          <table:table-cell table:formula="of:=IF(ISNA([.C680]);[.B680];NA())" office:value-type="float" office:value="-3.26876888406" calcext:value-type="float">
            <text:p>-3.2687688841</text:p>
          </table:table-cell>
          <table:table-cell table:formula="of:=IF(ISNA([.C680]);NA();[.B68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60495206111" calcext:value-type="float">
            <text:p>-0.6604952061</text:p>
          </table:table-cell>
          <table:table-cell office:value-type="float" office:value="-4.11261570034" calcext:value-type="float">
            <text:p>-4.1126157003</text:p>
          </table:table-cell>
          <table:table-cell office:value-type="float" office:value="0" calcext:value-type="float">
            <text:p>0</text:p>
          </table:table-cell>
          <table:table-cell office:value-type="float" office:value="3.1399638998" calcext:value-type="float">
            <text:p>3.1399638998</text:p>
          </table:table-cell>
        </table:table-row>
        <table:table-row table:style-name="ro1">
          <table:table-cell office:value-type="float" office:value="-1.27636419537" calcext:value-type="float">
            <text:p>-1.2763641954</text:p>
          </table:table-cell>
          <table:table-cell office:value-type="float" office:value="-3.89606639014" calcext:value-type="float">
            <text:p>-3.8960663901</text:p>
          </table:table-cell>
          <table:table-cell table:formula="of:=MATCH([.A681];[.F$5:.F$25];0)" office:value-type="string" office:string-value="" calcext:value-type="error">
            <text:p>#N/A</text:p>
          </table:table-cell>
          <table:table-cell table:formula="of:=IF(ISNA([.C681]);[.B681];NA())" office:value-type="float" office:value="-3.89606639014" calcext:value-type="float">
            <text:p>-3.8960663901</text:p>
          </table:table-cell>
          <table:table-cell table:formula="of:=IF(ISNA([.C681]);NA();[.B68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87084485615" calcext:value-type="float">
            <text:p>-0.7870844856</text:p>
          </table:table-cell>
          <table:table-cell office:value-type="float" office:value="-4.02409988226" calcext:value-type="float">
            <text:p>-4.0240998823</text:p>
          </table:table-cell>
          <table:table-cell office:value-type="float" office:value="12" calcext:value-type="float">
            <text:p>12</text:p>
          </table:table-cell>
          <table:table-cell office:value-type="float" office:value="3.02985866637" calcext:value-type="float">
            <text:p>3.0298586664</text:p>
          </table:table-cell>
        </table:table-row>
        <table:table-row table:style-name="ro1">
          <table:table-cell office:value-type="float" office:value="-1.31083847604" calcext:value-type="float">
            <text:p>-1.310838476</text:p>
          </table:table-cell>
          <table:table-cell office:value-type="float" office:value="-2.95245854836" calcext:value-type="float">
            <text:p>-2.9524585484</text:p>
          </table:table-cell>
          <table:table-cell table:formula="of:=MATCH([.A682];[.F$5:.F$25];0)" office:value-type="string" office:string-value="" calcext:value-type="error">
            <text:p>#N/A</text:p>
          </table:table-cell>
          <table:table-cell table:formula="of:=IF(ISNA([.C682]);[.B682];NA())" office:value-type="float" office:value="-2.95245854836" calcext:value-type="float">
            <text:p>-2.9524585484</text:p>
          </table:table-cell>
          <table:table-cell table:formula="of:=IF(ISNA([.C682]);NA();[.B68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8625221499" calcext:value-type="float">
            <text:p>-1.486252215</text:p>
          </table:table-cell>
          <table:table-cell office:value-type="float" office:value="-3.68774310988" calcext:value-type="float">
            <text:p>-3.6877431099</text:p>
          </table:table-cell>
          <table:table-cell office:value-type="float" office:value="12" calcext:value-type="float">
            <text:p>12</text:p>
          </table:table-cell>
          <table:table-cell office:value-type="float" office:value="3.02985866637" calcext:value-type="float">
            <text:p>3.0298586664</text:p>
          </table:table-cell>
        </table:table-row>
        <table:table-row table:style-name="ro1">
          <table:table-cell office:value-type="float" office:value="-0.248314289331" calcext:value-type="float">
            <text:p>-0.2483142893</text:p>
          </table:table-cell>
          <table:table-cell office:value-type="float" office:value="-3.1285597679" calcext:value-type="float">
            <text:p>-3.1285597679</text:p>
          </table:table-cell>
          <table:table-cell table:formula="of:=MATCH([.A683];[.F$5:.F$25];0)" office:value-type="string" office:string-value="" calcext:value-type="error">
            <text:p>#N/A</text:p>
          </table:table-cell>
          <table:table-cell table:formula="of:=IF(ISNA([.C683]);[.B683];NA())" office:value-type="float" office:value="-3.1285597679" calcext:value-type="float">
            <text:p>-3.1285597679</text:p>
          </table:table-cell>
          <table:table-cell table:formula="of:=IF(ISNA([.C683]);NA();[.B68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39176153834" calcext:value-type="float">
            <text:p>-0.3391761538</text:p>
          </table:table-cell>
          <table:table-cell office:value-type="float" office:value="-2.69310119387" calcext:value-type="float">
            <text:p>-2.6931011939</text:p>
          </table:table-cell>
          <table:table-cell office:value-type="float" office:value="12" calcext:value-type="float">
            <text:p>12</text:p>
          </table:table-cell>
          <table:table-cell office:value-type="float" office:value="3.02985866637" calcext:value-type="float">
            <text:p>3.0298586664</text:p>
          </table:table-cell>
        </table:table-row>
        <table:table-row table:style-name="ro1">
          <table:table-cell office:value-type="float" office:value="-1.46195712428" calcext:value-type="float">
            <text:p>-1.4619571243</text:p>
          </table:table-cell>
          <table:table-cell office:value-type="float" office:value="-3.49355978739" calcext:value-type="float">
            <text:p>-3.4935597874</text:p>
          </table:table-cell>
          <table:table-cell table:formula="of:=MATCH([.A684];[.F$5:.F$25];0)" office:value-type="string" office:string-value="" calcext:value-type="error">
            <text:p>#N/A</text:p>
          </table:table-cell>
          <table:table-cell table:formula="of:=IF(ISNA([.C684]);[.B684];NA())" office:value-type="float" office:value="-3.49355978739" calcext:value-type="float">
            <text:p>-3.4935597874</text:p>
          </table:table-cell>
          <table:table-cell table:formula="of:=IF(ISNA([.C684]);NA();[.B68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96516085349" calcext:value-type="float">
            <text:p>-0.8965160853</text:p>
          </table:table-cell>
          <table:table-cell office:value-type="float" office:value="-4.31775627989" calcext:value-type="float">
            <text:p>-4.3177562799</text:p>
          </table:table-cell>
          <table:table-cell office:value-type="float" office:value="12" calcext:value-type="float">
            <text:p>12</text:p>
          </table:table-cell>
          <table:table-cell office:value-type="float" office:value="3.02985866637" calcext:value-type="float">
            <text:p>3.0298586664</text:p>
          </table:table-cell>
        </table:table-row>
        <table:table-row table:style-name="ro1">
          <table:table-cell office:value-type="float" office:value="-0.586955516274" calcext:value-type="float">
            <text:p>-0.5869555163</text:p>
          </table:table-cell>
          <table:table-cell office:value-type="float" office:value="-4.35019165851" calcext:value-type="float">
            <text:p>-4.3501916585</text:p>
          </table:table-cell>
          <table:table-cell table:formula="of:=MATCH([.A685];[.F$5:.F$25];0)" office:value-type="string" office:string-value="" calcext:value-type="error">
            <text:p>#N/A</text:p>
          </table:table-cell>
          <table:table-cell table:formula="of:=IF(ISNA([.C685]);[.B685];NA())" office:value-type="float" office:value="-4.35019165851" calcext:value-type="float">
            <text:p>-4.3501916585</text:p>
          </table:table-cell>
          <table:table-cell table:formula="of:=IF(ISNA([.C685]);NA();[.B68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8422767044" calcext:value-type="float">
            <text:p>-1.2842276704</text:p>
          </table:table-cell>
          <table:table-cell office:value-type="float" office:value="-2.8856551139" calcext:value-type="float">
            <text:p>-2.8856551139</text:p>
          </table:table-cell>
          <table:table-cell office:value-type="float" office:value="12" calcext:value-type="float">
            <text:p>12</text:p>
          </table:table-cell>
          <table:table-cell office:value-type="float" office:value="3.02985866637" calcext:value-type="float">
            <text:p>3.0298586664</text:p>
          </table:table-cell>
        </table:table-row>
        <table:table-row table:style-name="ro1">
          <table:table-cell office:value-type="float" office:value="-0.921527956836" calcext:value-type="float">
            <text:p>-0.9215279568</text:p>
          </table:table-cell>
          <table:table-cell office:value-type="float" office:value="-4.31160403591" calcext:value-type="float">
            <text:p>-4.3116040359</text:p>
          </table:table-cell>
          <table:table-cell table:formula="of:=MATCH([.A686];[.F$5:.F$25];0)" office:value-type="string" office:string-value="" calcext:value-type="error">
            <text:p>#N/A</text:p>
          </table:table-cell>
          <table:table-cell table:formula="of:=IF(ISNA([.C686]);[.B686];NA())" office:value-type="float" office:value="-4.31160403591" calcext:value-type="float">
            <text:p>-4.3116040359</text:p>
          </table:table-cell>
          <table:table-cell table:formula="of:=IF(ISNA([.C686]);NA();[.B68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54727739364" calcext:value-type="float">
            <text:p>-0.8547277394</text:p>
          </table:table-cell>
          <table:table-cell office:value-type="float" office:value="-4.01259480815" calcext:value-type="float">
            <text:p>-4.0125948082</text:p>
          </table:table-cell>
          <table:table-cell office:value-type="float" office:value="0" calcext:value-type="float">
            <text:p>0</text:p>
          </table:table-cell>
          <table:table-cell office:value-type="float" office:value="3.87406029787" calcext:value-type="float">
            <text:p>3.8740602979</text:p>
          </table:table-cell>
        </table:table-row>
        <table:table-row table:style-name="ro1">
          <table:table-cell office:value-type="float" office:value="-1.03683253076" calcext:value-type="float">
            <text:p>-1.0368325308</text:p>
          </table:table-cell>
          <table:table-cell office:value-type="float" office:value="-3.95661309713" calcext:value-type="float">
            <text:p>-3.9566130971</text:p>
          </table:table-cell>
          <table:table-cell table:formula="of:=MATCH([.A687];[.F$5:.F$25];0)" office:value-type="string" office:string-value="" calcext:value-type="error">
            <text:p>#N/A</text:p>
          </table:table-cell>
          <table:table-cell table:formula="of:=IF(ISNA([.C687]);[.B687];NA())" office:value-type="float" office:value="-3.95661309713" calcext:value-type="float">
            <text:p>-3.9566130971</text:p>
          </table:table-cell>
          <table:table-cell table:formula="of:=IF(ISNA([.C687]);NA();[.B68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31989175767" calcext:value-type="float">
            <text:p>-0.3319891758</text:p>
          </table:table-cell>
          <table:table-cell office:value-type="float" office:value="-4.19007728902" calcext:value-type="float">
            <text:p>-4.190077289</text:p>
          </table:table-cell>
          <table:table-cell office:value-type="float" office:value="18" calcext:value-type="float">
            <text:p>18</text:p>
          </table:table-cell>
          <table:table-cell office:value-type="float" office:value="3.84941447226" calcext:value-type="float">
            <text:p>3.8494144723</text:p>
          </table:table-cell>
        </table:table-row>
        <table:table-row table:style-name="ro1">
          <table:table-cell office:value-type="float" office:value="-1.02064506403" calcext:value-type="float">
            <text:p>-1.020645064</text:p>
          </table:table-cell>
          <table:table-cell office:value-type="float" office:value="-2.57246604467" calcext:value-type="float">
            <text:p>-2.5724660447</text:p>
          </table:table-cell>
          <table:table-cell table:formula="of:=MATCH([.A688];[.F$5:.F$25];0)" office:value-type="string" office:string-value="" calcext:value-type="error">
            <text:p>#N/A</text:p>
          </table:table-cell>
          <table:table-cell table:formula="of:=IF(ISNA([.C688]);[.B688];NA())" office:value-type="float" office:value="-2.57246604467" calcext:value-type="float">
            <text:p>-2.5724660447</text:p>
          </table:table-cell>
          <table:table-cell table:formula="of:=IF(ISNA([.C688]);NA();[.B68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23927061817" calcext:value-type="float">
            <text:p>-0.3239270618</text:p>
          </table:table-cell>
          <table:table-cell office:value-type="float" office:value="-3.69949843286" calcext:value-type="float">
            <text:p>-3.6994984329</text:p>
          </table:table-cell>
          <table:table-cell office:value-type="float" office:value="20" calcext:value-type="float">
            <text:p>20</text:p>
          </table:table-cell>
          <table:table-cell office:value-type="float" office:value="3.4339391112" calcext:value-type="float">
            <text:p>3.4339391112</text:p>
          </table:table-cell>
        </table:table-row>
        <table:table-row table:style-name="ro1">
          <table:table-cell office:value-type="float" office:value="-1.0621914828" calcext:value-type="float">
            <text:p>-1.0621914828</text:p>
          </table:table-cell>
          <table:table-cell office:value-type="float" office:value="-2.67120834551" calcext:value-type="float">
            <text:p>-2.6712083455</text:p>
          </table:table-cell>
          <table:table-cell table:formula="of:=MATCH([.A689];[.F$5:.F$25];0)" office:value-type="string" office:string-value="" calcext:value-type="error">
            <text:p>#N/A</text:p>
          </table:table-cell>
          <table:table-cell table:formula="of:=IF(ISNA([.C689]);[.B689];NA())" office:value-type="float" office:value="-2.67120834551" calcext:value-type="float">
            <text:p>-2.6712083455</text:p>
          </table:table-cell>
          <table:table-cell table:formula="of:=IF(ISNA([.C689]);NA();[.B68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084106379" calcext:value-type="float">
            <text:p>-1.1084106379</text:p>
          </table:table-cell>
          <table:table-cell office:value-type="float" office:value="-4.46215340959" calcext:value-type="float">
            <text:p>-4.4621534096</text:p>
          </table:table-cell>
          <table:table-cell office:value-type="float" office:value="20" calcext:value-type="float">
            <text:p>20</text:p>
          </table:table-cell>
          <table:table-cell office:value-type="float" office:value="3.4339391112" calcext:value-type="float">
            <text:p>3.4339391112</text:p>
          </table:table-cell>
        </table:table-row>
        <table:table-row table:style-name="ro1">
          <table:table-cell office:value-type="float" office:value="-1.14097371378" calcext:value-type="float">
            <text:p>-1.1409737138</text:p>
          </table:table-cell>
          <table:table-cell office:value-type="float" office:value="-4.24479556051" calcext:value-type="float">
            <text:p>-4.2447955605</text:p>
          </table:table-cell>
          <table:table-cell table:formula="of:=MATCH([.A690];[.F$5:.F$25];0)" office:value-type="string" office:string-value="" calcext:value-type="error">
            <text:p>#N/A</text:p>
          </table:table-cell>
          <table:table-cell table:formula="of:=IF(ISNA([.C690]);[.B690];NA())" office:value-type="float" office:value="-4.24479556051" calcext:value-type="float">
            <text:p>-4.2447955605</text:p>
          </table:table-cell>
          <table:table-cell table:formula="of:=IF(ISNA([.C690]);NA();[.B69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44011337276" calcext:value-type="float">
            <text:p>-0.8440113373</text:p>
          </table:table-cell>
          <table:table-cell office:value-type="float" office:value="-2.90633657844" calcext:value-type="float">
            <text:p>-2.9063365784</text:p>
          </table:table-cell>
          <table:table-cell office:value-type="float" office:value="0" calcext:value-type="float">
            <text:p>0</text:p>
          </table:table-cell>
          <table:table-cell office:value-type="float" office:value="3.52021621972" calcext:value-type="float">
            <text:p>3.5202162197</text:p>
          </table:table-cell>
        </table:table-row>
        <table:table-row table:style-name="ro1">
          <table:table-cell office:value-type="float" office:value="0.148601835224" calcext:value-type="float">
            <text:p>0.1486018352</text:p>
          </table:table-cell>
          <table:table-cell office:value-type="float" office:value="-3.7186990292" calcext:value-type="float">
            <text:p>-3.7186990292</text:p>
          </table:table-cell>
          <table:table-cell table:formula="of:=MATCH([.A691];[.F$5:.F$25];0)" office:value-type="string" office:string-value="" calcext:value-type="error">
            <text:p>#N/A</text:p>
          </table:table-cell>
          <table:table-cell table:formula="of:=IF(ISNA([.C691]);[.B691];NA())" office:value-type="float" office:value="-3.7186990292" calcext:value-type="float">
            <text:p>-3.7186990292</text:p>
          </table:table-cell>
          <table:table-cell table:formula="of:=IF(ISNA([.C691]);NA();[.B69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02546554824" calcext:value-type="float">
            <text:p>-0.4025465548</text:p>
          </table:table-cell>
          <table:table-cell office:value-type="float" office:value="-2.63601232712" calcext:value-type="float">
            <text:p>-2.6360123271</text:p>
          </table:table-cell>
          <table:table-cell office:value-type="float" office:value="3" calcext:value-type="float">
            <text:p>3</text:p>
          </table:table-cell>
          <table:table-cell office:value-type="float" office:value="3.47662893958" calcext:value-type="float">
            <text:p>3.4766289396</text:p>
          </table:table-cell>
        </table:table-row>
        <table:table-row table:style-name="ro1">
          <table:table-cell office:value-type="float" office:value="-0.308996742313" calcext:value-type="float">
            <text:p>-0.3089967423</text:p>
          </table:table-cell>
          <table:table-cell office:value-type="float" office:value="-3.66658015175" calcext:value-type="float">
            <text:p>-3.6665801518</text:p>
          </table:table-cell>
          <table:table-cell table:formula="of:=MATCH([.A692];[.F$5:.F$25];0)" office:value-type="string" office:string-value="" calcext:value-type="error">
            <text:p>#N/A</text:p>
          </table:table-cell>
          <table:table-cell table:formula="of:=IF(ISNA([.C692]);[.B692];NA())" office:value-type="float" office:value="-3.66658015175" calcext:value-type="float">
            <text:p>-3.6665801518</text:p>
          </table:table-cell>
          <table:table-cell table:formula="of:=IF(ISNA([.C692]);NA();[.B69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79389316005" calcext:value-type="float">
            <text:p>0.179389316</text:p>
          </table:table-cell>
          <table:table-cell office:value-type="float" office:value="-3.43964116357" calcext:value-type="float">
            <text:p>-3.4396411636</text:p>
          </table:table-cell>
          <table:table-cell office:value-type="float" office:value="3" calcext:value-type="float">
            <text:p>3</text:p>
          </table:table-cell>
          <table:table-cell office:value-type="float" office:value="3.47662893958" calcext:value-type="float">
            <text:p>3.4766289396</text:p>
          </table:table-cell>
        </table:table-row>
        <table:table-row table:style-name="ro1">
          <table:table-cell office:value-type="float" office:value="-1.54023406572" calcext:value-type="float">
            <text:p>-1.5402340657</text:p>
          </table:table-cell>
          <table:table-cell office:value-type="float" office:value="-4.08866816392" calcext:value-type="float">
            <text:p>-4.0886681639</text:p>
          </table:table-cell>
          <table:table-cell table:formula="of:=MATCH([.A693];[.F$5:.F$25];0)" office:value-type="string" office:string-value="" calcext:value-type="error">
            <text:p>#N/A</text:p>
          </table:table-cell>
          <table:table-cell table:formula="of:=IF(ISNA([.C693]);[.B693];NA())" office:value-type="float" office:value="-4.08866816392" calcext:value-type="float">
            <text:p>-4.0886681639</text:p>
          </table:table-cell>
          <table:table-cell table:formula="of:=IF(ISNA([.C693]);NA();[.B69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0032078749" calcext:value-type="float">
            <text:p>-1.2003207875</text:p>
          </table:table-cell>
          <table:table-cell office:value-type="float" office:value="-4.38581055244" calcext:value-type="float">
            <text:p>-4.3858105524</text:p>
          </table:table-cell>
          <table:table-cell office:value-type="float" office:value="3" calcext:value-type="float">
            <text:p>3</text:p>
          </table:table-cell>
          <table:table-cell office:value-type="float" office:value="3.47662893958" calcext:value-type="float">
            <text:p>3.4766289396</text:p>
          </table:table-cell>
        </table:table-row>
        <table:table-row table:style-name="ro1">
          <table:table-cell office:value-type="float" office:value="-0.892303785977" calcext:value-type="float">
            <text:p>-0.892303786</text:p>
          </table:table-cell>
          <table:table-cell office:value-type="float" office:value="-2.84123745533" calcext:value-type="float">
            <text:p>-2.8412374553</text:p>
          </table:table-cell>
          <table:table-cell table:formula="of:=MATCH([.A694];[.F$5:.F$25];0)" office:value-type="string" office:string-value="" calcext:value-type="error">
            <text:p>#N/A</text:p>
          </table:table-cell>
          <table:table-cell table:formula="of:=IF(ISNA([.C694]);[.B694];NA())" office:value-type="float" office:value="-2.84123745533" calcext:value-type="float">
            <text:p>-2.8412374553</text:p>
          </table:table-cell>
          <table:table-cell table:formula="of:=IF(ISNA([.C694]);NA();[.B69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43713683347" calcext:value-type="float">
            <text:p>-0.3437136833</text:p>
          </table:table-cell>
          <table:table-cell office:value-type="float" office:value="-2.88694703616" calcext:value-type="float">
            <text:p>-2.8869470362</text:p>
          </table:table-cell>
          <table:table-cell office:value-type="float" office:value="3" calcext:value-type="float">
            <text:p>3</text:p>
          </table:table-cell>
          <table:table-cell office:value-type="float" office:value="3.47662893958" calcext:value-type="float">
            <text:p>3.4766289396</text:p>
          </table:table-cell>
        </table:table-row>
        <table:table-row table:style-name="ro1">
          <table:table-cell office:value-type="float" office:value="-1.55339279998" calcext:value-type="float">
            <text:p>-1.5533928</text:p>
          </table:table-cell>
          <table:table-cell office:value-type="float" office:value="-3.69642247645" calcext:value-type="float">
            <text:p>-3.6964224765</text:p>
          </table:table-cell>
          <table:table-cell table:formula="of:=MATCH([.A695];[.F$5:.F$25];0)" office:value-type="string" office:string-value="" calcext:value-type="error">
            <text:p>#N/A</text:p>
          </table:table-cell>
          <table:table-cell table:formula="of:=IF(ISNA([.C695]);[.B695];NA())" office:value-type="float" office:value="-3.69642247645" calcext:value-type="float">
            <text:p>-3.6964224765</text:p>
          </table:table-cell>
          <table:table-cell table:formula="of:=IF(ISNA([.C695]);NA();[.B69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5205020939" calcext:value-type="float">
            <text:p>-1.3520502094</text:p>
          </table:table-cell>
          <table:table-cell office:value-type="float" office:value="-2.68257992971" calcext:value-type="float">
            <text:p>-2.6825799297</text:p>
          </table:table-cell>
          <table:table-cell office:value-type="float" office:value="3" calcext:value-type="float">
            <text:p>3</text:p>
          </table:table-cell>
          <table:table-cell office:value-type="float" office:value="3.47662893958" calcext:value-type="float">
            <text:p>3.4766289396</text:p>
          </table:table-cell>
        </table:table-row>
        <table:table-row table:style-name="ro1">
          <table:table-cell office:value-type="float" office:value="-0.862805689715" calcext:value-type="float">
            <text:p>-0.8628056897</text:p>
          </table:table-cell>
          <table:table-cell office:value-type="float" office:value="-2.74285990838" calcext:value-type="float">
            <text:p>-2.7428599084</text:p>
          </table:table-cell>
          <table:table-cell table:formula="of:=MATCH([.A696];[.F$5:.F$25];0)" office:value-type="string" office:string-value="" calcext:value-type="error">
            <text:p>#N/A</text:p>
          </table:table-cell>
          <table:table-cell table:formula="of:=IF(ISNA([.C696]);[.B696];NA())" office:value-type="float" office:value="-2.74285990838" calcext:value-type="float">
            <text:p>-2.7428599084</text:p>
          </table:table-cell>
          <table:table-cell table:formula="of:=IF(ISNA([.C696]);NA();[.B69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9020538654" calcext:value-type="float">
            <text:p>-1.3902053865</text:p>
          </table:table-cell>
          <table:table-cell office:value-type="float" office:value="-3.33693222245" calcext:value-type="float">
            <text:p>-3.3369322225</text:p>
          </table:table-cell>
          <table:table-cell office:value-type="float" office:value="3" calcext:value-type="float">
            <text:p>3</text:p>
          </table:table-cell>
          <table:table-cell office:value-type="float" office:value="3.47662893958" calcext:value-type="float">
            <text:p>3.4766289396</text:p>
          </table:table-cell>
        </table:table-row>
        <table:table-row table:style-name="ro1">
          <table:table-cell office:value-type="float" office:value="-1.66407594411" calcext:value-type="float">
            <text:p>-1.6640759441</text:p>
          </table:table-cell>
          <table:table-cell office:value-type="float" office:value="-3.03510322988" calcext:value-type="float">
            <text:p>-3.0351032299</text:p>
          </table:table-cell>
          <table:table-cell table:formula="of:=MATCH([.A697];[.F$5:.F$25];0)" office:value-type="string" office:string-value="" calcext:value-type="error">
            <text:p>#N/A</text:p>
          </table:table-cell>
          <table:table-cell table:formula="of:=IF(ISNA([.C697]);[.B697];NA())" office:value-type="float" office:value="-3.03510322988" calcext:value-type="float">
            <text:p>-3.0351032299</text:p>
          </table:table-cell>
          <table:table-cell table:formula="of:=IF(ISNA([.C697]);NA();[.B69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21122989539" calcext:value-type="float">
            <text:p>-0.5211229895</text:p>
          </table:table-cell>
          <table:table-cell office:value-type="float" office:value="-3.06278588477" calcext:value-type="float">
            <text:p>-3.0627858848</text:p>
          </table:table-cell>
          <table:table-cell office:value-type="float" office:value="3" calcext:value-type="float">
            <text:p>3</text:p>
          </table:table-cell>
          <table:table-cell office:value-type="float" office:value="3.47662893958" calcext:value-type="float">
            <text:p>3.4766289396</text:p>
          </table:table-cell>
        </table:table-row>
        <table:table-row table:style-name="ro1">
          <table:table-cell office:value-type="float" office:value="-0.869561895526" calcext:value-type="float">
            <text:p>-0.8695618955</text:p>
          </table:table-cell>
          <table:table-cell office:value-type="float" office:value="-4.04840271258" calcext:value-type="float">
            <text:p>-4.0484027126</text:p>
          </table:table-cell>
          <table:table-cell table:formula="of:=MATCH([.A698];[.F$5:.F$25];0)" office:value-type="string" office:string-value="" calcext:value-type="error">
            <text:p>#N/A</text:p>
          </table:table-cell>
          <table:table-cell table:formula="of:=IF(ISNA([.C698]);[.B698];NA())" office:value-type="float" office:value="-4.04840271258" calcext:value-type="float">
            <text:p>-4.0484027126</text:p>
          </table:table-cell>
          <table:table-cell table:formula="of:=IF(ISNA([.C698]);NA();[.B69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67921162225" calcext:value-type="float">
            <text:p>-0.3679211622</text:p>
          </table:table-cell>
          <table:table-cell office:value-type="float" office:value="-2.82743263108" calcext:value-type="float">
            <text:p>-2.8274326311</text:p>
          </table:table-cell>
          <table:table-cell office:value-type="float" office:value="3" calcext:value-type="float">
            <text:p>3</text:p>
          </table:table-cell>
          <table:table-cell office:value-type="float" office:value="3.47662893958" calcext:value-type="float">
            <text:p>3.4766289396</text:p>
          </table:table-cell>
        </table:table-row>
        <table:table-row table:style-name="ro1">
          <table:table-cell office:value-type="float" office:value="-1.16732884185" calcext:value-type="float">
            <text:p>-1.1673288419</text:p>
          </table:table-cell>
          <table:table-cell office:value-type="float" office:value="-4.21192117026" calcext:value-type="float">
            <text:p>-4.2119211703</text:p>
          </table:table-cell>
          <table:table-cell table:formula="of:=MATCH([.A699];[.F$5:.F$25];0)" office:value-type="string" office:string-value="" calcext:value-type="error">
            <text:p>#N/A</text:p>
          </table:table-cell>
          <table:table-cell table:formula="of:=IF(ISNA([.C699]);[.B699];NA())" office:value-type="float" office:value="-4.21192117026" calcext:value-type="float">
            <text:p>-4.2119211703</text:p>
          </table:table-cell>
          <table:table-cell table:formula="of:=IF(ISNA([.C699]);NA();[.B699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232415895922" calcext:value-type="float">
            <text:p>0.0232415896</text:p>
          </table:table-cell>
          <table:table-cell office:value-type="float" office:value="-3.44570011946" calcext:value-type="float">
            <text:p>-3.4457001195</text:p>
          </table:table-cell>
          <table:table-cell office:value-type="float" office:value="3" calcext:value-type="float">
            <text:p>3</text:p>
          </table:table-cell>
          <table:table-cell office:value-type="float" office:value="3.47662893958" calcext:value-type="float">
            <text:p>3.4766289396</text:p>
          </table:table-cell>
        </table:table-row>
        <table:table-row table:style-name="ro1">
          <table:table-cell office:value-type="float" office:value="-0.396310169542" calcext:value-type="float">
            <text:p>-0.3963101695</text:p>
          </table:table-cell>
          <table:table-cell office:value-type="float" office:value="-4.10788269599" calcext:value-type="float">
            <text:p>-4.107882696</text:p>
          </table:table-cell>
          <table:table-cell table:formula="of:=MATCH([.A700];[.F$5:.F$25];0)" office:value-type="string" office:string-value="" calcext:value-type="error">
            <text:p>#N/A</text:p>
          </table:table-cell>
          <table:table-cell table:formula="of:=IF(ISNA([.C700]);[.B700];NA())" office:value-type="float" office:value="-4.10788269599" calcext:value-type="float">
            <text:p>-4.107882696</text:p>
          </table:table-cell>
          <table:table-cell table:formula="of:=IF(ISNA([.C700]);NA();[.B70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326546677577" calcext:value-type="float">
            <text:p>-0.0326546678</text:p>
          </table:table-cell>
          <table:table-cell office:value-type="float" office:value="-3.76109954241" calcext:value-type="float">
            <text:p>-3.7610995424</text:p>
          </table:table-cell>
          <table:table-cell office:value-type="float" office:value="16" calcext:value-type="float">
            <text:p>16</text:p>
          </table:table-cell>
          <table:table-cell office:value-type="float" office:value="3.01969409588" calcext:value-type="float">
            <text:p>3.0196940959</text:p>
          </table:table-cell>
        </table:table-row>
        <table:table-row table:style-name="ro1">
          <table:table-cell office:value-type="float" office:value="-0.660495206111" calcext:value-type="float">
            <text:p>-0.6604952061</text:p>
          </table:table-cell>
          <table:table-cell office:value-type="float" office:value="-4.11261570034" calcext:value-type="float">
            <text:p>-4.1126157003</text:p>
          </table:table-cell>
          <table:table-cell table:formula="of:=MATCH([.A701];[.F$5:.F$25];0)" office:value-type="string" office:string-value="" calcext:value-type="error">
            <text:p>#N/A</text:p>
          </table:table-cell>
          <table:table-cell table:formula="of:=IF(ISNA([.C701]);[.B701];NA())" office:value-type="float" office:value="-4.11261570034" calcext:value-type="float">
            <text:p>-4.1126157003</text:p>
          </table:table-cell>
          <table:table-cell table:formula="of:=IF(ISNA([.C701]);NA();[.B70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7678653118" calcext:value-type="float">
            <text:p>-1.1767865312</text:p>
          </table:table-cell>
          <table:table-cell office:value-type="float" office:value="-4.06790849723" calcext:value-type="float">
            <text:p>-4.0679084972</text:p>
          </table:table-cell>
          <table:table-cell office:value-type="float" office:value="16" calcext:value-type="float">
            <text:p>16</text:p>
          </table:table-cell>
          <table:table-cell office:value-type="float" office:value="3.01969409588" calcext:value-type="float">
            <text:p>3.0196940959</text:p>
          </table:table-cell>
        </table:table-row>
        <table:table-row table:style-name="ro1">
          <table:table-cell office:value-type="float" office:value="-0.787084485615" calcext:value-type="float">
            <text:p>-0.7870844856</text:p>
          </table:table-cell>
          <table:table-cell office:value-type="float" office:value="-4.02409988226" calcext:value-type="float">
            <text:p>-4.0240998823</text:p>
          </table:table-cell>
          <table:table-cell table:formula="of:=MATCH([.A702];[.F$5:.F$25];0)" office:value-type="string" office:string-value="" calcext:value-type="error">
            <text:p>#N/A</text:p>
          </table:table-cell>
          <table:table-cell table:formula="of:=IF(ISNA([.C702]);[.B702];NA())" office:value-type="float" office:value="-4.02409988226" calcext:value-type="float">
            <text:p>-4.0240998823</text:p>
          </table:table-cell>
          <table:table-cell table:formula="of:=IF(ISNA([.C702]);NA();[.B70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896113183485" calcext:value-type="float">
            <text:p>-0.0896113183</text:p>
          </table:table-cell>
          <table:table-cell office:value-type="float" office:value="-3.75881059138" calcext:value-type="float">
            <text:p>-3.7588105914</text:p>
          </table:table-cell>
          <table:table-cell office:value-type="float" office:value="16" calcext:value-type="float">
            <text:p>16</text:p>
          </table:table-cell>
          <table:table-cell office:value-type="float" office:value="3.01969409588" calcext:value-type="float">
            <text:p>3.0196940959</text:p>
          </table:table-cell>
        </table:table-row>
        <table:table-row table:style-name="ro1">
          <table:table-cell office:value-type="float" office:value="-1.48625221499" calcext:value-type="float">
            <text:p>-1.486252215</text:p>
          </table:table-cell>
          <table:table-cell office:value-type="float" office:value="-3.68774310988" calcext:value-type="float">
            <text:p>-3.6877431099</text:p>
          </table:table-cell>
          <table:table-cell table:formula="of:=MATCH([.A703];[.F$5:.F$25];0)" office:value-type="string" office:string-value="" calcext:value-type="error">
            <text:p>#N/A</text:p>
          </table:table-cell>
          <table:table-cell table:formula="of:=IF(ISNA([.C703]);[.B703];NA())" office:value-type="float" office:value="-3.68774310988" calcext:value-type="float">
            <text:p>-3.6877431099</text:p>
          </table:table-cell>
          <table:table-cell table:formula="of:=IF(ISNA([.C703]);NA();[.B70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07927723435" calcext:value-type="float">
            <text:p>-0.2079277234</text:p>
          </table:table-cell>
          <table:table-cell office:value-type="float" office:value="-3.2339349272" calcext:value-type="float">
            <text:p>-3.2339349272</text:p>
          </table:table-cell>
          <table:table-cell office:value-type="float" office:value="0" calcext:value-type="float">
            <text:p>0</text:p>
          </table:table-cell>
          <table:table-cell office:value-type="float" office:value="3.48975694164" calcext:value-type="float">
            <text:p>3.4897569416</text:p>
          </table:table-cell>
        </table:table-row>
        <table:table-row table:style-name="ro1">
          <table:table-cell office:value-type="float" office:value="-0.339176153834" calcext:value-type="float">
            <text:p>-0.3391761538</text:p>
          </table:table-cell>
          <table:table-cell office:value-type="float" office:value="-2.69310119387" calcext:value-type="float">
            <text:p>-2.6931011939</text:p>
          </table:table-cell>
          <table:table-cell table:formula="of:=MATCH([.A704];[.F$5:.F$25];0)" office:value-type="string" office:string-value="" calcext:value-type="error">
            <text:p>#N/A</text:p>
          </table:table-cell>
          <table:table-cell table:formula="of:=IF(ISNA([.C704]);[.B704];NA())" office:value-type="float" office:value="-2.69310119387" calcext:value-type="float">
            <text:p>-2.6931011939</text:p>
          </table:table-cell>
          <table:table-cell table:formula="of:=IF(ISNA([.C704]);NA();[.B70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11994483063" calcext:value-type="float">
            <text:p>-0.8119944831</text:p>
          </table:table-cell>
          <table:table-cell office:value-type="float" office:value="-4.20201174342" calcext:value-type="float">
            <text:p>-4.2020117434</text:p>
          </table:table-cell>
          <table:table-cell office:value-type="float" office:value="0" calcext:value-type="float">
            <text:p>0</text:p>
          </table:table-cell>
          <table:table-cell office:value-type="float" office:value="3.48975694164" calcext:value-type="float">
            <text:p>3.4897569416</text:p>
          </table:table-cell>
        </table:table-row>
        <table:table-row table:style-name="ro1">
          <table:table-cell office:value-type="float" office:value="-0.896516085349" calcext:value-type="float">
            <text:p>-0.8965160853</text:p>
          </table:table-cell>
          <table:table-cell office:value-type="float" office:value="-4.31775627989" calcext:value-type="float">
            <text:p>-4.3177562799</text:p>
          </table:table-cell>
          <table:table-cell table:formula="of:=MATCH([.A705];[.F$5:.F$25];0)" office:value-type="string" office:string-value="" calcext:value-type="error">
            <text:p>#N/A</text:p>
          </table:table-cell>
          <table:table-cell table:formula="of:=IF(ISNA([.C705]);[.B705];NA())" office:value-type="float" office:value="-4.31775627989" calcext:value-type="float">
            <text:p>-4.3177562799</text:p>
          </table:table-cell>
          <table:table-cell table:formula="of:=IF(ISNA([.C705]);NA();[.B70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82480737578" calcext:value-type="float">
            <text:p>-0.9824807376</text:p>
          </table:table-cell>
          <table:table-cell office:value-type="float" office:value="-2.63973967661" calcext:value-type="float">
            <text:p>-2.6397396766</text:p>
          </table:table-cell>
          <table:table-cell office:value-type="float" office:value="0" calcext:value-type="float">
            <text:p>0</text:p>
          </table:table-cell>
          <table:table-cell office:value-type="float" office:value="3.48975694164" calcext:value-type="float">
            <text:p>3.4897569416</text:p>
          </table:table-cell>
        </table:table-row>
        <table:table-row table:style-name="ro1">
          <table:table-cell office:value-type="float" office:value="-1.28422767044" calcext:value-type="float">
            <text:p>-1.2842276704</text:p>
          </table:table-cell>
          <table:table-cell office:value-type="float" office:value="-2.8856551139" calcext:value-type="float">
            <text:p>-2.8856551139</text:p>
          </table:table-cell>
          <table:table-cell table:formula="of:=MATCH([.A706];[.F$5:.F$25];0)" office:value-type="string" office:string-value="" calcext:value-type="error">
            <text:p>#N/A</text:p>
          </table:table-cell>
          <table:table-cell table:formula="of:=IF(ISNA([.C706]);[.B706];NA())" office:value-type="float" office:value="-2.8856551139" calcext:value-type="float">
            <text:p>-2.8856551139</text:p>
          </table:table-cell>
          <table:table-cell table:formula="of:=IF(ISNA([.C706]);NA();[.B70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8902275077" calcext:value-type="float">
            <text:p>-1.0890227508</text:p>
          </table:table-cell>
          <table:table-cell office:value-type="float" office:value="-4.40532289605" calcext:value-type="float">
            <text:p>-4.4053228961</text:p>
          </table:table-cell>
          <table:table-cell office:value-type="float" office:value="0" calcext:value-type="float">
            <text:p>0</text:p>
          </table:table-cell>
          <table:table-cell office:value-type="float" office:value="3.48975694164" calcext:value-type="float">
            <text:p>3.4897569416</text:p>
          </table:table-cell>
        </table:table-row>
        <table:table-row table:style-name="ro1">
          <table:table-cell office:value-type="float" office:value="-0.854727739364" calcext:value-type="float">
            <text:p>-0.8547277394</text:p>
          </table:table-cell>
          <table:table-cell office:value-type="float" office:value="-4.01259480815" calcext:value-type="float">
            <text:p>-4.0125948082</text:p>
          </table:table-cell>
          <table:table-cell table:formula="of:=MATCH([.A707];[.F$5:.F$25];0)" office:value-type="string" office:string-value="" calcext:value-type="error">
            <text:p>#N/A</text:p>
          </table:table-cell>
          <table:table-cell table:formula="of:=IF(ISNA([.C707]);[.B707];NA())" office:value-type="float" office:value="-4.01259480815" calcext:value-type="float">
            <text:p>-4.0125948082</text:p>
          </table:table-cell>
          <table:table-cell table:formula="of:=IF(ISNA([.C707]);NA();[.B70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12506734633" calcext:value-type="float">
            <text:p>-0.2125067346</text:p>
          </table:table-cell>
          <table:table-cell office:value-type="float" office:value="-3.57297086508" calcext:value-type="float">
            <text:p>-3.5729708651</text:p>
          </table:table-cell>
          <table:table-cell office:value-type="float" office:value="0" calcext:value-type="float">
            <text:p>0</text:p>
          </table:table-cell>
          <table:table-cell office:value-type="float" office:value="3.48975694164" calcext:value-type="float">
            <text:p>3.4897569416</text:p>
          </table:table-cell>
        </table:table-row>
        <table:table-row table:style-name="ro1">
          <table:table-cell office:value-type="float" office:value="-0.331989175767" calcext:value-type="float">
            <text:p>-0.3319891758</text:p>
          </table:table-cell>
          <table:table-cell office:value-type="float" office:value="-4.19007728902" calcext:value-type="float">
            <text:p>-4.190077289</text:p>
          </table:table-cell>
          <table:table-cell table:formula="of:=MATCH([.A708];[.F$5:.F$25];0)" office:value-type="string" office:string-value="" calcext:value-type="error">
            <text:p>#N/A</text:p>
          </table:table-cell>
          <table:table-cell table:formula="of:=IF(ISNA([.C708]);[.B708];NA())" office:value-type="float" office:value="-4.19007728902" calcext:value-type="float">
            <text:p>-4.190077289</text:p>
          </table:table-cell>
          <table:table-cell table:formula="of:=IF(ISNA([.C708]);NA();[.B70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5950681376" calcext:value-type="float">
            <text:p>-1.2595068138</text:p>
          </table:table-cell>
          <table:table-cell office:value-type="float" office:value="-2.83234914218" calcext:value-type="float">
            <text:p>-2.8323491422</text:p>
          </table:table-cell>
          <table:table-cell office:value-type="float" office:value="0" calcext:value-type="float">
            <text:p>0</text:p>
          </table:table-cell>
          <table:table-cell office:value-type="float" office:value="3.48975694164" calcext:value-type="float">
            <text:p>3.4897569416</text:p>
          </table:table-cell>
        </table:table-row>
        <table:table-row table:style-name="ro1">
          <table:table-cell office:value-type="float" office:value="-0.323927061817" calcext:value-type="float">
            <text:p>-0.3239270618</text:p>
          </table:table-cell>
          <table:table-cell office:value-type="float" office:value="-3.69949843286" calcext:value-type="float">
            <text:p>-3.6994984329</text:p>
          </table:table-cell>
          <table:table-cell table:formula="of:=MATCH([.A709];[.F$5:.F$25];0)" office:value-type="string" office:string-value="" calcext:value-type="error">
            <text:p>#N/A</text:p>
          </table:table-cell>
          <table:table-cell table:formula="of:=IF(ISNA([.C709]);[.B709];NA())" office:value-type="float" office:value="-3.69949843286" calcext:value-type="float">
            <text:p>-3.6994984329</text:p>
          </table:table-cell>
          <table:table-cell table:formula="of:=IF(ISNA([.C709]);NA();[.B70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2785027606" calcext:value-type="float">
            <text:p>-1.6278502761</text:p>
          </table:table-cell>
          <table:table-cell office:value-type="float" office:value="-3.4880571523" calcext:value-type="float">
            <text:p>-3.4880571523</text:p>
          </table:table-cell>
          <table:table-cell office:value-type="float" office:value="0" calcext:value-type="float">
            <text:p>0</text:p>
          </table:table-cell>
          <table:table-cell office:value-type="float" office:value="3.48975694164" calcext:value-type="float">
            <text:p>3.4897569416</text:p>
          </table:table-cell>
        </table:table-row>
        <table:table-row table:style-name="ro1">
          <table:table-cell office:value-type="float" office:value="-1.1084106379" calcext:value-type="float">
            <text:p>-1.1084106379</text:p>
          </table:table-cell>
          <table:table-cell office:value-type="float" office:value="-4.46215340959" calcext:value-type="float">
            <text:p>-4.4621534096</text:p>
          </table:table-cell>
          <table:table-cell table:formula="of:=MATCH([.A710];[.F$5:.F$25];0)" office:value-type="string" office:string-value="" calcext:value-type="error">
            <text:p>#N/A</text:p>
          </table:table-cell>
          <table:table-cell table:formula="of:=IF(ISNA([.C710]);[.B710];NA())" office:value-type="float" office:value="-4.46215340959" calcext:value-type="float">
            <text:p>-4.4621534096</text:p>
          </table:table-cell>
          <table:table-cell table:formula="of:=IF(ISNA([.C710]);NA();[.B71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251222352" calcext:value-type="float">
            <text:p>-1.4251222352</text:p>
          </table:table-cell>
          <table:table-cell office:value-type="float" office:value="-3.02749113571" calcext:value-type="float">
            <text:p>-3.0274911357</text:p>
          </table:table-cell>
          <table:table-cell office:value-type="float" office:value="0" calcext:value-type="float">
            <text:p>0</text:p>
          </table:table-cell>
          <table:table-cell office:value-type="float" office:value="3.48975694164" calcext:value-type="float">
            <text:p>3.4897569416</text:p>
          </table:table-cell>
        </table:table-row>
        <table:table-row table:style-name="ro1">
          <table:table-cell office:value-type="float" office:value="-0.844011337276" calcext:value-type="float">
            <text:p>-0.8440113373</text:p>
          </table:table-cell>
          <table:table-cell office:value-type="float" office:value="-2.90633657844" calcext:value-type="float">
            <text:p>-2.9063365784</text:p>
          </table:table-cell>
          <table:table-cell table:formula="of:=MATCH([.A711];[.F$5:.F$25];0)" office:value-type="string" office:string-value="" calcext:value-type="error">
            <text:p>#N/A</text:p>
          </table:table-cell>
          <table:table-cell table:formula="of:=IF(ISNA([.C711]);[.B711];NA())" office:value-type="float" office:value="-2.90633657844" calcext:value-type="float">
            <text:p>-2.9063365784</text:p>
          </table:table-cell>
          <table:table-cell table:formula="of:=IF(ISNA([.C711]);NA();[.B71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9493412167" calcext:value-type="float">
            <text:p>-1.3949341217</text:p>
          </table:table-cell>
          <table:table-cell office:value-type="float" office:value="-3.57985529194" calcext:value-type="float">
            <text:p>-3.5798552919</text:p>
          </table:table-cell>
          <table:table-cell office:value-type="float" office:value="0" calcext:value-type="float">
            <text:p>0</text:p>
          </table:table-cell>
          <table:table-cell office:value-type="float" office:value="3.48975694164" calcext:value-type="float">
            <text:p>3.4897569416</text:p>
          </table:table-cell>
        </table:table-row>
        <table:table-row table:style-name="ro1">
          <table:table-cell office:value-type="float" office:value="-0.402546554824" calcext:value-type="float">
            <text:p>-0.4025465548</text:p>
          </table:table-cell>
          <table:table-cell office:value-type="float" office:value="-2.63601232712" calcext:value-type="float">
            <text:p>-2.6360123271</text:p>
          </table:table-cell>
          <table:table-cell table:formula="of:=MATCH([.A712];[.F$5:.F$25];0)" office:value-type="string" office:string-value="" calcext:value-type="error">
            <text:p>#N/A</text:p>
          </table:table-cell>
          <table:table-cell table:formula="of:=IF(ISNA([.C712]);[.B712];NA())" office:value-type="float" office:value="-2.63601232712" calcext:value-type="float">
            <text:p>-2.6360123271</text:p>
          </table:table-cell>
          <table:table-cell table:formula="of:=IF(ISNA([.C712]);NA();[.B71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882053536" calcext:value-type="float">
            <text:p>0.1882053536</text:p>
          </table:table-cell>
          <table:table-cell office:value-type="float" office:value="-3.52854936144" calcext:value-type="float">
            <text:p>-3.5285493614</text:p>
          </table:table-cell>
          <table:table-cell office:value-type="float" office:value="0" calcext:value-type="float">
            <text:p>0</text:p>
          </table:table-cell>
          <table:table-cell office:value-type="float" office:value="3.48975694164" calcext:value-type="float">
            <text:p>3.4897569416</text:p>
          </table:table-cell>
        </table:table-row>
        <table:table-row table:style-name="ro1">
          <table:table-cell office:value-type="float" office:value="0.179389316005" calcext:value-type="float">
            <text:p>0.179389316</text:p>
          </table:table-cell>
          <table:table-cell office:value-type="float" office:value="-3.43964116357" calcext:value-type="float">
            <text:p>-3.4396411636</text:p>
          </table:table-cell>
          <table:table-cell table:formula="of:=MATCH([.A713];[.F$5:.F$25];0)" office:value-type="string" office:string-value="" calcext:value-type="error">
            <text:p>#N/A</text:p>
          </table:table-cell>
          <table:table-cell table:formula="of:=IF(ISNA([.C713]);[.B713];NA())" office:value-type="float" office:value="-3.43964116357" calcext:value-type="float">
            <text:p>-3.4396411636</text:p>
          </table:table-cell>
          <table:table-cell table:formula="of:=IF(ISNA([.C713]);NA();[.B71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7819536953" calcext:value-type="float">
            <text:p>-1.4781953695</text:p>
          </table:table-cell>
          <table:table-cell office:value-type="float" office:value="-3.89445407211" calcext:value-type="float">
            <text:p>-3.8944540721</text:p>
          </table:table-cell>
          <table:table-cell office:value-type="float" office:value="0" calcext:value-type="float">
            <text:p>0</text:p>
          </table:table-cell>
          <table:table-cell office:value-type="float" office:value="3.43288800723" calcext:value-type="float">
            <text:p>3.4328880072</text:p>
          </table:table-cell>
        </table:table-row>
        <table:table-row table:style-name="ro1">
          <table:table-cell office:value-type="float" office:value="-1.20032078749" calcext:value-type="float">
            <text:p>-1.2003207875</text:p>
          </table:table-cell>
          <table:table-cell office:value-type="float" office:value="-4.38581055244" calcext:value-type="float">
            <text:p>-4.3858105524</text:p>
          </table:table-cell>
          <table:table-cell table:formula="of:=MATCH([.A714];[.F$5:.F$25];0)" office:value-type="string" office:string-value="" calcext:value-type="error">
            <text:p>#N/A</text:p>
          </table:table-cell>
          <table:table-cell table:formula="of:=IF(ISNA([.C714]);[.B714];NA())" office:value-type="float" office:value="-4.38581055244" calcext:value-type="float">
            <text:p>-4.3858105524</text:p>
          </table:table-cell>
          <table:table-cell table:formula="of:=IF(ISNA([.C714]);NA();[.B71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6274416047" calcext:value-type="float">
            <text:p>-1.3627441605</text:p>
          </table:table-cell>
          <table:table-cell office:value-type="float" office:value="-3.64858946994" calcext:value-type="float">
            <text:p>-3.6485894699</text:p>
          </table:table-cell>
          <table:table-cell office:value-type="float" office:value="0" calcext:value-type="float">
            <text:p>0</text:p>
          </table:table-cell>
          <table:table-cell office:value-type="float" office:value="3.43288800723" calcext:value-type="float">
            <text:p>3.4328880072</text:p>
          </table:table-cell>
        </table:table-row>
        <table:table-row table:style-name="ro1">
          <table:table-cell office:value-type="float" office:value="-0.343713683347" calcext:value-type="float">
            <text:p>-0.3437136833</text:p>
          </table:table-cell>
          <table:table-cell office:value-type="float" office:value="-2.88694703616" calcext:value-type="float">
            <text:p>-2.8869470362</text:p>
          </table:table-cell>
          <table:table-cell table:formula="of:=MATCH([.A715];[.F$5:.F$25];0)" office:value-type="string" office:string-value="" calcext:value-type="error">
            <text:p>#N/A</text:p>
          </table:table-cell>
          <table:table-cell table:formula="of:=IF(ISNA([.C715]);[.B715];NA())" office:value-type="float" office:value="-2.88694703616" calcext:value-type="float">
            <text:p>-2.8869470362</text:p>
          </table:table-cell>
          <table:table-cell table:formula="of:=IF(ISNA([.C715]);NA();[.B71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70027240555" calcext:value-type="float">
            <text:p>-1.7002724056</text:p>
          </table:table-cell>
          <table:table-cell office:value-type="float" office:value="-3.60443873396" calcext:value-type="float">
            <text:p>-3.604438734</text:p>
          </table:table-cell>
          <table:table-cell office:value-type="float" office:value="0" calcext:value-type="float">
            <text:p>0</text:p>
          </table:table-cell>
          <table:table-cell office:value-type="float" office:value="3.43288800723" calcext:value-type="float">
            <text:p>3.4328880072</text:p>
          </table:table-cell>
        </table:table-row>
        <table:table-row table:style-name="ro1">
          <table:table-cell office:value-type="float" office:value="-1.35205020939" calcext:value-type="float">
            <text:p>-1.3520502094</text:p>
          </table:table-cell>
          <table:table-cell office:value-type="float" office:value="-2.68257992971" calcext:value-type="float">
            <text:p>-2.6825799297</text:p>
          </table:table-cell>
          <table:table-cell table:formula="of:=MATCH([.A716];[.F$5:.F$25];0)" office:value-type="string" office:string-value="" calcext:value-type="error">
            <text:p>#N/A</text:p>
          </table:table-cell>
          <table:table-cell table:formula="of:=IF(ISNA([.C716]);[.B716];NA())" office:value-type="float" office:value="-2.68257992971" calcext:value-type="float">
            <text:p>-2.6825799297</text:p>
          </table:table-cell>
          <table:table-cell table:formula="of:=IF(ISNA([.C716]);NA();[.B71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52650173546" calcext:value-type="float">
            <text:p>-0.4526501735</text:p>
          </table:table-cell>
          <table:table-cell office:value-type="float" office:value="-3.09468992616" calcext:value-type="float">
            <text:p>-3.0946899262</text:p>
          </table:table-cell>
          <table:table-cell office:value-type="float" office:value="0" calcext:value-type="float">
            <text:p>0</text:p>
          </table:table-cell>
          <table:table-cell office:value-type="float" office:value="3.43288800723" calcext:value-type="float">
            <text:p>3.4328880072</text:p>
          </table:table-cell>
        </table:table-row>
        <table:table-row table:style-name="ro1">
          <table:table-cell office:value-type="float" office:value="-1.39020538654" calcext:value-type="float">
            <text:p>-1.3902053865</text:p>
          </table:table-cell>
          <table:table-cell office:value-type="float" office:value="-3.33693222245" calcext:value-type="float">
            <text:p>-3.3369322225</text:p>
          </table:table-cell>
          <table:table-cell table:formula="of:=MATCH([.A717];[.F$5:.F$25];0)" office:value-type="string" office:string-value="" calcext:value-type="error">
            <text:p>#N/A</text:p>
          </table:table-cell>
          <table:table-cell table:formula="of:=IF(ISNA([.C717]);[.B717];NA())" office:value-type="float" office:value="-3.33693222245" calcext:value-type="float">
            <text:p>-3.3369322225</text:p>
          </table:table-cell>
          <table:table-cell table:formula="of:=IF(ISNA([.C717]);NA();[.B71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440351359035" calcext:value-type="float">
            <text:p>-0.0440351359</text:p>
          </table:table-cell>
          <table:table-cell office:value-type="float" office:value="-3.57984812244" calcext:value-type="float">
            <text:p>-3.5798481224</text:p>
          </table:table-cell>
          <table:table-cell office:value-type="float" office:value="0" calcext:value-type="float">
            <text:p>0</text:p>
          </table:table-cell>
          <table:table-cell office:value-type="float" office:value="3.43288800723" calcext:value-type="float">
            <text:p>3.4328880072</text:p>
          </table:table-cell>
        </table:table-row>
        <table:table-row table:style-name="ro1">
          <table:table-cell office:value-type="float" office:value="-0.521122989539" calcext:value-type="float">
            <text:p>-0.5211229895</text:p>
          </table:table-cell>
          <table:table-cell office:value-type="float" office:value="-3.06278588477" calcext:value-type="float">
            <text:p>-3.0627858848</text:p>
          </table:table-cell>
          <table:table-cell table:formula="of:=MATCH([.A718];[.F$5:.F$25];0)" office:value-type="string" office:string-value="" calcext:value-type="error">
            <text:p>#N/A</text:p>
          </table:table-cell>
          <table:table-cell table:formula="of:=IF(ISNA([.C718]);[.B718];NA())" office:value-type="float" office:value="-3.06278588477" calcext:value-type="float">
            <text:p>-3.0627858848</text:p>
          </table:table-cell>
          <table:table-cell table:formula="of:=IF(ISNA([.C718]);NA();[.B71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4625019972" calcext:value-type="float">
            <text:p>-1.6462501997</text:p>
          </table:table-cell>
          <table:table-cell office:value-type="float" office:value="-3.12072168092" calcext:value-type="float">
            <text:p>-3.1207216809</text:p>
          </table:table-cell>
          <table:table-cell office:value-type="float" office:value="0" calcext:value-type="float">
            <text:p>0</text:p>
          </table:table-cell>
          <table:table-cell office:value-type="float" office:value="3.43288800723" calcext:value-type="float">
            <text:p>3.4328880072</text:p>
          </table:table-cell>
        </table:table-row>
        <table:table-row table:style-name="ro1">
          <table:table-cell office:value-type="float" office:value="-0.367921162225" calcext:value-type="float">
            <text:p>-0.3679211622</text:p>
          </table:table-cell>
          <table:table-cell office:value-type="float" office:value="-2.82743263108" calcext:value-type="float">
            <text:p>-2.8274326311</text:p>
          </table:table-cell>
          <table:table-cell table:formula="of:=MATCH([.A719];[.F$5:.F$25];0)" office:value-type="string" office:string-value="" calcext:value-type="error">
            <text:p>#N/A</text:p>
          </table:table-cell>
          <table:table-cell table:formula="of:=IF(ISNA([.C719]);[.B719];NA())" office:value-type="float" office:value="-2.82743263108" calcext:value-type="float">
            <text:p>-2.8274326311</text:p>
          </table:table-cell>
          <table:table-cell table:formula="of:=IF(ISNA([.C719]);NA();[.B71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4233777556" calcext:value-type="float">
            <text:p>-0.1423377756</text:p>
          </table:table-cell>
          <table:table-cell office:value-type="float" office:value="-3.89743895603" calcext:value-type="float">
            <text:p>-3.897438956</text:p>
          </table:table-cell>
          <table:table-cell office:value-type="float" office:value="0" calcext:value-type="float">
            <text:p>0</text:p>
          </table:table-cell>
          <table:table-cell office:value-type="float" office:value="3.43288800723" calcext:value-type="float">
            <text:p>3.4328880072</text:p>
          </table:table-cell>
        </table:table-row>
        <table:table-row table:style-name="ro1">
          <table:table-cell office:value-type="float" office:value="0.0232415895922" calcext:value-type="float">
            <text:p>0.0232415896</text:p>
          </table:table-cell>
          <table:table-cell office:value-type="float" office:value="-3.44570011946" calcext:value-type="float">
            <text:p>-3.4457001195</text:p>
          </table:table-cell>
          <table:table-cell table:formula="of:=MATCH([.A720];[.F$5:.F$25];0)" office:value-type="string" office:string-value="" calcext:value-type="error">
            <text:p>#N/A</text:p>
          </table:table-cell>
          <table:table-cell table:formula="of:=IF(ISNA([.C720]);[.B720];NA())" office:value-type="float" office:value="-3.44570011946" calcext:value-type="float">
            <text:p>-3.4457001195</text:p>
          </table:table-cell>
          <table:table-cell table:formula="of:=IF(ISNA([.C720]);NA();[.B72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30241733651" calcext:value-type="float">
            <text:p>-0.2302417337</text:p>
          </table:table-cell>
          <table:table-cell office:value-type="float" office:value="-3.95612021828" calcext:value-type="float">
            <text:p>-3.9561202183</text:p>
          </table:table-cell>
          <table:table-cell office:value-type="float" office:value="0" calcext:value-type="float">
            <text:p>0</text:p>
          </table:table-cell>
          <table:table-cell office:value-type="float" office:value="3.43288800723" calcext:value-type="float">
            <text:p>3.4328880072</text:p>
          </table:table-cell>
        </table:table-row>
        <table:table-row table:style-name="ro1">
          <table:table-cell office:value-type="float" office:value="-0.0326546677577" calcext:value-type="float">
            <text:p>-0.0326546678</text:p>
          </table:table-cell>
          <table:table-cell office:value-type="float" office:value="-3.76109954241" calcext:value-type="float">
            <text:p>-3.7610995424</text:p>
          </table:table-cell>
          <table:table-cell table:formula="of:=MATCH([.A721];[.F$5:.F$25];0)" office:value-type="string" office:string-value="" calcext:value-type="error">
            <text:p>#N/A</text:p>
          </table:table-cell>
          <table:table-cell table:formula="of:=IF(ISNA([.C721]);[.B721];NA())" office:value-type="float" office:value="-3.76109954241" calcext:value-type="float">
            <text:p>-3.7610995424</text:p>
          </table:table-cell>
          <table:table-cell table:formula="of:=IF(ISNA([.C721]);NA();[.B72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1350997229" calcext:value-type="float">
            <text:p>-1.3135099723</text:p>
          </table:table-cell>
          <table:table-cell office:value-type="float" office:value="-4.21099724583" calcext:value-type="float">
            <text:p>-4.2109972458</text:p>
          </table:table-cell>
          <table:table-cell office:value-type="float" office:value="0" calcext:value-type="float">
            <text:p>0</text:p>
          </table:table-cell>
          <table:table-cell office:value-type="float" office:value="3.43288800723" calcext:value-type="float">
            <text:p>3.4328880072</text:p>
          </table:table-cell>
        </table:table-row>
        <table:table-row table:style-name="ro1">
          <table:table-cell office:value-type="float" office:value="-1.17678653118" calcext:value-type="float">
            <text:p>-1.1767865312</text:p>
          </table:table-cell>
          <table:table-cell office:value-type="float" office:value="-4.06790849723" calcext:value-type="float">
            <text:p>-4.0679084972</text:p>
          </table:table-cell>
          <table:table-cell table:formula="of:=MATCH([.A722];[.F$5:.F$25];0)" office:value-type="string" office:string-value="" calcext:value-type="error">
            <text:p>#N/A</text:p>
          </table:table-cell>
          <table:table-cell table:formula="of:=IF(ISNA([.C722]);[.B722];NA())" office:value-type="float" office:value="-4.06790849723" calcext:value-type="float">
            <text:p>-4.0679084972</text:p>
          </table:table-cell>
          <table:table-cell table:formula="of:=IF(ISNA([.C722]);NA();[.B72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81786818473" calcext:value-type="float">
            <text:p>-0.9817868185</text:p>
          </table:table-cell>
          <table:table-cell office:value-type="float" office:value="-2.83952714884" calcext:value-type="float">
            <text:p>-2.8395271488</text:p>
          </table:table-cell>
          <table:table-cell office:value-type="float" office:value="0" calcext:value-type="float">
            <text:p>0</text:p>
          </table:table-cell>
          <table:table-cell office:value-type="float" office:value="3.43288800723" calcext:value-type="float">
            <text:p>3.4328880072</text:p>
          </table:table-cell>
        </table:table-row>
        <table:table-row table:style-name="ro1">
          <table:table-cell office:value-type="float" office:value="-0.0896113183485" calcext:value-type="float">
            <text:p>-0.0896113183</text:p>
          </table:table-cell>
          <table:table-cell office:value-type="float" office:value="-3.75881059138" calcext:value-type="float">
            <text:p>-3.7588105914</text:p>
          </table:table-cell>
          <table:table-cell table:formula="of:=MATCH([.A723];[.F$5:.F$25];0)" office:value-type="string" office:string-value="" calcext:value-type="error">
            <text:p>#N/A</text:p>
          </table:table-cell>
          <table:table-cell table:formula="of:=IF(ISNA([.C723]);[.B723];NA())" office:value-type="float" office:value="-3.75881059138" calcext:value-type="float">
            <text:p>-3.7588105914</text:p>
          </table:table-cell>
          <table:table-cell table:formula="of:=IF(ISNA([.C723]);NA();[.B72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3253821149" calcext:value-type="float">
            <text:p>-1.0325382115</text:p>
          </table:table-cell>
          <table:table-cell office:value-type="float" office:value="-4.41135008047" calcext:value-type="float">
            <text:p>-4.4113500805</text:p>
          </table:table-cell>
          <table:table-cell office:value-type="float" office:value="20" calcext:value-type="float">
            <text:p>20</text:p>
          </table:table-cell>
          <table:table-cell office:value-type="float" office:value="2.64299709411" calcext:value-type="float">
            <text:p>2.6429970941</text:p>
          </table:table-cell>
        </table:table-row>
        <table:table-row table:style-name="ro1">
          <table:table-cell office:value-type="float" office:value="-0.207927723435" calcext:value-type="float">
            <text:p>-0.2079277234</text:p>
          </table:table-cell>
          <table:table-cell office:value-type="float" office:value="-3.2339349272" calcext:value-type="float">
            <text:p>-3.2339349272</text:p>
          </table:table-cell>
          <table:table-cell table:formula="of:=MATCH([.A724];[.F$5:.F$25];0)" office:value-type="string" office:string-value="" calcext:value-type="error">
            <text:p>#N/A</text:p>
          </table:table-cell>
          <table:table-cell table:formula="of:=IF(ISNA([.C724]);[.B724];NA())" office:value-type="float" office:value="-3.2339349272" calcext:value-type="float">
            <text:p>-3.2339349272</text:p>
          </table:table-cell>
          <table:table-cell table:formula="of:=IF(ISNA([.C724]);NA();[.B72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96338137542" calcext:value-type="float">
            <text:p>-0.1963381375</text:p>
          </table:table-cell>
          <table:table-cell office:value-type="float" office:value="-3.47946754521" calcext:value-type="float">
            <text:p>-3.4794675452</text:p>
          </table:table-cell>
          <table:table-cell office:value-type="float" office:value="20" calcext:value-type="float">
            <text:p>20</text:p>
          </table:table-cell>
          <table:table-cell office:value-type="float" office:value="2.64299709411" calcext:value-type="float">
            <text:p>2.6429970941</text:p>
          </table:table-cell>
        </table:table-row>
        <table:table-row table:style-name="ro1">
          <table:table-cell office:value-type="float" office:value="-0.811994483063" calcext:value-type="float">
            <text:p>-0.8119944831</text:p>
          </table:table-cell>
          <table:table-cell office:value-type="float" office:value="-4.20201174342" calcext:value-type="float">
            <text:p>-4.2020117434</text:p>
          </table:table-cell>
          <table:table-cell table:formula="of:=MATCH([.A725];[.F$5:.F$25];0)" office:value-type="string" office:string-value="" calcext:value-type="error">
            <text:p>#N/A</text:p>
          </table:table-cell>
          <table:table-cell table:formula="of:=IF(ISNA([.C725]);[.B725];NA())" office:value-type="float" office:value="-4.20201174342" calcext:value-type="float">
            <text:p>-4.2020117434</text:p>
          </table:table-cell>
          <table:table-cell table:formula="of:=IF(ISNA([.C725]);NA();[.B72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2535986471" calcext:value-type="float">
            <text:p>-1.3253598647</text:p>
          </table:table-cell>
          <table:table-cell office:value-type="float" office:value="-4.02361556844" calcext:value-type="float">
            <text:p>-4.0236155684</text:p>
          </table:table-cell>
          <table:table-cell office:value-type="float" office:value="0" calcext:value-type="float">
            <text:p>0</text:p>
          </table:table-cell>
          <table:table-cell office:value-type="float" office:value="3.77795614152" calcext:value-type="float">
            <text:p>3.7779561415</text:p>
          </table:table-cell>
        </table:table-row>
        <table:table-row table:style-name="ro1">
          <table:table-cell office:value-type="float" office:value="-0.982480737578" calcext:value-type="float">
            <text:p>-0.9824807376</text:p>
          </table:table-cell>
          <table:table-cell office:value-type="float" office:value="-2.63973967661" calcext:value-type="float">
            <text:p>-2.6397396766</text:p>
          </table:table-cell>
          <table:table-cell table:formula="of:=MATCH([.A726];[.F$5:.F$25];0)" office:value-type="string" office:string-value="" calcext:value-type="error">
            <text:p>#N/A</text:p>
          </table:table-cell>
          <table:table-cell table:formula="of:=IF(ISNA([.C726]);[.B726];NA())" office:value-type="float" office:value="-2.63973967661" calcext:value-type="float">
            <text:p>-2.6397396766</text:p>
          </table:table-cell>
          <table:table-cell table:formula="of:=IF(ISNA([.C726]);NA();[.B72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2990888086" calcext:value-type="float">
            <text:p>-0.8299088809</text:p>
          </table:table-cell>
          <table:table-cell office:value-type="float" office:value="-2.62680941972" calcext:value-type="float">
            <text:p>-2.6268094197</text:p>
          </table:table-cell>
          <table:table-cell office:value-type="float" office:value="0" calcext:value-type="float">
            <text:p>0</text:p>
          </table:table-cell>
          <table:table-cell office:value-type="float" office:value="3.77795614152" calcext:value-type="float">
            <text:p>3.7779561415</text:p>
          </table:table-cell>
        </table:table-row>
        <table:table-row table:style-name="ro1">
          <table:table-cell office:value-type="float" office:value="-1.08902275077" calcext:value-type="float">
            <text:p>-1.0890227508</text:p>
          </table:table-cell>
          <table:table-cell office:value-type="float" office:value="-4.40532289605" calcext:value-type="float">
            <text:p>-4.4053228961</text:p>
          </table:table-cell>
          <table:table-cell table:formula="of:=MATCH([.A727];[.F$5:.F$25];0)" office:value-type="string" office:string-value="" calcext:value-type="error">
            <text:p>#N/A</text:p>
          </table:table-cell>
          <table:table-cell table:formula="of:=IF(ISNA([.C727]);[.B727];NA())" office:value-type="float" office:value="-4.40532289605" calcext:value-type="float">
            <text:p>-4.4053228961</text:p>
          </table:table-cell>
          <table:table-cell table:formula="of:=IF(ISNA([.C727]);NA();[.B72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26193555594" calcext:value-type="float">
            <text:p>-0.5261935556</text:p>
          </table:table-cell>
          <table:table-cell office:value-type="float" office:value="-2.65763146947" calcext:value-type="float">
            <text:p>-2.6576314695</text:p>
          </table:table-cell>
          <table:table-cell office:value-type="float" office:value="0" calcext:value-type="float">
            <text:p>0</text:p>
          </table:table-cell>
          <table:table-cell office:value-type="float" office:value="3.77795614152" calcext:value-type="float">
            <text:p>3.7779561415</text:p>
          </table:table-cell>
        </table:table-row>
        <table:table-row table:style-name="ro1">
          <table:table-cell office:value-type="float" office:value="-0.212506734633" calcext:value-type="float">
            <text:p>-0.2125067346</text:p>
          </table:table-cell>
          <table:table-cell office:value-type="float" office:value="-3.57297086508" calcext:value-type="float">
            <text:p>-3.5729708651</text:p>
          </table:table-cell>
          <table:table-cell table:formula="of:=MATCH([.A728];[.F$5:.F$25];0)" office:value-type="string" office:string-value="" calcext:value-type="error">
            <text:p>#N/A</text:p>
          </table:table-cell>
          <table:table-cell table:formula="of:=IF(ISNA([.C728]);[.B728];NA())" office:value-type="float" office:value="-3.57297086508" calcext:value-type="float">
            <text:p>-3.5729708651</text:p>
          </table:table-cell>
          <table:table-cell table:formula="of:=IF(ISNA([.C728]);NA();[.B72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21915136816" calcext:value-type="float">
            <text:p>-0.2219151368</text:p>
          </table:table-cell>
          <table:table-cell office:value-type="float" office:value="-3.63679279231" calcext:value-type="float">
            <text:p>-3.6367927923</text:p>
          </table:table-cell>
          <table:table-cell office:value-type="float" office:value="0" calcext:value-type="float">
            <text:p>0</text:p>
          </table:table-cell>
          <table:table-cell office:value-type="float" office:value="3.77795614152" calcext:value-type="float">
            <text:p>3.7779561415</text:p>
          </table:table-cell>
        </table:table-row>
        <table:table-row table:style-name="ro1">
          <table:table-cell office:value-type="float" office:value="-1.25950681376" calcext:value-type="float">
            <text:p>-1.2595068138</text:p>
          </table:table-cell>
          <table:table-cell office:value-type="float" office:value="-2.83234914218" calcext:value-type="float">
            <text:p>-2.8323491422</text:p>
          </table:table-cell>
          <table:table-cell table:formula="of:=MATCH([.A729];[.F$5:.F$25];0)" office:value-type="string" office:string-value="" calcext:value-type="error">
            <text:p>#N/A</text:p>
          </table:table-cell>
          <table:table-cell table:formula="of:=IF(ISNA([.C729]);[.B729];NA())" office:value-type="float" office:value="-2.83234914218" calcext:value-type="float">
            <text:p>-2.8323491422</text:p>
          </table:table-cell>
          <table:table-cell table:formula="of:=IF(ISNA([.C729]);NA();[.B72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3932434249" calcext:value-type="float">
            <text:p>-1.2393243425</text:p>
          </table:table-cell>
          <table:table-cell office:value-type="float" office:value="-3.79149722106" calcext:value-type="float">
            <text:p>-3.7914972211</text:p>
          </table:table-cell>
          <table:table-cell office:value-type="float" office:value="20" calcext:value-type="float">
            <text:p>20</text:p>
          </table:table-cell>
          <table:table-cell office:value-type="float" office:value="3.64172367898" calcext:value-type="float">
            <text:p>3.641723679</text:p>
          </table:table-cell>
        </table:table-row>
        <table:table-row table:style-name="ro1">
          <table:table-cell office:value-type="float" office:value="-1.62785027606" calcext:value-type="float">
            <text:p>-1.6278502761</text:p>
          </table:table-cell>
          <table:table-cell office:value-type="float" office:value="-3.4880571523" calcext:value-type="float">
            <text:p>-3.4880571523</text:p>
          </table:table-cell>
          <table:table-cell table:formula="of:=MATCH([.A730];[.F$5:.F$25];0)" office:value-type="string" office:string-value="" calcext:value-type="error">
            <text:p>#N/A</text:p>
          </table:table-cell>
          <table:table-cell table:formula="of:=IF(ISNA([.C730]);[.B730];NA())" office:value-type="float" office:value="-3.4880571523" calcext:value-type="float">
            <text:p>-3.4880571523</text:p>
          </table:table-cell>
          <table:table-cell table:formula="of:=IF(ISNA([.C730]);NA();[.B73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60764067766" calcext:value-type="float">
            <text:p>-0.3607640678</text:p>
          </table:table-cell>
          <table:table-cell office:value-type="float" office:value="-3.05213084176" calcext:value-type="float">
            <text:p>-3.0521308418</text:p>
          </table:table-cell>
          <table:table-cell office:value-type="float" office:value="21" calcext:value-type="float">
            <text:p>21</text:p>
          </table:table-cell>
          <table:table-cell office:value-type="float" office:value="3.05691397416" calcext:value-type="float">
            <text:p>3.0569139742</text:p>
          </table:table-cell>
        </table:table-row>
        <table:table-row table:style-name="ro1">
          <table:table-cell office:value-type="float" office:value="-1.4251222352" calcext:value-type="float">
            <text:p>-1.4251222352</text:p>
          </table:table-cell>
          <table:table-cell office:value-type="float" office:value="-3.02749113571" calcext:value-type="float">
            <text:p>-3.0274911357</text:p>
          </table:table-cell>
          <table:table-cell table:formula="of:=MATCH([.A731];[.F$5:.F$25];0)" office:value-type="string" office:string-value="" calcext:value-type="error">
            <text:p>#N/A</text:p>
          </table:table-cell>
          <table:table-cell table:formula="of:=IF(ISNA([.C731]);[.B731];NA())" office:value-type="float" office:value="-3.02749113571" calcext:value-type="float">
            <text:p>-3.0274911357</text:p>
          </table:table-cell>
          <table:table-cell table:formula="of:=IF(ISNA([.C731]);NA();[.B73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23932290947" calcext:value-type="float">
            <text:p>-0.9239322909</text:p>
          </table:table-cell>
          <table:table-cell office:value-type="float" office:value="-4.00120352782" calcext:value-type="float">
            <text:p>-4.0012035278</text:p>
          </table:table-cell>
          <table:table-cell office:value-type="float" office:value="0" calcext:value-type="float">
            <text:p>0</text:p>
          </table:table-cell>
          <table:table-cell office:value-type="float" office:value="3.73868290288" calcext:value-type="float">
            <text:p>3.7386829029</text:p>
          </table:table-cell>
        </table:table-row>
        <table:table-row table:style-name="ro1">
          <table:table-cell office:value-type="float" office:value="-1.39493412167" calcext:value-type="float">
            <text:p>-1.3949341217</text:p>
          </table:table-cell>
          <table:table-cell office:value-type="float" office:value="-3.57985529194" calcext:value-type="float">
            <text:p>-3.5798552919</text:p>
          </table:table-cell>
          <table:table-cell table:formula="of:=MATCH([.A732];[.F$5:.F$25];0)" office:value-type="string" office:string-value="" calcext:value-type="error">
            <text:p>#N/A</text:p>
          </table:table-cell>
          <table:table-cell table:formula="of:=IF(ISNA([.C732]);[.B732];NA())" office:value-type="float" office:value="-3.57985529194" calcext:value-type="float">
            <text:p>-3.5798552919</text:p>
          </table:table-cell>
          <table:table-cell table:formula="of:=IF(ISNA([.C732]);NA();[.B73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539376593" calcext:value-type="float">
            <text:p>-1.5539376593</text:p>
          </table:table-cell>
          <table:table-cell office:value-type="float" office:value="-3.5231542044" calcext:value-type="float">
            <text:p>-3.5231542044</text:p>
          </table:table-cell>
          <table:table-cell office:value-type="float" office:value="0" calcext:value-type="float">
            <text:p>0</text:p>
          </table:table-cell>
          <table:table-cell office:value-type="float" office:value="3.73868290288" calcext:value-type="float">
            <text:p>3.7386829029</text:p>
          </table:table-cell>
        </table:table-row>
        <table:table-row table:style-name="ro1">
          <table:table-cell office:value-type="float" office:value="0.1882053536" calcext:value-type="float">
            <text:p>0.1882053536</text:p>
          </table:table-cell>
          <table:table-cell office:value-type="float" office:value="-3.52854936144" calcext:value-type="float">
            <text:p>-3.5285493614</text:p>
          </table:table-cell>
          <table:table-cell table:formula="of:=MATCH([.A733];[.F$5:.F$25];0)" office:value-type="string" office:string-value="" calcext:value-type="error">
            <text:p>#N/A</text:p>
          </table:table-cell>
          <table:table-cell table:formula="of:=IF(ISNA([.C733]);[.B733];NA())" office:value-type="float" office:value="-3.52854936144" calcext:value-type="float">
            <text:p>-3.5285493614</text:p>
          </table:table-cell>
          <table:table-cell table:formula="of:=IF(ISNA([.C733]);NA();[.B73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25634927422" calcext:value-type="float">
            <text:p>-0.8256349274</text:p>
          </table:table-cell>
          <table:table-cell office:value-type="float" office:value="-2.89893055332" calcext:value-type="float">
            <text:p>-2.8989305533</text:p>
          </table:table-cell>
          <table:table-cell office:value-type="float" office:value="0" calcext:value-type="float">
            <text:p>0</text:p>
          </table:table-cell>
          <table:table-cell office:value-type="float" office:value="3.73868290288" calcext:value-type="float">
            <text:p>3.7386829029</text:p>
          </table:table-cell>
        </table:table-row>
        <table:table-row table:style-name="ro1">
          <table:table-cell office:value-type="float" office:value="-1.47819536953" calcext:value-type="float">
            <text:p>-1.4781953695</text:p>
          </table:table-cell>
          <table:table-cell office:value-type="float" office:value="-3.89445407211" calcext:value-type="float">
            <text:p>-3.8944540721</text:p>
          </table:table-cell>
          <table:table-cell table:formula="of:=MATCH([.A734];[.F$5:.F$25];0)" office:value-type="string" office:string-value="" calcext:value-type="error">
            <text:p>#N/A</text:p>
          </table:table-cell>
          <table:table-cell table:formula="of:=IF(ISNA([.C734]);[.B734];NA())" office:value-type="float" office:value="-3.89445407211" calcext:value-type="float">
            <text:p>-3.8944540721</text:p>
          </table:table-cell>
          <table:table-cell table:formula="of:=IF(ISNA([.C734]);NA();[.B73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9240887595" calcext:value-type="float">
            <text:p>-1.192408876</text:p>
          </table:table-cell>
          <table:table-cell office:value-type="float" office:value="-4.06383613848" calcext:value-type="float">
            <text:p>-4.0638361385</text:p>
          </table:table-cell>
          <table:table-cell office:value-type="float" office:value="0" calcext:value-type="float">
            <text:p>0</text:p>
          </table:table-cell>
          <table:table-cell office:value-type="float" office:value="3.73868290288" calcext:value-type="float">
            <text:p>3.7386829029</text:p>
          </table:table-cell>
        </table:table-row>
        <table:table-row table:style-name="ro1">
          <table:table-cell office:value-type="float" office:value="-1.36274416047" calcext:value-type="float">
            <text:p>-1.3627441605</text:p>
          </table:table-cell>
          <table:table-cell office:value-type="float" office:value="-3.64858946994" calcext:value-type="float">
            <text:p>-3.6485894699</text:p>
          </table:table-cell>
          <table:table-cell table:formula="of:=MATCH([.A735];[.F$5:.F$25];0)" office:value-type="string" office:string-value="" calcext:value-type="error">
            <text:p>#N/A</text:p>
          </table:table-cell>
          <table:table-cell table:formula="of:=IF(ISNA([.C735]);[.B735];NA())" office:value-type="float" office:value="-3.64858946994" calcext:value-type="float">
            <text:p>-3.6485894699</text:p>
          </table:table-cell>
          <table:table-cell table:formula="of:=IF(ISNA([.C735]);NA();[.B73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9008996465" calcext:value-type="float">
            <text:p>-1.5900899647</text:p>
          </table:table-cell>
          <table:table-cell office:value-type="float" office:value="-3.95570651871" calcext:value-type="float">
            <text:p>-3.9557065187</text:p>
          </table:table-cell>
          <table:table-cell office:value-type="float" office:value="20" calcext:value-type="float">
            <text:p>20</text:p>
          </table:table-cell>
          <table:table-cell office:value-type="float" office:value="3.06878678076" calcext:value-type="float">
            <text:p>3.0687867808</text:p>
          </table:table-cell>
        </table:table-row>
        <table:table-row table:style-name="ro1">
          <table:table-cell office:value-type="float" office:value="-1.70027240555" calcext:value-type="float">
            <text:p>-1.7002724056</text:p>
          </table:table-cell>
          <table:table-cell office:value-type="float" office:value="-3.60443873396" calcext:value-type="float">
            <text:p>-3.604438734</text:p>
          </table:table-cell>
          <table:table-cell table:formula="of:=MATCH([.A736];[.F$5:.F$25];0)" office:value-type="string" office:string-value="" calcext:value-type="error">
            <text:p>#N/A</text:p>
          </table:table-cell>
          <table:table-cell table:formula="of:=IF(ISNA([.C736]);[.B736];NA())" office:value-type="float" office:value="-3.60443873396" calcext:value-type="float">
            <text:p>-3.604438734</text:p>
          </table:table-cell>
          <table:table-cell table:formula="of:=IF(ISNA([.C736]);NA();[.B73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85261898687" calcext:value-type="float">
            <text:p>-0.5852618987</text:p>
          </table:table-cell>
          <table:table-cell office:value-type="float" office:value="-2.75254479884" calcext:value-type="float">
            <text:p>-2.7525447988</text:p>
          </table:table-cell>
          <table:table-cell office:value-type="float" office:value="20" calcext:value-type="float">
            <text:p>20</text:p>
          </table:table-cell>
          <table:table-cell office:value-type="float" office:value="3.06878678076" calcext:value-type="float">
            <text:p>3.0687867808</text:p>
          </table:table-cell>
        </table:table-row>
        <table:table-row table:style-name="ro1">
          <table:table-cell office:value-type="float" office:value="-0.452650173546" calcext:value-type="float">
            <text:p>-0.4526501735</text:p>
          </table:table-cell>
          <table:table-cell office:value-type="float" office:value="-3.09468992616" calcext:value-type="float">
            <text:p>-3.0946899262</text:p>
          </table:table-cell>
          <table:table-cell table:formula="of:=MATCH([.A737];[.F$5:.F$25];0)" office:value-type="string" office:string-value="" calcext:value-type="error">
            <text:p>#N/A</text:p>
          </table:table-cell>
          <table:table-cell table:formula="of:=IF(ISNA([.C737]);[.B737];NA())" office:value-type="float" office:value="-3.09468992616" calcext:value-type="float">
            <text:p>-3.0946899262</text:p>
          </table:table-cell>
          <table:table-cell table:formula="of:=IF(ISNA([.C737]);NA();[.B73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46411813582" calcext:value-type="float">
            <text:p>-0.5464118136</text:p>
          </table:table-cell>
          <table:table-cell office:value-type="float" office:value="-2.96551658339" calcext:value-type="float">
            <text:p>-2.9655165834</text:p>
          </table:table-cell>
          <table:table-cell office:value-type="float" office:value="0" calcext:value-type="float">
            <text:p>0</text:p>
          </table:table-cell>
          <table:table-cell office:value-type="float" office:value="3.62921195588" calcext:value-type="float">
            <text:p>3.6292119559</text:p>
          </table:table-cell>
        </table:table-row>
        <table:table-row table:style-name="ro1">
          <table:table-cell office:value-type="float" office:value="-0.0440351359035" calcext:value-type="float">
            <text:p>-0.0440351359</text:p>
          </table:table-cell>
          <table:table-cell office:value-type="float" office:value="-3.57984812244" calcext:value-type="float">
            <text:p>-3.5798481224</text:p>
          </table:table-cell>
          <table:table-cell table:formula="of:=MATCH([.A738];[.F$5:.F$25];0)" office:value-type="string" office:string-value="" calcext:value-type="error">
            <text:p>#N/A</text:p>
          </table:table-cell>
          <table:table-cell table:formula="of:=IF(ISNA([.C738]);[.B738];NA())" office:value-type="float" office:value="-3.57984812244" calcext:value-type="float">
            <text:p>-3.5798481224</text:p>
          </table:table-cell>
          <table:table-cell table:formula="of:=IF(ISNA([.C738]);NA();[.B73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49834393816" calcext:value-type="float">
            <text:p>-0.2498343938</text:p>
          </table:table-cell>
          <table:table-cell office:value-type="float" office:value="-3.19839108258" calcext:value-type="float">
            <text:p>-3.1983910826</text:p>
          </table:table-cell>
          <table:table-cell office:value-type="float" office:value="0" calcext:value-type="float">
            <text:p>0</text:p>
          </table:table-cell>
          <table:table-cell office:value-type="float" office:value="3.62921195588" calcext:value-type="float">
            <text:p>3.6292119559</text:p>
          </table:table-cell>
        </table:table-row>
        <table:table-row table:style-name="ro1">
          <table:table-cell office:value-type="float" office:value="-1.64625019972" calcext:value-type="float">
            <text:p>-1.6462501997</text:p>
          </table:table-cell>
          <table:table-cell office:value-type="float" office:value="-3.12072168092" calcext:value-type="float">
            <text:p>-3.1207216809</text:p>
          </table:table-cell>
          <table:table-cell table:formula="of:=MATCH([.A739];[.F$5:.F$25];0)" office:value-type="string" office:string-value="" calcext:value-type="error">
            <text:p>#N/A</text:p>
          </table:table-cell>
          <table:table-cell table:formula="of:=IF(ISNA([.C739]);[.B739];NA())" office:value-type="float" office:value="-3.12072168092" calcext:value-type="float">
            <text:p>-3.1207216809</text:p>
          </table:table-cell>
          <table:table-cell table:formula="of:=IF(ISNA([.C739]);NA();[.B73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1501094894" calcext:value-type="float">
            <text:p>-1.1150109489</text:p>
          </table:table-cell>
          <table:table-cell office:value-type="float" office:value="-4.35568604994" calcext:value-type="float">
            <text:p>-4.3556860499</text:p>
          </table:table-cell>
          <table:table-cell office:value-type="float" office:value="0" calcext:value-type="float">
            <text:p>0</text:p>
          </table:table-cell>
          <table:table-cell office:value-type="float" office:value="3.62921195588" calcext:value-type="float">
            <text:p>3.6292119559</text:p>
          </table:table-cell>
        </table:table-row>
        <table:table-row table:style-name="ro1">
          <table:table-cell office:value-type="float" office:value="-0.14233777556" calcext:value-type="float">
            <text:p>-0.1423377756</text:p>
          </table:table-cell>
          <table:table-cell office:value-type="float" office:value="-3.89743895603" calcext:value-type="float">
            <text:p>-3.897438956</text:p>
          </table:table-cell>
          <table:table-cell table:formula="of:=MATCH([.A740];[.F$5:.F$25];0)" office:value-type="string" office:string-value="" calcext:value-type="error">
            <text:p>#N/A</text:p>
          </table:table-cell>
          <table:table-cell table:formula="of:=IF(ISNA([.C740]);[.B740];NA())" office:value-type="float" office:value="-3.89743895603" calcext:value-type="float">
            <text:p>-3.897438956</text:p>
          </table:table-cell>
          <table:table-cell table:formula="of:=IF(ISNA([.C740]);NA();[.B74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28572997887" calcext:value-type="float">
            <text:p>-0.3285729979</text:p>
          </table:table-cell>
          <table:table-cell office:value-type="float" office:value="-3.8714849276" calcext:value-type="float">
            <text:p>-3.8714849276</text:p>
          </table:table-cell>
          <table:table-cell office:value-type="float" office:value="0" calcext:value-type="float">
            <text:p>0</text:p>
          </table:table-cell>
          <table:table-cell office:value-type="float" office:value="3.62921195588" calcext:value-type="float">
            <text:p>3.6292119559</text:p>
          </table:table-cell>
        </table:table-row>
        <table:table-row table:style-name="ro1">
          <table:table-cell office:value-type="float" office:value="-0.230241733651" calcext:value-type="float">
            <text:p>-0.2302417337</text:p>
          </table:table-cell>
          <table:table-cell office:value-type="float" office:value="-3.95612021828" calcext:value-type="float">
            <text:p>-3.9561202183</text:p>
          </table:table-cell>
          <table:table-cell table:formula="of:=MATCH([.A741];[.F$5:.F$25];0)" office:value-type="string" office:string-value="" calcext:value-type="error">
            <text:p>#N/A</text:p>
          </table:table-cell>
          <table:table-cell table:formula="of:=IF(ISNA([.C741]);[.B741];NA())" office:value-type="float" office:value="-3.95612021828" calcext:value-type="float">
            <text:p>-3.9561202183</text:p>
          </table:table-cell>
          <table:table-cell table:formula="of:=IF(ISNA([.C741]);NA();[.B741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795147575706" calcext:value-type="float">
            <text:p>0.0795147576</text:p>
          </table:table-cell>
          <table:table-cell office:value-type="float" office:value="-3.4689983091" calcext:value-type="float">
            <text:p>-3.4689983091</text:p>
          </table:table-cell>
          <table:table-cell office:value-type="float" office:value="0" calcext:value-type="float">
            <text:p>0</text:p>
          </table:table-cell>
          <table:table-cell office:value-type="float" office:value="3.62921195588" calcext:value-type="float">
            <text:p>3.6292119559</text:p>
          </table:table-cell>
        </table:table-row>
        <table:table-row table:style-name="ro1">
          <table:table-cell office:value-type="float" office:value="-1.31350997229" calcext:value-type="float">
            <text:p>-1.3135099723</text:p>
          </table:table-cell>
          <table:table-cell office:value-type="float" office:value="-4.21099724583" calcext:value-type="float">
            <text:p>-4.2109972458</text:p>
          </table:table-cell>
          <table:table-cell table:formula="of:=MATCH([.A742];[.F$5:.F$25];0)" office:value-type="string" office:string-value="" calcext:value-type="error">
            <text:p>#N/A</text:p>
          </table:table-cell>
          <table:table-cell table:formula="of:=IF(ISNA([.C742]);[.B742];NA())" office:value-type="float" office:value="-4.21099724583" calcext:value-type="float">
            <text:p>-4.2109972458</text:p>
          </table:table-cell>
          <table:table-cell table:formula="of:=IF(ISNA([.C742]);NA();[.B74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559951746568" calcext:value-type="float">
            <text:p>0.0559951747</text:p>
          </table:table-cell>
          <table:table-cell office:value-type="float" office:value="-4.01135606279" calcext:value-type="float">
            <text:p>-4.0113560628</text:p>
          </table:table-cell>
          <table:table-cell office:value-type="float" office:value="20" calcext:value-type="float">
            <text:p>20</text:p>
          </table:table-cell>
          <table:table-cell office:value-type="float" office:value="2.78529312785" calcext:value-type="float">
            <text:p>2.7852931279</text:p>
          </table:table-cell>
        </table:table-row>
        <table:table-row table:style-name="ro1">
          <table:table-cell office:value-type="float" office:value="-0.981786818473" calcext:value-type="float">
            <text:p>-0.9817868185</text:p>
          </table:table-cell>
          <table:table-cell office:value-type="float" office:value="-2.83952714884" calcext:value-type="float">
            <text:p>-2.8395271488</text:p>
          </table:table-cell>
          <table:table-cell table:formula="of:=MATCH([.A743];[.F$5:.F$25];0)" office:value-type="string" office:string-value="" calcext:value-type="error">
            <text:p>#N/A</text:p>
          </table:table-cell>
          <table:table-cell table:formula="of:=IF(ISNA([.C743]);[.B743];NA())" office:value-type="float" office:value="-2.83952714884" calcext:value-type="float">
            <text:p>-2.8395271488</text:p>
          </table:table-cell>
          <table:table-cell table:formula="of:=IF(ISNA([.C743]);NA();[.B74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5915653355" calcext:value-type="float">
            <text:p>-1.3591565336</text:p>
          </table:table-cell>
          <table:table-cell office:value-type="float" office:value="-3.07805657375" calcext:value-type="float">
            <text:p>-3.0780565738</text:p>
          </table:table-cell>
          <table:table-cell office:value-type="float" office:value="20" calcext:value-type="float">
            <text:p>20</text:p>
          </table:table-cell>
          <table:table-cell office:value-type="float" office:value="2.78529312785" calcext:value-type="float">
            <text:p>2.7852931279</text:p>
          </table:table-cell>
        </table:table-row>
        <table:table-row table:style-name="ro1">
          <table:table-cell office:value-type="float" office:value="-1.03253821149" calcext:value-type="float">
            <text:p>-1.0325382115</text:p>
          </table:table-cell>
          <table:table-cell office:value-type="float" office:value="-4.41135008047" calcext:value-type="float">
            <text:p>-4.4113500805</text:p>
          </table:table-cell>
          <table:table-cell table:formula="of:=MATCH([.A744];[.F$5:.F$25];0)" office:value-type="string" office:string-value="" calcext:value-type="error">
            <text:p>#N/A</text:p>
          </table:table-cell>
          <table:table-cell table:formula="of:=IF(ISNA([.C744]);[.B744];NA())" office:value-type="float" office:value="-4.41135008047" calcext:value-type="float">
            <text:p>-4.4113500805</text:p>
          </table:table-cell>
          <table:table-cell table:formula="of:=IF(ISNA([.C744]);NA();[.B74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70406907924" calcext:value-type="float">
            <text:p>-0.5704069079</text:p>
          </table:table-cell>
          <table:table-cell office:value-type="float" office:value="-3.97984446121" calcext:value-type="float">
            <text:p>-3.9798444612</text:p>
          </table:table-cell>
          <table:table-cell office:value-type="float" office:value="0" calcext:value-type="float">
            <text:p>0</text:p>
          </table:table-cell>
          <table:table-cell office:value-type="float" office:value="3.54678295361" calcext:value-type="float">
            <text:p>3.5467829536</text:p>
          </table:table-cell>
        </table:table-row>
        <table:table-row table:style-name="ro1">
          <table:table-cell office:value-type="float" office:value="-0.196338137542" calcext:value-type="float">
            <text:p>-0.1963381375</text:p>
          </table:table-cell>
          <table:table-cell office:value-type="float" office:value="-3.47946754521" calcext:value-type="float">
            <text:p>-3.4794675452</text:p>
          </table:table-cell>
          <table:table-cell table:formula="of:=MATCH([.A745];[.F$5:.F$25];0)" office:value-type="string" office:string-value="" calcext:value-type="error">
            <text:p>#N/A</text:p>
          </table:table-cell>
          <table:table-cell table:formula="of:=IF(ISNA([.C745]);[.B745];NA())" office:value-type="float" office:value="-3.47946754521" calcext:value-type="float">
            <text:p>-3.4794675452</text:p>
          </table:table-cell>
          <table:table-cell table:formula="of:=IF(ISNA([.C745]);NA();[.B74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91770079357" calcext:value-type="float">
            <text:p>-0.1917700794</text:p>
          </table:table-cell>
          <table:table-cell office:value-type="float" office:value="-3.7656484405" calcext:value-type="float">
            <text:p>-3.7656484405</text:p>
          </table:table-cell>
          <table:table-cell office:value-type="float" office:value="0" calcext:value-type="float">
            <text:p>0</text:p>
          </table:table-cell>
          <table:table-cell office:value-type="float" office:value="3.54678295361" calcext:value-type="float">
            <text:p>3.5467829536</text:p>
          </table:table-cell>
        </table:table-row>
        <table:table-row table:style-name="ro1">
          <table:table-cell office:value-type="float" office:value="-1.32535986471" calcext:value-type="float">
            <text:p>-1.3253598647</text:p>
          </table:table-cell>
          <table:table-cell office:value-type="float" office:value="-4.02361556844" calcext:value-type="float">
            <text:p>-4.0236155684</text:p>
          </table:table-cell>
          <table:table-cell table:formula="of:=MATCH([.A746];[.F$5:.F$25];0)" office:value-type="string" office:string-value="" calcext:value-type="error">
            <text:p>#N/A</text:p>
          </table:table-cell>
          <table:table-cell table:formula="of:=IF(ISNA([.C746]);[.B746];NA())" office:value-type="float" office:value="-4.02361556844" calcext:value-type="float">
            <text:p>-4.0236155684</text:p>
          </table:table-cell>
          <table:table-cell table:formula="of:=IF(ISNA([.C746]);NA();[.B74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2308200922" calcext:value-type="float">
            <text:p>-1.0230820092</text:p>
          </table:table-cell>
          <table:table-cell office:value-type="float" office:value="-3.01209568004" calcext:value-type="float">
            <text:p>-3.01209568</text:p>
          </table:table-cell>
          <table:table-cell office:value-type="float" office:value="0" calcext:value-type="float">
            <text:p>0</text:p>
          </table:table-cell>
          <table:table-cell office:value-type="float" office:value="3.54678295361" calcext:value-type="float">
            <text:p>3.5467829536</text:p>
          </table:table-cell>
        </table:table-row>
        <table:table-row table:style-name="ro1">
          <table:table-cell office:value-type="float" office:value="-0.82990888086" calcext:value-type="float">
            <text:p>-0.8299088809</text:p>
          </table:table-cell>
          <table:table-cell office:value-type="float" office:value="-2.62680941972" calcext:value-type="float">
            <text:p>-2.6268094197</text:p>
          </table:table-cell>
          <table:table-cell table:formula="of:=MATCH([.A747];[.F$5:.F$25];0)" office:value-type="string" office:string-value="" calcext:value-type="error">
            <text:p>#N/A</text:p>
          </table:table-cell>
          <table:table-cell table:formula="of:=IF(ISNA([.C747]);[.B747];NA())" office:value-type="float" office:value="-2.62680941972" calcext:value-type="float">
            <text:p>-2.6268094197</text:p>
          </table:table-cell>
          <table:table-cell table:formula="of:=IF(ISNA([.C747]);NA();[.B74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9665189142" calcext:value-type="float">
            <text:p>-1.0966518914</text:p>
          </table:table-cell>
          <table:table-cell office:value-type="float" office:value="-2.61508544366" calcext:value-type="float">
            <text:p>-2.6150854437</text:p>
          </table:table-cell>
          <table:table-cell office:value-type="float" office:value="0" calcext:value-type="float">
            <text:p>0</text:p>
          </table:table-cell>
          <table:table-cell office:value-type="float" office:value="3.54678295361" calcext:value-type="float">
            <text:p>3.5467829536</text:p>
          </table:table-cell>
        </table:table-row>
        <table:table-row table:style-name="ro1">
          <table:table-cell office:value-type="float" office:value="-0.526193555594" calcext:value-type="float">
            <text:p>-0.5261935556</text:p>
          </table:table-cell>
          <table:table-cell office:value-type="float" office:value="-2.65763146947" calcext:value-type="float">
            <text:p>-2.6576314695</text:p>
          </table:table-cell>
          <table:table-cell table:formula="of:=MATCH([.A748];[.F$5:.F$25];0)" office:value-type="string" office:string-value="" calcext:value-type="error">
            <text:p>#N/A</text:p>
          </table:table-cell>
          <table:table-cell table:formula="of:=IF(ISNA([.C748]);[.B748];NA())" office:value-type="float" office:value="-2.65763146947" calcext:value-type="float">
            <text:p>-2.6576314695</text:p>
          </table:table-cell>
          <table:table-cell table:formula="of:=IF(ISNA([.C748]);NA();[.B74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40775019348" calcext:value-type="float">
            <text:p>-0.7407750193</text:p>
          </table:table-cell>
          <table:table-cell office:value-type="float" office:value="-4.01474632376" calcext:value-type="float">
            <text:p>-4.0147463238</text:p>
          </table:table-cell>
          <table:table-cell office:value-type="float" office:value="0" calcext:value-type="float">
            <text:p>0</text:p>
          </table:table-cell>
          <table:table-cell office:value-type="float" office:value="3.54678295361" calcext:value-type="float">
            <text:p>3.5467829536</text:p>
          </table:table-cell>
        </table:table-row>
        <table:table-row table:style-name="ro1">
          <table:table-cell office:value-type="float" office:value="-0.221915136816" calcext:value-type="float">
            <text:p>-0.2219151368</text:p>
          </table:table-cell>
          <table:table-cell office:value-type="float" office:value="-3.63679279231" calcext:value-type="float">
            <text:p>-3.6367927923</text:p>
          </table:table-cell>
          <table:table-cell table:formula="of:=MATCH([.A749];[.F$5:.F$25];0)" office:value-type="string" office:string-value="" calcext:value-type="error">
            <text:p>#N/A</text:p>
          </table:table-cell>
          <table:table-cell table:formula="of:=IF(ISNA([.C749]);[.B749];NA())" office:value-type="float" office:value="-3.63679279231" calcext:value-type="float">
            <text:p>-3.6367927923</text:p>
          </table:table-cell>
          <table:table-cell table:formula="of:=IF(ISNA([.C749]);NA();[.B74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25538903712" calcext:value-type="float">
            <text:p>-0.1255389037</text:p>
          </table:table-cell>
          <table:table-cell office:value-type="float" office:value="-3.90791141273" calcext:value-type="float">
            <text:p>-3.9079114127</text:p>
          </table:table-cell>
          <table:table-cell office:value-type="float" office:value="0" calcext:value-type="float">
            <text:p>0</text:p>
          </table:table-cell>
          <table:table-cell office:value-type="float" office:value="3.54678295361" calcext:value-type="float">
            <text:p>3.5467829536</text:p>
          </table:table-cell>
        </table:table-row>
        <table:table-row table:style-name="ro1">
          <table:table-cell office:value-type="float" office:value="-1.23932434249" calcext:value-type="float">
            <text:p>-1.2393243425</text:p>
          </table:table-cell>
          <table:table-cell office:value-type="float" office:value="-3.79149722106" calcext:value-type="float">
            <text:p>-3.7914972211</text:p>
          </table:table-cell>
          <table:table-cell table:formula="of:=MATCH([.A750];[.F$5:.F$25];0)" office:value-type="string" office:string-value="" calcext:value-type="error">
            <text:p>#N/A</text:p>
          </table:table-cell>
          <table:table-cell table:formula="of:=IF(ISNA([.C750]);[.B750];NA())" office:value-type="float" office:value="-3.79149722106" calcext:value-type="float">
            <text:p>-3.7914972211</text:p>
          </table:table-cell>
          <table:table-cell table:formula="of:=IF(ISNA([.C750]);NA();[.B75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5784443244" calcext:value-type="float">
            <text:p>-1.4578444324</text:p>
          </table:table-cell>
          <table:table-cell office:value-type="float" office:value="-4.05771187598" calcext:value-type="float">
            <text:p>-4.057711876</text:p>
          </table:table-cell>
          <table:table-cell office:value-type="float" office:value="0" calcext:value-type="float">
            <text:p>0</text:p>
          </table:table-cell>
          <table:table-cell office:value-type="float" office:value="3.54678295361" calcext:value-type="float">
            <text:p>3.5467829536</text:p>
          </table:table-cell>
        </table:table-row>
        <table:table-row table:style-name="ro1">
          <table:table-cell office:value-type="float" office:value="-0.360764067766" calcext:value-type="float">
            <text:p>-0.3607640678</text:p>
          </table:table-cell>
          <table:table-cell office:value-type="float" office:value="-3.05213084176" calcext:value-type="float">
            <text:p>-3.0521308418</text:p>
          </table:table-cell>
          <table:table-cell table:formula="of:=MATCH([.A751];[.F$5:.F$25];0)" office:value-type="string" office:string-value="" calcext:value-type="error">
            <text:p>#N/A</text:p>
          </table:table-cell>
          <table:table-cell table:formula="of:=IF(ISNA([.C751]);[.B751];NA())" office:value-type="float" office:value="-3.05213084176" calcext:value-type="float">
            <text:p>-3.0521308418</text:p>
          </table:table-cell>
          <table:table-cell table:formula="of:=IF(ISNA([.C751]);NA();[.B75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72899486549" calcext:value-type="float">
            <text:p>-0.3728994865</text:p>
          </table:table-cell>
          <table:table-cell office:value-type="float" office:value="-2.90531207663" calcext:value-type="float">
            <text:p>-2.9053120766</text:p>
          </table:table-cell>
          <table:table-cell office:value-type="float" office:value="0" calcext:value-type="float">
            <text:p>0</text:p>
          </table:table-cell>
          <table:table-cell office:value-type="float" office:value="3.54678295361" calcext:value-type="float">
            <text:p>3.5467829536</text:p>
          </table:table-cell>
        </table:table-row>
        <table:table-row table:style-name="ro1">
          <table:table-cell office:value-type="float" office:value="-0.923932290947" calcext:value-type="float">
            <text:p>-0.9239322909</text:p>
          </table:table-cell>
          <table:table-cell office:value-type="float" office:value="-4.00120352782" calcext:value-type="float">
            <text:p>-4.0012035278</text:p>
          </table:table-cell>
          <table:table-cell table:formula="of:=MATCH([.A752];[.F$5:.F$25];0)" office:value-type="string" office:string-value="" calcext:value-type="error">
            <text:p>#N/A</text:p>
          </table:table-cell>
          <table:table-cell table:formula="of:=IF(ISNA([.C752]);[.B752];NA())" office:value-type="float" office:value="-4.00120352782" calcext:value-type="float">
            <text:p>-4.0012035278</text:p>
          </table:table-cell>
          <table:table-cell table:formula="of:=IF(ISNA([.C752]);NA();[.B75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60394575647" calcext:value-type="float">
            <text:p>-0.8603945756</text:p>
          </table:table-cell>
          <table:table-cell office:value-type="float" office:value="-4.06961956865" calcext:value-type="float">
            <text:p>-4.0696195687</text:p>
          </table:table-cell>
          <table:table-cell office:value-type="float" office:value="20" calcext:value-type="float">
            <text:p>20</text:p>
          </table:table-cell>
          <table:table-cell office:value-type="float" office:value="3.17686253169" calcext:value-type="float">
            <text:p>3.1768625317</text:p>
          </table:table-cell>
        </table:table-row>
        <table:table-row table:style-name="ro1">
          <table:table-cell office:value-type="float" office:value="-1.5539376593" calcext:value-type="float">
            <text:p>-1.5539376593</text:p>
          </table:table-cell>
          <table:table-cell office:value-type="float" office:value="-3.5231542044" calcext:value-type="float">
            <text:p>-3.5231542044</text:p>
          </table:table-cell>
          <table:table-cell table:formula="of:=MATCH([.A753];[.F$5:.F$25];0)" office:value-type="string" office:string-value="" calcext:value-type="error">
            <text:p>#N/A</text:p>
          </table:table-cell>
          <table:table-cell table:formula="of:=IF(ISNA([.C753]);[.B753];NA())" office:value-type="float" office:value="-3.5231542044" calcext:value-type="float">
            <text:p>-3.5231542044</text:p>
          </table:table-cell>
          <table:table-cell table:formula="of:=IF(ISNA([.C753]);NA();[.B75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54376851297" calcext:value-type="float">
            <text:p>-0.7543768513</text:p>
          </table:table-cell>
          <table:table-cell office:value-type="float" office:value="-4.20496747028" calcext:value-type="float">
            <text:p>-4.2049674703</text:p>
          </table:table-cell>
          <table:table-cell office:value-type="float" office:value="20" calcext:value-type="float">
            <text:p>20</text:p>
          </table:table-cell>
          <table:table-cell office:value-type="float" office:value="3.17686253169" calcext:value-type="float">
            <text:p>3.1768625317</text:p>
          </table:table-cell>
        </table:table-row>
        <table:table-row table:style-name="ro1">
          <table:table-cell office:value-type="float" office:value="-0.825634927422" calcext:value-type="float">
            <text:p>-0.8256349274</text:p>
          </table:table-cell>
          <table:table-cell office:value-type="float" office:value="-2.89893055332" calcext:value-type="float">
            <text:p>-2.8989305533</text:p>
          </table:table-cell>
          <table:table-cell table:formula="of:=MATCH([.A754];[.F$5:.F$25];0)" office:value-type="string" office:string-value="" calcext:value-type="error">
            <text:p>#N/A</text:p>
          </table:table-cell>
          <table:table-cell table:formula="of:=IF(ISNA([.C754]);[.B754];NA())" office:value-type="float" office:value="-2.89893055332" calcext:value-type="float">
            <text:p>-2.8989305533</text:p>
          </table:table-cell>
          <table:table-cell table:formula="of:=IF(ISNA([.C754]);NA();[.B75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3361950757" calcext:value-type="float">
            <text:p>-1.2336195076</text:p>
          </table:table-cell>
          <table:table-cell office:value-type="float" office:value="-3.86264254689" calcext:value-type="float">
            <text:p>-3.8626425469</text:p>
          </table:table-cell>
          <table:table-cell office:value-type="float" office:value="0" calcext:value-type="float">
            <text:p>0</text:p>
          </table:table-cell>
          <table:table-cell office:value-type="float" office:value="3.6451356381" calcext:value-type="float">
            <text:p>3.6451356381</text:p>
          </table:table-cell>
        </table:table-row>
        <table:table-row table:style-name="ro1">
          <table:table-cell office:value-type="float" office:value="-1.19240887595" calcext:value-type="float">
            <text:p>-1.192408876</text:p>
          </table:table-cell>
          <table:table-cell office:value-type="float" office:value="-4.06383613848" calcext:value-type="float">
            <text:p>-4.0638361385</text:p>
          </table:table-cell>
          <table:table-cell table:formula="of:=MATCH([.A755];[.F$5:.F$25];0)" office:value-type="string" office:string-value="" calcext:value-type="error">
            <text:p>#N/A</text:p>
          </table:table-cell>
          <table:table-cell table:formula="of:=IF(ISNA([.C755]);[.B755];NA())" office:value-type="float" office:value="-4.06383613848" calcext:value-type="float">
            <text:p>-4.0638361385</text:p>
          </table:table-cell>
          <table:table-cell table:formula="of:=IF(ISNA([.C755]);NA();[.B75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16000358272" calcext:value-type="float">
            <text:p>-0.6160003583</text:p>
          </table:table-cell>
          <table:table-cell office:value-type="float" office:value="-2.59976554412" calcext:value-type="float">
            <text:p>-2.5997655441</text:p>
          </table:table-cell>
          <table:table-cell office:value-type="float" office:value="0" calcext:value-type="float">
            <text:p>0</text:p>
          </table:table-cell>
          <table:table-cell office:value-type="float" office:value="3.6451356381" calcext:value-type="float">
            <text:p>3.6451356381</text:p>
          </table:table-cell>
        </table:table-row>
        <table:table-row table:style-name="ro1">
          <table:table-cell office:value-type="float" office:value="-1.59008996465" calcext:value-type="float">
            <text:p>-1.5900899647</text:p>
          </table:table-cell>
          <table:table-cell office:value-type="float" office:value="-3.95570651871" calcext:value-type="float">
            <text:p>-3.9557065187</text:p>
          </table:table-cell>
          <table:table-cell table:formula="of:=MATCH([.A756];[.F$5:.F$25];0)" office:value-type="string" office:string-value="" calcext:value-type="error">
            <text:p>#N/A</text:p>
          </table:table-cell>
          <table:table-cell table:formula="of:=IF(ISNA([.C756]);[.B756];NA())" office:value-type="float" office:value="-3.95570651871" calcext:value-type="float">
            <text:p>-3.9557065187</text:p>
          </table:table-cell>
          <table:table-cell table:formula="of:=IF(ISNA([.C756]);NA();[.B75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49983094909" calcext:value-type="float">
            <text:p>-0.2499830949</text:p>
          </table:table-cell>
          <table:table-cell office:value-type="float" office:value="-3.19371951026" calcext:value-type="float">
            <text:p>-3.1937195103</text:p>
          </table:table-cell>
          <table:table-cell office:value-type="float" office:value="0" calcext:value-type="float">
            <text:p>0</text:p>
          </table:table-cell>
          <table:table-cell office:value-type="float" office:value="3.6451356381" calcext:value-type="float">
            <text:p>3.6451356381</text:p>
          </table:table-cell>
        </table:table-row>
        <table:table-row table:style-name="ro1">
          <table:table-cell office:value-type="float" office:value="-0.585261898687" calcext:value-type="float">
            <text:p>-0.5852618987</text:p>
          </table:table-cell>
          <table:table-cell office:value-type="float" office:value="-2.75254479884" calcext:value-type="float">
            <text:p>-2.7525447988</text:p>
          </table:table-cell>
          <table:table-cell table:formula="of:=MATCH([.A757];[.F$5:.F$25];0)" office:value-type="string" office:string-value="" calcext:value-type="error">
            <text:p>#N/A</text:p>
          </table:table-cell>
          <table:table-cell table:formula="of:=IF(ISNA([.C757]);[.B757];NA())" office:value-type="float" office:value="-2.75254479884" calcext:value-type="float">
            <text:p>-2.7525447988</text:p>
          </table:table-cell>
          <table:table-cell table:formula="of:=IF(ISNA([.C757]);NA();[.B75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31302829124" calcext:value-type="float">
            <text:p>-0.3313028291</text:p>
          </table:table-cell>
          <table:table-cell office:value-type="float" office:value="-4.340212692" calcext:value-type="float">
            <text:p>-4.340212692</text:p>
          </table:table-cell>
          <table:table-cell office:value-type="float" office:value="0" calcext:value-type="float">
            <text:p>0</text:p>
          </table:table-cell>
          <table:table-cell office:value-type="float" office:value="3.6451356381" calcext:value-type="float">
            <text:p>3.6451356381</text:p>
          </table:table-cell>
        </table:table-row>
        <table:table-row table:style-name="ro1">
          <table:table-cell office:value-type="float" office:value="-0.546411813582" calcext:value-type="float">
            <text:p>-0.5464118136</text:p>
          </table:table-cell>
          <table:table-cell office:value-type="float" office:value="-2.96551658339" calcext:value-type="float">
            <text:p>-2.9655165834</text:p>
          </table:table-cell>
          <table:table-cell table:formula="of:=MATCH([.A758];[.F$5:.F$25];0)" office:value-type="string" office:string-value="" calcext:value-type="error">
            <text:p>#N/A</text:p>
          </table:table-cell>
          <table:table-cell table:formula="of:=IF(ISNA([.C758]);[.B758];NA())" office:value-type="float" office:value="-2.96551658339" calcext:value-type="float">
            <text:p>-2.9655165834</text:p>
          </table:table-cell>
          <table:table-cell table:formula="of:=IF(ISNA([.C758]);NA();[.B75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91893674392" calcext:value-type="float">
            <text:p>-0.9918936744</text:p>
          </table:table-cell>
          <table:table-cell office:value-type="float" office:value="-3.00422554823" calcext:value-type="float">
            <text:p>-3.0042255482</text:p>
          </table:table-cell>
          <table:table-cell office:value-type="float" office:value="0" calcext:value-type="float">
            <text:p>0</text:p>
          </table:table-cell>
          <table:table-cell office:value-type="float" office:value="3.6451356381" calcext:value-type="float">
            <text:p>3.6451356381</text:p>
          </table:table-cell>
        </table:table-row>
        <table:table-row table:style-name="ro1">
          <table:table-cell office:value-type="float" office:value="-0.249834393816" calcext:value-type="float">
            <text:p>-0.2498343938</text:p>
          </table:table-cell>
          <table:table-cell office:value-type="float" office:value="-3.19839108258" calcext:value-type="float">
            <text:p>-3.1983910826</text:p>
          </table:table-cell>
          <table:table-cell table:formula="of:=MATCH([.A759];[.F$5:.F$25];0)" office:value-type="string" office:string-value="" calcext:value-type="error">
            <text:p>#N/A</text:p>
          </table:table-cell>
          <table:table-cell table:formula="of:=IF(ISNA([.C759]);[.B759];NA())" office:value-type="float" office:value="-3.19839108258" calcext:value-type="float">
            <text:p>-3.1983910826</text:p>
          </table:table-cell>
          <table:table-cell table:formula="of:=IF(ISNA([.C759]);NA();[.B75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07266777382" calcext:value-type="float">
            <text:p>-0.3072667774</text:p>
          </table:table-cell>
          <table:table-cell office:value-type="float" office:value="-3.21020899917" calcext:value-type="float">
            <text:p>-3.2102089992</text:p>
          </table:table-cell>
          <table:table-cell office:value-type="float" office:value="0" calcext:value-type="float">
            <text:p>0</text:p>
          </table:table-cell>
          <table:table-cell office:value-type="float" office:value="3.6451356381" calcext:value-type="float">
            <text:p>3.6451356381</text:p>
          </table:table-cell>
        </table:table-row>
        <table:table-row table:style-name="ro1">
          <table:table-cell office:value-type="float" office:value="-1.11501094894" calcext:value-type="float">
            <text:p>-1.1150109489</text:p>
          </table:table-cell>
          <table:table-cell office:value-type="float" office:value="-4.35568604994" calcext:value-type="float">
            <text:p>-4.3556860499</text:p>
          </table:table-cell>
          <table:table-cell table:formula="of:=MATCH([.A760];[.F$5:.F$25];0)" office:value-type="string" office:string-value="" calcext:value-type="error">
            <text:p>#N/A</text:p>
          </table:table-cell>
          <table:table-cell table:formula="of:=IF(ISNA([.C760]);[.B760];NA())" office:value-type="float" office:value="-4.35568604994" calcext:value-type="float">
            <text:p>-4.3556860499</text:p>
          </table:table-cell>
          <table:table-cell table:formula="of:=IF(ISNA([.C760]);NA();[.B76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663619799464" calcext:value-type="float">
            <text:p>-0.0663619799</text:p>
          </table:table-cell>
          <table:table-cell office:value-type="float" office:value="-4.08851179475" calcext:value-type="float">
            <text:p>-4.0885117948</text:p>
          </table:table-cell>
          <table:table-cell office:value-type="float" office:value="0" calcext:value-type="float">
            <text:p>0</text:p>
          </table:table-cell>
          <table:table-cell office:value-type="float" office:value="3.6451356381" calcext:value-type="float">
            <text:p>3.6451356381</text:p>
          </table:table-cell>
        </table:table-row>
        <table:table-row table:style-name="ro1">
          <table:table-cell office:value-type="float" office:value="-0.328572997887" calcext:value-type="float">
            <text:p>-0.3285729979</text:p>
          </table:table-cell>
          <table:table-cell office:value-type="float" office:value="-3.8714849276" calcext:value-type="float">
            <text:p>-3.8714849276</text:p>
          </table:table-cell>
          <table:table-cell table:formula="of:=MATCH([.A761];[.F$5:.F$25];0)" office:value-type="string" office:string-value="" calcext:value-type="error">
            <text:p>#N/A</text:p>
          </table:table-cell>
          <table:table-cell table:formula="of:=IF(ISNA([.C761]);[.B761];NA())" office:value-type="float" office:value="-3.8714849276" calcext:value-type="float">
            <text:p>-3.8714849276</text:p>
          </table:table-cell>
          <table:table-cell table:formula="of:=IF(ISNA([.C761]);NA();[.B76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372952947" calcext:value-type="float">
            <text:p>-1.2372952947</text:p>
          </table:table-cell>
          <table:table-cell office:value-type="float" office:value="-4.00189488291" calcext:value-type="float">
            <text:p>-4.0018948829</text:p>
          </table:table-cell>
          <table:table-cell office:value-type="float" office:value="16" calcext:value-type="float">
            <text:p>16</text:p>
          </table:table-cell>
          <table:table-cell office:value-type="float" office:value="3.41735163755" calcext:value-type="float">
            <text:p>3.4173516376</text:p>
          </table:table-cell>
        </table:table-row>
        <table:table-row table:style-name="ro1">
          <table:table-cell office:value-type="float" office:value="0.0795147575706" calcext:value-type="float">
            <text:p>0.0795147576</text:p>
          </table:table-cell>
          <table:table-cell office:value-type="float" office:value="-3.4689983091" calcext:value-type="float">
            <text:p>-3.4689983091</text:p>
          </table:table-cell>
          <table:table-cell table:formula="of:=MATCH([.A762];[.F$5:.F$25];0)" office:value-type="string" office:string-value="" calcext:value-type="error">
            <text:p>#N/A</text:p>
          </table:table-cell>
          <table:table-cell table:formula="of:=IF(ISNA([.C762]);[.B762];NA())" office:value-type="float" office:value="-3.4689983091" calcext:value-type="float">
            <text:p>-3.4689983091</text:p>
          </table:table-cell>
          <table:table-cell table:formula="of:=IF(ISNA([.C762]);NA();[.B76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24584091166" calcext:value-type="float">
            <text:p>-0.6245840912</text:p>
          </table:table-cell>
          <table:table-cell office:value-type="float" office:value="-2.70142253944" calcext:value-type="float">
            <text:p>-2.7014225394</text:p>
          </table:table-cell>
          <table:table-cell office:value-type="float" office:value="16" calcext:value-type="float">
            <text:p>16</text:p>
          </table:table-cell>
          <table:table-cell office:value-type="float" office:value="3.41735163755" calcext:value-type="float">
            <text:p>3.4173516376</text:p>
          </table:table-cell>
        </table:table-row>
        <table:table-row table:style-name="ro1">
          <table:table-cell office:value-type="float" office:value="0.0559951746568" calcext:value-type="float">
            <text:p>0.0559951747</text:p>
          </table:table-cell>
          <table:table-cell office:value-type="float" office:value="-4.01135606279" calcext:value-type="float">
            <text:p>-4.0113560628</text:p>
          </table:table-cell>
          <table:table-cell table:formula="of:=MATCH([.A763];[.F$5:.F$25];0)" office:value-type="string" office:string-value="" calcext:value-type="error">
            <text:p>#N/A</text:p>
          </table:table-cell>
          <table:table-cell table:formula="of:=IF(ISNA([.C763]);[.B763];NA())" office:value-type="float" office:value="-4.01135606279" calcext:value-type="float">
            <text:p>-4.0113560628</text:p>
          </table:table-cell>
          <table:table-cell table:formula="of:=IF(ISNA([.C763]);NA();[.B76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82360028732" calcext:value-type="float">
            <text:p>-0.6823600287</text:p>
          </table:table-cell>
          <table:table-cell office:value-type="float" office:value="-4.08984185201" calcext:value-type="float">
            <text:p>-4.089841852</text:p>
          </table:table-cell>
          <table:table-cell office:value-type="float" office:value="16" calcext:value-type="float">
            <text:p>16</text:p>
          </table:table-cell>
          <table:table-cell office:value-type="float" office:value="3.41735163755" calcext:value-type="float">
            <text:p>3.4173516376</text:p>
          </table:table-cell>
        </table:table-row>
        <table:table-row table:style-name="ro1">
          <table:table-cell office:value-type="float" office:value="-1.35915653355" calcext:value-type="float">
            <text:p>-1.3591565336</text:p>
          </table:table-cell>
          <table:table-cell office:value-type="float" office:value="-3.07805657375" calcext:value-type="float">
            <text:p>-3.0780565738</text:p>
          </table:table-cell>
          <table:table-cell table:formula="of:=MATCH([.A764];[.F$5:.F$25];0)" office:value-type="string" office:string-value="" calcext:value-type="error">
            <text:p>#N/A</text:p>
          </table:table-cell>
          <table:table-cell table:formula="of:=IF(ISNA([.C764]);[.B764];NA())" office:value-type="float" office:value="-3.07805657375" calcext:value-type="float">
            <text:p>-3.0780565738</text:p>
          </table:table-cell>
          <table:table-cell table:formula="of:=IF(ISNA([.C764]);NA();[.B76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1735094335" calcext:value-type="float">
            <text:p>-1.0173509434</text:p>
          </table:table-cell>
          <table:table-cell office:value-type="float" office:value="-3.01852613301" calcext:value-type="float">
            <text:p>-3.018526133</text:p>
          </table:table-cell>
          <table:table-cell office:value-type="float" office:value="16" calcext:value-type="float">
            <text:p>16</text:p>
          </table:table-cell>
          <table:table-cell office:value-type="float" office:value="3.41735163755" calcext:value-type="float">
            <text:p>3.4173516376</text:p>
          </table:table-cell>
        </table:table-row>
        <table:table-row table:style-name="ro1">
          <table:table-cell office:value-type="float" office:value="-0.570406907924" calcext:value-type="float">
            <text:p>-0.5704069079</text:p>
          </table:table-cell>
          <table:table-cell office:value-type="float" office:value="-3.97984446121" calcext:value-type="float">
            <text:p>-3.9798444612</text:p>
          </table:table-cell>
          <table:table-cell table:formula="of:=MATCH([.A765];[.F$5:.F$25];0)" office:value-type="string" office:string-value="" calcext:value-type="error">
            <text:p>#N/A</text:p>
          </table:table-cell>
          <table:table-cell table:formula="of:=IF(ISNA([.C765]);[.B765];NA())" office:value-type="float" office:value="-3.97984446121" calcext:value-type="float">
            <text:p>-3.9798444612</text:p>
          </table:table-cell>
          <table:table-cell table:formula="of:=IF(ISNA([.C765]);NA();[.B76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2476496368" calcext:value-type="float">
            <text:p>-1.2247649637</text:p>
          </table:table-cell>
          <table:table-cell office:value-type="float" office:value="-3.04478107801" calcext:value-type="float">
            <text:p>-3.044781078</text:p>
          </table:table-cell>
          <table:table-cell office:value-type="float" office:value="0" calcext:value-type="float">
            <text:p>0</text:p>
          </table:table-cell>
          <table:table-cell office:value-type="float" office:value="3.75835567695" calcext:value-type="float">
            <text:p>3.758355677</text:p>
          </table:table-cell>
        </table:table-row>
        <table:table-row table:style-name="ro1">
          <table:table-cell office:value-type="float" office:value="-0.191770079357" calcext:value-type="float">
            <text:p>-0.1917700794</text:p>
          </table:table-cell>
          <table:table-cell office:value-type="float" office:value="-3.7656484405" calcext:value-type="float">
            <text:p>-3.7656484405</text:p>
          </table:table-cell>
          <table:table-cell table:formula="of:=MATCH([.A766];[.F$5:.F$25];0)" office:value-type="string" office:string-value="" calcext:value-type="error">
            <text:p>#N/A</text:p>
          </table:table-cell>
          <table:table-cell table:formula="of:=IF(ISNA([.C766]);[.B766];NA())" office:value-type="float" office:value="-3.7656484405" calcext:value-type="float">
            <text:p>-3.7656484405</text:p>
          </table:table-cell>
          <table:table-cell table:formula="of:=IF(ISNA([.C766]);NA();[.B76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9996334034" calcext:value-type="float">
            <text:p>-1.0999633403</text:p>
          </table:table-cell>
          <table:table-cell office:value-type="float" office:value="-3.99880108668" calcext:value-type="float">
            <text:p>-3.9988010867</text:p>
          </table:table-cell>
          <table:table-cell office:value-type="float" office:value="0" calcext:value-type="float">
            <text:p>0</text:p>
          </table:table-cell>
          <table:table-cell office:value-type="float" office:value="3.75835567695" calcext:value-type="float">
            <text:p>3.758355677</text:p>
          </table:table-cell>
        </table:table-row>
        <table:table-row table:style-name="ro1">
          <table:table-cell office:value-type="float" office:value="-1.02308200922" calcext:value-type="float">
            <text:p>-1.0230820092</text:p>
          </table:table-cell>
          <table:table-cell office:value-type="float" office:value="-3.01209568004" calcext:value-type="float">
            <text:p>-3.01209568</text:p>
          </table:table-cell>
          <table:table-cell table:formula="of:=MATCH([.A767];[.F$5:.F$25];0)" office:value-type="string" office:string-value="" calcext:value-type="error">
            <text:p>#N/A</text:p>
          </table:table-cell>
          <table:table-cell table:formula="of:=IF(ISNA([.C767]);[.B767];NA())" office:value-type="float" office:value="-3.01209568004" calcext:value-type="float">
            <text:p>-3.01209568</text:p>
          </table:table-cell>
          <table:table-cell table:formula="of:=IF(ISNA([.C767]);NA();[.B76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9930345028" calcext:value-type="float">
            <text:p>-1.3993034503</text:p>
          </table:table-cell>
          <table:table-cell office:value-type="float" office:value="-4.15454528439" calcext:value-type="float">
            <text:p>-4.1545452844</text:p>
          </table:table-cell>
          <table:table-cell office:value-type="float" office:value="18" calcext:value-type="float">
            <text:p>18</text:p>
          </table:table-cell>
          <table:table-cell office:value-type="float" office:value="3.75284194075" calcext:value-type="float">
            <text:p>3.7528419408</text:p>
          </table:table-cell>
        </table:table-row>
        <table:table-row table:style-name="ro1">
          <table:table-cell office:value-type="float" office:value="-1.09665189142" calcext:value-type="float">
            <text:p>-1.0966518914</text:p>
          </table:table-cell>
          <table:table-cell office:value-type="float" office:value="-2.61508544366" calcext:value-type="float">
            <text:p>-2.6150854437</text:p>
          </table:table-cell>
          <table:table-cell table:formula="of:=MATCH([.A768];[.F$5:.F$25];0)" office:value-type="string" office:string-value="" calcext:value-type="error">
            <text:p>#N/A</text:p>
          </table:table-cell>
          <table:table-cell table:formula="of:=IF(ISNA([.C768]);[.B768];NA())" office:value-type="float" office:value="-2.61508544366" calcext:value-type="float">
            <text:p>-2.6150854437</text:p>
          </table:table-cell>
          <table:table-cell table:formula="of:=IF(ISNA([.C768]);NA();[.B76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7169769463" calcext:value-type="float">
            <text:p>-1.4716976946</text:p>
          </table:table-cell>
          <table:table-cell office:value-type="float" office:value="-3.67480187143" calcext:value-type="float">
            <text:p>-3.6748018714</text:p>
          </table:table-cell>
          <table:table-cell office:value-type="float" office:value="20" calcext:value-type="float">
            <text:p>20</text:p>
          </table:table-cell>
          <table:table-cell office:value-type="float" office:value="2.85164397856" calcext:value-type="float">
            <text:p>2.8516439786</text:p>
          </table:table-cell>
        </table:table-row>
        <table:table-row table:style-name="ro1">
          <table:table-cell office:value-type="float" office:value="-0.740775019348" calcext:value-type="float">
            <text:p>-0.7407750193</text:p>
          </table:table-cell>
          <table:table-cell office:value-type="float" office:value="-4.01474632376" calcext:value-type="float">
            <text:p>-4.0147463238</text:p>
          </table:table-cell>
          <table:table-cell table:formula="of:=MATCH([.A769];[.F$5:.F$25];0)" office:value-type="string" office:string-value="" calcext:value-type="error">
            <text:p>#N/A</text:p>
          </table:table-cell>
          <table:table-cell table:formula="of:=IF(ISNA([.C769]);[.B769];NA())" office:value-type="float" office:value="-4.01474632376" calcext:value-type="float">
            <text:p>-4.0147463238</text:p>
          </table:table-cell>
          <table:table-cell table:formula="of:=IF(ISNA([.C769]);NA();[.B76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28960293881" calcext:value-type="float">
            <text:p>-0.9289602939</text:p>
          </table:table-cell>
          <table:table-cell office:value-type="float" office:value="-2.95315961413" calcext:value-type="float">
            <text:p>-2.9531596141</text:p>
          </table:table-cell>
          <table:table-cell office:value-type="float" office:value="20" calcext:value-type="float">
            <text:p>20</text:p>
          </table:table-cell>
          <table:table-cell office:value-type="float" office:value="2.85164397856" calcext:value-type="float">
            <text:p>2.8516439786</text:p>
          </table:table-cell>
        </table:table-row>
        <table:table-row table:style-name="ro1">
          <table:table-cell office:value-type="float" office:value="-0.125538903712" calcext:value-type="float">
            <text:p>-0.1255389037</text:p>
          </table:table-cell>
          <table:table-cell office:value-type="float" office:value="-3.90791141273" calcext:value-type="float">
            <text:p>-3.9079114127</text:p>
          </table:table-cell>
          <table:table-cell table:formula="of:=MATCH([.A770];[.F$5:.F$25];0)" office:value-type="string" office:string-value="" calcext:value-type="error">
            <text:p>#N/A</text:p>
          </table:table-cell>
          <table:table-cell table:formula="of:=IF(ISNA([.C770]);[.B770];NA())" office:value-type="float" office:value="-3.90791141273" calcext:value-type="float">
            <text:p>-3.9079114127</text:p>
          </table:table-cell>
          <table:table-cell table:formula="of:=IF(ISNA([.C770]);NA();[.B77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298789414" calcext:value-type="float">
            <text:p>-1.2298789414</text:p>
          </table:table-cell>
          <table:table-cell office:value-type="float" office:value="-3.16947630606" calcext:value-type="float">
            <text:p>-3.1694763061</text:p>
          </table:table-cell>
          <table:table-cell office:value-type="float" office:value="20" calcext:value-type="float">
            <text:p>20</text:p>
          </table:table-cell>
          <table:table-cell office:value-type="float" office:value="2.92704350799" calcext:value-type="float">
            <text:p>2.927043508</text:p>
          </table:table-cell>
        </table:table-row>
        <table:table-row table:style-name="ro1">
          <table:table-cell office:value-type="float" office:value="-1.45784443244" calcext:value-type="float">
            <text:p>-1.4578444324</text:p>
          </table:table-cell>
          <table:table-cell office:value-type="float" office:value="-4.05771187598" calcext:value-type="float">
            <text:p>-4.057711876</text:p>
          </table:table-cell>
          <table:table-cell table:formula="of:=MATCH([.A771];[.F$5:.F$25];0)" office:value-type="string" office:string-value="" calcext:value-type="error">
            <text:p>#N/A</text:p>
          </table:table-cell>
          <table:table-cell table:formula="of:=IF(ISNA([.C771]);[.B771];NA())" office:value-type="float" office:value="-4.05771187598" calcext:value-type="float">
            <text:p>-4.057711876</text:p>
          </table:table-cell>
          <table:table-cell table:formula="of:=IF(ISNA([.C771]);NA();[.B77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2482522894" calcext:value-type="float">
            <text:p>-1.1248252289</text:p>
          </table:table-cell>
          <table:table-cell office:value-type="float" office:value="-2.83402456151" calcext:value-type="float">
            <text:p>-2.8340245615</text:p>
          </table:table-cell>
          <table:table-cell office:value-type="float" office:value="20" calcext:value-type="float">
            <text:p>20</text:p>
          </table:table-cell>
          <table:table-cell office:value-type="float" office:value="2.92704350799" calcext:value-type="float">
            <text:p>2.927043508</text:p>
          </table:table-cell>
        </table:table-row>
        <table:table-row table:style-name="ro1">
          <table:table-cell office:value-type="float" office:value="-0.372899486549" calcext:value-type="float">
            <text:p>-0.3728994865</text:p>
          </table:table-cell>
          <table:table-cell office:value-type="float" office:value="-2.90531207663" calcext:value-type="float">
            <text:p>-2.9053120766</text:p>
          </table:table-cell>
          <table:table-cell table:formula="of:=MATCH([.A772];[.F$5:.F$25];0)" office:value-type="string" office:string-value="" calcext:value-type="error">
            <text:p>#N/A</text:p>
          </table:table-cell>
          <table:table-cell table:formula="of:=IF(ISNA([.C772]);[.B772];NA())" office:value-type="float" office:value="-2.90531207663" calcext:value-type="float">
            <text:p>-2.9053120766</text:p>
          </table:table-cell>
          <table:table-cell table:formula="of:=IF(ISNA([.C772]);NA();[.B77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00940633433" calcext:value-type="float">
            <text:p>-0.4009406334</text:p>
          </table:table-cell>
          <table:table-cell office:value-type="float" office:value="-2.85321013756" calcext:value-type="float">
            <text:p>-2.8532101376</text:p>
          </table:table-cell>
          <table:table-cell office:value-type="float" office:value="0" calcext:value-type="float">
            <text:p>0</text:p>
          </table:table-cell>
          <table:table-cell office:value-type="float" office:value="3.79242442827" calcext:value-type="float">
            <text:p>3.7924244283</text:p>
          </table:table-cell>
        </table:table-row>
        <table:table-row table:style-name="ro1">
          <table:table-cell office:value-type="float" office:value="-0.860394575647" calcext:value-type="float">
            <text:p>-0.8603945756</text:p>
          </table:table-cell>
          <table:table-cell office:value-type="float" office:value="-4.06961956865" calcext:value-type="float">
            <text:p>-4.0696195687</text:p>
          </table:table-cell>
          <table:table-cell table:formula="of:=MATCH([.A773];[.F$5:.F$25];0)" office:value-type="string" office:string-value="" calcext:value-type="error">
            <text:p>#N/A</text:p>
          </table:table-cell>
          <table:table-cell table:formula="of:=IF(ISNA([.C773]);[.B773];NA())" office:value-type="float" office:value="-4.06961956865" calcext:value-type="float">
            <text:p>-4.0696195687</text:p>
          </table:table-cell>
          <table:table-cell table:formula="of:=IF(ISNA([.C773]);NA();[.B77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8009934798" calcext:value-type="float">
            <text:p>-1.680099348</text:p>
          </table:table-cell>
          <table:table-cell office:value-type="float" office:value="-3.36676681281" calcext:value-type="float">
            <text:p>-3.3667668128</text:p>
          </table:table-cell>
          <table:table-cell office:value-type="float" office:value="0" calcext:value-type="float">
            <text:p>0</text:p>
          </table:table-cell>
          <table:table-cell office:value-type="float" office:value="3.79242442827" calcext:value-type="float">
            <text:p>3.7924244283</text:p>
          </table:table-cell>
        </table:table-row>
        <table:table-row table:style-name="ro1">
          <table:table-cell office:value-type="float" office:value="-0.754376851297" calcext:value-type="float">
            <text:p>-0.7543768513</text:p>
          </table:table-cell>
          <table:table-cell office:value-type="float" office:value="-4.20496747028" calcext:value-type="float">
            <text:p>-4.2049674703</text:p>
          </table:table-cell>
          <table:table-cell table:formula="of:=MATCH([.A774];[.F$5:.F$25];0)" office:value-type="string" office:string-value="" calcext:value-type="error">
            <text:p>#N/A</text:p>
          </table:table-cell>
          <table:table-cell table:formula="of:=IF(ISNA([.C774]);[.B774];NA())" office:value-type="float" office:value="-4.20496747028" calcext:value-type="float">
            <text:p>-4.2049674703</text:p>
          </table:table-cell>
          <table:table-cell table:formula="of:=IF(ISNA([.C774]);NA();[.B77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28110351269" calcext:value-type="float">
            <text:p>-0.9281103513</text:p>
          </table:table-cell>
          <table:table-cell office:value-type="float" office:value="-2.86596221851" calcext:value-type="float">
            <text:p>-2.8659622185</text:p>
          </table:table-cell>
          <table:table-cell office:value-type="float" office:value="0" calcext:value-type="float">
            <text:p>0</text:p>
          </table:table-cell>
          <table:table-cell office:value-type="float" office:value="3.79242442827" calcext:value-type="float">
            <text:p>3.7924244283</text:p>
          </table:table-cell>
        </table:table-row>
        <table:table-row table:style-name="ro1">
          <table:table-cell office:value-type="float" office:value="-1.23361950757" calcext:value-type="float">
            <text:p>-1.2336195076</text:p>
          </table:table-cell>
          <table:table-cell office:value-type="float" office:value="-3.86264254689" calcext:value-type="float">
            <text:p>-3.8626425469</text:p>
          </table:table-cell>
          <table:table-cell table:formula="of:=MATCH([.A775];[.F$5:.F$25];0)" office:value-type="string" office:string-value="" calcext:value-type="error">
            <text:p>#N/A</text:p>
          </table:table-cell>
          <table:table-cell table:formula="of:=IF(ISNA([.C775]);[.B775];NA())" office:value-type="float" office:value="-3.86264254689" calcext:value-type="float">
            <text:p>-3.8626425469</text:p>
          </table:table-cell>
          <table:table-cell table:formula="of:=IF(ISNA([.C775]);NA();[.B77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2123556092" calcext:value-type="float">
            <text:p>-1.2212355609</text:p>
          </table:table-cell>
          <table:table-cell office:value-type="float" office:value="-2.85877774852" calcext:value-type="float">
            <text:p>-2.8587777485</text:p>
          </table:table-cell>
          <table:table-cell office:value-type="float" office:value="16" calcext:value-type="float">
            <text:p>16</text:p>
          </table:table-cell>
          <table:table-cell office:value-type="float" office:value="3.55446720924" calcext:value-type="float">
            <text:p>3.5544672092</text:p>
          </table:table-cell>
        </table:table-row>
        <table:table-row table:style-name="ro1">
          <table:table-cell office:value-type="float" office:value="-0.616000358272" calcext:value-type="float">
            <text:p>-0.6160003583</text:p>
          </table:table-cell>
          <table:table-cell office:value-type="float" office:value="-2.59976554412" calcext:value-type="float">
            <text:p>-2.5997655441</text:p>
          </table:table-cell>
          <table:table-cell table:formula="of:=MATCH([.A776];[.F$5:.F$25];0)" office:value-type="string" office:string-value="" calcext:value-type="error">
            <text:p>#N/A</text:p>
          </table:table-cell>
          <table:table-cell table:formula="of:=IF(ISNA([.C776]);[.B776];NA())" office:value-type="float" office:value="-2.59976554412" calcext:value-type="float">
            <text:p>-2.5997655441</text:p>
          </table:table-cell>
          <table:table-cell table:formula="of:=IF(ISNA([.C776]);NA();[.B77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97427566283" calcext:value-type="float">
            <text:p>-0.5974275663</text:p>
          </table:table-cell>
          <table:table-cell office:value-type="float" office:value="-3.98943475696" calcext:value-type="float">
            <text:p>-3.989434757</text:p>
          </table:table-cell>
          <table:table-cell office:value-type="float" office:value="16" calcext:value-type="float">
            <text:p>16</text:p>
          </table:table-cell>
          <table:table-cell office:value-type="float" office:value="3.55446720924" calcext:value-type="float">
            <text:p>3.5544672092</text:p>
          </table:table-cell>
        </table:table-row>
        <table:table-row table:style-name="ro1">
          <table:table-cell office:value-type="float" office:value="-0.249983094909" calcext:value-type="float">
            <text:p>-0.2499830949</text:p>
          </table:table-cell>
          <table:table-cell office:value-type="float" office:value="-3.19371951026" calcext:value-type="float">
            <text:p>-3.1937195103</text:p>
          </table:table-cell>
          <table:table-cell table:formula="of:=MATCH([.A777];[.F$5:.F$25];0)" office:value-type="string" office:string-value="" calcext:value-type="error">
            <text:p>#N/A</text:p>
          </table:table-cell>
          <table:table-cell table:formula="of:=IF(ISNA([.C777]);[.B777];NA())" office:value-type="float" office:value="-3.19371951026" calcext:value-type="float">
            <text:p>-3.1937195103</text:p>
          </table:table-cell>
          <table:table-cell table:formula="of:=IF(ISNA([.C777]);NA();[.B777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208794641626" calcext:value-type="float">
            <text:p>0.0208794642</text:p>
          </table:table-cell>
          <table:table-cell office:value-type="float" office:value="-3.75906989889" calcext:value-type="float">
            <text:p>-3.7590698989</text:p>
          </table:table-cell>
          <table:table-cell office:value-type="float" office:value="16" calcext:value-type="float">
            <text:p>16</text:p>
          </table:table-cell>
          <table:table-cell office:value-type="float" office:value="3.55446720924" calcext:value-type="float">
            <text:p>3.5544672092</text:p>
          </table:table-cell>
        </table:table-row>
        <table:table-row table:style-name="ro1">
          <table:table-cell office:value-type="float" office:value="-0.331302829124" calcext:value-type="float">
            <text:p>-0.3313028291</text:p>
          </table:table-cell>
          <table:table-cell office:value-type="float" office:value="-4.340212692" calcext:value-type="float">
            <text:p>-4.340212692</text:p>
          </table:table-cell>
          <table:table-cell table:formula="of:=MATCH([.A778];[.F$5:.F$25];0)" office:value-type="string" office:string-value="" calcext:value-type="error">
            <text:p>#N/A</text:p>
          </table:table-cell>
          <table:table-cell table:formula="of:=IF(ISNA([.C778]);[.B778];NA())" office:value-type="float" office:value="-4.340212692" calcext:value-type="float">
            <text:p>-4.340212692</text:p>
          </table:table-cell>
          <table:table-cell table:formula="of:=IF(ISNA([.C778]);NA();[.B77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08539985896" calcext:value-type="float">
            <text:p>-0.7085399859</text:p>
          </table:table-cell>
          <table:table-cell office:value-type="float" office:value="-4.19315435231" calcext:value-type="float">
            <text:p>-4.1931543523</text:p>
          </table:table-cell>
          <table:table-cell office:value-type="float" office:value="20" calcext:value-type="float">
            <text:p>20</text:p>
          </table:table-cell>
          <table:table-cell office:value-type="float" office:value="2.46076766442" calcext:value-type="float">
            <text:p>2.4607676644</text:p>
          </table:table-cell>
        </table:table-row>
        <table:table-row table:style-name="ro1">
          <table:table-cell office:value-type="float" office:value="-0.991893674392" calcext:value-type="float">
            <text:p>-0.9918936744</text:p>
          </table:table-cell>
          <table:table-cell office:value-type="float" office:value="-3.00422554823" calcext:value-type="float">
            <text:p>-3.0042255482</text:p>
          </table:table-cell>
          <table:table-cell table:formula="of:=MATCH([.A779];[.F$5:.F$25];0)" office:value-type="string" office:string-value="" calcext:value-type="error">
            <text:p>#N/A</text:p>
          </table:table-cell>
          <table:table-cell table:formula="of:=IF(ISNA([.C779]);[.B779];NA())" office:value-type="float" office:value="-3.00422554823" calcext:value-type="float">
            <text:p>-3.0042255482</text:p>
          </table:table-cell>
          <table:table-cell table:formula="of:=IF(ISNA([.C779]);NA();[.B77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27654068513" calcext:value-type="float">
            <text:p>-0.6276540685</text:p>
          </table:table-cell>
          <table:table-cell office:value-type="float" office:value="-4.22390494781" calcext:value-type="float">
            <text:p>-4.2239049478</text:p>
          </table:table-cell>
          <table:table-cell office:value-type="float" office:value="20" calcext:value-type="float">
            <text:p>20</text:p>
          </table:table-cell>
          <table:table-cell office:value-type="float" office:value="2.46076766442" calcext:value-type="float">
            <text:p>2.4607676644</text:p>
          </table:table-cell>
        </table:table-row>
        <table:table-row table:style-name="ro1">
          <table:table-cell office:value-type="float" office:value="-0.307266777382" calcext:value-type="float">
            <text:p>-0.3072667774</text:p>
          </table:table-cell>
          <table:table-cell office:value-type="float" office:value="-3.21020899917" calcext:value-type="float">
            <text:p>-3.2102089992</text:p>
          </table:table-cell>
          <table:table-cell table:formula="of:=MATCH([.A780];[.F$5:.F$25];0)" office:value-type="string" office:string-value="" calcext:value-type="error">
            <text:p>#N/A</text:p>
          </table:table-cell>
          <table:table-cell table:formula="of:=IF(ISNA([.C780]);[.B780];NA())" office:value-type="float" office:value="-3.21020899917" calcext:value-type="float">
            <text:p>-3.2102089992</text:p>
          </table:table-cell>
          <table:table-cell table:formula="of:=IF(ISNA([.C780]);NA();[.B78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549694228034" calcext:value-type="float">
            <text:p>-0.0549694228</text:p>
          </table:table-cell>
          <table:table-cell office:value-type="float" office:value="-3.5348450487" calcext:value-type="float">
            <text:p>-3.5348450487</text:p>
          </table:table-cell>
          <table:table-cell office:value-type="float" office:value="0" calcext:value-type="float">
            <text:p>0</text:p>
          </table:table-cell>
          <table:table-cell office:value-type="float" office:value="3.33993208595" calcext:value-type="float">
            <text:p>3.339932086</text:p>
          </table:table-cell>
        </table:table-row>
        <table:table-row table:style-name="ro1">
          <table:table-cell office:value-type="float" office:value="-0.0663619799464" calcext:value-type="float">
            <text:p>-0.0663619799</text:p>
          </table:table-cell>
          <table:table-cell office:value-type="float" office:value="-4.08851179475" calcext:value-type="float">
            <text:p>-4.0885117948</text:p>
          </table:table-cell>
          <table:table-cell table:formula="of:=MATCH([.A781];[.F$5:.F$25];0)" office:value-type="string" office:string-value="" calcext:value-type="error">
            <text:p>#N/A</text:p>
          </table:table-cell>
          <table:table-cell table:formula="of:=IF(ISNA([.C781]);[.B781];NA())" office:value-type="float" office:value="-4.08851179475" calcext:value-type="float">
            <text:p>-4.0885117948</text:p>
          </table:table-cell>
          <table:table-cell table:formula="of:=IF(ISNA([.C781]);NA();[.B78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6960941518" calcext:value-type="float">
            <text:p>-1.1696094152</text:p>
          </table:table-cell>
          <table:table-cell office:value-type="float" office:value="-3.90729324446" calcext:value-type="float">
            <text:p>-3.9072932445</text:p>
          </table:table-cell>
          <table:table-cell office:value-type="float" office:value="0" calcext:value-type="float">
            <text:p>0</text:p>
          </table:table-cell>
          <table:table-cell office:value-type="float" office:value="3.33993208595" calcext:value-type="float">
            <text:p>3.339932086</text:p>
          </table:table-cell>
        </table:table-row>
        <table:table-row table:style-name="ro1">
          <table:table-cell office:value-type="float" office:value="-1.2372952947" calcext:value-type="float">
            <text:p>-1.2372952947</text:p>
          </table:table-cell>
          <table:table-cell office:value-type="float" office:value="-4.00189488291" calcext:value-type="float">
            <text:p>-4.0018948829</text:p>
          </table:table-cell>
          <table:table-cell table:formula="of:=MATCH([.A782];[.F$5:.F$25];0)" office:value-type="string" office:string-value="" calcext:value-type="error">
            <text:p>#N/A</text:p>
          </table:table-cell>
          <table:table-cell table:formula="of:=IF(ISNA([.C782]);[.B782];NA())" office:value-type="float" office:value="-4.00189488291" calcext:value-type="float">
            <text:p>-4.0018948829</text:p>
          </table:table-cell>
          <table:table-cell table:formula="of:=IF(ISNA([.C782]);NA();[.B78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637342402" calcext:value-type="float">
            <text:p>-1.2637342402</text:p>
          </table:table-cell>
          <table:table-cell office:value-type="float" office:value="-3.23565337094" calcext:value-type="float">
            <text:p>-3.2356533709</text:p>
          </table:table-cell>
          <table:table-cell office:value-type="float" office:value="0" calcext:value-type="float">
            <text:p>0</text:p>
          </table:table-cell>
          <table:table-cell office:value-type="float" office:value="3.33993208595" calcext:value-type="float">
            <text:p>3.339932086</text:p>
          </table:table-cell>
        </table:table-row>
        <table:table-row table:style-name="ro1">
          <table:table-cell office:value-type="float" office:value="-0.624584091166" calcext:value-type="float">
            <text:p>-0.6245840912</text:p>
          </table:table-cell>
          <table:table-cell office:value-type="float" office:value="-2.70142253944" calcext:value-type="float">
            <text:p>-2.7014225394</text:p>
          </table:table-cell>
          <table:table-cell table:formula="of:=MATCH([.A783];[.F$5:.F$25];0)" office:value-type="string" office:string-value="" calcext:value-type="error">
            <text:p>#N/A</text:p>
          </table:table-cell>
          <table:table-cell table:formula="of:=IF(ISNA([.C783]);[.B783];NA())" office:value-type="float" office:value="-2.70142253944" calcext:value-type="float">
            <text:p>-2.7014225394</text:p>
          </table:table-cell>
          <table:table-cell table:formula="of:=IF(ISNA([.C783]);NA();[.B78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0568280105186" calcext:value-type="float">
            <text:p>0.0056828011</text:p>
          </table:table-cell>
          <table:table-cell office:value-type="float" office:value="-3.43699742162" calcext:value-type="float">
            <text:p>-3.4369974216</text:p>
          </table:table-cell>
          <table:table-cell office:value-type="float" office:value="0" calcext:value-type="float">
            <text:p>0</text:p>
          </table:table-cell>
          <table:table-cell office:value-type="float" office:value="3.33993208595" calcext:value-type="float">
            <text:p>3.339932086</text:p>
          </table:table-cell>
        </table:table-row>
        <table:table-row table:style-name="ro1">
          <table:table-cell office:value-type="float" office:value="-0.682360028732" calcext:value-type="float">
            <text:p>-0.6823600287</text:p>
          </table:table-cell>
          <table:table-cell office:value-type="float" office:value="-4.08984185201" calcext:value-type="float">
            <text:p>-4.089841852</text:p>
          </table:table-cell>
          <table:table-cell table:formula="of:=MATCH([.A784];[.F$5:.F$25];0)" office:value-type="string" office:string-value="" calcext:value-type="error">
            <text:p>#N/A</text:p>
          </table:table-cell>
          <table:table-cell table:formula="of:=IF(ISNA([.C784]);[.B784];NA())" office:value-type="float" office:value="-4.08984185201" calcext:value-type="float">
            <text:p>-4.089841852</text:p>
          </table:table-cell>
          <table:table-cell table:formula="of:=IF(ISNA([.C784]);NA();[.B78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4406818203" calcext:value-type="float">
            <text:p>-1.444068182</text:p>
          </table:table-cell>
          <table:table-cell office:value-type="float" office:value="-3.3785545086" calcext:value-type="float">
            <text:p>-3.3785545086</text:p>
          </table:table-cell>
          <table:table-cell office:value-type="float" office:value="0" calcext:value-type="float">
            <text:p>0</text:p>
          </table:table-cell>
          <table:table-cell office:value-type="float" office:value="3.33993208595" calcext:value-type="float">
            <text:p>3.339932086</text:p>
          </table:table-cell>
        </table:table-row>
        <table:table-row table:style-name="ro1">
          <table:table-cell office:value-type="float" office:value="-1.01735094335" calcext:value-type="float">
            <text:p>-1.0173509434</text:p>
          </table:table-cell>
          <table:table-cell office:value-type="float" office:value="-3.01852613301" calcext:value-type="float">
            <text:p>-3.018526133</text:p>
          </table:table-cell>
          <table:table-cell table:formula="of:=MATCH([.A785];[.F$5:.F$25];0)" office:value-type="string" office:string-value="" calcext:value-type="error">
            <text:p>#N/A</text:p>
          </table:table-cell>
          <table:table-cell table:formula="of:=IF(ISNA([.C785]);[.B785];NA())" office:value-type="float" office:value="-3.01852613301" calcext:value-type="float">
            <text:p>-3.018526133</text:p>
          </table:table-cell>
          <table:table-cell table:formula="of:=IF(ISNA([.C785]);NA();[.B78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58348222587" calcext:value-type="float">
            <text:p>-0.2583482226</text:p>
          </table:table-cell>
          <table:table-cell office:value-type="float" office:value="-3.50662532076" calcext:value-type="float">
            <text:p>-3.5066253208</text:p>
          </table:table-cell>
          <table:table-cell office:value-type="float" office:value="0" calcext:value-type="float">
            <text:p>0</text:p>
          </table:table-cell>
          <table:table-cell office:value-type="float" office:value="3.33993208595" calcext:value-type="float">
            <text:p>3.339932086</text:p>
          </table:table-cell>
        </table:table-row>
        <table:table-row table:style-name="ro1">
          <table:table-cell office:value-type="float" office:value="-1.22476496368" calcext:value-type="float">
            <text:p>-1.2247649637</text:p>
          </table:table-cell>
          <table:table-cell office:value-type="float" office:value="-3.04478107801" calcext:value-type="float">
            <text:p>-3.044781078</text:p>
          </table:table-cell>
          <table:table-cell table:formula="of:=MATCH([.A786];[.F$5:.F$25];0)" office:value-type="string" office:string-value="" calcext:value-type="error">
            <text:p>#N/A</text:p>
          </table:table-cell>
          <table:table-cell table:formula="of:=IF(ISNA([.C786]);[.B786];NA())" office:value-type="float" office:value="-3.04478107801" calcext:value-type="float">
            <text:p>-3.044781078</text:p>
          </table:table-cell>
          <table:table-cell table:formula="of:=IF(ISNA([.C786]);NA();[.B78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57694605283" calcext:value-type="float">
            <text:p>-0.2576946053</text:p>
          </table:table-cell>
          <table:table-cell office:value-type="float" office:value="-3.96463164347" calcext:value-type="float">
            <text:p>-3.9646316435</text:p>
          </table:table-cell>
          <table:table-cell office:value-type="float" office:value="0" calcext:value-type="float">
            <text:p>0</text:p>
          </table:table-cell>
          <table:table-cell office:value-type="float" office:value="3.33993208595" calcext:value-type="float">
            <text:p>3.339932086</text:p>
          </table:table-cell>
        </table:table-row>
        <table:table-row table:style-name="ro1">
          <table:table-cell office:value-type="float" office:value="-1.09996334034" calcext:value-type="float">
            <text:p>-1.0999633403</text:p>
          </table:table-cell>
          <table:table-cell office:value-type="float" office:value="-3.99880108668" calcext:value-type="float">
            <text:p>-3.9988010867</text:p>
          </table:table-cell>
          <table:table-cell table:formula="of:=MATCH([.A787];[.F$5:.F$25];0)" office:value-type="string" office:string-value="" calcext:value-type="error">
            <text:p>#N/A</text:p>
          </table:table-cell>
          <table:table-cell table:formula="of:=IF(ISNA([.C787]);[.B787];NA())" office:value-type="float" office:value="-3.99880108668" calcext:value-type="float">
            <text:p>-3.9988010867</text:p>
          </table:table-cell>
          <table:table-cell table:formula="of:=IF(ISNA([.C787]);NA();[.B78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42379241143" calcext:value-type="float">
            <text:p>-0.2423792411</text:p>
          </table:table-cell>
          <table:table-cell office:value-type="float" office:value="-3.43035304163" calcext:value-type="float">
            <text:p>-3.4303530416</text:p>
          </table:table-cell>
          <table:table-cell office:value-type="float" office:value="16" calcext:value-type="float">
            <text:p>16</text:p>
          </table:table-cell>
          <table:table-cell office:value-type="float" office:value="3.47128151306" calcext:value-type="float">
            <text:p>3.4712815131</text:p>
          </table:table-cell>
        </table:table-row>
        <table:table-row table:style-name="ro1">
          <table:table-cell office:value-type="float" office:value="-1.39930345028" calcext:value-type="float">
            <text:p>-1.3993034503</text:p>
          </table:table-cell>
          <table:table-cell office:value-type="float" office:value="-4.15454528439" calcext:value-type="float">
            <text:p>-4.1545452844</text:p>
          </table:table-cell>
          <table:table-cell table:formula="of:=MATCH([.A788];[.F$5:.F$25];0)" office:value-type="string" office:string-value="" calcext:value-type="error">
            <text:p>#N/A</text:p>
          </table:table-cell>
          <table:table-cell table:formula="of:=IF(ISNA([.C788]);[.B788];NA())" office:value-type="float" office:value="-4.15454528439" calcext:value-type="float">
            <text:p>-4.1545452844</text:p>
          </table:table-cell>
          <table:table-cell table:formula="of:=IF(ISNA([.C788]);NA();[.B78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86982811734" calcext:value-type="float">
            <text:p>-0.9869828117</text:p>
          </table:table-cell>
          <table:table-cell office:value-type="float" office:value="-2.90128517763" calcext:value-type="float">
            <text:p>-2.9012851776</text:p>
          </table:table-cell>
          <table:table-cell office:value-type="float" office:value="16" calcext:value-type="float">
            <text:p>16</text:p>
          </table:table-cell>
          <table:table-cell office:value-type="float" office:value="3.47128151306" calcext:value-type="float">
            <text:p>3.4712815131</text:p>
          </table:table-cell>
        </table:table-row>
        <table:table-row table:style-name="ro1">
          <table:table-cell office:value-type="float" office:value="-1.47169769463" calcext:value-type="float">
            <text:p>-1.4716976946</text:p>
          </table:table-cell>
          <table:table-cell office:value-type="float" office:value="-3.67480187143" calcext:value-type="float">
            <text:p>-3.6748018714</text:p>
          </table:table-cell>
          <table:table-cell table:formula="of:=MATCH([.A789];[.F$5:.F$25];0)" office:value-type="string" office:string-value="" calcext:value-type="error">
            <text:p>#N/A</text:p>
          </table:table-cell>
          <table:table-cell table:formula="of:=IF(ISNA([.C789]);[.B789];NA())" office:value-type="float" office:value="-3.67480187143" calcext:value-type="float">
            <text:p>-3.6748018714</text:p>
          </table:table-cell>
          <table:table-cell table:formula="of:=IF(ISNA([.C789]);NA();[.B78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7296081209" calcext:value-type="float">
            <text:p>-1.0729608121</text:p>
          </table:table-cell>
          <table:table-cell office:value-type="float" office:value="-4.30950951296" calcext:value-type="float">
            <text:p>-4.309509513</text:p>
          </table:table-cell>
          <table:table-cell office:value-type="float" office:value="16" calcext:value-type="float">
            <text:p>16</text:p>
          </table:table-cell>
          <table:table-cell office:value-type="float" office:value="3.47128151306" calcext:value-type="float">
            <text:p>3.4712815131</text:p>
          </table:table-cell>
        </table:table-row>
        <table:table-row table:style-name="ro1">
          <table:table-cell office:value-type="float" office:value="-0.928960293881" calcext:value-type="float">
            <text:p>-0.9289602939</text:p>
          </table:table-cell>
          <table:table-cell office:value-type="float" office:value="-2.95315961413" calcext:value-type="float">
            <text:p>-2.9531596141</text:p>
          </table:table-cell>
          <table:table-cell table:formula="of:=MATCH([.A790];[.F$5:.F$25];0)" office:value-type="string" office:string-value="" calcext:value-type="error">
            <text:p>#N/A</text:p>
          </table:table-cell>
          <table:table-cell table:formula="of:=IF(ISNA([.C790]);[.B790];NA())" office:value-type="float" office:value="-2.95315961413" calcext:value-type="float">
            <text:p>-2.9531596141</text:p>
          </table:table-cell>
          <table:table-cell table:formula="of:=IF(ISNA([.C790]);NA();[.B79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4996318128" calcext:value-type="float">
            <text:p>-1.1499631813</text:p>
          </table:table-cell>
          <table:table-cell office:value-type="float" office:value="-2.63455543042" calcext:value-type="float">
            <text:p>-2.6345554304</text:p>
          </table:table-cell>
          <table:table-cell office:value-type="float" office:value="0" calcext:value-type="float">
            <text:p>0</text:p>
          </table:table-cell>
          <table:table-cell office:value-type="float" office:value="2.88755033944" calcext:value-type="float">
            <text:p>2.8875503394</text:p>
          </table:table-cell>
        </table:table-row>
        <table:table-row table:style-name="ro1">
          <table:table-cell office:value-type="float" office:value="-1.2298789414" calcext:value-type="float">
            <text:p>-1.2298789414</text:p>
          </table:table-cell>
          <table:table-cell office:value-type="float" office:value="-3.16947630606" calcext:value-type="float">
            <text:p>-3.1694763061</text:p>
          </table:table-cell>
          <table:table-cell table:formula="of:=MATCH([.A791];[.F$5:.F$25];0)" office:value-type="string" office:string-value="" calcext:value-type="error">
            <text:p>#N/A</text:p>
          </table:table-cell>
          <table:table-cell table:formula="of:=IF(ISNA([.C791]);[.B791];NA())" office:value-type="float" office:value="-3.16947630606" calcext:value-type="float">
            <text:p>-3.1694763061</text:p>
          </table:table-cell>
          <table:table-cell table:formula="of:=IF(ISNA([.C791]);NA();[.B79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11498265551" calcext:value-type="float">
            <text:p>-0.8114982656</text:p>
          </table:table-cell>
          <table:table-cell office:value-type="float" office:value="-2.76350470423" calcext:value-type="float">
            <text:p>-2.7635047042</text:p>
          </table:table-cell>
          <table:table-cell office:value-type="float" office:value="0" calcext:value-type="float">
            <text:p>0</text:p>
          </table:table-cell>
          <table:table-cell office:value-type="float" office:value="2.88755033944" calcext:value-type="float">
            <text:p>2.8875503394</text:p>
          </table:table-cell>
        </table:table-row>
        <table:table-row table:style-name="ro1">
          <table:table-cell office:value-type="float" office:value="-1.12482522894" calcext:value-type="float">
            <text:p>-1.1248252289</text:p>
          </table:table-cell>
          <table:table-cell office:value-type="float" office:value="-2.83402456151" calcext:value-type="float">
            <text:p>-2.8340245615</text:p>
          </table:table-cell>
          <table:table-cell table:formula="of:=MATCH([.A792];[.F$5:.F$25];0)" office:value-type="string" office:string-value="" calcext:value-type="error">
            <text:p>#N/A</text:p>
          </table:table-cell>
          <table:table-cell table:formula="of:=IF(ISNA([.C792]);[.B792];NA())" office:value-type="float" office:value="-2.83402456151" calcext:value-type="float">
            <text:p>-2.8340245615</text:p>
          </table:table-cell>
          <table:table-cell table:formula="of:=IF(ISNA([.C792]);NA();[.B79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234973736255" calcext:value-type="float">
            <text:p>0.0234973736</text:p>
          </table:table-cell>
          <table:table-cell office:value-type="float" office:value="-3.14233055053" calcext:value-type="float">
            <text:p>-3.1423305505</text:p>
          </table:table-cell>
          <table:table-cell office:value-type="float" office:value="0" calcext:value-type="float">
            <text:p>0</text:p>
          </table:table-cell>
          <table:table-cell office:value-type="float" office:value="2.88755033944" calcext:value-type="float">
            <text:p>2.8875503394</text:p>
          </table:table-cell>
        </table:table-row>
        <table:table-row table:style-name="ro1">
          <table:table-cell office:value-type="float" office:value="-0.400940633433" calcext:value-type="float">
            <text:p>-0.4009406334</text:p>
          </table:table-cell>
          <table:table-cell office:value-type="float" office:value="-2.85321013756" calcext:value-type="float">
            <text:p>-2.8532101376</text:p>
          </table:table-cell>
          <table:table-cell table:formula="of:=MATCH([.A793];[.F$5:.F$25];0)" office:value-type="string" office:string-value="" calcext:value-type="error">
            <text:p>#N/A</text:p>
          </table:table-cell>
          <table:table-cell table:formula="of:=IF(ISNA([.C793]);[.B793];NA())" office:value-type="float" office:value="-2.85321013756" calcext:value-type="float">
            <text:p>-2.8532101376</text:p>
          </table:table-cell>
          <table:table-cell table:formula="of:=IF(ISNA([.C793]);NA();[.B79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5121759912" calcext:value-type="float">
            <text:p>-1.1512175991</text:p>
          </table:table-cell>
          <table:table-cell office:value-type="float" office:value="-3.92736387939" calcext:value-type="float">
            <text:p>-3.9273638794</text:p>
          </table:table-cell>
          <table:table-cell office:value-type="float" office:value="0" calcext:value-type="float">
            <text:p>0</text:p>
          </table:table-cell>
          <table:table-cell office:value-type="float" office:value="2.88755033944" calcext:value-type="float">
            <text:p>2.8875503394</text:p>
          </table:table-cell>
        </table:table-row>
        <table:table-row table:style-name="ro1">
          <table:table-cell office:value-type="float" office:value="-1.68009934798" calcext:value-type="float">
            <text:p>-1.680099348</text:p>
          </table:table-cell>
          <table:table-cell office:value-type="float" office:value="-3.36676681281" calcext:value-type="float">
            <text:p>-3.3667668128</text:p>
          </table:table-cell>
          <table:table-cell table:formula="of:=MATCH([.A794];[.F$5:.F$25];0)" office:value-type="string" office:string-value="" calcext:value-type="error">
            <text:p>#N/A</text:p>
          </table:table-cell>
          <table:table-cell table:formula="of:=IF(ISNA([.C794]);[.B794];NA())" office:value-type="float" office:value="-3.36676681281" calcext:value-type="float">
            <text:p>-3.3667668128</text:p>
          </table:table-cell>
          <table:table-cell table:formula="of:=IF(ISNA([.C794]);NA();[.B79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27320538957" calcext:value-type="float">
            <text:p>-0.427320539</text:p>
          </table:table-cell>
          <table:table-cell office:value-type="float" office:value="-2.88476674972" calcext:value-type="float">
            <text:p>-2.8847667497</text:p>
          </table:table-cell>
          <table:table-cell office:value-type="float" office:value="0" calcext:value-type="float">
            <text:p>0</text:p>
          </table:table-cell>
          <table:table-cell office:value-type="float" office:value="2.88755033944" calcext:value-type="float">
            <text:p>2.8875503394</text:p>
          </table:table-cell>
        </table:table-row>
        <table:table-row table:style-name="ro1">
          <table:table-cell office:value-type="float" office:value="-0.928110351269" calcext:value-type="float">
            <text:p>-0.9281103513</text:p>
          </table:table-cell>
          <table:table-cell office:value-type="float" office:value="-2.86596221851" calcext:value-type="float">
            <text:p>-2.8659622185</text:p>
          </table:table-cell>
          <table:table-cell table:formula="of:=MATCH([.A795];[.F$5:.F$25];0)" office:value-type="string" office:string-value="" calcext:value-type="error">
            <text:p>#N/A</text:p>
          </table:table-cell>
          <table:table-cell table:formula="of:=IF(ISNA([.C795]);[.B795];NA())" office:value-type="float" office:value="-2.86596221851" calcext:value-type="float">
            <text:p>-2.8659622185</text:p>
          </table:table-cell>
          <table:table-cell table:formula="of:=IF(ISNA([.C795]);NA();[.B79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74346157979" calcext:value-type="float">
            <text:p>-0.574346158</text:p>
          </table:table-cell>
          <table:table-cell office:value-type="float" office:value="-2.77717446412" calcext:value-type="float">
            <text:p>-2.7771744641</text:p>
          </table:table-cell>
          <table:table-cell office:value-type="float" office:value="0" calcext:value-type="float">
            <text:p>0</text:p>
          </table:table-cell>
          <table:table-cell office:value-type="float" office:value="2.88755033944" calcext:value-type="float">
            <text:p>2.8875503394</text:p>
          </table:table-cell>
        </table:table-row>
        <table:table-row table:style-name="ro1">
          <table:table-cell office:value-type="float" office:value="-1.22123556092" calcext:value-type="float">
            <text:p>-1.2212355609</text:p>
          </table:table-cell>
          <table:table-cell office:value-type="float" office:value="-2.85877774852" calcext:value-type="float">
            <text:p>-2.8587777485</text:p>
          </table:table-cell>
          <table:table-cell table:formula="of:=MATCH([.A796];[.F$5:.F$25];0)" office:value-type="string" office:string-value="" calcext:value-type="error">
            <text:p>#N/A</text:p>
          </table:table-cell>
          <table:table-cell table:formula="of:=IF(ISNA([.C796]);[.B796];NA())" office:value-type="float" office:value="-2.85877774852" calcext:value-type="float">
            <text:p>-2.8587777485</text:p>
          </table:table-cell>
          <table:table-cell table:formula="of:=IF(ISNA([.C796]);NA();[.B79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8635761909" calcext:value-type="float">
            <text:p>-1.0863576191</text:p>
          </table:table-cell>
          <table:table-cell office:value-type="float" office:value="-4.02059323477" calcext:value-type="float">
            <text:p>-4.0205932348</text:p>
          </table:table-cell>
          <table:table-cell office:value-type="float" office:value="0" calcext:value-type="float">
            <text:p>0</text:p>
          </table:table-cell>
          <table:table-cell office:value-type="float" office:value="2.88755033944" calcext:value-type="float">
            <text:p>2.8875503394</text:p>
          </table:table-cell>
        </table:table-row>
        <table:table-row table:style-name="ro1">
          <table:table-cell office:value-type="float" office:value="-0.597427566283" calcext:value-type="float">
            <text:p>-0.5974275663</text:p>
          </table:table-cell>
          <table:table-cell office:value-type="float" office:value="-3.98943475696" calcext:value-type="float">
            <text:p>-3.989434757</text:p>
          </table:table-cell>
          <table:table-cell table:formula="of:=MATCH([.A797];[.F$5:.F$25];0)" office:value-type="string" office:string-value="" calcext:value-type="error">
            <text:p>#N/A</text:p>
          </table:table-cell>
          <table:table-cell table:formula="of:=IF(ISNA([.C797]);[.B797];NA())" office:value-type="float" office:value="-3.98943475696" calcext:value-type="float">
            <text:p>-3.989434757</text:p>
          </table:table-cell>
          <table:table-cell table:formula="of:=IF(ISNA([.C797]);NA();[.B79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56012441764" calcext:value-type="float">
            <text:p>-0.2560124418</text:p>
          </table:table-cell>
          <table:table-cell office:value-type="float" office:value="-3.71961514654" calcext:value-type="float">
            <text:p>-3.7196151465</text:p>
          </table:table-cell>
          <table:table-cell office:value-type="float" office:value="0" calcext:value-type="float">
            <text:p>0</text:p>
          </table:table-cell>
          <table:table-cell office:value-type="float" office:value="2.88755033944" calcext:value-type="float">
            <text:p>2.8875503394</text:p>
          </table:table-cell>
        </table:table-row>
        <table:table-row table:style-name="ro1">
          <table:table-cell office:value-type="float" office:value="0.0208794641626" calcext:value-type="float">
            <text:p>0.0208794642</text:p>
          </table:table-cell>
          <table:table-cell office:value-type="float" office:value="-3.75906989889" calcext:value-type="float">
            <text:p>-3.7590698989</text:p>
          </table:table-cell>
          <table:table-cell table:formula="of:=MATCH([.A798];[.F$5:.F$25];0)" office:value-type="string" office:string-value="" calcext:value-type="error">
            <text:p>#N/A</text:p>
          </table:table-cell>
          <table:table-cell table:formula="of:=IF(ISNA([.C798]);[.B798];NA())" office:value-type="float" office:value="-3.75906989889" calcext:value-type="float">
            <text:p>-3.7590698989</text:p>
          </table:table-cell>
          <table:table-cell table:formula="of:=IF(ISNA([.C798]);NA();[.B79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3432531774" calcext:value-type="float">
            <text:p>-1.1343253177</text:p>
          </table:table-cell>
          <table:table-cell office:value-type="float" office:value="-4.20417580269" calcext:value-type="float">
            <text:p>-4.2041758027</text:p>
          </table:table-cell>
          <table:table-cell office:value-type="float" office:value="0" calcext:value-type="float">
            <text:p>0</text:p>
          </table:table-cell>
          <table:table-cell office:value-type="float" office:value="2.88755033944" calcext:value-type="float">
            <text:p>2.8875503394</text:p>
          </table:table-cell>
        </table:table-row>
        <table:table-row table:style-name="ro1">
          <table:table-cell office:value-type="float" office:value="-0.708539985896" calcext:value-type="float">
            <text:p>-0.7085399859</text:p>
          </table:table-cell>
          <table:table-cell office:value-type="float" office:value="-4.19315435231" calcext:value-type="float">
            <text:p>-4.1931543523</text:p>
          </table:table-cell>
          <table:table-cell table:formula="of:=MATCH([.A799];[.F$5:.F$25];0)" office:value-type="string" office:string-value="" calcext:value-type="error">
            <text:p>#N/A</text:p>
          </table:table-cell>
          <table:table-cell table:formula="of:=IF(ISNA([.C799]);[.B799];NA())" office:value-type="float" office:value="-4.19315435231" calcext:value-type="float">
            <text:p>-4.1931543523</text:p>
          </table:table-cell>
          <table:table-cell table:formula="of:=IF(ISNA([.C799]);NA();[.B79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903874361934" calcext:value-type="float">
            <text:p>-0.0903874362</text:p>
          </table:table-cell>
          <table:table-cell office:value-type="float" office:value="-3.95902998697" calcext:value-type="float">
            <text:p>-3.959029987</text:p>
          </table:table-cell>
          <table:table-cell office:value-type="float" office:value="0" calcext:value-type="float">
            <text:p>0</text:p>
          </table:table-cell>
          <table:table-cell office:value-type="float" office:value="2.88755033944" calcext:value-type="float">
            <text:p>2.8875503394</text:p>
          </table:table-cell>
        </table:table-row>
        <table:table-row table:style-name="ro1">
          <table:table-cell office:value-type="float" office:value="-0.627654068513" calcext:value-type="float">
            <text:p>-0.6276540685</text:p>
          </table:table-cell>
          <table:table-cell office:value-type="float" office:value="-4.22390494781" calcext:value-type="float">
            <text:p>-4.2239049478</text:p>
          </table:table-cell>
          <table:table-cell table:formula="of:=MATCH([.A800];[.F$5:.F$25];0)" office:value-type="string" office:string-value="" calcext:value-type="error">
            <text:p>#N/A</text:p>
          </table:table-cell>
          <table:table-cell table:formula="of:=IF(ISNA([.C800]);[.B800];NA())" office:value-type="float" office:value="-4.22390494781" calcext:value-type="float">
            <text:p>-4.2239049478</text:p>
          </table:table-cell>
          <table:table-cell table:formula="of:=IF(ISNA([.C800]);NA();[.B80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7261943984" calcext:value-type="float">
            <text:p>-1.0726194398</text:p>
          </table:table-cell>
          <table:table-cell office:value-type="float" office:value="-2.86262715693" calcext:value-type="float">
            <text:p>-2.8626271569</text:p>
          </table:table-cell>
          <table:table-cell office:value-type="float" office:value="0" calcext:value-type="float">
            <text:p>0</text:p>
          </table:table-cell>
          <table:table-cell office:value-type="float" office:value="2.88755033944" calcext:value-type="float">
            <text:p>2.8875503394</text:p>
          </table:table-cell>
        </table:table-row>
        <table:table-row table:style-name="ro1">
          <table:table-cell office:value-type="float" office:value="-0.0549694228034" calcext:value-type="float">
            <text:p>-0.0549694228</text:p>
          </table:table-cell>
          <table:table-cell office:value-type="float" office:value="-3.5348450487" calcext:value-type="float">
            <text:p>-3.5348450487</text:p>
          </table:table-cell>
          <table:table-cell table:formula="of:=MATCH([.A801];[.F$5:.F$25];0)" office:value-type="string" office:string-value="" calcext:value-type="error">
            <text:p>#N/A</text:p>
          </table:table-cell>
          <table:table-cell table:formula="of:=IF(ISNA([.C801]);[.B801];NA())" office:value-type="float" office:value="-3.5348450487" calcext:value-type="float">
            <text:p>-3.5348450487</text:p>
          </table:table-cell>
          <table:table-cell table:formula="of:=IF(ISNA([.C801]);NA();[.B80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348610743" calcext:value-type="float">
            <text:p>-1.3348610743</text:p>
          </table:table-cell>
          <table:table-cell office:value-type="float" office:value="-3.19648045417" calcext:value-type="float">
            <text:p>-3.1964804542</text:p>
          </table:table-cell>
          <table:table-cell office:value-type="float" office:value="12" calcext:value-type="float">
            <text:p>12</text:p>
          </table:table-cell>
          <table:table-cell office:value-type="float" office:value="2.87696384409" calcext:value-type="float">
            <text:p>2.8769638441</text:p>
          </table:table-cell>
        </table:table-row>
        <table:table-row table:style-name="ro1">
          <table:table-cell office:value-type="float" office:value="-1.16960941518" calcext:value-type="float">
            <text:p>-1.1696094152</text:p>
          </table:table-cell>
          <table:table-cell office:value-type="float" office:value="-3.90729324446" calcext:value-type="float">
            <text:p>-3.9072932445</text:p>
          </table:table-cell>
          <table:table-cell table:formula="of:=MATCH([.A802];[.F$5:.F$25];0)" office:value-type="string" office:string-value="" calcext:value-type="error">
            <text:p>#N/A</text:p>
          </table:table-cell>
          <table:table-cell table:formula="of:=IF(ISNA([.C802]);[.B802];NA())" office:value-type="float" office:value="-3.90729324446" calcext:value-type="float">
            <text:p>-3.9072932445</text:p>
          </table:table-cell>
          <table:table-cell table:formula="of:=IF(ISNA([.C802]);NA();[.B80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2344905187" calcext:value-type="float">
            <text:p>-0.4234490519</text:p>
          </table:table-cell>
          <table:table-cell office:value-type="float" office:value="-4.30886319353" calcext:value-type="float">
            <text:p>-4.3088631935</text:p>
          </table:table-cell>
          <table:table-cell office:value-type="float" office:value="12" calcext:value-type="float">
            <text:p>12</text:p>
          </table:table-cell>
          <table:table-cell office:value-type="float" office:value="2.87696384409" calcext:value-type="float">
            <text:p>2.8769638441</text:p>
          </table:table-cell>
        </table:table-row>
        <table:table-row table:style-name="ro1">
          <table:table-cell office:value-type="float" office:value="-1.2637342402" calcext:value-type="float">
            <text:p>-1.2637342402</text:p>
          </table:table-cell>
          <table:table-cell office:value-type="float" office:value="-3.23565337094" calcext:value-type="float">
            <text:p>-3.2356533709</text:p>
          </table:table-cell>
          <table:table-cell table:formula="of:=MATCH([.A803];[.F$5:.F$25];0)" office:value-type="string" office:string-value="" calcext:value-type="error">
            <text:p>#N/A</text:p>
          </table:table-cell>
          <table:table-cell table:formula="of:=IF(ISNA([.C803]);[.B803];NA())" office:value-type="float" office:value="-3.23565337094" calcext:value-type="float">
            <text:p>-3.2356533709</text:p>
          </table:table-cell>
          <table:table-cell table:formula="of:=IF(ISNA([.C803]);NA();[.B80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1571086648" calcext:value-type="float">
            <text:p>-1.1157108665</text:p>
          </table:table-cell>
          <table:table-cell office:value-type="float" office:value="-3.99960894578" calcext:value-type="float">
            <text:p>-3.9996089458</text:p>
          </table:table-cell>
          <table:table-cell office:value-type="float" office:value="12" calcext:value-type="float">
            <text:p>12</text:p>
          </table:table-cell>
          <table:table-cell office:value-type="float" office:value="2.87696384409" calcext:value-type="float">
            <text:p>2.8769638441</text:p>
          </table:table-cell>
        </table:table-row>
        <table:table-row table:style-name="ro1">
          <table:table-cell office:value-type="float" office:value="0.00568280105186" calcext:value-type="float">
            <text:p>0.0056828011</text:p>
          </table:table-cell>
          <table:table-cell office:value-type="float" office:value="-3.43699742162" calcext:value-type="float">
            <text:p>-3.4369974216</text:p>
          </table:table-cell>
          <table:table-cell table:formula="of:=MATCH([.A804];[.F$5:.F$25];0)" office:value-type="string" office:string-value="" calcext:value-type="error">
            <text:p>#N/A</text:p>
          </table:table-cell>
          <table:table-cell table:formula="of:=IF(ISNA([.C804]);[.B804];NA())" office:value-type="float" office:value="-3.43699742162" calcext:value-type="float">
            <text:p>-3.4369974216</text:p>
          </table:table-cell>
          <table:table-cell table:formula="of:=IF(ISNA([.C804]);NA();[.B80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1262167321" calcext:value-type="float">
            <text:p>-1.5126216732</text:p>
          </table:table-cell>
          <table:table-cell office:value-type="float" office:value="-3.71626310295" calcext:value-type="float">
            <text:p>-3.716263103</text:p>
          </table:table-cell>
          <table:table-cell office:value-type="float" office:value="12" calcext:value-type="float">
            <text:p>12</text:p>
          </table:table-cell>
          <table:table-cell office:value-type="float" office:value="2.87696384409" calcext:value-type="float">
            <text:p>2.8769638441</text:p>
          </table:table-cell>
        </table:table-row>
        <table:table-row table:style-name="ro1">
          <table:table-cell office:value-type="float" office:value="-1.44406818203" calcext:value-type="float">
            <text:p>-1.444068182</text:p>
          </table:table-cell>
          <table:table-cell office:value-type="float" office:value="-3.3785545086" calcext:value-type="float">
            <text:p>-3.3785545086</text:p>
          </table:table-cell>
          <table:table-cell table:formula="of:=MATCH([.A805];[.F$5:.F$25];0)" office:value-type="string" office:string-value="" calcext:value-type="error">
            <text:p>#N/A</text:p>
          </table:table-cell>
          <table:table-cell table:formula="of:=IF(ISNA([.C805]);[.B805];NA())" office:value-type="float" office:value="-3.3785545086" calcext:value-type="float">
            <text:p>-3.3785545086</text:p>
          </table:table-cell>
          <table:table-cell table:formula="of:=IF(ISNA([.C805]);NA();[.B80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4341244203" calcext:value-type="float">
            <text:p>-1.343412442</text:p>
          </table:table-cell>
          <table:table-cell office:value-type="float" office:value="-4.28576573083" calcext:value-type="float">
            <text:p>-4.2857657308</text:p>
          </table:table-cell>
          <table:table-cell office:value-type="float" office:value="12" calcext:value-type="float">
            <text:p>12</text:p>
          </table:table-cell>
          <table:table-cell office:value-type="float" office:value="2.87696384409" calcext:value-type="float">
            <text:p>2.8769638441</text:p>
          </table:table-cell>
        </table:table-row>
        <table:table-row table:style-name="ro1">
          <table:table-cell office:value-type="float" office:value="-0.258348222587" calcext:value-type="float">
            <text:p>-0.2583482226</text:p>
          </table:table-cell>
          <table:table-cell office:value-type="float" office:value="-3.50662532076" calcext:value-type="float">
            <text:p>-3.5066253208</text:p>
          </table:table-cell>
          <table:table-cell table:formula="of:=MATCH([.A806];[.F$5:.F$25];0)" office:value-type="string" office:string-value="" calcext:value-type="error">
            <text:p>#N/A</text:p>
          </table:table-cell>
          <table:table-cell table:formula="of:=IF(ISNA([.C806]);[.B806];NA())" office:value-type="float" office:value="-3.50662532076" calcext:value-type="float">
            <text:p>-3.5066253208</text:p>
          </table:table-cell>
          <table:table-cell table:formula="of:=IF(ISNA([.C806]);NA();[.B80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76754286736" calcext:value-type="float">
            <text:p>-0.8767542867</text:p>
          </table:table-cell>
          <table:table-cell office:value-type="float" office:value="-2.73024107594" calcext:value-type="float">
            <text:p>-2.7302410759</text:p>
          </table:table-cell>
          <table:table-cell office:value-type="float" office:value="0" calcext:value-type="float">
            <text:p>0</text:p>
          </table:table-cell>
          <table:table-cell office:value-type="float" office:value="3.90858025901" calcext:value-type="float">
            <text:p>3.908580259</text:p>
          </table:table-cell>
        </table:table-row>
        <table:table-row table:style-name="ro1">
          <table:table-cell office:value-type="float" office:value="-0.257694605283" calcext:value-type="float">
            <text:p>-0.2576946053</text:p>
          </table:table-cell>
          <table:table-cell office:value-type="float" office:value="-3.96463164347" calcext:value-type="float">
            <text:p>-3.9646316435</text:p>
          </table:table-cell>
          <table:table-cell table:formula="of:=MATCH([.A807];[.F$5:.F$25];0)" office:value-type="string" office:string-value="" calcext:value-type="error">
            <text:p>#N/A</text:p>
          </table:table-cell>
          <table:table-cell table:formula="of:=IF(ISNA([.C807]);[.B807];NA())" office:value-type="float" office:value="-3.96463164347" calcext:value-type="float">
            <text:p>-3.9646316435</text:p>
          </table:table-cell>
          <table:table-cell table:formula="of:=IF(ISNA([.C807]);NA();[.B80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2133687819" calcext:value-type="float">
            <text:p>-1.3213368782</text:p>
          </table:table-cell>
          <table:table-cell office:value-type="float" office:value="-3.66151643714" calcext:value-type="float">
            <text:p>-3.6615164371</text:p>
          </table:table-cell>
          <table:table-cell office:value-type="float" office:value="18" calcext:value-type="float">
            <text:p>18</text:p>
          </table:table-cell>
          <table:table-cell office:value-type="float" office:value="3.60111743516" calcext:value-type="float">
            <text:p>3.6011174352</text:p>
          </table:table-cell>
        </table:table-row>
        <table:table-row table:style-name="ro1">
          <table:table-cell office:value-type="float" office:value="-0.242379241143" calcext:value-type="float">
            <text:p>-0.2423792411</text:p>
          </table:table-cell>
          <table:table-cell office:value-type="float" office:value="-3.43035304163" calcext:value-type="float">
            <text:p>-3.4303530416</text:p>
          </table:table-cell>
          <table:table-cell table:formula="of:=MATCH([.A808];[.F$5:.F$25];0)" office:value-type="string" office:string-value="" calcext:value-type="error">
            <text:p>#N/A</text:p>
          </table:table-cell>
          <table:table-cell table:formula="of:=IF(ISNA([.C808]);[.B808];NA())" office:value-type="float" office:value="-3.43035304163" calcext:value-type="float">
            <text:p>-3.4303530416</text:p>
          </table:table-cell>
          <table:table-cell table:formula="of:=IF(ISNA([.C808]);NA();[.B80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8903279527" calcext:value-type="float">
            <text:p>-1.2890327953</text:p>
          </table:table-cell>
          <table:table-cell office:value-type="float" office:value="-3.97893897669" calcext:value-type="float">
            <text:p>-3.9789389767</text:p>
          </table:table-cell>
          <table:table-cell office:value-type="float" office:value="18" calcext:value-type="float">
            <text:p>18</text:p>
          </table:table-cell>
          <table:table-cell office:value-type="float" office:value="3.60111743516" calcext:value-type="float">
            <text:p>3.6011174352</text:p>
          </table:table-cell>
        </table:table-row>
        <table:table-row table:style-name="ro1">
          <table:table-cell office:value-type="float" office:value="-0.986982811734" calcext:value-type="float">
            <text:p>-0.9869828117</text:p>
          </table:table-cell>
          <table:table-cell office:value-type="float" office:value="-2.90128517763" calcext:value-type="float">
            <text:p>-2.9012851776</text:p>
          </table:table-cell>
          <table:table-cell table:formula="of:=MATCH([.A809];[.F$5:.F$25];0)" office:value-type="string" office:string-value="" calcext:value-type="error">
            <text:p>#N/A</text:p>
          </table:table-cell>
          <table:table-cell table:formula="of:=IF(ISNA([.C809]);[.B809];NA())" office:value-type="float" office:value="-2.90128517763" calcext:value-type="float">
            <text:p>-2.9012851776</text:p>
          </table:table-cell>
          <table:table-cell table:formula="of:=IF(ISNA([.C809]);NA();[.B80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2208342382" calcext:value-type="float">
            <text:p>-1.0220834238</text:p>
          </table:table-cell>
          <table:table-cell office:value-type="float" office:value="-4.22682399832" calcext:value-type="float">
            <text:p>-4.2268239983</text:p>
          </table:table-cell>
          <table:table-cell office:value-type="float" office:value="18" calcext:value-type="float">
            <text:p>18</text:p>
          </table:table-cell>
          <table:table-cell office:value-type="float" office:value="3.60111743516" calcext:value-type="float">
            <text:p>3.6011174352</text:p>
          </table:table-cell>
        </table:table-row>
        <table:table-row table:style-name="ro1">
          <table:table-cell office:value-type="float" office:value="-1.07296081209" calcext:value-type="float">
            <text:p>-1.0729608121</text:p>
          </table:table-cell>
          <table:table-cell office:value-type="float" office:value="-4.30950951296" calcext:value-type="float">
            <text:p>-4.309509513</text:p>
          </table:table-cell>
          <table:table-cell table:formula="of:=MATCH([.A810];[.F$5:.F$25];0)" office:value-type="string" office:string-value="" calcext:value-type="error">
            <text:p>#N/A</text:p>
          </table:table-cell>
          <table:table-cell table:formula="of:=IF(ISNA([.C810]);[.B810];NA())" office:value-type="float" office:value="-4.30950951296" calcext:value-type="float">
            <text:p>-4.309509513</text:p>
          </table:table-cell>
          <table:table-cell table:formula="of:=IF(ISNA([.C810]);NA();[.B81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04936286388" calcext:value-type="float">
            <text:p>-0.3049362864</text:p>
          </table:table-cell>
          <table:table-cell office:value-type="float" office:value="-3.2905357546" calcext:value-type="float">
            <text:p>-3.2905357546</text:p>
          </table:table-cell>
          <table:table-cell office:value-type="float" office:value="0" calcext:value-type="float">
            <text:p>0</text:p>
          </table:table-cell>
          <table:table-cell office:value-type="float" office:value="3.25144976196" calcext:value-type="float">
            <text:p>3.251449762</text:p>
          </table:table-cell>
        </table:table-row>
        <table:table-row table:style-name="ro1">
          <table:table-cell office:value-type="float" office:value="-1.14996318128" calcext:value-type="float">
            <text:p>-1.1499631813</text:p>
          </table:table-cell>
          <table:table-cell office:value-type="float" office:value="-2.63455543042" calcext:value-type="float">
            <text:p>-2.6345554304</text:p>
          </table:table-cell>
          <table:table-cell table:formula="of:=MATCH([.A811];[.F$5:.F$25];0)" office:value-type="string" office:string-value="" calcext:value-type="error">
            <text:p>#N/A</text:p>
          </table:table-cell>
          <table:table-cell table:formula="of:=IF(ISNA([.C811]);[.B811];NA())" office:value-type="float" office:value="-2.63455543042" calcext:value-type="float">
            <text:p>-2.6345554304</text:p>
          </table:table-cell>
          <table:table-cell table:formula="of:=IF(ISNA([.C811]);NA();[.B81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11345001793" calcext:value-type="float">
            <text:p>-0.3113450018</text:p>
          </table:table-cell>
          <table:table-cell office:value-type="float" office:value="-2.89221723237" calcext:value-type="float">
            <text:p>-2.8922172324</text:p>
          </table:table-cell>
          <table:table-cell office:value-type="float" office:value="0" calcext:value-type="float">
            <text:p>0</text:p>
          </table:table-cell>
          <table:table-cell office:value-type="float" office:value="3.25144976196" calcext:value-type="float">
            <text:p>3.251449762</text:p>
          </table:table-cell>
        </table:table-row>
        <table:table-row table:style-name="ro1">
          <table:table-cell office:value-type="float" office:value="-0.811498265551" calcext:value-type="float">
            <text:p>-0.8114982656</text:p>
          </table:table-cell>
          <table:table-cell office:value-type="float" office:value="-2.76350470423" calcext:value-type="float">
            <text:p>-2.7635047042</text:p>
          </table:table-cell>
          <table:table-cell table:formula="of:=MATCH([.A812];[.F$5:.F$25];0)" office:value-type="string" office:string-value="" calcext:value-type="error">
            <text:p>#N/A</text:p>
          </table:table-cell>
          <table:table-cell table:formula="of:=IF(ISNA([.C812]);[.B812];NA())" office:value-type="float" office:value="-2.76350470423" calcext:value-type="float">
            <text:p>-2.7635047042</text:p>
          </table:table-cell>
          <table:table-cell table:formula="of:=IF(ISNA([.C812]);NA();[.B81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08399457834" calcext:value-type="float">
            <text:p>-0.1083994578</text:p>
          </table:table-cell>
          <table:table-cell office:value-type="float" office:value="-3.62049639457" calcext:value-type="float">
            <text:p>-3.6204963946</text:p>
          </table:table-cell>
          <table:table-cell office:value-type="float" office:value="0" calcext:value-type="float">
            <text:p>0</text:p>
          </table:table-cell>
          <table:table-cell office:value-type="float" office:value="3.25144976196" calcext:value-type="float">
            <text:p>3.251449762</text:p>
          </table:table-cell>
        </table:table-row>
        <table:table-row table:style-name="ro1">
          <table:table-cell office:value-type="float" office:value="0.0234973736255" calcext:value-type="float">
            <text:p>0.0234973736</text:p>
          </table:table-cell>
          <table:table-cell office:value-type="float" office:value="-3.14233055053" calcext:value-type="float">
            <text:p>-3.1423305505</text:p>
          </table:table-cell>
          <table:table-cell table:formula="of:=MATCH([.A813];[.F$5:.F$25];0)" office:value-type="string" office:string-value="" calcext:value-type="error">
            <text:p>#N/A</text:p>
          </table:table-cell>
          <table:table-cell table:formula="of:=IF(ISNA([.C813]);[.B813];NA())" office:value-type="float" office:value="-3.14233055053" calcext:value-type="float">
            <text:p>-3.1423305505</text:p>
          </table:table-cell>
          <table:table-cell table:formula="of:=IF(ISNA([.C813]);NA();[.B81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7358695381" calcext:value-type="float">
            <text:p>-1.5735869538</text:p>
          </table:table-cell>
          <table:table-cell office:value-type="float" office:value="-3.33625667343" calcext:value-type="float">
            <text:p>-3.3362566734</text:p>
          </table:table-cell>
          <table:table-cell office:value-type="float" office:value="0" calcext:value-type="float">
            <text:p>0</text:p>
          </table:table-cell>
          <table:table-cell office:value-type="float" office:value="3.25144976196" calcext:value-type="float">
            <text:p>3.251449762</text:p>
          </table:table-cell>
        </table:table-row>
        <table:table-row table:style-name="ro1">
          <table:table-cell office:value-type="float" office:value="-1.15121759912" calcext:value-type="float">
            <text:p>-1.1512175991</text:p>
          </table:table-cell>
          <table:table-cell office:value-type="float" office:value="-3.92736387939" calcext:value-type="float">
            <text:p>-3.9273638794</text:p>
          </table:table-cell>
          <table:table-cell table:formula="of:=MATCH([.A814];[.F$5:.F$25];0)" office:value-type="string" office:string-value="" calcext:value-type="error">
            <text:p>#N/A</text:p>
          </table:table-cell>
          <table:table-cell table:formula="of:=IF(ISNA([.C814]);[.B814];NA())" office:value-type="float" office:value="-3.92736387939" calcext:value-type="float">
            <text:p>-3.9273638794</text:p>
          </table:table-cell>
          <table:table-cell table:formula="of:=IF(ISNA([.C814]);NA();[.B81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99813260364" calcext:value-type="float">
            <text:p>-0.4998132604</text:p>
          </table:table-cell>
          <table:table-cell office:value-type="float" office:value="-2.96474941179" calcext:value-type="float">
            <text:p>-2.9647494118</text:p>
          </table:table-cell>
          <table:table-cell office:value-type="float" office:value="0" calcext:value-type="float">
            <text:p>0</text:p>
          </table:table-cell>
          <table:table-cell office:value-type="float" office:value="3.25144976196" calcext:value-type="float">
            <text:p>3.251449762</text:p>
          </table:table-cell>
        </table:table-row>
        <table:table-row table:style-name="ro1">
          <table:table-cell office:value-type="float" office:value="-0.427320538957" calcext:value-type="float">
            <text:p>-0.427320539</text:p>
          </table:table-cell>
          <table:table-cell office:value-type="float" office:value="-2.88476674972" calcext:value-type="float">
            <text:p>-2.8847667497</text:p>
          </table:table-cell>
          <table:table-cell table:formula="of:=MATCH([.A815];[.F$5:.F$25];0)" office:value-type="string" office:string-value="" calcext:value-type="error">
            <text:p>#N/A</text:p>
          </table:table-cell>
          <table:table-cell table:formula="of:=IF(ISNA([.C815]);[.B815];NA())" office:value-type="float" office:value="-2.88476674972" calcext:value-type="float">
            <text:p>-2.8847667497</text:p>
          </table:table-cell>
          <table:table-cell table:formula="of:=IF(ISNA([.C815]);NA();[.B81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8082031794" calcext:value-type="float">
            <text:p>-1.4808203179</text:p>
          </table:table-cell>
          <table:table-cell office:value-type="float" office:value="-2.97606650385" calcext:value-type="float">
            <text:p>-2.9760665039</text:p>
          </table:table-cell>
          <table:table-cell office:value-type="float" office:value="0" calcext:value-type="float">
            <text:p>0</text:p>
          </table:table-cell>
          <table:table-cell office:value-type="float" office:value="3.25144976196" calcext:value-type="float">
            <text:p>3.251449762</text:p>
          </table:table-cell>
        </table:table-row>
        <table:table-row table:style-name="ro1">
          <table:table-cell office:value-type="float" office:value="-0.574346157979" calcext:value-type="float">
            <text:p>-0.574346158</text:p>
          </table:table-cell>
          <table:table-cell office:value-type="float" office:value="-2.77717446412" calcext:value-type="float">
            <text:p>-2.7771744641</text:p>
          </table:table-cell>
          <table:table-cell table:formula="of:=MATCH([.A816];[.F$5:.F$25];0)" office:value-type="string" office:string-value="" calcext:value-type="error">
            <text:p>#N/A</text:p>
          </table:table-cell>
          <table:table-cell table:formula="of:=IF(ISNA([.C816]);[.B816];NA())" office:value-type="float" office:value="-2.77717446412" calcext:value-type="float">
            <text:p>-2.7771744641</text:p>
          </table:table-cell>
          <table:table-cell table:formula="of:=IF(ISNA([.C816]);NA();[.B81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7544854072" calcext:value-type="float">
            <text:p>-0.7754485407</text:p>
          </table:table-cell>
          <table:table-cell office:value-type="float" office:value="-2.68163688477" calcext:value-type="float">
            <text:p>-2.6816368848</text:p>
          </table:table-cell>
          <table:table-cell office:value-type="float" office:value="0" calcext:value-type="float">
            <text:p>0</text:p>
          </table:table-cell>
          <table:table-cell office:value-type="float" office:value="3.25144976196" calcext:value-type="float">
            <text:p>3.251449762</text:p>
          </table:table-cell>
        </table:table-row>
        <table:table-row table:style-name="ro1">
          <table:table-cell office:value-type="float" office:value="-1.08635761909" calcext:value-type="float">
            <text:p>-1.0863576191</text:p>
          </table:table-cell>
          <table:table-cell office:value-type="float" office:value="-4.02059323477" calcext:value-type="float">
            <text:p>-4.0205932348</text:p>
          </table:table-cell>
          <table:table-cell table:formula="of:=MATCH([.A817];[.F$5:.F$25];0)" office:value-type="string" office:string-value="" calcext:value-type="error">
            <text:p>#N/A</text:p>
          </table:table-cell>
          <table:table-cell table:formula="of:=IF(ISNA([.C817]);[.B817];NA())" office:value-type="float" office:value="-4.02059323477" calcext:value-type="float">
            <text:p>-4.0205932348</text:p>
          </table:table-cell>
          <table:table-cell table:formula="of:=IF(ISNA([.C817]);NA();[.B81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17259458465" calcext:value-type="float">
            <text:p>-0.4172594585</text:p>
          </table:table-cell>
          <table:table-cell office:value-type="float" office:value="-4.06421629098" calcext:value-type="float">
            <text:p>-4.064216291</text:p>
          </table:table-cell>
          <table:table-cell office:value-type="float" office:value="0" calcext:value-type="float">
            <text:p>0</text:p>
          </table:table-cell>
          <table:table-cell office:value-type="float" office:value="3.25144976196" calcext:value-type="float">
            <text:p>3.251449762</text:p>
          </table:table-cell>
        </table:table-row>
        <table:table-row table:style-name="ro1">
          <table:table-cell office:value-type="float" office:value="-0.256012441764" calcext:value-type="float">
            <text:p>-0.2560124418</text:p>
          </table:table-cell>
          <table:table-cell office:value-type="float" office:value="-3.71961514654" calcext:value-type="float">
            <text:p>-3.7196151465</text:p>
          </table:table-cell>
          <table:table-cell table:formula="of:=MATCH([.A818];[.F$5:.F$25];0)" office:value-type="string" office:string-value="" calcext:value-type="error">
            <text:p>#N/A</text:p>
          </table:table-cell>
          <table:table-cell table:formula="of:=IF(ISNA([.C818]);[.B818];NA())" office:value-type="float" office:value="-3.71961514654" calcext:value-type="float">
            <text:p>-3.7196151465</text:p>
          </table:table-cell>
          <table:table-cell table:formula="of:=IF(ISNA([.C818]);NA();[.B81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98407604928" calcext:value-type="float">
            <text:p>-0.5984076049</text:p>
          </table:table-cell>
          <table:table-cell office:value-type="float" office:value="-4.44135847465" calcext:value-type="float">
            <text:p>-4.4413584747</text:p>
          </table:table-cell>
          <table:table-cell office:value-type="float" office:value="0" calcext:value-type="float">
            <text:p>0</text:p>
          </table:table-cell>
          <table:table-cell office:value-type="float" office:value="3.25063202134" calcext:value-type="float">
            <text:p>3.2506320213</text:p>
          </table:table-cell>
        </table:table-row>
        <table:table-row table:style-name="ro1">
          <table:table-cell office:value-type="float" office:value="-1.13432531774" calcext:value-type="float">
            <text:p>-1.1343253177</text:p>
          </table:table-cell>
          <table:table-cell office:value-type="float" office:value="-4.20417580269" calcext:value-type="float">
            <text:p>-4.2041758027</text:p>
          </table:table-cell>
          <table:table-cell table:formula="of:=MATCH([.A819];[.F$5:.F$25];0)" office:value-type="string" office:string-value="" calcext:value-type="error">
            <text:p>#N/A</text:p>
          </table:table-cell>
          <table:table-cell table:formula="of:=IF(ISNA([.C819]);[.B819];NA())" office:value-type="float" office:value="-4.20417580269" calcext:value-type="float">
            <text:p>-4.2041758027</text:p>
          </table:table-cell>
          <table:table-cell table:formula="of:=IF(ISNA([.C819]);NA();[.B81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9864038924" calcext:value-type="float">
            <text:p>-1.5986403892</text:p>
          </table:table-cell>
          <table:table-cell office:value-type="float" office:value="-3.41274476026" calcext:value-type="float">
            <text:p>-3.4127447603</text:p>
          </table:table-cell>
          <table:table-cell office:value-type="float" office:value="0" calcext:value-type="float">
            <text:p>0</text:p>
          </table:table-cell>
          <table:table-cell office:value-type="float" office:value="3.25063202134" calcext:value-type="float">
            <text:p>3.2506320213</text:p>
          </table:table-cell>
        </table:table-row>
        <table:table-row table:style-name="ro1">
          <table:table-cell office:value-type="float" office:value="-0.0903874361934" calcext:value-type="float">
            <text:p>-0.0903874362</text:p>
          </table:table-cell>
          <table:table-cell office:value-type="float" office:value="-3.95902998697" calcext:value-type="float">
            <text:p>-3.959029987</text:p>
          </table:table-cell>
          <table:table-cell table:formula="of:=MATCH([.A820];[.F$5:.F$25];0)" office:value-type="string" office:string-value="" calcext:value-type="error">
            <text:p>#N/A</text:p>
          </table:table-cell>
          <table:table-cell table:formula="of:=IF(ISNA([.C820]);[.B820];NA())" office:value-type="float" office:value="-3.95902998697" calcext:value-type="float">
            <text:p>-3.959029987</text:p>
          </table:table-cell>
          <table:table-cell table:formula="of:=IF(ISNA([.C820]);NA();[.B82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2133911465" calcext:value-type="float">
            <text:p>-1.2213391147</text:p>
          </table:table-cell>
          <table:table-cell office:value-type="float" office:value="-3.80209443957" calcext:value-type="float">
            <text:p>-3.8020944396</text:p>
          </table:table-cell>
          <table:table-cell office:value-type="float" office:value="0" calcext:value-type="float">
            <text:p>0</text:p>
          </table:table-cell>
          <table:table-cell office:value-type="float" office:value="3.25063202134" calcext:value-type="float">
            <text:p>3.2506320213</text:p>
          </table:table-cell>
        </table:table-row>
        <table:table-row table:style-name="ro1">
          <table:table-cell office:value-type="float" office:value="-1.07261943984" calcext:value-type="float">
            <text:p>-1.0726194398</text:p>
          </table:table-cell>
          <table:table-cell office:value-type="float" office:value="-2.86262715693" calcext:value-type="float">
            <text:p>-2.8626271569</text:p>
          </table:table-cell>
          <table:table-cell table:formula="of:=MATCH([.A821];[.F$5:.F$25];0)" office:value-type="string" office:string-value="" calcext:value-type="error">
            <text:p>#N/A</text:p>
          </table:table-cell>
          <table:table-cell table:formula="of:=IF(ISNA([.C821]);[.B821];NA())" office:value-type="float" office:value="-2.86262715693" calcext:value-type="float">
            <text:p>-2.8626271569</text:p>
          </table:table-cell>
          <table:table-cell table:formula="of:=IF(ISNA([.C821]);NA();[.B82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62452255549" calcext:value-type="float">
            <text:p>-0.5624522555</text:p>
          </table:table-cell>
          <table:table-cell office:value-type="float" office:value="-4.21359919521" calcext:value-type="float">
            <text:p>-4.2135991952</text:p>
          </table:table-cell>
          <table:table-cell office:value-type="float" office:value="0" calcext:value-type="float">
            <text:p>0</text:p>
          </table:table-cell>
          <table:table-cell office:value-type="float" office:value="3.25063202134" calcext:value-type="float">
            <text:p>3.2506320213</text:p>
          </table:table-cell>
        </table:table-row>
        <table:table-row table:style-name="ro1">
          <table:table-cell office:value-type="float" office:value="-1.3348610743" calcext:value-type="float">
            <text:p>-1.3348610743</text:p>
          </table:table-cell>
          <table:table-cell office:value-type="float" office:value="-3.19648045417" calcext:value-type="float">
            <text:p>-3.1964804542</text:p>
          </table:table-cell>
          <table:table-cell table:formula="of:=MATCH([.A822];[.F$5:.F$25];0)" office:value-type="string" office:string-value="" calcext:value-type="error">
            <text:p>#N/A</text:p>
          </table:table-cell>
          <table:table-cell table:formula="of:=IF(ISNA([.C822]);[.B822];NA())" office:value-type="float" office:value="-3.19648045417" calcext:value-type="float">
            <text:p>-3.1964804542</text:p>
          </table:table-cell>
          <table:table-cell table:formula="of:=IF(ISNA([.C822]);NA();[.B82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391206629" calcext:value-type="float">
            <text:p>-1.3391206629</text:p>
          </table:table-cell>
          <table:table-cell office:value-type="float" office:value="-3.42183410934" calcext:value-type="float">
            <text:p>-3.4218341093</text:p>
          </table:table-cell>
          <table:table-cell office:value-type="float" office:value="0" calcext:value-type="float">
            <text:p>0</text:p>
          </table:table-cell>
          <table:table-cell office:value-type="float" office:value="3.25063202134" calcext:value-type="float">
            <text:p>3.2506320213</text:p>
          </table:table-cell>
        </table:table-row>
        <table:table-row table:style-name="ro1">
          <table:table-cell office:value-type="float" office:value="-0.42344905187" calcext:value-type="float">
            <text:p>-0.4234490519</text:p>
          </table:table-cell>
          <table:table-cell office:value-type="float" office:value="-4.30886319353" calcext:value-type="float">
            <text:p>-4.3088631935</text:p>
          </table:table-cell>
          <table:table-cell table:formula="of:=MATCH([.A823];[.F$5:.F$25];0)" office:value-type="string" office:string-value="" calcext:value-type="error">
            <text:p>#N/A</text:p>
          </table:table-cell>
          <table:table-cell table:formula="of:=IF(ISNA([.C823]);[.B823];NA())" office:value-type="float" office:value="-4.30886319353" calcext:value-type="float">
            <text:p>-4.3088631935</text:p>
          </table:table-cell>
          <table:table-cell table:formula="of:=IF(ISNA([.C823]);NA();[.B82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532041513" calcext:value-type="float">
            <text:p>-1.6532041513</text:p>
          </table:table-cell>
          <table:table-cell office:value-type="float" office:value="-3.44641860502" calcext:value-type="float">
            <text:p>-3.446418605</text:p>
          </table:table-cell>
          <table:table-cell office:value-type="float" office:value="0" calcext:value-type="float">
            <text:p>0</text:p>
          </table:table-cell>
          <table:table-cell office:value-type="float" office:value="3.25063202134" calcext:value-type="float">
            <text:p>3.2506320213</text:p>
          </table:table-cell>
        </table:table-row>
        <table:table-row table:style-name="ro1">
          <table:table-cell office:value-type="float" office:value="-1.11571086648" calcext:value-type="float">
            <text:p>-1.1157108665</text:p>
          </table:table-cell>
          <table:table-cell office:value-type="float" office:value="-3.99960894578" calcext:value-type="float">
            <text:p>-3.9996089458</text:p>
          </table:table-cell>
          <table:table-cell table:formula="of:=MATCH([.A824];[.F$5:.F$25];0)" office:value-type="string" office:string-value="" calcext:value-type="error">
            <text:p>#N/A</text:p>
          </table:table-cell>
          <table:table-cell table:formula="of:=IF(ISNA([.C824]);[.B824];NA())" office:value-type="float" office:value="-3.99960894578" calcext:value-type="float">
            <text:p>-3.9996089458</text:p>
          </table:table-cell>
          <table:table-cell table:formula="of:=IF(ISNA([.C824]);NA();[.B82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30568397594" calcext:value-type="float">
            <text:p>-0.1305683976</text:p>
          </table:table-cell>
          <table:table-cell office:value-type="float" office:value="-3.39223675649" calcext:value-type="float">
            <text:p>-3.3922367565</text:p>
          </table:table-cell>
          <table:table-cell office:value-type="float" office:value="0" calcext:value-type="float">
            <text:p>0</text:p>
          </table:table-cell>
          <table:table-cell office:value-type="float" office:value="3.25063202134" calcext:value-type="float">
            <text:p>3.2506320213</text:p>
          </table:table-cell>
        </table:table-row>
        <table:table-row table:style-name="ro1">
          <table:table-cell office:value-type="float" office:value="-1.51262167321" calcext:value-type="float">
            <text:p>-1.5126216732</text:p>
          </table:table-cell>
          <table:table-cell office:value-type="float" office:value="-3.71626310295" calcext:value-type="float">
            <text:p>-3.716263103</text:p>
          </table:table-cell>
          <table:table-cell table:formula="of:=MATCH([.A825];[.F$5:.F$25];0)" office:value-type="string" office:string-value="" calcext:value-type="error">
            <text:p>#N/A</text:p>
          </table:table-cell>
          <table:table-cell table:formula="of:=IF(ISNA([.C825]);[.B825];NA())" office:value-type="float" office:value="-3.71626310295" calcext:value-type="float">
            <text:p>-3.716263103</text:p>
          </table:table-cell>
          <table:table-cell table:formula="of:=IF(ISNA([.C825]);NA();[.B82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26448765778" calcext:value-type="float">
            <text:p>-0.3264487658</text:p>
          </table:table-cell>
          <table:table-cell office:value-type="float" office:value="-4.24384325552" calcext:value-type="float">
            <text:p>-4.2438432555</text:p>
          </table:table-cell>
          <table:table-cell office:value-type="float" office:value="0" calcext:value-type="float">
            <text:p>0</text:p>
          </table:table-cell>
          <table:table-cell office:value-type="float" office:value="3.25063202134" calcext:value-type="float">
            <text:p>3.2506320213</text:p>
          </table:table-cell>
        </table:table-row>
        <table:table-row table:style-name="ro1">
          <table:table-cell office:value-type="float" office:value="-1.34341244203" calcext:value-type="float">
            <text:p>-1.343412442</text:p>
          </table:table-cell>
          <table:table-cell office:value-type="float" office:value="-4.28576573083" calcext:value-type="float">
            <text:p>-4.2857657308</text:p>
          </table:table-cell>
          <table:table-cell table:formula="of:=MATCH([.A826];[.F$5:.F$25];0)" office:value-type="string" office:string-value="" calcext:value-type="error">
            <text:p>#N/A</text:p>
          </table:table-cell>
          <table:table-cell table:formula="of:=IF(ISNA([.C826]);[.B826];NA())" office:value-type="float" office:value="-4.28576573083" calcext:value-type="float">
            <text:p>-4.2857657308</text:p>
          </table:table-cell>
          <table:table-cell table:formula="of:=IF(ISNA([.C826]);NA();[.B82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70137148891" calcext:value-type="float">
            <text:p>-0.6701371489</text:p>
          </table:table-cell>
          <table:table-cell office:value-type="float" office:value="-2.95691367141" calcext:value-type="float">
            <text:p>-2.9569136714</text:p>
          </table:table-cell>
          <table:table-cell office:value-type="float" office:value="0" calcext:value-type="float">
            <text:p>0</text:p>
          </table:table-cell>
          <table:table-cell office:value-type="float" office:value="3.25063202134" calcext:value-type="float">
            <text:p>3.2506320213</text:p>
          </table:table-cell>
        </table:table-row>
        <table:table-row table:style-name="ro1">
          <table:table-cell office:value-type="float" office:value="-0.876754286736" calcext:value-type="float">
            <text:p>-0.8767542867</text:p>
          </table:table-cell>
          <table:table-cell office:value-type="float" office:value="-2.73024107594" calcext:value-type="float">
            <text:p>-2.7302410759</text:p>
          </table:table-cell>
          <table:table-cell table:formula="of:=MATCH([.A827];[.F$5:.F$25];0)" office:value-type="string" office:string-value="" calcext:value-type="error">
            <text:p>#N/A</text:p>
          </table:table-cell>
          <table:table-cell table:formula="of:=IF(ISNA([.C827]);[.B827];NA())" office:value-type="float" office:value="-2.73024107594" calcext:value-type="float">
            <text:p>-2.7302410759</text:p>
          </table:table-cell>
          <table:table-cell table:formula="of:=IF(ISNA([.C827]);NA();[.B82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6013897634" calcext:value-type="float">
            <text:p>-1.4601389763</text:p>
          </table:table-cell>
          <table:table-cell office:value-type="float" office:value="-3.79088222215" calcext:value-type="float">
            <text:p>-3.7908822222</text:p>
          </table:table-cell>
          <table:table-cell office:value-type="float" office:value="0" calcext:value-type="float">
            <text:p>0</text:p>
          </table:table-cell>
          <table:table-cell office:value-type="float" office:value="3.25063202134" calcext:value-type="float">
            <text:p>3.2506320213</text:p>
          </table:table-cell>
        </table:table-row>
        <table:table-row table:style-name="ro1">
          <table:table-cell office:value-type="float" office:value="-1.32133687819" calcext:value-type="float">
            <text:p>-1.3213368782</text:p>
          </table:table-cell>
          <table:table-cell office:value-type="float" office:value="-3.66151643714" calcext:value-type="float">
            <text:p>-3.6615164371</text:p>
          </table:table-cell>
          <table:table-cell table:formula="of:=MATCH([.A828];[.F$5:.F$25];0)" office:value-type="string" office:string-value="" calcext:value-type="error">
            <text:p>#N/A</text:p>
          </table:table-cell>
          <table:table-cell table:formula="of:=IF(ISNA([.C828]);[.B828];NA())" office:value-type="float" office:value="-3.66151643714" calcext:value-type="float">
            <text:p>-3.6615164371</text:p>
          </table:table-cell>
          <table:table-cell table:formula="of:=IF(ISNA([.C828]);NA();[.B82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512792617" calcext:value-type="float">
            <text:p>-0.7512792617</text:p>
          </table:table-cell>
          <table:table-cell office:value-type="float" office:value="-2.97387213018" calcext:value-type="float">
            <text:p>-2.9738721302</text:p>
          </table:table-cell>
          <table:table-cell office:value-type="float" office:value="0" calcext:value-type="float">
            <text:p>0</text:p>
          </table:table-cell>
          <table:table-cell office:value-type="float" office:value="3.67771672005" calcext:value-type="float">
            <text:p>3.6777167201</text:p>
          </table:table-cell>
        </table:table-row>
        <table:table-row table:style-name="ro1">
          <table:table-cell office:value-type="float" office:value="-1.28903279527" calcext:value-type="float">
            <text:p>-1.2890327953</text:p>
          </table:table-cell>
          <table:table-cell office:value-type="float" office:value="-3.97893897669" calcext:value-type="float">
            <text:p>-3.9789389767</text:p>
          </table:table-cell>
          <table:table-cell table:formula="of:=MATCH([.A829];[.F$5:.F$25];0)" office:value-type="string" office:string-value="" calcext:value-type="error">
            <text:p>#N/A</text:p>
          </table:table-cell>
          <table:table-cell table:formula="of:=IF(ISNA([.C829]);[.B829];NA())" office:value-type="float" office:value="-3.97893897669" calcext:value-type="float">
            <text:p>-3.9789389767</text:p>
          </table:table-cell>
          <table:table-cell table:formula="of:=IF(ISNA([.C829]);NA();[.B82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15995468071" calcext:value-type="float">
            <text:p>-0.2159954681</text:p>
          </table:table-cell>
          <table:table-cell office:value-type="float" office:value="-3.92970255667" calcext:value-type="float">
            <text:p>-3.9297025567</text:p>
          </table:table-cell>
          <table:table-cell office:value-type="float" office:value="0" calcext:value-type="float">
            <text:p>0</text:p>
          </table:table-cell>
          <table:table-cell office:value-type="float" office:value="3.67771672005" calcext:value-type="float">
            <text:p>3.6777167201</text:p>
          </table:table-cell>
        </table:table-row>
        <table:table-row table:style-name="ro1">
          <table:table-cell office:value-type="float" office:value="-1.02208342382" calcext:value-type="float">
            <text:p>-1.0220834238</text:p>
          </table:table-cell>
          <table:table-cell office:value-type="float" office:value="-4.22682399832" calcext:value-type="float">
            <text:p>-4.2268239983</text:p>
          </table:table-cell>
          <table:table-cell table:formula="of:=MATCH([.A830];[.F$5:.F$25];0)" office:value-type="string" office:string-value="" calcext:value-type="error">
            <text:p>#N/A</text:p>
          </table:table-cell>
          <table:table-cell table:formula="of:=IF(ISNA([.C830]);[.B830];NA())" office:value-type="float" office:value="-4.22682399832" calcext:value-type="float">
            <text:p>-4.2268239983</text:p>
          </table:table-cell>
          <table:table-cell table:formula="of:=IF(ISNA([.C830]);NA();[.B83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5001482558" calcext:value-type="float">
            <text:p>-1.6500148256</text:p>
          </table:table-cell>
          <table:table-cell office:value-type="float" office:value="-3.6114174152" calcext:value-type="float">
            <text:p>-3.6114174152</text:p>
          </table:table-cell>
          <table:table-cell office:value-type="float" office:value="0" calcext:value-type="float">
            <text:p>0</text:p>
          </table:table-cell>
          <table:table-cell office:value-type="float" office:value="3.67771672005" calcext:value-type="float">
            <text:p>3.6777167201</text:p>
          </table:table-cell>
        </table:table-row>
        <table:table-row table:style-name="ro1">
          <table:table-cell office:value-type="float" office:value="-0.304936286388" calcext:value-type="float">
            <text:p>-0.3049362864</text:p>
          </table:table-cell>
          <table:table-cell office:value-type="float" office:value="-3.2905357546" calcext:value-type="float">
            <text:p>-3.2905357546</text:p>
          </table:table-cell>
          <table:table-cell table:formula="of:=MATCH([.A831];[.F$5:.F$25];0)" office:value-type="string" office:string-value="" calcext:value-type="error">
            <text:p>#N/A</text:p>
          </table:table-cell>
          <table:table-cell table:formula="of:=IF(ISNA([.C831]);[.B831];NA())" office:value-type="float" office:value="-3.2905357546" calcext:value-type="float">
            <text:p>-3.2905357546</text:p>
          </table:table-cell>
          <table:table-cell table:formula="of:=IF(ISNA([.C831]);NA();[.B83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57169468656" calcext:value-type="float">
            <text:p>-0.6571694687</text:p>
          </table:table-cell>
          <table:table-cell office:value-type="float" office:value="-2.67350682389" calcext:value-type="float">
            <text:p>-2.6735068239</text:p>
          </table:table-cell>
          <table:table-cell office:value-type="float" office:value="0" calcext:value-type="float">
            <text:p>0</text:p>
          </table:table-cell>
          <table:table-cell office:value-type="float" office:value="3.67771672005" calcext:value-type="float">
            <text:p>3.6777167201</text:p>
          </table:table-cell>
        </table:table-row>
        <table:table-row table:style-name="ro1">
          <table:table-cell office:value-type="float" office:value="-0.311345001793" calcext:value-type="float">
            <text:p>-0.3113450018</text:p>
          </table:table-cell>
          <table:table-cell office:value-type="float" office:value="-2.89221723237" calcext:value-type="float">
            <text:p>-2.8922172324</text:p>
          </table:table-cell>
          <table:table-cell table:formula="of:=MATCH([.A832];[.F$5:.F$25];0)" office:value-type="string" office:string-value="" calcext:value-type="error">
            <text:p>#N/A</text:p>
          </table:table-cell>
          <table:table-cell table:formula="of:=IF(ISNA([.C832]);[.B832];NA())" office:value-type="float" office:value="-2.89221723237" calcext:value-type="float">
            <text:p>-2.8922172324</text:p>
          </table:table-cell>
          <table:table-cell table:formula="of:=IF(ISNA([.C832]);NA();[.B83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752405525946" calcext:value-type="float">
            <text:p>-0.0752405526</text:p>
          </table:table-cell>
          <table:table-cell office:value-type="float" office:value="-3.54709506313" calcext:value-type="float">
            <text:p>-3.5470950631</text:p>
          </table:table-cell>
          <table:table-cell office:value-type="float" office:value="0" calcext:value-type="float">
            <text:p>0</text:p>
          </table:table-cell>
          <table:table-cell office:value-type="float" office:value="3.67771672005" calcext:value-type="float">
            <text:p>3.6777167201</text:p>
          </table:table-cell>
        </table:table-row>
        <table:table-row table:style-name="ro1">
          <table:table-cell office:value-type="float" office:value="-0.108399457834" calcext:value-type="float">
            <text:p>-0.1083994578</text:p>
          </table:table-cell>
          <table:table-cell office:value-type="float" office:value="-3.62049639457" calcext:value-type="float">
            <text:p>-3.6204963946</text:p>
          </table:table-cell>
          <table:table-cell table:formula="of:=MATCH([.A833];[.F$5:.F$25];0)" office:value-type="string" office:string-value="" calcext:value-type="error">
            <text:p>#N/A</text:p>
          </table:table-cell>
          <table:table-cell table:formula="of:=IF(ISNA([.C833]);[.B833];NA())" office:value-type="float" office:value="-3.62049639457" calcext:value-type="float">
            <text:p>-3.6204963946</text:p>
          </table:table-cell>
          <table:table-cell table:formula="of:=IF(ISNA([.C833]);NA();[.B83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88392183371" calcext:value-type="float">
            <text:p>-0.6883921834</text:p>
          </table:table-cell>
          <table:table-cell office:value-type="float" office:value="-2.79040749302" calcext:value-type="float">
            <text:p>-2.790407493</text:p>
          </table:table-cell>
          <table:table-cell office:value-type="float" office:value="0" calcext:value-type="float">
            <text:p>0</text:p>
          </table:table-cell>
          <table:table-cell office:value-type="float" office:value="3.67771672005" calcext:value-type="float">
            <text:p>3.6777167201</text:p>
          </table:table-cell>
        </table:table-row>
        <table:table-row table:style-name="ro1">
          <table:table-cell office:value-type="float" office:value="-1.57358695381" calcext:value-type="float">
            <text:p>-1.5735869538</text:p>
          </table:table-cell>
          <table:table-cell office:value-type="float" office:value="-3.33625667343" calcext:value-type="float">
            <text:p>-3.3362566734</text:p>
          </table:table-cell>
          <table:table-cell table:formula="of:=MATCH([.A834];[.F$5:.F$25];0)" office:value-type="string" office:string-value="" calcext:value-type="error">
            <text:p>#N/A</text:p>
          </table:table-cell>
          <table:table-cell table:formula="of:=IF(ISNA([.C834]);[.B834];NA())" office:value-type="float" office:value="-3.33625667343" calcext:value-type="float">
            <text:p>-3.3362566734</text:p>
          </table:table-cell>
          <table:table-cell table:formula="of:=IF(ISNA([.C834]);NA();[.B83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7037181782" calcext:value-type="float">
            <text:p>-0.3703718178</text:p>
          </table:table-cell>
          <table:table-cell office:value-type="float" office:value="-3.24757545853" calcext:value-type="float">
            <text:p>-3.2475754585</text:p>
          </table:table-cell>
          <table:table-cell office:value-type="float" office:value="0" calcext:value-type="float">
            <text:p>0</text:p>
          </table:table-cell>
          <table:table-cell office:value-type="float" office:value="3.67771672005" calcext:value-type="float">
            <text:p>3.6777167201</text:p>
          </table:table-cell>
        </table:table-row>
        <table:table-row table:style-name="ro1">
          <table:table-cell office:value-type="float" office:value="-0.499813260364" calcext:value-type="float">
            <text:p>-0.4998132604</text:p>
          </table:table-cell>
          <table:table-cell office:value-type="float" office:value="-2.96474941179" calcext:value-type="float">
            <text:p>-2.9647494118</text:p>
          </table:table-cell>
          <table:table-cell table:formula="of:=MATCH([.A835];[.F$5:.F$25];0)" office:value-type="string" office:string-value="" calcext:value-type="error">
            <text:p>#N/A</text:p>
          </table:table-cell>
          <table:table-cell table:formula="of:=IF(ISNA([.C835]);[.B835];NA())" office:value-type="float" office:value="-2.96474941179" calcext:value-type="float">
            <text:p>-2.9647494118</text:p>
          </table:table-cell>
          <table:table-cell table:formula="of:=IF(ISNA([.C835]);NA();[.B83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07174114514" calcext:value-type="float">
            <text:p>-0.7071741145</text:p>
          </table:table-cell>
          <table:table-cell office:value-type="float" office:value="-2.83875172863" calcext:value-type="float">
            <text:p>-2.8387517286</text:p>
          </table:table-cell>
          <table:table-cell office:value-type="float" office:value="18" calcext:value-type="float">
            <text:p>18</text:p>
          </table:table-cell>
          <table:table-cell office:value-type="float" office:value="3.59771639252" calcext:value-type="float">
            <text:p>3.5977163925</text:p>
          </table:table-cell>
        </table:table-row>
        <table:table-row table:style-name="ro1">
          <table:table-cell office:value-type="float" office:value="-1.48082031794" calcext:value-type="float">
            <text:p>-1.4808203179</text:p>
          </table:table-cell>
          <table:table-cell office:value-type="float" office:value="-2.97606650385" calcext:value-type="float">
            <text:p>-2.9760665039</text:p>
          </table:table-cell>
          <table:table-cell table:formula="of:=MATCH([.A836];[.F$5:.F$25];0)" office:value-type="string" office:string-value="" calcext:value-type="error">
            <text:p>#N/A</text:p>
          </table:table-cell>
          <table:table-cell table:formula="of:=IF(ISNA([.C836]);[.B836];NA())" office:value-type="float" office:value="-2.97606650385" calcext:value-type="float">
            <text:p>-2.9760665039</text:p>
          </table:table-cell>
          <table:table-cell table:formula="of:=IF(ISNA([.C836]);NA();[.B83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02470499458" calcext:value-type="float">
            <text:p>-0.1024704995</text:p>
          </table:table-cell>
          <table:table-cell office:value-type="float" office:value="-4.10332089353" calcext:value-type="float">
            <text:p>-4.1033208935</text:p>
          </table:table-cell>
          <table:table-cell office:value-type="float" office:value="18" calcext:value-type="float">
            <text:p>18</text:p>
          </table:table-cell>
          <table:table-cell office:value-type="float" office:value="3.59771639252" calcext:value-type="float">
            <text:p>3.5977163925</text:p>
          </table:table-cell>
        </table:table-row>
        <table:table-row table:style-name="ro1">
          <table:table-cell office:value-type="float" office:value="-0.77544854072" calcext:value-type="float">
            <text:p>-0.7754485407</text:p>
          </table:table-cell>
          <table:table-cell office:value-type="float" office:value="-2.68163688477" calcext:value-type="float">
            <text:p>-2.6816368848</text:p>
          </table:table-cell>
          <table:table-cell table:formula="of:=MATCH([.A837];[.F$5:.F$25];0)" office:value-type="string" office:string-value="" calcext:value-type="error">
            <text:p>#N/A</text:p>
          </table:table-cell>
          <table:table-cell table:formula="of:=IF(ISNA([.C837]);[.B837];NA())" office:value-type="float" office:value="-2.68163688477" calcext:value-type="float">
            <text:p>-2.6816368848</text:p>
          </table:table-cell>
          <table:table-cell table:formula="of:=IF(ISNA([.C837]);NA();[.B83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224444576896" calcext:value-type="float">
            <text:p>-0.0224444577</text:p>
          </table:table-cell>
          <table:table-cell office:value-type="float" office:value="-3.19496878718" calcext:value-type="float">
            <text:p>-3.1949687872</text:p>
          </table:table-cell>
          <table:table-cell office:value-type="float" office:value="21" calcext:value-type="float">
            <text:p>21</text:p>
          </table:table-cell>
          <table:table-cell office:value-type="float" office:value="3.52157173591" calcext:value-type="float">
            <text:p>3.5215717359</text:p>
          </table:table-cell>
        </table:table-row>
        <table:table-row table:style-name="ro1">
          <table:table-cell office:value-type="float" office:value="-0.417259458465" calcext:value-type="float">
            <text:p>-0.4172594585</text:p>
          </table:table-cell>
          <table:table-cell office:value-type="float" office:value="-4.06421629098" calcext:value-type="float">
            <text:p>-4.064216291</text:p>
          </table:table-cell>
          <table:table-cell table:formula="of:=MATCH([.A838];[.F$5:.F$25];0)" office:value-type="string" office:string-value="" calcext:value-type="error">
            <text:p>#N/A</text:p>
          </table:table-cell>
          <table:table-cell table:formula="of:=IF(ISNA([.C838]);[.B838];NA())" office:value-type="float" office:value="-4.06421629098" calcext:value-type="float">
            <text:p>-4.064216291</text:p>
          </table:table-cell>
          <table:table-cell table:formula="of:=IF(ISNA([.C838]);NA();[.B83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74549883709" calcext:value-type="float">
            <text:p>-0.5745498837</text:p>
          </table:table-cell>
          <table:table-cell office:value-type="float" office:value="-4.33242479915" calcext:value-type="float">
            <text:p>-4.3324247992</text:p>
          </table:table-cell>
          <table:table-cell office:value-type="float" office:value="0" calcext:value-type="float">
            <text:p>0</text:p>
          </table:table-cell>
          <table:table-cell office:value-type="float" office:value="3.42874938514" calcext:value-type="float">
            <text:p>3.4287493851</text:p>
          </table:table-cell>
        </table:table-row>
        <table:table-row table:style-name="ro1">
          <table:table-cell office:value-type="float" office:value="-0.598407604928" calcext:value-type="float">
            <text:p>-0.5984076049</text:p>
          </table:table-cell>
          <table:table-cell office:value-type="float" office:value="-4.44135847465" calcext:value-type="float">
            <text:p>-4.4413584747</text:p>
          </table:table-cell>
          <table:table-cell table:formula="of:=MATCH([.A839];[.F$5:.F$25];0)" office:value-type="string" office:string-value="" calcext:value-type="error">
            <text:p>#N/A</text:p>
          </table:table-cell>
          <table:table-cell table:formula="of:=IF(ISNA([.C839]);[.B839];NA())" office:value-type="float" office:value="-4.44135847465" calcext:value-type="float">
            <text:p>-4.4413584747</text:p>
          </table:table-cell>
          <table:table-cell table:formula="of:=IF(ISNA([.C839]);NA();[.B83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6788013973" calcext:value-type="float">
            <text:p>-1.2678801397</text:p>
          </table:table-cell>
          <table:table-cell office:value-type="float" office:value="-4.35749523736" calcext:value-type="float">
            <text:p>-4.3574952374</text:p>
          </table:table-cell>
          <table:table-cell office:value-type="float" office:value="0" calcext:value-type="float">
            <text:p>0</text:p>
          </table:table-cell>
          <table:table-cell office:value-type="float" office:value="3.42874938514" calcext:value-type="float">
            <text:p>3.4287493851</text:p>
          </table:table-cell>
        </table:table-row>
        <table:table-row table:style-name="ro1">
          <table:table-cell office:value-type="float" office:value="-1.59864038924" calcext:value-type="float">
            <text:p>-1.5986403892</text:p>
          </table:table-cell>
          <table:table-cell office:value-type="float" office:value="-3.41274476026" calcext:value-type="float">
            <text:p>-3.4127447603</text:p>
          </table:table-cell>
          <table:table-cell table:formula="of:=MATCH([.A840];[.F$5:.F$25];0)" office:value-type="string" office:string-value="" calcext:value-type="error">
            <text:p>#N/A</text:p>
          </table:table-cell>
          <table:table-cell table:formula="of:=IF(ISNA([.C840]);[.B840];NA())" office:value-type="float" office:value="-3.41274476026" calcext:value-type="float">
            <text:p>-3.4127447603</text:p>
          </table:table-cell>
          <table:table-cell table:formula="of:=IF(ISNA([.C840]);NA();[.B84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805044178" calcext:value-type="float">
            <text:p>-1.2805044178</text:p>
          </table:table-cell>
          <table:table-cell office:value-type="float" office:value="-2.71040867805" calcext:value-type="float">
            <text:p>-2.7104086781</text:p>
          </table:table-cell>
          <table:table-cell office:value-type="float" office:value="0" calcext:value-type="float">
            <text:p>0</text:p>
          </table:table-cell>
          <table:table-cell office:value-type="float" office:value="3.42874938514" calcext:value-type="float">
            <text:p>3.4287493851</text:p>
          </table:table-cell>
        </table:table-row>
        <table:table-row table:style-name="ro1">
          <table:table-cell office:value-type="float" office:value="-1.22133911465" calcext:value-type="float">
            <text:p>-1.2213391147</text:p>
          </table:table-cell>
          <table:table-cell office:value-type="float" office:value="-3.80209443957" calcext:value-type="float">
            <text:p>-3.8020944396</text:p>
          </table:table-cell>
          <table:table-cell table:formula="of:=MATCH([.A841];[.F$5:.F$25];0)" office:value-type="string" office:string-value="" calcext:value-type="error">
            <text:p>#N/A</text:p>
          </table:table-cell>
          <table:table-cell table:formula="of:=IF(ISNA([.C841]);[.B841];NA())" office:value-type="float" office:value="-3.80209443957" calcext:value-type="float">
            <text:p>-3.8020944396</text:p>
          </table:table-cell>
          <table:table-cell table:formula="of:=IF(ISNA([.C841]);NA();[.B84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49188076809" calcext:value-type="float">
            <text:p>-0.0491880768</text:p>
          </table:table-cell>
          <table:table-cell office:value-type="float" office:value="-3.25082503676" calcext:value-type="float">
            <text:p>-3.2508250368</text:p>
          </table:table-cell>
          <table:table-cell office:value-type="float" office:value="0" calcext:value-type="float">
            <text:p>0</text:p>
          </table:table-cell>
          <table:table-cell office:value-type="float" office:value="3.42874938514" calcext:value-type="float">
            <text:p>3.4287493851</text:p>
          </table:table-cell>
        </table:table-row>
        <table:table-row table:style-name="ro1">
          <table:table-cell office:value-type="float" office:value="-0.562452255549" calcext:value-type="float">
            <text:p>-0.5624522555</text:p>
          </table:table-cell>
          <table:table-cell office:value-type="float" office:value="-4.21359919521" calcext:value-type="float">
            <text:p>-4.2135991952</text:p>
          </table:table-cell>
          <table:table-cell table:formula="of:=MATCH([.A842];[.F$5:.F$25];0)" office:value-type="string" office:string-value="" calcext:value-type="error">
            <text:p>#N/A</text:p>
          </table:table-cell>
          <table:table-cell table:formula="of:=IF(ISNA([.C842]);[.B842];NA())" office:value-type="float" office:value="-4.21359919521" calcext:value-type="float">
            <text:p>-4.2135991952</text:p>
          </table:table-cell>
          <table:table-cell table:formula="of:=IF(ISNA([.C842]);NA();[.B84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7224060782" calcext:value-type="float">
            <text:p>-1.2722406078</text:p>
          </table:table-cell>
          <table:table-cell office:value-type="float" office:value="-3.18013966038" calcext:value-type="float">
            <text:p>-3.1801396604</text:p>
          </table:table-cell>
          <table:table-cell office:value-type="float" office:value="0" calcext:value-type="float">
            <text:p>0</text:p>
          </table:table-cell>
          <table:table-cell office:value-type="float" office:value="3.42874938514" calcext:value-type="float">
            <text:p>3.4287493851</text:p>
          </table:table-cell>
        </table:table-row>
        <table:table-row table:style-name="ro1">
          <table:table-cell office:value-type="float" office:value="-1.3391206629" calcext:value-type="float">
            <text:p>-1.3391206629</text:p>
          </table:table-cell>
          <table:table-cell office:value-type="float" office:value="-3.42183410934" calcext:value-type="float">
            <text:p>-3.4218341093</text:p>
          </table:table-cell>
          <table:table-cell table:formula="of:=MATCH([.A843];[.F$5:.F$25];0)" office:value-type="string" office:string-value="" calcext:value-type="error">
            <text:p>#N/A</text:p>
          </table:table-cell>
          <table:table-cell table:formula="of:=IF(ISNA([.C843]);[.B843];NA())" office:value-type="float" office:value="-3.42183410934" calcext:value-type="float">
            <text:p>-3.4218341093</text:p>
          </table:table-cell>
          <table:table-cell table:formula="of:=IF(ISNA([.C843]);NA();[.B84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16868733902" calcext:value-type="float">
            <text:p>-0.2168687339</text:p>
          </table:table-cell>
          <table:table-cell office:value-type="float" office:value="-3.11872664438" calcext:value-type="float">
            <text:p>-3.1187266444</text:p>
          </table:table-cell>
          <table:table-cell office:value-type="float" office:value="0" calcext:value-type="float">
            <text:p>0</text:p>
          </table:table-cell>
          <table:table-cell office:value-type="float" office:value="3.42874938514" calcext:value-type="float">
            <text:p>3.4287493851</text:p>
          </table:table-cell>
        </table:table-row>
        <table:table-row table:style-name="ro1">
          <table:table-cell office:value-type="float" office:value="-1.6532041513" calcext:value-type="float">
            <text:p>-1.6532041513</text:p>
          </table:table-cell>
          <table:table-cell office:value-type="float" office:value="-3.44641860502" calcext:value-type="float">
            <text:p>-3.446418605</text:p>
          </table:table-cell>
          <table:table-cell table:formula="of:=MATCH([.A844];[.F$5:.F$25];0)" office:value-type="string" office:string-value="" calcext:value-type="error">
            <text:p>#N/A</text:p>
          </table:table-cell>
          <table:table-cell table:formula="of:=IF(ISNA([.C844]);[.B844];NA())" office:value-type="float" office:value="-3.44641860502" calcext:value-type="float">
            <text:p>-3.446418605</text:p>
          </table:table-cell>
          <table:table-cell table:formula="of:=IF(ISNA([.C844]);NA();[.B84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7846483918" calcext:value-type="float">
            <text:p>-1.0784648392</text:p>
          </table:table-cell>
          <table:table-cell office:value-type="float" office:value="-3.00413880159" calcext:value-type="float">
            <text:p>-3.0041388016</text:p>
          </table:table-cell>
          <table:table-cell office:value-type="float" office:value="0" calcext:value-type="float">
            <text:p>0</text:p>
          </table:table-cell>
          <table:table-cell office:value-type="float" office:value="3.42874938514" calcext:value-type="float">
            <text:p>3.4287493851</text:p>
          </table:table-cell>
        </table:table-row>
        <table:table-row table:style-name="ro1">
          <table:table-cell office:value-type="float" office:value="-0.130568397594" calcext:value-type="float">
            <text:p>-0.1305683976</text:p>
          </table:table-cell>
          <table:table-cell office:value-type="float" office:value="-3.39223675649" calcext:value-type="float">
            <text:p>-3.3922367565</text:p>
          </table:table-cell>
          <table:table-cell table:formula="of:=MATCH([.A845];[.F$5:.F$25];0)" office:value-type="string" office:string-value="" calcext:value-type="error">
            <text:p>#N/A</text:p>
          </table:table-cell>
          <table:table-cell table:formula="of:=IF(ISNA([.C845]);[.B845];NA())" office:value-type="float" office:value="-3.39223675649" calcext:value-type="float">
            <text:p>-3.3922367565</text:p>
          </table:table-cell>
          <table:table-cell table:formula="of:=IF(ISNA([.C845]);NA();[.B84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46556487007" calcext:value-type="float">
            <text:p>-0.846556487</text:p>
          </table:table-cell>
          <table:table-cell office:value-type="float" office:value="-2.5191401267" calcext:value-type="float">
            <text:p>-2.5191401267</text:p>
          </table:table-cell>
          <table:table-cell office:value-type="float" office:value="0" calcext:value-type="float">
            <text:p>0</text:p>
          </table:table-cell>
          <table:table-cell office:value-type="float" office:value="3.42874938514" calcext:value-type="float">
            <text:p>3.4287493851</text:p>
          </table:table-cell>
        </table:table-row>
        <table:table-row table:style-name="ro1">
          <table:table-cell office:value-type="float" office:value="-0.326448765778" calcext:value-type="float">
            <text:p>-0.3264487658</text:p>
          </table:table-cell>
          <table:table-cell office:value-type="float" office:value="-4.24384325552" calcext:value-type="float">
            <text:p>-4.2438432555</text:p>
          </table:table-cell>
          <table:table-cell table:formula="of:=MATCH([.A846];[.F$5:.F$25];0)" office:value-type="string" office:string-value="" calcext:value-type="error">
            <text:p>#N/A</text:p>
          </table:table-cell>
          <table:table-cell table:formula="of:=IF(ISNA([.C846]);[.B846];NA())" office:value-type="float" office:value="-4.24384325552" calcext:value-type="float">
            <text:p>-4.2438432555</text:p>
          </table:table-cell>
          <table:table-cell table:formula="of:=IF(ISNA([.C846]);NA();[.B84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23784998959" calcext:value-type="float">
            <text:p>-0.123784999</text:p>
          </table:table-cell>
          <table:table-cell office:value-type="float" office:value="-3.69553560375" calcext:value-type="float">
            <text:p>-3.6955356038</text:p>
          </table:table-cell>
          <table:table-cell office:value-type="float" office:value="0" calcext:value-type="float">
            <text:p>0</text:p>
          </table:table-cell>
          <table:table-cell office:value-type="float" office:value="3.42874938514" calcext:value-type="float">
            <text:p>3.4287493851</text:p>
          </table:table-cell>
        </table:table-row>
        <table:table-row table:style-name="ro1">
          <table:table-cell office:value-type="float" office:value="-0.670137148891" calcext:value-type="float">
            <text:p>-0.6701371489</text:p>
          </table:table-cell>
          <table:table-cell office:value-type="float" office:value="-2.95691367141" calcext:value-type="float">
            <text:p>-2.9569136714</text:p>
          </table:table-cell>
          <table:table-cell table:formula="of:=MATCH([.A847];[.F$5:.F$25];0)" office:value-type="string" office:string-value="" calcext:value-type="error">
            <text:p>#N/A</text:p>
          </table:table-cell>
          <table:table-cell table:formula="of:=IF(ISNA([.C847]);[.B847];NA())" office:value-type="float" office:value="-2.95691367141" calcext:value-type="float">
            <text:p>-2.9569136714</text:p>
          </table:table-cell>
          <table:table-cell table:formula="of:=IF(ISNA([.C847]);NA();[.B84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468153369804" calcext:value-type="float">
            <text:p>-0.046815337</text:p>
          </table:table-cell>
          <table:table-cell office:value-type="float" office:value="-4.12729822894" calcext:value-type="float">
            <text:p>-4.1272982289</text:p>
          </table:table-cell>
          <table:table-cell office:value-type="float" office:value="0" calcext:value-type="float">
            <text:p>0</text:p>
          </table:table-cell>
          <table:table-cell office:value-type="float" office:value="3.42874938514" calcext:value-type="float">
            <text:p>3.4287493851</text:p>
          </table:table-cell>
        </table:table-row>
        <table:table-row table:style-name="ro1">
          <table:table-cell office:value-type="float" office:value="-1.46013897634" calcext:value-type="float">
            <text:p>-1.4601389763</text:p>
          </table:table-cell>
          <table:table-cell office:value-type="float" office:value="-3.79088222215" calcext:value-type="float">
            <text:p>-3.7908822222</text:p>
          </table:table-cell>
          <table:table-cell table:formula="of:=MATCH([.A848];[.F$5:.F$25];0)" office:value-type="string" office:string-value="" calcext:value-type="error">
            <text:p>#N/A</text:p>
          </table:table-cell>
          <table:table-cell table:formula="of:=IF(ISNA([.C848]);[.B848];NA())" office:value-type="float" office:value="-3.79088222215" calcext:value-type="float">
            <text:p>-3.7908822222</text:p>
          </table:table-cell>
          <table:table-cell table:formula="of:=IF(ISNA([.C848]);NA();[.B84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85169254499" calcext:value-type="float">
            <text:p>-0.1851692545</text:p>
          </table:table-cell>
          <table:table-cell office:value-type="float" office:value="-3.08861687117" calcext:value-type="float">
            <text:p>-3.0886168712</text:p>
          </table:table-cell>
          <table:table-cell office:value-type="float" office:value="21" calcext:value-type="float">
            <text:p>21</text:p>
          </table:table-cell>
          <table:table-cell office:value-type="float" office:value="2.91635772241" calcext:value-type="float">
            <text:p>2.9163577224</text:p>
          </table:table-cell>
        </table:table-row>
        <table:table-row table:style-name="ro1">
          <table:table-cell office:value-type="float" office:value="-0.7512792617" calcext:value-type="float">
            <text:p>-0.7512792617</text:p>
          </table:table-cell>
          <table:table-cell office:value-type="float" office:value="-2.97387213018" calcext:value-type="float">
            <text:p>-2.9738721302</text:p>
          </table:table-cell>
          <table:table-cell table:formula="of:=MATCH([.A849];[.F$5:.F$25];0)" office:value-type="string" office:string-value="" calcext:value-type="error">
            <text:p>#N/A</text:p>
          </table:table-cell>
          <table:table-cell table:formula="of:=IF(ISNA([.C849]);[.B849];NA())" office:value-type="float" office:value="-2.97387213018" calcext:value-type="float">
            <text:p>-2.9738721302</text:p>
          </table:table-cell>
          <table:table-cell table:formula="of:=IF(ISNA([.C849]);NA();[.B84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1852588922" calcext:value-type="float">
            <text:p>-1.5185258892</text:p>
          </table:table-cell>
          <table:table-cell office:value-type="float" office:value="-3.31561155085" calcext:value-type="float">
            <text:p>-3.3156115509</text:p>
          </table:table-cell>
          <table:table-cell office:value-type="float" office:value="21" calcext:value-type="float">
            <text:p>21</text:p>
          </table:table-cell>
          <table:table-cell office:value-type="float" office:value="3.35906564835" calcext:value-type="float">
            <text:p>3.3590656484</text:p>
          </table:table-cell>
        </table:table-row>
        <table:table-row table:style-name="ro1">
          <table:table-cell office:value-type="float" office:value="-0.215995468071" calcext:value-type="float">
            <text:p>-0.2159954681</text:p>
          </table:table-cell>
          <table:table-cell office:value-type="float" office:value="-3.92970255667" calcext:value-type="float">
            <text:p>-3.9297025567</text:p>
          </table:table-cell>
          <table:table-cell table:formula="of:=MATCH([.A850];[.F$5:.F$25];0)" office:value-type="string" office:string-value="" calcext:value-type="error">
            <text:p>#N/A</text:p>
          </table:table-cell>
          <table:table-cell table:formula="of:=IF(ISNA([.C850]);[.B850];NA())" office:value-type="float" office:value="-3.92970255667" calcext:value-type="float">
            <text:p>-3.9297025567</text:p>
          </table:table-cell>
          <table:table-cell table:formula="of:=IF(ISNA([.C850]);NA();[.B85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04051800833" calcext:value-type="float">
            <text:p>0.1040518008</text:p>
          </table:table-cell>
          <table:table-cell office:value-type="float" office:value="-3.37805819792" calcext:value-type="float">
            <text:p>-3.3780581979</text:p>
          </table:table-cell>
          <table:table-cell office:value-type="float" office:value="20" calcext:value-type="float">
            <text:p>20</text:p>
          </table:table-cell>
          <table:table-cell office:value-type="float" office:value="3.90895199524" calcext:value-type="float">
            <text:p>3.9089519952</text:p>
          </table:table-cell>
        </table:table-row>
        <table:table-row table:style-name="ro1">
          <table:table-cell office:value-type="float" office:value="-1.65001482558" calcext:value-type="float">
            <text:p>-1.6500148256</text:p>
          </table:table-cell>
          <table:table-cell office:value-type="float" office:value="-3.6114174152" calcext:value-type="float">
            <text:p>-3.6114174152</text:p>
          </table:table-cell>
          <table:table-cell table:formula="of:=MATCH([.A851];[.F$5:.F$25];0)" office:value-type="string" office:string-value="" calcext:value-type="error">
            <text:p>#N/A</text:p>
          </table:table-cell>
          <table:table-cell table:formula="of:=IF(ISNA([.C851]);[.B851];NA())" office:value-type="float" office:value="-3.6114174152" calcext:value-type="float">
            <text:p>-3.6114174152</text:p>
          </table:table-cell>
          <table:table-cell table:formula="of:=IF(ISNA([.C851]);NA();[.B85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0214188667" calcext:value-type="float">
            <text:p>-1.4021418867</text:p>
          </table:table-cell>
          <table:table-cell office:value-type="float" office:value="-3.72769173191" calcext:value-type="float">
            <text:p>-3.7276917319</text:p>
          </table:table-cell>
          <table:table-cell office:value-type="float" office:value="21" calcext:value-type="float">
            <text:p>21</text:p>
          </table:table-cell>
          <table:table-cell office:value-type="float" office:value="2.96089454001" calcext:value-type="float">
            <text:p>2.96089454</text:p>
          </table:table-cell>
        </table:table-row>
        <table:table-row table:style-name="ro1">
          <table:table-cell office:value-type="float" office:value="-0.657169468656" calcext:value-type="float">
            <text:p>-0.6571694687</text:p>
          </table:table-cell>
          <table:table-cell office:value-type="float" office:value="-2.67350682389" calcext:value-type="float">
            <text:p>-2.6735068239</text:p>
          </table:table-cell>
          <table:table-cell table:formula="of:=MATCH([.A852];[.F$5:.F$25];0)" office:value-type="string" office:string-value="" calcext:value-type="error">
            <text:p>#N/A</text:p>
          </table:table-cell>
          <table:table-cell table:formula="of:=IF(ISNA([.C852]);[.B852];NA())" office:value-type="float" office:value="-2.67350682389" calcext:value-type="float">
            <text:p>-2.6735068239</text:p>
          </table:table-cell>
          <table:table-cell table:formula="of:=IF(ISNA([.C852]);NA();[.B85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98908785471" calcext:value-type="float">
            <text:p>-0.7989087855</text:p>
          </table:table-cell>
          <table:table-cell office:value-type="float" office:value="-4.45396257895" calcext:value-type="float">
            <text:p>-4.453962579</text:p>
          </table:table-cell>
          <table:table-cell office:value-type="float" office:value="0" calcext:value-type="float">
            <text:p>0</text:p>
          </table:table-cell>
          <table:table-cell office:value-type="float" office:value="3.79590087396" calcext:value-type="float">
            <text:p>3.795900874</text:p>
          </table:table-cell>
        </table:table-row>
        <table:table-row table:style-name="ro1">
          <table:table-cell office:value-type="float" office:value="-0.0752405525946" calcext:value-type="float">
            <text:p>-0.0752405526</text:p>
          </table:table-cell>
          <table:table-cell office:value-type="float" office:value="-3.54709506313" calcext:value-type="float">
            <text:p>-3.5470950631</text:p>
          </table:table-cell>
          <table:table-cell table:formula="of:=MATCH([.A853];[.F$5:.F$25];0)" office:value-type="string" office:string-value="" calcext:value-type="error">
            <text:p>#N/A</text:p>
          </table:table-cell>
          <table:table-cell table:formula="of:=IF(ISNA([.C853]);[.B853];NA())" office:value-type="float" office:value="-3.54709506313" calcext:value-type="float">
            <text:p>-3.5470950631</text:p>
          </table:table-cell>
          <table:table-cell table:formula="of:=IF(ISNA([.C853]);NA();[.B85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933225450629" calcext:value-type="float">
            <text:p>0.0933225451</text:p>
          </table:table-cell>
          <table:table-cell office:value-type="float" office:value="-3.47862637429" calcext:value-type="float">
            <text:p>-3.4786263743</text:p>
          </table:table-cell>
          <table:table-cell office:value-type="float" office:value="0" calcext:value-type="float">
            <text:p>0</text:p>
          </table:table-cell>
          <table:table-cell office:value-type="float" office:value="3.79590087396" calcext:value-type="float">
            <text:p>3.795900874</text:p>
          </table:table-cell>
        </table:table-row>
        <table:table-row table:style-name="ro1">
          <table:table-cell office:value-type="float" office:value="-0.688392183371" calcext:value-type="float">
            <text:p>-0.6883921834</text:p>
          </table:table-cell>
          <table:table-cell office:value-type="float" office:value="-2.79040749302" calcext:value-type="float">
            <text:p>-2.790407493</text:p>
          </table:table-cell>
          <table:table-cell table:formula="of:=MATCH([.A854];[.F$5:.F$25];0)" office:value-type="string" office:string-value="" calcext:value-type="error">
            <text:p>#N/A</text:p>
          </table:table-cell>
          <table:table-cell table:formula="of:=IF(ISNA([.C854]);[.B854];NA())" office:value-type="float" office:value="-2.79040749302" calcext:value-type="float">
            <text:p>-2.790407493</text:p>
          </table:table-cell>
          <table:table-cell table:formula="of:=IF(ISNA([.C854]);NA();[.B85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37425315766" calcext:value-type="float">
            <text:p>-0.8374253158</text:p>
          </table:table-cell>
          <table:table-cell office:value-type="float" office:value="-4.16784883285" calcext:value-type="float">
            <text:p>-4.1678488329</text:p>
          </table:table-cell>
          <table:table-cell office:value-type="float" office:value="12" calcext:value-type="float">
            <text:p>12</text:p>
          </table:table-cell>
          <table:table-cell office:value-type="float" office:value="3.76620327089" calcext:value-type="float">
            <text:p>3.7662032709</text:p>
          </table:table-cell>
        </table:table-row>
        <table:table-row table:style-name="ro1">
          <table:table-cell office:value-type="float" office:value="-0.37037181782" calcext:value-type="float">
            <text:p>-0.3703718178</text:p>
          </table:table-cell>
          <table:table-cell office:value-type="float" office:value="-3.24757545853" calcext:value-type="float">
            <text:p>-3.2475754585</text:p>
          </table:table-cell>
          <table:table-cell table:formula="of:=MATCH([.A855];[.F$5:.F$25];0)" office:value-type="string" office:string-value="" calcext:value-type="error">
            <text:p>#N/A</text:p>
          </table:table-cell>
          <table:table-cell table:formula="of:=IF(ISNA([.C855]);[.B855];NA())" office:value-type="float" office:value="-3.24757545853" calcext:value-type="float">
            <text:p>-3.2475754585</text:p>
          </table:table-cell>
          <table:table-cell table:formula="of:=IF(ISNA([.C855]);NA();[.B85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99720025978" calcext:value-type="float">
            <text:p>-0.899720026</text:p>
          </table:table-cell>
          <table:table-cell office:value-type="float" office:value="-4.11403191537" calcext:value-type="float">
            <text:p>-4.1140319154</text:p>
          </table:table-cell>
          <table:table-cell office:value-type="float" office:value="21" calcext:value-type="float">
            <text:p>21</text:p>
          </table:table-cell>
          <table:table-cell office:value-type="float" office:value="2.93867809891" calcext:value-type="float">
            <text:p>2.9386780989</text:p>
          </table:table-cell>
        </table:table-row>
        <table:table-row table:style-name="ro1">
          <table:table-cell office:value-type="float" office:value="-0.707174114514" calcext:value-type="float">
            <text:p>-0.7071741145</text:p>
          </table:table-cell>
          <table:table-cell office:value-type="float" office:value="-2.83875172863" calcext:value-type="float">
            <text:p>-2.8387517286</text:p>
          </table:table-cell>
          <table:table-cell table:formula="of:=MATCH([.A856];[.F$5:.F$25];0)" office:value-type="string" office:string-value="" calcext:value-type="error">
            <text:p>#N/A</text:p>
          </table:table-cell>
          <table:table-cell table:formula="of:=IF(ISNA([.C856]);[.B856];NA())" office:value-type="float" office:value="-2.83875172863" calcext:value-type="float">
            <text:p>-2.8387517286</text:p>
          </table:table-cell>
          <table:table-cell table:formula="of:=IF(ISNA([.C856]);NA();[.B85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476942057" calcext:value-type="float">
            <text:p>-1.3476942057</text:p>
          </table:table-cell>
          <table:table-cell office:value-type="float" office:value="-4.17425210009" calcext:value-type="float">
            <text:p>-4.1742521001</text:p>
          </table:table-cell>
          <table:table-cell office:value-type="float" office:value="18" calcext:value-type="float">
            <text:p>18</text:p>
          </table:table-cell>
          <table:table-cell office:value-type="float" office:value="3.3152008729" calcext:value-type="float">
            <text:p>3.3152008729</text:p>
          </table:table-cell>
        </table:table-row>
        <table:table-row table:style-name="ro1">
          <table:table-cell office:value-type="float" office:value="-0.102470499458" calcext:value-type="float">
            <text:p>-0.1024704995</text:p>
          </table:table-cell>
          <table:table-cell office:value-type="float" office:value="-4.10332089353" calcext:value-type="float">
            <text:p>-4.1033208935</text:p>
          </table:table-cell>
          <table:table-cell table:formula="of:=MATCH([.A857];[.F$5:.F$25];0)" office:value-type="string" office:string-value="" calcext:value-type="error">
            <text:p>#N/A</text:p>
          </table:table-cell>
          <table:table-cell table:formula="of:=IF(ISNA([.C857]);[.B857];NA())" office:value-type="float" office:value="-4.10332089353" calcext:value-type="float">
            <text:p>-4.1033208935</text:p>
          </table:table-cell>
          <table:table-cell table:formula="of:=IF(ISNA([.C857]);NA();[.B85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25070412022" calcext:value-type="float">
            <text:p>-0.425070412</text:p>
          </table:table-cell>
          <table:table-cell office:value-type="float" office:value="-2.81853019249" calcext:value-type="float">
            <text:p>-2.8185301925</text:p>
          </table:table-cell>
          <table:table-cell office:value-type="float" office:value="16" calcext:value-type="float">
            <text:p>16</text:p>
          </table:table-cell>
          <table:table-cell office:value-type="float" office:value="3.77517703708" calcext:value-type="float">
            <text:p>3.7751770371</text:p>
          </table:table-cell>
        </table:table-row>
        <table:table-row table:style-name="ro1">
          <table:table-cell office:value-type="float" office:value="-0.0224444576896" calcext:value-type="float">
            <text:p>-0.0224444577</text:p>
          </table:table-cell>
          <table:table-cell office:value-type="float" office:value="-3.19496878718" calcext:value-type="float">
            <text:p>-3.1949687872</text:p>
          </table:table-cell>
          <table:table-cell table:formula="of:=MATCH([.A858];[.F$5:.F$25];0)" office:value-type="string" office:string-value="" calcext:value-type="error">
            <text:p>#N/A</text:p>
          </table:table-cell>
          <table:table-cell table:formula="of:=IF(ISNA([.C858]);[.B858];NA())" office:value-type="float" office:value="-3.19496878718" calcext:value-type="float">
            <text:p>-3.1949687872</text:p>
          </table:table-cell>
          <table:table-cell table:formula="of:=IF(ISNA([.C858]);NA();[.B85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95257248764" calcext:value-type="float">
            <text:p>-0.1952572488</text:p>
          </table:table-cell>
          <table:table-cell office:value-type="float" office:value="-3.37184833721" calcext:value-type="float">
            <text:p>-3.3718483372</text:p>
          </table:table-cell>
          <table:table-cell office:value-type="float" office:value="18" calcext:value-type="float">
            <text:p>18</text:p>
          </table:table-cell>
          <table:table-cell office:value-type="float" office:value="3.43549112204" calcext:value-type="float">
            <text:p>3.435491122</text:p>
          </table:table-cell>
        </table:table-row>
        <table:table-row table:style-name="ro1">
          <table:table-cell office:value-type="float" office:value="-0.574549883709" calcext:value-type="float">
            <text:p>-0.5745498837</text:p>
          </table:table-cell>
          <table:table-cell office:value-type="float" office:value="-4.33242479915" calcext:value-type="float">
            <text:p>-4.3324247992</text:p>
          </table:table-cell>
          <table:table-cell table:formula="of:=MATCH([.A859];[.F$5:.F$25];0)" office:value-type="string" office:string-value="" calcext:value-type="error">
            <text:p>#N/A</text:p>
          </table:table-cell>
          <table:table-cell table:formula="of:=IF(ISNA([.C859]);[.B859];NA())" office:value-type="float" office:value="-4.33242479915" calcext:value-type="float">
            <text:p>-4.3324247992</text:p>
          </table:table-cell>
          <table:table-cell table:formula="of:=IF(ISNA([.C859]);NA();[.B85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2361339675" calcext:value-type="float">
            <text:p>-1.3236133968</text:p>
          </table:table-cell>
          <table:table-cell office:value-type="float" office:value="-3.91972337984" calcext:value-type="float">
            <text:p>-3.9197233798</text:p>
          </table:table-cell>
          <table:table-cell office:value-type="float" office:value="18" calcext:value-type="float">
            <text:p>18</text:p>
          </table:table-cell>
          <table:table-cell office:value-type="float" office:value="3.43549112204" calcext:value-type="float">
            <text:p>3.435491122</text:p>
          </table:table-cell>
        </table:table-row>
        <table:table-row table:style-name="ro1">
          <table:table-cell office:value-type="float" office:value="-1.26788013973" calcext:value-type="float">
            <text:p>-1.2678801397</text:p>
          </table:table-cell>
          <table:table-cell office:value-type="float" office:value="-4.35749523736" calcext:value-type="float">
            <text:p>-4.3574952374</text:p>
          </table:table-cell>
          <table:table-cell table:formula="of:=MATCH([.A860];[.F$5:.F$25];0)" office:value-type="string" office:string-value="" calcext:value-type="error">
            <text:p>#N/A</text:p>
          </table:table-cell>
          <table:table-cell table:formula="of:=IF(ISNA([.C860]);[.B860];NA())" office:value-type="float" office:value="-4.35749523736" calcext:value-type="float">
            <text:p>-4.3574952374</text:p>
          </table:table-cell>
          <table:table-cell table:formula="of:=IF(ISNA([.C860]);NA();[.B860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28393003958" calcext:value-type="float">
            <text:p>0.128393004</text:p>
          </table:table-cell>
          <table:table-cell office:value-type="float" office:value="-3.48212592496" calcext:value-type="float">
            <text:p>-3.482125925</text:p>
          </table:table-cell>
          <table:table-cell office:value-type="float" office:value="0" calcext:value-type="float">
            <text:p>0</text:p>
          </table:table-cell>
          <table:table-cell office:value-type="float" office:value="3.91818099085" calcext:value-type="float">
            <text:p>3.9181809909</text:p>
          </table:table-cell>
        </table:table-row>
        <table:table-row table:style-name="ro1">
          <table:table-cell office:value-type="float" office:value="-1.2805044178" calcext:value-type="float">
            <text:p>-1.2805044178</text:p>
          </table:table-cell>
          <table:table-cell office:value-type="float" office:value="-2.71040867805" calcext:value-type="float">
            <text:p>-2.7104086781</text:p>
          </table:table-cell>
          <table:table-cell table:formula="of:=MATCH([.A861];[.F$5:.F$25];0)" office:value-type="string" office:string-value="" calcext:value-type="error">
            <text:p>#N/A</text:p>
          </table:table-cell>
          <table:table-cell table:formula="of:=IF(ISNA([.C861]);[.B861];NA())" office:value-type="float" office:value="-2.71040867805" calcext:value-type="float">
            <text:p>-2.7104086781</text:p>
          </table:table-cell>
          <table:table-cell table:formula="of:=IF(ISNA([.C861]);NA();[.B86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4440553419" calcext:value-type="float">
            <text:p>-1.1444055342</text:p>
          </table:table-cell>
          <table:table-cell office:value-type="float" office:value="-3.95393873083" calcext:value-type="float">
            <text:p>-3.9539387308</text:p>
          </table:table-cell>
          <table:table-cell office:value-type="float" office:value="16" calcext:value-type="float">
            <text:p>16</text:p>
          </table:table-cell>
          <table:table-cell office:value-type="float" office:value="3.90965964736" calcext:value-type="float">
            <text:p>3.9096596474</text:p>
          </table:table-cell>
        </table:table-row>
        <table:table-row table:style-name="ro1">
          <table:table-cell office:value-type="float" office:value="-0.049188076809" calcext:value-type="float">
            <text:p>-0.0491880768</text:p>
          </table:table-cell>
          <table:table-cell office:value-type="float" office:value="-3.25082503676" calcext:value-type="float">
            <text:p>-3.2508250368</text:p>
          </table:table-cell>
          <table:table-cell table:formula="of:=MATCH([.A862];[.F$5:.F$25];0)" office:value-type="string" office:string-value="" calcext:value-type="error">
            <text:p>#N/A</text:p>
          </table:table-cell>
          <table:table-cell table:formula="of:=IF(ISNA([.C862]);[.B862];NA())" office:value-type="float" office:value="-3.25082503676" calcext:value-type="float">
            <text:p>-3.2508250368</text:p>
          </table:table-cell>
          <table:table-cell table:formula="of:=IF(ISNA([.C862]);NA();[.B86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66209750982" calcext:value-type="float">
            <text:p>-0.266209751</text:p>
          </table:table-cell>
          <table:table-cell office:value-type="float" office:value="-3.86092345292" calcext:value-type="float">
            <text:p>-3.8609234529</text:p>
          </table:table-cell>
          <table:table-cell office:value-type="float" office:value="18" calcext:value-type="float">
            <text:p>18</text:p>
          </table:table-cell>
          <table:table-cell office:value-type="float" office:value="3.45260426755" calcext:value-type="float">
            <text:p>3.4526042676</text:p>
          </table:table-cell>
        </table:table-row>
        <table:table-row table:style-name="ro1">
          <table:table-cell office:value-type="float" office:value="-1.27224060782" calcext:value-type="float">
            <text:p>-1.2722406078</text:p>
          </table:table-cell>
          <table:table-cell office:value-type="float" office:value="-3.18013966038" calcext:value-type="float">
            <text:p>-3.1801396604</text:p>
          </table:table-cell>
          <table:table-cell table:formula="of:=MATCH([.A863];[.F$5:.F$25];0)" office:value-type="string" office:string-value="" calcext:value-type="error">
            <text:p>#N/A</text:p>
          </table:table-cell>
          <table:table-cell table:formula="of:=IF(ISNA([.C863]);[.B863];NA())" office:value-type="float" office:value="-3.18013966038" calcext:value-type="float">
            <text:p>-3.1801396604</text:p>
          </table:table-cell>
          <table:table-cell table:formula="of:=IF(ISNA([.C863]);NA();[.B86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3076721122" calcext:value-type="float">
            <text:p>-1.6307672112</text:p>
          </table:table-cell>
          <table:table-cell office:value-type="float" office:value="-3.59299822743" calcext:value-type="float">
            <text:p>-3.5929982274</text:p>
          </table:table-cell>
          <table:table-cell office:value-type="float" office:value="18" calcext:value-type="float">
            <text:p>18</text:p>
          </table:table-cell>
          <table:table-cell office:value-type="float" office:value="3.45260426755" calcext:value-type="float">
            <text:p>3.4526042676</text:p>
          </table:table-cell>
        </table:table-row>
        <table:table-row table:style-name="ro1">
          <table:table-cell office:value-type="float" office:value="-0.216868733902" calcext:value-type="float">
            <text:p>-0.2168687339</text:p>
          </table:table-cell>
          <table:table-cell office:value-type="float" office:value="-3.11872664438" calcext:value-type="float">
            <text:p>-3.1187266444</text:p>
          </table:table-cell>
          <table:table-cell table:formula="of:=MATCH([.A864];[.F$5:.F$25];0)" office:value-type="string" office:string-value="" calcext:value-type="error">
            <text:p>#N/A</text:p>
          </table:table-cell>
          <table:table-cell table:formula="of:=IF(ISNA([.C864]);[.B864];NA())" office:value-type="float" office:value="-3.11872664438" calcext:value-type="float">
            <text:p>-3.1187266444</text:p>
          </table:table-cell>
          <table:table-cell table:formula="of:=IF(ISNA([.C864]);NA();[.B86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03442478297" calcext:value-type="float">
            <text:p>-0.4034424783</text:p>
          </table:table-cell>
          <table:table-cell office:value-type="float" office:value="-2.89796609337" calcext:value-type="float">
            <text:p>-2.8979660934</text:p>
          </table:table-cell>
          <table:table-cell office:value-type="float" office:value="0" calcext:value-type="float">
            <text:p>0</text:p>
          </table:table-cell>
          <table:table-cell office:value-type="float" office:value="3.60978264188" calcext:value-type="float">
            <text:p>3.6097826419</text:p>
          </table:table-cell>
        </table:table-row>
        <table:table-row table:style-name="ro1">
          <table:table-cell office:value-type="float" office:value="-1.07846483918" calcext:value-type="float">
            <text:p>-1.0784648392</text:p>
          </table:table-cell>
          <table:table-cell office:value-type="float" office:value="-3.00413880159" calcext:value-type="float">
            <text:p>-3.0041388016</text:p>
          </table:table-cell>
          <table:table-cell table:formula="of:=MATCH([.A865];[.F$5:.F$25];0)" office:value-type="string" office:string-value="" calcext:value-type="error">
            <text:p>#N/A</text:p>
          </table:table-cell>
          <table:table-cell table:formula="of:=IF(ISNA([.C865]);[.B865];NA())" office:value-type="float" office:value="-3.00413880159" calcext:value-type="float">
            <text:p>-3.0041388016</text:p>
          </table:table-cell>
          <table:table-cell table:formula="of:=IF(ISNA([.C865]);NA();[.B86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88584660771" calcext:value-type="float">
            <text:p>-0.2885846608</text:p>
          </table:table-cell>
          <table:table-cell office:value-type="float" office:value="-2.97808627101" calcext:value-type="float">
            <text:p>-2.978086271</text:p>
          </table:table-cell>
          <table:table-cell office:value-type="float" office:value="0" calcext:value-type="float">
            <text:p>0</text:p>
          </table:table-cell>
          <table:table-cell office:value-type="float" office:value="3.60978264188" calcext:value-type="float">
            <text:p>3.6097826419</text:p>
          </table:table-cell>
        </table:table-row>
        <table:table-row table:style-name="ro1">
          <table:table-cell office:value-type="float" office:value="-0.846556487007" calcext:value-type="float">
            <text:p>-0.846556487</text:p>
          </table:table-cell>
          <table:table-cell office:value-type="float" office:value="-2.5191401267" calcext:value-type="float">
            <text:p>-2.5191401267</text:p>
          </table:table-cell>
          <table:table-cell table:formula="of:=MATCH([.A866];[.F$5:.F$25];0)" office:value-type="string" office:string-value="" calcext:value-type="error">
            <text:p>#N/A</text:p>
          </table:table-cell>
          <table:table-cell table:formula="of:=IF(ISNA([.C866]);[.B866];NA())" office:value-type="float" office:value="-2.5191401267" calcext:value-type="float">
            <text:p>-2.5191401267</text:p>
          </table:table-cell>
          <table:table-cell table:formula="of:=IF(ISNA([.C866]);NA();[.B86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99181935023" calcext:value-type="float">
            <text:p>-0.499181935</text:p>
          </table:table-cell>
          <table:table-cell office:value-type="float" office:value="-3.07810837815" calcext:value-type="float">
            <text:p>-3.0781083782</text:p>
          </table:table-cell>
          <table:table-cell office:value-type="float" office:value="0" calcext:value-type="float">
            <text:p>0</text:p>
          </table:table-cell>
          <table:table-cell office:value-type="float" office:value="3.60978264188" calcext:value-type="float">
            <text:p>3.6097826419</text:p>
          </table:table-cell>
        </table:table-row>
        <table:table-row table:style-name="ro1">
          <table:table-cell office:value-type="float" office:value="-0.123784998959" calcext:value-type="float">
            <text:p>-0.123784999</text:p>
          </table:table-cell>
          <table:table-cell office:value-type="float" office:value="-3.69553560375" calcext:value-type="float">
            <text:p>-3.6955356038</text:p>
          </table:table-cell>
          <table:table-cell table:formula="of:=MATCH([.A867];[.F$5:.F$25];0)" office:value-type="string" office:string-value="" calcext:value-type="error">
            <text:p>#N/A</text:p>
          </table:table-cell>
          <table:table-cell table:formula="of:=IF(ISNA([.C867]);[.B867];NA())" office:value-type="float" office:value="-3.69553560375" calcext:value-type="float">
            <text:p>-3.6955356038</text:p>
          </table:table-cell>
          <table:table-cell table:formula="of:=IF(ISNA([.C867]);NA();[.B86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49594568319" calcext:value-type="float">
            <text:p>-0.6495945683</text:p>
          </table:table-cell>
          <table:table-cell office:value-type="float" office:value="-4.06580092235" calcext:value-type="float">
            <text:p>-4.0658009224</text:p>
          </table:table-cell>
          <table:table-cell office:value-type="float" office:value="0" calcext:value-type="float">
            <text:p>0</text:p>
          </table:table-cell>
          <table:table-cell office:value-type="float" office:value="3.60978264188" calcext:value-type="float">
            <text:p>3.6097826419</text:p>
          </table:table-cell>
        </table:table-row>
        <table:table-row table:style-name="ro1">
          <table:table-cell office:value-type="float" office:value="-0.0468153369804" calcext:value-type="float">
            <text:p>-0.046815337</text:p>
          </table:table-cell>
          <table:table-cell office:value-type="float" office:value="-4.12729822894" calcext:value-type="float">
            <text:p>-4.1272982289</text:p>
          </table:table-cell>
          <table:table-cell table:formula="of:=MATCH([.A868];[.F$5:.F$25];0)" office:value-type="string" office:string-value="" calcext:value-type="error">
            <text:p>#N/A</text:p>
          </table:table-cell>
          <table:table-cell table:formula="of:=IF(ISNA([.C868]);[.B868];NA())" office:value-type="float" office:value="-4.12729822894" calcext:value-type="float">
            <text:p>-4.1272982289</text:p>
          </table:table-cell>
          <table:table-cell table:formula="of:=IF(ISNA([.C868]);NA();[.B86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10424977438" calcext:value-type="float">
            <text:p>-0.5104249774</text:p>
          </table:table-cell>
          <table:table-cell office:value-type="float" office:value="-2.55934038007" calcext:value-type="float">
            <text:p>-2.5593403801</text:p>
          </table:table-cell>
          <table:table-cell office:value-type="float" office:value="21" calcext:value-type="float">
            <text:p>21</text:p>
          </table:table-cell>
          <table:table-cell office:value-type="float" office:value="2.81700249923" calcext:value-type="float">
            <text:p>2.8170024992</text:p>
          </table:table-cell>
        </table:table-row>
        <table:table-row table:style-name="ro1">
          <table:table-cell office:value-type="float" office:value="-0.185169254499" calcext:value-type="float">
            <text:p>-0.1851692545</text:p>
          </table:table-cell>
          <table:table-cell office:value-type="float" office:value="-3.08861687117" calcext:value-type="float">
            <text:p>-3.0886168712</text:p>
          </table:table-cell>
          <table:table-cell table:formula="of:=MATCH([.A869];[.F$5:.F$25];0)" office:value-type="string" office:string-value="" calcext:value-type="error">
            <text:p>#N/A</text:p>
          </table:table-cell>
          <table:table-cell table:formula="of:=IF(ISNA([.C869]);[.B869];NA())" office:value-type="float" office:value="-3.08861687117" calcext:value-type="float">
            <text:p>-3.0886168712</text:p>
          </table:table-cell>
          <table:table-cell table:formula="of:=IF(ISNA([.C869]);NA();[.B86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41620316656" calcext:value-type="float">
            <text:p>-0.6416203167</text:p>
          </table:table-cell>
          <table:table-cell office:value-type="float" office:value="-2.81091132869" calcext:value-type="float">
            <text:p>-2.8109113287</text:p>
          </table:table-cell>
          <table:table-cell office:value-type="float" office:value="20" calcext:value-type="float">
            <text:p>20</text:p>
          </table:table-cell>
          <table:table-cell office:value-type="float" office:value="3.42251348076" calcext:value-type="float">
            <text:p>3.4225134808</text:p>
          </table:table-cell>
        </table:table-row>
        <table:table-row table:style-name="ro1">
          <table:table-cell office:value-type="float" office:value="-1.51852588922" calcext:value-type="float">
            <text:p>-1.5185258892</text:p>
          </table:table-cell>
          <table:table-cell office:value-type="float" office:value="-3.31561155085" calcext:value-type="float">
            <text:p>-3.3156115509</text:p>
          </table:table-cell>
          <table:table-cell table:formula="of:=MATCH([.A870];[.F$5:.F$25];0)" office:value-type="string" office:string-value="" calcext:value-type="error">
            <text:p>#N/A</text:p>
          </table:table-cell>
          <table:table-cell table:formula="of:=IF(ISNA([.C870]);[.B870];NA())" office:value-type="float" office:value="-3.31561155085" calcext:value-type="float">
            <text:p>-3.3156115509</text:p>
          </table:table-cell>
          <table:table-cell table:formula="of:=IF(ISNA([.C870]);NA();[.B87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5178629904" calcext:value-type="float">
            <text:p>-1.351786299</text:p>
          </table:table-cell>
          <table:table-cell office:value-type="float" office:value="-3.6776537538" calcext:value-type="float">
            <text:p>-3.6776537538</text:p>
          </table:table-cell>
          <table:table-cell office:value-type="float" office:value="20" calcext:value-type="float">
            <text:p>20</text:p>
          </table:table-cell>
          <table:table-cell office:value-type="float" office:value="3.42251348076" calcext:value-type="float">
            <text:p>3.4225134808</text:p>
          </table:table-cell>
        </table:table-row>
        <table:table-row table:style-name="ro1">
          <table:table-cell office:value-type="float" office:value="0.104051800833" calcext:value-type="float">
            <text:p>0.1040518008</text:p>
          </table:table-cell>
          <table:table-cell office:value-type="float" office:value="-3.37805819792" calcext:value-type="float">
            <text:p>-3.3780581979</text:p>
          </table:table-cell>
          <table:table-cell table:formula="of:=MATCH([.A871];[.F$5:.F$25];0)" office:value-type="string" office:string-value="" calcext:value-type="error">
            <text:p>#N/A</text:p>
          </table:table-cell>
          <table:table-cell table:formula="of:=IF(ISNA([.C871]);[.B871];NA())" office:value-type="float" office:value="-3.37805819792" calcext:value-type="float">
            <text:p>-3.3780581979</text:p>
          </table:table-cell>
          <table:table-cell table:formula="of:=IF(ISNA([.C871]);NA();[.B87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63590025546" calcext:value-type="float">
            <text:p>-0.8635900255</text:p>
          </table:table-cell>
          <table:table-cell office:value-type="float" office:value="-4.465779194" calcext:value-type="float">
            <text:p>-4.465779194</text:p>
          </table:table-cell>
          <table:table-cell office:value-type="float" office:value="16" calcext:value-type="float">
            <text:p>16</text:p>
          </table:table-cell>
          <table:table-cell office:value-type="float" office:value="3.59463847875" calcext:value-type="float">
            <text:p>3.5946384788</text:p>
          </table:table-cell>
        </table:table-row>
        <table:table-row table:style-name="ro1">
          <table:table-cell office:value-type="float" office:value="-1.40214188667" calcext:value-type="float">
            <text:p>-1.4021418867</text:p>
          </table:table-cell>
          <table:table-cell office:value-type="float" office:value="-3.72769173191" calcext:value-type="float">
            <text:p>-3.7276917319</text:p>
          </table:table-cell>
          <table:table-cell table:formula="of:=MATCH([.A872];[.F$5:.F$25];0)" office:value-type="string" office:string-value="" calcext:value-type="error">
            <text:p>#N/A</text:p>
          </table:table-cell>
          <table:table-cell table:formula="of:=IF(ISNA([.C872]);[.B872];NA())" office:value-type="float" office:value="-3.72769173191" calcext:value-type="float">
            <text:p>-3.7276917319</text:p>
          </table:table-cell>
          <table:table-cell table:formula="of:=IF(ISNA([.C872]);NA();[.B87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4697109046" calcext:value-type="float">
            <text:p>-1.0469710905</text:p>
          </table:table-cell>
          <table:table-cell office:value-type="float" office:value="-2.98168628057" calcext:value-type="float">
            <text:p>-2.9816862806</text:p>
          </table:table-cell>
          <table:table-cell office:value-type="float" office:value="16" calcext:value-type="float">
            <text:p>16</text:p>
          </table:table-cell>
          <table:table-cell office:value-type="float" office:value="3.59463847875" calcext:value-type="float">
            <text:p>3.5946384788</text:p>
          </table:table-cell>
        </table:table-row>
        <table:table-row table:style-name="ro1">
          <table:table-cell office:value-type="float" office:value="-0.798908785471" calcext:value-type="float">
            <text:p>-0.7989087855</text:p>
          </table:table-cell>
          <table:table-cell office:value-type="float" office:value="-4.45396257895" calcext:value-type="float">
            <text:p>-4.453962579</text:p>
          </table:table-cell>
          <table:table-cell table:formula="of:=MATCH([.A873];[.F$5:.F$25];0)" office:value-type="string" office:string-value="" calcext:value-type="error">
            <text:p>#N/A</text:p>
          </table:table-cell>
          <table:table-cell table:formula="of:=IF(ISNA([.C873]);[.B873];NA())" office:value-type="float" office:value="-4.45396257895" calcext:value-type="float">
            <text:p>-4.453962579</text:p>
          </table:table-cell>
          <table:table-cell table:formula="of:=IF(ISNA([.C873]);NA();[.B87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37403395103" calcext:value-type="float">
            <text:p>-0.6374033951</text:p>
          </table:table-cell>
          <table:table-cell office:value-type="float" office:value="-2.9384996739" calcext:value-type="float">
            <text:p>-2.9384996739</text:p>
          </table:table-cell>
          <table:table-cell office:value-type="float" office:value="16" calcext:value-type="float">
            <text:p>16</text:p>
          </table:table-cell>
          <table:table-cell office:value-type="float" office:value="3.59463847875" calcext:value-type="float">
            <text:p>3.5946384788</text:p>
          </table:table-cell>
        </table:table-row>
        <table:table-row table:style-name="ro1">
          <table:table-cell office:value-type="float" office:value="0.0933225450629" calcext:value-type="float">
            <text:p>0.0933225451</text:p>
          </table:table-cell>
          <table:table-cell office:value-type="float" office:value="-3.47862637429" calcext:value-type="float">
            <text:p>-3.4786263743</text:p>
          </table:table-cell>
          <table:table-cell table:formula="of:=MATCH([.A874];[.F$5:.F$25];0)" office:value-type="string" office:string-value="" calcext:value-type="error">
            <text:p>#N/A</text:p>
          </table:table-cell>
          <table:table-cell table:formula="of:=IF(ISNA([.C874]);[.B874];NA())" office:value-type="float" office:value="-3.47862637429" calcext:value-type="float">
            <text:p>-3.4786263743</text:p>
          </table:table-cell>
          <table:table-cell table:formula="of:=IF(ISNA([.C874]);NA();[.B87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8965066106" calcext:value-type="float">
            <text:p>-1.2896506611</text:p>
          </table:table-cell>
          <table:table-cell office:value-type="float" office:value="-3.65894921426" calcext:value-type="float">
            <text:p>-3.6589492143</text:p>
          </table:table-cell>
          <table:table-cell office:value-type="float" office:value="21" calcext:value-type="float">
            <text:p>21</text:p>
          </table:table-cell>
          <table:table-cell office:value-type="float" office:value="3.51236792245" calcext:value-type="float">
            <text:p>3.5123679225</text:p>
          </table:table-cell>
        </table:table-row>
        <table:table-row table:style-name="ro1">
          <table:table-cell office:value-type="float" office:value="-0.837425315766" calcext:value-type="float">
            <text:p>-0.8374253158</text:p>
          </table:table-cell>
          <table:table-cell office:value-type="float" office:value="-4.16784883285" calcext:value-type="float">
            <text:p>-4.1678488329</text:p>
          </table:table-cell>
          <table:table-cell table:formula="of:=MATCH([.A875];[.F$5:.F$25];0)" office:value-type="string" office:string-value="" calcext:value-type="error">
            <text:p>#N/A</text:p>
          </table:table-cell>
          <table:table-cell table:formula="of:=IF(ISNA([.C875]);[.B875];NA())" office:value-type="float" office:value="-4.16784883285" calcext:value-type="float">
            <text:p>-4.1678488329</text:p>
          </table:table-cell>
          <table:table-cell table:formula="of:=IF(ISNA([.C875]);NA();[.B87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61476083987" calcext:value-type="float">
            <text:p>-0.761476084</text:p>
          </table:table-cell>
          <table:table-cell office:value-type="float" office:value="-4.39824111373" calcext:value-type="float">
            <text:p>-4.3982411137</text:p>
          </table:table-cell>
          <table:table-cell office:value-type="float" office:value="0" calcext:value-type="float">
            <text:p>0</text:p>
          </table:table-cell>
          <table:table-cell office:value-type="float" office:value="3.67993738514" calcext:value-type="float">
            <text:p>3.6799373851</text:p>
          </table:table-cell>
        </table:table-row>
        <table:table-row table:style-name="ro1">
          <table:table-cell office:value-type="float" office:value="-0.899720025978" calcext:value-type="float">
            <text:p>-0.899720026</text:p>
          </table:table-cell>
          <table:table-cell office:value-type="float" office:value="-4.11403191537" calcext:value-type="float">
            <text:p>-4.1140319154</text:p>
          </table:table-cell>
          <table:table-cell table:formula="of:=MATCH([.A876];[.F$5:.F$25];0)" office:value-type="string" office:string-value="" calcext:value-type="error">
            <text:p>#N/A</text:p>
          </table:table-cell>
          <table:table-cell table:formula="of:=IF(ISNA([.C876]);[.B876];NA())" office:value-type="float" office:value="-4.11403191537" calcext:value-type="float">
            <text:p>-4.1140319154</text:p>
          </table:table-cell>
          <table:table-cell table:formula="of:=IF(ISNA([.C876]);NA();[.B87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74910499806" calcext:value-type="float">
            <text:p>-1.7491049981</text:p>
          </table:table-cell>
          <table:table-cell office:value-type="float" office:value="-3.38831291875" calcext:value-type="float">
            <text:p>-3.3883129188</text:p>
          </table:table-cell>
          <table:table-cell office:value-type="float" office:value="0" calcext:value-type="float">
            <text:p>0</text:p>
          </table:table-cell>
          <table:table-cell office:value-type="float" office:value="3.67993738514" calcext:value-type="float">
            <text:p>3.6799373851</text:p>
          </table:table-cell>
        </table:table-row>
        <table:table-row table:style-name="ro1">
          <table:table-cell office:value-type="float" office:value="-1.3476942057" calcext:value-type="float">
            <text:p>-1.3476942057</text:p>
          </table:table-cell>
          <table:table-cell office:value-type="float" office:value="-4.17425210009" calcext:value-type="float">
            <text:p>-4.1742521001</text:p>
          </table:table-cell>
          <table:table-cell table:formula="of:=MATCH([.A877];[.F$5:.F$25];0)" office:value-type="string" office:string-value="" calcext:value-type="error">
            <text:p>#N/A</text:p>
          </table:table-cell>
          <table:table-cell table:formula="of:=IF(ISNA([.C877]);[.B877];NA())" office:value-type="float" office:value="-4.17425210009" calcext:value-type="float">
            <text:p>-4.1742521001</text:p>
          </table:table-cell>
          <table:table-cell table:formula="of:=IF(ISNA([.C877]);NA();[.B87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7744932199" calcext:value-type="float">
            <text:p>-1.177449322</text:p>
          </table:table-cell>
          <table:table-cell office:value-type="float" office:value="-3.18812725403" calcext:value-type="float">
            <text:p>-3.188127254</text:p>
          </table:table-cell>
          <table:table-cell office:value-type="float" office:value="21" calcext:value-type="float">
            <text:p>21</text:p>
          </table:table-cell>
          <table:table-cell office:value-type="float" office:value="2.93375130662" calcext:value-type="float">
            <text:p>2.9337513066</text:p>
          </table:table-cell>
        </table:table-row>
        <table:table-row table:style-name="ro1">
          <table:table-cell office:value-type="float" office:value="-0.425070412022" calcext:value-type="float">
            <text:p>-0.425070412</text:p>
          </table:table-cell>
          <table:table-cell office:value-type="float" office:value="-2.81853019249" calcext:value-type="float">
            <text:p>-2.8185301925</text:p>
          </table:table-cell>
          <table:table-cell table:formula="of:=MATCH([.A878];[.F$5:.F$25];0)" office:value-type="string" office:string-value="" calcext:value-type="error">
            <text:p>#N/A</text:p>
          </table:table-cell>
          <table:table-cell table:formula="of:=IF(ISNA([.C878]);[.B878];NA())" office:value-type="float" office:value="-2.81853019249" calcext:value-type="float">
            <text:p>-2.8185301925</text:p>
          </table:table-cell>
          <table:table-cell table:formula="of:=IF(ISNA([.C878]);NA();[.B87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32438381751" calcext:value-type="float">
            <text:p>-0.8324383818</text:p>
          </table:table-cell>
          <table:table-cell office:value-type="float" office:value="-4.28942673641" calcext:value-type="float">
            <text:p>-4.2894267364</text:p>
          </table:table-cell>
          <table:table-cell office:value-type="float" office:value="18" calcext:value-type="float">
            <text:p>18</text:p>
          </table:table-cell>
          <table:table-cell office:value-type="float" office:value="3.8275178725" calcext:value-type="float">
            <text:p>3.8275178725</text:p>
          </table:table-cell>
        </table:table-row>
        <table:table-row table:style-name="ro1">
          <table:table-cell office:value-type="float" office:value="-0.195257248764" calcext:value-type="float">
            <text:p>-0.1952572488</text:p>
          </table:table-cell>
          <table:table-cell office:value-type="float" office:value="-3.37184833721" calcext:value-type="float">
            <text:p>-3.3718483372</text:p>
          </table:table-cell>
          <table:table-cell table:formula="of:=MATCH([.A879];[.F$5:.F$25];0)" office:value-type="string" office:string-value="" calcext:value-type="error">
            <text:p>#N/A</text:p>
          </table:table-cell>
          <table:table-cell table:formula="of:=IF(ISNA([.C879]);[.B879];NA())" office:value-type="float" office:value="-3.37184833721" calcext:value-type="float">
            <text:p>-3.3718483372</text:p>
          </table:table-cell>
          <table:table-cell table:formula="of:=IF(ISNA([.C879]);NA();[.B879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456406995814" calcext:value-type="float">
            <text:p>0.0456406996</text:p>
          </table:table-cell>
          <table:table-cell office:value-type="float" office:value="-3.70806419206" calcext:value-type="float">
            <text:p>-3.7080641921</text:p>
          </table:table-cell>
          <table:table-cell office:value-type="float" office:value="20" calcext:value-type="float">
            <text:p>20</text:p>
          </table:table-cell>
          <table:table-cell office:value-type="float" office:value="3.21417943753" calcext:value-type="float">
            <text:p>3.2141794375</text:p>
          </table:table-cell>
        </table:table-row>
        <table:table-row table:style-name="ro1">
          <table:table-cell office:value-type="float" office:value="-1.32361339675" calcext:value-type="float">
            <text:p>-1.3236133968</text:p>
          </table:table-cell>
          <table:table-cell office:value-type="float" office:value="-3.91972337984" calcext:value-type="float">
            <text:p>-3.9197233798</text:p>
          </table:table-cell>
          <table:table-cell table:formula="of:=MATCH([.A880];[.F$5:.F$25];0)" office:value-type="string" office:string-value="" calcext:value-type="error">
            <text:p>#N/A</text:p>
          </table:table-cell>
          <table:table-cell table:formula="of:=IF(ISNA([.C880]);[.B880];NA())" office:value-type="float" office:value="-3.91972337984" calcext:value-type="float">
            <text:p>-3.9197233798</text:p>
          </table:table-cell>
          <table:table-cell table:formula="of:=IF(ISNA([.C880]);NA();[.B88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6309678629" calcext:value-type="float">
            <text:p>-1.2630967863</text:p>
          </table:table-cell>
          <table:table-cell office:value-type="float" office:value="-3.86873366353" calcext:value-type="float">
            <text:p>-3.8687336635</text:p>
          </table:table-cell>
          <table:table-cell office:value-type="float" office:value="20" calcext:value-type="float">
            <text:p>20</text:p>
          </table:table-cell>
          <table:table-cell office:value-type="float" office:value="3.21417943753" calcext:value-type="float">
            <text:p>3.2141794375</text:p>
          </table:table-cell>
        </table:table-row>
        <table:table-row table:style-name="ro1">
          <table:table-cell office:value-type="float" office:value="0.128393003958" calcext:value-type="float">
            <text:p>0.128393004</text:p>
          </table:table-cell>
          <table:table-cell office:value-type="float" office:value="-3.48212592496" calcext:value-type="float">
            <text:p>-3.482125925</text:p>
          </table:table-cell>
          <table:table-cell table:formula="of:=MATCH([.A881];[.F$5:.F$25];0)" office:value-type="string" office:string-value="" calcext:value-type="error">
            <text:p>#N/A</text:p>
          </table:table-cell>
          <table:table-cell table:formula="of:=IF(ISNA([.C881]);[.B881];NA())" office:value-type="float" office:value="-3.48212592496" calcext:value-type="float">
            <text:p>-3.482125925</text:p>
          </table:table-cell>
          <table:table-cell table:formula="of:=IF(ISNA([.C881]);NA();[.B88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3733002343" calcext:value-type="float">
            <text:p>-0.6373300234</text:p>
          </table:table-cell>
          <table:table-cell office:value-type="float" office:value="-2.92008723182" calcext:value-type="float">
            <text:p>-2.9200872318</text:p>
          </table:table-cell>
          <table:table-cell office:value-type="float" office:value="16" calcext:value-type="float">
            <text:p>16</text:p>
          </table:table-cell>
          <table:table-cell office:value-type="float" office:value="3.83610577402" calcext:value-type="float">
            <text:p>3.836105774</text:p>
          </table:table-cell>
        </table:table-row>
        <table:table-row table:style-name="ro1">
          <table:table-cell office:value-type="float" office:value="-1.14440553419" calcext:value-type="float">
            <text:p>-1.1444055342</text:p>
          </table:table-cell>
          <table:table-cell office:value-type="float" office:value="-3.95393873083" calcext:value-type="float">
            <text:p>-3.9539387308</text:p>
          </table:table-cell>
          <table:table-cell table:formula="of:=MATCH([.A882];[.F$5:.F$25];0)" office:value-type="string" office:string-value="" calcext:value-type="error">
            <text:p>#N/A</text:p>
          </table:table-cell>
          <table:table-cell table:formula="of:=IF(ISNA([.C882]);[.B882];NA())" office:value-type="float" office:value="-3.95393873083" calcext:value-type="float">
            <text:p>-3.9539387308</text:p>
          </table:table-cell>
          <table:table-cell table:formula="of:=IF(ISNA([.C882]);NA();[.B88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6144830635" calcext:value-type="float">
            <text:p>-1.1614483064</text:p>
          </table:table-cell>
          <table:table-cell office:value-type="float" office:value="-4.14268420517" calcext:value-type="float">
            <text:p>-4.1426842052</text:p>
          </table:table-cell>
          <table:table-cell office:value-type="float" office:value="18" calcext:value-type="float">
            <text:p>18</text:p>
          </table:table-cell>
          <table:table-cell office:value-type="float" office:value="3.79563599457" calcext:value-type="float">
            <text:p>3.7956359946</text:p>
          </table:table-cell>
        </table:table-row>
        <table:table-row table:style-name="ro1">
          <table:table-cell office:value-type="float" office:value="-0.266209750982" calcext:value-type="float">
            <text:p>-0.266209751</text:p>
          </table:table-cell>
          <table:table-cell office:value-type="float" office:value="-3.86092345292" calcext:value-type="float">
            <text:p>-3.8609234529</text:p>
          </table:table-cell>
          <table:table-cell table:formula="of:=MATCH([.A883];[.F$5:.F$25];0)" office:value-type="string" office:string-value="" calcext:value-type="error">
            <text:p>#N/A</text:p>
          </table:table-cell>
          <table:table-cell table:formula="of:=IF(ISNA([.C883]);[.B883];NA())" office:value-type="float" office:value="-3.86092345292" calcext:value-type="float">
            <text:p>-3.8609234529</text:p>
          </table:table-cell>
          <table:table-cell table:formula="of:=IF(ISNA([.C883]);NA();[.B88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39681311755" calcext:value-type="float">
            <text:p>-0.1396813118</text:p>
          </table:table-cell>
          <table:table-cell office:value-type="float" office:value="-4.0403184148" calcext:value-type="float">
            <text:p>-4.0403184148</text:p>
          </table:table-cell>
          <table:table-cell office:value-type="float" office:value="21" calcext:value-type="float">
            <text:p>21</text:p>
          </table:table-cell>
          <table:table-cell office:value-type="float" office:value="3.55380028887" calcext:value-type="float">
            <text:p>3.5538002889</text:p>
          </table:table-cell>
        </table:table-row>
        <table:table-row table:style-name="ro1">
          <table:table-cell office:value-type="float" office:value="-1.63076721122" calcext:value-type="float">
            <text:p>-1.6307672112</text:p>
          </table:table-cell>
          <table:table-cell office:value-type="float" office:value="-3.59299822743" calcext:value-type="float">
            <text:p>-3.5929982274</text:p>
          </table:table-cell>
          <table:table-cell table:formula="of:=MATCH([.A884];[.F$5:.F$25];0)" office:value-type="string" office:string-value="" calcext:value-type="error">
            <text:p>#N/A</text:p>
          </table:table-cell>
          <table:table-cell table:formula="of:=IF(ISNA([.C884]);[.B884];NA())" office:value-type="float" office:value="-3.59299822743" calcext:value-type="float">
            <text:p>-3.5929982274</text:p>
          </table:table-cell>
          <table:table-cell table:formula="of:=IF(ISNA([.C884]);NA();[.B88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9399181979" calcext:value-type="float">
            <text:p>-1.4939918198</text:p>
          </table:table-cell>
          <table:table-cell office:value-type="float" office:value="-3.60950527033" calcext:value-type="float">
            <text:p>-3.6095052703</text:p>
          </table:table-cell>
          <table:table-cell office:value-type="float" office:value="0" calcext:value-type="float">
            <text:p>0</text:p>
          </table:table-cell>
          <table:table-cell office:value-type="float" office:value="3.60402906257" calcext:value-type="float">
            <text:p>3.6040290626</text:p>
          </table:table-cell>
        </table:table-row>
        <table:table-row table:style-name="ro1">
          <table:table-cell office:value-type="float" office:value="-0.403442478297" calcext:value-type="float">
            <text:p>-0.4034424783</text:p>
          </table:table-cell>
          <table:table-cell office:value-type="float" office:value="-2.89796609337" calcext:value-type="float">
            <text:p>-2.8979660934</text:p>
          </table:table-cell>
          <table:table-cell table:formula="of:=MATCH([.A885];[.F$5:.F$25];0)" office:value-type="string" office:string-value="" calcext:value-type="error">
            <text:p>#N/A</text:p>
          </table:table-cell>
          <table:table-cell table:formula="of:=IF(ISNA([.C885]);[.B885];NA())" office:value-type="float" office:value="-2.89796609337" calcext:value-type="float">
            <text:p>-2.8979660934</text:p>
          </table:table-cell>
          <table:table-cell table:formula="of:=IF(ISNA([.C885]);NA();[.B88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3000672885" calcext:value-type="float">
            <text:p>-1.1300067289</text:p>
          </table:table-cell>
          <table:table-cell office:value-type="float" office:value="-3.01117907464" calcext:value-type="float">
            <text:p>-3.0111790746</text:p>
          </table:table-cell>
          <table:table-cell office:value-type="float" office:value="0" calcext:value-type="float">
            <text:p>0</text:p>
          </table:table-cell>
          <table:table-cell office:value-type="float" office:value="3.60402906257" calcext:value-type="float">
            <text:p>3.6040290626</text:p>
          </table:table-cell>
        </table:table-row>
        <table:table-row table:style-name="ro1">
          <table:table-cell office:value-type="float" office:value="-0.288584660771" calcext:value-type="float">
            <text:p>-0.2885846608</text:p>
          </table:table-cell>
          <table:table-cell office:value-type="float" office:value="-2.97808627101" calcext:value-type="float">
            <text:p>-2.978086271</text:p>
          </table:table-cell>
          <table:table-cell table:formula="of:=MATCH([.A886];[.F$5:.F$25];0)" office:value-type="string" office:string-value="" calcext:value-type="error">
            <text:p>#N/A</text:p>
          </table:table-cell>
          <table:table-cell table:formula="of:=IF(ISNA([.C886]);[.B886];NA())" office:value-type="float" office:value="-2.97808627101" calcext:value-type="float">
            <text:p>-2.978086271</text:p>
          </table:table-cell>
          <table:table-cell table:formula="of:=IF(ISNA([.C886]);NA();[.B88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9358387178" calcext:value-type="float">
            <text:p>-1.3935838718</text:p>
          </table:table-cell>
          <table:table-cell office:value-type="float" office:value="-4.17310561587" calcext:value-type="float">
            <text:p>-4.1731056159</text:p>
          </table:table-cell>
          <table:table-cell office:value-type="float" office:value="0" calcext:value-type="float">
            <text:p>0</text:p>
          </table:table-cell>
          <table:table-cell office:value-type="float" office:value="3.60402906257" calcext:value-type="float">
            <text:p>3.6040290626</text:p>
          </table:table-cell>
        </table:table-row>
        <table:table-row table:style-name="ro1">
          <table:table-cell office:value-type="float" office:value="-0.499181935023" calcext:value-type="float">
            <text:p>-0.499181935</text:p>
          </table:table-cell>
          <table:table-cell office:value-type="float" office:value="-3.07810837815" calcext:value-type="float">
            <text:p>-3.0781083782</text:p>
          </table:table-cell>
          <table:table-cell table:formula="of:=MATCH([.A887];[.F$5:.F$25];0)" office:value-type="string" office:string-value="" calcext:value-type="error">
            <text:p>#N/A</text:p>
          </table:table-cell>
          <table:table-cell table:formula="of:=IF(ISNA([.C887]);[.B887];NA())" office:value-type="float" office:value="-3.07810837815" calcext:value-type="float">
            <text:p>-3.0781083782</text:p>
          </table:table-cell>
          <table:table-cell table:formula="of:=IF(ISNA([.C887]);NA();[.B88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72513436163" calcext:value-type="float">
            <text:p>-1.7251343616</text:p>
          </table:table-cell>
          <table:table-cell office:value-type="float" office:value="-3.647039686" calcext:value-type="float">
            <text:p>-3.647039686</text:p>
          </table:table-cell>
          <table:table-cell office:value-type="float" office:value="0" calcext:value-type="float">
            <text:p>0</text:p>
          </table:table-cell>
          <table:table-cell office:value-type="float" office:value="3.60402906257" calcext:value-type="float">
            <text:p>3.6040290626</text:p>
          </table:table-cell>
        </table:table-row>
        <table:table-row table:style-name="ro1">
          <table:table-cell office:value-type="float" office:value="-0.649594568319" calcext:value-type="float">
            <text:p>-0.6495945683</text:p>
          </table:table-cell>
          <table:table-cell office:value-type="float" office:value="-4.06580092235" calcext:value-type="float">
            <text:p>-4.0658009224</text:p>
          </table:table-cell>
          <table:table-cell table:formula="of:=MATCH([.A888];[.F$5:.F$25];0)" office:value-type="string" office:string-value="" calcext:value-type="error">
            <text:p>#N/A</text:p>
          </table:table-cell>
          <table:table-cell table:formula="of:=IF(ISNA([.C888]);[.B888];NA())" office:value-type="float" office:value="-4.06580092235" calcext:value-type="float">
            <text:p>-4.0658009224</text:p>
          </table:table-cell>
          <table:table-cell table:formula="of:=IF(ISNA([.C888]);NA();[.B88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9319910652" calcext:value-type="float">
            <text:p>-0.9931991065</text:p>
          </table:table-cell>
          <table:table-cell office:value-type="float" office:value="-4.36112750761" calcext:value-type="float">
            <text:p>-4.3611275076</text:p>
          </table:table-cell>
          <table:table-cell office:value-type="float" office:value="0" calcext:value-type="float">
            <text:p>0</text:p>
          </table:table-cell>
          <table:table-cell office:value-type="float" office:value="3.60402906257" calcext:value-type="float">
            <text:p>3.6040290626</text:p>
          </table:table-cell>
        </table:table-row>
        <table:table-row table:style-name="ro1">
          <table:table-cell office:value-type="float" office:value="-0.510424977438" calcext:value-type="float">
            <text:p>-0.5104249774</text:p>
          </table:table-cell>
          <table:table-cell office:value-type="float" office:value="-2.55934038007" calcext:value-type="float">
            <text:p>-2.5593403801</text:p>
          </table:table-cell>
          <table:table-cell table:formula="of:=MATCH([.A889];[.F$5:.F$25];0)" office:value-type="string" office:string-value="" calcext:value-type="error">
            <text:p>#N/A</text:p>
          </table:table-cell>
          <table:table-cell table:formula="of:=IF(ISNA([.C889]);[.B889];NA())" office:value-type="float" office:value="-2.55934038007" calcext:value-type="float">
            <text:p>-2.5593403801</text:p>
          </table:table-cell>
          <table:table-cell table:formula="of:=IF(ISNA([.C889]);NA();[.B88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19879055678" calcext:value-type="float">
            <text:p>-0.2198790557</text:p>
          </table:table-cell>
          <table:table-cell office:value-type="float" office:value="-3.36096737588" calcext:value-type="float">
            <text:p>-3.3609673759</text:p>
          </table:table-cell>
          <table:table-cell office:value-type="float" office:value="0" calcext:value-type="float">
            <text:p>0</text:p>
          </table:table-cell>
          <table:table-cell office:value-type="float" office:value="3.60402906257" calcext:value-type="float">
            <text:p>3.6040290626</text:p>
          </table:table-cell>
        </table:table-row>
        <table:table-row table:style-name="ro1">
          <table:table-cell office:value-type="float" office:value="-0.641620316656" calcext:value-type="float">
            <text:p>-0.6416203167</text:p>
          </table:table-cell>
          <table:table-cell office:value-type="float" office:value="-2.81091132869" calcext:value-type="float">
            <text:p>-2.8109113287</text:p>
          </table:table-cell>
          <table:table-cell table:formula="of:=MATCH([.A890];[.F$5:.F$25];0)" office:value-type="string" office:string-value="" calcext:value-type="error">
            <text:p>#N/A</text:p>
          </table:table-cell>
          <table:table-cell table:formula="of:=IF(ISNA([.C890]);[.B890];NA())" office:value-type="float" office:value="-2.81091132869" calcext:value-type="float">
            <text:p>-2.8109113287</text:p>
          </table:table-cell>
          <table:table-cell table:formula="of:=IF(ISNA([.C890]);NA();[.B89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47293274461" calcext:value-type="float">
            <text:p>-0.3472932745</text:p>
          </table:table-cell>
          <table:table-cell office:value-type="float" office:value="-4.19595364762" calcext:value-type="float">
            <text:p>-4.1959536476</text:p>
          </table:table-cell>
          <table:table-cell office:value-type="float" office:value="0" calcext:value-type="float">
            <text:p>0</text:p>
          </table:table-cell>
          <table:table-cell office:value-type="float" office:value="3.60402906257" calcext:value-type="float">
            <text:p>3.6040290626</text:p>
          </table:table-cell>
        </table:table-row>
        <table:table-row table:style-name="ro1">
          <table:table-cell office:value-type="float" office:value="-1.35178629904" calcext:value-type="float">
            <text:p>-1.351786299</text:p>
          </table:table-cell>
          <table:table-cell office:value-type="float" office:value="-3.6776537538" calcext:value-type="float">
            <text:p>-3.6776537538</text:p>
          </table:table-cell>
          <table:table-cell table:formula="of:=MATCH([.A891];[.F$5:.F$25];0)" office:value-type="string" office:string-value="" calcext:value-type="error">
            <text:p>#N/A</text:p>
          </table:table-cell>
          <table:table-cell table:formula="of:=IF(ISNA([.C891]);[.B891];NA())" office:value-type="float" office:value="-3.6776537538" calcext:value-type="float">
            <text:p>-3.6776537538</text:p>
          </table:table-cell>
          <table:table-cell table:formula="of:=IF(ISNA([.C891]);NA();[.B89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73760198699" calcext:value-type="float">
            <text:p>-0.7737601987</text:p>
          </table:table-cell>
          <table:table-cell office:value-type="float" office:value="-2.60242360916" calcext:value-type="float">
            <text:p>-2.6024236092</text:p>
          </table:table-cell>
          <table:table-cell office:value-type="float" office:value="0" calcext:value-type="float">
            <text:p>0</text:p>
          </table:table-cell>
          <table:table-cell office:value-type="float" office:value="3.60402906257" calcext:value-type="float">
            <text:p>3.6040290626</text:p>
          </table:table-cell>
        </table:table-row>
        <table:table-row table:style-name="ro1">
          <table:table-cell office:value-type="float" office:value="-0.863590025546" calcext:value-type="float">
            <text:p>-0.8635900255</text:p>
          </table:table-cell>
          <table:table-cell office:value-type="float" office:value="-4.465779194" calcext:value-type="float">
            <text:p>-4.465779194</text:p>
          </table:table-cell>
          <table:table-cell table:formula="of:=MATCH([.A892];[.F$5:.F$25];0)" office:value-type="string" office:string-value="" calcext:value-type="error">
            <text:p>#N/A</text:p>
          </table:table-cell>
          <table:table-cell table:formula="of:=IF(ISNA([.C892]);[.B892];NA())" office:value-type="float" office:value="-4.465779194" calcext:value-type="float">
            <text:p>-4.465779194</text:p>
          </table:table-cell>
          <table:table-cell table:formula="of:=IF(ISNA([.C892]);NA();[.B892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89749017621" calcext:value-type="float">
            <text:p>0.1897490176</text:p>
          </table:table-cell>
          <table:table-cell office:value-type="float" office:value="-3.56385540281" calcext:value-type="float">
            <text:p>-3.5638554028</text:p>
          </table:table-cell>
          <table:table-cell office:value-type="float" office:value="16" calcext:value-type="float">
            <text:p>16</text:p>
          </table:table-cell>
          <table:table-cell office:value-type="float" office:value="3.42496976878" calcext:value-type="float">
            <text:p>3.4249697688</text:p>
          </table:table-cell>
        </table:table-row>
        <table:table-row table:style-name="ro1">
          <table:table-cell office:value-type="float" office:value="-1.04697109046" calcext:value-type="float">
            <text:p>-1.0469710905</text:p>
          </table:table-cell>
          <table:table-cell office:value-type="float" office:value="-2.98168628057" calcext:value-type="float">
            <text:p>-2.9816862806</text:p>
          </table:table-cell>
          <table:table-cell table:formula="of:=MATCH([.A893];[.F$5:.F$25];0)" office:value-type="string" office:string-value="" calcext:value-type="error">
            <text:p>#N/A</text:p>
          </table:table-cell>
          <table:table-cell table:formula="of:=IF(ISNA([.C893]);[.B893];NA())" office:value-type="float" office:value="-2.98168628057" calcext:value-type="float">
            <text:p>-2.9816862806</text:p>
          </table:table-cell>
          <table:table-cell table:formula="of:=IF(ISNA([.C893]);NA();[.B89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96200450225" calcext:value-type="float">
            <text:p>-0.5962004502</text:p>
          </table:table-cell>
          <table:table-cell office:value-type="float" office:value="-2.61350846514" calcext:value-type="float">
            <text:p>-2.6135084651</text:p>
          </table:table-cell>
          <table:table-cell office:value-type="float" office:value="16" calcext:value-type="float">
            <text:p>16</text:p>
          </table:table-cell>
          <table:table-cell office:value-type="float" office:value="3.42496976878" calcext:value-type="float">
            <text:p>3.4249697688</text:p>
          </table:table-cell>
        </table:table-row>
        <table:table-row table:style-name="ro1">
          <table:table-cell office:value-type="float" office:value="-0.637403395103" calcext:value-type="float">
            <text:p>-0.6374033951</text:p>
          </table:table-cell>
          <table:table-cell office:value-type="float" office:value="-2.9384996739" calcext:value-type="float">
            <text:p>-2.9384996739</text:p>
          </table:table-cell>
          <table:table-cell table:formula="of:=MATCH([.A894];[.F$5:.F$25];0)" office:value-type="string" office:string-value="" calcext:value-type="error">
            <text:p>#N/A</text:p>
          </table:table-cell>
          <table:table-cell table:formula="of:=IF(ISNA([.C894]);[.B894];NA())" office:value-type="float" office:value="-2.9384996739" calcext:value-type="float">
            <text:p>-2.9384996739</text:p>
          </table:table-cell>
          <table:table-cell table:formula="of:=IF(ISNA([.C894]);NA();[.B89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75786455103" calcext:value-type="float">
            <text:p>-1.757864551</text:p>
          </table:table-cell>
          <table:table-cell office:value-type="float" office:value="-3.75418254803" calcext:value-type="float">
            <text:p>-3.754182548</text:p>
          </table:table-cell>
          <table:table-cell office:value-type="float" office:value="16" calcext:value-type="float">
            <text:p>16</text:p>
          </table:table-cell>
          <table:table-cell office:value-type="float" office:value="3.42496976878" calcext:value-type="float">
            <text:p>3.4249697688</text:p>
          </table:table-cell>
        </table:table-row>
        <table:table-row table:style-name="ro1">
          <table:table-cell office:value-type="float" office:value="-1.28965066106" calcext:value-type="float">
            <text:p>-1.2896506611</text:p>
          </table:table-cell>
          <table:table-cell office:value-type="float" office:value="-3.65894921426" calcext:value-type="float">
            <text:p>-3.6589492143</text:p>
          </table:table-cell>
          <table:table-cell table:formula="of:=MATCH([.A895];[.F$5:.F$25];0)" office:value-type="string" office:string-value="" calcext:value-type="error">
            <text:p>#N/A</text:p>
          </table:table-cell>
          <table:table-cell table:formula="of:=IF(ISNA([.C895]);[.B895];NA())" office:value-type="float" office:value="-3.65894921426" calcext:value-type="float">
            <text:p>-3.6589492143</text:p>
          </table:table-cell>
          <table:table-cell table:formula="of:=IF(ISNA([.C895]);NA();[.B89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78913967644" calcext:value-type="float">
            <text:p>-0.6789139676</text:p>
          </table:table-cell>
          <table:table-cell office:value-type="float" office:value="-4.39719296832" calcext:value-type="float">
            <text:p>-4.3971929683</text:p>
          </table:table-cell>
          <table:table-cell office:value-type="float" office:value="16" calcext:value-type="float">
            <text:p>16</text:p>
          </table:table-cell>
          <table:table-cell office:value-type="float" office:value="3.42496976878" calcext:value-type="float">
            <text:p>3.4249697688</text:p>
          </table:table-cell>
        </table:table-row>
        <table:table-row table:style-name="ro1">
          <table:table-cell office:value-type="float" office:value="-0.761476083987" calcext:value-type="float">
            <text:p>-0.761476084</text:p>
          </table:table-cell>
          <table:table-cell office:value-type="float" office:value="-4.39824111373" calcext:value-type="float">
            <text:p>-4.3982411137</text:p>
          </table:table-cell>
          <table:table-cell table:formula="of:=MATCH([.A896];[.F$5:.F$25];0)" office:value-type="string" office:string-value="" calcext:value-type="error">
            <text:p>#N/A</text:p>
          </table:table-cell>
          <table:table-cell table:formula="of:=IF(ISNA([.C896]);[.B896];NA())" office:value-type="float" office:value="-4.39824111373" calcext:value-type="float">
            <text:p>-4.3982411137</text:p>
          </table:table-cell>
          <table:table-cell table:formula="of:=IF(ISNA([.C896]);NA();[.B89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3087824637" calcext:value-type="float">
            <text:p>-1.1308782464</text:p>
          </table:table-cell>
          <table:table-cell office:value-type="float" office:value="-4.00380133084" calcext:value-type="float">
            <text:p>-4.0038013308</text:p>
          </table:table-cell>
          <table:table-cell office:value-type="float" office:value="0" calcext:value-type="float">
            <text:p>0</text:p>
          </table:table-cell>
          <table:table-cell office:value-type="float" office:value="2.93208321522" calcext:value-type="float">
            <text:p>2.9320832152</text:p>
          </table:table-cell>
        </table:table-row>
        <table:table-row table:style-name="ro1">
          <table:table-cell office:value-type="float" office:value="-1.74910499806" calcext:value-type="float">
            <text:p>-1.7491049981</text:p>
          </table:table-cell>
          <table:table-cell office:value-type="float" office:value="-3.38831291875" calcext:value-type="float">
            <text:p>-3.3883129188</text:p>
          </table:table-cell>
          <table:table-cell table:formula="of:=MATCH([.A897];[.F$5:.F$25];0)" office:value-type="string" office:string-value="" calcext:value-type="error">
            <text:p>#N/A</text:p>
          </table:table-cell>
          <table:table-cell table:formula="of:=IF(ISNA([.C897]);[.B897];NA())" office:value-type="float" office:value="-3.38831291875" calcext:value-type="float">
            <text:p>-3.3883129188</text:p>
          </table:table-cell>
          <table:table-cell table:formula="of:=IF(ISNA([.C897]);NA();[.B89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0811008298" calcext:value-type="float">
            <text:p>-1.508110083</text:p>
          </table:table-cell>
          <table:table-cell office:value-type="float" office:value="-3.01146134724" calcext:value-type="float">
            <text:p>-3.0114613472</text:p>
          </table:table-cell>
          <table:table-cell office:value-type="float" office:value="0" calcext:value-type="float">
            <text:p>0</text:p>
          </table:table-cell>
          <table:table-cell office:value-type="float" office:value="2.93208321522" calcext:value-type="float">
            <text:p>2.9320832152</text:p>
          </table:table-cell>
        </table:table-row>
        <table:table-row table:style-name="ro1">
          <table:table-cell office:value-type="float" office:value="-1.17744932199" calcext:value-type="float">
            <text:p>-1.177449322</text:p>
          </table:table-cell>
          <table:table-cell office:value-type="float" office:value="-3.18812725403" calcext:value-type="float">
            <text:p>-3.188127254</text:p>
          </table:table-cell>
          <table:table-cell table:formula="of:=MATCH([.A898];[.F$5:.F$25];0)" office:value-type="string" office:string-value="" calcext:value-type="error">
            <text:p>#N/A</text:p>
          </table:table-cell>
          <table:table-cell table:formula="of:=IF(ISNA([.C898]);[.B898];NA())" office:value-type="float" office:value="-3.18812725403" calcext:value-type="float">
            <text:p>-3.188127254</text:p>
          </table:table-cell>
          <table:table-cell table:formula="of:=IF(ISNA([.C898]);NA();[.B89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85374192351" calcext:value-type="float">
            <text:p>-0.5853741924</text:p>
          </table:table-cell>
          <table:table-cell office:value-type="float" office:value="-3.01367120581" calcext:value-type="float">
            <text:p>-3.0136712058</text:p>
          </table:table-cell>
          <table:table-cell office:value-type="float" office:value="0" calcext:value-type="float">
            <text:p>0</text:p>
          </table:table-cell>
          <table:table-cell office:value-type="float" office:value="2.93208321522" calcext:value-type="float">
            <text:p>2.9320832152</text:p>
          </table:table-cell>
        </table:table-row>
        <table:table-row table:style-name="ro1">
          <table:table-cell office:value-type="float" office:value="-0.832438381751" calcext:value-type="float">
            <text:p>-0.8324383818</text:p>
          </table:table-cell>
          <table:table-cell office:value-type="float" office:value="-4.28942673641" calcext:value-type="float">
            <text:p>-4.2894267364</text:p>
          </table:table-cell>
          <table:table-cell table:formula="of:=MATCH([.A899];[.F$5:.F$25];0)" office:value-type="string" office:string-value="" calcext:value-type="error">
            <text:p>#N/A</text:p>
          </table:table-cell>
          <table:table-cell table:formula="of:=IF(ISNA([.C899]);[.B899];NA())" office:value-type="float" office:value="-4.28942673641" calcext:value-type="float">
            <text:p>-4.2894267364</text:p>
          </table:table-cell>
          <table:table-cell table:formula="of:=IF(ISNA([.C899]);NA();[.B89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8585751062" calcext:value-type="float">
            <text:p>-1.4858575106</text:p>
          </table:table-cell>
          <table:table-cell office:value-type="float" office:value="-3.64951519574" calcext:value-type="float">
            <text:p>-3.6495151957</text:p>
          </table:table-cell>
          <table:table-cell office:value-type="float" office:value="0" calcext:value-type="float">
            <text:p>0</text:p>
          </table:table-cell>
          <table:table-cell office:value-type="float" office:value="2.93208321522" calcext:value-type="float">
            <text:p>2.9320832152</text:p>
          </table:table-cell>
        </table:table-row>
        <table:table-row table:style-name="ro1">
          <table:table-cell office:value-type="float" office:value="0.0456406995814" calcext:value-type="float">
            <text:p>0.0456406996</text:p>
          </table:table-cell>
          <table:table-cell office:value-type="float" office:value="-3.70806419206" calcext:value-type="float">
            <text:p>-3.7080641921</text:p>
          </table:table-cell>
          <table:table-cell table:formula="of:=MATCH([.A900];[.F$5:.F$25];0)" office:value-type="string" office:string-value="" calcext:value-type="error">
            <text:p>#N/A</text:p>
          </table:table-cell>
          <table:table-cell table:formula="of:=IF(ISNA([.C900]);[.B900];NA())" office:value-type="float" office:value="-3.70806419206" calcext:value-type="float">
            <text:p>-3.7080641921</text:p>
          </table:table-cell>
          <table:table-cell table:formula="of:=IF(ISNA([.C900]);NA();[.B90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58932669091" calcext:value-type="float">
            <text:p>-0.1589326691</text:p>
          </table:table-cell>
          <table:table-cell office:value-type="float" office:value="-3.18296463679" calcext:value-type="float">
            <text:p>-3.1829646368</text:p>
          </table:table-cell>
          <table:table-cell office:value-type="float" office:value="0" calcext:value-type="float">
            <text:p>0</text:p>
          </table:table-cell>
          <table:table-cell office:value-type="float" office:value="2.93208321522" calcext:value-type="float">
            <text:p>2.9320832152</text:p>
          </table:table-cell>
        </table:table-row>
        <table:table-row table:style-name="ro1">
          <table:table-cell office:value-type="float" office:value="-1.26309678629" calcext:value-type="float">
            <text:p>-1.2630967863</text:p>
          </table:table-cell>
          <table:table-cell office:value-type="float" office:value="-3.86873366353" calcext:value-type="float">
            <text:p>-3.8687336635</text:p>
          </table:table-cell>
          <table:table-cell table:formula="of:=MATCH([.A901];[.F$5:.F$25];0)" office:value-type="string" office:string-value="" calcext:value-type="error">
            <text:p>#N/A</text:p>
          </table:table-cell>
          <table:table-cell table:formula="of:=IF(ISNA([.C901]);[.B901];NA())" office:value-type="float" office:value="-3.86873366353" calcext:value-type="float">
            <text:p>-3.8687336635</text:p>
          </table:table-cell>
          <table:table-cell table:formula="of:=IF(ISNA([.C901]);NA();[.B90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9588580269" calcext:value-type="float">
            <text:p>-1.2958858027</text:p>
          </table:table-cell>
          <table:table-cell office:value-type="float" office:value="-3.88188993658" calcext:value-type="float">
            <text:p>-3.8818899366</text:p>
          </table:table-cell>
          <table:table-cell office:value-type="float" office:value="0" calcext:value-type="float">
            <text:p>0</text:p>
          </table:table-cell>
          <table:table-cell office:value-type="float" office:value="2.93208321522" calcext:value-type="float">
            <text:p>2.9320832152</text:p>
          </table:table-cell>
        </table:table-row>
        <table:table-row table:style-name="ro1">
          <table:table-cell office:value-type="float" office:value="-0.63733002343" calcext:value-type="float">
            <text:p>-0.6373300234</text:p>
          </table:table-cell>
          <table:table-cell office:value-type="float" office:value="-2.92008723182" calcext:value-type="float">
            <text:p>-2.9200872318</text:p>
          </table:table-cell>
          <table:table-cell table:formula="of:=MATCH([.A902];[.F$5:.F$25];0)" office:value-type="string" office:string-value="" calcext:value-type="error">
            <text:p>#N/A</text:p>
          </table:table-cell>
          <table:table-cell table:formula="of:=IF(ISNA([.C902]);[.B902];NA())" office:value-type="float" office:value="-2.92008723182" calcext:value-type="float">
            <text:p>-2.9200872318</text:p>
          </table:table-cell>
          <table:table-cell table:formula="of:=IF(ISNA([.C902]);NA();[.B90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3673438583" calcext:value-type="float">
            <text:p>-1.1367343858</text:p>
          </table:table-cell>
          <table:table-cell office:value-type="float" office:value="-4.05976969711" calcext:value-type="float">
            <text:p>-4.0597696971</text:p>
          </table:table-cell>
          <table:table-cell office:value-type="float" office:value="0" calcext:value-type="float">
            <text:p>0</text:p>
          </table:table-cell>
          <table:table-cell office:value-type="float" office:value="2.93208321522" calcext:value-type="float">
            <text:p>2.9320832152</text:p>
          </table:table-cell>
        </table:table-row>
        <table:table-row table:style-name="ro1">
          <table:table-cell office:value-type="float" office:value="-1.16144830635" calcext:value-type="float">
            <text:p>-1.1614483064</text:p>
          </table:table-cell>
          <table:table-cell office:value-type="float" office:value="-4.14268420517" calcext:value-type="float">
            <text:p>-4.1426842052</text:p>
          </table:table-cell>
          <table:table-cell table:formula="of:=MATCH([.A903];[.F$5:.F$25];0)" office:value-type="string" office:string-value="" calcext:value-type="error">
            <text:p>#N/A</text:p>
          </table:table-cell>
          <table:table-cell table:formula="of:=IF(ISNA([.C903]);[.B903];NA())" office:value-type="float" office:value="-4.14268420517" calcext:value-type="float">
            <text:p>-4.1426842052</text:p>
          </table:table-cell>
          <table:table-cell table:formula="of:=IF(ISNA([.C903]);NA();[.B90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71401395694" calcext:value-type="float">
            <text:p>-0.6714013957</text:p>
          </table:table-cell>
          <table:table-cell office:value-type="float" office:value="-2.85704960332" calcext:value-type="float">
            <text:p>-2.8570496033</text:p>
          </table:table-cell>
          <table:table-cell office:value-type="float" office:value="0" calcext:value-type="float">
            <text:p>0</text:p>
          </table:table-cell>
          <table:table-cell office:value-type="float" office:value="2.93208321522" calcext:value-type="float">
            <text:p>2.9320832152</text:p>
          </table:table-cell>
        </table:table-row>
        <table:table-row table:style-name="ro1">
          <table:table-cell office:value-type="float" office:value="-0.139681311755" calcext:value-type="float">
            <text:p>-0.1396813118</text:p>
          </table:table-cell>
          <table:table-cell office:value-type="float" office:value="-4.0403184148" calcext:value-type="float">
            <text:p>-4.0403184148</text:p>
          </table:table-cell>
          <table:table-cell table:formula="of:=MATCH([.A904];[.F$5:.F$25];0)" office:value-type="string" office:string-value="" calcext:value-type="error">
            <text:p>#N/A</text:p>
          </table:table-cell>
          <table:table-cell table:formula="of:=IF(ISNA([.C904]);[.B904];NA())" office:value-type="float" office:value="-4.0403184148" calcext:value-type="float">
            <text:p>-4.0403184148</text:p>
          </table:table-cell>
          <table:table-cell table:formula="of:=IF(ISNA([.C904]);NA();[.B90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44135054401" calcext:value-type="float">
            <text:p>-0.6441350544</text:p>
          </table:table-cell>
          <table:table-cell office:value-type="float" office:value="-2.74386387664" calcext:value-type="float">
            <text:p>-2.7438638766</text:p>
          </table:table-cell>
          <table:table-cell office:value-type="float" office:value="0" calcext:value-type="float">
            <text:p>0</text:p>
          </table:table-cell>
          <table:table-cell office:value-type="float" office:value="2.93208321522" calcext:value-type="float">
            <text:p>2.9320832152</text:p>
          </table:table-cell>
        </table:table-row>
        <table:table-row table:style-name="ro1">
          <table:table-cell office:value-type="float" office:value="-1.49399181979" calcext:value-type="float">
            <text:p>-1.4939918198</text:p>
          </table:table-cell>
          <table:table-cell office:value-type="float" office:value="-3.60950527033" calcext:value-type="float">
            <text:p>-3.6095052703</text:p>
          </table:table-cell>
          <table:table-cell table:formula="of:=MATCH([.A905];[.F$5:.F$25];0)" office:value-type="string" office:string-value="" calcext:value-type="error">
            <text:p>#N/A</text:p>
          </table:table-cell>
          <table:table-cell table:formula="of:=IF(ISNA([.C905]);[.B905];NA())" office:value-type="float" office:value="-3.60950527033" calcext:value-type="float">
            <text:p>-3.6095052703</text:p>
          </table:table-cell>
          <table:table-cell table:formula="of:=IF(ISNA([.C905]);NA();[.B90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71721486023" calcext:value-type="float">
            <text:p>-0.771721486</text:p>
          </table:table-cell>
          <table:table-cell office:value-type="float" office:value="-4.13985823971" calcext:value-type="float">
            <text:p>-4.1398582397</text:p>
          </table:table-cell>
          <table:table-cell office:value-type="float" office:value="0" calcext:value-type="float">
            <text:p>0</text:p>
          </table:table-cell>
          <table:table-cell office:value-type="float" office:value="2.93208321522" calcext:value-type="float">
            <text:p>2.9320832152</text:p>
          </table:table-cell>
        </table:table-row>
        <table:table-row table:style-name="ro1">
          <table:table-cell office:value-type="float" office:value="-1.13000672885" calcext:value-type="float">
            <text:p>-1.1300067289</text:p>
          </table:table-cell>
          <table:table-cell office:value-type="float" office:value="-3.01117907464" calcext:value-type="float">
            <text:p>-3.0111790746</text:p>
          </table:table-cell>
          <table:table-cell table:formula="of:=MATCH([.A906];[.F$5:.F$25];0)" office:value-type="string" office:string-value="" calcext:value-type="error">
            <text:p>#N/A</text:p>
          </table:table-cell>
          <table:table-cell table:formula="of:=IF(ISNA([.C906]);[.B906];NA())" office:value-type="float" office:value="-3.01117907464" calcext:value-type="float">
            <text:p>-3.0111790746</text:p>
          </table:table-cell>
          <table:table-cell table:formula="of:=IF(ISNA([.C906]);NA();[.B90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59990642135" calcext:value-type="float">
            <text:p>0.1599906421</text:p>
          </table:table-cell>
          <table:table-cell office:value-type="float" office:value="-3.79070110362" calcext:value-type="float">
            <text:p>-3.7907011036</text:p>
          </table:table-cell>
          <table:table-cell office:value-type="float" office:value="0" calcext:value-type="float">
            <text:p>0</text:p>
          </table:table-cell>
          <table:table-cell office:value-type="float" office:value="2.93208321522" calcext:value-type="float">
            <text:p>2.9320832152</text:p>
          </table:table-cell>
        </table:table-row>
        <table:table-row table:style-name="ro1">
          <table:table-cell office:value-type="float" office:value="-1.39358387178" calcext:value-type="float">
            <text:p>-1.3935838718</text:p>
          </table:table-cell>
          <table:table-cell office:value-type="float" office:value="-4.17310561587" calcext:value-type="float">
            <text:p>-4.1731056159</text:p>
          </table:table-cell>
          <table:table-cell table:formula="of:=MATCH([.A907];[.F$5:.F$25];0)" office:value-type="string" office:string-value="" calcext:value-type="error">
            <text:p>#N/A</text:p>
          </table:table-cell>
          <table:table-cell table:formula="of:=IF(ISNA([.C907]);[.B907];NA())" office:value-type="float" office:value="-4.17310561587" calcext:value-type="float">
            <text:p>-4.1731056159</text:p>
          </table:table-cell>
          <table:table-cell table:formula="of:=IF(ISNA([.C907]);NA();[.B90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32223946167" calcext:value-type="float">
            <text:p>-0.2322239462</text:p>
          </table:table-cell>
          <table:table-cell office:value-type="float" office:value="-2.84921875572" calcext:value-type="float">
            <text:p>-2.8492187557</text:p>
          </table:table-cell>
          <table:table-cell office:value-type="float" office:value="0" calcext:value-type="float">
            <text:p>0</text:p>
          </table:table-cell>
          <table:table-cell office:value-type="float" office:value="2.93208321522" calcext:value-type="float">
            <text:p>2.9320832152</text:p>
          </table:table-cell>
        </table:table-row>
        <table:table-row table:style-name="ro1">
          <table:table-cell office:value-type="float" office:value="-1.72513436163" calcext:value-type="float">
            <text:p>-1.7251343616</text:p>
          </table:table-cell>
          <table:table-cell office:value-type="float" office:value="-3.647039686" calcext:value-type="float">
            <text:p>-3.647039686</text:p>
          </table:table-cell>
          <table:table-cell table:formula="of:=MATCH([.A908];[.F$5:.F$25];0)" office:value-type="string" office:string-value="" calcext:value-type="error">
            <text:p>#N/A</text:p>
          </table:table-cell>
          <table:table-cell table:formula="of:=IF(ISNA([.C908]);[.B908];NA())" office:value-type="float" office:value="-3.647039686" calcext:value-type="float">
            <text:p>-3.647039686</text:p>
          </table:table-cell>
          <table:table-cell table:formula="of:=IF(ISNA([.C908]);NA();[.B908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424450769622" calcext:value-type="float">
            <text:p>0.042445077</text:p>
          </table:table-cell>
          <table:table-cell office:value-type="float" office:value="-3.68832494055" calcext:value-type="float">
            <text:p>-3.6883249406</text:p>
          </table:table-cell>
          <table:table-cell office:value-type="float" office:value="0" calcext:value-type="float">
            <text:p>0</text:p>
          </table:table-cell>
          <table:table-cell office:value-type="float" office:value="2.93208321522" calcext:value-type="float">
            <text:p>2.9320832152</text:p>
          </table:table-cell>
        </table:table-row>
        <table:table-row table:style-name="ro1">
          <table:table-cell office:value-type="float" office:value="-0.99319910652" calcext:value-type="float">
            <text:p>-0.9931991065</text:p>
          </table:table-cell>
          <table:table-cell office:value-type="float" office:value="-4.36112750761" calcext:value-type="float">
            <text:p>-4.3611275076</text:p>
          </table:table-cell>
          <table:table-cell table:formula="of:=MATCH([.A909];[.F$5:.F$25];0)" office:value-type="string" office:string-value="" calcext:value-type="error">
            <text:p>#N/A</text:p>
          </table:table-cell>
          <table:table-cell table:formula="of:=IF(ISNA([.C909]);[.B909];NA())" office:value-type="float" office:value="-4.36112750761" calcext:value-type="float">
            <text:p>-4.3611275076</text:p>
          </table:table-cell>
          <table:table-cell table:formula="of:=IF(ISNA([.C909]);NA();[.B909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395358392221" calcext:value-type="float">
            <text:p>0.0395358392</text:p>
          </table:table-cell>
          <table:table-cell office:value-type="float" office:value="-3.2633925698" calcext:value-type="float">
            <text:p>-3.2633925698</text:p>
          </table:table-cell>
          <table:table-cell office:value-type="float" office:value="0" calcext:value-type="float">
            <text:p>0</text:p>
          </table:table-cell>
          <table:table-cell office:value-type="float" office:value="2.93208321522" calcext:value-type="float">
            <text:p>2.9320832152</text:p>
          </table:table-cell>
        </table:table-row>
        <table:table-row table:style-name="ro1">
          <table:table-cell office:value-type="float" office:value="-0.219879055678" calcext:value-type="float">
            <text:p>-0.2198790557</text:p>
          </table:table-cell>
          <table:table-cell office:value-type="float" office:value="-3.36096737588" calcext:value-type="float">
            <text:p>-3.3609673759</text:p>
          </table:table-cell>
          <table:table-cell table:formula="of:=MATCH([.A910];[.F$5:.F$25];0)" office:value-type="string" office:string-value="" calcext:value-type="error">
            <text:p>#N/A</text:p>
          </table:table-cell>
          <table:table-cell table:formula="of:=IF(ISNA([.C910]);[.B910];NA())" office:value-type="float" office:value="-3.36096737588" calcext:value-type="float">
            <text:p>-3.3609673759</text:p>
          </table:table-cell>
          <table:table-cell table:formula="of:=IF(ISNA([.C910]);NA();[.B91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15096700829" calcext:value-type="float">
            <text:p>-0.6150967008</text:p>
          </table:table-cell>
          <table:table-cell office:value-type="float" office:value="-4.00149735305" calcext:value-type="float">
            <text:p>-4.0014973531</text:p>
          </table:table-cell>
          <table:table-cell office:value-type="float" office:value="0" calcext:value-type="float">
            <text:p>0</text:p>
          </table:table-cell>
          <table:table-cell office:value-type="float" office:value="2.93208321522" calcext:value-type="float">
            <text:p>2.9320832152</text:p>
          </table:table-cell>
        </table:table-row>
        <table:table-row table:style-name="ro1">
          <table:table-cell office:value-type="float" office:value="-0.347293274461" calcext:value-type="float">
            <text:p>-0.3472932745</text:p>
          </table:table-cell>
          <table:table-cell office:value-type="float" office:value="-4.19595364762" calcext:value-type="float">
            <text:p>-4.1959536476</text:p>
          </table:table-cell>
          <table:table-cell table:formula="of:=MATCH([.A911];[.F$5:.F$25];0)" office:value-type="string" office:string-value="" calcext:value-type="error">
            <text:p>#N/A</text:p>
          </table:table-cell>
          <table:table-cell table:formula="of:=IF(ISNA([.C911]);[.B911];NA())" office:value-type="float" office:value="-4.19595364762" calcext:value-type="float">
            <text:p>-4.1959536476</text:p>
          </table:table-cell>
          <table:table-cell table:formula="of:=IF(ISNA([.C911]);NA();[.B91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10159290562" calcext:value-type="float">
            <text:p>-0.9101592906</text:p>
          </table:table-cell>
          <table:table-cell office:value-type="float" office:value="-4.16063018096" calcext:value-type="float">
            <text:p>-4.160630181</text:p>
          </table:table-cell>
          <table:table-cell office:value-type="float" office:value="0" calcext:value-type="float">
            <text:p>0</text:p>
          </table:table-cell>
          <table:table-cell office:value-type="float" office:value="2.93208321522" calcext:value-type="float">
            <text:p>2.9320832152</text:p>
          </table:table-cell>
        </table:table-row>
        <table:table-row table:style-name="ro1">
          <table:table-cell office:value-type="float" office:value="-0.773760198699" calcext:value-type="float">
            <text:p>-0.7737601987</text:p>
          </table:table-cell>
          <table:table-cell office:value-type="float" office:value="-2.60242360916" calcext:value-type="float">
            <text:p>-2.6024236092</text:p>
          </table:table-cell>
          <table:table-cell table:formula="of:=MATCH([.A912];[.F$5:.F$25];0)" office:value-type="string" office:string-value="" calcext:value-type="error">
            <text:p>#N/A</text:p>
          </table:table-cell>
          <table:table-cell table:formula="of:=IF(ISNA([.C912]);[.B912];NA())" office:value-type="float" office:value="-2.60242360916" calcext:value-type="float">
            <text:p>-2.6024236092</text:p>
          </table:table-cell>
          <table:table-cell table:formula="of:=IF(ISNA([.C912]);NA();[.B91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3847539486" calcext:value-type="float">
            <text:p>-0.4384753949</text:p>
          </table:table-cell>
          <table:table-cell office:value-type="float" office:value="-4.22685136587" calcext:value-type="float">
            <text:p>-4.2268513659</text:p>
          </table:table-cell>
          <table:table-cell office:value-type="float" office:value="0" calcext:value-type="float">
            <text:p>0</text:p>
          </table:table-cell>
          <table:table-cell office:value-type="float" office:value="3.43956446716" calcext:value-type="float">
            <text:p>3.4395644672</text:p>
          </table:table-cell>
        </table:table-row>
        <table:table-row table:style-name="ro1">
          <table:table-cell office:value-type="float" office:value="0.189749017621" calcext:value-type="float">
            <text:p>0.1897490176</text:p>
          </table:table-cell>
          <table:table-cell office:value-type="float" office:value="-3.56385540281" calcext:value-type="float">
            <text:p>-3.5638554028</text:p>
          </table:table-cell>
          <table:table-cell table:formula="of:=MATCH([.A913];[.F$5:.F$25];0)" office:value-type="string" office:string-value="" calcext:value-type="error">
            <text:p>#N/A</text:p>
          </table:table-cell>
          <table:table-cell table:formula="of:=IF(ISNA([.C913]);[.B913];NA())" office:value-type="float" office:value="-3.56385540281" calcext:value-type="float">
            <text:p>-3.5638554028</text:p>
          </table:table-cell>
          <table:table-cell table:formula="of:=IF(ISNA([.C913]);NA();[.B91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232614571647" calcext:value-type="float">
            <text:p>0.0232614572</text:p>
          </table:table-cell>
          <table:table-cell office:value-type="float" office:value="-3.92901084687" calcext:value-type="float">
            <text:p>-3.9290108469</text:p>
          </table:table-cell>
          <table:table-cell office:value-type="float" office:value="0" calcext:value-type="float">
            <text:p>0</text:p>
          </table:table-cell>
          <table:table-cell office:value-type="float" office:value="3.43956446716" calcext:value-type="float">
            <text:p>3.4395644672</text:p>
          </table:table-cell>
        </table:table-row>
        <table:table-row table:style-name="ro1">
          <table:table-cell office:value-type="float" office:value="-0.596200450225" calcext:value-type="float">
            <text:p>-0.5962004502</text:p>
          </table:table-cell>
          <table:table-cell office:value-type="float" office:value="-2.61350846514" calcext:value-type="float">
            <text:p>-2.6135084651</text:p>
          </table:table-cell>
          <table:table-cell table:formula="of:=MATCH([.A914];[.F$5:.F$25];0)" office:value-type="string" office:string-value="" calcext:value-type="error">
            <text:p>#N/A</text:p>
          </table:table-cell>
          <table:table-cell table:formula="of:=IF(ISNA([.C914]);[.B914];NA())" office:value-type="float" office:value="-2.61350846514" calcext:value-type="float">
            <text:p>-2.6135084651</text:p>
          </table:table-cell>
          <table:table-cell table:formula="of:=IF(ISNA([.C914]);NA();[.B91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04009565491" calcext:value-type="float">
            <text:p>-0.4040095655</text:p>
          </table:table-cell>
          <table:table-cell office:value-type="float" office:value="-3.88186396795" calcext:value-type="float">
            <text:p>-3.881863968</text:p>
          </table:table-cell>
          <table:table-cell office:value-type="float" office:value="0" calcext:value-type="float">
            <text:p>0</text:p>
          </table:table-cell>
          <table:table-cell office:value-type="float" office:value="3.43956446716" calcext:value-type="float">
            <text:p>3.4395644672</text:p>
          </table:table-cell>
        </table:table-row>
        <table:table-row table:style-name="ro1">
          <table:table-cell office:value-type="float" office:value="-1.75786455103" calcext:value-type="float">
            <text:p>-1.757864551</text:p>
          </table:table-cell>
          <table:table-cell office:value-type="float" office:value="-3.75418254803" calcext:value-type="float">
            <text:p>-3.754182548</text:p>
          </table:table-cell>
          <table:table-cell table:formula="of:=MATCH([.A915];[.F$5:.F$25];0)" office:value-type="string" office:string-value="" calcext:value-type="error">
            <text:p>#N/A</text:p>
          </table:table-cell>
          <table:table-cell table:formula="of:=IF(ISNA([.C915]);[.B915];NA())" office:value-type="float" office:value="-3.75418254803" calcext:value-type="float">
            <text:p>-3.754182548</text:p>
          </table:table-cell>
          <table:table-cell table:formula="of:=IF(ISNA([.C915]);NA();[.B91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38131568528" calcext:value-type="float">
            <text:p>-0.2381315685</text:p>
          </table:table-cell>
          <table:table-cell office:value-type="float" office:value="-3.78408253595" calcext:value-type="float">
            <text:p>-3.784082536</text:p>
          </table:table-cell>
          <table:table-cell office:value-type="float" office:value="0" calcext:value-type="float">
            <text:p>0</text:p>
          </table:table-cell>
          <table:table-cell office:value-type="float" office:value="3.43956446716" calcext:value-type="float">
            <text:p>3.4395644672</text:p>
          </table:table-cell>
        </table:table-row>
        <table:table-row table:style-name="ro1">
          <table:table-cell office:value-type="float" office:value="-0.678913967644" calcext:value-type="float">
            <text:p>-0.6789139676</text:p>
          </table:table-cell>
          <table:table-cell office:value-type="float" office:value="-4.39719296832" calcext:value-type="float">
            <text:p>-4.3971929683</text:p>
          </table:table-cell>
          <table:table-cell table:formula="of:=MATCH([.A916];[.F$5:.F$25];0)" office:value-type="string" office:string-value="" calcext:value-type="error">
            <text:p>#N/A</text:p>
          </table:table-cell>
          <table:table-cell table:formula="of:=IF(ISNA([.C916]);[.B916];NA())" office:value-type="float" office:value="-4.39719296832" calcext:value-type="float">
            <text:p>-4.3971929683</text:p>
          </table:table-cell>
          <table:table-cell table:formula="of:=IF(ISNA([.C916]);NA();[.B91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581493371" calcext:value-type="float">
            <text:p>-1.3581493371</text:p>
          </table:table-cell>
          <table:table-cell office:value-type="float" office:value="-3.81189420063" calcext:value-type="float">
            <text:p>-3.8118942006</text:p>
          </table:table-cell>
          <table:table-cell office:value-type="float" office:value="0" calcext:value-type="float">
            <text:p>0</text:p>
          </table:table-cell>
          <table:table-cell office:value-type="float" office:value="3.43956446716" calcext:value-type="float">
            <text:p>3.4395644672</text:p>
          </table:table-cell>
        </table:table-row>
        <table:table-row table:style-name="ro1">
          <table:table-cell office:value-type="float" office:value="-1.13087824637" calcext:value-type="float">
            <text:p>-1.1308782464</text:p>
          </table:table-cell>
          <table:table-cell office:value-type="float" office:value="-4.00380133084" calcext:value-type="float">
            <text:p>-4.0038013308</text:p>
          </table:table-cell>
          <table:table-cell table:formula="of:=MATCH([.A917];[.F$5:.F$25];0)" office:value-type="string" office:string-value="" calcext:value-type="error">
            <text:p>#N/A</text:p>
          </table:table-cell>
          <table:table-cell table:formula="of:=IF(ISNA([.C917]);[.B917];NA())" office:value-type="float" office:value="-4.00380133084" calcext:value-type="float">
            <text:p>-4.0038013308</text:p>
          </table:table-cell>
          <table:table-cell table:formula="of:=IF(ISNA([.C917]);NA();[.B91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46247134611" calcext:value-type="float">
            <text:p>-0.2462471346</text:p>
          </table:table-cell>
          <table:table-cell office:value-type="float" office:value="-3.91023848239" calcext:value-type="float">
            <text:p>-3.9102384824</text:p>
          </table:table-cell>
          <table:table-cell office:value-type="float" office:value="0" calcext:value-type="float">
            <text:p>0</text:p>
          </table:table-cell>
          <table:table-cell office:value-type="float" office:value="3.43956446716" calcext:value-type="float">
            <text:p>3.4395644672</text:p>
          </table:table-cell>
        </table:table-row>
        <table:table-row table:style-name="ro1">
          <table:table-cell office:value-type="float" office:value="-1.50811008298" calcext:value-type="float">
            <text:p>-1.508110083</text:p>
          </table:table-cell>
          <table:table-cell office:value-type="float" office:value="-3.01146134724" calcext:value-type="float">
            <text:p>-3.0114613472</text:p>
          </table:table-cell>
          <table:table-cell table:formula="of:=MATCH([.A918];[.F$5:.F$25];0)" office:value-type="string" office:string-value="" calcext:value-type="error">
            <text:p>#N/A</text:p>
          </table:table-cell>
          <table:table-cell table:formula="of:=IF(ISNA([.C918]);[.B918];NA())" office:value-type="float" office:value="-3.01146134724" calcext:value-type="float">
            <text:p>-3.0114613472</text:p>
          </table:table-cell>
          <table:table-cell table:formula="of:=IF(ISNA([.C918]);NA();[.B91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58898079378" calcext:value-type="float">
            <text:p>-0.6588980794</text:p>
          </table:table-cell>
          <table:table-cell office:value-type="float" office:value="-2.90447078075" calcext:value-type="float">
            <text:p>-2.9044707808</text:p>
          </table:table-cell>
          <table:table-cell office:value-type="float" office:value="0" calcext:value-type="float">
            <text:p>0</text:p>
          </table:table-cell>
          <table:table-cell office:value-type="float" office:value="3.43956446716" calcext:value-type="float">
            <text:p>3.4395644672</text:p>
          </table:table-cell>
        </table:table-row>
        <table:table-row table:style-name="ro1">
          <table:table-cell office:value-type="float" office:value="-0.585374192351" calcext:value-type="float">
            <text:p>-0.5853741924</text:p>
          </table:table-cell>
          <table:table-cell office:value-type="float" office:value="-3.01367120581" calcext:value-type="float">
            <text:p>-3.0136712058</text:p>
          </table:table-cell>
          <table:table-cell table:formula="of:=MATCH([.A919];[.F$5:.F$25];0)" office:value-type="string" office:string-value="" calcext:value-type="error">
            <text:p>#N/A</text:p>
          </table:table-cell>
          <table:table-cell table:formula="of:=IF(ISNA([.C919]);[.B919];NA())" office:value-type="float" office:value="-3.01367120581" calcext:value-type="float">
            <text:p>-3.0136712058</text:p>
          </table:table-cell>
          <table:table-cell table:formula="of:=IF(ISNA([.C919]);NA();[.B91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075458202" calcext:value-type="float">
            <text:p>-1.2075458202</text:p>
          </table:table-cell>
          <table:table-cell office:value-type="float" office:value="-3.17892352401" calcext:value-type="float">
            <text:p>-3.178923524</text:p>
          </table:table-cell>
          <table:table-cell office:value-type="float" office:value="0" calcext:value-type="float">
            <text:p>0</text:p>
          </table:table-cell>
          <table:table-cell office:value-type="float" office:value="3.43956446716" calcext:value-type="float">
            <text:p>3.4395644672</text:p>
          </table:table-cell>
        </table:table-row>
        <table:table-row table:style-name="ro1">
          <table:table-cell office:value-type="float" office:value="-1.48585751062" calcext:value-type="float">
            <text:p>-1.4858575106</text:p>
          </table:table-cell>
          <table:table-cell office:value-type="float" office:value="-3.64951519574" calcext:value-type="float">
            <text:p>-3.6495151957</text:p>
          </table:table-cell>
          <table:table-cell table:formula="of:=MATCH([.A920];[.F$5:.F$25];0)" office:value-type="string" office:string-value="" calcext:value-type="error">
            <text:p>#N/A</text:p>
          </table:table-cell>
          <table:table-cell table:formula="of:=IF(ISNA([.C920]);[.B920];NA())" office:value-type="float" office:value="-3.64951519574" calcext:value-type="float">
            <text:p>-3.6495151957</text:p>
          </table:table-cell>
          <table:table-cell table:formula="of:=IF(ISNA([.C920]);NA();[.B92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4982883315" calcext:value-type="float">
            <text:p>-1.2498288332</text:p>
          </table:table-cell>
          <table:table-cell office:value-type="float" office:value="-3.05971252232" calcext:value-type="float">
            <text:p>-3.0597125223</text:p>
          </table:table-cell>
          <table:table-cell office:value-type="float" office:value="0" calcext:value-type="float">
            <text:p>0</text:p>
          </table:table-cell>
          <table:table-cell office:value-type="float" office:value="3.43956446716" calcext:value-type="float">
            <text:p>3.4395644672</text:p>
          </table:table-cell>
        </table:table-row>
        <table:table-row table:style-name="ro1">
          <table:table-cell office:value-type="float" office:value="-0.158932669091" calcext:value-type="float">
            <text:p>-0.1589326691</text:p>
          </table:table-cell>
          <table:table-cell office:value-type="float" office:value="-3.18296463679" calcext:value-type="float">
            <text:p>-3.1829646368</text:p>
          </table:table-cell>
          <table:table-cell table:formula="of:=MATCH([.A921];[.F$5:.F$25];0)" office:value-type="string" office:string-value="" calcext:value-type="error">
            <text:p>#N/A</text:p>
          </table:table-cell>
          <table:table-cell table:formula="of:=IF(ISNA([.C921]);[.B921];NA())" office:value-type="float" office:value="-3.18296463679" calcext:value-type="float">
            <text:p>-3.1829646368</text:p>
          </table:table-cell>
          <table:table-cell table:formula="of:=IF(ISNA([.C921]);NA();[.B92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10747105036" calcext:value-type="float">
            <text:p>-0.310747105</text:p>
          </table:table-cell>
          <table:table-cell office:value-type="float" office:value="-4.16418338799" calcext:value-type="float">
            <text:p>-4.164183388</text:p>
          </table:table-cell>
          <table:table-cell office:value-type="float" office:value="0" calcext:value-type="float">
            <text:p>0</text:p>
          </table:table-cell>
          <table:table-cell office:value-type="float" office:value="3.43956446716" calcext:value-type="float">
            <text:p>3.4395644672</text:p>
          </table:table-cell>
        </table:table-row>
        <table:table-row table:style-name="ro1">
          <table:table-cell office:value-type="float" office:value="-1.29588580269" calcext:value-type="float">
            <text:p>-1.2958858027</text:p>
          </table:table-cell>
          <table:table-cell office:value-type="float" office:value="-3.88188993658" calcext:value-type="float">
            <text:p>-3.8818899366</text:p>
          </table:table-cell>
          <table:table-cell table:formula="of:=MATCH([.A922];[.F$5:.F$25];0)" office:value-type="string" office:string-value="" calcext:value-type="error">
            <text:p>#N/A</text:p>
          </table:table-cell>
          <table:table-cell table:formula="of:=IF(ISNA([.C922]);[.B922];NA())" office:value-type="float" office:value="-3.88188993658" calcext:value-type="float">
            <text:p>-3.8818899366</text:p>
          </table:table-cell>
          <table:table-cell table:formula="of:=IF(ISNA([.C922]);NA();[.B92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5790733233" calcext:value-type="float">
            <text:p>-1.4579073323</text:p>
          </table:table-cell>
          <table:table-cell office:value-type="float" office:value="-3.44591062696" calcext:value-type="float">
            <text:p>-3.445910627</text:p>
          </table:table-cell>
          <table:table-cell office:value-type="float" office:value="0" calcext:value-type="float">
            <text:p>0</text:p>
          </table:table-cell>
          <table:table-cell office:value-type="float" office:value="2.8305701721" calcext:value-type="float">
            <text:p>2.8305701721</text:p>
          </table:table-cell>
        </table:table-row>
        <table:table-row table:style-name="ro1">
          <table:table-cell office:value-type="float" office:value="-1.13673438583" calcext:value-type="float">
            <text:p>-1.1367343858</text:p>
          </table:table-cell>
          <table:table-cell office:value-type="float" office:value="-4.05976969711" calcext:value-type="float">
            <text:p>-4.0597696971</text:p>
          </table:table-cell>
          <table:table-cell table:formula="of:=MATCH([.A923];[.F$5:.F$25];0)" office:value-type="string" office:string-value="" calcext:value-type="error">
            <text:p>#N/A</text:p>
          </table:table-cell>
          <table:table-cell table:formula="of:=IF(ISNA([.C923]);[.B923];NA())" office:value-type="float" office:value="-4.05976969711" calcext:value-type="float">
            <text:p>-4.0597696971</text:p>
          </table:table-cell>
          <table:table-cell table:formula="of:=IF(ISNA([.C923]);NA();[.B92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89112169005" calcext:value-type="float">
            <text:p>-0.189112169</text:p>
          </table:table-cell>
          <table:table-cell office:value-type="float" office:value="-3.01842556629" calcext:value-type="float">
            <text:p>-3.0184255663</text:p>
          </table:table-cell>
          <table:table-cell office:value-type="float" office:value="0" calcext:value-type="float">
            <text:p>0</text:p>
          </table:table-cell>
          <table:table-cell office:value-type="float" office:value="2.8305701721" calcext:value-type="float">
            <text:p>2.8305701721</text:p>
          </table:table-cell>
        </table:table-row>
        <table:table-row table:style-name="ro1">
          <table:table-cell office:value-type="float" office:value="-0.671401395694" calcext:value-type="float">
            <text:p>-0.6714013957</text:p>
          </table:table-cell>
          <table:table-cell office:value-type="float" office:value="-2.85704960332" calcext:value-type="float">
            <text:p>-2.8570496033</text:p>
          </table:table-cell>
          <table:table-cell table:formula="of:=MATCH([.A924];[.F$5:.F$25];0)" office:value-type="string" office:string-value="" calcext:value-type="error">
            <text:p>#N/A</text:p>
          </table:table-cell>
          <table:table-cell table:formula="of:=IF(ISNA([.C924]);[.B924];NA())" office:value-type="float" office:value="-2.85704960332" calcext:value-type="float">
            <text:p>-2.8570496033</text:p>
          </table:table-cell>
          <table:table-cell table:formula="of:=IF(ISNA([.C924]);NA();[.B92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33148012403" calcext:value-type="float">
            <text:p>-0.8331480124</text:p>
          </table:table-cell>
          <table:table-cell office:value-type="float" office:value="-2.70131817816" calcext:value-type="float">
            <text:p>-2.7013181782</text:p>
          </table:table-cell>
          <table:table-cell office:value-type="float" office:value="0" calcext:value-type="float">
            <text:p>0</text:p>
          </table:table-cell>
          <table:table-cell office:value-type="float" office:value="2.8305701721" calcext:value-type="float">
            <text:p>2.8305701721</text:p>
          </table:table-cell>
        </table:table-row>
        <table:table-row table:style-name="ro1">
          <table:table-cell office:value-type="float" office:value="-0.644135054401" calcext:value-type="float">
            <text:p>-0.6441350544</text:p>
          </table:table-cell>
          <table:table-cell office:value-type="float" office:value="-2.74386387664" calcext:value-type="float">
            <text:p>-2.7438638766</text:p>
          </table:table-cell>
          <table:table-cell table:formula="of:=MATCH([.A925];[.F$5:.F$25];0)" office:value-type="string" office:string-value="" calcext:value-type="error">
            <text:p>#N/A</text:p>
          </table:table-cell>
          <table:table-cell table:formula="of:=IF(ISNA([.C925]);[.B925];NA())" office:value-type="float" office:value="-2.74386387664" calcext:value-type="float">
            <text:p>-2.7438638766</text:p>
          </table:table-cell>
          <table:table-cell table:formula="of:=IF(ISNA([.C925]);NA();[.B92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63725420634" calcext:value-type="float">
            <text:p>-0.8637254206</text:p>
          </table:table-cell>
          <table:table-cell office:value-type="float" office:value="-2.99740285969" calcext:value-type="float">
            <text:p>-2.9974028597</text:p>
          </table:table-cell>
          <table:table-cell office:value-type="float" office:value="0" calcext:value-type="float">
            <text:p>0</text:p>
          </table:table-cell>
          <table:table-cell office:value-type="float" office:value="2.8305701721" calcext:value-type="float">
            <text:p>2.8305701721</text:p>
          </table:table-cell>
        </table:table-row>
        <table:table-row table:style-name="ro1">
          <table:table-cell office:value-type="float" office:value="-0.771721486023" calcext:value-type="float">
            <text:p>-0.771721486</text:p>
          </table:table-cell>
          <table:table-cell office:value-type="float" office:value="-4.13985823971" calcext:value-type="float">
            <text:p>-4.1398582397</text:p>
          </table:table-cell>
          <table:table-cell table:formula="of:=MATCH([.A926];[.F$5:.F$25];0)" office:value-type="string" office:string-value="" calcext:value-type="error">
            <text:p>#N/A</text:p>
          </table:table-cell>
          <table:table-cell table:formula="of:=IF(ISNA([.C926]);[.B926];NA())" office:value-type="float" office:value="-4.13985823971" calcext:value-type="float">
            <text:p>-4.1398582397</text:p>
          </table:table-cell>
          <table:table-cell table:formula="of:=IF(ISNA([.C926]);NA();[.B92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26169812877" calcext:value-type="float">
            <text:p>-0.7261698129</text:p>
          </table:table-cell>
          <table:table-cell office:value-type="float" office:value="-4.17141008395" calcext:value-type="float">
            <text:p>-4.171410084</text:p>
          </table:table-cell>
          <table:table-cell office:value-type="float" office:value="0" calcext:value-type="float">
            <text:p>0</text:p>
          </table:table-cell>
          <table:table-cell office:value-type="float" office:value="2.8305701721" calcext:value-type="float">
            <text:p>2.8305701721</text:p>
          </table:table-cell>
        </table:table-row>
        <table:table-row table:style-name="ro1">
          <table:table-cell office:value-type="float" office:value="0.159990642135" calcext:value-type="float">
            <text:p>0.1599906421</text:p>
          </table:table-cell>
          <table:table-cell office:value-type="float" office:value="-3.79070110362" calcext:value-type="float">
            <text:p>-3.7907011036</text:p>
          </table:table-cell>
          <table:table-cell table:formula="of:=MATCH([.A927];[.F$5:.F$25];0)" office:value-type="string" office:string-value="" calcext:value-type="error">
            <text:p>#N/A</text:p>
          </table:table-cell>
          <table:table-cell table:formula="of:=IF(ISNA([.C927]);[.B927];NA())" office:value-type="float" office:value="-3.79070110362" calcext:value-type="float">
            <text:p>-3.7907011036</text:p>
          </table:table-cell>
          <table:table-cell table:formula="of:=IF(ISNA([.C927]);NA();[.B92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62978489311" calcext:value-type="float">
            <text:p>-0.5629784893</text:p>
          </table:table-cell>
          <table:table-cell office:value-type="float" office:value="-2.56013288614" calcext:value-type="float">
            <text:p>-2.5601328861</text:p>
          </table:table-cell>
          <table:table-cell office:value-type="float" office:value="0" calcext:value-type="float">
            <text:p>0</text:p>
          </table:table-cell>
          <table:table-cell office:value-type="float" office:value="2.8305701721" calcext:value-type="float">
            <text:p>2.8305701721</text:p>
          </table:table-cell>
        </table:table-row>
        <table:table-row table:style-name="ro1">
          <table:table-cell office:value-type="float" office:value="-0.232223946167" calcext:value-type="float">
            <text:p>-0.2322239462</text:p>
          </table:table-cell>
          <table:table-cell office:value-type="float" office:value="-2.84921875572" calcext:value-type="float">
            <text:p>-2.8492187557</text:p>
          </table:table-cell>
          <table:table-cell table:formula="of:=MATCH([.A928];[.F$5:.F$25];0)" office:value-type="string" office:string-value="" calcext:value-type="error">
            <text:p>#N/A</text:p>
          </table:table-cell>
          <table:table-cell table:formula="of:=IF(ISNA([.C928]);[.B928];NA())" office:value-type="float" office:value="-2.84921875572" calcext:value-type="float">
            <text:p>-2.8492187557</text:p>
          </table:table-cell>
          <table:table-cell table:formula="of:=IF(ISNA([.C928]);NA();[.B92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540357004" calcext:value-type="float">
            <text:p>-0.4540357004</text:p>
          </table:table-cell>
          <table:table-cell office:value-type="float" office:value="-2.58744031167" calcext:value-type="float">
            <text:p>-2.5874403117</text:p>
          </table:table-cell>
          <table:table-cell office:value-type="float" office:value="0" calcext:value-type="float">
            <text:p>0</text:p>
          </table:table-cell>
          <table:table-cell office:value-type="float" office:value="2.8305701721" calcext:value-type="float">
            <text:p>2.8305701721</text:p>
          </table:table-cell>
        </table:table-row>
        <table:table-row table:style-name="ro1">
          <table:table-cell office:value-type="float" office:value="0.0424450769622" calcext:value-type="float">
            <text:p>0.042445077</text:p>
          </table:table-cell>
          <table:table-cell office:value-type="float" office:value="-3.68832494055" calcext:value-type="float">
            <text:p>-3.6883249406</text:p>
          </table:table-cell>
          <table:table-cell table:formula="of:=MATCH([.A929];[.F$5:.F$25];0)" office:value-type="string" office:string-value="" calcext:value-type="error">
            <text:p>#N/A</text:p>
          </table:table-cell>
          <table:table-cell table:formula="of:=IF(ISNA([.C929]);[.B929];NA())" office:value-type="float" office:value="-3.68832494055" calcext:value-type="float">
            <text:p>-3.6883249406</text:p>
          </table:table-cell>
          <table:table-cell table:formula="of:=IF(ISNA([.C929]);NA();[.B92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88300224981" calcext:value-type="float">
            <text:p>-0.688300225</text:p>
          </table:table-cell>
          <table:table-cell office:value-type="float" office:value="-2.78773689895" calcext:value-type="float">
            <text:p>-2.787736899</text:p>
          </table:table-cell>
          <table:table-cell office:value-type="float" office:value="0" calcext:value-type="float">
            <text:p>0</text:p>
          </table:table-cell>
          <table:table-cell office:value-type="float" office:value="2.8305701721" calcext:value-type="float">
            <text:p>2.8305701721</text:p>
          </table:table-cell>
        </table:table-row>
        <table:table-row table:style-name="ro1">
          <table:table-cell office:value-type="float" office:value="0.0395358392221" calcext:value-type="float">
            <text:p>0.0395358392</text:p>
          </table:table-cell>
          <table:table-cell office:value-type="float" office:value="-3.2633925698" calcext:value-type="float">
            <text:p>-3.2633925698</text:p>
          </table:table-cell>
          <table:table-cell table:formula="of:=MATCH([.A930];[.F$5:.F$25];0)" office:value-type="string" office:string-value="" calcext:value-type="error">
            <text:p>#N/A</text:p>
          </table:table-cell>
          <table:table-cell table:formula="of:=IF(ISNA([.C930]);[.B930];NA())" office:value-type="float" office:value="-3.2633925698" calcext:value-type="float">
            <text:p>-3.2633925698</text:p>
          </table:table-cell>
          <table:table-cell table:formula="of:=IF(ISNA([.C930]);NA();[.B93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40643948249" calcext:value-type="float">
            <text:p>-0.3406439482</text:p>
          </table:table-cell>
          <table:table-cell office:value-type="float" office:value="-3.76481262607" calcext:value-type="float">
            <text:p>-3.7648126261</text:p>
          </table:table-cell>
          <table:table-cell office:value-type="float" office:value="0" calcext:value-type="float">
            <text:p>0</text:p>
          </table:table-cell>
          <table:table-cell office:value-type="float" office:value="2.8305701721" calcext:value-type="float">
            <text:p>2.8305701721</text:p>
          </table:table-cell>
        </table:table-row>
        <table:table-row table:style-name="ro1">
          <table:table-cell office:value-type="float" office:value="-0.615096700829" calcext:value-type="float">
            <text:p>-0.6150967008</text:p>
          </table:table-cell>
          <table:table-cell office:value-type="float" office:value="-4.00149735305" calcext:value-type="float">
            <text:p>-4.0014973531</text:p>
          </table:table-cell>
          <table:table-cell table:formula="of:=MATCH([.A931];[.F$5:.F$25];0)" office:value-type="string" office:string-value="" calcext:value-type="error">
            <text:p>#N/A</text:p>
          </table:table-cell>
          <table:table-cell table:formula="of:=IF(ISNA([.C931]);[.B931];NA())" office:value-type="float" office:value="-4.00149735305" calcext:value-type="float">
            <text:p>-4.0014973531</text:p>
          </table:table-cell>
          <table:table-cell table:formula="of:=IF(ISNA([.C931]);NA();[.B93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74255266671" calcext:value-type="float">
            <text:p>-0.8742552667</text:p>
          </table:table-cell>
          <table:table-cell office:value-type="float" office:value="-2.71406889962" calcext:value-type="float">
            <text:p>-2.7140688996</text:p>
          </table:table-cell>
          <table:table-cell office:value-type="float" office:value="0" calcext:value-type="float">
            <text:p>0</text:p>
          </table:table-cell>
          <table:table-cell office:value-type="float" office:value="2.8305701721" calcext:value-type="float">
            <text:p>2.8305701721</text:p>
          </table:table-cell>
        </table:table-row>
        <table:table-row table:style-name="ro1">
          <table:table-cell office:value-type="float" office:value="-0.910159290562" calcext:value-type="float">
            <text:p>-0.9101592906</text:p>
          </table:table-cell>
          <table:table-cell office:value-type="float" office:value="-4.16063018096" calcext:value-type="float">
            <text:p>-4.160630181</text:p>
          </table:table-cell>
          <table:table-cell table:formula="of:=MATCH([.A932];[.F$5:.F$25];0)" office:value-type="string" office:string-value="" calcext:value-type="error">
            <text:p>#N/A</text:p>
          </table:table-cell>
          <table:table-cell table:formula="of:=IF(ISNA([.C932]);[.B932];NA())" office:value-type="float" office:value="-4.16063018096" calcext:value-type="float">
            <text:p>-4.160630181</text:p>
          </table:table-cell>
          <table:table-cell table:formula="of:=IF(ISNA([.C932]);NA();[.B93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5529324039" calcext:value-type="float">
            <text:p>-1.2552932404</text:p>
          </table:table-cell>
          <table:table-cell office:value-type="float" office:value="-3.88851330031" calcext:value-type="float">
            <text:p>-3.8885133003</text:p>
          </table:table-cell>
          <table:table-cell office:value-type="float" office:value="0" calcext:value-type="float">
            <text:p>0</text:p>
          </table:table-cell>
          <table:table-cell office:value-type="float" office:value="2.8305701721" calcext:value-type="float">
            <text:p>2.8305701721</text:p>
          </table:table-cell>
        </table:table-row>
        <table:table-row table:style-name="ro1">
          <table:table-cell office:value-type="float" office:value="-0.43847539486" calcext:value-type="float">
            <text:p>-0.4384753949</text:p>
          </table:table-cell>
          <table:table-cell office:value-type="float" office:value="-4.22685136587" calcext:value-type="float">
            <text:p>-4.2268513659</text:p>
          </table:table-cell>
          <table:table-cell table:formula="of:=MATCH([.A933];[.F$5:.F$25];0)" office:value-type="string" office:string-value="" calcext:value-type="error">
            <text:p>#N/A</text:p>
          </table:table-cell>
          <table:table-cell table:formula="of:=IF(ISNA([.C933]);[.B933];NA())" office:value-type="float" office:value="-4.22685136587" calcext:value-type="float">
            <text:p>-4.2268513659</text:p>
          </table:table-cell>
          <table:table-cell table:formula="of:=IF(ISNA([.C933]);NA();[.B933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433667655326" calcext:value-type="float">
            <text:p>0.0433667655</text:p>
          </table:table-cell>
          <table:table-cell office:value-type="float" office:value="-4.02759114103" calcext:value-type="float">
            <text:p>-4.027591141</text:p>
          </table:table-cell>
          <table:table-cell office:value-type="float" office:value="0" calcext:value-type="float">
            <text:p>0</text:p>
          </table:table-cell>
          <table:table-cell office:value-type="float" office:value="2.8305701721" calcext:value-type="float">
            <text:p>2.8305701721</text:p>
          </table:table-cell>
        </table:table-row>
        <table:table-row table:style-name="ro1">
          <table:table-cell office:value-type="float" office:value="0.0232614571647" calcext:value-type="float">
            <text:p>0.0232614572</text:p>
          </table:table-cell>
          <table:table-cell office:value-type="float" office:value="-3.92901084687" calcext:value-type="float">
            <text:p>-3.9290108469</text:p>
          </table:table-cell>
          <table:table-cell table:formula="of:=MATCH([.A934];[.F$5:.F$25];0)" office:value-type="string" office:string-value="" calcext:value-type="error">
            <text:p>#N/A</text:p>
          </table:table-cell>
          <table:table-cell table:formula="of:=IF(ISNA([.C934]);[.B934];NA())" office:value-type="float" office:value="-3.92901084687" calcext:value-type="float">
            <text:p>-3.9290108469</text:p>
          </table:table-cell>
          <table:table-cell table:formula="of:=IF(ISNA([.C934]);NA();[.B93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0209413621" calcext:value-type="float">
            <text:p>-1.6020941362</text:p>
          </table:table-cell>
          <table:table-cell office:value-type="float" office:value="-3.77659005088" calcext:value-type="float">
            <text:p>-3.7765900509</text:p>
          </table:table-cell>
          <table:table-cell office:value-type="float" office:value="0" calcext:value-type="float">
            <text:p>0</text:p>
          </table:table-cell>
          <table:table-cell office:value-type="float" office:value="2.8305701721" calcext:value-type="float">
            <text:p>2.8305701721</text:p>
          </table:table-cell>
        </table:table-row>
        <table:table-row table:style-name="ro1">
          <table:table-cell office:value-type="float" office:value="-0.404009565491" calcext:value-type="float">
            <text:p>-0.4040095655</text:p>
          </table:table-cell>
          <table:table-cell office:value-type="float" office:value="-3.88186396795" calcext:value-type="float">
            <text:p>-3.881863968</text:p>
          </table:table-cell>
          <table:table-cell table:formula="of:=MATCH([.A935];[.F$5:.F$25];0)" office:value-type="string" office:string-value="" calcext:value-type="error">
            <text:p>#N/A</text:p>
          </table:table-cell>
          <table:table-cell table:formula="of:=IF(ISNA([.C935]);[.B935];NA())" office:value-type="float" office:value="-3.88186396795" calcext:value-type="float">
            <text:p>-3.881863968</text:p>
          </table:table-cell>
          <table:table-cell table:formula="of:=IF(ISNA([.C935]);NA();[.B93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2178262563" calcext:value-type="float">
            <text:p>-1.5217826256</text:p>
          </table:table-cell>
          <table:table-cell office:value-type="float" office:value="-3.95839799911" calcext:value-type="float">
            <text:p>-3.9583979991</text:p>
          </table:table-cell>
          <table:table-cell office:value-type="float" office:value="0" calcext:value-type="float">
            <text:p>0</text:p>
          </table:table-cell>
          <table:table-cell office:value-type="float" office:value="2.8305701721" calcext:value-type="float">
            <text:p>2.8305701721</text:p>
          </table:table-cell>
        </table:table-row>
        <table:table-row table:style-name="ro1">
          <table:table-cell office:value-type="float" office:value="-0.238131568528" calcext:value-type="float">
            <text:p>-0.2381315685</text:p>
          </table:table-cell>
          <table:table-cell office:value-type="float" office:value="-3.78408253595" calcext:value-type="float">
            <text:p>-3.784082536</text:p>
          </table:table-cell>
          <table:table-cell table:formula="of:=MATCH([.A936];[.F$5:.F$25];0)" office:value-type="string" office:string-value="" calcext:value-type="error">
            <text:p>#N/A</text:p>
          </table:table-cell>
          <table:table-cell table:formula="of:=IF(ISNA([.C936]);[.B936];NA())" office:value-type="float" office:value="-3.78408253595" calcext:value-type="float">
            <text:p>-3.784082536</text:p>
          </table:table-cell>
          <table:table-cell table:formula="of:=IF(ISNA([.C936]);NA();[.B93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7316788316" calcext:value-type="float">
            <text:p>-1.5731678832</text:p>
          </table:table-cell>
          <table:table-cell office:value-type="float" office:value="-3.48666631645" calcext:value-type="float">
            <text:p>-3.4866663165</text:p>
          </table:table-cell>
          <table:table-cell office:value-type="float" office:value="0" calcext:value-type="float">
            <text:p>0</text:p>
          </table:table-cell>
          <table:table-cell office:value-type="float" office:value="3.59831300765" calcext:value-type="float">
            <text:p>3.5983130077</text:p>
          </table:table-cell>
        </table:table-row>
        <table:table-row table:style-name="ro1">
          <table:table-cell office:value-type="float" office:value="-1.3581493371" calcext:value-type="float">
            <text:p>-1.3581493371</text:p>
          </table:table-cell>
          <table:table-cell office:value-type="float" office:value="-3.81189420063" calcext:value-type="float">
            <text:p>-3.8118942006</text:p>
          </table:table-cell>
          <table:table-cell table:formula="of:=MATCH([.A937];[.F$5:.F$25];0)" office:value-type="string" office:string-value="" calcext:value-type="error">
            <text:p>#N/A</text:p>
          </table:table-cell>
          <table:table-cell table:formula="of:=IF(ISNA([.C937]);[.B937];NA())" office:value-type="float" office:value="-3.81189420063" calcext:value-type="float">
            <text:p>-3.8118942006</text:p>
          </table:table-cell>
          <table:table-cell table:formula="of:=IF(ISNA([.C937]);NA();[.B93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2643313583" calcext:value-type="float">
            <text:p>-1.6264331358</text:p>
          </table:table-cell>
          <table:table-cell office:value-type="float" office:value="-3.57474794761" calcext:value-type="float">
            <text:p>-3.5747479476</text:p>
          </table:table-cell>
          <table:table-cell office:value-type="float" office:value="0" calcext:value-type="float">
            <text:p>0</text:p>
          </table:table-cell>
          <table:table-cell office:value-type="float" office:value="3.59831300765" calcext:value-type="float">
            <text:p>3.5983130077</text:p>
          </table:table-cell>
        </table:table-row>
        <table:table-row table:style-name="ro1">
          <table:table-cell office:value-type="float" office:value="-0.246247134611" calcext:value-type="float">
            <text:p>-0.2462471346</text:p>
          </table:table-cell>
          <table:table-cell office:value-type="float" office:value="-3.91023848239" calcext:value-type="float">
            <text:p>-3.9102384824</text:p>
          </table:table-cell>
          <table:table-cell table:formula="of:=MATCH([.A938];[.F$5:.F$25];0)" office:value-type="string" office:string-value="" calcext:value-type="error">
            <text:p>#N/A</text:p>
          </table:table-cell>
          <table:table-cell table:formula="of:=IF(ISNA([.C938]);[.B938];NA())" office:value-type="float" office:value="-3.91023848239" calcext:value-type="float">
            <text:p>-3.9102384824</text:p>
          </table:table-cell>
          <table:table-cell table:formula="of:=IF(ISNA([.C938]);NA();[.B93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9378948706" calcext:value-type="float">
            <text:p>-1.4937894871</text:p>
          </table:table-cell>
          <table:table-cell office:value-type="float" office:value="-3.73027184502" calcext:value-type="float">
            <text:p>-3.730271845</text:p>
          </table:table-cell>
          <table:table-cell office:value-type="float" office:value="12" calcext:value-type="float">
            <text:p>12</text:p>
          </table:table-cell>
          <table:table-cell office:value-type="float" office:value="3.56773370346" calcext:value-type="float">
            <text:p>3.5677337035</text:p>
          </table:table-cell>
        </table:table-row>
        <table:table-row table:style-name="ro1">
          <table:table-cell office:value-type="float" office:value="-0.658898079378" calcext:value-type="float">
            <text:p>-0.6588980794</text:p>
          </table:table-cell>
          <table:table-cell office:value-type="float" office:value="-2.90447078075" calcext:value-type="float">
            <text:p>-2.9044707808</text:p>
          </table:table-cell>
          <table:table-cell table:formula="of:=MATCH([.A939];[.F$5:.F$25];0)" office:value-type="string" office:string-value="" calcext:value-type="error">
            <text:p>#N/A</text:p>
          </table:table-cell>
          <table:table-cell table:formula="of:=IF(ISNA([.C939]);[.B939];NA())" office:value-type="float" office:value="-2.90447078075" calcext:value-type="float">
            <text:p>-2.9044707808</text:p>
          </table:table-cell>
          <table:table-cell table:formula="of:=IF(ISNA([.C939]);NA();[.B93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8829360168" calcext:value-type="float">
            <text:p>-1.1882936017</text:p>
          </table:table-cell>
          <table:table-cell office:value-type="float" office:value="-2.74653144347" calcext:value-type="float">
            <text:p>-2.7465314435</text:p>
          </table:table-cell>
          <table:table-cell office:value-type="float" office:value="12" calcext:value-type="float">
            <text:p>12</text:p>
          </table:table-cell>
          <table:table-cell office:value-type="float" office:value="3.56773370346" calcext:value-type="float">
            <text:p>3.5677337035</text:p>
          </table:table-cell>
        </table:table-row>
        <table:table-row table:style-name="ro1">
          <table:table-cell office:value-type="float" office:value="-1.2075458202" calcext:value-type="float">
            <text:p>-1.2075458202</text:p>
          </table:table-cell>
          <table:table-cell office:value-type="float" office:value="-3.17892352401" calcext:value-type="float">
            <text:p>-3.178923524</text:p>
          </table:table-cell>
          <table:table-cell table:formula="of:=MATCH([.A940];[.F$5:.F$25];0)" office:value-type="string" office:string-value="" calcext:value-type="error">
            <text:p>#N/A</text:p>
          </table:table-cell>
          <table:table-cell table:formula="of:=IF(ISNA([.C940]);[.B940];NA())" office:value-type="float" office:value="-3.17892352401" calcext:value-type="float">
            <text:p>-3.178923524</text:p>
          </table:table-cell>
          <table:table-cell table:formula="of:=IF(ISNA([.C940]);NA();[.B94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08370288682" calcext:value-type="float">
            <text:p>-0.4083702887</text:p>
          </table:table-cell>
          <table:table-cell office:value-type="float" office:value="-4.10361024817" calcext:value-type="float">
            <text:p>-4.1036102482</text:p>
          </table:table-cell>
          <table:table-cell office:value-type="float" office:value="12" calcext:value-type="float">
            <text:p>12</text:p>
          </table:table-cell>
          <table:table-cell office:value-type="float" office:value="3.56773370346" calcext:value-type="float">
            <text:p>3.5677337035</text:p>
          </table:table-cell>
        </table:table-row>
        <table:table-row table:style-name="ro1">
          <table:table-cell office:value-type="float" office:value="-1.24982883315" calcext:value-type="float">
            <text:p>-1.2498288332</text:p>
          </table:table-cell>
          <table:table-cell office:value-type="float" office:value="-3.05971252232" calcext:value-type="float">
            <text:p>-3.0597125223</text:p>
          </table:table-cell>
          <table:table-cell table:formula="of:=MATCH([.A941];[.F$5:.F$25];0)" office:value-type="string" office:string-value="" calcext:value-type="error">
            <text:p>#N/A</text:p>
          </table:table-cell>
          <table:table-cell table:formula="of:=IF(ISNA([.C941]);[.B941];NA())" office:value-type="float" office:value="-3.05971252232" calcext:value-type="float">
            <text:p>-3.0597125223</text:p>
          </table:table-cell>
          <table:table-cell table:formula="of:=IF(ISNA([.C941]);NA();[.B94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92376953448" calcext:value-type="float">
            <text:p>-0.8923769534</text:p>
          </table:table-cell>
          <table:table-cell office:value-type="float" office:value="-4.34619654345" calcext:value-type="float">
            <text:p>-4.3461965435</text:p>
          </table:table-cell>
          <table:table-cell office:value-type="float" office:value="12" calcext:value-type="float">
            <text:p>12</text:p>
          </table:table-cell>
          <table:table-cell office:value-type="float" office:value="3.56773370346" calcext:value-type="float">
            <text:p>3.5677337035</text:p>
          </table:table-cell>
        </table:table-row>
        <table:table-row table:style-name="ro1">
          <table:table-cell office:value-type="float" office:value="-0.310747105036" calcext:value-type="float">
            <text:p>-0.310747105</text:p>
          </table:table-cell>
          <table:table-cell office:value-type="float" office:value="-4.16418338799" calcext:value-type="float">
            <text:p>-4.164183388</text:p>
          </table:table-cell>
          <table:table-cell table:formula="of:=MATCH([.A942];[.F$5:.F$25];0)" office:value-type="string" office:string-value="" calcext:value-type="error">
            <text:p>#N/A</text:p>
          </table:table-cell>
          <table:table-cell table:formula="of:=IF(ISNA([.C942]);[.B942];NA())" office:value-type="float" office:value="-4.16418338799" calcext:value-type="float">
            <text:p>-4.164183388</text:p>
          </table:table-cell>
          <table:table-cell table:formula="of:=IF(ISNA([.C942]);NA();[.B94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14036628139" calcext:value-type="float">
            <text:p>-0.2140366281</text:p>
          </table:table-cell>
          <table:table-cell office:value-type="float" office:value="-3.67445389375" calcext:value-type="float">
            <text:p>-3.6744538938</text:p>
          </table:table-cell>
          <table:table-cell office:value-type="float" office:value="0" calcext:value-type="float">
            <text:p>0</text:p>
          </table:table-cell>
          <table:table-cell office:value-type="float" office:value="3.36410939254" calcext:value-type="float">
            <text:p>3.3641093925</text:p>
          </table:table-cell>
        </table:table-row>
        <table:table-row table:style-name="ro1">
          <table:table-cell office:value-type="float" office:value="-1.45790733233" calcext:value-type="float">
            <text:p>-1.4579073323</text:p>
          </table:table-cell>
          <table:table-cell office:value-type="float" office:value="-3.44591062696" calcext:value-type="float">
            <text:p>-3.445910627</text:p>
          </table:table-cell>
          <table:table-cell table:formula="of:=MATCH([.A943];[.F$5:.F$25];0)" office:value-type="string" office:string-value="" calcext:value-type="error">
            <text:p>#N/A</text:p>
          </table:table-cell>
          <table:table-cell table:formula="of:=IF(ISNA([.C943]);[.B943];NA())" office:value-type="float" office:value="-3.44591062696" calcext:value-type="float">
            <text:p>-3.445910627</text:p>
          </table:table-cell>
          <table:table-cell table:formula="of:=IF(ISNA([.C943]);NA();[.B94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8242376217" calcext:value-type="float">
            <text:p>-0.3824237622</text:p>
          </table:table-cell>
          <table:table-cell office:value-type="float" office:value="-3.82544376256" calcext:value-type="float">
            <text:p>-3.8254437626</text:p>
          </table:table-cell>
          <table:table-cell office:value-type="float" office:value="0" calcext:value-type="float">
            <text:p>0</text:p>
          </table:table-cell>
          <table:table-cell office:value-type="float" office:value="3.36410939254" calcext:value-type="float">
            <text:p>3.3641093925</text:p>
          </table:table-cell>
        </table:table-row>
        <table:table-row table:style-name="ro1">
          <table:table-cell office:value-type="float" office:value="-0.189112169005" calcext:value-type="float">
            <text:p>-0.189112169</text:p>
          </table:table-cell>
          <table:table-cell office:value-type="float" office:value="-3.01842556629" calcext:value-type="float">
            <text:p>-3.0184255663</text:p>
          </table:table-cell>
          <table:table-cell table:formula="of:=MATCH([.A944];[.F$5:.F$25];0)" office:value-type="string" office:string-value="" calcext:value-type="error">
            <text:p>#N/A</text:p>
          </table:table-cell>
          <table:table-cell table:formula="of:=IF(ISNA([.C944]);[.B944];NA())" office:value-type="float" office:value="-3.01842556629" calcext:value-type="float">
            <text:p>-3.0184255663</text:p>
          </table:table-cell>
          <table:table-cell table:formula="of:=IF(ISNA([.C944]);NA();[.B94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4441907615" calcext:value-type="float">
            <text:p>-1.6444190762</text:p>
          </table:table-cell>
          <table:table-cell office:value-type="float" office:value="-3.23713008723" calcext:value-type="float">
            <text:p>-3.2371300872</text:p>
          </table:table-cell>
          <table:table-cell office:value-type="float" office:value="0" calcext:value-type="float">
            <text:p>0</text:p>
          </table:table-cell>
          <table:table-cell office:value-type="float" office:value="3.36410939254" calcext:value-type="float">
            <text:p>3.3641093925</text:p>
          </table:table-cell>
        </table:table-row>
        <table:table-row table:style-name="ro1">
          <table:table-cell office:value-type="float" office:value="-0.833148012403" calcext:value-type="float">
            <text:p>-0.8331480124</text:p>
          </table:table-cell>
          <table:table-cell office:value-type="float" office:value="-2.70131817816" calcext:value-type="float">
            <text:p>-2.7013181782</text:p>
          </table:table-cell>
          <table:table-cell table:formula="of:=MATCH([.A945];[.F$5:.F$25];0)" office:value-type="string" office:string-value="" calcext:value-type="error">
            <text:p>#N/A</text:p>
          </table:table-cell>
          <table:table-cell table:formula="of:=IF(ISNA([.C945]);[.B945];NA())" office:value-type="float" office:value="-2.70131817816" calcext:value-type="float">
            <text:p>-2.7013181782</text:p>
          </table:table-cell>
          <table:table-cell table:formula="of:=IF(ISNA([.C945]);NA();[.B94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73966396342" calcext:value-type="float">
            <text:p>-0.9739663963</text:p>
          </table:table-cell>
          <table:table-cell office:value-type="float" office:value="-4.21277072906" calcext:value-type="float">
            <text:p>-4.2127707291</text:p>
          </table:table-cell>
          <table:table-cell office:value-type="float" office:value="0" calcext:value-type="float">
            <text:p>0</text:p>
          </table:table-cell>
          <table:table-cell office:value-type="float" office:value="3.36410939254" calcext:value-type="float">
            <text:p>3.3641093925</text:p>
          </table:table-cell>
        </table:table-row>
        <table:table-row table:style-name="ro1">
          <table:table-cell office:value-type="float" office:value="-0.863725420634" calcext:value-type="float">
            <text:p>-0.8637254206</text:p>
          </table:table-cell>
          <table:table-cell office:value-type="float" office:value="-2.99740285969" calcext:value-type="float">
            <text:p>-2.9974028597</text:p>
          </table:table-cell>
          <table:table-cell table:formula="of:=MATCH([.A946];[.F$5:.F$25];0)" office:value-type="string" office:string-value="" calcext:value-type="error">
            <text:p>#N/A</text:p>
          </table:table-cell>
          <table:table-cell table:formula="of:=IF(ISNA([.C946]);[.B946];NA())" office:value-type="float" office:value="-2.99740285969" calcext:value-type="float">
            <text:p>-2.9974028597</text:p>
          </table:table-cell>
          <table:table-cell table:formula="of:=IF(ISNA([.C946]);NA();[.B94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0745011213" calcext:value-type="float">
            <text:p>-1.4074501121</text:p>
          </table:table-cell>
          <table:table-cell office:value-type="float" office:value="-3.50011460574" calcext:value-type="float">
            <text:p>-3.5001146057</text:p>
          </table:table-cell>
          <table:table-cell office:value-type="float" office:value="0" calcext:value-type="float">
            <text:p>0</text:p>
          </table:table-cell>
          <table:table-cell office:value-type="float" office:value="3.36410939254" calcext:value-type="float">
            <text:p>3.3641093925</text:p>
          </table:table-cell>
        </table:table-row>
        <table:table-row table:style-name="ro1">
          <table:table-cell office:value-type="float" office:value="-0.726169812877" calcext:value-type="float">
            <text:p>-0.7261698129</text:p>
          </table:table-cell>
          <table:table-cell office:value-type="float" office:value="-4.17141008395" calcext:value-type="float">
            <text:p>-4.171410084</text:p>
          </table:table-cell>
          <table:table-cell table:formula="of:=MATCH([.A947];[.F$5:.F$25];0)" office:value-type="string" office:string-value="" calcext:value-type="error">
            <text:p>#N/A</text:p>
          </table:table-cell>
          <table:table-cell table:formula="of:=IF(ISNA([.C947]);[.B947];NA())" office:value-type="float" office:value="-4.17141008395" calcext:value-type="float">
            <text:p>-4.171410084</text:p>
          </table:table-cell>
          <table:table-cell table:formula="of:=IF(ISNA([.C947]);NA();[.B94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084727310698" calcext:value-type="float">
            <text:p>-0.0084727311</text:p>
          </table:table-cell>
          <table:table-cell office:value-type="float" office:value="-3.22027994823" calcext:value-type="float">
            <text:p>-3.2202799482</text:p>
          </table:table-cell>
          <table:table-cell office:value-type="float" office:value="0" calcext:value-type="float">
            <text:p>0</text:p>
          </table:table-cell>
          <table:table-cell office:value-type="float" office:value="3.36410939254" calcext:value-type="float">
            <text:p>3.3641093925</text:p>
          </table:table-cell>
        </table:table-row>
        <table:table-row table:style-name="ro1">
          <table:table-cell office:value-type="float" office:value="-0.562978489311" calcext:value-type="float">
            <text:p>-0.5629784893</text:p>
          </table:table-cell>
          <table:table-cell office:value-type="float" office:value="-2.56013288614" calcext:value-type="float">
            <text:p>-2.5601328861</text:p>
          </table:table-cell>
          <table:table-cell table:formula="of:=MATCH([.A948];[.F$5:.F$25];0)" office:value-type="string" office:string-value="" calcext:value-type="error">
            <text:p>#N/A</text:p>
          </table:table-cell>
          <table:table-cell table:formula="of:=IF(ISNA([.C948]);[.B948];NA())" office:value-type="float" office:value="-2.56013288614" calcext:value-type="float">
            <text:p>-2.5601328861</text:p>
          </table:table-cell>
          <table:table-cell table:formula="of:=IF(ISNA([.C948]);NA();[.B94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99739958125" calcext:value-type="float">
            <text:p>-0.8997399581</text:p>
          </table:table-cell>
          <table:table-cell office:value-type="float" office:value="-2.83259966588" calcext:value-type="float">
            <text:p>-2.8325996659</text:p>
          </table:table-cell>
          <table:table-cell office:value-type="float" office:value="0" calcext:value-type="float">
            <text:p>0</text:p>
          </table:table-cell>
          <table:table-cell office:value-type="float" office:value="3.36410939254" calcext:value-type="float">
            <text:p>3.3641093925</text:p>
          </table:table-cell>
        </table:table-row>
        <table:table-row table:style-name="ro1">
          <table:table-cell office:value-type="float" office:value="-0.4540357004" calcext:value-type="float">
            <text:p>-0.4540357004</text:p>
          </table:table-cell>
          <table:table-cell office:value-type="float" office:value="-2.58744031167" calcext:value-type="float">
            <text:p>-2.5874403117</text:p>
          </table:table-cell>
          <table:table-cell table:formula="of:=MATCH([.A949];[.F$5:.F$25];0)" office:value-type="string" office:string-value="" calcext:value-type="error">
            <text:p>#N/A</text:p>
          </table:table-cell>
          <table:table-cell table:formula="of:=IF(ISNA([.C949]);[.B949];NA())" office:value-type="float" office:value="-2.58744031167" calcext:value-type="float">
            <text:p>-2.5874403117</text:p>
          </table:table-cell>
          <table:table-cell table:formula="of:=IF(ISNA([.C949]);NA();[.B949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96636367809" calcext:value-type="float">
            <text:p>0.1966363678</text:p>
          </table:table-cell>
          <table:table-cell office:value-type="float" office:value="-3.47398274704" calcext:value-type="float">
            <text:p>-3.473982747</text:p>
          </table:table-cell>
          <table:table-cell office:value-type="float" office:value="0" calcext:value-type="float">
            <text:p>0</text:p>
          </table:table-cell>
          <table:table-cell office:value-type="float" office:value="3.36410939254" calcext:value-type="float">
            <text:p>3.3641093925</text:p>
          </table:table-cell>
        </table:table-row>
        <table:table-row table:style-name="ro1">
          <table:table-cell office:value-type="float" office:value="-0.688300224981" calcext:value-type="float">
            <text:p>-0.688300225</text:p>
          </table:table-cell>
          <table:table-cell office:value-type="float" office:value="-2.78773689895" calcext:value-type="float">
            <text:p>-2.787736899</text:p>
          </table:table-cell>
          <table:table-cell table:formula="of:=MATCH([.A950];[.F$5:.F$25];0)" office:value-type="string" office:string-value="" calcext:value-type="error">
            <text:p>#N/A</text:p>
          </table:table-cell>
          <table:table-cell table:formula="of:=IF(ISNA([.C950]);[.B950];NA())" office:value-type="float" office:value="-2.78773689895" calcext:value-type="float">
            <text:p>-2.787736899</text:p>
          </table:table-cell>
          <table:table-cell table:formula="of:=IF(ISNA([.C950]);NA();[.B95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5309555702" calcext:value-type="float">
            <text:p>-1.353095557</text:p>
          </table:table-cell>
          <table:table-cell office:value-type="float" office:value="-4.08830319048" calcext:value-type="float">
            <text:p>-4.0883031905</text:p>
          </table:table-cell>
          <table:table-cell office:value-type="float" office:value="0" calcext:value-type="float">
            <text:p>0</text:p>
          </table:table-cell>
          <table:table-cell office:value-type="float" office:value="3.36410939254" calcext:value-type="float">
            <text:p>3.3641093925</text:p>
          </table:table-cell>
        </table:table-row>
        <table:table-row table:style-name="ro1">
          <table:table-cell office:value-type="float" office:value="-0.340643948249" calcext:value-type="float">
            <text:p>-0.3406439482</text:p>
          </table:table-cell>
          <table:table-cell office:value-type="float" office:value="-3.76481262607" calcext:value-type="float">
            <text:p>-3.7648126261</text:p>
          </table:table-cell>
          <table:table-cell table:formula="of:=MATCH([.A951];[.F$5:.F$25];0)" office:value-type="string" office:string-value="" calcext:value-type="error">
            <text:p>#N/A</text:p>
          </table:table-cell>
          <table:table-cell table:formula="of:=IF(ISNA([.C951]);[.B951];NA())" office:value-type="float" office:value="-3.76481262607" calcext:value-type="float">
            <text:p>-3.7648126261</text:p>
          </table:table-cell>
          <table:table-cell table:formula="of:=IF(ISNA([.C951]);NA();[.B95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99783136835" calcext:value-type="float">
            <text:p>-0.6997831368</text:p>
          </table:table-cell>
          <table:table-cell office:value-type="float" office:value="-2.72127329865" calcext:value-type="float">
            <text:p>-2.7212732987</text:p>
          </table:table-cell>
          <table:table-cell office:value-type="float" office:value="0" calcext:value-type="float">
            <text:p>0</text:p>
          </table:table-cell>
          <table:table-cell office:value-type="float" office:value="3.36410939254" calcext:value-type="float">
            <text:p>3.3641093925</text:p>
          </table:table-cell>
        </table:table-row>
        <table:table-row table:style-name="ro1">
          <table:table-cell office:value-type="float" office:value="-0.874255266671" calcext:value-type="float">
            <text:p>-0.8742552667</text:p>
          </table:table-cell>
          <table:table-cell office:value-type="float" office:value="-2.71406889962" calcext:value-type="float">
            <text:p>-2.7140688996</text:p>
          </table:table-cell>
          <table:table-cell table:formula="of:=MATCH([.A952];[.F$5:.F$25];0)" office:value-type="string" office:string-value="" calcext:value-type="error">
            <text:p>#N/A</text:p>
          </table:table-cell>
          <table:table-cell table:formula="of:=IF(ISNA([.C952]);[.B952];NA())" office:value-type="float" office:value="-2.71406889962" calcext:value-type="float">
            <text:p>-2.7140688996</text:p>
          </table:table-cell>
          <table:table-cell table:formula="of:=IF(ISNA([.C952]);NA();[.B95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440445715" calcext:value-type="float">
            <text:p>-1.5440445715</text:p>
          </table:table-cell>
          <table:table-cell office:value-type="float" office:value="-3.88645766671" calcext:value-type="float">
            <text:p>-3.8864576667</text:p>
          </table:table-cell>
          <table:table-cell office:value-type="float" office:value="0" calcext:value-type="float">
            <text:p>0</text:p>
          </table:table-cell>
          <table:table-cell office:value-type="float" office:value="3.36410939254" calcext:value-type="float">
            <text:p>3.3641093925</text:p>
          </table:table-cell>
        </table:table-row>
        <table:table-row table:style-name="ro1">
          <table:table-cell office:value-type="float" office:value="-1.25529324039" calcext:value-type="float">
            <text:p>-1.2552932404</text:p>
          </table:table-cell>
          <table:table-cell office:value-type="float" office:value="-3.88851330031" calcext:value-type="float">
            <text:p>-3.8885133003</text:p>
          </table:table-cell>
          <table:table-cell table:formula="of:=MATCH([.A953];[.F$5:.F$25];0)" office:value-type="string" office:string-value="" calcext:value-type="error">
            <text:p>#N/A</text:p>
          </table:table-cell>
          <table:table-cell table:formula="of:=IF(ISNA([.C953]);[.B953];NA())" office:value-type="float" office:value="-3.88851330031" calcext:value-type="float">
            <text:p>-3.8885133003</text:p>
          </table:table-cell>
          <table:table-cell table:formula="of:=IF(ISNA([.C953]);NA();[.B95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313322315" calcext:value-type="float">
            <text:p>-1.5313322315</text:p>
          </table:table-cell>
          <table:table-cell office:value-type="float" office:value="-3.03840046569" calcext:value-type="float">
            <text:p>-3.0384004657</text:p>
          </table:table-cell>
          <table:table-cell office:value-type="float" office:value="0" calcext:value-type="float">
            <text:p>0</text:p>
          </table:table-cell>
          <table:table-cell office:value-type="float" office:value="3.36410939254" calcext:value-type="float">
            <text:p>3.3641093925</text:p>
          </table:table-cell>
        </table:table-row>
        <table:table-row table:style-name="ro1">
          <table:table-cell office:value-type="float" office:value="0.0433667655326" calcext:value-type="float">
            <text:p>0.0433667655</text:p>
          </table:table-cell>
          <table:table-cell office:value-type="float" office:value="-4.02759114103" calcext:value-type="float">
            <text:p>-4.027591141</text:p>
          </table:table-cell>
          <table:table-cell table:formula="of:=MATCH([.A954];[.F$5:.F$25];0)" office:value-type="string" office:string-value="" calcext:value-type="error">
            <text:p>#N/A</text:p>
          </table:table-cell>
          <table:table-cell table:formula="of:=IF(ISNA([.C954]);[.B954];NA())" office:value-type="float" office:value="-4.02759114103" calcext:value-type="float">
            <text:p>-4.027591141</text:p>
          </table:table-cell>
          <table:table-cell table:formula="of:=IF(ISNA([.C954]);NA();[.B95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5841506695" calcext:value-type="float">
            <text:p>-1.658415067</text:p>
          </table:table-cell>
          <table:table-cell office:value-type="float" office:value="-3.74923576271" calcext:value-type="float">
            <text:p>-3.7492357627</text:p>
          </table:table-cell>
          <table:table-cell office:value-type="float" office:value="0" calcext:value-type="float">
            <text:p>0</text:p>
          </table:table-cell>
          <table:table-cell office:value-type="float" office:value="3.36410939254" calcext:value-type="float">
            <text:p>3.3641093925</text:p>
          </table:table-cell>
        </table:table-row>
        <table:table-row table:style-name="ro1">
          <table:table-cell office:value-type="float" office:value="-1.60209413621" calcext:value-type="float">
            <text:p>-1.6020941362</text:p>
          </table:table-cell>
          <table:table-cell office:value-type="float" office:value="-3.77659005088" calcext:value-type="float">
            <text:p>-3.7765900509</text:p>
          </table:table-cell>
          <table:table-cell table:formula="of:=MATCH([.A955];[.F$5:.F$25];0)" office:value-type="string" office:string-value="" calcext:value-type="error">
            <text:p>#N/A</text:p>
          </table:table-cell>
          <table:table-cell table:formula="of:=IF(ISNA([.C955]);[.B955];NA())" office:value-type="float" office:value="-3.77659005088" calcext:value-type="float">
            <text:p>-3.7765900509</text:p>
          </table:table-cell>
          <table:table-cell table:formula="of:=IF(ISNA([.C955]);NA();[.B95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59760102574" calcext:value-type="float">
            <text:p>-0.6597601026</text:p>
          </table:table-cell>
          <table:table-cell office:value-type="float" office:value="-2.83768282847" calcext:value-type="float">
            <text:p>-2.8376828285</text:p>
          </table:table-cell>
          <table:table-cell office:value-type="float" office:value="0" calcext:value-type="float">
            <text:p>0</text:p>
          </table:table-cell>
          <table:table-cell office:value-type="float" office:value="3.36410939254" calcext:value-type="float">
            <text:p>3.3641093925</text:p>
          </table:table-cell>
        </table:table-row>
        <table:table-row table:style-name="ro1">
          <table:table-cell office:value-type="float" office:value="-1.52178262563" calcext:value-type="float">
            <text:p>-1.5217826256</text:p>
          </table:table-cell>
          <table:table-cell office:value-type="float" office:value="-3.95839799911" calcext:value-type="float">
            <text:p>-3.9583979991</text:p>
          </table:table-cell>
          <table:table-cell table:formula="of:=MATCH([.A956];[.F$5:.F$25];0)" office:value-type="string" office:string-value="" calcext:value-type="error">
            <text:p>#N/A</text:p>
          </table:table-cell>
          <table:table-cell table:formula="of:=IF(ISNA([.C956]);[.B956];NA())" office:value-type="float" office:value="-3.95839799911" calcext:value-type="float">
            <text:p>-3.9583979991</text:p>
          </table:table-cell>
          <table:table-cell table:formula="of:=IF(ISNA([.C956]);NA();[.B95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76504617602" calcext:value-type="float">
            <text:p>-1.765046176</text:p>
          </table:table-cell>
          <table:table-cell office:value-type="float" office:value="-3.74489008061" calcext:value-type="float">
            <text:p>-3.7448900806</text:p>
          </table:table-cell>
          <table:table-cell office:value-type="float" office:value="0" calcext:value-type="float">
            <text:p>0</text:p>
          </table:table-cell>
          <table:table-cell office:value-type="float" office:value="3.36410939254" calcext:value-type="float">
            <text:p>3.3641093925</text:p>
          </table:table-cell>
        </table:table-row>
        <table:table-row table:style-name="ro1">
          <table:table-cell office:value-type="float" office:value="-1.57316788316" calcext:value-type="float">
            <text:p>-1.5731678832</text:p>
          </table:table-cell>
          <table:table-cell office:value-type="float" office:value="-3.48666631645" calcext:value-type="float">
            <text:p>-3.4866663165</text:p>
          </table:table-cell>
          <table:table-cell table:formula="of:=MATCH([.A957];[.F$5:.F$25];0)" office:value-type="string" office:string-value="" calcext:value-type="error">
            <text:p>#N/A</text:p>
          </table:table-cell>
          <table:table-cell table:formula="of:=IF(ISNA([.C957]);[.B957];NA())" office:value-type="float" office:value="-3.48666631645" calcext:value-type="float">
            <text:p>-3.4866663165</text:p>
          </table:table-cell>
          <table:table-cell table:formula="of:=IF(ISNA([.C957]);NA();[.B95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63171983847" calcext:value-type="float">
            <text:p>-0.2631719838</text:p>
          </table:table-cell>
          <table:table-cell office:value-type="float" office:value="-3.41998988782" calcext:value-type="float">
            <text:p>-3.4199898878</text:p>
          </table:table-cell>
          <table:table-cell office:value-type="float" office:value="0" calcext:value-type="float">
            <text:p>0</text:p>
          </table:table-cell>
          <table:table-cell office:value-type="float" office:value="3.73163728254" calcext:value-type="float">
            <text:p>3.7316372825</text:p>
          </table:table-cell>
        </table:table-row>
        <table:table-row table:style-name="ro1">
          <table:table-cell office:value-type="float" office:value="-1.62643313583" calcext:value-type="float">
            <text:p>-1.6264331358</text:p>
          </table:table-cell>
          <table:table-cell office:value-type="float" office:value="-3.57474794761" calcext:value-type="float">
            <text:p>-3.5747479476</text:p>
          </table:table-cell>
          <table:table-cell table:formula="of:=MATCH([.A958];[.F$5:.F$25];0)" office:value-type="string" office:string-value="" calcext:value-type="error">
            <text:p>#N/A</text:p>
          </table:table-cell>
          <table:table-cell table:formula="of:=IF(ISNA([.C958]);[.B958];NA())" office:value-type="float" office:value="-3.57474794761" calcext:value-type="float">
            <text:p>-3.5747479476</text:p>
          </table:table-cell>
          <table:table-cell table:formula="of:=IF(ISNA([.C958]);NA();[.B95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6830489101" calcext:value-type="float">
            <text:p>-1.068304891</text:p>
          </table:table-cell>
          <table:table-cell office:value-type="float" office:value="-4.11938227508" calcext:value-type="float">
            <text:p>-4.1193822751</text:p>
          </table:table-cell>
          <table:table-cell office:value-type="float" office:value="0" calcext:value-type="float">
            <text:p>0</text:p>
          </table:table-cell>
          <table:table-cell office:value-type="float" office:value="3.73163728254" calcext:value-type="float">
            <text:p>3.7316372825</text:p>
          </table:table-cell>
        </table:table-row>
        <table:table-row table:style-name="ro1">
          <table:table-cell office:value-type="float" office:value="-1.49378948706" calcext:value-type="float">
            <text:p>-1.4937894871</text:p>
          </table:table-cell>
          <table:table-cell office:value-type="float" office:value="-3.73027184502" calcext:value-type="float">
            <text:p>-3.730271845</text:p>
          </table:table-cell>
          <table:table-cell table:formula="of:=MATCH([.A959];[.F$5:.F$25];0)" office:value-type="string" office:string-value="" calcext:value-type="error">
            <text:p>#N/A</text:p>
          </table:table-cell>
          <table:table-cell table:formula="of:=IF(ISNA([.C959]);[.B959];NA())" office:value-type="float" office:value="-3.73027184502" calcext:value-type="float">
            <text:p>-3.730271845</text:p>
          </table:table-cell>
          <table:table-cell table:formula="of:=IF(ISNA([.C959]);NA();[.B95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13287061277" calcext:value-type="float">
            <text:p>-0.4132870613</text:p>
          </table:table-cell>
          <table:table-cell office:value-type="float" office:value="-2.60042030765" calcext:value-type="float">
            <text:p>-2.6004203077</text:p>
          </table:table-cell>
          <table:table-cell office:value-type="float" office:value="0" calcext:value-type="float">
            <text:p>0</text:p>
          </table:table-cell>
          <table:table-cell office:value-type="float" office:value="3.73163728254" calcext:value-type="float">
            <text:p>3.7316372825</text:p>
          </table:table-cell>
        </table:table-row>
        <table:table-row table:style-name="ro1">
          <table:table-cell office:value-type="float" office:value="-1.18829360168" calcext:value-type="float">
            <text:p>-1.1882936017</text:p>
          </table:table-cell>
          <table:table-cell office:value-type="float" office:value="-2.74653144347" calcext:value-type="float">
            <text:p>-2.7465314435</text:p>
          </table:table-cell>
          <table:table-cell table:formula="of:=MATCH([.A960];[.F$5:.F$25];0)" office:value-type="string" office:string-value="" calcext:value-type="error">
            <text:p>#N/A</text:p>
          </table:table-cell>
          <table:table-cell table:formula="of:=IF(ISNA([.C960]);[.B960];NA())" office:value-type="float" office:value="-2.74653144347" calcext:value-type="float">
            <text:p>-2.7465314435</text:p>
          </table:table-cell>
          <table:table-cell table:formula="of:=IF(ISNA([.C960]);NA();[.B96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8601010918" calcext:value-type="float">
            <text:p>-1.3860101092</text:p>
          </table:table-cell>
          <table:table-cell office:value-type="float" office:value="-2.80385974306" calcext:value-type="float">
            <text:p>-2.8038597431</text:p>
          </table:table-cell>
          <table:table-cell office:value-type="float" office:value="0" calcext:value-type="float">
            <text:p>0</text:p>
          </table:table-cell>
          <table:table-cell office:value-type="float" office:value="3.73163728254" calcext:value-type="float">
            <text:p>3.7316372825</text:p>
          </table:table-cell>
        </table:table-row>
        <table:table-row table:style-name="ro1">
          <table:table-cell office:value-type="float" office:value="-0.408370288682" calcext:value-type="float">
            <text:p>-0.4083702887</text:p>
          </table:table-cell>
          <table:table-cell office:value-type="float" office:value="-4.10361024817" calcext:value-type="float">
            <text:p>-4.1036102482</text:p>
          </table:table-cell>
          <table:table-cell table:formula="of:=MATCH([.A961];[.F$5:.F$25];0)" office:value-type="string" office:string-value="" calcext:value-type="error">
            <text:p>#N/A</text:p>
          </table:table-cell>
          <table:table-cell table:formula="of:=IF(ISNA([.C961]);[.B961];NA())" office:value-type="float" office:value="-4.10361024817" calcext:value-type="float">
            <text:p>-4.1036102482</text:p>
          </table:table-cell>
          <table:table-cell table:formula="of:=IF(ISNA([.C961]);NA();[.B96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40328507448" calcext:value-type="float">
            <text:p>-0.7403285074</text:p>
          </table:table-cell>
          <table:table-cell office:value-type="float" office:value="-4.1606498406" calcext:value-type="float">
            <text:p>-4.1606498406</text:p>
          </table:table-cell>
          <table:table-cell office:value-type="float" office:value="0" calcext:value-type="float">
            <text:p>0</text:p>
          </table:table-cell>
          <table:table-cell office:value-type="float" office:value="3.73163728254" calcext:value-type="float">
            <text:p>3.7316372825</text:p>
          </table:table-cell>
        </table:table-row>
        <table:table-row table:style-name="ro1">
          <table:table-cell office:value-type="float" office:value="-0.892376953448" calcext:value-type="float">
            <text:p>-0.8923769534</text:p>
          </table:table-cell>
          <table:table-cell office:value-type="float" office:value="-4.34619654345" calcext:value-type="float">
            <text:p>-4.3461965435</text:p>
          </table:table-cell>
          <table:table-cell table:formula="of:=MATCH([.A962];[.F$5:.F$25];0)" office:value-type="string" office:string-value="" calcext:value-type="error">
            <text:p>#N/A</text:p>
          </table:table-cell>
          <table:table-cell table:formula="of:=IF(ISNA([.C962]);[.B962];NA())" office:value-type="float" office:value="-4.34619654345" calcext:value-type="float">
            <text:p>-4.3461965435</text:p>
          </table:table-cell>
          <table:table-cell table:formula="of:=IF(ISNA([.C962]);NA();[.B96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48062126952" calcext:value-type="float">
            <text:p>-0.948062127</text:p>
          </table:table-cell>
          <table:table-cell office:value-type="float" office:value="-2.67704839721" calcext:value-type="float">
            <text:p>-2.6770483972</text:p>
          </table:table-cell>
          <table:table-cell office:value-type="float" office:value="18" calcext:value-type="float">
            <text:p>18</text:p>
          </table:table-cell>
          <table:table-cell office:value-type="float" office:value="3.70788145216" calcext:value-type="float">
            <text:p>3.7078814522</text:p>
          </table:table-cell>
        </table:table-row>
        <table:table-row table:style-name="ro1">
          <table:table-cell office:value-type="float" office:value="-0.214036628139" calcext:value-type="float">
            <text:p>-0.2140366281</text:p>
          </table:table-cell>
          <table:table-cell office:value-type="float" office:value="-3.67445389375" calcext:value-type="float">
            <text:p>-3.6744538938</text:p>
          </table:table-cell>
          <table:table-cell table:formula="of:=MATCH([.A963];[.F$5:.F$25];0)" office:value-type="string" office:string-value="" calcext:value-type="error">
            <text:p>#N/A</text:p>
          </table:table-cell>
          <table:table-cell table:formula="of:=IF(ISNA([.C963]);[.B963];NA())" office:value-type="float" office:value="-3.67445389375" calcext:value-type="float">
            <text:p>-3.6744538938</text:p>
          </table:table-cell>
          <table:table-cell table:formula="of:=IF(ISNA([.C963]);NA();[.B96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998283331" calcext:value-type="float">
            <text:p>-0.1998283331</text:p>
          </table:table-cell>
          <table:table-cell office:value-type="float" office:value="-3.36655276441" calcext:value-type="float">
            <text:p>-3.3665527644</text:p>
          </table:table-cell>
          <table:table-cell office:value-type="float" office:value="20" calcext:value-type="float">
            <text:p>20</text:p>
          </table:table-cell>
          <table:table-cell office:value-type="float" office:value="3.65880747236" calcext:value-type="float">
            <text:p>3.6588074724</text:p>
          </table:table-cell>
        </table:table-row>
        <table:table-row table:style-name="ro1">
          <table:table-cell office:value-type="float" office:value="-0.38242376217" calcext:value-type="float">
            <text:p>-0.3824237622</text:p>
          </table:table-cell>
          <table:table-cell office:value-type="float" office:value="-3.82544376256" calcext:value-type="float">
            <text:p>-3.8254437626</text:p>
          </table:table-cell>
          <table:table-cell table:formula="of:=MATCH([.A964];[.F$5:.F$25];0)" office:value-type="string" office:string-value="" calcext:value-type="error">
            <text:p>#N/A</text:p>
          </table:table-cell>
          <table:table-cell table:formula="of:=IF(ISNA([.C964]);[.B964];NA())" office:value-type="float" office:value="-3.82544376256" calcext:value-type="float">
            <text:p>-3.8254437626</text:p>
          </table:table-cell>
          <table:table-cell table:formula="of:=IF(ISNA([.C964]);NA();[.B96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1125836593" calcext:value-type="float">
            <text:p>-1.5112583659</text:p>
          </table:table-cell>
          <table:table-cell office:value-type="float" office:value="-3.59538613425" calcext:value-type="float">
            <text:p>-3.5953861343</text:p>
          </table:table-cell>
          <table:table-cell office:value-type="float" office:value="21" calcext:value-type="float">
            <text:p>21</text:p>
          </table:table-cell>
          <table:table-cell office:value-type="float" office:value="3.39190601303" calcext:value-type="float">
            <text:p>3.391906013</text:p>
          </table:table-cell>
        </table:table-row>
        <table:table-row table:style-name="ro1">
          <table:table-cell office:value-type="float" office:value="-1.64441907615" calcext:value-type="float">
            <text:p>-1.6444190762</text:p>
          </table:table-cell>
          <table:table-cell office:value-type="float" office:value="-3.23713008723" calcext:value-type="float">
            <text:p>-3.2371300872</text:p>
          </table:table-cell>
          <table:table-cell table:formula="of:=MATCH([.A965];[.F$5:.F$25];0)" office:value-type="string" office:string-value="" calcext:value-type="error">
            <text:p>#N/A</text:p>
          </table:table-cell>
          <table:table-cell table:formula="of:=IF(ISNA([.C965]);[.B965];NA())" office:value-type="float" office:value="-3.23713008723" calcext:value-type="float">
            <text:p>-3.2371300872</text:p>
          </table:table-cell>
          <table:table-cell table:formula="of:=IF(ISNA([.C965]);NA();[.B96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73063337784" calcext:value-type="float">
            <text:p>-0.8730633378</text:p>
          </table:table-cell>
          <table:table-cell office:value-type="float" office:value="-2.6516268981" calcext:value-type="float">
            <text:p>-2.6516268981</text:p>
          </table:table-cell>
          <table:table-cell office:value-type="float" office:value="0" calcext:value-type="float">
            <text:p>0</text:p>
          </table:table-cell>
          <table:table-cell office:value-type="float" office:value="3.96869958499" calcext:value-type="float">
            <text:p>3.968699585</text:p>
          </table:table-cell>
        </table:table-row>
        <table:table-row table:style-name="ro1">
          <table:table-cell office:value-type="float" office:value="-0.973966396342" calcext:value-type="float">
            <text:p>-0.9739663963</text:p>
          </table:table-cell>
          <table:table-cell office:value-type="float" office:value="-4.21277072906" calcext:value-type="float">
            <text:p>-4.2127707291</text:p>
          </table:table-cell>
          <table:table-cell table:formula="of:=MATCH([.A966];[.F$5:.F$25];0)" office:value-type="string" office:string-value="" calcext:value-type="error">
            <text:p>#N/A</text:p>
          </table:table-cell>
          <table:table-cell table:formula="of:=IF(ISNA([.C966]);[.B966];NA())" office:value-type="float" office:value="-4.21277072906" calcext:value-type="float">
            <text:p>-4.2127707291</text:p>
          </table:table-cell>
          <table:table-cell table:formula="of:=IF(ISNA([.C966]);NA();[.B96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76411857401" calcext:value-type="float">
            <text:p>-0.2764118574</text:p>
          </table:table-cell>
          <table:table-cell office:value-type="float" office:value="-3.57753808864" calcext:value-type="float">
            <text:p>-3.5775380886</text:p>
          </table:table-cell>
          <table:table-cell office:value-type="float" office:value="21" calcext:value-type="float">
            <text:p>21</text:p>
          </table:table-cell>
          <table:table-cell office:value-type="float" office:value="2.91307678957" calcext:value-type="float">
            <text:p>2.9130767896</text:p>
          </table:table-cell>
        </table:table-row>
        <table:table-row table:style-name="ro1">
          <table:table-cell office:value-type="float" office:value="-1.40745011213" calcext:value-type="float">
            <text:p>-1.4074501121</text:p>
          </table:table-cell>
          <table:table-cell office:value-type="float" office:value="-3.50011460574" calcext:value-type="float">
            <text:p>-3.5001146057</text:p>
          </table:table-cell>
          <table:table-cell table:formula="of:=MATCH([.A967];[.F$5:.F$25];0)" office:value-type="string" office:string-value="" calcext:value-type="error">
            <text:p>#N/A</text:p>
          </table:table-cell>
          <table:table-cell table:formula="of:=IF(ISNA([.C967]);[.B967];NA())" office:value-type="float" office:value="-3.50011460574" calcext:value-type="float">
            <text:p>-3.5001146057</text:p>
          </table:table-cell>
          <table:table-cell table:formula="of:=IF(ISNA([.C967]);NA();[.B96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58928922157" calcext:value-type="float">
            <text:p>-0.4589289222</text:p>
          </table:table-cell>
          <table:table-cell office:value-type="float" office:value="-3.02640004655" calcext:value-type="float">
            <text:p>-3.0264000466</text:p>
          </table:table-cell>
          <table:table-cell office:value-type="float" office:value="0" calcext:value-type="float">
            <text:p>0</text:p>
          </table:table-cell>
          <table:table-cell office:value-type="float" office:value="3.96962816494" calcext:value-type="float">
            <text:p>3.9696281649</text:p>
          </table:table-cell>
        </table:table-row>
        <table:table-row table:style-name="ro1">
          <table:table-cell office:value-type="float" office:value="-0.0084727310698" calcext:value-type="float">
            <text:p>-0.0084727311</text:p>
          </table:table-cell>
          <table:table-cell office:value-type="float" office:value="-3.22027994823" calcext:value-type="float">
            <text:p>-3.2202799482</text:p>
          </table:table-cell>
          <table:table-cell table:formula="of:=MATCH([.A968];[.F$5:.F$25];0)" office:value-type="string" office:string-value="" calcext:value-type="error">
            <text:p>#N/A</text:p>
          </table:table-cell>
          <table:table-cell table:formula="of:=IF(ISNA([.C968]);[.B968];NA())" office:value-type="float" office:value="-3.22027994823" calcext:value-type="float">
            <text:p>-3.2202799482</text:p>
          </table:table-cell>
          <table:table-cell table:formula="of:=IF(ISNA([.C968]);NA();[.B96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43855098525" calcext:value-type="float">
            <text:p>-0.1438550985</text:p>
          </table:table-cell>
          <table:table-cell office:value-type="float" office:value="-3.22493674773" calcext:value-type="float">
            <text:p>-3.2249367477</text:p>
          </table:table-cell>
          <table:table-cell office:value-type="float" office:value="12" calcext:value-type="float">
            <text:p>12</text:p>
          </table:table-cell>
          <table:table-cell office:value-type="float" office:value="3.96616558168" calcext:value-type="float">
            <text:p>3.9661655817</text:p>
          </table:table-cell>
        </table:table-row>
        <table:table-row table:style-name="ro1">
          <table:table-cell office:value-type="float" office:value="-0.899739958125" calcext:value-type="float">
            <text:p>-0.8997399581</text:p>
          </table:table-cell>
          <table:table-cell office:value-type="float" office:value="-2.83259966588" calcext:value-type="float">
            <text:p>-2.8325996659</text:p>
          </table:table-cell>
          <table:table-cell table:formula="of:=MATCH([.A969];[.F$5:.F$25];0)" office:value-type="string" office:string-value="" calcext:value-type="error">
            <text:p>#N/A</text:p>
          </table:table-cell>
          <table:table-cell table:formula="of:=IF(ISNA([.C969]);[.B969];NA())" office:value-type="float" office:value="-2.83259966588" calcext:value-type="float">
            <text:p>-2.8325996659</text:p>
          </table:table-cell>
          <table:table-cell table:formula="of:=IF(ISNA([.C969]);NA();[.B96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58753958964" calcext:value-type="float">
            <text:p>-0.258753959</text:p>
          </table:table-cell>
          <table:table-cell office:value-type="float" office:value="-3.5480744299" calcext:value-type="float">
            <text:p>-3.5480744299</text:p>
          </table:table-cell>
          <table:table-cell office:value-type="float" office:value="16" calcext:value-type="float">
            <text:p>16</text:p>
          </table:table-cell>
          <table:table-cell office:value-type="float" office:value="3.43178404919" calcext:value-type="float">
            <text:p>3.4317840492</text:p>
          </table:table-cell>
        </table:table-row>
        <table:table-row table:style-name="ro1">
          <table:table-cell office:value-type="float" office:value="0.196636367809" calcext:value-type="float">
            <text:p>0.1966363678</text:p>
          </table:table-cell>
          <table:table-cell office:value-type="float" office:value="-3.47398274704" calcext:value-type="float">
            <text:p>-3.473982747</text:p>
          </table:table-cell>
          <table:table-cell table:formula="of:=MATCH([.A970];[.F$5:.F$25];0)" office:value-type="string" office:string-value="" calcext:value-type="error">
            <text:p>#N/A</text:p>
          </table:table-cell>
          <table:table-cell table:formula="of:=IF(ISNA([.C970]);[.B970];NA())" office:value-type="float" office:value="-3.47398274704" calcext:value-type="float">
            <text:p>-3.473982747</text:p>
          </table:table-cell>
          <table:table-cell table:formula="of:=IF(ISNA([.C970]);NA();[.B97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3906325899" calcext:value-type="float">
            <text:p>-1.639063259</text:p>
          </table:table-cell>
          <table:table-cell office:value-type="float" office:value="-3.02171707035" calcext:value-type="float">
            <text:p>-3.0217170704</text:p>
          </table:table-cell>
          <table:table-cell office:value-type="float" office:value="16" calcext:value-type="float">
            <text:p>16</text:p>
          </table:table-cell>
          <table:table-cell office:value-type="float" office:value="3.43178404919" calcext:value-type="float">
            <text:p>3.4317840492</text:p>
          </table:table-cell>
        </table:table-row>
        <table:table-row table:style-name="ro1">
          <table:table-cell office:value-type="float" office:value="-1.35309555702" calcext:value-type="float">
            <text:p>-1.353095557</text:p>
          </table:table-cell>
          <table:table-cell office:value-type="float" office:value="-4.08830319048" calcext:value-type="float">
            <text:p>-4.0883031905</text:p>
          </table:table-cell>
          <table:table-cell table:formula="of:=MATCH([.A971];[.F$5:.F$25];0)" office:value-type="string" office:string-value="" calcext:value-type="error">
            <text:p>#N/A</text:p>
          </table:table-cell>
          <table:table-cell table:formula="of:=IF(ISNA([.C971]);[.B971];NA())" office:value-type="float" office:value="-4.08830319048" calcext:value-type="float">
            <text:p>-4.0883031905</text:p>
          </table:table-cell>
          <table:table-cell table:formula="of:=IF(ISNA([.C971]);NA();[.B97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9102047222" calcext:value-type="float">
            <text:p>-1.2910204722</text:p>
          </table:table-cell>
          <table:table-cell office:value-type="float" office:value="-3.39396418601" calcext:value-type="float">
            <text:p>-3.393964186</text:p>
          </table:table-cell>
          <table:table-cell office:value-type="float" office:value="0" calcext:value-type="float">
            <text:p>0</text:p>
          </table:table-cell>
          <table:table-cell office:value-type="float" office:value="3.45834947029" calcext:value-type="float">
            <text:p>3.4583494703</text:p>
          </table:table-cell>
        </table:table-row>
        <table:table-row table:style-name="ro1">
          <table:table-cell office:value-type="float" office:value="-0.699783136835" calcext:value-type="float">
            <text:p>-0.6997831368</text:p>
          </table:table-cell>
          <table:table-cell office:value-type="float" office:value="-2.72127329865" calcext:value-type="float">
            <text:p>-2.7212732987</text:p>
          </table:table-cell>
          <table:table-cell table:formula="of:=MATCH([.A972];[.F$5:.F$25];0)" office:value-type="string" office:string-value="" calcext:value-type="error">
            <text:p>#N/A</text:p>
          </table:table-cell>
          <table:table-cell table:formula="of:=IF(ISNA([.C972]);[.B972];NA())" office:value-type="float" office:value="-2.72127329865" calcext:value-type="float">
            <text:p>-2.7212732987</text:p>
          </table:table-cell>
          <table:table-cell table:formula="of:=IF(ISNA([.C972]);NA();[.B97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7225648956" calcext:value-type="float">
            <text:p>-1.3722564896</text:p>
          </table:table-cell>
          <table:table-cell office:value-type="float" office:value="-4.03001716188" calcext:value-type="float">
            <text:p>-4.0300171619</text:p>
          </table:table-cell>
          <table:table-cell office:value-type="float" office:value="0" calcext:value-type="float">
            <text:p>0</text:p>
          </table:table-cell>
          <table:table-cell office:value-type="float" office:value="3.45834947029" calcext:value-type="float">
            <text:p>3.4583494703</text:p>
          </table:table-cell>
        </table:table-row>
        <table:table-row table:style-name="ro1">
          <table:table-cell office:value-type="float" office:value="-1.5440445715" calcext:value-type="float">
            <text:p>-1.5440445715</text:p>
          </table:table-cell>
          <table:table-cell office:value-type="float" office:value="-3.88645766671" calcext:value-type="float">
            <text:p>-3.8864576667</text:p>
          </table:table-cell>
          <table:table-cell table:formula="of:=MATCH([.A973];[.F$5:.F$25];0)" office:value-type="string" office:string-value="" calcext:value-type="error">
            <text:p>#N/A</text:p>
          </table:table-cell>
          <table:table-cell table:formula="of:=IF(ISNA([.C973]);[.B973];NA())" office:value-type="float" office:value="-3.88645766671" calcext:value-type="float">
            <text:p>-3.8864576667</text:p>
          </table:table-cell>
          <table:table-cell table:formula="of:=IF(ISNA([.C973]);NA();[.B97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20405879051" calcext:value-type="float">
            <text:p>-0.5204058791</text:p>
          </table:table-cell>
          <table:table-cell office:value-type="float" office:value="-2.92258449928" calcext:value-type="float">
            <text:p>-2.9225844993</text:p>
          </table:table-cell>
          <table:table-cell office:value-type="float" office:value="0" calcext:value-type="float">
            <text:p>0</text:p>
          </table:table-cell>
          <table:table-cell office:value-type="float" office:value="3.45834947029" calcext:value-type="float">
            <text:p>3.4583494703</text:p>
          </table:table-cell>
        </table:table-row>
        <table:table-row table:style-name="ro1">
          <table:table-cell office:value-type="float" office:value="-1.5313322315" calcext:value-type="float">
            <text:p>-1.5313322315</text:p>
          </table:table-cell>
          <table:table-cell office:value-type="float" office:value="-3.03840046569" calcext:value-type="float">
            <text:p>-3.0384004657</text:p>
          </table:table-cell>
          <table:table-cell table:formula="of:=MATCH([.A974];[.F$5:.F$25];0)" office:value-type="string" office:string-value="" calcext:value-type="error">
            <text:p>#N/A</text:p>
          </table:table-cell>
          <table:table-cell table:formula="of:=IF(ISNA([.C974]);[.B974];NA())" office:value-type="float" office:value="-3.03840046569" calcext:value-type="float">
            <text:p>-3.0384004657</text:p>
          </table:table-cell>
          <table:table-cell table:formula="of:=IF(ISNA([.C974]);NA();[.B97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3553807306" calcext:value-type="float">
            <text:p>-1.4355380731</text:p>
          </table:table-cell>
          <table:table-cell office:value-type="float" office:value="-3.16432746095" calcext:value-type="float">
            <text:p>-3.164327461</text:p>
          </table:table-cell>
          <table:table-cell office:value-type="float" office:value="0" calcext:value-type="float">
            <text:p>0</text:p>
          </table:table-cell>
          <table:table-cell office:value-type="float" office:value="3.45834947029" calcext:value-type="float">
            <text:p>3.4583494703</text:p>
          </table:table-cell>
        </table:table-row>
        <table:table-row table:style-name="ro1">
          <table:table-cell office:value-type="float" office:value="-1.65841506695" calcext:value-type="float">
            <text:p>-1.658415067</text:p>
          </table:table-cell>
          <table:table-cell office:value-type="float" office:value="-3.74923576271" calcext:value-type="float">
            <text:p>-3.7492357627</text:p>
          </table:table-cell>
          <table:table-cell table:formula="of:=MATCH([.A975];[.F$5:.F$25];0)" office:value-type="string" office:string-value="" calcext:value-type="error">
            <text:p>#N/A</text:p>
          </table:table-cell>
          <table:table-cell table:formula="of:=IF(ISNA([.C975]);[.B975];NA())" office:value-type="float" office:value="-3.74923576271" calcext:value-type="float">
            <text:p>-3.7492357627</text:p>
          </table:table-cell>
          <table:table-cell table:formula="of:=IF(ISNA([.C975]);NA();[.B97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3759258961" calcext:value-type="float">
            <text:p>-1.1375925896</text:p>
          </table:table-cell>
          <table:table-cell office:value-type="float" office:value="-4.00513924051" calcext:value-type="float">
            <text:p>-4.0051392405</text:p>
          </table:table-cell>
          <table:table-cell office:value-type="float" office:value="0" calcext:value-type="float">
            <text:p>0</text:p>
          </table:table-cell>
          <table:table-cell office:value-type="float" office:value="3.45834947029" calcext:value-type="float">
            <text:p>3.4583494703</text:p>
          </table:table-cell>
        </table:table-row>
        <table:table-row table:style-name="ro1">
          <table:table-cell office:value-type="float" office:value="-0.659760102574" calcext:value-type="float">
            <text:p>-0.6597601026</text:p>
          </table:table-cell>
          <table:table-cell office:value-type="float" office:value="-2.83768282847" calcext:value-type="float">
            <text:p>-2.8376828285</text:p>
          </table:table-cell>
          <table:table-cell table:formula="of:=MATCH([.A976];[.F$5:.F$25];0)" office:value-type="string" office:string-value="" calcext:value-type="error">
            <text:p>#N/A</text:p>
          </table:table-cell>
          <table:table-cell table:formula="of:=IF(ISNA([.C976]);[.B976];NA())" office:value-type="float" office:value="-2.83768282847" calcext:value-type="float">
            <text:p>-2.8376828285</text:p>
          </table:table-cell>
          <table:table-cell table:formula="of:=IF(ISNA([.C976]);NA();[.B97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9597719785" calcext:value-type="float">
            <text:p>-1.4959771979</text:p>
          </table:table-cell>
          <table:table-cell office:value-type="float" office:value="-4.20560965086" calcext:value-type="float">
            <text:p>-4.2056096509</text:p>
          </table:table-cell>
          <table:table-cell office:value-type="float" office:value="0" calcext:value-type="float">
            <text:p>0</text:p>
          </table:table-cell>
          <table:table-cell office:value-type="float" office:value="3.45834947029" calcext:value-type="float">
            <text:p>3.4583494703</text:p>
          </table:table-cell>
        </table:table-row>
        <table:table-row table:style-name="ro1">
          <table:table-cell office:value-type="float" office:value="-1.76504617602" calcext:value-type="float">
            <text:p>-1.765046176</text:p>
          </table:table-cell>
          <table:table-cell office:value-type="float" office:value="-3.74489008061" calcext:value-type="float">
            <text:p>-3.7448900806</text:p>
          </table:table-cell>
          <table:table-cell table:formula="of:=MATCH([.A977];[.F$5:.F$25];0)" office:value-type="string" office:string-value="" calcext:value-type="error">
            <text:p>#N/A</text:p>
          </table:table-cell>
          <table:table-cell table:formula="of:=IF(ISNA([.C977]);[.B977];NA())" office:value-type="float" office:value="-3.74489008061" calcext:value-type="float">
            <text:p>-3.7448900806</text:p>
          </table:table-cell>
          <table:table-cell table:formula="of:=IF(ISNA([.C977]);NA();[.B97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9207510062" calcext:value-type="float">
            <text:p>-1.2920751006</text:p>
          </table:table-cell>
          <table:table-cell office:value-type="float" office:value="-3.83055388174" calcext:value-type="float">
            <text:p>-3.8305538817</text:p>
          </table:table-cell>
          <table:table-cell office:value-type="float" office:value="0" calcext:value-type="float">
            <text:p>0</text:p>
          </table:table-cell>
          <table:table-cell office:value-type="float" office:value="3.45834947029" calcext:value-type="float">
            <text:p>3.4583494703</text:p>
          </table:table-cell>
        </table:table-row>
        <table:table-row table:style-name="ro1">
          <table:table-cell office:value-type="float" office:value="-0.263171983847" calcext:value-type="float">
            <text:p>-0.2631719838</text:p>
          </table:table-cell>
          <table:table-cell office:value-type="float" office:value="-3.41998988782" calcext:value-type="float">
            <text:p>-3.4199898878</text:p>
          </table:table-cell>
          <table:table-cell table:formula="of:=MATCH([.A978];[.F$5:.F$25];0)" office:value-type="string" office:string-value="" calcext:value-type="error">
            <text:p>#N/A</text:p>
          </table:table-cell>
          <table:table-cell table:formula="of:=IF(ISNA([.C978]);[.B978];NA())" office:value-type="float" office:value="-3.41998988782" calcext:value-type="float">
            <text:p>-3.4199898878</text:p>
          </table:table-cell>
          <table:table-cell table:formula="of:=IF(ISNA([.C978]);NA();[.B97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78450678452" calcext:value-type="float">
            <text:p>-0.4784506785</text:p>
          </table:table-cell>
          <table:table-cell office:value-type="float" office:value="-4.08167690464" calcext:value-type="float">
            <text:p>-4.0816769046</text:p>
          </table:table-cell>
          <table:table-cell office:value-type="float" office:value="0" calcext:value-type="float">
            <text:p>0</text:p>
          </table:table-cell>
          <table:table-cell office:value-type="float" office:value="3.45834947029" calcext:value-type="float">
            <text:p>3.4583494703</text:p>
          </table:table-cell>
        </table:table-row>
        <table:table-row table:style-name="ro1">
          <table:table-cell office:value-type="float" office:value="-1.06830489101" calcext:value-type="float">
            <text:p>-1.068304891</text:p>
          </table:table-cell>
          <table:table-cell office:value-type="float" office:value="-4.11938227508" calcext:value-type="float">
            <text:p>-4.1193822751</text:p>
          </table:table-cell>
          <table:table-cell table:formula="of:=MATCH([.A979];[.F$5:.F$25];0)" office:value-type="string" office:string-value="" calcext:value-type="error">
            <text:p>#N/A</text:p>
          </table:table-cell>
          <table:table-cell table:formula="of:=IF(ISNA([.C979]);[.B979];NA())" office:value-type="float" office:value="-4.11938227508" calcext:value-type="float">
            <text:p>-4.1193822751</text:p>
          </table:table-cell>
          <table:table-cell table:formula="of:=IF(ISNA([.C979]);NA();[.B97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7659098617" calcext:value-type="float">
            <text:p>-0.5765909862</text:p>
          </table:table-cell>
          <table:table-cell office:value-type="float" office:value="-2.8098194867" calcext:value-type="float">
            <text:p>-2.8098194867</text:p>
          </table:table-cell>
          <table:table-cell office:value-type="float" office:value="0" calcext:value-type="float">
            <text:p>0</text:p>
          </table:table-cell>
          <table:table-cell office:value-type="float" office:value="3.45834947029" calcext:value-type="float">
            <text:p>3.4583494703</text:p>
          </table:table-cell>
        </table:table-row>
        <table:table-row table:style-name="ro1">
          <table:table-cell office:value-type="float" office:value="-0.413287061277" calcext:value-type="float">
            <text:p>-0.4132870613</text:p>
          </table:table-cell>
          <table:table-cell office:value-type="float" office:value="-2.60042030765" calcext:value-type="float">
            <text:p>-2.6004203077</text:p>
          </table:table-cell>
          <table:table-cell table:formula="of:=MATCH([.A980];[.F$5:.F$25];0)" office:value-type="string" office:string-value="" calcext:value-type="error">
            <text:p>#N/A</text:p>
          </table:table-cell>
          <table:table-cell table:formula="of:=IF(ISNA([.C980]);[.B980];NA())" office:value-type="float" office:value="-2.60042030765" calcext:value-type="float">
            <text:p>-2.6004203077</text:p>
          </table:table-cell>
          <table:table-cell table:formula="of:=IF(ISNA([.C980]);NA();[.B98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434105318044" calcext:value-type="float">
            <text:p>-0.0434105318</text:p>
          </table:table-cell>
          <table:table-cell office:value-type="float" office:value="-3.94607039887" calcext:value-type="float">
            <text:p>-3.9460703989</text:p>
          </table:table-cell>
          <table:table-cell office:value-type="float" office:value="20" calcext:value-type="float">
            <text:p>20</text:p>
          </table:table-cell>
          <table:table-cell office:value-type="float" office:value="3.14071000077" calcext:value-type="float">
            <text:p>3.1407100008</text:p>
          </table:table-cell>
        </table:table-row>
        <table:table-row table:style-name="ro1">
          <table:table-cell office:value-type="float" office:value="-1.38601010918" calcext:value-type="float">
            <text:p>-1.3860101092</text:p>
          </table:table-cell>
          <table:table-cell office:value-type="float" office:value="-2.80385974306" calcext:value-type="float">
            <text:p>-2.8038597431</text:p>
          </table:table-cell>
          <table:table-cell table:formula="of:=MATCH([.A981];[.F$5:.F$25];0)" office:value-type="string" office:string-value="" calcext:value-type="error">
            <text:p>#N/A</text:p>
          </table:table-cell>
          <table:table-cell table:formula="of:=IF(ISNA([.C981]);[.B981];NA())" office:value-type="float" office:value="-2.80385974306" calcext:value-type="float">
            <text:p>-2.8038597431</text:p>
          </table:table-cell>
          <table:table-cell table:formula="of:=IF(ISNA([.C981]);NA();[.B98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5257724071" calcext:value-type="float">
            <text:p>-1.5525772407</text:p>
          </table:table-cell>
          <table:table-cell office:value-type="float" office:value="-3.08626390682" calcext:value-type="float">
            <text:p>-3.0862639068</text:p>
          </table:table-cell>
          <table:table-cell office:value-type="float" office:value="20" calcext:value-type="float">
            <text:p>20</text:p>
          </table:table-cell>
          <table:table-cell office:value-type="float" office:value="3.14071000077" calcext:value-type="float">
            <text:p>3.1407100008</text:p>
          </table:table-cell>
        </table:table-row>
        <table:table-row table:style-name="ro1">
          <table:table-cell office:value-type="float" office:value="-0.740328507448" calcext:value-type="float">
            <text:p>-0.7403285074</text:p>
          </table:table-cell>
          <table:table-cell office:value-type="float" office:value="-4.1606498406" calcext:value-type="float">
            <text:p>-4.1606498406</text:p>
          </table:table-cell>
          <table:table-cell table:formula="of:=MATCH([.A982];[.F$5:.F$25];0)" office:value-type="string" office:string-value="" calcext:value-type="error">
            <text:p>#N/A</text:p>
          </table:table-cell>
          <table:table-cell table:formula="of:=IF(ISNA([.C982]);[.B982];NA())" office:value-type="float" office:value="-4.1606498406" calcext:value-type="float">
            <text:p>-4.1606498406</text:p>
          </table:table-cell>
          <table:table-cell table:formula="of:=IF(ISNA([.C982]);NA();[.B98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460173529883" calcext:value-type="float">
            <text:p>-0.046017353</text:p>
          </table:table-cell>
          <table:table-cell office:value-type="float" office:value="-3.3131008953" calcext:value-type="float">
            <text:p>-3.3131008953</text:p>
          </table:table-cell>
          <table:table-cell office:value-type="float" office:value="16" calcext:value-type="float">
            <text:p>16</text:p>
          </table:table-cell>
          <table:table-cell office:value-type="float" office:value="3.90371628712" calcext:value-type="float">
            <text:p>3.9037162871</text:p>
          </table:table-cell>
        </table:table-row>
        <table:table-row table:style-name="ro1">
          <table:table-cell office:value-type="float" office:value="-0.948062126952" calcext:value-type="float">
            <text:p>-0.948062127</text:p>
          </table:table-cell>
          <table:table-cell office:value-type="float" office:value="-2.67704839721" calcext:value-type="float">
            <text:p>-2.6770483972</text:p>
          </table:table-cell>
          <table:table-cell table:formula="of:=MATCH([.A983];[.F$5:.F$25];0)" office:value-type="string" office:string-value="" calcext:value-type="error">
            <text:p>#N/A</text:p>
          </table:table-cell>
          <table:table-cell table:formula="of:=IF(ISNA([.C983]);[.B983];NA())" office:value-type="float" office:value="-2.67704839721" calcext:value-type="float">
            <text:p>-2.6770483972</text:p>
          </table:table-cell>
          <table:table-cell table:formula="of:=IF(ISNA([.C983]);NA();[.B98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16637543824" calcext:value-type="float">
            <text:p>-0.6166375438</text:p>
          </table:table-cell>
          <table:table-cell office:value-type="float" office:value="-2.54485932046" calcext:value-type="float">
            <text:p>-2.5448593205</text:p>
          </table:table-cell>
          <table:table-cell office:value-type="float" office:value="20" calcext:value-type="float">
            <text:p>20</text:p>
          </table:table-cell>
          <table:table-cell office:value-type="float" office:value="3.29609763136" calcext:value-type="float">
            <text:p>3.2960976314</text:p>
          </table:table-cell>
        </table:table-row>
        <table:table-row table:style-name="ro1">
          <table:table-cell office:value-type="float" office:value="-0.1998283331" calcext:value-type="float">
            <text:p>-0.1998283331</text:p>
          </table:table-cell>
          <table:table-cell office:value-type="float" office:value="-3.36655276441" calcext:value-type="float">
            <text:p>-3.3665527644</text:p>
          </table:table-cell>
          <table:table-cell table:formula="of:=MATCH([.A984];[.F$5:.F$25];0)" office:value-type="string" office:string-value="" calcext:value-type="error">
            <text:p>#N/A</text:p>
          </table:table-cell>
          <table:table-cell table:formula="of:=IF(ISNA([.C984]);[.B984];NA())" office:value-type="float" office:value="-3.36655276441" calcext:value-type="float">
            <text:p>-3.3665527644</text:p>
          </table:table-cell>
          <table:table-cell table:formula="of:=IF(ISNA([.C984]);NA();[.B98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949182595713" calcext:value-type="float">
            <text:p>-0.0949182596</text:p>
          </table:table-cell>
          <table:table-cell office:value-type="float" office:value="-3.97843286995" calcext:value-type="float">
            <text:p>-3.97843287</text:p>
          </table:table-cell>
          <table:table-cell office:value-type="float" office:value="20" calcext:value-type="float">
            <text:p>20</text:p>
          </table:table-cell>
          <table:table-cell office:value-type="float" office:value="3.29609763136" calcext:value-type="float">
            <text:p>3.2960976314</text:p>
          </table:table-cell>
        </table:table-row>
        <table:table-row table:style-name="ro1">
          <table:table-cell office:value-type="float" office:value="-1.51125836593" calcext:value-type="float">
            <text:p>-1.5112583659</text:p>
          </table:table-cell>
          <table:table-cell office:value-type="float" office:value="-3.59538613425" calcext:value-type="float">
            <text:p>-3.5953861343</text:p>
          </table:table-cell>
          <table:table-cell table:formula="of:=MATCH([.A985];[.F$5:.F$25];0)" office:value-type="string" office:string-value="" calcext:value-type="error">
            <text:p>#N/A</text:p>
          </table:table-cell>
          <table:table-cell table:formula="of:=IF(ISNA([.C985]);[.B985];NA())" office:value-type="float" office:value="-3.59538613425" calcext:value-type="float">
            <text:p>-3.5953861343</text:p>
          </table:table-cell>
          <table:table-cell table:formula="of:=IF(ISNA([.C985]);NA();[.B98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6673839698" calcext:value-type="float">
            <text:p>-1.366738397</text:p>
          </table:table-cell>
          <table:table-cell office:value-type="float" office:value="-3.60450202353" calcext:value-type="float">
            <text:p>-3.6045020235</text:p>
          </table:table-cell>
          <table:table-cell office:value-type="float" office:value="0" calcext:value-type="float">
            <text:p>0</text:p>
          </table:table-cell>
          <table:table-cell office:value-type="float" office:value="3.76819672982" calcext:value-type="float">
            <text:p>3.7681967298</text:p>
          </table:table-cell>
        </table:table-row>
        <table:table-row table:style-name="ro1">
          <table:table-cell office:value-type="float" office:value="-0.873063337784" calcext:value-type="float">
            <text:p>-0.8730633378</text:p>
          </table:table-cell>
          <table:table-cell office:value-type="float" office:value="-2.6516268981" calcext:value-type="float">
            <text:p>-2.6516268981</text:p>
          </table:table-cell>
          <table:table-cell table:formula="of:=MATCH([.A986];[.F$5:.F$25];0)" office:value-type="string" office:string-value="" calcext:value-type="error">
            <text:p>#N/A</text:p>
          </table:table-cell>
          <table:table-cell table:formula="of:=IF(ISNA([.C986]);[.B986];NA())" office:value-type="float" office:value="-2.6516268981" calcext:value-type="float">
            <text:p>-2.6516268981</text:p>
          </table:table-cell>
          <table:table-cell table:formula="of:=IF(ISNA([.C986]);NA();[.B98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35041512272" calcext:value-type="float">
            <text:p>-0.9350415123</text:p>
          </table:table-cell>
          <table:table-cell office:value-type="float" office:value="-2.95878558211" calcext:value-type="float">
            <text:p>-2.9587855821</text:p>
          </table:table-cell>
          <table:table-cell office:value-type="float" office:value="3" calcext:value-type="float">
            <text:p>3</text:p>
          </table:table-cell>
          <table:table-cell office:value-type="float" office:value="3.74731931685" calcext:value-type="float">
            <text:p>3.7473193169</text:p>
          </table:table-cell>
        </table:table-row>
        <table:table-row table:style-name="ro1">
          <table:table-cell office:value-type="float" office:value="-0.276411857401" calcext:value-type="float">
            <text:p>-0.2764118574</text:p>
          </table:table-cell>
          <table:table-cell office:value-type="float" office:value="-3.57753808864" calcext:value-type="float">
            <text:p>-3.5775380886</text:p>
          </table:table-cell>
          <table:table-cell table:formula="of:=MATCH([.A987];[.F$5:.F$25];0)" office:value-type="string" office:string-value="" calcext:value-type="error">
            <text:p>#N/A</text:p>
          </table:table-cell>
          <table:table-cell table:formula="of:=IF(ISNA([.C987]);[.B987];NA())" office:value-type="float" office:value="-3.57753808864" calcext:value-type="float">
            <text:p>-3.5775380886</text:p>
          </table:table-cell>
          <table:table-cell table:formula="of:=IF(ISNA([.C987]);NA();[.B98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07632080961" calcext:value-type="float">
            <text:p>-0.107632081</text:p>
          </table:table-cell>
          <table:table-cell office:value-type="float" office:value="-2.92564732801" calcext:value-type="float">
            <text:p>-2.925647328</text:p>
          </table:table-cell>
          <table:table-cell office:value-type="float" office:value="3" calcext:value-type="float">
            <text:p>3</text:p>
          </table:table-cell>
          <table:table-cell office:value-type="float" office:value="3.74731931685" calcext:value-type="float">
            <text:p>3.7473193169</text:p>
          </table:table-cell>
        </table:table-row>
        <table:table-row table:style-name="ro1">
          <table:table-cell office:value-type="float" office:value="-0.458928922157" calcext:value-type="float">
            <text:p>-0.4589289222</text:p>
          </table:table-cell>
          <table:table-cell office:value-type="float" office:value="-3.02640004655" calcext:value-type="float">
            <text:p>-3.0264000466</text:p>
          </table:table-cell>
          <table:table-cell table:formula="of:=MATCH([.A988];[.F$5:.F$25];0)" office:value-type="string" office:string-value="" calcext:value-type="error">
            <text:p>#N/A</text:p>
          </table:table-cell>
          <table:table-cell table:formula="of:=IF(ISNA([.C988]);[.B988];NA())" office:value-type="float" office:value="-3.02640004655" calcext:value-type="float">
            <text:p>-3.0264000466</text:p>
          </table:table-cell>
          <table:table-cell table:formula="of:=IF(ISNA([.C988]);NA();[.B98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00289122584" calcext:value-type="float">
            <text:p>-0.4002891226</text:p>
          </table:table-cell>
          <table:table-cell office:value-type="float" office:value="-2.81586286536" calcext:value-type="float">
            <text:p>-2.8158628654</text:p>
          </table:table-cell>
          <table:table-cell office:value-type="float" office:value="3" calcext:value-type="float">
            <text:p>3</text:p>
          </table:table-cell>
          <table:table-cell office:value-type="float" office:value="3.74731931685" calcext:value-type="float">
            <text:p>3.7473193169</text:p>
          </table:table-cell>
        </table:table-row>
        <table:table-row table:style-name="ro1">
          <table:table-cell office:value-type="float" office:value="-0.143855098525" calcext:value-type="float">
            <text:p>-0.1438550985</text:p>
          </table:table-cell>
          <table:table-cell office:value-type="float" office:value="-3.22493674773" calcext:value-type="float">
            <text:p>-3.2249367477</text:p>
          </table:table-cell>
          <table:table-cell table:formula="of:=MATCH([.A989];[.F$5:.F$25];0)" office:value-type="string" office:string-value="" calcext:value-type="error">
            <text:p>#N/A</text:p>
          </table:table-cell>
          <table:table-cell table:formula="of:=IF(ISNA([.C989]);[.B989];NA())" office:value-type="float" office:value="-3.22493674773" calcext:value-type="float">
            <text:p>-3.2249367477</text:p>
          </table:table-cell>
          <table:table-cell table:formula="of:=IF(ISNA([.C989]);NA();[.B98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447472007882" calcext:value-type="float">
            <text:p>-0.0447472008</text:p>
          </table:table-cell>
          <table:table-cell office:value-type="float" office:value="-4.16223118324" calcext:value-type="float">
            <text:p>-4.1622311832</text:p>
          </table:table-cell>
          <table:table-cell office:value-type="float" office:value="3" calcext:value-type="float">
            <text:p>3</text:p>
          </table:table-cell>
          <table:table-cell office:value-type="float" office:value="3.74731931685" calcext:value-type="float">
            <text:p>3.7473193169</text:p>
          </table:table-cell>
        </table:table-row>
        <table:table-row table:style-name="ro1">
          <table:table-cell office:value-type="float" office:value="-0.258753958964" calcext:value-type="float">
            <text:p>-0.258753959</text:p>
          </table:table-cell>
          <table:table-cell office:value-type="float" office:value="-3.5480744299" calcext:value-type="float">
            <text:p>-3.5480744299</text:p>
          </table:table-cell>
          <table:table-cell table:formula="of:=MATCH([.A990];[.F$5:.F$25];0)" office:value-type="string" office:string-value="" calcext:value-type="error">
            <text:p>#N/A</text:p>
          </table:table-cell>
          <table:table-cell table:formula="of:=IF(ISNA([.C990]);[.B990];NA())" office:value-type="float" office:value="-3.5480744299" calcext:value-type="float">
            <text:p>-3.5480744299</text:p>
          </table:table-cell>
          <table:table-cell table:formula="of:=IF(ISNA([.C990]);NA();[.B99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2233501237" calcext:value-type="float">
            <text:p>-1.4223350124</text:p>
          </table:table-cell>
          <table:table-cell office:value-type="float" office:value="-3.09287604359" calcext:value-type="float">
            <text:p>-3.0928760436</text:p>
          </table:table-cell>
          <table:table-cell office:value-type="float" office:value="3" calcext:value-type="float">
            <text:p>3</text:p>
          </table:table-cell>
          <table:table-cell office:value-type="float" office:value="3.74731931685" calcext:value-type="float">
            <text:p>3.7473193169</text:p>
          </table:table-cell>
        </table:table-row>
        <table:table-row table:style-name="ro1">
          <table:table-cell office:value-type="float" office:value="-1.63906325899" calcext:value-type="float">
            <text:p>-1.639063259</text:p>
          </table:table-cell>
          <table:table-cell office:value-type="float" office:value="-3.02171707035" calcext:value-type="float">
            <text:p>-3.0217170704</text:p>
          </table:table-cell>
          <table:table-cell table:formula="of:=MATCH([.A991];[.F$5:.F$25];0)" office:value-type="string" office:string-value="" calcext:value-type="error">
            <text:p>#N/A</text:p>
          </table:table-cell>
          <table:table-cell table:formula="of:=IF(ISNA([.C991]);[.B991];NA())" office:value-type="float" office:value="-3.02171707035" calcext:value-type="float">
            <text:p>-3.0217170704</text:p>
          </table:table-cell>
          <table:table-cell table:formula="of:=IF(ISNA([.C991]);NA();[.B99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6053561896" calcext:value-type="float">
            <text:p>-1.060535619</text:p>
          </table:table-cell>
          <table:table-cell office:value-type="float" office:value="-4.14703224942" calcext:value-type="float">
            <text:p>-4.1470322494</text:p>
          </table:table-cell>
          <table:table-cell office:value-type="float" office:value="16" calcext:value-type="float">
            <text:p>16</text:p>
          </table:table-cell>
          <table:table-cell office:value-type="float" office:value="3.10044419405" calcext:value-type="float">
            <text:p>3.1004441941</text:p>
          </table:table-cell>
        </table:table-row>
        <table:table-row table:style-name="ro1">
          <table:table-cell office:value-type="float" office:value="-1.29102047222" calcext:value-type="float">
            <text:p>-1.2910204722</text:p>
          </table:table-cell>
          <table:table-cell office:value-type="float" office:value="-3.39396418601" calcext:value-type="float">
            <text:p>-3.393964186</text:p>
          </table:table-cell>
          <table:table-cell table:formula="of:=MATCH([.A992];[.F$5:.F$25];0)" office:value-type="string" office:string-value="" calcext:value-type="error">
            <text:p>#N/A</text:p>
          </table:table-cell>
          <table:table-cell table:formula="of:=IF(ISNA([.C992]);[.B992];NA())" office:value-type="float" office:value="-3.39396418601" calcext:value-type="float">
            <text:p>-3.393964186</text:p>
          </table:table-cell>
          <table:table-cell table:formula="of:=IF(ISNA([.C992]);NA();[.B99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6594521841" calcext:value-type="float">
            <text:p>-1.2659452184</text:p>
          </table:table-cell>
          <table:table-cell office:value-type="float" office:value="-3.01519114167" calcext:value-type="float">
            <text:p>-3.0151911417</text:p>
          </table:table-cell>
          <table:table-cell office:value-type="float" office:value="16" calcext:value-type="float">
            <text:p>16</text:p>
          </table:table-cell>
          <table:table-cell office:value-type="float" office:value="3.10044419405" calcext:value-type="float">
            <text:p>3.1004441941</text:p>
          </table:table-cell>
        </table:table-row>
        <table:table-row table:style-name="ro1">
          <table:table-cell office:value-type="float" office:value="-1.37225648956" calcext:value-type="float">
            <text:p>-1.3722564896</text:p>
          </table:table-cell>
          <table:table-cell office:value-type="float" office:value="-4.03001716188" calcext:value-type="float">
            <text:p>-4.0300171619</text:p>
          </table:table-cell>
          <table:table-cell table:formula="of:=MATCH([.A993];[.F$5:.F$25];0)" office:value-type="string" office:string-value="" calcext:value-type="error">
            <text:p>#N/A</text:p>
          </table:table-cell>
          <table:table-cell table:formula="of:=IF(ISNA([.C993]);[.B993];NA())" office:value-type="float" office:value="-4.03001716188" calcext:value-type="float">
            <text:p>-4.0300171619</text:p>
          </table:table-cell>
          <table:table-cell table:formula="of:=IF(ISNA([.C993]);NA();[.B99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07560447262" calcext:value-type="float">
            <text:p>-0.2075604473</text:p>
          </table:table-cell>
          <table:table-cell office:value-type="float" office:value="-2.98614195215" calcext:value-type="float">
            <text:p>-2.9861419522</text:p>
          </table:table-cell>
          <table:table-cell office:value-type="float" office:value="16" calcext:value-type="float">
            <text:p>16</text:p>
          </table:table-cell>
          <table:table-cell office:value-type="float" office:value="3.10044419405" calcext:value-type="float">
            <text:p>3.1004441941</text:p>
          </table:table-cell>
        </table:table-row>
        <table:table-row table:style-name="ro1">
          <table:table-cell office:value-type="float" office:value="-0.520405879051" calcext:value-type="float">
            <text:p>-0.5204058791</text:p>
          </table:table-cell>
          <table:table-cell office:value-type="float" office:value="-2.92258449928" calcext:value-type="float">
            <text:p>-2.9225844993</text:p>
          </table:table-cell>
          <table:table-cell table:formula="of:=MATCH([.A994];[.F$5:.F$25];0)" office:value-type="string" office:string-value="" calcext:value-type="error">
            <text:p>#N/A</text:p>
          </table:table-cell>
          <table:table-cell table:formula="of:=IF(ISNA([.C994]);[.B994];NA())" office:value-type="float" office:value="-2.92258449928" calcext:value-type="float">
            <text:p>-2.9225844993</text:p>
          </table:table-cell>
          <table:table-cell table:formula="of:=IF(ISNA([.C994]);NA();[.B99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78305999498" calcext:value-type="float">
            <text:p>-0.2783059995</text:p>
          </table:table-cell>
          <table:table-cell office:value-type="float" office:value="-3.93028926298" calcext:value-type="float">
            <text:p>-3.930289263</text:p>
          </table:table-cell>
          <table:table-cell office:value-type="float" office:value="20" calcext:value-type="float">
            <text:p>20</text:p>
          </table:table-cell>
          <table:table-cell office:value-type="float" office:value="3.65901493274" calcext:value-type="float">
            <text:p>3.6590149327</text:p>
          </table:table-cell>
        </table:table-row>
        <table:table-row table:style-name="ro1">
          <table:table-cell office:value-type="float" office:value="-1.43553807306" calcext:value-type="float">
            <text:p>-1.4355380731</text:p>
          </table:table-cell>
          <table:table-cell office:value-type="float" office:value="-3.16432746095" calcext:value-type="float">
            <text:p>-3.164327461</text:p>
          </table:table-cell>
          <table:table-cell table:formula="of:=MATCH([.A995];[.F$5:.F$25];0)" office:value-type="string" office:string-value="" calcext:value-type="error">
            <text:p>#N/A</text:p>
          </table:table-cell>
          <table:table-cell table:formula="of:=IF(ISNA([.C995]);[.B995];NA())" office:value-type="float" office:value="-3.16432746095" calcext:value-type="float">
            <text:p>-3.164327461</text:p>
          </table:table-cell>
          <table:table-cell table:formula="of:=IF(ISNA([.C995]);NA();[.B99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4293930538" calcext:value-type="float">
            <text:p>-1.4429393054</text:p>
          </table:table-cell>
          <table:table-cell office:value-type="float" office:value="-3.87561848737" calcext:value-type="float">
            <text:p>-3.8756184874</text:p>
          </table:table-cell>
          <table:table-cell office:value-type="float" office:value="21" calcext:value-type="float">
            <text:p>21</text:p>
          </table:table-cell>
          <table:table-cell office:value-type="float" office:value="3.22557415731" calcext:value-type="float">
            <text:p>3.2255741573</text:p>
          </table:table-cell>
        </table:table-row>
        <table:table-row table:style-name="ro1">
          <table:table-cell office:value-type="float" office:value="-1.13759258961" calcext:value-type="float">
            <text:p>-1.1375925896</text:p>
          </table:table-cell>
          <table:table-cell office:value-type="float" office:value="-4.00513924051" calcext:value-type="float">
            <text:p>-4.0051392405</text:p>
          </table:table-cell>
          <table:table-cell table:formula="of:=MATCH([.A996];[.F$5:.F$25];0)" office:value-type="string" office:string-value="" calcext:value-type="error">
            <text:p>#N/A</text:p>
          </table:table-cell>
          <table:table-cell table:formula="of:=IF(ISNA([.C996]);[.B996];NA())" office:value-type="float" office:value="-4.00513924051" calcext:value-type="float">
            <text:p>-4.0051392405</text:p>
          </table:table-cell>
          <table:table-cell table:formula="of:=IF(ISNA([.C996]);NA();[.B99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67805301014" calcext:value-type="float">
            <text:p>-0.767805301</text:p>
          </table:table-cell>
          <table:table-cell office:value-type="float" office:value="-2.97005227646" calcext:value-type="float">
            <text:p>-2.9700522765</text:p>
          </table:table-cell>
          <table:table-cell office:value-type="float" office:value="16" calcext:value-type="float">
            <text:p>16</text:p>
          </table:table-cell>
          <table:table-cell office:value-type="float" office:value="3.76078339755" calcext:value-type="float">
            <text:p>3.7607833976</text:p>
          </table:table-cell>
        </table:table-row>
        <table:table-row table:style-name="ro1">
          <table:table-cell office:value-type="float" office:value="-1.49597719785" calcext:value-type="float">
            <text:p>-1.4959771979</text:p>
          </table:table-cell>
          <table:table-cell office:value-type="float" office:value="-4.20560965086" calcext:value-type="float">
            <text:p>-4.2056096509</text:p>
          </table:table-cell>
          <table:table-cell table:formula="of:=MATCH([.A997];[.F$5:.F$25];0)" office:value-type="string" office:string-value="" calcext:value-type="error">
            <text:p>#N/A</text:p>
          </table:table-cell>
          <table:table-cell table:formula="of:=IF(ISNA([.C997]);[.B997];NA())" office:value-type="float" office:value="-4.20560965086" calcext:value-type="float">
            <text:p>-4.2056096509</text:p>
          </table:table-cell>
          <table:table-cell table:formula="of:=IF(ISNA([.C997]);NA();[.B99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96266600117" calcext:value-type="float">
            <text:p>-0.5962666001</text:p>
          </table:table-cell>
          <table:table-cell office:value-type="float" office:value="-4.18976179173" calcext:value-type="float">
            <text:p>-4.1897617917</text:p>
          </table:table-cell>
          <table:table-cell office:value-type="float" office:value="18" calcext:value-type="float">
            <text:p>18</text:p>
          </table:table-cell>
          <table:table-cell office:value-type="float" office:value="3.69730598222" calcext:value-type="float">
            <text:p>3.6973059822</text:p>
          </table:table-cell>
        </table:table-row>
        <table:table-row table:style-name="ro1">
          <table:table-cell office:value-type="float" office:value="-1.29207510062" calcext:value-type="float">
            <text:p>-1.2920751006</text:p>
          </table:table-cell>
          <table:table-cell office:value-type="float" office:value="-3.83055388174" calcext:value-type="float">
            <text:p>-3.8305538817</text:p>
          </table:table-cell>
          <table:table-cell table:formula="of:=MATCH([.A998];[.F$5:.F$25];0)" office:value-type="string" office:string-value="" calcext:value-type="error">
            <text:p>#N/A</text:p>
          </table:table-cell>
          <table:table-cell table:formula="of:=IF(ISNA([.C998]);[.B998];NA())" office:value-type="float" office:value="-3.83055388174" calcext:value-type="float">
            <text:p>-3.8305538817</text:p>
          </table:table-cell>
          <table:table-cell table:formula="of:=IF(ISNA([.C998]);NA();[.B99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723724433317" calcext:value-type="float">
            <text:p>-0.0723724433</text:p>
          </table:table-cell>
          <table:table-cell office:value-type="float" office:value="-3.74794411196" calcext:value-type="float">
            <text:p>-3.747944112</text:p>
          </table:table-cell>
          <table:table-cell office:value-type="float" office:value="18" calcext:value-type="float">
            <text:p>18</text:p>
          </table:table-cell>
          <table:table-cell office:value-type="float" office:value="3.69730598222" calcext:value-type="float">
            <text:p>3.6973059822</text:p>
          </table:table-cell>
        </table:table-row>
        <table:table-row table:style-name="ro1">
          <table:table-cell office:value-type="float" office:value="-0.478450678452" calcext:value-type="float">
            <text:p>-0.4784506785</text:p>
          </table:table-cell>
          <table:table-cell office:value-type="float" office:value="-4.08167690464" calcext:value-type="float">
            <text:p>-4.0816769046</text:p>
          </table:table-cell>
          <table:table-cell table:formula="of:=MATCH([.A999];[.F$5:.F$25];0)" office:value-type="string" office:string-value="" calcext:value-type="error">
            <text:p>#N/A</text:p>
          </table:table-cell>
          <table:table-cell table:formula="of:=IF(ISNA([.C999]);[.B999];NA())" office:value-type="float" office:value="-4.08167690464" calcext:value-type="float">
            <text:p>-4.0816769046</text:p>
          </table:table-cell>
          <table:table-cell table:formula="of:=IF(ISNA([.C999]);NA();[.B99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3343403914" calcext:value-type="float">
            <text:p>-1.1334340391</text:p>
          </table:table-cell>
          <table:table-cell office:value-type="float" office:value="-4.1703552325" calcext:value-type="float">
            <text:p>-4.1703552325</text:p>
          </table:table-cell>
          <table:table-cell office:value-type="float" office:value="18" calcext:value-type="float">
            <text:p>18</text:p>
          </table:table-cell>
          <table:table-cell office:value-type="float" office:value="3.69730598222" calcext:value-type="float">
            <text:p>3.6973059822</text:p>
          </table:table-cell>
        </table:table-row>
        <table:table-row table:style-name="ro1">
          <table:table-cell office:value-type="float" office:value="-0.57659098617" calcext:value-type="float">
            <text:p>-0.5765909862</text:p>
          </table:table-cell>
          <table:table-cell office:value-type="float" office:value="-2.8098194867" calcext:value-type="float">
            <text:p>-2.8098194867</text:p>
          </table:table-cell>
          <table:table-cell table:formula="of:=MATCH([.A1000];[.F$5:.F$25];0)" office:value-type="string" office:string-value="" calcext:value-type="error">
            <text:p>#N/A</text:p>
          </table:table-cell>
          <table:table-cell table:formula="of:=IF(ISNA([.C1000]);[.B1000];NA())" office:value-type="float" office:value="-2.8098194867" calcext:value-type="float">
            <text:p>-2.8098194867</text:p>
          </table:table-cell>
          <table:table-cell table:formula="of:=IF(ISNA([.C1000]);NA();[.B100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6661131237" calcext:value-type="float">
            <text:p>-0.1666113124</text:p>
          </table:table-cell>
          <table:table-cell office:value-type="float" office:value="-3.76797952085" calcext:value-type="float">
            <text:p>-3.7679795209</text:p>
          </table:table-cell>
          <table:table-cell office:value-type="float" office:value="0" calcext:value-type="float">
            <text:p>0</text:p>
          </table:table-cell>
          <table:table-cell office:value-type="float" office:value="3.20002398433" calcext:value-type="float">
            <text:p>3.2000239843</text:p>
          </table:table-cell>
        </table:table-row>
        <table:table-row table:style-name="ro1">
          <table:table-cell office:value-type="float" office:value="-0.0434105318044" calcext:value-type="float">
            <text:p>-0.0434105318</text:p>
          </table:table-cell>
          <table:table-cell office:value-type="float" office:value="-3.94607039887" calcext:value-type="float">
            <text:p>-3.9460703989</text:p>
          </table:table-cell>
          <table:table-cell table:formula="of:=MATCH([.A1001];[.F$5:.F$25];0)" office:value-type="string" office:string-value="" calcext:value-type="error">
            <text:p>#N/A</text:p>
          </table:table-cell>
          <table:table-cell table:formula="of:=IF(ISNA([.C1001]);[.B1001];NA())" office:value-type="float" office:value="-3.94607039887" calcext:value-type="float">
            <text:p>-3.9460703989</text:p>
          </table:table-cell>
          <table:table-cell table:formula="of:=IF(ISNA([.C1001]);NA();[.B100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3362752609" calcext:value-type="float">
            <text:p>-1.5336275261</text:p>
          </table:table-cell>
          <table:table-cell office:value-type="float" office:value="-3.46035417411" calcext:value-type="float">
            <text:p>-3.4603541741</text:p>
          </table:table-cell>
          <table:table-cell office:value-type="float" office:value="0" calcext:value-type="float">
            <text:p>0</text:p>
          </table:table-cell>
          <table:table-cell office:value-type="float" office:value="3.20002398433" calcext:value-type="float">
            <text:p>3.2000239843</text:p>
          </table:table-cell>
        </table:table-row>
        <table:table-row table:style-name="ro1">
          <table:table-cell office:value-type="float" office:value="-1.55257724071" calcext:value-type="float">
            <text:p>-1.5525772407</text:p>
          </table:table-cell>
          <table:table-cell office:value-type="float" office:value="-3.08626390682" calcext:value-type="float">
            <text:p>-3.0862639068</text:p>
          </table:table-cell>
          <table:table-cell table:formula="of:=MATCH([.A1002];[.F$5:.F$25];0)" office:value-type="string" office:string-value="" calcext:value-type="error">
            <text:p>#N/A</text:p>
          </table:table-cell>
          <table:table-cell table:formula="of:=IF(ISNA([.C1002]);[.B1002];NA())" office:value-type="float" office:value="-3.08626390682" calcext:value-type="float">
            <text:p>-3.0862639068</text:p>
          </table:table-cell>
          <table:table-cell table:formula="of:=IF(ISNA([.C1002]);NA();[.B100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2383723021" calcext:value-type="float">
            <text:p>-1.1238372302</text:p>
          </table:table-cell>
          <table:table-cell office:value-type="float" office:value="-4.38020076937" calcext:value-type="float">
            <text:p>-4.3802007694</text:p>
          </table:table-cell>
          <table:table-cell office:value-type="float" office:value="0" calcext:value-type="float">
            <text:p>0</text:p>
          </table:table-cell>
          <table:table-cell office:value-type="float" office:value="3.20002398433" calcext:value-type="float">
            <text:p>3.2000239843</text:p>
          </table:table-cell>
        </table:table-row>
        <table:table-row table:style-name="ro1">
          <table:table-cell office:value-type="float" office:value="-0.0460173529883" calcext:value-type="float">
            <text:p>-0.046017353</text:p>
          </table:table-cell>
          <table:table-cell office:value-type="float" office:value="-3.3131008953" calcext:value-type="float">
            <text:p>-3.3131008953</text:p>
          </table:table-cell>
          <table:table-cell table:formula="of:=MATCH([.A1003];[.F$5:.F$25];0)" office:value-type="string" office:string-value="" calcext:value-type="error">
            <text:p>#N/A</text:p>
          </table:table-cell>
          <table:table-cell table:formula="of:=IF(ISNA([.C1003]);[.B1003];NA())" office:value-type="float" office:value="-3.3131008953" calcext:value-type="float">
            <text:p>-3.3131008953</text:p>
          </table:table-cell>
          <table:table-cell table:formula="of:=IF(ISNA([.C1003]);NA();[.B100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31454451306" calcext:value-type="float">
            <text:p>-0.3314544513</text:p>
          </table:table-cell>
          <table:table-cell office:value-type="float" office:value="-3.90333891103" calcext:value-type="float">
            <text:p>-3.903338911</text:p>
          </table:table-cell>
          <table:table-cell office:value-type="float" office:value="0" calcext:value-type="float">
            <text:p>0</text:p>
          </table:table-cell>
          <table:table-cell office:value-type="float" office:value="3.20002398433" calcext:value-type="float">
            <text:p>3.2000239843</text:p>
          </table:table-cell>
        </table:table-row>
        <table:table-row table:style-name="ro1">
          <table:table-cell office:value-type="float" office:value="-0.616637543824" calcext:value-type="float">
            <text:p>-0.6166375438</text:p>
          </table:table-cell>
          <table:table-cell office:value-type="float" office:value="-2.54485932046" calcext:value-type="float">
            <text:p>-2.5448593205</text:p>
          </table:table-cell>
          <table:table-cell table:formula="of:=MATCH([.A1004];[.F$5:.F$25];0)" office:value-type="string" office:string-value="" calcext:value-type="error">
            <text:p>#N/A</text:p>
          </table:table-cell>
          <table:table-cell table:formula="of:=IF(ISNA([.C1004]);[.B1004];NA())" office:value-type="float" office:value="-2.54485932046" calcext:value-type="float">
            <text:p>-2.5448593205</text:p>
          </table:table-cell>
          <table:table-cell table:formula="of:=IF(ISNA([.C1004]);NA();[.B100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7261436297" calcext:value-type="float">
            <text:p>-1.672614363</text:p>
          </table:table-cell>
          <table:table-cell office:value-type="float" office:value="-3.88716486593" calcext:value-type="float">
            <text:p>-3.8871648659</text:p>
          </table:table-cell>
          <table:table-cell office:value-type="float" office:value="0" calcext:value-type="float">
            <text:p>0</text:p>
          </table:table-cell>
          <table:table-cell office:value-type="float" office:value="3.20002398433" calcext:value-type="float">
            <text:p>3.2000239843</text:p>
          </table:table-cell>
        </table:table-row>
        <table:table-row table:style-name="ro1">
          <table:table-cell office:value-type="float" office:value="-0.0949182595713" calcext:value-type="float">
            <text:p>-0.0949182596</text:p>
          </table:table-cell>
          <table:table-cell office:value-type="float" office:value="-3.97843286995" calcext:value-type="float">
            <text:p>-3.97843287</text:p>
          </table:table-cell>
          <table:table-cell table:formula="of:=MATCH([.A1005];[.F$5:.F$25];0)" office:value-type="string" office:string-value="" calcext:value-type="error">
            <text:p>#N/A</text:p>
          </table:table-cell>
          <table:table-cell table:formula="of:=IF(ISNA([.C1005]);[.B1005];NA())" office:value-type="float" office:value="-3.97843286995" calcext:value-type="float">
            <text:p>-3.97843287</text:p>
          </table:table-cell>
          <table:table-cell table:formula="of:=IF(ISNA([.C1005]);NA();[.B100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92495487646" calcext:value-type="float">
            <text:p>-0.8924954876</text:p>
          </table:table-cell>
          <table:table-cell office:value-type="float" office:value="-4.1000981007" calcext:value-type="float">
            <text:p>-4.1000981007</text:p>
          </table:table-cell>
          <table:table-cell office:value-type="float" office:value="0" calcext:value-type="float">
            <text:p>0</text:p>
          </table:table-cell>
          <table:table-cell office:value-type="float" office:value="3.20002398433" calcext:value-type="float">
            <text:p>3.2000239843</text:p>
          </table:table-cell>
        </table:table-row>
        <table:table-row table:style-name="ro1">
          <table:table-cell office:value-type="float" office:value="-1.36673839698" calcext:value-type="float">
            <text:p>-1.366738397</text:p>
          </table:table-cell>
          <table:table-cell office:value-type="float" office:value="-3.60450202353" calcext:value-type="float">
            <text:p>-3.6045020235</text:p>
          </table:table-cell>
          <table:table-cell table:formula="of:=MATCH([.A1006];[.F$5:.F$25];0)" office:value-type="string" office:string-value="" calcext:value-type="error">
            <text:p>#N/A</text:p>
          </table:table-cell>
          <table:table-cell table:formula="of:=IF(ISNA([.C1006]);[.B1006];NA())" office:value-type="float" office:value="-3.60450202353" calcext:value-type="float">
            <text:p>-3.6045020235</text:p>
          </table:table-cell>
          <table:table-cell table:formula="of:=IF(ISNA([.C1006]);NA();[.B1006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159283445969" calcext:value-type="float">
            <text:p>0.159283446</text:p>
          </table:table-cell>
          <table:table-cell office:value-type="float" office:value="-3.7268543265" calcext:value-type="float">
            <text:p>-3.7268543265</text:p>
          </table:table-cell>
          <table:table-cell office:value-type="float" office:value="0" calcext:value-type="float">
            <text:p>0</text:p>
          </table:table-cell>
          <table:table-cell office:value-type="float" office:value="3.20002398433" calcext:value-type="float">
            <text:p>3.2000239843</text:p>
          </table:table-cell>
        </table:table-row>
        <table:table-row table:style-name="ro1">
          <table:table-cell office:value-type="float" office:value="-0.935041512272" calcext:value-type="float">
            <text:p>-0.9350415123</text:p>
          </table:table-cell>
          <table:table-cell office:value-type="float" office:value="-2.95878558211" calcext:value-type="float">
            <text:p>-2.9587855821</text:p>
          </table:table-cell>
          <table:table-cell table:formula="of:=MATCH([.A1007];[.F$5:.F$25];0)" office:value-type="string" office:string-value="" calcext:value-type="error">
            <text:p>#N/A</text:p>
          </table:table-cell>
          <table:table-cell table:formula="of:=IF(ISNA([.C1007]);[.B1007];NA())" office:value-type="float" office:value="-2.95878558211" calcext:value-type="float">
            <text:p>-2.9587855821</text:p>
          </table:table-cell>
          <table:table-cell table:formula="of:=IF(ISNA([.C1007]);NA();[.B100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9851923793" calcext:value-type="float">
            <text:p>-1.3985192379</text:p>
          </table:table-cell>
          <table:table-cell office:value-type="float" office:value="-3.23265319316" calcext:value-type="float">
            <text:p>-3.2326531932</text:p>
          </table:table-cell>
          <table:table-cell office:value-type="float" office:value="0" calcext:value-type="float">
            <text:p>0</text:p>
          </table:table-cell>
          <table:table-cell office:value-type="float" office:value="3.20002398433" calcext:value-type="float">
            <text:p>3.2000239843</text:p>
          </table:table-cell>
        </table:table-row>
        <table:table-row table:style-name="ro1">
          <table:table-cell office:value-type="float" office:value="-0.107632080961" calcext:value-type="float">
            <text:p>-0.107632081</text:p>
          </table:table-cell>
          <table:table-cell office:value-type="float" office:value="-2.92564732801" calcext:value-type="float">
            <text:p>-2.925647328</text:p>
          </table:table-cell>
          <table:table-cell table:formula="of:=MATCH([.A1008];[.F$5:.F$25];0)" office:value-type="string" office:string-value="" calcext:value-type="error">
            <text:p>#N/A</text:p>
          </table:table-cell>
          <table:table-cell table:formula="of:=IF(ISNA([.C1008]);[.B1008];NA())" office:value-type="float" office:value="-2.92564732801" calcext:value-type="float">
            <text:p>-2.925647328</text:p>
          </table:table-cell>
          <table:table-cell table:formula="of:=IF(ISNA([.C1008]);NA();[.B100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7533853546" calcext:value-type="float">
            <text:p>-1.2753385355</text:p>
          </table:table-cell>
          <table:table-cell office:value-type="float" office:value="-3.19961603094" calcext:value-type="float">
            <text:p>-3.1996160309</text:p>
          </table:table-cell>
          <table:table-cell office:value-type="float" office:value="0" calcext:value-type="float">
            <text:p>0</text:p>
          </table:table-cell>
          <table:table-cell office:value-type="float" office:value="3.20002398433" calcext:value-type="float">
            <text:p>3.2000239843</text:p>
          </table:table-cell>
        </table:table-row>
        <table:table-row table:style-name="ro1">
          <table:table-cell office:value-type="float" office:value="-0.400289122584" calcext:value-type="float">
            <text:p>-0.4002891226</text:p>
          </table:table-cell>
          <table:table-cell office:value-type="float" office:value="-2.81586286536" calcext:value-type="float">
            <text:p>-2.8158628654</text:p>
          </table:table-cell>
          <table:table-cell table:formula="of:=MATCH([.A1009];[.F$5:.F$25];0)" office:value-type="string" office:string-value="" calcext:value-type="error">
            <text:p>#N/A</text:p>
          </table:table-cell>
          <table:table-cell table:formula="of:=IF(ISNA([.C1009]);[.B1009];NA())" office:value-type="float" office:value="-2.81586286536" calcext:value-type="float">
            <text:p>-2.8158628654</text:p>
          </table:table-cell>
          <table:table-cell table:formula="of:=IF(ISNA([.C1009]);NA();[.B100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8347882773" calcext:value-type="float">
            <text:p>-1.1834788277</text:p>
          </table:table-cell>
          <table:table-cell office:value-type="float" office:value="-4.28211871918" calcext:value-type="float">
            <text:p>-4.2821187192</text:p>
          </table:table-cell>
          <table:table-cell office:value-type="float" office:value="0" calcext:value-type="float">
            <text:p>0</text:p>
          </table:table-cell>
          <table:table-cell office:value-type="float" office:value="3.20002398433" calcext:value-type="float">
            <text:p>3.2000239843</text:p>
          </table:table-cell>
        </table:table-row>
        <table:table-row table:style-name="ro1">
          <table:table-cell office:value-type="float" office:value="-0.0447472007882" calcext:value-type="float">
            <text:p>-0.0447472008</text:p>
          </table:table-cell>
          <table:table-cell office:value-type="float" office:value="-4.16223118324" calcext:value-type="float">
            <text:p>-4.1622311832</text:p>
          </table:table-cell>
          <table:table-cell table:formula="of:=MATCH([.A1010];[.F$5:.F$25];0)" office:value-type="string" office:string-value="" calcext:value-type="error">
            <text:p>#N/A</text:p>
          </table:table-cell>
          <table:table-cell table:formula="of:=IF(ISNA([.C1010]);[.B1010];NA())" office:value-type="float" office:value="-4.16223118324" calcext:value-type="float">
            <text:p>-4.1622311832</text:p>
          </table:table-cell>
          <table:table-cell table:formula="of:=IF(ISNA([.C1010]);NA();[.B101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9776128139" calcext:value-type="float">
            <text:p>-1.3977612814</text:p>
          </table:table-cell>
          <table:table-cell office:value-type="float" office:value="-3.4061560009" calcext:value-type="float">
            <text:p>-3.4061560009</text:p>
          </table:table-cell>
          <table:table-cell office:value-type="float" office:value="0" calcext:value-type="float">
            <text:p>0</text:p>
          </table:table-cell>
          <table:table-cell office:value-type="float" office:value="3.20002398433" calcext:value-type="float">
            <text:p>3.2000239843</text:p>
          </table:table-cell>
        </table:table-row>
        <table:table-row table:style-name="ro1">
          <table:table-cell office:value-type="float" office:value="-1.42233501237" calcext:value-type="float">
            <text:p>-1.4223350124</text:p>
          </table:table-cell>
          <table:table-cell office:value-type="float" office:value="-3.09287604359" calcext:value-type="float">
            <text:p>-3.0928760436</text:p>
          </table:table-cell>
          <table:table-cell table:formula="of:=MATCH([.A1011];[.F$5:.F$25];0)" office:value-type="string" office:string-value="" calcext:value-type="error">
            <text:p>#N/A</text:p>
          </table:table-cell>
          <table:table-cell table:formula="of:=IF(ISNA([.C1011]);[.B1011];NA())" office:value-type="float" office:value="-3.09287604359" calcext:value-type="float">
            <text:p>-3.0928760436</text:p>
          </table:table-cell>
          <table:table-cell table:formula="of:=IF(ISNA([.C1011]);NA();[.B101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68928955497" calcext:value-type="float">
            <text:p>-0.4689289555</text:p>
          </table:table-cell>
          <table:table-cell office:value-type="float" office:value="-2.8370119495" calcext:value-type="float">
            <text:p>-2.8370119495</text:p>
          </table:table-cell>
          <table:table-cell office:value-type="float" office:value="0" calcext:value-type="float">
            <text:p>0</text:p>
          </table:table-cell>
          <table:table-cell office:value-type="float" office:value="3.20002398433" calcext:value-type="float">
            <text:p>3.2000239843</text:p>
          </table:table-cell>
        </table:table-row>
        <table:table-row table:style-name="ro1">
          <table:table-cell office:value-type="float" office:value="-1.06053561896" calcext:value-type="float">
            <text:p>-1.060535619</text:p>
          </table:table-cell>
          <table:table-cell office:value-type="float" office:value="-4.14703224942" calcext:value-type="float">
            <text:p>-4.1470322494</text:p>
          </table:table-cell>
          <table:table-cell table:formula="of:=MATCH([.A1012];[.F$5:.F$25];0)" office:value-type="string" office:string-value="" calcext:value-type="error">
            <text:p>#N/A</text:p>
          </table:table-cell>
          <table:table-cell table:formula="of:=IF(ISNA([.C1012]);[.B1012];NA())" office:value-type="float" office:value="-4.14703224942" calcext:value-type="float">
            <text:p>-4.1470322494</text:p>
          </table:table-cell>
          <table:table-cell table:formula="of:=IF(ISNA([.C1012]);NA();[.B101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62199633595" calcext:value-type="float">
            <text:p>-0.2621996336</text:p>
          </table:table-cell>
          <table:table-cell office:value-type="float" office:value="-3.5903757878" calcext:value-type="float">
            <text:p>-3.5903757878</text:p>
          </table:table-cell>
          <table:table-cell office:value-type="float" office:value="0" calcext:value-type="float">
            <text:p>0</text:p>
          </table:table-cell>
          <table:table-cell office:value-type="float" office:value="3.20002398433" calcext:value-type="float">
            <text:p>3.2000239843</text:p>
          </table:table-cell>
        </table:table-row>
        <table:table-row table:style-name="ro1">
          <table:table-cell office:value-type="float" office:value="-1.26594521841" calcext:value-type="float">
            <text:p>-1.2659452184</text:p>
          </table:table-cell>
          <table:table-cell office:value-type="float" office:value="-3.01519114167" calcext:value-type="float">
            <text:p>-3.0151911417</text:p>
          </table:table-cell>
          <table:table-cell table:formula="of:=MATCH([.A1013];[.F$5:.F$25];0)" office:value-type="string" office:string-value="" calcext:value-type="error">
            <text:p>#N/A</text:p>
          </table:table-cell>
          <table:table-cell table:formula="of:=IF(ISNA([.C1013]);[.B1013];NA())" office:value-type="float" office:value="-3.01519114167" calcext:value-type="float">
            <text:p>-3.0151911417</text:p>
          </table:table-cell>
          <table:table-cell table:formula="of:=IF(ISNA([.C1013]);NA();[.B101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4246347318" calcext:value-type="float">
            <text:p>-1.5424634732</text:p>
          </table:table-cell>
          <table:table-cell office:value-type="float" office:value="-3.40041049487" calcext:value-type="float">
            <text:p>-3.4004104949</text:p>
          </table:table-cell>
          <table:table-cell office:value-type="float" office:value="0" calcext:value-type="float">
            <text:p>0</text:p>
          </table:table-cell>
          <table:table-cell office:value-type="float" office:value="3.20002398433" calcext:value-type="float">
            <text:p>3.2000239843</text:p>
          </table:table-cell>
        </table:table-row>
        <table:table-row table:style-name="ro1">
          <table:table-cell office:value-type="float" office:value="-0.207560447262" calcext:value-type="float">
            <text:p>-0.2075604473</text:p>
          </table:table-cell>
          <table:table-cell office:value-type="float" office:value="-2.98614195215" calcext:value-type="float">
            <text:p>-2.9861419522</text:p>
          </table:table-cell>
          <table:table-cell table:formula="of:=MATCH([.A1014];[.F$5:.F$25];0)" office:value-type="string" office:string-value="" calcext:value-type="error">
            <text:p>#N/A</text:p>
          </table:table-cell>
          <table:table-cell table:formula="of:=IF(ISNA([.C1014]);[.B1014];NA())" office:value-type="float" office:value="-2.98614195215" calcext:value-type="float">
            <text:p>-2.9861419522</text:p>
          </table:table-cell>
          <table:table-cell table:formula="of:=IF(ISNA([.C1014]);NA();[.B101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07738806013" calcext:value-type="float">
            <text:p>-0.207738806</text:p>
          </table:table-cell>
          <table:table-cell office:value-type="float" office:value="-3.25839752581" calcext:value-type="float">
            <text:p>-3.2583975258</text:p>
          </table:table-cell>
          <table:table-cell office:value-type="float" office:value="20" calcext:value-type="float">
            <text:p>20</text:p>
          </table:table-cell>
          <table:table-cell office:value-type="float" office:value="3.72447311094" calcext:value-type="float">
            <text:p>3.7244731109</text:p>
          </table:table-cell>
        </table:table-row>
        <table:table-row table:style-name="ro1">
          <table:table-cell office:value-type="float" office:value="-0.278305999498" calcext:value-type="float">
            <text:p>-0.2783059995</text:p>
          </table:table-cell>
          <table:table-cell office:value-type="float" office:value="-3.93028926298" calcext:value-type="float">
            <text:p>-3.930289263</text:p>
          </table:table-cell>
          <table:table-cell table:formula="of:=MATCH([.A1015];[.F$5:.F$25];0)" office:value-type="string" office:string-value="" calcext:value-type="error">
            <text:p>#N/A</text:p>
          </table:table-cell>
          <table:table-cell table:formula="of:=IF(ISNA([.C1015]);[.B1015];NA())" office:value-type="float" office:value="-3.93028926298" calcext:value-type="float">
            <text:p>-3.930289263</text:p>
          </table:table-cell>
          <table:table-cell table:formula="of:=IF(ISNA([.C1015]);NA();[.B101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82196909231" calcext:value-type="float">
            <text:p>-0.6821969092</text:p>
          </table:table-cell>
          <table:table-cell office:value-type="float" office:value="-2.57308913252" calcext:value-type="float">
            <text:p>-2.5730891325</text:p>
          </table:table-cell>
          <table:table-cell office:value-type="float" office:value="21" calcext:value-type="float">
            <text:p>21</text:p>
          </table:table-cell>
          <table:table-cell office:value-type="float" office:value="2.50504531242" calcext:value-type="float">
            <text:p>2.5050453124</text:p>
          </table:table-cell>
        </table:table-row>
        <table:table-row table:style-name="ro1">
          <table:table-cell office:value-type="float" office:value="-1.44293930538" calcext:value-type="float">
            <text:p>-1.4429393054</text:p>
          </table:table-cell>
          <table:table-cell office:value-type="float" office:value="-3.87561848737" calcext:value-type="float">
            <text:p>-3.8756184874</text:p>
          </table:table-cell>
          <table:table-cell table:formula="of:=MATCH([.A1016];[.F$5:.F$25];0)" office:value-type="string" office:string-value="" calcext:value-type="error">
            <text:p>#N/A</text:p>
          </table:table-cell>
          <table:table-cell table:formula="of:=IF(ISNA([.C1016]);[.B1016];NA())" office:value-type="float" office:value="-3.87561848737" calcext:value-type="float">
            <text:p>-3.8756184874</text:p>
          </table:table-cell>
          <table:table-cell table:formula="of:=IF(ISNA([.C1016]);NA();[.B101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42775610606" calcext:value-type="float">
            <text:p>-0.2427756106</text:p>
          </table:table-cell>
          <table:table-cell office:value-type="float" office:value="-3.41224849162" calcext:value-type="float">
            <text:p>-3.4122484916</text:p>
          </table:table-cell>
          <table:table-cell office:value-type="float" office:value="0" calcext:value-type="float">
            <text:p>0</text:p>
          </table:table-cell>
          <table:table-cell office:value-type="float" office:value="3.50773339865" calcext:value-type="float">
            <text:p>3.5077333987</text:p>
          </table:table-cell>
        </table:table-row>
        <table:table-row table:style-name="ro1">
          <table:table-cell office:value-type="float" office:value="-0.767805301014" calcext:value-type="float">
            <text:p>-0.767805301</text:p>
          </table:table-cell>
          <table:table-cell office:value-type="float" office:value="-2.97005227646" calcext:value-type="float">
            <text:p>-2.9700522765</text:p>
          </table:table-cell>
          <table:table-cell table:formula="of:=MATCH([.A1017];[.F$5:.F$25];0)" office:value-type="string" office:string-value="" calcext:value-type="error">
            <text:p>#N/A</text:p>
          </table:table-cell>
          <table:table-cell table:formula="of:=IF(ISNA([.C1017]);[.B1017];NA())" office:value-type="float" office:value="-2.97005227646" calcext:value-type="float">
            <text:p>-2.9700522765</text:p>
          </table:table-cell>
          <table:table-cell table:formula="of:=IF(ISNA([.C1017]);NA();[.B101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8371308395" calcext:value-type="float">
            <text:p>-1.483713084</text:p>
          </table:table-cell>
          <table:table-cell office:value-type="float" office:value="-3.25447800618" calcext:value-type="float">
            <text:p>-3.2544780062</text:p>
          </table:table-cell>
          <table:table-cell office:value-type="float" office:value="0" calcext:value-type="float">
            <text:p>0</text:p>
          </table:table-cell>
          <table:table-cell office:value-type="float" office:value="3.50773339865" calcext:value-type="float">
            <text:p>3.5077333987</text:p>
          </table:table-cell>
        </table:table-row>
        <table:table-row table:style-name="ro1">
          <table:table-cell office:value-type="float" office:value="-0.596266600117" calcext:value-type="float">
            <text:p>-0.5962666001</text:p>
          </table:table-cell>
          <table:table-cell office:value-type="float" office:value="-4.18976179173" calcext:value-type="float">
            <text:p>-4.1897617917</text:p>
          </table:table-cell>
          <table:table-cell table:formula="of:=MATCH([.A1018];[.F$5:.F$25];0)" office:value-type="string" office:string-value="" calcext:value-type="error">
            <text:p>#N/A</text:p>
          </table:table-cell>
          <table:table-cell table:formula="of:=IF(ISNA([.C1018]);[.B1018];NA())" office:value-type="float" office:value="-4.18976179173" calcext:value-type="float">
            <text:p>-4.1897617917</text:p>
          </table:table-cell>
          <table:table-cell table:formula="of:=IF(ISNA([.C1018]);NA();[.B101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81294698336" calcext:value-type="float">
            <text:p>-0.7812946983</text:p>
          </table:table-cell>
          <table:table-cell office:value-type="float" office:value="-4.10320820899" calcext:value-type="float">
            <text:p>-4.103208209</text:p>
          </table:table-cell>
          <table:table-cell office:value-type="float" office:value="0" calcext:value-type="float">
            <text:p>0</text:p>
          </table:table-cell>
          <table:table-cell office:value-type="float" office:value="3.50773339865" calcext:value-type="float">
            <text:p>3.5077333987</text:p>
          </table:table-cell>
        </table:table-row>
        <table:table-row table:style-name="ro1">
          <table:table-cell office:value-type="float" office:value="-0.0723724433317" calcext:value-type="float">
            <text:p>-0.0723724433</text:p>
          </table:table-cell>
          <table:table-cell office:value-type="float" office:value="-3.74794411196" calcext:value-type="float">
            <text:p>-3.747944112</text:p>
          </table:table-cell>
          <table:table-cell table:formula="of:=MATCH([.A1019];[.F$5:.F$25];0)" office:value-type="string" office:string-value="" calcext:value-type="error">
            <text:p>#N/A</text:p>
          </table:table-cell>
          <table:table-cell table:formula="of:=IF(ISNA([.C1019]);[.B1019];NA())" office:value-type="float" office:value="-3.74794411196" calcext:value-type="float">
            <text:p>-3.747944112</text:p>
          </table:table-cell>
          <table:table-cell table:formula="of:=IF(ISNA([.C1019]);NA();[.B101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85305384839" calcext:value-type="float">
            <text:p>-0.2853053848</text:p>
          </table:table-cell>
          <table:table-cell office:value-type="float" office:value="-3.37417168492" calcext:value-type="float">
            <text:p>-3.3741716849</text:p>
          </table:table-cell>
          <table:table-cell office:value-type="float" office:value="0" calcext:value-type="float">
            <text:p>0</text:p>
          </table:table-cell>
          <table:table-cell office:value-type="float" office:value="3.50773339865" calcext:value-type="float">
            <text:p>3.5077333987</text:p>
          </table:table-cell>
        </table:table-row>
        <table:table-row table:style-name="ro1">
          <table:table-cell office:value-type="float" office:value="-1.13343403914" calcext:value-type="float">
            <text:p>-1.1334340391</text:p>
          </table:table-cell>
          <table:table-cell office:value-type="float" office:value="-4.1703552325" calcext:value-type="float">
            <text:p>-4.1703552325</text:p>
          </table:table-cell>
          <table:table-cell table:formula="of:=MATCH([.A1020];[.F$5:.F$25];0)" office:value-type="string" office:string-value="" calcext:value-type="error">
            <text:p>#N/A</text:p>
          </table:table-cell>
          <table:table-cell table:formula="of:=IF(ISNA([.C1020]);[.B1020];NA())" office:value-type="float" office:value="-4.1703552325" calcext:value-type="float">
            <text:p>-4.1703552325</text:p>
          </table:table-cell>
          <table:table-cell table:formula="of:=IF(ISNA([.C1020]);NA();[.B102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73964967891" calcext:value-type="float">
            <text:p>-0.9739649679</text:p>
          </table:table-cell>
          <table:table-cell office:value-type="float" office:value="-4.07665879805" calcext:value-type="float">
            <text:p>-4.0766587981</text:p>
          </table:table-cell>
          <table:table-cell office:value-type="float" office:value="0" calcext:value-type="float">
            <text:p>0</text:p>
          </table:table-cell>
          <table:table-cell office:value-type="float" office:value="3.50773339865" calcext:value-type="float">
            <text:p>3.5077333987</text:p>
          </table:table-cell>
        </table:table-row>
        <table:table-row table:style-name="ro1">
          <table:table-cell office:value-type="float" office:value="-0.16661131237" calcext:value-type="float">
            <text:p>-0.1666113124</text:p>
          </table:table-cell>
          <table:table-cell office:value-type="float" office:value="-3.76797952085" calcext:value-type="float">
            <text:p>-3.7679795209</text:p>
          </table:table-cell>
          <table:table-cell table:formula="of:=MATCH([.A1021];[.F$5:.F$25];0)" office:value-type="string" office:string-value="" calcext:value-type="error">
            <text:p>#N/A</text:p>
          </table:table-cell>
          <table:table-cell table:formula="of:=IF(ISNA([.C1021]);[.B1021];NA())" office:value-type="float" office:value="-3.76797952085" calcext:value-type="float">
            <text:p>-3.7679795209</text:p>
          </table:table-cell>
          <table:table-cell table:formula="of:=IF(ISNA([.C1021]);NA();[.B102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1887595553" calcext:value-type="float">
            <text:p>-1.5188759555</text:p>
          </table:table-cell>
          <table:table-cell office:value-type="float" office:value="-3.258414344" calcext:value-type="float">
            <text:p>-3.258414344</text:p>
          </table:table-cell>
          <table:table-cell office:value-type="float" office:value="0" calcext:value-type="float">
            <text:p>0</text:p>
          </table:table-cell>
          <table:table-cell office:value-type="float" office:value="3.50773339865" calcext:value-type="float">
            <text:p>3.5077333987</text:p>
          </table:table-cell>
        </table:table-row>
        <table:table-row table:style-name="ro1">
          <table:table-cell office:value-type="float" office:value="-1.53362752609" calcext:value-type="float">
            <text:p>-1.5336275261</text:p>
          </table:table-cell>
          <table:table-cell office:value-type="float" office:value="-3.46035417411" calcext:value-type="float">
            <text:p>-3.4603541741</text:p>
          </table:table-cell>
          <table:table-cell table:formula="of:=MATCH([.A1022];[.F$5:.F$25];0)" office:value-type="string" office:string-value="" calcext:value-type="error">
            <text:p>#N/A</text:p>
          </table:table-cell>
          <table:table-cell table:formula="of:=IF(ISNA([.C1022]);[.B1022];NA())" office:value-type="float" office:value="-3.46035417411" calcext:value-type="float">
            <text:p>-3.4603541741</text:p>
          </table:table-cell>
          <table:table-cell table:formula="of:=IF(ISNA([.C1022]);NA();[.B102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17237402" calcext:value-type="float">
            <text:p>-1.317237402</text:p>
          </table:table-cell>
          <table:table-cell office:value-type="float" office:value="-3.02770133162" calcext:value-type="float">
            <text:p>-3.0277013316</text:p>
          </table:table-cell>
          <table:table-cell office:value-type="float" office:value="0" calcext:value-type="float">
            <text:p>0</text:p>
          </table:table-cell>
          <table:table-cell office:value-type="float" office:value="3.50773339865" calcext:value-type="float">
            <text:p>3.5077333987</text:p>
          </table:table-cell>
        </table:table-row>
        <table:table-row table:style-name="ro1">
          <table:table-cell office:value-type="float" office:value="-1.12383723021" calcext:value-type="float">
            <text:p>-1.1238372302</text:p>
          </table:table-cell>
          <table:table-cell office:value-type="float" office:value="-4.38020076937" calcext:value-type="float">
            <text:p>-4.3802007694</text:p>
          </table:table-cell>
          <table:table-cell table:formula="of:=MATCH([.A1023];[.F$5:.F$25];0)" office:value-type="string" office:string-value="" calcext:value-type="error">
            <text:p>#N/A</text:p>
          </table:table-cell>
          <table:table-cell table:formula="of:=IF(ISNA([.C1023]);[.B1023];NA())" office:value-type="float" office:value="-4.38020076937" calcext:value-type="float">
            <text:p>-4.3802007694</text:p>
          </table:table-cell>
          <table:table-cell table:formula="of:=IF(ISNA([.C1023]);NA();[.B102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1089898528" calcext:value-type="float">
            <text:p>-0.1108989853</text:p>
          </table:table-cell>
          <table:table-cell office:value-type="float" office:value="-3.05366731621" calcext:value-type="float">
            <text:p>-3.0536673162</text:p>
          </table:table-cell>
          <table:table-cell office:value-type="float" office:value="0" calcext:value-type="float">
            <text:p>0</text:p>
          </table:table-cell>
          <table:table-cell office:value-type="float" office:value="3.44819369116" calcext:value-type="float">
            <text:p>3.4481936912</text:p>
          </table:table-cell>
        </table:table-row>
        <table:table-row table:style-name="ro1">
          <table:table-cell office:value-type="float" office:value="-0.331454451306" calcext:value-type="float">
            <text:p>-0.3314544513</text:p>
          </table:table-cell>
          <table:table-cell office:value-type="float" office:value="-3.90333891103" calcext:value-type="float">
            <text:p>-3.903338911</text:p>
          </table:table-cell>
          <table:table-cell table:formula="of:=MATCH([.A1024];[.F$5:.F$25];0)" office:value-type="string" office:string-value="" calcext:value-type="error">
            <text:p>#N/A</text:p>
          </table:table-cell>
          <table:table-cell table:formula="of:=IF(ISNA([.C1024]);[.B1024];NA())" office:value-type="float" office:value="-3.90333891103" calcext:value-type="float">
            <text:p>-3.903338911</text:p>
          </table:table-cell>
          <table:table-cell table:formula="of:=IF(ISNA([.C1024]);NA();[.B102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6332094479" calcext:value-type="float">
            <text:p>-1.3633209448</text:p>
          </table:table-cell>
          <table:table-cell office:value-type="float" office:value="-3.89011666248" calcext:value-type="float">
            <text:p>-3.8901166625</text:p>
          </table:table-cell>
          <table:table-cell office:value-type="float" office:value="0" calcext:value-type="float">
            <text:p>0</text:p>
          </table:table-cell>
          <table:table-cell office:value-type="float" office:value="3.44819369116" calcext:value-type="float">
            <text:p>3.4481936912</text:p>
          </table:table-cell>
        </table:table-row>
        <table:table-row table:style-name="ro1">
          <table:table-cell office:value-type="float" office:value="-1.67261436297" calcext:value-type="float">
            <text:p>-1.672614363</text:p>
          </table:table-cell>
          <table:table-cell office:value-type="float" office:value="-3.88716486593" calcext:value-type="float">
            <text:p>-3.8871648659</text:p>
          </table:table-cell>
          <table:table-cell table:formula="of:=MATCH([.A1025];[.F$5:.F$25];0)" office:value-type="string" office:string-value="" calcext:value-type="error">
            <text:p>#N/A</text:p>
          </table:table-cell>
          <table:table-cell table:formula="of:=IF(ISNA([.C1025]);[.B1025];NA())" office:value-type="float" office:value="-3.88716486593" calcext:value-type="float">
            <text:p>-3.8871648659</text:p>
          </table:table-cell>
          <table:table-cell table:formula="of:=IF(ISNA([.C1025]);NA();[.B1025])" office:value-type="string" office:string-value="" calcext:value-type="error">
            <text:p>#N/A</text:p>
          </table:table-cell>
          <table:table-cell table:number-columns-repeated="4"/>
          <table:table-cell office:value-type="float" office:value="0.0821583461154" calcext:value-type="float">
            <text:p>0.0821583461</text:p>
          </table:table-cell>
          <table:table-cell office:value-type="float" office:value="-3.23361702247" calcext:value-type="float">
            <text:p>-3.2336170225</text:p>
          </table:table-cell>
          <table:table-cell office:value-type="float" office:value="0" calcext:value-type="float">
            <text:p>0</text:p>
          </table:table-cell>
          <table:table-cell office:value-type="float" office:value="3.44819369116" calcext:value-type="float">
            <text:p>3.4481936912</text:p>
          </table:table-cell>
        </table:table-row>
        <table:table-row table:style-name="ro1">
          <table:table-cell office:value-type="float" office:value="-0.892495487646" calcext:value-type="float">
            <text:p>-0.8924954876</text:p>
          </table:table-cell>
          <table:table-cell office:value-type="float" office:value="-4.1000981007" calcext:value-type="float">
            <text:p>-4.1000981007</text:p>
          </table:table-cell>
          <table:table-cell table:formula="of:=MATCH([.A1026];[.F$5:.F$25];0)" office:value-type="string" office:string-value="" calcext:value-type="error">
            <text:p>#N/A</text:p>
          </table:table-cell>
          <table:table-cell table:formula="of:=IF(ISNA([.C1026]);[.B1026];NA())" office:value-type="float" office:value="-4.1000981007" calcext:value-type="float">
            <text:p>-4.1000981007</text:p>
          </table:table-cell>
          <table:table-cell table:formula="of:=IF(ISNA([.C1026]);NA();[.B102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84435474388" calcext:value-type="float">
            <text:p>-0.1844354744</text:p>
          </table:table-cell>
          <table:table-cell office:value-type="float" office:value="-4.07023606064" calcext:value-type="float">
            <text:p>-4.0702360606</text:p>
          </table:table-cell>
          <table:table-cell office:value-type="float" office:value="0" calcext:value-type="float">
            <text:p>0</text:p>
          </table:table-cell>
          <table:table-cell office:value-type="float" office:value="3.44819369116" calcext:value-type="float">
            <text:p>3.4481936912</text:p>
          </table:table-cell>
        </table:table-row>
        <table:table-row table:style-name="ro1">
          <table:table-cell office:value-type="float" office:value="0.159283445969" calcext:value-type="float">
            <text:p>0.159283446</text:p>
          </table:table-cell>
          <table:table-cell office:value-type="float" office:value="-3.7268543265" calcext:value-type="float">
            <text:p>-3.7268543265</text:p>
          </table:table-cell>
          <table:table-cell table:formula="of:=MATCH([.A1027];[.F$5:.F$25];0)" office:value-type="string" office:string-value="" calcext:value-type="error">
            <text:p>#N/A</text:p>
          </table:table-cell>
          <table:table-cell table:formula="of:=IF(ISNA([.C1027]);[.B1027];NA())" office:value-type="float" office:value="-3.7268543265" calcext:value-type="float">
            <text:p>-3.7268543265</text:p>
          </table:table-cell>
          <table:table-cell table:formula="of:=IF(ISNA([.C1027]);NA();[.B102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9188473789" calcext:value-type="float">
            <text:p>-1.1918847379</text:p>
          </table:table-cell>
          <table:table-cell office:value-type="float" office:value="-4.09588484294" calcext:value-type="float">
            <text:p>-4.0958848429</text:p>
          </table:table-cell>
          <table:table-cell office:value-type="float" office:value="0" calcext:value-type="float">
            <text:p>0</text:p>
          </table:table-cell>
          <table:table-cell office:value-type="float" office:value="3.44819369116" calcext:value-type="float">
            <text:p>3.4481936912</text:p>
          </table:table-cell>
        </table:table-row>
        <table:table-row table:style-name="ro1">
          <table:table-cell office:value-type="float" office:value="-1.39851923793" calcext:value-type="float">
            <text:p>-1.3985192379</text:p>
          </table:table-cell>
          <table:table-cell office:value-type="float" office:value="-3.23265319316" calcext:value-type="float">
            <text:p>-3.2326531932</text:p>
          </table:table-cell>
          <table:table-cell table:formula="of:=MATCH([.A1028];[.F$5:.F$25];0)" office:value-type="string" office:string-value="" calcext:value-type="error">
            <text:p>#N/A</text:p>
          </table:table-cell>
          <table:table-cell table:formula="of:=IF(ISNA([.C1028]);[.B1028];NA())" office:value-type="float" office:value="-3.23265319316" calcext:value-type="float">
            <text:p>-3.2326531932</text:p>
          </table:table-cell>
          <table:table-cell table:formula="of:=IF(ISNA([.C1028]);NA();[.B102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0360385465" calcext:value-type="float">
            <text:p>-1.6036038547</text:p>
          </table:table-cell>
          <table:table-cell office:value-type="float" office:value="-3.52877968421" calcext:value-type="float">
            <text:p>-3.5287796842</text:p>
          </table:table-cell>
          <table:table-cell office:value-type="float" office:value="0" calcext:value-type="float">
            <text:p>0</text:p>
          </table:table-cell>
          <table:table-cell office:value-type="float" office:value="3.44819369116" calcext:value-type="float">
            <text:p>3.4481936912</text:p>
          </table:table-cell>
        </table:table-row>
        <table:table-row table:style-name="ro1">
          <table:table-cell office:value-type="float" office:value="-1.27533853546" calcext:value-type="float">
            <text:p>-1.2753385355</text:p>
          </table:table-cell>
          <table:table-cell office:value-type="float" office:value="-3.19961603094" calcext:value-type="float">
            <text:p>-3.1996160309</text:p>
          </table:table-cell>
          <table:table-cell table:formula="of:=MATCH([.A1029];[.F$5:.F$25];0)" office:value-type="string" office:string-value="" calcext:value-type="error">
            <text:p>#N/A</text:p>
          </table:table-cell>
          <table:table-cell table:formula="of:=IF(ISNA([.C1029]);[.B1029];NA())" office:value-type="float" office:value="-3.19961603094" calcext:value-type="float">
            <text:p>-3.1996160309</text:p>
          </table:table-cell>
          <table:table-cell table:formula="of:=IF(ISNA([.C1029]);NA();[.B102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34679014375" calcext:value-type="float">
            <text:p>-0.3346790144</text:p>
          </table:table-cell>
          <table:table-cell office:value-type="float" office:value="-3.172068924" calcext:value-type="float">
            <text:p>-3.172068924</text:p>
          </table:table-cell>
          <table:table-cell office:value-type="float" office:value="0" calcext:value-type="float">
            <text:p>0</text:p>
          </table:table-cell>
          <table:table-cell office:value-type="float" office:value="3.44819369116" calcext:value-type="float">
            <text:p>3.4481936912</text:p>
          </table:table-cell>
        </table:table-row>
        <table:table-row table:style-name="ro1">
          <table:table-cell office:value-type="float" office:value="-1.18347882773" calcext:value-type="float">
            <text:p>-1.1834788277</text:p>
          </table:table-cell>
          <table:table-cell office:value-type="float" office:value="-4.28211871918" calcext:value-type="float">
            <text:p>-4.2821187192</text:p>
          </table:table-cell>
          <table:table-cell table:formula="of:=MATCH([.A1030];[.F$5:.F$25];0)" office:value-type="string" office:string-value="" calcext:value-type="error">
            <text:p>#N/A</text:p>
          </table:table-cell>
          <table:table-cell table:formula="of:=IF(ISNA([.C1030]);[.B1030];NA())" office:value-type="float" office:value="-4.28211871918" calcext:value-type="float">
            <text:p>-4.2821187192</text:p>
          </table:table-cell>
          <table:table-cell table:formula="of:=IF(ISNA([.C1030]);NA();[.B103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26348501228" calcext:value-type="float">
            <text:p>-0.8263485012</text:p>
          </table:table-cell>
          <table:table-cell office:value-type="float" office:value="-4.38662895249" calcext:value-type="float">
            <text:p>-4.3866289525</text:p>
          </table:table-cell>
          <table:table-cell office:value-type="float" office:value="0" calcext:value-type="float">
            <text:p>0</text:p>
          </table:table-cell>
          <table:table-cell office:value-type="float" office:value="3.44819369116" calcext:value-type="float">
            <text:p>3.4481936912</text:p>
          </table:table-cell>
        </table:table-row>
        <table:table-row table:style-name="ro1">
          <table:table-cell office:value-type="float" office:value="-1.39776128139" calcext:value-type="float">
            <text:p>-1.3977612814</text:p>
          </table:table-cell>
          <table:table-cell office:value-type="float" office:value="-3.4061560009" calcext:value-type="float">
            <text:p>-3.4061560009</text:p>
          </table:table-cell>
          <table:table-cell table:formula="of:=MATCH([.A1031];[.F$5:.F$25];0)" office:value-type="string" office:string-value="" calcext:value-type="error">
            <text:p>#N/A</text:p>
          </table:table-cell>
          <table:table-cell table:formula="of:=IF(ISNA([.C1031]);[.B1031];NA())" office:value-type="float" office:value="-3.4061560009" calcext:value-type="float">
            <text:p>-3.4061560009</text:p>
          </table:table-cell>
          <table:table-cell table:formula="of:=IF(ISNA([.C1031]);NA();[.B103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70871439993" calcext:value-type="float">
            <text:p>-1.7087143999</text:p>
          </table:table-cell>
          <table:table-cell office:value-type="float" office:value="-3.82227767164" calcext:value-type="float">
            <text:p>-3.8222776716</text:p>
          </table:table-cell>
          <table:table-cell office:value-type="float" office:value="0" calcext:value-type="float">
            <text:p>0</text:p>
          </table:table-cell>
          <table:table-cell office:value-type="float" office:value="3.44819369116" calcext:value-type="float">
            <text:p>3.4481936912</text:p>
          </table:table-cell>
        </table:table-row>
        <table:table-row table:style-name="ro1">
          <table:table-cell office:value-type="float" office:value="-0.468928955497" calcext:value-type="float">
            <text:p>-0.4689289555</text:p>
          </table:table-cell>
          <table:table-cell office:value-type="float" office:value="-2.8370119495" calcext:value-type="float">
            <text:p>-2.8370119495</text:p>
          </table:table-cell>
          <table:table-cell table:formula="of:=MATCH([.A1032];[.F$5:.F$25];0)" office:value-type="string" office:string-value="" calcext:value-type="error">
            <text:p>#N/A</text:p>
          </table:table-cell>
          <table:table-cell table:formula="of:=IF(ISNA([.C1032]);[.B1032];NA())" office:value-type="float" office:value="-2.8370119495" calcext:value-type="float">
            <text:p>-2.8370119495</text:p>
          </table:table-cell>
          <table:table-cell table:formula="of:=IF(ISNA([.C1032]);NA();[.B103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7173861543" calcext:value-type="float">
            <text:p>-1.0717386154</text:p>
          </table:table-cell>
          <table:table-cell office:value-type="float" office:value="-3.98988712875" calcext:value-type="float">
            <text:p>-3.9898871288</text:p>
          </table:table-cell>
          <table:table-cell office:value-type="float" office:value="0" calcext:value-type="float">
            <text:p>0</text:p>
          </table:table-cell>
          <table:table-cell office:value-type="float" office:value="3.44819369116" calcext:value-type="float">
            <text:p>3.4481936912</text:p>
          </table:table-cell>
        </table:table-row>
        <table:table-row table:style-name="ro1">
          <table:table-cell office:value-type="float" office:value="-0.262199633595" calcext:value-type="float">
            <text:p>-0.2621996336</text:p>
          </table:table-cell>
          <table:table-cell office:value-type="float" office:value="-3.5903757878" calcext:value-type="float">
            <text:p>-3.5903757878</text:p>
          </table:table-cell>
          <table:table-cell table:formula="of:=MATCH([.A1033];[.F$5:.F$25];0)" office:value-type="string" office:string-value="" calcext:value-type="error">
            <text:p>#N/A</text:p>
          </table:table-cell>
          <table:table-cell table:formula="of:=IF(ISNA([.C1033]);[.B1033];NA())" office:value-type="float" office:value="-3.5903757878" calcext:value-type="float">
            <text:p>-3.5903757878</text:p>
          </table:table-cell>
          <table:table-cell table:formula="of:=IF(ISNA([.C1033]);NA();[.B103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23908676037" calcext:value-type="float">
            <text:p>-0.523908676</text:p>
          </table:table-cell>
          <table:table-cell office:value-type="float" office:value="-2.62910514056" calcext:value-type="float">
            <text:p>-2.6291051406</text:p>
          </table:table-cell>
          <table:table-cell office:value-type="float" office:value="20" calcext:value-type="float">
            <text:p>20</text:p>
          </table:table-cell>
          <table:table-cell office:value-type="float" office:value="3.07528416879" calcext:value-type="float">
            <text:p>3.0752841688</text:p>
          </table:table-cell>
        </table:table-row>
        <table:table-row table:style-name="ro1">
          <table:table-cell office:value-type="float" office:value="-1.54246347318" calcext:value-type="float">
            <text:p>-1.5424634732</text:p>
          </table:table-cell>
          <table:table-cell office:value-type="float" office:value="-3.40041049487" calcext:value-type="float">
            <text:p>-3.4004104949</text:p>
          </table:table-cell>
          <table:table-cell table:formula="of:=MATCH([.A1034];[.F$5:.F$25];0)" office:value-type="string" office:string-value="" calcext:value-type="error">
            <text:p>#N/A</text:p>
          </table:table-cell>
          <table:table-cell table:formula="of:=IF(ISNA([.C1034]);[.B1034];NA())" office:value-type="float" office:value="-3.40041049487" calcext:value-type="float">
            <text:p>-3.4004104949</text:p>
          </table:table-cell>
          <table:table-cell table:formula="of:=IF(ISNA([.C1034]);NA();[.B103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2263386896" calcext:value-type="float">
            <text:p>-1.522633869</text:p>
          </table:table-cell>
          <table:table-cell office:value-type="float" office:value="-3.10320808303" calcext:value-type="float">
            <text:p>-3.103208083</text:p>
          </table:table-cell>
          <table:table-cell office:value-type="float" office:value="20" calcext:value-type="float">
            <text:p>20</text:p>
          </table:table-cell>
          <table:table-cell office:value-type="float" office:value="3.07528416879" calcext:value-type="float">
            <text:p>3.0752841688</text:p>
          </table:table-cell>
        </table:table-row>
        <table:table-row table:style-name="ro1">
          <table:table-cell office:value-type="float" office:value="-0.207738806013" calcext:value-type="float">
            <text:p>-0.207738806</text:p>
          </table:table-cell>
          <table:table-cell office:value-type="float" office:value="-3.25839752581" calcext:value-type="float">
            <text:p>-3.2583975258</text:p>
          </table:table-cell>
          <table:table-cell table:formula="of:=MATCH([.A1035];[.F$5:.F$25];0)" office:value-type="string" office:string-value="" calcext:value-type="error">
            <text:p>#N/A</text:p>
          </table:table-cell>
          <table:table-cell table:formula="of:=IF(ISNA([.C1035]);[.B1035];NA())" office:value-type="float" office:value="-3.25839752581" calcext:value-type="float">
            <text:p>-3.2583975258</text:p>
          </table:table-cell>
          <table:table-cell table:formula="of:=IF(ISNA([.C1035]);NA();[.B103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6896948504" calcext:value-type="float">
            <text:p>-1.6896948504</text:p>
          </table:table-cell>
          <table:table-cell office:value-type="float" office:value="-3.88738226261" calcext:value-type="float">
            <text:p>-3.8873822626</text:p>
          </table:table-cell>
          <table:table-cell office:value-type="float" office:value="0" calcext:value-type="float">
            <text:p>0</text:p>
          </table:table-cell>
          <table:table-cell office:value-type="float" office:value="3.6209183417" calcext:value-type="float">
            <text:p>3.6209183417</text:p>
          </table:table-cell>
        </table:table-row>
        <table:table-row table:style-name="ro1">
          <table:table-cell office:value-type="float" office:value="-0.682196909231" calcext:value-type="float">
            <text:p>-0.6821969092</text:p>
          </table:table-cell>
          <table:table-cell office:value-type="float" office:value="-2.57308913252" calcext:value-type="float">
            <text:p>-2.5730891325</text:p>
          </table:table-cell>
          <table:table-cell table:formula="of:=MATCH([.A1036];[.F$5:.F$25];0)" office:value-type="string" office:string-value="" calcext:value-type="error">
            <text:p>#N/A</text:p>
          </table:table-cell>
          <table:table-cell table:formula="of:=IF(ISNA([.C1036]);[.B1036];NA())" office:value-type="float" office:value="-2.57308913252" calcext:value-type="float">
            <text:p>-2.5730891325</text:p>
          </table:table-cell>
          <table:table-cell table:formula="of:=IF(ISNA([.C1036]);NA();[.B103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8631827059" calcext:value-type="float">
            <text:p>-1.0863182706</text:p>
          </table:table-cell>
          <table:table-cell office:value-type="float" office:value="-3.01153413475" calcext:value-type="float">
            <text:p>-3.0115341348</text:p>
          </table:table-cell>
          <table:table-cell office:value-type="float" office:value="0" calcext:value-type="float">
            <text:p>0</text:p>
          </table:table-cell>
          <table:table-cell office:value-type="float" office:value="3.6209183417" calcext:value-type="float">
            <text:p>3.6209183417</text:p>
          </table:table-cell>
        </table:table-row>
        <table:table-row table:style-name="ro1">
          <table:table-cell office:value-type="float" office:value="-0.242775610606" calcext:value-type="float">
            <text:p>-0.2427756106</text:p>
          </table:table-cell>
          <table:table-cell office:value-type="float" office:value="-3.41224849162" calcext:value-type="float">
            <text:p>-3.4122484916</text:p>
          </table:table-cell>
          <table:table-cell table:formula="of:=MATCH([.A1037];[.F$5:.F$25];0)" office:value-type="string" office:string-value="" calcext:value-type="error">
            <text:p>#N/A</text:p>
          </table:table-cell>
          <table:table-cell table:formula="of:=IF(ISNA([.C1037]);[.B1037];NA())" office:value-type="float" office:value="-3.41224849162" calcext:value-type="float">
            <text:p>-3.4122484916</text:p>
          </table:table-cell>
          <table:table-cell table:formula="of:=IF(ISNA([.C1037]);NA();[.B103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2519488971" calcext:value-type="float">
            <text:p>-1.4251948897</text:p>
          </table:table-cell>
          <table:table-cell office:value-type="float" office:value="-3.05749975116" calcext:value-type="float">
            <text:p>-3.0574997512</text:p>
          </table:table-cell>
          <table:table-cell office:value-type="float" office:value="20" calcext:value-type="float">
            <text:p>20</text:p>
          </table:table-cell>
          <table:table-cell office:value-type="float" office:value="3.61942760422" calcext:value-type="float">
            <text:p>3.6194276042</text:p>
          </table:table-cell>
        </table:table-row>
        <table:table-row table:style-name="ro1">
          <table:table-cell office:value-type="float" office:value="-1.48371308395" calcext:value-type="float">
            <text:p>-1.483713084</text:p>
          </table:table-cell>
          <table:table-cell office:value-type="float" office:value="-3.25447800618" calcext:value-type="float">
            <text:p>-3.2544780062</text:p>
          </table:table-cell>
          <table:table-cell table:formula="of:=MATCH([.A1038];[.F$5:.F$25];0)" office:value-type="string" office:string-value="" calcext:value-type="error">
            <text:p>#N/A</text:p>
          </table:table-cell>
          <table:table-cell table:formula="of:=IF(ISNA([.C1038]);[.B1038];NA())" office:value-type="float" office:value="-3.25447800618" calcext:value-type="float">
            <text:p>-3.2544780062</text:p>
          </table:table-cell>
          <table:table-cell table:formula="of:=IF(ISNA([.C1038]);NA();[.B103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20300625924" calcext:value-type="float">
            <text:p>-0.3203006259</text:p>
          </table:table-cell>
          <table:table-cell office:value-type="float" office:value="-2.66022976011" calcext:value-type="float">
            <text:p>-2.6602297601</text:p>
          </table:table-cell>
          <table:table-cell office:value-type="float" office:value="21" calcext:value-type="float">
            <text:p>21</text:p>
          </table:table-cell>
          <table:table-cell office:value-type="float" office:value="3.21026678035" calcext:value-type="float">
            <text:p>3.2102667804</text:p>
          </table:table-cell>
        </table:table-row>
        <table:table-row table:style-name="ro1">
          <table:table-cell office:value-type="float" office:value="-0.781294698336" calcext:value-type="float">
            <text:p>-0.7812946983</text:p>
          </table:table-cell>
          <table:table-cell office:value-type="float" office:value="-4.10320820899" calcext:value-type="float">
            <text:p>-4.103208209</text:p>
          </table:table-cell>
          <table:table-cell table:formula="of:=MATCH([.A1039];[.F$5:.F$25];0)" office:value-type="string" office:string-value="" calcext:value-type="error">
            <text:p>#N/A</text:p>
          </table:table-cell>
          <table:table-cell table:formula="of:=IF(ISNA([.C1039]);[.B1039];NA())" office:value-type="float" office:value="-4.10320820899" calcext:value-type="float">
            <text:p>-4.103208209</text:p>
          </table:table-cell>
          <table:table-cell table:formula="of:=IF(ISNA([.C1039]);NA();[.B103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324225415655" calcext:value-type="float">
            <text:p>-0.3242254157</text:p>
          </table:table-cell>
          <table:table-cell office:value-type="float" office:value="-3.29307096985" calcext:value-type="float">
            <text:p>-3.2930709699</text:p>
          </table:table-cell>
          <table:table-cell office:value-type="float" office:value="0" calcext:value-type="float">
            <text:p>0</text:p>
          </table:table-cell>
          <table:table-cell office:value-type="float" office:value="3.69220303441" calcext:value-type="float">
            <text:p>3.6922030344</text:p>
          </table:table-cell>
        </table:table-row>
        <table:table-row table:style-name="ro1">
          <table:table-cell office:value-type="float" office:value="-0.285305384839" calcext:value-type="float">
            <text:p>-0.2853053848</text:p>
          </table:table-cell>
          <table:table-cell office:value-type="float" office:value="-3.37417168492" calcext:value-type="float">
            <text:p>-3.3741716849</text:p>
          </table:table-cell>
          <table:table-cell table:formula="of:=MATCH([.A1040];[.F$5:.F$25];0)" office:value-type="string" office:string-value="" calcext:value-type="error">
            <text:p>#N/A</text:p>
          </table:table-cell>
          <table:table-cell table:formula="of:=IF(ISNA([.C1040]);[.B1040];NA())" office:value-type="float" office:value="-3.37417168492" calcext:value-type="float">
            <text:p>-3.3741716849</text:p>
          </table:table-cell>
          <table:table-cell table:formula="of:=IF(ISNA([.C1040]);NA();[.B104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3033264195" calcext:value-type="float">
            <text:p>-1.330332642</text:p>
          </table:table-cell>
          <table:table-cell office:value-type="float" office:value="-4.27188313595" calcext:value-type="float">
            <text:p>-4.271883136</text:p>
          </table:table-cell>
          <table:table-cell office:value-type="float" office:value="0" calcext:value-type="float">
            <text:p>0</text:p>
          </table:table-cell>
          <table:table-cell office:value-type="float" office:value="3.69220303441" calcext:value-type="float">
            <text:p>3.6922030344</text:p>
          </table:table-cell>
        </table:table-row>
        <table:table-row table:style-name="ro1">
          <table:table-cell office:value-type="float" office:value="-0.973964967891" calcext:value-type="float">
            <text:p>-0.9739649679</text:p>
          </table:table-cell>
          <table:table-cell office:value-type="float" office:value="-4.07665879805" calcext:value-type="float">
            <text:p>-4.0766587981</text:p>
          </table:table-cell>
          <table:table-cell table:formula="of:=MATCH([.A1041];[.F$5:.F$25];0)" office:value-type="string" office:string-value="" calcext:value-type="error">
            <text:p>#N/A</text:p>
          </table:table-cell>
          <table:table-cell table:formula="of:=IF(ISNA([.C1041]);[.B1041];NA())" office:value-type="float" office:value="-4.07665879805" calcext:value-type="float">
            <text:p>-4.0766587981</text:p>
          </table:table-cell>
          <table:table-cell table:formula="of:=IF(ISNA([.C1041]);NA();[.B104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457683117" calcext:value-type="float">
            <text:p>-1.4457683117</text:p>
          </table:table-cell>
          <table:table-cell office:value-type="float" office:value="-3.14393609823" calcext:value-type="float">
            <text:p>-3.1439360982</text:p>
          </table:table-cell>
          <table:table-cell office:value-type="float" office:value="0" calcext:value-type="float">
            <text:p>0</text:p>
          </table:table-cell>
          <table:table-cell office:value-type="float" office:value="3.69220303441" calcext:value-type="float">
            <text:p>3.6922030344</text:p>
          </table:table-cell>
        </table:table-row>
        <table:table-row table:style-name="ro1">
          <table:table-cell office:value-type="float" office:value="-1.51887595553" calcext:value-type="float">
            <text:p>-1.5188759555</text:p>
          </table:table-cell>
          <table:table-cell office:value-type="float" office:value="-3.258414344" calcext:value-type="float">
            <text:p>-3.258414344</text:p>
          </table:table-cell>
          <table:table-cell table:formula="of:=MATCH([.A1042];[.F$5:.F$25];0)" office:value-type="string" office:string-value="" calcext:value-type="error">
            <text:p>#N/A</text:p>
          </table:table-cell>
          <table:table-cell table:formula="of:=IF(ISNA([.C1042]);[.B1042];NA())" office:value-type="float" office:value="-3.258414344" calcext:value-type="float">
            <text:p>-3.258414344</text:p>
          </table:table-cell>
          <table:table-cell table:formula="of:=IF(ISNA([.C1042]);NA();[.B104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56588911515" calcext:value-type="float">
            <text:p>-0.5565889115</text:p>
          </table:table-cell>
          <table:table-cell office:value-type="float" office:value="-2.89769061395" calcext:value-type="float">
            <text:p>-2.897690614</text:p>
          </table:table-cell>
          <table:table-cell office:value-type="float" office:value="20" calcext:value-type="float">
            <text:p>20</text:p>
          </table:table-cell>
          <table:table-cell office:value-type="float" office:value="3.01281955362" calcext:value-type="float">
            <text:p>3.0128195536</text:p>
          </table:table-cell>
        </table:table-row>
        <table:table-row table:style-name="ro1">
          <table:table-cell office:value-type="float" office:value="-1.317237402" calcext:value-type="float">
            <text:p>-1.317237402</text:p>
          </table:table-cell>
          <table:table-cell office:value-type="float" office:value="-3.02770133162" calcext:value-type="float">
            <text:p>-3.0277013316</text:p>
          </table:table-cell>
          <table:table-cell table:formula="of:=MATCH([.A1043];[.F$5:.F$25];0)" office:value-type="string" office:string-value="" calcext:value-type="error">
            <text:p>#N/A</text:p>
          </table:table-cell>
          <table:table-cell table:formula="of:=IF(ISNA([.C1043]);[.B1043];NA())" office:value-type="float" office:value="-3.02770133162" calcext:value-type="float">
            <text:p>-3.0277013316</text:p>
          </table:table-cell>
          <table:table-cell table:formula="of:=IF(ISNA([.C1043]);NA();[.B104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562437976993" calcext:value-type="float">
            <text:p>-0.562437977</text:p>
          </table:table-cell>
          <table:table-cell office:value-type="float" office:value="-4.21500119751" calcext:value-type="float">
            <text:p>-4.2150011975</text:p>
          </table:table-cell>
          <table:table-cell office:value-type="float" office:value="18" calcext:value-type="float">
            <text:p>18</text:p>
          </table:table-cell>
          <table:table-cell office:value-type="float" office:value="3.51779131941" calcext:value-type="float">
            <text:p>3.5177913194</text:p>
          </table:table-cell>
        </table:table-row>
        <table:table-row table:style-name="ro1">
          <table:table-cell office:value-type="float" office:value="-0.11089898528" calcext:value-type="float">
            <text:p>-0.1108989853</text:p>
          </table:table-cell>
          <table:table-cell office:value-type="float" office:value="-3.05366731621" calcext:value-type="float">
            <text:p>-3.0536673162</text:p>
          </table:table-cell>
          <table:table-cell table:formula="of:=MATCH([.A1044];[.F$5:.F$25];0)" office:value-type="string" office:string-value="" calcext:value-type="error">
            <text:p>#N/A</text:p>
          </table:table-cell>
          <table:table-cell table:formula="of:=IF(ISNA([.C1044]);[.B1044];NA())" office:value-type="float" office:value="-3.05366731621" calcext:value-type="float">
            <text:p>-3.0536673162</text:p>
          </table:table-cell>
          <table:table-cell table:formula="of:=IF(ISNA([.C1044]);NA();[.B104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19034432675" calcext:value-type="float">
            <text:p>-1.1903443268</text:p>
          </table:table-cell>
          <table:table-cell office:value-type="float" office:value="-4.16739675504" calcext:value-type="float">
            <text:p>-4.167396755</text:p>
          </table:table-cell>
          <table:table-cell office:value-type="float" office:value="20" calcext:value-type="float">
            <text:p>20</text:p>
          </table:table-cell>
          <table:table-cell office:value-type="float" office:value="2.84725763008" calcext:value-type="float">
            <text:p>2.8472576301</text:p>
          </table:table-cell>
        </table:table-row>
        <table:table-row table:style-name="ro1">
          <table:table-cell office:value-type="float" office:value="-1.36332094479" calcext:value-type="float">
            <text:p>-1.3633209448</text:p>
          </table:table-cell>
          <table:table-cell office:value-type="float" office:value="-3.89011666248" calcext:value-type="float">
            <text:p>-3.8901166625</text:p>
          </table:table-cell>
          <table:table-cell table:formula="of:=MATCH([.A1045];[.F$5:.F$25];0)" office:value-type="string" office:string-value="" calcext:value-type="error">
            <text:p>#N/A</text:p>
          </table:table-cell>
          <table:table-cell table:formula="of:=IF(ISNA([.C1045]);[.B1045];NA())" office:value-type="float" office:value="-3.89011666248" calcext:value-type="float">
            <text:p>-3.8901166625</text:p>
          </table:table-cell>
          <table:table-cell table:formula="of:=IF(ISNA([.C1045]);NA();[.B104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7787399115" calcext:value-type="float">
            <text:p>-1.2778739912</text:p>
          </table:table-cell>
          <table:table-cell office:value-type="float" office:value="-4.0367044498" calcext:value-type="float">
            <text:p>-4.0367044498</text:p>
          </table:table-cell>
          <table:table-cell office:value-type="float" office:value="20" calcext:value-type="float">
            <text:p>20</text:p>
          </table:table-cell>
          <table:table-cell office:value-type="float" office:value="2.84725763008" calcext:value-type="float">
            <text:p>2.8472576301</text:p>
          </table:table-cell>
        </table:table-row>
        <table:table-row table:style-name="ro1">
          <table:table-cell office:value-type="float" office:value="0.0821583461154" calcext:value-type="float">
            <text:p>0.0821583461</text:p>
          </table:table-cell>
          <table:table-cell office:value-type="float" office:value="-3.23361702247" calcext:value-type="float">
            <text:p>-3.2336170225</text:p>
          </table:table-cell>
          <table:table-cell table:formula="of:=MATCH([.A1046];[.F$5:.F$25];0)" office:value-type="string" office:string-value="" calcext:value-type="error">
            <text:p>#N/A</text:p>
          </table:table-cell>
          <table:table-cell table:formula="of:=IF(ISNA([.C1046]);[.B1046];NA())" office:value-type="float" office:value="-3.23361702247" calcext:value-type="float">
            <text:p>-3.2336170225</text:p>
          </table:table-cell>
          <table:table-cell table:formula="of:=IF(ISNA([.C1046]);NA();[.B104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64479727786" calcext:value-type="float">
            <text:p>-0.6447972779</text:p>
          </table:table-cell>
          <table:table-cell office:value-type="float" office:value="-4.32753123191" calcext:value-type="float">
            <text:p>-4.3275312319</text:p>
          </table:table-cell>
          <table:table-cell office:value-type="float" office:value="0" calcext:value-type="float">
            <text:p>0</text:p>
          </table:table-cell>
          <table:table-cell office:value-type="float" office:value="3.93393031285" calcext:value-type="float">
            <text:p>3.9339303129</text:p>
          </table:table-cell>
        </table:table-row>
        <table:table-row table:style-name="ro1">
          <table:table-cell office:value-type="float" office:value="-0.184435474388" calcext:value-type="float">
            <text:p>-0.1844354744</text:p>
          </table:table-cell>
          <table:table-cell office:value-type="float" office:value="-4.07023606064" calcext:value-type="float">
            <text:p>-4.0702360606</text:p>
          </table:table-cell>
          <table:table-cell table:formula="of:=MATCH([.A1047];[.F$5:.F$25];0)" office:value-type="string" office:string-value="" calcext:value-type="error">
            <text:p>#N/A</text:p>
          </table:table-cell>
          <table:table-cell table:formula="of:=IF(ISNA([.C1047]);[.B1047];NA())" office:value-type="float" office:value="-4.07023606064" calcext:value-type="float">
            <text:p>-4.0702360606</text:p>
          </table:table-cell>
          <table:table-cell table:formula="of:=IF(ISNA([.C1047]);NA();[.B104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485836965906" calcext:value-type="float">
            <text:p>-0.4858369659</text:p>
          </table:table-cell>
          <table:table-cell office:value-type="float" office:value="-4.3865073007" calcext:value-type="float">
            <text:p>-4.3865073007</text:p>
          </table:table-cell>
          <table:table-cell office:value-type="float" office:value="0" calcext:value-type="float">
            <text:p>0</text:p>
          </table:table-cell>
          <table:table-cell office:value-type="float" office:value="3.93393031285" calcext:value-type="float">
            <text:p>3.9339303129</text:p>
          </table:table-cell>
        </table:table-row>
        <table:table-row table:style-name="ro1">
          <table:table-cell office:value-type="float" office:value="-1.19188473789" calcext:value-type="float">
            <text:p>-1.1918847379</text:p>
          </table:table-cell>
          <table:table-cell office:value-type="float" office:value="-4.09588484294" calcext:value-type="float">
            <text:p>-4.0958848429</text:p>
          </table:table-cell>
          <table:table-cell table:formula="of:=MATCH([.A1048];[.F$5:.F$25];0)" office:value-type="string" office:string-value="" calcext:value-type="error">
            <text:p>#N/A</text:p>
          </table:table-cell>
          <table:table-cell table:formula="of:=IF(ISNA([.C1048]);[.B1048];NA())" office:value-type="float" office:value="-4.09588484294" calcext:value-type="float">
            <text:p>-4.0958848429</text:p>
          </table:table-cell>
          <table:table-cell table:formula="of:=IF(ISNA([.C1048]);NA();[.B104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70140883049" calcext:value-type="float">
            <text:p>-0.270140883</text:p>
          </table:table-cell>
          <table:table-cell office:value-type="float" office:value="-2.78617110127" calcext:value-type="float">
            <text:p>-2.7861711013</text:p>
          </table:table-cell>
          <table:table-cell office:value-type="float" office:value="12" calcext:value-type="float">
            <text:p>12</text:p>
          </table:table-cell>
          <table:table-cell office:value-type="float" office:value="3.89183675816" calcext:value-type="float">
            <text:p>3.8918367582</text:p>
          </table:table-cell>
        </table:table-row>
        <table:table-row table:style-name="ro1">
          <table:table-cell office:value-type="float" office:value="-1.60360385465" calcext:value-type="float">
            <text:p>-1.6036038547</text:p>
          </table:table-cell>
          <table:table-cell office:value-type="float" office:value="-3.52877968421" calcext:value-type="float">
            <text:p>-3.5287796842</text:p>
          </table:table-cell>
          <table:table-cell table:formula="of:=MATCH([.A1049];[.F$5:.F$25];0)" office:value-type="string" office:string-value="" calcext:value-type="error">
            <text:p>#N/A</text:p>
          </table:table-cell>
          <table:table-cell table:formula="of:=IF(ISNA([.C1049]);[.B1049];NA())" office:value-type="float" office:value="-3.52877968421" calcext:value-type="float">
            <text:p>-3.5287796842</text:p>
          </table:table-cell>
          <table:table-cell table:formula="of:=IF(ISNA([.C1049]);NA();[.B104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288716483024" calcext:value-type="float">
            <text:p>-0.288716483</text:p>
          </table:table-cell>
          <table:table-cell office:value-type="float" office:value="-2.88676244759" calcext:value-type="float">
            <text:p>-2.8867624476</text:p>
          </table:table-cell>
          <table:table-cell office:value-type="float" office:value="16" calcext:value-type="float">
            <text:p>16</text:p>
          </table:table-cell>
          <table:table-cell office:value-type="float" office:value="3.32723400473" calcext:value-type="float">
            <text:p>3.3272340047</text:p>
          </table:table-cell>
        </table:table-row>
        <table:table-row table:style-name="ro1">
          <table:table-cell office:value-type="float" office:value="-0.334679014375" calcext:value-type="float">
            <text:p>-0.3346790144</text:p>
          </table:table-cell>
          <table:table-cell office:value-type="float" office:value="-3.172068924" calcext:value-type="float">
            <text:p>-3.172068924</text:p>
          </table:table-cell>
          <table:table-cell table:formula="of:=MATCH([.A1050];[.F$5:.F$25];0)" office:value-type="string" office:string-value="" calcext:value-type="error">
            <text:p>#N/A</text:p>
          </table:table-cell>
          <table:table-cell table:formula="of:=IF(ISNA([.C1050]);[.B1050];NA())" office:value-type="float" office:value="-3.172068924" calcext:value-type="float">
            <text:p>-3.172068924</text:p>
          </table:table-cell>
          <table:table-cell table:formula="of:=IF(ISNA([.C1050]);NA();[.B105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372927364954" calcext:value-type="float">
            <text:p>-0.0372927365</text:p>
          </table:table-cell>
          <table:table-cell office:value-type="float" office:value="-3.43824952911" calcext:value-type="float">
            <text:p>-3.4382495291</text:p>
          </table:table-cell>
          <table:table-cell office:value-type="float" office:value="0" calcext:value-type="float">
            <text:p>0</text:p>
          </table:table-cell>
          <table:table-cell office:value-type="float" office:value="3.80361344891" calcext:value-type="float">
            <text:p>3.8036134489</text:p>
          </table:table-cell>
        </table:table-row>
        <table:table-row table:style-name="ro1">
          <table:table-cell office:value-type="float" office:value="-0.826348501228" calcext:value-type="float">
            <text:p>-0.8263485012</text:p>
          </table:table-cell>
          <table:table-cell office:value-type="float" office:value="-4.38662895249" calcext:value-type="float">
            <text:p>-4.3866289525</text:p>
          </table:table-cell>
          <table:table-cell table:formula="of:=MATCH([.A1051];[.F$5:.F$25];0)" office:value-type="string" office:string-value="" calcext:value-type="error">
            <text:p>#N/A</text:p>
          </table:table-cell>
          <table:table-cell table:formula="of:=IF(ISNA([.C1051]);[.B1051];NA())" office:value-type="float" office:value="-4.38662895249" calcext:value-type="float">
            <text:p>-4.3866289525</text:p>
          </table:table-cell>
          <table:table-cell table:formula="of:=IF(ISNA([.C1051]);NA();[.B105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51459000976" calcext:value-type="float">
            <text:p>-0.751459001</text:p>
          </table:table-cell>
          <table:table-cell office:value-type="float" office:value="-4.50809507799" calcext:value-type="float">
            <text:p>-4.508095078</text:p>
          </table:table-cell>
          <table:table-cell office:value-type="float" office:value="0" calcext:value-type="float">
            <text:p>0</text:p>
          </table:table-cell>
          <table:table-cell office:value-type="float" office:value="3.80361344891" calcext:value-type="float">
            <text:p>3.8036134489</text:p>
          </table:table-cell>
        </table:table-row>
        <table:table-row table:style-name="ro1">
          <table:table-cell office:value-type="float" office:value="-1.70871439993" calcext:value-type="float">
            <text:p>-1.7087143999</text:p>
          </table:table-cell>
          <table:table-cell office:value-type="float" office:value="-3.82227767164" calcext:value-type="float">
            <text:p>-3.8222776716</text:p>
          </table:table-cell>
          <table:table-cell table:formula="of:=MATCH([.A1052];[.F$5:.F$25];0)" office:value-type="string" office:string-value="" calcext:value-type="error">
            <text:p>#N/A</text:p>
          </table:table-cell>
          <table:table-cell table:formula="of:=IF(ISNA([.C1052]);[.B1052];NA())" office:value-type="float" office:value="-3.82227767164" calcext:value-type="float">
            <text:p>-3.8222776716</text:p>
          </table:table-cell>
          <table:table-cell table:formula="of:=IF(ISNA([.C1052]);NA();[.B105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20841980649" calcext:value-type="float">
            <text:p>-1.2084198065</text:p>
          </table:table-cell>
          <table:table-cell office:value-type="float" office:value="-2.93098449596" calcext:value-type="float">
            <text:p>-2.930984496</text:p>
          </table:table-cell>
          <table:table-cell office:value-type="float" office:value="0" calcext:value-type="float">
            <text:p>0</text:p>
          </table:table-cell>
          <table:table-cell office:value-type="float" office:value="3.80361344891" calcext:value-type="float">
            <text:p>3.8036134489</text:p>
          </table:table-cell>
        </table:table-row>
        <table:table-row table:style-name="ro1">
          <table:table-cell office:value-type="float" office:value="-1.07173861543" calcext:value-type="float">
            <text:p>-1.0717386154</text:p>
          </table:table-cell>
          <table:table-cell office:value-type="float" office:value="-3.98988712875" calcext:value-type="float">
            <text:p>-3.9898871288</text:p>
          </table:table-cell>
          <table:table-cell table:formula="of:=MATCH([.A1053];[.F$5:.F$25];0)" office:value-type="string" office:string-value="" calcext:value-type="error">
            <text:p>#N/A</text:p>
          </table:table-cell>
          <table:table-cell table:formula="of:=IF(ISNA([.C1053]);[.B1053];NA())" office:value-type="float" office:value="-3.98988712875" calcext:value-type="float">
            <text:p>-3.9898871288</text:p>
          </table:table-cell>
          <table:table-cell table:formula="of:=IF(ISNA([.C1053]);NA();[.B105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47184157" calcext:value-type="float">
            <text:p>-1.347184157</text:p>
          </table:table-cell>
          <table:table-cell office:value-type="float" office:value="-3.7216177853" calcext:value-type="float">
            <text:p>-3.7216177853</text:p>
          </table:table-cell>
          <table:table-cell office:value-type="float" office:value="20" calcext:value-type="float">
            <text:p>20</text:p>
          </table:table-cell>
          <table:table-cell office:value-type="float" office:value="3.17040796444" calcext:value-type="float">
            <text:p>3.1704079644</text:p>
          </table:table-cell>
        </table:table-row>
        <table:table-row table:style-name="ro1">
          <table:table-cell office:value-type="float" office:value="-0.523908676037" calcext:value-type="float">
            <text:p>-0.523908676</text:p>
          </table:table-cell>
          <table:table-cell office:value-type="float" office:value="-2.62910514056" calcext:value-type="float">
            <text:p>-2.6291051406</text:p>
          </table:table-cell>
          <table:table-cell table:formula="of:=MATCH([.A1054];[.F$5:.F$25];0)" office:value-type="string" office:string-value="" calcext:value-type="error">
            <text:p>#N/A</text:p>
          </table:table-cell>
          <table:table-cell table:formula="of:=IF(ISNA([.C1054]);[.B1054];NA())" office:value-type="float" office:value="-2.62910514056" calcext:value-type="float">
            <text:p>-2.6291051406</text:p>
          </table:table-cell>
          <table:table-cell table:formula="of:=IF(ISNA([.C1054]);NA();[.B105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81063251272" calcext:value-type="float">
            <text:p>-0.8810632513</text:p>
          </table:table-cell>
          <table:table-cell office:value-type="float" office:value="-4.0166198862" calcext:value-type="float">
            <text:p>-4.0166198862</text:p>
          </table:table-cell>
          <table:table-cell office:value-type="float" office:value="20" calcext:value-type="float">
            <text:p>20</text:p>
          </table:table-cell>
          <table:table-cell office:value-type="float" office:value="3.17040796444" calcext:value-type="float">
            <text:p>3.1704079644</text:p>
          </table:table-cell>
        </table:table-row>
        <table:table-row table:style-name="ro1">
          <table:table-cell office:value-type="float" office:value="-1.52263386896" calcext:value-type="float">
            <text:p>-1.522633869</text:p>
          </table:table-cell>
          <table:table-cell office:value-type="float" office:value="-3.10320808303" calcext:value-type="float">
            <text:p>-3.103208083</text:p>
          </table:table-cell>
          <table:table-cell table:formula="of:=MATCH([.A1055];[.F$5:.F$25];0)" office:value-type="string" office:string-value="" calcext:value-type="error">
            <text:p>#N/A</text:p>
          </table:table-cell>
          <table:table-cell table:formula="of:=IF(ISNA([.C1055]);[.B1055];NA())" office:value-type="float" office:value="-3.10320808303" calcext:value-type="float">
            <text:p>-3.103208083</text:p>
          </table:table-cell>
          <table:table-cell table:formula="of:=IF(ISNA([.C1055]);NA();[.B105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125227076" calcext:value-type="float">
            <text:p>-1.0125227076</text:p>
          </table:table-cell>
          <table:table-cell office:value-type="float" office:value="-2.59565136489" calcext:value-type="float">
            <text:p>-2.5956513649</text:p>
          </table:table-cell>
          <table:table-cell office:value-type="float" office:value="0" calcext:value-type="float">
            <text:p>0</text:p>
          </table:table-cell>
          <table:table-cell office:value-type="float" office:value="3.31647601266" calcext:value-type="float">
            <text:p>3.3164760127</text:p>
          </table:table-cell>
        </table:table-row>
        <table:table-row table:style-name="ro1">
          <table:table-cell office:value-type="float" office:value="-1.6896948504" calcext:value-type="float">
            <text:p>-1.6896948504</text:p>
          </table:table-cell>
          <table:table-cell office:value-type="float" office:value="-3.88738226261" calcext:value-type="float">
            <text:p>-3.8873822626</text:p>
          </table:table-cell>
          <table:table-cell table:formula="of:=MATCH([.A1056];[.F$5:.F$25];0)" office:value-type="string" office:string-value="" calcext:value-type="error">
            <text:p>#N/A</text:p>
          </table:table-cell>
          <table:table-cell table:formula="of:=IF(ISNA([.C1056]);[.B1056];NA())" office:value-type="float" office:value="-3.88738226261" calcext:value-type="float">
            <text:p>-3.8873822626</text:p>
          </table:table-cell>
          <table:table-cell table:formula="of:=IF(ISNA([.C1056]);NA();[.B1056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0619986451964" calcext:value-type="float">
            <text:p>-0.0619986452</text:p>
          </table:table-cell>
          <table:table-cell office:value-type="float" office:value="-2.95415235888" calcext:value-type="float">
            <text:p>-2.9541523589</text:p>
          </table:table-cell>
          <table:table-cell office:value-type="float" office:value="0" calcext:value-type="float">
            <text:p>0</text:p>
          </table:table-cell>
          <table:table-cell office:value-type="float" office:value="3.31647601266" calcext:value-type="float">
            <text:p>3.3164760127</text:p>
          </table:table-cell>
        </table:table-row>
        <table:table-row table:style-name="ro1">
          <table:table-cell office:value-type="float" office:value="-1.08631827059" calcext:value-type="float">
            <text:p>-1.0863182706</text:p>
          </table:table-cell>
          <table:table-cell office:value-type="float" office:value="-3.01153413475" calcext:value-type="float">
            <text:p>-3.0115341348</text:p>
          </table:table-cell>
          <table:table-cell table:formula="of:=MATCH([.A1057];[.F$5:.F$25];0)" office:value-type="string" office:string-value="" calcext:value-type="error">
            <text:p>#N/A</text:p>
          </table:table-cell>
          <table:table-cell table:formula="of:=IF(ISNA([.C1057]);[.B1057];NA())" office:value-type="float" office:value="-3.01153413475" calcext:value-type="float">
            <text:p>-3.0115341348</text:p>
          </table:table-cell>
          <table:table-cell table:formula="of:=IF(ISNA([.C1057]);NA();[.B1057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37132282485" calcext:value-type="float">
            <text:p>-1.3713228249</text:p>
          </table:table-cell>
          <table:table-cell office:value-type="float" office:value="-3.99354256792" calcext:value-type="float">
            <text:p>-3.9935425679</text:p>
          </table:table-cell>
          <table:table-cell office:value-type="float" office:value="0" calcext:value-type="float">
            <text:p>0</text:p>
          </table:table-cell>
          <table:table-cell office:value-type="float" office:value="3.31647601266" calcext:value-type="float">
            <text:p>3.3164760127</text:p>
          </table:table-cell>
        </table:table-row>
        <table:table-row table:style-name="ro1">
          <table:table-cell office:value-type="float" office:value="-1.42519488971" calcext:value-type="float">
            <text:p>-1.4251948897</text:p>
          </table:table-cell>
          <table:table-cell office:value-type="float" office:value="-3.05749975116" calcext:value-type="float">
            <text:p>-3.0574997512</text:p>
          </table:table-cell>
          <table:table-cell table:formula="of:=MATCH([.A1058];[.F$5:.F$25];0)" office:value-type="string" office:string-value="" calcext:value-type="error">
            <text:p>#N/A</text:p>
          </table:table-cell>
          <table:table-cell table:formula="of:=IF(ISNA([.C1058]);[.B1058];NA())" office:value-type="float" office:value="-3.05749975116" calcext:value-type="float">
            <text:p>-3.0574997512</text:p>
          </table:table-cell>
          <table:table-cell table:formula="of:=IF(ISNA([.C1058]);NA();[.B1058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20173886848" calcext:value-type="float">
            <text:p>-0.7201738868</text:p>
          </table:table-cell>
          <table:table-cell office:value-type="float" office:value="-2.70029826108" calcext:value-type="float">
            <text:p>-2.7002982611</text:p>
          </table:table-cell>
          <table:table-cell office:value-type="float" office:value="0" calcext:value-type="float">
            <text:p>0</text:p>
          </table:table-cell>
          <table:table-cell office:value-type="float" office:value="3.31647601266" calcext:value-type="float">
            <text:p>3.3164760127</text:p>
          </table:table-cell>
        </table:table-row>
        <table:table-row table:style-name="ro1">
          <table:table-cell office:value-type="float" office:value="-0.320300625924" calcext:value-type="float">
            <text:p>-0.3203006259</text:p>
          </table:table-cell>
          <table:table-cell office:value-type="float" office:value="-2.66022976011" calcext:value-type="float">
            <text:p>-2.6602297601</text:p>
          </table:table-cell>
          <table:table-cell table:formula="of:=MATCH([.A1059];[.F$5:.F$25];0)" office:value-type="string" office:string-value="" calcext:value-type="error">
            <text:p>#N/A</text:p>
          </table:table-cell>
          <table:table-cell table:formula="of:=IF(ISNA([.C1059]);[.B1059];NA())" office:value-type="float" office:value="-2.66022976011" calcext:value-type="float">
            <text:p>-2.6602297601</text:p>
          </table:table-cell>
          <table:table-cell table:formula="of:=IF(ISNA([.C1059]);NA();[.B1059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4495541872" calcext:value-type="float">
            <text:p>-1.4495541872</text:p>
          </table:table-cell>
          <table:table-cell office:value-type="float" office:value="-3.33115912257" calcext:value-type="float">
            <text:p>-3.3311591226</text:p>
          </table:table-cell>
          <table:table-cell office:value-type="float" office:value="0" calcext:value-type="float">
            <text:p>0</text:p>
          </table:table-cell>
          <table:table-cell office:value-type="float" office:value="3.31647601266" calcext:value-type="float">
            <text:p>3.3164760127</text:p>
          </table:table-cell>
        </table:table-row>
        <table:table-row table:style-name="ro1">
          <table:table-cell office:value-type="float" office:value="-0.324225415655" calcext:value-type="float">
            <text:p>-0.3242254157</text:p>
          </table:table-cell>
          <table:table-cell office:value-type="float" office:value="-3.29307096985" calcext:value-type="float">
            <text:p>-3.2930709699</text:p>
          </table:table-cell>
          <table:table-cell table:formula="of:=MATCH([.A1060];[.F$5:.F$25];0)" office:value-type="string" office:string-value="" calcext:value-type="error">
            <text:p>#N/A</text:p>
          </table:table-cell>
          <table:table-cell table:formula="of:=IF(ISNA([.C1060]);[.B1060];NA())" office:value-type="float" office:value="-3.29307096985" calcext:value-type="float">
            <text:p>-3.2930709699</text:p>
          </table:table-cell>
          <table:table-cell table:formula="of:=IF(ISNA([.C1060]);NA();[.B1060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975523047181" calcext:value-type="float">
            <text:p>-0.9755230472</text:p>
          </table:table-cell>
          <table:table-cell office:value-type="float" office:value="-4.23182042009" calcext:value-type="float">
            <text:p>-4.2318204201</text:p>
          </table:table-cell>
          <table:table-cell office:value-type="float" office:value="0" calcext:value-type="float">
            <text:p>0</text:p>
          </table:table-cell>
          <table:table-cell office:value-type="float" office:value="3.31647601266" calcext:value-type="float">
            <text:p>3.3164760127</text:p>
          </table:table-cell>
        </table:table-row>
        <table:table-row table:style-name="ro1">
          <table:table-cell office:value-type="float" office:value="-1.33033264195" calcext:value-type="float">
            <text:p>-1.330332642</text:p>
          </table:table-cell>
          <table:table-cell office:value-type="float" office:value="-4.27188313595" calcext:value-type="float">
            <text:p>-4.271883136</text:p>
          </table:table-cell>
          <table:table-cell table:formula="of:=MATCH([.A1061];[.F$5:.F$25];0)" office:value-type="string" office:string-value="" calcext:value-type="error">
            <text:p>#N/A</text:p>
          </table:table-cell>
          <table:table-cell table:formula="of:=IF(ISNA([.C1061]);[.B1061];NA())" office:value-type="float" office:value="-4.27188313595" calcext:value-type="float">
            <text:p>-4.271883136</text:p>
          </table:table-cell>
          <table:table-cell table:formula="of:=IF(ISNA([.C1061]);NA();[.B1061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120173873799" calcext:value-type="float">
            <text:p>-0.1201738738</text:p>
          </table:table-cell>
          <table:table-cell office:value-type="float" office:value="-3.05559777369" calcext:value-type="float">
            <text:p>-3.0555977737</text:p>
          </table:table-cell>
          <table:table-cell office:value-type="float" office:value="0" calcext:value-type="float">
            <text:p>0</text:p>
          </table:table-cell>
          <table:table-cell office:value-type="float" office:value="3.31647601266" calcext:value-type="float">
            <text:p>3.3164760127</text:p>
          </table:table-cell>
        </table:table-row>
        <table:table-row table:style-name="ro1">
          <table:table-cell office:value-type="float" office:value="-1.4457683117" calcext:value-type="float">
            <text:p>-1.4457683117</text:p>
          </table:table-cell>
          <table:table-cell office:value-type="float" office:value="-3.14393609823" calcext:value-type="float">
            <text:p>-3.1439360982</text:p>
          </table:table-cell>
          <table:table-cell table:formula="of:=MATCH([.A1062];[.F$5:.F$25];0)" office:value-type="string" office:string-value="" calcext:value-type="error">
            <text:p>#N/A</text:p>
          </table:table-cell>
          <table:table-cell table:formula="of:=IF(ISNA([.C1062]);[.B1062];NA())" office:value-type="float" office:value="-3.14393609823" calcext:value-type="float">
            <text:p>-3.1439360982</text:p>
          </table:table-cell>
          <table:table-cell table:formula="of:=IF(ISNA([.C1062]);NA();[.B1062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09533733451" calcext:value-type="float">
            <text:p>-1.0953373345</text:p>
          </table:table-cell>
          <table:table-cell office:value-type="float" office:value="-4.11983012724" calcext:value-type="float">
            <text:p>-4.1198301272</text:p>
          </table:table-cell>
          <table:table-cell office:value-type="float" office:value="16" calcext:value-type="float">
            <text:p>16</text:p>
          </table:table-cell>
          <table:table-cell office:value-type="float" office:value="3.92787463226" calcext:value-type="float">
            <text:p>3.9278746323</text:p>
          </table:table-cell>
        </table:table-row>
        <table:table-row table:style-name="ro1">
          <table:table-cell office:value-type="float" office:value="-0.556588911515" calcext:value-type="float">
            <text:p>-0.5565889115</text:p>
          </table:table-cell>
          <table:table-cell office:value-type="float" office:value="-2.89769061395" calcext:value-type="float">
            <text:p>-2.897690614</text:p>
          </table:table-cell>
          <table:table-cell table:formula="of:=MATCH([.A1063];[.F$5:.F$25];0)" office:value-type="string" office:string-value="" calcext:value-type="error">
            <text:p>#N/A</text:p>
          </table:table-cell>
          <table:table-cell table:formula="of:=IF(ISNA([.C1063]);[.B1063];NA())" office:value-type="float" office:value="-2.89769061395" calcext:value-type="float">
            <text:p>-2.897690614</text:p>
          </table:table-cell>
          <table:table-cell table:formula="of:=IF(ISNA([.C1063]);NA();[.B1063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808438371457" calcext:value-type="float">
            <text:p>-0.8084383715</text:p>
          </table:table-cell>
          <table:table-cell office:value-type="float" office:value="-4.01951465914" calcext:value-type="float">
            <text:p>-4.0195146591</text:p>
          </table:table-cell>
          <table:table-cell office:value-type="float" office:value="18" calcext:value-type="float">
            <text:p>18</text:p>
          </table:table-cell>
          <table:table-cell office:value-type="float" office:value="3.30147880645" calcext:value-type="float">
            <text:p>3.3014788065</text:p>
          </table:table-cell>
        </table:table-row>
        <table:table-row table:style-name="ro1">
          <table:table-cell office:value-type="float" office:value="-0.562437976993" calcext:value-type="float">
            <text:p>-0.562437977</text:p>
          </table:table-cell>
          <table:table-cell office:value-type="float" office:value="-4.21500119751" calcext:value-type="float">
            <text:p>-4.2150011975</text:p>
          </table:table-cell>
          <table:table-cell table:formula="of:=MATCH([.A1064];[.F$5:.F$25];0)" office:value-type="string" office:string-value="" calcext:value-type="error">
            <text:p>#N/A</text:p>
          </table:table-cell>
          <table:table-cell table:formula="of:=IF(ISNA([.C1064]);[.B1064];NA())" office:value-type="float" office:value="-4.21500119751" calcext:value-type="float">
            <text:p>-4.2150011975</text:p>
          </table:table-cell>
          <table:table-cell table:formula="of:=IF(ISNA([.C1064]);NA();[.B1064])" office:value-type="string" office:string-value="" calcext:value-type="error">
            <text:p>#N/A</text:p>
          </table:table-cell>
          <table:table-cell table:number-columns-repeated="4"/>
          <table:table-cell office:value-type="float" office:value="-1.52604745778" calcext:value-type="float">
            <text:p>-1.5260474578</text:p>
          </table:table-cell>
          <table:table-cell office:value-type="float" office:value="-3.56461380905" calcext:value-type="float">
            <text:p>-3.5646138091</text:p>
          </table:table-cell>
          <table:table-cell office:value-type="float" office:value="20" calcext:value-type="float">
            <text:p>20</text:p>
          </table:table-cell>
          <table:table-cell office:value-type="float" office:value="3.15493849269" calcext:value-type="float">
            <text:p>3.1549384927</text:p>
          </table:table-cell>
        </table:table-row>
        <table:table-row table:style-name="ro1">
          <table:table-cell office:value-type="float" office:value="-1.19034432675" calcext:value-type="float">
            <text:p>-1.1903443268</text:p>
          </table:table-cell>
          <table:table-cell office:value-type="float" office:value="-4.16739675504" calcext:value-type="float">
            <text:p>-4.167396755</text:p>
          </table:table-cell>
          <table:table-cell table:formula="of:=MATCH([.A1065];[.F$5:.F$25];0)" office:value-type="string" office:string-value="" calcext:value-type="error">
            <text:p>#N/A</text:p>
          </table:table-cell>
          <table:table-cell table:formula="of:=IF(ISNA([.C1065]);[.B1065];NA())" office:value-type="float" office:value="-4.16739675504" calcext:value-type="float">
            <text:p>-4.167396755</text:p>
          </table:table-cell>
          <table:table-cell table:formula="of:=IF(ISNA([.C1065]);NA();[.B1065])" office:value-type="string" office:string-value="" calcext:value-type="error">
            <text:p>#N/A</text:p>
          </table:table-cell>
          <table:table-cell table:number-columns-repeated="4"/>
          <table:table-cell office:value-type="float" office:value="-0.722348065243" calcext:value-type="float">
            <text:p>-0.7223480652</text:p>
          </table:table-cell>
          <table:table-cell office:value-type="float" office:value="-2.6394820592" calcext:value-type="float">
            <text:p>-2.6394820592</text:p>
          </table:table-cell>
          <table:table-cell office:value-type="float" office:value="20" calcext:value-type="float">
            <text:p>20</text:p>
          </table:table-cell>
          <table:table-cell office:value-type="float" office:value="3.15493849269" calcext:value-type="float">
            <text:p>3.1549384927</text:p>
          </table:table-cell>
        </table:table-row>
        <table:table-row table:style-name="ro1">
          <table:table-cell office:value-type="float" office:value="-1.27787399115" calcext:value-type="float">
            <text:p>-1.2778739912</text:p>
          </table:table-cell>
          <table:table-cell office:value-type="float" office:value="-4.0367044498" calcext:value-type="float">
            <text:p>-4.0367044498</text:p>
          </table:table-cell>
          <table:table-cell table:formula="of:=MATCH([.A1066];[.F$5:.F$25];0)" office:value-type="string" office:string-value="" calcext:value-type="error">
            <text:p>#N/A</text:p>
          </table:table-cell>
          <table:table-cell table:formula="of:=IF(ISNA([.C1066]);[.B1066];NA())" office:value-type="float" office:value="-4.0367044498" calcext:value-type="float">
            <text:p>-4.0367044498</text:p>
          </table:table-cell>
          <table:table-cell table:formula="of:=IF(ISNA([.C1066]);NA();[.B1066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0.64479727786" calcext:value-type="float">
            <text:p>-0.6447972779</text:p>
          </table:table-cell>
          <table:table-cell office:value-type="float" office:value="-4.32753123191" calcext:value-type="float">
            <text:p>-4.3275312319</text:p>
          </table:table-cell>
          <table:table-cell table:formula="of:=MATCH([.A1067];[.F$5:.F$25];0)" office:value-type="string" office:string-value="" calcext:value-type="error">
            <text:p>#N/A</text:p>
          </table:table-cell>
          <table:table-cell table:formula="of:=IF(ISNA([.C1067]);[.B1067];NA())" office:value-type="float" office:value="-4.32753123191" calcext:value-type="float">
            <text:p>-4.3275312319</text:p>
          </table:table-cell>
          <table:table-cell table:formula="of:=IF(ISNA([.C1067]);NA();[.B1067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0.485836965906" calcext:value-type="float">
            <text:p>-0.4858369659</text:p>
          </table:table-cell>
          <table:table-cell office:value-type="float" office:value="-4.3865073007" calcext:value-type="float">
            <text:p>-4.3865073007</text:p>
          </table:table-cell>
          <table:table-cell table:formula="of:=MATCH([.A1068];[.F$5:.F$25];0)" office:value-type="string" office:string-value="" calcext:value-type="error">
            <text:p>#N/A</text:p>
          </table:table-cell>
          <table:table-cell table:formula="of:=IF(ISNA([.C1068]);[.B1068];NA())" office:value-type="float" office:value="-4.3865073007" calcext:value-type="float">
            <text:p>-4.3865073007</text:p>
          </table:table-cell>
          <table:table-cell table:formula="of:=IF(ISNA([.C1068]);NA();[.B1068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0.270140883049" calcext:value-type="float">
            <text:p>-0.270140883</text:p>
          </table:table-cell>
          <table:table-cell office:value-type="float" office:value="-2.78617110127" calcext:value-type="float">
            <text:p>-2.7861711013</text:p>
          </table:table-cell>
          <table:table-cell table:formula="of:=MATCH([.A1069];[.F$5:.F$25];0)" office:value-type="string" office:string-value="" calcext:value-type="error">
            <text:p>#N/A</text:p>
          </table:table-cell>
          <table:table-cell table:formula="of:=IF(ISNA([.C1069]);[.B1069];NA())" office:value-type="float" office:value="-2.78617110127" calcext:value-type="float">
            <text:p>-2.7861711013</text:p>
          </table:table-cell>
          <table:table-cell table:formula="of:=IF(ISNA([.C1069]);NA();[.B1069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0.288716483024" calcext:value-type="float">
            <text:p>-0.288716483</text:p>
          </table:table-cell>
          <table:table-cell office:value-type="float" office:value="-2.88676244759" calcext:value-type="float">
            <text:p>-2.8867624476</text:p>
          </table:table-cell>
          <table:table-cell table:formula="of:=MATCH([.A1070];[.F$5:.F$25];0)" office:value-type="string" office:string-value="" calcext:value-type="error">
            <text:p>#N/A</text:p>
          </table:table-cell>
          <table:table-cell table:formula="of:=IF(ISNA([.C1070]);[.B1070];NA())" office:value-type="float" office:value="-2.88676244759" calcext:value-type="float">
            <text:p>-2.8867624476</text:p>
          </table:table-cell>
          <table:table-cell table:formula="of:=IF(ISNA([.C1070]);NA();[.B1070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0.0372927364954" calcext:value-type="float">
            <text:p>-0.0372927365</text:p>
          </table:table-cell>
          <table:table-cell office:value-type="float" office:value="-3.43824952911" calcext:value-type="float">
            <text:p>-3.4382495291</text:p>
          </table:table-cell>
          <table:table-cell table:formula="of:=MATCH([.A1071];[.F$5:.F$25];0)" office:value-type="string" office:string-value="" calcext:value-type="error">
            <text:p>#N/A</text:p>
          </table:table-cell>
          <table:table-cell table:formula="of:=IF(ISNA([.C1071]);[.B1071];NA())" office:value-type="float" office:value="-3.43824952911" calcext:value-type="float">
            <text:p>-3.4382495291</text:p>
          </table:table-cell>
          <table:table-cell table:formula="of:=IF(ISNA([.C1071]);NA();[.B1071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0.751459000976" calcext:value-type="float">
            <text:p>-0.751459001</text:p>
          </table:table-cell>
          <table:table-cell office:value-type="float" office:value="-4.50809507799" calcext:value-type="float">
            <text:p>-4.508095078</text:p>
          </table:table-cell>
          <table:table-cell table:formula="of:=MATCH([.A1072];[.F$5:.F$25];0)" office:value-type="string" office:string-value="" calcext:value-type="error">
            <text:p>#N/A</text:p>
          </table:table-cell>
          <table:table-cell table:formula="of:=IF(ISNA([.C1072]);[.B1072];NA())" office:value-type="float" office:value="-4.50809507799" calcext:value-type="float">
            <text:p>-4.508095078</text:p>
          </table:table-cell>
          <table:table-cell table:formula="of:=IF(ISNA([.C1072]);NA();[.B1072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1.20841980649" calcext:value-type="float">
            <text:p>-1.2084198065</text:p>
          </table:table-cell>
          <table:table-cell office:value-type="float" office:value="-2.93098449596" calcext:value-type="float">
            <text:p>-2.930984496</text:p>
          </table:table-cell>
          <table:table-cell table:formula="of:=MATCH([.A1073];[.F$5:.F$25];0)" office:value-type="string" office:string-value="" calcext:value-type="error">
            <text:p>#N/A</text:p>
          </table:table-cell>
          <table:table-cell table:formula="of:=IF(ISNA([.C1073]);[.B1073];NA())" office:value-type="float" office:value="-2.93098449596" calcext:value-type="float">
            <text:p>-2.930984496</text:p>
          </table:table-cell>
          <table:table-cell table:formula="of:=IF(ISNA([.C1073]);NA();[.B1073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1.347184157" calcext:value-type="float">
            <text:p>-1.347184157</text:p>
          </table:table-cell>
          <table:table-cell office:value-type="float" office:value="-3.7216177853" calcext:value-type="float">
            <text:p>-3.7216177853</text:p>
          </table:table-cell>
          <table:table-cell table:formula="of:=MATCH([.A1074];[.F$5:.F$25];0)" office:value-type="string" office:string-value="" calcext:value-type="error">
            <text:p>#N/A</text:p>
          </table:table-cell>
          <table:table-cell table:formula="of:=IF(ISNA([.C1074]);[.B1074];NA())" office:value-type="float" office:value="-3.7216177853" calcext:value-type="float">
            <text:p>-3.7216177853</text:p>
          </table:table-cell>
          <table:table-cell table:formula="of:=IF(ISNA([.C1074]);NA();[.B1074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0.881063251272" calcext:value-type="float">
            <text:p>-0.8810632513</text:p>
          </table:table-cell>
          <table:table-cell office:value-type="float" office:value="-4.0166198862" calcext:value-type="float">
            <text:p>-4.0166198862</text:p>
          </table:table-cell>
          <table:table-cell table:formula="of:=MATCH([.A1075];[.F$5:.F$25];0)" office:value-type="string" office:string-value="" calcext:value-type="error">
            <text:p>#N/A</text:p>
          </table:table-cell>
          <table:table-cell table:formula="of:=IF(ISNA([.C1075]);[.B1075];NA())" office:value-type="float" office:value="-4.0166198862" calcext:value-type="float">
            <text:p>-4.0166198862</text:p>
          </table:table-cell>
          <table:table-cell table:formula="of:=IF(ISNA([.C1075]);NA();[.B1075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1.0125227076" calcext:value-type="float">
            <text:p>-1.0125227076</text:p>
          </table:table-cell>
          <table:table-cell office:value-type="float" office:value="-2.59565136489" calcext:value-type="float">
            <text:p>-2.5956513649</text:p>
          </table:table-cell>
          <table:table-cell table:formula="of:=MATCH([.A1076];[.F$5:.F$25];0)" office:value-type="string" office:string-value="" calcext:value-type="error">
            <text:p>#N/A</text:p>
          </table:table-cell>
          <table:table-cell table:formula="of:=IF(ISNA([.C1076]);[.B1076];NA())" office:value-type="float" office:value="-2.59565136489" calcext:value-type="float">
            <text:p>-2.5956513649</text:p>
          </table:table-cell>
          <table:table-cell table:formula="of:=IF(ISNA([.C1076]);NA();[.B1076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0.0619986451964" calcext:value-type="float">
            <text:p>-0.0619986452</text:p>
          </table:table-cell>
          <table:table-cell office:value-type="float" office:value="-2.95415235888" calcext:value-type="float">
            <text:p>-2.9541523589</text:p>
          </table:table-cell>
          <table:table-cell table:formula="of:=MATCH([.A1077];[.F$5:.F$25];0)" office:value-type="string" office:string-value="" calcext:value-type="error">
            <text:p>#N/A</text:p>
          </table:table-cell>
          <table:table-cell table:formula="of:=IF(ISNA([.C1077]);[.B1077];NA())" office:value-type="float" office:value="-2.95415235888" calcext:value-type="float">
            <text:p>-2.9541523589</text:p>
          </table:table-cell>
          <table:table-cell table:formula="of:=IF(ISNA([.C1077]);NA();[.B1077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1.37132282485" calcext:value-type="float">
            <text:p>-1.3713228249</text:p>
          </table:table-cell>
          <table:table-cell office:value-type="float" office:value="-3.99354256792" calcext:value-type="float">
            <text:p>-3.9935425679</text:p>
          </table:table-cell>
          <table:table-cell table:formula="of:=MATCH([.A1078];[.F$5:.F$25];0)" office:value-type="string" office:string-value="" calcext:value-type="error">
            <text:p>#N/A</text:p>
          </table:table-cell>
          <table:table-cell table:formula="of:=IF(ISNA([.C1078]);[.B1078];NA())" office:value-type="float" office:value="-3.99354256792" calcext:value-type="float">
            <text:p>-3.9935425679</text:p>
          </table:table-cell>
          <table:table-cell table:formula="of:=IF(ISNA([.C1078]);NA();[.B1078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0.720173886848" calcext:value-type="float">
            <text:p>-0.7201738868</text:p>
          </table:table-cell>
          <table:table-cell office:value-type="float" office:value="-2.70029826108" calcext:value-type="float">
            <text:p>-2.7002982611</text:p>
          </table:table-cell>
          <table:table-cell table:formula="of:=MATCH([.A1079];[.F$5:.F$25];0)" office:value-type="string" office:string-value="" calcext:value-type="error">
            <text:p>#N/A</text:p>
          </table:table-cell>
          <table:table-cell table:formula="of:=IF(ISNA([.C1079]);[.B1079];NA())" office:value-type="float" office:value="-2.70029826108" calcext:value-type="float">
            <text:p>-2.7002982611</text:p>
          </table:table-cell>
          <table:table-cell table:formula="of:=IF(ISNA([.C1079]);NA();[.B1079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1.4495541872" calcext:value-type="float">
            <text:p>-1.4495541872</text:p>
          </table:table-cell>
          <table:table-cell office:value-type="float" office:value="-3.33115912257" calcext:value-type="float">
            <text:p>-3.3311591226</text:p>
          </table:table-cell>
          <table:table-cell table:formula="of:=MATCH([.A1080];[.F$5:.F$25];0)" office:value-type="string" office:string-value="" calcext:value-type="error">
            <text:p>#N/A</text:p>
          </table:table-cell>
          <table:table-cell table:formula="of:=IF(ISNA([.C1080]);[.B1080];NA())" office:value-type="float" office:value="-3.33115912257" calcext:value-type="float">
            <text:p>-3.3311591226</text:p>
          </table:table-cell>
          <table:table-cell table:formula="of:=IF(ISNA([.C1080]);NA();[.B1080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0.975523047181" calcext:value-type="float">
            <text:p>-0.9755230472</text:p>
          </table:table-cell>
          <table:table-cell office:value-type="float" office:value="-4.23182042009" calcext:value-type="float">
            <text:p>-4.2318204201</text:p>
          </table:table-cell>
          <table:table-cell table:formula="of:=MATCH([.A1081];[.F$5:.F$25];0)" office:value-type="string" office:string-value="" calcext:value-type="error">
            <text:p>#N/A</text:p>
          </table:table-cell>
          <table:table-cell table:formula="of:=IF(ISNA([.C1081]);[.B1081];NA())" office:value-type="float" office:value="-4.23182042009" calcext:value-type="float">
            <text:p>-4.2318204201</text:p>
          </table:table-cell>
          <table:table-cell table:formula="of:=IF(ISNA([.C1081]);NA();[.B1081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0.120173873799" calcext:value-type="float">
            <text:p>-0.1201738738</text:p>
          </table:table-cell>
          <table:table-cell office:value-type="float" office:value="-3.05559777369" calcext:value-type="float">
            <text:p>-3.0555977737</text:p>
          </table:table-cell>
          <table:table-cell table:formula="of:=MATCH([.A1082];[.F$5:.F$25];0)" office:value-type="string" office:string-value="" calcext:value-type="error">
            <text:p>#N/A</text:p>
          </table:table-cell>
          <table:table-cell table:formula="of:=IF(ISNA([.C1082]);[.B1082];NA())" office:value-type="float" office:value="-3.05559777369" calcext:value-type="float">
            <text:p>-3.0555977737</text:p>
          </table:table-cell>
          <table:table-cell table:formula="of:=IF(ISNA([.C1082]);NA();[.B1082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1.09533733451" calcext:value-type="float">
            <text:p>-1.0953373345</text:p>
          </table:table-cell>
          <table:table-cell office:value-type="float" office:value="-4.11983012724" calcext:value-type="float">
            <text:p>-4.1198301272</text:p>
          </table:table-cell>
          <table:table-cell table:formula="of:=MATCH([.A1083];[.F$5:.F$25];0)" office:value-type="string" office:string-value="" calcext:value-type="error">
            <text:p>#N/A</text:p>
          </table:table-cell>
          <table:table-cell table:formula="of:=IF(ISNA([.C1083]);[.B1083];NA())" office:value-type="float" office:value="-4.11983012724" calcext:value-type="float">
            <text:p>-4.1198301272</text:p>
          </table:table-cell>
          <table:table-cell table:formula="of:=IF(ISNA([.C1083]);NA();[.B1083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0.808438371457" calcext:value-type="float">
            <text:p>-0.8084383715</text:p>
          </table:table-cell>
          <table:table-cell office:value-type="float" office:value="-4.01951465914" calcext:value-type="float">
            <text:p>-4.0195146591</text:p>
          </table:table-cell>
          <table:table-cell table:formula="of:=MATCH([.A1084];[.F$5:.F$25];0)" office:value-type="string" office:string-value="" calcext:value-type="error">
            <text:p>#N/A</text:p>
          </table:table-cell>
          <table:table-cell table:formula="of:=IF(ISNA([.C1084]);[.B1084];NA())" office:value-type="float" office:value="-4.01951465914" calcext:value-type="float">
            <text:p>-4.0195146591</text:p>
          </table:table-cell>
          <table:table-cell table:formula="of:=IF(ISNA([.C1084]);NA();[.B1084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1.52604745778" calcext:value-type="float">
            <text:p>-1.5260474578</text:p>
          </table:table-cell>
          <table:table-cell office:value-type="float" office:value="-3.56461380905" calcext:value-type="float">
            <text:p>-3.5646138091</text:p>
          </table:table-cell>
          <table:table-cell table:formula="of:=MATCH([.A1085];[.F$5:.F$25];0)" office:value-type="string" office:string-value="" calcext:value-type="error">
            <text:p>#N/A</text:p>
          </table:table-cell>
          <table:table-cell table:formula="of:=IF(ISNA([.C1085]);[.B1085];NA())" office:value-type="float" office:value="-3.56461380905" calcext:value-type="float">
            <text:p>-3.5646138091</text:p>
          </table:table-cell>
          <table:table-cell table:formula="of:=IF(ISNA([.C1085]);NA();[.B1085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office:value-type="float" office:value="-0.722348065243" calcext:value-type="float">
            <text:p>-0.7223480652</text:p>
          </table:table-cell>
          <table:table-cell office:value-type="float" office:value="-2.6394820592" calcext:value-type="float">
            <text:p>-2.6394820592</text:p>
          </table:table-cell>
          <table:table-cell table:formula="of:=MATCH([.A1086];[.F$5:.F$25];0)" office:value-type="string" office:string-value="" calcext:value-type="error">
            <text:p>#N/A</text:p>
          </table:table-cell>
          <table:table-cell table:formula="of:=IF(ISNA([.C1086]);[.B1086];NA())" office:value-type="float" office:value="-2.6394820592" calcext:value-type="float">
            <text:p>-2.6394820592</text:p>
          </table:table-cell>
          <table:table-cell table:formula="of:=IF(ISNA([.C1086]);NA();[.B1086])" office:value-type="string" office:string-value="" calcext:value-type="error">
            <text:p>#N/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00/00/0000</text:date>, <text:time style:data-style-name="N2" text:time-value="04:25:35.743304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5T04:37:03.971925733</dc:date>
    <meta:editing-duration>PT2H27M9S</meta:editing-duration>
    <meta:editing-cycles>2</meta:editing-cycles>
    <meta:generator>LibreOffice/5.1.6.2$Linux_X86_64 LibreOffice_project/10m0$Build-2</meta:generator>
    <meta:document-statistic meta:table-count="1" meta:cell-count="97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901cm" svg:height="20.194cm" xlink:href=".." xlink:type="simple" chart:class="chart:scatter" chart:style-name="ch1">
        <chart:legend chart:legend-position="end" svg:x="33.638cm" svg:y="9.549cm" style:legend-expansion="high" chart:style-name="ch2"/>
        <chart:plot-area chart:style-name="ch3" table:cell-range-address="candidate_spawning_pool.A5:candidate_spawning_pool.A1086 candidate_spawning_pool.D5:candidate_spawning_pool.E1086" svg:x="0.718cm" svg:y="0.403cm" svg:width="32.202cm" svg:height="19.388cm">
          <chartooo:coordinate-region svg:x="0.864cm" svg:y="0.602cm" svg:width="31.816cm" svg:height="18.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ndidate_spawning_pool.D5:candidate_spawning_pool.D1086" chart:class="chart:scatter">
            <chart:domain table:cell-range-address="candidate_spawning_pool.A5:candidate_spawning_pool.A1086"/>
            <chart:data-point chart:repeated="1082"/>
          </chart:series>
          <chart:series chart:style-name="ch7" chart:values-cell-range-address="candidate_spawning_pool.E5:candidate_spawning_pool.E1086" chart:class="chart:scatter">
            <chart:data-point chart:repeated="10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98118483028">
                <text:p>-0.598118483028</text:p>
                <draw:g>
                  <svg:desc>candidate_spawning_pool.A5:candidate_spawning_pool.A1086</svg:desc>
                </draw:g>
              </table:table-cell>
              <table:table-cell office:value-type="float" office:value="0.10647088235">
                <text:p>0.10647088235</text:p>
                <draw:g>
                  <svg:desc>candidate_spawning_pool.D5:candidate_spawning_pool.D1086</svg:desc>
                </draw:g>
              </table:table-cell>
              <table:table-cell office:value-type="float" office:value="NaN">
                <text:p>NaN</text:p>
                <draw:g>
                  <svg:desc>candidate_spawning_pool.E5:candidate_spawning_pool.E10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10867023543">
                <text:p>-0.410867023543</text:p>
              </table:table-cell>
              <table:table-cell office:value-type="float" office:value="NaN">
                <text:p>NaN</text:p>
              </table:table-cell>
              <table:table-cell office:value-type="float" office:value="1.28796452645">
                <text:p>1.28796452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42450619351">
                <text:p>-0.542450619351</text:p>
              </table:table-cell>
              <table:table-cell office:value-type="float" office:value="NaN">
                <text:p>NaN</text:p>
              </table:table-cell>
              <table:table-cell office:value-type="float" office:value="1.36524639192">
                <text:p>1.36524639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8085264963">
                <text:p>-0.58085264963</text:p>
              </table:table-cell>
              <table:table-cell office:value-type="float" office:value="NaN">
                <text:p>NaN</text:p>
              </table:table-cell>
              <table:table-cell office:value-type="float" office:value="1.53832249876">
                <text:p>1.53832249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65469431283">
                <text:p>-0.465469431283</text:p>
              </table:table-cell>
              <table:table-cell office:value-type="float" office:value="1.67805234002">
                <text:p>1.67805234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05351093621">
                <text:p>-0.505351093621</text:p>
              </table:table-cell>
              <table:table-cell office:value-type="float" office:value="0.742467028534">
                <text:p>0.742467028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55517015036">
                <text:p>-0.955517015036</text:p>
              </table:table-cell>
              <table:table-cell office:value-type="float" office:value="NaN">
                <text:p>NaN</text:p>
              </table:table-cell>
              <table:table-cell office:value-type="float" office:value="1.19339398346">
                <text:p>1.19339398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0077232625">
                <text:p>-1.00077232625</text:p>
              </table:table-cell>
              <table:table-cell office:value-type="float" office:value="NaN">
                <text:p>NaN</text:p>
              </table:table-cell>
              <table:table-cell office:value-type="float" office:value="0.917462951876">
                <text:p>0.917462951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00086158108">
                <text:p>-1.00086158108</text:p>
              </table:table-cell>
              <table:table-cell office:value-type="float" office:value="NaN">
                <text:p>NaN</text:p>
              </table:table-cell>
              <table:table-cell office:value-type="float" office:value="1.02305573823">
                <text:p>1.02305573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02380264347">
                <text:p>-1.02380264347</text:p>
              </table:table-cell>
              <table:table-cell office:value-type="float" office:value="NaN">
                <text:p>NaN</text:p>
              </table:table-cell>
              <table:table-cell office:value-type="float" office:value="0.878300209037">
                <text:p>0.878300209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20806365028">
                <text:p>-0.920806365028</text:p>
              </table:table-cell>
              <table:table-cell office:value-type="float" office:value="NaN">
                <text:p>NaN</text:p>
              </table:table-cell>
              <table:table-cell office:value-type="float" office:value="1.0786027442">
                <text:p>1.0786027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53196163235">
                <text:p>-0.653196163235</text:p>
              </table:table-cell>
              <table:table-cell office:value-type="float" office:value="NaN">
                <text:p>NaN</text:p>
              </table:table-cell>
              <table:table-cell office:value-type="float" office:value="1.13512194171">
                <text:p>1.135121941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60237008234">
                <text:p>-0.560237008234</text:p>
              </table:table-cell>
              <table:table-cell office:value-type="float" office:value="NaN">
                <text:p>NaN</text:p>
              </table:table-cell>
              <table:table-cell office:value-type="float" office:value="1.19155045411">
                <text:p>1.19155045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18390432188">
                <text:p>-0.718390432188</text:p>
              </table:table-cell>
              <table:table-cell office:value-type="float" office:value="0.969392075432">
                <text:p>0.969392075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94388855365">
                <text:p>0.0394388855365</text:p>
              </table:table-cell>
              <table:table-cell office:value-type="float" office:value="1.032371597">
                <text:p>1.032371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54151090347">
                <text:p>-0.654151090347</text:p>
              </table:table-cell>
              <table:table-cell office:value-type="float" office:value="2.00040606499">
                <text:p>2.00040606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10280863776">
                <text:p>-0.0210280863776</text:p>
              </table:table-cell>
              <table:table-cell office:value-type="float" office:value="0.55964486955">
                <text:p>0.55964486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36135600422">
                <text:p>-0.136135600422</text:p>
              </table:table-cell>
              <table:table-cell office:value-type="float" office:value="1.64364647001">
                <text:p>1.64364647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00899340302">
                <text:p>-1.00899340302</text:p>
              </table:table-cell>
              <table:table-cell office:value-type="float" office:value="1.58961029546">
                <text:p>1.58961029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06461722104">
                <text:p>-1.06461722104</text:p>
              </table:table-cell>
              <table:table-cell office:value-type="float" office:value="0.977774860731">
                <text:p>0.977774860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39086842663">
                <text:p>-0.939086842663</text:p>
              </table:table-cell>
              <table:table-cell office:value-type="float" office:value="0.596160230687">
                <text:p>0.596160230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22785311397">
                <text:p>0.0722785311397</text:p>
              </table:table-cell>
              <table:table-cell office:value-type="float" office:value="1.05156693603">
                <text:p>1.0515669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1612585882">
                <text:p>-1.1612585882</text:p>
              </table:table-cell>
              <table:table-cell office:value-type="float" office:value="1.21721138828">
                <text:p>1.21721138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25014200764">
                <text:p>-1.25014200764</text:p>
              </table:table-cell>
              <table:table-cell office:value-type="float" office:value="0.649422845388">
                <text:p>0.649422845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08873878209">
                <text:p>-1.08873878209</text:p>
              </table:table-cell>
              <table:table-cell office:value-type="float" office:value="1.57179916892">
                <text:p>1.57179916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6685944688">
                <text:p>0.306685944688</text:p>
              </table:table-cell>
              <table:table-cell office:value-type="float" office:value="1.07282326125">
                <text:p>1.07282326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396311014">
                <text:p>0.06396311014</text:p>
              </table:table-cell>
              <table:table-cell office:value-type="float" office:value="1.20016527839">
                <text:p>1.20016527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88386697687">
                <text:p>-0.88386697687</text:p>
              </table:table-cell>
              <table:table-cell office:value-type="float" office:value="0.732053376143">
                <text:p>0.732053376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34425176465">
                <text:p>-0.734425176465</text:p>
              </table:table-cell>
              <table:table-cell office:value-type="float" office:value="0.375999703726">
                <text:p>0.375999703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99678853233">
                <text:p>-0.499678853233</text:p>
              </table:table-cell>
              <table:table-cell office:value-type="float" office:value="1.98123487475">
                <text:p>1.98123487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75146724946">
                <text:p>-0.575146724946</text:p>
              </table:table-cell>
              <table:table-cell office:value-type="float" office:value="1.77185472942">
                <text:p>1.77185472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95744231063">
                <text:p>-0.195744231063</text:p>
              </table:table-cell>
              <table:table-cell office:value-type="float" office:value="0.767042232985">
                <text:p>0.767042232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50624769322">
                <text:p>-1.50624769322</text:p>
              </table:table-cell>
              <table:table-cell office:value-type="float" office:value="1.21081125122">
                <text:p>1.21081125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54949780418">
                <text:p>-0.154949780418</text:p>
              </table:table-cell>
              <table:table-cell office:value-type="float" office:value="0.616793943066">
                <text:p>0.616793943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1104160499">
                <text:p>0.341104160499</text:p>
              </table:table-cell>
              <table:table-cell office:value-type="float" office:value="0.879569402119">
                <text:p>0.879569402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22737505993">
                <text:p>-0.222737505993</text:p>
              </table:table-cell>
              <table:table-cell office:value-type="float" office:value="1.59692046038">
                <text:p>1.59692046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6171227369">
                <text:p>0.276171227369</text:p>
              </table:table-cell>
              <table:table-cell office:value-type="float" office:value="0.84182579495">
                <text:p>0.84182579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10990398075">
                <text:p>-0.910990398075</text:p>
              </table:table-cell>
              <table:table-cell office:value-type="float" office:value="0.780620093261">
                <text:p>0.780620093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76899360363">
                <text:p>-0.976899360363</text:p>
              </table:table-cell>
              <table:table-cell office:value-type="float" office:value="1.77294802883">
                <text:p>1.77294802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8953708767">
                <text:p>-1.18953708767</text:p>
              </table:table-cell>
              <table:table-cell office:value-type="float" office:value="0.977623587547">
                <text:p>0.977623587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94596268144">
                <text:p>-0.394596268144</text:p>
              </table:table-cell>
              <table:table-cell office:value-type="float" office:value="0.545468584203">
                <text:p>0.545468584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5771935593">
                <text:p>0.255771935593</text:p>
              </table:table-cell>
              <table:table-cell office:value-type="float" office:value="0.890578358149">
                <text:p>0.890578358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16954325164">
                <text:p>-0.116954325164</text:p>
              </table:table-cell>
              <table:table-cell office:value-type="float" office:value="0.861600650823">
                <text:p>0.861600650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708908672164">
                <text:p>-0.0708908672164</text:p>
              </table:table-cell>
              <table:table-cell office:value-type="float" office:value="0.907118073034">
                <text:p>0.907118073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65370844133">
                <text:p>-0.265370844133</text:p>
              </table:table-cell>
              <table:table-cell office:value-type="float" office:value="NaN">
                <text:p>NaN</text:p>
              </table:table-cell>
              <table:table-cell office:value-type="float" office:value="0.471848387226">
                <text:p>0.471848387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51415278415">
                <text:p>-0.351415278415</text:p>
              </table:table-cell>
              <table:table-cell office:value-type="float" office:value="0.383936811105">
                <text:p>0.383936811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19958934869">
                <text:p>-1.19958934869</text:p>
              </table:table-cell>
              <table:table-cell office:value-type="float" office:value="0.338933665474">
                <text:p>0.338933665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0264038868">
                <text:p>0.570264038868</text:p>
              </table:table-cell>
              <table:table-cell office:value-type="float" office:value="0.722220656252">
                <text:p>0.722220656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23740077317">
                <text:p>0.523740077317</text:p>
              </table:table-cell>
              <table:table-cell office:value-type="float" office:value="0.570337218553">
                <text:p>0.570337218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51623376198">
                <text:p>-0.151623376198</text:p>
              </table:table-cell>
              <table:table-cell office:value-type="float" office:value="1.27413936941">
                <text:p>1.27413936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10030990618">
                <text:p>-1.10030990618</text:p>
              </table:table-cell>
              <table:table-cell office:value-type="float" office:value="0.545436754383">
                <text:p>0.545436754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71705849979">
                <text:p>-0.71705849979</text:p>
              </table:table-cell>
              <table:table-cell office:value-type="float" office:value="0.160412615926">
                <text:p>0.16041261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194486257">
                <text:p>0.34194486257</text:p>
              </table:table-cell>
              <table:table-cell office:value-type="float" office:value="0.702086911841">
                <text:p>0.70208691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04997371943">
                <text:p>-1.04997371943</text:p>
              </table:table-cell>
              <table:table-cell office:value-type="float" office:value="0.0713019388093">
                <text:p>0.0713019388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8592809024">
                <text:p>0.108592809024</text:p>
              </table:table-cell>
              <table:table-cell office:value-type="float" office:value="1.35867839041">
                <text:p>1.35867839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0610936428">
                <text:p>0.350610936428</text:p>
              </table:table-cell>
              <table:table-cell office:value-type="float" office:value="-0.20602103431">
                <text:p>-0.20602103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03340543151">
                <text:p>-1.03340543151</text:p>
              </table:table-cell>
              <table:table-cell office:value-type="float" office:value="0.763911727403">
                <text:p>0.763911727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8679089093">
                <text:p>0.228679089093</text:p>
              </table:table-cell>
              <table:table-cell office:value-type="float" office:value="1.04427864884">
                <text:p>1.04427864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862427596824">
                <text:p>-0.862427596824</text:p>
              </table:table-cell>
              <table:table-cell office:value-type="float" office:value="0.307997427998">
                <text:p>0.307997427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391889628359">
                <text:p>-0.00391889628359</text:p>
              </table:table-cell>
              <table:table-cell office:value-type="float" office:value="1.08421208732">
                <text:p>1.08421208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16479307961">
                <text:p>0.516479307961</text:p>
              </table:table-cell>
              <table:table-cell office:value-type="float" office:value="NaN">
                <text:p>NaN</text:p>
              </table:table-cell>
              <table:table-cell office:value-type="float" office:value="1.00326003116">
                <text:p>1.003260031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13764601878">
                <text:p>0.513764601878</text:p>
              </table:table-cell>
              <table:table-cell office:value-type="float" office:value="0.833155130471">
                <text:p>0.833155130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2382414011">
                <text:p>1.02382414011</text:p>
              </table:table-cell>
              <table:table-cell office:value-type="float" office:value="0.988430167249">
                <text:p>0.988430167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8265726861">
                <text:p>0.38265726861</text:p>
              </table:table-cell>
              <table:table-cell office:value-type="float" office:value="1.49937664007">
                <text:p>1.49937664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396438152">
                <text:p>1.06396438152</text:p>
              </table:table-cell>
              <table:table-cell office:value-type="float" office:value="1.11237114423">
                <text:p>1.11237114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4534702693">
                <text:p>0.394534702693</text:p>
              </table:table-cell>
              <table:table-cell office:value-type="float" office:value="1.5463598297">
                <text:p>1.5463598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3582982888">
                <text:p>1.43582982888</text:p>
              </table:table-cell>
              <table:table-cell office:value-type="float" office:value="1.26527929632">
                <text:p>1.26527929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4369402179">
                <text:p>0.14369402179</text:p>
              </table:table-cell>
              <table:table-cell office:value-type="float" office:value="1.40002799743">
                <text:p>1.40002799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70636228">
                <text:p>1.1370636228</text:p>
              </table:table-cell>
              <table:table-cell office:value-type="float" office:value="0.377495565754">
                <text:p>0.377495565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08060753241">
                <text:p>-0.108060753241</text:p>
              </table:table-cell>
              <table:table-cell office:value-type="float" office:value="0.444683035946">
                <text:p>0.44468303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61636085781">
                <text:p>0.861636085781</text:p>
              </table:table-cell>
              <table:table-cell office:value-type="float" office:value="1.42759410688">
                <text:p>1.42759410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6374256987">
                <text:p>0.866374256987</text:p>
              </table:table-cell>
              <table:table-cell office:value-type="float" office:value="1.59563219869">
                <text:p>1.59563219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4647459364">
                <text:p>1.34647459364</text:p>
              </table:table-cell>
              <table:table-cell office:value-type="float" office:value="0.455418399038">
                <text:p>0.455418399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56367685421">
                <text:p>-0.256367685421</text:p>
              </table:table-cell>
              <table:table-cell office:value-type="float" office:value="1.30391445361">
                <text:p>1.30391445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3369631566">
                <text:p>0.193369631566</text:p>
              </table:table-cell>
              <table:table-cell office:value-type="float" office:value="1.61638569481">
                <text:p>1.61638569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8095978332">
                <text:p>1.28095978332</text:p>
              </table:table-cell>
              <table:table-cell office:value-type="float" office:value="0.871061415823">
                <text:p>0.87106141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28348882308">
                <text:p>0.0228348882308</text:p>
              </table:table-cell>
              <table:table-cell office:value-type="float" office:value="1.34836190249">
                <text:p>1.34836190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9041550674">
                <text:p>1.49041550674</text:p>
              </table:table-cell>
              <table:table-cell office:value-type="float" office:value="0.881042681425">
                <text:p>0.881042681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1843039329">
                <text:p>1.01843039329</text:p>
              </table:table-cell>
              <table:table-cell office:value-type="float" office:value="1.2854464697">
                <text:p>1.285446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3707215303">
                <text:p>1.33707215303</text:p>
              </table:table-cell>
              <table:table-cell office:value-type="float" office:value="NaN">
                <text:p>NaN</text:p>
              </table:table-cell>
              <table:table-cell office:value-type="float" office:value="0.60815877193">
                <text:p>0.608158771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5175816317">
                <text:p>1.55175816317</text:p>
              </table:table-cell>
              <table:table-cell office:value-type="float" office:value="NaN">
                <text:p>NaN</text:p>
              </table:table-cell>
              <table:table-cell office:value-type="float" office:value="0.475606335034">
                <text:p>0.4756063350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7964372137">
                <text:p>1.77964372137</text:p>
              </table:table-cell>
              <table:table-cell office:value-type="float" office:value="0.63561144095">
                <text:p>0.6356114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4813474966">
                <text:p>1.04813474966</text:p>
              </table:table-cell>
              <table:table-cell office:value-type="float" office:value="0.99806312355">
                <text:p>0.99806312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9075315783">
                <text:p>1.09075315783</text:p>
              </table:table-cell>
              <table:table-cell office:value-type="float" office:value="0.937051112886">
                <text:p>0.937051112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6803442447">
                <text:p>1.76803442447</text:p>
              </table:table-cell>
              <table:table-cell office:value-type="float" office:value="0.940931521302">
                <text:p>0.94093152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01022084245">
                <text:p>0.901022084245</text:p>
              </table:table-cell>
              <table:table-cell office:value-type="float" office:value="0.0456523039434">
                <text:p>0.0456523039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5422924085">
                <text:p>2.05422924085</text:p>
              </table:table-cell>
              <table:table-cell office:value-type="float" office:value="1.0896562747">
                <text:p>1.0896562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5255668815">
                <text:p>1.85255668815</text:p>
              </table:table-cell>
              <table:table-cell office:value-type="float" office:value="1.15385597798">
                <text:p>1.15385597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22652724348">
                <text:p>0.822652724348</text:p>
              </table:table-cell>
              <table:table-cell office:value-type="float" office:value="NaN">
                <text:p>NaN</text:p>
              </table:table-cell>
              <table:table-cell office:value-type="float" office:value="0.0808965403812">
                <text:p>0.08089654038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89780407456">
                <text:p>0.689780407456</text:p>
              </table:table-cell>
              <table:table-cell office:value-type="float" office:value="0.187992542278">
                <text:p>0.187992542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3762842945">
                <text:p>0.363762842945</text:p>
              </table:table-cell>
              <table:table-cell office:value-type="float" office:value="-0.121851919567">
                <text:p>-0.121851919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7599884557">
                <text:p>1.07599884557</text:p>
              </table:table-cell>
              <table:table-cell office:value-type="float" office:value="0.811190546409">
                <text:p>0.811190546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1756079418">
                <text:p>1.61756079418</text:p>
              </table:table-cell>
              <table:table-cell office:value-type="float" office:value="0.428693188587">
                <text:p>0.428693188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81029115218">
                <text:p>0.881029115218</text:p>
              </table:table-cell>
              <table:table-cell office:value-type="float" office:value="-0.528907211328">
                <text:p>-0.52890721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1160950117">
                <text:p>1.41160950117</text:p>
              </table:table-cell>
              <table:table-cell office:value-type="float" office:value="0.225698727381">
                <text:p>0.225698727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6864556042">
                <text:p>1.36864556042</text:p>
              </table:table-cell>
              <table:table-cell office:value-type="float" office:value="-0.690052705483">
                <text:p>-0.690052705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52211145277">
                <text:p>0.652211145277</text:p>
              </table:table-cell>
              <table:table-cell office:value-type="float" office:value="0.619726897817">
                <text:p>0.619726897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4053709957">
                <text:p>1.34053709957</text:p>
              </table:table-cell>
              <table:table-cell office:value-type="float" office:value="0.176955438376">
                <text:p>0.176955438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7803327924">
                <text:p>1.17803327924</text:p>
              </table:table-cell>
              <table:table-cell office:value-type="float" office:value="0.831609292331">
                <text:p>0.831609292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110788462">
                <text:p>1.4110788462</text:p>
              </table:table-cell>
              <table:table-cell office:value-type="float" office:value="-0.390864508133">
                <text:p>-0.390864508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04353025502">
                <text:p>-0.104353025502</text:p>
              </table:table-cell>
              <table:table-cell office:value-type="float" office:value="0.195575251381">
                <text:p>0.195575251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42007637369">
                <text:p>1.42007637369</text:p>
              </table:table-cell>
              <table:table-cell office:value-type="float" office:value="-0.155431964638">
                <text:p>-0.155431964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0563632163">
                <text:p>0.190563632163</text:p>
              </table:table-cell>
              <table:table-cell office:value-type="float" office:value="0.31402671591">
                <text:p>0.31402671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91061376759">
                <text:p>0.591061376759</text:p>
              </table:table-cell>
              <table:table-cell office:value-type="float" office:value="0.790883382905">
                <text:p>0.790883382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7666014501">
                <text:p>1.47666014501</text:p>
              </table:table-cell>
              <table:table-cell office:value-type="float" office:value="0.2978801361">
                <text:p>0.297880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8600110577">
                <text:p>1.38600110577</text:p>
              </table:table-cell>
              <table:table-cell office:value-type="float" office:value="0.773386798696">
                <text:p>0.773386798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48998933951">
                <text:p>0.248998933951</text:p>
              </table:table-cell>
              <table:table-cell office:value-type="float" office:value="0.5532219717">
                <text:p>0.5532219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32488631011">
                <text:p>0.932488631011</text:p>
              </table:table-cell>
              <table:table-cell office:value-type="float" office:value="-0.533680650934">
                <text:p>-0.533680650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3609219415">
                <text:p>0.23609219415</text:p>
              </table:table-cell>
              <table:table-cell office:value-type="float" office:value="0.182938799784">
                <text:p>0.182938799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2890648808">
                <text:p>1.02890648808</text:p>
              </table:table-cell>
              <table:table-cell office:value-type="float" office:value="-0.716197759544">
                <text:p>-0.716197759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17442177894">
                <text:p>0.217442177894</text:p>
              </table:table-cell>
              <table:table-cell office:value-type="float" office:value="-0.322228188843">
                <text:p>-0.322228188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468630869">
                <text:p>1.0468630869</text:p>
              </table:table-cell>
              <table:table-cell office:value-type="float" office:value="0.936972644099">
                <text:p>0.936972644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56037763801">
                <text:p>0.356037763801</text:p>
              </table:table-cell>
              <table:table-cell office:value-type="float" office:value="0.672794461478">
                <text:p>0.672794461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08577418908">
                <text:p>0.0208577418908</text:p>
              </table:table-cell>
              <table:table-cell office:value-type="float" office:value="0.557335793545">
                <text:p>0.557335793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8149202444">
                <text:p>1.38149202444</text:p>
              </table:table-cell>
              <table:table-cell office:value-type="float" office:value="-0.582704376362">
                <text:p>-0.582704376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1814263632">
                <text:p>1.31814263632</text:p>
              </table:table-cell>
              <table:table-cell office:value-type="float" office:value="0.61594901717">
                <text:p>0.61594901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509834703539">
                <text:p>0.0509834703539</text:p>
              </table:table-cell>
              <table:table-cell office:value-type="float" office:value="0.696803046961">
                <text:p>0.696803046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9940254362">
                <text:p>1.39940254362</text:p>
              </table:table-cell>
              <table:table-cell office:value-type="float" office:value="-0.209587867661">
                <text:p>-0.209587867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34384865066">
                <text:p>0.134384865066</text:p>
              </table:table-cell>
              <table:table-cell office:value-type="float" office:value="-0.0330450810401">
                <text:p>-0.0330450810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0628358208">
                <text:p>1.30628358208</text:p>
              </table:table-cell>
              <table:table-cell office:value-type="float" office:value="-0.234790070965">
                <text:p>-0.234790070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79560989462">
                <text:p>0.579560989462</text:p>
              </table:table-cell>
              <table:table-cell office:value-type="float" office:value="-0.627334255986">
                <text:p>-0.627334255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60947844412">
                <text:p>0.260947844412</text:p>
              </table:table-cell>
              <table:table-cell office:value-type="float" office:value="NaN">
                <text:p>NaN</text:p>
              </table:table-cell>
              <table:table-cell office:value-type="float" office:value="-0.582865624958">
                <text:p>-0.5828656249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54267614725">
                <text:p>0.254267614725</text:p>
              </table:table-cell>
              <table:table-cell office:value-type="float" office:value="-0.790092858468">
                <text:p>-0.790092858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303875204592">
                <text:p>-0.303875204592</text:p>
              </table:table-cell>
              <table:table-cell office:value-type="float" office:value="-0.671462437824">
                <text:p>-0.671462437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19819137317">
                <text:p>-0.119819137317</text:p>
              </table:table-cell>
              <table:table-cell office:value-type="float" office:value="-1.07579509007">
                <text:p>-1.07579509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642655215516">
                <text:p>-0.0642655215516</text:p>
              </table:table-cell>
              <table:table-cell office:value-type="float" office:value="0.0616515743353">
                <text:p>0.0616515743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79129400793">
                <text:p>0.579129400793</text:p>
              </table:table-cell>
              <table:table-cell office:value-type="float" office:value="-1.14443538282">
                <text:p>-1.14443538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27914031525">
                <text:p>-0.27914031525</text:p>
              </table:table-cell>
              <table:table-cell office:value-type="float" office:value="-0.925860987474">
                <text:p>-0.925860987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368758817195">
                <text:p>-0.368758817195</text:p>
              </table:table-cell>
              <table:table-cell office:value-type="float" office:value="-0.0847989080579">
                <text:p>-0.0847989080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5164608213">
                <text:p>1.05164608213</text:p>
              </table:table-cell>
              <table:table-cell office:value-type="float" office:value="-0.432946352224">
                <text:p>-0.43294635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69448879649">
                <text:p>-0.269448879649</text:p>
              </table:table-cell>
              <table:table-cell office:value-type="float" office:value="-0.288270984601">
                <text:p>-0.288270984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315953084477">
                <text:p>-0.315953084477</text:p>
              </table:table-cell>
              <table:table-cell office:value-type="float" office:value="-0.893878686851">
                <text:p>-0.893878686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1753480073">
                <text:p>1.21753480073</text:p>
              </table:table-cell>
              <table:table-cell office:value-type="float" office:value="-0.558545375648">
                <text:p>-0.558545375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77453098048">
                <text:p>0.377453098048</text:p>
              </table:table-cell>
              <table:table-cell office:value-type="float" office:value="-0.0710631654037">
                <text:p>-0.0710631654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960731084718">
                <text:p>0.0960731084718</text:p>
              </table:table-cell>
              <table:table-cell office:value-type="float" office:value="-0.0431728416814">
                <text:p>-0.0431728416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8129825568">
                <text:p>1.08129825568</text:p>
              </table:table-cell>
              <table:table-cell office:value-type="float" office:value="-0.417713909595">
                <text:p>-0.41771390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59724264592">
                <text:p>0.259724264592</text:p>
              </table:table-cell>
              <table:table-cell office:value-type="float" office:value="-1.57109004714">
                <text:p>-1.57109004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83006958219">
                <text:p>0.783006958219</text:p>
              </table:table-cell>
              <table:table-cell office:value-type="float" office:value="-0.765220570751">
                <text:p>-0.765220570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16503039499">
                <text:p>0.316503039499</text:p>
              </table:table-cell>
              <table:table-cell office:value-type="float" office:value="-1.44400133654">
                <text:p>-1.44400133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3688973869">
                <text:p>0.833688973869</text:p>
              </table:table-cell>
              <table:table-cell office:value-type="float" office:value="-0.615221665181">
                <text:p>-0.615221665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57440329704">
                <text:p>0.457440329704</text:p>
              </table:table-cell>
              <table:table-cell office:value-type="float" office:value="0.354758809557">
                <text:p>0.354758809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351191673708">
                <text:p>-0.351191673708</text:p>
              </table:table-cell>
              <table:table-cell office:value-type="float" office:value="-0.586640723947">
                <text:p>-0.586640723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0264984572">
                <text:p>1.00264984572</text:p>
              </table:table-cell>
              <table:table-cell office:value-type="float" office:value="-0.900886255936">
                <text:p>-0.900886255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48630994549">
                <text:p>0.848630994549</text:p>
              </table:table-cell>
              <table:table-cell office:value-type="float" office:value="0.162437215292">
                <text:p>0.162437215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40118814252">
                <text:p>0.340118814252</text:p>
              </table:table-cell>
              <table:table-cell office:value-type="float" office:value="-0.0247504752275">
                <text:p>-0.024750475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73385647134">
                <text:p>0.773385647134</text:p>
              </table:table-cell>
              <table:table-cell office:value-type="float" office:value="-0.519229541129">
                <text:p>-0.51922954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1053474968">
                <text:p>0.91053474968</text:p>
              </table:table-cell>
              <table:table-cell office:value-type="float" office:value="0.146068711569">
                <text:p>0.146068711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73571404236">
                <text:p>0.373571404236</text:p>
              </table:table-cell>
              <table:table-cell office:value-type="float" office:value="-1.18323005595">
                <text:p>-1.18323005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05778055785">
                <text:p>0.905778055785</text:p>
              </table:table-cell>
              <table:table-cell office:value-type="float" office:value="-0.590025449002">
                <text:p>-0.590025449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69334781268">
                <text:p>0.469334781268</text:p>
              </table:table-cell>
              <table:table-cell office:value-type="float" office:value="0.320111112513">
                <text:p>0.320111112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465401523427">
                <text:p>-0.465401523427</text:p>
              </table:table-cell>
              <table:table-cell office:value-type="float" office:value="-0.269899193714">
                <text:p>-0.269899193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41712548647">
                <text:p>0.141712548647</text:p>
              </table:table-cell>
              <table:table-cell office:value-type="float" office:value="0.327247473192">
                <text:p>0.32724747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02160900492">
                <text:p>0.602160900492</text:p>
              </table:table-cell>
              <table:table-cell office:value-type="float" office:value="-0.990032109493">
                <text:p>-0.990032109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8735768402">
                <text:p>1.18735768402</text:p>
              </table:table-cell>
              <table:table-cell office:value-type="float" office:value="-0.930834866888">
                <text:p>-0.930834866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10257540917">
                <text:p>0.910257540917</text:p>
              </table:table-cell>
              <table:table-cell office:value-type="float" office:value="-0.618103060049">
                <text:p>-0.61810306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65431093495">
                <text:p>0.0165431093495</text:p>
              </table:table-cell>
              <table:table-cell office:value-type="float" office:value="0.201648321338">
                <text:p>0.201648321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37292375254">
                <text:p>-0.237292375254</text:p>
              </table:table-cell>
              <table:table-cell office:value-type="float" office:value="-1.00950941001">
                <text:p>-1.0095094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538985047942">
                <text:p>-0.538985047942</text:p>
              </table:table-cell>
              <table:table-cell office:value-type="float" office:value="-1.13710450903">
                <text:p>-1.13710450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281580536682">
                <text:p>-0.281580536682</text:p>
              </table:table-cell>
              <table:table-cell office:value-type="float" office:value="-0.880758059958">
                <text:p>-0.880758059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295791904036">
                <text:p>-0.295791904036</text:p>
              </table:table-cell>
              <table:table-cell office:value-type="float" office:value="-0.434718708489">
                <text:p>-0.434718708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323233289578">
                <text:p>-0.323233289578</text:p>
              </table:table-cell>
              <table:table-cell office:value-type="float" office:value="-0.398317869933">
                <text:p>-0.398317869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35930199012">
                <text:p>0.235930199012</text:p>
              </table:table-cell>
              <table:table-cell office:value-type="float" office:value="-1.31032383594">
                <text:p>-1.31032383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52096877222">
                <text:p>0.752096877222</text:p>
              </table:table-cell>
              <table:table-cell office:value-type="float" office:value="-1.33987049697">
                <text:p>-1.33987049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509079970217">
                <text:p>-0.509079970217</text:p>
              </table:table-cell>
              <table:table-cell office:value-type="float" office:value="-0.874510799858">
                <text:p>-0.874510799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3164793522">
                <text:p>0.673164793522</text:p>
              </table:table-cell>
              <table:table-cell office:value-type="float" office:value="0.0841931628721">
                <text:p>0.0841931628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09322412409">
                <text:p>0.409322412409</text:p>
              </table:table-cell>
              <table:table-cell office:value-type="float" office:value="-0.010223758367">
                <text:p>-0.010223758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00831975419">
                <text:p>0.300831975419</text:p>
              </table:table-cell>
              <table:table-cell office:value-type="float" office:value="0.0140255128605">
                <text:p>0.0140255128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12091401347">
                <text:p>0.812091401347</text:p>
              </table:table-cell>
              <table:table-cell office:value-type="float" office:value="-1.16432749367">
                <text:p>-1.16432749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0865016843">
                <text:p>1.10865016843</text:p>
              </table:table-cell>
              <table:table-cell office:value-type="float" office:value="-0.818588751369">
                <text:p>-0.81858875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570360488">
                <text:p>0.7570360488</text:p>
              </table:table-cell>
              <table:table-cell office:value-type="float" office:value="-0.328523079099">
                <text:p>-0.328523079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612315353434">
                <text:p>-0.612315353434</text:p>
              </table:table-cell>
              <table:table-cell office:value-type="float" office:value="-0.955564357899">
                <text:p>-0.955564357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2328667362">
                <text:p>1.02328667362</text:p>
              </table:table-cell>
              <table:table-cell office:value-type="float" office:value="-0.329312434686">
                <text:p>-0.329312434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492593704151">
                <text:p>-0.492593704151</text:p>
              </table:table-cell>
              <table:table-cell office:value-type="float" office:value="-0.689119882625">
                <text:p>-0.68911988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71463753673">
                <text:p>0.771463753673</text:p>
              </table:table-cell>
              <table:table-cell office:value-type="float" office:value="-1.15008567148">
                <text:p>-1.15008567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43809598966">
                <text:p>-0.43809598966</text:p>
              </table:table-cell>
              <table:table-cell office:value-type="float" office:value="-0.248675724672">
                <text:p>-0.24867572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16724272568">
                <text:p>0.616724272568</text:p>
              </table:table-cell>
              <table:table-cell office:value-type="float" office:value="-1.36114439294">
                <text:p>-1.36114439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576286892412">
                <text:p>-0.576286892412</text:p>
              </table:table-cell>
              <table:table-cell office:value-type="float" office:value="-0.361357163982">
                <text:p>-0.361357163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213341529461">
                <text:p>-0.213341529461</text:p>
              </table:table-cell>
              <table:table-cell office:value-type="float" office:value="-0.391683438421">
                <text:p>-0.391683438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42211054773">
                <text:p>0.542211054773</text:p>
              </table:table-cell>
              <table:table-cell office:value-type="float" office:value="-0.109648524638">
                <text:p>-0.109648524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5830620041">
                <text:p>0.735830620041</text:p>
              </table:table-cell>
              <table:table-cell office:value-type="float" office:value="-0.915308740707">
                <text:p>-0.915308740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0972564593">
                <text:p>1.00972564593</text:p>
              </table:table-cell>
              <table:table-cell office:value-type="float" office:value="-0.785967345803">
                <text:p>-0.785967345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979802698558">
                <text:p>0.0979802698558</text:p>
              </table:table-cell>
              <table:table-cell office:value-type="float" office:value="NaN">
                <text:p>NaN</text:p>
              </table:table-cell>
              <table:table-cell office:value-type="float" office:value="-1.25677370574">
                <text:p>-1.256773705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0026526508">
                <text:p>0.130026526508</text:p>
              </table:table-cell>
              <table:table-cell office:value-type="float" office:value="-1.01052175444">
                <text:p>-1.01052175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88860922814">
                <text:p>0.888860922814</text:p>
              </table:table-cell>
              <table:table-cell office:value-type="float" office:value="-0.7952786613">
                <text:p>-0.7952786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796260910402">
                <text:p>-0.796260910402</text:p>
              </table:table-cell>
              <table:table-cell office:value-type="float" office:value="-1.04104255485">
                <text:p>-1.04104255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628972180648">
                <text:p>-0.628972180648</text:p>
              </table:table-cell>
              <table:table-cell office:value-type="float" office:value="-0.884706770809">
                <text:p>-0.884706770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86445599232">
                <text:p>0.486445599232</text:p>
              </table:table-cell>
              <table:table-cell office:value-type="float" office:value="-2.0896395935">
                <text:p>-2.0896395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70407420579">
                <text:p>0.170407420579</text:p>
              </table:table-cell>
              <table:table-cell office:value-type="float" office:value="-0.349422631001">
                <text:p>-0.34942263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396203105333">
                <text:p>-0.0396203105333</text:p>
              </table:table-cell>
              <table:table-cell office:value-type="float" office:value="-1.7728354377">
                <text:p>-1.7728354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554473924714">
                <text:p>-0.0554473924714</text:p>
              </table:table-cell>
              <table:table-cell office:value-type="float" office:value="-2.24061701419">
                <text:p>-2.24061701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31619946445">
                <text:p>-0.31619946445</text:p>
              </table:table-cell>
              <table:table-cell office:value-type="float" office:value="-1.78967388675">
                <text:p>-1.78967388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531200909421">
                <text:p>-0.531200909421</text:p>
              </table:table-cell>
              <table:table-cell office:value-type="float" office:value="-1.30274603976">
                <text:p>-1.30274603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35194747867">
                <text:p>0.0535194747867</text:p>
              </table:table-cell>
              <table:table-cell office:value-type="float" office:value="-2.20062199641">
                <text:p>-2.20062199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1014655422">
                <text:p>0.131014655422</text:p>
              </table:table-cell>
              <table:table-cell office:value-type="float" office:value="-2.11074226055">
                <text:p>-2.11074226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33886789856">
                <text:p>0.433886789856</text:p>
              </table:table-cell>
              <table:table-cell office:value-type="float" office:value="-0.689587298108">
                <text:p>-0.689587298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212850923362">
                <text:p>-0.212850923362</text:p>
              </table:table-cell>
              <table:table-cell office:value-type="float" office:value="-0.669003536558">
                <text:p>-0.669003536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10076876">
                <text:p>-0.110076876</text:p>
              </table:table-cell>
              <table:table-cell office:value-type="float" office:value="-1.78720822402">
                <text:p>-1.78720822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424408875369">
                <text:p>-0.424408875369</text:p>
              </table:table-cell>
              <table:table-cell office:value-type="float" office:value="-1.30134795218">
                <text:p>-1.30134795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632335186529">
                <text:p>-0.632335186529</text:p>
              </table:table-cell>
              <table:table-cell office:value-type="float" office:value="-0.873210271291">
                <text:p>-0.873210271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3155587991">
                <text:p>0.33155587991</text:p>
              </table:table-cell>
              <table:table-cell office:value-type="float" office:value="-0.415588251603">
                <text:p>-0.415588251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66017703368">
                <text:p>0.566017703368</text:p>
              </table:table-cell>
              <table:table-cell office:value-type="float" office:value="-0.892059204492">
                <text:p>-0.892059204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15334275948">
                <text:p>0.415334275948</text:p>
              </table:table-cell>
              <table:table-cell office:value-type="float" office:value="-0.865959669975">
                <text:p>-0.865959669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87658500757">
                <text:p>0.487658500757</text:p>
              </table:table-cell>
              <table:table-cell office:value-type="float" office:value="-2.13971717736">
                <text:p>-2.13971717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33367883423">
                <text:p>0.533367883423</text:p>
              </table:table-cell>
              <table:table-cell office:value-type="float" office:value="-1.59299487218">
                <text:p>-1.59299487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69444246611">
                <text:p>0.869444246611</text:p>
              </table:table-cell>
              <table:table-cell office:value-type="float" office:value="-1.4507759519">
                <text:p>-1.4507759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5198445692">
                <text:p>0.25198445692</text:p>
              </table:table-cell>
              <table:table-cell office:value-type="float" office:value="-0.297697158486">
                <text:p>-0.297697158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577082268648">
                <text:p>-0.577082268648</text:p>
              </table:table-cell>
              <table:table-cell office:value-type="float" office:value="-1.36121605548">
                <text:p>-1.36121605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815331527453">
                <text:p>-0.815331527453</text:p>
              </table:table-cell>
              <table:table-cell office:value-type="float" office:value="-1.51533915022">
                <text:p>-1.51533915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28423512729">
                <text:p>0.228423512729</text:p>
              </table:table-cell>
              <table:table-cell office:value-type="float" office:value="-2.10953563851">
                <text:p>-2.10953563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08388341733">
                <text:p>0.708388341733</text:p>
              </table:table-cell>
              <table:table-cell office:value-type="float" office:value="-1.53767690312">
                <text:p>-1.53767690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770798022168">
                <text:p>-0.770798022168</text:p>
              </table:table-cell>
              <table:table-cell office:value-type="float" office:value="-1.74805482719">
                <text:p>-1.74805482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261661385639">
                <text:p>-0.261661385639</text:p>
              </table:table-cell>
              <table:table-cell office:value-type="float" office:value="-1.98271134657">
                <text:p>-1.98271134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543110728938">
                <text:p>-0.543110728938</text:p>
              </table:table-cell>
              <table:table-cell office:value-type="float" office:value="-1.77609930007">
                <text:p>-1.77609930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1650711559">
                <text:p>1.01650711559</text:p>
              </table:table-cell>
              <table:table-cell office:value-type="float" office:value="-1.42063508297">
                <text:p>-1.42063508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3019520212">
                <text:p>1.03019520212</text:p>
              </table:table-cell>
              <table:table-cell office:value-type="float" office:value="-1.59907622076">
                <text:p>-1.59907622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414076477891">
                <text:p>-0.414076477891</text:p>
              </table:table-cell>
              <table:table-cell office:value-type="float" office:value="-1.14439549479">
                <text:p>-1.14439549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405901011565">
                <text:p>-0.405901011565</text:p>
              </table:table-cell>
              <table:table-cell office:value-type="float" office:value="-0.595462851726">
                <text:p>-0.595462851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602286465306">
                <text:p>-0.602286465306</text:p>
              </table:table-cell>
              <table:table-cell office:value-type="float" office:value="-1.4081317367">
                <text:p>-1.4081317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199566474301">
                <text:p>-0.199566474301</text:p>
              </table:table-cell>
              <table:table-cell office:value-type="float" office:value="-0.311148047463">
                <text:p>-0.311148047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302243950411">
                <text:p>-0.302243950411</text:p>
              </table:table-cell>
              <table:table-cell office:value-type="float" office:value="-0.669328214685">
                <text:p>-0.669328214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587773083425">
                <text:p>-0.587773083425</text:p>
              </table:table-cell>
              <table:table-cell office:value-type="float" office:value="-0.562635191154">
                <text:p>-0.562635191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53456653916">
                <text:p>0.653456653916</text:p>
              </table:table-cell>
              <table:table-cell office:value-type="float" office:value="-1.32424670222">
                <text:p>-1.32424670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70911964585">
                <text:p>0.470911964585</text:p>
              </table:table-cell>
              <table:table-cell office:value-type="float" office:value="-1.68875987577">
                <text:p>-1.68875987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49086009218">
                <text:p>0.749086009218</text:p>
              </table:table-cell>
              <table:table-cell office:value-type="float" office:value="-1.52050378722">
                <text:p>-1.52050378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04895208694">
                <text:p>0.404895208694</text:p>
              </table:table-cell>
              <table:table-cell office:value-type="float" office:value="-0.678631423716">
                <text:p>-0.678631423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55123649146">
                <text:p>-0.155123649146</text:p>
              </table:table-cell>
              <table:table-cell office:value-type="float" office:value="-1.73310748525">
                <text:p>-1.73310748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52712709114">
                <text:p>-0.152712709114</text:p>
              </table:table-cell>
              <table:table-cell office:value-type="float" office:value="-2.05215763986">
                <text:p>-2.05215763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267003257401">
                <text:p>-0.267003257401</text:p>
              </table:table-cell>
              <table:table-cell office:value-type="float" office:value="-1.93955005922">
                <text:p>-1.93955005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27483730109">
                <text:p>0.627483730109</text:p>
              </table:table-cell>
              <table:table-cell office:value-type="float" office:value="-1.77345522687">
                <text:p>-1.77345522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699016666254">
                <text:p>-0.699016666254</text:p>
              </table:table-cell>
              <table:table-cell office:value-type="float" office:value="-0.826125175516">
                <text:p>-0.826125175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244397160851">
                <text:p>-0.244397160851</text:p>
              </table:table-cell>
              <table:table-cell office:value-type="float" office:value="-0.774567420609">
                <text:p>-0.774567420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51709228706">
                <text:p>0.651709228706</text:p>
              </table:table-cell>
              <table:table-cell office:value-type="float" office:value="-0.971028746362">
                <text:p>-0.971028746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53010804598">
                <text:p>0.253010804598</text:p>
              </table:table-cell>
              <table:table-cell office:value-type="float" office:value="-0.780835727425">
                <text:p>-0.780835727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37162363138">
                <text:p>0.537162363138</text:p>
              </table:table-cell>
              <table:table-cell office:value-type="float" office:value="-1.64173452629">
                <text:p>-1.64173452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465616017471">
                <text:p>-0.465616017471</text:p>
              </table:table-cell>
              <table:table-cell office:value-type="float" office:value="-0.582336070814">
                <text:p>-0.582336070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5044984248">
                <text:p>-0.5044984248</text:p>
              </table:table-cell>
              <table:table-cell office:value-type="float" office:value="-0.784082811538">
                <text:p>-0.78408281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352413075619">
                <text:p>-0.352413075619</text:p>
              </table:table-cell>
              <table:table-cell office:value-type="float" office:value="-2.14643637618">
                <text:p>-2.14643637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487353394575">
                <text:p>-0.487353394575</text:p>
              </table:table-cell>
              <table:table-cell office:value-type="float" office:value="-0.927323527883">
                <text:p>-0.927323527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9931360661">
                <text:p>0.69931360661</text:p>
              </table:table-cell>
              <table:table-cell office:value-type="float" office:value="-1.6768614193">
                <text:p>-1.6768614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7894857518">
                <text:p>0.57894857518</text:p>
              </table:table-cell>
              <table:table-cell office:value-type="float" office:value="-0.453570918008">
                <text:p>-0.453570918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58572371451">
                <text:p>0.458572371451</text:p>
              </table:table-cell>
              <table:table-cell office:value-type="float" office:value="-1.92793954468">
                <text:p>-1.92793954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78439148551">
                <text:p>0.578439148551</text:p>
              </table:table-cell>
              <table:table-cell office:value-type="float" office:value="-0.548670000196">
                <text:p>-0.54867000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55444419765">
                <text:p>0.655444419765</text:p>
              </table:table-cell>
              <table:table-cell office:value-type="float" office:value="-1.37311345638">
                <text:p>-1.37311345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7920440809">
                <text:p>0.67920440809</text:p>
              </table:table-cell>
              <table:table-cell office:value-type="float" office:value="-1.57835159391">
                <text:p>-1.57835159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375252625583">
                <text:p>-0.375252625583</text:p>
              </table:table-cell>
              <table:table-cell office:value-type="float" office:value="-1.61140222926">
                <text:p>-1.61140222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79076229335">
                <text:p>0.179076229335</text:p>
              </table:table-cell>
              <table:table-cell office:value-type="float" office:value="-0.752462185386">
                <text:p>-0.752462185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442170309173">
                <text:p>-0.442170309173</text:p>
              </table:table-cell>
              <table:table-cell office:value-type="float" office:value="-1.66459572942">
                <text:p>-1.66459572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412764334595">
                <text:p>-0.412764334595</text:p>
              </table:table-cell>
              <table:table-cell office:value-type="float" office:value="-1.92308811678">
                <text:p>-1.92308811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86076833771">
                <text:p>0.186076833771</text:p>
              </table:table-cell>
              <table:table-cell office:value-type="float" office:value="-1.87622115033">
                <text:p>-1.87622115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3729028452">
                <text:p>0.23729028452</text:p>
              </table:table-cell>
              <table:table-cell office:value-type="float" office:value="-1.8978365651">
                <text:p>-1.8978365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697344731848">
                <text:p>0.0697344731848</text:p>
              </table:table-cell>
              <table:table-cell office:value-type="float" office:value="-0.344544545332">
                <text:p>-0.344544545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310471461158">
                <text:p>-0.310471461158</text:p>
              </table:table-cell>
              <table:table-cell office:value-type="float" office:value="-0.457400023159">
                <text:p>-0.457400023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339619097631">
                <text:p>-0.339619097631</text:p>
              </table:table-cell>
              <table:table-cell office:value-type="float" office:value="-0.798170371386">
                <text:p>-0.798170371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4770035295">
                <text:p>0.374770035295</text:p>
              </table:table-cell>
              <table:table-cell office:value-type="float" office:value="-2.13115438928">
                <text:p>-2.13115438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41343949632">
                <text:p>0.641343949632</text:p>
              </table:table-cell>
              <table:table-cell office:value-type="float" office:value="-0.430492620623">
                <text:p>-0.43049262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414995667404">
                <text:p>-0.414995667404</text:p>
              </table:table-cell>
              <table:table-cell office:value-type="float" office:value="-1.21383141873">
                <text:p>-1.21383141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108944291469">
                <text:p>-0.108944291469</text:p>
              </table:table-cell>
              <table:table-cell office:value-type="float" office:value="-1.7330195439">
                <text:p>-1.7330195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229435711405">
                <text:p>-0.229435711405</text:p>
              </table:table-cell>
              <table:table-cell office:value-type="float" office:value="-1.87145436957">
                <text:p>-1.87145436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15052245183">
                <text:p>0.715052245183</text:p>
              </table:table-cell>
              <table:table-cell office:value-type="float" office:value="-0.963623644249">
                <text:p>-0.963623644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39910916271">
                <text:p>-0.39910916271</text:p>
              </table:table-cell>
              <table:table-cell office:value-type="float" office:value="-1.81670082201">
                <text:p>-1.81670082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20396301615">
                <text:p>0.320396301615</text:p>
              </table:table-cell>
              <table:table-cell office:value-type="float" office:value="-0.748430077709">
                <text:p>-0.748430077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17841375613">
                <text:p>0.617841375613</text:p>
              </table:table-cell>
              <table:table-cell office:value-type="float" office:value="-1.11958841612">
                <text:p>-1.1195884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03045129047">
                <text:p>1.03045129047</text:p>
              </table:table-cell>
              <table:table-cell office:value-type="float" office:value="-1.03186359663">
                <text:p>-1.03186359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04924026797">
                <text:p>0.404924026797</text:p>
              </table:table-cell>
              <table:table-cell office:value-type="float" office:value="-0.676144959478">
                <text:p>-0.676144959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60940208536">
                <text:p>-0.60940208536</text:p>
              </table:table-cell>
              <table:table-cell office:value-type="float" office:value="-1.30489778805">
                <text:p>-1.3048977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87907362186">
                <text:p>0.787907362186</text:p>
              </table:table-cell>
              <table:table-cell office:value-type="float" office:value="-1.67864081683">
                <text:p>-1.67864081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06582622349">
                <text:p>0.706582622349</text:p>
              </table:table-cell>
              <table:table-cell office:value-type="float" office:value="-0.734036627233">
                <text:p>-0.734036627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88113778796">
                <text:p>0.0188113778796</text:p>
              </table:table-cell>
              <table:table-cell office:value-type="float" office:value="-0.603274177066">
                <text:p>-0.603274177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49405673744">
                <text:p>0.849405673744</text:p>
              </table:table-cell>
              <table:table-cell office:value-type="float" office:value="-1.89305390749">
                <text:p>-1.89305390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68829396116">
                <text:p>0.768829396116</text:p>
              </table:table-cell>
              <table:table-cell office:value-type="float" office:value="-1.24721231562">
                <text:p>-1.24721231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398687695591">
                <text:p>-0.398687695591</text:p>
              </table:table-cell>
              <table:table-cell office:value-type="float" office:value="-1.08329767424">
                <text:p>-1.08329767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663487231471">
                <text:p>-0.663487231471</text:p>
              </table:table-cell>
              <table:table-cell office:value-type="float" office:value="-1.02363735128">
                <text:p>-1.02363735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00009983121">
                <text:p>0.700009983121</text:p>
              </table:table-cell>
              <table:table-cell office:value-type="float" office:value="-1.33432500964">
                <text:p>-1.33432500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69086434812">
                <text:p>0.569086434812</text:p>
              </table:table-cell>
              <table:table-cell office:value-type="float" office:value="-1.06056907176">
                <text:p>-1.06056907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37126097126">
                <text:p>0.337126097126</text:p>
              </table:table-cell>
              <table:table-cell office:value-type="float" office:value="-1.71263091199">
                <text:p>-1.7126309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73675201494">
                <text:p>0.673675201494</text:p>
              </table:table-cell>
              <table:table-cell office:value-type="float" office:value="-1.51589036762">
                <text:p>-1.51589036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49987180207">
                <text:p>0.549987180207</text:p>
              </table:table-cell>
              <table:table-cell office:value-type="float" office:value="-0.713021462322">
                <text:p>-0.713021462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138050061869">
                <text:p>-0.138050061869</text:p>
              </table:table-cell>
              <table:table-cell office:value-type="float" office:value="-1.85652866224">
                <text:p>-1.85652866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23753424277">
                <text:p>0.723753424277</text:p>
              </table:table-cell>
              <table:table-cell office:value-type="float" office:value="-1.03355554699">
                <text:p>-1.03355554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784354531311">
                <text:p>-0.784354531311</text:p>
              </table:table-cell>
              <table:table-cell office:value-type="float" office:value="-0.92735894958">
                <text:p>-0.92735894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34474010547">
                <text:p>0.734474010547</text:p>
              </table:table-cell>
              <table:table-cell office:value-type="float" office:value="-0.755836876355">
                <text:p>-0.755836876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82217772277">
                <text:p>-0.82217772277</text:p>
              </table:table-cell>
              <table:table-cell office:value-type="float" office:value="-0.899900524374">
                <text:p>-0.899900524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85705063451">
                <text:p>0.585705063451</text:p>
              </table:table-cell>
              <table:table-cell office:value-type="float" office:value="-0.882108836849">
                <text:p>-0.882108836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392660921057">
                <text:p>-0.392660921057</text:p>
              </table:table-cell>
              <table:table-cell office:value-type="float" office:value="-1.48307839539">
                <text:p>-1.48307839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625116999025">
                <text:p>-0.625116999025</text:p>
              </table:table-cell>
              <table:table-cell office:value-type="float" office:value="NaN">
                <text:p>NaN</text:p>
              </table:table-cell>
              <table:table-cell office:value-type="float" office:value="-1.26199197077">
                <text:p>-1.261991970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433355368986">
                <text:p>-0.433355368986</text:p>
              </table:table-cell>
              <table:table-cell office:value-type="float" office:value="-1.39254044751">
                <text:p>-1.39254044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587003961909">
                <text:p>-0.0587003961909</text:p>
              </table:table-cell>
              <table:table-cell office:value-type="float" office:value="-1.76561704307">
                <text:p>-1.76561704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377495095364">
                <text:p>-0.377495095364</text:p>
              </table:table-cell>
              <table:table-cell office:value-type="float" office:value="-1.70091699559">
                <text:p>-1.70091699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73909543579">
                <text:p>0.173909543579</text:p>
              </table:table-cell>
              <table:table-cell office:value-type="float" office:value="-1.28537438717">
                <text:p>-1.28537438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35964802529">
                <text:p>-1.35964802529</text:p>
              </table:table-cell>
              <table:table-cell office:value-type="float" office:value="-1.71962812489">
                <text:p>-1.71962812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396527619157">
                <text:p>-0.396527619157</text:p>
              </table:table-cell>
              <table:table-cell office:value-type="float" office:value="-0.809935802306">
                <text:p>-0.809935802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24443874789">
                <text:p>-1.24443874789</text:p>
              </table:table-cell>
              <table:table-cell office:value-type="float" office:value="-0.836473906681">
                <text:p>-0.836473906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37597067779">
                <text:p>-1.37597067779</text:p>
              </table:table-cell>
              <table:table-cell office:value-type="float" office:value="-1.02971533655">
                <text:p>-1.02971533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5075795898">
                <text:p>0.025075795898</text:p>
              </table:table-cell>
              <table:table-cell office:value-type="float" office:value="-1.85790394005">
                <text:p>-1.85790394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756274754332">
                <text:p>-0.756274754332</text:p>
              </table:table-cell>
              <table:table-cell office:value-type="float" office:value="-0.380684674075">
                <text:p>-0.38068467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408270276378">
                <text:p>0.00408270276378</text:p>
              </table:table-cell>
              <table:table-cell office:value-type="float" office:value="-0.563244361905">
                <text:p>-0.563244361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101872660491">
                <text:p>-0.101872660491</text:p>
              </table:table-cell>
              <table:table-cell office:value-type="float" office:value="-1.03118065429">
                <text:p>-1.03118065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4298637285">
                <text:p>-1.4298637285</text:p>
              </table:table-cell>
              <table:table-cell office:value-type="float" office:value="-1.4014929842">
                <text:p>-1.4014929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2388443226">
                <text:p>-1.2388443226</text:p>
              </table:table-cell>
              <table:table-cell office:value-type="float" office:value="-1.83027278031">
                <text:p>-1.83027278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0873545176">
                <text:p>-1.0873545176</text:p>
              </table:table-cell>
              <table:table-cell office:value-type="float" office:value="-1.64135934124">
                <text:p>-1.64135934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956083442262">
                <text:p>-0.0956083442262</text:p>
              </table:table-cell>
              <table:table-cell office:value-type="float" office:value="-1.93354476282">
                <text:p>-1.93354476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10279870925">
                <text:p>-1.10279870925</text:p>
              </table:table-cell>
              <table:table-cell office:value-type="float" office:value="-1.81318104187">
                <text:p>-1.81318104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4044737155">
                <text:p>-1.4044737155</text:p>
              </table:table-cell>
              <table:table-cell office:value-type="float" office:value="-1.00928511703">
                <text:p>-1.00928511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07258033671">
                <text:p>-1.07258033671</text:p>
              </table:table-cell>
              <table:table-cell office:value-type="float" office:value="-0.987074768599">
                <text:p>-0.987074768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339475062153">
                <text:p>-0.339475062153</text:p>
              </table:table-cell>
              <table:table-cell office:value-type="float" office:value="-0.746379612096">
                <text:p>-0.74637961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973879057791">
                <text:p>-0.973879057791</text:p>
              </table:table-cell>
              <table:table-cell office:value-type="float" office:value="-2.12685535809">
                <text:p>-2.12685535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785125937317">
                <text:p>-0.785125937317</text:p>
              </table:table-cell>
              <table:table-cell office:value-type="float" office:value="-0.291104132179">
                <text:p>-0.291104132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924275458873">
                <text:p>-0.924275458873</text:p>
              </table:table-cell>
              <table:table-cell office:value-type="float" office:value="-0.66267072774">
                <text:p>-0.66267072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09861737333">
                <text:p>-1.09861737333</text:p>
              </table:table-cell>
              <table:table-cell office:value-type="float" office:value="-1.92476212889">
                <text:p>-1.92476212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601622903679">
                <text:p>-0.601622903679</text:p>
              </table:table-cell>
              <table:table-cell office:value-type="float" office:value="-1.85650970229">
                <text:p>-1.85650970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87920506794">
                <text:p>-0.87920506794</text:p>
              </table:table-cell>
              <table:table-cell office:value-type="float" office:value="-0.642297698659">
                <text:p>-0.642297698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03194801534">
                <text:p>-1.03194801534</text:p>
              </table:table-cell>
              <table:table-cell office:value-type="float" office:value="-2.17488173133">
                <text:p>-2.17488173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76673549846">
                <text:p>-0.76673549846</text:p>
              </table:table-cell>
              <table:table-cell office:value-type="float" office:value="-2.14209911462">
                <text:p>-2.14209911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6438507641">
                <text:p>-0.6438507641</text:p>
              </table:table-cell>
              <table:table-cell office:value-type="float" office:value="-0.56568636834">
                <text:p>-0.56568636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689390830163">
                <text:p>-0.689390830163</text:p>
              </table:table-cell>
              <table:table-cell office:value-type="float" office:value="-1.92074361176">
                <text:p>-1.9207436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40206544927">
                <text:p>-1.40206544927</text:p>
              </table:table-cell>
              <table:table-cell office:value-type="float" office:value="-1.51789256904">
                <text:p>-1.51789256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96741042183">
                <text:p>-0.96741042183</text:p>
              </table:table-cell>
              <table:table-cell office:value-type="float" office:value="-0.801724306896">
                <text:p>-0.801724306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41830220231">
                <text:p>-1.41830220231</text:p>
              </table:table-cell>
              <table:table-cell office:value-type="float" office:value="-1.13878496584">
                <text:p>-1.13878496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325947994856">
                <text:p>-0.325947994856</text:p>
              </table:table-cell>
              <table:table-cell office:value-type="float" office:value="-1.94903265869">
                <text:p>-1.94903265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21342465026">
                <text:p>-1.21342465026</text:p>
              </table:table-cell>
              <table:table-cell office:value-type="float" office:value="-0.787434909988">
                <text:p>-0.787434909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772233404477">
                <text:p>-0.772233404477</text:p>
              </table:table-cell>
              <table:table-cell office:value-type="float" office:value="-0.396700438973">
                <text:p>-0.396700438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669427036582">
                <text:p>-0.669427036582</text:p>
              </table:table-cell>
              <table:table-cell office:value-type="float" office:value="-1.9918453962">
                <text:p>-1.9918453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855095675109">
                <text:p>-0.0855095675109</text:p>
              </table:table-cell>
              <table:table-cell office:value-type="float" office:value="-1.97653185746">
                <text:p>-1.97653185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352592345173">
                <text:p>-0.352592345173</text:p>
              </table:table-cell>
              <table:table-cell office:value-type="float" office:value="-1.87867603803">
                <text:p>-1.8786760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978885557326">
                <text:p>-0.978885557326</text:p>
              </table:table-cell>
              <table:table-cell office:value-type="float" office:value="-1.96478783175">
                <text:p>-1.96478783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819568640911">
                <text:p>-0.819568640911</text:p>
              </table:table-cell>
              <table:table-cell office:value-type="float" office:value="-0.761448693084">
                <text:p>-0.761448693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01323083004">
                <text:p>-1.01323083004</text:p>
              </table:table-cell>
              <table:table-cell office:value-type="float" office:value="-0.499853767541">
                <text:p>-0.499853767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585291319178">
                <text:p>-0.585291319178</text:p>
              </table:table-cell>
              <table:table-cell office:value-type="float" office:value="-2.0341700918">
                <text:p>-2.0341700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615039128317">
                <text:p>-0.615039128317</text:p>
              </table:table-cell>
              <table:table-cell office:value-type="float" office:value="-2.12405491626">
                <text:p>-2.12405491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250329903033">
                <text:p>-0.250329903033</text:p>
              </table:table-cell>
              <table:table-cell office:value-type="float" office:value="-1.6418299295">
                <text:p>-1.6418299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3479297468">
                <text:p>-1.3479297468</text:p>
              </table:table-cell>
              <table:table-cell office:value-type="float" office:value="-0.853564982209">
                <text:p>-0.853564982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473255816351">
                <text:p>-0.473255816351</text:p>
              </table:table-cell>
              <table:table-cell office:value-type="float" office:value="-2.0239259904">
                <text:p>-2.023925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194097699806">
                <text:p>-0.194097699806</text:p>
              </table:table-cell>
              <table:table-cell office:value-type="float" office:value="-0.978862164095">
                <text:p>-0.97886216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524033967284">
                <text:p>-0.524033967284</text:p>
              </table:table-cell>
              <table:table-cell office:value-type="float" office:value="-0.44875183964">
                <text:p>-0.44875183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242750598922">
                <text:p>-0.242750598922</text:p>
              </table:table-cell>
              <table:table-cell office:value-type="float" office:value="-1.70294097675">
                <text:p>-1.70294097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241791535543">
                <text:p>-0.0241791535543</text:p>
              </table:table-cell>
              <table:table-cell office:value-type="float" office:value="-2.03590630632">
                <text:p>-2.03590630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14878825433">
                <text:p>-1.14878825433</text:p>
              </table:table-cell>
              <table:table-cell office:value-type="float" office:value="-1.110198453">
                <text:p>-1.110198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465073215054">
                <text:p>-0.465073215054</text:p>
              </table:table-cell>
              <table:table-cell office:value-type="float" office:value="-0.730181328927">
                <text:p>-0.730181328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58126942766">
                <text:p>-1.58126942766</text:p>
              </table:table-cell>
              <table:table-cell office:value-type="float" office:value="-1.01989483265">
                <text:p>-1.01989483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2827992826">
                <text:p>-1.2827992826</text:p>
              </table:table-cell>
              <table:table-cell office:value-type="float" office:value="-1.76148306837">
                <text:p>-1.76148306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1442008805">
                <text:p>-0.1442008805</text:p>
              </table:table-cell>
              <table:table-cell office:value-type="float" office:value="-1.05136225664">
                <text:p>-1.05136225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678909327426">
                <text:p>-0.678909327426</text:p>
              </table:table-cell>
              <table:table-cell office:value-type="float" office:value="-0.451298355446">
                <text:p>-0.451298355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6485035003">
                <text:p>-0.6485035003</text:p>
              </table:table-cell>
              <table:table-cell office:value-type="float" office:value="-0.439253187871">
                <text:p>-0.439253187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12541228052">
                <text:p>-1.12541228052</text:p>
              </table:table-cell>
              <table:table-cell office:value-type="float" office:value="-1.44189622803">
                <text:p>-1.44189622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2408314241">
                <text:p>-1.2408314241</text:p>
              </table:table-cell>
              <table:table-cell office:value-type="float" office:value="-1.46896304655">
                <text:p>-1.46896304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848024585698">
                <text:p>-0.848024585698</text:p>
              </table:table-cell>
              <table:table-cell office:value-type="float" office:value="-0.442682120712">
                <text:p>-0.442682120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27763774055">
                <text:p>0.127763774055</text:p>
              </table:table-cell>
              <table:table-cell office:value-type="float" office:value="-0.887535591796">
                <text:p>-0.887535591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21935618705">
                <text:p>0.221935618705</text:p>
              </table:table-cell>
              <table:table-cell office:value-type="float" office:value="-1.39443769244">
                <text:p>-1.3944376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141067670391">
                <text:p>-0.141067670391</text:p>
              </table:table-cell>
              <table:table-cell office:value-type="float" office:value="-1.89693981486">
                <text:p>-1.8969398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58926882117">
                <text:p>-1.58926882117</text:p>
              </table:table-cell>
              <table:table-cell office:value-type="float" office:value="-1.37621013721">
                <text:p>-1.37621013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342150965759">
                <text:p>-0.342150965759</text:p>
              </table:table-cell>
              <table:table-cell office:value-type="float" office:value="-0.371925473692">
                <text:p>-0.371925473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352945747691">
                <text:p>-0.352945747691</text:p>
              </table:table-cell>
              <table:table-cell office:value-type="float" office:value="-0.652217617686">
                <text:p>-0.652217617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278884217144">
                <text:p>-0.278884217144</text:p>
              </table:table-cell>
              <table:table-cell office:value-type="float" office:value="-2.07464559905">
                <text:p>-2.07464559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666819482864">
                <text:p>-0.666819482864</text:p>
              </table:table-cell>
              <table:table-cell office:value-type="float" office:value="-0.72141645761">
                <text:p>-0.72141645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33618436105">
                <text:p>-1.33618436105</text:p>
              </table:table-cell>
              <table:table-cell office:value-type="float" office:value="-1.15008011911">
                <text:p>-1.15008011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531477527905">
                <text:p>-0.531477527905</text:p>
              </table:table-cell>
              <table:table-cell office:value-type="float" office:value="-0.398523040716">
                <text:p>-0.398523040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58229978326">
                <text:p>-1.58229978326</text:p>
              </table:table-cell>
              <table:table-cell office:value-type="float" office:value="-1.07873345226">
                <text:p>-1.07873345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975832591465">
                <text:p>-0.975832591465</text:p>
              </table:table-cell>
              <table:table-cell office:value-type="float" office:value="-1.9500115496">
                <text:p>-1.9500115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384693589799">
                <text:p>-0.384693589799</text:p>
              </table:table-cell>
              <table:table-cell office:value-type="float" office:value="-0.662244166981">
                <text:p>-0.662244166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55923248769">
                <text:p>-1.55923248769</text:p>
              </table:table-cell>
              <table:table-cell office:value-type="float" office:value="-1.53464215004">
                <text:p>-1.53464215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0840839547">
                <text:p>0.10840839547</text:p>
              </table:table-cell>
              <table:table-cell office:value-type="float" office:value="-1.89806528839">
                <text:p>-1.89806528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621727367296">
                <text:p>-0.0621727367296</text:p>
              </table:table-cell>
              <table:table-cell office:value-type="float" office:value="-1.8362863722">
                <text:p>-1.8362863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740892041079">
                <text:p>-0.740892041079</text:p>
              </table:table-cell>
              <table:table-cell office:value-type="float" office:value="-1.96634164152">
                <text:p>-1.96634164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03852899979">
                <text:p>-1.03852899979</text:p>
              </table:table-cell>
              <table:table-cell office:value-type="float" office:value="-1.61401037393">
                <text:p>-1.61401037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519965324199">
                <text:p>-0.519965324199</text:p>
              </table:table-cell>
              <table:table-cell office:value-type="float" office:value="-0.762685414938">
                <text:p>-0.762685414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991194162334">
                <text:p>-0.991194162334</text:p>
              </table:table-cell>
              <table:table-cell office:value-type="float" office:value="-0.868560902651">
                <text:p>-0.86856090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190233520587">
                <text:p>-0.190233520587</text:p>
              </table:table-cell>
              <table:table-cell office:value-type="float" office:value="-1.67902474141">
                <text:p>-1.67902474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41629027325">
                <text:p>-1.41629027325</text:p>
              </table:table-cell>
              <table:table-cell office:value-type="float" office:value="-1.65401801263">
                <text:p>-1.65401801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500691924144">
                <text:p>-0.500691924144</text:p>
              </table:table-cell>
              <table:table-cell office:value-type="float" office:value="-0.746260828883">
                <text:p>-0.746260828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21784625773">
                <text:p>-1.21784625773</text:p>
              </table:table-cell>
              <table:table-cell office:value-type="float" office:value="-0.575844501228">
                <text:p>-0.57584450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95321368953">
                <text:p>-0.095321368953</text:p>
              </table:table-cell>
              <table:table-cell office:value-type="float" office:value="-0.811094637058">
                <text:p>-0.811094637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988587892319">
                <text:p>-0.988587892319</text:p>
              </table:table-cell>
              <table:table-cell office:value-type="float" office:value="-1.86521532514">
                <text:p>-1.86521532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871995487768">
                <text:p>-0.871995487768</text:p>
              </table:table-cell>
              <table:table-cell office:value-type="float" office:value="-0.820413032221">
                <text:p>-0.820413032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24902706753">
                <text:p>-1.24902706753</text:p>
              </table:table-cell>
              <table:table-cell office:value-type="float" office:value="-0.932899831228">
                <text:p>-0.93289983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545851264168">
                <text:p>-0.545851264168</text:p>
              </table:table-cell>
              <table:table-cell office:value-type="float" office:value="-0.600287424258">
                <text:p>-0.600287424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175414150465">
                <text:p>-0.0175414150465</text:p>
              </table:table-cell>
              <table:table-cell office:value-type="float" office:value="-0.769885355004">
                <text:p>-0.769885355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195083273143">
                <text:p>-0.195083273143</text:p>
              </table:table-cell>
              <table:table-cell office:value-type="float" office:value="-0.877041605041">
                <text:p>-0.877041605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96481961928">
                <text:p>-0.96481961928</text:p>
              </table:table-cell>
              <table:table-cell office:value-type="float" office:value="-0.423498544403">
                <text:p>-0.423498544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43188534227">
                <text:p>-1.43188534227</text:p>
              </table:table-cell>
              <table:table-cell office:value-type="float" office:value="-1.60171953818">
                <text:p>-1.60171953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384542930541">
                <text:p>-0.384542930541</text:p>
              </table:table-cell>
              <table:table-cell office:value-type="float" office:value="-1.73629138677">
                <text:p>-1.73629138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08802234087">
                <text:p>-1.08802234087</text:p>
              </table:table-cell>
              <table:table-cell office:value-type="float" office:value="-0.711430106053">
                <text:p>-0.71143010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0834973033">
                <text:p>-1.0834973033</text:p>
              </table:table-cell>
              <table:table-cell office:value-type="float" office:value="-1.80166366568">
                <text:p>-1.80166366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434316163194">
                <text:p>-0.434316163194</text:p>
              </table:table-cell>
              <table:table-cell office:value-type="float" office:value="-1.7532093642">
                <text:p>-1.7532093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60560306813">
                <text:p>0.160560306813</text:p>
              </table:table-cell>
              <table:table-cell office:value-type="float" office:value="-0.73712687878">
                <text:p>-0.73712687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947680629411">
                <text:p>-0.947680629411</text:p>
              </table:table-cell>
              <table:table-cell office:value-type="float" office:value="-2.04550988118">
                <text:p>-2.04550988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349291300449">
                <text:p>-0.0349291300449</text:p>
              </table:table-cell>
              <table:table-cell office:value-type="float" office:value="-1.28435960453">
                <text:p>-1.28435960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90641835468">
                <text:p>0.190641835468</text:p>
              </table:table-cell>
              <table:table-cell office:value-type="float" office:value="-1.52405655145">
                <text:p>-1.52405655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986484879615">
                <text:p>-0.986484879615</text:p>
              </table:table-cell>
              <table:table-cell office:value-type="float" office:value="-1.70026088429">
                <text:p>-1.7002608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831836419172">
                <text:p>-0.831836419172</text:p>
              </table:table-cell>
              <table:table-cell office:value-type="float" office:value="-1.82436627098">
                <text:p>-1.82436627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417537789487">
                <text:p>-0.417537789487</text:p>
              </table:table-cell>
              <table:table-cell office:value-type="float" office:value="-2.21139241587">
                <text:p>-2.21139241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92091423177">
                <text:p>0.192091423177</text:p>
              </table:table-cell>
              <table:table-cell office:value-type="float" office:value="-0.831610963526">
                <text:p>-0.831610963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145321495824">
                <text:p>-0.145321495824</text:p>
              </table:table-cell>
              <table:table-cell office:value-type="float" office:value="-0.741657508015">
                <text:p>-0.741657508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890057484074">
                <text:p>-0.890057484074</text:p>
              </table:table-cell>
              <table:table-cell office:value-type="float" office:value="-2.16481058902">
                <text:p>-2.1648105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05923432947">
                <text:p>-1.05923432947</text:p>
              </table:table-cell>
              <table:table-cell office:value-type="float" office:value="-1.82399709551">
                <text:p>-1.82399709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898424708888">
                <text:p>-0.898424708888</text:p>
              </table:table-cell>
              <table:table-cell office:value-type="float" office:value="-1.72588549535">
                <text:p>-1.72588549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26728418469">
                <text:p>0.226728418469</text:p>
              </table:table-cell>
              <table:table-cell office:value-type="float" office:value="-1.05914147985">
                <text:p>-1.05914147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878280917746">
                <text:p>-0.878280917746</text:p>
              </table:table-cell>
              <table:table-cell office:value-type="float" office:value="-0.558169065912">
                <text:p>-0.558169065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76383012753">
                <text:p>0.276383012753</text:p>
              </table:table-cell>
              <table:table-cell office:value-type="float" office:value="-1.49503497523">
                <text:p>-1.49503497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788092923934">
                <text:p>-0.0788092923934</text:p>
              </table:table-cell>
              <table:table-cell office:value-type="float" office:value="-0.826892945649">
                <text:p>-0.826892945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999629834486">
                <text:p>-0.0999629834486</text:p>
              </table:table-cell>
              <table:table-cell office:value-type="float" office:value="-0.777575628125">
                <text:p>-0.77757562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21181696151">
                <text:p>-1.21181696151</text:p>
              </table:table-cell>
              <table:table-cell office:value-type="float" office:value="-0.79158727848">
                <text:p>-0.79158727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02683549199">
                <text:p>0.202683549199</text:p>
              </table:table-cell>
              <table:table-cell office:value-type="float" office:value="-1.59908380743">
                <text:p>-1.59908380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640382230313">
                <text:p>-0.640382230313</text:p>
              </table:table-cell>
              <table:table-cell office:value-type="float" office:value="-0.662898175525">
                <text:p>-0.662898175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974421200306">
                <text:p>-0.0974421200306</text:p>
              </table:table-cell>
              <table:table-cell office:value-type="float" office:value="-1.456131431">
                <text:p>-1.45613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142062883009">
                <text:p>-0.142062883009</text:p>
              </table:table-cell>
              <table:table-cell office:value-type="float" office:value="-1.89032945749">
                <text:p>-1.89032945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104641756405">
                <text:p>-0.104641756405</text:p>
              </table:table-cell>
              <table:table-cell office:value-type="float" office:value="-1.46914156407">
                <text:p>-1.46914156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720185578651">
                <text:p>-0.720185578651</text:p>
              </table:table-cell>
              <table:table-cell office:value-type="float" office:value="-2.24236861876">
                <text:p>-2.24236861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708791065821">
                <text:p>-0.708791065821</text:p>
              </table:table-cell>
              <table:table-cell office:value-type="float" office:value="-1.93149581651">
                <text:p>-1.93149581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399475185495">
                <text:p>-0.399475185495</text:p>
              </table:table-cell>
              <table:table-cell office:value-type="float" office:value="-0.30373519826">
                <text:p>-0.30373519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19779522048">
                <text:p>-1.19779522048</text:p>
              </table:table-cell>
              <table:table-cell office:value-type="float" office:value="-1.46978105545">
                <text:p>-1.46978105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31280286058">
                <text:p>-1.31280286058</text:p>
              </table:table-cell>
              <table:table-cell office:value-type="float" office:value="-1.3053534091">
                <text:p>-1.3053534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11959322647">
                <text:p>-1.11959322647</text:p>
              </table:table-cell>
              <table:table-cell office:value-type="float" office:value="-1.78877802389">
                <text:p>-1.78877802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181007955182">
                <text:p>-0.181007955182</text:p>
              </table:table-cell>
              <table:table-cell office:value-type="float" office:value="-1.77030661817">
                <text:p>-1.7703066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659750106953">
                <text:p>-0.659750106953</text:p>
              </table:table-cell>
              <table:table-cell office:value-type="float" office:value="-0.504953103693">
                <text:p>-0.504953103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09472939144">
                <text:p>0.109472939144</text:p>
              </table:table-cell>
              <table:table-cell office:value-type="float" office:value="-1.78006936372">
                <text:p>-1.78006936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25150910959">
                <text:p>-1.25150910959</text:p>
              </table:table-cell>
              <table:table-cell office:value-type="float" office:value="-2.02344741229">
                <text:p>-2.02344741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22842330919">
                <text:p>-1.22842330919</text:p>
              </table:table-cell>
              <table:table-cell office:value-type="float" office:value="-0.928542391764">
                <text:p>-0.928542391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48361373869">
                <text:p>-0.48361373869</text:p>
              </table:table-cell>
              <table:table-cell office:value-type="float" office:value="-0.582959290073">
                <text:p>-0.582959290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750079983343">
                <text:p>-0.750079983343</text:p>
              </table:table-cell>
              <table:table-cell office:value-type="float" office:value="-1.901470552">
                <text:p>-1.901470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12938135423">
                <text:p>-0.12938135423</text:p>
              </table:table-cell>
              <table:table-cell office:value-type="float" office:value="-0.711029371874">
                <text:p>-0.711029371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37186470466">
                <text:p>0.137186470466</text:p>
              </table:table-cell>
              <table:table-cell office:value-type="float" office:value="-1.88250569042">
                <text:p>-1.88250569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223658422357">
                <text:p>-0.223658422357</text:p>
              </table:table-cell>
              <table:table-cell office:value-type="float" office:value="-1.78888740781">
                <text:p>-1.78888740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31334667867">
                <text:p>-1.31334667867</text:p>
              </table:table-cell>
              <table:table-cell office:value-type="float" office:value="-1.90749728525">
                <text:p>-1.90749728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15693323305">
                <text:p>-1.15693323305</text:p>
              </table:table-cell>
              <table:table-cell office:value-type="float" office:value="-1.19746333051">
                <text:p>-1.19746333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655976314547">
                <text:p>-0.655976314547</text:p>
              </table:table-cell>
              <table:table-cell office:value-type="float" office:value="-0.728953475766">
                <text:p>-0.728953475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890412422698">
                <text:p>-0.890412422698</text:p>
              </table:table-cell>
              <table:table-cell office:value-type="float" office:value="-1.89330680384">
                <text:p>-1.89330680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489081270245">
                <text:p>-0.489081270245</text:p>
              </table:table-cell>
              <table:table-cell office:value-type="float" office:value="-0.515259624292">
                <text:p>-0.515259624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261820751296">
                <text:p>-0.261820751296</text:p>
              </table:table-cell>
              <table:table-cell office:value-type="float" office:value="-0.519356430062">
                <text:p>-0.519356430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563926546842">
                <text:p>-0.563926546842</text:p>
              </table:table-cell>
              <table:table-cell office:value-type="float" office:value="-0.385155428029">
                <text:p>-0.385155428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39869777402">
                <text:p>0.0239869777402</text:p>
              </table:table-cell>
              <table:table-cell office:value-type="float" office:value="-1.69499095987">
                <text:p>-1.69499095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27749315798">
                <text:p>-1.27749315798</text:p>
              </table:table-cell>
              <table:table-cell office:value-type="float" office:value="-1.25087311745">
                <text:p>-1.25087311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47630901983">
                <text:p>-1.47630901983</text:p>
              </table:table-cell>
              <table:table-cell office:value-type="float" office:value="-1.26312458927">
                <text:p>-1.26312458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938424348261">
                <text:p>-0.938424348261</text:p>
              </table:table-cell>
              <table:table-cell office:value-type="float" office:value="-0.747232526003">
                <text:p>-0.747232526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09697366663">
                <text:p>0.209697366663</text:p>
              </table:table-cell>
              <table:table-cell office:value-type="float" office:value="-0.851769768679">
                <text:p>-0.851769768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9841774449">
                <text:p>-0.9841774449</text:p>
              </table:table-cell>
              <table:table-cell office:value-type="float" office:value="-1.77914250284">
                <text:p>-1.77914250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40403570118">
                <text:p>0.340403570118</text:p>
              </table:table-cell>
              <table:table-cell office:value-type="float" office:value="-1.0966883271">
                <text:p>-1.096688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902791297332">
                <text:p>-0.902791297332</text:p>
              </table:table-cell>
              <table:table-cell office:value-type="float" office:value="-0.337463768053">
                <text:p>-0.337463768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26340001091">
                <text:p>-1.26340001091</text:p>
              </table:table-cell>
              <table:table-cell office:value-type="float" office:value="-0.861419196007">
                <text:p>-0.861419196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237210255289">
                <text:p>-0.0237210255289</text:p>
              </table:table-cell>
              <table:table-cell office:value-type="float" office:value="-1.31984525955">
                <text:p>-1.31984525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03308258458">
                <text:p>-1.03308258458</text:p>
              </table:table-cell>
              <table:table-cell office:value-type="float" office:value="-1.75458514419">
                <text:p>-1.75458514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685625359224">
                <text:p>-0.685625359224</text:p>
              </table:table-cell>
              <table:table-cell office:value-type="float" office:value="-1.80506248357">
                <text:p>-1.80506248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81042450702">
                <text:p>0.0181042450702</text:p>
              </table:table-cell>
              <table:table-cell office:value-type="float" office:value="-1.30794108625">
                <text:p>-1.30794108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429307539266">
                <text:p>-0.429307539266</text:p>
              </table:table-cell>
              <table:table-cell office:value-type="float" office:value="-0.32849806483">
                <text:p>-0.32849806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480044426318">
                <text:p>0.0480044426318</text:p>
              </table:table-cell>
              <table:table-cell office:value-type="float" office:value="-1.1489380683">
                <text:p>-1.1489380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46778287781">
                <text:p>-0.46778287781</text:p>
              </table:table-cell>
              <table:table-cell office:value-type="float" office:value="-0.728707775188">
                <text:p>-0.728707775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515916917651">
                <text:p>-0.515916917651</text:p>
              </table:table-cell>
              <table:table-cell office:value-type="float" office:value="-2.04492612103">
                <text:p>-2.04492612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24151126366">
                <text:p>-1.24151126366</text:p>
              </table:table-cell>
              <table:table-cell office:value-type="float" office:value="-0.669143412399">
                <text:p>-0.66914341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28053168586">
                <text:p>-1.28053168586</text:p>
              </table:table-cell>
              <table:table-cell office:value-type="float" office:value="-0.677334628934">
                <text:p>-0.67733462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882474511082">
                <text:p>-0.882474511082</text:p>
              </table:table-cell>
              <table:table-cell office:value-type="float" office:value="-1.96498021827">
                <text:p>-1.96498021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.40522256705">
                <text:p>-1.40522256705</text:p>
              </table:table-cell>
              <table:table-cell office:value-type="float" office:value="-1.26007487332">
                <text:p>-1.26007487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69726934201">
                <text:p>0.0169726934201</text:p>
              </table:table-cell>
              <table:table-cell office:value-type="float" office:value="-0.928025558128">
                <text:p>-0.928025558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370462914756">
                <text:p>-0.0370462914756</text:p>
              </table:table-cell>
              <table:table-cell office:value-type="float" office:value="-1.97132333131">
                <text:p>-1.97132333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44860076911">
                <text:p>-0.44860076911</text:p>
              </table:table-cell>
              <table:table-cell office:value-type="float" office:value="-0.512018045545">
                <text:p>-0.512018045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241766476485">
                <text:p>-0.241766476485</text:p>
              </table:table-cell>
              <table:table-cell office:value-type="float" office:value="-1.66593766227">
                <text:p>-1.66593766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19261532294">
                <text:p>0.319261532294</text:p>
              </table:table-cell>
              <table:table-cell office:value-type="float" office:value="-1.57419060776">
                <text:p>-1.57419060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750152645865">
                <text:p>-0.750152645865</text:p>
              </table:table-cell>
              <table:table-cell office:value-type="float" office:value="-2.03162612804">
                <text:p>-2.03162612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22507462979">
                <text:p>-1.22507462979</text:p>
              </table:table-cell>
              <table:table-cell office:value-type="float" office:value="-1.55864060999">
                <text:p>-1.55864060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340890719716">
                <text:p>-0.340890719716</text:p>
              </table:table-cell>
              <table:table-cell office:value-type="float" office:value="-2.12472838251">
                <text:p>-2.12472838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892567300384">
                <text:p>-0.892567300384</text:p>
              </table:table-cell>
              <table:table-cell office:value-type="float" office:value="-0.766001945082">
                <text:p>-0.766001945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19700510463">
                <text:p>-1.19700510463</text:p>
              </table:table-cell>
              <table:table-cell office:value-type="float" office:value="-1.0678707781">
                <text:p>-1.0678707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74623367842">
                <text:p>0.0274623367842</text:p>
              </table:table-cell>
              <table:table-cell office:value-type="float" office:value="-1.27681926209">
                <text:p>-1.27681926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77529789767">
                <text:p>0.177529789767</text:p>
              </table:table-cell>
              <table:table-cell office:value-type="float" office:value="-1.20184504517">
                <text:p>-1.20184504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215650681308">
                <text:p>-0.215650681308</text:p>
              </table:table-cell>
              <table:table-cell office:value-type="float" office:value="-0.653084376727">
                <text:p>-0.653084376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197480246232">
                <text:p>-0.0197480246232</text:p>
              </table:table-cell>
              <table:table-cell office:value-type="float" office:value="-1.66923999186">
                <text:p>-1.66923999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11319582758">
                <text:p>0.111319582758</text:p>
              </table:table-cell>
              <table:table-cell office:value-type="float" office:value="-1.23502684794">
                <text:p>-1.23502684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15660387591">
                <text:p>-1.15660387591</text:p>
              </table:table-cell>
              <table:table-cell office:value-type="float" office:value="-0.745246487022">
                <text:p>-0.745246487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54756590053">
                <text:p>-1.54756590053</text:p>
              </table:table-cell>
              <table:table-cell office:value-type="float" office:value="-1.51650551467">
                <text:p>-1.51650551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33480992121">
                <text:p>-1.33480992121</text:p>
              </table:table-cell>
              <table:table-cell office:value-type="float" office:value="-0.939419275368">
                <text:p>-0.939419275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07970095186">
                <text:p>-1.07970095186</text:p>
              </table:table-cell>
              <table:table-cell office:value-type="float" office:value="-0.642048839672">
                <text:p>-0.642048839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46010681812">
                <text:p>-1.46010681812</text:p>
              </table:table-cell>
              <table:table-cell office:value-type="float" office:value="-0.714752554325">
                <text:p>-0.714752554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.40664817781">
                <text:p>-1.40664817781</text:p>
              </table:table-cell>
              <table:table-cell office:value-type="float" office:value="-1.76621948223">
                <text:p>-1.76621948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49251899823">
                <text:p>0.149251899823</text:p>
              </table:table-cell>
              <table:table-cell office:value-type="float" office:value="-1.72297834608">
                <text:p>-1.72297834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997522883583">
                <text:p>-0.997522883583</text:p>
              </table:table-cell>
              <table:table-cell office:value-type="float" office:value="-0.710000374096">
                <text:p>-0.71000037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376715403246">
                <text:p>-0.376715403246</text:p>
              </table:table-cell>
              <table:table-cell office:value-type="float" office:value="-0.786489350574">
                <text:p>-0.786489350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492435401788">
                <text:p>-0.492435401788</text:p>
              </table:table-cell>
              <table:table-cell office:value-type="float" office:value="-1.88337017051">
                <text:p>-1.88337017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20309937181">
                <text:p>-1.20309937181</text:p>
              </table:table-cell>
              <table:table-cell office:value-type="float" office:value="-1.45954345736">
                <text:p>-1.4595434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05427789398">
                <text:p>0.205427789398</text:p>
              </table:table-cell>
              <table:table-cell office:value-type="float" office:value="-1.57632859681">
                <text:p>-1.57632859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25573731918">
                <text:p>0.125573731918</text:p>
              </table:table-cell>
              <table:table-cell office:value-type="float" office:value="-0.880235422844">
                <text:p>-0.880235422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.22278189913">
                <text:p>-1.22278189913</text:p>
              </table:table-cell>
              <table:table-cell office:value-type="float" office:value="-2.05777752448">
                <text:p>-2.05777752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24464161055">
                <text:p>0.124464161055</text:p>
              </table:table-cell>
              <table:table-cell office:value-type="float" office:value="-1.39397046777">
                <text:p>-1.39397046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.37060192106">
                <text:p>-1.37060192106</text:p>
              </table:table-cell>
              <table:table-cell office:value-type="float" office:value="-0.75446794566">
                <text:p>-0.75446794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35313270645">
                <text:p>-0.35313270645</text:p>
              </table:table-cell>
              <table:table-cell office:value-type="float" office:value="NaN">
                <text:p>NaN</text:p>
              </table:table-cell>
              <table:table-cell office:value-type="float" office:value="-2.13666781374">
                <text:p>-2.136667813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306944106127">
                <text:p>-0.306944106127</text:p>
              </table:table-cell>
              <table:table-cell office:value-type="float" office:value="-2.36273860745">
                <text:p>-2.36273860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.1195127713">
                <text:p>-1.1195127713</text:p>
              </table:table-cell>
              <table:table-cell office:value-type="float" office:value="-2.45549103106">
                <text:p>-2.45549103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405423053676">
                <text:p>-0.405423053676</text:p>
              </table:table-cell>
              <table:table-cell office:value-type="float" office:value="-1.52656232225">
                <text:p>-1.5265623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.27681864287">
                <text:p>-1.27681864287</text:p>
              </table:table-cell>
              <table:table-cell office:value-type="float" office:value="-1.95943358027">
                <text:p>-1.95943358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979173399819">
                <text:p>-0.979173399819</text:p>
              </table:table-cell>
              <table:table-cell office:value-type="float" office:value="-2.03480833349">
                <text:p>-2.03480833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12147989355">
                <text:p>-0.12147989355</text:p>
              </table:table-cell>
              <table:table-cell office:value-type="float" office:value="-1.42697745571">
                <text:p>-1.42697745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801141257953">
                <text:p>-0.801141257953</text:p>
              </table:table-cell>
              <table:table-cell office:value-type="float" office:value="-2.57219922304">
                <text:p>-2.57219922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73216439629">
                <text:p>0.373216439629</text:p>
              </table:table-cell>
              <table:table-cell office:value-type="float" office:value="-1.64774420216">
                <text:p>-1.64774420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185983510665">
                <text:p>-0.185983510665</text:p>
              </table:table-cell>
              <table:table-cell office:value-type="float" office:value="-2.81264607845">
                <text:p>-2.81264607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36914991325">
                <text:p>0.136914991325</text:p>
              </table:table-cell>
              <table:table-cell office:value-type="float" office:value="-2.01519173707">
                <text:p>-2.01519173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964205708">
                <text:p>0.1964205708</text:p>
              </table:table-cell>
              <table:table-cell office:value-type="float" office:value="-1.88904199484">
                <text:p>-1.88904199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54676754306">
                <text:p>0.254676754306</text:p>
              </table:table-cell>
              <table:table-cell office:value-type="float" office:value="-2.11564766932">
                <text:p>-2.11564766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869553716988">
                <text:p>-0.869553716988</text:p>
              </table:table-cell>
              <table:table-cell office:value-type="float" office:value="-2.48663481893">
                <text:p>-2.48663481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22523348775">
                <text:p>0.322523348775</text:p>
              </table:table-cell>
              <table:table-cell office:value-type="float" office:value="-2.8586725992">
                <text:p>-2.8586725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630420796078">
                <text:p>0.630420796078</text:p>
              </table:table-cell>
              <table:table-cell office:value-type="float" office:value="-2.06136668974">
                <text:p>-2.06136668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856588271529">
                <text:p>-0.856588271529</text:p>
              </table:table-cell>
              <table:table-cell office:value-type="float" office:value="-2.28503645672">
                <text:p>-2.28503645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.23864158916">
                <text:p>-1.23864158916</text:p>
              </table:table-cell>
              <table:table-cell office:value-type="float" office:value="-2.09863453922">
                <text:p>-2.09863453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769475186756">
                <text:p>-0.769475186756</text:p>
              </table:table-cell>
              <table:table-cell office:value-type="float" office:value="NaN">
                <text:p>NaN</text:p>
              </table:table-cell>
              <table:table-cell office:value-type="float" office:value="-2.69669735654">
                <text:p>-2.696697356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540326355407">
                <text:p>-0.540326355407</text:p>
              </table:table-cell>
              <table:table-cell office:value-type="float" office:value="-2.55386614016">
                <text:p>-2.5538661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269740405272">
                <text:p>-0.0269740405272</text:p>
              </table:table-cell>
              <table:table-cell office:value-type="float" office:value="-2.31032637855">
                <text:p>-2.31032637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176037990395">
                <text:p>-0.176037990395</text:p>
              </table:table-cell>
              <table:table-cell office:value-type="float" office:value="-3.46689577069">
                <text:p>-3.46689577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.29966877382">
                <text:p>-1.29966877382</text:p>
              </table:table-cell>
              <table:table-cell office:value-type="float" office:value="-3.32863716267">
                <text:p>-3.32863716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84640169425">
                <text:p>-0.84640169425</text:p>
              </table:table-cell>
              <table:table-cell office:value-type="float" office:value="-2.14901810712">
                <text:p>-2.14901810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.69531549029">
                <text:p>-1.69531549029</text:p>
              </table:table-cell>
              <table:table-cell office:value-type="float" office:value="-2.67530532361">
                <text:p>-2.67530532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420182711327">
                <text:p>-0.420182711327</text:p>
              </table:table-cell>
              <table:table-cell office:value-type="float" office:value="-2.31570847079">
                <text:p>-2.31570847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951864556489">
                <text:p>-0.0951864556489</text:p>
              </table:table-cell>
              <table:table-cell office:value-type="float" office:value="-3.23794094926">
                <text:p>-3.23794094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36445166487">
                <text:p>0.136445166487</text:p>
              </table:table-cell>
              <table:table-cell office:value-type="float" office:value="-2.27777175832">
                <text:p>-2.27777175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13285793552">
                <text:p>0.113285793552</text:p>
              </table:table-cell>
              <table:table-cell office:value-type="float" office:value="-2.72863004055">
                <text:p>-2.72863004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401283364089">
                <text:p>-0.401283364089</text:p>
              </table:table-cell>
              <table:table-cell office:value-type="float" office:value="-3.36072802408">
                <text:p>-3.36072802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.08811744359">
                <text:p>-1.08811744359</text:p>
              </table:table-cell>
              <table:table-cell office:value-type="float" office:value="-3.3319236762">
                <text:p>-3.3319236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28588144704">
                <text:p>0.128588144704</text:p>
              </table:table-cell>
              <table:table-cell office:value-type="float" office:value="-2.40602699706">
                <text:p>-2.40602699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788894464239">
                <text:p>-0.788894464239</text:p>
              </table:table-cell>
              <table:table-cell office:value-type="float" office:value="-3.50221804418">
                <text:p>-3.50221804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49565179557">
                <text:p>-1.49565179557</text:p>
              </table:table-cell>
              <table:table-cell office:value-type="float" office:value="-3.34177370139">
                <text:p>-3.34177370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53640951375">
                <text:p>-1.53640951375</text:p>
              </table:table-cell>
              <table:table-cell office:value-type="float" office:value="-3.065014071">
                <text:p>-3.065014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0559952025694">
                <text:p>-0.00559952025694</text:p>
              </table:table-cell>
              <table:table-cell office:value-type="float" office:value="-3.21148059086">
                <text:p>-3.21148059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47643421915">
                <text:p>0.147643421915</text:p>
              </table:table-cell>
              <table:table-cell office:value-type="float" office:value="-2.36255502625">
                <text:p>-2.362555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.55494251321">
                <text:p>-1.55494251321</text:p>
              </table:table-cell>
              <table:table-cell office:value-type="float" office:value="-3.24156796801">
                <text:p>-3.2415679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.61462257701">
                <text:p>-1.61462257701</text:p>
              </table:table-cell>
              <table:table-cell office:value-type="float" office:value="-2.92934503226">
                <text:p>-2.929345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898192875774">
                <text:p>-0.898192875774</text:p>
              </table:table-cell>
              <table:table-cell office:value-type="float" office:value="-3.50741789494">
                <text:p>-3.50741789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346133226572">
                <text:p>-0.346133226572</text:p>
              </table:table-cell>
              <table:table-cell office:value-type="float" office:value="-3.13318557394">
                <text:p>-3.13318557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.40286978939">
                <text:p>-1.40286978939</text:p>
              </table:table-cell>
              <table:table-cell office:value-type="float" office:value="-2.63327397561">
                <text:p>-2.6332739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.05958344532">
                <text:p>-1.05958344532</text:p>
              </table:table-cell>
              <table:table-cell office:value-type="float" office:value="-3.55972308475">
                <text:p>-3.55972308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31236832239">
                <text:p>0.131236832239</text:p>
              </table:table-cell>
              <table:table-cell office:value-type="float" office:value="-2.78312829682">
                <text:p>-2.78312829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338510127373">
                <text:p>-0.338510127373</text:p>
              </table:table-cell>
              <table:table-cell office:value-type="float" office:value="-1.98716990375">
                <text:p>-1.9871699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801457269417">
                <text:p>-0.0801457269417</text:p>
              </table:table-cell>
              <table:table-cell office:value-type="float" office:value="-2.08522126343">
                <text:p>-2.08522126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894841147902">
                <text:p>-0.894841147902</text:p>
              </table:table-cell>
              <table:table-cell office:value-type="float" office:value="-3.44187342662">
                <text:p>-3.44187342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995206429733">
                <text:p>-0.995206429733</text:p>
              </table:table-cell>
              <table:table-cell office:value-type="float" office:value="-3.16303929845">
                <text:p>-3.16303929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532864656726">
                <text:p>-0.532864656726</text:p>
              </table:table-cell>
              <table:table-cell office:value-type="float" office:value="-2.10226616011">
                <text:p>-2.10226616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.43691984876">
                <text:p>-1.43691984876</text:p>
              </table:table-cell>
              <table:table-cell office:value-type="float" office:value="-2.88555397808">
                <text:p>-2.88555397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.292321903">
                <text:p>-1.292321903</text:p>
              </table:table-cell>
              <table:table-cell office:value-type="float" office:value="-2.98008634724">
                <text:p>-2.98008634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.16479385887">
                <text:p>-1.16479385887</text:p>
              </table:table-cell>
              <table:table-cell office:value-type="float" office:value="-3.19670772417">
                <text:p>-3.19670772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.08328916779">
                <text:p>-1.08328916779</text:p>
              </table:table-cell>
              <table:table-cell office:value-type="float" office:value="-3.13201323574">
                <text:p>-3.13201323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.4163449309">
                <text:p>-1.4163449309</text:p>
              </table:table-cell>
              <table:table-cell office:value-type="float" office:value="-3.39943372065">
                <text:p>-3.39943372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29845499748">
                <text:p>-0.29845499748</text:p>
              </table:table-cell>
              <table:table-cell office:value-type="float" office:value="-2.35672756">
                <text:p>-2.35672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.46680830005">
                <text:p>-1.46680830005</text:p>
              </table:table-cell>
              <table:table-cell office:value-type="float" office:value="-2.65894210307">
                <text:p>-2.65894210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.10938348695">
                <text:p>-1.10938348695</text:p>
              </table:table-cell>
              <table:table-cell office:value-type="float" office:value="-3.5769787421">
                <text:p>-3.5769787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156193289052">
                <text:p>-0.156193289052</text:p>
              </table:table-cell>
              <table:table-cell office:value-type="float" office:value="-2.89409881111">
                <text:p>-2.8940988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200309963965">
                <text:p>-0.200309963965</text:p>
              </table:table-cell>
              <table:table-cell office:value-type="float" office:value="-2.71492663226">
                <text:p>-2.7149266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62793005359">
                <text:p>-0.62793005359</text:p>
              </table:table-cell>
              <table:table-cell office:value-type="float" office:value="-2.0087140002">
                <text:p>-2.008714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267210641527">
                <text:p>-0.267210641527</text:p>
              </table:table-cell>
              <table:table-cell office:value-type="float" office:value="-3.18343086548">
                <text:p>-3.18343086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469149151109">
                <text:p>0.0469149151109</text:p>
              </table:table-cell>
              <table:table-cell office:value-type="float" office:value="-2.21941142101">
                <text:p>-2.21941142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.36386069082">
                <text:p>-1.36386069082</text:p>
              </table:table-cell>
              <table:table-cell office:value-type="float" office:value="-2.51929030974">
                <text:p>-2.51929030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.45584478287">
                <text:p>-1.45584478287</text:p>
              </table:table-cell>
              <table:table-cell office:value-type="float" office:value="-3.38341960576">
                <text:p>-3.38341960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798505066146">
                <text:p>-0.798505066146</text:p>
              </table:table-cell>
              <table:table-cell office:value-type="float" office:value="-3.6276612676">
                <text:p>-3.6276612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639648757519">
                <text:p>0.0639648757519</text:p>
              </table:table-cell>
              <table:table-cell office:value-type="float" office:value="-2.58392380043">
                <text:p>-2.58392380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551283978684">
                <text:p>-0.551283978684</text:p>
              </table:table-cell>
              <table:table-cell office:value-type="float" office:value="-1.89441441591">
                <text:p>-1.89441441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207867887931">
                <text:p>0.00207867887931</text:p>
              </table:table-cell>
              <table:table-cell office:value-type="float" office:value="-3.08334766553">
                <text:p>-3.08334766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79336337679">
                <text:p>-0.79336337679</text:p>
              </table:table-cell>
              <table:table-cell office:value-type="float" office:value="-2.12116999064">
                <text:p>-2.12116999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11474769569">
                <text:p>-1.11474769569</text:p>
              </table:table-cell>
              <table:table-cell office:value-type="float" office:value="-3.1983546984">
                <text:p>-3.1983546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225658298073">
                <text:p>-0.225658298073</text:p>
              </table:table-cell>
              <table:table-cell office:value-type="float" office:value="-2.67919023673">
                <text:p>-2.67919023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.47308061442">
                <text:p>-1.47308061442</text:p>
              </table:table-cell>
              <table:table-cell office:value-type="float" office:value="-2.90004103687">
                <text:p>-2.90004103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.65661288421">
                <text:p>-1.65661288421</text:p>
              </table:table-cell>
              <table:table-cell office:value-type="float" office:value="-2.91532351493">
                <text:p>-2.91532351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357109672698">
                <text:p>-0.357109672698</text:p>
              </table:table-cell>
              <table:table-cell office:value-type="float" office:value="-3.42277519543">
                <text:p>-3.42277519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334227290013">
                <text:p>0.0334227290013</text:p>
              </table:table-cell>
              <table:table-cell office:value-type="float" office:value="-2.67383382026">
                <text:p>-2.67383382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.55485288395">
                <text:p>-1.55485288395</text:p>
              </table:table-cell>
              <table:table-cell office:value-type="float" office:value="-2.92941998312">
                <text:p>-2.92941998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787977080405">
                <text:p>-0.0787977080405</text:p>
              </table:table-cell>
              <table:table-cell office:value-type="float" office:value="-2.12088480349">
                <text:p>-2.12088480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20574368126">
                <text:p>-0.20574368126</text:p>
              </table:table-cell>
              <table:table-cell office:value-type="float" office:value="-1.89989684942">
                <text:p>-1.89989684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478790613264">
                <text:p>-0.478790613264</text:p>
              </table:table-cell>
              <table:table-cell office:value-type="float" office:value="-1.98185136034">
                <text:p>-1.98185136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.46757339605">
                <text:p>-1.46757339605</text:p>
              </table:table-cell>
              <table:table-cell office:value-type="float" office:value="-2.09279747031">
                <text:p>-2.09279747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.44300400888">
                <text:p>-1.44300400888</text:p>
              </table:table-cell>
              <table:table-cell office:value-type="float" office:value="-3.11353987542">
                <text:p>-3.11353987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.38553769388">
                <text:p>-1.38553769388</text:p>
              </table:table-cell>
              <table:table-cell office:value-type="float" office:value="-2.25018342225">
                <text:p>-2.2501834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.42282620017">
                <text:p>-1.42282620017</text:p>
              </table:table-cell>
              <table:table-cell office:value-type="float" office:value="-2.53612953918">
                <text:p>-2.53612953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10870285648">
                <text:p>-0.10870285648</text:p>
              </table:table-cell>
              <table:table-cell office:value-type="float" office:value="-2.83022824306">
                <text:p>-2.83022824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.47124434577">
                <text:p>-1.47124434577</text:p>
              </table:table-cell>
              <table:table-cell office:value-type="float" office:value="-3.3409935324">
                <text:p>-3.3409935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.06439309709">
                <text:p>-1.06439309709</text:p>
              </table:table-cell>
              <table:table-cell office:value-type="float" office:value="-3.26048188379">
                <text:p>-3.26048188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158752379456">
                <text:p>-0.158752379456</text:p>
              </table:table-cell>
              <table:table-cell office:value-type="float" office:value="-2.91557706764">
                <text:p>-2.91557706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839482855997">
                <text:p>-0.839482855997</text:p>
              </table:table-cell>
              <table:table-cell office:value-type="float" office:value="-3.5428067338">
                <text:p>-3.5428067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130696907066">
                <text:p>-0.130696907066</text:p>
              </table:table-cell>
              <table:table-cell office:value-type="float" office:value="-2.79692869984">
                <text:p>-2.7969286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.23999820044">
                <text:p>-1.23999820044</text:p>
              </table:table-cell>
              <table:table-cell office:value-type="float" office:value="-3.24646776857">
                <text:p>-3.24646776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36257683825">
                <text:p>-1.36257683825</text:p>
              </table:table-cell>
              <table:table-cell office:value-type="float" office:value="-2.07796686939">
                <text:p>-2.07796686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642291425207">
                <text:p>-0.642291425207</text:p>
              </table:table-cell>
              <table:table-cell office:value-type="float" office:value="-3.50366015301">
                <text:p>-3.50366015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.01897916737">
                <text:p>-1.01897916737</text:p>
              </table:table-cell>
              <table:table-cell office:value-type="float" office:value="-1.94311116568">
                <text:p>-1.94311116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.53632402563">
                <text:p>-1.53632402563</text:p>
              </table:table-cell>
              <table:table-cell office:value-type="float" office:value="-2.55496696894">
                <text:p>-2.5549669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.65455623474">
                <text:p>-1.65455623474</text:p>
              </table:table-cell>
              <table:table-cell office:value-type="float" office:value="-2.52894348324">
                <text:p>-2.52894348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118437882883">
                <text:p>-0.118437882883</text:p>
              </table:table-cell>
              <table:table-cell office:value-type="float" office:value="-2.0218787251">
                <text:p>-2.0218787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.08547843546">
                <text:p>-1.08547843546</text:p>
              </table:table-cell>
              <table:table-cell office:value-type="float" office:value="-2.24541327337">
                <text:p>-2.24541327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.0442739697">
                <text:p>-1.0442739697</text:p>
              </table:table-cell>
              <table:table-cell office:value-type="float" office:value="-1.92709643783">
                <text:p>-1.92709643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468226568592">
                <text:p>-0.0468226568592</text:p>
              </table:table-cell>
              <table:table-cell office:value-type="float" office:value="-3.29321638242">
                <text:p>-3.29321638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74220623082">
                <text:p>-0.74220623082</text:p>
              </table:table-cell>
              <table:table-cell office:value-type="float" office:value="-3.36945027559">
                <text:p>-3.36945027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.32651256251">
                <text:p>-1.32651256251</text:p>
              </table:table-cell>
              <table:table-cell office:value-type="float" office:value="-2.61695784954">
                <text:p>-2.61695784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462032545565">
                <text:p>-0.462032545565</text:p>
              </table:table-cell>
              <table:table-cell office:value-type="float" office:value="-3.40810353663">
                <text:p>-3.40810353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.48840088942">
                <text:p>-1.48840088942</text:p>
              </table:table-cell>
              <table:table-cell office:value-type="float" office:value="-2.89350866924">
                <text:p>-2.89350866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.33535969485">
                <text:p>-1.33535969485</text:p>
              </table:table-cell>
              <table:table-cell office:value-type="float" office:value="-2.5917912305">
                <text:p>-2.5917912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326918683033">
                <text:p>-0.326918683033</text:p>
              </table:table-cell>
              <table:table-cell office:value-type="float" office:value="-2.25627136682">
                <text:p>-2.25627136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796977288832">
                <text:p>-0.796977288832</text:p>
              </table:table-cell>
              <table:table-cell office:value-type="float" office:value="NaN">
                <text:p>NaN</text:p>
              </table:table-cell>
              <table:table-cell office:value-type="float" office:value="-3.51316311754">
                <text:p>-3.5131631175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78657020973">
                <text:p>-0.78657020973</text:p>
              </table:table-cell>
              <table:table-cell office:value-type="float" office:value="-3.76370285836">
                <text:p>-3.76370285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157950640614">
                <text:p>-0.157950640614</text:p>
              </table:table-cell>
              <table:table-cell office:value-type="float" office:value="-2.79631532579">
                <text:p>-2.79631532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400702014981">
                <text:p>-0.400702014981</text:p>
              </table:table-cell>
              <table:table-cell office:value-type="float" office:value="-2.76664796172">
                <text:p>-2.76664796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753292667798">
                <text:p>-0.753292667798</text:p>
              </table:table-cell>
              <table:table-cell office:value-type="float" office:value="-4.21785475466">
                <text:p>-4.21785475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.68594734797">
                <text:p>-1.68594734797</text:p>
              </table:table-cell>
              <table:table-cell office:value-type="float" office:value="-3.50153022527">
                <text:p>-3.50153022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.22800992561">
                <text:p>-1.22800992561</text:p>
              </table:table-cell>
              <table:table-cell office:value-type="float" office:value="-3.20261411701">
                <text:p>-3.20261411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.18117631899">
                <text:p>-1.18117631899</text:p>
              </table:table-cell>
              <table:table-cell office:value-type="float" office:value="-3.04433035278">
                <text:p>-3.04433035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619308550999">
                <text:p>-0.619308550999</text:p>
              </table:table-cell>
              <table:table-cell office:value-type="float" office:value="-4.23952109708">
                <text:p>-4.23952109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976522912091">
                <text:p>-0.976522912091</text:p>
              </table:table-cell>
              <table:table-cell office:value-type="float" office:value="-4.47667870364">
                <text:p>-4.47667870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49753416133">
                <text:p>0.049753416133</text:p>
              </table:table-cell>
              <table:table-cell office:value-type="float" office:value="-3.31160294278">
                <text:p>-3.31160294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.19239480149">
                <text:p>-1.19239480149</text:p>
              </table:table-cell>
              <table:table-cell office:value-type="float" office:value="-3.83899129136">
                <text:p>-3.83899129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.4102012309">
                <text:p>-1.4102012309</text:p>
              </table:table-cell>
              <table:table-cell office:value-type="float" office:value="-2.80750123008">
                <text:p>-2.8075012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.41921785791">
                <text:p>-1.41921785791</text:p>
              </table:table-cell>
              <table:table-cell office:value-type="float" office:value="-2.86262603254">
                <text:p>-2.86262603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53846360961">
                <text:p>-1.53846360961</text:p>
              </table:table-cell>
              <table:table-cell office:value-type="float" office:value="-3.73527636158">
                <text:p>-3.73527636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756316723678">
                <text:p>-0.756316723678</text:p>
              </table:table-cell>
              <table:table-cell office:value-type="float" office:value="-3.00933201736">
                <text:p>-3.00933201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13500552453">
                <text:p>-0.13500552453</text:p>
              </table:table-cell>
              <table:table-cell office:value-type="float" office:value="-4.20760799249">
                <text:p>-4.20760799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713570478692">
                <text:p>-0.713570478692</text:p>
              </table:table-cell>
              <table:table-cell office:value-type="float" office:value="-2.8971992987">
                <text:p>-2.8971992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37243939318">
                <text:p>0.137243939318</text:p>
              </table:table-cell>
              <table:table-cell office:value-type="float" office:value="-3.29856103732">
                <text:p>-3.29856103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.08734969759">
                <text:p>-1.08734969759</text:p>
              </table:table-cell>
              <table:table-cell office:value-type="float" office:value="-2.73159813507">
                <text:p>-2.73159813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.60213266608">
                <text:p>-1.60213266608</text:p>
              </table:table-cell>
              <table:table-cell office:value-type="float" office:value="-3.78440865886">
                <text:p>-3.78440865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308434595158">
                <text:p>-0.308434595158</text:p>
              </table:table-cell>
              <table:table-cell office:value-type="float" office:value="-4.12860323565">
                <text:p>-4.12860323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.43395846217">
                <text:p>-1.43395846217</text:p>
              </table:table-cell>
              <table:table-cell office:value-type="float" office:value="-3.24561245468">
                <text:p>-3.24561245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37279121641">
                <text:p>-0.37279121641</text:p>
              </table:table-cell>
              <table:table-cell office:value-type="float" office:value="-2.78307978474">
                <text:p>-2.78307978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281905159771">
                <text:p>-0.281905159771</text:p>
              </table:table-cell>
              <table:table-cell office:value-type="float" office:value="-3.07152957217">
                <text:p>-3.07152957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.35785772797">
                <text:p>-1.35785772797</text:p>
              </table:table-cell>
              <table:table-cell office:value-type="float" office:value="-3.40615286393">
                <text:p>-3.40615286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261218916446">
                <text:p>-0.261218916446</text:p>
              </table:table-cell>
              <table:table-cell office:value-type="float" office:value="-4.23049265066">
                <text:p>-4.23049265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913431779454">
                <text:p>-0.913431779454</text:p>
              </table:table-cell>
              <table:table-cell office:value-type="float" office:value="-2.96032699">
                <text:p>-2.96032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611073503064">
                <text:p>-0.611073503064</text:p>
              </table:table-cell>
              <table:table-cell office:value-type="float" office:value="-2.81217504918">
                <text:p>-2.81217504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.3483939972">
                <text:p>-1.3483939972</text:p>
              </table:table-cell>
              <table:table-cell office:value-type="float" office:value="-2.78052853238">
                <text:p>-2.78052853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.36380704138">
                <text:p>-1.36380704138</text:p>
              </table:table-cell>
              <table:table-cell office:value-type="float" office:value="-3.07848842118">
                <text:p>-3.07848842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638056261637">
                <text:p>-0.638056261637</text:p>
              </table:table-cell>
              <table:table-cell office:value-type="float" office:value="-4.23394384977">
                <text:p>-4.23394384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770102253501">
                <text:p>-0.0770102253501</text:p>
              </table:table-cell>
              <table:table-cell office:value-type="float" office:value="-4.10521923329">
                <text:p>-4.10521923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.23304619657">
                <text:p>-1.23304619657</text:p>
              </table:table-cell>
              <table:table-cell office:value-type="float" office:value="-4.0135267109">
                <text:p>-4.0135267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355254708732">
                <text:p>-0.355254708732</text:p>
              </table:table-cell>
              <table:table-cell office:value-type="float" office:value="-3.00943490012">
                <text:p>-3.0094349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781986540213">
                <text:p>-0.781986540213</text:p>
              </table:table-cell>
              <table:table-cell office:value-type="float" office:value="-2.67653430896">
                <text:p>-2.6765343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638759108709">
                <text:p>-0.638759108709</text:p>
              </table:table-cell>
              <table:table-cell office:value-type="float" office:value="-4.14219709508">
                <text:p>-4.14219709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.37724738136">
                <text:p>-1.37724738136</text:p>
              </table:table-cell>
              <table:table-cell office:value-type="float" office:value="-3.81527909946">
                <text:p>-3.81527909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217127494522">
                <text:p>-0.217127494522</text:p>
              </table:table-cell>
              <table:table-cell office:value-type="float" office:value="-3.22047134217">
                <text:p>-3.22047134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.62163286566">
                <text:p>-1.62163286566</text:p>
              </table:table-cell>
              <table:table-cell office:value-type="float" office:value="-3.70109394807">
                <text:p>-3.70109394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.56275733785">
                <text:p>-1.56275733785</text:p>
              </table:table-cell>
              <table:table-cell office:value-type="float" office:value="-3.26614083927">
                <text:p>-3.26614083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.55787984907">
                <text:p>-1.55787984907</text:p>
              </table:table-cell>
              <table:table-cell office:value-type="float" office:value="-3.35859899634">
                <text:p>-3.35859899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473483958917">
                <text:p>-0.473483958917</text:p>
              </table:table-cell>
              <table:table-cell office:value-type="float" office:value="-2.60946773902">
                <text:p>-2.60946773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459431632284">
                <text:p>-0.459431632284</text:p>
              </table:table-cell>
              <table:table-cell office:value-type="float" office:value="-4.06101018863">
                <text:p>-4.06101018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.15173369578">
                <text:p>-1.15173369578</text:p>
              </table:table-cell>
              <table:table-cell office:value-type="float" office:value="-4.10612638421">
                <text:p>-4.10612638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822513398658">
                <text:p>-0.822513398658</text:p>
              </table:table-cell>
              <table:table-cell office:value-type="float" office:value="-2.59480707598">
                <text:p>-2.59480707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986135594884">
                <text:p>-0.986135594884</text:p>
              </table:table-cell>
              <table:table-cell office:value-type="float" office:value="-4.06539862956">
                <text:p>-4.06539862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827885826907">
                <text:p>-0.0827885826907</text:p>
              </table:table-cell>
              <table:table-cell office:value-type="float" office:value="-3.41683561586">
                <text:p>-3.41683561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.54125059525">
                <text:p>-1.54125059525</text:p>
              </table:table-cell>
              <table:table-cell office:value-type="float" office:value="-3.35279197857">
                <text:p>-3.35279197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358965000921">
                <text:p>-0.358965000921</text:p>
              </table:table-cell>
              <table:table-cell office:value-type="float" office:value="-3.89866290834">
                <text:p>-3.89866290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.60679202294">
                <text:p>-1.60679202294</text:p>
              </table:table-cell>
              <table:table-cell office:value-type="float" office:value="-3.74048977079">
                <text:p>-3.74048977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.59797173013">
                <text:p>-1.59797173013</text:p>
              </table:table-cell>
              <table:table-cell office:value-type="float" office:value="-3.53184641082">
                <text:p>-3.5318464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.09014644794">
                <text:p>-1.09014644794</text:p>
              </table:table-cell>
              <table:table-cell office:value-type="float" office:value="-3.98337926405">
                <text:p>-3.98337926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1.39278628423">
                <text:p>-1.39278628423</text:p>
              </table:table-cell>
              <table:table-cell office:value-type="float" office:value="-3.95144312268">
                <text:p>-3.95144312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693027859426">
                <text:p>-0.693027859426</text:p>
              </table:table-cell>
              <table:table-cell office:value-type="float" office:value="-2.76516867448">
                <text:p>-2.76516867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.3094811368">
                <text:p>-1.3094811368</text:p>
              </table:table-cell>
              <table:table-cell office:value-type="float" office:value="-2.97754298937">
                <text:p>-2.97754298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458552189726">
                <text:p>-0.458552189726</text:p>
              </table:table-cell>
              <table:table-cell office:value-type="float" office:value="-4.38308669348">
                <text:p>-4.38308669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.67021194973">
                <text:p>-1.67021194973</text:p>
              </table:table-cell>
              <table:table-cell office:value-type="float" office:value="-3.34981991807">
                <text:p>-3.34981991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229712821433">
                <text:p>-0.229712821433</text:p>
              </table:table-cell>
              <table:table-cell office:value-type="float" office:value="-2.69984601163">
                <text:p>-2.6998460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333109760918">
                <text:p>-0.333109760918</text:p>
              </table:table-cell>
              <table:table-cell office:value-type="float" office:value="-3.23221007989">
                <text:p>-3.23221007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.01100304147">
                <text:p>-1.01100304147</text:p>
              </table:table-cell>
              <table:table-cell office:value-type="float" office:value="-4.43547935629">
                <text:p>-4.43547935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783357369517">
                <text:p>-0.783357369517</text:p>
              </table:table-cell>
              <table:table-cell office:value-type="float" office:value="-2.60512421753">
                <text:p>-2.60512421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25000689109">
                <text:p>-0.25000689109</text:p>
              </table:table-cell>
              <table:table-cell office:value-type="float" office:value="-3.84244603757">
                <text:p>-3.84244603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376520176979">
                <text:p>-0.376520176979</text:p>
              </table:table-cell>
              <table:table-cell office:value-type="float" office:value="-4.38520349701">
                <text:p>-4.38520349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.03966793077">
                <text:p>-1.03966793077</text:p>
              </table:table-cell>
              <table:table-cell office:value-type="float" office:value="-2.56328249215">
                <text:p>-2.56328249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691333105839">
                <text:p>0.00691333105839</text:p>
              </table:table-cell>
              <table:table-cell office:value-type="float" office:value="-3.31420206662">
                <text:p>-3.31420206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865054315157">
                <text:p>-0.865054315157</text:p>
              </table:table-cell>
              <table:table-cell office:value-type="float" office:value="-4.2771151052">
                <text:p>-4.2771151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9839304144">
                <text:p>-0.9839304144</text:p>
              </table:table-cell>
              <table:table-cell office:value-type="float" office:value="-2.63521928507">
                <text:p>-2.63521928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.20383169868">
                <text:p>-1.20383169868</text:p>
              </table:table-cell>
              <table:table-cell office:value-type="float" office:value="-3.09607026535">
                <text:p>-3.09607026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310415312151">
                <text:p>0.0310415312151</text:p>
              </table:table-cell>
              <table:table-cell office:value-type="float" office:value="-3.16381289248">
                <text:p>-3.1638128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.00493870204">
                <text:p>-1.00493870204</text:p>
              </table:table-cell>
              <table:table-cell office:value-type="float" office:value="-2.78885371458">
                <text:p>-2.78885371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596106192353">
                <text:p>-0.596106192353</text:p>
              </table:table-cell>
              <table:table-cell office:value-type="float" office:value="-4.33959532373">
                <text:p>-4.33959532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.55775620363">
                <text:p>-1.55775620363</text:p>
              </table:table-cell>
              <table:table-cell office:value-type="float" office:value="-4.06894639481">
                <text:p>-4.06894639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187297727595">
                <text:p>-0.187297727595</text:p>
              </table:table-cell>
              <table:table-cell office:value-type="float" office:value="-3.30680956094">
                <text:p>-3.30680956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718019238582">
                <text:p>-0.718019238582</text:p>
              </table:table-cell>
              <table:table-cell office:value-type="float" office:value="-4.35116598911">
                <text:p>-4.35116598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4453003575">
                <text:p>0.04453003575</text:p>
              </table:table-cell>
              <table:table-cell office:value-type="float" office:value="-4.00299700784">
                <text:p>-4.00299700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.18326979698">
                <text:p>-1.18326979698</text:p>
              </table:table-cell>
              <table:table-cell office:value-type="float" office:value="-4.13483433729">
                <text:p>-4.13483433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287097606589">
                <text:p>-0.287097606589</text:p>
              </table:table-cell>
              <table:table-cell office:value-type="float" office:value="-3.88519241157">
                <text:p>-3.8851924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351108126984">
                <text:p>-0.351108126984</text:p>
              </table:table-cell>
              <table:table-cell office:value-type="float" office:value="-3.12626532134">
                <text:p>-3.1262653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575871432574">
                <text:p>-0.575871432574</text:p>
              </table:table-cell>
              <table:table-cell office:value-type="float" office:value="-2.93725406999">
                <text:p>-2.93725406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.09856334214">
                <text:p>-1.09856334214</text:p>
              </table:table-cell>
              <table:table-cell office:value-type="float" office:value="-4.17792214272">
                <text:p>-4.1779221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.68294342131">
                <text:p>-1.68294342131</text:p>
              </table:table-cell>
              <table:table-cell office:value-type="float" office:value="-3.50134922668">
                <text:p>-3.50134922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584147244544">
                <text:p>-0.584147244544</text:p>
              </table:table-cell>
              <table:table-cell office:value-type="float" office:value="-2.87613131318">
                <text:p>-2.8761313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478962294048">
                <text:p>-0.0478962294048</text:p>
              </table:table-cell>
              <table:table-cell office:value-type="float" office:value="-3.51070386518">
                <text:p>-3.51070386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536808749775">
                <text:p>-0.536808749775</text:p>
              </table:table-cell>
              <table:table-cell office:value-type="float" office:value="-2.59586999831">
                <text:p>-2.59586999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0688965532087">
                <text:p>-0.00688965532087</text:p>
              </table:table-cell>
              <table:table-cell office:value-type="float" office:value="-2.99305121272">
                <text:p>-2.9930512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.1109891636">
                <text:p>-1.1109891636</text:p>
              </table:table-cell>
              <table:table-cell office:value-type="float" office:value="-2.79380747154">
                <text:p>-2.79380747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1.32126893437">
                <text:p>-1.32126893437</text:p>
              </table:table-cell>
              <table:table-cell office:value-type="float" office:value="-4.07625434448">
                <text:p>-4.07625434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.2251567438">
                <text:p>-1.2251567438</text:p>
              </table:table-cell>
              <table:table-cell office:value-type="float" office:value="-3.02696074096">
                <text:p>-3.0269607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.74464528206">
                <text:p>-1.74464528206</text:p>
              </table:table-cell>
              <table:table-cell office:value-type="float" office:value="-3.26876888406">
                <text:p>-3.26876888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.27636419537">
                <text:p>-1.27636419537</text:p>
              </table:table-cell>
              <table:table-cell office:value-type="float" office:value="-3.89606639014">
                <text:p>-3.89606639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.31083847604">
                <text:p>-1.31083847604</text:p>
              </table:table-cell>
              <table:table-cell office:value-type="float" office:value="-2.95245854836">
                <text:p>-2.95245854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248314289331">
                <text:p>-0.248314289331</text:p>
              </table:table-cell>
              <table:table-cell office:value-type="float" office:value="-3.1285597679">
                <text:p>-3.1285597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.46195712428">
                <text:p>-1.46195712428</text:p>
              </table:table-cell>
              <table:table-cell office:value-type="float" office:value="-3.49355978739">
                <text:p>-3.49355978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586955516274">
                <text:p>-0.586955516274</text:p>
              </table:table-cell>
              <table:table-cell office:value-type="float" office:value="-4.35019165851">
                <text:p>-4.35019165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921527956836">
                <text:p>-0.921527956836</text:p>
              </table:table-cell>
              <table:table-cell office:value-type="float" office:value="-4.31160403591">
                <text:p>-4.31160403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.03683253076">
                <text:p>-1.03683253076</text:p>
              </table:table-cell>
              <table:table-cell office:value-type="float" office:value="-3.95661309713">
                <text:p>-3.95661309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1.02064506403">
                <text:p>-1.02064506403</text:p>
              </table:table-cell>
              <table:table-cell office:value-type="float" office:value="-2.57246604467">
                <text:p>-2.57246604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.0621914828">
                <text:p>-1.0621914828</text:p>
              </table:table-cell>
              <table:table-cell office:value-type="float" office:value="-2.67120834551">
                <text:p>-2.67120834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.14097371378">
                <text:p>-1.14097371378</text:p>
              </table:table-cell>
              <table:table-cell office:value-type="float" office:value="-4.24479556051">
                <text:p>-4.24479556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48601835224">
                <text:p>0.148601835224</text:p>
              </table:table-cell>
              <table:table-cell office:value-type="float" office:value="-3.7186990292">
                <text:p>-3.7186990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308996742313">
                <text:p>-0.308996742313</text:p>
              </table:table-cell>
              <table:table-cell office:value-type="float" office:value="-3.66658015175">
                <text:p>-3.66658015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1.54023406572">
                <text:p>-1.54023406572</text:p>
              </table:table-cell>
              <table:table-cell office:value-type="float" office:value="-4.08866816392">
                <text:p>-4.08866816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892303785977">
                <text:p>-0.892303785977</text:p>
              </table:table-cell>
              <table:table-cell office:value-type="float" office:value="-2.84123745533">
                <text:p>-2.84123745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.55339279998">
                <text:p>-1.55339279998</text:p>
              </table:table-cell>
              <table:table-cell office:value-type="float" office:value="-3.69642247645">
                <text:p>-3.69642247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862805689715">
                <text:p>-0.862805689715</text:p>
              </table:table-cell>
              <table:table-cell office:value-type="float" office:value="-2.74285990838">
                <text:p>-2.74285990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.66407594411">
                <text:p>-1.66407594411</text:p>
              </table:table-cell>
              <table:table-cell office:value-type="float" office:value="-3.03510322988">
                <text:p>-3.03510322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869561895526">
                <text:p>-0.869561895526</text:p>
              </table:table-cell>
              <table:table-cell office:value-type="float" office:value="-4.04840271258">
                <text:p>-4.0484027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1.16732884185">
                <text:p>-1.16732884185</text:p>
              </table:table-cell>
              <table:table-cell office:value-type="float" office:value="-4.21192117026">
                <text:p>-4.21192117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396310169542">
                <text:p>-0.396310169542</text:p>
              </table:table-cell>
              <table:table-cell office:value-type="float" office:value="-4.10788269599">
                <text:p>-4.10788269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660495206111">
                <text:p>-0.660495206111</text:p>
              </table:table-cell>
              <table:table-cell office:value-type="float" office:value="-4.11261570034">
                <text:p>-4.11261570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787084485615">
                <text:p>-0.787084485615</text:p>
              </table:table-cell>
              <table:table-cell office:value-type="float" office:value="-4.02409988226">
                <text:p>-4.02409988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.48625221499">
                <text:p>-1.48625221499</text:p>
              </table:table-cell>
              <table:table-cell office:value-type="float" office:value="-3.68774310988">
                <text:p>-3.68774310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339176153834">
                <text:p>-0.339176153834</text:p>
              </table:table-cell>
              <table:table-cell office:value-type="float" office:value="-2.69310119387">
                <text:p>-2.69310119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896516085349">
                <text:p>-0.896516085349</text:p>
              </table:table-cell>
              <table:table-cell office:value-type="float" office:value="-4.31775627989">
                <text:p>-4.31775627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.28422767044">
                <text:p>-1.28422767044</text:p>
              </table:table-cell>
              <table:table-cell office:value-type="float" office:value="-2.8856551139">
                <text:p>-2.885655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854727739364">
                <text:p>-0.854727739364</text:p>
              </table:table-cell>
              <table:table-cell office:value-type="float" office:value="-4.01259480815">
                <text:p>-4.01259480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331989175767">
                <text:p>-0.331989175767</text:p>
              </table:table-cell>
              <table:table-cell office:value-type="float" office:value="-4.19007728902">
                <text:p>-4.1900772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323927061817">
                <text:p>-0.323927061817</text:p>
              </table:table-cell>
              <table:table-cell office:value-type="float" office:value="-3.69949843286">
                <text:p>-3.69949843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.1084106379">
                <text:p>-1.1084106379</text:p>
              </table:table-cell>
              <table:table-cell office:value-type="float" office:value="-4.46215340959">
                <text:p>-4.46215340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844011337276">
                <text:p>-0.844011337276</text:p>
              </table:table-cell>
              <table:table-cell office:value-type="float" office:value="-2.90633657844">
                <text:p>-2.90633657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402546554824">
                <text:p>-0.402546554824</text:p>
              </table:table-cell>
              <table:table-cell office:value-type="float" office:value="-2.63601232712">
                <text:p>-2.63601232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79389316005">
                <text:p>0.179389316005</text:p>
              </table:table-cell>
              <table:table-cell office:value-type="float" office:value="-3.43964116357">
                <text:p>-3.43964116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.20032078749">
                <text:p>-1.20032078749</text:p>
              </table:table-cell>
              <table:table-cell office:value-type="float" office:value="-4.38581055244">
                <text:p>-4.38581055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343713683347">
                <text:p>-0.343713683347</text:p>
              </table:table-cell>
              <table:table-cell office:value-type="float" office:value="-2.88694703616">
                <text:p>-2.88694703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.35205020939">
                <text:p>-1.35205020939</text:p>
              </table:table-cell>
              <table:table-cell office:value-type="float" office:value="-2.68257992971">
                <text:p>-2.68257992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.39020538654">
                <text:p>-1.39020538654</text:p>
              </table:table-cell>
              <table:table-cell office:value-type="float" office:value="-3.33693222245">
                <text:p>-3.33693222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521122989539">
                <text:p>-0.521122989539</text:p>
              </table:table-cell>
              <table:table-cell office:value-type="float" office:value="-3.06278588477">
                <text:p>-3.06278588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367921162225">
                <text:p>-0.367921162225</text:p>
              </table:table-cell>
              <table:table-cell office:value-type="float" office:value="-2.82743263108">
                <text:p>-2.82743263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232415895922">
                <text:p>0.0232415895922</text:p>
              </table:table-cell>
              <table:table-cell office:value-type="float" office:value="-3.44570011946">
                <text:p>-3.44570011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326546677577">
                <text:p>-0.0326546677577</text:p>
              </table:table-cell>
              <table:table-cell office:value-type="float" office:value="-3.76109954241">
                <text:p>-3.76109954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1.17678653118">
                <text:p>-1.17678653118</text:p>
              </table:table-cell>
              <table:table-cell office:value-type="float" office:value="-4.06790849723">
                <text:p>-4.06790849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896113183485">
                <text:p>-0.0896113183485</text:p>
              </table:table-cell>
              <table:table-cell office:value-type="float" office:value="-3.75881059138">
                <text:p>-3.75881059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207927723435">
                <text:p>-0.207927723435</text:p>
              </table:table-cell>
              <table:table-cell office:value-type="float" office:value="-3.2339349272">
                <text:p>-3.2339349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811994483063">
                <text:p>-0.811994483063</text:p>
              </table:table-cell>
              <table:table-cell office:value-type="float" office:value="-4.20201174342">
                <text:p>-4.20201174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982480737578">
                <text:p>-0.982480737578</text:p>
              </table:table-cell>
              <table:table-cell office:value-type="float" office:value="-2.63973967661">
                <text:p>-2.63973967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.08902275077">
                <text:p>-1.08902275077</text:p>
              </table:table-cell>
              <table:table-cell office:value-type="float" office:value="-4.40532289605">
                <text:p>-4.40532289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212506734633">
                <text:p>-0.212506734633</text:p>
              </table:table-cell>
              <table:table-cell office:value-type="float" office:value="-3.57297086508">
                <text:p>-3.57297086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1.25950681376">
                <text:p>-1.25950681376</text:p>
              </table:table-cell>
              <table:table-cell office:value-type="float" office:value="-2.83234914218">
                <text:p>-2.83234914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1.62785027606">
                <text:p>-1.62785027606</text:p>
              </table:table-cell>
              <table:table-cell office:value-type="float" office:value="-3.4880571523">
                <text:p>-3.4880571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1.4251222352">
                <text:p>-1.4251222352</text:p>
              </table:table-cell>
              <table:table-cell office:value-type="float" office:value="-3.02749113571">
                <text:p>-3.02749113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1.39493412167">
                <text:p>-1.39493412167</text:p>
              </table:table-cell>
              <table:table-cell office:value-type="float" office:value="-3.57985529194">
                <text:p>-3.57985529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882053536">
                <text:p>0.1882053536</text:p>
              </table:table-cell>
              <table:table-cell office:value-type="float" office:value="-3.52854936144">
                <text:p>-3.52854936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1.47819536953">
                <text:p>-1.47819536953</text:p>
              </table:table-cell>
              <table:table-cell office:value-type="float" office:value="-3.89445407211">
                <text:p>-3.89445407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1.36274416047">
                <text:p>-1.36274416047</text:p>
              </table:table-cell>
              <table:table-cell office:value-type="float" office:value="-3.64858946994">
                <text:p>-3.64858946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1.70027240555">
                <text:p>-1.70027240555</text:p>
              </table:table-cell>
              <table:table-cell office:value-type="float" office:value="-3.60443873396">
                <text:p>-3.60443873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452650173546">
                <text:p>-0.452650173546</text:p>
              </table:table-cell>
              <table:table-cell office:value-type="float" office:value="-3.09468992616">
                <text:p>-3.09468992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0440351359035">
                <text:p>-0.0440351359035</text:p>
              </table:table-cell>
              <table:table-cell office:value-type="float" office:value="-3.57984812244">
                <text:p>-3.57984812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1.64625019972">
                <text:p>-1.64625019972</text:p>
              </table:table-cell>
              <table:table-cell office:value-type="float" office:value="-3.12072168092">
                <text:p>-3.12072168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14233777556">
                <text:p>-0.14233777556</text:p>
              </table:table-cell>
              <table:table-cell office:value-type="float" office:value="-3.89743895603">
                <text:p>-3.89743895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230241733651">
                <text:p>-0.230241733651</text:p>
              </table:table-cell>
              <table:table-cell office:value-type="float" office:value="-3.95612021828">
                <text:p>-3.95612021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.31350997229">
                <text:p>-1.31350997229</text:p>
              </table:table-cell>
              <table:table-cell office:value-type="float" office:value="-4.21099724583">
                <text:p>-4.21099724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981786818473">
                <text:p>-0.981786818473</text:p>
              </table:table-cell>
              <table:table-cell office:value-type="float" office:value="-2.83952714884">
                <text:p>-2.83952714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.03253821149">
                <text:p>-1.03253821149</text:p>
              </table:table-cell>
              <table:table-cell office:value-type="float" office:value="-4.41135008047">
                <text:p>-4.41135008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196338137542">
                <text:p>-0.196338137542</text:p>
              </table:table-cell>
              <table:table-cell office:value-type="float" office:value="-3.47946754521">
                <text:p>-3.47946754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1.32535986471">
                <text:p>-1.32535986471</text:p>
              </table:table-cell>
              <table:table-cell office:value-type="float" office:value="-4.02361556844">
                <text:p>-4.02361556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82990888086">
                <text:p>-0.82990888086</text:p>
              </table:table-cell>
              <table:table-cell office:value-type="float" office:value="-2.62680941972">
                <text:p>-2.62680941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526193555594">
                <text:p>-0.526193555594</text:p>
              </table:table-cell>
              <table:table-cell office:value-type="float" office:value="-2.65763146947">
                <text:p>-2.65763146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221915136816">
                <text:p>-0.221915136816</text:p>
              </table:table-cell>
              <table:table-cell office:value-type="float" office:value="-3.63679279231">
                <text:p>-3.63679279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.23932434249">
                <text:p>-1.23932434249</text:p>
              </table:table-cell>
              <table:table-cell office:value-type="float" office:value="-3.79149722106">
                <text:p>-3.79149722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360764067766">
                <text:p>-0.360764067766</text:p>
              </table:table-cell>
              <table:table-cell office:value-type="float" office:value="-3.05213084176">
                <text:p>-3.05213084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923932290947">
                <text:p>-0.923932290947</text:p>
              </table:table-cell>
              <table:table-cell office:value-type="float" office:value="-4.00120352782">
                <text:p>-4.00120352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.5539376593">
                <text:p>-1.5539376593</text:p>
              </table:table-cell>
              <table:table-cell office:value-type="float" office:value="-3.5231542044">
                <text:p>-3.5231542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825634927422">
                <text:p>-0.825634927422</text:p>
              </table:table-cell>
              <table:table-cell office:value-type="float" office:value="-2.89893055332">
                <text:p>-2.89893055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.19240887595">
                <text:p>-1.19240887595</text:p>
              </table:table-cell>
              <table:table-cell office:value-type="float" office:value="-4.06383613848">
                <text:p>-4.06383613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1.59008996465">
                <text:p>-1.59008996465</text:p>
              </table:table-cell>
              <table:table-cell office:value-type="float" office:value="-3.95570651871">
                <text:p>-3.95570651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585261898687">
                <text:p>-0.585261898687</text:p>
              </table:table-cell>
              <table:table-cell office:value-type="float" office:value="-2.75254479884">
                <text:p>-2.75254479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546411813582">
                <text:p>-0.546411813582</text:p>
              </table:table-cell>
              <table:table-cell office:value-type="float" office:value="-2.96551658339">
                <text:p>-2.96551658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249834393816">
                <text:p>-0.249834393816</text:p>
              </table:table-cell>
              <table:table-cell office:value-type="float" office:value="-3.19839108258">
                <text:p>-3.19839108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.11501094894">
                <text:p>-1.11501094894</text:p>
              </table:table-cell>
              <table:table-cell office:value-type="float" office:value="-4.35568604994">
                <text:p>-4.35568604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328572997887">
                <text:p>-0.328572997887</text:p>
              </table:table-cell>
              <table:table-cell office:value-type="float" office:value="-3.8714849276">
                <text:p>-3.8714849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795147575706">
                <text:p>0.0795147575706</text:p>
              </table:table-cell>
              <table:table-cell office:value-type="float" office:value="-3.4689983091">
                <text:p>-3.4689983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559951746568">
                <text:p>0.0559951746568</text:p>
              </table:table-cell>
              <table:table-cell office:value-type="float" office:value="-4.01135606279">
                <text:p>-4.01135606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.35915653355">
                <text:p>-1.35915653355</text:p>
              </table:table-cell>
              <table:table-cell office:value-type="float" office:value="-3.07805657375">
                <text:p>-3.07805657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570406907924">
                <text:p>-0.570406907924</text:p>
              </table:table-cell>
              <table:table-cell office:value-type="float" office:value="-3.97984446121">
                <text:p>-3.97984446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191770079357">
                <text:p>-0.191770079357</text:p>
              </table:table-cell>
              <table:table-cell office:value-type="float" office:value="-3.7656484405">
                <text:p>-3.7656484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1.02308200922">
                <text:p>-1.02308200922</text:p>
              </table:table-cell>
              <table:table-cell office:value-type="float" office:value="-3.01209568004">
                <text:p>-3.01209568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1.09665189142">
                <text:p>-1.09665189142</text:p>
              </table:table-cell>
              <table:table-cell office:value-type="float" office:value="-2.61508544366">
                <text:p>-2.61508544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740775019348">
                <text:p>-0.740775019348</text:p>
              </table:table-cell>
              <table:table-cell office:value-type="float" office:value="-4.01474632376">
                <text:p>-4.01474632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125538903712">
                <text:p>-0.125538903712</text:p>
              </table:table-cell>
              <table:table-cell office:value-type="float" office:value="-3.90791141273">
                <text:p>-3.90791141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.45784443244">
                <text:p>-1.45784443244</text:p>
              </table:table-cell>
              <table:table-cell office:value-type="float" office:value="-4.05771187598">
                <text:p>-4.05771187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372899486549">
                <text:p>-0.372899486549</text:p>
              </table:table-cell>
              <table:table-cell office:value-type="float" office:value="-2.90531207663">
                <text:p>-2.90531207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860394575647">
                <text:p>-0.860394575647</text:p>
              </table:table-cell>
              <table:table-cell office:value-type="float" office:value="-4.06961956865">
                <text:p>-4.06961956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754376851297">
                <text:p>-0.754376851297</text:p>
              </table:table-cell>
              <table:table-cell office:value-type="float" office:value="-4.20496747028">
                <text:p>-4.20496747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1.23361950757">
                <text:p>-1.23361950757</text:p>
              </table:table-cell>
              <table:table-cell office:value-type="float" office:value="-3.86264254689">
                <text:p>-3.86264254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616000358272">
                <text:p>-0.616000358272</text:p>
              </table:table-cell>
              <table:table-cell office:value-type="float" office:value="-2.59976554412">
                <text:p>-2.59976554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249983094909">
                <text:p>-0.249983094909</text:p>
              </table:table-cell>
              <table:table-cell office:value-type="float" office:value="-3.19371951026">
                <text:p>-3.1937195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331302829124">
                <text:p>-0.331302829124</text:p>
              </table:table-cell>
              <table:table-cell office:value-type="float" office:value="-4.340212692">
                <text:p>-4.340212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991893674392">
                <text:p>-0.991893674392</text:p>
              </table:table-cell>
              <table:table-cell office:value-type="float" office:value="-3.00422554823">
                <text:p>-3.00422554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307266777382">
                <text:p>-0.307266777382</text:p>
              </table:table-cell>
              <table:table-cell office:value-type="float" office:value="-3.21020899917">
                <text:p>-3.21020899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663619799464">
                <text:p>-0.0663619799464</text:p>
              </table:table-cell>
              <table:table-cell office:value-type="float" office:value="-4.08851179475">
                <text:p>-4.08851179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1.2372952947">
                <text:p>-1.2372952947</text:p>
              </table:table-cell>
              <table:table-cell office:value-type="float" office:value="-4.00189488291">
                <text:p>-4.00189488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624584091166">
                <text:p>-0.624584091166</text:p>
              </table:table-cell>
              <table:table-cell office:value-type="float" office:value="-2.70142253944">
                <text:p>-2.70142253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682360028732">
                <text:p>-0.682360028732</text:p>
              </table:table-cell>
              <table:table-cell office:value-type="float" office:value="-4.08984185201">
                <text:p>-4.08984185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.01735094335">
                <text:p>-1.01735094335</text:p>
              </table:table-cell>
              <table:table-cell office:value-type="float" office:value="-3.01852613301">
                <text:p>-3.01852613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1.22476496368">
                <text:p>-1.22476496368</text:p>
              </table:table-cell>
              <table:table-cell office:value-type="float" office:value="-3.04478107801">
                <text:p>-3.04478107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1.09996334034">
                <text:p>-1.09996334034</text:p>
              </table:table-cell>
              <table:table-cell office:value-type="float" office:value="-3.99880108668">
                <text:p>-3.99880108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1.39930345028">
                <text:p>-1.39930345028</text:p>
              </table:table-cell>
              <table:table-cell office:value-type="float" office:value="-4.15454528439">
                <text:p>-4.15454528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1.47169769463">
                <text:p>-1.47169769463</text:p>
              </table:table-cell>
              <table:table-cell office:value-type="float" office:value="-3.67480187143">
                <text:p>-3.6748018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928960293881">
                <text:p>-0.928960293881</text:p>
              </table:table-cell>
              <table:table-cell office:value-type="float" office:value="-2.95315961413">
                <text:p>-2.9531596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1.2298789414">
                <text:p>-1.2298789414</text:p>
              </table:table-cell>
              <table:table-cell office:value-type="float" office:value="-3.16947630606">
                <text:p>-3.16947630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1.12482522894">
                <text:p>-1.12482522894</text:p>
              </table:table-cell>
              <table:table-cell office:value-type="float" office:value="-2.83402456151">
                <text:p>-2.83402456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400940633433">
                <text:p>-0.400940633433</text:p>
              </table:table-cell>
              <table:table-cell office:value-type="float" office:value="-2.85321013756">
                <text:p>-2.85321013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.68009934798">
                <text:p>-1.68009934798</text:p>
              </table:table-cell>
              <table:table-cell office:value-type="float" office:value="-3.36676681281">
                <text:p>-3.36676681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928110351269">
                <text:p>-0.928110351269</text:p>
              </table:table-cell>
              <table:table-cell office:value-type="float" office:value="-2.86596221851">
                <text:p>-2.86596221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1.22123556092">
                <text:p>-1.22123556092</text:p>
              </table:table-cell>
              <table:table-cell office:value-type="float" office:value="-2.85877774852">
                <text:p>-2.85877774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597427566283">
                <text:p>-0.597427566283</text:p>
              </table:table-cell>
              <table:table-cell office:value-type="float" office:value="-3.98943475696">
                <text:p>-3.98943475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208794641626">
                <text:p>0.0208794641626</text:p>
              </table:table-cell>
              <table:table-cell office:value-type="float" office:value="-3.75906989889">
                <text:p>-3.75906989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708539985896">
                <text:p>-0.708539985896</text:p>
              </table:table-cell>
              <table:table-cell office:value-type="float" office:value="-4.19315435231">
                <text:p>-4.19315435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627654068513">
                <text:p>-0.627654068513</text:p>
              </table:table-cell>
              <table:table-cell office:value-type="float" office:value="-4.22390494781">
                <text:p>-4.22390494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549694228034">
                <text:p>-0.0549694228034</text:p>
              </table:table-cell>
              <table:table-cell office:value-type="float" office:value="-3.5348450487">
                <text:p>-3.5348450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1.16960941518">
                <text:p>-1.16960941518</text:p>
              </table:table-cell>
              <table:table-cell office:value-type="float" office:value="-3.90729324446">
                <text:p>-3.90729324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.2637342402">
                <text:p>-1.2637342402</text:p>
              </table:table-cell>
              <table:table-cell office:value-type="float" office:value="-3.23565337094">
                <text:p>-3.23565337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568280105186">
                <text:p>0.00568280105186</text:p>
              </table:table-cell>
              <table:table-cell office:value-type="float" office:value="-3.43699742162">
                <text:p>-3.43699742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1.44406818203">
                <text:p>-1.44406818203</text:p>
              </table:table-cell>
              <table:table-cell office:value-type="float" office:value="-3.3785545086">
                <text:p>-3.3785545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258348222587">
                <text:p>-0.258348222587</text:p>
              </table:table-cell>
              <table:table-cell office:value-type="float" office:value="-3.50662532076">
                <text:p>-3.50662532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257694605283">
                <text:p>-0.257694605283</text:p>
              </table:table-cell>
              <table:table-cell office:value-type="float" office:value="-3.96463164347">
                <text:p>-3.96463164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242379241143">
                <text:p>-0.242379241143</text:p>
              </table:table-cell>
              <table:table-cell office:value-type="float" office:value="-3.43035304163">
                <text:p>-3.43035304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986982811734">
                <text:p>-0.986982811734</text:p>
              </table:table-cell>
              <table:table-cell office:value-type="float" office:value="-2.90128517763">
                <text:p>-2.90128517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.07296081209">
                <text:p>-1.07296081209</text:p>
              </table:table-cell>
              <table:table-cell office:value-type="float" office:value="-4.30950951296">
                <text:p>-4.3095095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.14996318128">
                <text:p>-1.14996318128</text:p>
              </table:table-cell>
              <table:table-cell office:value-type="float" office:value="-2.63455543042">
                <text:p>-2.63455543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811498265551">
                <text:p>-0.811498265551</text:p>
              </table:table-cell>
              <table:table-cell office:value-type="float" office:value="-2.76350470423">
                <text:p>-2.76350470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234973736255">
                <text:p>0.0234973736255</text:p>
              </table:table-cell>
              <table:table-cell office:value-type="float" office:value="-3.14233055053">
                <text:p>-3.14233055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.15121759912">
                <text:p>-1.15121759912</text:p>
              </table:table-cell>
              <table:table-cell office:value-type="float" office:value="-3.92736387939">
                <text:p>-3.92736387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427320538957">
                <text:p>-0.427320538957</text:p>
              </table:table-cell>
              <table:table-cell office:value-type="float" office:value="-2.88476674972">
                <text:p>-2.8847667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574346157979">
                <text:p>-0.574346157979</text:p>
              </table:table-cell>
              <table:table-cell office:value-type="float" office:value="-2.77717446412">
                <text:p>-2.77717446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.08635761909">
                <text:p>-1.08635761909</text:p>
              </table:table-cell>
              <table:table-cell office:value-type="float" office:value="-4.02059323477">
                <text:p>-4.02059323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256012441764">
                <text:p>-0.256012441764</text:p>
              </table:table-cell>
              <table:table-cell office:value-type="float" office:value="-3.71961514654">
                <text:p>-3.71961514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.13432531774">
                <text:p>-1.13432531774</text:p>
              </table:table-cell>
              <table:table-cell office:value-type="float" office:value="-4.20417580269">
                <text:p>-4.20417580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903874361934">
                <text:p>-0.0903874361934</text:p>
              </table:table-cell>
              <table:table-cell office:value-type="float" office:value="-3.95902998697">
                <text:p>-3.95902998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.07261943984">
                <text:p>-1.07261943984</text:p>
              </table:table-cell>
              <table:table-cell office:value-type="float" office:value="-2.86262715693">
                <text:p>-2.86262715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.3348610743">
                <text:p>-1.3348610743</text:p>
              </table:table-cell>
              <table:table-cell office:value-type="float" office:value="-3.19648045417">
                <text:p>-3.19648045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42344905187">
                <text:p>-0.42344905187</text:p>
              </table:table-cell>
              <table:table-cell office:value-type="float" office:value="-4.30886319353">
                <text:p>-4.30886319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.11571086648">
                <text:p>-1.11571086648</text:p>
              </table:table-cell>
              <table:table-cell office:value-type="float" office:value="-3.99960894578">
                <text:p>-3.99960894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.51262167321">
                <text:p>-1.51262167321</text:p>
              </table:table-cell>
              <table:table-cell office:value-type="float" office:value="-3.71626310295">
                <text:p>-3.71626310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.34341244203">
                <text:p>-1.34341244203</text:p>
              </table:table-cell>
              <table:table-cell office:value-type="float" office:value="-4.28576573083">
                <text:p>-4.28576573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876754286736">
                <text:p>-0.876754286736</text:p>
              </table:table-cell>
              <table:table-cell office:value-type="float" office:value="-2.73024107594">
                <text:p>-2.73024107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.32133687819">
                <text:p>-1.32133687819</text:p>
              </table:table-cell>
              <table:table-cell office:value-type="float" office:value="-3.66151643714">
                <text:p>-3.66151643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.28903279527">
                <text:p>-1.28903279527</text:p>
              </table:table-cell>
              <table:table-cell office:value-type="float" office:value="-3.97893897669">
                <text:p>-3.97893897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.02208342382">
                <text:p>-1.02208342382</text:p>
              </table:table-cell>
              <table:table-cell office:value-type="float" office:value="-4.22682399832">
                <text:p>-4.22682399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304936286388">
                <text:p>-0.304936286388</text:p>
              </table:table-cell>
              <table:table-cell office:value-type="float" office:value="-3.2905357546">
                <text:p>-3.2905357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311345001793">
                <text:p>-0.311345001793</text:p>
              </table:table-cell>
              <table:table-cell office:value-type="float" office:value="-2.89221723237">
                <text:p>-2.89221723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108399457834">
                <text:p>-0.108399457834</text:p>
              </table:table-cell>
              <table:table-cell office:value-type="float" office:value="-3.62049639457">
                <text:p>-3.62049639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.57358695381">
                <text:p>-1.57358695381</text:p>
              </table:table-cell>
              <table:table-cell office:value-type="float" office:value="-3.33625667343">
                <text:p>-3.33625667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499813260364">
                <text:p>-0.499813260364</text:p>
              </table:table-cell>
              <table:table-cell office:value-type="float" office:value="-2.96474941179">
                <text:p>-2.96474941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.48082031794">
                <text:p>-1.48082031794</text:p>
              </table:table-cell>
              <table:table-cell office:value-type="float" office:value="-2.97606650385">
                <text:p>-2.97606650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77544854072">
                <text:p>-0.77544854072</text:p>
              </table:table-cell>
              <table:table-cell office:value-type="float" office:value="-2.68163688477">
                <text:p>-2.68163688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417259458465">
                <text:p>-0.417259458465</text:p>
              </table:table-cell>
              <table:table-cell office:value-type="float" office:value="-4.06421629098">
                <text:p>-4.06421629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598407604928">
                <text:p>-0.598407604928</text:p>
              </table:table-cell>
              <table:table-cell office:value-type="float" office:value="-4.44135847465">
                <text:p>-4.44135847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.59864038924">
                <text:p>-1.59864038924</text:p>
              </table:table-cell>
              <table:table-cell office:value-type="float" office:value="-3.41274476026">
                <text:p>-3.41274476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.22133911465">
                <text:p>-1.22133911465</text:p>
              </table:table-cell>
              <table:table-cell office:value-type="float" office:value="-3.80209443957">
                <text:p>-3.80209443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562452255549">
                <text:p>-0.562452255549</text:p>
              </table:table-cell>
              <table:table-cell office:value-type="float" office:value="-4.21359919521">
                <text:p>-4.21359919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.3391206629">
                <text:p>-1.3391206629</text:p>
              </table:table-cell>
              <table:table-cell office:value-type="float" office:value="-3.42183410934">
                <text:p>-3.42183410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.6532041513">
                <text:p>-1.6532041513</text:p>
              </table:table-cell>
              <table:table-cell office:value-type="float" office:value="-3.44641860502">
                <text:p>-3.44641860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130568397594">
                <text:p>-0.130568397594</text:p>
              </table:table-cell>
              <table:table-cell office:value-type="float" office:value="-3.39223675649">
                <text:p>-3.39223675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326448765778">
                <text:p>-0.326448765778</text:p>
              </table:table-cell>
              <table:table-cell office:value-type="float" office:value="-4.24384325552">
                <text:p>-4.24384325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670137148891">
                <text:p>-0.670137148891</text:p>
              </table:table-cell>
              <table:table-cell office:value-type="float" office:value="-2.95691367141">
                <text:p>-2.9569136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.46013897634">
                <text:p>-1.46013897634</text:p>
              </table:table-cell>
              <table:table-cell office:value-type="float" office:value="-3.79088222215">
                <text:p>-3.79088222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7512792617">
                <text:p>-0.7512792617</text:p>
              </table:table-cell>
              <table:table-cell office:value-type="float" office:value="-2.97387213018">
                <text:p>-2.9738721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215995468071">
                <text:p>-0.215995468071</text:p>
              </table:table-cell>
              <table:table-cell office:value-type="float" office:value="-3.92970255667">
                <text:p>-3.92970255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.65001482558">
                <text:p>-1.65001482558</text:p>
              </table:table-cell>
              <table:table-cell office:value-type="float" office:value="-3.6114174152">
                <text:p>-3.6114174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657169468656">
                <text:p>-0.657169468656</text:p>
              </table:table-cell>
              <table:table-cell office:value-type="float" office:value="-2.67350682389">
                <text:p>-2.67350682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0752405525946">
                <text:p>-0.0752405525946</text:p>
              </table:table-cell>
              <table:table-cell office:value-type="float" office:value="-3.54709506313">
                <text:p>-3.54709506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688392183371">
                <text:p>-0.688392183371</text:p>
              </table:table-cell>
              <table:table-cell office:value-type="float" office:value="-2.79040749302">
                <text:p>-2.7904074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37037181782">
                <text:p>-0.37037181782</text:p>
              </table:table-cell>
              <table:table-cell office:value-type="float" office:value="-3.24757545853">
                <text:p>-3.24757545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707174114514">
                <text:p>-0.707174114514</text:p>
              </table:table-cell>
              <table:table-cell office:value-type="float" office:value="-2.83875172863">
                <text:p>-2.83875172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102470499458">
                <text:p>-0.102470499458</text:p>
              </table:table-cell>
              <table:table-cell office:value-type="float" office:value="-4.10332089353">
                <text:p>-4.10332089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0224444576896">
                <text:p>-0.0224444576896</text:p>
              </table:table-cell>
              <table:table-cell office:value-type="float" office:value="-3.19496878718">
                <text:p>-3.19496878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574549883709">
                <text:p>-0.574549883709</text:p>
              </table:table-cell>
              <table:table-cell office:value-type="float" office:value="-4.33242479915">
                <text:p>-4.33242479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.26788013973">
                <text:p>-1.26788013973</text:p>
              </table:table-cell>
              <table:table-cell office:value-type="float" office:value="-4.35749523736">
                <text:p>-4.35749523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.2805044178">
                <text:p>-1.2805044178</text:p>
              </table:table-cell>
              <table:table-cell office:value-type="float" office:value="-2.71040867805">
                <text:p>-2.71040867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049188076809">
                <text:p>-0.049188076809</text:p>
              </table:table-cell>
              <table:table-cell office:value-type="float" office:value="-3.25082503676">
                <text:p>-3.2508250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.27224060782">
                <text:p>-1.27224060782</text:p>
              </table:table-cell>
              <table:table-cell office:value-type="float" office:value="-3.18013966038">
                <text:p>-3.18013966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216868733902">
                <text:p>-0.216868733902</text:p>
              </table:table-cell>
              <table:table-cell office:value-type="float" office:value="-3.11872664438">
                <text:p>-3.11872664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.07846483918">
                <text:p>-1.07846483918</text:p>
              </table:table-cell>
              <table:table-cell office:value-type="float" office:value="-3.00413880159">
                <text:p>-3.00413880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846556487007">
                <text:p>-0.846556487007</text:p>
              </table:table-cell>
              <table:table-cell office:value-type="float" office:value="-2.5191401267">
                <text:p>-2.519140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123784998959">
                <text:p>-0.123784998959</text:p>
              </table:table-cell>
              <table:table-cell office:value-type="float" office:value="-3.69553560375">
                <text:p>-3.6955356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468153369804">
                <text:p>-0.0468153369804</text:p>
              </table:table-cell>
              <table:table-cell office:value-type="float" office:value="-4.12729822894">
                <text:p>-4.12729822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185169254499">
                <text:p>-0.185169254499</text:p>
              </table:table-cell>
              <table:table-cell office:value-type="float" office:value="-3.08861687117">
                <text:p>-3.08861687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.51852588922">
                <text:p>-1.51852588922</text:p>
              </table:table-cell>
              <table:table-cell office:value-type="float" office:value="-3.31561155085">
                <text:p>-3.31561155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04051800833">
                <text:p>0.104051800833</text:p>
              </table:table-cell>
              <table:table-cell office:value-type="float" office:value="-3.37805819792">
                <text:p>-3.37805819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.40214188667">
                <text:p>-1.40214188667</text:p>
              </table:table-cell>
              <table:table-cell office:value-type="float" office:value="-3.72769173191">
                <text:p>-3.72769173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798908785471">
                <text:p>-0.798908785471</text:p>
              </table:table-cell>
              <table:table-cell office:value-type="float" office:value="-4.45396257895">
                <text:p>-4.45396257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933225450629">
                <text:p>0.0933225450629</text:p>
              </table:table-cell>
              <table:table-cell office:value-type="float" office:value="-3.47862637429">
                <text:p>-3.47862637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837425315766">
                <text:p>-0.837425315766</text:p>
              </table:table-cell>
              <table:table-cell office:value-type="float" office:value="-4.16784883285">
                <text:p>-4.16784883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899720025978">
                <text:p>-0.899720025978</text:p>
              </table:table-cell>
              <table:table-cell office:value-type="float" office:value="-4.11403191537">
                <text:p>-4.11403191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.3476942057">
                <text:p>-1.3476942057</text:p>
              </table:table-cell>
              <table:table-cell office:value-type="float" office:value="-4.17425210009">
                <text:p>-4.17425210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425070412022">
                <text:p>-0.425070412022</text:p>
              </table:table-cell>
              <table:table-cell office:value-type="float" office:value="-2.81853019249">
                <text:p>-2.81853019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195257248764">
                <text:p>-0.195257248764</text:p>
              </table:table-cell>
              <table:table-cell office:value-type="float" office:value="-3.37184833721">
                <text:p>-3.37184833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.32361339675">
                <text:p>-1.32361339675</text:p>
              </table:table-cell>
              <table:table-cell office:value-type="float" office:value="-3.91972337984">
                <text:p>-3.91972337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28393003958">
                <text:p>0.128393003958</text:p>
              </table:table-cell>
              <table:table-cell office:value-type="float" office:value="-3.48212592496">
                <text:p>-3.48212592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.14440553419">
                <text:p>-1.14440553419</text:p>
              </table:table-cell>
              <table:table-cell office:value-type="float" office:value="-3.95393873083">
                <text:p>-3.95393873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266209750982">
                <text:p>-0.266209750982</text:p>
              </table:table-cell>
              <table:table-cell office:value-type="float" office:value="-3.86092345292">
                <text:p>-3.86092345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.63076721122">
                <text:p>-1.63076721122</text:p>
              </table:table-cell>
              <table:table-cell office:value-type="float" office:value="-3.59299822743">
                <text:p>-3.59299822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403442478297">
                <text:p>-0.403442478297</text:p>
              </table:table-cell>
              <table:table-cell office:value-type="float" office:value="-2.89796609337">
                <text:p>-2.89796609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288584660771">
                <text:p>-0.288584660771</text:p>
              </table:table-cell>
              <table:table-cell office:value-type="float" office:value="-2.97808627101">
                <text:p>-2.97808627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499181935023">
                <text:p>-0.499181935023</text:p>
              </table:table-cell>
              <table:table-cell office:value-type="float" office:value="-3.07810837815">
                <text:p>-3.07810837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649594568319">
                <text:p>-0.649594568319</text:p>
              </table:table-cell>
              <table:table-cell office:value-type="float" office:value="-4.06580092235">
                <text:p>-4.06580092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510424977438">
                <text:p>-0.510424977438</text:p>
              </table:table-cell>
              <table:table-cell office:value-type="float" office:value="-2.55934038007">
                <text:p>-2.55934038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641620316656">
                <text:p>-0.641620316656</text:p>
              </table:table-cell>
              <table:table-cell office:value-type="float" office:value="-2.81091132869">
                <text:p>-2.81091132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.35178629904">
                <text:p>-1.35178629904</text:p>
              </table:table-cell>
              <table:table-cell office:value-type="float" office:value="-3.6776537538">
                <text:p>-3.6776537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863590025546">
                <text:p>-0.863590025546</text:p>
              </table:table-cell>
              <table:table-cell office:value-type="float" office:value="-4.465779194">
                <text:p>-4.465779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.04697109046">
                <text:p>-1.04697109046</text:p>
              </table:table-cell>
              <table:table-cell office:value-type="float" office:value="-2.98168628057">
                <text:p>-2.98168628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637403395103">
                <text:p>-0.637403395103</text:p>
              </table:table-cell>
              <table:table-cell office:value-type="float" office:value="-2.9384996739">
                <text:p>-2.9384996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.28965066106">
                <text:p>-1.28965066106</text:p>
              </table:table-cell>
              <table:table-cell office:value-type="float" office:value="-3.65894921426">
                <text:p>-3.6589492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761476083987">
                <text:p>-0.761476083987</text:p>
              </table:table-cell>
              <table:table-cell office:value-type="float" office:value="-4.39824111373">
                <text:p>-4.39824111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.74910499806">
                <text:p>-1.74910499806</text:p>
              </table:table-cell>
              <table:table-cell office:value-type="float" office:value="-3.38831291875">
                <text:p>-3.3883129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1.17744932199">
                <text:p>-1.17744932199</text:p>
              </table:table-cell>
              <table:table-cell office:value-type="float" office:value="-3.18812725403">
                <text:p>-3.18812725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832438381751">
                <text:p>-0.832438381751</text:p>
              </table:table-cell>
              <table:table-cell office:value-type="float" office:value="-4.28942673641">
                <text:p>-4.28942673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456406995814">
                <text:p>0.0456406995814</text:p>
              </table:table-cell>
              <table:table-cell office:value-type="float" office:value="-3.70806419206">
                <text:p>-3.70806419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.26309678629">
                <text:p>-1.26309678629</text:p>
              </table:table-cell>
              <table:table-cell office:value-type="float" office:value="-3.86873366353">
                <text:p>-3.86873366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63733002343">
                <text:p>-0.63733002343</text:p>
              </table:table-cell>
              <table:table-cell office:value-type="float" office:value="-2.92008723182">
                <text:p>-2.92008723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.16144830635">
                <text:p>-1.16144830635</text:p>
              </table:table-cell>
              <table:table-cell office:value-type="float" office:value="-4.14268420517">
                <text:p>-4.14268420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139681311755">
                <text:p>-0.139681311755</text:p>
              </table:table-cell>
              <table:table-cell office:value-type="float" office:value="-4.0403184148">
                <text:p>-4.0403184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.49399181979">
                <text:p>-1.49399181979</text:p>
              </table:table-cell>
              <table:table-cell office:value-type="float" office:value="-3.60950527033">
                <text:p>-3.60950527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.13000672885">
                <text:p>-1.13000672885</text:p>
              </table:table-cell>
              <table:table-cell office:value-type="float" office:value="-3.01117907464">
                <text:p>-3.01117907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.39358387178">
                <text:p>-1.39358387178</text:p>
              </table:table-cell>
              <table:table-cell office:value-type="float" office:value="-4.17310561587">
                <text:p>-4.17310561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.72513436163">
                <text:p>-1.72513436163</text:p>
              </table:table-cell>
              <table:table-cell office:value-type="float" office:value="-3.647039686">
                <text:p>-3.647039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99319910652">
                <text:p>-0.99319910652</text:p>
              </table:table-cell>
              <table:table-cell office:value-type="float" office:value="-4.36112750761">
                <text:p>-4.36112750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219879055678">
                <text:p>-0.219879055678</text:p>
              </table:table-cell>
              <table:table-cell office:value-type="float" office:value="-3.36096737588">
                <text:p>-3.36096737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347293274461">
                <text:p>-0.347293274461</text:p>
              </table:table-cell>
              <table:table-cell office:value-type="float" office:value="-4.19595364762">
                <text:p>-4.19595364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773760198699">
                <text:p>-0.773760198699</text:p>
              </table:table-cell>
              <table:table-cell office:value-type="float" office:value="-2.60242360916">
                <text:p>-2.60242360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89749017621">
                <text:p>0.189749017621</text:p>
              </table:table-cell>
              <table:table-cell office:value-type="float" office:value="-3.56385540281">
                <text:p>-3.56385540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596200450225">
                <text:p>-0.596200450225</text:p>
              </table:table-cell>
              <table:table-cell office:value-type="float" office:value="-2.61350846514">
                <text:p>-2.61350846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.75786455103">
                <text:p>-1.75786455103</text:p>
              </table:table-cell>
              <table:table-cell office:value-type="float" office:value="-3.75418254803">
                <text:p>-3.75418254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678913967644">
                <text:p>-0.678913967644</text:p>
              </table:table-cell>
              <table:table-cell office:value-type="float" office:value="-4.39719296832">
                <text:p>-4.39719296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.13087824637">
                <text:p>-1.13087824637</text:p>
              </table:table-cell>
              <table:table-cell office:value-type="float" office:value="-4.00380133084">
                <text:p>-4.00380133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.50811008298">
                <text:p>-1.50811008298</text:p>
              </table:table-cell>
              <table:table-cell office:value-type="float" office:value="-3.01146134724">
                <text:p>-3.01146134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585374192351">
                <text:p>-0.585374192351</text:p>
              </table:table-cell>
              <table:table-cell office:value-type="float" office:value="-3.01367120581">
                <text:p>-3.01367120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.48585751062">
                <text:p>-1.48585751062</text:p>
              </table:table-cell>
              <table:table-cell office:value-type="float" office:value="-3.64951519574">
                <text:p>-3.64951519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158932669091">
                <text:p>-0.158932669091</text:p>
              </table:table-cell>
              <table:table-cell office:value-type="float" office:value="-3.18296463679">
                <text:p>-3.18296463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.29588580269">
                <text:p>-1.29588580269</text:p>
              </table:table-cell>
              <table:table-cell office:value-type="float" office:value="-3.88188993658">
                <text:p>-3.88188993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.13673438583">
                <text:p>-1.13673438583</text:p>
              </table:table-cell>
              <table:table-cell office:value-type="float" office:value="-4.05976969711">
                <text:p>-4.05976969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671401395694">
                <text:p>-0.671401395694</text:p>
              </table:table-cell>
              <table:table-cell office:value-type="float" office:value="-2.85704960332">
                <text:p>-2.85704960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644135054401">
                <text:p>-0.644135054401</text:p>
              </table:table-cell>
              <table:table-cell office:value-type="float" office:value="-2.74386387664">
                <text:p>-2.7438638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771721486023">
                <text:p>-0.771721486023</text:p>
              </table:table-cell>
              <table:table-cell office:value-type="float" office:value="-4.13985823971">
                <text:p>-4.13985823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59990642135">
                <text:p>0.159990642135</text:p>
              </table:table-cell>
              <table:table-cell office:value-type="float" office:value="-3.79070110362">
                <text:p>-3.79070110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232223946167">
                <text:p>-0.232223946167</text:p>
              </table:table-cell>
              <table:table-cell office:value-type="float" office:value="-2.84921875572">
                <text:p>-2.84921875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424450769622">
                <text:p>0.0424450769622</text:p>
              </table:table-cell>
              <table:table-cell office:value-type="float" office:value="-3.68832494055">
                <text:p>-3.68832494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395358392221">
                <text:p>0.0395358392221</text:p>
              </table:table-cell>
              <table:table-cell office:value-type="float" office:value="-3.2633925698">
                <text:p>-3.2633925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615096700829">
                <text:p>-0.615096700829</text:p>
              </table:table-cell>
              <table:table-cell office:value-type="float" office:value="-4.00149735305">
                <text:p>-4.00149735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910159290562">
                <text:p>-0.910159290562</text:p>
              </table:table-cell>
              <table:table-cell office:value-type="float" office:value="-4.16063018096">
                <text:p>-4.1606301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43847539486">
                <text:p>-0.43847539486</text:p>
              </table:table-cell>
              <table:table-cell office:value-type="float" office:value="-4.22685136587">
                <text:p>-4.22685136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232614571647">
                <text:p>0.0232614571647</text:p>
              </table:table-cell>
              <table:table-cell office:value-type="float" office:value="-3.92901084687">
                <text:p>-3.92901084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404009565491">
                <text:p>-0.404009565491</text:p>
              </table:table-cell>
              <table:table-cell office:value-type="float" office:value="-3.88186396795">
                <text:p>-3.88186396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238131568528">
                <text:p>-0.238131568528</text:p>
              </table:table-cell>
              <table:table-cell office:value-type="float" office:value="-3.78408253595">
                <text:p>-3.78408253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.3581493371">
                <text:p>-1.3581493371</text:p>
              </table:table-cell>
              <table:table-cell office:value-type="float" office:value="-3.81189420063">
                <text:p>-3.81189420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246247134611">
                <text:p>-0.246247134611</text:p>
              </table:table-cell>
              <table:table-cell office:value-type="float" office:value="-3.91023848239">
                <text:p>-3.91023848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658898079378">
                <text:p>-0.658898079378</text:p>
              </table:table-cell>
              <table:table-cell office:value-type="float" office:value="-2.90447078075">
                <text:p>-2.90447078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1.2075458202">
                <text:p>-1.2075458202</text:p>
              </table:table-cell>
              <table:table-cell office:value-type="float" office:value="-3.17892352401">
                <text:p>-3.17892352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1.24982883315">
                <text:p>-1.24982883315</text:p>
              </table:table-cell>
              <table:table-cell office:value-type="float" office:value="-3.05971252232">
                <text:p>-3.05971252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310747105036">
                <text:p>-0.310747105036</text:p>
              </table:table-cell>
              <table:table-cell office:value-type="float" office:value="-4.16418338799">
                <text:p>-4.16418338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.45790733233">
                <text:p>-1.45790733233</text:p>
              </table:table-cell>
              <table:table-cell office:value-type="float" office:value="-3.44591062696">
                <text:p>-3.44591062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189112169005">
                <text:p>-0.189112169005</text:p>
              </table:table-cell>
              <table:table-cell office:value-type="float" office:value="-3.01842556629">
                <text:p>-3.01842556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833148012403">
                <text:p>-0.833148012403</text:p>
              </table:table-cell>
              <table:table-cell office:value-type="float" office:value="-2.70131817816">
                <text:p>-2.70131817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863725420634">
                <text:p>-0.863725420634</text:p>
              </table:table-cell>
              <table:table-cell office:value-type="float" office:value="-2.99740285969">
                <text:p>-2.99740285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726169812877">
                <text:p>-0.726169812877</text:p>
              </table:table-cell>
              <table:table-cell office:value-type="float" office:value="-4.17141008395">
                <text:p>-4.17141008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562978489311">
                <text:p>-0.562978489311</text:p>
              </table:table-cell>
              <table:table-cell office:value-type="float" office:value="-2.56013288614">
                <text:p>-2.56013288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4540357004">
                <text:p>-0.4540357004</text:p>
              </table:table-cell>
              <table:table-cell office:value-type="float" office:value="-2.58744031167">
                <text:p>-2.58744031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688300224981">
                <text:p>-0.688300224981</text:p>
              </table:table-cell>
              <table:table-cell office:value-type="float" office:value="-2.78773689895">
                <text:p>-2.78773689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340643948249">
                <text:p>-0.340643948249</text:p>
              </table:table-cell>
              <table:table-cell office:value-type="float" office:value="-3.76481262607">
                <text:p>-3.76481262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874255266671">
                <text:p>-0.874255266671</text:p>
              </table:table-cell>
              <table:table-cell office:value-type="float" office:value="-2.71406889962">
                <text:p>-2.71406889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.25529324039">
                <text:p>-1.25529324039</text:p>
              </table:table-cell>
              <table:table-cell office:value-type="float" office:value="-3.88851330031">
                <text:p>-3.88851330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433667655326">
                <text:p>0.0433667655326</text:p>
              </table:table-cell>
              <table:table-cell office:value-type="float" office:value="-4.02759114103">
                <text:p>-4.0275911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.60209413621">
                <text:p>-1.60209413621</text:p>
              </table:table-cell>
              <table:table-cell office:value-type="float" office:value="-3.77659005088">
                <text:p>-3.77659005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1.52178262563">
                <text:p>-1.52178262563</text:p>
              </table:table-cell>
              <table:table-cell office:value-type="float" office:value="-3.95839799911">
                <text:p>-3.95839799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1.57316788316">
                <text:p>-1.57316788316</text:p>
              </table:table-cell>
              <table:table-cell office:value-type="float" office:value="-3.48666631645">
                <text:p>-3.48666631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1.62643313583">
                <text:p>-1.62643313583</text:p>
              </table:table-cell>
              <table:table-cell office:value-type="float" office:value="-3.57474794761">
                <text:p>-3.57474794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1.49378948706">
                <text:p>-1.49378948706</text:p>
              </table:table-cell>
              <table:table-cell office:value-type="float" office:value="-3.73027184502">
                <text:p>-3.73027184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.18829360168">
                <text:p>-1.18829360168</text:p>
              </table:table-cell>
              <table:table-cell office:value-type="float" office:value="-2.74653144347">
                <text:p>-2.74653144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408370288682">
                <text:p>-0.408370288682</text:p>
              </table:table-cell>
              <table:table-cell office:value-type="float" office:value="-4.10361024817">
                <text:p>-4.10361024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892376953448">
                <text:p>-0.892376953448</text:p>
              </table:table-cell>
              <table:table-cell office:value-type="float" office:value="-4.34619654345">
                <text:p>-4.34619654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214036628139">
                <text:p>-0.214036628139</text:p>
              </table:table-cell>
              <table:table-cell office:value-type="float" office:value="-3.67445389375">
                <text:p>-3.6744538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38242376217">
                <text:p>-0.38242376217</text:p>
              </table:table-cell>
              <table:table-cell office:value-type="float" office:value="-3.82544376256">
                <text:p>-3.82544376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1.64441907615">
                <text:p>-1.64441907615</text:p>
              </table:table-cell>
              <table:table-cell office:value-type="float" office:value="-3.23713008723">
                <text:p>-3.23713008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973966396342">
                <text:p>-0.973966396342</text:p>
              </table:table-cell>
              <table:table-cell office:value-type="float" office:value="-4.21277072906">
                <text:p>-4.21277072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1.40745011213">
                <text:p>-1.40745011213</text:p>
              </table:table-cell>
              <table:table-cell office:value-type="float" office:value="-3.50011460574">
                <text:p>-3.50011460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0084727310698">
                <text:p>-0.0084727310698</text:p>
              </table:table-cell>
              <table:table-cell office:value-type="float" office:value="-3.22027994823">
                <text:p>-3.22027994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899739958125">
                <text:p>-0.899739958125</text:p>
              </table:table-cell>
              <table:table-cell office:value-type="float" office:value="-2.83259966588">
                <text:p>-2.8325996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96636367809">
                <text:p>0.196636367809</text:p>
              </table:table-cell>
              <table:table-cell office:value-type="float" office:value="-3.47398274704">
                <text:p>-3.47398274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1.35309555702">
                <text:p>-1.35309555702</text:p>
              </table:table-cell>
              <table:table-cell office:value-type="float" office:value="-4.08830319048">
                <text:p>-4.08830319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699783136835">
                <text:p>-0.699783136835</text:p>
              </table:table-cell>
              <table:table-cell office:value-type="float" office:value="-2.72127329865">
                <text:p>-2.72127329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.5440445715">
                <text:p>-1.5440445715</text:p>
              </table:table-cell>
              <table:table-cell office:value-type="float" office:value="-3.88645766671">
                <text:p>-3.88645766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1.5313322315">
                <text:p>-1.5313322315</text:p>
              </table:table-cell>
              <table:table-cell office:value-type="float" office:value="-3.03840046569">
                <text:p>-3.03840046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1.65841506695">
                <text:p>-1.65841506695</text:p>
              </table:table-cell>
              <table:table-cell office:value-type="float" office:value="-3.74923576271">
                <text:p>-3.74923576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659760102574">
                <text:p>-0.659760102574</text:p>
              </table:table-cell>
              <table:table-cell office:value-type="float" office:value="-2.83768282847">
                <text:p>-2.83768282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1.76504617602">
                <text:p>-1.76504617602</text:p>
              </table:table-cell>
              <table:table-cell office:value-type="float" office:value="-3.74489008061">
                <text:p>-3.74489008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263171983847">
                <text:p>-0.263171983847</text:p>
              </table:table-cell>
              <table:table-cell office:value-type="float" office:value="-3.41998988782">
                <text:p>-3.41998988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.06830489101">
                <text:p>-1.06830489101</text:p>
              </table:table-cell>
              <table:table-cell office:value-type="float" office:value="-4.11938227508">
                <text:p>-4.11938227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413287061277">
                <text:p>-0.413287061277</text:p>
              </table:table-cell>
              <table:table-cell office:value-type="float" office:value="-2.60042030765">
                <text:p>-2.60042030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.38601010918">
                <text:p>-1.38601010918</text:p>
              </table:table-cell>
              <table:table-cell office:value-type="float" office:value="-2.80385974306">
                <text:p>-2.80385974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740328507448">
                <text:p>-0.740328507448</text:p>
              </table:table-cell>
              <table:table-cell office:value-type="float" office:value="-4.1606498406">
                <text:p>-4.1606498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948062126952">
                <text:p>-0.948062126952</text:p>
              </table:table-cell>
              <table:table-cell office:value-type="float" office:value="-2.67704839721">
                <text:p>-2.67704839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1998283331">
                <text:p>-0.1998283331</text:p>
              </table:table-cell>
              <table:table-cell office:value-type="float" office:value="-3.36655276441">
                <text:p>-3.36655276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.51125836593">
                <text:p>-1.51125836593</text:p>
              </table:table-cell>
              <table:table-cell office:value-type="float" office:value="-3.59538613425">
                <text:p>-3.59538613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873063337784">
                <text:p>-0.873063337784</text:p>
              </table:table-cell>
              <table:table-cell office:value-type="float" office:value="-2.6516268981">
                <text:p>-2.6516268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276411857401">
                <text:p>-0.276411857401</text:p>
              </table:table-cell>
              <table:table-cell office:value-type="float" office:value="-3.57753808864">
                <text:p>-3.57753808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458928922157">
                <text:p>-0.458928922157</text:p>
              </table:table-cell>
              <table:table-cell office:value-type="float" office:value="-3.02640004655">
                <text:p>-3.02640004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143855098525">
                <text:p>-0.143855098525</text:p>
              </table:table-cell>
              <table:table-cell office:value-type="float" office:value="-3.22493674773">
                <text:p>-3.22493674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258753958964">
                <text:p>-0.258753958964</text:p>
              </table:table-cell>
              <table:table-cell office:value-type="float" office:value="-3.5480744299">
                <text:p>-3.5480744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.63906325899">
                <text:p>-1.63906325899</text:p>
              </table:table-cell>
              <table:table-cell office:value-type="float" office:value="-3.02171707035">
                <text:p>-3.02171707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.29102047222">
                <text:p>-1.29102047222</text:p>
              </table:table-cell>
              <table:table-cell office:value-type="float" office:value="-3.39396418601">
                <text:p>-3.39396418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.37225648956">
                <text:p>-1.37225648956</text:p>
              </table:table-cell>
              <table:table-cell office:value-type="float" office:value="-4.03001716188">
                <text:p>-4.03001716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520405879051">
                <text:p>-0.520405879051</text:p>
              </table:table-cell>
              <table:table-cell office:value-type="float" office:value="-2.92258449928">
                <text:p>-2.92258449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.43553807306">
                <text:p>-1.43553807306</text:p>
              </table:table-cell>
              <table:table-cell office:value-type="float" office:value="-3.16432746095">
                <text:p>-3.16432746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.13759258961">
                <text:p>-1.13759258961</text:p>
              </table:table-cell>
              <table:table-cell office:value-type="float" office:value="-4.00513924051">
                <text:p>-4.0051392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.49597719785">
                <text:p>-1.49597719785</text:p>
              </table:table-cell>
              <table:table-cell office:value-type="float" office:value="-4.20560965086">
                <text:p>-4.20560965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.29207510062">
                <text:p>-1.29207510062</text:p>
              </table:table-cell>
              <table:table-cell office:value-type="float" office:value="-3.83055388174">
                <text:p>-3.83055388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478450678452">
                <text:p>-0.478450678452</text:p>
              </table:table-cell>
              <table:table-cell office:value-type="float" office:value="-4.08167690464">
                <text:p>-4.08167690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57659098617">
                <text:p>-0.57659098617</text:p>
              </table:table-cell>
              <table:table-cell office:value-type="float" office:value="-2.8098194867">
                <text:p>-2.8098194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0434105318044">
                <text:p>-0.0434105318044</text:p>
              </table:table-cell>
              <table:table-cell office:value-type="float" office:value="-3.94607039887">
                <text:p>-3.94607039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.55257724071">
                <text:p>-1.55257724071</text:p>
              </table:table-cell>
              <table:table-cell office:value-type="float" office:value="-3.08626390682">
                <text:p>-3.08626390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0460173529883">
                <text:p>-0.0460173529883</text:p>
              </table:table-cell>
              <table:table-cell office:value-type="float" office:value="-3.3131008953">
                <text:p>-3.3131008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616637543824">
                <text:p>-0.616637543824</text:p>
              </table:table-cell>
              <table:table-cell office:value-type="float" office:value="-2.54485932046">
                <text:p>-2.5448593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0949182595713">
                <text:p>-0.0949182595713</text:p>
              </table:table-cell>
              <table:table-cell office:value-type="float" office:value="-3.97843286995">
                <text:p>-3.97843286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1.36673839698">
                <text:p>-1.36673839698</text:p>
              </table:table-cell>
              <table:table-cell office:value-type="float" office:value="-3.60450202353">
                <text:p>-3.60450202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0.935041512272">
                <text:p>-0.935041512272</text:p>
              </table:table-cell>
              <table:table-cell office:value-type="float" office:value="-2.95878558211">
                <text:p>-2.95878558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107632080961">
                <text:p>-0.107632080961</text:p>
              </table:table-cell>
              <table:table-cell office:value-type="float" office:value="-2.92564732801">
                <text:p>-2.92564732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400289122584">
                <text:p>-0.400289122584</text:p>
              </table:table-cell>
              <table:table-cell office:value-type="float" office:value="-2.81586286536">
                <text:p>-2.81586286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0447472007882">
                <text:p>-0.0447472007882</text:p>
              </table:table-cell>
              <table:table-cell office:value-type="float" office:value="-4.16223118324">
                <text:p>-4.16223118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.42233501237">
                <text:p>-1.42233501237</text:p>
              </table:table-cell>
              <table:table-cell office:value-type="float" office:value="-3.09287604359">
                <text:p>-3.09287604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1.06053561896">
                <text:p>-1.06053561896</text:p>
              </table:table-cell>
              <table:table-cell office:value-type="float" office:value="-4.14703224942">
                <text:p>-4.14703224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.26594521841">
                <text:p>-1.26594521841</text:p>
              </table:table-cell>
              <table:table-cell office:value-type="float" office:value="-3.01519114167">
                <text:p>-3.0151911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207560447262">
                <text:p>-0.207560447262</text:p>
              </table:table-cell>
              <table:table-cell office:value-type="float" office:value="-2.98614195215">
                <text:p>-2.98614195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0.278305999498">
                <text:p>-0.278305999498</text:p>
              </table:table-cell>
              <table:table-cell office:value-type="float" office:value="-3.93028926298">
                <text:p>-3.93028926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.44293930538">
                <text:p>-1.44293930538</text:p>
              </table:table-cell>
              <table:table-cell office:value-type="float" office:value="-3.87561848737">
                <text:p>-3.87561848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767805301014">
                <text:p>-0.767805301014</text:p>
              </table:table-cell>
              <table:table-cell office:value-type="float" office:value="-2.97005227646">
                <text:p>-2.97005227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596266600117">
                <text:p>-0.596266600117</text:p>
              </table:table-cell>
              <table:table-cell office:value-type="float" office:value="-4.18976179173">
                <text:p>-4.18976179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0.0723724433317">
                <text:p>-0.0723724433317</text:p>
              </table:table-cell>
              <table:table-cell office:value-type="float" office:value="-3.74794411196">
                <text:p>-3.74794411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1.13343403914">
                <text:p>-1.13343403914</text:p>
              </table:table-cell>
              <table:table-cell office:value-type="float" office:value="-4.1703552325">
                <text:p>-4.1703552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0.16661131237">
                <text:p>-0.16661131237</text:p>
              </table:table-cell>
              <table:table-cell office:value-type="float" office:value="-3.76797952085">
                <text:p>-3.76797952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1.53362752609">
                <text:p>-1.53362752609</text:p>
              </table:table-cell>
              <table:table-cell office:value-type="float" office:value="-3.46035417411">
                <text:p>-3.46035417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1.12383723021">
                <text:p>-1.12383723021</text:p>
              </table:table-cell>
              <table:table-cell office:value-type="float" office:value="-4.38020076937">
                <text:p>-4.38020076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331454451306">
                <text:p>-0.331454451306</text:p>
              </table:table-cell>
              <table:table-cell office:value-type="float" office:value="-3.90333891103">
                <text:p>-3.9033389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1.67261436297">
                <text:p>-1.67261436297</text:p>
              </table:table-cell>
              <table:table-cell office:value-type="float" office:value="-3.88716486593">
                <text:p>-3.88716486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892495487646">
                <text:p>-0.892495487646</text:p>
              </table:table-cell>
              <table:table-cell office:value-type="float" office:value="-4.1000981007">
                <text:p>-4.100098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159283445969">
                <text:p>0.159283445969</text:p>
              </table:table-cell>
              <table:table-cell office:value-type="float" office:value="-3.7268543265">
                <text:p>-3.7268543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1.39851923793">
                <text:p>-1.39851923793</text:p>
              </table:table-cell>
              <table:table-cell office:value-type="float" office:value="-3.23265319316">
                <text:p>-3.23265319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1.27533853546">
                <text:p>-1.27533853546</text:p>
              </table:table-cell>
              <table:table-cell office:value-type="float" office:value="-3.19961603094">
                <text:p>-3.19961603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1.18347882773">
                <text:p>-1.18347882773</text:p>
              </table:table-cell>
              <table:table-cell office:value-type="float" office:value="-4.28211871918">
                <text:p>-4.28211871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1.39776128139">
                <text:p>-1.39776128139</text:p>
              </table:table-cell>
              <table:table-cell office:value-type="float" office:value="-3.4061560009">
                <text:p>-3.4061560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0.468928955497">
                <text:p>-0.468928955497</text:p>
              </table:table-cell>
              <table:table-cell office:value-type="float" office:value="-2.8370119495">
                <text:p>-2.8370119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0.262199633595">
                <text:p>-0.262199633595</text:p>
              </table:table-cell>
              <table:table-cell office:value-type="float" office:value="-3.5903757878">
                <text:p>-3.5903757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1.54246347318">
                <text:p>-1.54246347318</text:p>
              </table:table-cell>
              <table:table-cell office:value-type="float" office:value="-3.40041049487">
                <text:p>-3.40041049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0.207738806013">
                <text:p>-0.207738806013</text:p>
              </table:table-cell>
              <table:table-cell office:value-type="float" office:value="-3.25839752581">
                <text:p>-3.2583975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0.682196909231">
                <text:p>-0.682196909231</text:p>
              </table:table-cell>
              <table:table-cell office:value-type="float" office:value="-2.57308913252">
                <text:p>-2.57308913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0.242775610606">
                <text:p>-0.242775610606</text:p>
              </table:table-cell>
              <table:table-cell office:value-type="float" office:value="-3.41224849162">
                <text:p>-3.41224849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1.48371308395">
                <text:p>-1.48371308395</text:p>
              </table:table-cell>
              <table:table-cell office:value-type="float" office:value="-3.25447800618">
                <text:p>-3.25447800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781294698336">
                <text:p>-0.781294698336</text:p>
              </table:table-cell>
              <table:table-cell office:value-type="float" office:value="-4.10320820899">
                <text:p>-4.10320820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0.285305384839">
                <text:p>-0.285305384839</text:p>
              </table:table-cell>
              <table:table-cell office:value-type="float" office:value="-3.37417168492">
                <text:p>-3.37417168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0.973964967891">
                <text:p>-0.973964967891</text:p>
              </table:table-cell>
              <table:table-cell office:value-type="float" office:value="-4.07665879805">
                <text:p>-4.07665879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1.51887595553">
                <text:p>-1.51887595553</text:p>
              </table:table-cell>
              <table:table-cell office:value-type="float" office:value="-3.258414344">
                <text:p>-3.258414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1.317237402">
                <text:p>-1.317237402</text:p>
              </table:table-cell>
              <table:table-cell office:value-type="float" office:value="-3.02770133162">
                <text:p>-3.02770133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0.11089898528">
                <text:p>-0.11089898528</text:p>
              </table:table-cell>
              <table:table-cell office:value-type="float" office:value="-3.05366731621">
                <text:p>-3.05366731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1.36332094479">
                <text:p>-1.36332094479</text:p>
              </table:table-cell>
              <table:table-cell office:value-type="float" office:value="-3.89011666248">
                <text:p>-3.89011666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821583461154">
                <text:p>0.0821583461154</text:p>
              </table:table-cell>
              <table:table-cell office:value-type="float" office:value="-3.23361702247">
                <text:p>-3.23361702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0.184435474388">
                <text:p>-0.184435474388</text:p>
              </table:table-cell>
              <table:table-cell office:value-type="float" office:value="-4.07023606064">
                <text:p>-4.07023606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1.19188473789">
                <text:p>-1.19188473789</text:p>
              </table:table-cell>
              <table:table-cell office:value-type="float" office:value="-4.09588484294">
                <text:p>-4.09588484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1.60360385465">
                <text:p>-1.60360385465</text:p>
              </table:table-cell>
              <table:table-cell office:value-type="float" office:value="-3.52877968421">
                <text:p>-3.52877968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0.334679014375">
                <text:p>-0.334679014375</text:p>
              </table:table-cell>
              <table:table-cell office:value-type="float" office:value="-3.172068924">
                <text:p>-3.172068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0.826348501228">
                <text:p>-0.826348501228</text:p>
              </table:table-cell>
              <table:table-cell office:value-type="float" office:value="-4.38662895249">
                <text:p>-4.38662895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1.70871439993">
                <text:p>-1.70871439993</text:p>
              </table:table-cell>
              <table:table-cell office:value-type="float" office:value="-3.82227767164">
                <text:p>-3.82227767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1.07173861543">
                <text:p>-1.07173861543</text:p>
              </table:table-cell>
              <table:table-cell office:value-type="float" office:value="-3.98988712875">
                <text:p>-3.9898871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0.523908676037">
                <text:p>-0.523908676037</text:p>
              </table:table-cell>
              <table:table-cell office:value-type="float" office:value="-2.62910514056">
                <text:p>-2.6291051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1.52263386896">
                <text:p>-1.52263386896</text:p>
              </table:table-cell>
              <table:table-cell office:value-type="float" office:value="-3.10320808303">
                <text:p>-3.10320808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1.6896948504">
                <text:p>-1.6896948504</text:p>
              </table:table-cell>
              <table:table-cell office:value-type="float" office:value="-3.88738226261">
                <text:p>-3.88738226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1.08631827059">
                <text:p>-1.08631827059</text:p>
              </table:table-cell>
              <table:table-cell office:value-type="float" office:value="-3.01153413475">
                <text:p>-3.01153413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1.42519488971">
                <text:p>-1.42519488971</text:p>
              </table:table-cell>
              <table:table-cell office:value-type="float" office:value="-3.05749975116">
                <text:p>-3.05749975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0.320300625924">
                <text:p>-0.320300625924</text:p>
              </table:table-cell>
              <table:table-cell office:value-type="float" office:value="-2.66022976011">
                <text:p>-2.66022976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0.324225415655">
                <text:p>-0.324225415655</text:p>
              </table:table-cell>
              <table:table-cell office:value-type="float" office:value="-3.29307096985">
                <text:p>-3.2930709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1.33033264195">
                <text:p>-1.33033264195</text:p>
              </table:table-cell>
              <table:table-cell office:value-type="float" office:value="-4.27188313595">
                <text:p>-4.27188313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1.4457683117">
                <text:p>-1.4457683117</text:p>
              </table:table-cell>
              <table:table-cell office:value-type="float" office:value="-3.14393609823">
                <text:p>-3.14393609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0.556588911515">
                <text:p>-0.556588911515</text:p>
              </table:table-cell>
              <table:table-cell office:value-type="float" office:value="-2.89769061395">
                <text:p>-2.89769061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0.562437976993">
                <text:p>-0.562437976993</text:p>
              </table:table-cell>
              <table:table-cell office:value-type="float" office:value="-4.21500119751">
                <text:p>-4.21500119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1.19034432675">
                <text:p>-1.19034432675</text:p>
              </table:table-cell>
              <table:table-cell office:value-type="float" office:value="-4.16739675504">
                <text:p>-4.1673967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1.27787399115">
                <text:p>-1.27787399115</text:p>
              </table:table-cell>
              <table:table-cell office:value-type="float" office:value="-4.0367044498">
                <text:p>-4.0367044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0.64479727786">
                <text:p>-0.64479727786</text:p>
              </table:table-cell>
              <table:table-cell office:value-type="float" office:value="-4.32753123191">
                <text:p>-4.32753123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0.485836965906">
                <text:p>-0.485836965906</text:p>
              </table:table-cell>
              <table:table-cell office:value-type="float" office:value="-4.3865073007">
                <text:p>-4.3865073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0.270140883049">
                <text:p>-0.270140883049</text:p>
              </table:table-cell>
              <table:table-cell office:value-type="float" office:value="-2.78617110127">
                <text:p>-2.78617110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0.288716483024">
                <text:p>-0.288716483024</text:p>
              </table:table-cell>
              <table:table-cell office:value-type="float" office:value="-2.88676244759">
                <text:p>-2.88676244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0.0372927364954">
                <text:p>-0.0372927364954</text:p>
              </table:table-cell>
              <table:table-cell office:value-type="float" office:value="-3.43824952911">
                <text:p>-3.43824952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0.751459000976">
                <text:p>-0.751459000976</text:p>
              </table:table-cell>
              <table:table-cell office:value-type="float" office:value="-4.50809507799">
                <text:p>-4.50809507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1.20841980649">
                <text:p>-1.20841980649</text:p>
              </table:table-cell>
              <table:table-cell office:value-type="float" office:value="-2.93098449596">
                <text:p>-2.93098449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1.347184157">
                <text:p>-1.347184157</text:p>
              </table:table-cell>
              <table:table-cell office:value-type="float" office:value="-3.7216177853">
                <text:p>-3.7216177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0.881063251272">
                <text:p>-0.881063251272</text:p>
              </table:table-cell>
              <table:table-cell office:value-type="float" office:value="-4.0166198862">
                <text:p>-4.0166198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1.0125227076">
                <text:p>-1.0125227076</text:p>
              </table:table-cell>
              <table:table-cell office:value-type="float" office:value="-2.59565136489">
                <text:p>-2.59565136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0.0619986451964">
                <text:p>-0.0619986451964</text:p>
              </table:table-cell>
              <table:table-cell office:value-type="float" office:value="-2.95415235888">
                <text:p>-2.95415235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1.37132282485">
                <text:p>-1.37132282485</text:p>
              </table:table-cell>
              <table:table-cell office:value-type="float" office:value="-3.99354256792">
                <text:p>-3.99354256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0.720173886848">
                <text:p>-0.720173886848</text:p>
              </table:table-cell>
              <table:table-cell office:value-type="float" office:value="-2.70029826108">
                <text:p>-2.70029826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1.4495541872">
                <text:p>-1.4495541872</text:p>
              </table:table-cell>
              <table:table-cell office:value-type="float" office:value="-3.33115912257">
                <text:p>-3.33115912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0.975523047181">
                <text:p>-0.975523047181</text:p>
              </table:table-cell>
              <table:table-cell office:value-type="float" office:value="-4.23182042009">
                <text:p>-4.23182042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0.120173873799">
                <text:p>-0.120173873799</text:p>
              </table:table-cell>
              <table:table-cell office:value-type="float" office:value="-3.05559777369">
                <text:p>-3.05559777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1.09533733451">
                <text:p>-1.09533733451</text:p>
              </table:table-cell>
              <table:table-cell office:value-type="float" office:value="-4.11983012724">
                <text:p>-4.11983012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0.808438371457">
                <text:p>-0.808438371457</text:p>
              </table:table-cell>
              <table:table-cell office:value-type="float" office:value="-4.01951465914">
                <text:p>-4.01951465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1.52604745778">
                <text:p>-1.52604745778</text:p>
              </table:table-cell>
              <table:table-cell office:value-type="float" office:value="-3.56461380905">
                <text:p>-3.56461380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0.722348065243">
                <text:p>-0.722348065243</text:p>
              </table:table-cell>
              <table:table-cell office:value-type="float" office:value="-2.6394820592">
                <text:p>-2.63948205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